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_FonctionsMieuxTrierANantes.xml" manifest:media-type="text/xml"/>
  <manifest:file-entry manifest:full-path="Basic/Standard/A_DechetsFichesDocsCommentairesConseils.xml" manifest:media-type="text/xml"/>
  <manifest:file-entry manifest:full-path="Basic/Standard/script-lb.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Liberation Mono" svg:font-family="'Liberation Mono', 'Courier New', 'DejaVu Sans Mono'"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57cm"/>
    </style:style>
    <style:style style:name="co2" style:family="table-column">
      <style:table-column-properties fo:break-before="auto" style:column-width="4.006cm"/>
    </style:style>
    <style:style style:name="co3" style:family="table-column">
      <style:table-column-properties fo:break-before="auto" style:column-width="3.847cm"/>
    </style:style>
    <style:style style:name="co4" style:family="table-column">
      <style:table-column-properties fo:break-before="auto" style:column-width="2.859cm"/>
    </style:style>
    <style:style style:name="co5" style:family="table-column">
      <style:table-column-properties fo:break-before="auto" style:column-width="4.595cm"/>
    </style:style>
    <style:style style:name="co6" style:family="table-column">
      <style:table-column-properties fo:break-before="auto" style:column-width="4.325cm"/>
    </style:style>
    <style:style style:name="co7" style:family="table-column">
      <style:table-column-properties fo:break-before="auto" style:column-width="4.145cm"/>
    </style:style>
    <style:style style:name="co8" style:family="table-column">
      <style:table-column-properties fo:break-before="auto" style:column-width="2.741cm"/>
    </style:style>
    <style:style style:name="co9" style:family="table-column">
      <style:table-column-properties fo:break-before="auto" style:column-width="3.189cm"/>
    </style:style>
    <style:style style:name="co10" style:family="table-column">
      <style:table-column-properties fo:break-before="auto" style:column-width="2.258cm"/>
    </style:style>
    <style:style style:name="co11" style:family="table-column">
      <style:table-column-properties fo:break-before="auto" style:column-width="6.629cm"/>
    </style:style>
    <style:style style:name="co12" style:family="table-column">
      <style:table-column-properties fo:break-before="auto" style:column-width="6.923cm"/>
    </style:style>
    <style:style style:name="co13" style:family="table-column">
      <style:table-column-properties fo:break-before="auto" style:column-width="5.311cm"/>
    </style:style>
    <style:style style:name="co14" style:family="table-column">
      <style:table-column-properties fo:break-before="auto" style:column-width="4.471cm"/>
    </style:style>
    <style:style style:name="co15" style:family="table-column">
      <style:table-column-properties fo:break-before="auto" style:column-width="4.994cm"/>
    </style:style>
    <style:style style:name="co16" style:family="table-column">
      <style:table-column-properties fo:break-before="auto" style:column-width="6.662cm"/>
    </style:style>
    <style:style style:name="co17" style:family="table-column">
      <style:table-column-properties fo:break-before="auto" style:column-width="7.281cm"/>
    </style:style>
    <style:style style:name="co18" style:family="table-column">
      <style:table-column-properties fo:break-before="auto" style:column-width="4.016cm"/>
    </style:style>
    <style:style style:name="co19" style:family="table-column">
      <style:table-column-properties fo:break-before="auto" style:column-width="10.929cm"/>
    </style:style>
    <style:style style:name="co20" style:family="table-column">
      <style:table-column-properties fo:break-before="auto" style:column-width="1.291cm"/>
    </style:style>
    <style:style style:name="co21" style:family="table-column">
      <style:table-column-properties fo:break-before="auto" style:column-width="2.267cm"/>
    </style:style>
    <style:style style:name="co22" style:family="table-column">
      <style:table-column-properties fo:break-before="auto" style:column-width="6.569cm"/>
    </style:style>
    <style:style style:name="co23" style:family="table-column">
      <style:table-column-properties fo:break-before="auto" style:column-width="3.431cm"/>
    </style:style>
    <style:style style:name="co24" style:family="table-column">
      <style:table-column-properties fo:break-before="auto" style:column-width="0.923cm"/>
    </style:style>
    <style:style style:name="co25" style:family="table-column">
      <style:table-column-properties fo:break-before="auto" style:column-width="8.075cm"/>
    </style:style>
    <style:style style:name="co26" style:family="table-column">
      <style:table-column-properties fo:break-before="auto" style:column-width="6.276cm"/>
    </style:style>
    <style:style style:name="co27" style:family="table-column">
      <style:table-column-properties fo:break-before="auto" style:column-width="6.202cm"/>
    </style:style>
    <style:style style:name="co28" style:family="table-column">
      <style:table-column-properties fo:break-before="auto" style:column-width="0.699cm"/>
    </style:style>
    <style:style style:name="co29" style:family="table-column">
      <style:table-column-properties fo:break-before="auto" style:column-width="3.161cm"/>
    </style:style>
    <style:style style:name="co30" style:family="table-column">
      <style:table-column-properties fo:break-before="auto" style:column-width="0.411cm"/>
    </style:style>
    <style:style style:name="co31" style:family="table-column">
      <style:table-column-properties fo:break-before="auto" style:column-width="1.014cm"/>
    </style:style>
    <style:style style:name="co32" style:family="table-column">
      <style:table-column-properties fo:break-before="auto" style:column-width="2.09cm"/>
    </style:style>
    <style:style style:name="co33" style:family="table-column">
      <style:table-column-properties fo:break-before="auto" style:column-width="0.594cm"/>
    </style:style>
    <style:style style:name="co34" style:family="table-column">
      <style:table-column-properties fo:break-before="auto" style:column-width="0.714cm"/>
    </style:style>
    <style:style style:name="co35" style:family="table-column">
      <style:table-column-properties fo:break-before="auto" style:column-width="0.684cm"/>
    </style:style>
    <style:style style:name="co36" style:family="table-column">
      <style:table-column-properties fo:break-before="auto" style:column-width="1.626cm"/>
    </style:style>
    <style:style style:name="co37" style:family="table-column">
      <style:table-column-properties fo:break-before="auto" style:column-width="1.065cm"/>
    </style:style>
    <style:style style:name="co38" style:family="table-column">
      <style:table-column-properties fo:break-before="auto" style:column-width="0.473cm"/>
    </style:style>
    <style:style style:name="co39" style:family="table-column">
      <style:table-column-properties fo:break-before="auto" style:column-width="1.293cm"/>
    </style:style>
    <style:style style:name="co40" style:family="table-column">
      <style:table-column-properties fo:break-before="auto" style:column-width="0.441cm"/>
    </style:style>
    <style:style style:name="co41" style:family="table-column">
      <style:table-column-properties fo:break-before="auto" style:column-width="3.175cm"/>
    </style:style>
    <style:style style:name="co42" style:family="table-column">
      <style:table-column-properties fo:break-before="auto" style:column-width="5.722cm"/>
    </style:style>
    <style:style style:name="co43" style:family="table-column">
      <style:table-column-properties fo:break-before="auto" style:column-width="9.537cm"/>
    </style:style>
    <style:style style:name="co44" style:family="table-column">
      <style:table-column-properties fo:break-before="auto" style:column-width="9.86cm"/>
    </style:style>
    <style:style style:name="co45" style:family="table-column">
      <style:table-column-properties fo:break-before="auto" style:column-width="9.529cm"/>
    </style:style>
    <style:style style:name="co46" style:family="table-column">
      <style:table-column-properties fo:break-before="auto" style:column-width="3.757cm"/>
    </style:style>
    <style:style style:name="co47" style:family="table-column">
      <style:table-column-properties fo:break-before="auto" style:column-width="9.92cm"/>
    </style:style>
    <style:style style:name="co48" style:family="table-column">
      <style:table-column-properties fo:break-before="auto" style:column-width="2.353cm"/>
    </style:style>
    <style:style style:name="co49" style:family="table-column">
      <style:table-column-properties fo:break-before="auto" style:column-width="4.646cm"/>
    </style:style>
    <style:style style:name="co50" style:family="table-column">
      <style:table-column-properties fo:break-before="auto" style:column-width="1.752cm"/>
    </style:style>
    <style:style style:name="co51" style:family="table-column">
      <style:table-column-properties fo:break-before="auto" style:column-width="0.891cm"/>
    </style:style>
    <style:style style:name="co52" style:family="table-column">
      <style:table-column-properties fo:break-before="auto" style:column-width="0.982cm"/>
    </style:style>
    <style:style style:name="co53" style:family="table-column">
      <style:table-column-properties fo:break-before="auto" style:column-width="2.305cm"/>
    </style:style>
    <style:style style:name="co54" style:family="table-column">
      <style:table-column-properties fo:break-before="auto" style:column-width="2.429cm"/>
    </style:style>
    <style:style style:name="co55" style:family="table-column">
      <style:table-column-properties fo:break-before="auto" style:column-width="1.967cm"/>
    </style:style>
    <style:style style:name="co56" style:family="table-column">
      <style:table-column-properties fo:break-before="auto" style:column-width="1.536cm"/>
    </style:style>
    <style:style style:name="co57" style:family="table-column">
      <style:table-column-properties fo:break-before="auto" style:column-width="1.321cm"/>
    </style:style>
    <style:style style:name="co58" style:family="table-column">
      <style:table-column-properties fo:break-before="auto" style:column-width="7.22cm"/>
    </style:style>
    <style:style style:name="co59" style:family="table-column">
      <style:table-column-properties fo:break-before="auto" style:column-width="10.947cm"/>
    </style:style>
    <style:style style:name="co60" style:family="table-column">
      <style:table-column-properties fo:break-before="auto" style:column-width="5.597cm"/>
    </style:style>
    <style:style style:name="co61" style:family="table-column">
      <style:table-column-properties fo:break-before="auto" style:column-width="25.912cm"/>
    </style:style>
    <style:style style:name="co62" style:family="table-column">
      <style:table-column-properties fo:break-before="auto" style:column-width="1.356cm"/>
    </style:style>
    <style:style style:name="co63" style:family="table-column">
      <style:table-column-properties fo:break-before="auto" style:column-width="2.776cm"/>
    </style:style>
    <style:style style:name="co64" style:family="table-column">
      <style:table-column-properties fo:break-before="auto" style:column-width="0.45cm"/>
    </style:style>
    <style:style style:name="co65" style:family="table-column">
      <style:table-column-properties fo:break-before="auto" style:column-width="8.146cm"/>
    </style:style>
    <style:style style:name="co66" style:family="table-column">
      <style:table-column-properties fo:break-before="auto" style:column-width="1cm"/>
    </style:style>
    <style:style style:name="co67" style:family="table-column">
      <style:table-column-properties fo:break-before="auto" style:column-width="4.406cm"/>
    </style:style>
    <style:style style:name="co68" style:family="table-column">
      <style:table-column-properties fo:break-before="auto" style:column-width="1.732cm"/>
    </style:style>
    <style:style style:name="co69" style:family="table-column">
      <style:table-column-properties fo:break-before="auto" style:column-width="4.212cm"/>
    </style:style>
    <style:style style:name="co70" style:family="table-column">
      <style:table-column-properties fo:break-before="auto" style:column-width="4.29cm"/>
    </style:style>
    <style:style style:name="co71" style:family="table-column">
      <style:table-column-properties fo:break-before="auto" style:column-width="11.227cm"/>
    </style:style>
    <style:style style:name="co72" style:family="table-column">
      <style:table-column-properties fo:break-before="auto" style:column-width="6.904cm"/>
    </style:style>
    <style:style style:name="co73" style:family="table-column">
      <style:table-column-properties fo:break-before="auto" style:column-width="14.767cm"/>
    </style:style>
    <style:style style:name="co74" style:family="table-column">
      <style:table-column-properties fo:break-before="auto" style:column-width="7.537cm"/>
    </style:style>
    <style:style style:name="co75" style:family="table-column">
      <style:table-column-properties fo:break-before="auto" style:column-width="0.476cm"/>
    </style:style>
    <style:style style:name="co76" style:family="table-column">
      <style:table-column-properties fo:break-before="auto" style:column-width="0.506cm"/>
    </style:style>
    <style:style style:name="co77" style:family="table-column">
      <style:table-column-properties fo:break-before="auto" style:column-width="1.353cm"/>
    </style:style>
    <style:style style:name="co78" style:family="table-column">
      <style:table-column-properties fo:break-before="auto" style:column-width="1.138cm"/>
    </style:style>
    <style:style style:name="co79" style:family="table-column">
      <style:table-column-properties fo:break-before="auto" style:column-width="1.506cm"/>
    </style:style>
    <style:style style:name="co80" style:family="table-column">
      <style:table-column-properties fo:break-before="auto" style:column-width="1.475cm"/>
    </style:style>
    <style:style style:name="co81" style:family="table-column">
      <style:table-column-properties fo:break-before="auto" style:column-width="0.277cm"/>
    </style:style>
    <style:style style:name="co82" style:family="table-column">
      <style:table-column-properties fo:break-before="auto" style:column-width="0.388cm"/>
    </style:style>
    <style:style style:name="co83" style:family="table-column">
      <style:table-column-properties fo:break-before="auto" style:column-width="0.36cm"/>
    </style:style>
    <style:style style:name="co84" style:family="table-column">
      <style:table-column-properties fo:break-before="auto" style:column-width="0.526cm"/>
    </style:style>
    <style:style style:name="co85" style:family="table-column">
      <style:table-column-properties fo:break-before="auto" style:column-width="0.559cm"/>
    </style:style>
    <style:style style:name="co86" style:family="table-column">
      <style:table-column-properties fo:break-before="auto" style:column-width="0.67cm"/>
    </style:style>
    <style:style style:name="co87" style:family="table-column">
      <style:table-column-properties fo:break-before="auto" style:column-width="3.953cm"/>
    </style:style>
    <style:style style:name="co88" style:family="table-column">
      <style:table-column-properties fo:break-before="auto" style:column-width="4.942cm"/>
    </style:style>
    <style:style style:name="co89" style:family="table-column">
      <style:table-column-properties fo:break-before="auto" style:column-width="4.004cm"/>
    </style:style>
    <style:style style:name="co90" style:family="table-column">
      <style:table-column-properties fo:break-before="auto" style:column-width="1.993cm"/>
    </style:style>
    <style:style style:name="co91" style:family="table-column">
      <style:table-column-properties fo:break-before="auto" style:column-width="2.279cm"/>
    </style:style>
    <style:style style:name="co92" style:family="table-column">
      <style:table-column-properties fo:break-before="auto" style:column-width="14.148cm"/>
    </style:style>
    <style:style style:name="co93" style:family="table-column">
      <style:table-column-properties fo:break-before="auto" style:column-width="15.84cm"/>
    </style:style>
    <style:style style:name="co94" style:family="table-column">
      <style:table-column-properties fo:break-before="auto" style:column-width="4.128cm"/>
    </style:style>
    <style:style style:name="co95" style:family="table-column">
      <style:table-column-properties fo:break-before="auto" style:column-width="2.508cm"/>
    </style:style>
    <style:style style:name="co96" style:family="table-column">
      <style:table-column-properties fo:break-before="auto" style:column-width="4.413cm"/>
    </style:style>
    <style:style style:name="co97" style:family="table-column">
      <style:table-column-properties fo:break-before="auto" style:column-width="6.727cm"/>
    </style:style>
    <style:style style:name="co98" style:family="table-column">
      <style:table-column-properties fo:break-before="auto" style:column-width="0.799cm"/>
    </style:style>
    <style:style style:name="co99" style:family="table-column">
      <style:table-column-properties fo:break-before="auto" style:column-width="0.829cm"/>
    </style:style>
    <style:style style:name="co100" style:family="table-column">
      <style:table-column-properties fo:break-before="auto" style:column-width="0.669cm"/>
    </style:style>
    <style:style style:name="co101" style:family="table-column">
      <style:table-column-properties fo:break-before="auto" style:column-width="10.426cm"/>
    </style:style>
    <style:style style:name="co102" style:family="table-column">
      <style:table-column-properties fo:break-before="auto" style:column-width="0.43cm"/>
    </style:style>
    <style:style style:name="co103" style:family="table-column">
      <style:table-column-properties fo:break-before="auto" style:column-width="1.076cm"/>
    </style:style>
    <style:style style:name="co104" style:family="table-column">
      <style:table-column-properties fo:break-before="auto" style:column-width="1.044cm"/>
    </style:style>
    <style:style style:name="co105" style:family="table-column">
      <style:table-column-properties fo:break-before="auto" style:column-width="1.845cm"/>
    </style:style>
    <style:style style:name="co106" style:family="table-column">
      <style:table-column-properties fo:break-before="auto" style:column-width="1.413cm"/>
    </style:style>
    <style:style style:name="co107" style:family="table-column">
      <style:table-column-properties fo:break-before="auto" style:column-width="0.676cm"/>
    </style:style>
    <style:style style:name="co108" style:family="table-column">
      <style:table-column-properties fo:break-before="auto" style:column-width="0.767cm"/>
    </style:style>
    <style:style style:name="co109" style:family="table-column">
      <style:table-column-properties fo:break-before="auto" style:column-width="0.614cm"/>
    </style:style>
    <style:style style:name="co110" style:family="table-column">
      <style:table-column-properties fo:break-before="auto" style:column-width="0.552cm"/>
    </style:style>
    <style:style style:name="co111" style:family="table-column">
      <style:table-column-properties fo:break-before="auto" style:column-width="0.445cm"/>
    </style:style>
    <style:style style:name="co112" style:family="table-column">
      <style:table-column-properties fo:break-before="auto" style:column-width="4.396cm"/>
    </style:style>
    <style:style style:name="co113" style:family="table-column">
      <style:table-column-properties fo:break-before="auto" style:column-width="3.995cm"/>
    </style:style>
    <style:style style:name="co114" style:family="table-column">
      <style:table-column-properties fo:break-before="auto" style:column-width="11.342cm"/>
    </style:style>
    <style:style style:name="co115" style:family="table-column">
      <style:table-column-properties fo:break-before="auto" style:column-width="4.498cm"/>
    </style:style>
    <style:style style:name="co116" style:family="table-column">
      <style:table-column-properties fo:break-before="auto" style:column-width="2.094cm"/>
    </style:style>
    <style:style style:name="co117" style:family="table-column">
      <style:table-column-properties fo:break-before="auto" style:column-width="2.344cm"/>
    </style:style>
    <style:style style:name="co118" style:family="table-column">
      <style:table-column-properties fo:break-before="auto" style:column-width="2.369cm"/>
    </style:style>
    <style:style style:name="co119" style:family="table-column">
      <style:table-column-properties fo:break-before="auto" style:column-width="3.261cm"/>
    </style:style>
    <style:style style:name="co120" style:family="table-column">
      <style:table-column-properties fo:break-before="auto" style:column-width="5.943cm"/>
    </style:style>
    <style:style style:name="co121" style:family="table-column">
      <style:table-column-properties fo:break-before="auto" style:column-width="2.953cm"/>
    </style:style>
    <style:style style:name="co122" style:family="table-column">
      <style:table-column-properties fo:break-before="auto" style:column-width="0.549cm"/>
    </style:style>
    <style:style style:name="co123" style:family="table-column">
      <style:table-column-properties fo:break-before="auto" style:column-width="6.048cm"/>
    </style:style>
    <style:style style:name="co124" style:family="table-column">
      <style:table-column-properties fo:break-before="auto" style:column-width="1.986cm"/>
    </style:style>
    <style:style style:name="co125" style:family="table-column">
      <style:table-column-properties fo:break-before="auto" style:column-width="0.847cm"/>
    </style:style>
    <style:style style:name="co126" style:family="table-column">
      <style:table-column-properties fo:break-before="auto" style:column-width="0.755cm"/>
    </style:style>
    <style:style style:name="co127" style:family="table-column">
      <style:table-column-properties fo:break-before="auto" style:column-width="1.378cm"/>
    </style:style>
    <style:style style:name="co128" style:family="table-column">
      <style:table-column-properties fo:break-before="auto" style:column-width="4.011cm"/>
    </style:style>
    <style:style style:name="co129" style:family="table-column">
      <style:table-column-properties fo:break-before="auto" style:column-width="1.03cm"/>
    </style:style>
    <style:style style:name="co130" style:family="table-column">
      <style:table-column-properties fo:break-before="auto" style:column-width="0.893cm"/>
    </style:style>
    <style:style style:name="co131" style:family="table-column">
      <style:table-column-properties fo:break-before="auto" style:column-width="0.995cm"/>
    </style:style>
    <style:style style:name="co132" style:family="table-column">
      <style:table-column-properties fo:break-before="auto" style:column-width="0.57cm"/>
    </style:style>
    <style:style style:name="co133" style:family="table-column">
      <style:table-column-properties fo:break-before="auto" style:column-width="0.88cm"/>
    </style:style>
    <style:style style:name="co134" style:family="table-column">
      <style:table-column-properties fo:break-before="auto" style:column-width="0.503cm"/>
    </style:style>
    <style:style style:name="co135" style:family="table-column">
      <style:table-column-properties fo:break-before="auto" style:column-width="4.868cm"/>
    </style:style>
    <style:style style:name="co136" style:family="table-column">
      <style:table-column-properties fo:break-before="auto" style:column-width="12.822cm"/>
    </style:style>
    <style:style style:name="co137" style:family="table-column">
      <style:table-column-properties fo:break-before="auto" style:column-width="10.977cm"/>
    </style:style>
    <style:style style:name="co138" style:family="table-column">
      <style:table-column-properties fo:break-before="auto" style:column-width="9.788cm"/>
    </style:style>
    <style:style style:name="co139" style:family="table-column">
      <style:table-column-properties fo:break-before="auto" style:column-width="2.766cm"/>
    </style:style>
    <style:style style:name="co140" style:family="table-column">
      <style:table-column-properties fo:break-before="auto" style:column-width="2.499cm"/>
    </style:style>
    <style:style style:name="co141" style:family="table-column">
      <style:table-column-properties fo:break-before="auto" style:column-width="1.824cm"/>
    </style:style>
    <style:style style:name="co142" style:family="table-column">
      <style:table-column-properties fo:break-before="auto" style:column-width="5.205cm"/>
    </style:style>
    <style:style style:name="co143" style:family="table-column">
      <style:table-column-properties fo:break-before="auto" style:column-width="9.04cm"/>
    </style:style>
    <style:style style:name="co144" style:family="table-column">
      <style:table-column-properties fo:break-before="auto" style:column-width="2.921cm"/>
    </style:style>
    <style:style style:name="co145" style:family="table-column">
      <style:table-column-properties fo:break-before="auto" style:column-width="13.531cm"/>
    </style:style>
    <style:style style:name="co146" style:family="table-column">
      <style:table-column-properties fo:break-before="auto" style:column-width="5.45cm"/>
    </style:style>
    <style:style style:name="co147" style:family="table-column">
      <style:table-column-properties fo:break-before="auto" style:column-width="2.99cm"/>
    </style:style>
    <style:style style:name="co148" style:family="table-column">
      <style:table-column-properties fo:break-before="auto" style:column-width="8.243cm"/>
    </style:style>
    <style:style style:name="co149" style:family="table-column">
      <style:table-column-properties fo:break-before="auto" style:column-width="5.272cm"/>
    </style:style>
    <style:style style:name="co150" style:family="table-column">
      <style:table-column-properties fo:break-before="auto" style:column-width="7.855cm"/>
    </style:style>
    <style:style style:name="co151" style:family="table-column">
      <style:table-column-properties fo:break-before="auto" style:column-width="0.499cm"/>
    </style:style>
    <style:style style:name="co152" style:family="table-column">
      <style:table-column-properties fo:break-before="auto" style:column-width="3.404cm"/>
    </style:style>
    <style:style style:name="co153" style:family="table-column">
      <style:table-column-properties fo:break-before="auto" style:column-width="4.68cm"/>
    </style:style>
    <style:style style:name="co154" style:family="table-column">
      <style:table-column-properties fo:break-before="auto" style:column-width="0.824cm"/>
    </style:style>
    <style:style style:name="co155" style:family="table-column">
      <style:table-column-properties fo:break-before="auto" style:column-width="0.788cm"/>
    </style:style>
    <style:style style:name="co156" style:family="table-column">
      <style:table-column-properties fo:break-before="auto" style:column-width="1.441cm"/>
    </style:style>
    <style:style style:name="co157" style:family="table-column">
      <style:table-column-properties fo:break-before="auto" style:column-width="1.201cm"/>
    </style:style>
    <style:style style:name="co158" style:family="table-column">
      <style:table-column-properties fo:break-before="auto" style:column-width="1.235cm"/>
    </style:style>
    <style:style style:name="co159" style:family="table-column">
      <style:table-column-properties fo:break-before="auto" style:column-width="0.404cm"/>
    </style:style>
    <style:style style:name="co160" style:family="table-column">
      <style:table-column-properties fo:break-before="auto" style:column-width="0.39cm"/>
    </style:style>
    <style:style style:name="co161" style:family="table-column">
      <style:table-column-properties fo:break-before="auto" style:column-width="1.616cm"/>
    </style:style>
    <style:style style:name="co162" style:family="table-column">
      <style:table-column-properties fo:break-before="auto" style:column-width="0.416cm"/>
    </style:style>
    <style:style style:name="co163" style:family="table-column">
      <style:table-column-properties fo:break-before="auto" style:column-width="1.289cm"/>
    </style:style>
    <style:style style:name="co164" style:family="table-column">
      <style:table-column-properties fo:break-before="auto" style:column-width="0.383cm"/>
    </style:style>
    <style:style style:name="co165" style:family="table-column">
      <style:table-column-properties fo:break-before="auto" style:column-width="6.853cm"/>
    </style:style>
    <style:style style:name="co166" style:family="table-column">
      <style:table-column-properties fo:break-before="auto" style:column-width="6.779cm"/>
    </style:style>
    <style:style style:name="co167" style:family="table-column">
      <style:table-column-properties fo:break-before="auto" style:column-width="6.705cm"/>
    </style:style>
    <style:style style:name="co168" style:family="table-column">
      <style:table-column-properties fo:break-before="auto" style:column-width="8.105cm"/>
    </style:style>
    <style:style style:name="co169" style:family="table-column">
      <style:table-column-properties fo:break-before="auto" style:column-width="1.997cm"/>
    </style:style>
    <style:style style:name="co170" style:family="table-column">
      <style:table-column-properties fo:break-before="auto" style:column-width="15.33cm"/>
    </style:style>
    <style:style style:name="co171" style:family="table-column">
      <style:table-column-properties fo:break-before="auto" style:column-width="11.733cm"/>
    </style:style>
    <style:style style:name="co172" style:family="table-column">
      <style:table-column-properties fo:break-before="auto" style:column-width="9.463cm"/>
    </style:style>
    <style:style style:name="co173" style:family="table-column">
      <style:table-column-properties fo:break-before="auto" style:column-width="5.426cm"/>
    </style:style>
    <style:style style:name="co174" style:family="table-column">
      <style:table-column-properties fo:break-before="auto" style:column-width="4.542cm"/>
    </style:style>
    <style:style style:name="co175" style:family="table-column">
      <style:table-column-properties fo:break-before="auto" style:column-width="6.371cm"/>
    </style:style>
    <style:style style:name="co176" style:family="table-column">
      <style:table-column-properties fo:break-before="auto" style:column-width="7.096cm"/>
    </style:style>
    <style:style style:name="co177" style:family="table-column">
      <style:table-column-properties fo:break-before="auto" style:column-width="6.454cm"/>
    </style:style>
    <style:style style:name="co178" style:family="table-column">
      <style:table-column-properties fo:break-before="auto" style:column-width="2.88cm"/>
    </style:style>
    <style:style style:name="co179" style:family="table-column">
      <style:table-column-properties fo:break-before="auto" style:column-width="10.156cm"/>
    </style:style>
    <style:style style:name="co180" style:family="table-column">
      <style:table-column-properties fo:break-before="auto" style:column-width="3.103cm"/>
    </style:style>
    <style:style style:name="co181" style:family="table-column">
      <style:table-column-properties fo:break-before="auto" style:column-width="12.166cm"/>
    </style:style>
    <style:style style:name="co182" style:family="table-column">
      <style:table-column-properties fo:break-before="auto" style:column-width="18.433cm"/>
    </style:style>
    <style:style style:name="ro1" style:family="table-row">
      <style:table-row-properties style:row-height="0.487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1cm" fo:break-before="auto" style:use-optimal-row-height="false"/>
    </style:style>
    <style:style style:name="ro4" style:family="table-row">
      <style:table-row-properties style:row-height="2.06cm" fo:break-before="auto" style:use-optimal-row-height="true"/>
    </style:style>
    <style:style style:name="ro5" style:family="table-row">
      <style:table-row-properties style:row-height="1.252cm" fo:break-before="auto" style:use-optimal-row-height="true"/>
    </style:style>
    <style:style style:name="ro6" style:family="table-row">
      <style:table-row-properties style:row-height="0.452cm" fo:break-before="auto" style:use-optimal-row-height="false"/>
    </style:style>
    <style:style style:name="ro7" style:family="table-row">
      <style:table-row-properties style:row-height="3.441cm" fo:break-before="auto" style:use-optimal-row-height="true"/>
    </style:style>
    <style:style style:name="ro8" style:family="table-row">
      <style:table-row-properties style:row-height="0.804cm" fo:break-before="auto" style:use-optimal-row-height="false"/>
    </style:style>
    <style:style style:name="ro9" style:family="table-row">
      <style:table-row-properties style:row-height="0.496cm" fo:break-before="auto" style:use-optimal-row-height="false"/>
    </style:style>
    <style:style style:name="ro10" style:family="table-row">
      <style:table-row-properties style:row-height="5.715cm" fo:break-before="auto" style:use-optimal-row-height="true"/>
    </style:style>
    <style:style style:name="ro11" style:family="table-row">
      <style:table-row-properties style:row-height="6.927cm" fo:break-before="auto" style:use-optimal-row-height="true"/>
    </style:style>
    <style:style style:name="ro12" style:family="table-row">
      <style:table-row-properties style:row-height="4.717cm" fo:break-before="auto" style:use-optimal-row-height="true"/>
    </style:style>
    <style:style style:name="ro13" style:family="table-row">
      <style:table-row-properties style:row-height="0.848cm" fo:break-before="auto" style:use-optimal-row-height="true"/>
    </style:style>
    <style:style style:name="ro14" style:family="table-row">
      <style:table-row-properties style:row-height="0.452cm" fo:break-before="auto" style:use-optimal-row-height="true"/>
    </style:style>
    <style:style style:name="ro15" style:family="table-row">
      <style:table-row-properties style:row-height="0.45cm" fo:break-before="auto" style:use-optimal-row-height="false"/>
    </style:style>
    <style:style style:name="ro16" style:family="table-row">
      <style:table-row-properties style:row-height="4.08cm" fo:break-before="auto" style:use-optimal-row-height="true"/>
    </style:style>
    <style:style style:name="ro17" style:family="table-row">
      <style:table-row-properties style:row-height="1.656cm" fo:break-before="auto" style:use-optimal-row-height="true"/>
    </style:style>
    <style:style style:name="ro18" style:family="table-row">
      <style:table-row-properties style:row-height="0.893cm" fo:break-before="auto" style:use-optimal-row-height="true"/>
    </style:style>
    <style:style style:name="ro19" style:family="table-row">
      <style:table-row-properties style:row-height="3.669cm" fo:break-before="auto" style:use-optimal-row-height="false"/>
    </style:style>
    <style:style style:name="ro20" style:family="table-row">
      <style:table-row-properties style:row-height="2.252cm" fo:break-before="auto" style:use-optimal-row-height="false"/>
    </style:style>
    <style:style style:name="ro21" style:family="table-row">
      <style:table-row-properties style:row-height="1.974cm" fo:break-before="auto" style:use-optimal-row-height="false"/>
    </style:style>
    <style:style style:name="ro22" style:family="table-row">
      <style:table-row-properties style:row-height="3.366cm" fo:break-before="auto" style:use-optimal-row-height="false"/>
    </style:style>
    <style:style style:name="ro23" style:family="table-row">
      <style:table-row-properties style:row-height="1.138cm" fo:break-before="auto" style:use-optimal-row-height="false"/>
    </style:style>
    <style:style style:name="ro24" style:family="table-row">
      <style:table-row-properties style:row-height="6.863cm" fo:break-before="auto" style:use-optimal-row-height="true"/>
    </style:style>
    <style:style style:name="ro25" style:family="table-row">
      <style:table-row-properties style:row-height="6.417cm" fo:break-before="auto" style:use-optimal-row-height="true"/>
    </style:style>
    <style:style style:name="ro26" style:family="table-row">
      <style:table-row-properties style:row-height="5.567cm" fo:break-before="auto" style:use-optimal-row-height="true"/>
    </style:style>
    <style:style style:name="ro27" style:family="table-row">
      <style:table-row-properties style:row-height="0.573cm" fo:break-before="auto" style:use-optimal-row-height="false"/>
    </style:style>
    <style:style style:name="ro28" style:family="table-row">
      <style:table-row-properties style:row-height="2.05cm" fo:break-before="auto" style:use-optimal-row-height="false"/>
    </style:style>
    <style:style style:name="ro29" style:family="table-row">
      <style:table-row-properties style:row-height="1.595cm" fo:break-before="auto" style:use-optimal-row-height="false"/>
    </style:style>
    <style:style style:name="ro30" style:family="table-row">
      <style:table-row-properties style:row-height="1.468cm" fo:break-before="auto" style:use-optimal-row-height="false"/>
    </style:style>
    <style:style style:name="ro31" style:family="table-row">
      <style:table-row-properties style:row-height="0.961cm" fo:break-before="auto" style:use-optimal-row-height="false"/>
    </style:style>
    <style:style style:name="ro32" style:family="table-row">
      <style:table-row-properties style:row-height="5.142cm" fo:break-before="auto" style:use-optimal-row-height="true"/>
    </style:style>
    <style:style style:name="ro33" style:family="table-row">
      <style:table-row-properties style:row-height="1.741cm" fo:break-before="auto" style:use-optimal-row-height="true"/>
    </style:style>
    <style:style style:name="ro34" style:family="table-row">
      <style:table-row-properties style:row-height="1.316cm" fo:break-before="auto" style:use-optimal-row-height="true"/>
    </style:style>
    <style:style style:name="ro35" style:family="table-row">
      <style:table-row-properties style:row-height="3.016cm" fo:break-before="auto" style:use-optimal-row-height="true"/>
    </style:style>
    <style:style style:name="ro36" style:family="table-row">
      <style:table-row-properties style:row-height="3.866cm" fo:break-before="auto" style:use-optimal-row-height="true"/>
    </style:style>
    <style:style style:name="ro37" style:family="table-row">
      <style:table-row-properties style:row-height="1.487cm" fo:break-before="auto" style:use-optimal-row-height="true"/>
    </style:style>
    <style:style style:name="ro38" style:family="table-row">
      <style:table-row-properties style:row-height="2.57cm" fo:break-before="auto" style:use-optimal-row-height="true"/>
    </style:style>
    <style:style style:name="ro39" style:family="table-row">
      <style:table-row-properties style:row-height="0.7cm" fo:break-before="auto" style:use-optimal-row-height="false"/>
    </style:style>
    <style:style style:name="ta1" style:family="table" style:master-page-name="Default">
      <style:table-properties table:display="true" style:writing-mode="lr-tb"/>
    </style:style>
    <style:style style:name="ta2" style:family="table" style:master-page-name="PageStyle_5f_Dechet">
      <style:table-properties table:display="true" style:writing-mode="lr-tb"/>
    </style:style>
    <style:style style:name="ta3" style:family="table" style:master-page-name="PageStyle_5f_Conseil">
      <style:table-properties table:display="true" style:writing-mode="lr-tb"/>
    </style:style>
    <style:style style:name="ta4" style:family="table" style:master-page-name="PageStyle_5f_FicheInformation">
      <style:table-properties table:display="true" style:writing-mode="lr-tb"/>
    </style:style>
    <style:style style:name="ta5" style:family="table" style:master-page-name="PageStyle_5f_CategorieUsuelle">
      <style:table-properties table:display="true" style:writing-mode="lr-tb"/>
    </style:style>
    <style:style style:name="ta6" style:family="table" style:master-page-name="PageStyle_5f_CategorieTraitement">
      <style:table-properties table:display="true" style:writing-mode="lr-tb"/>
    </style:style>
    <style:style style:name="ta7"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251" style:family="table-cell" style:parent-style-name="Default">
      <style:table-cell-properties fo:background-color="#cccccc"/>
      <style:text-properties fo:font-weight="bold" style:font-weight-asian="bold" style:font-weight-complex="bold"/>
    </style:style>
    <style:style style:name="ce252" style:family="table-cell" style:parent-style-name="Default">
      <style:text-properties fo:font-size="10pt" style:font-size-asian="10pt" style:font-size-complex="10pt"/>
    </style:style>
    <style:style style:name="ce3" style:family="table-cell" style:parent-style-name="Default" style:data-style-name="N0">
      <style:table-cell-properties fo:background-color="transparent"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order-bottom="0.99pt solid #000000" fo:background-color="transparent"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text-align-source="fix" style:repeat-content="false" fo:background-color="transparent" fo:wrap-option="wrap" fo:border="0.99pt solid #000000" style:vertical-align="bottom"/>
      <style:paragraph-properties fo:text-align="center" fo:margin-left="0c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0"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ackground-color="#ff80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9"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9"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table-cell-properties fo:background-color="transparent"/>
    </style:style>
    <style:style style:name="ce12" style:family="table-cell" style:parent-style-name="Default" style:data-style-name="N0">
      <style:table-cell-properties style:text-align-source="fix" style:repeat-content="false" fo:background-color="transparent"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 style:family="table-cell" style:parent-style-name="Default" style:data-style-name="N0">
      <style:table-cell-properties style:text-align-source="fix" style:repeat-content="false" fo:background-color="transparent"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4"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 style:family="table-cell" style:parent-style-name="Default" style:data-style-name="N0">
      <style:table-cell-properties fo:background-color="transparent"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f8000"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transparen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00"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none" fo:background-color="transparent"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fo:background-color="transparent"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48"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fo:border-bottom="0.99pt solid #000000" style:text-align-source="fix" style:repeat-content="false" fo:background-color="transparent"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1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0"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0">
      <style:table-cell-properties fo:border-bottom="0.99pt solid #000000" fo:background-color="#ff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4"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3"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0.99pt solid #000000" fo:background-color="#ff8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9"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0"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0">
      <style:table-cell-properties fo:border-bottom="0.99pt solid #000000" fo:background-color="transparent"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0.99pt solid #000000" fo:background-color="#ff8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4" style:family="table-cell" style:parent-style-name="Default" style:data-style-name="N37">
      <style:table-cell-properties fo:border-bottom="0.99pt solid #000000" fo:background-color="transparent"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ff8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5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order-bottom="0.99pt solid #000000" fo:background-color="#ff8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transparent"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49" style:family="table-cell" style:parent-style-name="Default">
      <style:table-cell-properties fo:background-color="#ff8000"/>
    </style:style>
    <style:style style:name="ce95" style:family="table-cell" style:parent-style-name="Default">
      <style:table-cell-properties fo:background-color="transparent" fo:border="0.06pt solid #000000"/>
    </style:style>
    <style:style style:name="ce462" style:family="table-cell" style:parent-style-name="Default">
      <style:table-cell-properties fo:background-color="transparent" fo:border="0.06pt solid #000000"/>
    </style:style>
    <style:style style:name="ce52" style:family="table-cell" style:parent-style-name="Default">
      <style:table-cell-properties fo:background-color="transparent"/>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53" style:family="table-cell" style:parent-style-name="Default">
      <style:table-cell-properties fo:background-color="transparent"/>
      <style:text-properties fo:font-size="6pt" style:font-size-asian="6pt" style:font-size-complex="6pt"/>
    </style:style>
    <style:style style:name="ce54" style:family="table-cell" style:parent-style-name="Default">
      <style:table-cell-properties fo:background-color="#ff8000"/>
      <style:text-properties fo:font-size="6pt" style:font-size-asian="6pt" style:font-size-complex="6pt"/>
    </style:style>
    <style:style style:name="ce101"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9"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2"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7"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70" style:family="table-cell" style:parent-style-name="Default" style:data-style-name="N0">
      <style:table-cell-properties fo:wrap-option="wrap" fo:border="0.99pt solid #000000" style:vertical-align="bottom"/>
      <style:text-properties fo:color="#000000" style:text-line-through-style="none" style:text-line-through-type="none"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144"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1"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96"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5" style:family="table-cell" style:parent-style-name="Default">
      <style:table-cell-properties fo:background-color="#66ffff"/>
    </style:style>
    <style:style style:name="ce397" style:family="table-cell" style:parent-style-name="Default">
      <style:table-cell-properties fo:background-color="#00ffff"/>
      <style:text-properties style:font-name="Consolas" fo:font-size="10pt" fo:language="none" fo:country="none" style:font-name-asian="Consolas" style:font-size-asian="10pt" style:language-asian="none" style:country-asian="none" style:font-name-complex="Arial" style:font-size-complex="5.69999980926514pt" style:language-complex="none" style:country-complex="none"/>
    </style:style>
    <style:style style:name="ce368" style:family="table-cell" style:parent-style-name="Default">
      <style:table-cell-properties fo:background-color="#00ffff"/>
      <style:text-properties fo:font-size="6pt" style:font-size-asian="6pt" style:font-size-complex="6pt"/>
    </style:style>
    <style:style style:name="ce398" style:family="table-cell" style:parent-style-name="Default">
      <style:table-cell-properties fo:background-color="#00ffff"/>
    </style:style>
    <style:style style:name="ce72" style:family="table-cell" style:parent-style-name="Default" style:data-style-name="N0">
      <style:table-cell-properties style:text-align-source="fix" style:repeat-content="false" fo:background-color="transparent"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3" style:family="table-cell" style:parent-style-name="Default" style:data-style-name="N0">
      <style:table-cell-properties style:text-align-source="fix" style:repeat-content="false" fo:background-color="transparent"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transparen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76" style:family="table-cell" style:parent-style-name="Default" style:data-style-name="N0">
      <style:table-cell-properties fo:background-color="#ff8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background-color="transparent"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ackground-color="transparent"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31" style:family="table-cell" style:parent-style-name="Default" style:data-style-name="N0">
      <style:table-cell-properties fo:background-color="transparent" fo:wrap-option="wrap" fo:border="0.99pt solid #000000" style:vertical-align="bottom"/>
      <style:text-properties fo:color="#000000"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0" style:family="table-cell" style:parent-style-name="Default" style:data-style-name="N0">
      <style:table-cell-properties fo:background-color="transparent" fo:wrap-option="wrap" fo:border="0.06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38"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table-cell-properties fo:background-color="transparent"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4" style:family="table-cell" style:parent-style-name="Default" style:data-style-name="N0">
      <style:table-cell-properties fo:background-color="transparent" fo:wrap-option="wrap" fo:border="0.06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ackground-color="transparent"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86" style:family="table-cell" style:parent-style-name="Default">
      <style:table-cell-properties fo:background-color="transparent"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7" style:family="table-cell" style:parent-style-name="Default">
      <style:table-cell-properties fo:background-color="#ff0000"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8" style:family="table-cell" style:parent-style-name="Default" style:data-style-name="N0">
      <style:table-cell-properties fo:background-color="#ff0000"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table-cell-properties fo:background-color="transparent" fo:border="0.06pt solid #000000"/>
      <style:text-properties style:use-window-font-color="true" fo:font-size="10pt" style:font-size-asian="10pt" style:font-size-complex="10pt"/>
    </style:style>
    <style:style style:name="ce90" style:family="table-cell" style:parent-style-name="Default">
      <style:table-cell-properties fo:background-color="transparent" fo:border="0.06pt solid #000000"/>
      <style:text-properties fo:font-weight="bold" style:font-weight-asian="bold" style:font-weight-complex="bold"/>
    </style:style>
    <style:style style:name="ce458" style:family="table-cell" style:parent-style-name="Default">
      <style:table-cell-properties fo:background-color="#ff0000" fo:border="0.06pt solid #000000"/>
    </style:style>
    <style:style style:name="ce179"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6"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1"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5"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465"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6"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7"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03"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66"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464" style:family="table-cell" style:parent-style-name="Default">
      <style:text-properties fo:font-size="6pt" style:font-size-asian="6pt" style:font-size-complex="6pt"/>
    </style:style>
    <style:style style:name="ce400"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3"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9"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68" style:family="table-cell" style:parent-style-name="Default">
      <style:table-cell-properties fo:wrap-option="wrap"/>
      <style:text-properties style:text-outline="false" style:font-name="Arial1" fo:language="fr" fo:country="FR" fo:text-shadow="none" style:text-underline-mode="continuous" style:text-overline-mode="continuous" style:text-line-through-mode="continuous" style:font-name-asian="Arial1" style:language-asian="zh" style:country-asian="CN" style:font-name-complex="Arial" style:language-complex="hi" style:country-complex="IN" style:text-emphasize="none" style:font-relief="none" style:text-overline-style="none" style:text-overline-color="font-color"/>
    </style:style>
    <style:style style:name="ce469" style:family="table-cell" style:parent-style-name="Default">
      <style:table-cell-properties fo:wrap-option="wrap"/>
      <style:text-properties style:use-window-font-color="true" style:text-outline="false" fo:font-size="12pt" fo:language="none" fo:country="none" fo:text-shadow="none" style:text-underline-mode="continuous" style:text-overline-mode="continuous" style:text-line-through-mode="continuous" style:font-name-asian="Segoe UI1" style:font-size-asian="6.80000019073486pt" style:language-asian="none" style:country-asian="none" style:font-name-complex="Tahoma" style:font-size-complex="6.80000019073486pt" style:language-complex="none" style:country-complex="none" style:text-emphasize="none" style:font-relief="none" style:text-overline-style="none" style:text-overline-color="font-color"/>
    </style:style>
    <style:style style:name="ce29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0"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471"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472"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0"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73"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74" style:family="table-cell" style:parent-style-name="Default">
      <style:table-cell-properties fo:background-color="#ffff00"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75"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476"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477" style:family="table-cell" style:parent-style-name="Default">
      <style:table-cell-properties fo:background-color="#fff200"/>
    </style:style>
    <style:style style:name="ce478" style:family="table-cell" style:parent-style-name="Default">
      <style:table-cell-properties fo:background-color="#ff66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79" style:family="table-cell" style:parent-style-name="Default">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0" style:family="table-cell" style:parent-style-name="Default">
      <style:table-cell-properties fo:background-color="#fff2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9"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482"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530" style:family="table-cell" style:parent-style-name="Default">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531"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1pt" fo:font-style="normal" style:text-underline-style="none" fo:font-weight="normal" style:font-name-asian="Arial1" style:font-size-asian="11pt" style:font-style-asian="normal" style:font-weight-asian="normal" style:font-name-complex="Arial" style:font-size-complex="11pt" style:font-style-complex="normal" style:font-weight-complex="normal"/>
    </style:style>
    <style:style style:name="ce532"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62" style:family="table-cell" style:parent-style-name="Default">
      <style:table-cell-properties fo:border="0.06pt solid #000000"/>
    </style:style>
    <style:style style:name="ce533" style:family="table-cell" style:parent-style-name="Default">
      <style:table-cell-properties fo:border="0.06pt solid #000000"/>
      <style:text-properties style:font-name-complex="Arial"/>
    </style:style>
    <style:style style:name="ce534"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535" style:family="table-cell" style:parent-style-name="Default">
      <style:table-cell-properties fo:background-color="#ff3300"/>
    </style:style>
    <style:style style:name="ce536" style:family="table-cell" style:parent-style-name="Default">
      <style:table-cell-properties fo:background-color="#ff00ff"/>
    </style:style>
    <style:style style:name="ce537"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6"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38" style:family="table-cell" style:parent-style-name="Default">
      <style:table-cell-properties fo:background-color="#ffff00"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39"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0"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6" style:family="table-cell" style:parent-style-name="Default">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41" style:family="table-cell" style:parent-style-name="Default" style:data-style-name="N0">
      <style:table-cell-properties fo:background-color="#ffff00"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2"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4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45"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546" style:family="table-cell" style:parent-style-name="Default">
      <style:table-cell-properties fo:background-color="#00ff00"/>
    </style:style>
    <style:style style:name="ce233" style:family="table-cell" style:parent-style-name="Default" style:data-style-name="N0">
      <style:table-cell-properties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4"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5"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6" style:family="table-cell" style:parent-style-name="Default" style:data-style-name="N0">
      <style:table-cell-properties fo:background-color="#ff8000"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7"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8" style:family="table-cell" style:parent-style-name="Default" style:data-style-name="N0">
      <style:table-cell-properties fo:background-color="transparent"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9" style:family="table-cell" style:parent-style-name="Default">
      <style:table-cell-properties fo:background-color="#ff8000"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40" style:family="table-cell" style:parent-style-name="Default" style:data-style-name="N0">
      <style:table-cell-properties fo:background-color="transparent" fo:wrap-option="wrap" fo:border="0.06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41" style:family="table-cell" style:parent-style-name="Default" style:data-style-name="N0">
      <style:table-cell-properties fo:background-color="transparent" fo:wrap-option="wrap" fo:border="0.06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2" style:family="table-cell" style:parent-style-name="Default" style:data-style-name="N0">
      <style:table-cell-properties fo:background-color="transparent" fo:wrap-option="wrap" fo:border="0.06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43" style:family="table-cell" style:parent-style-name="Default">
      <style:table-cell-properties fo:background-color="#ff0000"/>
    </style:style>
    <style:style style:name="ce24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24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7"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8"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04"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8"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0"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1"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2"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63"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564"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12"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2"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5"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566"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67" style:family="table-cell" style:parent-style-name="Default" style:data-style-name="N0">
      <style:table-cell-properties fo:background-color="#ff3333"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8"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428" style:family="table-cell" style:parent-style-name="Default">
      <style:table-cell-properties fo:border="0.06pt solid #000000"/>
      <style:text-properties fo:font-weight="bold" style:font-weight-asian="bold" style:font-weight-complex="bold"/>
    </style:style>
    <style:style style:name="ce569" style:family="table-cell" style:parent-style-name="Default">
      <style:table-cell-properties fo:background-color="#e6ff00" fo:border="0.06pt solid #000000"/>
    </style:style>
    <style:style style:name="ce265" style:family="table-cell" style:parent-style-name="Default">
      <style:table-cell-properties fo:background-color="#ffff00"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266"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7"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268"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269"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70" style:family="table-cell" style:parent-style-name="Default">
      <style:text-properties fo:font-weight="bold" style:font-weight-asian="bold" style:font-weight-complex="bold"/>
    </style:style>
    <style:style style:name="ce40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76"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77"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578"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579"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80" style:family="table-cell" style:parent-style-name="Default">
      <style:table-cell-properties style:text-align-source="fix" style:repeat-content="false"/>
      <style:paragraph-properties fo:text-align="end" fo:margin-left="0c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81" style:family="table-cell" style:parent-style-name="Default">
      <style:table-cell-properties style:text-align-source="fix" style:repeat-content="false" fo:border="0.06pt solid #000000"/>
      <style:paragraph-properties fo:text-align="end" fo:margin-left="0c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82" style:family="table-cell" style:parent-style-name="Default">
      <style:table-cell-properties style:text-align-source="fix" style:repeat-content="false" fo:border="0.06pt solid #000000"/>
      <style:paragraph-properties fo:text-align="end" fo:margin-left="0cm"/>
    </style:style>
    <style:style style:name="ce583"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276"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77"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278"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79"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gr2" style:family="graphic">
      <style:graphic-properties draw:marker-start="Arrowheads_20_1" draw:marker-start-width="0.2cm" draw:marker-start-center="false" draw:fill="solid" draw:fill-color="#ffffc0" draw:auto-grow-height="true" draw:auto-grow-width="false" fo:min-height="0.869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7f0055" style:font-name="Consolas" fo:font-size="10pt" fo:font-weight="bold" style:font-name-asian="Consolas" style:font-size-asian="10pt" style:font-size-complex="5.69999980926514pt" style:font-weight-asian="bold" style:font-weight-complex="bold"/>
    </style:style>
    <style:style style:name="T3" style:family="text">
      <style:text-properties style:font-name="Consolas" fo:font-size="10pt" style:font-name-asian="Consolas" style:font-size-asian="10pt" style:font-size-complex="5.69999980926514pt" fo:color="#000000"/>
    </style:style>
    <style:style style:name="T4" style:family="text">
      <style:text-properties fo:color="#000000" style:font-name="Times New Roman" fo:font-size="14pt" fo:language="none" fo:country="none" style:language-asian="none" style:country-asian="none" style:font-name-asian="Times New Roman" style:font-size-asian="12pt"/>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9" style:family="text">
      <style:text-properties fo:language="none" fo:country="none" style:language-asian="none" style:country-asian="none" style:language-complex="none" style:country-complex="none"/>
    </style:style>
    <style:style style:name="T10" style:family="text">
      <style:text-properties style:font-size-asian="10pt" style:font-size-complex="10pt"/>
    </style:style>
    <style:style style:name="T11" style:family="text">
      <style:text-properties style:font-name="Arial"/>
    </style:style>
    <style:style style:name="T12" style:family="text">
      <style:text-properties fo:font-size="12pt" fo:color="#000000" style:font-name="Consolas" style:font-name-asian="Consolas" style:font-size-asian="10pt" style:font-size-complex="5.69999980926514pt"/>
    </style:style>
    <style:style style:name="T13" style:family="text">
      <style:text-properties fo:color="#000000" style:font-name="Consolas" style:font-name-asian="Consolas" style:font-size-asian="10pt" style:font-size-complex="5.69999980926514pt"/>
    </style:style>
    <style:style style:name="T14" style:family="text">
      <style:text-properties fo:color="#000000" style:font-name="Courier New" fo:font-size="10pt" style:font-name-asian="Courier New" style:font-size-asian="10pt" style:font-size-complex="10pt"/>
    </style:style>
    <style:style style:name="T15" style:family="text">
      <style:text-properties fo:color="#2a00ff" fo:font-size="10pt" style:font-name-asian="Courier New" style:font-size-asian="10pt" style:font-size-complex="10pt"/>
    </style:style>
    <style:style style:name="T16"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uton 3" form:control-implementation="ooo:com.sun.star.form.component.CommandButton" xml:id="control1" form:id="control1" form:label="Exporter tout (JSON)" form:printable="fals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draw:control table:end-cell-address="EXPORT.C3" table:end-x="2.135cm" table:end-y="0.029cm" draw:z-index="0" draw:name="Bouton 3" draw:style-name="gr1" draw:text-style-name="P1" svg:width="8.09cm" svg:height="0.54cm" svg:x="1.508cm" svg:y="0.464cm" draw:control="control1">
              <svg:desc>Générer Paramétrage MQ</svg:desc>
            </draw:control>
          </table:table-cell>
          <table:table-cell table:number-columns-repeated="9"/>
        </table:table-row>
        <table:table-row table:style-name="ro1">
          <table:table-cell table:number-columns-repeated="3"/>
          <table:table-cell table:style-name="ce251"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251" office:value-type="string" calcext:value-type="string">
            <text:p>NomOnglet</text:p>
          </table:table-cell>
          <table:table-cell table:style-name="ce251" office:value-type="string" calcext:value-type="string">
            <text:p>NumLigneDebut</text:p>
          </table:table-cell>
          <table:table-cell table:style-name="ce251" office:value-type="string" calcext:value-type="string">
            <text:p>NumLigneFin</text:p>
          </table:table-cell>
          <table:table-cell table:style-name="ce251" office:value-type="string" calcext:value-type="string">
            <text:p>NumColCode</text:p>
          </table:table-cell>
          <table:table-cell table:style-name="ce251" office:value-type="string" calcext:value-type="string">
            <text:p>NumColJSON</text:p>
          </table:table-cell>
          <table:table-cell table:style-name="ce251" office:value-type="string" calcext:value-type="string">
            <text:p>Nom fichier export</text:p>
          </table:table-cell>
          <table:table-cell table:style-name="ce251" office:value-type="string" calcext:value-type="string">
            <text:p>nomObjetJSON</text:p>
          </table:table-cell>
          <table:table-cell table:style-name="ce251" office:value-type="string" calcext:value-type="string">
            <text:p>nomObjetHashJSON</text:p>
          </table:table-cell>
          <table:table-cell table:style-name="ce251" office:value-type="string" calcext:value-type="string">
            <text:p>NumColHash</text:p>
          </table:table-cell>
          <table:table-cell table:style-name="ce251" office:value-type="string" calcext:value-type="string">
            <text:p>NumLigneHash</text:p>
          </table:table-cell>
        </table:table-row>
        <table:table-row table:style-name="ro2">
          <table:table-cell office:value-type="string" calcext:value-type="string">
            <text:p>Dechets</text:p>
          </table:table-cell>
          <table:table-cell table:formula="of:=ROW([Dechets.A5])" office:value-type="float" office:value="5" calcext:value-type="float">
            <text:p>5</text:p>
          </table:table-cell>
          <table:table-cell table:formula="of:=ROW([Dechets.A176])" office:value-type="float" office:value="176" calcext:value-type="float">
            <text:p>176</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0])" office:value-type="float" office:value="20" calcext:value-type="float">
            <text:p>20</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6])" office:value-type="float" office:value="66" calcext:value-type="float">
            <text:p>66</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8])" office:value-type="float" office:value="38" calcext:value-type="float">
            <text:p>38</text:p>
          </table:table-cell>
          <table:table-cell table:formula="of:=COLUMN([Fiches.A5])" office:value-type="float" office:value="1" calcext:value-type="float">
            <text:p>1</text:p>
          </table:table-cell>
          <table:table-cell table:formula="of:=COLUMN([Fiches.S5])" office:value-type="float" office:value="19" calcext:value-type="float">
            <text:p>19</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V1])" office:value-type="float" office:value="22" calcext:value-type="float">
            <text:p>22</text:p>
          </table:table-cell>
          <table:table-cell table:formula="of:=ROW([Fiches.V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14])" office:value-type="float" office:value="14" calcext:value-type="float">
            <text:p>14</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8])" office:value-type="float" office:value="38" calcext:value-type="float">
            <text:p>38</text:p>
          </table:table-cell>
          <table:table-cell table:formula="of:=COLUMN([ModesDeCollecte.A5])" office:value-type="float" office:value="1" calcext:value-type="float">
            <text:p>1</text:p>
          </table:table-cell>
          <table:table-cell table:formula="of:=COLUMN([ModesDeCollecte.S5])" office:value-type="float" office:value="19" calcext:value-type="float">
            <text:p>19</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5])" office:value-type="float" office:value="15" calcext:value-type="float">
            <text:p>15</text:p>
          </table:table-cell>
          <table:table-cell office:value-type="float" office:value="1" calcext:value-type="float">
            <text:p>1</text:p>
          </table:table-cell>
          <table:table-cell table:formula="of:=COLUMN([.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5])" office:value-type="float" office:value="15" calcext:value-type="float">
            <text:p>15</text:p>
          </table:table-cell>
          <table:table-cell/>
          <table:table-cell table:formula="of:=COLUMN([.E5])" office:value-type="float" office:value="5" calcext:value-type="float">
            <text:p>5</text:p>
          </table:table-cell>
          <table:table-cell table:style-name="ce252" office:value-type="string" calcext:value-type="string">
            <text:p>labels_en.json</text:p>
          </table:table-cell>
          <table:table-cell table:number-columns-repeated="4"/>
        </table:table-row>
        <table:table-row table:style-name="ro1" table:number-rows-repeated="1048559">
          <table:table-cell table:number-columns-repeated="10"/>
        </table:table-row>
        <table:table-row table:style-name="ro1">
          <table:table-cell table:number-columns-repeated="10"/>
        </table:table-row>
      </table:table>
      <table:table table:name="Dechets" table:style-name="ta2" table:print="false">
        <office:forms form:automatic-focus="false" form:apply-design-mode="false"/>
        <table:table-column table:style-name="co11" table:default-cell-style-name="ce82"/>
        <table:table-column table:style-name="co12" table:default-cell-style-name="ce82"/>
        <table:table-column table:style-name="co13" table:default-cell-style-name="ce82"/>
        <table:table-column table:style-name="co14" table:default-cell-style-name="ce82"/>
        <table:table-column table:style-name="co15" table:default-cell-style-name="ce82"/>
        <table:table-column table:style-name="co16" table:default-cell-style-name="ce82"/>
        <table:table-column table:style-name="co17" table:default-cell-style-name="ce82"/>
        <table:table-column table:style-name="co18" table:number-columns-repeated="4" table:default-cell-style-name="ce82"/>
        <table:table-column table:style-name="co19" table:default-cell-style-name="ce82"/>
        <table:table-column table:style-name="co20" table:default-cell-style-name="ce82"/>
        <table:table-column table:style-name="co21" table:default-cell-style-name="ce82"/>
        <table:table-column table:style-name="co22" table:default-cell-style-name="ce82"/>
        <table:table-column table:style-name="co23" table:number-columns-repeated="2" table:default-cell-style-name="ce82"/>
        <table:table-column table:style-name="co24" table:default-cell-style-name="ce82"/>
        <table:table-column table:style-name="co25" table:default-cell-style-name="ce82"/>
        <table:table-column table:style-name="co26" table:default-cell-style-name="ce82"/>
        <table:table-column table:style-name="co27" table:default-cell-style-name="ce82"/>
        <table:table-column table:style-name="co28" table:number-columns-repeated="2" table:default-cell-style-name="ce82"/>
        <table:table-column table:style-name="co29" table:default-cell-style-name="ce82"/>
        <table:table-column table:style-name="co30" table:default-cell-style-name="ce82"/>
        <table:table-column table:style-name="co31" table:default-cell-style-name="ce82"/>
        <table:table-column table:style-name="co32" table:default-cell-style-name="ce82"/>
        <table:table-column table:style-name="co30" table:number-columns-repeated="2" table:default-cell-style-name="ce82"/>
        <table:table-column table:style-name="co33" table:default-cell-style-name="ce82"/>
        <table:table-column table:style-name="co34" table:number-columns-repeated="2" table:default-cell-style-name="ce82"/>
        <table:table-column table:style-name="co35" table:default-cell-style-name="ce82"/>
        <table:table-column table:style-name="co21" table:default-cell-style-name="ce82"/>
        <table:table-column table:style-name="co36" table:default-cell-style-name="ce82"/>
        <table:table-column table:style-name="co30" table:number-columns-repeated="3" table:default-cell-style-name="ce82"/>
        <table:table-column table:style-name="co37" table:default-cell-style-name="ce82"/>
        <table:table-column table:style-name="co30" table:number-columns-repeated="4" table:default-cell-style-name="ce82"/>
        <table:table-column table:style-name="co38" table:default-cell-style-name="ce82"/>
        <table:table-column table:style-name="co30" table:number-columns-repeated="2" table:default-cell-style-name="ce82"/>
        <table:table-column table:style-name="co39" table:default-cell-style-name="ce82"/>
        <table:table-column table:style-name="co30" table:default-cell-style-name="ce82"/>
        <table:table-column table:style-name="co40" table:default-cell-style-name="ce82"/>
        <table:table-column table:style-name="co41" table:number-columns-repeated="15" table:default-cell-style-name="ce82"/>
        <table:table-column table:style-name="co41" table:number-columns-repeated="197" table:default-cell-style-name="Default"/>
        <table:table-row table:style-name="ro3">
          <table:table-cell table:style-name="ce3"/>
          <table:table-cell table:style-name="ce12" office:value-type="string" calcext:value-type="string" table:number-columns-spanned="10" table:number-rows-spanned="1">
            <text:p>Déchets</text:p>
          </table:table-cell>
          <table:covered-table-cell table:style-name="ce12"/>
          <table:covered-table-cell table:number-columns-repeated="8"/>
          <table:table-cell table:number-columns-repeated="12"/>
          <table:table-cell table:formula="of:=GETHASHDATAS(&quot;_hashGarbagesDatas&quot;; ROW([.A5]); ROW([.A176]); &quot;Dechets&quot;; COLUMN([.A5]); COLUMN([.T5]); COLUMN([.U5]))" office:value-type="string" office:string-value="var _hashGarbagesDatas = [ &#10;   {'z':'z',&#10;   'acide':'dec_acides,dec_agenda',&#10;   'base':'dec_acides',&#10;   'produit':'dec_acides,dec_bouteilleProduitMenagerNonVide,dec_bouteilleProduitMenagerVide,dec_detachant,dec_flaconProduitsDentretien,dec_flaconProduitsDentretien,dec_flaconProduitsDentretien,dec_produitPhytosanitaire,dec_produitsBeaute,dec_produitsDEntretien,dec_produitsTraitementDuBois',&#10;   'chimique':'dec_acides',&#10;   'aerosol':'dec_aerosols,dec_aerosols,dec_bombePeinture',&#10;   'bombe':'dec_aerosols,dec_bombeMousseARaser,dec_bombePeinture',&#10;   'deodorant':'dec_aerosols,dec_deodorantStick,dec_deodorantStick',&#10;   'laque':'dec_aerosols',&#10;   'agenda':'dec_agenda',&#10;   'a':'bba',&#10;   'ampoule':'dec_ampouleBasseConso,dec_ampouleBasseConso,dec_ampouleClassique,dec_ampouleClassique,dec_ampouleClassique',&#10;   'basse':'dec_ampouleBasseConso',&#10;   'consommation':'dec_ampouleBasseConso',&#10;   'economie':'dec_ampouleBasseConso,dec_ampouleBasseConso',&#10;   'energie':'dec_ampouleBasseConso,dec_ampouleBasseConso',&#10;   'lampe':'dec_ampouleBasseConso,dec_lampe',&#10;   'classique':'dec_ampouleClassique',&#10;   'incandescence':'dec_ampouleClassique',&#10;   'filament':'dec_ampouleClassique',&#10;   'annuaire':'dec_annuaire',&#10;   'anti':'dec_antiFourmis',&#10;   'fourmi':'dec_antiFourmis',&#10;   'antigel':'dec_antigel',&#10;   'appareil':'dec_appareilElectronique,dec_appareilsChauffant,dec_appareilsChauffant,dec_appareilsChauffant,dec_appareilsElectromenager,dec_cdDvdK7',&#10;   'electronique':'dec_appareilElectronique,dec_jouetsNonElectroniques',&#10;   'outillage':'dec_appareilElectronique',&#10;   'alimente':'dec_appareilElectronique,dec_jouetsAlimentesParElectricite',&#10;   'par':'dec_appareilElectronique,dec_jouetsAlimentesParElectricite',&#10;   'electricite':'dec_appareilElectronique,dec_jouetsAlimentesParElectricite',&#10;   'chauffant':'dec_appareilsChauffant',&#10;   'chauffage':'dec_appareilsChauffant,dec_appareilsChauffant',&#10;   'cuisson':'dec_appareilsChauffant',&#10;   'four':'dec_appareilsChauffant,dec_recurantsPourFour',&#10;   'electromenager':'dec_appareilsElectromenager,dec_appareilsElectromenager',&#10;   'petit':'dec_appareilsElectromenager,dec_cartonPetitsOuGrands,dec_piles',&#10;   'baril':'dec_barilLessive,dec_barilLessive',&#10;   'lessive':'dec_barilLessive',&#10;   'paquet':'dec_barilLessive',&#10;   'lessives':'dec_barilLessive',&#10;   'carton':'dec_barilLessive,dec_boiteOeufsEnCarton,dec_cartonPetitsOuGrands,dec_emballagesEnCartonPlat,dec_emballagesEnCartonPlat,dec_essuiToutRouleauCarton,dec_essuiToutRouleauCarton,dec_essuiToutSaufRouleauCarton,dec_vaisselleCarton,dec_vaisselleCarton,dec_vaisselleCarton',&#10;   'barquette':'dec_barquetteAluminium,dec_barquetteAluminium,dec_barquettePolystyrene,dec_barquettePolystyrene,dec_polystyrene,dec_polystyrene',&#10;   'aluminium':'dec_barquetteAluminium,dec_papierAluminium',&#10;   'quiche':'dec_barquetteAluminium',&#10;   'polystyrene':'dec_barquettePolystyrene,dec_polystyrene',&#10;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batterie':'dec_batteriesVoiture',&#10;   'voiture':'dec_batteriesVoiture,dec_huileMinerale,dec_jouetsNonElectroniques,dec_voiture',&#10;   'bidon':'dec_bidonDHuileMoteurVide,dec_bidonMetal',&#10;   'huile':'dec_bidonDHuileMoteurVide,dec_bouteilleDhuileAlimentaire,dec_bouteilleDhuileEnVerre,dec_filtreAHuile,dec_huileAlimentaire,dec_huileAlimentaire,dec_huileMinerale,dec_huileMinerale,dec_huileMinerale,dec_huileVidange,dec_peinturesHuileEtEau,dec_potPeinture',&#10;   'moteur':'dec_bidonDHuileMoteurVide,dec_huileMinerale',&#10;   'vide':'dec_bidonDHuileMoteurVide,dec_bidonMetal,dec_bouteilleProduitMenagerNonVide,dec_bouteilleProduitMenagerVide,dec_flaconProduitsDentretien',&#10;   'metal':'dec_bidonMetal,dec_bouteillesSirop,dec_capsuleCafe',&#10;   'bocal':'dec_bocalEnVerre',&#10;   'verre':'dec_bocalEnVerre,dec_bocalEnVerre,dec_bouteilleDhuileEnVerre,dec_bouteilleVerre,dec_couverclePotEnVerre,dec_laineVerre,dec_laineVerre,dec_vaisselleVerrePorcelaine,dec_vaisselleVerrePorcelaine,dec_verreaboire',&#10;   'nutella':'dec_bocalEnVerre',&#10;   'pate':'dec_bocalEnVerre',&#10;   'tartiner':'dec_bocalEnVerre',&#10;   'pot':'dec_bocalEnVerre,dec_couverclePotEnVerre,dec_potCremeFraîche,dec_poterie,dec_potPeinture,dec_potYaourt',&#10;   'boite':'dec_boiteAOeufsEnPlastique,dec_boiteCamembertEnBois,dec_boiteConserve,dec_boiteMetallique,dec_boiteOeufsEnCarton',&#10;   'œuf':'dec_boiteAOeufsEnPlastique,dec_boiteOeufsEnCarton',&#10;   'camembert':'dec_boiteCamembertEnBois',&#10;   'bois':'dec_boiteCamembertEnBois,dec_cagetteBois,dec_plancheBois,dec_produitsTraitementDuBois',&#10;   'conserve':'dec_boiteConserve,dec_boiteConserve',&#10;   'metallique':'dec_boiteMetallique,dec_couverclePotEnVerre',&#10;   'mousse':'dec_bombeMousseARaser',&#10;   'raser':'dec_bombeMousseARaser',&#10;   'peinture':'dec_bombePeinture,dec_bombePeinture,dec_peintureAntirouille,dec_peinturesHuileEtEau,dec_potPeinture,dec_potPeinture,dec_potPeinture,dec_potPeinture,dec_potPeinture',&#10;   'bouchon':'dec_bouchonLiege,dec_bouchonPlastique',&#10;   'liege':'dec_bouchonLiege',&#10;   'bougie':'dec_bougie',&#10;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10;   'eau':'dec_bouteilleDhuileAlimentaire,dec_eauJavel,dec_peinturesHuileEtEau,dec_potPeinture',&#10;   'gaz':'dec_bouteilleGaz',&#10;   'lait':'dec_bouteilleLait,dec_briqueAlimentaire',&#10;   'soda':'dec_bouteillePlastique,dec_canetteSoda',&#10;   'menager':'dec_bouteilleProduitMenagerNonVide,dec_bouteilleProduitMenagerVide,dec_flaconProduitsDentretien',&#10;   'non':'dec_bouteilleProduitMenagerNonVide,dec_jouetsNonElectroniques,dec_papier',&#10;   'sirop':'dec_bouteillesSirop',&#10;   'vin':'dec_bouteilleVerre',&#10;   'biere':'dec_bouteilleVerre,dec_couverclePotEnVerre',&#10;   'branchage':'dec_branchage',&#10;   'feuillage':'dec_branchage',&#10;   'taille':'dec_branchage,dec_fournituresHorsPapier',&#10;   'arbre':'dec_branchage',&#10;   'brosse':'dec_brosseadent',&#10;   'dent':'dec_brosseadent',&#10;   'brique':'dec_briqueAlimentaire,dec_briqueAlimentaire',&#10;   'alimentaire':'dec_briqueAlimentaire,dec_huileAlimentaire',&#10;   'tetra':'dec_briqueAlimentaire',&#10;   'pack':'dec_briqueAlimentaire',&#10;   'cagette':'dec_cagetteBois',&#10;   'cageot':'dec_cagetteBois',&#10;   'cahier':'dec_cahier,dec_cahier',&#10;   'bloc':'dec_cahier',&#10;   'note':'dec_cahier',&#10;   'sans':'dec_cahier',&#10;   'spirale':'dec_cahier,dec_cahier',&#10;   'carnet':'dec_cahier',&#10;   'calendrier':'dec_calendrier',&#10;   'canette':'dec_canetteSoda',&#10;   'capsule':'dec_capsuleCafe,dec_capsuleCafe,dec_couverclePotEnVerre',&#10;   'cafe':'dec_capsuleCafe,dec_capsuleCafe,dec_papierMetallise',&#10;   'ou':'dec_capsuleCafe,dec_cartonPetitsOuGrands,dec_outilsBricolageOuJardinage,dec_papier',&#10;   'dosette':'dec_capsuleCafe',&#10;   'nespresso':'dec_capsuleCafe',&#10;   'carte':'dec_cartePostale',&#10;   'postale':'dec_cartePostale',&#10;   'grands':'dec_cartonPetitsOuGrands',&#10;   'cartouche':'dec_cartouchesEncres',&#10;   'encres':'dec_cartouchesEncres',&#10;   'cd/dvd/k7':'dec_cdDvdK7',&#10;   'cassette':'dec_cdDvdK7,dec_cdDvdK7',&#10;   'audio':'dec_cdDvdK7,dec_equipementsAudioEtVideo',&#10;   'video':'dec_cdDvdK7,dec_equipementsAudioEtVideo',&#10;   'photo':'dec_cdDvdK7,dec_revelateurEtFixateurPhoto',&#10;   'camera':'dec_cdDvdK7',&#10;   'chaussure':'dec_chaussureEnBonEtat,dec_chaussuresUsagees,dec_chaussuresUsagees',&#10;   'bon':'dec_chaussureEnBonEtat,dec_chaussureEnBonEtat,dec_vetementEnBonEtat',&#10;   'etat':'dec_chaussureEnBonEtat,dec_chaussureEnBonEtat,dec_chaussuresUsagees,dec_vetementEnBonEtat,dec_vetementUsage',&#10;   'bote':'dec_chaussureEnBonEtat,dec_chaussuresUsagees',&#10;   'usagees':'dec_chaussuresUsagees',&#10;   'usagee':'dec_chaussuresUsagees',&#10;   'mauvais':'dec_chaussuresUsagees,dec_vetementUsage',&#10;   'cigarette':'dec_cigarette',&#10;   'megot':'dec_cigarette',&#10;   'cigare':'dec_cigarette',&#10;   'classeur':'dec_classeur,dec_fournituresHorsPapier',&#10;   'colles':'dec_colles',&#10;   'congelateurs':'dec_congelateurs',&#10;   'coton':'dec_cotonTige',&#10;   'tige':'dec_cotonTige',&#10;   'couche':'dec_coucheBebe',&#10;   'bebe':'dec_coucheBebe',&#10;   'couvercle':'dec_couverclePotEnVerre,dec_couverclePotEnVerre',&#10;   'opercule':'dec_couverclePotEnVerre',&#10;   'couverts':'dec_couverts',&#10;   'couteau':'dec_couverts,dec_vaissellePlastique',&#10;   'cuillere':'dec_couverts,dec_vaissellePlastique',&#10;   'fourchette':'dec_couverts,dec_vaissellePlastique',&#10;   'creme':'dec_cremeEnTube,dec_cremeEtDentifriceTube,dec_cremeEtDentifriceTube,dec_potCremeFraîche',&#10;   'tube':'dec_cremeEnTube,dec_cremeEtDentifriceTube,dec_cremeEtDentifriceTube,dec_cremeEtDentifriceTube,dec_tubeFluorescent,dec_tubeFluorescent',&#10;   'dentifrice':'dec_cremeEtDentifriceTube,dec_cremeEtDentifriceTube',&#10;   'deboucheur':'dec_deboucheurLiquide',&#10;   'liquide':'dec_deboucheurLiquide,dec_liquideRefroidissement',&#10;   'stick':'dec_deodorantStick',&#10;   'bille':'dec_deodorantStick',&#10;   'detachant':'dec_detachant',&#10;   'c':'dec_detachant',&#10;   'est':'dec_detachant',&#10;   'un':'dec_detachant',&#10;   'toxique':'dec_detachant',&#10;   'diamant':'dec_diamant',&#10;   'pierre':'dec_diamant',&#10;   'precieuse':'dec_diamant',&#10;   'javel':'dec_eauJavel',&#10;   'emballage':'dec_emballagesEnCartonPlat',&#10;   'plat':'dec_emballagesEnCartonPlat,dec_vaisselleVerrePorcelaine',&#10;   'suremballage':'dec_emballagesEnCartonPlat',&#10;   'cartonnette':'dec_emballagesEnCartonPlat',&#10;   'cereale':'dec_emballagesEnCartonPlat',&#10;   'pizza':'dec_emballagesEnCartonPlat',&#10;   'engrais':'dec_engraisChimiques',&#10;   'chimiques':'dec_engraisChimiques',&#10;   'enveloppe':'dec_enveloppe',&#10;   'epluchures':'dec_epeluchuresRestesRepas',&#10;   'reste':'dec_epeluchuresRestesRepas',&#10;   'repas':'dec_epeluchuresRestesRepas',&#10;   'nourriture':'dec_epeluchuresRestesRepas',&#10;   'abricot':'dec_epeluchuresRestesRepas',&#10;   'amande':'dec_epeluchuresRestesRepas',&#10;   'ananas':'dec_epeluchuresRestesRepas',&#10;   'avocat':'dec_epeluchuresRestesRepas',&#10;   'banane':'dec_epeluchuresRestesRepas',&#10;   'cassis':'dec_epeluchuresRestesRepas',&#10;   'cerise':'dec_epeluchuresRestesRepas',&#10;   'chataigne':'dec_epeluchuresRestesRepas',&#10;   'citron':'dec_epeluchuresRestesRepas',&#10;   'clementine':'dec_epeluchuresRestesRepas',&#10;   'mandarine':'dec_epeluchuresRestesRepas',&#10;   'coing':'dec_epeluchuresRestesRepas',&#10;   'datte':'dec_epeluchuresRestesRepas',&#10;   'figue':'dec_epeluchuresRestesRepas',&#10;   'fraise':'dec_epeluchuresRestesRepas',&#10;   'framboise':'dec_epeluchuresRestesRepas',&#10;   'passion':'dec_epeluchuresRestesRepas',&#10;   'goyave':'dec_epeluchuresRestesRepas',&#10;   'grenade':'dec_epeluchuresRestesRepas',&#10;   'groseille':'dec_epeluchuresRestesRepas',&#10;   'kiwi':'dec_epeluchuresRestesRepas',&#10;   'litchi':'dec_epeluchuresRestesRepas',&#10;   'mangue':'dec_epeluchuresRestesRepas',&#10;   'melon':'dec_epeluchuresRestesRepas',&#10;   'mirabelle':'dec_epeluchuresRestesRepas',&#10;   'mure':'dec_epeluchuresRestesRepas',&#10;   'myrtille':'dec_epeluchuresRestesRepas',&#10;   'noisette':'dec_epeluchuresRestesRepas',&#10;   'noix':'dec_epeluchuresRestesRepas',&#10;   'orange':'dec_epeluchuresRestesRepas',&#10;   'papaye':'dec_epeluchuresRestesRepas',&#10;   'pasteque':'dec_epeluchuresRestesRepas',&#10;   'peche':'dec_epeluchuresRestesRepas',&#10;   'nectarine':'dec_epeluchuresRestesRepas',&#10;   'poire':'dec_epeluchuresRestesRepas',&#10;   'pomme':'dec_epeluchuresRestesRepas',&#10;   'prune':'dec_epeluchuresRestesRepas',&#10;   'raisin':'dec_epeluchuresRestesRepas',&#10;   'rhubarbe':'dec_epeluchuresRestesRepas',&#10;   'ail':'dec_epeluchuresRestesRepas',&#10;   'artichaut':'dec_epeluchuresRestesRepas',&#10;   'asperge':'dec_epeluchuresRestesRepas',&#10;   'aubergine':'dec_epeluchuresRestesRepas',&#10;   'betterave':'dec_epeluchuresRestesRepas',&#10;   'blette':'dec_epeluchuresRestesRepas',&#10;   'brocoli':'dec_epeluchuresRestesRepas',&#10;   'carotte':'dec_epeluchuresRestesRepas',&#10;   'celeri':'dec_epeluchuresRestesRepas',&#10;   'cepe':'dec_epeluchuresRestesRepas',&#10;   'champignon':'dec_epeluchuresRestesRepas',&#10;   'paris':'dec_epeluchuresRestesRepas',&#10;   'chicoree':'dec_epeluchuresRestesRepas',&#10;   'chou':'dec_epeluchuresRestesRepas',&#10;   'concombre':'dec_epeluchuresRestesRepas',&#10;   'courgette':'dec_epeluchuresRestesRepas',&#10;   'cresson':'dec_epeluchuresRestesRepas',&#10;   'echalote':'dec_epeluchuresRestesRepas',&#10;   'endive':'dec_epeluchuresRestesRepas',&#10;   'epinard':'dec_epeluchuresRestesRepas',&#10;   'fenouil':'dec_epeluchuresRestesRepas',&#10;   'feve':'dec_epeluchuresRestesRepas',&#10;   'haricot':'dec_epeluchuresRestesRepas',&#10;   'laitue':'dec_epeluchuresRestesRepas',&#10;   'lentille':'dec_epeluchuresRestesRepas',&#10;   'mache':'dec_epeluchuresRestesRepas',&#10;   'morille':'dec_epeluchuresRestesRepas',&#10;   'navet':'dec_epeluchuresRestesRepas',&#10;   'oignon':'dec_epeluchuresRestesRepas',&#10;   'oseille':'dec_epeluchuresRestesRepas',&#10;   'patate':'dec_epeluchuresRestesRepas',&#10;   'persil':'dec_epeluchuresRestesRepas',&#10;   'pois':'dec_epeluchuresRestesRepas',&#10;   'poireau':'dec_epeluchuresRestesRepas',&#10;   'poivron':'dec_epeluchuresRestesRepas',&#10;   'potiron':'dec_epeluchuresRestesRepas',&#10;   'radis':'dec_epeluchuresRestesRepas',&#10;   'tomate':'dec_epeluchuresRestesRepas',&#10;   'equipement':'dec_equipementsAudioEtVideo',&#10;   'essence':'dec_essenceTerebenthine',&#10;   'terebenthine':'dec_essenceTerebenthine',&#10;   'essuie':'dec_essuiToutRouleauCarton,dec_essuiToutSaufRouleauCarton',&#10;   'tout':'dec_essuiToutRouleauCarton,dec_essuiToutSaufRouleauCarton',&#10;   'rouleau':'dec_essuiToutRouleauCarton,dec_essuiToutRouleauCarton,dec_essuiToutSaufRouleauCarton',&#10;   'papier':'dec_essuiToutRouleauCarton,dec_essuiToutSaufRouleauCarton,dec_essuiToutSaufRouleauCarton,dec_fournituresHorsPapier,dec_papier,dec_papierMetallise,dec_papierMetallise,dec_papierAluminium,dec_papierCadeau,dec_papierPeint,dec_sacEnPapier',&#10;   'toilette':'dec_essuiToutRouleauCarton,dec_essuiToutSaufRouleauCarton,dec_recurantsPourToilette',&#10;   'sauf':'dec_essuiToutSaufRouleauCarton',&#10;   'sopalin':'dec_essuiToutSaufRouleauCarton',&#10;   'absorbant':'dec_essuiToutSaufRouleauCarton',&#10;   'film':'dec_filmPlastique,dec_filmsPhotographiques',&#10;   'photographiques':'dec_filmsPhotographiques',&#10;   'diapositive':'dec_filmsPhotographiques',&#10;   'pellicule':'dec_filmsPhotographiques',&#10;   'filtre':'dec_filtreAHuile',&#10;   'flacon':'dec_flaconProduitsDentretien,dec_flaconProduitsDentretien,dec_flaconProduitsDentretien,dec_flaconSavon,dec_flaconSavon,dec_flaconSavon',&#10;   'entretien':'dec_flaconProduitsDentretien,dec_flaconProduitsDentretien,dec_produitsDEntretien',&#10;   'savon':'dec_flaconSavon,dec_flaconSavon',&#10;   'fongicide':'dec_fongicides',&#10;   'fourniture':'dec_fournituresHorsPapier,dec_fournituresHorsPapier',&#10;   'hor':'dec_fournituresHorsPapier',&#10;   'bureau':'dec_fournituresHorsPapier',&#10;   'crayon':'dec_fournituresHorsPapier,dec_fournituresHorsPapier,dec_stylo',&#10;   'stylo':'dec_fournituresHorsPapier,dec_stylo',&#10;   'feutre':'dec_fournituresHorsPapier',&#10;   'gomme':'dec_fournituresHorsPapier',&#10;   'agrafeuse':'dec_fournituresHorsPapier',&#10;   'regle':'dec_fournituresHorsPapier',&#10;   'compas':'dec_fournituresHorsPapier',&#10;   'pochette':'dec_fournituresHorsPapier',&#10;   'trombone':'dec_fournituresHorsPapier',&#10;   'ciseaux':'dec_fournituresHorsPapier',&#10;   'gazon':'dec_gazon',&#10;   'pelouse':'dec_gazon',&#10;   'herbe':'dec_gazon',&#10;   'gravat':'dec_gravat',&#10;   'grillage':'dec_grillage',&#10;   'cloture':'dec_grillage',&#10;   'guitare':'dec_guitare',&#10;   'herbicide':'dec_herbicides',&#10;   'desherbant':'dec_herbicides',&#10;   'friture':'dec_huileAlimentaire',&#10;   'minerale':'dec_huileMinerale',&#10;   'vidange':'dec_huileVidange',&#10;   'insecticides':'dec_insecticides',&#10;   'jouet':'dec_jouetsAlimentesParElectricite,dec_jouetsNonElectroniques',&#10;   'jeu':'dec_jouetsAlimentesParElectricite,dec_jouetsNonElectroniques',&#10;   'avec':'dec_jouetsAlimentesParElectricite',&#10;   'pile':'dec_jouetsAlimentesParElectricite,dec_piles',&#10;   'train':'dec_jouetsAlimentesParElectricite',&#10;   'electrique':'dec_jouetsAlimentesParElectricite',&#10;   'peluche':'dec_jouetsNonElectroniques',&#10;   'poupee':'dec_jouetsNonElectroniques',&#10;   'petite':'dec_jouetsNonElectroniques',&#10;   'journal':'dec_journal',&#10;   'revue':'dec_journal,dec_magazine',&#10;   'laine':'dec_laine,dec_laineVerre,dec_laineVerre,dec_laineVerre',&#10;   'roche':'dec_laineVerre',&#10;   'lingette':'dec_lingette',&#10;   'refroidissement':'dec_liquideRefroidissement',&#10;   'litiere':'dec_litierePourAnimaux',&#10;   'animaux':'dec_litierePourAnimaux',&#10;   'livre':'dec_livre',&#10;   'bd':'dec_livre',&#10;   'bande':'dec_livre',&#10;   'dessinee':'dec_livre',&#10;   'lunette':'dec_lunette',&#10;   'magazine':'dec_magazine',&#10;   'mastic':'dec_masticCarrosserie',&#10;   'carrosserie':'dec_masticCarrosserie',&#10;   'matelas':'dec_matelas',&#10;   'medicament':'dec_medicaments',&#10;   'meuble':'dec_meuble',&#10;   'canape':'dec_meuble',&#10;   'fauteuil':'dec_meuble',&#10;   'armoire':'dec_meuble',&#10;   'miroir':'dec_miroir',&#10;   'moquette':'dec_moquette',&#10;   'mort':'dec_mortAuxRats',&#10;   'rats':'dec_mortAuxRats',&#10;   'raticide':'dec_mortAuxRats',&#10;   'mouchoir':'dec_mouchoir',&#10;   'naphtaline':'dec_naphtaline',&#10;   'antimite':'dec_naphtaline',&#10;   'neon':'dec_neons',&#10;   'nettoyant':'dec_nettoyantsALAmmoniac,dec_nettoyantsCuivreEtArgenterie,dec_produitsDEntretien',&#10;   'l':'dec_nettoyantsALAmmoniac,dec_potPeinture',&#10;   'ammoniac':'dec_nettoyantsALAmmoniac',&#10;   'cuivre':'dec_nettoyantsCuivreEtArgenterie',&#10;   'argenterie':'dec_nettoyantsCuivreEtArgenterie',&#10;   'objet':'dec_objetEnTerreCuite',&#10;   'terre':'dec_objetEnTerreCuite',&#10;   'cuite':'dec_objetEnTerreCuite',&#10;   'ordinateur':'dec_ordinateursPortables',&#10;   'portables':'dec_ordinateursPortables',&#10;   'outil':'dec_outilsBricolageOuJardinage',&#10;   'bricolage':'dec_outilsBricolageOuJardinage',&#10;   'jardinage':'dec_outilsBricolageOuJardinage',&#10;   'marteau':'dec_outilsBricolageOuJardinage',&#10;   'tournevis':'dec_outilsBricolageOuJardinage',&#10;   'cisaille':'dec_outilsBricolageOuJardinage',&#10;   'scie':'dec_outilsBricolageOuJardinage',&#10;   'rateau':'dec_outilsBricolageOuJardinage',&#10;   'hache':'dec_outilsBricolageOuJardinage',&#10;   'prospectus':'dec_papier',&#10;   'publicite':'dec_papier',&#10;   'feuille':'dec_papier',&#10;   'imprimee':'dec_papier',&#10;   'beurre':'dec_papierMetallise',&#10;   'cadeau':'dec_papierCadeau',&#10;   'peint':'dec_papierPeint',&#10;   'crepon':'dec_papierPeint',&#10;   'parpaing':'dec_parpaing',&#10;   'antirouille':'dec_peintureAntirouille',&#10;   'peripherique':'dec_peripheriquesInformatiques',&#10;   'informatiques':'dec_peripheriquesInformatiques',&#10;   'ecran':'dec_peripheriquesInformatiques,dec_televiseurs',&#10;   'clavier':'dec_peripheriquesInformatiques',&#10;   'souris':'dec_peripheriquesInformatiques',&#10;   'imprimante':'dec_peripheriquesInformatiques',&#10;   'piano':'dec_piano',&#10;   'accumulateur':'dec_piles',&#10;   'planche':'dec_plancheBois',&#10;   'plante':'dec_plante',&#10;   'pneu':'dec_pneu',&#10;   'jambon':'dec_polystyrene',&#10;   'porcelaine':'dec_porcelaine,dec_vaisselleVerrePorcelaine',&#10;   'vase':'dec_porcelaine',&#10;   'fraiche':'dec_potCremeFraîche',&#10;   'poterie':'dec_poterie,dec_vaisselleVerrePorcelaine',&#10;   'acrylique':'dec_potPeinture',&#10;   'glycero':'dec_potPeinture',&#10;   'yaourt':'dec_potYaourt',&#10;   'phytosanitaire':'dec_produitPhytosanitaire',&#10;   'beaute':'dec_produitsBeaute',&#10;   'cosmetique':'dec_produitsBeaute',&#10;   'rouge':'dec_produitsBeaute',&#10;   'levres':'dec_produitsBeaute',&#10;   'maquillage':'dec_produitsBeaute',&#10;   'vernis':'dec_produitsBeaute',&#10;   'sol':'dec_produitsDEntretien',&#10;   'traitement':'dec_produitsTraitementDuBois',&#10;   'radiographie':'dec_radiographie',&#10;   'rasoir':'dec_rasoirJetable',&#10;   'jetable':'dec_rasoirJetable',&#10;   'recurant':'dec_recurantsPourFour,dec_recurantsPourToilette',&#10;   'refrigerateur':'dec_refrigerateur',&#10;   'resine':'dec_resines',&#10;   'revelateur':'dec_revelateurEtFixateurPhoto',&#10;   'fixateur':'dec_revelateurEtFixateurPhoto',&#10;   'sac':'dec_sacEnPapier,dec_sacPlastique',&#10;   'scooter':'dec_scooter',&#10;   'mobylette':'dec_scooter',&#10;   'solvant':'dec_solvants',&#10;   'diluant':'dec_solvants',&#10;   'white':'dec_solvants',&#10;   'spirit':'dec_solvants',&#10;   'table':'dec_tableARepasser',&#10;   'repasser':'dec_tableARepasser',&#10;   'telephonie':'dec_telephonie',&#10;   'telephone':'dec_telephone_portable',&#10;   'mobile':'dec_telephone_portable',&#10;   'smartphone':'dec_telephone_portable',&#10;   'televiseur':'dec_televiseurs',&#10;   'television':'dec_televiseurs',&#10;   'tv':'dec_televiseurs',&#10;   'thermometre':'dec_thermometreAMercure',&#10;   'mercure':'dec_thermometreAMercure',&#10;   'trompette':'dec_trompette',&#10;   'trottinette':'dec_trottinnette',&#10;   'fluorescent':'dec_tubeFluorescent',&#10;   'fluo':'dec_tubeFluorescent',&#10;   'tuyau':'dec_tuyauDarrosage',&#10;   'arrosage':'dec_tuyauDarrosage',&#10;   'ustensile':'dec_UstensileCuisine',&#10;   'cuisine':'dec_UstensileCuisine',&#10;   'casserole':'dec_UstensileCuisine',&#10;   'marmite':'dec_UstensileCuisine',&#10;   'cocotte':'dec_UstensileCuisine',&#10;   'poele':'dec_UstensileCuisine',&#10;   'wok':'dec_UstensileCuisine',&#10;   'spatule':'dec_UstensileCuisine',&#10;   'vaisselle':'dec_vaisselleCarton,dec_vaissellePlastique',&#10;   'assiette':'dec_vaisselleCarton,dec_vaisselleVerrePorcelaine',&#10;   'gobelet':'dec_vaisselleCarton,dec_vaissellePlastique',&#10;   'couvert':'dec_vaissellePlastique',&#10;   'tasse':'dec_vaisselleVerrePorcelaine',&#10;   'bol':'dec_vaisselleVerrePorcelaine',&#10;   'boire':'dec_vaisselleVerrePorcelaine,dec_verreaboire',&#10;   'faience':'dec_vaisselleVerrePorcelaine',&#10;   'carafe':'dec_vaisselleVerrePorcelaine',&#10;   'velo':'dec_velo',&#10;   'bicyclette':'dec_velo',&#10;   'skateboard':'dec_velo',&#10;   'vetement':'dec_vetementEnBonEtat,dec_vetementUsage,dec_vetementUsage',&#10;   'pantalon':'dec_vetementEnBonEtat,dec_vetementUsage',&#10;   'chemise':'dec_vetementEnBonEtat,dec_vetementUsage',&#10;   'pull':'dec_vetementEnBonEtat,dec_vetementUsage',&#10;   'veste':'dec_vetementEnBonEtat,dec_vetementUsage',&#10;   'jupe':'dec_vetementEnBonEtat,dec_vetementUsage',&#10;   'robe':'dec_vetementEnBonEtat,dec_vetementUsage',&#10;   'usage':'dec_vetementUsage',&#10;   'vitre':'dec_vitre'},&#10;   {'z':'z',&#10;   'acid':'dec_acides,dec_agenda',&#10;   'base':'dec_acides',&#10;   'chemical':'dec_acides,dec_engraisChimiques',&#10;   'spray':'dec_aerosols,dec_aerosols,dec_bombePeinture,dec_bombePeinture',&#10;   'aerosol':'dec_aerosols',&#10;   'deodorant':'dec_aerosols,dec_deodorantStick,dec_deodorantStick',&#10;   'hairspray':'dec_aerosols',&#10;   'agenda':'dec_agenda',&#10;   'energy':'dec_ampouleBasseConso,dec_ampouleBasseConso,dec_ampouleBasseConso',&#10;   'a':'bba',&#10;   'saving':'dec_ampouleBasseConso,dec_ampouleBasseConso,dec_ampouleBasseConso',&#10;   'bulb':'dec_ampouleBasseConso,dec_ampouleBasseConso,dec_ampouleClassique,dec_ampouleClassique,dec_ampouleClassique',&#10;   'lamp':'dec_ampouleBasseConso,dec_lampe,dec_tubeFluorescent',&#10;   'conventional':'dec_ampouleClassique',&#10;   'incandescent':'dec_ampouleClassique',&#10;   'filament':'dec_ampouleClassique',&#10;   'directory':'dec_annuaire',&#10;   'ant':'dec_antiFourmis',&#10;   'antifreeze':'dec_antigel',&#10;   'electronic':'dec_appareilElectronique,dec_jouetsNonElectroniques',&#10;   'equipment':'dec_appareilElectronique,dec_appareilsChauffant,dec_equipementsAudioEtVideo',&#10;   'tools':'dec_appareilElectronique,dec_outilsBricolageOuJardinage',&#10;   'powered':'dec_appareilElectronique,dec_jouetsAlimentesParElectricite',&#10;   'by':'dec_appareilElectronique,dec_jouetsAlimentesParElectricite',&#10;   'electricite':'dec_appareilElectronique',&#10;   'heating':'dec_appareilsChauffant,dec_appareilsChauffant,dec_appareilsChauffant',&#10;   'devices':'dec_appareilsChauffant',&#10;   'cooking':'dec_appareilsChauffant,dec_huileAlimentaire',&#10;   'appliance':'dec_appareilsChauffant',&#10;   'oven':'dec_appareilsChauffant,dec_recurantsPourFour',&#10;   'household':'dec_appareilsElectromenager,dec_bouteilleProduitMenagerNonVide,dec_bouteilleProduitMenagerVide,dec_flaconProduitsDentretien',&#10;   'appliances':'dec_appareilsElectromenager,dec_appareilsElectromenager',&#10;   'small':'dec_appareilsElectromenager,dec_cartonPetitsOuGrands,dec_piles',&#10;   'barrel':'dec_barilLessive',&#10;   'of':'dec_barilLessive,dec_bidonDHuileMoteurVide,dec_bouteilleLait,dec_bouteillePlastique,dec_canetteSoda,dec_flaconProduitsDentretien,dec_flaconProduitsDentretien,dec_plancheBois,dec_potPeinture',&#10;   'laundry':'dec_barilLessive',&#10;   'detergents':'dec_barilLessive',&#10;   'packets':'dec_barilLessive',&#10;   'cardboard':'dec_barilLessive,dec_cartonPetitsOuGrands,dec_emballagesEnCartonPlat,dec_emballagesEnCartonPlat,dec_essuiToutRouleauCarton,dec_essuiToutRouleauCarton,dec_essuiToutSaufRouleauCarton,dec_vaisselleCarton,dec_vaisselleCarton',&#10;   'barrels':'dec_barilLessive',&#10;   'aluminum':'dec_barquetteAluminium,dec_papierAluminium',&#10;   'tray':'dec_barquetteAluminium,dec_barquetteAluminium,dec_barquetteAluminium,dec_barquettePolystyrene,dec_barquettePolystyrene,dec_polystyrene,dec_polystyrene',&#10;   'pizza':'dec_barquetteAluminium,dec_emballagesEnCartonPlat',&#10;   'quiche':'dec_barquetteAluminium',&#10;   'polystyrene':'dec_barquettePolystyrene,dec_polystyrene',&#10;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car':'dec_batteriesVoiture,dec_huileMinerale,dec_jouetsNonElectroniques,dec_voiture',&#10;   'battery':'dec_batteriesVoiture,dec_jouetsAlimentesParElectricite,dec_piles',&#10;   'empty':'dec_bidonDHuileMoteurVide,dec_bidonMetal,dec_bouteilleProduitMenagerNonVide,dec_bouteilleProduitMenagerVide,dec_flaconProduitsDentretien',&#10;   'can':'dec_bidonDHuileMoteurVide,dec_canetteSoda,dec_potPeinture',&#10;   'engine':'dec_bidonDHuileMoteurVide,dec_huileMinerale',&#10;   'oil':'dec_bidonDHuileMoteurVide,dec_bouteilleDhuileAlimentaire,dec_bouteilleDhuileEnVerre,dec_filtreAHuile,dec_huileAlimentaire,dec_huileAlimentaire,dec_huileMinerale,dec_huileMinerale,dec_huileMinerale,dec_huileVidange,dec_peinturesHuileEtEau,dec_potPeinture,dec_potPeinture',&#10;   'metal':'dec_bidonMetal,dec_boiteMetallique,dec_bouteillesSirop,dec_capsuleCafe,dec_couverclePotEnVerre',&#10;   'container':'dec_bidonMetal',&#10;   'glass':'dec_bocalEnVerre,dec_bocalEnVerre,dec_bouteilleDhuileEnVerre,dec_bouteilleVerre,dec_couverclePotEnVerre,dec_laineVerre,dec_laineVerre,dec_vaisselleVerrePorcelaine,dec_vaisselleVerrePorcelaine,dec_verreaboire',&#10;   'jar':'dec_bocalEnVerre,dec_bocalEnVerre,dec_couverclePotEnVerre',&#10;   'chocolate':'dec_bocalEnVerre',&#10;   'spreadable':'dec_bocalEnVerre',&#10;   'paste':'dec_bocalEnVerre',&#10;   'egg':'dec_boiteAOeufsEnPlastique,dec_boiteOeufsEnCarton',&#10;   'carton':'dec_boiteAOeufsEnPlastique,dec_boiteOeufsEnCarton,dec_briqueAlimentaire',&#10;   'box':'dec_boiteCamembertEnBois,dec_boiteMetallique,dec_emballagesEnCartonPlat,dec_emballagesEnCartonPlat',&#10;   'wooden':'dec_boiteCamembertEnBois',&#10;   'camembert':'dec_boiteCamembertEnBois',&#10;   'tin':'dec_boiteConserve',&#10;   'canned':'dec_boiteConserve',&#10;   'shaving':'dec_bombeMousseARaser',&#10;   'foam':'dec_bombeMousseARaser',&#10;   'bomb':'dec_bombeMousseARaser',&#10;   'paint':'dec_bombePeinture,dec_bombePeinture,dec_peintureAntirouille,dec_potPeinture,dec_potPeinture',&#10;   'cork':'dec_bouchonLiege',&#10;   'cap':'dec_bouchonPlastique,dec_couverclePotEnVerre',&#10;   'candle':'dec_bougie',&#10;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10;   'water':'dec_bouteilleDhuileAlimentaire,dec_peinturesHuileEtEau,dec_potPeinture',&#10;   'gas':'dec_bouteilleGaz',&#10;   'cylinder':'dec_bouteilleGaz',&#10;   'milk':'dec_bouteilleLait,dec_briqueAlimentaire',&#10;   'soda':'dec_bouteillePlastique,dec_canetteSoda',&#10;   'product':'dec_bouteilleProduitMenagerNonVide,dec_bouteilleProduitMenagerVide,dec_flaconProduitsDentretien,dec_produitPhytosanitaire,dec_produitsDEntretien,dec_produitsTraitementDuBois',&#10;   'bottles':'dec_bouteilleProduitMenagerNonVide,dec_bouteillesSirop',&#10;   'not':'dec_bouteilleProduitMenagerNonVide,dec_papier',&#10;   'syrup':'dec_bouteillesSirop',&#10;   'wine':'dec_bouteilleVerre',&#10;   'beer':'dec_bouteilleVerre,dec_couverclePotEnVerre',&#10;   'branches':'dec_branchage',&#10;   'foliage':'dec_branchage',&#10;   'tree':'dec_branchage',&#10;   'size':'dec_branchage',&#10;   'toothbrush':'dec_brosseadent',&#10;   'food':'dec_briqueAlimentaire,dec_epeluchuresRestesRepas,dec_epeluchuresRestesRepas',&#10;   'brick':'dec_briqueAlimentaire',&#10;   'tetra':'dec_briqueAlimentaire',&#10;   'pack':'dec_briqueAlimentaire',&#10;   'crate':'dec_cagetteBois,dec_cagetteBois',&#10;   'wood':'dec_cagetteBois,dec_plancheBois',&#10;   'notebook':'dec_cahier,dec_cahier,dec_cahier,dec_cahier',&#10;   'no':'dec_cahier',&#10;   'spiral':'dec_cahier,dec_cahier',&#10;   'calendar':'dec_calendrier',&#10;   'coffee':'dec_capsuleCafe,dec_capsuleCafe,dec_papierMetallise',&#10;   'capsule':'dec_capsuleCafe,dec_capsuleCafe,dec_couverclePotEnVerre',&#10;   'or':'dec_capsuleCafe,dec_cartonPetitsOuGrands,dec_outilsBricolageOuJardinage,dec_papier',&#10;   'pod':'dec_capsuleCafe',&#10;   'nespresso':'dec_capsuleCafe',&#10;   'post':'dec_cartePostale',&#10;   'card':'dec_cartePostale',&#10;   'large':'dec_cartonPetitsOuGrands',&#10;   'ink':'dec_cartouchesEncres',&#10;   'cartridges':'dec_cartouchesEncres',&#10;   'cd':'dec_cdDvdK7',&#10;   '/':'dec_cdDvdK7,dec_cdDvdK7',&#10;   'dvd':'dec_cdDvdK7',&#10;   'k7':'dec_cdDvdK7',&#10;   'audio':'dec_cdDvdK7,dec_equipementsAudioEtVideo',&#10;   'cassettes':'dec_cdDvdK7,dec_cdDvdK7',&#10;   'video':'dec_cdDvdK7,dec_equipementsAudioEtVideo',&#10;   'shoe':'dec_chaussureEnBonEtat',&#10;   'in':'dec_chaussureEnBonEtat,dec_chaussureEnBonEtat',&#10;   'good':'dec_chaussureEnBonEtat,dec_chaussureEnBonEtat',&#10;   'condition':'dec_chaussureEnBonEtat,dec_chaussureEnBonEtat',&#10;   'bote':'dec_chaussureEnBonEtat,dec_chaussuresUsagees',&#10;   'used':'dec_chaussuresUsagees,dec_chaussuresUsagees',&#10;   'shoes':'dec_chaussuresUsagees',&#10;   'worn':'dec_chaussuresUsagees',&#10;   'footwear':'dec_chaussuresUsagees',&#10;   'cigarette':'dec_cigarette,dec_cigarette',&#10;   'cigar':'dec_cigarette',&#10;   'binder':'dec_classeur,dec_fournituresHorsPapier',&#10;   'glues':'dec_colles',&#10;   'freezers':'dec_congelateurs',&#10;   'q':'dec_cotonTige',&#10;   'tip':'dec_cotonTige',&#10;   'baby':'dec_coucheBebe',&#10;   's':'dec_coucheBebe',&#10;   'diaper':'dec_coucheBebe',&#10;   'cover':'dec_couverclePotEnVerre,dec_couverclePotEnVerre,dec_vaissellePlastique',&#10;   'cutlery':'dec_couverts',&#10;   'knife':'dec_couverts,dec_vaissellePlastique',&#10;   'spoon':'dec_couverts,dec_vaissellePlastique',&#10;   'fork':'dec_couverts,dec_vaissellePlastique',&#10;   'cream':'dec_cremeEnTube,dec_cremeEtDentifriceTube,dec_cremeEtDentifriceTube,dec_potCremeFraîche',&#10;   'tube':'dec_cremeEnTube,dec_cremeEtDentifriceTube,dec_cremeEtDentifriceTube,dec_tubeFluorescent',&#10;   'and':'dec_cremeEtDentifriceTube,dec_equipementsAudioEtVideo,dec_nettoyantsCuivreEtArgenterie,dec_peinturesHuileEtEau,dec_revelateurEtFixateurPhoto',&#10;   'toothpaste':'dec_cremeEtDentifriceTube,dec_cremeEtDentifriceTube',&#10;   'liquid':'dec_deboucheurLiquide,dec_liquideRefroidissement',&#10;   'drain':'dec_deboucheurLiquide',&#10;   'cleaner':'dec_deboucheurLiquide,dec_nettoyantsALAmmoniac,dec_produitsDEntretien',&#10;   'stick':'dec_deodorantStick',&#10;   'ball':'dec_deodorantStick',&#10;   'stain':'dec_detachant',&#10;   'that':'dec_detachant',&#10;   'is':'dec_detachant',&#10;   'toxic':'dec_detachant',&#10;   'diamond':'dec_diamant',&#10;   'precious':'dec_diamant',&#10;   'stone':'dec_diamant',&#10;   'bleach':'dec_eauJavel',&#10;   'boxboard':'dec_emballagesEnCartonPlat',&#10;   'packaging':'dec_emballagesEnCartonPlat',&#10;   'overwrapping':'dec_emballagesEnCartonPlat',&#10;   'cereal':'dec_emballagesEnCartonPlat',&#10;   'fertilizers':'dec_engraisChimiques',&#10;   'envelope':'dec_enveloppe',&#10;   'peeling':'dec_epeluchuresRestesRepas',&#10;   'scraps':'dec_epeluchuresRestesRepas',&#10;   'apricot':'dec_epeluchuresRestesRepas',&#10;   'almond':'dec_epeluchuresRestesRepas',&#10;   'pineapple':'dec_epeluchuresRestesRepas',&#10;   'avocado':'dec_epeluchuresRestesRepas',&#10;   'banana':'dec_epeluchuresRestesRepas',&#10;   'currant':'dec_epeluchuresRestesRepas',&#10;   'cherry':'dec_epeluchuresRestesRepas',&#10;   'chestnut':'dec_epeluchuresRestesRepas',&#10;   'lemon':'dec_epeluchuresRestesRepas',&#10;   'clementine':'dec_epeluchuresRestesRepas',&#10;   'tangerine':'dec_epeluchuresRestesRepas',&#10;   'quince':'dec_epeluchuresRestesRepas',&#10;   'date':'dec_epeluchuresRestesRepas',&#10;   'fig':'dec_epeluchuresRestesRepas',&#10;   'strawberry':'dec_epeluchuresRestesRepas',&#10;   'raspberry':'dec_epeluchuresRestesRepas',&#10;   'passion':'dec_epeluchuresRestesRepas',&#10;   'guava':'dec_epeluchuresRestesRepas',&#10;   'pomegranate':'dec_epeluchuresRestesRepas',&#10;   'gooseberry':'dec_epeluchuresRestesRepas',&#10;   'kiwi':'dec_epeluchuresRestesRepas',&#10;   'lychee':'dec_epeluchuresRestesRepas',&#10;   'mango':'dec_epeluchuresRestesRepas',&#10;   'melon':'dec_epeluchuresRestesRepas',&#10;   'plum':'dec_epeluchuresRestesRepas,dec_epeluchuresRestesRepas',&#10;   'blackberry':'dec_epeluchuresRestesRepas',&#10;   'blueberry':'dec_epeluchuresRestesRepas',&#10;   'hazelnut':'dec_epeluchuresRestesRepas',&#10;   'walnut':'dec_epeluchuresRestesRepas',&#10;   'orange':'dec_epeluchuresRestesRepas',&#10;   'papaya':'dec_epeluchuresRestesRepas',&#10;   'watermelon':'dec_epeluchuresRestesRepas',&#10;   'peach':'dec_epeluchuresRestesRepas',&#10;   'nectarine':'dec_epeluchuresRestesRepas',&#10;   'pear':'dec_epeluchuresRestesRepas',&#10;   'apple':'dec_epeluchuresRestesRepas',&#10;   'grapes':'dec_epeluchuresRestesRepas',&#10;   'rhubarb':'dec_epeluchuresRestesRepas',&#10;   'garlic':'dec_epeluchuresRestesRepas',&#10;   'artichoke':'dec_epeluchuresRestesRepas',&#10;   'asparagus':'dec_epeluchuresRestesRepas',&#10;   'eggplant':'dec_epeluchuresRestesRepas',&#10;   'beets':'dec_epeluchuresRestesRepas',&#10;   'chard':'dec_epeluchuresRestesRepas',&#10;   'broccoli':'dec_epeluchuresRestesRepas',&#10;   'carrot':'dec_epeluchuresRestesRepas',&#10;   'celery':'dec_epeluchuresRestesRepas',&#10;   'mushroom':'dec_epeluchuresRestesRepas,dec_epeluchuresRestesRepas',&#10;   'paris':'dec_epeluchuresRestesRepas',&#10;   'chicory':'dec_epeluchuresRestesRepas',&#10;   'cabbage':'dec_epeluchuresRestesRepas',&#10;   'cucumber':'dec_epeluchuresRestesRepas',&#10;   'zucchini':'dec_epeluchuresRestesRepas',&#10;   'watercress':'dec_epeluchuresRestesRepas',&#10;   'shallots':'dec_epeluchuresRestesRepas',&#10;   'endive':'dec_epeluchuresRestesRepas',&#10;   'spinach':'dec_epeluchuresRestesRepas',&#10;   'fennel':'dec_epeluchuresRestesRepas',&#10;   'beans':'dec_epeluchuresRestesRepas',&#10;   'lettuce':'dec_epeluchuresRestesRepas',&#10;   'lentils':'dec_epeluchuresRestesRepas',&#10;   'lamb':'dec_epeluchuresRestesRepas',&#10;   'morel':'dec_epeluchuresRestesRepas',&#10;   'turnip':'dec_epeluchuresRestesRepas',&#10;   'onion':'dec_epeluchuresRestesRepas',&#10;   'sorrel':'dec_epeluchuresRestesRepas',&#10;   'potato':'dec_epeluchuresRestesRepas',&#10;   'parsley':'dec_epeluchuresRestesRepas',&#10;   'leeks':'dec_epeluchuresRestesRepas',&#10;   'peas':'dec_epeluchuresRestesRepas',&#10;   'peppers':'dec_epeluchuresRestesRepas',&#10;   'pumpkin':'dec_epeluchuresRestesRepas',&#10;   'radish':'dec_epeluchuresRestesRepas',&#10;   'tomato':'dec_epeluchuresRestesRepas',&#10;   'turpentine':'dec_essenceTerebenthine',&#10;   'towels':'dec_essuiToutRouleauCarton,dec_essuiToutSaufRouleauCarton,dec_essuiToutSaufRouleauCarton,dec_essuiToutSaufRouleauCarton',&#10;   'roll':'dec_essuiToutRouleauCarton,dec_essuiToutRouleauCarton,dec_essuiToutSaufRouleauCarton',&#10;   'toilet':'dec_essuiToutRouleauCarton,dec_essuiToutSaufRouleauCarton,dec_recurantsPourToilette',&#10;   'paper':'dec_essuiToutRouleauCarton,dec_essuiToutSaufRouleauCarton,dec_essuiToutSaufRouleauCarton,dec_essuiToutSaufRouleauCarton,dec_fournituresHorsPapier,dec_fournituresHorsPapier,dec_papier,dec_papierMetallise,dec_papierMetallise,dec_sacEnPapier,dec_vaisselleCarton',&#10;   'except':'dec_essuiToutSaufRouleauCarton,dec_fournituresHorsPapier',&#10;   'film':'dec_filmPlastique,dec_filmsPhotographiques,dec_filmsPhotographiques,dec_papier',&#10;   'photographic':'dec_filmsPhotographiques',&#10;   'slide':'dec_filmsPhotographiques',&#10;   'filter':'dec_filtreAHuile',&#10;   'cleaning':'dec_flaconProduitsDentretien,dec_flaconProduitsDentretien',&#10;   'products':'dec_flaconProduitsDentretien,dec_flaconProduitsDentretien,dec_produitsBeaute',&#10;   'soap':'dec_flaconSavon,dec_flaconSavon',&#10;   'fungicide':'dec_fongicides',&#10;   'supplies':'dec_fournituresHorsPapier,dec_fournituresHorsPapier',&#10;   'office':'dec_fournituresHorsPapier',&#10;   'pencil':'dec_fournituresHorsPapier,dec_fournituresHorsPapier,dec_stylo',&#10;   'pen':'dec_fournituresHorsPapier,dec_stylo',&#10;   'marker':'dec_fournituresHorsPapier',&#10;   'eraser':'dec_fournituresHorsPapier',&#10;   'stapler':'dec_fournituresHorsPapier',&#10;   'ruler':'dec_fournituresHorsPapier',&#10;   'compass':'dec_fournituresHorsPapier',&#10;   'bag':'dec_fournituresHorsPapier,dec_sacEnPapier,dec_sacPlastique',&#10;   'clip':'dec_fournituresHorsPapier',&#10;   'sharpener':'dec_fournituresHorsPapier',&#10;   'scissors':'dec_fournituresHorsPapier',&#10;   'grass':'dec_gazon,dec_gazon',&#10;   'lawn':'dec_gazon',&#10;   'engrave':'dec_gravat',&#10;   'fence':'dec_grillage,dec_grillage',&#10;   'guitar':'dec_guitare',&#10;   'herbicide':'dec_herbicides',&#10;   'weedkiller':'dec_herbicides',&#10;   'edible':'dec_huileAlimentaire',&#10;   'mineral':'dec_huileMinerale',&#10;   'waste':'dec_huileVidange',&#10;   'insecticides':'dec_insecticides',&#10;   'toy':'dec_jouetsAlimentesParElectricite,dec_jouetsNonElectroniques,dec_jouetsNonElectroniques,dec_jouetsNonElectroniques',&#10;   'electricity':'dec_jouetsAlimentesParElectricite',&#10;   'with':'dec_jouetsAlimentesParElectricite,dec_nettoyantsALAmmoniac',&#10;   'set':'dec_jouetsAlimentesParElectricite',&#10;   'electric':'dec_jouetsAlimentesParElectricite',&#10;   'train':'dec_jouetsAlimentesParElectricite',&#10;   'non':'dec_jouetsNonElectroniques',&#10;   'game':'dec_jouetsNonElectroniques',&#10;   'doll':'dec_jouetsNonElectroniques',&#10;   'newspaper':'dec_journal',&#10;   'magazine':'dec_journal,dec_magazine',&#10;   'wool':'dec_laine,dec_laineVerre,dec_laineVerre,dec_laineVerre',&#10;   'rock':'dec_laineVerre',&#10;   'wipe':'dec_lingette',&#10;   'cooling':'dec_liquideRefroidissement',&#10;   'animal':'dec_litierePourAnimaux',&#10;   'litter':'dec_litierePourAnimaux',&#10;   'book':'dec_livre',&#10;   'comics':'dec_livre',&#10;   'comic':'dec_livre',&#10;   'glasses':'dec_lunette',&#10;   'journal':'dec_magazine',&#10;   'body':'dec_masticCarrosserie',&#10;   'filler':'dec_masticCarrosserie',&#10;   'mattress':'dec_matelas',&#10;   'drug':'dec_medicaments',&#10;   'furniture':'dec_meuble',&#10;   'mirror':'dec_miroir',&#10;   'carpet':'dec_moquette',&#10;   'rat':'dec_mortAuxRats,dec_mortAuxRats',&#10;   'poison':'dec_mortAuxRats,dec_mortAuxRats',&#10;   'tissue':'dec_mouchoir',&#10;   'mothballs':'dec_naphtaline',&#10;   'moth':'dec_naphtaline',&#10;   'neon':'dec_neons',&#10;   'ammonia':'dec_nettoyantsALAmmoniac',&#10;   'copper':'dec_nettoyantsCuivreEtArgenterie',&#10;   'silver':'dec_nettoyantsCuivreEtArgenterie',&#10;   'cleaners':'dec_nettoyantsCuivreEtArgenterie',&#10;   'terracotta':'dec_objetEnTerreCuite',&#10;   'object':'dec_objetEnTerreCuite',&#10;   'laptop':'dec_ordinateursPortables',&#10;   'diy':'dec_outilsBricolageOuJardinage',&#10;   'gardening':'dec_outilsBricolageOuJardinage',&#10;   'hammer':'dec_outilsBricolageOuJardinage',&#10;   'screwdrivers':'dec_outilsBricolageOuJardinage',&#10;   'shears':'dec_outilsBricolageOuJardinage',&#10;   'saw':'dec_outilsBricolageOuJardinage',&#10;   'rake':'dec_outilsBricolageOuJardinage',&#10;   'ax':'dec_outilsBricolageOuJardinage',&#10;   'prospectuses':'dec_papier',&#10;   'advertising':'dec_papier',&#10;   'printed':'dec_papier',&#10;   'butter':'dec_papierMetallise',&#10;   'foil':'dec_papierAluminium',&#10;   'gift':'dec_papierCadeau',&#10;   'wrap':'dec_papierCadeau',&#10;   'wallpaper':'dec_papierPeint',&#10;   'crepe':'dec_papierPeint',&#10;   'cinderblock':'dec_parpaing',&#10;   'antirust':'dec_peintureAntirouille',&#10;   'painting':'dec_peinturesHuileEtEau,dec_potPeinture,dec_potPeinture,dec_potPeinture',&#10;   'computer':'dec_peripheriquesInformatiques',&#10;   'peripherals':'dec_peripheriquesInformatiques',&#10;   'monitor':'dec_peripheriquesInformatiques',&#10;   'keyboard':'dec_peripheriquesInformatiques',&#10;   'mouse':'dec_peripheriquesInformatiques',&#10;   'printer':'dec_peripheriquesInformatiques',&#10;   'piano':'dec_piano',&#10;   'plank':'dec_plancheBois',&#10;   'plant':'dec_plante,dec_produitPhytosanitaire',&#10;   'tire':'dec_pneu',&#10;   'ham':'dec_polystyrene',&#10;   'porcelain':'dec_porcelaine,dec_vaisselleVerrePorcelaine',&#10;   'vase':'dec_porcelaine',&#10;   'pot':'dec_potCremeFraîche,dec_potYaourt,dec_UstensileCuisine,dec_UstensileCuisine',&#10;   'pottery':'dec_poterie,dec_vaisselleVerrePorcelaine',&#10;   'acrylic':'dec_potPeinture',&#10;   'based':'dec_potPeinture',&#10;   'yoghurt':'dec_potYaourt',&#10;   'health':'dec_produitPhytosanitaire',&#10;   'beauty':'dec_produitsBeaute',&#10;   'cosmetics':'dec_produitsBeaute',&#10;   'lipstick':'dec_produitsBeaute',&#10;   'makeup':'dec_produitsBeaute',&#10;   'polish':'dec_produitsBeaute',&#10;   'maintenance':'dec_produitsDEntretien',&#10;   'floor':'dec_produitsDEntretien',&#10;   'woodworking':'dec_produitsTraitementDuBois',&#10;   'radiograph':'dec_radiographie',&#10;   'disposable':'dec_rasoirJetable',&#10;   'razor':'dec_rasoirJetable',&#10;   'scouring':'dec_recurantsPourFour,dec_recurantsPourToilette',&#10;   'for':'dec_recurantsPourToilette',&#10;   'refrigerator':'dec_refrigerateur',&#10;   'resin':'dec_resines',&#10;   'developer':'dec_revelateurEtFixateurPhoto',&#10;   'fixer':'dec_revelateurEtFixateurPhoto',&#10;   'photo':'dec_revelateurEtFixateurPhoto',&#10;   'scooter':'dec_scooter,dec_trottinnette',&#10;   'moped':'dec_scooter',&#10;   'solvent':'dec_solvants',&#10;   'thinner':'dec_solvants',&#10;   'white':'dec_solvants',&#10;   'spirit':'dec_solvants',&#10;   'ironing':'dec_tableARepasser',&#10;   'board':'dec_tableARepasser',&#10;   'telephony':'dec_telephonie',&#10;   'hone':'dec_telephone_portable',&#10;   'mobile':'dec_telephone_portable',&#10;   'smartphone':'dec_telephone_portable',&#10;   'tv':'dec_televiseurs',&#10;   'mercury':'dec_thermometreAMercure',&#10;   'thermometer':'dec_thermometreAMercure',&#10;   'trumpet':'dec_trompette',&#10;   'fluorescent':'dec_tubeFluorescent,dec_tubeFluorescent',&#10;   'garden':'dec_tuyauDarrosage',&#10;   'hose':'dec_tuyauDarrosage',&#10;   'kitchen':'dec_UstensileCuisine',&#10;   'utensil':'dec_UstensileCuisine',&#10;   'casserole':'dec_UstensileCuisine',&#10;   'frying':'dec_UstensileCuisine',&#10;   'pan':'dec_UstensileCuisine',&#10;   'wok':'dec_UstensileCuisine',&#10;   'spatula':'dec_UstensileCuisine',&#10;   'tableware':'dec_vaisselleCarton,dec_vaissellePlastique',&#10;   'plate':'dec_vaisselleCarton,dec_vaisselleVerrePorcelaine',&#10;   'cup':'dec_vaisselleCarton,dec_vaissellePlastique,dec_vaisselleVerrePorcelaine',&#10;   'bowl':'dec_vaisselleVerrePorcelaine',&#10;   'dish':'dec_vaisselleVerrePorcelaine',&#10;   'drinking':'dec_vaisselleVerrePorcelaine,dec_verreaboire',&#10;   'earthenware':'dec_vaisselleVerrePorcelaine',&#10;   'jug':'dec_vaisselleVerrePorcelaine',&#10;   'bike':'dec_velo,dec_velo',&#10;   'bicycle':'dec_velo',&#10;   'skateboard':'dec_velo',&#10;   'clothing':'dec_vetementEnBonEtat,dec_vetementUsage',&#10;   'pants':'dec_vetementEnBonEtat,dec_vetementUsage',&#10;   'shirt':'dec_vetementEnBonEtat,dec_vetementUsage',&#10;   'sweater':'dec_vetementEnBonEtat,dec_vetementUsage',&#10;   'jacket':'dec_vetementEnBonEtat,dec_vetementUsage',&#10;   'skirt':'dec_vetementEnBonEtat,dec_vetementUsage',&#10;   'dress':'dec_vetementEnBonEtat,dec_vetementUsage',&#10;   'window':'dec_vitre'&#10;   } ];" calcext:value-type="string">
            <text:p>var _hashGarbagesDatas = [ </text:p>
            <text:p>   {'z':'z',</text:p>
            <text:p>   'acide':'dec_acides,dec_agenda',</text:p>
            <text:p>   'base':'dec_acides',</text:p>
            <text:p>   'produit':'dec_acides,dec_bouteilleProduitMenagerNonVide,dec_bouteilleProduitMenagerVide,dec_detachant,dec_flaconProduitsDentretien,dec_flaconProduitsDentretien,dec_flaconProduitsDentretien,dec_produitPhytosanitaire,dec_produitsBeaute,dec_produitsDEntretien,dec_produitsTraitementDuBois',</text:p>
            <text:p>   'chimique':'dec_acides',</text:p>
            <text:p>   'aerosol':'dec_aerosols,dec_aerosols,dec_bombePeinture',</text:p>
            <text:p>   'bombe':'dec_aerosols,dec_bombeMousseARaser,dec_bombePeinture',</text:p>
            <text:p>   'deodorant':'dec_aerosols,dec_deodorantStick,dec_deodorantStick',</text:p>
            <text:p>   'laque':'dec_aerosols',</text:p>
            <text:p>   'agenda':'dec_agenda',</text:p>
            <text:p>   'a':'bba',</text:p>
            <text:p>   'ampoule':'dec_ampouleBasseConso,dec_ampouleBasseConso,dec_ampouleClassique,dec_ampouleClassique,dec_ampouleClassique',</text:p>
            <text:p>   'basse':'dec_ampouleBasseConso',</text:p>
            <text:p>   'consommation':'dec_ampouleBasseConso',</text:p>
            <text:p>   'economie':'dec_ampouleBasseConso,dec_ampouleBasseConso',</text:p>
            <text:p>   'energie':'dec_ampouleBasseConso,dec_ampouleBasseConso',</text:p>
            <text:p>   'lampe':'dec_ampouleBasseConso,dec_lampe',</text:p>
            <text:p>   'classique':'dec_ampouleClassique',</text:p>
            <text:p>   'incandescence':'dec_ampouleClassique',</text:p>
            <text:p>   'filament':'dec_ampouleClassique',</text:p>
            <text:p>   'annuaire':'dec_annuaire',</text:p>
            <text:p>   'anti':'dec_antiFourmis',</text:p>
            <text:p>   'fourmi':'dec_antiFourmis',</text:p>
            <text:p>   'antigel':'dec_antigel',</text:p>
            <text:p>   'appareil':'dec_appareilElectronique,dec_appareilsChauffant,dec_appareilsChauffant,dec_appareilsChauffant,dec_appareilsElectromenager,dec_cdDvdK7',</text:p>
            <text:p>   'electronique':'dec_appareilElectronique,dec_jouetsNonElectroniques',</text:p>
            <text:p>   'outillage':'dec_appareilElectronique',</text:p>
            <text:p>   'alimente':'dec_appareilElectronique,dec_jouetsAlimentesParElectricite',</text:p>
            <text:p>   'par':'dec_appareilElectronique,dec_jouetsAlimentesParElectricite',</text:p>
            <text:p>   'electricite':'dec_appareilElectronique,dec_jouetsAlimentesParElectricite',</text:p>
            <text:p>   'chauffant':'dec_appareilsChauffant',</text:p>
            <text:p>   'chauffage':'dec_appareilsChauffant,dec_appareilsChauffant',</text:p>
            <text:p>   'cuisson':'dec_appareilsChauffant',</text:p>
            <text:p>   'four':'dec_appareilsChauffant,dec_recurantsPourFour',</text:p>
            <text:p>   'electromenager':'dec_appareilsElectromenager,dec_appareilsElectromenager',</text:p>
            <text:p>   'petit':'dec_appareilsElectromenager,dec_cartonPetitsOuGrands,dec_piles',</text:p>
            <text:p>   'baril':'dec_barilLessive,dec_barilLessive',</text:p>
            <text:p>   'lessive':'dec_barilLessive',</text:p>
            <text:p>   'paquet':'dec_barilLessive',</text:p>
            <text:p>   'lessives':'dec_barilLessive',</text:p>
            <text:p>   'carton':'dec_barilLessive,dec_boiteOeufsEnCarton,dec_cartonPetitsOuGrands,dec_emballagesEnCartonPlat,dec_emballagesEnCartonPlat,dec_essuiToutRouleauCarton,dec_essuiToutRouleauCarton,dec_essuiToutSaufRouleauCarton,dec_vaisselleCarton,dec_vaisselleCarton,dec_vaisselleCarton',</text:p>
            <text:p>   'barquette':'dec_barquetteAluminium,dec_barquetteAluminium,dec_barquettePolystyrene,dec_barquettePolystyrene,dec_polystyrene,dec_polystyrene',</text:p>
            <text:p>   'aluminium':'dec_barquetteAluminium,dec_papierAluminium',</text:p>
            <text:p>   'quiche':'dec_barquetteAluminium',</text:p>
            <text:p>   'polystyrene':'dec_barquettePolystyrene,dec_polystyrene',</text:p>
            <text:p>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batterie':'dec_batteriesVoiture',</text:p>
            <text:p>   'voiture':'dec_batteriesVoiture,dec_huileMinerale,dec_jouetsNonElectroniques,dec_voiture',</text:p>
            <text:p>   'bidon':'dec_bidonDHuileMoteurVide,dec_bidonMetal',</text:p>
            <text:p>   'huile':'dec_bidonDHuileMoteurVide,dec_bouteilleDhuileAlimentaire,dec_bouteilleDhuileEnVerre,dec_filtreAHuile,dec_huileAlimentaire,dec_huileAlimentaire,dec_huileMinerale,dec_huileMinerale,dec_huileMinerale,dec_huileVidange,dec_peinturesHuileEtEau,dec_potPeinture',</text:p>
            <text:p>   'moteur':'dec_bidonDHuileMoteurVide,dec_huileMinerale',</text:p>
            <text:p>   'vide':'dec_bidonDHuileMoteurVide,dec_bidonMetal,dec_bouteilleProduitMenagerNonVide,dec_bouteilleProduitMenagerVide,dec_flaconProduitsDentretien',</text:p>
            <text:p>   'metal':'dec_bidonMetal,dec_bouteillesSirop,dec_capsuleCafe',</text:p>
            <text:p>   'bocal':'dec_bocalEnVerre',</text:p>
            <text:p>   'verre':'dec_bocalEnVerre,dec_bocalEnVerre,dec_bouteilleDhuileEnVerre,dec_bouteilleVerre,dec_couverclePotEnVerre,dec_laineVerre,dec_laineVerre,dec_vaisselleVerrePorcelaine,dec_vaisselleVerrePorcelaine,dec_verreaboire',</text:p>
            <text:p>   'nutella':'dec_bocalEnVerre',</text:p>
            <text:p>   'pate':'dec_bocalEnVerre',</text:p>
            <text:p>   'tartiner':'dec_bocalEnVerre',</text:p>
            <text:p>   'pot':'dec_bocalEnVerre,dec_couverclePotEnVerre,dec_potCremeFraîche,dec_poterie,dec_potPeinture,dec_potYaourt',</text:p>
            <text:p>   'boite':'dec_boiteAOeufsEnPlastique,dec_boiteCamembertEnBois,dec_boiteConserve,dec_boiteMetallique,dec_boiteOeufsEnCarton',</text:p>
            <text:p>   'œuf':'dec_boiteAOeufsEnPlastique,dec_boiteOeufsEnCarton',</text:p>
            <text:p>   'camembert':'dec_boiteCamembertEnBois',</text:p>
            <text:p>   'bois':'dec_boiteCamembertEnBois,dec_cagetteBois,dec_plancheBois,dec_produitsTraitementDuBois',</text:p>
            <text:p>   'conserve':'dec_boiteConserve,dec_boiteConserve',</text:p>
            <text:p>   'metallique':'dec_boiteMetallique,dec_couverclePotEnVerre',</text:p>
            <text:p>   'mousse':'dec_bombeMousseARaser',</text:p>
            <text:p>   'raser':'dec_bombeMousseARaser',</text:p>
            <text:p>   'peinture':'dec_bombePeinture,dec_bombePeinture,dec_peintureAntirouille,dec_peinturesHuileEtEau,dec_potPeinture,dec_potPeinture,dec_potPeinture,dec_potPeinture,dec_potPeinture',</text:p>
            <text:p>   'bouchon':'dec_bouchonLiege,dec_bouchonPlastique',</text:p>
            <text:p>   'liege':'dec_bouchonLiege',</text:p>
            <text:p>   'bougie':'dec_bougie',</text:p>
            <text:p>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text:p>
            <text:p>   'eau':'dec_bouteilleDhuileAlimentaire,dec_eauJavel,dec_peinturesHuileEtEau,dec_potPeinture',</text:p>
            <text:p>   'gaz':'dec_bouteilleGaz',</text:p>
            <text:p>   'lait':'dec_bouteilleLait,dec_briqueAlimentaire',</text:p>
            <text:p>   'soda':'dec_bouteillePlastique,dec_canetteSoda',</text:p>
            <text:p>   'menager':'dec_bouteilleProduitMenagerNonVide,dec_bouteilleProduitMenagerVide,dec_flaconProduitsDentretien',</text:p>
            <text:p>   'non':'dec_bouteilleProduitMenagerNonVide,dec_jouetsNonElectroniques,dec_papier',</text:p>
            <text:p>   'sirop':'dec_bouteillesSirop',</text:p>
            <text:p>   'vin':'dec_bouteilleVerre',</text:p>
            <text:p>   'biere':'dec_bouteilleVerre,dec_couverclePotEnVerre',</text:p>
            <text:p>   'branchage':'dec_branchage',</text:p>
            <text:p>   'feuillage':'dec_branchage',</text:p>
            <text:p>   'taille':'dec_branchage,dec_fournituresHorsPapier',</text:p>
            <text:p>   'arbre':'dec_branchage',</text:p>
            <text:p>   'brosse':'dec_brosseadent',</text:p>
            <text:p>   'dent':'dec_brosseadent',</text:p>
            <text:p>   'brique':'dec_briqueAlimentaire,dec_briqueAlimentaire',</text:p>
            <text:p>   'alimentaire':'dec_briqueAlimentaire,dec_huileAlimentaire',</text:p>
            <text:p>   'tetra':'dec_briqueAlimentaire',</text:p>
            <text:p>   'pack':'dec_briqueAlimentaire',</text:p>
            <text:p>   'cagette':'dec_cagetteBois',</text:p>
            <text:p>   'cageot':'dec_cagetteBois',</text:p>
            <text:p>   'cahier':'dec_cahier,dec_cahier',</text:p>
            <text:p>   'bloc':'dec_cahier',</text:p>
            <text:p>   'note':'dec_cahier',</text:p>
            <text:p>   'sans':'dec_cahier',</text:p>
            <text:p>   'spirale':'dec_cahier,dec_cahier',</text:p>
            <text:p>   'carnet':'dec_cahier',</text:p>
            <text:p>   'calendrier':'dec_calendrier',</text:p>
            <text:p>   'canette':'dec_canetteSoda',</text:p>
            <text:p>   'capsule':'dec_capsuleCafe,dec_capsuleCafe,dec_couverclePotEnVerre',</text:p>
            <text:p>   'cafe':'dec_capsuleCafe,dec_capsuleCafe,dec_papierMetallise',</text:p>
            <text:p>   'ou':'dec_capsuleCafe,dec_cartonPetitsOuGrands,dec_outilsBricolageOuJardinage,dec_papier',</text:p>
            <text:p>   'dosette':'dec_capsuleCafe',</text:p>
            <text:p>   'nespresso':'dec_capsuleCafe',</text:p>
            <text:p>   'carte':'dec_cartePostale',</text:p>
            <text:p>   'postale':'dec_cartePostale',</text:p>
            <text:p>   'grands':'dec_cartonPetitsOuGrands',</text:p>
            <text:p>   'cartouche':'dec_cartouchesEncres',</text:p>
            <text:p>   'encres':'dec_cartouchesEncres',</text:p>
            <text:p>   'cd/dvd/k7':'dec_cdDvdK7',</text:p>
            <text:p>   'cassette':'dec_cdDvdK7,dec_cdDvdK7',</text:p>
            <text:p>   'audio':'dec_cdDvdK7,dec_equipementsAudioEtVideo',</text:p>
            <text:p>   'video':'dec_cdDvdK7,dec_equipementsAudioEtVideo',</text:p>
            <text:p>   'photo':'dec_cdDvdK7,dec_revelateurEtFixateurPhoto',</text:p>
            <text:p>   'camera':'dec_cdDvdK7',</text:p>
            <text:p>   'chaussure':'dec_chaussureEnBonEtat,dec_chaussuresUsagees,dec_chaussuresUsagees',</text:p>
            <text:p>   'bon':'dec_chaussureEnBonEtat,dec_chaussureEnBonEtat,dec_vetementEnBonEtat',</text:p>
            <text:p>   'etat':'dec_chaussureEnBonEtat,dec_chaussureEnBonEtat,dec_chaussuresUsagees,dec_vetementEnBonEtat,dec_vetementUsage',</text:p>
            <text:p>   'bote':'dec_chaussureEnBonEtat,dec_chaussuresUsagees',</text:p>
            <text:p>   'usagees':'dec_chaussuresUsagees',</text:p>
            <text:p>   'usagee':'dec_chaussuresUsagees',</text:p>
            <text:p>   'mauvais':'dec_chaussuresUsagees,dec_vetementUsage',</text:p>
            <text:p>   'cigarette':'dec_cigarette',</text:p>
            <text:p>   'megot':'dec_cigarette',</text:p>
            <text:p>   'cigare':'dec_cigarette',</text:p>
            <text:p>   'classeur':'dec_classeur,dec_fournituresHorsPapier',</text:p>
            <text:p>   'colles':'dec_colles',</text:p>
            <text:p>   'congelateurs':'dec_congelateurs',</text:p>
            <text:p>   'coton':'dec_cotonTige',</text:p>
            <text:p>   'tige':'dec_cotonTige',</text:p>
            <text:p>   'couche':'dec_coucheBebe',</text:p>
            <text:p>   'bebe':'dec_coucheBebe',</text:p>
            <text:p>   'couvercle':'dec_couverclePotEnVerre,dec_couverclePotEnVerre',</text:p>
            <text:p>   'opercule':'dec_couverclePotEnVerre',</text:p>
            <text:p>   'couverts':'dec_couverts',</text:p>
            <text:p>   'couteau':'dec_couverts,dec_vaissellePlastique',</text:p>
            <text:p>   'cuillere':'dec_couverts,dec_vaissellePlastique',</text:p>
            <text:p>   'fourchette':'dec_couverts,dec_vaissellePlastique',</text:p>
            <text:p>   'creme':'dec_cremeEnTube,dec_cremeEtDentifriceTube,dec_cremeEtDentifriceTube,dec_potCremeFraîche',</text:p>
            <text:p>   'tube':'dec_cremeEnTube,dec_cremeEtDentifriceTube,dec_cremeEtDentifriceTube,dec_cremeEtDentifriceTube,dec_tubeFluorescent,dec_tubeFluorescent',</text:p>
            <text:p>   'dentifrice':'dec_cremeEtDentifriceTube,dec_cremeEtDentifriceTube',</text:p>
            <text:p>   'deboucheur':'dec_deboucheurLiquide',</text:p>
            <text:p>   'liquide':'dec_deboucheurLiquide,dec_liquideRefroidissement',</text:p>
            <text:p>   'stick':'dec_deodorantStick',</text:p>
            <text:p>   'bille':'dec_deodorantStick',</text:p>
            <text:p>   'detachant':'dec_detachant',</text:p>
            <text:p>   'c':'dec_detachant',</text:p>
            <text:p>   'est':'dec_detachant',</text:p>
            <text:p>   'un':'dec_detachant',</text:p>
            <text:p>   'toxique':'dec_detachant',</text:p>
            <text:p>   'diamant':'dec_diamant',</text:p>
            <text:p>   'pierre':'dec_diamant',</text:p>
            <text:p>   'precieuse':'dec_diamant',</text:p>
            <text:p>   'javel':'dec_eauJavel',</text:p>
            <text:p>   'emballage':'dec_emballagesEnCartonPlat',</text:p>
            <text:p>   'plat':'dec_emballagesEnCartonPlat,dec_vaisselleVerrePorcelaine',</text:p>
            <text:p>   'suremballage':'dec_emballagesEnCartonPlat',</text:p>
            <text:p>   'cartonnette':'dec_emballagesEnCartonPlat',</text:p>
            <text:p>   'cereale':'dec_emballagesEnCartonPlat',</text:p>
            <text:p>   'pizza':'dec_emballagesEnCartonPlat',</text:p>
            <text:p>   'engrais':'dec_engraisChimiques',</text:p>
            <text:p>   'chimiques':'dec_engraisChimiques',</text:p>
            <text:p>   'enveloppe':'dec_enveloppe',</text:p>
            <text:p>   'epluchures':'dec_epeluchuresRestesRepas',</text:p>
            <text:p>   'reste':'dec_epeluchuresRestesRepas',</text:p>
            <text:p>   'repas':'dec_epeluchuresRestesRepas',</text:p>
            <text:p>   'nourriture':'dec_epeluchuresRestesRepas',</text:p>
            <text:p>   'abricot':'dec_epeluchuresRestesRepas',</text:p>
            <text:p>   'amande':'dec_epeluchuresRestesRepas',</text:p>
            <text:p>   'ananas':'dec_epeluchuresRestesRepas',</text:p>
            <text:p>   'avocat':'dec_epeluchuresRestesRepas',</text:p>
            <text:p>   'banane':'dec_epeluchuresRestesRepas',</text:p>
            <text:p>   'cassis':'dec_epeluchuresRestesRepas',</text:p>
            <text:p>   'cerise':'dec_epeluchuresRestesRepas',</text:p>
            <text:p>   'chataigne':'dec_epeluchuresRestesRepas',</text:p>
            <text:p>   'citron':'dec_epeluchuresRestesRepas',</text:p>
            <text:p>   'clementine':'dec_epeluchuresRestesRepas',</text:p>
            <text:p>   'mandarine':'dec_epeluchuresRestesRepas',</text:p>
            <text:p>   'coing':'dec_epeluchuresRestesRepas',</text:p>
            <text:p>   'datte':'dec_epeluchuresRestesRepas',</text:p>
            <text:p>   'figue':'dec_epeluchuresRestesRepas',</text:p>
            <text:p>   'fraise':'dec_epeluchuresRestesRepas',</text:p>
            <text:p>   'framboise':'dec_epeluchuresRestesRepas',</text:p>
            <text:p>   'passion':'dec_epeluchuresRestesRepas',</text:p>
            <text:p>   'goyave':'dec_epeluchuresRestesRepas',</text:p>
            <text:p>   'grenade':'dec_epeluchuresRestesRepas',</text:p>
            <text:p>   'groseille':'dec_epeluchuresRestesRepas',</text:p>
            <text:p>   'kiwi':'dec_epeluchuresRestesRepas',</text:p>
            <text:p>   'litchi':'dec_epeluchuresRestesRepas',</text:p>
            <text:p>   'mangue':'dec_epeluchuresRestesRepas',</text:p>
            <text:p>   'melon':'dec_epeluchuresRestesRepas',</text:p>
            <text:p>   'mirabelle':'dec_epeluchuresRestesRepas',</text:p>
            <text:p>   'mure':'dec_epeluchuresRestesRepas',</text:p>
            <text:p>   'myrtille':'dec_epeluchuresRestesRepas',</text:p>
            <text:p>   'noisette':'dec_epeluchuresRestesRepas',</text:p>
            <text:p>   'noix':'dec_epeluchuresRestesRepas',</text:p>
            <text:p>   'orange':'dec_epeluchuresRestesRepas',</text:p>
            <text:p>   'papaye':'dec_epeluchuresRestesRepas',</text:p>
            <text:p>   'pasteque':'dec_epeluchuresRestesRepas',</text:p>
            <text:p>   'peche':'dec_epeluchuresRestesRepas',</text:p>
            <text:p>   'nectarine':'dec_epeluchuresRestesRepas',</text:p>
            <text:p>   'poire':'dec_epeluchuresRestesRepas',</text:p>
            <text:p>   'pomme':'dec_epeluchuresRestesRepas',</text:p>
            <text:p>   'prune':'dec_epeluchuresRestesRepas',</text:p>
            <text:p>   'raisin':'dec_epeluchuresRestesRepas',</text:p>
            <text:p>   'rhubarbe':'dec_epeluchuresRestesRepas',</text:p>
            <text:p>   'ail':'dec_epeluchuresRestesRepas',</text:p>
            <text:p>   'artichaut':'dec_epeluchuresRestesRepas',</text:p>
            <text:p>   'asperge':'dec_epeluchuresRestesRepas',</text:p>
            <text:p>   'aubergine':'dec_epeluchuresRestesRepas',</text:p>
            <text:p>   'betterave':'dec_epeluchuresRestesRepas',</text:p>
            <text:p>   'blette':'dec_epeluchuresRestesRepas',</text:p>
            <text:p>   'brocoli':'dec_epeluchuresRestesRepas',</text:p>
            <text:p>   'carotte':'dec_epeluchuresRestesRepas',</text:p>
            <text:p>   'celeri':'dec_epeluchuresRestesRepas',</text:p>
            <text:p>   'cepe':'dec_epeluchuresRestesRepas',</text:p>
            <text:p>   'champignon':'dec_epeluchuresRestesRepas',</text:p>
            <text:p>   'paris':'dec_epeluchuresRestesRepas',</text:p>
            <text:p>   'chicoree':'dec_epeluchuresRestesRepas',</text:p>
            <text:p>   'chou':'dec_epeluchuresRestesRepas',</text:p>
            <text:p>   'concombre':'dec_epeluchuresRestesRepas',</text:p>
            <text:p>   'courgette':'dec_epeluchuresRestesRepas',</text:p>
            <text:p>   'cresson':'dec_epeluchuresRestesRepas',</text:p>
            <text:p>   'echalote':'dec_epeluchuresRestesRepas',</text:p>
            <text:p>   'endive':'dec_epeluchuresRestesRepas',</text:p>
            <text:p>   'epinard':'dec_epeluchuresRestesRepas',</text:p>
            <text:p>   'fenouil':'dec_epeluchuresRestesRepas',</text:p>
            <text:p>   'feve':'dec_epeluchuresRestesRepas',</text:p>
            <text:p>   'haricot':'dec_epeluchuresRestesRepas',</text:p>
            <text:p>   'laitue':'dec_epeluchuresRestesRepas',</text:p>
            <text:p>   'lentille':'dec_epeluchuresRestesRepas',</text:p>
            <text:p>   'mache':'dec_epeluchuresRestesRepas',</text:p>
            <text:p>   'morille':'dec_epeluchuresRestesRepas',</text:p>
            <text:p>   'navet':'dec_epeluchuresRestesRepas',</text:p>
            <text:p>   'oignon':'dec_epeluchuresRestesRepas',</text:p>
            <text:p>   'oseille':'dec_epeluchuresRestesRepas',</text:p>
            <text:p>   'patate':'dec_epeluchuresRestesRepas',</text:p>
            <text:p>   'persil':'dec_epeluchuresRestesRepas',</text:p>
            <text:p>   'pois':'dec_epeluchuresRestesRepas',</text:p>
            <text:p>   'poireau':'dec_epeluchuresRestesRepas',</text:p>
            <text:p>   'poivron':'dec_epeluchuresRestesRepas',</text:p>
            <text:p>   'potiron':'dec_epeluchuresRestesRepas',</text:p>
            <text:p>   'radis':'dec_epeluchuresRestesRepas',</text:p>
            <text:p>   'tomate':'dec_epeluchuresRestesRepas',</text:p>
            <text:p>   'equipement':'dec_equipementsAudioEtVideo',</text:p>
            <text:p>   'essence':'dec_essenceTerebenthine',</text:p>
            <text:p>   'terebenthine':'dec_essenceTerebenthine',</text:p>
            <text:p>   'essuie':'dec_essuiToutRouleauCarton,dec_essuiToutSaufRouleauCarton',</text:p>
            <text:p>   'tout':'dec_essuiToutRouleauCarton,dec_essuiToutSaufRouleauCarton',</text:p>
            <text:p>   'rouleau':'dec_essuiToutRouleauCarton,dec_essuiToutRouleauCarton,dec_essuiToutSaufRouleauCarton',</text:p>
            <text:p>   'papier':'dec_essuiToutRouleauCarton,dec_essuiToutSaufRouleauCarton,dec_essuiToutSaufRouleauCarton,dec_fournituresHorsPapier,dec_papier,dec_papierMetallise,dec_papierMetallise,dec_papierAluminium,dec_papierCadeau,dec_papierPeint,dec_sacEnPapier',</text:p>
            <text:p>   'toilette':'dec_essuiToutRouleauCarton,dec_essuiToutSaufRouleauCarton,dec_recurantsPourToilette',</text:p>
            <text:p>   'sauf':'dec_essuiToutSaufRouleauCarton',</text:p>
            <text:p>   'sopalin':'dec_essuiToutSaufRouleauCarton',</text:p>
            <text:p>   'absorbant':'dec_essuiToutSaufRouleauCarton',</text:p>
            <text:p>   'film':'dec_filmPlastique,dec_filmsPhotographiques',</text:p>
            <text:p>   'photographiques':'dec_filmsPhotographiques',</text:p>
            <text:p>   'diapositive':'dec_filmsPhotographiques',</text:p>
            <text:p>   'pellicule':'dec_filmsPhotographiques',</text:p>
            <text:p>   'filtre':'dec_filtreAHuile',</text:p>
            <text:p>   'flacon':'dec_flaconProduitsDentretien,dec_flaconProduitsDentretien,dec_flaconProduitsDentretien,dec_flaconSavon,dec_flaconSavon,dec_flaconSavon',</text:p>
            <text:p>   'entretien':'dec_flaconProduitsDentretien,dec_flaconProduitsDentretien,dec_produitsDEntretien',</text:p>
            <text:p>   'savon':'dec_flaconSavon,dec_flaconSavon',</text:p>
            <text:p>   'fongicide':'dec_fongicides',</text:p>
            <text:p>   'fourniture':'dec_fournituresHorsPapier,dec_fournituresHorsPapier',</text:p>
            <text:p>   'hor':'dec_fournituresHorsPapier',</text:p>
            <text:p>   'bureau':'dec_fournituresHorsPapier',</text:p>
            <text:p>   'crayon':'dec_fournituresHorsPapier,dec_fournituresHorsPapier,dec_stylo',</text:p>
            <text:p>   'stylo':'dec_fournituresHorsPapier,dec_stylo',</text:p>
            <text:p>   'feutre':'dec_fournituresHorsPapier',</text:p>
            <text:p>   'gomme':'dec_fournituresHorsPapier',</text:p>
            <text:p>   'agrafeuse':'dec_fournituresHorsPapier',</text:p>
            <text:p>   'regle':'dec_fournituresHorsPapier',</text:p>
            <text:p>   'compas':'dec_fournituresHorsPapier',</text:p>
            <text:p>   'pochette':'dec_fournituresHorsPapier',</text:p>
            <text:p>   'trombone':'dec_fournituresHorsPapier',</text:p>
            <text:p>   'ciseaux':'dec_fournituresHorsPapier',</text:p>
            <text:p>   'gazon':'dec_gazon',</text:p>
            <text:p>   'pelouse':'dec_gazon',</text:p>
            <text:p>   'herbe':'dec_gazon',</text:p>
            <text:p>   'gravat':'dec_gravat',</text:p>
            <text:p>   'grillage':'dec_grillage',</text:p>
            <text:p>   'cloture':'dec_grillage',</text:p>
            <text:p>   'guitare':'dec_guitare',</text:p>
            <text:p>   'herbicide':'dec_herbicides',</text:p>
            <text:p>   'desherbant':'dec_herbicides',</text:p>
            <text:p>   'friture':'dec_huileAlimentaire',</text:p>
            <text:p>   'minerale':'dec_huileMinerale',</text:p>
            <text:p>   'vidange':'dec_huileVidange',</text:p>
            <text:p>   'insecticides':'dec_insecticides',</text:p>
            <text:p>   'jouet':'dec_jouetsAlimentesParElectricite,dec_jouetsNonElectroniques',</text:p>
            <text:p>   'jeu':'dec_jouetsAlimentesParElectricite,dec_jouetsNonElectroniques',</text:p>
            <text:p>   'avec':'dec_jouetsAlimentesParElectricite',</text:p>
            <text:p>   'pile':'dec_jouetsAlimentesParElectricite,dec_piles',</text:p>
            <text:p>   'train':'dec_jouetsAlimentesParElectricite',</text:p>
            <text:p>   'electrique':'dec_jouetsAlimentesParElectricite',</text:p>
            <text:p>   'peluche':'dec_jouetsNonElectroniques',</text:p>
            <text:p>   'poupee':'dec_jouetsNonElectroniques',</text:p>
            <text:p>   'petite':'dec_jouetsNonElectroniques',</text:p>
            <text:p>   'journal':'dec_journal',</text:p>
            <text:p>   'revue':'dec_journal,dec_magazine',</text:p>
            <text:p>   'laine':'dec_laine,dec_laineVerre,dec_laineVerre,dec_laineVerre',</text:p>
            <text:p>   'roche':'dec_laineVerre',</text:p>
            <text:p>   'lingette':'dec_lingette',</text:p>
            <text:p>   'refroidissement':'dec_liquideRefroidissement',</text:p>
            <text:p>   'litiere':'dec_litierePourAnimaux',</text:p>
            <text:p>   'animaux':'dec_litierePourAnimaux',</text:p>
            <text:p>   'livre':'dec_livre',</text:p>
            <text:p>   'bd':'dec_livre',</text:p>
            <text:p>   'bande':'dec_livre',</text:p>
            <text:p>   'dessinee':'dec_livre',</text:p>
            <text:p>   'lunette':'dec_lunette',</text:p>
            <text:p>   'magazine':'dec_magazine',</text:p>
            <text:p>   'mastic':'dec_masticCarrosserie',</text:p>
            <text:p>   'carrosserie':'dec_masticCarrosserie',</text:p>
            <text:p>   'matelas':'dec_matelas',</text:p>
            <text:p>   'medicament':'dec_medicaments',</text:p>
            <text:p>   'meuble':'dec_meuble',</text:p>
            <text:p>   'canape':'dec_meuble',</text:p>
            <text:p>   'fauteuil':'dec_meuble',</text:p>
            <text:p>   'armoire':'dec_meuble',</text:p>
            <text:p>   'miroir':'dec_miroir',</text:p>
            <text:p>   'moquette':'dec_moquette',</text:p>
            <text:p>   'mort':'dec_mortAuxRats',</text:p>
            <text:p>   'rats':'dec_mortAuxRats',</text:p>
            <text:p>   'raticide':'dec_mortAuxRats',</text:p>
            <text:p>   'mouchoir':'dec_mouchoir',</text:p>
            <text:p>   'naphtaline':'dec_naphtaline',</text:p>
            <text:p>   'antimite':'dec_naphtaline',</text:p>
            <text:p>   'neon':'dec_neons',</text:p>
            <text:p>   'nettoyant':'dec_nettoyantsALAmmoniac,dec_nettoyantsCuivreEtArgenterie,dec_produitsDEntretien',</text:p>
            <text:p>   'l':'dec_nettoyantsALAmmoniac,dec_potPeinture',</text:p>
            <text:p>   'ammoniac':'dec_nettoyantsALAmmoniac',</text:p>
            <text:p>   'cuivre':'dec_nettoyantsCuivreEtArgenterie',</text:p>
            <text:p>   'argenterie':'dec_nettoyantsCuivreEtArgenterie',</text:p>
            <text:p>   'objet':'dec_objetEnTerreCuite',</text:p>
            <text:p>   'terre':'dec_objetEnTerreCuite',</text:p>
            <text:p>   'cuite':'dec_objetEnTerreCuite',</text:p>
            <text:p>   'ordinateur':'dec_ordinateursPortables',</text:p>
            <text:p>   'portables':'dec_ordinateursPortables',</text:p>
            <text:p>   'outil':'dec_outilsBricolageOuJardinage',</text:p>
            <text:p>   'bricolage':'dec_outilsBricolageOuJardinage',</text:p>
            <text:p>   'jardinage':'dec_outilsBricolageOuJardinage',</text:p>
            <text:p>   'marteau':'dec_outilsBricolageOuJardinage',</text:p>
            <text:p>   'tournevis':'dec_outilsBricolageOuJardinage',</text:p>
            <text:p>   'cisaille':'dec_outilsBricolageOuJardinage',</text:p>
            <text:p>   'scie':'dec_outilsBricolageOuJardinage',</text:p>
            <text:p>   'rateau':'dec_outilsBricolageOuJardinage',</text:p>
            <text:p>   'hache':'dec_outilsBricolageOuJardinage',</text:p>
            <text:p>   'prospectus':'dec_papier',</text:p>
            <text:p>   'publicite':'dec_papier',</text:p>
            <text:p>   'feuille':'dec_papier',</text:p>
            <text:p>   'imprimee':'dec_papier',</text:p>
            <text:p>   'beurre':'dec_papierMetallise',</text:p>
            <text:p>   'cadeau':'dec_papierCadeau',</text:p>
            <text:p>   'peint':'dec_papierPeint',</text:p>
            <text:p>   'crepon':'dec_papierPeint',</text:p>
            <text:p>   'parpaing':'dec_parpaing',</text:p>
            <text:p>   'antirouille':'dec_peintureAntirouille',</text:p>
            <text:p>   'peripherique':'dec_peripheriquesInformatiques',</text:p>
            <text:p>   'informatiques':'dec_peripheriquesInformatiques',</text:p>
            <text:p>   'ecran':'dec_peripheriquesInformatiques,dec_televiseurs',</text:p>
            <text:p>   'clavier':'dec_peripheriquesInformatiques',</text:p>
            <text:p>   'souris':'dec_peripheriquesInformatiques',</text:p>
            <text:p>   'imprimante':'dec_peripheriquesInformatiques',</text:p>
            <text:p>   'piano':'dec_piano',</text:p>
            <text:p>   'accumulateur':'dec_piles',</text:p>
            <text:p>   'planche':'dec_plancheBois',</text:p>
            <text:p>   'plante':'dec_plante',</text:p>
            <text:p>   'pneu':'dec_pneu',</text:p>
            <text:p>   'jambon':'dec_polystyrene',</text:p>
            <text:p>   'porcelaine':'dec_porcelaine,dec_vaisselleVerrePorcelaine',</text:p>
            <text:p>   'vase':'dec_porcelaine',</text:p>
            <text:p>   'fraiche':'dec_potCremeFraîche',</text:p>
            <text:p>   'poterie':'dec_poterie,dec_vaisselleVerrePorcelaine',</text:p>
            <text:p>   'acrylique':'dec_potPeinture',</text:p>
            <text:p>   'glycero':'dec_potPeinture',</text:p>
            <text:p>   'yaourt':'dec_potYaourt',</text:p>
            <text:p>   'phytosanitaire':'dec_produitPhytosanitaire',</text:p>
            <text:p>   'beaute':'dec_produitsBeaute',</text:p>
            <text:p>   'cosmetique':'dec_produitsBeaute',</text:p>
            <text:p>   'rouge':'dec_produitsBeaute',</text:p>
            <text:p>   'levres':'dec_produitsBeaute',</text:p>
            <text:p>   'maquillage':'dec_produitsBeaute',</text:p>
            <text:p>   'vernis':'dec_produitsBeaute',</text:p>
            <text:p>   'sol':'dec_produitsDEntretien',</text:p>
            <text:p>   'traitement':'dec_produitsTraitementDuBois',</text:p>
            <text:p>   'radiographie':'dec_radiographie',</text:p>
            <text:p>   'rasoir':'dec_rasoirJetable',</text:p>
            <text:p>   'jetable':'dec_rasoirJetable',</text:p>
            <text:p>   'recurant':'dec_recurantsPourFour,dec_recurantsPourToilette',</text:p>
            <text:p>   'refrigerateur':'dec_refrigerateur',</text:p>
            <text:p>   'resine':'dec_resines',</text:p>
            <text:p>   'revelateur':'dec_revelateurEtFixateurPhoto',</text:p>
            <text:p>   'fixateur':'dec_revelateurEtFixateurPhoto',</text:p>
            <text:p>   'sac':'dec_sacEnPapier,dec_sacPlastique',</text:p>
            <text:p>   'scooter':'dec_scooter',</text:p>
            <text:p>   'mobylette':'dec_scooter',</text:p>
            <text:p>   'solvant':'dec_solvants',</text:p>
            <text:p>   'diluant':'dec_solvants',</text:p>
            <text:p>   'white':'dec_solvants',</text:p>
            <text:p>   'spirit':'dec_solvants',</text:p>
            <text:p>   'table':'dec_tableARepasser',</text:p>
            <text:p>   'repasser':'dec_tableARepasser',</text:p>
            <text:p>   'telephonie':'dec_telephonie',</text:p>
            <text:p>   'telephone':'dec_telephone_portable',</text:p>
            <text:p>   'mobile':'dec_telephone_portable',</text:p>
            <text:p>   'smartphone':'dec_telephone_portable',</text:p>
            <text:p>   'televiseur':'dec_televiseurs',</text:p>
            <text:p>   'television':'dec_televiseurs',</text:p>
            <text:p>   'tv':'dec_televiseurs',</text:p>
            <text:p>   'thermometre':'dec_thermometreAMercure',</text:p>
            <text:p>   'mercure':'dec_thermometreAMercure',</text:p>
            <text:p>   'trompette':'dec_trompette',</text:p>
            <text:p>   'trottinette':'dec_trottinnette',</text:p>
            <text:p>   'fluorescent':'dec_tubeFluorescent',</text:p>
            <text:p>   'fluo':'dec_tubeFluorescent',</text:p>
            <text:p>   'tuyau':'dec_tuyauDarrosage',</text:p>
            <text:p>   'arrosage':'dec_tuyauDarrosage',</text:p>
            <text:p>   'ustensile':'dec_UstensileCuisine',</text:p>
            <text:p>   'cuisine':'dec_UstensileCuisine',</text:p>
            <text:p>   'casserole':'dec_UstensileCuisine',</text:p>
            <text:p>   'marmite':'dec_UstensileCuisine',</text:p>
            <text:p>   'cocotte':'dec_UstensileCuisine',</text:p>
            <text:p>   'poele':'dec_UstensileCuisine',</text:p>
            <text:p>   'wok':'dec_UstensileCuisine',</text:p>
            <text:p>   'spatule':'dec_UstensileCuisine',</text:p>
            <text:p>   'vaisselle':'dec_vaisselleCarton,dec_vaissellePlastique',</text:p>
            <text:p>   'assiette':'dec_vaisselleCarton,dec_vaisselleVerrePorcelaine',</text:p>
            <text:p>   'gobelet':'dec_vaisselleCarton,dec_vaissellePlastique',</text:p>
            <text:p>   'couvert':'dec_vaissellePlastique',</text:p>
            <text:p>   'tasse':'dec_vaisselleVerrePorcelaine',</text:p>
            <text:p>   'bol':'dec_vaisselleVerrePorcelaine',</text:p>
            <text:p>   'boire':'dec_vaisselleVerrePorcelaine,dec_verreaboire',</text:p>
            <text:p>   'faience':'dec_vaisselleVerrePorcelaine',</text:p>
            <text:p>   'carafe':'dec_vaisselleVerrePorcelaine',</text:p>
            <text:p>   'velo':'dec_velo',</text:p>
            <text:p>   'bicyclette':'dec_velo',</text:p>
            <text:p>   'skateboard':'dec_velo',</text:p>
            <text:p>   'vetement':'dec_vetementEnBonEtat,dec_vetementUsage,dec_vetementUsage',</text:p>
            <text:p>   'pantalon':'dec_vetementEnBonEtat,dec_vetementUsage',</text:p>
            <text:p>   'chemise':'dec_vetementEnBonEtat,dec_vetementUsage',</text:p>
            <text:p>   'pull':'dec_vetementEnBonEtat,dec_vetementUsage',</text:p>
            <text:p>   'veste':'dec_vetementEnBonEtat,dec_vetementUsage',</text:p>
            <text:p>   'jupe':'dec_vetementEnBonEtat,dec_vetementUsage',</text:p>
            <text:p>   'robe':'dec_vetementEnBonEtat,dec_vetementUsage',</text:p>
            <text:p>   'usage':'dec_vetementUsage',</text:p>
            <text:p>   'vitre':'dec_vitre'},</text:p>
            <text:p>   {'z':'z',</text:p>
            <text:p>   'acid':'dec_acides,dec_agenda',</text:p>
            <text:p>   'base':'dec_acides',</text:p>
            <text:p>   'chemical':'dec_acides,dec_engraisChimiques',</text:p>
            <text:p>   'spray':'dec_aerosols,dec_aerosols,dec_bombePeinture,dec_bombePeinture',</text:p>
            <text:p>   'aerosol':'dec_aerosols',</text:p>
            <text:p>   'deodorant':'dec_aerosols,dec_deodorantStick,dec_deodorantStick',</text:p>
            <text:p>   'hairspray':'dec_aerosols',</text:p>
            <text:p>   'agenda':'dec_agenda',</text:p>
            <text:p>   'energy':'dec_ampouleBasseConso,dec_ampouleBasseConso,dec_ampouleBasseConso',</text:p>
            <text:p>   'a':'bba',</text:p>
            <text:p>   'saving':'dec_ampouleBasseConso,dec_ampouleBasseConso,dec_ampouleBasseConso',</text:p>
            <text:p>   'bulb':'dec_ampouleBasseConso,dec_ampouleBasseConso,dec_ampouleClassique,dec_ampouleClassique,dec_ampouleClassique',</text:p>
            <text:p>   'lamp':'dec_ampouleBasseConso,dec_lampe,dec_tubeFluorescent',</text:p>
            <text:p>   'conventional':'dec_ampouleClassique',</text:p>
            <text:p>   'incandescent':'dec_ampouleClassique',</text:p>
            <text:p>   'filament':'dec_ampouleClassique',</text:p>
            <text:p>   'directory':'dec_annuaire',</text:p>
            <text:p>   'ant':'dec_antiFourmis',</text:p>
            <text:p>   'antifreeze':'dec_antigel',</text:p>
            <text:p>   'electronic':'dec_appareilElectronique,dec_jouetsNonElectroniques',</text:p>
            <text:p>   'equipment':'dec_appareilElectronique,dec_appareilsChauffant,dec_equipementsAudioEtVideo',</text:p>
            <text:p>   'tools':'dec_appareilElectronique,dec_outilsBricolageOuJardinage',</text:p>
            <text:p>   'powered':'dec_appareilElectronique,dec_jouetsAlimentesParElectricite',</text:p>
            <text:p>   'by':'dec_appareilElectronique,dec_jouetsAlimentesParElectricite',</text:p>
            <text:p>   'electricite':'dec_appareilElectronique',</text:p>
            <text:p>   'heating':'dec_appareilsChauffant,dec_appareilsChauffant,dec_appareilsChauffant',</text:p>
            <text:p>   'devices':'dec_appareilsChauffant',</text:p>
            <text:p>   'cooking':'dec_appareilsChauffant,dec_huileAlimentaire',</text:p>
            <text:p>   'appliance':'dec_appareilsChauffant',</text:p>
            <text:p>   'oven':'dec_appareilsChauffant,dec_recurantsPourFour',</text:p>
            <text:p>   'household':'dec_appareilsElectromenager,dec_bouteilleProduitMenagerNonVide,dec_bouteilleProduitMenagerVide,dec_flaconProduitsDentretien',</text:p>
            <text:p>   'appliances':'dec_appareilsElectromenager,dec_appareilsElectromenager',</text:p>
            <text:p>   'small':'dec_appareilsElectromenager,dec_cartonPetitsOuGrands,dec_piles',</text:p>
            <text:p>   'barrel':'dec_barilLessive',</text:p>
            <text:p>   'of':'dec_barilLessive,dec_bidonDHuileMoteurVide,dec_bouteilleLait,dec_bouteillePlastique,dec_canetteSoda,dec_flaconProduitsDentretien,dec_flaconProduitsDentretien,dec_plancheBois,dec_potPeinture',</text:p>
            <text:p>   'laundry':'dec_barilLessive',</text:p>
            <text:p>   'detergents':'dec_barilLessive',</text:p>
            <text:p>   'packets':'dec_barilLessive',</text:p>
            <text:p>   'cardboard':'dec_barilLessive,dec_cartonPetitsOuGrands,dec_emballagesEnCartonPlat,dec_emballagesEnCartonPlat,dec_essuiToutRouleauCarton,dec_essuiToutRouleauCarton,dec_essuiToutSaufRouleauCarton,dec_vaisselleCarton,dec_vaisselleCarton',</text:p>
            <text:p>   'barrels':'dec_barilLessive',</text:p>
            <text:p>   'aluminum':'dec_barquetteAluminium,dec_papierAluminium',</text:p>
            <text:p>   'tray':'dec_barquetteAluminium,dec_barquetteAluminium,dec_barquetteAluminium,dec_barquettePolystyrene,dec_barquettePolystyrene,dec_polystyrene,dec_polystyrene',</text:p>
            <text:p>   'pizza':'dec_barquetteAluminium,dec_emballagesEnCartonPlat',</text:p>
            <text:p>   'quiche':'dec_barquetteAluminium',</text:p>
            <text:p>   'polystyrene':'dec_barquettePolystyrene,dec_polystyrene',</text:p>
            <text:p>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car':'dec_batteriesVoiture,dec_huileMinerale,dec_jouetsNonElectroniques,dec_voiture',</text:p>
            <text:p>   'battery':'dec_batteriesVoiture,dec_jouetsAlimentesParElectricite,dec_piles',</text:p>
            <text:p>   'empty':'dec_bidonDHuileMoteurVide,dec_bidonMetal,dec_bouteilleProduitMenagerNonVide,dec_bouteilleProduitMenagerVide,dec_flaconProduitsDentretien',</text:p>
            <text:p>   'can':'dec_bidonDHuileMoteurVide,dec_canetteSoda,dec_potPeinture',</text:p>
            <text:p>   'engine':'dec_bidonDHuileMoteurVide,dec_huileMinerale',</text:p>
            <text:p>   'oil':'dec_bidonDHuileMoteurVide,dec_bouteilleDhuileAlimentaire,dec_bouteilleDhuileEnVerre,dec_filtreAHuile,dec_huileAlimentaire,dec_huileAlimentaire,dec_huileMinerale,dec_huileMinerale,dec_huileMinerale,dec_huileVidange,dec_peinturesHuileEtEau,dec_potPeinture,dec_potPeinture',</text:p>
            <text:p>   'metal':'dec_bidonMetal,dec_boiteMetallique,dec_bouteillesSirop,dec_capsuleCafe,dec_couverclePotEnVerre',</text:p>
            <text:p>   'container':'dec_bidonMetal',</text:p>
            <text:p>   'glass':'dec_bocalEnVerre,dec_bocalEnVerre,dec_bouteilleDhuileEnVerre,dec_bouteilleVerre,dec_couverclePotEnVerre,dec_laineVerre,dec_laineVerre,dec_vaisselleVerrePorcelaine,dec_vaisselleVerrePorcelaine,dec_verreaboire',</text:p>
            <text:p>   'jar':'dec_bocalEnVerre,dec_bocalEnVerre,dec_couverclePotEnVerre',</text:p>
            <text:p>   'chocolate':'dec_bocalEnVerre',</text:p>
            <text:p>   'spreadable':'dec_bocalEnVerre',</text:p>
            <text:p>   'paste':'dec_bocalEnVerre',</text:p>
            <text:p>   'egg':'dec_boiteAOeufsEnPlastique,dec_boiteOeufsEnCarton',</text:p>
            <text:p>   'carton':'dec_boiteAOeufsEnPlastique,dec_boiteOeufsEnCarton,dec_briqueAlimentaire',</text:p>
            <text:p>   'box':'dec_boiteCamembertEnBois,dec_boiteMetallique,dec_emballagesEnCartonPlat,dec_emballagesEnCartonPlat',</text:p>
            <text:p>   'wooden':'dec_boiteCamembertEnBois',</text:p>
            <text:p>   'camembert':'dec_boiteCamembertEnBois',</text:p>
            <text:p>   'tin':'dec_boiteConserve',</text:p>
            <text:p>   'canned':'dec_boiteConserve',</text:p>
            <text:p>   'shaving':'dec_bombeMousseARaser',</text:p>
            <text:p>   'foam':'dec_bombeMousseARaser',</text:p>
            <text:p>   'bomb':'dec_bombeMousseARaser',</text:p>
            <text:p>   'paint':'dec_bombePeinture,dec_bombePeinture,dec_peintureAntirouille,dec_potPeinture,dec_potPeinture',</text:p>
            <text:p>   'cork':'dec_bouchonLiege',</text:p>
            <text:p>   'cap':'dec_bouchonPlastique,dec_couverclePotEnVerre',</text:p>
            <text:p>   'candle':'dec_bougie',</text:p>
            <text:p>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text:p>
            <text:p>   'water':'dec_bouteilleDhuileAlimentaire,dec_peinturesHuileEtEau,dec_potPeinture',</text:p>
            <text:p>   'gas':'dec_bouteilleGaz',</text:p>
            <text:p>   'cylinder':'dec_bouteilleGaz',</text:p>
            <text:p>   'milk':'dec_bouteilleLait,dec_briqueAlimentaire',</text:p>
            <text:p>   'soda':'dec_bouteillePlastique,dec_canetteSoda',</text:p>
            <text:p>   'product':'dec_bouteilleProduitMenagerNonVide,dec_bouteilleProduitMenagerVide,dec_flaconProduitsDentretien,dec_produitPhytosanitaire,dec_produitsDEntretien,dec_produitsTraitementDuBois',</text:p>
            <text:p>   'bottles':'dec_bouteilleProduitMenagerNonVide,dec_bouteillesSirop',</text:p>
            <text:p>   'not':'dec_bouteilleProduitMenagerNonVide,dec_papier',</text:p>
            <text:p>   'syrup':'dec_bouteillesSirop',</text:p>
            <text:p>   'wine':'dec_bouteilleVerre',</text:p>
            <text:p>   'beer':'dec_bouteilleVerre,dec_couverclePotEnVerre',</text:p>
            <text:p>   'branches':'dec_branchage',</text:p>
            <text:p>   'foliage':'dec_branchage',</text:p>
            <text:p>   'tree':'dec_branchage',</text:p>
            <text:p>   'size':'dec_branchage',</text:p>
            <text:p>   'toothbrush':'dec_brosseadent',</text:p>
            <text:p>   'food':'dec_briqueAlimentaire,dec_epeluchuresRestesRepas,dec_epeluchuresRestesRepas',</text:p>
            <text:p>   'brick':'dec_briqueAlimentaire',</text:p>
            <text:p>   'tetra':'dec_briqueAlimentaire',</text:p>
            <text:p>   'pack':'dec_briqueAlimentaire',</text:p>
            <text:p>   'crate':'dec_cagetteBois,dec_cagetteBois',</text:p>
            <text:p>   'wood':'dec_cagetteBois,dec_plancheBois',</text:p>
            <text:p>   'notebook':'dec_cahier,dec_cahier,dec_cahier,dec_cahier',</text:p>
            <text:p>   'no':'dec_cahier',</text:p>
            <text:p>   'spiral':'dec_cahier,dec_cahier',</text:p>
            <text:p>   'calendar':'dec_calendrier',</text:p>
            <text:p>   'coffee':'dec_capsuleCafe,dec_capsuleCafe,dec_papierMetallise',</text:p>
            <text:p>   'capsule':'dec_capsuleCafe,dec_capsuleCafe,dec_couverclePotEnVerre',</text:p>
            <text:p>   'or':'dec_capsuleCafe,dec_cartonPetitsOuGrands,dec_outilsBricolageOuJardinage,dec_papier',</text:p>
            <text:p>   'pod':'dec_capsuleCafe',</text:p>
            <text:p>   'nespresso':'dec_capsuleCafe',</text:p>
            <text:p>   'post':'dec_cartePostale',</text:p>
            <text:p>   'card':'dec_cartePostale',</text:p>
            <text:p>   'large':'dec_cartonPetitsOuGrands',</text:p>
            <text:p>   'ink':'dec_cartouchesEncres',</text:p>
            <text:p>   'cartridges':'dec_cartouchesEncres',</text:p>
            <text:p>   'cd':'dec_cdDvdK7',</text:p>
            <text:p>   '/':'dec_cdDvdK7,dec_cdDvdK7',</text:p>
            <text:p>   'dvd':'dec_cdDvdK7',</text:p>
            <text:p>   'k7':'dec_cdDvdK7',</text:p>
            <text:p>   'audio':'dec_cdDvdK7,dec_equipementsAudioEtVideo',</text:p>
            <text:p>   'cassettes':'dec_cdDvdK7,dec_cdDvdK7',</text:p>
            <text:p>   'video':'dec_cdDvdK7,dec_equipementsAudioEtVideo',</text:p>
            <text:p>   'shoe':'dec_chaussureEnBonEtat',</text:p>
            <text:p>   'in':'dec_chaussureEnBonEtat,dec_chaussureEnBonEtat',</text:p>
            <text:p>   'good':'dec_chaussureEnBonEtat,dec_chaussureEnBonEtat',</text:p>
            <text:p>   'condition':'dec_chaussureEnBonEtat,dec_chaussureEnBonEtat',</text:p>
            <text:p>   'bote':'dec_chaussureEnBonEtat,dec_chaussuresUsagees',</text:p>
            <text:p>   'used':'dec_chaussuresUsagees,dec_chaussuresUsagees',</text:p>
            <text:p>   'shoes':'dec_chaussuresUsagees',</text:p>
            <text:p>   'worn':'dec_chaussuresUsagees',</text:p>
            <text:p>   'footwear':'dec_chaussuresUsagees',</text:p>
            <text:p>   'cigarette':'dec_cigarette,dec_cigarette',</text:p>
            <text:p>   'cigar':'dec_cigarette',</text:p>
            <text:p>   'binder':'dec_classeur,dec_fournituresHorsPapier',</text:p>
            <text:p>   'glues':'dec_colles',</text:p>
            <text:p>   'freezers':'dec_congelateurs',</text:p>
            <text:p>   'q':'dec_cotonTige',</text:p>
            <text:p>   'tip':'dec_cotonTige',</text:p>
            <text:p>   'baby':'dec_coucheBebe',</text:p>
            <text:p>   's':'dec_coucheBebe',</text:p>
            <text:p>   'diaper':'dec_coucheBebe',</text:p>
            <text:p>   'cover':'dec_couverclePotEnVerre,dec_couverclePotEnVerre,dec_vaissellePlastique',</text:p>
            <text:p>   'cutlery':'dec_couverts',</text:p>
            <text:p>   'knife':'dec_couverts,dec_vaissellePlastique',</text:p>
            <text:p>   'spoon':'dec_couverts,dec_vaissellePlastique',</text:p>
            <text:p>   'fork':'dec_couverts,dec_vaissellePlastique',</text:p>
            <text:p>   'cream':'dec_cremeEnTube,dec_cremeEtDentifriceTube,dec_cremeEtDentifriceTube,dec_potCremeFraîche',</text:p>
            <text:p>   'tube':'dec_cremeEnTube,dec_cremeEtDentifriceTube,dec_cremeEtDentifriceTube,dec_tubeFluorescent',</text:p>
            <text:p>   'and':'dec_cremeEtDentifriceTube,dec_equipementsAudioEtVideo,dec_nettoyantsCuivreEtArgenterie,dec_peinturesHuileEtEau,dec_revelateurEtFixateurPhoto',</text:p>
            <text:p>   'toothpaste':'dec_cremeEtDentifriceTube,dec_cremeEtDentifriceTube',</text:p>
            <text:p>   'liquid':'dec_deboucheurLiquide,dec_liquideRefroidissement',</text:p>
            <text:p>   'drain':'dec_deboucheurLiquide',</text:p>
            <text:p>   'cleaner':'dec_deboucheurLiquide,dec_nettoyantsALAmmoniac,dec_produitsDEntretien',</text:p>
            <text:p>   'stick':'dec_deodorantStick',</text:p>
            <text:p>   'ball':'dec_deodorantStick',</text:p>
            <text:p>   'stain':'dec_detachant',</text:p>
            <text:p>   'that':'dec_detachant',</text:p>
            <text:p>   'is':'dec_detachant',</text:p>
            <text:p>   'toxic':'dec_detachant',</text:p>
            <text:p>   'diamond':'dec_diamant',</text:p>
            <text:p>   'precious':'dec_diamant',</text:p>
            <text:p>   'stone':'dec_diamant',</text:p>
            <text:p>   'bleach':'dec_eauJavel',</text:p>
            <text:p>   'boxboard':'dec_emballagesEnCartonPlat',</text:p>
            <text:p>   'packaging':'dec_emballagesEnCartonPlat',</text:p>
            <text:p>   'overwrapping':'dec_emballagesEnCartonPlat',</text:p>
            <text:p>   'cereal':'dec_emballagesEnCartonPlat',</text:p>
            <text:p>   'fertilizers':'dec_engraisChimiques',</text:p>
            <text:p>   'envelope':'dec_enveloppe',</text:p>
            <text:p>   'peeling':'dec_epeluchuresRestesRepas',</text:p>
            <text:p>   'scraps':'dec_epeluchuresRestesRepas',</text:p>
            <text:p>   'apricot':'dec_epeluchuresRestesRepas',</text:p>
            <text:p>   'almond':'dec_epeluchuresRestesRepas',</text:p>
            <text:p>   'pineapple':'dec_epeluchuresRestesRepas',</text:p>
            <text:p>   'avocado':'dec_epeluchuresRestesRepas',</text:p>
            <text:p>   'banana':'dec_epeluchuresRestesRepas',</text:p>
            <text:p>   'currant':'dec_epeluchuresRestesRepas',</text:p>
            <text:p>   'cherry':'dec_epeluchuresRestesRepas',</text:p>
            <text:p>   'chestnut':'dec_epeluchuresRestesRepas',</text:p>
            <text:p>   'lemon':'dec_epeluchuresRestesRepas',</text:p>
            <text:p>   'clementine':'dec_epeluchuresRestesRepas',</text:p>
            <text:p>   'tangerine':'dec_epeluchuresRestesRepas',</text:p>
            <text:p>   'quince':'dec_epeluchuresRestesRepas',</text:p>
            <text:p>   'date':'dec_epeluchuresRestesRepas',</text:p>
            <text:p>   'fig':'dec_epeluchuresRestesRepas',</text:p>
            <text:p>   'strawberry':'dec_epeluchuresRestesRepas',</text:p>
            <text:p>   'raspberry':'dec_epeluchuresRestesRepas',</text:p>
            <text:p>   'passion':'dec_epeluchuresRestesRepas',</text:p>
            <text:p>   'guava':'dec_epeluchuresRestesRepas',</text:p>
            <text:p>   'pomegranate':'dec_epeluchuresRestesRepas',</text:p>
            <text:p>   'gooseberry':'dec_epeluchuresRestesRepas',</text:p>
            <text:p>   'kiwi':'dec_epeluchuresRestesRepas',</text:p>
            <text:p>   'lychee':'dec_epeluchuresRestesRepas',</text:p>
            <text:p>   'mango':'dec_epeluchuresRestesRepas',</text:p>
            <text:p>   'melon':'dec_epeluchuresRestesRepas',</text:p>
            <text:p>   'plum':'dec_epeluchuresRestesRepas,dec_epeluchuresRestesRepas',</text:p>
            <text:p>   'blackberry':'dec_epeluchuresRestesRepas',</text:p>
            <text:p>   'blueberry':'dec_epeluchuresRestesRepas',</text:p>
            <text:p>   'hazelnut':'dec_epeluchuresRestesRepas',</text:p>
            <text:p>   'walnut':'dec_epeluchuresRestesRepas',</text:p>
            <text:p>   'orange':'dec_epeluchuresRestesRepas',</text:p>
            <text:p>   'papaya':'dec_epeluchuresRestesRepas',</text:p>
            <text:p>   'watermelon':'dec_epeluchuresRestesRepas',</text:p>
            <text:p>   'peach':'dec_epeluchuresRestesRepas',</text:p>
            <text:p>   'nectarine':'dec_epeluchuresRestesRepas',</text:p>
            <text:p>   'pear':'dec_epeluchuresRestesRepas',</text:p>
            <text:p>   'apple':'dec_epeluchuresRestesRepas',</text:p>
            <text:p>   'grapes':'dec_epeluchuresRestesRepas',</text:p>
            <text:p>   'rhubarb':'dec_epeluchuresRestesRepas',</text:p>
            <text:p>   'garlic':'dec_epeluchuresRestesRepas',</text:p>
            <text:p>   'artichoke':'dec_epeluchuresRestesRepas',</text:p>
            <text:p>   'asparagus':'dec_epeluchuresRestesRepas',</text:p>
            <text:p>   'eggplant':'dec_epeluchuresRestesRepas',</text:p>
            <text:p>   'beets':'dec_epeluchuresRestesRepas',</text:p>
            <text:p>   'chard':'dec_epeluchuresRestesRepas',</text:p>
            <text:p>   'broccoli':'dec_epeluchuresRestesRepas',</text:p>
            <text:p>   'carrot':'dec_epeluchuresRestesRepas',</text:p>
            <text:p>   'celery':'dec_epeluchuresRestesRepas',</text:p>
            <text:p>   'mushroom':'dec_epeluchuresRestesRepas,dec_epeluchuresRestesRepas',</text:p>
            <text:p>   'paris':'dec_epeluchuresRestesRepas',</text:p>
            <text:p>   'chicory':'dec_epeluchuresRestesRepas',</text:p>
            <text:p>   'cabbage':'dec_epeluchuresRestesRepas',</text:p>
            <text:p>   'cucumber':'dec_epeluchuresRestesRepas',</text:p>
            <text:p>   'zucchini':'dec_epeluchuresRestesRepas',</text:p>
            <text:p>   'watercress':'dec_epeluchuresRestesRepas',</text:p>
            <text:p>   'shallots':'dec_epeluchuresRestesRepas',</text:p>
            <text:p>   'endive':'dec_epeluchuresRestesRepas',</text:p>
            <text:p>   'spinach':'dec_epeluchuresRestesRepas',</text:p>
            <text:p>   'fennel':'dec_epeluchuresRestesRepas',</text:p>
            <text:p>   'beans':'dec_epeluchuresRestesRepas',</text:p>
            <text:p>   'lettuce':'dec_epeluchuresRestesRepas',</text:p>
            <text:p>   'lentils':'dec_epeluchuresRestesRepas',</text:p>
            <text:p>   'lamb':'dec_epeluchuresRestesRepas',</text:p>
            <text:p>   'morel':'dec_epeluchuresRestesRepas',</text:p>
            <text:p>   'turnip':'dec_epeluchuresRestesRepas',</text:p>
            <text:p>   'onion':'dec_epeluchuresRestesRepas',</text:p>
            <text:p>   'sorrel':'dec_epeluchuresRestesRepas',</text:p>
            <text:p>   'potato':'dec_epeluchuresRestesRepas',</text:p>
            <text:p>   'parsley':'dec_epeluchuresRestesRepas',</text:p>
            <text:p>   'leeks':'dec_epeluchuresRestesRepas',</text:p>
            <text:p>   'peas':'dec_epeluchuresRestesRepas',</text:p>
            <text:p>   'peppers':'dec_epeluchuresRestesRepas',</text:p>
            <text:p>   'pumpkin':'dec_epeluchuresRestesRepas',</text:p>
            <text:p>   'radish':'dec_epeluchuresRestesRepas',</text:p>
            <text:p>   'tomato':'dec_epeluchuresRestesRepas',</text:p>
            <text:p>   'turpentine':'dec_essenceTerebenthine',</text:p>
            <text:p>   'towels':'dec_essuiToutRouleauCarton,dec_essuiToutSaufRouleauCarton,dec_essuiToutSaufRouleauCarton,dec_essuiToutSaufRouleauCarton',</text:p>
            <text:p>   'roll':'dec_essuiToutRouleauCarton,dec_essuiToutRouleauCarton,dec_essuiToutSaufRouleauCarton',</text:p>
            <text:p>   'toilet':'dec_essuiToutRouleauCarton,dec_essuiToutSaufRouleauCarton,dec_recurantsPourToilette',</text:p>
            <text:p>   'paper':'dec_essuiToutRouleauCarton,dec_essuiToutSaufRouleauCarton,dec_essuiToutSaufRouleauCarton,dec_essuiToutSaufRouleauCarton,dec_fournituresHorsPapier,dec_fournituresHorsPapier,dec_papier,dec_papierMetallise,dec_papierMetallise,dec_sacEnPapier,dec_vaisselleCarton',</text:p>
            <text:p>   'except':'dec_essuiToutSaufRouleauCarton,dec_fournituresHorsPapier',</text:p>
            <text:p>   'film':'dec_filmPlastique,dec_filmsPhotographiques,dec_filmsPhotographiques,dec_papier',</text:p>
            <text:p>   'photographic':'dec_filmsPhotographiques',</text:p>
            <text:p>   'slide':'dec_filmsPhotographiques',</text:p>
            <text:p>   'filter':'dec_filtreAHuile',</text:p>
            <text:p>   'cleaning':'dec_flaconProduitsDentretien,dec_flaconProduitsDentretien',</text:p>
            <text:p>   'products':'dec_flaconProduitsDentretien,dec_flaconProduitsDentretien,dec_produitsBeaute',</text:p>
            <text:p>   'soap':'dec_flaconSavon,dec_flaconSavon',</text:p>
            <text:p>   'fungicide':'dec_fongicides',</text:p>
            <text:p>   'supplies':'dec_fournituresHorsPapier,dec_fournituresHorsPapier',</text:p>
            <text:p>   'office':'dec_fournituresHorsPapier',</text:p>
            <text:p>   'pencil':'dec_fournituresHorsPapier,dec_fournituresHorsPapier,dec_stylo',</text:p>
            <text:p>   'pen':'dec_fournituresHorsPapier,dec_stylo',</text:p>
            <text:p>   'marker':'dec_fournituresHorsPapier',</text:p>
            <text:p>   'eraser':'dec_fournituresHorsPapier',</text:p>
            <text:p>   'stapler':'dec_fournituresHorsPapier',</text:p>
            <text:p>   'ruler':'dec_fournituresHorsPapier',</text:p>
            <text:p>   'compass':'dec_fournituresHorsPapier',</text:p>
            <text:p>   'bag':'dec_fournituresHorsPapier,dec_sacEnPapier,dec_sacPlastique',</text:p>
            <text:p>   'clip':'dec_fournituresHorsPapier',</text:p>
            <text:p>   'sharpener':'dec_fournituresHorsPapier',</text:p>
            <text:p>   'scissors':'dec_fournituresHorsPapier',</text:p>
            <text:p>   'grass':'dec_gazon,dec_gazon',</text:p>
            <text:p>   'lawn':'dec_gazon',</text:p>
            <text:p>   'engrave':'dec_gravat',</text:p>
            <text:p>   'fence':'dec_grillage,dec_grillage',</text:p>
            <text:p>   'guitar':'dec_guitare',</text:p>
            <text:p>   'herbicide':'dec_herbicides',</text:p>
            <text:p>   'weedkiller':'dec_herbicides',</text:p>
            <text:p>   'edible':'dec_huileAlimentaire',</text:p>
            <text:p>   'mineral':'dec_huileMinerale',</text:p>
            <text:p>   'waste':'dec_huileVidange',</text:p>
            <text:p>   'insecticides':'dec_insecticides',</text:p>
            <text:p>   'toy':'dec_jouetsAlimentesParElectricite,dec_jouetsNonElectroniques,dec_jouetsNonElectroniques,dec_jouetsNonElectroniques',</text:p>
            <text:p>   'electricity':'dec_jouetsAlimentesParElectricite',</text:p>
            <text:p>   'with':'dec_jouetsAlimentesParElectricite,dec_nettoyantsALAmmoniac',</text:p>
            <text:p>   'set':'dec_jouetsAlimentesParElectricite',</text:p>
            <text:p>   'electric':'dec_jouetsAlimentesParElectricite',</text:p>
            <text:p>   'train':'dec_jouetsAlimentesParElectricite',</text:p>
            <text:p>   'non':'dec_jouetsNonElectroniques',</text:p>
            <text:p>   'game':'dec_jouetsNonElectroniques',</text:p>
            <text:p>   'doll':'dec_jouetsNonElectroniques',</text:p>
            <text:p>   'newspaper':'dec_journal',</text:p>
            <text:p>   'magazine':'dec_journal,dec_magazine',</text:p>
            <text:p>   'wool':'dec_laine,dec_laineVerre,dec_laineVerre,dec_laineVerre',</text:p>
            <text:p>   'rock':'dec_laineVerre',</text:p>
            <text:p>   'wipe':'dec_lingette',</text:p>
            <text:p>   'cooling':'dec_liquideRefroidissement',</text:p>
            <text:p>   'animal':'dec_litierePourAnimaux',</text:p>
            <text:p>   'litter':'dec_litierePourAnimaux',</text:p>
            <text:p>   'book':'dec_livre',</text:p>
            <text:p>   'comics':'dec_livre',</text:p>
            <text:p>   'comic':'dec_livre',</text:p>
            <text:p>   'glasses':'dec_lunette',</text:p>
            <text:p>   'journal':'dec_magazine',</text:p>
            <text:p>   'body':'dec_masticCarrosserie',</text:p>
            <text:p>   'filler':'dec_masticCarrosserie',</text:p>
            <text:p>   'mattress':'dec_matelas',</text:p>
            <text:p>   'drug':'dec_medicaments',</text:p>
            <text:p>   'furniture':'dec_meuble',</text:p>
            <text:p>   'mirror':'dec_miroir',</text:p>
            <text:p>   'carpet':'dec_moquette',</text:p>
            <text:p>   'rat':'dec_mortAuxRats,dec_mortAuxRats',</text:p>
            <text:p>   'poison':'dec_mortAuxRats,dec_mortAuxRats',</text:p>
            <text:p>   'tissue':'dec_mouchoir',</text:p>
            <text:p>   'mothballs':'dec_naphtaline',</text:p>
            <text:p>   'moth':'dec_naphtaline',</text:p>
            <text:p>   'neon':'dec_neons',</text:p>
            <text:p>   'ammonia':'dec_nettoyantsALAmmoniac',</text:p>
            <text:p>   'copper':'dec_nettoyantsCuivreEtArgenterie',</text:p>
            <text:p>   'silver':'dec_nettoyantsCuivreEtArgenterie',</text:p>
            <text:p>   'cleaners':'dec_nettoyantsCuivreEtArgenterie',</text:p>
            <text:p>   'terracotta':'dec_objetEnTerreCuite',</text:p>
            <text:p>   'object':'dec_objetEnTerreCuite',</text:p>
            <text:p>   'laptop':'dec_ordinateursPortables',</text:p>
            <text:p>   'diy':'dec_outilsBricolageOuJardinage',</text:p>
            <text:p>   'gardening':'dec_outilsBricolageOuJardinage',</text:p>
            <text:p>   'hammer':'dec_outilsBricolageOuJardinage',</text:p>
            <text:p>   'screwdrivers':'dec_outilsBricolageOuJardinage',</text:p>
            <text:p>   'shears':'dec_outilsBricolageOuJardinage',</text:p>
            <text:p>   'saw':'dec_outilsBricolageOuJardinage',</text:p>
            <text:p>   'rake':'dec_outilsBricolageOuJardinage',</text:p>
            <text:p>   'ax':'dec_outilsBricolageOuJardinage',</text:p>
            <text:p>   'prospectuses':'dec_papier',</text:p>
            <text:p>   'advertising':'dec_papier',</text:p>
            <text:p>   'printed':'dec_papier',</text:p>
            <text:p>   'butter':'dec_papierMetallise',</text:p>
            <text:p>   'foil':'dec_papierAluminium',</text:p>
            <text:p>   'gift':'dec_papierCadeau',</text:p>
            <text:p>   'wrap':'dec_papierCadeau',</text:p>
            <text:p>   'wallpaper':'dec_papierPeint',</text:p>
            <text:p>   'crepe':'dec_papierPeint',</text:p>
            <text:p>   'cinderblock':'dec_parpaing',</text:p>
            <text:p>   'antirust':'dec_peintureAntirouille',</text:p>
            <text:p>   'painting':'dec_peinturesHuileEtEau,dec_potPeinture,dec_potPeinture,dec_potPeinture',</text:p>
            <text:p>   'computer':'dec_peripheriquesInformatiques',</text:p>
            <text:p>   'peripherals':'dec_peripheriquesInformatiques',</text:p>
            <text:p>   'monitor':'dec_peripheriquesInformatiques',</text:p>
            <text:p>   'keyboard':'dec_peripheriquesInformatiques',</text:p>
            <text:p>   'mouse':'dec_peripheriquesInformatiques',</text:p>
            <text:p>   'printer':'dec_peripheriquesInformatiques',</text:p>
            <text:p>   'piano':'dec_piano',</text:p>
            <text:p>   'plank':'dec_plancheBois',</text:p>
            <text:p>   'plant':'dec_plante,dec_produitPhytosanitaire',</text:p>
            <text:p>   'tire':'dec_pneu',</text:p>
            <text:p>   'ham':'dec_polystyrene',</text:p>
            <text:p>   'porcelain':'dec_porcelaine,dec_vaisselleVerrePorcelaine',</text:p>
            <text:p>   'vase':'dec_porcelaine',</text:p>
            <text:p>   'pot':'dec_potCremeFraîche,dec_potYaourt,dec_UstensileCuisine,dec_UstensileCuisine',</text:p>
            <text:p>   'pottery':'dec_poterie,dec_vaisselleVerrePorcelaine',</text:p>
            <text:p>   'acrylic':'dec_potPeinture',</text:p>
            <text:p>   'based':'dec_potPeinture',</text:p>
            <text:p>   'yoghurt':'dec_potYaourt',</text:p>
            <text:p>   'health':'dec_produitPhytosanitaire',</text:p>
            <text:p>   'beauty':'dec_produitsBeaute',</text:p>
            <text:p>   'cosmetics':'dec_produitsBeaute',</text:p>
            <text:p>   'lipstick':'dec_produitsBeaute',</text:p>
            <text:p>   'makeup':'dec_produitsBeaute',</text:p>
            <text:p>   'polish':'dec_produitsBeaute',</text:p>
            <text:p>   'maintenance':'dec_produitsDEntretien',</text:p>
            <text:p>   'floor':'dec_produitsDEntretien',</text:p>
            <text:p>   'woodworking':'dec_produitsTraitementDuBois',</text:p>
            <text:p>   'radiograph':'dec_radiographie',</text:p>
            <text:p>   'disposable':'dec_rasoirJetable',</text:p>
            <text:p>   'razor':'dec_rasoirJetable',</text:p>
            <text:p>   'scouring':'dec_recurantsPourFour,dec_recurantsPourToilette',</text:p>
            <text:p>   'for':'dec_recurantsPourToilette',</text:p>
            <text:p>   'refrigerator':'dec_refrigerateur',</text:p>
            <text:p>   'resin':'dec_resines',</text:p>
            <text:p>   'developer':'dec_revelateurEtFixateurPhoto',</text:p>
            <text:p>   'fixer':'dec_revelateurEtFixateurPhoto',</text:p>
            <text:p>   'photo':'dec_revelateurEtFixateurPhoto',</text:p>
            <text:p>   'scooter':'dec_scooter,dec_trottinnette',</text:p>
            <text:p>   'moped':'dec_scooter',</text:p>
            <text:p>   'solvent':'dec_solvants',</text:p>
            <text:p>   'thinner':'dec_solvants',</text:p>
            <text:p>   'white':'dec_solvants',</text:p>
            <text:p>   'spirit':'dec_solvants',</text:p>
            <text:p>   'ironing':'dec_tableARepasser',</text:p>
            <text:p>   'board':'dec_tableARepasser',</text:p>
            <text:p>   'telephony':'dec_telephonie',</text:p>
            <text:p>   'hone':'dec_telephone_portable',</text:p>
            <text:p>   'mobile':'dec_telephone_portable',</text:p>
            <text:p>   'smartphone':'dec_telephone_portable',</text:p>
            <text:p>   'tv':'dec_televiseurs',</text:p>
            <text:p>   'mercury':'dec_thermometreAMercure',</text:p>
            <text:p>   'thermometer':'dec_thermometreAMercure',</text:p>
            <text:p>   'trumpet':'dec_trompette',</text:p>
            <text:p>   'fluorescent':'dec_tubeFluorescent,dec_tubeFluorescent',</text:p>
            <text:p>   'garden':'dec_tuyauDarrosage',</text:p>
            <text:p>   'hose':'dec_tuyauDarrosage',</text:p>
            <text:p>   'kitchen':'dec_UstensileCuisine',</text:p>
            <text:p>   'utensil':'dec_UstensileCuisine',</text:p>
            <text:p>   'casserole':'dec_UstensileCuisine',</text:p>
            <text:p>   'frying':'dec_UstensileCuisine',</text:p>
            <text:p>   'pan':'dec_UstensileCuisine',</text:p>
            <text:p>   'wok':'dec_UstensileCuisine',</text:p>
            <text:p>   'spatula':'dec_UstensileCuisine',</text:p>
            <text:p>   'tableware':'dec_vaisselleCarton,dec_vaissellePlastique',</text:p>
            <text:p>   'plate':'dec_vaisselleCarton,dec_vaisselleVerrePorcelaine',</text:p>
            <text:p>   'cup':'dec_vaisselleCarton,dec_vaissellePlastique,dec_vaisselleVerrePorcelaine',</text:p>
            <text:p>   'bowl':'dec_vaisselleVerrePorcelaine',</text:p>
            <text:p>   'dish':'dec_vaisselleVerrePorcelaine',</text:p>
            <text:p>   'drinking':'dec_vaisselleVerrePorcelaine,dec_verreaboire',</text:p>
            <text:p>   'earthenware':'dec_vaisselleVerrePorcelaine',</text:p>
            <text:p>   'jug':'dec_vaisselleVerrePorcelaine',</text:p>
            <text:p>   'bike':'dec_velo,dec_velo',</text:p>
            <text:p>   'bicycle':'dec_velo',</text:p>
            <text:p>   'skateboard':'dec_velo',</text:p>
            <text:p>   'clothing':'dec_vetementEnBonEtat,dec_vetementUsage',</text:p>
            <text:p>   'pants':'dec_vetementEnBonEtat,dec_vetementUsage',</text:p>
            <text:p>   'shirt':'dec_vetementEnBonEtat,dec_vetementUsage',</text:p>
            <text:p>   'sweater':'dec_vetementEnBonEtat,dec_vetementUsage',</text:p>
            <text:p>   'jacket':'dec_vetementEnBonEtat,dec_vetementUsage',</text:p>
            <text:p>   'skirt':'dec_vetementEnBonEtat,dec_vetementUsage',</text:p>
            <text:p>   'dress':'dec_vetementEnBonEtat,dec_vetementUsage',</text:p>
            <text:p>   'window':'dec_vitre'</text:p>
            <text:p>   }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3" office:value-type="string" calcext:value-type="string" table:number-columns-spanned="11" table:number-rows-spanned="1">
            <text:p>Ces donnée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3"/>
          <table:table-cell table:number-columns-repeated="12"/>
          <table:table-cell office:value-type="string" calcext:value-type="string">
            <text:p><text:s/></text:p>
          </table:table-cell>
          <table:table-cell table:number-columns-repeated="236"/>
        </table:table-row>
        <table:table-row table:style-name="ro1">
          <table:table-cell table:style-name="ce4" table:number-columns-spanned="11" table:number-rows-spanned="1"/>
          <table:covered-table-cell table:number-columns-repeated="10"/>
          <table:table-cell table:style-name="ce4"/>
          <table:table-cell table:style-name="ce41" table:number-columns-repeated="5"/>
          <table:table-cell/>
          <table:table-cell table:style-name="ce95" office:value-type="string" calcext:value-type="string" table:number-columns-spanned="2" table:number-rows-spanned="1">
            <text:p>Champs calculés</text:p>
          </table:table-cell>
          <table:covered-table-cell table:style-name="ce95"/>
          <table:table-cell table:style-name="ce462"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4">
          <table:table-cell table:style-name="ce5" office:value-type="string" calcext:value-type="string">
            <text:p>code</text:p>
          </table:table-cell>
          <table:table-cell table:style-name="ce13" office:value-type="string" calcext:value-type="string">
            <text:p>libellé</text:p>
          </table:table-cell>
          <table:table-cell table:style-name="ce13" office:value-type="string" calcext:value-type="string">
            <text:p>libellé_en</text:p>
          </table:table-cell>
          <table:table-cell table:style-name="ce13" office:value-type="string" calcext:value-type="string">
            <text:p>catégorie (ou sous-catégories) usuelles</text:p>
          </table:table-cell>
          <table:table-cell table:style-name="ce13" office:value-type="string" calcext:value-type="string">
            <text:p>catégorie de traitement</text:p>
          </table:table-cell>
          <table:table-cell table:style-name="ce13" office:value-type="string" calcext:value-type="string">
            <text:p>modes de collecte</text:p>
          </table:table-cell>
          <table:table-cell table:style-name="ce13" office:value-type="string" calcext:value-type="string">
            <text:p>concerne</text:p>
          </table:table-cell>
          <table:table-cell table:style-name="ce13" office:value-type="string" calcext:value-type="string">
            <text:p>concerne_en</text:p>
          </table:table-cell>
          <table:table-cell table:style-name="ce13" office:value-type="string" calcext:value-type="string">
            <text:p>Mots clés autre</text:p>
          </table:table-cell>
          <table:table-cell table:style-name="ce13" office:value-type="string" calcext:value-type="string">
            <text:p>mots clés autres en</text:p>
          </table:table-cell>
          <table:table-cell table:style-name="ce55" office:value-type="string" calcext:value-type="string">
            <text:p>conseils</text:p>
          </table:table-cell>
          <table:table-cell table:style-name="ce63" office:value-type="string" calcext:value-type="string">
            <text:p>Images</text:p>
          </table:table-cell>
          <table:table-cell table:style-name="ce17" office:value-type="string" calcext:value-type="string">
            <text:p>Image secondaire</text:p>
          </table:table-cell>
          <table:table-cell table:style-name="ce348" office:value-type="string" calcext:value-type="string">
            <text:p>Source</text:p>
          </table:table-cell>
          <table:table-cell table:style-name="ce348" office:value-type="string" calcext:value-type="string">
            <text:p>Parrain</text:p>
          </table:table-cell>
          <table:table-cell table:style-name="ce348" office:value-type="string" calcext:value-type="string">
            <text:p>Mot du parrain</text:p>
          </table:table-cell>
          <table:table-cell table:style-name="ce348"/>
          <table:table-cell/>
          <table:table-cell table:style-name="ce462" office:value-type="string" calcext:value-type="string">
            <text:p>Grande image pour groovy</text:p>
          </table:table-cell>
          <table:table-cell table:style-name="ce462" office:value-type="string" calcext:value-type="string">
            <text:p>Mots_cles_complet</text:p>
          </table:table-cell>
          <table:table-cell table:style-name="ce462" office:value-type="string" calcext:value-type="string">
            <text:p>Mots_cles_complet_en</text:p>
          </table:table-cell>
          <table:table-cell table:style-name="ce462" office:value-type="string" calcext:value-type="string">
            <text:p><text:s/></text:p>
          </table:table-cell>
          <table:table-cell/>
          <table:table-cell table:style-name="ce52" office:value-type="string" calcext:value-type="string">
            <text:p><text:span text:style-name="T2">var</text:span><text:span text:style-name="T3"> _garbagesDatas = [</text:span></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acides</text:p>
          </table:table-cell>
          <table:table-cell table:style-name="ce290" office:value-type="string" calcext:value-type="string">
            <text:p>Acides</text:p>
          </table:table-cell>
          <table:table-cell table:style-name="ce290" office:value-type="string" calcext:value-type="string">
            <text:p>Acid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acide, base, produit chimique</text:p>
          </table:table-cell>
          <table:table-cell table:style-name="ce290" office:value-type="string" calcext:value-type="string">
            <text:p>acid, base, chemical</text:p>
          </table:table-cell>
          <table:table-cell table:style-name="ce290" table:number-columns-repeated="2"/>
          <table:table-cell table:style-name="ce319"/>
          <table:table-cell table:style-name="ce116" office:value-type="string" calcext:value-type="string">
            <text:p>bouteille_acide_chlorhydriqu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5];&quot;_petit&quot;;&quot;&quot;)" office:value-type="string" office:string-value="bouteille_acide_chlorhydrique_mini.png" calcext:value-type="string">
            <text:p>bouteille_acide_chlorhydrique_mini.png</text:p>
          </table:table-cell>
          <table:table-cell table:formula="of:=CONCATENATE(UTILTRANSFORMEENMOTSCLES([.G5]);&quot;,&quot;;[.I5])" office:value-type="string" office:string-value="acide,base,produit,chimique," calcext:value-type="string">
            <text:p>acide,base,produit,chimique,</text:p>
          </table:table-cell>
          <table:table-cell table:formula="of:=CONCATENATE(UTILTRANSFORMEENMOTSCLES([.H5]);&quot;,&quot;;[.J5])" office:value-type="string" office:string-value="acid,base,chemical," calcext:value-type="string">
            <text:p>acid,base,chemical,</text:p>
          </table:table-cell>
          <table:table-cell table:number-columns-repeated="2"/>
          <table:table-cell table:style-name="ce53" table:formula="of:=JSONDECHETS([.A5];[.B5];[.C5];[.D5];[.E5];[.F5];[.T5];[.U5];[.G5];[.H5];[.K5];[.L5];[.M5];[.N5];[.P5])" office:value-type="string" office:string-value="   {&quot;code&quot;:&quot;dec_acides&quot;,&#10;      &quot;type&quot;:&quot;Ressource / objet usagé&quot;,&#10;      &quot;type_en&quot;:&quot;Resource / Used object&quot;,&#10;      &quot;nom&quot;:&quot;Acides&quot;,&#10;      &quot;nom_en&quot;:&quot;Acids&quot;,&#10;      &quot;cat_usuel&quot;:&quot;cu_toxique&quot;,&#10;      &quot;cat_trait&quot;:&quot;cat_ddm&quot;,&#10;      &quot;descr&quot;:&quot;acide, base, produit chimique&quot;,&#10;      &quot;descr_en&quot;:&quot;acid, base, chemical&quot;,&#10;      &quot;mots_cles&quot;:&quot;acide,base,produit,chimique,&quot;,&#10;      &quot;mots_cles_en&quot;:&quot;acid,base,chemical,&quot;,&#10;      &quot;cons&quot;:&quot;cons_toxique&quot;,&#10;      &quot;image&quot;:&quot;bouteille_acide_chlorhydrique_mini.png&quot;,&#10;      &quot;modco&quot;:&quot;modco_decheterie,modco_ecopoint&quot;,&#10;      &quot;recyc&quot;:&quot;PAS_POUBELLE&quot;,&#10;      &quot;src&quot;:&quot;MieuxTrierANantes 02/2015&quot;&#10;   }," calcext:value-type="string">
            <text:p>   {"code":"dec_acides",</text:p>
            <text:p>      "type":"Ressource / objet usagé",</text:p>
            <text:p>      "type_en":"Resource / Used object",</text:p>
            <text:p>      "nom":"Acides",</text:p>
            <text:p>      "nom_en":"Acids",</text:p>
            <text:p>      "cat_usuel":"cu_toxique",</text:p>
            <text:p>      "cat_trait":"cat_ddm",</text:p>
            <text:p>      "descr":"acide, base, produit chimique",</text:p>
            <text:p>      "descr_en":"acid, base, chemical",</text:p>
            <text:p>      "mots_cles":"acide,base,produit,chimique,",</text:p>
            <text:p>      "mots_cles_en":"acid,base,chemical,",</text:p>
            <text:p>      "cons":"cons_toxique",</text:p>
            <text:p>      "image":"bouteille_acide_chlorhydri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aerosols</text:p>
          </table:table-cell>
          <table:table-cell table:style-name="ce290" office:value-type="string" calcext:value-type="string">
            <text:p>Aérosols</text:p>
          </table:table-cell>
          <table:table-cell table:style-name="ce290" office:value-type="string" calcext:value-type="string">
            <text:p>Aerosols</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5" office:value-type="string" calcext:value-type="string">
            <text:p>aérosol, bombe aérosol, déodorant, laque</text:p>
          </table:table-cell>
          <table:table-cell table:style-name="ce25" office:value-type="string" calcext:value-type="string">
            <text:p>spray, aerosol spray, deodorant, hairspray</text:p>
          </table:table-cell>
          <table:table-cell table:style-name="ce25" table:number-columns-repeated="2"/>
          <table:table-cell table:style-name="ce29" office:value-type="string" calcext:value-type="string">
            <text:p>cons_sansbouchon,</text:p>
          </table:table-cell>
          <table:table-cell table:style-name="ce116" office:value-type="string" calcext:value-type="string">
            <text:p>aerosol_mini.png</text:p>
          </table:table-cell>
          <table:table-cell table:style-name="ce17"/>
          <table:table-cell table:style-name="ce354" office:value-type="string" calcext:value-type="string">
            <text:p>MieuxTrierANantes 02/2015</text:p>
          </table:table-cell>
          <table:table-cell table:style-name="ce48" office:value-type="string" calcext:value-type="string">
            <text:p>Damien Mérienne (dam_sense) étant donné qu'on ne se rappelle jamais comment faire avec les aérosols, bah on a décidé de les parrainer.</text:p>
          </table:table-cell>
          <table:table-cell table:style-name="ce559" office:value-type="string" calcext:value-type="string">
            <text:p>dam_sense</text:p>
          </table:table-cell>
          <table:table-cell table:style-name="ce354"/>
          <table:table-cell/>
          <table:table-cell table:formula="of:=SUBSTITUTE([.L6];&quot;_petit&quot;;&quot;&quot;)" office:value-type="string" office:string-value="aerosol_mini.png" calcext:value-type="string">
            <text:p>aerosol_mini.png</text:p>
          </table:table-cell>
          <table:table-cell table:formula="of:=CONCATENATE(UTILTRANSFORMEENMOTSCLES([.G6]);&quot;,&quot;;[.I6])" office:value-type="string" office:string-value="aerosol,bombe,aerosol,deodorant,laque," calcext:value-type="string">
            <text:p>aerosol,bombe,aerosol,deodorant,laque,</text:p>
          </table:table-cell>
          <table:table-cell table:formula="of:=CONCATENATE(UTILTRANSFORMEENMOTSCLES([.H6]);&quot;,&quot;;[.J6])" office:value-type="string" office:string-value="spray,aerosol,spray,deodorant,hairspray," calcext:value-type="string">
            <text:p>spray,aerosol,spray,deodorant,hairspray,</text:p>
          </table:table-cell>
          <table:table-cell table:number-columns-repeated="2"/>
          <table:table-cell table:style-name="ce53" table:formula="of:=JSONDECHETS([.A6];[.B6];[.C6];[.D6];[.E6];[.F6];[.T6];[.U6];[.G6];[.H6];[.K6];[.L6];[.M6];[.N6];[.P6])" office:value-type="string" office:string-value="   {&quot;code&quot;:&quot;dec_aerosols&quot;,&#10;      &quot;type&quot;:&quot;Ressource / objet usagé&quot;,&#10;      &quot;type_en&quot;:&quot;Resource / Used object&quot;,&#10;      &quot;nom&quot;:&quot;Aérosols&quot;,&#10;      &quot;nom_en&quot;:&quot;Aerosols&quot;,&#10;      &quot;cat_usuel&quot;:&quot;cu_metal&quot;,&#10;      &quot;cat_trait&quot;:&quot;cat_acier&quot;,&#10;      &quot;descr&quot;:&quot;aérosol, bombe aérosol, déodorant, laque&quot;,&#10;      &quot;descr_en&quot;:&quot;spray, aerosol spray, deodorant, hairspray&quot;,&#10;      &quot;mots_cles&quot;:&quot;aerosol,bombe,aerosol,deodorant,laque,&quot;,&#10;      &quot;mots_cles_en&quot;:&quot;spray,aerosol,spray,deodorant,hairspray,&quot;,&#10;      &quot;cons&quot;:&quot;cons_sansbouchon,,cons_ferraille,cons_acier&quot;,&#10;      &quot;image&quot;:&quot;aerosol_mini.png&quot;,&#10;      &quot;modco&quot;:&quot;modco_decheterie,modco_ecopoint,modco_bacjaunehorsnantes,modco_sacjaune,modco_contembjournmag&quot;,&#10;      &quot;recyc&quot;:&quot;OUI&quot;,&#10;      &quot;src&quot;:&quot;MieuxTrierANantes 02/2015&quot;,&#10;      &quot;sponsor&quot;:&quot;dam_sense&quot;&#10;   }," calcext:value-type="string">
            <text:p>   {"code":"dec_aerosols",</text:p>
            <text:p>      "type":"Ressource / objet usagé",</text:p>
            <text:p>      "type_en":"Resource / Used object",</text:p>
            <text:p>      "nom":"Aérosols",</text:p>
            <text:p>      "nom_en":"Aerosols",</text:p>
            <text:p>      "cat_usuel":"cu_metal",</text:p>
            <text:p>      "cat_trait":"cat_acier",</text:p>
            <text:p>      "descr":"aérosol, bombe aérosol, déodorant, laque",</text:p>
            <text:p>      "descr_en":"spray, aerosol spray, deodorant, hairspray",</text:p>
            <text:p>      "mots_cles":"aerosol,bombe,aerosol,deodorant,laque,",</text:p>
            <text:p>      "mots_cles_en":"spray,aerosol,spray,deodorant,hairspray,",</text:p>
            <text:p>      "cons":"cons_sansbouchon,,cons_ferraille,cons_acier",</text:p>
            <text:p>      "image":"aerosol_mini.png",</text:p>
            <text:p>      "modco":"modco_decheterie,modco_ecopoint,modco_bacjaunehorsnantes,modco_sacjaune,modco_contembjournmag",</text:p>
            <text:p>      "recyc":"OUI",</text:p>
            <text:p>      "src":"MieuxTrierANantes 02/2015",</text:p>
            <text:p>      "sponsor":"dam_sense"</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agenda</text:p>
          </table:table-cell>
          <table:table-cell table:style-name="ce290" office:value-type="string" calcext:value-type="string">
            <text:p>Agenda</text:p>
          </table:table-cell>
          <table:table-cell table:style-name="ce290" office:value-type="string" calcext:value-type="string">
            <text:p>Diary</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acide,agenda</text:p>
          </table:table-cell>
          <table:table-cell table:style-name="ce290" office:value-type="string" calcext:value-type="string">
            <text:p>acid agenda</text:p>
          </table:table-cell>
          <table:table-cell table:style-name="ce290" table:number-columns-repeated="2"/>
          <table:table-cell table:style-name="ce319"/>
          <table:table-cell table:style-name="ce116" office:value-type="string" calcext:value-type="string">
            <text:p>agenda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348"/>
          <table:table-cell/>
          <table:table-cell table:formula="of:=SUBSTITUTE([.L7];&quot;_petit&quot;;&quot;&quot;)" office:value-type="string" office:string-value="agenda_mini.png" calcext:value-type="string">
            <text:p>agenda_mini.png</text:p>
          </table:table-cell>
          <table:table-cell table:formula="of:=CONCATENATE(UTILTRANSFORMEENMOTSCLES([.G7]);&quot;,&quot;;[.I7])" office:value-type="string" office:string-value="acide,agenda," calcext:value-type="string">
            <text:p>acide,agenda,</text:p>
          </table:table-cell>
          <table:table-cell table:formula="of:=CONCATENATE(UTILTRANSFORMEENMOTSCLES([.H7]);&quot;,&quot;;[.J7])" office:value-type="string" office:string-value="acid,agenda," calcext:value-type="string">
            <text:p>acid,agenda,</text:p>
          </table:table-cell>
          <table:table-cell table:number-columns-repeated="2"/>
          <table:table-cell table:style-name="ce53" table:formula="of:=JSONDECHETS([.A7];[.B7];[.C7];[.D7];[.E7];[.F7];[.T7];[.U7];[.G7];[.H7];[.K7];[.L7];[.M7];[.N7];[.P7])" office:value-type="string" office:string-value="   {&quot;code&quot;:&quot;dec_agenda&quot;,&#10;      &quot;type&quot;:&quot;Ressource / objet usagé&quot;,&#10;      &quot;type_en&quot;:&quot;Resource / Used object&quot;,&#10;      &quot;nom&quot;:&quot;Agenda&quot;,&#10;      &quot;nom_en&quot;:&quot;Diary&quot;,&#10;      &quot;cat_usuel&quot;:&quot;cu_papierscartons&quot;,&#10;      &quot;cat_trait&quot;:&quot;cat_papiercarton&quot;,&#10;      &quot;descr&quot;:&quot;acide,agenda&quot;,&#10;      &quot;descr_en&quot;:&quot;acid agenda&quot;,&#10;      &quot;mots_cles&quot;:&quot;acide,agenda,&quot;,&#10;      &quot;mots_cles_en&quot;:&quot;acid,agenda,&quot;,&#10;      &quot;image&quot;:&quot;agenda_mini.png&quot;,&#10;      &quot;modco&quot;:&quot;modco_contpapiercarton,modco_bacjaunehorsnantes,modco_sacjaune,modco_contembjournmag&quot;,&#10;      &quot;recyc&quot;:&quot;OUI&quot;,&#10;      &quot;src&quot;:&quot;MieuxTrierANantes 02/2015&quot;&#10;   }," calcext:value-type="string">
            <text:p>   {"code":"dec_agenda",</text:p>
            <text:p>      "type":"Ressource / objet usagé",</text:p>
            <text:p>      "type_en":"Resource / Used object",</text:p>
            <text:p>      "nom":"Agenda",</text:p>
            <text:p>      "nom_en":"Diary",</text:p>
            <text:p>      "cat_usuel":"cu_papierscartons",</text:p>
            <text:p>      "cat_trait":"cat_papiercarton",</text:p>
            <text:p>      "descr":"acide,agenda",</text:p>
            <text:p>      "descr_en":"acid agenda",</text:p>
            <text:p>      "mots_cles":"acide,agenda,",</text:p>
            <text:p>      "mots_cles_en":"acid,agenda,",</text:p>
            <text:p>      "image":"agenda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ampouleBasseConso</text:p>
          </table:table-cell>
          <table:table-cell table:style-name="ce290" office:value-type="string" calcext:value-type="string">
            <text:p>Ampoule basse consommation</text:p>
          </table:table-cell>
          <table:table-cell table:style-name="ce290" office:value-type="string" calcext:value-type="string">
            <text:p>Energy Efficient Lightbulb</text:p>
          </table:table-cell>
          <table:table-cell table:style-name="ce290" office:value-type="string" calcext:value-type="string">
            <text:p>cu_divers</text:p>
          </table:table-cell>
          <table:table-cell table:style-name="ce304" office:value-type="string" calcext:value-type="string">
            <text:p>cat_ampouleseco</text:p>
          </table:table-cell>
          <table:table-cell table:style-name="ce290"/>
          <table:table-cell table:style-name="ce290" office:value-type="string" calcext:value-type="string">
            <text:p>ampoule basse consommation, ampoule à économie d'énergie, lampe à économie d'énergie</text:p>
          </table:table-cell>
          <table:table-cell table:style-name="ce290" office:value-type="string" calcext:value-type="string">
            <text:p>energy saving bulb, energy saving bulb, energy saving lamp</text:p>
          </table:table-cell>
          <table:table-cell table:style-name="ce290" table:number-columns-repeated="2"/>
          <table:table-cell table:style-name="ce319" office:value-type="string" calcext:value-type="string">
            <text:p>cons_ampoulemercure,cons_recuppdv2</text:p>
          </table:table-cell>
          <table:table-cell table:style-name="ce116" office:value-type="string" calcext:value-type="string">
            <text:p>ampoules_basse_consommation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8];&quot;_petit&quot;;&quot;&quot;)" office:value-type="string" office:string-value="ampoules_basse_consommation_mini.png" calcext:value-type="string">
            <text:p>ampoules_basse_consommation_mini.png</text:p>
          </table:table-cell>
          <table:table-cell table:formula="of:=CONCATENATE(UTILTRANSFORMEENMOTSCLES([.G8]);&quot;,&quot;;[.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H8]);&quot;,&quot;;[.J8])" office:value-type="string" office:string-value="energy,saving,bulb,energy,saving,bulb,energy,saving,lamp," calcext:value-type="string">
            <text:p>energy,saving,bulb,energy,saving,bulb,energy,saving,lamp,</text:p>
          </table:table-cell>
          <table:table-cell table:number-columns-repeated="2"/>
          <table:table-cell table:style-name="ce53" table:formula="of:=JSONDECHETS([.A8];[.B8];[.C8];[.D8];[.E8];[.F8];[.T8];[.U8];[.G8];[.H8];[.K8];[.L8];[.M8];[.N8];[.P8])" office:value-type="string" office:string-value="   {&quot;code&quot;:&quot;dec_ampouleBasseConso&quot;,&#10;      &quot;type&quot;:&quot;Ressource / objet usagé&quot;,&#10;      &quot;type_en&quot;:&quot;Resource / Used object&quot;,&#10;      &quot;nom&quot;:&quot;Ampoule basse consommation&quot;,&#10;      &quot;nom_en&quot;:&quot;Energy Efficient Lightbulb&quot;,&#10;      &quot;cat_usuel&quot;:&quot;cu_divers&quot;,&#10;      &quot;cat_trait&quot;:&quot;cat_ampouleseco&quot;,&#10;      &quot;descr&quot;:&quot;ampoule basse consommation, ampoule à économie d'énergie, lampe à économie d'énergie&quot;,&#10;      &quot;descr_en&quot;:&quot;energy saving bulb, energy saving bulb, energy saving lamp&quot;,&#10;      &quot;mots_cles&quot;:&quot;ampoule,basse,consommation,ampoule,economie,energie,lampe,economie,energie,&quot;,&#10;      &quot;mots_cles_en&quot;:&quot;energy,saving,bulb,energy,saving,bulb,energy,saving,lamp,&quot;,&#10;      &quot;cons&quot;:&quot;cons_ampoulemercure,cons_recuppdv2,&quot;,&#10;      &quot;image&quot;:&quot;ampoules_basse_consommation_mini.png&quot;,&#10;      &quot;modco&quot;:&quot;modco_pointsdevente&quot;,&#10;      &quot;recyc&quot;:&quot;PAS_POUBELLE&quot;,&#10;      &quot;src&quot;:&quot;MieuxTrierANantes 02/2015&quot;&#10;   }," calcext:value-type="string">
            <text:p>   {"code":"dec_ampouleBasseConso",</text:p>
            <text:p>      "type":"Ressource / objet usagé",</text:p>
            <text:p>      "type_en":"Resource / Used object",</text:p>
            <text:p>      "nom":"Ampoule basse consommation",</text:p>
            <text:p>      "nom_en":"Energy Efficient Lightbulb",</text:p>
            <text:p>      "cat_usuel":"cu_divers",</text:p>
            <text:p>      "cat_trait":"cat_ampouleseco",</text:p>
            <text:p>      "descr":"ampoule basse consommation, ampoule à économie d'énergie, lampe à économie d'énergie",</text:p>
            <text:p>      "descr_en":"energy saving bulb, energy saving bulb, energy saving lamp",</text:p>
            <text:p>      "mots_cles":"ampoule,basse,consommation,ampoule,economie,energie,lampe,economie,energie,",</text:p>
            <text:p>      "mots_cles_en":"energy,saving,bulb,energy,saving,bulb,energy,saving,lamp,",</text:p>
            <text:p>      "cons":"cons_ampoulemercure,cons_recuppdv2,",</text:p>
            <text:p>      "image":"ampoules_basse_consommati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ampouleClassique</text:p>
          </table:table-cell>
          <table:table-cell table:style-name="ce290" office:value-type="string" calcext:value-type="string">
            <text:p>Ampoule classique</text:p>
          </table:table-cell>
          <table:table-cell table:style-name="ce290" office:value-type="string" calcext:value-type="string">
            <text:p>Conventional bulb</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ampoule classique, ampoule à incandescence, ampoule à filament</text:p>
          </table:table-cell>
          <table:table-cell table:style-name="ce290" office:value-type="string" calcext:value-type="string">
            <text:p>conventional bulb, incandescent bulb, filament bulb</text:p>
          </table:table-cell>
          <table:table-cell table:style-name="ce290" table:number-columns-repeated="2"/>
          <table:table-cell table:style-name="ce319"/>
          <table:table-cell table:style-name="ce116" office:value-type="string" calcext:value-type="string">
            <text:p>ampou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9];&quot;_petit&quot;;&quot;&quot;)" office:value-type="string" office:string-value="ampoule_mini.png" calcext:value-type="string">
            <text:p>ampoule_mini.png</text:p>
          </table:table-cell>
          <table:table-cell table:formula="of:=CONCATENATE(UTILTRANSFORMEENMOTSCLES([.G9]);&quot;,&quot;;[.I9])" office:value-type="string" office:string-value="ampoule,classique,ampoule,incandescence,ampoule,filament," calcext:value-type="string">
            <text:p>ampoule,classique,ampoule,incandescence,ampoule,filament,</text:p>
          </table:table-cell>
          <table:table-cell table:formula="of:=CONCATENATE(UTILTRANSFORMEENMOTSCLES([.H9]);&quot;,&quot;;[.J9])" office:value-type="string" office:string-value="conventional,bulb,incandescent,bulb,filament,bulb," calcext:value-type="string">
            <text:p>conventional,bulb,incandescent,bulb,filament,bulb,</text:p>
          </table:table-cell>
          <table:table-cell table:number-columns-repeated="2"/>
          <table:table-cell table:style-name="ce53" table:formula="of:=JSONDECHETS([.A9];[.B9];[.C9];[.D9];[.E9];[.F9];[.T9];[.U9];[.G9];[.H9];[.K9];[.L9];[.M9];[.N9];[.P9])" office:value-type="string" office:string-value="   {&quot;code&quot;:&quot;dec_ampouleClassique&quot;,&#10;      &quot;type&quot;:&quot;Ressource / objet usagé&quot;,&#10;      &quot;type_en&quot;:&quot;Resource / Used object&quot;,&#10;      &quot;nom&quot;:&quot;Ampoule classique&quot;,&#10;      &quot;nom_en&quot;:&quot;Conventional bulb&quot;,&#10;      &quot;cat_usuel&quot;:&quot;cu_divers&quot;,&#10;      &quot;cat_trait&quot;:&quot;cat_omr&quot;,&#10;      &quot;descr&quot;:&quot;ampoule classique, ampoule à incandescence, ampoule à filament&quot;,&#10;      &quot;descr_en&quot;:&quot;conventional bulb, incandescent bulb, filament bulb&quot;,&#10;      &quot;mots_cles&quot;:&quot;ampoule,classique,ampoule,incandescence,ampoule,filament,&quot;,&#10;      &quot;mots_cles_en&quot;:&quot;conventional,bulb,incandescent,bulb,filament,bulb,&quot;,&#10;      &quot;image&quot;:&quot;ampoule_mini.png&quot;,&#10;      &quot;modco&quot;:&quot;modco_bacbleuhorsnantes,modco_bacbleunantes,modco_sacbleu&quot;,&#10;      &quot;recyc&quot;:&quot;NON&quot;,&#10;      &quot;src&quot;:&quot;MieuxTrierANantes 02/2015&quot;&#10;   }," calcext:value-type="string">
            <text:p>   {"code":"dec_ampouleClassique",</text:p>
            <text:p>      "type":"Ressource / objet usagé",</text:p>
            <text:p>      "type_en":"Resource / Used object",</text:p>
            <text:p>      "nom":"Ampoule classique",</text:p>
            <text:p>      "nom_en":"Conventional bulb",</text:p>
            <text:p>      "cat_usuel":"cu_divers",</text:p>
            <text:p>      "cat_trait":"cat_omr",</text:p>
            <text:p>      "descr":"ampoule classique, ampoule à incandescence, ampoule à filament",</text:p>
            <text:p>      "descr_en":"conventional bulb, incandescent bulb, filament bulb",</text:p>
            <text:p>      "mots_cles":"ampoule,classique,ampoule,incandescence,ampoule,filament,",</text:p>
            <text:p>      "mots_cles_en":"conventional,bulb,incandescent,bulb,filament,bulb,",</text:p>
            <text:p>      "image":"ampoul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annuaire</text:p>
          </table:table-cell>
          <table:table-cell table:style-name="ce290" office:value-type="string" calcext:value-type="string">
            <text:p>Annuaire</text:p>
          </table:table-cell>
          <table:table-cell table:style-name="ce290" office:value-type="string" calcext:value-type="string">
            <text:p>Yearbook</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annuaire</text:p>
          </table:table-cell>
          <table:table-cell table:style-name="ce290" office:value-type="string" calcext:value-type="string">
            <text:p>directory</text:p>
          </table:table-cell>
          <table:table-cell table:style-name="ce290" table:number-columns-repeated="2"/>
          <table:table-cell table:style-name="ce319"/>
          <table:table-cell table:style-name="ce116" office:value-type="string" calcext:value-type="string">
            <text:p>annuaire_mini.png</text:p>
          </table:table-cell>
          <table:table-cell table:style-name="ce116"/>
          <table:table-cell table:style-name="ce354" office:value-type="string" calcext:value-type="string">
            <text:p>MieuxTrierANantes 02/2015</text:p>
          </table:table-cell>
          <table:table-cell table:style-name="ce354" table:number-columns-repeated="3"/>
          <table:table-cell/>
          <table:table-cell table:formula="of:=SUBSTITUTE([.L10];&quot;_petit&quot;;&quot;&quot;)" office:value-type="string" office:string-value="annuaire_mini.png" calcext:value-type="string">
            <text:p>annuaire_mini.png</text:p>
          </table:table-cell>
          <table:table-cell table:formula="of:=CONCATENATE(UTILTRANSFORMEENMOTSCLES([.G10]);&quot;,&quot;;[.I10])" office:value-type="string" office:string-value="annuaire," calcext:value-type="string">
            <text:p>annuaire,</text:p>
          </table:table-cell>
          <table:table-cell table:formula="of:=CONCATENATE(UTILTRANSFORMEENMOTSCLES([.H10]);&quot;,&quot;;[.J10])" office:value-type="string" office:string-value="directory," calcext:value-type="string">
            <text:p>directory,</text:p>
          </table:table-cell>
          <table:table-cell table:number-columns-repeated="2"/>
          <table:table-cell table:style-name="ce53" table:formula="of:=JSONDECHETS([.A10];[.B10];[.C10];[.D10];[.E10];[.F10];[.T10];[.U10];[.G10];[.H10];[.K10];[.L10];[.M10];[.N10];[.P10])" office:value-type="string" office:string-value="   {&quot;code&quot;:&quot;dec_annuaire&quot;,&#10;      &quot;type&quot;:&quot;Ressource / objet usagé&quot;,&#10;      &quot;type_en&quot;:&quot;Resource / Used object&quot;,&#10;      &quot;nom&quot;:&quot;Annuaire&quot;,&#10;      &quot;nom_en&quot;:&quot;Yearbook&quot;,&#10;      &quot;cat_usuel&quot;:&quot;cu_papierscartons&quot;,&#10;      &quot;cat_trait&quot;:&quot;cat_papiercarton&quot;,&#10;      &quot;descr&quot;:&quot;annuaire&quot;,&#10;      &quot;descr_en&quot;:&quot;directory&quot;,&#10;      &quot;mots_cles&quot;:&quot;annuaire,&quot;,&#10;      &quot;mots_cles_en&quot;:&quot;directory,&quot;,&#10;      &quot;image&quot;:&quot;annuaire_mini.png&quot;,&#10;      &quot;modco&quot;:&quot;modco_contpapiercarton,modco_bacjaunehorsnantes,modco_sacjaune,modco_contembjournmag&quot;,&#10;      &quot;recyc&quot;:&quot;OUI&quot;,&#10;      &quot;src&quot;:&quot;MieuxTrierANantes 02/2015&quot;&#10;   }," calcext:value-type="string">
            <text:p>   {"code":"dec_annuaire",</text:p>
            <text:p>      "type":"Ressource / objet usagé",</text:p>
            <text:p>      "type_en":"Resource / Used object",</text:p>
            <text:p>      "nom":"Annuaire",</text:p>
            <text:p>      "nom_en":"Yearbook",</text:p>
            <text:p>      "cat_usuel":"cu_papierscartons",</text:p>
            <text:p>      "cat_trait":"cat_papiercarton",</text:p>
            <text:p>      "descr":"annuaire",</text:p>
            <text:p>      "descr_en":"directory",</text:p>
            <text:p>      "mots_cles":"annuaire,",</text:p>
            <text:p>      "mots_cles_en":"directory,",</text:p>
            <text:p>      "image":"annuair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antiFourmis</text:p>
          </table:table-cell>
          <table:table-cell table:style-name="ce290" office:value-type="string" calcext:value-type="string">
            <text:p>Anti-fourmis</text:p>
          </table:table-cell>
          <table:table-cell table:style-name="ce290" office:value-type="string" calcext:value-type="string">
            <text:p>An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Anti-fourmi</text:p>
          </table:table-cell>
          <table:table-cell table:style-name="ce290" office:value-type="string" calcext:value-type="string">
            <text:p>Ant</text:p>
          </table:table-cell>
          <table:table-cell table:style-name="ce290" table:number-columns-repeated="2"/>
          <table:table-cell table:style-name="ce319"/>
          <table:table-cell table:style-name="ce116" office:value-type="string" calcext:value-type="string">
            <text:p>images_non_libres_temp/antifourmi_jardinbio_mini.png</text:p>
          </table:table-cell>
          <table:table-cell table:style-name="ce116"/>
          <table:table-cell table:style-name="ce354" office:value-type="string" calcext:value-type="string">
            <text:p>MieuxTrierANantes 02/2015</text:p>
          </table:table-cell>
          <table:table-cell table:style-name="ce354" table:number-columns-repeated="2"/>
          <table:table-cell table:style-name="ce439" office:value-type="string" calcext:value-type="string">
            <text:p>scu_toxiqueparasite</text:p>
          </table:table-cell>
          <table:table-cell/>
          <table:table-cell table:formula="of:=SUBSTITUTE([.L11];&quot;_petit&quot;;&quot;&quot;)" office:value-type="string" office:string-value="images_non_libres_temp/antifourmi_jardinbio_mini.png" calcext:value-type="string">
            <text:p>images_non_libres_temp/antifourmi_jardinbio_mini.png</text:p>
          </table:table-cell>
          <table:table-cell table:formula="of:=CONCATENATE(UTILTRANSFORMEENMOTSCLES([.G11]);&quot;,&quot;;[.I11])" office:value-type="string" office:string-value="anti,fourmi," calcext:value-type="string">
            <text:p>anti,fourmi,</text:p>
          </table:table-cell>
          <table:table-cell table:formula="of:=CONCATENATE(UTILTRANSFORMEENMOTSCLES([.H11]);&quot;,&quot;;[.J11])" office:value-type="string" office:string-value="ant," calcext:value-type="string">
            <text:p>ant,</text:p>
          </table:table-cell>
          <table:table-cell table:number-columns-repeated="2"/>
          <table:table-cell table:style-name="ce53" table:formula="of:=JSONDECHETS([.A11];[.B11];[.C11];[.D11];[.E11];[.F11];[.T11];[.U11];[.G11];[.H11];[.K11];[.L11];[.M11];[.N11];[.P11])" office:value-type="string" office:string-value="   {&quot;code&quot;:&quot;dec_antiFourmis&quot;,&#10;      &quot;type&quot;:&quot;Ressource / objet usagé&quot;,&#10;      &quot;type_en&quot;:&quot;Resource / Used object&quot;,&#10;      &quot;nom&quot;:&quot;Anti-fourmis&quot;,&#10;      &quot;nom_en&quot;:&quot;Ant&quot;,&#10;      &quot;cat_usuel&quot;:&quot;cu_toxique&quot;,&#10;      &quot;cat_trait&quot;:&quot;cat_ddm&quot;,&#10;      &quot;descr&quot;:&quot;Anti-fourmi&quot;,&#10;      &quot;descr_en&quot;:&quot;Ant&quot;,&#10;      &quot;mots_cles&quot;:&quot;anti,fourmi,&quot;,&#10;      &quot;mots_cles_en&quot;:&quot;ant,&quot;,&#10;      &quot;cons&quot;:&quot;cons_toxique&quot;,&#10;      &quot;image&quot;:&quot;images_non_libres_temp/antifourmi_jardinbio_mini.png&quot;,&#10;      &quot;modco&quot;:&quot;modco_decheterie,modco_ecopoint&quot;,&#10;      &quot;recyc&quot;:&quot;PAS_POUBELLE&quot;,&#10;      &quot;src&quot;:&quot;MieuxTrierANantes 02/2015&quot;&#10;   }," calcext:value-type="string">
            <text:p>   {"code":"dec_antiFourmis",</text:p>
            <text:p>      "type":"Ressource / objet usagé",</text:p>
            <text:p>      "type_en":"Resource / Used object",</text:p>
            <text:p>      "nom":"Anti-fourmis",</text:p>
            <text:p>      "nom_en":"Ant",</text:p>
            <text:p>      "cat_usuel":"cu_toxique",</text:p>
            <text:p>      "cat_trait":"cat_ddm",</text:p>
            <text:p>      "descr":"Anti-fourmi",</text:p>
            <text:p>      "descr_en":"Ant",</text:p>
            <text:p>      "mots_cles":"anti,fourmi,",</text:p>
            <text:p>      "mots_cles_en":"ant,",</text:p>
            <text:p>      "cons":"cons_toxique",</text:p>
            <text:p>      "image":"images_non_libres_temp/antifourmi_jardinbi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antigel</text:p>
          </table:table-cell>
          <table:table-cell table:style-name="ce290" office:value-type="string" calcext:value-type="string">
            <text:p>Antigel</text:p>
          </table:table-cell>
          <table:table-cell table:style-name="ce290" office:value-type="string" calcext:value-type="string">
            <text:p>Antifreez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antigel</text:p>
          </table:table-cell>
          <table:table-cell table:style-name="ce290" office:value-type="string" calcext:value-type="string">
            <text:p>antifreeze</text:p>
          </table:table-cell>
          <table:table-cell table:style-name="ce290" table:number-columns-repeated="2"/>
          <table:table-cell table:style-name="ce319"/>
          <table:table-cell table:style-name="ce116" office:value-type="string" calcext:value-type="string">
            <text:p>images_non_libres_temp/antigel_mini.png</text:p>
          </table:table-cell>
          <table:table-cell table:style-name="ce116"/>
          <table:table-cell table:style-name="ce354" office:value-type="string" calcext:value-type="string">
            <text:p>MieuxTrierANantes 02/2015</text:p>
          </table:table-cell>
          <table:table-cell table:style-name="ce354" table:number-columns-repeated="3"/>
          <table:table-cell/>
          <table:table-cell table:formula="of:=SUBSTITUTE([.L12];&quot;_petit&quot;;&quot;&quot;)" office:value-type="string" office:string-value="images_non_libres_temp/antigel_mini.png" calcext:value-type="string">
            <text:p>images_non_libres_temp/antigel_mini.png</text:p>
          </table:table-cell>
          <table:table-cell table:formula="of:=CONCATENATE(UTILTRANSFORMEENMOTSCLES([.G12]);&quot;,&quot;;[.I12])" office:value-type="string" office:string-value="antigel," calcext:value-type="string">
            <text:p>antigel,</text:p>
          </table:table-cell>
          <table:table-cell table:formula="of:=CONCATENATE(UTILTRANSFORMEENMOTSCLES([.H12]);&quot;,&quot;;[.J12])" office:value-type="string" office:string-value="antifreeze," calcext:value-type="string">
            <text:p>antifreeze,</text:p>
          </table:table-cell>
          <table:table-cell table:number-columns-repeated="2"/>
          <table:table-cell table:style-name="ce53" table:formula="of:=JSONDECHETS([.A12];[.B12];[.C12];[.D12];[.E12];[.F12];[.T12];[.U12];[.G12];[.H12];[.K12];[.L12];[.M12];[.N12];[.P12])" office:value-type="string" office:string-value="   {&quot;code&quot;:&quot;dec_antigel&quot;,&#10;      &quot;type&quot;:&quot;Ressource / objet usagé&quot;,&#10;      &quot;type_en&quot;:&quot;Resource / Used object&quot;,&#10;      &quot;nom&quot;:&quot;Antigel&quot;,&#10;      &quot;nom_en&quot;:&quot;Antifreeze&quot;,&#10;      &quot;cat_usuel&quot;:&quot;cu_toxique&quot;,&#10;      &quot;cat_trait&quot;:&quot;cat_ddm&quot;,&#10;      &quot;descr&quot;:&quot;antigel&quot;,&#10;      &quot;descr_en&quot;:&quot;antifreeze&quot;,&#10;      &quot;mots_cles&quot;:&quot;antigel,&quot;,&#10;      &quot;mots_cles_en&quot;:&quot;antifreeze,&quot;,&#10;      &quot;cons&quot;:&quot;cons_toxique&quot;,&#10;      &quot;image&quot;:&quot;images_non_libres_temp/antigel_mini.png&quot;,&#10;      &quot;modco&quot;:&quot;modco_decheterie,modco_ecopoint&quot;,&#10;      &quot;recyc&quot;:&quot;PAS_POUBELLE&quot;,&#10;      &quot;src&quot;:&quot;MieuxTrierANantes 02/2015&quot;&#10;   }," calcext:value-type="string">
            <text:p>   {"code":"dec_antigel",</text:p>
            <text:p>      "type":"Ressource / objet usagé",</text:p>
            <text:p>      "type_en":"Resource / Used object",</text:p>
            <text:p>      "nom":"Antigel",</text:p>
            <text:p>      "nom_en":"Antifreeze",</text:p>
            <text:p>      "cat_usuel":"cu_toxique",</text:p>
            <text:p>      "cat_trait":"cat_ddm",</text:p>
            <text:p>      "descr":"antigel",</text:p>
            <text:p>      "descr_en":"antifreeze",</text:p>
            <text:p>      "mots_cles":"antigel,",</text:p>
            <text:p>      "mots_cles_en":"antifreeze,",</text:p>
            <text:p>      "cons":"cons_toxique",</text:p>
            <text:p>      "image":"images_non_libres_temp/antig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appareilElectronique</text:p>
          </table:table-cell>
          <table:table-cell table:style-name="ce290" office:value-type="string" calcext:value-type="string">
            <text:p>Appareil électronique</text:p>
          </table:table-cell>
          <table:table-cell table:style-name="ce290" office:value-type="string" calcext:value-type="string">
            <text:p>Electronic device</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appareil électronique,outillage alimenté par électricité</text:p>
          </table:table-cell>
          <table:table-cell table:style-name="ce290" office:value-type="string" calcext:value-type="string">
            <text:p>electronic equipment, tools powered by Electricité</text:p>
          </table:table-cell>
          <table:table-cell table:style-name="ce290" table:number-columns-repeated="2"/>
          <table:table-cell table:style-name="ce319"/>
          <table:table-cell table:style-name="ce116" office:value-type="string" calcext:value-type="string">
            <text:p>images_non_libres_temp/outillage_electrique_mini.png</text:p>
          </table:table-cell>
          <table:table-cell table:style-name="ce116"/>
          <table:table-cell table:style-name="ce354" office:value-type="string" calcext:value-type="string">
            <text:p>MieuxTrierANantes 02/2015</text:p>
          </table:table-cell>
          <table:table-cell table:style-name="ce354" office:value-type="string" calcext:value-type="string">
            <text:p>Vanessa Viavant (Vns)</text:p>
          </table:table-cell>
          <table:table-cell table:style-name="ce354" office:value-type="string" calcext:value-type="string">
            <text:p>Vns</text:p>
          </table:table-cell>
          <table:table-cell table:style-name="ce354"/>
          <table:table-cell/>
          <table:table-cell table:formula="of:=SUBSTITUTE([.L13];&quot;_petit&quot;;&quot;&quot;)" office:value-type="string" office:string-value="images_non_libres_temp/outillage_electrique_mini.png" calcext:value-type="string">
            <text:p>images_non_libres_temp/outillage_electrique_mini.png</text:p>
          </table:table-cell>
          <table:table-cell table:formula="of:=CONCATENATE(UTILTRANSFORMEENMOTSCLES([.G13]);&quot;,&quot;;[.I13])" office:value-type="string" office:string-value="appareil,electronique,outillage,alimente,par,electricite," calcext:value-type="string">
            <text:p>appareil,electronique,outillage,alimente,par,electricite,</text:p>
          </table:table-cell>
          <table:table-cell table:formula="of:=CONCATENATE(UTILTRANSFORMEENMOTSCLES([.H13]);&quot;,&quot;;[.J13])" office:value-type="string" office:string-value="electronic,equipment,tools,powered,by,electricite," calcext:value-type="string">
            <text:p>electronic,equipment,tools,powered,by,electricite,</text:p>
          </table:table-cell>
          <table:table-cell table:number-columns-repeated="2"/>
          <table:table-cell table:style-name="ce53" table:formula="of:=JSONDECHETS([.A13];[.B13];[.C13];[.D13];[.E13];[.F13];[.T13];[.U13];[.G13];[.H13];[.K13];[.L13];[.M13];[.N13];[.P13])" office:value-type="string" office:string-value="   {&quot;code&quot;:&quot;dec_appareilElectronique&quot;,&#10;      &quot;type&quot;:&quot;Ressource / objet usagé&quot;,&#10;      &quot;type_en&quot;:&quot;Resource / Used object&quot;,&#10;      &quot;nom&quot;:&quot;Appareil électronique&quot;,&#10;      &quot;nom_en&quot;:&quot;Electronic device&quot;,&#10;      &quot;cat_usuel&quot;:&quot;cu_encombrantelectronique&quot;,&#10;      &quot;cat_trait&quot;:&quot;cat_d3e&quot;,&#10;      &quot;descr&quot;:&quot;appareil électronique,outillage alimenté par électricité&quot;,&#10;      &quot;descr_en&quot;:&quot;electronic equipment, tools powered by Electricité&quot;,&#10;      &quot;mots_cles&quot;:&quot;appareil,electronique,outillage,alimente,par,electricite,&quot;,&#10;      &quot;mots_cles_en&quot;:&quot;electronic,equipment,tools,powered,by,electricite,&quot;,&#10;      &quot;cons&quot;:&quot;cons_recuppdv1,cons_ecoparticipation&quot;,&#10;      &quot;image&quot;:&quot;images_non_libres_temp/outillage_electrique_mini.png&quot;,&#10;      &quot;modco&quot;:&quot;modco_decheterie,modco_ecopoint,smco_reprise,smco_reprise_1pour0&quot;,&#10;      &quot;recyc&quot;:&quot;PAS_POUBELLE&quot;,&#10;      &quot;src&quot;:&quot;MieuxTrierANantes 02/2015&quot;,&#10;      &quot;sponsor&quot;:&quot;Vns&quot;&#10;   }," calcext:value-type="string">
            <text:p>   {"code":"dec_appareilElectronique",</text:p>
            <text:p>      "type":"Ressource / objet usagé",</text:p>
            <text:p>      "type_en":"Resource / Used object",</text:p>
            <text:p>      "nom":"Appareil électronique",</text:p>
            <text:p>      "nom_en":"Electronic device",</text:p>
            <text:p>      "cat_usuel":"cu_encombrantelectronique",</text:p>
            <text:p>      "cat_trait":"cat_d3e",</text:p>
            <text:p>      "descr":"appareil électronique,outillage alimenté par électricité",</text:p>
            <text:p>      "descr_en":"electronic equipment, tools powered by Electricité",</text:p>
            <text:p>      "mots_cles":"appareil,electronique,outillage,alimente,par,electricite,",</text:p>
            <text:p>      "mots_cles_en":"electronic,equipment,tools,powered,by,electricite,",</text:p>
            <text:p>      "cons":"cons_recuppdv1,cons_ecoparticipation",</text:p>
            <text:p>      "image":"images_non_libres_temp/outillage_electrique_mini.png",</text:p>
            <text:p>      "modco":"modco_decheterie,modco_ecopoint,smco_reprise,smco_reprise_1pour0",</text:p>
            <text:p>      "recyc":"PAS_POUBELLE",</text:p>
            <text:p>      "src":"MieuxTrierANantes 02/2015",</text:p>
            <text:p>      "sponsor":"Vns"</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appareilsChauffant</text:p>
          </table:table-cell>
          <table:table-cell table:style-name="ce290" office:value-type="string" calcext:value-type="string">
            <text:p>Appareil chauffant</text:p>
          </table:table-cell>
          <table:table-cell table:style-name="ce290" office:value-type="string" calcext:value-type="string">
            <text:p>Heating devices</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appareil chauffant, appareil de chauffage, chauffage, appareil de cuisson, four</text:p>
          </table:table-cell>
          <table:table-cell table:style-name="ce290" office:value-type="string" calcext:value-type="string">
            <text:p>heating devices, heating equipment, heating, cooking appliance, oven</text:p>
          </table:table-cell>
          <table:table-cell table:style-name="ce290" table:number-columns-repeated="2"/>
          <table:table-cell table:style-name="ce319"/>
          <table:table-cell table:style-name="ce116" office:value-type="string" calcext:value-type="string">
            <text:p>chauffage_soufflant_mini.png</text:p>
          </table:table-cell>
          <table:table-cell table:style-name="ce116"/>
          <table:table-cell table:style-name="ce44" office:value-type="string" calcext:value-type="string">
            <text:p>MieuxTrierANantes 02/2015</text:p>
          </table:table-cell>
          <table:table-cell table:style-name="ce44" table:number-columns-repeated="3"/>
          <table:table-cell/>
          <table:table-cell table:formula="of:=SUBSTITUTE([.L14];&quot;_petit&quot;;&quot;&quot;)" office:value-type="string" office:string-value="chauffage_soufflant_mini.png" calcext:value-type="string">
            <text:p>chauffage_soufflant_mini.png</text:p>
          </table:table-cell>
          <table:table-cell table:formula="of:=CONCATENATE(UTILTRANSFORMEENMOTSCLES([.G14]);&quot;,&quot;;[.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H14]);&quot;,&quot;;[.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53" table:formula="of:=JSONDECHETS([.A14];[.B14];[.C14];[.D14];[.E14];[.F14];[.T14];[.U14];[.G14];[.H14];[.K14];[.L14];[.M14];[.N14];[.P14])" office:value-type="string" office:string-value="   {&quot;code&quot;:&quot;dec_appareilsChauffant&quot;,&#10;      &quot;type&quot;:&quot;Ressource / objet usagé&quot;,&#10;      &quot;type_en&quot;:&quot;Resource / Used object&quot;,&#10;      &quot;nom&quot;:&quot;Appareil chauffant&quot;,&#10;      &quot;nom_en&quot;:&quot;Heating devices&quot;,&#10;      &quot;cat_usuel&quot;:&quot;cu_encombrantelectronique&quot;,&#10;      &quot;cat_trait&quot;:&quot;cat_d3e&quot;,&#10;      &quot;descr&quot;:&quot;appareil chauffant, appareil de chauffage, chauffage, appareil de cuisson, four&quot;,&#10;      &quot;descr_en&quot;:&quot;heating devices, heating equipment, heating, cooking appliance, oven&quot;,&#10;      &quot;mots_cles&quot;:&quot;appareil,chauffant,appareil,chauffage,chauffage,appareil,cuisson,four,&quot;,&#10;      &quot;mots_cles_en&quot;:&quot;heating,devices,heating,equipment,heating,cooking,appliance,oven,&quot;,&#10;      &quot;cons&quot;:&quot;cons_recuppdv1,cons_ecoparticipation&quot;,&#10;      &quot;image&quot;:&quot;chauffage_soufflant_mini.png&quot;,&#10;      &quot;modco&quot;:&quot;modco_decheterie,modco_ecopoint,smco_reprise,smco_reprise_1pour0&quot;,&#10;      &quot;recyc&quot;:&quot;PAS_POUBELLE&quot;,&#10;      &quot;src&quot;:&quot;MieuxTrierANantes 02/2015&quot;&#10;   }," calcext:value-type="string">
            <text:p>   {"code":"dec_appareilsChauffant",</text:p>
            <text:p>      "type":"Ressource / objet usagé",</text:p>
            <text:p>      "type_en":"Resource / Used object",</text:p>
            <text:p>      "nom":"Appareil chauffant",</text:p>
            <text:p>      "nom_en":"Heating devices",</text:p>
            <text:p>      "cat_usuel":"cu_encombrantelectronique",</text:p>
            <text:p>      "cat_trait":"cat_d3e",</text:p>
            <text:p>      "descr":"appareil chauffant, appareil de chauffage, chauffage, appareil de cuisson, four",</text:p>
            <text:p>      "descr_en":"heating devices, heating equipment, heating, cooking appliance, oven",</text:p>
            <text:p>      "mots_cles":"appareil,chauffant,appareil,chauffage,chauffage,appareil,cuisson,four,",</text:p>
            <text:p>      "mots_cles_en":"heating,devices,heating,equipment,heating,cooking,appliance,oven,",</text:p>
            <text:p>      "cons":"cons_recuppdv1,cons_ecoparticipation",</text:p>
            <text:p>      "image":"chauffage_soufflant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appareilsElectromenager</text:p>
          </table:table-cell>
          <table:table-cell table:style-name="ce290" office:value-type="string" calcext:value-type="string">
            <text:p>Appareil électroménager</text:p>
          </table:table-cell>
          <table:table-cell table:style-name="ce290" office:value-type="string" calcext:value-type="string">
            <text:p>Domestic appliance</text:p>
          </table:table-cell>
          <table:table-cell table:style-name="ce290" office:value-type="string" calcext:value-type="string">
            <text:p>cu_encombrantelectronique</text:p>
          </table:table-cell>
          <table:table-cell table:style-name="ce290" office:value-type="string" calcext:value-type="string">
            <text:p>cat_encombrant</text:p>
          </table:table-cell>
          <table:table-cell table:style-name="ce290"/>
          <table:table-cell table:style-name="ce290" office:value-type="string" calcext:value-type="string">
            <text:p>appareil électroménager,petit électroménager</text:p>
          </table:table-cell>
          <table:table-cell table:style-name="ce290" office:value-type="string" calcext:value-type="string">
            <text:p>household appliances, small appliances</text:p>
          </table:table-cell>
          <table:table-cell table:style-name="ce290" table:number-columns-repeated="2"/>
          <table:table-cell table:style-name="ce319"/>
          <table:table-cell table:style-name="ce116" office:value-type="string" calcext:value-type="string">
            <text:p>machine_a_cafe_mini.png</text:p>
          </table:table-cell>
          <table:table-cell table:style-name="ce116"/>
          <table:table-cell table:style-name="ce348" office:value-type="string" calcext:value-type="string">
            <text:p>MieuxTrierANantes 02/2015</text:p>
          </table:table-cell>
          <table:table-cell table:style-name="ce348" table:number-columns-repeated="3"/>
          <table:table-cell/>
          <table:table-cell table:formula="of:=SUBSTITUTE([.L15];&quot;_petit&quot;;&quot;&quot;)" office:value-type="string" office:string-value="machine_a_cafe_mini.png" calcext:value-type="string">
            <text:p>machine_a_cafe_mini.png</text:p>
          </table:table-cell>
          <table:table-cell table:formula="of:=CONCATENATE(UTILTRANSFORMEENMOTSCLES([.G15]);&quot;,&quot;;[.I15])" office:value-type="string" office:string-value="appareil,electromenager,petit,electromenager," calcext:value-type="string">
            <text:p>appareil,electromenager,petit,electromenager,</text:p>
          </table:table-cell>
          <table:table-cell table:formula="of:=CONCATENATE(UTILTRANSFORMEENMOTSCLES([.H15]);&quot;,&quot;;[.J15])" office:value-type="string" office:string-value="household,appliances,small,appliances," calcext:value-type="string">
            <text:p>household,appliances,small,appliances,</text:p>
          </table:table-cell>
          <table:table-cell table:number-columns-repeated="2"/>
          <table:table-cell table:style-name="ce53" table:formula="of:=JSONDECHETS([.A15];[.B15];[.C15];[.D15];[.E15];[.F15];[.T15];[.U15];[.G15];[.H15];[.K15];[.L15];[.M15];[.N15];[.P15])" office:value-type="string" office:string-value="   {&quot;code&quot;:&quot;dec_appareilsElectromenager&quot;,&#10;      &quot;type&quot;:&quot;Ressource / objet usagé&quot;,&#10;      &quot;type_en&quot;:&quot;Resource / Used object&quot;,&#10;      &quot;nom&quot;:&quot;Appareil électroménager&quot;,&#10;      &quot;nom_en&quot;:&quot;Domestic appliance&quot;,&#10;      &quot;cat_usuel&quot;:&quot;cu_encombrantelectronique&quot;,&#10;      &quot;cat_trait&quot;:&quot;cat_encombrant&quot;,&#10;      &quot;descr&quot;:&quot;appareil électroménager,petit électroménager&quot;,&#10;      &quot;descr_en&quot;:&quot;household appliances, small appliances&quot;,&#10;      &quot;mots_cles&quot;:&quot;appareil,electromenager,petit,electromenager,&quot;,&#10;      &quot;mots_cles_en&quot;:&quot;household,appliances,small,appliances,&quot;,&#10;      &quot;cons&quot;:&quot;cons_numerosencombrants,cons_encombrants&quot;,&#10;      &quot;image&quot;:&quot;machine_a_cafe_mini.png&quot;,&#10;      &quot;modco&quot;:&quot;modco_encombrant,modco_decheterie&quot;,&#10;      &quot;recyc&quot;:&quot;PAS_POUBELLE&quot;,&#10;      &quot;src&quot;:&quot;MieuxTrierANantes 02/2015&quot;&#10;   }," calcext:value-type="string">
            <text:p>   {"code":"dec_appareilsElectromenager",</text:p>
            <text:p>      "type":"Ressource / objet usagé",</text:p>
            <text:p>      "type_en":"Resource / Used object",</text:p>
            <text:p>      "nom":"Appareil électroménager",</text:p>
            <text:p>      "nom_en":"Domestic appliance",</text:p>
            <text:p>      "cat_usuel":"cu_encombrantelectronique",</text:p>
            <text:p>      "cat_trait":"cat_encombrant",</text:p>
            <text:p>      "descr":"appareil électroménager,petit électroménager",</text:p>
            <text:p>      "descr_en":"household appliances, small appliances",</text:p>
            <text:p>      "mots_cles":"appareil,electromenager,petit,electromenager,",</text:p>
            <text:p>      "mots_cles_en":"household,appliances,small,appliances,",</text:p>
            <text:p>      "cons":"cons_numerosencombrants,cons_encombrants",</text:p>
            <text:p>      "image":"machine_a_caf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arilLessive</text:p>
          </table:table-cell>
          <table:table-cell table:style-name="ce290" office:value-type="string" calcext:value-type="string">
            <text:p>Baril lessive</text:p>
          </table:table-cell>
          <table:table-cell table:style-name="ce290" office:value-type="string" calcext:value-type="string">
            <text:p>Laundry barrel</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baril de lessive, paquet de lessives, baril en carton</text:p>
          </table:table-cell>
          <table:table-cell table:style-name="ce290" office:value-type="string" calcext:value-type="string">
            <text:p>barrel of laundry detergents packets, cardboard barrels</text:p>
          </table:table-cell>
          <table:table-cell table:style-name="ce290" table:number-columns-repeated="2"/>
          <table:table-cell table:style-name="ce319"/>
          <table:table-cell table:style-name="ce116" office:value-type="string" calcext:value-type="string">
            <text:p>baril_lessiv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6];&quot;_petit&quot;;&quot;&quot;)" office:value-type="string" office:string-value="baril_lessive_mini.png" calcext:value-type="string">
            <text:p>baril_lessive_mini.png</text:p>
          </table:table-cell>
          <table:table-cell table:formula="of:=CONCATENATE(UTILTRANSFORMEENMOTSCLES([.G16]);&quot;,&quot;;[.I16])" office:value-type="string" office:string-value="baril,lessive,paquet,lessives,baril,carton," calcext:value-type="string">
            <text:p>baril,lessive,paquet,lessives,baril,carton,</text:p>
          </table:table-cell>
          <table:table-cell table:formula="of:=CONCATENATE(UTILTRANSFORMEENMOTSCLES([.H16]);&quot;,&quot;;[.J16])" office:value-type="string" office:string-value="barrel,of,laundry,detergents,packets,cardboard,barrels," calcext:value-type="string">
            <text:p>barrel,of,laundry,detergents,packets,cardboard,barrels,</text:p>
          </table:table-cell>
          <table:table-cell table:number-columns-repeated="2"/>
          <table:table-cell table:style-name="ce53" table:formula="of:=JSONDECHETS([.A16];[.B16];[.C16];[.D16];[.E16];[.F16];[.T16];[.U16];[.G16];[.H16];[.K16];[.L16];[.M16];[.N16];[.P16])" office:value-type="string" office:string-value="   {&quot;code&quot;:&quot;dec_barilLessive&quot;,&#10;      &quot;type&quot;:&quot;Ressource / objet usagé&quot;,&#10;      &quot;type_en&quot;:&quot;Resource / Used object&quot;,&#10;      &quot;nom&quot;:&quot;Baril lessive&quot;,&#10;      &quot;nom_en&quot;:&quot;Laundry barrel&quot;,&#10;      &quot;cat_usuel&quot;:&quot;cu_papierscartons&quot;,&#10;      &quot;cat_trait&quot;:&quot;cat_papiercarton&quot;,&#10;      &quot;descr&quot;:&quot;baril de lessive, paquet de lessives, baril en carton&quot;,&#10;      &quot;descr_en&quot;:&quot;barrel of laundry detergents packets, cardboard barrels&quot;,&#10;      &quot;mots_cles&quot;:&quot;baril,lessive,paquet,lessives,baril,carton,&quot;,&#10;      &quot;mots_cles_en&quot;:&quot;barrel,of,laundry,detergents,packets,cardboard,barrels,&quot;,&#10;      &quot;image&quot;:&quot;baril_lessive_mini.png&quot;,&#10;      &quot;modco&quot;:&quot;modco_contpapiercarton,modco_bacjaunehorsnantes,modco_sacjaune,modco_contembjournmag&quot;,&#10;      &quot;recyc&quot;:&quot;OUI&quot;,&#10;      &quot;src&quot;:&quot;MieuxTrierANantes 02/2015&quot;&#10;   }," calcext:value-type="string">
            <text:p>   {"code":"dec_barilLessive",</text:p>
            <text:p>      "type":"Ressource / objet usagé",</text:p>
            <text:p>      "type_en":"Resource / Used object",</text:p>
            <text:p>      "nom":"Baril lessive",</text:p>
            <text:p>      "nom_en":"Laundry barrel",</text:p>
            <text:p>      "cat_usuel":"cu_papierscartons",</text:p>
            <text:p>      "cat_trait":"cat_papiercarton",</text:p>
            <text:p>      "descr":"baril de lessive, paquet de lessives, baril en carton",</text:p>
            <text:p>      "descr_en":"barrel of laundry detergents packets, cardboard barrels",</text:p>
            <text:p>      "mots_cles":"baril,lessive,paquet,lessives,baril,carton,",</text:p>
            <text:p>      "mots_cles_en":"barrel,of,laundry,detergents,packets,cardboard,barrels,",</text:p>
            <text:p>      "image":"baril_lessiv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arquetteAluminium</text:p>
          </table:table-cell>
          <table:table-cell table:style-name="ce290" office:value-type="string" calcext:value-type="string">
            <text:p>Barquette aluminium</text:p>
          </table:table-cell>
          <table:table-cell table:style-name="ce290" office:value-type="string" calcext:value-type="string">
            <text:p>Aluminum tray</text:p>
          </table:table-cell>
          <table:table-cell table:style-name="ce290" office:value-type="string" calcext:value-type="string">
            <text:p>cu_metal</text:p>
          </table:table-cell>
          <table:table-cell table:style-name="ce290" office:value-type="string" calcext:value-type="string">
            <text:p>cat_allu</text:p>
          </table:table-cell>
          <table:table-cell table:style-name="ce290"/>
          <table:table-cell table:style-name="ce290" office:value-type="string" calcext:value-type="string">
            <text:p>barquette aluminium, barquette quiche</text:p>
          </table:table-cell>
          <table:table-cell table:style-name="ce290" office:value-type="string" calcext:value-type="string">
            <text:p>aluminum tray, tray pizza, quiche tray</text:p>
          </table:table-cell>
          <table:table-cell table:style-name="ce290" table:number-columns-repeated="2"/>
          <table:table-cell table:style-name="ce319"/>
          <table:table-cell table:style-name="ce116" office:value-type="string" calcext:value-type="string">
            <text:p>barquette_aluminium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7];&quot;_petit&quot;;&quot;&quot;)" office:value-type="string" office:string-value="barquette_aluminium_mini.png" calcext:value-type="string">
            <text:p>barquette_aluminium_mini.png</text:p>
          </table:table-cell>
          <table:table-cell table:formula="of:=CONCATENATE(UTILTRANSFORMEENMOTSCLES([.G17]);&quot;,&quot;;[.I17])" office:value-type="string" office:string-value="barquette,aluminium,barquette,quiche," calcext:value-type="string">
            <text:p>barquette,aluminium,barquette,quiche,</text:p>
          </table:table-cell>
          <table:table-cell table:formula="of:=CONCATENATE(UTILTRANSFORMEENMOTSCLES([.H17]);&quot;,&quot;;[.J17])" office:value-type="string" office:string-value="aluminum,tray,tray,pizza,quiche,tray," calcext:value-type="string">
            <text:p>aluminum,tray,tray,pizza,quiche,tray,</text:p>
          </table:table-cell>
          <table:table-cell table:number-columns-repeated="2"/>
          <table:table-cell table:style-name="ce53" table:formula="of:=JSONDECHETS([.A17];[.B17];[.C17];[.D17];[.E17];[.F17];[.T17];[.U17];[.G17];[.H17];[.K17];[.L17];[.M17];[.N17];[.P17])" office:value-type="string" office:string-value="   {&quot;code&quot;:&quot;dec_barquetteAluminium&quot;,&#10;      &quot;type&quot;:&quot;Ressource / objet usagé&quot;,&#10;      &quot;type_en&quot;:&quot;Resource / Used object&quot;,&#10;      &quot;nom&quot;:&quot;Barquette aluminium&quot;,&#10;      &quot;nom_en&quot;:&quot;Aluminum tray&quot;,&#10;      &quot;cat_usuel&quot;:&quot;cu_metal&quot;,&#10;      &quot;cat_trait&quot;:&quot;cat_allu&quot;,&#10;      &quot;descr&quot;:&quot;barquette aluminium, barquette quiche&quot;,&#10;      &quot;descr_en&quot;:&quot;aluminum tray, tray pizza, quiche tray&quot;,&#10;      &quot;mots_cles&quot;:&quot;barquette,aluminium,barquette,quiche,&quot;,&#10;      &quot;mots_cles_en&quot;:&quot;aluminum,tray,tray,pizza,quiche,tray,&quot;,&#10;      &quot;cons&quot;:&quot;cons_allu&quot;,&#10;      &quot;image&quot;:&quot;barquette_aluminium_mini.png&quot;,&#10;      &quot;modco&quot;:&quot;modco_decheterie,modco_ecopoint,modco_bacjaunehorsnantes,modco_sacjaune,modco_contembjournmag&quot;,&#10;      &quot;recyc&quot;:&quot;OUI&quot;,&#10;      &quot;src&quot;:&quot;MieuxTrierANantes 02/2015&quot;&#10;   }," calcext:value-type="string">
            <text:p>   {"code":"dec_barquetteAluminium",</text:p>
            <text:p>      "type":"Ressource / objet usagé",</text:p>
            <text:p>      "type_en":"Resource / Used object",</text:p>
            <text:p>      "nom":"Barquette aluminium",</text:p>
            <text:p>      "nom_en":"Aluminum tray",</text:p>
            <text:p>      "cat_usuel":"cu_metal",</text:p>
            <text:p>      "cat_trait":"cat_allu",</text:p>
            <text:p>      "descr":"barquette aluminium, barquette quiche",</text:p>
            <text:p>      "descr_en":"aluminum tray, tray pizza, quiche tray",</text:p>
            <text:p>      "mots_cles":"barquette,aluminium,barquette,quiche,",</text:p>
            <text:p>      "mots_cles_en":"aluminum,tray,tray,pizza,quiche,tray,",</text:p>
            <text:p>      "cons":"cons_allu",</text:p>
            <text:p>      "image":"barquette_aluminium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arquettePolystyrene</text:p>
          </table:table-cell>
          <table:table-cell table:style-name="ce290" office:value-type="string" calcext:value-type="string">
            <text:p>Barquette polystyrène</text:p>
          </table:table-cell>
          <table:table-cell table:style-name="ce290" office:value-type="string" calcext:value-type="string">
            <text:p>Polystyrene tray</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barquette polystyrène, barquette plastique</text:p>
          </table:table-cell>
          <table:table-cell table:style-name="ce290" office:value-type="string" calcext:value-type="string">
            <text:p>polystyrene, plastic tray tray</text:p>
          </table:table-cell>
          <table:table-cell table:style-name="ce290" table:number-columns-repeated="2"/>
          <table:table-cell table:style-name="ce319"/>
          <table:table-cell table:style-name="ce116" office:value-type="string" calcext:value-type="string">
            <text:p>barquette_polystyrene_mini.png</text:p>
          </table:table-cell>
          <table:table-cell table:style-name="ce116"/>
          <table:table-cell table:style-name="ce348" office:value-type="string" calcext:value-type="string">
            <text:p>MieuxTrierANantes 02/2015</text:p>
          </table:table-cell>
          <table:table-cell table:style-name="ce348" table:number-columns-repeated="3"/>
          <table:table-cell/>
          <table:table-cell table:formula="of:=SUBSTITUTE([.L18];&quot;_petit&quot;;&quot;&quot;)" office:value-type="string" office:string-value="barquette_polystyrene_mini.png" calcext:value-type="string">
            <text:p>barquette_polystyrene_mini.png</text:p>
          </table:table-cell>
          <table:table-cell table:formula="of:=CONCATENATE(UTILTRANSFORMEENMOTSCLES([.G18]);&quot;,&quot;;[.I18])" office:value-type="string" office:string-value="barquette,polystyrene,barquette,plastique," calcext:value-type="string">
            <text:p>barquette,polystyrene,barquette,plastique,</text:p>
          </table:table-cell>
          <table:table-cell table:formula="of:=CONCATENATE(UTILTRANSFORMEENMOTSCLES([.H18]);&quot;,&quot;;[.J18])" office:value-type="string" office:string-value="polystyrene,plastic,tray,tray," calcext:value-type="string">
            <text:p>polystyrene,plastic,tray,tray,</text:p>
          </table:table-cell>
          <table:table-cell table:number-columns-repeated="2"/>
          <table:table-cell table:style-name="ce53" table:formula="of:=JSONDECHETS([.A18];[.B18];[.C18];[.D18];[.E18];[.F18];[.T18];[.U18];[.G18];[.H18];[.K18];[.L18];[.M18];[.N18];[.P18])" office:value-type="string" office:string-value="   {&quot;code&quot;:&quot;dec_barquettePolystyrene&quot;,&#10;      &quot;type&quot;:&quot;Ressource / objet usagé&quot;,&#10;      &quot;type_en&quot;:&quot;Resource / Used object&quot;,&#10;      &quot;nom&quot;:&quot;Barquette polystyrène&quot;,&#10;      &quot;nom_en&quot;:&quot;Polystyrene tray&quot;,&#10;      &quot;cat_usuel&quot;:&quot;cu_plastique&quot;,&#10;      &quot;cat_trait&quot;:&quot;cat_plastique_emballage&quot;,&#10;      &quot;descr&quot;:&quot;barquette polystyrène, barquette plastique&quot;,&#10;      &quot;descr_en&quot;:&quot;polystyrene, plastic tray tray&quot;,&#10;      &quot;mots_cles&quot;:&quot;barquette,polystyrene,barquette,plastique,&quot;,&#10;      &quot;mots_cles_en&quot;:&quot;polystyrene,plastic,tray,tray,&quot;,&#10;      &quot;cons&quot;:&quot;cons_pasuniquementbouteilleflacon&quot;,&#10;      &quot;image&quot;:&quot;barquette_polystyrene_mini.png&quot;,&#10;      &quot;modco&quot;:&quot;modco_bacjaunenantes,modco_bacbleuhorsnantes,modco_sacjaune&quot;,&#10;      &quot;recyc&quot;:&quot;OUI_ET_NON&quot;,&#10;      &quot;src&quot;:&quot;MieuxTrierANantes 02/2015&quot;&#10;   }," calcext:value-type="string">
            <text:p>   {"code":"dec_barquettePolystyrene",</text:p>
            <text:p>      "type":"Ressource / objet usagé",</text:p>
            <text:p>      "type_en":"Resource / Used object",</text:p>
            <text:p>      "nom":"Barquette polystyrène",</text:p>
            <text:p>      "nom_en":"Polystyrene tray",</text:p>
            <text:p>      "cat_usuel":"cu_plastique",</text:p>
            <text:p>      "cat_trait":"cat_plastique_emballage",</text:p>
            <text:p>      "descr":"barquette polystyrène, barquette plastique",</text:p>
            <text:p>      "descr_en":"polystyrene, plastic tray tray",</text:p>
            <text:p>      "mots_cles":"barquette,polystyrene,barquette,plastique,",</text:p>
            <text:p>      "mots_cles_en":"polystyrene,plastic,tray,tray,",</text:p>
            <text:p>      "cons":"cons_pasuniquementbouteilleflacon",</text:p>
            <text:p>      "image":"barquette_polystyren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atteriesVoiture</text:p>
          </table:table-cell>
          <table:table-cell table:style-name="ce290" office:value-type="string" calcext:value-type="string">
            <text:p>Batteries voiture</text:p>
          </table:table-cell>
          <table:table-cell table:style-name="ce290" office:value-type="string" calcext:value-type="string">
            <text:p>Car Batteries</text:p>
          </table:table-cell>
          <table:table-cell table:style-name="ce290" office:value-type="string" calcext:value-type="string">
            <text:p>cu_toxique</text:p>
          </table:table-cell>
          <table:table-cell table:style-name="ce290" office:value-type="string" calcext:value-type="string">
            <text:p>cat_batterie</text:p>
          </table:table-cell>
          <table:table-cell table:style-name="ce290"/>
          <table:table-cell table:style-name="ce290" office:value-type="string" calcext:value-type="string">
            <text:p>batterie de voiture</text:p>
          </table:table-cell>
          <table:table-cell table:style-name="ce290" office:value-type="string" calcext:value-type="string">
            <text:p>car battery</text:p>
          </table:table-cell>
          <table:table-cell table:style-name="ce290" table:number-columns-repeated="2"/>
          <table:table-cell table:style-name="ce100" office:value-type="string" calcext:value-type="string">
            <text:p>cons_batterievoiture</text:p>
          </table:table-cell>
          <table:table-cell table:style-name="ce116" office:value-type="string" calcext:value-type="string">
            <text:p>batterie_voitur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19];&quot;_petit&quot;;&quot;&quot;)" office:value-type="string" office:string-value="batterie_voiture_mini.png" calcext:value-type="string">
            <text:p>batterie_voiture_mini.png</text:p>
          </table:table-cell>
          <table:table-cell table:formula="of:=CONCATENATE(UTILTRANSFORMEENMOTSCLES([.G19]);&quot;,&quot;;[.I19])" office:value-type="string" office:string-value="batterie,voiture," calcext:value-type="string">
            <text:p>batterie,voiture,</text:p>
          </table:table-cell>
          <table:table-cell table:formula="of:=CONCATENATE(UTILTRANSFORMEENMOTSCLES([.H19]);&quot;,&quot;;[.J19])" office:value-type="string" office:string-value="car,battery," calcext:value-type="string">
            <text:p>car,battery,</text:p>
          </table:table-cell>
          <table:table-cell table:number-columns-repeated="2"/>
          <table:table-cell table:style-name="ce53" table:formula="of:=JSONDECHETS([.A19];[.B19];[.C19];[.D19];[.E19];[.F19];[.T19];[.U19];[.G19];[.H19];[.K19];[.L19];[.M19];[.N19];[.P19])" office:value-type="string" office:string-value="   {&quot;code&quot;:&quot;dec_batteriesVoiture&quot;,&#10;      &quot;type&quot;:&quot;Ressource / objet usagé&quot;,&#10;      &quot;type_en&quot;:&quot;Resource / Used object&quot;,&#10;      &quot;nom&quot;:&quot;Batteries voiture&quot;,&#10;      &quot;nom_en&quot;:&quot;Car Batteries&quot;,&#10;      &quot;cat_usuel&quot;:&quot;cu_toxique&quot;,&#10;      &quot;cat_trait&quot;:&quot;cat_batterie&quot;,&#10;      &quot;descr&quot;:&quot;batterie de voiture&quot;,&#10;      &quot;descr_en&quot;:&quot;car battery&quot;,&#10;      &quot;mots_cles&quot;:&quot;batterie,voiture,&quot;,&#10;      &quot;mots_cles_en&quot;:&quot;car,battery,&quot;,&#10;      &quot;cons&quot;:&quot;cons_batterievoiture,cons_toxique&quot;,&#10;      &quot;image&quot;:&quot;batterie_voiture_mini.png&quot;,&#10;      &quot;modco&quot;:&quot;smco_garage,modco_decheterie,modco_ecopoint,smco_reprise_1pour0&quot;,&#10;      &quot;recyc&quot;:&quot;OUI&quot;,&#10;      &quot;src&quot;:&quot;MieuxTrierANantes 02/2015&quot;&#10;   }," calcext:value-type="string">
            <text:p>   {"code":"dec_batteriesVoiture",</text:p>
            <text:p>      "type":"Ressource / objet usagé",</text:p>
            <text:p>      "type_en":"Resource / Used object",</text:p>
            <text:p>      "nom":"Batteries voiture",</text:p>
            <text:p>      "nom_en":"Car Batteries",</text:p>
            <text:p>      "cat_usuel":"cu_toxique",</text:p>
            <text:p>      "cat_trait":"cat_batterie",</text:p>
            <text:p>      "descr":"batterie de voiture",</text:p>
            <text:p>      "descr_en":"car battery",</text:p>
            <text:p>      "mots_cles":"batterie,voiture,",</text:p>
            <text:p>      "mots_cles_en":"car,battery,",</text:p>
            <text:p>      "cons":"cons_batterievoiture,cons_toxique",</text:p>
            <text:p>      "image":"batterie_voiture_mini.png",</text:p>
            <text:p>      "modco":"smco_garage,modco_decheterie,modco_ecopoint,smco_reprise_1pour0",</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idonDHuileMoteurVide</text:p>
          </table:table-cell>
          <table:table-cell table:style-name="ce290" office:value-type="string" calcext:value-type="string">
            <text:p>Bidon d'huile moteur vide</text:p>
          </table:table-cell>
          <table:table-cell table:style-name="ce290" office:value-type="string" calcext:value-type="string">
            <text:p>Empty motor oil can</text:p>
          </table:table-cell>
          <table:table-cell table:style-name="ce290" office:value-type="string" calcext:value-type="string">
            <text:p>cu_toxique</text:p>
          </table:table-cell>
          <table:table-cell table:style-name="ce290" office:value-type="string" calcext:value-type="string">
            <text:p>cat_omr</text:p>
          </table:table-cell>
          <table:table-cell table:style-name="ce290"/>
          <table:table-cell table:style-name="ce290" office:value-type="string" calcext:value-type="string">
            <text:p>bidon d'huile moteur vide</text:p>
          </table:table-cell>
          <table:table-cell table:style-name="ce290" office:value-type="string" calcext:value-type="string">
            <text:p>empty can of engine oil</text:p>
          </table:table-cell>
          <table:table-cell table:style-name="ce290" table:number-columns-repeated="2"/>
          <table:table-cell table:style-name="ce319"/>
          <table:table-cell table:style-name="ce116" office:value-type="string" calcext:value-type="string">
            <text:p>huile_moteur.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0];&quot;_petit&quot;;&quot;&quot;)" office:value-type="string" office:string-value="huile_moteur.png" calcext:value-type="string">
            <text:p>huile_moteur.png</text:p>
          </table:table-cell>
          <table:table-cell table:formula="of:=CONCATENATE(UTILTRANSFORMEENMOTSCLES([.G20]);&quot;,&quot;;[.I20])" office:value-type="string" office:string-value="bidon,huile,moteur,vide," calcext:value-type="string">
            <text:p>bidon,huile,moteur,vide,</text:p>
          </table:table-cell>
          <table:table-cell table:formula="of:=CONCATENATE(UTILTRANSFORMEENMOTSCLES([.H20]);&quot;,&quot;;[.J20])" office:value-type="string" office:string-value="empty,can,of,engine,oil," calcext:value-type="string">
            <text:p>empty,can,of,engine,oil,</text:p>
          </table:table-cell>
          <table:table-cell table:number-columns-repeated="2"/>
          <table:table-cell table:style-name="ce53" table:formula="of:=JSONDECHETS([.A20];[.B20];[.C20];[.D20];[.E20];[.F20];[.T20];[.U20];[.G20];[.H20];[.K20];[.L20];[.M20];[.N20];[.P20])" office:value-type="string" office:string-value="   {&quot;code&quot;:&quot;dec_bidonDHuileMoteurVide&quot;,&#10;      &quot;type&quot;:&quot;Ressource / objet usagé&quot;,&#10;      &quot;type_en&quot;:&quot;Resource / Used object&quot;,&#10;      &quot;nom&quot;:&quot;Bidon d'huile moteur vide&quot;,&#10;      &quot;nom_en&quot;:&quot;Empty motor oil can&quot;,&#10;      &quot;cat_usuel&quot;:&quot;cu_toxique&quot;,&#10;      &quot;cat_trait&quot;:&quot;cat_omr&quot;,&#10;      &quot;descr&quot;:&quot;bidon d'huile moteur vide&quot;,&#10;      &quot;descr_en&quot;:&quot;empty can of engine oil&quot;,&#10;      &quot;mots_cles&quot;:&quot;bidon,huile,moteur,vide,&quot;,&#10;      &quot;mots_cles_en&quot;:&quot;empty,can,of,engine,oil,&quot;,&#10;      &quot;image&quot;:&quot;huile_moteur.png&quot;,&#10;      &quot;modco&quot;:&quot;modco_bacbleuhorsnantes,modco_bacbleunantes,modco_sacbleu&quot;,&#10;      &quot;recyc&quot;:&quot;NON&quot;,&#10;      &quot;src&quot;:&quot;MieuxTrierANantes 02/2015&quot;&#10;   }," calcext:value-type="string">
            <text:p>   {"code":"dec_bidonDHuileMoteurVide",</text:p>
            <text:p>      "type":"Ressource / objet usagé",</text:p>
            <text:p>      "type_en":"Resource / Used object",</text:p>
            <text:p>      "nom":"Bidon d'huile moteur vide",</text:p>
            <text:p>      "nom_en":"Empty motor oil can",</text:p>
            <text:p>      "cat_usuel":"cu_toxique",</text:p>
            <text:p>      "cat_trait":"cat_omr",</text:p>
            <text:p>      "descr":"bidon d'huile moteur vide",</text:p>
            <text:p>      "descr_en":"empty can of engine oil",</text:p>
            <text:p>      "mots_cles":"bidon,huile,moteur,vide,",</text:p>
            <text:p>      "mots_cles_en":"empty,can,of,engine,oil,",</text:p>
            <text:p>      "image":"huile_moteur.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idonMetal</text:p>
          </table:table-cell>
          <table:table-cell table:style-name="ce290" office:value-type="string" calcext:value-type="string">
            <text:p>Bidon métal vide</text:p>
          </table:table-cell>
          <table:table-cell table:style-name="ce290" office:value-type="string" calcext:value-type="string">
            <text:p>Canister vacuum metal</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idon de métal vide</text:p>
          </table:table-cell>
          <table:table-cell table:style-name="ce290" office:value-type="string" calcext:value-type="string">
            <text:p>empty metal container</text:p>
          </table:table-cell>
          <table:table-cell table:style-name="ce290" table:number-columns-repeated="2"/>
          <table:table-cell table:style-name="ce319"/>
          <table:table-cell table:style-name="ce116" office:value-type="string" calcext:value-type="string">
            <text:p>bidon_meta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1];&quot;_petit&quot;;&quot;&quot;)" office:value-type="string" office:string-value="bidon_metal_mini.png" calcext:value-type="string">
            <text:p>bidon_metal_mini.png</text:p>
          </table:table-cell>
          <table:table-cell table:formula="of:=CONCATENATE(UTILTRANSFORMEENMOTSCLES([.G21]);&quot;,&quot;;[.I21])" office:value-type="string" office:string-value="bidon,metal,vide," calcext:value-type="string">
            <text:p>bidon,metal,vide,</text:p>
          </table:table-cell>
          <table:table-cell table:formula="of:=CONCATENATE(UTILTRANSFORMEENMOTSCLES([.H21]);&quot;,&quot;;[.J21])" office:value-type="string" office:string-value="empty,metal,container," calcext:value-type="string">
            <text:p>empty,metal,container,</text:p>
          </table:table-cell>
          <table:table-cell table:number-columns-repeated="2"/>
          <table:table-cell table:style-name="ce53" table:formula="of:=JSONDECHETS([.A21];[.B21];[.C21];[.D21];[.E21];[.F21];[.T21];[.U21];[.G21];[.H21];[.K21];[.L21];[.M21];[.N21];[.P21])" office:value-type="string" office:string-value="   {&quot;code&quot;:&quot;dec_bidonMetal&quot;,&#10;      &quot;type&quot;:&quot;Ressource / objet usagé&quot;,&#10;      &quot;type_en&quot;:&quot;Resource / Used object&quot;,&#10;      &quot;nom&quot;:&quot;Bidon métal vide&quot;,&#10;      &quot;nom_en&quot;:&quot;Canister vacuum metal&quot;,&#10;      &quot;cat_usuel&quot;:&quot;cu_metal&quot;,&#10;      &quot;cat_trait&quot;:&quot;cat_acier&quot;,&#10;      &quot;descr&quot;:&quot;bidon de métal vide&quot;,&#10;      &quot;descr_en&quot;:&quot;empty metal container&quot;,&#10;      &quot;mots_cles&quot;:&quot;bidon,metal,vide,&quot;,&#10;      &quot;mots_cles_en&quot;:&quot;empty,metal,container,&quot;,&#10;      &quot;cons&quot;:&quot;cons_ferraille,cons_acier&quot;,&#10;      &quot;image&quot;:&quot;bidon_metal_mini.png&quot;,&#10;      &quot;modco&quot;:&quot;modco_decheterie,modco_ecopoint,modco_bacjaunehorsnantes,modco_sacjaune,modco_contembjournmag&quot;,&#10;      &quot;recyc&quot;:&quot;OUI&quot;,&#10;      &quot;src&quot;:&quot;MieuxTrierANantes 02/2015&quot;&#10;   }," calcext:value-type="string">
            <text:p>   {"code":"dec_bidonMetal",</text:p>
            <text:p>      "type":"Ressource / objet usagé",</text:p>
            <text:p>      "type_en":"Resource / Used object",</text:p>
            <text:p>      "nom":"Bidon métal vide",</text:p>
            <text:p>      "nom_en":"Canister vacuum metal",</text:p>
            <text:p>      "cat_usuel":"cu_metal",</text:p>
            <text:p>      "cat_trait":"cat_acier",</text:p>
            <text:p>      "descr":"bidon de métal vide",</text:p>
            <text:p>      "descr_en":"empty metal container",</text:p>
            <text:p>      "mots_cles":"bidon,metal,vide,",</text:p>
            <text:p>      "mots_cles_en":"empty,metal,container,",</text:p>
            <text:p>      "cons":"cons_ferraille,cons_acier",</text:p>
            <text:p>      "image":"bidon_metal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calEnVerre</text:p>
          </table:table-cell>
          <table:table-cell table:style-name="ce290" office:value-type="string" calcext:value-type="string">
            <text:p>Bocal verre</text:p>
          </table:table-cell>
          <table:table-cell table:style-name="ce290" office:value-type="string" calcext:value-type="string">
            <text:p>Glass jar</text:p>
          </table:table-cell>
          <table:table-cell table:style-name="ce290" office:value-type="string" calcext:value-type="string">
            <text:p>cu_verrevaisselle</text:p>
          </table:table-cell>
          <table:table-cell table:style-name="ce290" office:value-type="string" calcext:value-type="string">
            <text:p>cat_verre</text:p>
          </table:table-cell>
          <table:table-cell table:style-name="ce290"/>
          <table:table-cell table:style-name="ce290" office:value-type="string" calcext:value-type="string">
            <text:p>bocal en verre, nutella, pâte a tartiner, pot en verre</text:p>
          </table:table-cell>
          <table:table-cell table:style-name="ce290" office:value-type="string" calcext:value-type="string">
            <text:p>glass jar, chocolate, spreadable paste, glass jar</text:p>
          </table:table-cell>
          <table:table-cell table:style-name="ce290" table:number-columns-repeated="2"/>
          <table:table-cell table:style-name="ce319" office:value-type="string" calcext:value-type="string">
            <text:p>cons_sansbouchon,cons_couverclemetal,cons_potsmoutarde</text:p>
          </table:table-cell>
          <table:table-cell table:style-name="ce116" office:value-type="string" calcext:value-type="string">
            <text:p>bocal_ver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2];&quot;_petit&quot;;&quot;&quot;)" office:value-type="string" office:string-value="bocal_verre_mini.png" calcext:value-type="string">
            <text:p>bocal_verre_mini.png</text:p>
          </table:table-cell>
          <table:table-cell table:formula="of:=CONCATENATE(UTILTRANSFORMEENMOTSCLES([.G22]);&quot;,&quot;;[.I22])" office:value-type="string" office:string-value="bocal,verre,nutella,pate,tartiner,pot,verre," calcext:value-type="string">
            <text:p>bocal,verre,nutella,pate,tartiner,pot,verre,</text:p>
          </table:table-cell>
          <table:table-cell table:formula="of:=CONCATENATE(UTILTRANSFORMEENMOTSCLES([.H22]);&quot;,&quot;;[.J22])" office:value-type="string" office:string-value="glass,jar,chocolate,spreadable,paste,glass,jar," calcext:value-type="string">
            <text:p>glass,jar,chocolate,spreadable,paste,glass,jar,</text:p>
          </table:table-cell>
          <table:table-cell table:number-columns-repeated="2"/>
          <table:table-cell table:style-name="ce53" table:formula="of:=JSONDECHETS([.A22];[.B22];[.C22];[.D22];[.E22];[.F22];[.T22];[.U22];[.G22];[.H22];[.K22];[.L22];[.M22];[.N22];[.P22])" office:value-type="string" office:string-value="   {&quot;code&quot;:&quot;dec_bocalEnVerre&quot;,&#10;      &quot;type&quot;:&quot;Ressource / objet usagé&quot;,&#10;      &quot;type_en&quot;:&quot;Resource / Used object&quot;,&#10;      &quot;nom&quot;:&quot;Bocal verre&quot;,&#10;      &quot;nom_en&quot;:&quot;Glass jar&quot;,&#10;      &quot;cat_usuel&quot;:&quot;cu_verrevaisselle&quot;,&#10;      &quot;cat_trait&quot;:&quot;cat_verre&quot;,&#10;      &quot;descr&quot;:&quot;bocal en verre, nutella, pâte a tartiner, pot en verre&quot;,&#10;      &quot;descr_en&quot;:&quot;glass jar, chocolate, spreadable paste, glass jar&quot;,&#10;      &quot;mots_cles&quot;:&quot;bocal,verre,nutella,pate,tartiner,pot,verre,&quot;,&#10;      &quot;mots_cles_en&quot;:&quot;glass,jar,chocolate,spreadable,paste,glass,jar,&quot;,&#10;      &quot;cons&quot;:&quot;cons_sansbouchon,cons_couverclemetal,cons_potsmoutarde,cons_verre&quot;,&#10;      &quot;image&quot;:&quot;bocal_verre_mini.png&quot;,&#10;      &quot;modco&quot;:&quot;modco_contverre,modco_decheterie,modco_ecopoint&quot;,&#10;      &quot;recyc&quot;:&quot;OUI&quot;,&#10;      &quot;src&quot;:&quot;MieuxTrierANantes 02/2015&quot;&#10;   }," calcext:value-type="string">
            <text:p>   {"code":"dec_bocalEnVerre",</text:p>
            <text:p>      "type":"Ressource / objet usagé",</text:p>
            <text:p>      "type_en":"Resource / Used object",</text:p>
            <text:p>      "nom":"Bocal verre",</text:p>
            <text:p>      "nom_en":"Glass jar",</text:p>
            <text:p>      "cat_usuel":"cu_verrevaisselle",</text:p>
            <text:p>      "cat_trait":"cat_verre",</text:p>
            <text:p>      "descr":"bocal en verre, nutella, pâte a tartiner, pot en verre",</text:p>
            <text:p>      "descr_en":"glass jar, chocolate, spreadable paste, glass jar",</text:p>
            <text:p>      "mots_cles":"bocal,verre,nutella,pate,tartiner,pot,verre,",</text:p>
            <text:p>      "mots_cles_en":"glass,jar,chocolate,spreadable,paste,glass,jar,",</text:p>
            <text:p>      "cons":"cons_sansbouchon,cons_couverclemetal,cons_potsmoutarde,cons_verre",</text:p>
            <text:p>      "image":"bocal_verr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iteAOeufsEnPlastique</text:p>
          </table:table-cell>
          <table:table-cell table:style-name="ce290" office:value-type="string" calcext:value-type="string">
            <text:p>Boîte à œufs plastique</text:p>
          </table:table-cell>
          <table:table-cell table:style-name="ce290" office:value-type="string" calcext:value-type="string">
            <text:p>Plastic Egg Box</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boîte à œuf en plastique</text:p>
          </table:table-cell>
          <table:table-cell table:style-name="ce290" office:value-type="string" calcext:value-type="string">
            <text:p>plastic egg carton</text:p>
          </table:table-cell>
          <table:table-cell table:style-name="ce290" table:number-columns-repeated="2"/>
          <table:table-cell table:style-name="ce319"/>
          <table:table-cell table:style-name="ce116" office:value-type="string" calcext:value-type="string">
            <text:p>boite_a_oeufs_plastiqu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3];&quot;_petit&quot;;&quot;&quot;)" office:value-type="string" office:string-value="boite_a_oeufs_plastique_mini.png" calcext:value-type="string">
            <text:p>boite_a_oeufs_plastique_mini.png</text:p>
          </table:table-cell>
          <table:table-cell table:formula="of:=CONCATENATE(UTILTRANSFORMEENMOTSCLES([.G23]);&quot;,&quot;;[.I23])" office:value-type="string" office:string-value="boite,œuf,plastique," calcext:value-type="string">
            <text:p>boite,œuf,plastique,</text:p>
          </table:table-cell>
          <table:table-cell table:formula="of:=CONCATENATE(UTILTRANSFORMEENMOTSCLES([.H23]);&quot;,&quot;;[.J23])" office:value-type="string" office:string-value="plastic,egg,carton," calcext:value-type="string">
            <text:p>plastic,egg,carton,</text:p>
          </table:table-cell>
          <table:table-cell table:number-columns-repeated="2"/>
          <table:table-cell table:style-name="ce53" table:formula="of:=JSONDECHETS([.A23];[.B23];[.C23];[.D23];[.E23];[.F23];[.T23];[.U23];[.G23];[.H23];[.K23];[.L23];[.M23];[.N23];[.P23])" office:value-type="string" office:string-value="   {&quot;code&quot;:&quot;dec_boiteAOeufsEnPlastique&quot;,&#10;      &quot;type&quot;:&quot;Ressource / objet usagé&quot;,&#10;      &quot;type_en&quot;:&quot;Resource / Used object&quot;,&#10;      &quot;nom&quot;:&quot;Boîte à œufs plastique&quot;,&#10;      &quot;nom_en&quot;:&quot;Plastic Egg Box&quot;,&#10;      &quot;cat_usuel&quot;:&quot;cu_plastique&quot;,&#10;      &quot;cat_trait&quot;:&quot;cat_plastique_emballage&quot;,&#10;      &quot;descr&quot;:&quot;boîte à œuf en plastique&quot;,&#10;      &quot;descr_en&quot;:&quot;plastic egg carton&quot;,&#10;      &quot;mots_cles&quot;:&quot;boite,œuf,plastique,&quot;,&#10;      &quot;mots_cles_en&quot;:&quot;plastic,egg,carton,&quot;,&#10;      &quot;cons&quot;:&quot;cons_pasuniquementbouteilleflacon&quot;,&#10;      &quot;image&quot;:&quot;boite_a_oeufs_plastique_mini.png&quot;,&#10;      &quot;modco&quot;:&quot;modco_bacjaunenantes,modco_bacbleuhorsnantes,modco_sacjaune&quot;,&#10;      &quot;recyc&quot;:&quot;OUI_ET_NON&quot;,&#10;      &quot;src&quot;:&quot;MieuxTrierANantes 02/2015&quot;&#10;   }," calcext:value-type="string">
            <text:p>   {"code":"dec_boiteAOeufsEnPlastique",</text:p>
            <text:p>      "type":"Ressource / objet usagé",</text:p>
            <text:p>      "type_en":"Resource / Used object",</text:p>
            <text:p>      "nom":"Boîte à œufs plastique",</text:p>
            <text:p>      "nom_en":"Plastic Egg Box",</text:p>
            <text:p>      "cat_usuel":"cu_plastique",</text:p>
            <text:p>      "cat_trait":"cat_plastique_emballage",</text:p>
            <text:p>      "descr":"boîte à œuf en plastique",</text:p>
            <text:p>      "descr_en":"plastic egg carton",</text:p>
            <text:p>      "mots_cles":"boite,œuf,plastique,",</text:p>
            <text:p>      "mots_cles_en":"plastic,egg,carton,",</text:p>
            <text:p>      "cons":"cons_pasuniquementbouteilleflacon",</text:p>
            <text:p>      "image":"boite_a_oeufs_plastiqu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iteCamembertEnBois</text:p>
          </table:table-cell>
          <table:table-cell table:style-name="ce290" office:value-type="string" calcext:value-type="string">
            <text:p>Boîte camembert bois</text:p>
          </table:table-cell>
          <table:table-cell table:style-name="ce290" office:value-type="string" calcext:value-type="string">
            <text:p>Wooden box camembert</text:p>
          </table:table-cell>
          <table:table-cell table:style-name="ce290" office:value-type="string" calcext:value-type="string">
            <text:p>cu_vertbois</text:p>
          </table:table-cell>
          <table:table-cell table:style-name="ce290" office:value-type="string" calcext:value-type="string">
            <text:p>cat_omr</text:p>
          </table:table-cell>
          <table:table-cell table:style-name="ce290"/>
          <table:table-cell table:style-name="ce290" office:value-type="string" calcext:value-type="string">
            <text:p>boîte camembert en bois</text:p>
          </table:table-cell>
          <table:table-cell table:style-name="ce290" office:value-type="string" calcext:value-type="string">
            <text:p>box wooden camembert</text:p>
          </table:table-cell>
          <table:table-cell table:style-name="ce290" table:number-columns-repeated="2"/>
          <table:table-cell table:style-name="ce319"/>
          <table:table-cell table:style-name="ce116" office:value-type="string" calcext:value-type="string">
            <text:p>boite_camembert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4];&quot;_petit&quot;;&quot;&quot;)" office:value-type="string" office:string-value="boite_camembert_mini.png" calcext:value-type="string">
            <text:p>boite_camembert_mini.png</text:p>
          </table:table-cell>
          <table:table-cell table:formula="of:=CONCATENATE(UTILTRANSFORMEENMOTSCLES([.G24]);&quot;,&quot;;[.I24])" office:value-type="string" office:string-value="boite,camembert,bois," calcext:value-type="string">
            <text:p>boite,camembert,bois,</text:p>
          </table:table-cell>
          <table:table-cell table:formula="of:=CONCATENATE(UTILTRANSFORMEENMOTSCLES([.H24]);&quot;,&quot;;[.J24])" office:value-type="string" office:string-value="box,wooden,camembert," calcext:value-type="string">
            <text:p>box,wooden,camembert,</text:p>
          </table:table-cell>
          <table:table-cell table:number-columns-repeated="2"/>
          <table:table-cell table:style-name="ce53" table:formula="of:=JSONDECHETS([.A24];[.B24];[.C24];[.D24];[.E24];[.F24];[.T24];[.U24];[.G24];[.H24];[.K24];[.L24];[.M24];[.N24];[.P24])" office:value-type="string" office:string-value="   {&quot;code&quot;:&quot;dec_boiteCamembertEnBois&quot;,&#10;      &quot;type&quot;:&quot;Ressource / objet usagé&quot;,&#10;      &quot;type_en&quot;:&quot;Resource / Used object&quot;,&#10;      &quot;nom&quot;:&quot;Boîte camembert bois&quot;,&#10;      &quot;nom_en&quot;:&quot;Wooden box camembert&quot;,&#10;      &quot;cat_usuel&quot;:&quot;cu_vertbois&quot;,&#10;      &quot;cat_trait&quot;:&quot;cat_omr&quot;,&#10;      &quot;descr&quot;:&quot;boîte camembert en bois&quot;,&#10;      &quot;descr_en&quot;:&quot;box wooden camembert&quot;,&#10;      &quot;mots_cles&quot;:&quot;boite,camembert,bois,&quot;,&#10;      &quot;mots_cles_en&quot;:&quot;box,wooden,camembert,&quot;,&#10;      &quot;image&quot;:&quot;boite_camembert_mini.png&quot;,&#10;      &quot;modco&quot;:&quot;modco_bacbleuhorsnantes,modco_bacbleunantes,modco_sacbleu&quot;,&#10;      &quot;recyc&quot;:&quot;NON&quot;,&#10;      &quot;src&quot;:&quot;MieuxTrierANantes 02/2015&quot;&#10;   }," calcext:value-type="string">
            <text:p>   {"code":"dec_boiteCamembertEnBois",</text:p>
            <text:p>      "type":"Ressource / objet usagé",</text:p>
            <text:p>      "type_en":"Resource / Used object",</text:p>
            <text:p>      "nom":"Boîte camembert bois",</text:p>
            <text:p>      "nom_en":"Wooden box camembert",</text:p>
            <text:p>      "cat_usuel":"cu_vertbois",</text:p>
            <text:p>      "cat_trait":"cat_omr",</text:p>
            <text:p>      "descr":"boîte camembert en bois",</text:p>
            <text:p>      "descr_en":"box wooden camembert",</text:p>
            <text:p>      "mots_cles":"boite,camembert,bois,",</text:p>
            <text:p>      "mots_cles_en":"box,wooden,camembert,",</text:p>
            <text:p>      "image":"boite_camember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iteConserve</text:p>
          </table:table-cell>
          <table:table-cell table:style-name="ce290" office:value-type="string" calcext:value-type="string">
            <text:p>Boîte conserve</text:p>
          </table:table-cell>
          <table:table-cell table:style-name="ce290" office:value-type="string" calcext:value-type="string">
            <text:p>Box preserves</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oîte de conserve, conserve</text:p>
          </table:table-cell>
          <table:table-cell table:style-name="ce290" office:value-type="string" calcext:value-type="string">
            <text:p>tin, canned</text:p>
          </table:table-cell>
          <table:table-cell table:style-name="ce290" table:number-columns-repeated="2"/>
          <table:table-cell table:style-name="ce319"/>
          <table:table-cell table:style-name="ce116" office:value-type="string" calcext:value-type="string">
            <text:p>conserve_ratatouil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5];&quot;_petit&quot;;&quot;&quot;)" office:value-type="string" office:string-value="conserve_ratatouille_mini.png" calcext:value-type="string">
            <text:p>conserve_ratatouille_mini.png</text:p>
          </table:table-cell>
          <table:table-cell table:formula="of:=CONCATENATE(UTILTRANSFORMEENMOTSCLES([.G25]);&quot;,&quot;;[.I25])" office:value-type="string" office:string-value="boite,conserve,conserve," calcext:value-type="string">
            <text:p>boite,conserve,conserve,</text:p>
          </table:table-cell>
          <table:table-cell table:formula="of:=CONCATENATE(UTILTRANSFORMEENMOTSCLES([.H25]);&quot;,&quot;;[.J25])" office:value-type="string" office:string-value="tin,canned," calcext:value-type="string">
            <text:p>tin,canned,</text:p>
          </table:table-cell>
          <table:table-cell table:number-columns-repeated="2"/>
          <table:table-cell table:style-name="ce53" table:formula="of:=JSONDECHETS([.A25];[.B25];[.C25];[.D25];[.E25];[.F25];[.T25];[.U25];[.G25];[.H25];[.K25];[.L25];[.M25];[.N25];[.P25])" office:value-type="string" office:string-value="   {&quot;code&quot;:&quot;dec_boiteConserve&quot;,&#10;      &quot;type&quot;:&quot;Ressource / objet usagé&quot;,&#10;      &quot;type_en&quot;:&quot;Resource / Used object&quot;,&#10;      &quot;nom&quot;:&quot;Boîte conserve&quot;,&#10;      &quot;nom_en&quot;:&quot;Box preserves&quot;,&#10;      &quot;cat_usuel&quot;:&quot;cu_metal&quot;,&#10;      &quot;cat_trait&quot;:&quot;cat_acier&quot;,&#10;      &quot;descr&quot;:&quot;boîte de conserve, conserve&quot;,&#10;      &quot;descr_en&quot;:&quot;tin, canned&quot;,&#10;      &quot;mots_cles&quot;:&quot;boite,conserve,conserve,&quot;,&#10;      &quot;mots_cles_en&quot;:&quot;tin,canned,&quot;,&#10;      &quot;cons&quot;:&quot;cons_ferraille,cons_acier&quot;,&#10;      &quot;image&quot;:&quot;conserve_ratatouille_mini.png&quot;,&#10;      &quot;modco&quot;:&quot;modco_decheterie,modco_ecopoint,modco_bacjaunehorsnantes,modco_sacjaune,modco_contembjournmag&quot;,&#10;      &quot;recyc&quot;:&quot;OUI&quot;,&#10;      &quot;src&quot;:&quot;MieuxTrierANantes 02/2015&quot;&#10;   }," calcext:value-type="string">
            <text:p>   {"code":"dec_boiteConserve",</text:p>
            <text:p>      "type":"Ressource / objet usagé",</text:p>
            <text:p>      "type_en":"Resource / Used object",</text:p>
            <text:p>      "nom":"Boîte conserve",</text:p>
            <text:p>      "nom_en":"Box preserves",</text:p>
            <text:p>      "cat_usuel":"cu_metal",</text:p>
            <text:p>      "cat_trait":"cat_acier",</text:p>
            <text:p>      "descr":"boîte de conserve, conserve",</text:p>
            <text:p>      "descr_en":"tin, canned",</text:p>
            <text:p>      "mots_cles":"boite,conserve,conserve,",</text:p>
            <text:p>      "mots_cles_en":"tin,canned,",</text:p>
            <text:p>      "cons":"cons_ferraille,cons_acier",</text:p>
            <text:p>      "image":"conserve_ratatouill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iteMetallique</text:p>
          </table:table-cell>
          <table:table-cell table:style-name="ce290" office:value-type="string" calcext:value-type="string">
            <text:p>Boite métallique</text:p>
          </table:table-cell>
          <table:table-cell table:style-name="ce290" office:value-type="string" calcext:value-type="string">
            <text:p>Metal box</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oite métallique</text:p>
          </table:table-cell>
          <table:table-cell table:style-name="ce290" office:value-type="string" calcext:value-type="string">
            <text:p>metal box</text:p>
          </table:table-cell>
          <table:table-cell table:style-name="ce290" table:number-columns-repeated="2"/>
          <table:table-cell table:style-name="ce319"/>
          <table:table-cell table:style-name="ce116" office:value-type="string" calcext:value-type="string">
            <text:p>boite_meta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6];&quot;_petit&quot;;&quot;&quot;)" office:value-type="string" office:string-value="boite_metal_mini.png" calcext:value-type="string">
            <text:p>boite_metal_mini.png</text:p>
          </table:table-cell>
          <table:table-cell table:formula="of:=CONCATENATE(UTILTRANSFORMEENMOTSCLES([.G26]);&quot;,&quot;;[.I26])" office:value-type="string" office:string-value="boite,metallique," calcext:value-type="string">
            <text:p>boite,metallique,</text:p>
          </table:table-cell>
          <table:table-cell table:formula="of:=CONCATENATE(UTILTRANSFORMEENMOTSCLES([.H26]);&quot;,&quot;;[.J26])" office:value-type="string" office:string-value="metal,box," calcext:value-type="string">
            <text:p>metal,box,</text:p>
          </table:table-cell>
          <table:table-cell table:number-columns-repeated="2"/>
          <table:table-cell table:style-name="ce53" table:formula="of:=JSONDECHETS([.A26];[.B26];[.C26];[.D26];[.E26];[.F26];[.T26];[.U26];[.G26];[.H26];[.K26];[.L26];[.M26];[.N26];[.P26])" office:value-type="string" office:string-value="   {&quot;code&quot;:&quot;dec_boiteMetallique&quot;,&#10;      &quot;type&quot;:&quot;Ressource / objet usagé&quot;,&#10;      &quot;type_en&quot;:&quot;Resource / Used object&quot;,&#10;      &quot;nom&quot;:&quot;Boite métallique&quot;,&#10;      &quot;nom_en&quot;:&quot;Metal box&quot;,&#10;      &quot;cat_usuel&quot;:&quot;cu_metal&quot;,&#10;      &quot;cat_trait&quot;:&quot;cat_acier&quot;,&#10;      &quot;descr&quot;:&quot;boite métallique&quot;,&#10;      &quot;descr_en&quot;:&quot;metal box&quot;,&#10;      &quot;mots_cles&quot;:&quot;boite,metallique,&quot;,&#10;      &quot;mots_cles_en&quot;:&quot;metal,box,&quot;,&#10;      &quot;cons&quot;:&quot;cons_ferraille,cons_acier&quot;,&#10;      &quot;image&quot;:&quot;boite_metal_mini.png&quot;,&#10;      &quot;modco&quot;:&quot;modco_decheterie,modco_ecopoint,modco_bacjaunehorsnantes,modco_sacjaune,modco_contembjournmag&quot;,&#10;      &quot;recyc&quot;:&quot;OUI&quot;,&#10;      &quot;src&quot;:&quot;MieuxTrierANantes 02/2015&quot;&#10;   }," calcext:value-type="string">
            <text:p>   {"code":"dec_boiteMetallique",</text:p>
            <text:p>      "type":"Ressource / objet usagé",</text:p>
            <text:p>      "type_en":"Resource / Used object",</text:p>
            <text:p>      "nom":"Boite métallique",</text:p>
            <text:p>      "nom_en":"Metal box",</text:p>
            <text:p>      "cat_usuel":"cu_metal",</text:p>
            <text:p>      "cat_trait":"cat_acier",</text:p>
            <text:p>      "descr":"boite métallique",</text:p>
            <text:p>      "descr_en":"metal box",</text:p>
            <text:p>      "mots_cles":"boite,metallique,",</text:p>
            <text:p>      "mots_cles_en":"metal,box,",</text:p>
            <text:p>      "cons":"cons_ferraille,cons_acier",</text:p>
            <text:p>      "image":"boite_metal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iteOeufsEnCarton</text:p>
          </table:table-cell>
          <table:table-cell table:style-name="ce290" office:value-type="string" calcext:value-type="string">
            <text:p>Boîte œufs carton</text:p>
          </table:table-cell>
          <table:table-cell table:style-name="ce290" office:value-type="string" calcext:value-type="string">
            <text:p>Cardboard egg box</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boîte à œuf en carton</text:p>
          </table:table-cell>
          <table:table-cell table:style-name="ce290" office:value-type="string" calcext:value-type="string">
            <text:p>egg carton</text:p>
          </table:table-cell>
          <table:table-cell table:style-name="ce290" table:number-columns-repeated="2"/>
          <table:table-cell table:style-name="ce319"/>
          <table:table-cell table:style-name="ce116" office:value-type="string" calcext:value-type="string">
            <text:p>boite_a_oeufs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7];&quot;_petit&quot;;&quot;&quot;)" office:value-type="string" office:string-value="boite_a_oeufs_mini.png" calcext:value-type="string">
            <text:p>boite_a_oeufs_mini.png</text:p>
          </table:table-cell>
          <table:table-cell table:formula="of:=CONCATENATE(UTILTRANSFORMEENMOTSCLES([.G27]);&quot;,&quot;;[.I27])" office:value-type="string" office:string-value="boite,œuf,carton," calcext:value-type="string">
            <text:p>boite,œuf,carton,</text:p>
          </table:table-cell>
          <table:table-cell table:formula="of:=CONCATENATE(UTILTRANSFORMEENMOTSCLES([.H27]);&quot;,&quot;;[.J27])" office:value-type="string" office:string-value="egg,carton," calcext:value-type="string">
            <text:p>egg,carton,</text:p>
          </table:table-cell>
          <table:table-cell table:number-columns-repeated="2"/>
          <table:table-cell table:style-name="ce53" table:formula="of:=JSONDECHETS([.A27];[.B27];[.C27];[.D27];[.E27];[.F27];[.T27];[.U27];[.G27];[.H27];[.K27];[.L27];[.M27];[.N27];[.P27])" office:value-type="string" office:string-value="   {&quot;code&quot;:&quot;dec_boiteOeufsEnCarton&quot;,&#10;      &quot;type&quot;:&quot;Ressource / objet usagé&quot;,&#10;      &quot;type_en&quot;:&quot;Resource / Used object&quot;,&#10;      &quot;nom&quot;:&quot;Boîte œufs carton&quot;,&#10;      &quot;nom_en&quot;:&quot;Cardboard egg box&quot;,&#10;      &quot;cat_usuel&quot;:&quot;cu_papierscartons&quot;,&#10;      &quot;cat_trait&quot;:&quot;cat_papiercarton&quot;,&#10;      &quot;descr&quot;:&quot;boîte à œuf en carton&quot;,&#10;      &quot;descr_en&quot;:&quot;egg carton&quot;,&#10;      &quot;mots_cles&quot;:&quot;boite,œuf,carton,&quot;,&#10;      &quot;mots_cles_en&quot;:&quot;egg,carton,&quot;,&#10;      &quot;image&quot;:&quot;boite_a_oeufs_mini.png&quot;,&#10;      &quot;modco&quot;:&quot;modco_contpapiercarton,modco_bacjaunehorsnantes,modco_sacjaune,modco_contembjournmag&quot;,&#10;      &quot;recyc&quot;:&quot;OUI&quot;,&#10;      &quot;src&quot;:&quot;MieuxTrierANantes 02/2015&quot;&#10;   }," calcext:value-type="string">
            <text:p>   {"code":"dec_boiteOeufsEnCarton",</text:p>
            <text:p>      "type":"Ressource / objet usagé",</text:p>
            <text:p>      "type_en":"Resource / Used object",</text:p>
            <text:p>      "nom":"Boîte œufs carton",</text:p>
            <text:p>      "nom_en":"Cardboard egg box",</text:p>
            <text:p>      "cat_usuel":"cu_papierscartons",</text:p>
            <text:p>      "cat_trait":"cat_papiercarton",</text:p>
            <text:p>      "descr":"boîte à œuf en carton",</text:p>
            <text:p>      "descr_en":"egg carton",</text:p>
            <text:p>      "mots_cles":"boite,œuf,carton,",</text:p>
            <text:p>      "mots_cles_en":"egg,carton,",</text:p>
            <text:p>      "image":"boite_a_oeuf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mbeMousseARaser</text:p>
          </table:table-cell>
          <table:table-cell table:style-name="ce290" office:value-type="string" calcext:value-type="string">
            <text:p>Bombe mousse à raser</text:p>
          </table:table-cell>
          <table:table-cell table:style-name="ce290" office:value-type="string" calcext:value-type="string">
            <text:p>Bomb shaving foam</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ombe mousse à raser</text:p>
          </table:table-cell>
          <table:table-cell table:style-name="ce290" office:value-type="string" calcext:value-type="string">
            <text:p>shaving foam bomb</text:p>
          </table:table-cell>
          <table:table-cell table:style-name="ce290" table:number-columns-repeated="2"/>
          <table:table-cell table:style-name="ce439" office:value-type="string" calcext:value-type="string">
            <text:p>cons_sansbouchon</text:p>
          </table:table-cell>
          <table:table-cell table:style-name="ce116" office:value-type="string" calcext:value-type="string">
            <text:p>mousse_a_ras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8];&quot;_petit&quot;;&quot;&quot;)" office:value-type="string" office:string-value="mousse_a_raser_mini.png" calcext:value-type="string">
            <text:p>mousse_a_raser_mini.png</text:p>
          </table:table-cell>
          <table:table-cell table:formula="of:=CONCATENATE(UTILTRANSFORMEENMOTSCLES([.G28]);&quot;,&quot;;[.I28])" office:value-type="string" office:string-value="bombe,mousse,raser," calcext:value-type="string">
            <text:p>bombe,mousse,raser,</text:p>
          </table:table-cell>
          <table:table-cell table:formula="of:=CONCATENATE(UTILTRANSFORMEENMOTSCLES([.H28]);&quot;,&quot;;[.J28])" office:value-type="string" office:string-value="shaving,foam,bomb," calcext:value-type="string">
            <text:p>shaving,foam,bomb,</text:p>
          </table:table-cell>
          <table:table-cell table:number-columns-repeated="2"/>
          <table:table-cell table:style-name="ce53" table:formula="of:=JSONDECHETS([.A28];[.B28];[.C28];[.D28];[.E28];[.F28];[.T28];[.U28];[.G28];[.H28];[.K28];[.L28];[.M28];[.N28];[.P28])" office:value-type="string" office:string-value="   {&quot;code&quot;:&quot;dec_bombeMousseARaser&quot;,&#10;      &quot;type&quot;:&quot;Ressource / objet usagé&quot;,&#10;      &quot;type_en&quot;:&quot;Resource / Used object&quot;,&#10;      &quot;nom&quot;:&quot;Bombe mousse à raser&quot;,&#10;      &quot;nom_en&quot;:&quot;Bomb shaving foam&quot;,&#10;      &quot;cat_usuel&quot;:&quot;cu_metal&quot;,&#10;      &quot;cat_trait&quot;:&quot;cat_acier&quot;,&#10;      &quot;descr&quot;:&quot;bombe mousse à raser&quot;,&#10;      &quot;descr_en&quot;:&quot;shaving foam bomb&quot;,&#10;      &quot;mots_cles&quot;:&quot;bombe,mousse,raser,&quot;,&#10;      &quot;mots_cles_en&quot;:&quot;shaving,foam,bomb,&quot;,&#10;      &quot;cons&quot;:&quot;cons_sansbouchon,cons_ferraille,cons_acier&quot;,&#10;      &quot;image&quot;:&quot;mousse_a_raser_mini.png&quot;,&#10;      &quot;modco&quot;:&quot;modco_decheterie,modco_ecopoint,modco_bacjaunehorsnantes,modco_sacjaune,modco_contembjournmag&quot;,&#10;      &quot;recyc&quot;:&quot;OUI&quot;,&#10;      &quot;src&quot;:&quot;MieuxTrierANantes 02/2015&quot;&#10;   }," calcext:value-type="string">
            <text:p>   {"code":"dec_bombeMousseARaser",</text:p>
            <text:p>      "type":"Ressource / objet usagé",</text:p>
            <text:p>      "type_en":"Resource / Used object",</text:p>
            <text:p>      "nom":"Bombe mousse à raser",</text:p>
            <text:p>      "nom_en":"Bomb shaving foam",</text:p>
            <text:p>      "cat_usuel":"cu_metal",</text:p>
            <text:p>      "cat_trait":"cat_acier",</text:p>
            <text:p>      "descr":"bombe mousse à raser",</text:p>
            <text:p>      "descr_en":"shaving foam bomb",</text:p>
            <text:p>      "mots_cles":"bombe,mousse,raser,",</text:p>
            <text:p>      "mots_cles_en":"shaving,foam,bomb,",</text:p>
            <text:p>      "cons":"cons_sansbouchon,cons_ferraille,cons_acier",</text:p>
            <text:p>      "image":"mousse_a_raser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mbePeinture</text:p>
          </table:table-cell>
          <table:table-cell table:style-name="ce290" office:value-type="string" calcext:value-type="string">
            <text:p>Bombe peinture</text:p>
          </table:table-cell>
          <table:table-cell table:style-name="ce290" office:value-type="string" calcext:value-type="string">
            <text:p>Paint bomb</text:p>
          </table:table-cell>
          <table:table-cell table:style-name="ce290" office:value-type="string" calcext:value-type="string">
            <text:p>cu_toxique</text:p>
          </table:table-cell>
          <table:table-cell table:style-name="ce290" office:value-type="string" calcext:value-type="string">
            <text:p>cat_ddm</text:p>
          </table:table-cell>
          <table:table-cell/>
          <table:table-cell table:style-name="ce290" office:value-type="string" calcext:value-type="string">
            <text:p>bombe de peinture, peinture aérosol</text:p>
          </table:table-cell>
          <table:table-cell table:style-name="ce290" office:value-type="string" calcext:value-type="string">
            <text:p>spray paint, spray paint</text:p>
          </table:table-cell>
          <table:table-cell table:style-name="ce290" table:number-columns-repeated="2"/>
          <table:table-cell table:style-name="ce439" office:value-type="string" calcext:value-type="string">
            <text:p>cons_sansbouchon,cons_pastoxique</text:p>
          </table:table-cell>
          <table:table-cell table:style-name="ce116" office:value-type="string" calcext:value-type="string">
            <text:p>peinture_aeroso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9];&quot;_petit&quot;;&quot;&quot;)" office:value-type="string" office:string-value="peinture_aerosol_mini.png" calcext:value-type="string">
            <text:p>peinture_aerosol_mini.png</text:p>
          </table:table-cell>
          <table:table-cell table:formula="of:=CONCATENATE(UTILTRANSFORMEENMOTSCLES([.G29]);&quot;,&quot;;[.I29])" office:value-type="string" office:string-value="bombe,peinture,peinture,aerosol," calcext:value-type="string">
            <text:p>bombe,peinture,peinture,aerosol,</text:p>
          </table:table-cell>
          <table:table-cell table:formula="of:=CONCATENATE(UTILTRANSFORMEENMOTSCLES([.H29]);&quot;,&quot;;[.J29])" office:value-type="string" office:string-value="spray,paint,spray,paint," calcext:value-type="string">
            <text:p>spray,paint,spray,paint,</text:p>
          </table:table-cell>
          <table:table-cell table:number-columns-repeated="2"/>
          <table:table-cell table:style-name="ce53" table:formula="of:=JSONDECHETS([.A29];[.B29];[.C29];[.D29];[.E29];[.F29];[.T29];[.U29];[.G29];[.H29];[.K29];[.L29];[.M29];[.N29];[.P29])" office:value-type="string" office:string-value="   {&quot;code&quot;:&quot;dec_bombePeinture&quot;,&#10;      &quot;type&quot;:&quot;Ressource / objet usagé&quot;,&#10;      &quot;type_en&quot;:&quot;Resource / Used object&quot;,&#10;      &quot;nom&quot;:&quot;Bombe peinture&quot;,&#10;      &quot;nom_en&quot;:&quot;Paint bomb&quot;,&#10;      &quot;cat_usuel&quot;:&quot;cu_toxique&quot;,&#10;      &quot;cat_trait&quot;:&quot;cat_ddm&quot;,&#10;      &quot;descr&quot;:&quot;bombe de peinture, peinture aérosol&quot;,&#10;      &quot;descr_en&quot;:&quot;spray paint, spray paint&quot;,&#10;      &quot;mots_cles&quot;:&quot;bombe,peinture,peinture,aerosol,&quot;,&#10;      &quot;mots_cles_en&quot;:&quot;spray,paint,spray,paint,&quot;,&#10;      &quot;cons&quot;:&quot;cons_sansbouchon,cons_pastoxique,cons_toxique&quot;,&#10;      &quot;image&quot;:&quot;peinture_aerosol_mini.png&quot;,&#10;      &quot;modco&quot;:&quot;modco_decheterie,modco_ecopoint&quot;,&#10;      &quot;recyc&quot;:&quot;PAS_POUBELLE&quot;,&#10;      &quot;src&quot;:&quot;MieuxTrierANantes 02/2015&quot;&#10;   }," calcext:value-type="string">
            <text:p>   {"code":"dec_bombePeinture",</text:p>
            <text:p>      "type":"Ressource / objet usagé",</text:p>
            <text:p>      "type_en":"Resource / Used object",</text:p>
            <text:p>      "nom":"Bombe peinture",</text:p>
            <text:p>      "nom_en":"Paint bomb",</text:p>
            <text:p>      "cat_usuel":"cu_toxique",</text:p>
            <text:p>      "cat_trait":"cat_ddm",</text:p>
            <text:p>      "descr":"bombe de peinture, peinture aérosol",</text:p>
            <text:p>      "descr_en":"spray paint, spray paint",</text:p>
            <text:p>      "mots_cles":"bombe,peinture,peinture,aerosol,",</text:p>
            <text:p>      "mots_cles_en":"spray,paint,spray,paint,",</text:p>
            <text:p>      "cons":"cons_sansbouchon,cons_pastoxique,cons_toxique",</text:p>
            <text:p>      "image":"peinture_aeroso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uchonLiege</text:p>
          </table:table-cell>
          <table:table-cell table:style-name="ce290" office:value-type="string" calcext:value-type="string">
            <text:p>Bouchon liège</text:p>
          </table:table-cell>
          <table:table-cell table:style-name="ce290" office:value-type="string" calcext:value-type="string">
            <text:p>Cork</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bouchon de liège</text:p>
          </table:table-cell>
          <table:table-cell table:style-name="ce290" office:value-type="string" calcext:value-type="string">
            <text:p>Cork</text:p>
          </table:table-cell>
          <table:table-cell table:style-name="ce290" table:number-columns-repeated="2"/>
          <table:table-cell table:style-name="ce15" office:value-type="string" calcext:value-type="string">
            <text:p>cons_bouchonliege</text:p>
          </table:table-cell>
          <table:table-cell table:style-name="ce116" office:value-type="string" calcext:value-type="string">
            <text:p>bouchon_lieg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0];&quot;_petit&quot;;&quot;&quot;)" office:value-type="string" office:string-value="bouchon_liege_mini.png" calcext:value-type="string">
            <text:p>bouchon_liege_mini.png</text:p>
          </table:table-cell>
          <table:table-cell table:formula="of:=CONCATENATE(UTILTRANSFORMEENMOTSCLES([.G30]);&quot;,&quot;;[.I30])" office:value-type="string" office:string-value="bouchon,liege," calcext:value-type="string">
            <text:p>bouchon,liege,</text:p>
          </table:table-cell>
          <table:table-cell table:formula="of:=CONCATENATE(UTILTRANSFORMEENMOTSCLES([.H30]);&quot;,&quot;;[.J30])" office:value-type="string" office:string-value="cork," calcext:value-type="string">
            <text:p>cork,</text:p>
          </table:table-cell>
          <table:table-cell table:number-columns-repeated="2"/>
          <table:table-cell table:style-name="ce53" table:formula="of:=JSONDECHETS([.A30];[.B30];[.C30];[.D30];[.E30];[.F30];[.T30];[.U30];[.G30];[.H30];[.K30];[.L30];[.M30];[.N30];[.P30])" office:value-type="string" office:string-value="   {&quot;code&quot;:&quot;dec_bouchonLiege&quot;,&#10;      &quot;type&quot;:&quot;Ressource / objet usagé&quot;,&#10;      &quot;type_en&quot;:&quot;Resource / Used object&quot;,&#10;      &quot;nom&quot;:&quot;Bouchon liège&quot;,&#10;      &quot;nom_en&quot;:&quot;Cork&quot;,&#10;      &quot;cat_usuel&quot;:&quot;cu_divers&quot;,&#10;      &quot;cat_trait&quot;:&quot;cat_omr&quot;,&#10;      &quot;descr&quot;:&quot;bouchon de liège&quot;,&#10;      &quot;descr_en&quot;:&quot;Cork&quot;,&#10;      &quot;mots_cles&quot;:&quot;bouchon,liege,&quot;,&#10;      &quot;mots_cles_en&quot;:&quot;cork,&quot;,&#10;      &quot;cons&quot;:&quot;cons_bouchonliege,&quot;,&#10;      &quot;image&quot;:&quot;bouchon_liege_mini.png&quot;,&#10;      &quot;modco&quot;:&quot;modco_bacbleuhorsnantes,modco_bacbleunantes,modco_sacbleu&quot;,&#10;      &quot;recyc&quot;:&quot;NON&quot;,&#10;      &quot;src&quot;:&quot;MieuxTrierANantes 02/2015&quot;&#10;   }," calcext:value-type="string">
            <text:p>   {"code":"dec_bouchonLiege",</text:p>
            <text:p>      "type":"Ressource / objet usagé",</text:p>
            <text:p>      "type_en":"Resource / Used object",</text:p>
            <text:p>      "nom":"Bouchon liège",</text:p>
            <text:p>      "nom_en":"Cork",</text:p>
            <text:p>      "cat_usuel":"cu_divers",</text:p>
            <text:p>      "cat_trait":"cat_omr",</text:p>
            <text:p>      "descr":"bouchon de liège",</text:p>
            <text:p>      "descr_en":"Cork",</text:p>
            <text:p>      "mots_cles":"bouchon,liege,",</text:p>
            <text:p>      "mots_cles_en":"cork,",</text:p>
            <text:p>      "cons":"cons_bouchonliege,",</text:p>
            <text:p>      "image":"bouchon_lie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uchonPlastique</text:p>
          </table:table-cell>
          <table:table-cell table:style-name="ce290" office:value-type="string" calcext:value-type="string">
            <text:p>Bouchon plastique</text:p>
          </table:table-cell>
          <table:table-cell table:style-name="ce290" office:value-type="string" calcext:value-type="string">
            <text:p>Plastic cap</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chon plastique</text:p>
          </table:table-cell>
          <table:table-cell table:style-name="ce290" office:value-type="string" calcext:value-type="string">
            <text:p>plastic cap</text:p>
          </table:table-cell>
          <table:table-cell table:style-name="ce290" table:number-columns-repeated="2"/>
          <table:table-cell table:style-name="ce319"/>
          <table:table-cell office:value-type="string" calcext:value-type="string">
            <text:p>bouchon_plastiqu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1];&quot;_petit&quot;;&quot;&quot;)" office:value-type="string" office:string-value="bouchon_plastique_mini.png" calcext:value-type="string">
            <text:p>bouchon_plastique_mini.png</text:p>
          </table:table-cell>
          <table:table-cell table:formula="of:=CONCATENATE(UTILTRANSFORMEENMOTSCLES([.G31]);&quot;,&quot;;[.I31])" office:value-type="string" office:string-value="bouchon,plastique," calcext:value-type="string">
            <text:p>bouchon,plastique,</text:p>
          </table:table-cell>
          <table:table-cell table:formula="of:=CONCATENATE(UTILTRANSFORMEENMOTSCLES([.H31]);&quot;,&quot;;[.J31])" office:value-type="string" office:string-value="plastic,cap," calcext:value-type="string">
            <text:p>plastic,cap,</text:p>
          </table:table-cell>
          <table:table-cell table:number-columns-repeated="2"/>
          <table:table-cell table:style-name="ce53" table:formula="of:=JSONDECHETS([.A31];[.B31];[.C31];[.D31];[.E31];[.F31];[.T31];[.U31];[.G31];[.H31];[.K31];[.L31];[.M31];[.N31];[.P31])" office:value-type="string" office:string-value="   {&quot;code&quot;:&quot;dec_bouchonPlastique&quot;,&#10;      &quot;type&quot;:&quot;Ressource / objet usagé&quot;,&#10;      &quot;type_en&quot;:&quot;Resource / Used object&quot;,&#10;      &quot;nom&quot;:&quot;Bouchon plastique&quot;,&#10;      &quot;nom_en&quot;:&quot;Plastic cap&quot;,&#10;      &quot;cat_usuel&quot;:&quot;cu_plastique&quot;,&#10;      &quot;cat_trait&quot;:&quot;cat_emr&quot;,&#10;      &quot;descr&quot;:&quot;bouchon plastique&quot;,&#10;      &quot;descr_en&quot;:&quot;plastic cap&quot;,&#10;      &quot;mots_cles&quot;:&quot;bouchon,plastique,&quot;,&#10;      &quot;mots_cles_en&quot;:&quot;plastic,cap,&quot;,&#10;      &quot;image&quot;:&quot;bouchon_plastique_mini.png&quot;,&#10;      &quot;modco&quot;:&quot;modco_decheterie,modco_ecopoint,modco_bacjaunehorsnantes,modco_sacjaune,modco_contembjournmag&quot;,&#10;      &quot;recyc&quot;:&quot;OUI&quot;,&#10;      &quot;src&quot;:&quot;MieuxTrierANantes 02/2015&quot;&#10;   }," calcext:value-type="string">
            <text:p>   {"code":"dec_bouchonPlastique",</text:p>
            <text:p>      "type":"Ressource / objet usagé",</text:p>
            <text:p>      "type_en":"Resource / Used object",</text:p>
            <text:p>      "nom":"Bouchon plastique",</text:p>
            <text:p>      "nom_en":"Plastic cap",</text:p>
            <text:p>      "cat_usuel":"cu_plastique",</text:p>
            <text:p>      "cat_trait":"cat_emr",</text:p>
            <text:p>      "descr":"bouchon plastique",</text:p>
            <text:p>      "descr_en":"plastic cap",</text:p>
            <text:p>      "mots_cles":"bouchon,plastique,",</text:p>
            <text:p>      "mots_cles_en":"plastic,cap,",</text:p>
            <text:p>      "image":"bouchon_plastiqu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ugie</text:p>
          </table:table-cell>
          <table:table-cell table:style-name="ce290" office:value-type="string" calcext:value-type="string">
            <text:p>Bougie</text:p>
          </table:table-cell>
          <table:table-cell table:style-name="ce290" office:value-type="string" calcext:value-type="string">
            <text:p>Candle</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bougie</text:p>
          </table:table-cell>
          <table:table-cell table:style-name="ce290" office:value-type="string" calcext:value-type="string">
            <text:p>candle</text:p>
          </table:table-cell>
          <table:table-cell table:style-name="ce290" table:number-columns-repeated="2"/>
          <table:table-cell table:style-name="ce319"/>
          <table:table-cell table:style-name="ce116" office:value-type="string" calcext:value-type="string">
            <text:p>images_non_libres_temp/bougie_mini.png</text:p>
          </table:table-cell>
          <table:table-cell table:style-name="ce17"/>
          <table:table-cell table:style-name="ce348" office:value-type="string" calcext:value-type="string">
            <text:p>07/2015</text:p>
          </table:table-cell>
          <table:table-cell table:style-name="ce348" table:number-columns-repeated="3"/>
          <table:table-cell table:number-columns-repeated="2"/>
          <table:table-cell table:formula="of:=CONCATENATE(UTILTRANSFORMEENMOTSCLES([.G32]);&quot;,&quot;;[.I32])" office:value-type="string" office:string-value="bougie," calcext:value-type="string">
            <text:p>bougie,</text:p>
          </table:table-cell>
          <table:table-cell table:formula="of:=CONCATENATE(UTILTRANSFORMEENMOTSCLES([.H32]);&quot;,&quot;;[.J32])" office:value-type="string" office:string-value="candle," calcext:value-type="string">
            <text:p>candle,</text:p>
          </table:table-cell>
          <table:table-cell table:number-columns-repeated="2"/>
          <table:table-cell table:style-name="ce53" table:formula="of:=JSONDECHETS([.A32];[.B32];[.C32];[.D32];[.E32];[.F32];[.T32];[.U32];[.G32];[.H32];[.K32];[.L32];[.M32];[.N32];[.P32])" office:value-type="string" office:string-value="   {&quot;code&quot;:&quot;dec_bougie&quot;,&#10;      &quot;type&quot;:&quot;Ressource / objet usagé&quot;,&#10;      &quot;type_en&quot;:&quot;Resource / Used object&quot;,&#10;      &quot;nom&quot;:&quot;Bougie&quot;,&#10;      &quot;nom_en&quot;:&quot;Candle&quot;,&#10;      &quot;cat_usuel&quot;:&quot;cu_divers&quot;,&#10;      &quot;cat_trait&quot;:&quot;cat_omr&quot;,&#10;      &quot;descr&quot;:&quot;bougie&quot;,&#10;      &quot;descr_en&quot;:&quot;candle&quot;,&#10;      &quot;mots_cles&quot;:&quot;bougie,&quot;,&#10;      &quot;mots_cles_en&quot;:&quot;candle,&quot;,&#10;      &quot;image&quot;:&quot;images_non_libres_temp/bougie_mini.png&quot;,&#10;      &quot;modco&quot;:&quot;modco_bacbleuhorsnantes,modco_bacbleunantes,modco_sacbleu&quot;,&#10;      &quot;recyc&quot;:&quot;NON&quot;,&#10;      &quot;src&quot;:&quot;07/2015&quot;&#10;   }," calcext:value-type="string">
            <text:p>   {"code":"dec_bougie",</text:p>
            <text:p>      "type":"Ressource / objet usagé",</text:p>
            <text:p>      "type_en":"Resource / Used object",</text:p>
            <text:p>      "nom":"Bougie",</text:p>
            <text:p>      "nom_en":"Candle",</text:p>
            <text:p>      "cat_usuel":"cu_divers",</text:p>
            <text:p>      "cat_trait":"cat_omr",</text:p>
            <text:p>      "descr":"bougie",</text:p>
            <text:p>      "descr_en":"candle",</text:p>
            <text:p>      "mots_cles":"bougie,",</text:p>
            <text:p>      "mots_cles_en":"candle,",</text:p>
            <text:p>      "image":"images_non_libres_temp/bougie_mini.png",</text:p>
            <text:p>      "modco":"modco_bacbleuhorsnantes,modco_bacbleunantes,modco_sacbleu",</text:p>
            <text:p>      "recyc":"NON",</text:p>
            <text:p>      "src":"07/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uteilleDhuileAlimentaire</text:p>
          </table:table-cell>
          <table:table-cell table:style-name="ce290" office:value-type="string" calcext:value-type="string">
            <text:p>Bouteille d'huile</text:p>
          </table:table-cell>
          <table:table-cell table:style-name="ce290" office:value-type="string" calcext:value-type="string">
            <text:p>Oil Bottle</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teille d'huile, bouteille d'eau</text:p>
          </table:table-cell>
          <table:table-cell table:style-name="ce290" office:value-type="string" calcext:value-type="string">
            <text:p>oil bottle, water bottle</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grande_bouteille_hui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3];&quot;_petit&quot;;&quot;&quot;)" office:value-type="string" office:string-value="grande_bouteille_huile_mini.png" calcext:value-type="string">
            <text:p>grande_bouteille_huile_mini.png</text:p>
          </table:table-cell>
          <table:table-cell table:formula="of:=CONCATENATE(UTILTRANSFORMEENMOTSCLES([.G33]);&quot;,&quot;;[.I33])" office:value-type="string" office:string-value="bouteille,huile,bouteille,eau," calcext:value-type="string">
            <text:p>bouteille,huile,bouteille,eau,</text:p>
          </table:table-cell>
          <table:table-cell table:formula="of:=CONCATENATE(UTILTRANSFORMEENMOTSCLES([.H33]);&quot;,&quot;;[.J33])" office:value-type="string" office:string-value="oil,bottle,water,bottle," calcext:value-type="string">
            <text:p>oil,bottle,water,bottle,</text:p>
          </table:table-cell>
          <table:table-cell table:number-columns-repeated="2"/>
          <table:table-cell table:style-name="ce53" table:formula="of:=JSONDECHETS([.A33];[.B33];[.C33];[.D33];[.E33];[.F33];[.T33];[.U33];[.G33];[.H33];[.K33];[.L33];[.M33];[.N33];[.P33])" office:value-type="string" office:string-value="   {&quot;code&quot;:&quot;dec_bouteilleDhuileAlimentaire&quot;,&#10;      &quot;type&quot;:&quot;Ressource / objet usagé&quot;,&#10;      &quot;type_en&quot;:&quot;Resource / Used object&quot;,&#10;      &quot;nom&quot;:&quot;Bouteille d'huile&quot;,&#10;      &quot;nom_en&quot;:&quot;Oil Bottle&quot;,&#10;      &quot;cat_usuel&quot;:&quot;cu_plastique&quot;,&#10;      &quot;cat_trait&quot;:&quot;cat_emr&quot;,&#10;      &quot;descr&quot;:&quot;bouteille d'huile, bouteille d'eau&quot;,&#10;      &quot;descr_en&quot;:&quot;oil bottle, water bottle&quot;,&#10;      &quot;mots_cles&quot;:&quot;bouteille,huile,bouteille,eau,&quot;,&#10;      &quot;mots_cles_en&quot;:&quot;oil,bottle,water,bottle,&quot;,&#10;      &quot;cons&quot;:&quot;cons_bouchon,cons_bouchonamour,&quot;,&#10;      &quot;image&quot;:&quot;grande_bouteille_huile_mini.png&quot;,&#10;      &quot;modco&quot;:&quot;modco_decheterie,modco_ecopoint,modco_bacjaunehorsnantes,modco_sacjaune,modco_contembjournmag&quot;,&#10;      &quot;recyc&quot;:&quot;OUI&quot;,&#10;      &quot;src&quot;:&quot;MieuxTrierANantes 02/2015&quot;&#10;   }," calcext:value-type="string">
            <text:p>   {"code":"dec_bouteilleDhuileAlimentaire",</text:p>
            <text:p>      "type":"Ressource / objet usagé",</text:p>
            <text:p>      "type_en":"Resource / Used object",</text:p>
            <text:p>      "nom":"Bouteille d'huile",</text:p>
            <text:p>      "nom_en":"Oil Bottle",</text:p>
            <text:p>      "cat_usuel":"cu_plastique",</text:p>
            <text:p>      "cat_trait":"cat_emr",</text:p>
            <text:p>      "descr":"bouteille d'huile, bouteille d'eau",</text:p>
            <text:p>      "descr_en":"oil bottle, water bottle",</text:p>
            <text:p>      "mots_cles":"bouteille,huile,bouteille,eau,",</text:p>
            <text:p>      "mots_cles_en":"oil,bottle,water,bottle,",</text:p>
            <text:p>      "cons":"cons_bouchon,cons_bouchonamour,",</text:p>
            <text:p>      "image":"grande_bouteille_huil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uteilleDhuileEnVerre</text:p>
          </table:table-cell>
          <table:table-cell table:style-name="ce290" office:value-type="string" calcext:value-type="string">
            <text:p>Bouteille d'huile verre</text:p>
          </table:table-cell>
          <table:table-cell table:style-name="ce290" office:value-type="string" calcext:value-type="string">
            <text:p>Glass oil bottle</text:p>
          </table:table-cell>
          <table:table-cell table:style-name="ce290" office:value-type="string" calcext:value-type="string">
            <text:p>cu_verrevaisselle</text:p>
          </table:table-cell>
          <table:table-cell table:style-name="ce290" office:value-type="string" calcext:value-type="string">
            <text:p>cat_verre</text:p>
          </table:table-cell>
          <table:table-cell table:style-name="ce290"/>
          <table:table-cell table:style-name="ce290" office:value-type="string" calcext:value-type="string">
            <text:p>bouteille d'huile en verre</text:p>
          </table:table-cell>
          <table:table-cell table:style-name="ce290" office:value-type="string" calcext:value-type="string">
            <text:p>glass oil bottle</text:p>
          </table:table-cell>
          <table:table-cell table:style-name="ce290" table:number-columns-repeated="2"/>
          <table:table-cell table:style-name="ce319" office:value-type="string" calcext:value-type="string">
            <text:p>,cons_sansbouchon</text:p>
          </table:table-cell>
          <table:table-cell table:style-name="ce116" office:value-type="string" calcext:value-type="string">
            <text:p>bouteille_huile_oliv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4];&quot;_petit&quot;;&quot;&quot;)" office:value-type="string" office:string-value="bouteille_huile_olive_mini.png" calcext:value-type="string">
            <text:p>bouteille_huile_olive_mini.png</text:p>
          </table:table-cell>
          <table:table-cell table:formula="of:=CONCATENATE(UTILTRANSFORMEENMOTSCLES([.G34]);&quot;,&quot;;[.I34])" office:value-type="string" office:string-value="bouteille,huile,verre," calcext:value-type="string">
            <text:p>bouteille,huile,verre,</text:p>
          </table:table-cell>
          <table:table-cell table:formula="of:=CONCATENATE(UTILTRANSFORMEENMOTSCLES([.H34]);&quot;,&quot;;[.J34])" office:value-type="string" office:string-value="glass,oil,bottle," calcext:value-type="string">
            <text:p>glass,oil,bottle,</text:p>
          </table:table-cell>
          <table:table-cell table:number-columns-repeated="2"/>
          <table:table-cell table:style-name="ce53" table:formula="of:=JSONDECHETS([.A34];[.B34];[.C34];[.D34];[.E34];[.F34];[.T34];[.U34];[.G34];[.H34];[.K34];[.L34];[.M34];[.N34];[.P34])" office:value-type="string" office:string-value="   {&quot;code&quot;:&quot;dec_bouteilleDhuileEnVerre&quot;,&#10;      &quot;type&quot;:&quot;Ressource / objet usagé&quot;,&#10;      &quot;type_en&quot;:&quot;Resource / Used object&quot;,&#10;      &quot;nom&quot;:&quot;Bouteille d'huile verre&quot;,&#10;      &quot;nom_en&quot;:&quot;Glass oil bottle&quot;,&#10;      &quot;cat_usuel&quot;:&quot;cu_verrevaisselle&quot;,&#10;      &quot;cat_trait&quot;:&quot;cat_verre&quot;,&#10;      &quot;descr&quot;:&quot;bouteille d'huile en verre&quot;,&#10;      &quot;descr_en&quot;:&quot;glass oil bottle&quot;,&#10;      &quot;mots_cles&quot;:&quot;bouteille,huile,verre,&quot;,&#10;      &quot;mots_cles_en&quot;:&quot;glass,oil,bottle,&quot;,&#10;      &quot;cons&quot;:&quot;,cons_sansbouchon,cons_verre&quot;,&#10;      &quot;image&quot;:&quot;bouteille_huile_olive_mini.png&quot;,&#10;      &quot;modco&quot;:&quot;modco_contverre,modco_decheterie,modco_ecopoint&quot;,&#10;      &quot;recyc&quot;:&quot;OUI&quot;,&#10;      &quot;src&quot;:&quot;MieuxTrierANantes 02/2015&quot;&#10;   }," calcext:value-type="string">
            <text:p>   {"code":"dec_bouteilleDhuileEnVerre",</text:p>
            <text:p>      "type":"Ressource / objet usagé",</text:p>
            <text:p>      "type_en":"Resource / Used object",</text:p>
            <text:p>      "nom":"Bouteille d'huile verre",</text:p>
            <text:p>      "nom_en":"Glass oil bottle",</text:p>
            <text:p>      "cat_usuel":"cu_verrevaisselle",</text:p>
            <text:p>      "cat_trait":"cat_verre",</text:p>
            <text:p>      "descr":"bouteille d'huile en verre",</text:p>
            <text:p>      "descr_en":"glass oil bottle",</text:p>
            <text:p>      "mots_cles":"bouteille,huile,verre,",</text:p>
            <text:p>      "mots_cles_en":"glass,oil,bottle,",</text:p>
            <text:p>      "cons":",cons_sansbouchon,cons_verre",</text:p>
            <text:p>      "image":"bouteille_huile_oliv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uteilleGaz</text:p>
          </table:table-cell>
          <table:table-cell table:style-name="ce290" office:value-type="string" calcext:value-type="string">
            <text:p>Bouteille de gaz</text:p>
          </table:table-cell>
          <table:table-cell table:style-name="ce290" office:value-type="string" calcext:value-type="string">
            <text:p>Gas cylinder</text:p>
          </table:table-cell>
          <table:table-cell table:style-name="ce290" office:value-type="string" calcext:value-type="string">
            <text:p>cu_metal</text:p>
          </table:table-cell>
          <table:table-cell table:style-name="ce290" office:value-type="string" calcext:value-type="string">
            <text:p>cat_ddm_gros</text:p>
          </table:table-cell>
          <table:table-cell table:style-name="ce100"/>
          <table:table-cell table:style-name="ce290" office:value-type="string" calcext:value-type="string">
            <text:p>bouteille de gaz</text:p>
          </table:table-cell>
          <table:table-cell table:style-name="ce290" office:value-type="string" calcext:value-type="string">
            <text:p>gas cylinder</text:p>
          </table:table-cell>
          <table:table-cell table:style-name="ce290" table:number-columns-repeated="2"/>
          <table:table-cell table:style-name="ce319"/>
          <table:table-cell table:style-name="ce116" office:value-type="string" calcext:value-type="string">
            <text:p>bouteille_gaz_mini.png</text:p>
          </table:table-cell>
          <table:table-cell table:style-name="ce17"/>
          <table:table-cell table:style-name="ce348" office:value-type="string" calcext:value-type="string">
            <text:p>MieuxTrierANantes 12/2014</text:p>
          </table:table-cell>
          <table:table-cell table:style-name="ce348" table:number-columns-repeated="3"/>
          <table:table-cell/>
          <table:table-cell table:formula="of:=SUBSTITUTE([.L35];&quot;_petit&quot;;&quot;&quot;)" office:value-type="string" office:string-value="bouteille_gaz_mini.png" calcext:value-type="string">
            <text:p>bouteille_gaz_mini.png</text:p>
          </table:table-cell>
          <table:table-cell table:formula="of:=CONCATENATE(UTILTRANSFORMEENMOTSCLES([.G35]);&quot;,&quot;;[.I35])" office:value-type="string" office:string-value="bouteille,gaz," calcext:value-type="string">
            <text:p>bouteille,gaz,</text:p>
          </table:table-cell>
          <table:table-cell table:formula="of:=CONCATENATE(UTILTRANSFORMEENMOTSCLES([.H35]);&quot;,&quot;;[.J35])" office:value-type="string" office:string-value="gas,cylinder," calcext:value-type="string">
            <text:p>gas,cylinder,</text:p>
          </table:table-cell>
          <table:table-cell table:number-columns-repeated="2"/>
          <table:table-cell table:style-name="ce53" table:formula="of:=JSONDECHETS([.A35];[.B35];[.C35];[.D35];[.E35];[.F35];[.T35];[.U35];[.G35];[.H35];[.K35];[.L35];[.M35];[.N35];[.P35])" office:value-type="string" office:string-value="   {&quot;code&quot;:&quot;dec_bouteilleGaz&quot;,&#10;      &quot;type&quot;:&quot;Ressource / objet usagé&quot;,&#10;      &quot;type_en&quot;:&quot;Resource / Used object&quot;,&#10;      &quot;nom&quot;:&quot;Bouteille de gaz&quot;,&#10;      &quot;nom_en&quot;:&quot;Gas cylinder&quot;,&#10;      &quot;cat_usuel&quot;:&quot;cu_metal&quot;,&#10;      &quot;cat_trait&quot;:&quot;cat_ddm_gros&quot;,&#10;      &quot;descr&quot;:&quot;bouteille de gaz&quot;,&#10;      &quot;descr_en&quot;:&quot;gas cylinder&quot;,&#10;      &quot;mots_cles&quot;:&quot;bouteille,gaz,&quot;,&#10;      &quot;mots_cles_en&quot;:&quot;gas,cylinder,&quot;,&#10;      &quot;cons&quot;:&quot;cons_toxique&quot;,&#10;      &quot;image&quot;:&quot;bouteille_gaz_mini.png&quot;,&#10;      &quot;modco&quot;:&quot;modco_decheterie&quot;,&#10;      &quot;recyc&quot;:&quot;PAS_POUBELLE&quot;,&#10;      &quot;src&quot;:&quot;MieuxTrierANantes 12/2014&quot;&#10;   }," calcext:value-type="string">
            <text:p>   {"code":"dec_bouteilleGaz",</text:p>
            <text:p>      "type":"Ressource / objet usagé",</text:p>
            <text:p>      "type_en":"Resource / Used object",</text:p>
            <text:p>      "nom":"Bouteille de gaz",</text:p>
            <text:p>      "nom_en":"Gas cylinder",</text:p>
            <text:p>      "cat_usuel":"cu_metal",</text:p>
            <text:p>      "cat_trait":"cat_ddm_gros",</text:p>
            <text:p>      "descr":"bouteille de gaz",</text:p>
            <text:p>      "descr_en":"gas cylinder",</text:p>
            <text:p>      "mots_cles":"bouteille,gaz,",</text:p>
            <text:p>      "mots_cles_en":"gas,cylinder,",</text:p>
            <text:p>      "cons":"cons_toxique",</text:p>
            <text:p>      "image":"bouteille_gaz_mini.png",</text:p>
            <text:p>      "modco":"modco_decheteri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uteilleLait</text:p>
          </table:table-cell>
          <table:table-cell table:style-name="ce290" office:value-type="string" calcext:value-type="string">
            <text:p>Bouteille lait</text:p>
          </table:table-cell>
          <table:table-cell table:style-name="ce290" office:value-type="string" calcext:value-type="string">
            <text:p>Milk Bottle</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teille de lait</text:p>
          </table:table-cell>
          <table:table-cell table:style-name="ce290" office:value-type="string" calcext:value-type="string">
            <text:p>bottle of milk</text:p>
          </table:table-cell>
          <table:table-cell table:style-name="ce290" table:number-columns-repeated="2"/>
          <table:table-cell table:style-name="ce319" office:value-type="string" calcext:value-type="string">
            <text:p>cons_bouchon,cons_bouchonamour,cons_capsulelait,cons_bouteillepaspet</text:p>
          </table:table-cell>
          <table:table-cell table:style-name="ce116" office:value-type="string" calcext:value-type="string">
            <text:p>bouteille_lait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6];&quot;_petit&quot;;&quot;&quot;)" office:value-type="string" office:string-value="bouteille_lait_mini.png" calcext:value-type="string">
            <text:p>bouteille_lait_mini.png</text:p>
          </table:table-cell>
          <table:table-cell table:formula="of:=CONCATENATE(UTILTRANSFORMEENMOTSCLES([.G36]);&quot;,&quot;;[.I36])" office:value-type="string" office:string-value="bouteille,lait," calcext:value-type="string">
            <text:p>bouteille,lait,</text:p>
          </table:table-cell>
          <table:table-cell table:formula="of:=CONCATENATE(UTILTRANSFORMEENMOTSCLES([.H36]);&quot;,&quot;;[.J36])" office:value-type="string" office:string-value="bottle,of,milk," calcext:value-type="string">
            <text:p>bottle,of,milk,</text:p>
          </table:table-cell>
          <table:table-cell table:number-columns-repeated="2"/>
          <table:table-cell table:style-name="ce53" table:formula="of:=JSONDECHETS([.A36];[.B36];[.C36];[.D36];[.E36];[.F36];[.T36];[.U36];[.G36];[.H36];[.K36];[.L36];[.M36];[.N36];[.P36])" office:value-type="string" office:string-value="   {&quot;code&quot;:&quot;dec_bouteilleLait&quot;,&#10;      &quot;type&quot;:&quot;Ressource / objet usagé&quot;,&#10;      &quot;type_en&quot;:&quot;Resource / Used object&quot;,&#10;      &quot;nom&quot;:&quot;Bouteille lait&quot;,&#10;      &quot;nom_en&quot;:&quot;Milk Bottle&quot;,&#10;      &quot;cat_usuel&quot;:&quot;cu_plastique&quot;,&#10;      &quot;cat_trait&quot;:&quot;cat_emr&quot;,&#10;      &quot;descr&quot;:&quot;bouteille de lait&quot;,&#10;      &quot;descr_en&quot;:&quot;bottle of milk&quot;,&#10;      &quot;mots_cles&quot;:&quot;bouteille,lait,&quot;,&#10;      &quot;mots_cles_en&quot;:&quot;bottle,of,milk,&quot;,&#10;      &quot;cons&quot;:&quot;cons_bouchon,cons_bouchonamour,cons_capsulelait,cons_bouteillepaspet,&quot;,&#10;      &quot;image&quot;:&quot;bouteille_lait_mini.png&quot;,&#10;      &quot;modco&quot;:&quot;modco_decheterie,modco_ecopoint,modco_bacjaunehorsnantes,modco_sacjaune,modco_contembjournmag&quot;,&#10;      &quot;recyc&quot;:&quot;OUI&quot;,&#10;      &quot;src&quot;:&quot;MieuxTrierANantes 02/2015&quot;&#10;   }," calcext:value-type="string">
            <text:p>   {"code":"dec_bouteilleLait",</text:p>
            <text:p>      "type":"Ressource / objet usagé",</text:p>
            <text:p>      "type_en":"Resource / Used object",</text:p>
            <text:p>      "nom":"Bouteille lait",</text:p>
            <text:p>      "nom_en":"Milk Bottle",</text:p>
            <text:p>      "cat_usuel":"cu_plastique",</text:p>
            <text:p>      "cat_trait":"cat_emr",</text:p>
            <text:p>      "descr":"bouteille de lait",</text:p>
            <text:p>      "descr_en":"bottle of milk",</text:p>
            <text:p>      "mots_cles":"bouteille,lait,",</text:p>
            <text:p>      "mots_cles_en":"bottle,of,milk,",</text:p>
            <text:p>      "cons":"cons_bouchon,cons_bouchonamour,cons_capsulelait,cons_bouteillepaspet,",</text:p>
            <text:p>      "image":"bouteille_lait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uteillePlastique</text:p>
          </table:table-cell>
          <table:table-cell table:style-name="ce290" office:value-type="string" calcext:value-type="string">
            <text:p>Bouteille plastique</text:p>
          </table:table-cell>
          <table:table-cell table:style-name="ce290" office:value-type="string" calcext:value-type="string">
            <text:p>Plastic Bottle</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teille en plastique, bouteille de soda</text:p>
          </table:table-cell>
          <table:table-cell table:style-name="ce290" office:value-type="string" calcext:value-type="string">
            <text:p>plastic bottle, bottle of soda</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bouteille_transparente_mini.png</text:p>
          </table:table-cell>
          <table:table-cell table:style-name="ce17" office:value-type="string" calcext:value-type="string">
            <text:p>ketchup_mini.png</text:p>
          </table:table-cell>
          <table:table-cell table:style-name="ce348" office:value-type="string" calcext:value-type="string">
            <text:p>MieuxTrierANantes 02/2015</text:p>
          </table:table-cell>
          <table:table-cell table:style-name="ce348" table:number-columns-repeated="3"/>
          <table:table-cell/>
          <table:table-cell table:formula="of:=SUBSTITUTE([.L37];&quot;_petit&quot;;&quot;&quot;)" office:value-type="string" office:string-value="bouteille_transparente_mini.png" calcext:value-type="string">
            <text:p>bouteille_transparente_mini.png</text:p>
          </table:table-cell>
          <table:table-cell table:formula="of:=CONCATENATE(UTILTRANSFORMEENMOTSCLES([.G37]);&quot;,&quot;;[.I37])" office:value-type="string" office:string-value="bouteille,plastique,bouteille,soda," calcext:value-type="string">
            <text:p>bouteille,plastique,bouteille,soda,</text:p>
          </table:table-cell>
          <table:table-cell table:formula="of:=CONCATENATE(UTILTRANSFORMEENMOTSCLES([.H37]);&quot;,&quot;;[.J37])" office:value-type="string" office:string-value="plastic,bottle,bottle,of,soda," calcext:value-type="string">
            <text:p>plastic,bottle,bottle,of,soda,</text:p>
          </table:table-cell>
          <table:table-cell table:number-columns-repeated="2"/>
          <table:table-cell table:style-name="ce53" table:formula="of:=JSONDECHETS([.A37];[.B37];[.C37];[.D37];[.E37];[.F37];[.T37];[.U37];[.G37];[.H37];[.K37];[.L37];[.M37];[.N37];[.P37])" office:value-type="string" office:string-value="   {&quot;code&quot;:&quot;dec_bouteillePlastique&quot;,&#10;      &quot;type&quot;:&quot;Ressource / objet usagé&quot;,&#10;      &quot;type_en&quot;:&quot;Resource / Used object&quot;,&#10;      &quot;nom&quot;:&quot;Bouteille plastique&quot;,&#10;      &quot;nom_en&quot;:&quot;Plastic Bottle&quot;,&#10;      &quot;cat_usuel&quot;:&quot;cu_plastique&quot;,&#10;      &quot;cat_trait&quot;:&quot;cat_emr&quot;,&#10;      &quot;descr&quot;:&quot;bouteille en plastique, bouteille de soda&quot;,&#10;      &quot;descr_en&quot;:&quot;plastic bottle, bottle of soda&quot;,&#10;      &quot;mots_cles&quot;:&quot;bouteille,plastique,bouteille,soda,&quot;,&#10;      &quot;mots_cles_en&quot;:&quot;plastic,bottle,bottle,of,soda,&quot;,&#10;      &quot;cons&quot;:&quot;cons_bouchon,cons_bouchonamour,&quot;,&#10;      &quot;image&quot;:&quot;bouteille_transparente_mini.png&quot;,&#10;      &quot;image_secondaire&quot;:&quot;ketchup_mini.png&quot;,&#10;      &quot;modco&quot;:&quot;modco_decheterie,modco_ecopoint,modco_bacjaunehorsnantes,modco_sacjaune,modco_contembjournmag&quot;,&#10;      &quot;recyc&quot;:&quot;OUI&quot;,&#10;      &quot;src&quot;:&quot;MieuxTrierANantes 02/2015&quot;&#10;   }," calcext:value-type="string">
            <text:p>   {"code":"dec_bouteillePlastique",</text:p>
            <text:p>      "type":"Ressource / objet usagé",</text:p>
            <text:p>      "type_en":"Resource / Used object",</text:p>
            <text:p>      "nom":"Bouteille plastique",</text:p>
            <text:p>      "nom_en":"Plastic Bottle",</text:p>
            <text:p>      "cat_usuel":"cu_plastique",</text:p>
            <text:p>      "cat_trait":"cat_emr",</text:p>
            <text:p>      "descr":"bouteille en plastique, bouteille de soda",</text:p>
            <text:p>      "descr_en":"plastic bottle, bottle of soda",</text:p>
            <text:p>      "mots_cles":"bouteille,plastique,bouteille,soda,",</text:p>
            <text:p>      "mots_cles_en":"plastic,bottle,bottle,of,soda,",</text:p>
            <text:p>      "cons":"cons_bouchon,cons_bouchonamour,",</text:p>
            <text:p>      "image":"bouteille_transparente_mini.png",</text:p>
            <text:p>      "image_secondaire":"ketchup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uteilleProduitMenagerNonVide</text:p>
          </table:table-cell>
          <table:table-cell table:style-name="ce290" office:value-type="string" calcext:value-type="string">
            <text:p>Bouteille produit ménager non vide</text:p>
          </table:table-cell>
          <table:table-cell table:style-name="ce290" office:value-type="string" calcext:value-type="string">
            <text:p>Bottle household product not empty</text:p>
          </table:table-cell>
          <table:table-cell table:style-name="ce290" office:value-type="string" calcext:value-type="string">
            <text:p>cu_plastique</text:p>
          </table:table-cell>
          <table:table-cell table:style-name="ce70" office:value-type="string" calcext:value-type="string">
            <text:p>cat_omr</text:p>
          </table:table-cell>
          <table:table-cell table:style-name="ce290"/>
          <table:table-cell table:style-name="ce290" office:value-type="string" calcext:value-type="string">
            <text:p>bouteille produit ménager non vide</text:p>
          </table:table-cell>
          <table:table-cell table:style-name="ce290" office:value-type="string" calcext:value-type="string">
            <text:p>household product bottles not empty</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images_non_libres_temp/bouteille_produit_menager_mini.png</text:p>
          </table:table-cell>
          <table:table-cell table:style-name="ce17"/>
          <table:table-cell table:style-name="ce45" office:value-type="string" calcext:value-type="string">
            <text:p>MieuxTrierANantes 04/2020</text:p>
          </table:table-cell>
          <table:table-cell table:style-name="ce354" table:number-columns-repeated="3"/>
          <table:table-cell/>
          <table:table-cell table:formula="of:=SUBSTITUTE([.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G38]);&quot;,&quot;;[.I38])" office:value-type="string" office:string-value="bouteille,produit,menager,non,vide," calcext:value-type="string">
            <text:p>bouteille,produit,menager,non,vide,</text:p>
          </table:table-cell>
          <table:table-cell table:formula="of:=CONCATENATE(UTILTRANSFORMEENMOTSCLES([.H38]);&quot;,&quot;;[.J38])" office:value-type="string" office:string-value="household,product,bottles,not,empty," calcext:value-type="string">
            <text:p>household,product,bottles,not,empty,</text:p>
          </table:table-cell>
          <table:table-cell table:number-columns-repeated="2"/>
          <table:table-cell table:style-name="ce53" table:formula="of:=JSONDECHETS([.A38];[.B38];[.C38];[.D38];[.E38];[.F38];[.T38];[.U38];[.G38];[.H38];[.K38];[.L38];[.M38];[.N38];[.P38])" office:value-type="string" office:string-value="   {&quot;code&quot;:&quot;dec_bouteilleProduitMenagerNonVide&quot;,&#10;      &quot;type&quot;:&quot;Ressource / objet usagé&quot;,&#10;      &quot;type_en&quot;:&quot;Resource / Used object&quot;,&#10;      &quot;nom&quot;:&quot;Bouteille produit ménager non vide&quot;,&#10;      &quot;nom_en&quot;:&quot;Bottle household product not empty&quot;,&#10;      &quot;cat_usuel&quot;:&quot;cu_plastique&quot;,&#10;      &quot;cat_trait&quot;:&quot;cat_omr&quot;,&#10;      &quot;descr&quot;:&quot;bouteille produit ménager non vide&quot;,&#10;      &quot;descr_en&quot;:&quot;household product bottles not empty&quot;,&#10;      &quot;mots_cles&quot;:&quot;bouteille,produit,menager,non,vide,&quot;,&#10;      &quot;mots_cles_en&quot;:&quot;household,product,bottles,not,empty,&quot;,&#10;      &quot;cons&quot;:&quot;cons_bouchon,cons_bouchonamour,&quot;,&#10;      &quot;image&quot;:&quot;images_non_libres_temp/bouteille_produit_menager_mini.png&quot;,&#10;      &quot;modco&quot;:&quot;modco_bacbleuhorsnantes,modco_bacbleunantes,modco_sacbleu&quot;,&#10;      &quot;recyc&quot;:&quot;NON&quot;,&#10;      &quot;src&quot;:&quot;MieuxTrierANantes 04/2020&quot;&#10;   }," calcext:value-type="string">
            <text:p>   {"code":"dec_bouteilleProduitMenagerNonVide",</text:p>
            <text:p>      "type":"Ressource / objet usagé",</text:p>
            <text:p>      "type_en":"Resource / Used object",</text:p>
            <text:p>      "nom":"Bouteille produit ménager non vide",</text:p>
            <text:p>      "nom_en":"Bottle household product not empty",</text:p>
            <text:p>      "cat_usuel":"cu_plastique",</text:p>
            <text:p>      "cat_trait":"cat_omr",</text:p>
            <text:p>      "descr":"bouteille produit ménager non vide",</text:p>
            <text:p>      "descr_en":"household product bottles not empty",</text:p>
            <text:p>      "mots_cles":"bouteille,produit,menager,non,vide,",</text:p>
            <text:p>      "mots_cles_en":"household,product,bottles,not,empty,",</text:p>
            <text:p>      "cons":"cons_bouchon,cons_bouchonamour,",</text:p>
            <text:p>      "image":"images_non_libres_temp/bouteille_produit_menager_mini.png",</text:p>
            <text:p>      "modco":"modco_bacbleuhorsnantes,modco_bacbleunantes,modco_sacbleu",</text:p>
            <text:p>      "recyc":"NON",</text:p>
            <text:p>      "src":"MieuxTrierANantes 04/2020"</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uteilleProduitMenagerVide</text:p>
          </table:table-cell>
          <table:table-cell table:style-name="ce290" office:value-type="string" calcext:value-type="string">
            <text:p>Bouteille produit ménager vide</text:p>
          </table:table-cell>
          <table:table-cell table:style-name="ce290" office:value-type="string" calcext:value-type="string">
            <text:p>Bottle empty household product</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teille produit ménager vide</text:p>
          </table:table-cell>
          <table:table-cell table:style-name="ce290" office:value-type="string" calcext:value-type="string">
            <text:p>bottle empty household product</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images_non_libres_temp/bouteille_produit_menager_vid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G39]);&quot;,&quot;;[.I39])" office:value-type="string" office:string-value="bouteille,produit,menager,vide," calcext:value-type="string">
            <text:p>bouteille,produit,menager,vide,</text:p>
          </table:table-cell>
          <table:table-cell table:formula="of:=CONCATENATE(UTILTRANSFORMEENMOTSCLES([.H39]);&quot;,&quot;;[.J39])" office:value-type="string" office:string-value="bottle,empty,household,product," calcext:value-type="string">
            <text:p>bottle,empty,household,product,</text:p>
          </table:table-cell>
          <table:table-cell table:number-columns-repeated="2"/>
          <table:table-cell table:style-name="ce53" table:formula="of:=JSONDECHETS([.A39];[.B39];[.C39];[.D39];[.E39];[.F39];[.T39];[.U39];[.G39];[.H39];[.K39];[.L39];[.M39];[.N39];[.P39])" office:value-type="string" office:string-value="   {&quot;code&quot;:&quot;dec_bouteilleProduitMenagerVide&quot;,&#10;      &quot;type&quot;:&quot;Ressource / objet usagé&quot;,&#10;      &quot;type_en&quot;:&quot;Resource / Used object&quot;,&#10;      &quot;nom&quot;:&quot;Bouteille produit ménager vide&quot;,&#10;      &quot;nom_en&quot;:&quot;Bottle empty household product&quot;,&#10;      &quot;cat_usuel&quot;:&quot;cu_plastique&quot;,&#10;      &quot;cat_trait&quot;:&quot;cat_emr&quot;,&#10;      &quot;descr&quot;:&quot;bouteille produit ménager vide&quot;,&#10;      &quot;descr_en&quot;:&quot;bottle empty household product&quot;,&#10;      &quot;mots_cles&quot;:&quot;bouteille,produit,menager,vide,&quot;,&#10;      &quot;mots_cles_en&quot;:&quot;bottle,empty,household,product,&quot;,&#10;      &quot;cons&quot;:&quot;cons_bouchon,cons_bouchonamour,&quot;,&#10;      &quot;image&quot;:&quot;images_non_libres_temp/bouteille_produit_menager_vide_mini.png&quot;,&#10;      &quot;modco&quot;:&quot;modco_decheterie,modco_ecopoint,modco_bacjaunehorsnantes,modco_sacjaune,modco_contembjournmag&quot;,&#10;      &quot;recyc&quot;:&quot;OUI&quot;,&#10;      &quot;src&quot;:&quot;MieuxTrierANantes 02/2015&quot;&#10;   }," calcext:value-type="string">
            <text:p>   {"code":"dec_bouteilleProduitMenagerVide",</text:p>
            <text:p>      "type":"Ressource / objet usagé",</text:p>
            <text:p>      "type_en":"Resource / Used object",</text:p>
            <text:p>      "nom":"Bouteille produit ménager vide",</text:p>
            <text:p>      "nom_en":"Bottle empty household product",</text:p>
            <text:p>      "cat_usuel":"cu_plastique",</text:p>
            <text:p>      "cat_trait":"cat_emr",</text:p>
            <text:p>      "descr":"bouteille produit ménager vide",</text:p>
            <text:p>      "descr_en":"bottle empty household product",</text:p>
            <text:p>      "mots_cles":"bouteille,produit,menager,vide,",</text:p>
            <text:p>      "mots_cles_en":"bottle,empty,household,product,",</text:p>
            <text:p>      "cons":"cons_bouchon,cons_bouchonamour,",</text:p>
            <text:p>      "image":"images_non_libres_temp/bouteille_produit_menager_vid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uteillesSirop</text:p>
          </table:table-cell>
          <table:table-cell table:style-name="ce290" office:value-type="string" calcext:value-type="string">
            <text:p>Bouteilles sirop (métal)</text:p>
          </table:table-cell>
          <table:table-cell table:style-name="ce290" office:value-type="string" calcext:value-type="string">
            <text:p>Syrup bottles (metal)</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outeille de sirop métal</text:p>
          </table:table-cell>
          <table:table-cell table:style-name="ce290" office:value-type="string" calcext:value-type="string">
            <text:p>syrup bottles (metal)</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bouteille_sirop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40];&quot;_petit&quot;;&quot;&quot;)" office:value-type="string" office:string-value="bouteille_sirop_mini.png" calcext:value-type="string">
            <text:p>bouteille_sirop_mini.png</text:p>
          </table:table-cell>
          <table:table-cell table:formula="of:=CONCATENATE(UTILTRANSFORMEENMOTSCLES([.G40]);&quot;,&quot;;[.I40])" office:value-type="string" office:string-value="bouteille,sirop,metal," calcext:value-type="string">
            <text:p>bouteille,sirop,metal,</text:p>
          </table:table-cell>
          <table:table-cell table:formula="of:=CONCATENATE(UTILTRANSFORMEENMOTSCLES([.H40]);&quot;,&quot;;[.J40])" office:value-type="string" office:string-value="syrup,bottles,metal,," calcext:value-type="string">
            <text:p>syrup,bottles,metal,,</text:p>
          </table:table-cell>
          <table:table-cell table:number-columns-repeated="2"/>
          <table:table-cell table:style-name="ce53" table:formula="of:=JSONDECHETS([.A40];[.B40];[.C40];[.D40];[.E40];[.F40];[.T40];[.U40];[.G40];[.H40];[.K40];[.L40];[.M40];[.N40];[.P40])" office:value-type="string" office:string-value="   {&quot;code&quot;:&quot;dec_bouteillesSirop&quot;,&#10;      &quot;type&quot;:&quot;Ressource / objet usagé&quot;,&#10;      &quot;type_en&quot;:&quot;Resource / Used object&quot;,&#10;      &quot;nom&quot;:&quot;Bouteilles sirop (métal)&quot;,&#10;      &quot;nom_en&quot;:&quot;Syrup bottles (metal)&quot;,&#10;      &quot;cat_usuel&quot;:&quot;cu_metal&quot;,&#10;      &quot;cat_trait&quot;:&quot;cat_acier&quot;,&#10;      &quot;descr&quot;:&quot;bouteille de sirop métal&quot;,&#10;      &quot;descr_en&quot;:&quot;syrup bottles (metal)&quot;,&#10;      &quot;mots_cles&quot;:&quot;bouteille,sirop,metal,&quot;,&#10;      &quot;mots_cles_en&quot;:&quot;syrup,bottles,metal,&quot;,&#10;      &quot;cons&quot;:&quot;cons_bouchon,cons_bouchonamour,cons_ferraille,cons_acier&quot;,&#10;      &quot;image&quot;:&quot;bouteille_sirop_mini.png&quot;,&#10;      &quot;modco&quot;:&quot;modco_decheterie,modco_ecopoint,modco_bacjaunehorsnantes,modco_sacjaune,modco_contembjournmag&quot;,&#10;      &quot;recyc&quot;:&quot;OUI&quot;,&#10;      &quot;src&quot;:&quot;MieuxTrierANantes 02/2015&quot;&#10;   }," calcext:value-type="string">
            <text:p>   {"code":"dec_bouteillesSirop",</text:p>
            <text:p>      "type":"Ressource / objet usagé",</text:p>
            <text:p>      "type_en":"Resource / Used object",</text:p>
            <text:p>      "nom":"Bouteilles sirop (métal)",</text:p>
            <text:p>      "nom_en":"Syrup bottles (metal)",</text:p>
            <text:p>      "cat_usuel":"cu_metal",</text:p>
            <text:p>      "cat_trait":"cat_acier",</text:p>
            <text:p>      "descr":"bouteille de sirop métal",</text:p>
            <text:p>      "descr_en":"syrup bottles (metal)",</text:p>
            <text:p>      "mots_cles":"bouteille,sirop,metal,",</text:p>
            <text:p>      "mots_cles_en":"syrup,bottles,metal,",</text:p>
            <text:p>      "cons":"cons_bouchon,cons_bouchonamour,cons_ferraille,cons_acier",</text:p>
            <text:p>      "image":"bouteille_sirop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outeilleVerre</text:p>
          </table:table-cell>
          <table:table-cell table:style-name="ce290" office:value-type="string" calcext:value-type="string">
            <text:p>Bouteille verre</text:p>
          </table:table-cell>
          <table:table-cell table:style-name="ce290" office:value-type="string" calcext:value-type="string">
            <text:p>Glass Bottle</text:p>
          </table:table-cell>
          <table:table-cell table:style-name="ce290" office:value-type="string" calcext:value-type="string">
            <text:p>cu_verrevaisselle</text:p>
          </table:table-cell>
          <table:table-cell table:style-name="ce290" office:value-type="string" calcext:value-type="string">
            <text:p>cat_verre</text:p>
          </table:table-cell>
          <table:table-cell table:style-name="ce290"/>
          <table:table-cell table:style-name="ce290" office:value-type="string" calcext:value-type="string">
            <text:p>bouteille en verre, bouteille de vin, bouteille de bière</text:p>
          </table:table-cell>
          <table:table-cell table:style-name="ce290" office:value-type="string" calcext:value-type="string">
            <text:p>glass bottle, wine bottle, beer bottle</text:p>
          </table:table-cell>
          <table:table-cell table:style-name="ce290" table:number-columns-repeated="2"/>
          <table:table-cell table:style-name="ce30" office:value-type="string" calcext:value-type="string">
            <text:p>cons_sansbouchon</text:p>
          </table:table-cell>
          <table:table-cell table:style-name="ce116" office:value-type="string" calcext:value-type="string">
            <text:p>bouteille_mini.png</text:p>
          </table:table-cell>
          <table:table-cell table:style-name="ce17"/>
          <table:table-cell table:style-name="ce348" office:value-type="string" calcext:value-type="string">
            <text:p>MieuxTrierANantes 02/2015</text:p>
          </table:table-cell>
          <table:table-cell table:style-name="ce348" office:value-type="string" calcext:value-type="string">
            <text:p>Françoise Renoulin (fsefleur).Je souhaite parrainer la canette de bière en verre, pour lui offrir une seconde vie et si possible qu'elle retrouve un jour le chemin du frigo.</text:p>
          </table:table-cell>
          <table:table-cell table:style-name="ce348" office:value-type="string" calcext:value-type="string">
            <text:p>fsefleur</text:p>
          </table:table-cell>
          <table:table-cell table:style-name="ce348"/>
          <table:table-cell/>
          <table:table-cell table:formula="of:=SUBSTITUTE([.L41];&quot;_petit&quot;;&quot;&quot;)" office:value-type="string" office:string-value="bouteille_mini.png" calcext:value-type="string">
            <text:p>bouteille_mini.png</text:p>
          </table:table-cell>
          <table:table-cell table:formula="of:=CONCATENATE(UTILTRANSFORMEENMOTSCLES([.G41]);&quot;,&quot;;[.I41])" office:value-type="string" office:string-value="bouteille,verre,bouteille,vin,bouteille,biere," calcext:value-type="string">
            <text:p>bouteille,verre,bouteille,vin,bouteille,biere,</text:p>
          </table:table-cell>
          <table:table-cell table:formula="of:=CONCATENATE(UTILTRANSFORMEENMOTSCLES([.H41]);&quot;,&quot;;[.J41])" office:value-type="string" office:string-value="glass,bottle,wine,bottle,beer,bottle," calcext:value-type="string">
            <text:p>glass,bottle,wine,bottle,beer,bottle,</text:p>
          </table:table-cell>
          <table:table-cell table:number-columns-repeated="2"/>
          <table:table-cell table:style-name="ce53" table:formula="of:=JSONDECHETS([.A41];[.B41];[.C41];[.D41];[.E41];[.F41];[.T41];[.U41];[.G41];[.H41];[.K41];[.L41];[.M41];[.N41];[.P41])" office:value-type="string" office:string-value="   {&quot;code&quot;:&quot;dec_bouteilleVerre&quot;,&#10;      &quot;type&quot;:&quot;Ressource / objet usagé&quot;,&#10;      &quot;type_en&quot;:&quot;Resource / Used object&quot;,&#10;      &quot;nom&quot;:&quot;Bouteille verre&quot;,&#10;      &quot;nom_en&quot;:&quot;Glass Bottle&quot;,&#10;      &quot;cat_usuel&quot;:&quot;cu_verrevaisselle&quot;,&#10;      &quot;cat_trait&quot;:&quot;cat_verre&quot;,&#10;      &quot;descr&quot;:&quot;bouteille en verre, bouteille de vin, bouteille de bière&quot;,&#10;      &quot;descr_en&quot;:&quot;glass bottle, wine bottle, beer bottle&quot;,&#10;      &quot;mots_cles&quot;:&quot;bouteille,verre,bouteille,vin,bouteille,biere,&quot;,&#10;      &quot;mots_cles_en&quot;:&quot;glass,bottle,wine,bottle,beer,bottle,&quot;,&#10;      &quot;cons&quot;:&quot;cons_sansbouchon,cons_verre&quot;,&#10;      &quot;image&quot;:&quot;bouteille_mini.png&quot;,&#10;      &quot;modco&quot;:&quot;modco_contverre,modco_decheterie,modco_ecopoint&quot;,&#10;      &quot;recyc&quot;:&quot;OUI&quot;,&#10;      &quot;src&quot;:&quot;MieuxTrierANantes 02/2015&quot;,&#10;      &quot;sponsor&quot;:&quot;fsefleur&quot;&#10;   }," calcext:value-type="string">
            <text:p>   {"code":"dec_bouteilleVerre",</text:p>
            <text:p>      "type":"Ressource / objet usagé",</text:p>
            <text:p>      "type_en":"Resource / Used object",</text:p>
            <text:p>      "nom":"Bouteille verre",</text:p>
            <text:p>      "nom_en":"Glass Bottle",</text:p>
            <text:p>      "cat_usuel":"cu_verrevaisselle",</text:p>
            <text:p>      "cat_trait":"cat_verre",</text:p>
            <text:p>      "descr":"bouteille en verre, bouteille de vin, bouteille de bière",</text:p>
            <text:p>      "descr_en":"glass bottle, wine bottle, beer bottle",</text:p>
            <text:p>      "mots_cles":"bouteille,verre,bouteille,vin,bouteille,biere,",</text:p>
            <text:p>      "mots_cles_en":"glass,bottle,wine,bottle,beer,bottle,",</text:p>
            <text:p>      "cons":"cons_sansbouchon,cons_verre",</text:p>
            <text:p>      "image":"bouteille_mini.png",</text:p>
            <text:p>      "modco":"modco_contverre,modco_decheterie,modco_ecopoint",</text:p>
            <text:p>      "recyc":"OUI",</text:p>
            <text:p>      "src":"MieuxTrierANantes 02/2015",</text:p>
            <text:p>      "sponsor":"fsefleur"</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branchage</text:p>
          </table:table-cell>
          <table:table-cell table:style-name="ce290" office:value-type="string" calcext:value-type="string">
            <text:p>Branchage feuillage</text:p>
          </table:table-cell>
          <table:table-cell table:style-name="ce290" office:value-type="string" calcext:value-type="string">
            <text:p>Foliage branches</text:p>
          </table:table-cell>
          <table:table-cell table:style-name="ce290" office:value-type="string" calcext:value-type="string">
            <text:p>cu_vertbois</text:p>
          </table:table-cell>
          <table:table-cell table:style-name="ce18" office:value-type="string" calcext:value-type="string">
            <text:p>cat_organiquegros</text:p>
          </table:table-cell>
          <table:table-cell table:style-name="ce290"/>
          <table:table-cell table:style-name="ce290" office:value-type="string" calcext:value-type="string">
            <text:p>branchage, feuillage, taille d'arbre</text:p>
          </table:table-cell>
          <table:table-cell table:style-name="ce290" office:value-type="string" calcext:value-type="string">
            <text:p>branches, foliage, tree size</text:p>
          </table:table-cell>
          <table:table-cell table:style-name="ce290" table:number-columns-repeated="2"/>
          <table:table-cell table:style-name="ce319"/>
          <table:table-cell table:style-name="ce116" office:value-type="string" calcext:value-type="string">
            <text:p>feuillages_mini.png</text:p>
          </table:table-cell>
          <table:table-cell table:style-name="ce17"/>
          <table:table-cell table:style-name="ce354" office:value-type="string" calcext:value-type="string">
            <text:p>MieuxTrierANantes 12/2014</text:p>
          </table:table-cell>
          <table:table-cell table:style-name="ce354" table:number-columns-repeated="3"/>
          <table:table-cell/>
          <table:table-cell table:formula="of:=SUBSTITUTE([.L42];&quot;_petit&quot;;&quot;&quot;)" office:value-type="string" office:string-value="feuillages_mini.png" calcext:value-type="string">
            <text:p>feuillages_mini.png</text:p>
          </table:table-cell>
          <table:table-cell table:formula="of:=CONCATENATE(UTILTRANSFORMEENMOTSCLES([.G42]);&quot;,&quot;;[.I42])" office:value-type="string" office:string-value="branchage,feuillage,taille,arbre," calcext:value-type="string">
            <text:p>branchage,feuillage,taille,arbre,</text:p>
          </table:table-cell>
          <table:table-cell table:formula="of:=CONCATENATE(UTILTRANSFORMEENMOTSCLES([.H42]);&quot;,&quot;;[.J42])" office:value-type="string" office:string-value="branches,foliage,tree,size," calcext:value-type="string">
            <text:p>branches,foliage,tree,size,</text:p>
          </table:table-cell>
          <table:table-cell table:number-columns-repeated="2"/>
          <table:table-cell table:style-name="ce53" table:formula="of:=JSONDECHETS([.A42];[.B42];[.C42];[.D42];[.E42];[.F42];[.T42];[.U42];[.G42];[.H42];[.K42];[.L42];[.M42];[.N42];[.P42])" office:value-type="string" office:string-value="   {&quot;code&quot;:&quot;dec_branchage&quot;,&#10;      &quot;type&quot;:&quot;Ressource / objet usagé&quot;,&#10;      &quot;type_en&quot;:&quot;Resource / Used object&quot;,&#10;      &quot;nom&quot;:&quot;Branchage feuillage&quot;,&#10;      &quot;nom_en&quot;:&quot;Foliage branches&quot;,&#10;      &quot;cat_usuel&quot;:&quot;cu_vertbois&quot;,&#10;      &quot;cat_trait&quot;:&quot;cat_organiquegros&quot;,&#10;      &quot;descr&quot;:&quot;branchage, feuillage, taille d'arbre&quot;,&#10;      &quot;descr_en&quot;:&quot;branches, foliage, tree size&quot;,&#10;      &quot;mots_cles&quot;:&quot;branchage,feuillage,taille,arbre,&quot;,&#10;      &quot;mots_cles_en&quot;:&quot;branches,foliage,tree,size,&quot;,&#10;      &quot;cons&quot;:&quot;cons_compostage&quot;,&#10;      &quot;image&quot;:&quot;feuillages_mini.png&quot;,&#10;      &quot;modco&quot;:&quot;modco_decheterie,modco_ecopoint,modco_compostage&quot;,&#10;      &quot;recyc&quot;:&quot;PAS_POUBELLE&quot;,&#10;      &quot;src&quot;:&quot;MieuxTrierANantes 12/2014&quot;&#10;   }," calcext:value-type="string">
            <text:p>   {"code":"dec_branchage",</text:p>
            <text:p>      "type":"Ressource / objet usagé",</text:p>
            <text:p>      "type_en":"Resource / Used object",</text:p>
            <text:p>      "nom":"Branchage feuillage",</text:p>
            <text:p>      "nom_en":"Foliage branches",</text:p>
            <text:p>      "cat_usuel":"cu_vertbois",</text:p>
            <text:p>      "cat_trait":"cat_organiquegros",</text:p>
            <text:p>      "descr":"branchage, feuillage, taille d'arbre",</text:p>
            <text:p>      "descr_en":"branches, foliage, tree size",</text:p>
            <text:p>      "mots_cles":"branchage,feuillage,taille,arbre,",</text:p>
            <text:p>      "mots_cles_en":"branches,foliage,tree,size,",</text:p>
            <text:p>      "cons":"cons_compostage",</text:p>
            <text:p>      "image":"feuillages_mini.png",</text:p>
            <text:p>      "modco":"modco_decheterie,modco_ecopoint,modco_compostag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70" office:value-type="string" calcext:value-type="string">
            <text:p>dec_brosseadent</text:p>
          </table:table-cell>
          <table:table-cell table:number-columns-repeated="2" table:style-name="ce70" office:value-type="string" calcext:value-type="string">
            <text:p>Brosse à dent</text:p>
          </table:table-cell>
          <table:table-cell table:style-name="ce70" office:value-type="string" calcext:value-type="string">
            <text:p>cu_plastique</text:p>
          </table:table-cell>
          <table:table-cell table:style-name="ce19" office:value-type="string" calcext:value-type="string">
            <text:p>cat_omr</text:p>
          </table:table-cell>
          <table:table-cell table:style-name="ce70"/>
          <table:table-cell table:style-name="ce70" office:value-type="string" calcext:value-type="string">
            <text:p>brosse à dent</text:p>
          </table:table-cell>
          <table:table-cell table:style-name="ce70" office:value-type="string" calcext:value-type="string">
            <text:p>toothbrush</text:p>
          </table:table-cell>
          <table:table-cell table:style-name="ce70" table:number-columns-repeated="2"/>
          <table:table-cell table:style-name="ce32" office:value-type="string" calcext:value-type="string">
            <text:p>cons_brosseadent</text:p>
          </table:table-cell>
          <table:table-cell table:style-name="ce37" office:value-type="string" calcext:value-type="string">
            <text:p>brosse_a_dent.png</text:p>
          </table:table-cell>
          <table:table-cell table:style-name="ce42"/>
          <table:table-cell table:style-name="ce45" office:value-type="string" calcext:value-type="string">
            <text:p>04/2020</text:p>
          </table:table-cell>
          <table:table-cell table:style-name="ce45" table:number-columns-repeated="3"/>
          <table:table-cell table:style-name="ce49"/>
          <table:table-cell table:style-name="ce49" table:formula="of:=SUBSTITUTE([.L43];&quot;_petit&quot;;&quot;&quot;)" office:value-type="string" office:string-value="brosse_a_dent.png" calcext:value-type="string">
            <text:p>brosse_a_dent.png</text:p>
          </table:table-cell>
          <table:table-cell table:style-name="ce49" table:formula="of:=CONCATENATE(UTILTRANSFORMEENMOTSCLES([.G43]);&quot;,&quot;;[.I43])" office:value-type="string" office:string-value="brosse,dent," calcext:value-type="string">
            <text:p>brosse,dent,</text:p>
          </table:table-cell>
          <table:table-cell table:style-name="ce49" table:formula="of:=CONCATENATE(UTILTRANSFORMEENMOTSCLES([.H43]);&quot;,&quot;;[.J43])" office:value-type="string" office:string-value="toothbrush," calcext:value-type="string">
            <text:p>toothbrush,</text:p>
          </table:table-cell>
          <table:table-cell table:style-name="ce49" table:number-columns-repeated="2"/>
          <table:table-cell table:style-name="ce54" table:formula="of:=JSONDECHETS([.A43];[.B43];[.C43];[.D43];[.E43];[.F43];[.T43];[.U43];[.G43];[.H43];[.K43];[.L43];[.M43];[.N43];[.P43])" office:value-type="string" office:string-value="   {&quot;code&quot;:&quot;dec_brosseadent&quot;,&#10;      &quot;type&quot;:&quot;Ressource / objet usagé&quot;,&#10;      &quot;type_en&quot;:&quot;Resource / Used object&quot;,&#10;      &quot;nom&quot;:&quot;Brosse à dent&quot;,&#10;      &quot;nom_en&quot;:&quot;Brosse à dent&quot;,&#10;      &quot;cat_usuel&quot;:&quot;cu_plastique&quot;,&#10;      &quot;cat_trait&quot;:&quot;cat_omr&quot;,&#10;      &quot;descr&quot;:&quot;brosse à dent&quot;,&#10;      &quot;descr_en&quot;:&quot;toothbrush&quot;,&#10;      &quot;mots_cles&quot;:&quot;brosse,dent,&quot;,&#10;      &quot;mots_cles_en&quot;:&quot;toothbrush,&quot;,&#10;      &quot;cons&quot;:&quot;cons_brosseadent,&quot;,&#10;      &quot;image&quot;:&quot;brosse_a_dent.png&quot;,&#10;      &quot;modco&quot;:&quot;modco_bacbleuhorsnantes,modco_bacbleunantes,modco_sacbleu&quot;,&#10;      &quot;recyc&quot;:&quot;NON&quot;,&#10;      &quot;src&quot;:&quot;04/2020&quot;&#10;   }," calcext:value-type="string">
            <text:p>   {"code":"dec_brosseadent",</text:p>
            <text:p>      "type":"Ressource / objet usagé",</text:p>
            <text:p>      "type_en":"Resource / Used object",</text:p>
            <text:p>      "nom":"Brosse à dent",</text:p>
            <text:p>      "nom_en":"Brosse à dent",</text:p>
            <text:p>      "cat_usuel":"cu_plastique",</text:p>
            <text:p>      "cat_trait":"cat_omr",</text:p>
            <text:p>      "descr":"brosse à dent",</text:p>
            <text:p>      "descr_en":"toothbrush",</text:p>
            <text:p>      "mots_cles":"brosse,dent,",</text:p>
            <text:p>      "mots_cles_en":"toothbrush,",</text:p>
            <text:p>      "cons":"cons_brosseadent,",</text:p>
            <text:p>      "image":"brosse_a_dent.png",</text:p>
            <text:p>      "modco":"modco_bacbleuhorsnantes,modco_bacbleunantes,modco_sacbleu",</text:p>
            <text:p>      "recyc":"NON",</text:p>
            <text:p>      "src":"04/2020"</text:p>
            <text:p>   },</text:p>
          </table:table-cell>
          <table:table-cell table:number-columns-repeated="237"/>
        </table:table-row>
        <table:table-row table:style-name="ro2">
          <table:table-cell table:style-name="ce290" office:value-type="string" calcext:value-type="string">
            <text:p>dec_briqueAlimentaire</text:p>
          </table:table-cell>
          <table:table-cell table:style-name="ce290" office:value-type="string" calcext:value-type="string">
            <text:p>Brique alimentaire</text:p>
          </table:table-cell>
          <table:table-cell table:style-name="ce290" office:value-type="string" calcext:value-type="string">
            <text:p>Food Brick</text:p>
          </table:table-cell>
          <table:table-cell table:style-name="ce290" office:value-type="string" calcext:value-type="string">
            <text:p>cu_plastique</text:p>
          </table:table-cell>
          <table:table-cell table:style-name="ce290" office:value-type="string" calcext:value-type="string">
            <text:p>cat_ela</text:p>
          </table:table-cell>
          <table:table-cell table:style-name="ce290"/>
          <table:table-cell table:style-name="ce290" office:value-type="string" calcext:value-type="string">
            <text:p>brique alimentaire, brique de lait, tétra pack</text:p>
          </table:table-cell>
          <table:table-cell table:style-name="ce290" office:value-type="string" calcext:value-type="string">
            <text:p>Food brick milk carton tetra pack</text:p>
          </table:table-cell>
          <table:table-cell table:style-name="ce290" table:number-columns-repeated="2"/>
          <table:table-cell table:style-name="ce319" office:value-type="string" calcext:value-type="string">
            <text:p>bouchon_brique,cons_tetrapak,cons_bouchon,cons_bouchonamour</text:p>
          </table:table-cell>
          <table:table-cell table:style-name="ce116" office:value-type="string" calcext:value-type="string">
            <text:p>brique_alimentai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44];&quot;_petit&quot;;&quot;&quot;)" office:value-type="string" office:string-value="brique_alimentaire_mini.png" calcext:value-type="string">
            <text:p>brique_alimentaire_mini.png</text:p>
          </table:table-cell>
          <table:table-cell table:formula="of:=CONCATENATE(UTILTRANSFORMEENMOTSCLES([.G44]);&quot;,&quot;;[.I44])" office:value-type="string" office:string-value="brique,alimentaire,brique,lait,tetra,pack," calcext:value-type="string">
            <text:p>brique,alimentaire,brique,lait,tetra,pack,</text:p>
          </table:table-cell>
          <table:table-cell table:formula="of:=CONCATENATE(UTILTRANSFORMEENMOTSCLES([.H44]);&quot;,&quot;;[.J44])" office:value-type="string" office:string-value="food,brick,milk,carton,tetra,pack," calcext:value-type="string">
            <text:p>food,brick,milk,carton,tetra,pack,</text:p>
          </table:table-cell>
          <table:table-cell table:number-columns-repeated="2"/>
          <table:table-cell table:style-name="ce53" table:formula="of:=JSONDECHETS([.A44];[.B44];[.C44];[.D44];[.E44];[.F44];[.T44];[.U44];[.G44];[.H44];[.K44];[.L44];[.M44];[.N44];[.P44])" office:value-type="string" office:string-value="   {&quot;code&quot;:&quot;dec_briqueAlimentaire&quot;,&#10;      &quot;type&quot;:&quot;Ressource / objet usagé&quot;,&#10;      &quot;type_en&quot;:&quot;Resource / Used object&quot;,&#10;      &quot;nom&quot;:&quot;Brique alimentaire&quot;,&#10;      &quot;nom_en&quot;:&quot;Food Brick&quot;,&#10;      &quot;cat_usuel&quot;:&quot;cu_plastique&quot;,&#10;      &quot;cat_trait&quot;:&quot;cat_ela&quot;,&#10;      &quot;descr&quot;:&quot;brique alimentaire, brique de lait, tétra pack&quot;,&#10;      &quot;descr_en&quot;:&quot;Food brick milk carton tetra pack&quot;,&#10;      &quot;mots_cles&quot;:&quot;brique,alimentaire,brique,lait,tetra,pack,&quot;,&#10;      &quot;mots_cles_en&quot;:&quot;food,brick,milk,carton,tetra,pack,&quot;,&#10;      &quot;cons&quot;:&quot;bouchon_brique,cons_tetrapak,cons_bouchon,cons_bouchonamour,&quot;,&#10;      &quot;image&quot;:&quot;brique_alimentaire_mini.png&quot;,&#10;      &quot;modco&quot;:&quot;modco_bacjaunehorsnantes,modco_sacjaune,modco_contembjournmag&quot;,&#10;      &quot;recyc&quot;:&quot;OUI&quot;,&#10;      &quot;src&quot;:&quot;MieuxTrierANantes 02/2015&quot;&#10;   }," calcext:value-type="string">
            <text:p>   {"code":"dec_briqueAlimentaire",</text:p>
            <text:p>      "type":"Ressource / objet usagé",</text:p>
            <text:p>      "type_en":"Resource / Used object",</text:p>
            <text:p>      "nom":"Brique alimentaire",</text:p>
            <text:p>      "nom_en":"Food Brick",</text:p>
            <text:p>      "cat_usuel":"cu_plastique",</text:p>
            <text:p>      "cat_trait":"cat_ela",</text:p>
            <text:p>      "descr":"brique alimentaire, brique de lait, tétra pack",</text:p>
            <text:p>      "descr_en":"Food brick milk carton tetra pack",</text:p>
            <text:p>      "mots_cles":"brique,alimentaire,brique,lait,tetra,pack,",</text:p>
            <text:p>      "mots_cles_en":"food,brick,milk,carton,tetra,pack,",</text:p>
            <text:p>      "cons":"bouchon_brique,cons_tetrapak,cons_bouchon,cons_bouchonamour,",</text:p>
            <text:p>      "image":"brique_alimentaire_mini.png",</text:p>
            <text:p>      "modco":"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agetteBois</text:p>
          </table:table-cell>
          <table:table-cell table:style-name="ce290" office:value-type="string" calcext:value-type="string">
            <text:p>Cagette bois</text:p>
          </table:table-cell>
          <table:table-cell table:style-name="ce290" office:value-type="string" calcext:value-type="string">
            <text:p>Wooden crates</text:p>
          </table:table-cell>
          <table:table-cell table:style-name="ce290" office:value-type="string" calcext:value-type="string">
            <text:p>cu_vertbois</text:p>
          </table:table-cell>
          <table:table-cell table:style-name="ce290" office:value-type="string" calcext:value-type="string">
            <text:p>cat_omr</text:p>
          </table:table-cell>
          <table:table-cell/>
          <table:table-cell table:style-name="ce290" office:value-type="string" calcext:value-type="string">
            <text:p>cagette bois, cageot</text:p>
          </table:table-cell>
          <table:table-cell table:style-name="ce290" office:value-type="string" calcext:value-type="string">
            <text:p>crate wood crate</text:p>
          </table:table-cell>
          <table:table-cell table:style-name="ce290" table:number-columns-repeated="2"/>
          <table:table-cell table:style-name="ce319"/>
          <table:table-cell table:style-name="ce116" office:value-type="string" calcext:value-type="string">
            <text:p>cagett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45];&quot;_petit&quot;;&quot;&quot;)" office:value-type="string" office:string-value="cagette_mini.png" calcext:value-type="string">
            <text:p>cagette_mini.png</text:p>
          </table:table-cell>
          <table:table-cell table:formula="of:=CONCATENATE(UTILTRANSFORMEENMOTSCLES([.G45]);&quot;,&quot;;[.I45])" office:value-type="string" office:string-value="cagette,bois,cageot," calcext:value-type="string">
            <text:p>cagette,bois,cageot,</text:p>
          </table:table-cell>
          <table:table-cell table:formula="of:=CONCATENATE(UTILTRANSFORMEENMOTSCLES([.H45]);&quot;,&quot;;[.J45])" office:value-type="string" office:string-value="crate,wood,crate," calcext:value-type="string">
            <text:p>crate,wood,crate,</text:p>
          </table:table-cell>
          <table:table-cell table:number-columns-repeated="2"/>
          <table:table-cell table:style-name="ce53" table:formula="of:=JSONDECHETS([.A45];[.B45];[.C45];[.D45];[.E45];[.F45];[.T45];[.U45];[.G45];[.H45];[.K45];[.L45];[.M45];[.N45];[.P45])" office:value-type="string" office:string-value="   {&quot;code&quot;:&quot;dec_cagetteBois&quot;,&#10;      &quot;type&quot;:&quot;Ressource / objet usagé&quot;,&#10;      &quot;type_en&quot;:&quot;Resource / Used object&quot;,&#10;      &quot;nom&quot;:&quot;Cagette bois&quot;,&#10;      &quot;nom_en&quot;:&quot;Wooden crates&quot;,&#10;      &quot;cat_usuel&quot;:&quot;cu_vertbois&quot;,&#10;      &quot;cat_trait&quot;:&quot;cat_omr&quot;,&#10;      &quot;descr&quot;:&quot;cagette bois, cageot&quot;,&#10;      &quot;descr_en&quot;:&quot;crate wood crate&quot;,&#10;      &quot;mots_cles&quot;:&quot;cagette,bois,cageot,&quot;,&#10;      &quot;mots_cles_en&quot;:&quot;crate,wood,crate,&quot;,&#10;      &quot;image&quot;:&quot;cagette_mini.png&quot;,&#10;      &quot;modco&quot;:&quot;modco_bacbleuhorsnantes,modco_bacbleunantes,modco_sacbleu&quot;,&#10;      &quot;recyc&quot;:&quot;NON&quot;,&#10;      &quot;src&quot;:&quot;MieuxTrierANantes 02/2015&quot;&#10;   }," calcext:value-type="string">
            <text:p>   {"code":"dec_cagetteBois",</text:p>
            <text:p>      "type":"Ressource / objet usagé",</text:p>
            <text:p>      "type_en":"Resource / Used object",</text:p>
            <text:p>      "nom":"Cagette bois",</text:p>
            <text:p>      "nom_en":"Wooden crates",</text:p>
            <text:p>      "cat_usuel":"cu_vertbois",</text:p>
            <text:p>      "cat_trait":"cat_omr",</text:p>
            <text:p>      "descr":"cagette bois, cageot",</text:p>
            <text:p>      "descr_en":"crate wood crate",</text:p>
            <text:p>      "mots_cles":"cagette,bois,cageot,",</text:p>
            <text:p>      "mots_cles_en":"crate,wood,crate,",</text:p>
            <text:p>      "image":"cag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ahier</text:p>
          </table:table-cell>
          <table:table-cell table:style-name="ce290" office:value-type="string" calcext:value-type="string">
            <text:p>Cahier</text:p>
          </table:table-cell>
          <table:table-cell table:style-name="ce290" office:value-type="string" calcext:value-type="string">
            <text:p>Notebook</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cahier, cahier, bloc note sans spirale, carnet</text:p>
          </table:table-cell>
          <table:table-cell table:style-name="ce290" office:value-type="string" calcext:value-type="string">
            <text:p>notebook, notebook, notebook (no spiral), notebook</text:p>
          </table:table-cell>
          <table:table-cell table:style-name="ce290" office:value-type="string" calcext:value-type="string">
            <text:p>spirale</text:p>
          </table:table-cell>
          <table:table-cell table:style-name="ce290" office:value-type="string" calcext:value-type="string">
            <text:p>spiral</text:p>
          </table:table-cell>
          <table:table-cell table:style-name="ce33" office:value-type="string" calcext:value-type="string">
            <text:p>cons_spirale</text:p>
          </table:table-cell>
          <table:table-cell table:style-name="ce116" office:value-type="string" calcext:value-type="string">
            <text:p>bloc_note_mini.png</text:p>
          </table:table-cell>
          <table:table-cell table:style-name="ce17" office:value-type="string" calcext:value-type="string">
            <text:p>cahier_mini.png</text:p>
          </table:table-cell>
          <table:table-cell table:style-name="ce348" office:value-type="string" calcext:value-type="string">
            <text:p>MieuxTrierANantes 02/2015</text:p>
          </table:table-cell>
          <table:table-cell table:style-name="ce348" table:number-columns-repeated="3"/>
          <table:table-cell/>
          <table:table-cell table:formula="of:=SUBSTITUTE([.L46];&quot;_petit&quot;;&quot;&quot;)" office:value-type="string" office:string-value="bloc_note_mini.png" calcext:value-type="string">
            <text:p>bloc_note_mini.png</text:p>
          </table:table-cell>
          <table:table-cell table:formula="of:=CONCATENATE(UTILTRANSFORMEENMOTSCLES([.G46]);&quot;,&quot;;[.I46])" office:value-type="string" office:string-value="cahier,cahier,bloc,note,sans,spirale,carnet,spirale" calcext:value-type="string">
            <text:p>cahier,cahier,bloc,note,sans,spirale,carnet,spirale</text:p>
          </table:table-cell>
          <table:table-cell table:formula="of:=CONCATENATE(UTILTRANSFORMEENMOTSCLES([.H46]);&quot;,&quot;;[.J46])" office:value-type="string" office:string-value="notebook,notebook,notebook,no,spiral,notebook,spiral" calcext:value-type="string">
            <text:p>notebook,notebook,notebook,no,spiral,notebook,spiral</text:p>
          </table:table-cell>
          <table:table-cell table:number-columns-repeated="2"/>
          <table:table-cell table:style-name="ce53" table:formula="of:=JSONDECHETS([.A46];[.B46];[.C46];[.D46];[.E46];[.F46];[.T46];[.U46];[.G46];[.H46];[.K46];[.L46];[.M46];[.N46];[.P46])" office:value-type="string" office:string-value="   {&quot;code&quot;:&quot;dec_cahier&quot;,&#10;      &quot;type&quot;:&quot;Ressource / objet usagé&quot;,&#10;      &quot;type_en&quot;:&quot;Resource / Used object&quot;,&#10;      &quot;nom&quot;:&quot;Cahier&quot;,&#10;      &quot;nom_en&quot;:&quot;Notebook&quot;,&#10;      &quot;cat_usuel&quot;:&quot;cu_papierscartons&quot;,&#10;      &quot;cat_trait&quot;:&quot;cat_papiercarton&quot;,&#10;      &quot;descr&quot;:&quot;cahier, cahier, bloc note sans spirale, carnet&quot;,&#10;      &quot;descr_en&quot;:&quot;notebook, notebook, notebook (no spiral), notebook&quot;,&#10;      &quot;mots_cles&quot;:&quot;cahier,cahier,bloc,note,sans,spirale,carnet,spirale&quot;,&#10;      &quot;mots_cles_en&quot;:&quot;notebook,notebook,notebook,no,spiral,notebook,spiral&quot;,&#10;      &quot;cons&quot;:&quot;cons_spirale,&quot;,&#10;      &quot;image&quot;:&quot;bloc_note_mini.png&quot;,&#10;      &quot;image_secondaire&quot;:&quot;cahier_mini.png&quot;,&#10;      &quot;modco&quot;:&quot;modco_contpapiercarton,modco_bacjaunehorsnantes,modco_sacjaune,modco_contembjournmag&quot;,&#10;      &quot;recyc&quot;:&quot;OUI&quot;,&#10;      &quot;src&quot;:&quot;MieuxTrierANantes 02/2015&quot;&#10;   }," calcext:value-type="string">
            <text:p>   {"code":"dec_cahier",</text:p>
            <text:p>      "type":"Ressource / objet usagé",</text:p>
            <text:p>      "type_en":"Resource / Used object",</text:p>
            <text:p>      "nom":"Cahier",</text:p>
            <text:p>      "nom_en":"Notebook",</text:p>
            <text:p>      "cat_usuel":"cu_papierscartons",</text:p>
            <text:p>      "cat_trait":"cat_papiercarton",</text:p>
            <text:p>      "descr":"cahier, cahier, bloc note sans spirale, carnet",</text:p>
            <text:p>      "descr_en":"notebook, notebook, notebook (no spiral), notebook",</text:p>
            <text:p>      "mots_cles":"cahier,cahier,bloc,note,sans,spirale,carnet,spirale",</text:p>
            <text:p>      "mots_cles_en":"notebook,notebook,notebook,no,spiral,notebook,spiral",</text:p>
            <text:p>      "cons":"cons_spirale,",</text:p>
            <text:p>      "image":"bloc_note_mini.png",</text:p>
            <text:p>      "image_secondaire":"cah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alendrier</text:p>
          </table:table-cell>
          <table:table-cell table:style-name="ce290" office:value-type="string" calcext:value-type="string">
            <text:p>Calendrier</text:p>
          </table:table-cell>
          <table:table-cell table:style-name="ce290" office:value-type="string" calcext:value-type="string">
            <text:p>Calendar</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calendrier</text:p>
          </table:table-cell>
          <table:table-cell table:style-name="ce290" office:value-type="string" calcext:value-type="string">
            <text:p>calendar</text:p>
          </table:table-cell>
          <table:table-cell table:style-name="ce290" table:number-columns-repeated="2"/>
          <table:table-cell table:style-name="ce319"/>
          <table:table-cell table:style-name="ce116" office:value-type="string" calcext:value-type="string">
            <text:p>calendri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47];&quot;_petit&quot;;&quot;&quot;)" office:value-type="string" office:string-value="calendrier_mini.png" calcext:value-type="string">
            <text:p>calendrier_mini.png</text:p>
          </table:table-cell>
          <table:table-cell table:formula="of:=CONCATENATE(UTILTRANSFORMEENMOTSCLES([.G47]);&quot;,&quot;;[.I47])" office:value-type="string" office:string-value="calendrier," calcext:value-type="string">
            <text:p>calendrier,</text:p>
          </table:table-cell>
          <table:table-cell table:formula="of:=CONCATENATE(UTILTRANSFORMEENMOTSCLES([.H47]);&quot;,&quot;;[.J47])" office:value-type="string" office:string-value="calendar," calcext:value-type="string">
            <text:p>calendar,</text:p>
          </table:table-cell>
          <table:table-cell table:number-columns-repeated="2"/>
          <table:table-cell table:style-name="ce53" table:formula="of:=JSONDECHETS([.A47];[.B47];[.C47];[.D47];[.E47];[.F47];[.T47];[.U47];[.G47];[.H47];[.K47];[.L47];[.M47];[.N47];[.P47])" office:value-type="string" office:string-value="   {&quot;code&quot;:&quot;dec_calendrier&quot;,&#10;      &quot;type&quot;:&quot;Ressource / objet usagé&quot;,&#10;      &quot;type_en&quot;:&quot;Resource / Used object&quot;,&#10;      &quot;nom&quot;:&quot;Calendrier&quot;,&#10;      &quot;nom_en&quot;:&quot;Calendar&quot;,&#10;      &quot;cat_usuel&quot;:&quot;cu_papierscartons&quot;,&#10;      &quot;cat_trait&quot;:&quot;cat_papiercarton&quot;,&#10;      &quot;descr&quot;:&quot;calendrier&quot;,&#10;      &quot;descr_en&quot;:&quot;calendar&quot;,&#10;      &quot;mots_cles&quot;:&quot;calendrier,&quot;,&#10;      &quot;mots_cles_en&quot;:&quot;calendar,&quot;,&#10;      &quot;image&quot;:&quot;calendrier_mini.png&quot;,&#10;      &quot;modco&quot;:&quot;modco_contpapiercarton,modco_bacjaunehorsnantes,modco_sacjaune,modco_contembjournmag&quot;,&#10;      &quot;recyc&quot;:&quot;OUI&quot;,&#10;      &quot;src&quot;:&quot;MieuxTrierANantes 02/2015&quot;&#10;   }," calcext:value-type="string">
            <text:p>   {"code":"dec_calendrier",</text:p>
            <text:p>      "type":"Ressource / objet usagé",</text:p>
            <text:p>      "type_en":"Resource / Used object",</text:p>
            <text:p>      "nom":"Calendrier",</text:p>
            <text:p>      "nom_en":"Calendar",</text:p>
            <text:p>      "cat_usuel":"cu_papierscartons",</text:p>
            <text:p>      "cat_trait":"cat_papiercarton",</text:p>
            <text:p>      "descr":"calendrier",</text:p>
            <text:p>      "descr_en":"calendar",</text:p>
            <text:p>      "mots_cles":"calendrier,",</text:p>
            <text:p>      "mots_cles_en":"calendar,",</text:p>
            <text:p>      "image":"calendr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anetteSoda</text:p>
          </table:table-cell>
          <table:table-cell table:style-name="ce290" office:value-type="string" calcext:value-type="string">
            <text:p>Canette soda</text:p>
          </table:table-cell>
          <table:table-cell table:style-name="ce290" office:value-type="string" calcext:value-type="string">
            <text:p>Soda cans</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canette de soda</text:p>
          </table:table-cell>
          <table:table-cell table:style-name="ce290" office:value-type="string" calcext:value-type="string">
            <text:p>can of soda</text:p>
          </table:table-cell>
          <table:table-cell table:style-name="ce290" table:number-columns-repeated="2"/>
          <table:table-cell table:style-name="ce319"/>
          <table:table-cell table:style-name="ce116" office:value-type="string" calcext:value-type="string">
            <text:p>cannet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48];&quot;_petit&quot;;&quot;&quot;)" office:value-type="string" office:string-value="cannette_mini.png" calcext:value-type="string">
            <text:p>cannette_mini.png</text:p>
          </table:table-cell>
          <table:table-cell table:formula="of:=CONCATENATE(UTILTRANSFORMEENMOTSCLES([.G48]);&quot;,&quot;;[.I48])" office:value-type="string" office:string-value="canette,soda," calcext:value-type="string">
            <text:p>canette,soda,</text:p>
          </table:table-cell>
          <table:table-cell table:formula="of:=CONCATENATE(UTILTRANSFORMEENMOTSCLES([.H48]);&quot;,&quot;;[.J48])" office:value-type="string" office:string-value="can,of,soda," calcext:value-type="string">
            <text:p>can,of,soda,</text:p>
          </table:table-cell>
          <table:table-cell table:number-columns-repeated="2"/>
          <table:table-cell table:style-name="ce53" table:formula="of:=JSONDECHETS([.A48];[.B48];[.C48];[.D48];[.E48];[.F48];[.T48];[.U48];[.G48];[.H48];[.K48];[.L48];[.M48];[.N48];[.P48])" office:value-type="string" office:string-value="   {&quot;code&quot;:&quot;dec_canetteSoda&quot;,&#10;      &quot;type&quot;:&quot;Ressource / objet usagé&quot;,&#10;      &quot;type_en&quot;:&quot;Resource / Used object&quot;,&#10;      &quot;nom&quot;:&quot;Canette soda&quot;,&#10;      &quot;nom_en&quot;:&quot;Soda cans&quot;,&#10;      &quot;cat_usuel&quot;:&quot;cu_metal&quot;,&#10;      &quot;cat_trait&quot;:&quot;cat_acier&quot;,&#10;      &quot;descr&quot;:&quot;canette de soda&quot;,&#10;      &quot;descr_en&quot;:&quot;can of soda&quot;,&#10;      &quot;mots_cles&quot;:&quot;canette,soda,&quot;,&#10;      &quot;mots_cles_en&quot;:&quot;can,of,soda,&quot;,&#10;      &quot;cons&quot;:&quot;cons_ferraille,cons_acier&quot;,&#10;      &quot;image&quot;:&quot;cannette_mini.png&quot;,&#10;      &quot;modco&quot;:&quot;modco_decheterie,modco_ecopoint,modco_bacjaunehorsnantes,modco_sacjaune,modco_contembjournmag&quot;,&#10;      &quot;recyc&quot;:&quot;OUI&quot;,&#10;      &quot;src&quot;:&quot;MieuxTrierANantes 02/2015&quot;&#10;   }," calcext:value-type="string">
            <text:p>   {"code":"dec_canetteSoda",</text:p>
            <text:p>      "type":"Ressource / objet usagé",</text:p>
            <text:p>      "type_en":"Resource / Used object",</text:p>
            <text:p>      "nom":"Canette soda",</text:p>
            <text:p>      "nom_en":"Soda cans",</text:p>
            <text:p>      "cat_usuel":"cu_metal",</text:p>
            <text:p>      "cat_trait":"cat_acier",</text:p>
            <text:p>      "descr":"canette de soda",</text:p>
            <text:p>      "descr_en":"can of soda",</text:p>
            <text:p>      "mots_cles":"canette,soda,",</text:p>
            <text:p>      "mots_cles_en":"can,of,soda,",</text:p>
            <text:p>      "cons":"cons_ferraille,cons_acier",</text:p>
            <text:p>      "image":"cannett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apsuleCafe</text:p>
          </table:table-cell>
          <table:table-cell table:style-name="ce290" office:value-type="string" calcext:value-type="string">
            <text:p>Capsule café</text:p>
          </table:table-cell>
          <table:table-cell table:style-name="ce290" office:value-type="string" calcext:value-type="string">
            <text:p>capsule coffee</text:p>
          </table:table-cell>
          <table:table-cell table:style-name="ce290" office:value-type="string" calcext:value-type="string">
            <text:p>cu_metal</text:p>
          </table:table-cell>
          <table:table-cell table:style-name="ce70" office:value-type="string" calcext:value-type="string">
            <text:p>cat_metal_petit</text:p>
          </table:table-cell>
          <table:table-cell table:style-name="ce439"/>
          <table:table-cell table:style-name="ce290" office:value-type="string" calcext:value-type="string">
            <text:p>capsule de café, capsule métal ou plastique dosette café</text:p>
          </table:table-cell>
          <table:table-cell table:style-name="ce290" office:value-type="string" calcext:value-type="string">
            <text:p>coffee capsule, metal or plastic capsule coffee pod</text:p>
          </table:table-cell>
          <table:table-cell table:number-columns-repeated="2" table:style-name="ce290" office:value-type="string" calcext:value-type="string">
            <text:p>nespresso</text:p>
          </table:table-cell>
          <table:table-cell table:style-name="ce319" office:value-type="string" calcext:value-type="string">
            <text:p>cons_nespresso,cons_trop_petit</text:p>
          </table:table-cell>
          <table:table-cell table:style-name="ce116" office:value-type="string" calcext:value-type="string">
            <text:p>dosette_cafe_plastique_mini.png</text:p>
          </table:table-cell>
          <table:table-cell table:style-name="ce17"/>
          <table:table-cell table:style-name="ce45" office:value-type="string" calcext:value-type="string">
            <text:p>MieuxTrierANantes 04/2020</text:p>
          </table:table-cell>
          <table:table-cell table:style-name="ce354" table:number-columns-repeated="3"/>
          <table:table-cell/>
          <table:table-cell table:formula="of:=SUBSTITUTE([.L49];&quot;_petit&quot;;&quot;&quot;)" office:value-type="string" office:string-value="dosette_cafe_plastique_mini.png" calcext:value-type="string">
            <text:p>dosette_cafe_plastique_mini.png</text:p>
          </table:table-cell>
          <table:table-cell table:formula="of:=CONCATENATE(UTILTRANSFORMEENMOTSCLES([.G49]);&quot;,&quot;;[.I49])" office:value-type="string" office:string-value="capsule,cafe,capsule,metal,ou,plastique,dosette,cafe,nespresso" calcext:value-type="string">
            <text:p>capsule,cafe,capsule,metal,ou,plastique,dosette,cafe,nespresso</text:p>
          </table:table-cell>
          <table:table-cell table:formula="of:=CONCATENATE(UTILTRANSFORMEENMOTSCLES([.H49]);&quot;,&quot;;[.J49])" office:value-type="string" office:string-value="coffee,capsule,metal,or,plastic,capsule,coffee,pod,nespresso" calcext:value-type="string">
            <text:p>coffee,capsule,metal,or,plastic,capsule,coffee,pod,nespresso</text:p>
          </table:table-cell>
          <table:table-cell table:number-columns-repeated="2"/>
          <table:table-cell table:style-name="ce53" table:formula="of:=JSONDECHETS([.A49];[.B49];[.C49];[.D49];[.E49];[.F49];[.T49];[.U49];[.G49];[.H49];[.K49];[.L49];[.M49];[.N49];[.P49])" office:value-type="string" office:string-value="   {&quot;code&quot;:&quot;dec_capsuleCafe&quot;,&#10;      &quot;type&quot;:&quot;Ressource / objet usagé&quot;,&#10;      &quot;type_en&quot;:&quot;Resource / Used object&quot;,&#10;      &quot;nom&quot;:&quot;Capsule café&quot;,&#10;      &quot;nom_en&quot;:&quot;capsule coffee&quot;,&#10;      &quot;cat_usuel&quot;:&quot;cu_metal&quot;,&#10;      &quot;cat_trait&quot;:&quot;cat_metal_petit&quot;,&#10;      &quot;descr&quot;:&quot;capsule de café, capsule métal ou plastique dosette café&quot;,&#10;      &quot;descr_en&quot;:&quot;coffee capsule, metal or plastic capsule coffee pod&quot;,&#10;      &quot;mots_cles&quot;:&quot;capsule,cafe,capsule,metal,ou,plastique,dosette,cafe,nespresso&quot;,&#10;      &quot;mots_cles_en&quot;:&quot;coffee,capsule,metal,or,plastic,capsule,coffee,pod,nespresso&quot;,&#10;      &quot;cons&quot;:&quot;cons_nespresso,cons_trop_petit,&quot;,&#10;      &quot;image&quot;:&quot;dosette_cafe_plastique_mini.png&quot;,&#10;      &quot;modco&quot;:&quot;modco_bacjaunenantes,modco_bacbleuhorsnantes,modco_sacjaune&quot;,&#10;      &quot;recyc&quot;:&quot;OUI_ET_NON&quot;,&#10;      &quot;src&quot;:&quot;MieuxTrierANantes 04/2020&quot;&#10;   }," calcext:value-type="string">
            <text:p>   {"code":"dec_capsuleCafe",</text:p>
            <text:p>      "type":"Ressource / objet usagé",</text:p>
            <text:p>      "type_en":"Resource / Used object",</text:p>
            <text:p>      "nom":"Capsule café",</text:p>
            <text:p>      "nom_en":"capsule coffee",</text:p>
            <text:p>      "cat_usuel":"cu_metal",</text:p>
            <text:p>      "cat_trait":"cat_metal_petit",</text:p>
            <text:p>      "descr":"capsule de café, capsule métal ou plastique dosette café",</text:p>
            <text:p>      "descr_en":"coffee capsule, metal or plastic capsule coffee pod",</text:p>
            <text:p>      "mots_cles":"capsule,cafe,capsule,metal,ou,plastique,dosette,cafe,nespresso",</text:p>
            <text:p>      "mots_cles_en":"coffee,capsule,metal,or,plastic,capsule,coffee,pod,nespresso",</text:p>
            <text:p>      "cons":"cons_nespresso,cons_trop_petit,",</text:p>
            <text:p>      "image":"dosette_cafe_plastique_mini.png",</text:p>
            <text:p>      "modco":"modco_bacjaunenantes,modco_bacbleuhorsnantes,modco_sacjaune",</text:p>
            <text:p>      "recyc":"OUI_ET_NON",</text:p>
            <text:p>      "src":"MieuxTrierANantes 04/2020"</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artePostale</text:p>
          </table:table-cell>
          <table:table-cell table:style-name="ce290" office:value-type="string" calcext:value-type="string">
            <text:p>Carte postale</text:p>
          </table:table-cell>
          <table:table-cell table:style-name="ce290" office:value-type="string" calcext:value-type="string">
            <text:p>Post card</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carte postale</text:p>
          </table:table-cell>
          <table:table-cell table:style-name="ce290" office:value-type="string" calcext:value-type="string">
            <text:p>Post card</text:p>
          </table:table-cell>
          <table:table-cell table:style-name="ce290" table:number-columns-repeated="2"/>
          <table:table-cell table:style-name="ce319"/>
          <table:table-cell table:style-name="ce116" office:value-type="string" calcext:value-type="string">
            <text:p>carte_posta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50];&quot;_petit&quot;;&quot;&quot;)" office:value-type="string" office:string-value="carte_postale_mini.png" calcext:value-type="string">
            <text:p>carte_postale_mini.png</text:p>
          </table:table-cell>
          <table:table-cell table:formula="of:=CONCATENATE(UTILTRANSFORMEENMOTSCLES([.G50]);&quot;,&quot;;[.I50])" office:value-type="string" office:string-value="carte,postale," calcext:value-type="string">
            <text:p>carte,postale,</text:p>
          </table:table-cell>
          <table:table-cell table:formula="of:=CONCATENATE(UTILTRANSFORMEENMOTSCLES([.H50]);&quot;,&quot;;[.J50])" office:value-type="string" office:string-value="post,card," calcext:value-type="string">
            <text:p>post,card,</text:p>
          </table:table-cell>
          <table:table-cell table:number-columns-repeated="2"/>
          <table:table-cell table:style-name="ce53" table:formula="of:=JSONDECHETS([.A50];[.B50];[.C50];[.D50];[.E50];[.F50];[.T50];[.U50];[.G50];[.H50];[.K50];[.L50];[.M50];[.N50];[.P50])" office:value-type="string" office:string-value="   {&quot;code&quot;:&quot;dec_cartePostale&quot;,&#10;      &quot;type&quot;:&quot;Ressource / objet usagé&quot;,&#10;      &quot;type_en&quot;:&quot;Resource / Used object&quot;,&#10;      &quot;nom&quot;:&quot;Carte postale&quot;,&#10;      &quot;nom_en&quot;:&quot;Post card&quot;,&#10;      &quot;cat_usuel&quot;:&quot;cu_papierscartons&quot;,&#10;      &quot;cat_trait&quot;:&quot;cat_papiercarton&quot;,&#10;      &quot;descr&quot;:&quot;carte postale&quot;,&#10;      &quot;descr_en&quot;:&quot;Post card&quot;,&#10;      &quot;mots_cles&quot;:&quot;carte,postale,&quot;,&#10;      &quot;mots_cles_en&quot;:&quot;post,card,&quot;,&#10;      &quot;image&quot;:&quot;carte_postale_mini.png&quot;,&#10;      &quot;modco&quot;:&quot;modco_contpapiercarton,modco_bacjaunehorsnantes,modco_sacjaune,modco_contembjournmag&quot;,&#10;      &quot;recyc&quot;:&quot;OUI&quot;,&#10;      &quot;src&quot;:&quot;MieuxTrierANantes 02/2015&quot;&#10;   }," calcext:value-type="string">
            <text:p>   {"code":"dec_cartePostale",</text:p>
            <text:p>      "type":"Ressource / objet usagé",</text:p>
            <text:p>      "type_en":"Resource / Used object",</text:p>
            <text:p>      "nom":"Carte postale",</text:p>
            <text:p>      "nom_en":"Post card",</text:p>
            <text:p>      "cat_usuel":"cu_papierscartons",</text:p>
            <text:p>      "cat_trait":"cat_papiercarton",</text:p>
            <text:p>      "descr":"carte postale",</text:p>
            <text:p>      "descr_en":"Post card",</text:p>
            <text:p>      "mots_cles":"carte,postale,",</text:p>
            <text:p>      "mots_cles_en":"post,card,",</text:p>
            <text:p>      "image":"carte_postal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artonPetitsOuGrands</text:p>
          </table:table-cell>
          <table:table-cell table:style-name="ce290" office:value-type="string" calcext:value-type="string">
            <text:p>Carton (petits ou grands)</text:p>
          </table:table-cell>
          <table:table-cell table:style-name="ce290" office:value-type="string" calcext:value-type="string">
            <text:p>Cardboard (small or large)</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carton (petit ou grands)</text:p>
          </table:table-cell>
          <table:table-cell table:style-name="ce290" office:value-type="string" calcext:value-type="string">
            <text:p>cardboard (small or large)</text:p>
          </table:table-cell>
          <table:table-cell table:style-name="ce290" table:number-columns-repeated="2"/>
          <table:table-cell table:style-name="ce319"/>
          <table:table-cell table:style-name="ce116" office:value-type="string" calcext:value-type="string">
            <text:p>carton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51];&quot;_petit&quot;;&quot;&quot;)" office:value-type="string" office:string-value="carton_mini.png" calcext:value-type="string">
            <text:p>carton_mini.png</text:p>
          </table:table-cell>
          <table:table-cell table:formula="of:=CONCATENATE(UTILTRANSFORMEENMOTSCLES([.G51]);&quot;,&quot;;[.I51])" office:value-type="string" office:string-value="carton,petit,ou,grands,," calcext:value-type="string">
            <text:p>carton,petit,ou,grands,,</text:p>
          </table:table-cell>
          <table:table-cell table:formula="of:=CONCATENATE(UTILTRANSFORMEENMOTSCLES([.H51]);&quot;,&quot;;[.J51])" office:value-type="string" office:string-value="cardboard,small,or,large,," calcext:value-type="string">
            <text:p>cardboard,small,or,large,,</text:p>
          </table:table-cell>
          <table:table-cell table:number-columns-repeated="2"/>
          <table:table-cell table:style-name="ce53" table:formula="of:=JSONDECHETS([.A51];[.B51];[.C51];[.D51];[.E51];[.F51];[.T51];[.U51];[.G51];[.H51];[.K51];[.L51];[.M51];[.N51];[.P51])" office:value-type="string" office:string-value="   {&quot;code&quot;:&quot;dec_cartonPetitsOuGrands&quot;,&#10;      &quot;type&quot;:&quot;Ressource / objet usagé&quot;,&#10;      &quot;type_en&quot;:&quot;Resource / Used object&quot;,&#10;      &quot;nom&quot;:&quot;Carton (petits ou grands)&quot;,&#10;      &quot;nom_en&quot;:&quot;Cardboard (small or large)&quot;,&#10;      &quot;cat_usuel&quot;:&quot;cu_papierscartons&quot;,&#10;      &quot;cat_trait&quot;:&quot;cat_papiercarton&quot;,&#10;      &quot;descr&quot;:&quot;carton (petit ou grands)&quot;,&#10;      &quot;descr_en&quot;:&quot;cardboard (small or large)&quot;,&#10;      &quot;mots_cles&quot;:&quot;carton,petit,ou,grands,&quot;,&#10;      &quot;mots_cles_en&quot;:&quot;cardboard,small,or,large,&quot;,&#10;      &quot;image&quot;:&quot;carton_mini.png&quot;,&#10;      &quot;modco&quot;:&quot;modco_contpapiercarton,modco_bacjaunehorsnantes,modco_sacjaune,modco_contembjournmag&quot;,&#10;      &quot;recyc&quot;:&quot;OUI&quot;,&#10;      &quot;src&quot;:&quot;MieuxTrierANantes 02/2015&quot;&#10;   }," calcext:value-type="string">
            <text:p>   {"code":"dec_cartonPetitsOuGrands",</text:p>
            <text:p>      "type":"Ressource / objet usagé",</text:p>
            <text:p>      "type_en":"Resource / Used object",</text:p>
            <text:p>      "nom":"Carton (petits ou grands)",</text:p>
            <text:p>      "nom_en":"Cardboard (small or large)",</text:p>
            <text:p>      "cat_usuel":"cu_papierscartons",</text:p>
            <text:p>      "cat_trait":"cat_papiercarton",</text:p>
            <text:p>      "descr":"carton (petit ou grands)",</text:p>
            <text:p>      "descr_en":"cardboard (small or large)",</text:p>
            <text:p>      "mots_cles":"carton,petit,ou,grands,",</text:p>
            <text:p>      "mots_cles_en":"cardboard,small,or,large,",</text:p>
            <text:p>      "image":"carton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artouchesEncres</text:p>
          </table:table-cell>
          <table:table-cell table:style-name="ce290" office:value-type="string" calcext:value-type="string">
            <text:p>Cartouches encres</text:p>
          </table:table-cell>
          <table:table-cell table:style-name="ce290" office:value-type="string" calcext:value-type="string">
            <text:p>Ink cartridges</text:p>
          </table:table-cell>
          <table:table-cell table:style-name="ce290" office:value-type="string" calcext:value-type="string">
            <text:p>cu_toxique</text:p>
          </table:table-cell>
          <table:table-cell table:style-name="ce18" office:value-type="string" calcext:value-type="string">
            <text:p>cat_cartouche</text:p>
          </table:table-cell>
          <table:table-cell/>
          <table:table-cell table:style-name="ce290" office:value-type="string" calcext:value-type="string">
            <text:p>cartouche encres</text:p>
          </table:table-cell>
          <table:table-cell table:style-name="ce290" office:value-type="string" calcext:value-type="string">
            <text:p>ink cartridges</text:p>
          </table:table-cell>
          <table:table-cell table:style-name="ce290" table:number-columns-repeated="2"/>
          <table:table-cell table:style-name="ce319"/>
          <table:table-cell table:style-name="ce116" office:value-type="string" calcext:value-type="string">
            <text:p>cartouches_imprimante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52];&quot;_petit&quot;;&quot;&quot;)" office:value-type="string" office:string-value="cartouches_imprimantes_mini.png" calcext:value-type="string">
            <text:p>cartouches_imprimantes_mini.png</text:p>
          </table:table-cell>
          <table:table-cell table:formula="of:=CONCATENATE(UTILTRANSFORMEENMOTSCLES([.G52]);&quot;,&quot;;[.I52])" office:value-type="string" office:string-value="cartouche,encres," calcext:value-type="string">
            <text:p>cartouche,encres,</text:p>
          </table:table-cell>
          <table:table-cell table:formula="of:=CONCATENATE(UTILTRANSFORMEENMOTSCLES([.H52]);&quot;,&quot;;[.J52])" office:value-type="string" office:string-value="ink,cartridges," calcext:value-type="string">
            <text:p>ink,cartridges,</text:p>
          </table:table-cell>
          <table:table-cell table:number-columns-repeated="2"/>
          <table:table-cell table:style-name="ce53" table:formula="of:=JSONDECHETS([.A52];[.B52];[.C52];[.D52];[.E52];[.F52];[.T52];[.U52];[.G52];[.H52];[.K52];[.L52];[.M52];[.N52];[.P52])" office:value-type="string" office:string-value="   {&quot;code&quot;:&quot;dec_cartouchesEncres&quot;,&#10;      &quot;type&quot;:&quot;Ressource / objet usagé&quot;,&#10;      &quot;type_en&quot;:&quot;Resource / Used object&quot;,&#10;      &quot;nom&quot;:&quot;Cartouches encres&quot;,&#10;      &quot;nom_en&quot;:&quot;Ink cartridges&quot;,&#10;      &quot;cat_usuel&quot;:&quot;cu_toxique&quot;,&#10;      &quot;cat_trait&quot;:&quot;cat_cartouche&quot;,&#10;      &quot;descr&quot;:&quot;cartouche encres&quot;,&#10;      &quot;descr_en&quot;:&quot;ink cartridges&quot;,&#10;      &quot;mots_cles&quot;:&quot;cartouche,encres,&quot;,&#10;      &quot;mots_cles_en&quot;:&quot;ink,cartridges,&quot;,&#10;      &quot;image&quot;:&quot;cartouches_imprimantes_mini.png&quot;,&#10;      &quot;modco&quot;:&quot;modco_pointsdevente,modco_decheterie,modco_ecopoint&quot;,&#10;      &quot;recyc&quot;:&quot;PAS_POUBELLE&quot;,&#10;      &quot;src&quot;:&quot;MieuxTrierANantes 02/2015&quot;&#10;   }," calcext:value-type="string">
            <text:p>   {"code":"dec_cartouchesEncres",</text:p>
            <text:p>      "type":"Ressource / objet usagé",</text:p>
            <text:p>      "type_en":"Resource / Used object",</text:p>
            <text:p>      "nom":"Cartouches encres",</text:p>
            <text:p>      "nom_en":"Ink cartridges",</text:p>
            <text:p>      "cat_usuel":"cu_toxique",</text:p>
            <text:p>      "cat_trait":"cat_cartouche",</text:p>
            <text:p>      "descr":"cartouche encres",</text:p>
            <text:p>      "descr_en":"ink cartridges",</text:p>
            <text:p>      "mots_cles":"cartouche,encres,",</text:p>
            <text:p>      "mots_cles_en":"ink,cartridges,",</text:p>
            <text:p>      "image":"cartouches_imprimantes_mini.png",</text:p>
            <text:p>      "modco":"modco_pointsdevent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dDvdK7</text:p>
          </table:table-cell>
          <table:table-cell table:style-name="ce290" office:value-type="string" calcext:value-type="string">
            <text:p>CD/DVD/K7</text:p>
          </table:table-cell>
          <table:table-cell table:style-name="ce290" office:value-type="string" calcext:value-type="string">
            <text:p>CD / DVD / K7</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CD/DVD/K7, cassette audio, cassette vidéo, appareil photo, caméra</text:p>
          </table:table-cell>
          <table:table-cell table:style-name="ce290" office:value-type="string" calcext:value-type="string">
            <text:p>CD / DVD / K7, audio cassettes, video cassettes</text:p>
          </table:table-cell>
          <table:table-cell table:style-name="ce290" table:number-columns-repeated="3"/>
          <table:table-cell table:style-name="ce319" office:value-type="string" calcext:value-type="string">
            <text:p>cd_sansemballage_mini.png</text:p>
          </table:table-cell>
          <table:table-cell table:style-name="ce116" office:value-type="string" calcext:value-type="string">
            <text:p>pochette_cd_mini.png</text:p>
          </table:table-cell>
          <table:table-cell table:style-name="ce348" office:value-type="string" calcext:value-type="string">
            <text:p>MieuxTrierANantes 02/2015</text:p>
          </table:table-cell>
          <table:table-cell table:style-name="ce348" table:number-columns-repeated="3"/>
          <table:table-cell/>
          <table:table-cell table:formula="of:=SUBSTITUTE([.L53];&quot;_petit&quot;;&quot;&quot;)" office:value-type="string" office:string-value="cd_sansemballage_mini.png" calcext:value-type="string">
            <text:p>cd_sansemballage_mini.png</text:p>
          </table:table-cell>
          <table:table-cell table:formula="of:=CONCATENATE(UTILTRANSFORMEENMOTSCLES([.G53]);&quot;,&quot;;[.I53])" office:value-type="string" office:string-value="cd/dvd/k7,cassette,audio,cassette,video,appareil,photo,camera," calcext:value-type="string">
            <text:p>cd/dvd/k7,cassette,audio,cassette,video,appareil,photo,camera,</text:p>
          </table:table-cell>
          <table:table-cell table:formula="of:=CONCATENATE(UTILTRANSFORMEENMOTSCLES([.H53]);&quot;,&quot;;[.J53])" office:value-type="string" office:string-value="cd,/,dvd,/,k7,audio,cassettes,video,cassettes," calcext:value-type="string">
            <text:p>cd,/,dvd,/,k7,audio,cassettes,video,cassettes,</text:p>
          </table:table-cell>
          <table:table-cell table:number-columns-repeated="2"/>
          <table:table-cell table:style-name="ce53" table:formula="of:=JSONDECHETS([.A53];[.B53];[.C53];[.D53];[.E53];[.F53];[.T53];[.U53];[.G53];[.H53];[.K53];[.L53];[.M53];[.N53];[.P53])" office:value-type="string" office:string-value="   {&quot;code&quot;:&quot;dec_cdDvdK7&quot;,&#10;      &quot;type&quot;:&quot;Ressource / objet usagé&quot;,&#10;      &quot;type_en&quot;:&quot;Resource / Used object&quot;,&#10;      &quot;nom&quot;:&quot;CD/DVD/K7&quot;,&#10;      &quot;nom_en&quot;:&quot;CD / DVD / K7&quot;,&#10;      &quot;cat_usuel&quot;:&quot;cu_divers&quot;,&#10;      &quot;cat_trait&quot;:&quot;cat_omr&quot;,&#10;      &quot;descr&quot;:&quot;CD/DVD/K7, cassette audio, cassette vidéo, appareil photo, caméra&quot;,&#10;      &quot;descr_en&quot;:&quot;CD / DVD / K7, audio cassettes, video cassettes&quot;,&#10;      &quot;mots_cles&quot;:&quot;cd/dvd/k7,cassette,audio,cassette,video,appareil,photo,camera,&quot;,&#10;      &quot;mots_cles_en&quot;:&quot;cd,/,dvd,/,k7,audio,cassettes,video,cassettes,&quot;,&#10;      &quot;image&quot;:&quot;cd_sansemballage_mini.png&quot;,&#10;      &quot;image_secondaire&quot;:&quot;pochette_cd_mini.png&quot;,&#10;      &quot;modco&quot;:&quot;modco_bacbleuhorsnantes,modco_bacbleunantes,modco_sacbleu&quot;,&#10;      &quot;recyc&quot;:&quot;NON&quot;,&#10;      &quot;src&quot;:&quot;MieuxTrierANantes 02/2015&quot;&#10;   }," calcext:value-type="string">
            <text:p>   {"code":"dec_cdDvdK7",</text:p>
            <text:p>      "type":"Ressource / objet usagé",</text:p>
            <text:p>      "type_en":"Resource / Used object",</text:p>
            <text:p>      "nom":"CD/DVD/K7",</text:p>
            <text:p>      "nom_en":"CD / DVD / K7",</text:p>
            <text:p>      "cat_usuel":"cu_divers",</text:p>
            <text:p>      "cat_trait":"cat_omr",</text:p>
            <text:p>      "descr":"CD/DVD/K7, cassette audio, cassette vidéo, appareil photo, caméra",</text:p>
            <text:p>      "descr_en":"CD / DVD / K7, audio cassettes, video cassettes",</text:p>
            <text:p>      "mots_cles":"cd/dvd/k7,cassette,audio,cassette,video,appareil,photo,camera,",</text:p>
            <text:p>      "mots_cles_en":"cd,/,dvd,/,k7,audio,cassettes,video,cassettes,",</text:p>
            <text:p>      "image":"cd_sansemballage_mini.png",</text:p>
            <text:p>      "image_secondaire":"pochette_cd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haussureEnBonEtat</text:p>
          </table:table-cell>
          <table:table-cell table:style-name="ce290" office:value-type="string" calcext:value-type="string">
            <text:p>Chaussure bon état</text:p>
          </table:table-cell>
          <table:table-cell table:style-name="ce290" office:value-type="string" calcext:value-type="string">
            <text:p>Good shoe</text:p>
          </table:table-cell>
          <table:table-cell table:style-name="ce290" office:value-type="string" calcext:value-type="string">
            <text:p>cu_vetementtissu</text:p>
          </table:table-cell>
          <table:table-cell table:style-name="ce290" office:value-type="string" calcext:value-type="string">
            <text:p>cat_vetement</text:p>
          </table:table-cell>
          <table:table-cell table:style-name="ce290"/>
          <table:table-cell table:style-name="ce439" office:value-type="string" calcext:value-type="string">
            <text:p>chaussure en bon état, bote en bon état</text:p>
          </table:table-cell>
          <table:table-cell table:style-name="ce439" office:value-type="string" calcext:value-type="string">
            <text:p>shoe in good condition, in good condition bote</text:p>
          </table:table-cell>
          <table:table-cell table:style-name="ce439" table:number-columns-repeated="2"/>
          <table:table-cell table:style-name="ce290"/>
          <table:table-cell table:style-name="ce319" office:value-type="string" calcext:value-type="string">
            <text:p>chaussures_mini.png</text:p>
          </table:table-cell>
          <table:table-cell table:style-name="ce17"/>
          <table:table-cell table:style-name="ce352" office:value-type="string" calcext:value-type="string">
            <text:p>MieuxTrierANantes 02/2015</text:p>
          </table:table-cell>
          <table:table-cell table:style-name="ce352" table:number-columns-repeated="3"/>
          <table:table-cell/>
          <table:table-cell table:formula="of:=SUBSTITUTE([.L54];&quot;_petit&quot;;&quot;&quot;)" office:value-type="string" office:string-value="chaussures_mini.png" calcext:value-type="string">
            <text:p>chaussures_mini.png</text:p>
          </table:table-cell>
          <table:table-cell table:formula="of:=CONCATENATE(UTILTRANSFORMEENMOTSCLES([.G54]);&quot;,&quot;;[.I54])" office:value-type="string" office:string-value="chaussure,bon,etat,bote,bon,etat," calcext:value-type="string">
            <text:p>chaussure,bon,etat,bote,bon,etat,</text:p>
          </table:table-cell>
          <table:table-cell table:formula="of:=CONCATENATE(UTILTRANSFORMEENMOTSCLES([.H54]);&quot;,&quot;;[.J54])" office:value-type="string" office:string-value="shoe,in,good,condition,in,good,condition,bote," calcext:value-type="string">
            <text:p>shoe,in,good,condition,in,good,condition,bote,</text:p>
          </table:table-cell>
          <table:table-cell table:number-columns-repeated="2"/>
          <table:table-cell table:style-name="ce53" table:formula="of:=JSONDECHETS([.A54];[.B54];[.C54];[.D54];[.E54];[.F54];[.T54];[.U54];[.G54];[.H54];[.K54];[.L54];[.M54];[.N54];[.P54])" office:value-type="string" office:string-value="   {&quot;code&quot;:&quot;dec_chaussureEnBonEtat&quot;,&#10;      &quot;type&quot;:&quot;Ressource / objet usagé&quot;,&#10;      &quot;type_en&quot;:&quot;Resource / Used object&quot;,&#10;      &quot;nom&quot;:&quot;Chaussure bon état&quot;,&#10;      &quot;nom_en&quot;:&quot;Good shoe&quot;,&#10;      &quot;cat_usuel&quot;:&quot;cu_vetementtissu&quot;,&#10;      &quot;cat_trait&quot;:&quot;cat_vetement&quot;,&#10;      &quot;descr&quot;:&quot;chaussure en bon état, bote en bon état&quot;,&#10;      &quot;descr_en&quot;:&quot;shoe in good condition, in good condition bote&quot;,&#10;      &quot;mots_cles&quot;:&quot;chaussure,bon,etat,bote,bon,etat,&quot;,&#10;      &quot;mots_cles_en&quot;:&quot;shoe,in,good,condition,in,good,condition,bote,&quot;,&#10;      &quot;cons&quot;:&quot;cons_lerelais&quot;,&#10;      &quot;image&quot;:&quot;chaussures_mini.png&quot;,&#10;      &quot;modco&quot;:&quot;smco_conteneurlerelais,smco_reempvet&quot;,&#10;      &quot;recyc&quot;:&quot;NON&quot;,&#10;      &quot;src&quot;:&quot;MieuxTrierANantes 02/2015&quot;&#10;   }," calcext:value-type="string">
            <text:p>   {"code":"dec_chaussureEnBonEtat",</text:p>
            <text:p>      "type":"Ressource / objet usagé",</text:p>
            <text:p>      "type_en":"Resource / Used object",</text:p>
            <text:p>      "nom":"Chaussure bon état",</text:p>
            <text:p>      "nom_en":"Good shoe",</text:p>
            <text:p>      "cat_usuel":"cu_vetementtissu",</text:p>
            <text:p>      "cat_trait":"cat_vetement",</text:p>
            <text:p>      "descr":"chaussure en bon état, bote en bon état",</text:p>
            <text:p>      "descr_en":"shoe in good condition, in good condition bote",</text:p>
            <text:p>      "mots_cles":"chaussure,bon,etat,bote,bon,etat,",</text:p>
            <text:p>      "mots_cles_en":"shoe,in,good,condition,in,good,condition,bote,",</text:p>
            <text:p>      "cons":"cons_lerelais",</text:p>
            <text:p>      "image":"chaussures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haussuresUsagees</text:p>
          </table:table-cell>
          <table:table-cell table:style-name="ce290" office:value-type="string" calcext:value-type="string">
            <text:p>Chaussures usagées</text:p>
          </table:table-cell>
          <table:table-cell table:style-name="ce290" office:value-type="string" calcext:value-type="string">
            <text:p>Used shoes</text:p>
          </table:table-cell>
          <table:table-cell table:style-name="ce290" office:value-type="string" calcext:value-type="string">
            <text:p>cu_vetementtissu</text:p>
          </table:table-cell>
          <table:table-cell table:style-name="ce290" office:value-type="string" calcext:value-type="string">
            <text:p>cat_omr</text:p>
          </table:table-cell>
          <table:table-cell table:style-name="ce290"/>
          <table:table-cell table:style-name="ce290" office:value-type="string" calcext:value-type="string">
            <text:p>chaussure usagées, bote usagée, chaussure en mauvais état</text:p>
          </table:table-cell>
          <table:table-cell table:style-name="ce290" office:value-type="string" calcext:value-type="string">
            <text:p>used shoes, used bote, worn footwear</text:p>
          </table:table-cell>
          <table:table-cell table:style-name="ce290" table:number-columns-repeated="3"/>
          <table:table-cell table:style-name="ce15" office:value-type="string" calcext:value-type="string">
            <text:p>images_non_libres_temp/chaussures_usagees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55];&quot;_petit&quot;;&quot;&quot;)" office:value-type="string" office:string-value="images_non_libres_temp/chaussures_usagees_mini.png" calcext:value-type="string">
            <text:p>images_non_libres_temp/chaussures_usagees_mini.png</text:p>
          </table:table-cell>
          <table:table-cell table:formula="of:=CONCATENATE(UTILTRANSFORMEENMOTSCLES([.G55]);&quot;,&quot;;[.I55])" office:value-type="string" office:string-value="chaussure,usagees,bote,usagee,chaussure,mauvais,etat," calcext:value-type="string">
            <text:p>chaussure,usagees,bote,usagee,chaussure,mauvais,etat,</text:p>
          </table:table-cell>
          <table:table-cell table:formula="of:=CONCATENATE(UTILTRANSFORMEENMOTSCLES([.H55]);&quot;,&quot;;[.J55])" office:value-type="string" office:string-value="used,shoes,used,bote,worn,footwear," calcext:value-type="string">
            <text:p>used,shoes,used,bote,worn,footwear,</text:p>
          </table:table-cell>
          <table:table-cell table:number-columns-repeated="2"/>
          <table:table-cell table:style-name="ce53" table:formula="of:=JSONDECHETS([.A55];[.B55];[.C55];[.D55];[.E55];[.F55];[.T55];[.U55];[.G55];[.H55];[.K55];[.L55];[.M55];[.N55];[.P55])" office:value-type="string" office:string-value="   {&quot;code&quot;:&quot;dec_chaussuresUsagees&quot;,&#10;      &quot;type&quot;:&quot;Ressource / objet usagé&quot;,&#10;      &quot;type_en&quot;:&quot;Resource / Used object&quot;,&#10;      &quot;nom&quot;:&quot;Chaussures usagées&quot;,&#10;      &quot;nom_en&quot;:&quot;Used shoes&quot;,&#10;      &quot;cat_usuel&quot;:&quot;cu_vetementtissu&quot;,&#10;      &quot;cat_trait&quot;:&quot;cat_omr&quot;,&#10;      &quot;descr&quot;:&quot;chaussure usagées, bote usagée, chaussure en mauvais état&quot;,&#10;      &quot;descr_en&quot;:&quot;used shoes, used bote, worn footwear&quot;,&#10;      &quot;mots_cles&quot;:&quot;chaussure,usagees,bote,usagee,chaussure,mauvais,etat,&quot;,&#10;      &quot;mots_cles_en&quot;:&quot;used,shoes,used,bote,worn,footwear,&quot;,&#10;      &quot;image&quot;:&quot;images_non_libres_temp/chaussures_usagees_mini.png&quot;,&#10;      &quot;modco&quot;:&quot;modco_bacbleuhorsnantes,modco_bacbleunantes,modco_sacbleu&quot;,&#10;      &quot;recyc&quot;:&quot;NON&quot;,&#10;      &quot;src&quot;:&quot;MieuxTrierANantes 02/2015&quot;&#10;   }," calcext:value-type="string">
            <text:p>   {"code":"dec_chaussuresUsagees",</text:p>
            <text:p>      "type":"Ressource / objet usagé",</text:p>
            <text:p>      "type_en":"Resource / Used object",</text:p>
            <text:p>      "nom":"Chaussures usagées",</text:p>
            <text:p>      "nom_en":"Used shoes",</text:p>
            <text:p>      "cat_usuel":"cu_vetementtissu",</text:p>
            <text:p>      "cat_trait":"cat_omr",</text:p>
            <text:p>      "descr":"chaussure usagées, bote usagée, chaussure en mauvais état",</text:p>
            <text:p>      "descr_en":"used shoes, used bote, worn footwear",</text:p>
            <text:p>      "mots_cles":"chaussure,usagees,bote,usagee,chaussure,mauvais,etat,",</text:p>
            <text:p>      "mots_cles_en":"used,shoes,used,bote,worn,footwear,",</text:p>
            <text:p>      "image":"images_non_libres_temp/chaussures_usagees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igarette</text:p>
          </table:table-cell>
          <table:table-cell table:number-columns-repeated="2" table:style-name="ce290" office:value-type="string" calcext:value-type="string">
            <text:p>Cigarette</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cigarette, mégot, cigare</text:p>
          </table:table-cell>
          <table:table-cell table:style-name="ce290" office:value-type="string" calcext:value-type="string">
            <text:p>cigarette, cigarette, cigar</text:p>
          </table:table-cell>
          <table:table-cell table:style-name="ce290" table:number-columns-repeated="2"/>
          <table:table-cell table:style-name="ce319"/>
          <table:table-cell table:style-name="ce116" office:value-type="string" calcext:value-type="string">
            <text:p>megot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56];&quot;_petit&quot;;&quot;&quot;)" office:value-type="string" office:string-value="megot_mini.png" calcext:value-type="string">
            <text:p>megot_mini.png</text:p>
          </table:table-cell>
          <table:table-cell table:formula="of:=CONCATENATE(UTILTRANSFORMEENMOTSCLES([.G56]);&quot;,&quot;;[.I56])" office:value-type="string" office:string-value="cigarette,megot,cigare," calcext:value-type="string">
            <text:p>cigarette,megot,cigare,</text:p>
          </table:table-cell>
          <table:table-cell table:formula="of:=CONCATENATE(UTILTRANSFORMEENMOTSCLES([.H56]);&quot;,&quot;;[.J56])" office:value-type="string" office:string-value="cigarette,cigarette,cigar," calcext:value-type="string">
            <text:p>cigarette,cigarette,cigar,</text:p>
          </table:table-cell>
          <table:table-cell table:number-columns-repeated="2"/>
          <table:table-cell table:style-name="ce53" table:formula="of:=JSONDECHETS([.A56];[.B56];[.C56];[.D56];[.E56];[.F56];[.T56];[.U56];[.G56];[.H56];[.K56];[.L56];[.M56];[.N56];[.P56])" office:value-type="string" office:string-value="   {&quot;code&quot;:&quot;dec_cigarette&quot;,&#10;      &quot;type&quot;:&quot;Ressource / objet usagé&quot;,&#10;      &quot;type_en&quot;:&quot;Resource / Used object&quot;,&#10;      &quot;nom&quot;:&quot;Cigarette&quot;,&#10;      &quot;nom_en&quot;:&quot;Cigarette&quot;,&#10;      &quot;cat_usuel&quot;:&quot;cu_divers&quot;,&#10;      &quot;cat_trait&quot;:&quot;cat_omr&quot;,&#10;      &quot;descr&quot;:&quot;cigarette, mégot, cigare&quot;,&#10;      &quot;descr_en&quot;:&quot;cigarette, cigarette, cigar&quot;,&#10;      &quot;mots_cles&quot;:&quot;cigarette,megot,cigare,&quot;,&#10;      &quot;mots_cles_en&quot;:&quot;cigarette,cigarette,cigar,&quot;,&#10;      &quot;image&quot;:&quot;megot_mini.png&quot;,&#10;      &quot;modco&quot;:&quot;modco_bacbleuhorsnantes,modco_bacbleunantes,modco_sacbleu&quot;,&#10;      &quot;recyc&quot;:&quot;NON&quot;,&#10;      &quot;src&quot;:&quot;MieuxTrierANantes 02/2015&quot;&#10;   }," calcext:value-type="string">
            <text:p>   {"code":"dec_cigarette",</text:p>
            <text:p>      "type":"Ressource / objet usagé",</text:p>
            <text:p>      "type_en":"Resource / Used object",</text:p>
            <text:p>      "nom":"Cigarette",</text:p>
            <text:p>      "nom_en":"Cigarette",</text:p>
            <text:p>      "cat_usuel":"cu_divers",</text:p>
            <text:p>      "cat_trait":"cat_omr",</text:p>
            <text:p>      "descr":"cigarette, mégot, cigare",</text:p>
            <text:p>      "descr_en":"cigarette, cigarette, cigar",</text:p>
            <text:p>      "mots_cles":"cigarette,megot,cigare,",</text:p>
            <text:p>      "mots_cles_en":"cigarette,cigarette,cigar,",</text:p>
            <text:p>      "image":"mego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lasseur</text:p>
          </table:table-cell>
          <table:table-cell table:style-name="ce290" office:value-type="string" calcext:value-type="string">
            <text:p>Classeur</text:p>
          </table:table-cell>
          <table:table-cell table:style-name="ce290" office:value-type="string" calcext:value-type="string">
            <text:p>Binder</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290" office:value-type="string" calcext:value-type="string">
            <text:p>classeur</text:p>
          </table:table-cell>
          <table:table-cell table:style-name="ce290" office:value-type="string" calcext:value-type="string">
            <text:p>binder</text:p>
          </table:table-cell>
          <table:table-cell table:style-name="ce290" table:number-columns-repeated="2"/>
          <table:table-cell table:style-name="ce319"/>
          <table:table-cell table:style-name="ce116" office:value-type="string" calcext:value-type="string">
            <text:p>classeur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57];&quot;_petit&quot;;&quot;&quot;)" office:value-type="string" office:string-value="classeur_mini.png" calcext:value-type="string">
            <text:p>classeur_mini.png</text:p>
          </table:table-cell>
          <table:table-cell table:formula="of:=CONCATENATE(UTILTRANSFORMEENMOTSCLES([.G57]);&quot;,&quot;;[.I57])" office:value-type="string" office:string-value="classeur," calcext:value-type="string">
            <text:p>classeur,</text:p>
          </table:table-cell>
          <table:table-cell table:formula="of:=CONCATENATE(UTILTRANSFORMEENMOTSCLES([.H57]);&quot;,&quot;;[.J57])" office:value-type="string" office:string-value="binder," calcext:value-type="string">
            <text:p>binder,</text:p>
          </table:table-cell>
          <table:table-cell table:number-columns-repeated="2"/>
          <table:table-cell table:style-name="ce53" table:formula="of:=JSONDECHETS([.A57];[.B57];[.C57];[.D57];[.E57];[.F57];[.T57];[.U57];[.G57];[.H57];[.K57];[.L57];[.M57];[.N57];[.P57])" office:value-type="string" office:string-value="   {&quot;code&quot;:&quot;dec_classeur&quot;,&#10;      &quot;type&quot;:&quot;Ressource / objet usagé&quot;,&#10;      &quot;type_en&quot;:&quot;Resource / Used object&quot;,&#10;      &quot;nom&quot;:&quot;Classeur&quot;,&#10;      &quot;nom_en&quot;:&quot;Binder&quot;,&#10;      &quot;cat_usuel&quot;:&quot;cu_papierscartons&quot;,&#10;      &quot;cat_trait&quot;:&quot;cat_omr&quot;,&#10;      &quot;descr&quot;:&quot;classeur&quot;,&#10;      &quot;descr_en&quot;:&quot;binder&quot;,&#10;      &quot;mots_cles&quot;:&quot;classeur,&quot;,&#10;      &quot;mots_cles_en&quot;:&quot;binder,&quot;,&#10;      &quot;image&quot;:&quot;classeur_mini.png&quot;,&#10;      &quot;modco&quot;:&quot;modco_bacbleuhorsnantes,modco_bacbleunantes,modco_sacbleu&quot;,&#10;      &quot;recyc&quot;:&quot;NON&quot;,&#10;      &quot;src&quot;:&quot;MieuxTrierANantes 02/2015&quot;&#10;   }," calcext:value-type="string">
            <text:p>   {"code":"dec_classeur",</text:p>
            <text:p>      "type":"Ressource / objet usagé",</text:p>
            <text:p>      "type_en":"Resource / Used object",</text:p>
            <text:p>      "nom":"Classeur",</text:p>
            <text:p>      "nom_en":"Binder",</text:p>
            <text:p>      "cat_usuel":"cu_papierscartons",</text:p>
            <text:p>      "cat_trait":"cat_omr",</text:p>
            <text:p>      "descr":"classeur",</text:p>
            <text:p>      "descr_en":"binder",</text:p>
            <text:p>      "mots_cles":"classeur,",</text:p>
            <text:p>      "mots_cles_en":"binder,",</text:p>
            <text:p>      "image":"classeur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olles</text:p>
          </table:table-cell>
          <table:table-cell table:style-name="ce290" office:value-type="string" calcext:value-type="string">
            <text:p>Colles</text:p>
          </table:table-cell>
          <table:table-cell table:style-name="ce290" office:value-type="string" calcext:value-type="string">
            <text:p>Glue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colles</text:p>
          </table:table-cell>
          <table:table-cell table:style-name="ce290" office:value-type="string" calcext:value-type="string">
            <text:p>glues</text:p>
          </table:table-cell>
          <table:table-cell table:style-name="ce290" table:number-columns-repeated="2"/>
          <table:table-cell table:style-name="ce319"/>
          <table:table-cell table:style-name="ce116" office:value-type="string" calcext:value-type="string">
            <text:p>colle_a_bois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58];&quot;_petit&quot;;&quot;&quot;)" office:value-type="string" office:string-value="colle_a_bois_mini.png" calcext:value-type="string">
            <text:p>colle_a_bois_mini.png</text:p>
          </table:table-cell>
          <table:table-cell table:formula="of:=CONCATENATE(UTILTRANSFORMEENMOTSCLES([.G58]);&quot;,&quot;;[.I58])" office:value-type="string" office:string-value="colles," calcext:value-type="string">
            <text:p>colles,</text:p>
          </table:table-cell>
          <table:table-cell table:formula="of:=CONCATENATE(UTILTRANSFORMEENMOTSCLES([.H58]);&quot;,&quot;;[.J58])" office:value-type="string" office:string-value="glues," calcext:value-type="string">
            <text:p>glues,</text:p>
          </table:table-cell>
          <table:table-cell table:number-columns-repeated="2"/>
          <table:table-cell table:style-name="ce53" table:formula="of:=JSONDECHETS([.A58];[.B58];[.C58];[.D58];[.E58];[.F58];[.T58];[.U58];[.G58];[.H58];[.K58];[.L58];[.M58];[.N58];[.P58])" office:value-type="string" office:string-value="   {&quot;code&quot;:&quot;dec_colles&quot;,&#10;      &quot;type&quot;:&quot;Ressource / objet usagé&quot;,&#10;      &quot;type_en&quot;:&quot;Resource / Used object&quot;,&#10;      &quot;nom&quot;:&quot;Colles&quot;,&#10;      &quot;nom_en&quot;:&quot;Glues&quot;,&#10;      &quot;cat_usuel&quot;:&quot;cu_toxique&quot;,&#10;      &quot;cat_trait&quot;:&quot;cat_ddm&quot;,&#10;      &quot;descr&quot;:&quot;colles&quot;,&#10;      &quot;descr_en&quot;:&quot;glues&quot;,&#10;      &quot;mots_cles&quot;:&quot;colles,&quot;,&#10;      &quot;mots_cles_en&quot;:&quot;glues,&quot;,&#10;      &quot;cons&quot;:&quot;cons_toxique&quot;,&#10;      &quot;image&quot;:&quot;colle_a_bois_mini.png&quot;,&#10;      &quot;modco&quot;:&quot;modco_decheterie,modco_ecopoint&quot;,&#10;      &quot;recyc&quot;:&quot;PAS_POUBELLE&quot;,&#10;      &quot;src&quot;:&quot;MieuxTrierANantes 02/2015&quot;&#10;   }," calcext:value-type="string">
            <text:p>   {"code":"dec_colles",</text:p>
            <text:p>      "type":"Ressource / objet usagé",</text:p>
            <text:p>      "type_en":"Resource / Used object",</text:p>
            <text:p>      "nom":"Colles",</text:p>
            <text:p>      "nom_en":"Glues",</text:p>
            <text:p>      "cat_usuel":"cu_toxique",</text:p>
            <text:p>      "cat_trait":"cat_ddm",</text:p>
            <text:p>      "descr":"colles",</text:p>
            <text:p>      "descr_en":"glues",</text:p>
            <text:p>      "mots_cles":"colles,",</text:p>
            <text:p>      "mots_cles_en":"glues,",</text:p>
            <text:p>      "cons":"cons_toxique",</text:p>
            <text:p>      "image":"coll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ongelateurs</text:p>
          </table:table-cell>
          <table:table-cell table:style-name="ce290" office:value-type="string" calcext:value-type="string">
            <text:p>congélateurs</text:p>
          </table:table-cell>
          <table:table-cell table:style-name="ce290" office:value-type="string" calcext:value-type="string">
            <text:p>Freezers</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congélateurs</text:p>
          </table:table-cell>
          <table:table-cell table:style-name="ce290" office:value-type="string" calcext:value-type="string">
            <text:p>Freezers</text:p>
          </table:table-cell>
          <table:table-cell table:style-name="ce290" table:number-columns-repeated="2"/>
          <table:table-cell table:style-name="ce319"/>
          <table:table-cell table:style-name="ce116" office:value-type="string" calcext:value-type="string">
            <text:p>congelateur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59];&quot;_petit&quot;;&quot;&quot;)" office:value-type="string" office:string-value="congelateur_mini.png" calcext:value-type="string">
            <text:p>congelateur_mini.png</text:p>
          </table:table-cell>
          <table:table-cell table:formula="of:=CONCATENATE(UTILTRANSFORMEENMOTSCLES([.G59]);&quot;,&quot;;[.I59])" office:value-type="string" office:string-value="congelateurs," calcext:value-type="string">
            <text:p>congelateurs,</text:p>
          </table:table-cell>
          <table:table-cell table:formula="of:=CONCATENATE(UTILTRANSFORMEENMOTSCLES([.H59]);&quot;,&quot;;[.J59])" office:value-type="string" office:string-value="freezers," calcext:value-type="string">
            <text:p>freezers,</text:p>
          </table:table-cell>
          <table:table-cell table:number-columns-repeated="2"/>
          <table:table-cell table:style-name="ce53" table:formula="of:=JSONDECHETS([.A59];[.B59];[.C59];[.D59];[.E59];[.F59];[.T59];[.U59];[.G59];[.H59];[.K59];[.L59];[.M59];[.N59];[.P59])" office:value-type="string" office:string-value="   {&quot;code&quot;:&quot;dec_congelateurs&quot;,&#10;      &quot;type&quot;:&quot;Ressource / objet usagé&quot;,&#10;      &quot;type_en&quot;:&quot;Resource / Used object&quot;,&#10;      &quot;nom&quot;:&quot;congélateurs&quot;,&#10;      &quot;nom_en&quot;:&quot;Freezers&quot;,&#10;      &quot;cat_usuel&quot;:&quot;cu_encombrantelectronique&quot;,&#10;      &quot;cat_trait&quot;:&quot;cat_d3e&quot;,&#10;      &quot;descr&quot;:&quot;congélateurs&quot;,&#10;      &quot;descr_en&quot;:&quot;Freezers&quot;,&#10;      &quot;mots_cles&quot;:&quot;congelateurs,&quot;,&#10;      &quot;mots_cles_en&quot;:&quot;freezers,&quot;,&#10;      &quot;cons&quot;:&quot;cons_recuppdv1,cons_ecoparticipation&quot;,&#10;      &quot;image&quot;:&quot;congelateur_mini.png&quot;,&#10;      &quot;modco&quot;:&quot;modco_decheterie,modco_ecopoint,smco_reprise,smco_reprise_1pour0&quot;,&#10;      &quot;recyc&quot;:&quot;PAS_POUBELLE&quot;,&#10;      &quot;src&quot;:&quot;MieuxTrierANantes 02/2015&quot;&#10;   }," calcext:value-type="string">
            <text:p>   {"code":"dec_congelateurs",</text:p>
            <text:p>      "type":"Ressource / objet usagé",</text:p>
            <text:p>      "type_en":"Resource / Used object",</text:p>
            <text:p>      "nom":"congélateurs",</text:p>
            <text:p>      "nom_en":"Freezers",</text:p>
            <text:p>      "cat_usuel":"cu_encombrantelectronique",</text:p>
            <text:p>      "cat_trait":"cat_d3e",</text:p>
            <text:p>      "descr":"congélateurs",</text:p>
            <text:p>      "descr_en":"Freezers",</text:p>
            <text:p>      "mots_cles":"congelateurs,",</text:p>
            <text:p>      "mots_cles_en":"freezers,",</text:p>
            <text:p>      "cons":"cons_recuppdv1,cons_ecoparticipation",</text:p>
            <text:p>      "image":"congelat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otonTige</text:p>
          </table:table-cell>
          <table:table-cell table:style-name="ce290" office:value-type="string" calcext:value-type="string">
            <text:p>Coton tige</text:p>
          </table:table-cell>
          <table:table-cell table:style-name="ce290" office:value-type="string" calcext:value-type="string">
            <text:p>Q-tip</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coton tige</text:p>
          </table:table-cell>
          <table:table-cell table:style-name="ce290" office:value-type="string" calcext:value-type="string">
            <text:p>Q-tip</text:p>
          </table:table-cell>
          <table:table-cell table:style-name="ce290" table:number-columns-repeated="2"/>
          <table:table-cell table:style-name="ce319"/>
          <table:table-cell table:style-name="ce116" office:value-type="string" calcext:value-type="string">
            <text:p>cotons_tiges_mini.png</text:p>
          </table:table-cell>
          <table:table-cell table:style-name="ce17"/>
          <table:table-cell table:style-name="ce354" office:value-type="string" calcext:value-type="string">
            <text:p>MieuxTrierANantes 02/2015</text:p>
          </table:table-cell>
          <table:table-cell table:style-name="ce354" office:value-type="string" calcext:value-type="string">
            <text:p>Cre (Claire Renoulin)</text:p>
          </table:table-cell>
          <table:table-cell table:style-name="ce354" office:value-type="string" calcext:value-type="string">
            <text:p>Cre</text:p>
          </table:table-cell>
          <table:table-cell table:style-name="ce354"/>
          <table:table-cell/>
          <table:table-cell table:formula="of:=SUBSTITUTE([.L60];&quot;_petit&quot;;&quot;&quot;)" office:value-type="string" office:string-value="cotons_tiges_mini.png" calcext:value-type="string">
            <text:p>cotons_tiges_mini.png</text:p>
          </table:table-cell>
          <table:table-cell table:formula="of:=CONCATENATE(UTILTRANSFORMEENMOTSCLES([.G60]);&quot;,&quot;;[.I60])" office:value-type="string" office:string-value="coton,tige," calcext:value-type="string">
            <text:p>coton,tige,</text:p>
          </table:table-cell>
          <table:table-cell table:formula="of:=CONCATENATE(UTILTRANSFORMEENMOTSCLES([.H60]);&quot;,&quot;;[.J60])" office:value-type="string" office:string-value="q,tip," calcext:value-type="string">
            <text:p>q,tip,</text:p>
          </table:table-cell>
          <table:table-cell table:number-columns-repeated="2"/>
          <table:table-cell table:style-name="ce53" table:formula="of:=JSONDECHETS([.A60];[.B60];[.C60];[.D60];[.E60];[.F60];[.T60];[.U60];[.G60];[.H60];[.K60];[.L60];[.M60];[.N60];[.P60])" office:value-type="string" office:string-value="   {&quot;code&quot;:&quot;dec_cotonTige&quot;,&#10;      &quot;type&quot;:&quot;Ressource / objet usagé&quot;,&#10;      &quot;type_en&quot;:&quot;Resource / Used object&quot;,&#10;      &quot;nom&quot;:&quot;Coton tige&quot;,&#10;      &quot;nom_en&quot;:&quot;Q-tip&quot;,&#10;      &quot;cat_usuel&quot;:&quot;cu_divers&quot;,&#10;      &quot;cat_trait&quot;:&quot;cat_omr&quot;,&#10;      &quot;descr&quot;:&quot;coton tige&quot;,&#10;      &quot;descr_en&quot;:&quot;Q-tip&quot;,&#10;      &quot;mots_cles&quot;:&quot;coton,tige,&quot;,&#10;      &quot;mots_cles_en&quot;:&quot;q,tip,&quot;,&#10;      &quot;image&quot;:&quot;cotons_tiges_mini.png&quot;,&#10;      &quot;modco&quot;:&quot;modco_bacbleuhorsnantes,modco_bacbleunantes,modco_sacbleu&quot;,&#10;      &quot;recyc&quot;:&quot;NON&quot;,&#10;      &quot;src&quot;:&quot;MieuxTrierANantes 02/2015&quot;,&#10;      &quot;sponsor&quot;:&quot;Cre&quot;&#10;   }," calcext:value-type="string">
            <text:p>   {"code":"dec_cotonTige",</text:p>
            <text:p>      "type":"Ressource / objet usagé",</text:p>
            <text:p>      "type_en":"Resource / Used object",</text:p>
            <text:p>      "nom":"Coton tige",</text:p>
            <text:p>      "nom_en":"Q-tip",</text:p>
            <text:p>      "cat_usuel":"cu_divers",</text:p>
            <text:p>      "cat_trait":"cat_omr",</text:p>
            <text:p>      "descr":"coton tige",</text:p>
            <text:p>      "descr_en":"Q-tip",</text:p>
            <text:p>      "mots_cles":"coton,tige,",</text:p>
            <text:p>      "mots_cles_en":"q,tip,",</text:p>
            <text:p>      "image":"cotons_tiges_mini.png",</text:p>
            <text:p>      "modco":"modco_bacbleuhorsnantes,modco_bacbleunantes,modco_sacbleu",</text:p>
            <text:p>      "recyc":"NON",</text:p>
            <text:p>      "src":"MieuxTrierANantes 02/2015",</text:p>
            <text:p>      "sponsor":"Cre"</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oucheBebe</text:p>
          </table:table-cell>
          <table:table-cell table:style-name="ce290" office:value-type="string" calcext:value-type="string">
            <text:p>Couche bébé</text:p>
          </table:table-cell>
          <table:table-cell table:style-name="ce290" office:value-type="string" calcext:value-type="string">
            <text:p>Baby's diaper</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couche bébé</text:p>
          </table:table-cell>
          <table:table-cell table:style-name="ce290" office:value-type="string" calcext:value-type="string">
            <text:p>baby's diaper</text:p>
          </table:table-cell>
          <table:table-cell table:style-name="ce290" table:number-columns-repeated="2"/>
          <table:table-cell table:style-name="ce319" office:value-type="string" calcext:value-type="string">
            <text:p>cons_dec_coucheBebe</text:p>
          </table:table-cell>
          <table:table-cell table:style-name="ce116" office:value-type="string" calcext:value-type="string">
            <text:p>couche_beb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61];&quot;_petit&quot;;&quot;&quot;)" office:value-type="string" office:string-value="couche_bebe_mini.png" calcext:value-type="string">
            <text:p>couche_bebe_mini.png</text:p>
          </table:table-cell>
          <table:table-cell table:formula="of:=CONCATENATE(UTILTRANSFORMEENMOTSCLES([.G61]);&quot;,&quot;;[.I61])" office:value-type="string" office:string-value="couche,bebe," calcext:value-type="string">
            <text:p>couche,bebe,</text:p>
          </table:table-cell>
          <table:table-cell table:formula="of:=CONCATENATE(UTILTRANSFORMEENMOTSCLES([.H61]);&quot;,&quot;;[.J61])" office:value-type="string" office:string-value="baby,s,diaper," calcext:value-type="string">
            <text:p>baby,s,diaper,</text:p>
          </table:table-cell>
          <table:table-cell table:number-columns-repeated="2"/>
          <table:table-cell table:style-name="ce53" table:formula="of:=JSONDECHETS([.A61];[.B61];[.C61];[.D61];[.E61];[.F61];[.T61];[.U61];[.G61];[.H61];[.K61];[.L61];[.M61];[.N61];[.P61])" office:value-type="string" office:string-value="   {&quot;code&quot;:&quot;dec_coucheBebe&quot;,&#10;      &quot;type&quot;:&quot;Ressource / objet usagé&quot;,&#10;      &quot;type_en&quot;:&quot;Resource / Used object&quot;,&#10;      &quot;nom&quot;:&quot;Couche bébé&quot;,&#10;      &quot;nom_en&quot;:&quot;Baby's diaper&quot;,&#10;      &quot;cat_usuel&quot;:&quot;cu_divers&quot;,&#10;      &quot;cat_trait&quot;:&quot;cat_omr&quot;,&#10;      &quot;descr&quot;:&quot;couche bébé&quot;,&#10;      &quot;descr_en&quot;:&quot;baby's diaper&quot;,&#10;      &quot;mots_cles&quot;:&quot;couche,bebe,&quot;,&#10;      &quot;mots_cles_en&quot;:&quot;baby,s,diaper,&quot;,&#10;      &quot;cons&quot;:&quot;cons_dec_coucheBebe,&quot;,&#10;      &quot;image&quot;:&quot;couche_bebe_mini.png&quot;,&#10;      &quot;modco&quot;:&quot;modco_bacbleuhorsnantes,modco_bacbleunantes,modco_sacbleu&quot;,&#10;      &quot;recyc&quot;:&quot;NON&quot;,&#10;      &quot;src&quot;:&quot;MieuxTrierANantes 02/2015&quot;&#10;   }," calcext:value-type="string">
            <text:p>   {"code":"dec_coucheBebe",</text:p>
            <text:p>      "type":"Ressource / objet usagé",</text:p>
            <text:p>      "type_en":"Resource / Used object",</text:p>
            <text:p>      "nom":"Couche bébé",</text:p>
            <text:p>      "nom_en":"Baby's diaper",</text:p>
            <text:p>      "cat_usuel":"cu_divers",</text:p>
            <text:p>      "cat_trait":"cat_omr",</text:p>
            <text:p>      "descr":"couche bébé",</text:p>
            <text:p>      "descr_en":"baby's diaper",</text:p>
            <text:p>      "mots_cles":"couche,bebe,",</text:p>
            <text:p>      "mots_cles_en":"baby,s,diaper,",</text:p>
            <text:p>      "cons":"cons_dec_coucheBebe,",</text:p>
            <text:p>      "image":"couche_beb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ouverclePotEnVerre</text:p>
          </table:table-cell>
          <table:table-cell table:style-name="ce290" office:value-type="string" calcext:value-type="string">
            <text:p>Couvercle métallique</text:p>
          </table:table-cell>
          <table:table-cell table:style-name="ce290" office:value-type="string" calcext:value-type="string">
            <text:p>Metal cover</text:p>
          </table:table-cell>
          <table:table-cell table:style-name="ce290" office:value-type="string" calcext:value-type="string">
            <text:p>cu_metal</text:p>
          </table:table-cell>
          <table:table-cell table:style-name="ce70" office:value-type="string" calcext:value-type="string">
            <text:p>cat_metal_petit</text:p>
          </table:table-cell>
          <table:table-cell table:style-name="ce290"/>
          <table:table-cell table:style-name="ce290" office:value-type="string" calcext:value-type="string">
            <text:p>couvercle de pot en verre, couvercle métallique, capsule bière, opercule</text:p>
          </table:table-cell>
          <table:table-cell table:style-name="ce290" office:value-type="string" calcext:value-type="string">
            <text:p>glass jar cover, metal cover, beer capsule,cap</text:p>
          </table:table-cell>
          <table:table-cell table:style-name="ce290" table:number-columns-repeated="2"/>
          <table:table-cell table:style-name="ce319" office:value-type="string" calcext:value-type="string">
            <text:p>cons_trop_petit</text:p>
          </table:table-cell>
          <table:table-cell table:style-name="ce116" office:value-type="string" calcext:value-type="string">
            <text:p>couvercle_boca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62];&quot;_petit&quot;;&quot;&quot;)" office:value-type="string" office:string-value="couvercle_bocal_mini.png" calcext:value-type="string">
            <text:p>couvercle_bocal_mini.png</text:p>
          </table:table-cell>
          <table:table-cell table:formula="of:=CONCATENATE(UTILTRANSFORMEENMOTSCLES([.G62]);&quot;,&quot;;[.I62])" office:value-type="string" office:string-value="couvercle,pot,verre,couvercle,metallique,capsule,biere,opercule," calcext:value-type="string">
            <text:p>couvercle,pot,verre,couvercle,metallique,capsule,biere,opercule,</text:p>
          </table:table-cell>
          <table:table-cell table:formula="of:=CONCATENATE(UTILTRANSFORMEENMOTSCLES([.H62]);&quot;,&quot;;[.J62])" office:value-type="string" office:string-value="glass,jar,cover,metal,cover,beer,capsule,cap," calcext:value-type="string">
            <text:p>glass,jar,cover,metal,cover,beer,capsule,cap,</text:p>
          </table:table-cell>
          <table:table-cell table:number-columns-repeated="2"/>
          <table:table-cell table:style-name="ce53" table:formula="of:=JSONDECHETS([.A62];[.B62];[.C62];[.D62];[.E62];[.F62];[.T62];[.U62];[.G62];[.H62];[.K62];[.L62];[.M62];[.N62];[.P62])" office:value-type="string" office:string-value="   {&quot;code&quot;:&quot;dec_couverclePotEnVerre&quot;,&#10;      &quot;type&quot;:&quot;Ressource / objet usagé&quot;,&#10;      &quot;type_en&quot;:&quot;Resource / Used object&quot;,&#10;      &quot;nom&quot;:&quot;Couvercle métallique&quot;,&#10;      &quot;nom_en&quot;:&quot;Metal cover&quot;,&#10;      &quot;cat_usuel&quot;:&quot;cu_metal&quot;,&#10;      &quot;cat_trait&quot;:&quot;cat_metal_petit&quot;,&#10;      &quot;descr&quot;:&quot;couvercle de pot en verre, couvercle métallique, capsule bière, opercule&quot;,&#10;      &quot;descr_en&quot;:&quot;glass jar cover, metal cover, beer capsule,cap&quot;,&#10;      &quot;mots_cles&quot;:&quot;couvercle,pot,verre,couvercle,metallique,capsule,biere,opercule,&quot;,&#10;      &quot;mots_cles_en&quot;:&quot;glass,jar,cover,metal,cover,beer,capsule,cap,&quot;,&#10;      &quot;cons&quot;:&quot;cons_trop_petit,&quot;,&#10;      &quot;image&quot;:&quot;couvercle_bocal_mini.png&quot;,&#10;      &quot;modco&quot;:&quot;modco_bacjaunenantes,modco_bacbleuhorsnantes,modco_sacjaune&quot;,&#10;      &quot;recyc&quot;:&quot;OUI_ET_NON&quot;,&#10;      &quot;src&quot;:&quot;MieuxTrierANantes 02/2015&quot;&#10;   }," calcext:value-type="string">
            <text:p>   {"code":"dec_couverclePotEnVerre",</text:p>
            <text:p>      "type":"Ressource / objet usagé",</text:p>
            <text:p>      "type_en":"Resource / Used object",</text:p>
            <text:p>      "nom":"Couvercle métallique",</text:p>
            <text:p>      "nom_en":"Metal cover",</text:p>
            <text:p>      "cat_usuel":"cu_metal",</text:p>
            <text:p>      "cat_trait":"cat_metal_petit",</text:p>
            <text:p>      "descr":"couvercle de pot en verre, couvercle métallique, capsule bière, opercule",</text:p>
            <text:p>      "descr_en":"glass jar cover, metal cover, beer capsule,cap",</text:p>
            <text:p>      "mots_cles":"couvercle,pot,verre,couvercle,metallique,capsule,biere,opercule,",</text:p>
            <text:p>      "mots_cles_en":"glass,jar,cover,metal,cover,beer,capsule,cap,",</text:p>
            <text:p>      "cons":"cons_trop_petit,",</text:p>
            <text:p>      "image":"couvercle_bocal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ouverts</text:p>
          </table:table-cell>
          <table:table-cell table:style-name="ce290" office:value-type="string" calcext:value-type="string">
            <text:p>Couverts</text:p>
          </table:table-cell>
          <table:table-cell table:style-name="ce290" office:value-type="string" calcext:value-type="string">
            <text:p>Cutlery</text:p>
          </table:table-cell>
          <table:table-cell table:style-name="ce290" office:value-type="string" calcext:value-type="string">
            <text:p>cu_metal</text:p>
          </table:table-cell>
          <table:table-cell table:style-name="ce70" office:value-type="string" calcext:value-type="string">
            <text:p>cat_acier</text:p>
          </table:table-cell>
          <table:table-cell table:style-name="ce290"/>
          <table:table-cell table:style-name="ce290" office:value-type="string" calcext:value-type="string">
            <text:p>couverts, couteau, cuillère, fourchette</text:p>
          </table:table-cell>
          <table:table-cell table:style-name="ce290" office:value-type="string" calcext:value-type="string">
            <text:p>cutlery,knife, spoon, fork</text:p>
          </table:table-cell>
          <table:table-cell table:style-name="ce290" table:number-columns-repeated="2"/>
          <table:table-cell table:style-name="ce319"/>
          <table:table-cell table:style-name="ce116" office:value-type="string" calcext:value-type="string">
            <text:p>fourchette_mini.png</text:p>
          </table:table-cell>
          <table:table-cell table:style-name="ce17" office:value-type="string" calcext:value-type="string">
            <text:p>couteau_mini.png, cuillere_mini.png</text:p>
          </table:table-cell>
          <table:table-cell table:style-name="ce348" office:value-type="string" calcext:value-type="string">
            <text:p>MieuxTrierANantes 02/2015</text:p>
          </table:table-cell>
          <table:table-cell table:style-name="ce348" table:number-columns-repeated="3"/>
          <table:table-cell/>
          <table:table-cell table:formula="of:=SUBSTITUTE([.L63];&quot;_petit&quot;;&quot;&quot;)" office:value-type="string" office:string-value="fourchette_mini.png" calcext:value-type="string">
            <text:p>fourchette_mini.png</text:p>
          </table:table-cell>
          <table:table-cell table:formula="of:=CONCATENATE(UTILTRANSFORMEENMOTSCLES([.G63]);&quot;,&quot;;[.I63])" office:value-type="string" office:string-value="couverts,couteau,cuillere,fourchette," calcext:value-type="string">
            <text:p>couverts,couteau,cuillere,fourchette,</text:p>
          </table:table-cell>
          <table:table-cell table:formula="of:=CONCATENATE(UTILTRANSFORMEENMOTSCLES([.H63]);&quot;,&quot;;[.J63])" office:value-type="string" office:string-value="cutlery,knife,spoon,fork," calcext:value-type="string">
            <text:p>cutlery,knife,spoon,fork,</text:p>
          </table:table-cell>
          <table:table-cell table:number-columns-repeated="2"/>
          <table:table-cell table:style-name="ce53" table:formula="of:=JSONDECHETS([.A63];[.B63];[.C63];[.D63];[.E63];[.F63];[.T63];[.U63];[.G63];[.H63];[.K63];[.L63];[.M63];[.N63];[.P63])" office:value-type="string" office:string-value="   {&quot;code&quot;:&quot;dec_couverts&quot;,&#10;      &quot;type&quot;:&quot;Ressource / objet usagé&quot;,&#10;      &quot;type_en&quot;:&quot;Resource / Used object&quot;,&#10;      &quot;nom&quot;:&quot;Couverts&quot;,&#10;      &quot;nom_en&quot;:&quot;Cutlery&quot;,&#10;      &quot;cat_usuel&quot;:&quot;cu_metal&quot;,&#10;      &quot;cat_trait&quot;:&quot;cat_acier&quot;,&#10;      &quot;descr&quot;:&quot;couverts, couteau, cuillère, fourchette&quot;,&#10;      &quot;descr_en&quot;:&quot;cutlery,knife, spoon, fork&quot;,&#10;      &quot;mots_cles&quot;:&quot;couverts,couteau,cuillere,fourchette,&quot;,&#10;      &quot;mots_cles_en&quot;:&quot;cutlery,knife,spoon,fork,&quot;,&#10;      &quot;cons&quot;:&quot;cons_ferraille,cons_acier&quot;,&#10;      &quot;image&quot;:&quot;fourchette_mini.png&quot;,&#10;      &quot;image_secondaire&quot;:&quot;couteau_mini.png, cuillere_mini.png&quot;,&#10;      &quot;modco&quot;:&quot;modco_decheterie,modco_ecopoint,modco_bacjaunehorsnantes,modco_sacjaune,modco_contembjournmag&quot;,&#10;      &quot;recyc&quot;:&quot;OUI&quot;,&#10;      &quot;src&quot;:&quot;MieuxTrierANantes 02/2015&quot;&#10;   }," calcext:value-type="string">
            <text:p>   {"code":"dec_couverts",</text:p>
            <text:p>      "type":"Ressource / objet usagé",</text:p>
            <text:p>      "type_en":"Resource / Used object",</text:p>
            <text:p>      "nom":"Couverts",</text:p>
            <text:p>      "nom_en":"Cutlery",</text:p>
            <text:p>      "cat_usuel":"cu_metal",</text:p>
            <text:p>      "cat_trait":"cat_acier",</text:p>
            <text:p>      "descr":"couverts, couteau, cuillère, fourchette",</text:p>
            <text:p>      "descr_en":"cutlery,knife, spoon, fork",</text:p>
            <text:p>      "mots_cles":"couverts,couteau,cuillere,fourchette,",</text:p>
            <text:p>      "mots_cles_en":"cutlery,knife,spoon,fork,",</text:p>
            <text:p>      "cons":"cons_ferraille,cons_acier",</text:p>
            <text:p>      "image":"fourchette_mini.png",</text:p>
            <text:p>      "image_secondaire":"couteau_mini.png, cuiller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remeEnTube</text:p>
          </table:table-cell>
          <table:table-cell table:style-name="ce290" office:value-type="string" calcext:value-type="string">
            <text:p>Crème en tube</text:p>
          </table:table-cell>
          <table:table-cell table:style-name="ce290" office:value-type="string" calcext:value-type="string">
            <text:p>Tube cream</text:p>
          </table:table-cell>
          <table:table-cell table:style-name="ce290" office:value-type="string" calcext:value-type="string">
            <text:p>cu_plastique</text:p>
          </table:table-cell>
          <table:table-cell table:style-name="ce19" office:value-type="string" calcext:value-type="string">
            <text:p>cat_plastique_emballage </text:p>
          </table:table-cell>
          <table:table-cell table:style-name="ce290"/>
          <table:table-cell table:style-name="ce290" office:value-type="string" calcext:value-type="string">
            <text:p>crème en tube</text:p>
          </table:table-cell>
          <table:table-cell table:style-name="ce290" office:value-type="string" calcext:value-type="string">
            <text:p>cream tube</text:p>
          </table:table-cell>
          <table:table-cell table:style-name="ce290" table:number-columns-repeated="2"/>
          <table:table-cell table:style-name="ce319"/>
          <table:table-cell table:style-name="ce38" office:value-type="string" calcext:value-type="string">
            <text:p>creme_main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64];&quot;_petit&quot;;&quot;&quot;)" office:value-type="string" office:string-value="creme_main_mini.png" calcext:value-type="string">
            <text:p>creme_main_mini.png</text:p>
          </table:table-cell>
          <table:table-cell table:formula="of:=CONCATENATE(UTILTRANSFORMEENMOTSCLES([.G64]);&quot;,&quot;;[.I64])" office:value-type="string" office:string-value="creme,tube," calcext:value-type="string">
            <text:p>creme,tube,</text:p>
          </table:table-cell>
          <table:table-cell table:formula="of:=CONCATENATE(UTILTRANSFORMEENMOTSCLES([.H64]);&quot;,&quot;;[.J64])" office:value-type="string" office:string-value="cream,tube," calcext:value-type="string">
            <text:p>cream,tube,</text:p>
          </table:table-cell>
          <table:table-cell table:number-columns-repeated="2"/>
          <table:table-cell table:style-name="ce53" table:formula="of:=JSONDECHETS([.A64];[.B64];[.C64];[.D64];[.E64];[.F64];[.T64];[.U64];[.G64];[.H64];[.K64];[.L64];[.M64];[.N64];[.P64])" office:value-type="string" office:string-value="   {&quot;code&quot;:&quot;dec_cremeEnTube&quot;,&#10;      &quot;type&quot;:&quot;Ressource / objet usagé&quot;,&#10;      &quot;type_en&quot;:&quot;Resource / Used object&quot;,&#10;      &quot;nom&quot;:&quot;Crème en tube&quot;,&#10;      &quot;nom_en&quot;:&quot;Tube cream&quot;,&#10;      &quot;cat_usuel&quot;:&quot;cu_plastique&quot;,&#10;      &quot;cat_trait&quot;:&quot;cat_plastique_emballage &quot;,&#10;      &quot;descr&quot;:&quot;crème en tube&quot;,&#10;      &quot;descr_en&quot;:&quot;cream tube&quot;,&#10;      &quot;mots_cles&quot;:&quot;creme,tube,&quot;,&#10;      &quot;mots_cles_en&quot;:&quot;cream,tube,&quot;,&#10;      &quot;image&quot;:&quot;creme_main_mini.png&quot;,&#10;      &quot;src&quot;:&quot;MieuxTrierANantes 02/2015&quot;&#10;   }," calcext:value-type="string">
            <text:p>   {"code":"dec_cremeEnTube",</text:p>
            <text:p>      "type":"Ressource / objet usagé",</text:p>
            <text:p>      "type_en":"Resource / Used object",</text:p>
            <text:p>      "nom":"Crème en tube",</text:p>
            <text:p>      "nom_en":"Tube cream",</text:p>
            <text:p>      "cat_usuel":"cu_plastique",</text:p>
            <text:p>      "cat_trait":"cat_plastique_emballage ",</text:p>
            <text:p>      "descr":"crème en tube",</text:p>
            <text:p>      "descr_en":"cream tube",</text:p>
            <text:p>      "mots_cles":"creme,tube,",</text:p>
            <text:p>      "mots_cles_en":"cream,tube,",</text:p>
            <text:p>      "image":"creme_main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cremeEtDentifriceTube</text:p>
          </table:table-cell>
          <table:table-cell table:style-name="ce290" office:value-type="string" calcext:value-type="string">
            <text:p>Crème et dentifrice (tube)</text:p>
          </table:table-cell>
          <table:table-cell table:style-name="ce290" office:value-type="string" calcext:value-type="string">
            <text:p>Cream and toothpaste (tube)</text:p>
          </table:table-cell>
          <table:table-cell table:style-name="ce290" office:value-type="string" calcext:value-type="string">
            <text:p>cu_divers</text:p>
          </table:table-cell>
          <table:table-cell table:style-name="ce20" office:value-type="string" calcext:value-type="string">
            <text:p>cat_plastique_emballage</text:p>
          </table:table-cell>
          <table:table-cell table:style-name="ce439"/>
          <table:table-cell table:style-name="ce290" office:value-type="string" calcext:value-type="string">
            <text:p>crème et dentifrice (tube), crème en tube, tube de dentifrice</text:p>
          </table:table-cell>
          <table:table-cell table:style-name="ce290" office:value-type="string" calcext:value-type="string">
            <text:p>cream and toothpaste (tube), tube cream, toothpaste</text:p>
          </table:table-cell>
          <table:table-cell table:style-name="ce290" table:number-columns-repeated="2"/>
          <table:table-cell table:style-name="ce15"/>
          <table:table-cell table:style-name="ce116" office:value-type="string" calcext:value-type="string">
            <text:p>dentifrice_mini.png</text:p>
          </table:table-cell>
          <table:table-cell table:style-name="ce17" office:value-type="string" calcext:value-type="string">
            <text:p>creme_main_mini.png</text:p>
          </table:table-cell>
          <table:table-cell table:style-name="ce354" office:value-type="string" calcext:value-type="string">
            <text:p>MieuxTrierANantes 02/2015</text:p>
          </table:table-cell>
          <table:table-cell table:style-name="ce354" table:number-columns-repeated="3"/>
          <table:table-cell/>
          <table:table-cell table:formula="of:=SUBSTITUTE([.L65];&quot;_petit&quot;;&quot;&quot;)" office:value-type="string" office:string-value="dentifrice_mini.png" calcext:value-type="string">
            <text:p>dentifrice_mini.png</text:p>
          </table:table-cell>
          <table:table-cell table:formula="of:=CONCATENATE(UTILTRANSFORMEENMOTSCLES([.G65]);&quot;,&quot;;[.I65])" office:value-type="string" office:string-value="creme,dentifrice,tube,creme,tube,tube,dentifrice," calcext:value-type="string">
            <text:p>creme,dentifrice,tube,creme,tube,tube,dentifrice,</text:p>
          </table:table-cell>
          <table:table-cell table:formula="of:=CONCATENATE(UTILTRANSFORMEENMOTSCLES([.H65]);&quot;,&quot;;[.J65])" office:value-type="string" office:string-value="cream,and,toothpaste,tube,tube,cream,toothpaste," calcext:value-type="string">
            <text:p>cream,and,toothpaste,tube,tube,cream,toothpaste,</text:p>
          </table:table-cell>
          <table:table-cell table:number-columns-repeated="2"/>
          <table:table-cell table:style-name="ce53" table:formula="of:=JSONDECHETS([.A65];[.B65];[.C65];[.D65];[.E65];[.F65];[.T65];[.U65];[.G65];[.H65];[.K65];[.L65];[.M65];[.N65];[.P65])" office:value-type="string" office:string-value="   {&quot;code&quot;:&quot;dec_cremeEtDentifriceTube&quot;,&#10;      &quot;type&quot;:&quot;Ressource / objet usagé&quot;,&#10;      &quot;type_en&quot;:&quot;Resource / Used object&quot;,&#10;      &quot;nom&quot;:&quot;Crème et dentifrice (tube)&quot;,&#10;      &quot;nom_en&quot;:&quot;Cream and toothpaste (tube)&quot;,&#10;      &quot;cat_usuel&quot;:&quot;cu_divers&quot;,&#10;      &quot;cat_trait&quot;:&quot;cat_plastique_emballage&quot;,&#10;      &quot;descr&quot;:&quot;crème et dentifrice (tube), crème en tube, tube de dentifrice&quot;,&#10;      &quot;descr_en&quot;:&quot;cream and toothpaste (tube), tube cream, toothpaste&quot;,&#10;      &quot;mots_cles&quot;:&quot;creme,dentifrice,tube,creme,tube,tube,dentifrice,&quot;,&#10;      &quot;mots_cles_en&quot;:&quot;cream,and,toothpaste,tube,tube,cream,toothpaste,&quot;,&#10;      &quot;cons&quot;:&quot;cons_pasuniquementbouteilleflacon&quot;,&#10;      &quot;image&quot;:&quot;dentifrice_mini.png&quot;,&#10;      &quot;image_secondaire&quot;:&quot;creme_main_mini.png&quot;,&#10;      &quot;modco&quot;:&quot;modco_bacjaunenantes,modco_bacbleuhorsnantes,modco_sacjaune&quot;,&#10;      &quot;recyc&quot;:&quot;OUI_ET_NON&quot;,&#10;      &quot;src&quot;:&quot;MieuxTrierANantes 02/2015&quot;&#10;   }," calcext:value-type="string">
            <text:p>   {"code":"dec_cremeEtDentifriceTube",</text:p>
            <text:p>      "type":"Ressource / objet usagé",</text:p>
            <text:p>      "type_en":"Resource / Used object",</text:p>
            <text:p>      "nom":"Crème et dentifrice (tube)",</text:p>
            <text:p>      "nom_en":"Cream and toothpaste (tube)",</text:p>
            <text:p>      "cat_usuel":"cu_divers",</text:p>
            <text:p>      "cat_trait":"cat_plastique_emballage",</text:p>
            <text:p>      "descr":"crème et dentifrice (tube), crème en tube, tube de dentifrice",</text:p>
            <text:p>      "descr_en":"cream and toothpaste (tube), tube cream, toothpaste",</text:p>
            <text:p>      "mots_cles":"creme,dentifrice,tube,creme,tube,tube,dentifrice,",</text:p>
            <text:p>      "mots_cles_en":"cream,and,toothpaste,tube,tube,cream,toothpaste,",</text:p>
            <text:p>      "cons":"cons_pasuniquementbouteilleflacon",</text:p>
            <text:p>      "image":"dentifrice_mini.png",</text:p>
            <text:p>      "image_secondaire":"creme_main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deboucheurLiquide</text:p>
          </table:table-cell>
          <table:table-cell table:style-name="ce290" office:value-type="string" calcext:value-type="string">
            <text:p>Déboucheur liquide</text:p>
          </table:table-cell>
          <table:table-cell table:style-name="ce290" office:value-type="string" calcext:value-type="string">
            <text:p>Liquid drain cleaner</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déboucheur liquide</text:p>
          </table:table-cell>
          <table:table-cell table:style-name="ce290" office:value-type="string" calcext:value-type="string">
            <text:p>Liquid drain cleaner</text:p>
          </table:table-cell>
          <table:table-cell table:style-name="ce290" table:number-columns-repeated="2"/>
          <table:table-cell table:style-name="ce319"/>
          <table:table-cell table:style-name="ce116" office:value-type="string" calcext:value-type="string">
            <text:p>desinfectant_toilett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sdb</text:p>
          </table:table-cell>
          <table:table-cell/>
          <table:table-cell table:formula="of:=SUBSTITUTE([.L66];&quot;_petit&quot;;&quot;&quot;)" office:value-type="string" office:string-value="desinfectant_toilette_mini.png" calcext:value-type="string">
            <text:p>desinfectant_toilette_mini.png</text:p>
          </table:table-cell>
          <table:table-cell table:formula="of:=CONCATENATE(UTILTRANSFORMEENMOTSCLES([.G66]);&quot;,&quot;;[.I66])" office:value-type="string" office:string-value="deboucheur,liquide," calcext:value-type="string">
            <text:p>deboucheur,liquide,</text:p>
          </table:table-cell>
          <table:table-cell table:formula="of:=CONCATENATE(UTILTRANSFORMEENMOTSCLES([.H66]);&quot;,&quot;;[.J66])" office:value-type="string" office:string-value="liquid,drain,cleaner," calcext:value-type="string">
            <text:p>liquid,drain,cleaner,</text:p>
          </table:table-cell>
          <table:table-cell table:number-columns-repeated="2"/>
          <table:table-cell table:style-name="ce53" table:formula="of:=JSONDECHETS([.A66];[.B66];[.C66];[.D66];[.E66];[.F66];[.T66];[.U66];[.G66];[.H66];[.K66];[.L66];[.M66];[.N66];[.P66])" office:value-type="string" office:string-value="   {&quot;code&quot;:&quot;dec_deboucheurLiquide&quot;,&#10;      &quot;type&quot;:&quot;Ressource / objet usagé&quot;,&#10;      &quot;type_en&quot;:&quot;Resource / Used object&quot;,&#10;      &quot;nom&quot;:&quot;Déboucheur liquide&quot;,&#10;      &quot;nom_en&quot;:&quot;Liquid drain cleaner&quot;,&#10;      &quot;cat_usuel&quot;:&quot;cu_toxique&quot;,&#10;      &quot;cat_trait&quot;:&quot;cat_ddm&quot;,&#10;      &quot;descr&quot;:&quot;déboucheur liquide&quot;,&#10;      &quot;descr_en&quot;:&quot;Liquid drain cleaner&quot;,&#10;      &quot;mots_cles&quot;:&quot;deboucheur,liquide,&quot;,&#10;      &quot;mots_cles_en&quot;:&quot;liquid,drain,cleaner,&quot;,&#10;      &quot;cons&quot;:&quot;cons_toxique&quot;,&#10;      &quot;image&quot;:&quot;desinfectant_toilette_mini.png&quot;,&#10;      &quot;modco&quot;:&quot;modco_decheterie,modco_ecopoint&quot;,&#10;      &quot;recyc&quot;:&quot;PAS_POUBELLE&quot;,&#10;      &quot;src&quot;:&quot;MieuxTrierANantes 02/2015&quot;&#10;   }," calcext:value-type="string">
            <text:p>   {"code":"dec_deboucheurLiquide",</text:p>
            <text:p>      "type":"Ressource / objet usagé",</text:p>
            <text:p>      "type_en":"Resource / Used object",</text:p>
            <text:p>      "nom":"Déboucheur liquide",</text:p>
            <text:p>      "nom_en":"Liquid drain cleaner",</text:p>
            <text:p>      "cat_usuel":"cu_toxique",</text:p>
            <text:p>      "cat_trait":"cat_ddm",</text:p>
            <text:p>      "descr":"déboucheur liquide",</text:p>
            <text:p>      "descr_en":"Liquid drain cleaner",</text:p>
            <text:p>      "mots_cles":"deboucheur,liquide,",</text:p>
            <text:p>      "mots_cles_en":"liquid,drain,cleaner,",</text:p>
            <text:p>      "cons":"cons_toxique",</text:p>
            <text:p>      "image":"desinfectant_toilett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deodorantStick</text:p>
          </table:table-cell>
          <table:table-cell table:style-name="ce290" office:value-type="string" calcext:value-type="string">
            <text:p>Déodorant stick</text:p>
          </table:table-cell>
          <table:table-cell table:style-name="ce290" office:value-type="string" calcext:value-type="string">
            <text:p>Deodorant stick</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déodorant stick, déodorant à bille</text:p>
          </table:table-cell>
          <table:table-cell table:style-name="ce290" office:value-type="string" calcext:value-type="string">
            <text:p>deodorant stick, deodorant ball</text:p>
          </table:table-cell>
          <table:table-cell table:style-name="ce290" table:number-columns-repeated="2"/>
          <table:table-cell table:style-name="ce319"/>
          <table:table-cell table:style-name="ce116" office:value-type="string" calcext:value-type="string">
            <text:p>stick_deodorant.png</text:p>
          </table:table-cell>
          <table:table-cell table:style-name="ce17"/>
          <table:table-cell table:style-name="ce354" office:value-type="string" calcext:value-type="string">
            <text:p>MieuxTrierANantes 01/2015</text:p>
          </table:table-cell>
          <table:table-cell table:style-name="ce354" table:number-columns-repeated="3"/>
          <table:table-cell/>
          <table:table-cell table:formula="of:=SUBSTITUTE([.L67];&quot;_petit&quot;;&quot;&quot;)" office:value-type="string" office:string-value="stick_deodorant.png" calcext:value-type="string">
            <text:p>stick_deodorant.png</text:p>
          </table:table-cell>
          <table:table-cell table:formula="of:=CONCATENATE(UTILTRANSFORMEENMOTSCLES([.G67]);&quot;,&quot;;[.I67])" office:value-type="string" office:string-value="deodorant,stick,deodorant,bille," calcext:value-type="string">
            <text:p>deodorant,stick,deodorant,bille,</text:p>
          </table:table-cell>
          <table:table-cell table:formula="of:=CONCATENATE(UTILTRANSFORMEENMOTSCLES([.H67]);&quot;,&quot;;[.J67])" office:value-type="string" office:string-value="deodorant,stick,deodorant,ball," calcext:value-type="string">
            <text:p>deodorant,stick,deodorant,ball,</text:p>
          </table:table-cell>
          <table:table-cell table:number-columns-repeated="2"/>
          <table:table-cell table:style-name="ce53" table:formula="of:=JSONDECHETS([.A67];[.B67];[.C67];[.D67];[.E67];[.F67];[.T67];[.U67];[.G67];[.H67];[.K67];[.L67];[.M67];[.N67];[.P67])" office:value-type="string" office:string-value="   {&quot;code&quot;:&quot;dec_deodorantStick&quot;,&#10;      &quot;type&quot;:&quot;Ressource / objet usagé&quot;,&#10;      &quot;type_en&quot;:&quot;Resource / Used object&quot;,&#10;      &quot;nom&quot;:&quot;Déodorant stick&quot;,&#10;      &quot;nom_en&quot;:&quot;Deodorant stick&quot;,&#10;      &quot;cat_usuel&quot;:&quot;cu_divers&quot;,&#10;      &quot;cat_trait&quot;:&quot;cat_omr&quot;,&#10;      &quot;descr&quot;:&quot;déodorant stick, déodorant à bille&quot;,&#10;      &quot;descr_en&quot;:&quot;deodorant stick, deodorant ball&quot;,&#10;      &quot;mots_cles&quot;:&quot;deodorant,stick,deodorant,bille,&quot;,&#10;      &quot;mots_cles_en&quot;:&quot;deodorant,stick,deodorant,ball,&quot;,&#10;      &quot;image&quot;:&quot;stick_deodorant.png&quot;,&#10;      &quot;modco&quot;:&quot;modco_bacbleuhorsnantes,modco_bacbleunantes,modco_sacbleu&quot;,&#10;      &quot;recyc&quot;:&quot;NON&quot;,&#10;      &quot;src&quot;:&quot;MieuxTrierANantes 01/2015&quot;&#10;   }," calcext:value-type="string">
            <text:p>   {"code":"dec_deodorantStick",</text:p>
            <text:p>      "type":"Ressource / objet usagé",</text:p>
            <text:p>      "type_en":"Resource / Used object",</text:p>
            <text:p>      "nom":"Déodorant stick",</text:p>
            <text:p>      "nom_en":"Deodorant stick",</text:p>
            <text:p>      "cat_usuel":"cu_divers",</text:p>
            <text:p>      "cat_trait":"cat_omr",</text:p>
            <text:p>      "descr":"déodorant stick, déodorant à bille",</text:p>
            <text:p>      "descr_en":"deodorant stick, deodorant ball",</text:p>
            <text:p>      "mots_cles":"deodorant,stick,deodorant,bille,",</text:p>
            <text:p>      "mots_cles_en":"deodorant,stick,deodorant,ball,",</text:p>
            <text:p>      "image":"stick_deodorant.png",</text:p>
            <text:p>      "modco":"modco_bacbleuhorsnantes,modco_bacbleunantes,modco_sacbleu",</text:p>
            <text:p>      "recyc":"NON",</text:p>
            <text:p>      "src":"MieuxTrierANantes 01/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detachant</text:p>
          </table:table-cell>
          <table:table-cell table:style-name="ce290" office:value-type="string" calcext:value-type="string">
            <text:p>Détachant</text:p>
          </table:table-cell>
          <table:table-cell table:style-name="ce290" office:value-type="string" calcext:value-type="string">
            <text:p>Stain</text:p>
          </table:table-cell>
          <table:table-cell table:style-name="ce290" office:value-type="string" calcext:value-type="string">
            <text:p>cu_toxique</text:p>
          </table:table-cell>
          <table:table-cell table:style-name="ce290" office:value-type="string" calcext:value-type="string">
            <text:p>cat_ddm</text:p>
          </table:table-cell>
          <table:table-cell/>
          <table:table-cell table:style-name="ce290" office:value-type="string" calcext:value-type="string">
            <text:p>détachant (c'est un produit toxique)</text:p>
          </table:table-cell>
          <table:table-cell table:style-name="ce290" office:value-type="string" calcext:value-type="string">
            <text:p>stain (that is toxic)</text:p>
          </table:table-cell>
          <table:table-cell table:style-name="ce290" table:number-columns-repeated="2"/>
          <table:table-cell table:style-name="ce319"/>
          <table:table-cell table:style-name="ce116" office:value-type="string" calcext:value-type="string">
            <text:p>detacheur_universel_vetemen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sdb</text:p>
          </table:table-cell>
          <table:table-cell/>
          <table:table-cell table:formula="of:=SUBSTITUTE([.L68];&quot;_petit&quot;;&quot;&quot;)" office:value-type="string" office:string-value="detacheur_universel_vetement_mini.png" calcext:value-type="string">
            <text:p>detacheur_universel_vetement_mini.png</text:p>
          </table:table-cell>
          <table:table-cell table:formula="of:=CONCATENATE(UTILTRANSFORMEENMOTSCLES([.G68]);&quot;,&quot;;[.I68])" office:value-type="string" office:string-value="detachant,c,est,un,produit,toxique,," calcext:value-type="string">
            <text:p>detachant,c,est,un,produit,toxique,,</text:p>
          </table:table-cell>
          <table:table-cell table:formula="of:=CONCATENATE(UTILTRANSFORMEENMOTSCLES([.H68]);&quot;,&quot;;[.J68])" office:value-type="string" office:string-value="stain,that,is,toxic,," calcext:value-type="string">
            <text:p>stain,that,is,toxic,,</text:p>
          </table:table-cell>
          <table:table-cell table:number-columns-repeated="2"/>
          <table:table-cell table:style-name="ce53" table:formula="of:=JSONDECHETS([.A68];[.B68];[.C68];[.D68];[.E68];[.F68];[.T68];[.U68];[.G68];[.H68];[.K68];[.L68];[.M68];[.N68];[.P68])" office:value-type="string" office:string-value="   {&quot;code&quot;:&quot;dec_detachant&quot;,&#10;      &quot;type&quot;:&quot;Ressource / objet usagé&quot;,&#10;      &quot;type_en&quot;:&quot;Resource / Used object&quot;,&#10;      &quot;nom&quot;:&quot;Détachant&quot;,&#10;      &quot;nom_en&quot;:&quot;Stain&quot;,&#10;      &quot;cat_usuel&quot;:&quot;cu_toxique&quot;,&#10;      &quot;cat_trait&quot;:&quot;cat_ddm&quot;,&#10;      &quot;descr&quot;:&quot;détachant (c'est un produit toxique)&quot;,&#10;      &quot;descr_en&quot;:&quot;stain (that is toxic)&quot;,&#10;      &quot;mots_cles&quot;:&quot;detachant,c,est,un,produit,toxique,&quot;,&#10;      &quot;mots_cles_en&quot;:&quot;stain,that,is,toxic,&quot;,&#10;      &quot;cons&quot;:&quot;cons_toxique&quot;,&#10;      &quot;image&quot;:&quot;detacheur_universel_vetement_mini.png&quot;,&#10;      &quot;modco&quot;:&quot;modco_decheterie,modco_ecopoint&quot;,&#10;      &quot;recyc&quot;:&quot;PAS_POUBELLE&quot;,&#10;      &quot;src&quot;:&quot;MieuxTrierANantes 02/2015&quot;&#10;   }," calcext:value-type="string">
            <text:p>   {"code":"dec_detachant",</text:p>
            <text:p>      "type":"Ressource / objet usagé",</text:p>
            <text:p>      "type_en":"Resource / Used object",</text:p>
            <text:p>      "nom":"Détachant",</text:p>
            <text:p>      "nom_en":"Stain",</text:p>
            <text:p>      "cat_usuel":"cu_toxique",</text:p>
            <text:p>      "cat_trait":"cat_ddm",</text:p>
            <text:p>      "descr":"détachant (c'est un produit toxique)",</text:p>
            <text:p>      "descr_en":"stain (that is toxic)",</text:p>
            <text:p>      "mots_cles":"detachant,c,est,un,produit,toxique,",</text:p>
            <text:p>      "mots_cles_en":"stain,that,is,toxic,",</text:p>
            <text:p>      "cons":"cons_toxique",</text:p>
            <text:p>      "image":"detacheur_universel_vet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diamant</text:p>
          </table:table-cell>
          <table:table-cell table:style-name="ce290" office:value-type="string" calcext:value-type="string">
            <text:p>Diamant</text:p>
          </table:table-cell>
          <table:table-cell table:style-name="ce559" office:value-type="string" calcext:value-type="string">
            <text:p>Diamond </text:p>
          </table:table-cell>
          <table:table-cell table:style-name="ce290" office:value-type="string" calcext:value-type="string">
            <text:p>cu_divers</text:p>
          </table:table-cell>
          <table:table-cell table:style-name="ce290" office:value-type="string" calcext:value-type="string">
            <text:p>cat_humour</text:p>
          </table:table-cell>
          <table:table-cell/>
          <table:table-cell table:style-name="ce290" office:value-type="string" calcext:value-type="string">
            <text:p>diamant,pierre précieuse</text:p>
          </table:table-cell>
          <table:table-cell table:style-name="ce290" office:value-type="string" calcext:value-type="string">
            <text:p>diamond,precious stone</text:p>
          </table:table-cell>
          <table:table-cell table:style-name="ce290" table:number-columns-repeated="2"/>
          <table:table-cell table:style-name="ce319"/>
          <table:table-cell table:style-name="ce116" office:value-type="string" calcext:value-type="string">
            <text:p>images_externes_libres/diamant.png</text:p>
          </table:table-cell>
          <table:table-cell table:style-name="ce17"/>
          <table:table-cell table:style-name="ce354" office:value-type="string" calcext:value-type="string">
            <text:p>MieuxTrierANantes 10/2017</text:p>
          </table:table-cell>
          <table:table-cell table:style-name="ce354" table:number-columns-repeated="2"/>
          <table:table-cell table:style-name="ce290"/>
          <table:table-cell/>
          <table:table-cell table:formula="of:=SUBSTITUTE([.L69];&quot;_petit&quot;;&quot;&quot;)" office:value-type="string" office:string-value="images_externes_libres/diamant.png" calcext:value-type="string">
            <text:p>images_externes_libres/diamant.png</text:p>
          </table:table-cell>
          <table:table-cell table:formula="of:=CONCATENATE(UTILTRANSFORMEENMOTSCLES([.G69]);&quot;,&quot;;[.I69])" office:value-type="string" office:string-value="diamant,pierre,precieuse," calcext:value-type="string">
            <text:p>diamant,pierre,precieuse,</text:p>
          </table:table-cell>
          <table:table-cell table:formula="of:=CONCATENATE(UTILTRANSFORMEENMOTSCLES([.H69]);&quot;,&quot;;[.J69])" office:value-type="string" office:string-value="diamond,precious,stone," calcext:value-type="string">
            <text:p>diamond,precious,stone,</text:p>
          </table:table-cell>
          <table:table-cell table:number-columns-repeated="2"/>
          <table:table-cell table:style-name="ce53" table:formula="of:=JSONDECHETS([.A69];[.B69];[.C69];[.D69];[.E69];[.F69];[.T69];[.U69];[.G69];[.H69];[.K69];[.L69];[.M69];[.N69];[.P69])" office:value-type="string" office:string-value="   {&quot;code&quot;:&quot;dec_diamant&quot;,&#10;      &quot;type&quot;:&quot;Ressource / objet usagé&quot;,&#10;      &quot;type_en&quot;:&quot;Resource / Used object&quot;,&#10;      &quot;nom&quot;:&quot;Diamant&quot;,&#10;      &quot;nom_en&quot;:&quot;Diamond &quot;,&#10;      &quot;cat_usuel&quot;:&quot;cu_divers&quot;,&#10;      &quot;cat_trait&quot;:&quot;cat_humour&quot;,&#10;      &quot;descr&quot;:&quot;diamant,pierre précieuse&quot;,&#10;      &quot;descr_en&quot;:&quot;diamond,precious stone&quot;,&#10;      &quot;mots_cles&quot;:&quot;diamant,pierre,precieuse,&quot;,&#10;      &quot;mots_cles_en&quot;:&quot;diamond,precious,stone,&quot;,&#10;      &quot;image&quot;:&quot;images_externes_libres/diamant.png&quot;,&#10;      &quot;modco&quot;:&quot;modco_humour&quot;,&#10;      &quot;recyc&quot;:&quot;PAS_POUBELLE&quot;,&#10;      &quot;src&quot;:&quot;MieuxTrierANantes 10/2017&quot;&#10;   }," calcext:value-type="string">
            <text:p>   {"code":"dec_diamant",</text:p>
            <text:p>      "type":"Ressource / objet usagé",</text:p>
            <text:p>      "type_en":"Resource / Used object",</text:p>
            <text:p>      "nom":"Diamant",</text:p>
            <text:p>      "nom_en":"Diamond ",</text:p>
            <text:p>      "cat_usuel":"cu_divers",</text:p>
            <text:p>      "cat_trait":"cat_humour",</text:p>
            <text:p>      "descr":"diamant,pierre précieuse",</text:p>
            <text:p>      "descr_en":"diamond,precious stone",</text:p>
            <text:p>      "mots_cles":"diamant,pierre,precieuse,",</text:p>
            <text:p>      "mots_cles_en":"diamond,precious,stone,",</text:p>
            <text:p>      "image":"images_externes_libres/diamant.png",</text:p>
            <text:p>      "modco":"modco_humour",</text:p>
            <text:p>      "recyc":"PAS_POUBELLE",</text:p>
            <text:p>      "src":"MieuxTrierANantes 10/2017"</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eauJavel</text:p>
          </table:table-cell>
          <table:table-cell table:style-name="ce290" office:value-type="string" calcext:value-type="string">
            <text:p>Eau Javel</text:p>
          </table:table-cell>
          <table:table-cell table:style-name="ce290" office:value-type="string" calcext:value-type="string">
            <text:p>Javel water</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eau de Javel</text:p>
          </table:table-cell>
          <table:table-cell table:style-name="ce290" office:value-type="string" calcext:value-type="string">
            <text:p>bleach</text:p>
          </table:table-cell>
          <table:table-cell table:style-name="ce290" table:number-columns-repeated="2"/>
          <table:table-cell table:style-name="ce319" office:value-type="string" calcext:value-type="string">
            <text:p>cons_pasbouchonamour</text:p>
          </table:table-cell>
          <table:table-cell table:style-name="ce116" office:value-type="string" calcext:value-type="string">
            <text:p>bouteille_eau_de_javel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sdb</text:p>
          </table:table-cell>
          <table:table-cell/>
          <table:table-cell table:formula="of:=SUBSTITUTE([.L70];&quot;_petit&quot;;&quot;&quot;)" office:value-type="string" office:string-value="bouteille_eau_de_javel_mini.png" calcext:value-type="string">
            <text:p>bouteille_eau_de_javel_mini.png</text:p>
          </table:table-cell>
          <table:table-cell table:formula="of:=CONCATENATE(UTILTRANSFORMEENMOTSCLES([.G70]);&quot;,&quot;;[.I70])" office:value-type="string" office:string-value="eau,javel," calcext:value-type="string">
            <text:p>eau,javel,</text:p>
          </table:table-cell>
          <table:table-cell table:formula="of:=CONCATENATE(UTILTRANSFORMEENMOTSCLES([.H70]);&quot;,&quot;;[.J70])" office:value-type="string" office:string-value="bleach," calcext:value-type="string">
            <text:p>bleach,</text:p>
          </table:table-cell>
          <table:table-cell table:number-columns-repeated="2"/>
          <table:table-cell table:style-name="ce53" table:formula="of:=JSONDECHETS([.A70];[.B70];[.C70];[.D70];[.E70];[.F70];[.T70];[.U70];[.G70];[.H70];[.K70];[.L70];[.M70];[.N70];[.P70])" office:value-type="string" office:string-value="   {&quot;code&quot;:&quot;dec_eauJavel&quot;,&#10;      &quot;type&quot;:&quot;Ressource / objet usagé&quot;,&#10;      &quot;type_en&quot;:&quot;Resource / Used object&quot;,&#10;      &quot;nom&quot;:&quot;Eau Javel&quot;,&#10;      &quot;nom_en&quot;:&quot;Javel water&quot;,&#10;      &quot;cat_usuel&quot;:&quot;cu_toxique&quot;,&#10;      &quot;cat_trait&quot;:&quot;cat_ddm&quot;,&#10;      &quot;descr&quot;:&quot;eau de Javel&quot;,&#10;      &quot;descr_en&quot;:&quot;bleach&quot;,&#10;      &quot;mots_cles&quot;:&quot;eau,javel,&quot;,&#10;      &quot;mots_cles_en&quot;:&quot;bleach,&quot;,&#10;      &quot;cons&quot;:&quot;cons_pasbouchonamour,cons_toxique&quot;,&#10;      &quot;image&quot;:&quot;bouteille_eau_de_javel_mini.png&quot;,&#10;      &quot;modco&quot;:&quot;modco_decheterie,modco_ecopoint&quot;,&#10;      &quot;recyc&quot;:&quot;PAS_POUBELLE&quot;,&#10;      &quot;src&quot;:&quot;MieuxTrierANantes 02/2015&quot;&#10;   }," calcext:value-type="string">
            <text:p>   {"code":"dec_eauJavel",</text:p>
            <text:p>      "type":"Ressource / objet usagé",</text:p>
            <text:p>      "type_en":"Resource / Used object",</text:p>
            <text:p>      "nom":"Eau Javel",</text:p>
            <text:p>      "nom_en":"Javel water",</text:p>
            <text:p>      "cat_usuel":"cu_toxique",</text:p>
            <text:p>      "cat_trait":"cat_ddm",</text:p>
            <text:p>      "descr":"eau de Javel",</text:p>
            <text:p>      "descr_en":"bleach",</text:p>
            <text:p>      "mots_cles":"eau,javel,",</text:p>
            <text:p>      "mots_cles_en":"bleach,",</text:p>
            <text:p>      "cons":"cons_pasbouchonamour,cons_toxique",</text:p>
            <text:p>      "image":"bouteille_eau_de_jav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emballagesEnCartonPlat</text:p>
          </table:table-cell>
          <table:table-cell table:style-name="ce290" office:value-type="string" calcext:value-type="string">
            <text:p>Emballages carton plat</text:p>
          </table:table-cell>
          <table:table-cell table:style-name="ce290" office:value-type="string" calcext:value-type="string">
            <text:p>Boxboard packaging</text:p>
          </table:table-cell>
          <table:table-cell table:style-name="ce290" office:value-type="string" calcext:value-type="string">
            <text:p>cu_papierscartons</text:p>
          </table:table-cell>
          <table:table-cell table:style-name="ce21" office:value-type="string" calcext:value-type="string">
            <text:p>cat_papiercarton</text:p>
          </table:table-cell>
          <table:table-cell table:style-name="ce290"/>
          <table:table-cell table:style-name="ce290" office:value-type="string" calcext:value-type="string">
            <text:p>emballage en carton plat, Suremballage carton, cartonnette, céréale, pizza</text:p>
          </table:table-cell>
          <table:table-cell table:style-name="ce290" office:value-type="string" calcext:value-type="string">
            <text:p>boxboard packaging, Overwrapping cardboard, cardboard, cereal box, pizza box</text:p>
          </table:table-cell>
          <table:table-cell table:style-name="ce290" table:number-columns-repeated="2"/>
          <table:table-cell table:style-name="ce319" office:value-type="string" calcext:value-type="string">
            <text:p>cons_souille</text:p>
          </table:table-cell>
          <table:table-cell table:style-name="ce116" office:value-type="string" calcext:value-type="string">
            <text:p>cartonet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71];&quot;_petit&quot;;&quot;&quot;)" office:value-type="string" office:string-value="cartonette_mini.png" calcext:value-type="string">
            <text:p>cartonette_mini.png</text:p>
          </table:table-cell>
          <table:table-cell table:formula="of:=CONCATENATE(UTILTRANSFORMEENMOTSCLES([.G71]);&quot;,&quot;;[.I71])" office:value-type="string" office:string-value="emballage,carton,plat,suremballage,carton,cartonnette,cereale,pizza," calcext:value-type="string">
            <text:p>emballage,carton,plat,suremballage,carton,cartonnette,cereale,pizza,</text:p>
          </table:table-cell>
          <table:table-cell table:formula="of:=CONCATENATE(UTILTRANSFORMEENMOTSCLES([.H71]);&quot;,&quot;;[.J71])"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53" table:formula="of:=JSONDECHETS([.A71];[.B71];[.C71];[.D71];[.E71];[.F71];[.T71];[.U71];[.G71];[.H71];[.K71];[.L71];[.M71];[.N71];[.P71])" office:value-type="string" office:string-value="   {&quot;code&quot;:&quot;dec_emballagesEnCartonPlat&quot;,&#10;      &quot;type&quot;:&quot;Ressource / objet usagé&quot;,&#10;      &quot;type_en&quot;:&quot;Resource / Used object&quot;,&#10;      &quot;nom&quot;:&quot;Emballages carton plat&quot;,&#10;      &quot;nom_en&quot;:&quot;Boxboard packaging&quot;,&#10;      &quot;cat_usuel&quot;:&quot;cu_papierscartons&quot;,&#10;      &quot;cat_trait&quot;:&quot;cat_papiercarton&quot;,&#10;      &quot;descr&quot;:&quot;emballage en carton plat, Suremballage carton, cartonnette, céréale, pizza&quot;,&#10;      &quot;descr_en&quot;:&quot;boxboard packaging, Overwrapping cardboard, cardboard, cereal box, pizza box&quot;,&#10;      &quot;mots_cles&quot;:&quot;emballage,carton,plat,suremballage,carton,cartonnette,cereale,pizza,&quot;,&#10;      &quot;mots_cles_en&quot;:&quot;boxboard,packaging,overwrapping,cardboard,cardboard,cereal,box,pizza,box,&quot;,&#10;      &quot;cons&quot;:&quot;cons_souille,&quot;,&#10;      &quot;image&quot;:&quot;cartonette_mini.png&quot;,&#10;      &quot;modco&quot;:&quot;modco_contpapiercarton,modco_bacjaunehorsnantes,modco_sacjaune,modco_contembjournmag&quot;,&#10;      &quot;recyc&quot;:&quot;OUI&quot;,&#10;      &quot;src&quot;:&quot;MieuxTrierANantes 02/2015&quot;&#10;   }," calcext:value-type="string">
            <text:p>   {"code":"dec_emballagesEnCartonPlat",</text:p>
            <text:p>      "type":"Ressource / objet usagé",</text:p>
            <text:p>      "type_en":"Resource / Used object",</text:p>
            <text:p>      "nom":"Emballages carton plat",</text:p>
            <text:p>      "nom_en":"Boxboard packaging",</text:p>
            <text:p>      "cat_usuel":"cu_papierscartons",</text:p>
            <text:p>      "cat_trait":"cat_papiercarton",</text:p>
            <text:p>      "descr":"emballage en carton plat, Suremballage carton, cartonnette, céréale, pizza",</text:p>
            <text:p>      "descr_en":"boxboard packaging, Overwrapping cardboard, cardboard, cereal box, pizza box",</text:p>
            <text:p>      "mots_cles":"emballage,carton,plat,suremballage,carton,cartonnette,cereale,pizza,",</text:p>
            <text:p>      "mots_cles_en":"boxboard,packaging,overwrapping,cardboard,cardboard,cereal,box,pizza,box,",</text:p>
            <text:p>      "cons":"cons_souille,",</text:p>
            <text:p>      "image":"cartonett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engraisChimiques</text:p>
          </table:table-cell>
          <table:table-cell table:style-name="ce290" office:value-type="string" calcext:value-type="string">
            <text:p>Engrais chimiques</text:p>
          </table:table-cell>
          <table:table-cell table:style-name="ce290" office:value-type="string" calcext:value-type="string">
            <text:p>Chemical fertilizer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engrais chimiques</text:p>
          </table:table-cell>
          <table:table-cell table:style-name="ce290" office:value-type="string" calcext:value-type="string">
            <text:p>chemical fertilizers</text:p>
          </table:table-cell>
          <table:table-cell table:style-name="ce290" table:number-columns-repeated="2"/>
          <table:table-cell table:style-name="ce319"/>
          <table:table-cell table:style-name="ce116" office:value-type="string" calcext:value-type="string">
            <text:p>images_non_libres_temp/engrai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jardin</text:p>
          </table:table-cell>
          <table:table-cell/>
          <table:table-cell table:formula="of:=SUBSTITUTE([.L72];&quot;_petit&quot;;&quot;&quot;)" office:value-type="string" office:string-value="images_non_libres_temp/engrais_mini.png" calcext:value-type="string">
            <text:p>images_non_libres_temp/engrais_mini.png</text:p>
          </table:table-cell>
          <table:table-cell table:formula="of:=CONCATENATE(UTILTRANSFORMEENMOTSCLES([.G72]);&quot;,&quot;;[.I72])" office:value-type="string" office:string-value="engrais,chimiques," calcext:value-type="string">
            <text:p>engrais,chimiques,</text:p>
          </table:table-cell>
          <table:table-cell table:formula="of:=CONCATENATE(UTILTRANSFORMEENMOTSCLES([.H72]);&quot;,&quot;;[.J72])" office:value-type="string" office:string-value="chemical,fertilizers," calcext:value-type="string">
            <text:p>chemical,fertilizers,</text:p>
          </table:table-cell>
          <table:table-cell table:number-columns-repeated="2"/>
          <table:table-cell table:style-name="ce53" table:formula="of:=JSONDECHETS([.A72];[.B72];[.C72];[.D72];[.E72];[.F72];[.T72];[.U72];[.G72];[.H72];[.K72];[.L72];[.M72];[.N72];[.P72])" office:value-type="string" office:string-value="   {&quot;code&quot;:&quot;dec_engraisChimiques&quot;,&#10;      &quot;type&quot;:&quot;Ressource / objet usagé&quot;,&#10;      &quot;type_en&quot;:&quot;Resource / Used object&quot;,&#10;      &quot;nom&quot;:&quot;Engrais chimiques&quot;,&#10;      &quot;nom_en&quot;:&quot;Chemical fertilizers&quot;,&#10;      &quot;cat_usuel&quot;:&quot;cu_toxique&quot;,&#10;      &quot;cat_trait&quot;:&quot;cat_ddm&quot;,&#10;      &quot;descr&quot;:&quot;engrais chimiques&quot;,&#10;      &quot;descr_en&quot;:&quot;chemical fertilizers&quot;,&#10;      &quot;mots_cles&quot;:&quot;engrais,chimiques,&quot;,&#10;      &quot;mots_cles_en&quot;:&quot;chemical,fertilizers,&quot;,&#10;      &quot;cons&quot;:&quot;cons_toxique&quot;,&#10;      &quot;image&quot;:&quot;images_non_libres_temp/engrais_mini.png&quot;,&#10;      &quot;modco&quot;:&quot;modco_decheterie,modco_ecopoint&quot;,&#10;      &quot;recyc&quot;:&quot;PAS_POUBELLE&quot;,&#10;      &quot;src&quot;:&quot;MieuxTrierANantes 02/2015&quot;&#10;   }," calcext:value-type="string">
            <text:p>   {"code":"dec_engraisChimiques",</text:p>
            <text:p>      "type":"Ressource / objet usagé",</text:p>
            <text:p>      "type_en":"Resource / Used object",</text:p>
            <text:p>      "nom":"Engrais chimiques",</text:p>
            <text:p>      "nom_en":"Chemical fertilizers",</text:p>
            <text:p>      "cat_usuel":"cu_toxique",</text:p>
            <text:p>      "cat_trait":"cat_ddm",</text:p>
            <text:p>      "descr":"engrais chimiques",</text:p>
            <text:p>      "descr_en":"chemical fertilizers",</text:p>
            <text:p>      "mots_cles":"engrais,chimiques,",</text:p>
            <text:p>      "mots_cles_en":"chemical,fertilizers,",</text:p>
            <text:p>      "cons":"cons_toxique",</text:p>
            <text:p>      "image":"images_non_libres_temp/engra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enveloppe</text:p>
          </table:table-cell>
          <table:table-cell table:style-name="ce290" office:value-type="string" calcext:value-type="string">
            <text:p>Enveloppe</text:p>
          </table:table-cell>
          <table:table-cell table:style-name="ce290" office:value-type="string" calcext:value-type="string">
            <text:p>Envelope</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enveloppe</text:p>
          </table:table-cell>
          <table:table-cell table:style-name="ce290" office:value-type="string" calcext:value-type="string">
            <text:p>envelope</text:p>
          </table:table-cell>
          <table:table-cell table:style-name="ce290" table:number-columns-repeated="2"/>
          <table:table-cell table:style-name="ce319" office:value-type="string" calcext:value-type="string">
            <text:p>cons_fenetre_enveloppe</text:p>
          </table:table-cell>
          <table:table-cell table:style-name="ce116" office:value-type="string" calcext:value-type="string">
            <text:p>enveloppes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73];&quot;_petit&quot;;&quot;&quot;)" office:value-type="string" office:string-value="enveloppes_mini.png" calcext:value-type="string">
            <text:p>enveloppes_mini.png</text:p>
          </table:table-cell>
          <table:table-cell table:formula="of:=CONCATENATE(UTILTRANSFORMEENMOTSCLES([.G73]);&quot;,&quot;;[.I73])" office:value-type="string" office:string-value="enveloppe," calcext:value-type="string">
            <text:p>enveloppe,</text:p>
          </table:table-cell>
          <table:table-cell table:formula="of:=CONCATENATE(UTILTRANSFORMEENMOTSCLES([.H73]);&quot;,&quot;;[.J73])" office:value-type="string" office:string-value="envelope," calcext:value-type="string">
            <text:p>envelope,</text:p>
          </table:table-cell>
          <table:table-cell table:number-columns-repeated="2"/>
          <table:table-cell table:style-name="ce53" table:formula="of:=JSONDECHETS([.A73];[.B73];[.C73];[.D73];[.E73];[.F73];[.T73];[.U73];[.G73];[.H73];[.K73];[.L73];[.M73];[.N73];[.P73])" office:value-type="string" office:string-value="   {&quot;code&quot;:&quot;dec_enveloppe&quot;,&#10;      &quot;type&quot;:&quot;Ressource / objet usagé&quot;,&#10;      &quot;type_en&quot;:&quot;Resource / Used object&quot;,&#10;      &quot;nom&quot;:&quot;Enveloppe&quot;,&#10;      &quot;nom_en&quot;:&quot;Envelope&quot;,&#10;      &quot;cat_usuel&quot;:&quot;cu_papierscartons&quot;,&#10;      &quot;cat_trait&quot;:&quot;cat_papiercarton&quot;,&#10;      &quot;descr&quot;:&quot;enveloppe&quot;,&#10;      &quot;descr_en&quot;:&quot;envelope&quot;,&#10;      &quot;mots_cles&quot;:&quot;enveloppe,&quot;,&#10;      &quot;mots_cles_en&quot;:&quot;envelope,&quot;,&#10;      &quot;cons&quot;:&quot;cons_fenetre_enveloppe,&quot;,&#10;      &quot;image&quot;:&quot;enveloppes_mini.png&quot;,&#10;      &quot;modco&quot;:&quot;modco_contpapiercarton,modco_bacjaunehorsnantes,modco_sacjaune,modco_contembjournmag&quot;,&#10;      &quot;recyc&quot;:&quot;OUI&quot;,&#10;      &quot;src&quot;:&quot;MieuxTrierANantes 02/2015&quot;&#10;   }," calcext:value-type="string">
            <text:p>   {"code":"dec_enveloppe",</text:p>
            <text:p>      "type":"Ressource / objet usagé",</text:p>
            <text:p>      "type_en":"Resource / Used object",</text:p>
            <text:p>      "nom":"Enveloppe",</text:p>
            <text:p>      "nom_en":"Envelope",</text:p>
            <text:p>      "cat_usuel":"cu_papierscartons",</text:p>
            <text:p>      "cat_trait":"cat_papiercarton",</text:p>
            <text:p>      "descr":"enveloppe",</text:p>
            <text:p>      "descr_en":"envelope",</text:p>
            <text:p>      "mots_cles":"enveloppe,",</text:p>
            <text:p>      "mots_cles_en":"envelope,",</text:p>
            <text:p>      "cons":"cons_fenetre_enveloppe,",</text:p>
            <text:p>      "image":"enveloppe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epeluchuresRestesRepas</text:p>
          </table:table-cell>
          <table:table-cell table:style-name="ce290" office:value-type="string" calcext:value-type="string">
            <text:p>Épluchures / restes repas</text:p>
          </table:table-cell>
          <table:table-cell table:style-name="ce290" office:value-type="string" calcext:value-type="string">
            <text:p>Peelings / scraps meals</text:p>
          </table:table-cell>
          <table:table-cell table:style-name="ce290" office:value-type="string" calcext:value-type="string">
            <text:p>cu_vertbois</text:p>
          </table:table-cell>
          <table:table-cell table:style-name="ce290" office:value-type="string" calcext:value-type="string">
            <text:p>cat_organique</text:p>
          </table:table-cell>
          <table:table-cell table:style-name="ce290"/>
          <table:table-cell table:style-name="ce290" office:value-type="string" calcext:value-type="string">
            <text:p>épluchures, reste de repas, nourriture</text:p>
          </table:table-cell>
          <table:table-cell table:style-name="ce290" office:value-type="string" calcext:value-type="string">
            <text:p>peeling, food scraps, food</text:p>
          </table:table-cell>
          <table:table-cell table:style-name="ce290"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290"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319"/>
          <table:table-cell table:style-name="ce116" office:value-type="string" calcext:value-type="string">
            <text:p>epeluchure_mini.png</text:p>
          </table:table-cell>
          <table:table-cell table:style-name="ce17"/>
          <table:table-cell table:style-name="ce290" office:value-type="string" calcext:value-type="string">
            <text:p>MieuxTrierANantes 02/2015</text:p>
          </table:table-cell>
          <table:table-cell table:style-name="ce290" office:value-type="string" calcext:value-type="string">
            <text:p>Gwendal Meillarec.Je veux parrainer les épluchures qui vont au compost.</text:p>
          </table:table-cell>
          <table:table-cell table:style-name="ce290" office:value-type="string" calcext:value-type="string">
            <text:p>Gwendal Meillarec</text:p>
          </table:table-cell>
          <table:table-cell table:style-name="ce290"/>
          <table:table-cell/>
          <table:table-cell table:formula="of:=SUBSTITUTE([.L74];&quot;_petit&quot;;&quot;&quot;)" office:value-type="string" office:string-value="epeluchure_mini.png" calcext:value-type="string">
            <text:p>epeluchure_mini.png</text:p>
          </table:table-cell>
          <table:table-cell table:formula="of:=CONCATENATE(UTILTRANSFORMEENMOTSCLES([.G74]);&quot;,&quot;;[.I74])"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H74]);&quot;,&quot;;[.J74])"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53" table:formula="of:=JSONDECHETS([.A74];[.B74];[.C74];[.D74];[.E74];[.F74];[.T74];[.U74];[.G74];[.H74];[.K74];[.L74];[.M74];[.N74];[.P74])" office:value-type="string" office:string-value="   {&quot;code&quot;:&quot;dec_epeluchuresRestesRepas&quot;,&#10;      &quot;type&quot;:&quot;Ressource / objet usagé&quot;,&#10;      &quot;type_en&quot;:&quot;Resource / Used object&quot;,&#10;      &quot;nom&quot;:&quot;Épluchures / restes repas&quot;,&#10;      &quot;nom_en&quot;:&quot;Peelings / scraps meals&quot;,&#10;      &quot;cat_usuel&quot;:&quot;cu_vertbois&quot;,&#10;      &quot;cat_trait&quot;:&quot;cat_organique&quot;,&#10;      &quot;descr&quot;:&quot;épluchures, reste de repas, nourriture&quot;,&#10;      &quot;descr_en&quot;:&quot;peeling, food scraps, food&quot;,&#10;      &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10;      &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10;      &quot;cons&quot;:&quot;cons_compostage&quot;,&#10;      &quot;image&quot;:&quot;epeluchure_mini.png&quot;,&#10;      &quot;modco&quot;:&quot;modco_bacbleunantes,modco_sacbleu,modco_decheterie,modco_compostage&quot;,&#10;      &quot;recyc&quot;:&quot;NON&quot;,&#10;      &quot;src&quot;:&quot;MieuxTrierANantes 02/2015&quot;,&#10;      &quot;sponsor&quot;:&quot;Gwendal Meillarec&quot;&#10;   }," calcext:value-type="string">
            <text:p>   {"code":"dec_epeluchuresRestesRepas",</text:p>
            <text:p>      "type":"Ressource / objet usagé",</text:p>
            <text:p>      "type_en":"Resource / Used object",</text:p>
            <text:p>      "nom":"Épluchures / restes repas",</text:p>
            <text:p>      "nom_en":"Peelings / scraps meals",</text:p>
            <text:p>      "cat_usuel":"cu_vertbois",</text:p>
            <text:p>      "cat_trait":"cat_organique",</text:p>
            <text:p>      "descr":"épluchures, reste de repas, nourriture",</text:p>
            <text:p>      "descr_en":"peeling, food scraps, food",</text:p>
            <text:p>      "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text:p>
            <text:p>      "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ext:p>      "cons":"cons_compostage",</text:p>
            <text:p>      "image":"epeluchure_mini.png",</text:p>
            <text:p>      "modco":"modco_bacbleunantes,modco_sacbleu,modco_decheterie,modco_compostage",</text:p>
            <text:p>      "recyc":"NON",</text:p>
            <text:p>      "src":"MieuxTrierANantes 02/2015",</text:p>
            <text:p>      "sponsor":"Gwendal Meillarec"</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equipementsAudioEtVideo</text:p>
          </table:table-cell>
          <table:table-cell table:style-name="ce290" office:value-type="string" calcext:value-type="string">
            <text:p>Équipements audio et vidéo</text:p>
          </table:table-cell>
          <table:table-cell table:style-name="ce290" office:value-type="string" calcext:value-type="string">
            <text:p>Audio and video equipment</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équipement audio et vidéo</text:p>
          </table:table-cell>
          <table:table-cell table:style-name="ce290" office:value-type="string" calcext:value-type="string">
            <text:p>audio and video equipment</text:p>
          </table:table-cell>
          <table:table-cell table:style-name="ce290" table:number-columns-repeated="2"/>
          <table:table-cell table:style-name="ce319"/>
          <table:table-cell table:style-name="ce116" office:value-type="string" calcext:value-type="string">
            <text:p>chaine_hifi_mini.png</text:p>
          </table:table-cell>
          <table:table-cell table:style-name="ce17"/>
          <table:table-cell table:style-name="ce44" office:value-type="string" calcext:value-type="string">
            <text:p>www</text:p>
          </table:table-cell>
          <table:table-cell table:style-name="ce44" table:number-columns-repeated="3"/>
          <table:table-cell/>
          <table:table-cell table:formula="of:=SUBSTITUTE([.L75];&quot;_petit&quot;;&quot;&quot;)" office:value-type="string" office:string-value="chaine_hifi_mini.png" calcext:value-type="string">
            <text:p>chaine_hifi_mini.png</text:p>
          </table:table-cell>
          <table:table-cell table:formula="of:=CONCATENATE(UTILTRANSFORMEENMOTSCLES([.G75]);&quot;,&quot;;[.I75])" office:value-type="string" office:string-value="equipement,audio,video," calcext:value-type="string">
            <text:p>equipement,audio,video,</text:p>
          </table:table-cell>
          <table:table-cell table:formula="of:=CONCATENATE(UTILTRANSFORMEENMOTSCLES([.H75]);&quot;,&quot;;[.J75])" office:value-type="string" office:string-value="audio,and,video,equipment," calcext:value-type="string">
            <text:p>audio,and,video,equipment,</text:p>
          </table:table-cell>
          <table:table-cell table:number-columns-repeated="2"/>
          <table:table-cell table:style-name="ce53" table:formula="of:=JSONDECHETS([.A75];[.B75];[.C75];[.D75];[.E75];[.F75];[.T75];[.U75];[.G75];[.H75];[.K75];[.L75];[.M75];[.N75];[.P75])" office:value-type="string" office:string-value="   {&quot;code&quot;:&quot;dec_equipementsAudioEtVideo&quot;,&#10;      &quot;type&quot;:&quot;Ressource / objet usagé&quot;,&#10;      &quot;type_en&quot;:&quot;Resource / Used object&quot;,&#10;      &quot;nom&quot;:&quot;Équipements audio et vidéo&quot;,&#10;      &quot;nom_en&quot;:&quot;Audio and video equipment&quot;,&#10;      &quot;cat_usuel&quot;:&quot;cu_encombrantelectronique&quot;,&#10;      &quot;cat_trait&quot;:&quot;cat_d3e&quot;,&#10;      &quot;descr&quot;:&quot;équipement audio et vidéo&quot;,&#10;      &quot;descr_en&quot;:&quot;audio and video equipment&quot;,&#10;      &quot;mots_cles&quot;:&quot;equipement,audio,video,&quot;,&#10;      &quot;mots_cles_en&quot;:&quot;audio,and,video,equipment,&quot;,&#10;      &quot;cons&quot;:&quot;cons_recuppdv1,cons_ecoparticipation&quot;,&#10;      &quot;image&quot;:&quot;chaine_hifi_mini.png&quot;,&#10;      &quot;modco&quot;:&quot;modco_decheterie,modco_ecopoint,smco_reprise,smco_reprise_1pour0&quot;,&#10;      &quot;recyc&quot;:&quot;PAS_POUBELLE&quot;,&#10;      &quot;src&quot;:&quot;www&quot;&#10;   }," calcext:value-type="string">
            <text:p>   {"code":"dec_equipementsAudioEtVideo",</text:p>
            <text:p>      "type":"Ressource / objet usagé",</text:p>
            <text:p>      "type_en":"Resource / Used object",</text:p>
            <text:p>      "nom":"Équipements audio et vidéo",</text:p>
            <text:p>      "nom_en":"Audio and video equipment",</text:p>
            <text:p>      "cat_usuel":"cu_encombrantelectronique",</text:p>
            <text:p>      "cat_trait":"cat_d3e",</text:p>
            <text:p>      "descr":"équipement audio et vidéo",</text:p>
            <text:p>      "descr_en":"audio and video equipment",</text:p>
            <text:p>      "mots_cles":"equipement,audio,video,",</text:p>
            <text:p>      "mots_cles_en":"audio,and,video,equipment,",</text:p>
            <text:p>      "cons":"cons_recuppdv1,cons_ecoparticipation",</text:p>
            <text:p>      "image":"chaine_hifi_mini.png",</text:p>
            <text:p>      "modco":"modco_decheterie,modco_ecopoint,smco_reprise,smco_reprise_1pour0",</text:p>
            <text:p>      "recyc":"PAS_POUBELLE",</text:p>
            <text:p>      "src":"www"</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essenceTerebenthine</text:p>
          </table:table-cell>
          <table:table-cell table:style-name="ce290" office:value-type="string" calcext:value-type="string">
            <text:p>Essence térébenthine</text:p>
          </table:table-cell>
          <table:table-cell table:style-name="ce290" office:value-type="string" calcext:value-type="string">
            <text:p>Turpentine Essenc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essence de térébenthine</text:p>
          </table:table-cell>
          <table:table-cell table:style-name="ce290" office:value-type="string" calcext:value-type="string">
            <text:p>turpentine</text:p>
          </table:table-cell>
          <table:table-cell table:style-name="ce290" table:number-columns-repeated="2"/>
          <table:table-cell table:style-name="ce319"/>
          <table:table-cell table:style-name="ce116" office:value-type="string" calcext:value-type="string">
            <text:p>images_non_libres_temp/essence_therebentin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76];&quot;_petit&quot;;&quot;&quot;)" office:value-type="string" office:string-value="images_non_libres_temp/essence_therebentine_mini.png" calcext:value-type="string">
            <text:p>images_non_libres_temp/essence_therebentine_mini.png</text:p>
          </table:table-cell>
          <table:table-cell table:formula="of:=CONCATENATE(UTILTRANSFORMEENMOTSCLES([.G76]);&quot;,&quot;;[.I76])" office:value-type="string" office:string-value="essence,terebenthine," calcext:value-type="string">
            <text:p>essence,terebenthine,</text:p>
          </table:table-cell>
          <table:table-cell table:formula="of:=CONCATENATE(UTILTRANSFORMEENMOTSCLES([.H76]);&quot;,&quot;;[.J76])" office:value-type="string" office:string-value="turpentine," calcext:value-type="string">
            <text:p>turpentine,</text:p>
          </table:table-cell>
          <table:table-cell table:number-columns-repeated="2"/>
          <table:table-cell table:style-name="ce53" table:formula="of:=JSONDECHETS([.A76];[.B76];[.C76];[.D76];[.E76];[.F76];[.T76];[.U76];[.G76];[.H76];[.K76];[.L76];[.M76];[.N76];[.P76])" office:value-type="string" office:string-value="   {&quot;code&quot;:&quot;dec_essenceTerebenthine&quot;,&#10;      &quot;type&quot;:&quot;Ressource / objet usagé&quot;,&#10;      &quot;type_en&quot;:&quot;Resource / Used object&quot;,&#10;      &quot;nom&quot;:&quot;Essence térébenthine&quot;,&#10;      &quot;nom_en&quot;:&quot;Turpentine Essence&quot;,&#10;      &quot;cat_usuel&quot;:&quot;cu_toxique&quot;,&#10;      &quot;cat_trait&quot;:&quot;cat_ddm&quot;,&#10;      &quot;descr&quot;:&quot;essence de térébenthine&quot;,&#10;      &quot;descr_en&quot;:&quot;turpentine&quot;,&#10;      &quot;mots_cles&quot;:&quot;essence,terebenthine,&quot;,&#10;      &quot;mots_cles_en&quot;:&quot;turpentine,&quot;,&#10;      &quot;cons&quot;:&quot;cons_toxique&quot;,&#10;      &quot;image&quot;:&quot;images_non_libres_temp/essence_therebentine_mini.png&quot;,&#10;      &quot;modco&quot;:&quot;modco_decheterie,modco_ecopoint&quot;,&#10;      &quot;recyc&quot;:&quot;PAS_POUBELLE&quot;,&#10;      &quot;src&quot;:&quot;MieuxTrierANantes 02/2015&quot;&#10;   }," calcext:value-type="string">
            <text:p>   {"code":"dec_essenceTerebenthine",</text:p>
            <text:p>      "type":"Ressource / objet usagé",</text:p>
            <text:p>      "type_en":"Resource / Used object",</text:p>
            <text:p>      "nom":"Essence térébenthine",</text:p>
            <text:p>      "nom_en":"Turpentine Essence",</text:p>
            <text:p>      "cat_usuel":"cu_toxique",</text:p>
            <text:p>      "cat_trait":"cat_ddm",</text:p>
            <text:p>      "descr":"essence de térébenthine",</text:p>
            <text:p>      "descr_en":"turpentine",</text:p>
            <text:p>      "mots_cles":"essence,terebenthine,",</text:p>
            <text:p>      "mots_cles_en":"turpentine,",</text:p>
            <text:p>      "cons":"cons_toxique",</text:p>
            <text:p>      "image":"images_non_libres_temp/essence_therebent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essuiToutRouleauCarton</text:p>
          </table:table-cell>
          <table:table-cell table:style-name="ce290" office:value-type="string" calcext:value-type="string">
            <text:p>Essuie-tout (rouleau carton)</text:p>
          </table:table-cell>
          <table:table-cell table:style-name="ce290" office:value-type="string" calcext:value-type="string">
            <text:p>Towels (cardboard roll)</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essuie-tout (rouleau carton), rouleau carton papier toilette</text:p>
          </table:table-cell>
          <table:table-cell table:style-name="ce290" office:value-type="string" calcext:value-type="string">
            <text:p>towels (roll cardboard), cardboard toilet paper roll</text:p>
          </table:table-cell>
          <table:table-cell table:style-name="ce290" table:number-columns-repeated="2"/>
          <table:table-cell table:style-name="ce319"/>
          <table:table-cell table:style-name="ce39" office:value-type="string" calcext:value-type="string">
            <text:p>rouleau_carton_essui_tout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77];&quot;_petit&quot;;&quot;&quot;)" office:value-type="string" office:string-value="rouleau_carton_essui_tout_mini.png" calcext:value-type="string">
            <text:p>rouleau_carton_essui_tout_mini.png</text:p>
          </table:table-cell>
          <table:table-cell table:formula="of:=CONCATENATE(UTILTRANSFORMEENMOTSCLES([.G77]);&quot;,&quot;;[.I77])" office:value-type="string" office:string-value="essuie,tout,rouleau,carton,rouleau,carton,papier,toilette," calcext:value-type="string">
            <text:p>essuie,tout,rouleau,carton,rouleau,carton,papier,toilette,</text:p>
          </table:table-cell>
          <table:table-cell table:formula="of:=CONCATENATE(UTILTRANSFORMEENMOTSCLES([.H77]);&quot;,&quot;;[.J77])" office:value-type="string" office:string-value="towels,roll,cardboard,cardboard,toilet,paper,roll," calcext:value-type="string">
            <text:p>towels,roll,cardboard,cardboard,toilet,paper,roll,</text:p>
          </table:table-cell>
          <table:table-cell table:number-columns-repeated="2"/>
          <table:table-cell table:style-name="ce53" table:formula="of:=JSONDECHETS([.A77];[.B77];[.C77];[.D77];[.E77];[.F77];[.T77];[.U77];[.G77];[.H77];[.K77];[.L77];[.M77];[.N77];[.P77])" office:value-type="string" office:string-value="   {&quot;code&quot;:&quot;dec_essuiToutRouleauCarton&quot;,&#10;      &quot;type&quot;:&quot;Ressource / objet usagé&quot;,&#10;      &quot;type_en&quot;:&quot;Resource / Used object&quot;,&#10;      &quot;nom&quot;:&quot;Essuie-tout (rouleau carton)&quot;,&#10;      &quot;nom_en&quot;:&quot;Towels (cardboard roll)&quot;,&#10;      &quot;cat_usuel&quot;:&quot;cu_papierscartons&quot;,&#10;      &quot;cat_trait&quot;:&quot;cat_papiercarton&quot;,&#10;      &quot;descr&quot;:&quot;essuie-tout (rouleau carton), rouleau carton papier toilette&quot;,&#10;      &quot;descr_en&quot;:&quot;towels (roll cardboard), cardboard toilet paper roll&quot;,&#10;      &quot;mots_cles&quot;:&quot;essuie,tout,rouleau,carton,rouleau,carton,papier,toilette,&quot;,&#10;      &quot;mots_cles_en&quot;:&quot;towels,roll,cardboard,cardboard,toilet,paper,roll,&quot;,&#10;      &quot;image&quot;:&quot;rouleau_carton_essui_tout_mini.png&quot;,&#10;      &quot;modco&quot;:&quot;modco_contpapiercarton,modco_bacjaunehorsnantes,modco_sacjaune,modco_contembjournmag&quot;,&#10;      &quot;recyc&quot;:&quot;OUI&quot;,&#10;      &quot;src&quot;:&quot;MieuxTrierANantes 02/2015&quot;&#10;   }," calcext:value-type="string">
            <text:p>   {"code":"dec_essuiToutRouleauCarton",</text:p>
            <text:p>      "type":"Ressource / objet usagé",</text:p>
            <text:p>      "type_en":"Resource / Used object",</text:p>
            <text:p>      "nom":"Essuie-tout (rouleau carton)",</text:p>
            <text:p>      "nom_en":"Towels (cardboard roll)",</text:p>
            <text:p>      "cat_usuel":"cu_papierscartons",</text:p>
            <text:p>      "cat_trait":"cat_papiercarton",</text:p>
            <text:p>      "descr":"essuie-tout (rouleau carton), rouleau carton papier toilette",</text:p>
            <text:p>      "descr_en":"towels (roll cardboard), cardboard toilet paper roll",</text:p>
            <text:p>      "mots_cles":"essuie,tout,rouleau,carton,rouleau,carton,papier,toilette,",</text:p>
            <text:p>      "mots_cles_en":"towels,roll,cardboard,cardboard,toilet,paper,roll,",</text:p>
            <text:p>      "image":"rouleau_carton_essui_tout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essuiToutSaufRouleauCarton</text:p>
          </table:table-cell>
          <table:table-cell table:style-name="ce290" office:value-type="string" calcext:value-type="string">
            <text:p>Essuie-tout (sauf rouleau carton)</text:p>
          </table:table-cell>
          <table:table-cell table:style-name="ce290" office:value-type="string" calcext:value-type="string">
            <text:p>Towels (except cardboard roll)</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304" office:value-type="string" calcext:value-type="string">
            <text:p>essuie-tout (sauf rouleau carton), sopalin, papier absorbant, papier toilette</text:p>
          </table:table-cell>
          <table:table-cell table:style-name="ce304" office:value-type="string" calcext:value-type="string">
            <text:p>towels (except cardboard roll), paper towels, paper towels, toilet paper</text:p>
          </table:table-cell>
          <table:table-cell table:style-name="ce304" table:number-columns-repeated="2"/>
          <table:table-cell table:style-name="ce319" office:value-type="string" calcext:value-type="string">
            <text:p>cons_souille</text:p>
          </table:table-cell>
          <table:table-cell table:style-name="ce116" office:value-type="string" calcext:value-type="string">
            <text:p>essui_tout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78];&quot;_petit&quot;;&quot;&quot;)" office:value-type="string" office:string-value="essui_tout_mini.png" calcext:value-type="string">
            <text:p>essui_tout_mini.png</text:p>
          </table:table-cell>
          <table:table-cell table:formula="of:=CONCATENATE(UTILTRANSFORMEENMOTSCLES([.G78]);&quot;,&quot;;[.I78])"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H78]);&quot;,&quot;;[.J78])"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53" table:formula="of:=JSONDECHETS([.A78];[.B78];[.C78];[.D78];[.E78];[.F78];[.T78];[.U78];[.G78];[.H78];[.K78];[.L78];[.M78];[.N78];[.P78])" office:value-type="string" office:string-value="   {&quot;code&quot;:&quot;dec_essuiToutSaufRouleauCarton&quot;,&#10;      &quot;type&quot;:&quot;Ressource / objet usagé&quot;,&#10;      &quot;type_en&quot;:&quot;Resource / Used object&quot;,&#10;      &quot;nom&quot;:&quot;Essuie-tout (sauf rouleau carton)&quot;,&#10;      &quot;nom_en&quot;:&quot;Towels (except cardboard roll)&quot;,&#10;      &quot;cat_usuel&quot;:&quot;cu_papierscartons&quot;,&#10;      &quot;cat_trait&quot;:&quot;cat_omr&quot;,&#10;      &quot;descr&quot;:&quot;essuie-tout (sauf rouleau carton), sopalin, papier absorbant, papier toilette&quot;,&#10;      &quot;descr_en&quot;:&quot;towels (except cardboard roll), paper towels, paper towels, toilet paper&quot;,&#10;      &quot;mots_cles&quot;:&quot;essuie,tout,sauf,rouleau,carton,sopalin,papier,absorbant,papier,toilette,&quot;,&#10;      &quot;mots_cles_en&quot;:&quot;towels,except,cardboard,roll,paper,towels,paper,towels,toilet,paper,&quot;,&#10;      &quot;cons&quot;:&quot;cons_souille,&quot;,&#10;      &quot;image&quot;:&quot;essui_tout_mini.png&quot;,&#10;      &quot;modco&quot;:&quot;modco_bacbleuhorsnantes,modco_bacbleunantes,modco_sacbleu&quot;,&#10;      &quot;recyc&quot;:&quot;NON&quot;,&#10;      &quot;src&quot;:&quot;MieuxTrierANantes 02/2015&quot;&#10;   }," calcext:value-type="string">
            <text:p>   {"code":"dec_essuiToutSaufRouleauCarton",</text:p>
            <text:p>      "type":"Ressource / objet usagé",</text:p>
            <text:p>      "type_en":"Resource / Used object",</text:p>
            <text:p>      "nom":"Essuie-tout (sauf rouleau carton)",</text:p>
            <text:p>      "nom_en":"Towels (except cardboard roll)",</text:p>
            <text:p>      "cat_usuel":"cu_papierscartons",</text:p>
            <text:p>      "cat_trait":"cat_omr",</text:p>
            <text:p>      "descr":"essuie-tout (sauf rouleau carton), sopalin, papier absorbant, papier toilette",</text:p>
            <text:p>      "descr_en":"towels (except cardboard roll), paper towels, paper towels, toilet paper",</text:p>
            <text:p>      "mots_cles":"essuie,tout,sauf,rouleau,carton,sopalin,papier,absorbant,papier,toilette,",</text:p>
            <text:p>      "mots_cles_en":"towels,except,cardboard,roll,paper,towels,paper,towels,toilet,paper,",</text:p>
            <text:p>      "cons":"cons_souille,",</text:p>
            <text:p>      "image":"essui_tou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filmPlastique</text:p>
          </table:table-cell>
          <table:table-cell table:style-name="ce290" office:value-type="string" calcext:value-type="string">
            <text:p>Film plastique</text:p>
          </table:table-cell>
          <table:table-cell table:style-name="ce290" office:value-type="string" calcext:value-type="string">
            <text:p>Plastic film</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film plastique</text:p>
          </table:table-cell>
          <table:table-cell table:style-name="ce290" office:value-type="string" calcext:value-type="string">
            <text:p>plastic film</text:p>
          </table:table-cell>
          <table:table-cell table:style-name="ce290" table:number-columns-repeated="2"/>
          <table:table-cell table:style-name="ce319"/>
          <table:table-cell table:style-name="ce116" office:value-type="string" calcext:value-type="string">
            <text:p>film_plastiqu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79];&quot;_petit&quot;;&quot;&quot;)" office:value-type="string" office:string-value="film_plastique_mini.png" calcext:value-type="string">
            <text:p>film_plastique_mini.png</text:p>
          </table:table-cell>
          <table:table-cell table:formula="of:=CONCATENATE(UTILTRANSFORMEENMOTSCLES([.G79]);&quot;,&quot;;[.I79])" office:value-type="string" office:string-value="film,plastique," calcext:value-type="string">
            <text:p>film,plastique,</text:p>
          </table:table-cell>
          <table:table-cell table:formula="of:=CONCATENATE(UTILTRANSFORMEENMOTSCLES([.H79]);&quot;,&quot;;[.J79])" office:value-type="string" office:string-value="plastic,film," calcext:value-type="string">
            <text:p>plastic,film,</text:p>
          </table:table-cell>
          <table:table-cell table:number-columns-repeated="2"/>
          <table:table-cell table:style-name="ce53" table:formula="of:=JSONDECHETS([.A79];[.B79];[.C79];[.D79];[.E79];[.F79];[.T79];[.U79];[.G79];[.H79];[.K79];[.L79];[.M79];[.N79];[.P79])" office:value-type="string" office:string-value="   {&quot;code&quot;:&quot;dec_filmPlastique&quot;,&#10;      &quot;type&quot;:&quot;Ressource / objet usagé&quot;,&#10;      &quot;type_en&quot;:&quot;Resource / Used object&quot;,&#10;      &quot;nom&quot;:&quot;Film plastique&quot;,&#10;      &quot;nom_en&quot;:&quot;Plastic film&quot;,&#10;      &quot;cat_usuel&quot;:&quot;cu_plastique&quot;,&#10;      &quot;cat_trait&quot;:&quot;cat_plastique_emballage&quot;,&#10;      &quot;descr&quot;:&quot;film plastique&quot;,&#10;      &quot;descr_en&quot;:&quot;plastic film&quot;,&#10;      &quot;mots_cles&quot;:&quot;film,plastique,&quot;,&#10;      &quot;mots_cles_en&quot;:&quot;plastic,film,&quot;,&#10;      &quot;cons&quot;:&quot;cons_pasuniquementbouteilleflacon&quot;,&#10;      &quot;image&quot;:&quot;film_plastique_mini.png&quot;,&#10;      &quot;modco&quot;:&quot;modco_bacjaunenantes,modco_bacbleuhorsnantes,modco_sacjaune&quot;,&#10;      &quot;recyc&quot;:&quot;OUI_ET_NON&quot;,&#10;      &quot;src&quot;:&quot;MieuxTrierANantes 02/2015&quot;&#10;   }," calcext:value-type="string">
            <text:p>   {"code":"dec_filmPlastique",</text:p>
            <text:p>      "type":"Ressource / objet usagé",</text:p>
            <text:p>      "type_en":"Resource / Used object",</text:p>
            <text:p>      "nom":"Film plastique",</text:p>
            <text:p>      "nom_en":"Plastic film",</text:p>
            <text:p>      "cat_usuel":"cu_plastique",</text:p>
            <text:p>      "cat_trait":"cat_plastique_emballage",</text:p>
            <text:p>      "descr":"film plastique",</text:p>
            <text:p>      "descr_en":"plastic film",</text:p>
            <text:p>      "mots_cles":"film,plastique,",</text:p>
            <text:p>      "mots_cles_en":"plastic,film,",</text:p>
            <text:p>      "cons":"cons_pasuniquementbouteilleflacon",</text:p>
            <text:p>      "image":"film_plastiqu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filmsPhotographiques</text:p>
          </table:table-cell>
          <table:table-cell table:style-name="ce290" office:value-type="string" calcext:value-type="string">
            <text:p>Films photographiques</text:p>
          </table:table-cell>
          <table:table-cell table:style-name="ce290" office:value-type="string" calcext:value-type="string">
            <text:p>Photographic Film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film photographiques, diapositive, pellicule</text:p>
          </table:table-cell>
          <table:table-cell table:style-name="ce290" office:value-type="string" calcext:value-type="string">
            <text:p>photographic film, slide, film</text:p>
          </table:table-cell>
          <table:table-cell table:style-name="ce290" table:number-columns-repeated="2"/>
          <table:table-cell table:style-name="ce319"/>
          <table:table-cell table:style-name="ce116" office:value-type="string" calcext:value-type="string">
            <text:p>film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80];&quot;_petit&quot;;&quot;&quot;)" office:value-type="string" office:string-value="films_mini.png" calcext:value-type="string">
            <text:p>films_mini.png</text:p>
          </table:table-cell>
          <table:table-cell table:formula="of:=CONCATENATE(UTILTRANSFORMEENMOTSCLES([.G80]);&quot;,&quot;;[.I80])" office:value-type="string" office:string-value="film,photographiques,diapositive,pellicule," calcext:value-type="string">
            <text:p>film,photographiques,diapositive,pellicule,</text:p>
          </table:table-cell>
          <table:table-cell table:formula="of:=CONCATENATE(UTILTRANSFORMEENMOTSCLES([.H80]);&quot;,&quot;;[.J80])" office:value-type="string" office:string-value="photographic,film,slide,film," calcext:value-type="string">
            <text:p>photographic,film,slide,film,</text:p>
          </table:table-cell>
          <table:table-cell table:number-columns-repeated="2"/>
          <table:table-cell table:style-name="ce53" table:formula="of:=JSONDECHETS([.A80];[.B80];[.C80];[.D80];[.E80];[.F80];[.T80];[.U80];[.G80];[.H80];[.K80];[.L80];[.M80];[.N80];[.P80])" office:value-type="string" office:string-value="   {&quot;code&quot;:&quot;dec_filmsPhotographiques&quot;,&#10;      &quot;type&quot;:&quot;Ressource / objet usagé&quot;,&#10;      &quot;type_en&quot;:&quot;Resource / Used object&quot;,&#10;      &quot;nom&quot;:&quot;Films photographiques&quot;,&#10;      &quot;nom_en&quot;:&quot;Photographic Films&quot;,&#10;      &quot;cat_usuel&quot;:&quot;cu_toxique&quot;,&#10;      &quot;cat_trait&quot;:&quot;cat_ddm&quot;,&#10;      &quot;descr&quot;:&quot;film photographiques, diapositive, pellicule&quot;,&#10;      &quot;descr_en&quot;:&quot;photographic film, slide, film&quot;,&#10;      &quot;mots_cles&quot;:&quot;film,photographiques,diapositive,pellicule,&quot;,&#10;      &quot;mots_cles_en&quot;:&quot;photographic,film,slide,film,&quot;,&#10;      &quot;cons&quot;:&quot;cons_toxique&quot;,&#10;      &quot;image&quot;:&quot;films_mini.png&quot;,&#10;      &quot;modco&quot;:&quot;modco_decheterie,modco_ecopoint&quot;,&#10;      &quot;recyc&quot;:&quot;PAS_POUBELLE&quot;,&#10;      &quot;src&quot;:&quot;MieuxTrierANantes 02/2015&quot;&#10;   }," calcext:value-type="string">
            <text:p>   {"code":"dec_filmsPhotographiques",</text:p>
            <text:p>      "type":"Ressource / objet usagé",</text:p>
            <text:p>      "type_en":"Resource / Used object",</text:p>
            <text:p>      "nom":"Films photographiques",</text:p>
            <text:p>      "nom_en":"Photographic Films",</text:p>
            <text:p>      "cat_usuel":"cu_toxique",</text:p>
            <text:p>      "cat_trait":"cat_ddm",</text:p>
            <text:p>      "descr":"film photographiques, diapositive, pellicule",</text:p>
            <text:p>      "descr_en":"photographic film, slide, film",</text:p>
            <text:p>      "mots_cles":"film,photographiques,diapositive,pellicule,",</text:p>
            <text:p>      "mots_cles_en":"photographic,film,slide,film,",</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filtreAHuile</text:p>
          </table:table-cell>
          <table:table-cell table:style-name="ce290" office:value-type="string" calcext:value-type="string">
            <text:p>Filtre à huile</text:p>
          </table:table-cell>
          <table:table-cell table:style-name="ce290" office:value-type="string" calcext:value-type="string">
            <text:p>Oil Filter</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filtre à huile</text:p>
          </table:table-cell>
          <table:table-cell table:style-name="ce290" office:value-type="string" calcext:value-type="string">
            <text:p>oil filter</text:p>
          </table:table-cell>
          <table:table-cell table:style-name="ce290" table:number-columns-repeated="2"/>
          <table:table-cell table:style-name="ce319"/>
          <table:table-cell table:style-name="ce116" office:value-type="string" calcext:value-type="string">
            <text:p>images_non_libres_temp/filtre_huile_petit.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81];&quot;_petit&quot;;&quot;&quot;)" office:value-type="string" office:string-value="images_non_libres_temp/filtre_huile.png" calcext:value-type="string">
            <text:p>images_non_libres_temp/filtre_huile.png</text:p>
          </table:table-cell>
          <table:table-cell table:formula="of:=CONCATENATE(UTILTRANSFORMEENMOTSCLES([.G81]);&quot;,&quot;;[.I81])" office:value-type="string" office:string-value="filtre,huile," calcext:value-type="string">
            <text:p>filtre,huile,</text:p>
          </table:table-cell>
          <table:table-cell table:formula="of:=CONCATENATE(UTILTRANSFORMEENMOTSCLES([.H81]);&quot;,&quot;;[.J81])" office:value-type="string" office:string-value="oil,filter," calcext:value-type="string">
            <text:p>oil,filter,</text:p>
          </table:table-cell>
          <table:table-cell table:number-columns-repeated="2"/>
          <table:table-cell table:style-name="ce53" table:formula="of:=JSONDECHETS([.A81];[.B81];[.C81];[.D81];[.E81];[.F81];[.T81];[.U81];[.G81];[.H81];[.K81];[.L81];[.M81];[.N81];[.P81])" office:value-type="string" office:string-value="   {&quot;code&quot;:&quot;dec_filtreAHuile&quot;,&#10;      &quot;type&quot;:&quot;Ressource / objet usagé&quot;,&#10;      &quot;type_en&quot;:&quot;Resource / Used object&quot;,&#10;      &quot;nom&quot;:&quot;Filtre à huile&quot;,&#10;      &quot;nom_en&quot;:&quot;Oil Filter&quot;,&#10;      &quot;cat_usuel&quot;:&quot;cu_toxique&quot;,&#10;      &quot;cat_trait&quot;:&quot;cat_ddm&quot;,&#10;      &quot;descr&quot;:&quot;filtre à huile&quot;,&#10;      &quot;descr_en&quot;:&quot;oil filter&quot;,&#10;      &quot;mots_cles&quot;:&quot;filtre,huile,&quot;,&#10;      &quot;mots_cles_en&quot;:&quot;oil,filter,&quot;,&#10;      &quot;cons&quot;:&quot;cons_toxique&quot;,&#10;      &quot;image&quot;:&quot;images_non_libres_temp/filtre_huile_petit.png&quot;,&#10;      &quot;modco&quot;:&quot;modco_decheterie,modco_ecopoint&quot;,&#10;      &quot;recyc&quot;:&quot;PAS_POUBELLE&quot;,&#10;      &quot;src&quot;:&quot;MieuxTrierANantes 02/2015&quot;&#10;   }," calcext:value-type="string">
            <text:p>   {"code":"dec_filtreAHuile",</text:p>
            <text:p>      "type":"Ressource / objet usagé",</text:p>
            <text:p>      "type_en":"Resource / Used object",</text:p>
            <text:p>      "nom":"Filtre à huile",</text:p>
            <text:p>      "nom_en":"Oil Filter",</text:p>
            <text:p>      "cat_usuel":"cu_toxique",</text:p>
            <text:p>      "cat_trait":"cat_ddm",</text:p>
            <text:p>      "descr":"filtre à huile",</text:p>
            <text:p>      "descr_en":"oil filter",</text:p>
            <text:p>      "mots_cles":"filtre,huile,",</text:p>
            <text:p>      "mots_cles_en":"oil,filter,",</text:p>
            <text:p>      "cons":"cons_toxique",</text:p>
            <text:p>      "image":"images_non_libres_temp/filtre_huile_petit.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flaconProduitsDentretien</text:p>
          </table:table-cell>
          <table:table-cell table:style-name="ce290" office:value-type="string" calcext:value-type="string">
            <text:p>Flacon de produits d'entretien</text:p>
          </table:table-cell>
          <table:table-cell table:style-name="ce290" office:value-type="string" calcext:value-type="string">
            <text:p>Bottle of cleaning products</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flacon de produit d'entretien, Flacon produit ménager vide, flacon de produit d'entretien</text:p>
          </table:table-cell>
          <table:table-cell table:style-name="ce290" office:value-type="string" calcext:value-type="string">
            <text:p>bottle of cleaning products, household product empty bottle, bottle of cleaning products</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bouteille_white_spirit_mini.png</text:p>
          </table:table-cell>
          <table:table-cell table:style-name="ce17" office:value-type="string" calcext:value-type="string">
            <text:p>bouteille_pec_citron_mini.png</text:p>
          </table:table-cell>
          <table:table-cell table:style-name="ce348" office:value-type="string" calcext:value-type="string">
            <text:p>MieuxTrierANantes 02/2015</text:p>
          </table:table-cell>
          <table:table-cell table:style-name="ce348" table:number-columns-repeated="3"/>
          <table:table-cell/>
          <table:table-cell table:formula="of:=SUBSTITUTE([.L82];&quot;_petit&quot;;&quot;&quot;)" office:value-type="string" office:string-value="bouteille_white_spirit_mini.png" calcext:value-type="string">
            <text:p>bouteille_white_spirit_mini.png</text:p>
          </table:table-cell>
          <table:table-cell table:formula="of:=CONCATENATE(UTILTRANSFORMEENMOTSCLES([.G82]);&quot;,&quot;;[.I82])"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H82]);&quot;,&quot;;[.J82])"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53" table:formula="of:=JSONDECHETS([.A82];[.B82];[.C82];[.D82];[.E82];[.F82];[.T82];[.U82];[.G82];[.H82];[.K82];[.L82];[.M82];[.N82];[.P82])" office:value-type="string" office:string-value="   {&quot;code&quot;:&quot;dec_flaconProduitsDentretien&quot;,&#10;      &quot;type&quot;:&quot;Ressource / objet usagé&quot;,&#10;      &quot;type_en&quot;:&quot;Resource / Used object&quot;,&#10;      &quot;nom&quot;:&quot;Flacon de produits d'entretien&quot;,&#10;      &quot;nom_en&quot;:&quot;Bottle of cleaning products&quot;,&#10;      &quot;cat_usuel&quot;:&quot;cu_plastique&quot;,&#10;      &quot;cat_trait&quot;:&quot;cat_emr&quot;,&#10;      &quot;descr&quot;:&quot;flacon de produit d'entretien, Flacon produit ménager vide, flacon de produit d'entretien&quot;,&#10;      &quot;descr_en&quot;:&quot;bottle of cleaning products, household product empty bottle, bottle of cleaning products&quot;,&#10;      &quot;mots_cles&quot;:&quot;flacon,produit,entretien,flacon,produit,menager,vide,flacon,produit,entretien,&quot;,&#10;      &quot;mots_cles_en&quot;:&quot;bottle,of,cleaning,products,household,product,empty,bottle,bottle,of,cleaning,products,&quot;,&#10;      &quot;cons&quot;:&quot;cons_bouchon,cons_bouchonamour,&quot;,&#10;      &quot;image&quot;:&quot;bouteille_white_spirit_mini.png&quot;,&#10;      &quot;image_secondaire&quot;:&quot;bouteille_pec_citron_mini.png&quot;,&#10;      &quot;modco&quot;:&quot;modco_decheterie,modco_ecopoint,modco_bacjaunehorsnantes,modco_sacjaune,modco_contembjournmag&quot;,&#10;      &quot;recyc&quot;:&quot;OUI&quot;,&#10;      &quot;src&quot;:&quot;MieuxTrierANantes 02/2015&quot;&#10;   }," calcext:value-type="string">
            <text:p>   {"code":"dec_flaconProduitsDentretien",</text:p>
            <text:p>      "type":"Ressource / objet usagé",</text:p>
            <text:p>      "type_en":"Resource / Used object",</text:p>
            <text:p>      "nom":"Flacon de produits d'entretien",</text:p>
            <text:p>      "nom_en":"Bottle of cleaning products",</text:p>
            <text:p>      "cat_usuel":"cu_plastique",</text:p>
            <text:p>      "cat_trait":"cat_emr",</text:p>
            <text:p>      "descr":"flacon de produit d'entretien, Flacon produit ménager vide, flacon de produit d'entretien",</text:p>
            <text:p>      "descr_en":"bottle of cleaning products, household product empty bottle, bottle of cleaning products",</text:p>
            <text:p>      "mots_cles":"flacon,produit,entretien,flacon,produit,menager,vide,flacon,produit,entretien,",</text:p>
            <text:p>      "mots_cles_en":"bottle,of,cleaning,products,household,product,empty,bottle,bottle,of,cleaning,products,",</text:p>
            <text:p>      "cons":"cons_bouchon,cons_bouchonamour,",</text:p>
            <text:p>      "image":"bouteille_white_spirit_mini.png",</text:p>
            <text:p>      "image_secondaire":"bouteille_pec_citron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flaconSavon</text:p>
          </table:table-cell>
          <table:table-cell table:style-name="ce290" office:value-type="string" calcext:value-type="string">
            <text:p>Flacon savon</text:p>
          </table:table-cell>
          <table:table-cell table:style-name="ce290" office:value-type="string" calcext:value-type="string">
            <text:p>Soap bottle</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flacon de savon, Flacon en plastique, flacon de savon</text:p>
          </table:table-cell>
          <table:table-cell table:style-name="ce290" office:value-type="string" calcext:value-type="string">
            <text:p>soap bottle, plastic bottle, soap bottle</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flacon_savon_mini.png</text:p>
          </table:table-cell>
          <table:table-cell table:style-name="ce17" office:value-type="string" calcext:value-type="string">
            <text:p>bouteille_savon_mini.png</text:p>
          </table:table-cell>
          <table:table-cell table:style-name="ce348" office:value-type="string" calcext:value-type="string">
            <text:p>MieuxTrierANantes 02/2015</text:p>
          </table:table-cell>
          <table:table-cell table:style-name="ce348" table:number-columns-repeated="3"/>
          <table:table-cell/>
          <table:table-cell table:formula="of:=SUBSTITUTE([.L83];&quot;_petit&quot;;&quot;&quot;)" office:value-type="string" office:string-value="flacon_savon_mini.png" calcext:value-type="string">
            <text:p>flacon_savon_mini.png</text:p>
          </table:table-cell>
          <table:table-cell table:formula="of:=CONCATENATE(UTILTRANSFORMEENMOTSCLES([.G83]);&quot;,&quot;;[.I83])" office:value-type="string" office:string-value="flacon,savon,flacon,plastique,flacon,savon," calcext:value-type="string">
            <text:p>flacon,savon,flacon,plastique,flacon,savon,</text:p>
          </table:table-cell>
          <table:table-cell table:formula="of:=CONCATENATE(UTILTRANSFORMEENMOTSCLES([.H83]);&quot;,&quot;;[.J83])" office:value-type="string" office:string-value="soap,bottle,plastic,bottle,soap,bottle," calcext:value-type="string">
            <text:p>soap,bottle,plastic,bottle,soap,bottle,</text:p>
          </table:table-cell>
          <table:table-cell table:number-columns-repeated="2"/>
          <table:table-cell table:style-name="ce53" table:formula="of:=JSONDECHETS([.A83];[.B83];[.C83];[.D83];[.E83];[.F83];[.T83];[.U83];[.G83];[.H83];[.K83];[.L83];[.M83];[.N83];[.P83])" office:value-type="string" office:string-value="   {&quot;code&quot;:&quot;dec_flaconSavon&quot;,&#10;      &quot;type&quot;:&quot;Ressource / objet usagé&quot;,&#10;      &quot;type_en&quot;:&quot;Resource / Used object&quot;,&#10;      &quot;nom&quot;:&quot;Flacon savon&quot;,&#10;      &quot;nom_en&quot;:&quot;Soap bottle&quot;,&#10;      &quot;cat_usuel&quot;:&quot;cu_plastique&quot;,&#10;      &quot;cat_trait&quot;:&quot;cat_emr&quot;,&#10;      &quot;descr&quot;:&quot;flacon de savon, Flacon en plastique, flacon de savon&quot;,&#10;      &quot;descr_en&quot;:&quot;soap bottle, plastic bottle, soap bottle&quot;,&#10;      &quot;mots_cles&quot;:&quot;flacon,savon,flacon,plastique,flacon,savon,&quot;,&#10;      &quot;mots_cles_en&quot;:&quot;soap,bottle,plastic,bottle,soap,bottle,&quot;,&#10;      &quot;cons&quot;:&quot;cons_bouchon,cons_bouchonamour,&quot;,&#10;      &quot;image&quot;:&quot;flacon_savon_mini.png&quot;,&#10;      &quot;image_secondaire&quot;:&quot;bouteille_savon_mini.png&quot;,&#10;      &quot;modco&quot;:&quot;modco_decheterie,modco_ecopoint,modco_bacjaunehorsnantes,modco_sacjaune,modco_contembjournmag&quot;,&#10;      &quot;recyc&quot;:&quot;OUI&quot;,&#10;      &quot;src&quot;:&quot;MieuxTrierANantes 02/2015&quot;&#10;   }," calcext:value-type="string">
            <text:p>   {"code":"dec_flaconSavon",</text:p>
            <text:p>      "type":"Ressource / objet usagé",</text:p>
            <text:p>      "type_en":"Resource / Used object",</text:p>
            <text:p>      "nom":"Flacon savon",</text:p>
            <text:p>      "nom_en":"Soap bottle",</text:p>
            <text:p>      "cat_usuel":"cu_plastique",</text:p>
            <text:p>      "cat_trait":"cat_emr",</text:p>
            <text:p>      "descr":"flacon de savon, Flacon en plastique, flacon de savon",</text:p>
            <text:p>      "descr_en":"soap bottle, plastic bottle, soap bottle",</text:p>
            <text:p>      "mots_cles":"flacon,savon,flacon,plastique,flacon,savon,",</text:p>
            <text:p>      "mots_cles_en":"soap,bottle,plastic,bottle,soap,bottle,",</text:p>
            <text:p>      "cons":"cons_bouchon,cons_bouchonamour,",</text:p>
            <text:p>      "image":"flacon_savon_mini.png",</text:p>
            <text:p>      "image_secondaire":"bouteille_savon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fongicides</text:p>
          </table:table-cell>
          <table:table-cell table:style-name="ce290" office:value-type="string" calcext:value-type="string">
            <text:p>Fongicide</text:p>
          </table:table-cell>
          <table:table-cell table:style-name="ce290" office:value-type="string" calcext:value-type="string">
            <text:p>Fungicid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fongicide</text:p>
          </table:table-cell>
          <table:table-cell table:style-name="ce290" office:value-type="string" calcext:value-type="string">
            <text:p>fungicide</text:p>
          </table:table-cell>
          <table:table-cell table:style-name="ce290" table:number-columns-repeated="2"/>
          <table:table-cell table:style-name="ce319"/>
          <table:table-cell table:style-name="ce116" office:value-type="string" calcext:value-type="string">
            <text:p>images_non_libres_temp/fongicid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jardin</text:p>
          </table:table-cell>
          <table:table-cell/>
          <table:table-cell table:formula="of:=SUBSTITUTE([.L84];&quot;_petit&quot;;&quot;&quot;)" office:value-type="string" office:string-value="images_non_libres_temp/fongicide_mini.png" calcext:value-type="string">
            <text:p>images_non_libres_temp/fongicide_mini.png</text:p>
          </table:table-cell>
          <table:table-cell table:formula="of:=CONCATENATE(UTILTRANSFORMEENMOTSCLES([.G84]);&quot;,&quot;;[.I84])" office:value-type="string" office:string-value="fongicide," calcext:value-type="string">
            <text:p>fongicide,</text:p>
          </table:table-cell>
          <table:table-cell table:formula="of:=CONCATENATE(UTILTRANSFORMEENMOTSCLES([.H84]);&quot;,&quot;;[.J84])" office:value-type="string" office:string-value="fungicide," calcext:value-type="string">
            <text:p>fungicide,</text:p>
          </table:table-cell>
          <table:table-cell table:number-columns-repeated="2"/>
          <table:table-cell table:style-name="ce53" table:formula="of:=JSONDECHETS([.A84];[.B84];[.C84];[.D84];[.E84];[.F84];[.T84];[.U84];[.G84];[.H84];[.K84];[.L84];[.M84];[.N84];[.P84])" office:value-type="string" office:string-value="   {&quot;code&quot;:&quot;dec_fongicides&quot;,&#10;      &quot;type&quot;:&quot;Ressource / objet usagé&quot;,&#10;      &quot;type_en&quot;:&quot;Resource / Used object&quot;,&#10;      &quot;nom&quot;:&quot;Fongicide&quot;,&#10;      &quot;nom_en&quot;:&quot;Fungicide&quot;,&#10;      &quot;cat_usuel&quot;:&quot;cu_toxique&quot;,&#10;      &quot;cat_trait&quot;:&quot;cat_ddm&quot;,&#10;      &quot;descr&quot;:&quot;fongicide&quot;,&#10;      &quot;descr_en&quot;:&quot;fungicide&quot;,&#10;      &quot;mots_cles&quot;:&quot;fongicide,&quot;,&#10;      &quot;mots_cles_en&quot;:&quot;fungicide,&quot;,&#10;      &quot;cons&quot;:&quot;cons_toxique&quot;,&#10;      &quot;image&quot;:&quot;images_non_libres_temp/fongicide_mini.png&quot;,&#10;      &quot;modco&quot;:&quot;modco_decheterie,modco_ecopoint&quot;,&#10;      &quot;recyc&quot;:&quot;PAS_POUBELLE&quot;,&#10;      &quot;src&quot;:&quot;MieuxTrierANantes 02/2015&quot;&#10;   }," calcext:value-type="string">
            <text:p>   {"code":"dec_fongicides",</text:p>
            <text:p>      "type":"Ressource / objet usagé",</text:p>
            <text:p>      "type_en":"Resource / Used object",</text:p>
            <text:p>      "nom":"Fongicide",</text:p>
            <text:p>      "nom_en":"Fungicide",</text:p>
            <text:p>      "cat_usuel":"cu_toxique",</text:p>
            <text:p>      "cat_trait":"cat_ddm",</text:p>
            <text:p>      "descr":"fongicide",</text:p>
            <text:p>      "descr_en":"fungicide",</text:p>
            <text:p>      "mots_cles":"fongicide,",</text:p>
            <text:p>      "mots_cles_en":"fungicide,",</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fournituresHorsPapier</text:p>
          </table:table-cell>
          <table:table-cell table:style-name="ce290" office:value-type="string" calcext:value-type="string">
            <text:p>Fournitures (hors papier)</text:p>
          </table:table-cell>
          <table:table-cell table:style-name="ce290" office:value-type="string" calcext:value-type="string">
            <text:p>Supplies (except Paper)</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3"/>
          <table:table-cell table:style-name="ce290" office:value-type="string" calcext:value-type="string">
            <text:p>fourniture (hor papier), fourniture de bureau, crayon, stylo, feutre, gomme, agrafeuse, règle, compas, pochette plastique, classeur, trombone, taille-crayon, ciseaux</text:p>
          </table:table-cell>
          <table:table-cell table:style-name="ce290" office:value-type="string" calcext:value-type="string">
            <text:p>supplies (except paper), office supplies, pencil, pen, marker, eraser, stapler, ruler, compass, plastic bag, binder, paper clip, pencil sharpener, scissors</text:p>
          </table:table-cell>
          <table:table-cell table:style-name="ce290" table:number-columns-repeated="2"/>
          <table:table-cell table:style-name="ce319"/>
          <table:table-cell table:style-name="ce116" office:value-type="string" calcext:value-type="string">
            <text:p>crayon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85];&quot;_petit&quot;;&quot;&quot;)" office:value-type="string" office:string-value="crayon_mini.png" calcext:value-type="string">
            <text:p>crayon_mini.png</text:p>
          </table:table-cell>
          <table:table-cell table:formula="of:=CONCATENATE(UTILTRANSFORMEENMOTSCLES([.G85]);&quot;,&quot;;[.I85])"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H85]);&quot;,&quot;;[.J85])"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53" table:formula="of:=JSONDECHETS([.A85];[.B85];[.C85];[.D85];[.E85];[.F85];[.T85];[.U85];[.G85];[.H85];[.K85];[.L85];[.M85];[.N85];[.P85])" office:value-type="string" office:string-value="   {&quot;code&quot;:&quot;dec_fournituresHorsPapier&quot;,&#10;      &quot;type&quot;:&quot;Ressource / objet usagé&quot;,&#10;      &quot;type_en&quot;:&quot;Resource / Used object&quot;,&#10;      &quot;nom&quot;:&quot;Fournitures (hors papier)&quot;,&#10;      &quot;nom_en&quot;:&quot;Supplies (except Paper)&quot;,&#10;      &quot;cat_usuel&quot;:&quot;cu_divers&quot;,&#10;      &quot;cat_trait&quot;:&quot;cat_omr&quot;,&#10;      &quot;descr&quot;:&quot;fourniture (hor papier), fourniture de bureau, crayon, stylo, feutre, gomme, agrafeuse, règle, compas, pochette plastique, classeur, trombone, taille-crayon, ciseaux&quot;,&#10;      &quot;descr_en&quot;:&quot;supplies (except paper), office supplies, pencil, pen, marker, eraser, stapler, ruler, compass, plastic bag, binder, paper clip, pencil sharpener, scissors&quot;,&#10;      &quot;mots_cles&quot;:&quot;fourniture,hor,papier,fourniture,bureau,crayon,stylo,feutre,gomme,agrafeuse,regle,compas,pochette,plastique,classeur,trombone,taille,crayon,ciseaux,&quot;,&#10;      &quot;mots_cles_en&quot;:&quot;supplies,except,paper,office,supplies,pencil,pen,marker,eraser,stapler,ruler,compass,plastic,bag,binder,paper,clip,pencil,sharpener,scissors,&quot;,&#10;      &quot;image&quot;:&quot;crayon_mini.png&quot;,&#10;      &quot;modco&quot;:&quot;modco_bacbleuhorsnantes,modco_bacbleunantes,modco_sacbleu&quot;,&#10;      &quot;recyc&quot;:&quot;NON&quot;,&#10;      &quot;src&quot;:&quot;MieuxTrierANantes 02/2015&quot;&#10;   }," calcext:value-type="string">
            <text:p>   {"code":"dec_fournituresHorsPapier",</text:p>
            <text:p>      "type":"Ressource / objet usagé",</text:p>
            <text:p>      "type_en":"Resource / Used object",</text:p>
            <text:p>      "nom":"Fournitures (hors papier)",</text:p>
            <text:p>      "nom_en":"Supplies (except Paper)",</text:p>
            <text:p>      "cat_usuel":"cu_divers",</text:p>
            <text:p>      "cat_trait":"cat_omr",</text:p>
            <text:p>      "descr":"fourniture (hor papier), fourniture de bureau, crayon, stylo, feutre, gomme, agrafeuse, règle, compas, pochette plastique, classeur, trombone, taille-crayon, ciseaux",</text:p>
            <text:p>      "descr_en":"supplies (except paper), office supplies, pencil, pen, marker, eraser, stapler, ruler, compass, plastic bag, binder, paper clip, pencil sharpener, scissors",</text:p>
            <text:p>      "mots_cles":"fourniture,hor,papier,fourniture,bureau,crayon,stylo,feutre,gomme,agrafeuse,regle,compas,pochette,plastique,classeur,trombone,taille,crayon,ciseaux,",</text:p>
            <text:p>      "mots_cles_en":"supplies,except,paper,office,supplies,pencil,pen,marker,eraser,stapler,ruler,compass,plastic,bag,binder,paper,clip,pencil,sharpener,scissors,",</text:p>
            <text:p>      "image":"cray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gazon</text:p>
          </table:table-cell>
          <table:table-cell table:style-name="ce290" office:value-type="string" calcext:value-type="string">
            <text:p>Gazon</text:p>
          </table:table-cell>
          <table:table-cell table:style-name="ce290" office:value-type="string" calcext:value-type="string">
            <text:p>Turf</text:p>
          </table:table-cell>
          <table:table-cell table:style-name="ce290" office:value-type="string" calcext:value-type="string">
            <text:p>cu_vertbois</text:p>
          </table:table-cell>
          <table:table-cell table:style-name="ce290" office:value-type="string" calcext:value-type="string">
            <text:p>cat_organiquegros</text:p>
          </table:table-cell>
          <table:table-cell table:style-name="ce24"/>
          <table:table-cell table:style-name="ce290" office:value-type="string" calcext:value-type="string">
            <text:p>gazon, pelouse, herbe</text:p>
          </table:table-cell>
          <table:table-cell table:style-name="ce290" office:value-type="string" calcext:value-type="string">
            <text:p>grass, lawn, grass</text:p>
          </table:table-cell>
          <table:table-cell table:style-name="ce290" table:number-columns-repeated="2"/>
          <table:table-cell table:style-name="ce319"/>
          <table:table-cell table:style-name="ce116" office:value-type="string" calcext:value-type="string">
            <text:p>pelous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86];&quot;_petit&quot;;&quot;&quot;)" office:value-type="string" office:string-value="pelouse_mini.png" calcext:value-type="string">
            <text:p>pelouse_mini.png</text:p>
          </table:table-cell>
          <table:table-cell table:formula="of:=CONCATENATE(UTILTRANSFORMEENMOTSCLES([.G86]);&quot;,&quot;;[.I86])" office:value-type="string" office:string-value="gazon,pelouse,herbe," calcext:value-type="string">
            <text:p>gazon,pelouse,herbe,</text:p>
          </table:table-cell>
          <table:table-cell table:formula="of:=CONCATENATE(UTILTRANSFORMEENMOTSCLES([.H86]);&quot;,&quot;;[.J86])" office:value-type="string" office:string-value="grass,lawn,grass," calcext:value-type="string">
            <text:p>grass,lawn,grass,</text:p>
          </table:table-cell>
          <table:table-cell table:number-columns-repeated="2"/>
          <table:table-cell table:style-name="ce53" table:formula="of:=JSONDECHETS([.A86];[.B86];[.C86];[.D86];[.E86];[.F86];[.T86];[.U86];[.G86];[.H86];[.K86];[.L86];[.M86];[.N86];[.P86])" office:value-type="string" office:string-value="   {&quot;code&quot;:&quot;dec_gazon&quot;,&#10;      &quot;type&quot;:&quot;Ressource / objet usagé&quot;,&#10;      &quot;type_en&quot;:&quot;Resource / Used object&quot;,&#10;      &quot;nom&quot;:&quot;Gazon&quot;,&#10;      &quot;nom_en&quot;:&quot;Turf&quot;,&#10;      &quot;cat_usuel&quot;:&quot;cu_vertbois&quot;,&#10;      &quot;cat_trait&quot;:&quot;cat_organiquegros&quot;,&#10;      &quot;descr&quot;:&quot;gazon, pelouse, herbe&quot;,&#10;      &quot;descr_en&quot;:&quot;grass, lawn, grass&quot;,&#10;      &quot;mots_cles&quot;:&quot;gazon,pelouse,herbe,&quot;,&#10;      &quot;mots_cles_en&quot;:&quot;grass,lawn,grass,&quot;,&#10;      &quot;cons&quot;:&quot;cons_compostage&quot;,&#10;      &quot;image&quot;:&quot;pelouse_mini.png&quot;,&#10;      &quot;modco&quot;:&quot;modco_decheterie,modco_ecopoint,modco_compostage&quot;,&#10;      &quot;recyc&quot;:&quot;PAS_POUBELLE&quot;,&#10;      &quot;src&quot;:&quot;MieuxTrierANantes 02/2015&quot;&#10;   }," calcext:value-type="string">
            <text:p>   {"code":"dec_gazon",</text:p>
            <text:p>      "type":"Ressource / objet usagé",</text:p>
            <text:p>      "type_en":"Resource / Used object",</text:p>
            <text:p>      "nom":"Gazon",</text:p>
            <text:p>      "nom_en":"Turf",</text:p>
            <text:p>      "cat_usuel":"cu_vertbois",</text:p>
            <text:p>      "cat_trait":"cat_organiquegros",</text:p>
            <text:p>      "descr":"gazon, pelouse, herbe",</text:p>
            <text:p>      "descr_en":"grass, lawn, grass",</text:p>
            <text:p>      "mots_cles":"gazon,pelouse,herbe,",</text:p>
            <text:p>      "mots_cles_en":"grass,lawn,grass,",</text:p>
            <text:p>      "cons":"cons_compostage",</text:p>
            <text:p>      "image":"pelous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gravat</text:p>
          </table:table-cell>
          <table:table-cell table:style-name="ce290" office:value-type="string" calcext:value-type="string">
            <text:p>Gravât</text:p>
          </table:table-cell>
          <table:table-cell table:style-name="ce290" office:value-type="string" calcext:value-type="string">
            <text:p>Engrave</text:p>
          </table:table-cell>
          <table:table-cell table:style-name="ce290" office:value-type="string" calcext:value-type="string">
            <text:p>cu_vertbois</text:p>
          </table:table-cell>
          <table:table-cell table:style-name="ce290" office:value-type="string" calcext:value-type="string">
            <text:p>cat_materiaux</text:p>
          </table:table-cell>
          <table:table-cell table:style-name="ce290"/>
          <table:table-cell table:style-name="ce290" office:value-type="string" calcext:value-type="string">
            <text:p>gravât</text:p>
          </table:table-cell>
          <table:table-cell table:style-name="ce290" office:value-type="string" calcext:value-type="string">
            <text:p>engrave</text:p>
          </table:table-cell>
          <table:table-cell table:style-name="ce290" table:number-columns-repeated="2"/>
          <table:table-cell table:style-name="ce319"/>
          <table:table-cell table:style-name="ce116" office:value-type="string" calcext:value-type="string">
            <text:p>grava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354" office:value-type="string" calcext:value-type="string">
            <text:p>mis dans matériaux</text:p>
          </table:table-cell>
          <table:table-cell/>
          <table:table-cell table:formula="of:=SUBSTITUTE([.L87];&quot;_petit&quot;;&quot;&quot;)" office:value-type="string" office:string-value="gravat_mini.png" calcext:value-type="string">
            <text:p>gravat_mini.png</text:p>
          </table:table-cell>
          <table:table-cell table:formula="of:=CONCATENATE(UTILTRANSFORMEENMOTSCLES([.G87]);&quot;,&quot;;[.I87])" office:value-type="string" office:string-value="gravat," calcext:value-type="string">
            <text:p>gravat,</text:p>
          </table:table-cell>
          <table:table-cell table:formula="of:=CONCATENATE(UTILTRANSFORMEENMOTSCLES([.H87]);&quot;,&quot;;[.J87])" office:value-type="string" office:string-value="engrave," calcext:value-type="string">
            <text:p>engrave,</text:p>
          </table:table-cell>
          <table:table-cell table:number-columns-repeated="2"/>
          <table:table-cell table:style-name="ce53" table:formula="of:=JSONDECHETS([.A87];[.B87];[.C87];[.D87];[.E87];[.F87];[.T87];[.U87];[.G87];[.H87];[.K87];[.L87];[.M87];[.N87];[.P87])" office:value-type="string" office:string-value="   {&quot;code&quot;:&quot;dec_gravat&quot;,&#10;      &quot;type&quot;:&quot;Ressource / objet usagé&quot;,&#10;      &quot;type_en&quot;:&quot;Resource / Used object&quot;,&#10;      &quot;nom&quot;:&quot;Gravât&quot;,&#10;      &quot;nom_en&quot;:&quot;Engrave&quot;,&#10;      &quot;cat_usuel&quot;:&quot;cu_vertbois&quot;,&#10;      &quot;cat_trait&quot;:&quot;cat_materiaux&quot;,&#10;      &quot;descr&quot;:&quot;gravât&quot;,&#10;      &quot;descr_en&quot;:&quot;engrave&quot;,&#10;      &quot;mots_cles&quot;:&quot;gravat,&quot;,&#10;      &quot;mots_cles_en&quot;:&quot;engrave,&quot;,&#10;      &quot;cons&quot;:&quot;cons_paspoubelle&quot;,&#10;      &quot;image&quot;:&quot;gravat_mini.png&quot;,&#10;      &quot;modco&quot;:&quot;modco_decheterie&quot;,&#10;      &quot;recyc&quot;:&quot;PAS_POUBELLE&quot;,&#10;      &quot;src&quot;:&quot;MieuxTrierANantes 02/2015&quot;&#10;   }," calcext:value-type="string">
            <text:p>   {"code":"dec_gravat",</text:p>
            <text:p>      "type":"Ressource / objet usagé",</text:p>
            <text:p>      "type_en":"Resource / Used object",</text:p>
            <text:p>      "nom":"Gravât",</text:p>
            <text:p>      "nom_en":"Engrave",</text:p>
            <text:p>      "cat_usuel":"cu_vertbois",</text:p>
            <text:p>      "cat_trait":"cat_materiaux",</text:p>
            <text:p>      "descr":"gravât",</text:p>
            <text:p>      "descr_en":"engrave",</text:p>
            <text:p>      "mots_cles":"gravat,",</text:p>
            <text:p>      "mots_cles_en":"engrave,",</text:p>
            <text:p>      "cons":"cons_paspoubelle",</text:p>
            <text:p>      "image":"gravat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grillage</text:p>
          </table:table-cell>
          <table:table-cell table:style-name="ce290" office:value-type="string" calcext:value-type="string">
            <text:p>Grillage</text:p>
          </table:table-cell>
          <table:table-cell table:style-name="ce290" office:value-type="string" calcext:value-type="string">
            <text:p>Roasting</text:p>
          </table:table-cell>
          <table:table-cell table:style-name="ce290" office:value-type="string" calcext:value-type="string">
            <text:p>cu_divers</text:p>
          </table:table-cell>
          <table:table-cell table:style-name="ce290" office:value-type="string" calcext:value-type="string">
            <text:p>cat_encombrant</text:p>
          </table:table-cell>
          <table:table-cell table:style-name="ce290"/>
          <table:table-cell table:style-name="ce290" office:value-type="string" calcext:value-type="string">
            <text:p>grillage, clôture</text:p>
          </table:table-cell>
          <table:table-cell table:style-name="ce290" office:value-type="string" calcext:value-type="string">
            <text:p>fence, fence</text:p>
          </table:table-cell>
          <table:table-cell table:style-name="ce290" table:number-columns-repeated="2"/>
          <table:table-cell table:style-name="ce319"/>
          <table:table-cell table:style-name="ce116" office:value-type="string" calcext:value-type="string">
            <text:p>grillag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88];&quot;_petit&quot;;&quot;&quot;)" office:value-type="string" office:string-value="grillage_mini.png" calcext:value-type="string">
            <text:p>grillage_mini.png</text:p>
          </table:table-cell>
          <table:table-cell table:formula="of:=CONCATENATE(UTILTRANSFORMEENMOTSCLES([.G88]);&quot;,&quot;;[.I88])" office:value-type="string" office:string-value="grillage,cloture," calcext:value-type="string">
            <text:p>grillage,cloture,</text:p>
          </table:table-cell>
          <table:table-cell table:formula="of:=CONCATENATE(UTILTRANSFORMEENMOTSCLES([.H88]);&quot;,&quot;;[.J88])" office:value-type="string" office:string-value="fence,fence," calcext:value-type="string">
            <text:p>fence,fence,</text:p>
          </table:table-cell>
          <table:table-cell table:number-columns-repeated="2"/>
          <table:table-cell table:style-name="ce53" table:formula="of:=JSONDECHETS([.A88];[.B88];[.C88];[.D88];[.E88];[.F88];[.T88];[.U88];[.G88];[.H88];[.K88];[.L88];[.M88];[.N88];[.P88])" office:value-type="string" office:string-value="   {&quot;code&quot;:&quot;dec_grillage&quot;,&#10;      &quot;type&quot;:&quot;Ressource / objet usagé&quot;,&#10;      &quot;type_en&quot;:&quot;Resource / Used object&quot;,&#10;      &quot;nom&quot;:&quot;Grillage&quot;,&#10;      &quot;nom_en&quot;:&quot;Roasting&quot;,&#10;      &quot;cat_usuel&quot;:&quot;cu_divers&quot;,&#10;      &quot;cat_trait&quot;:&quot;cat_encombrant&quot;,&#10;      &quot;descr&quot;:&quot;grillage, clôture&quot;,&#10;      &quot;descr_en&quot;:&quot;fence, fence&quot;,&#10;      &quot;mots_cles&quot;:&quot;grillage,cloture,&quot;,&#10;      &quot;mots_cles_en&quot;:&quot;fence,fence,&quot;,&#10;      &quot;cons&quot;:&quot;cons_numerosencombrants,cons_encombrants&quot;,&#10;      &quot;image&quot;:&quot;grillage_mini.png&quot;,&#10;      &quot;modco&quot;:&quot;modco_encombrant,modco_decheterie&quot;,&#10;      &quot;recyc&quot;:&quot;PAS_POUBELLE&quot;,&#10;      &quot;src&quot;:&quot;MieuxTrierANantes 02/2015&quot;&#10;   }," calcext:value-type="string">
            <text:p>   {"code":"dec_grillage",</text:p>
            <text:p>      "type":"Ressource / objet usagé",</text:p>
            <text:p>      "type_en":"Resource / Used object",</text:p>
            <text:p>      "nom":"Grillage",</text:p>
            <text:p>      "nom_en":"Roasting",</text:p>
            <text:p>      "cat_usuel":"cu_divers",</text:p>
            <text:p>      "cat_trait":"cat_encombrant",</text:p>
            <text:p>      "descr":"grillage, clôture",</text:p>
            <text:p>      "descr_en":"fence, fence",</text:p>
            <text:p>      "mots_cles":"grillage,cloture,",</text:p>
            <text:p>      "mots_cles_en":"fence,fence,",</text:p>
            <text:p>      "cons":"cons_numerosencombrants,cons_encombrants",</text:p>
            <text:p>      "image":"grillag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guitare</text:p>
          </table:table-cell>
          <table:table-cell table:style-name="ce290" office:value-type="string" calcext:value-type="string">
            <text:p>Guitare</text:p>
          </table:table-cell>
          <table:table-cell table:style-name="ce290" office:value-type="string" calcext:value-type="string">
            <text:p>Guitar</text:p>
          </table:table-cell>
          <table:table-cell table:style-name="ce290" office:value-type="string" calcext:value-type="string">
            <text:p>cu_divers</text:p>
          </table:table-cell>
          <table:table-cell table:style-name="ce18" office:value-type="string" calcext:value-type="string">
            <text:p>cat_instrument</text:p>
          </table:table-cell>
          <table:table-cell table:style-name="ce290"/>
          <table:table-cell table:style-name="ce290" office:value-type="string" calcext:value-type="string">
            <text:p>guitare</text:p>
          </table:table-cell>
          <table:table-cell table:style-name="ce290" office:value-type="string" calcext:value-type="string">
            <text:p>guitar</text:p>
          </table:table-cell>
          <table:table-cell table:style-name="ce290" table:number-columns-repeated="2"/>
          <table:table-cell table:style-name="ce319"/>
          <table:table-cell table:style-name="ce116" office:value-type="string" calcext:value-type="string">
            <text:p>guitar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89];&quot;_petit&quot;;&quot;&quot;)" office:value-type="string" office:string-value="guitare_mini.png" calcext:value-type="string">
            <text:p>guitare_mini.png</text:p>
          </table:table-cell>
          <table:table-cell table:formula="of:=CONCATENATE(UTILTRANSFORMEENMOTSCLES([.G89]);&quot;,&quot;;[.I89])" office:value-type="string" office:string-value="guitare," calcext:value-type="string">
            <text:p>guitare,</text:p>
          </table:table-cell>
          <table:table-cell table:formula="of:=CONCATENATE(UTILTRANSFORMEENMOTSCLES([.H89]);&quot;,&quot;;[.J89])" office:value-type="string" office:string-value="guitar," calcext:value-type="string">
            <text:p>guitar,</text:p>
          </table:table-cell>
          <table:table-cell table:number-columns-repeated="2"/>
          <table:table-cell table:style-name="ce53" table:formula="of:=JSONDECHETS([.A89];[.B89];[.C89];[.D89];[.E89];[.F89];[.T89];[.U89];[.G89];[.H89];[.K89];[.L89];[.M89];[.N89];[.P89])" office:value-type="string" office:string-value="   {&quot;code&quot;:&quot;dec_guitare&quot;,&#10;      &quot;type&quot;:&quot;Ressource / objet usagé&quot;,&#10;      &quot;type_en&quot;:&quot;Resource / Used object&quot;,&#10;      &quot;nom&quot;:&quot;Guitare&quot;,&#10;      &quot;nom_en&quot;:&quot;Guitar&quot;,&#10;      &quot;cat_usuel&quot;:&quot;cu_divers&quot;,&#10;      &quot;cat_trait&quot;:&quot;cat_instrument&quot;,&#10;      &quot;descr&quot;:&quot;guitare&quot;,&#10;      &quot;descr_en&quot;:&quot;guitar&quot;,&#10;      &quot;mots_cles&quot;:&quot;guitare,&quot;,&#10;      &quot;mots_cles_en&quot;:&quot;guitar,&quot;,&#10;      &quot;image&quot;:&quot;guitare_mini.png&quot;,&#10;      &quot;modco&quot;:&quot;smco_reempdivers,modco_decheterie,modco_ecopoint,modco_encombrant&quot;,&#10;      &quot;recyc&quot;:&quot;PAS_POUBELLE&quot;,&#10;      &quot;src&quot;:&quot;MieuxTrierANantes 02/2015&quot;&#10;   }," calcext:value-type="string">
            <text:p>   {"code":"dec_guitare",</text:p>
            <text:p>      "type":"Ressource / objet usagé",</text:p>
            <text:p>      "type_en":"Resource / Used object",</text:p>
            <text:p>      "nom":"Guitare",</text:p>
            <text:p>      "nom_en":"Guitar",</text:p>
            <text:p>      "cat_usuel":"cu_divers",</text:p>
            <text:p>      "cat_trait":"cat_instrument",</text:p>
            <text:p>      "descr":"guitare",</text:p>
            <text:p>      "descr_en":"guitar",</text:p>
            <text:p>      "mots_cles":"guitare,",</text:p>
            <text:p>      "mots_cles_en":"guitar,",</text:p>
            <text:p>      "image":"guitar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herbicides</text:p>
          </table:table-cell>
          <table:table-cell table:number-columns-repeated="2" table:style-name="ce290" office:value-type="string" calcext:value-type="string">
            <text:p>Herbicid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herbicide, désherbant</text:p>
          </table:table-cell>
          <table:table-cell table:style-name="ce290" office:value-type="string" calcext:value-type="string">
            <text:p>herbicide, weedkiller</text:p>
          </table:table-cell>
          <table:table-cell table:style-name="ce290" table:number-columns-repeated="2"/>
          <table:table-cell table:style-name="ce319"/>
          <table:table-cell table:style-name="ce116" office:value-type="string" calcext:value-type="string">
            <text:p>desherban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jardin</text:p>
          </table:table-cell>
          <table:table-cell/>
          <table:table-cell table:formula="of:=SUBSTITUTE([.L90];&quot;_petit&quot;;&quot;&quot;)" office:value-type="string" office:string-value="desherbant_mini.png" calcext:value-type="string">
            <text:p>desherbant_mini.png</text:p>
          </table:table-cell>
          <table:table-cell table:formula="of:=CONCATENATE(UTILTRANSFORMEENMOTSCLES([.G90]);&quot;,&quot;;[.I90])" office:value-type="string" office:string-value="herbicide,desherbant," calcext:value-type="string">
            <text:p>herbicide,desherbant,</text:p>
          </table:table-cell>
          <table:table-cell table:formula="of:=CONCATENATE(UTILTRANSFORMEENMOTSCLES([.H90]);&quot;,&quot;;[.J90])" office:value-type="string" office:string-value="herbicide,weedkiller," calcext:value-type="string">
            <text:p>herbicide,weedkiller,</text:p>
          </table:table-cell>
          <table:table-cell table:number-columns-repeated="2"/>
          <table:table-cell table:style-name="ce53" table:formula="of:=JSONDECHETS([.A90];[.B90];[.C90];[.D90];[.E90];[.F90];[.T90];[.U90];[.G90];[.H90];[.K90];[.L90];[.M90];[.N90];[.P90])" office:value-type="string" office:string-value="   {&quot;code&quot;:&quot;dec_herbicides&quot;,&#10;      &quot;type&quot;:&quot;Ressource / objet usagé&quot;,&#10;      &quot;type_en&quot;:&quot;Resource / Used object&quot;,&#10;      &quot;nom&quot;:&quot;Herbicide&quot;,&#10;      &quot;nom_en&quot;:&quot;Herbicide&quot;,&#10;      &quot;cat_usuel&quot;:&quot;cu_toxique&quot;,&#10;      &quot;cat_trait&quot;:&quot;cat_ddm&quot;,&#10;      &quot;descr&quot;:&quot;herbicide, désherbant&quot;,&#10;      &quot;descr_en&quot;:&quot;herbicide, weedkiller&quot;,&#10;      &quot;mots_cles&quot;:&quot;herbicide,desherbant,&quot;,&#10;      &quot;mots_cles_en&quot;:&quot;herbicide,weedkiller,&quot;,&#10;      &quot;cons&quot;:&quot;cons_toxique&quot;,&#10;      &quot;image&quot;:&quot;desherbant_mini.png&quot;,&#10;      &quot;modco&quot;:&quot;modco_decheterie,modco_ecopoint&quot;,&#10;      &quot;recyc&quot;:&quot;PAS_POUBELLE&quot;,&#10;      &quot;src&quot;:&quot;MieuxTrierANantes 02/2015&quot;&#10;   }," calcext:value-type="string">
            <text:p>   {"code":"dec_herbicides",</text:p>
            <text:p>      "type":"Ressource / objet usagé",</text:p>
            <text:p>      "type_en":"Resource / Used object",</text:p>
            <text:p>      "nom":"Herbicide",</text:p>
            <text:p>      "nom_en":"Herbicide",</text:p>
            <text:p>      "cat_usuel":"cu_toxique",</text:p>
            <text:p>      "cat_trait":"cat_ddm",</text:p>
            <text:p>      "descr":"herbicide, désherbant",</text:p>
            <text:p>      "descr_en":"herbicide, weedkiller",</text:p>
            <text:p>      "mots_cles":"herbicide,desherbant,",</text:p>
            <text:p>      "mots_cles_en":"herbicide,weedkiller,",</text:p>
            <text:p>      "cons":"cons_toxique",</text:p>
            <text:p>      "image":"desherba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huileAlimentaire</text:p>
          </table:table-cell>
          <table:table-cell table:style-name="ce290" office:value-type="string" calcext:value-type="string">
            <text:p>Huile alimentaire</text:p>
          </table:table-cell>
          <table:table-cell table:style-name="ce559" office:value-type="string" calcext:value-type="string">
            <text:p>Edible oil</text:p>
          </table:table-cell>
          <table:table-cell table:style-name="ce290" office:value-type="string" calcext:value-type="string">
            <text:p>cu_vertbois</text:p>
          </table:table-cell>
          <table:table-cell table:style-name="ce290" office:value-type="string" calcext:value-type="string">
            <text:p>cat_omr</text:p>
          </table:table-cell>
          <table:table-cell table:style-name="ce290"/>
          <table:table-cell table:style-name="ce290" office:value-type="string" calcext:value-type="string">
            <text:p>huile alimentaire, huile de friture</text:p>
          </table:table-cell>
          <table:table-cell table:style-name="ce290" office:value-type="string" calcext:value-type="string">
            <text:p>edible oil, cooking oil</text:p>
          </table:table-cell>
          <table:table-cell table:style-name="ce290" table:number-columns-repeated="2"/>
          <table:table-cell table:style-name="ce319" office:value-type="string" calcext:value-type="string">
            <text:p>cons_huileAlimentaire</text:p>
          </table:table-cell>
          <table:table-cell table:style-name="ce116" office:value-type="string" calcext:value-type="string">
            <text:p>images_non_libres_temp/huile_vegetale_mini.png</text:p>
          </table:table-cell>
          <table:table-cell table:style-name="ce17"/>
          <table:table-cell table:style-name="ce354" office:value-type="string" calcext:value-type="string">
            <text:p>09/2015</text:p>
          </table:table-cell>
          <table:table-cell table:style-name="ce354" table:number-columns-repeated="2"/>
          <table:table-cell table:style-name="ce290"/>
          <table:table-cell table:number-columns-repeated="2"/>
          <table:table-cell table:formula="of:=CONCATENATE(UTILTRANSFORMEENMOTSCLES([.G91]);&quot;,&quot;;[.I91])" office:value-type="string" office:string-value="huile,alimentaire,huile,friture," calcext:value-type="string">
            <text:p>huile,alimentaire,huile,friture,</text:p>
          </table:table-cell>
          <table:table-cell table:formula="of:=CONCATENATE(UTILTRANSFORMEENMOTSCLES([.H91]);&quot;,&quot;;[.J91])" office:value-type="string" office:string-value="edible,oil,cooking,oil," calcext:value-type="string">
            <text:p>edible,oil,cooking,oil,</text:p>
          </table:table-cell>
          <table:table-cell table:number-columns-repeated="2"/>
          <table:table-cell table:style-name="ce53" table:formula="of:=JSONDECHETS([.A91];[.B91];[.C91];[.D91];[.E91];[.F91];[.T91];[.U91];[.G91];[.H91];[.K91];[.L91];[.M91];[.N91];[.P91])" office:value-type="string" office:string-value="   {&quot;code&quot;:&quot;dec_huileAlimentaire&quot;,&#10;      &quot;type&quot;:&quot;Ressource / objet usagé&quot;,&#10;      &quot;type_en&quot;:&quot;Resource / Used object&quot;,&#10;      &quot;nom&quot;:&quot;Huile alimentaire&quot;,&#10;      &quot;nom_en&quot;:&quot;Edible oil&quot;,&#10;      &quot;cat_usuel&quot;:&quot;cu_vertbois&quot;,&#10;      &quot;cat_trait&quot;:&quot;cat_omr&quot;,&#10;      &quot;descr&quot;:&quot;huile alimentaire, huile de friture&quot;,&#10;      &quot;descr_en&quot;:&quot;edible oil, cooking oil&quot;,&#10;      &quot;mots_cles&quot;:&quot;huile,alimentaire,huile,friture,&quot;,&#10;      &quot;mots_cles_en&quot;:&quot;edible,oil,cooking,oil,&quot;,&#10;      &quot;cons&quot;:&quot;cons_huileAlimentaire,&quot;,&#10;      &quot;image&quot;:&quot;images_non_libres_temp/huile_vegetale_mini.png&quot;,&#10;      &quot;modco&quot;:&quot;modco_bacbleuhorsnantes,modco_bacbleunantes,modco_sacbleu&quot;,&#10;      &quot;recyc&quot;:&quot;NON&quot;,&#10;      &quot;src&quot;:&quot;09/2015&quot;&#10;   }," calcext:value-type="string">
            <text:p>   {"code":"dec_huileAlimentaire",</text:p>
            <text:p>      "type":"Ressource / objet usagé",</text:p>
            <text:p>      "type_en":"Resource / Used object",</text:p>
            <text:p>      "nom":"Huile alimentaire",</text:p>
            <text:p>      "nom_en":"Edible oil",</text:p>
            <text:p>      "cat_usuel":"cu_vertbois",</text:p>
            <text:p>      "cat_trait":"cat_omr",</text:p>
            <text:p>      "descr":"huile alimentaire, huile de friture",</text:p>
            <text:p>      "descr_en":"edible oil, cooking oil",</text:p>
            <text:p>      "mots_cles":"huile,alimentaire,huile,friture,",</text:p>
            <text:p>      "mots_cles_en":"edible,oil,cooking,oil,",</text:p>
            <text:p>      "cons":"cons_huileAlimentaire,",</text:p>
            <text:p>      "image":"images_non_libres_temp/huile_vegetale_mini.png",</text:p>
            <text:p>      "modco":"modco_bacbleuhorsnantes,modco_bacbleunantes,modco_sacbleu",</text:p>
            <text:p>      "recyc":"NON",</text:p>
            <text:p>      "src":"09/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huileMinerale</text:p>
          </table:table-cell>
          <table:table-cell table:style-name="ce290" office:value-type="string" calcext:value-type="string">
            <text:p>Huile moteur</text:p>
          </table:table-cell>
          <table:table-cell table:style-name="ce290" office:value-type="string" calcext:value-type="string">
            <text:p>Engine oil</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huile minérale,huile voiture,huile moteur</text:p>
          </table:table-cell>
          <table:table-cell table:style-name="ce290" office:value-type="string" calcext:value-type="string">
            <text:p>mineral oil, oil car, engine oil</text:p>
          </table:table-cell>
          <table:table-cell table:style-name="ce290" table:number-columns-repeated="2"/>
          <table:table-cell table:style-name="ce319"/>
          <table:table-cell table:style-name="ce116" office:value-type="string" calcext:value-type="string">
            <text:p>images_non_libres_temp/huile_mineral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92];&quot;_petit&quot;;&quot;&quot;)" office:value-type="string" office:string-value="images_non_libres_temp/huile_minerale_mini.png" calcext:value-type="string">
            <text:p>images_non_libres_temp/huile_minerale_mini.png</text:p>
          </table:table-cell>
          <table:table-cell table:formula="of:=CONCATENATE(UTILTRANSFORMEENMOTSCLES([.G92]);&quot;,&quot;;[.I92])" office:value-type="string" office:string-value="huile,minerale,huile,voiture,huile,moteur," calcext:value-type="string">
            <text:p>huile,minerale,huile,voiture,huile,moteur,</text:p>
          </table:table-cell>
          <table:table-cell table:formula="of:=CONCATENATE(UTILTRANSFORMEENMOTSCLES([.H92]);&quot;,&quot;;[.J92])" office:value-type="string" office:string-value="mineral,oil,oil,car,engine,oil," calcext:value-type="string">
            <text:p>mineral,oil,oil,car,engine,oil,</text:p>
          </table:table-cell>
          <table:table-cell table:number-columns-repeated="2"/>
          <table:table-cell table:style-name="ce53" table:formula="of:=JSONDECHETS([.A92];[.B92];[.C92];[.D92];[.E92];[.F92];[.T92];[.U92];[.G92];[.H92];[.K92];[.L92];[.M92];[.N92];[.P92])" office:value-type="string" office:string-value="   {&quot;code&quot;:&quot;dec_huileMinerale&quot;,&#10;      &quot;type&quot;:&quot;Ressource / objet usagé&quot;,&#10;      &quot;type_en&quot;:&quot;Resource / Used object&quot;,&#10;      &quot;nom&quot;:&quot;Huile moteur&quot;,&#10;      &quot;nom_en&quot;:&quot;Engine oil&quot;,&#10;      &quot;cat_usuel&quot;:&quot;cu_toxique&quot;,&#10;      &quot;cat_trait&quot;:&quot;cat_ddm&quot;,&#10;      &quot;descr&quot;:&quot;huile minérale,huile voiture,huile moteur&quot;,&#10;      &quot;descr_en&quot;:&quot;mineral oil, oil car, engine oil&quot;,&#10;      &quot;mots_cles&quot;:&quot;huile,minerale,huile,voiture,huile,moteur,&quot;,&#10;      &quot;mots_cles_en&quot;:&quot;mineral,oil,oil,car,engine,oil,&quot;,&#10;      &quot;cons&quot;:&quot;cons_toxique&quot;,&#10;      &quot;image&quot;:&quot;images_non_libres_temp/huile_minerale_mini.png&quot;,&#10;      &quot;modco&quot;:&quot;modco_decheterie,modco_ecopoint&quot;,&#10;      &quot;recyc&quot;:&quot;PAS_POUBELLE&quot;,&#10;      &quot;src&quot;:&quot;MieuxTrierANantes 02/2015&quot;&#10;   }," calcext:value-type="string">
            <text:p>   {"code":"dec_huileMinerale",</text:p>
            <text:p>      "type":"Ressource / objet usagé",</text:p>
            <text:p>      "type_en":"Resource / Used object",</text:p>
            <text:p>      "nom":"Huile moteur",</text:p>
            <text:p>      "nom_en":"Engine oil",</text:p>
            <text:p>      "cat_usuel":"cu_toxique",</text:p>
            <text:p>      "cat_trait":"cat_ddm",</text:p>
            <text:p>      "descr":"huile minérale,huile voiture,huile moteur",</text:p>
            <text:p>      "descr_en":"mineral oil, oil car, engine oil",</text:p>
            <text:p>      "mots_cles":"huile,minerale,huile,voiture,huile,moteur,",</text:p>
            <text:p>      "mots_cles_en":"mineral,oil,oil,car,engine,oil,",</text:p>
            <text:p>      "cons":"cons_toxique",</text:p>
            <text:p>      "image":"images_non_libres_temp/huile_minera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huileVidange</text:p>
          </table:table-cell>
          <table:table-cell table:style-name="ce290" office:value-type="string" calcext:value-type="string">
            <text:p>Huile vidange</text:p>
          </table:table-cell>
          <table:table-cell table:style-name="ce290" office:value-type="string" calcext:value-type="string">
            <text:p>Oil drain</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huile de vidange</text:p>
          </table:table-cell>
          <table:table-cell table:style-name="ce290" office:value-type="string" calcext:value-type="string">
            <text:p>waste oil</text:p>
          </table:table-cell>
          <table:table-cell table:style-name="ce290" table:number-columns-repeated="2"/>
          <table:table-cell table:style-name="ce319"/>
          <table:table-cell table:style-name="ce116" office:value-type="string" calcext:value-type="string">
            <text:p>images_non_libres_temp/huile_vidang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93];&quot;_petit&quot;;&quot;&quot;)" office:value-type="string" office:string-value="images_non_libres_temp/huile_vidange_mini.png" calcext:value-type="string">
            <text:p>images_non_libres_temp/huile_vidange_mini.png</text:p>
          </table:table-cell>
          <table:table-cell table:formula="of:=CONCATENATE(UTILTRANSFORMEENMOTSCLES([.G93]);&quot;,&quot;;[.I93])" office:value-type="string" office:string-value="huile,vidange," calcext:value-type="string">
            <text:p>huile,vidange,</text:p>
          </table:table-cell>
          <table:table-cell table:formula="of:=CONCATENATE(UTILTRANSFORMEENMOTSCLES([.H93]);&quot;,&quot;;[.J93])" office:value-type="string" office:string-value="waste,oil," calcext:value-type="string">
            <text:p>waste,oil,</text:p>
          </table:table-cell>
          <table:table-cell table:number-columns-repeated="2"/>
          <table:table-cell table:style-name="ce53" table:formula="of:=JSONDECHETS([.A93];[.B93];[.C93];[.D93];[.E93];[.F93];[.T93];[.U93];[.G93];[.H93];[.K93];[.L93];[.M93];[.N93];[.P93])" office:value-type="string" office:string-value="   {&quot;code&quot;:&quot;dec_huileVidange&quot;,&#10;      &quot;type&quot;:&quot;Ressource / objet usagé&quot;,&#10;      &quot;type_en&quot;:&quot;Resource / Used object&quot;,&#10;      &quot;nom&quot;:&quot;Huile vidange&quot;,&#10;      &quot;nom_en&quot;:&quot;Oil drain&quot;,&#10;      &quot;cat_usuel&quot;:&quot;cu_toxique&quot;,&#10;      &quot;cat_trait&quot;:&quot;cat_ddm&quot;,&#10;      &quot;descr&quot;:&quot;huile de vidange&quot;,&#10;      &quot;descr_en&quot;:&quot;waste oil&quot;,&#10;      &quot;mots_cles&quot;:&quot;huile,vidange,&quot;,&#10;      &quot;mots_cles_en&quot;:&quot;waste,oil,&quot;,&#10;      &quot;cons&quot;:&quot;cons_toxique&quot;,&#10;      &quot;image&quot;:&quot;images_non_libres_temp/huile_vidange_mini.png&quot;,&#10;      &quot;modco&quot;:&quot;modco_decheterie,modco_ecopoint&quot;,&#10;      &quot;recyc&quot;:&quot;PAS_POUBELLE&quot;,&#10;      &quot;src&quot;:&quot;MieuxTrierANantes 02/2015&quot;&#10;   }," calcext:value-type="string">
            <text:p>   {"code":"dec_huileVidange",</text:p>
            <text:p>      "type":"Ressource / objet usagé",</text:p>
            <text:p>      "type_en":"Resource / Used object",</text:p>
            <text:p>      "nom":"Huile vidange",</text:p>
            <text:p>      "nom_en":"Oil drain",</text:p>
            <text:p>      "cat_usuel":"cu_toxique",</text:p>
            <text:p>      "cat_trait":"cat_ddm",</text:p>
            <text:p>      "descr":"huile de vidange",</text:p>
            <text:p>      "descr_en":"waste oil",</text:p>
            <text:p>      "mots_cles":"huile,vidange,",</text:p>
            <text:p>      "mots_cles_en":"waste,oil,",</text:p>
            <text:p>      "cons":"cons_toxique",</text:p>
            <text:p>      "image":"images_non_libres_temp/huile_vidang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insecticides</text:p>
          </table:table-cell>
          <table:table-cell table:number-columns-repeated="2" table:style-name="ce290" office:value-type="string" calcext:value-type="string">
            <text:p>Insecticide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number-columns-repeated="2" table:style-name="ce290" office:value-type="string" calcext:value-type="string">
            <text:p>insecticides</text:p>
          </table:table-cell>
          <table:table-cell table:style-name="ce290" table:number-columns-repeated="2"/>
          <table:table-cell table:style-name="ce319"/>
          <table:table-cell table:style-name="ce116" office:value-type="string" calcext:value-type="string">
            <text:p>images_non_libres_temp/fongicid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parasite</text:p>
          </table:table-cell>
          <table:table-cell/>
          <table:table-cell table:formula="of:=SUBSTITUTE([.L94];&quot;_petit&quot;;&quot;&quot;)" office:value-type="string" office:string-value="images_non_libres_temp/fongicide_mini.png" calcext:value-type="string">
            <text:p>images_non_libres_temp/fongicide_mini.png</text:p>
          </table:table-cell>
          <table:table-cell table:formula="of:=CONCATENATE(UTILTRANSFORMEENMOTSCLES([.G94]);&quot;,&quot;;[.I94])" office:value-type="string" office:string-value="insecticides," calcext:value-type="string">
            <text:p>insecticides,</text:p>
          </table:table-cell>
          <table:table-cell table:formula="of:=CONCATENATE(UTILTRANSFORMEENMOTSCLES([.H94]);&quot;,&quot;;[.J94])" office:value-type="string" office:string-value="insecticides," calcext:value-type="string">
            <text:p>insecticides,</text:p>
          </table:table-cell>
          <table:table-cell table:number-columns-repeated="2"/>
          <table:table-cell table:style-name="ce53" table:formula="of:=JSONDECHETS([.A94];[.B94];[.C94];[.D94];[.E94];[.F94];[.T94];[.U94];[.G94];[.H94];[.K94];[.L94];[.M94];[.N94];[.P94])" office:value-type="string" office:string-value="   {&quot;code&quot;:&quot;dec_insecticides&quot;,&#10;      &quot;type&quot;:&quot;Ressource / objet usagé&quot;,&#10;      &quot;type_en&quot;:&quot;Resource / Used object&quot;,&#10;      &quot;nom&quot;:&quot;Insecticides&quot;,&#10;      &quot;nom_en&quot;:&quot;Insecticides&quot;,&#10;      &quot;cat_usuel&quot;:&quot;cu_toxique&quot;,&#10;      &quot;cat_trait&quot;:&quot;cat_ddm&quot;,&#10;      &quot;descr&quot;:&quot;insecticides&quot;,&#10;      &quot;descr_en&quot;:&quot;insecticides&quot;,&#10;      &quot;mots_cles&quot;:&quot;insecticides,&quot;,&#10;      &quot;mots_cles_en&quot;:&quot;insecticides,&quot;,&#10;      &quot;cons&quot;:&quot;cons_toxique&quot;,&#10;      &quot;image&quot;:&quot;images_non_libres_temp/fongicide_mini.png&quot;,&#10;      &quot;modco&quot;:&quot;modco_decheterie,modco_ecopoint&quot;,&#10;      &quot;recyc&quot;:&quot;PAS_POUBELLE&quot;,&#10;      &quot;src&quot;:&quot;MieuxTrierANantes 02/2015&quot;&#10;   }," calcext:value-type="string">
            <text:p>   {"code":"dec_insecticides",</text:p>
            <text:p>      "type":"Ressource / objet usagé",</text:p>
            <text:p>      "type_en":"Resource / Used object",</text:p>
            <text:p>      "nom":"Insecticides",</text:p>
            <text:p>      "nom_en":"Insecticides",</text:p>
            <text:p>      "cat_usuel":"cu_toxique",</text:p>
            <text:p>      "cat_trait":"cat_ddm",</text:p>
            <text:p>      "descr":"insecticides",</text:p>
            <text:p>      "descr_en":"insecticides",</text:p>
            <text:p>      "mots_cles":"insecticides,",</text:p>
            <text:p>      "mots_cles_en":"insecticides,",</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jouetsAlimentesParElectricite</text:p>
          </table:table-cell>
          <table:table-cell table:style-name="ce290" office:value-type="string" calcext:value-type="string">
            <text:p>Jouet alimenté par électricité</text:p>
          </table:table-cell>
          <table:table-cell table:style-name="ce290" office:value-type="string" calcext:value-type="string">
            <text:p>Toy powered by electricity</text:p>
          </table:table-cell>
          <table:table-cell table:style-name="ce290" office:value-type="string" calcext:value-type="string">
            <text:p>cu_encombrantelectronique</text:p>
          </table:table-cell>
          <table:table-cell table:style-name="ce290" office:value-type="string" calcext:value-type="string">
            <text:p>cat_jouetpile</text:p>
          </table:table-cell>
          <table:table-cell table:style-name="ce290"/>
          <table:table-cell table:style-name="ce290" office:value-type="string" calcext:value-type="string">
            <text:p>jouet alimenté par électricité, jeu avec pile, train électrique</text:p>
          </table:table-cell>
          <table:table-cell table:style-name="ce290" office:value-type="string" calcext:value-type="string">
            <text:p>toy powered by electricity, with battery set, electric train</text:p>
          </table:table-cell>
          <table:table-cell table:style-name="ce290" table:number-columns-repeated="2"/>
          <table:table-cell table:style-name="ce319"/>
          <table:table-cell table:style-name="ce116" office:value-type="string" calcext:value-type="string">
            <text:p>jeu_enfant_avec_pi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95];&quot;_petit&quot;;&quot;&quot;)" office:value-type="string" office:string-value="jeu_enfant_avec_pile_mini.png" calcext:value-type="string">
            <text:p>jeu_enfant_avec_pile_mini.png</text:p>
          </table:table-cell>
          <table:table-cell table:formula="of:=CONCATENATE(UTILTRANSFORMEENMOTSCLES([.G95]);&quot;,&quot;;[.I95])" office:value-type="string" office:string-value="jouet,alimente,par,electricite,jeu,avec,pile,train,electrique," calcext:value-type="string">
            <text:p>jouet,alimente,par,electricite,jeu,avec,pile,train,electrique,</text:p>
          </table:table-cell>
          <table:table-cell table:formula="of:=CONCATENATE(UTILTRANSFORMEENMOTSCLES([.H95]);&quot;,&quot;;[.J95])" office:value-type="string" office:string-value="toy,powered,by,electricity,with,battery,set,electric,train," calcext:value-type="string">
            <text:p>toy,powered,by,electricity,with,battery,set,electric,train,</text:p>
          </table:table-cell>
          <table:table-cell table:number-columns-repeated="2"/>
          <table:table-cell table:style-name="ce53" table:formula="of:=JSONDECHETS([.A95];[.B95];[.C95];[.D95];[.E95];[.F95];[.T95];[.U95];[.G95];[.H95];[.K95];[.L95];[.M95];[.N95];[.P95])" office:value-type="string" office:string-value="   {&quot;code&quot;:&quot;dec_jouetsAlimentesParElectricite&quot;,&#10;      &quot;type&quot;:&quot;Ressource / objet usagé&quot;,&#10;      &quot;type_en&quot;:&quot;Resource / Used object&quot;,&#10;      &quot;nom&quot;:&quot;Jouet alimenté par électricité&quot;,&#10;      &quot;nom_en&quot;:&quot;Toy powered by electricity&quot;,&#10;      &quot;cat_usuel&quot;:&quot;cu_encombrantelectronique&quot;,&#10;      &quot;cat_trait&quot;:&quot;cat_jouetpile&quot;,&#10;      &quot;descr&quot;:&quot;jouet alimenté par électricité, jeu avec pile, train électrique&quot;,&#10;      &quot;descr_en&quot;:&quot;toy powered by electricity, with battery set, electric train&quot;,&#10;      &quot;mots_cles&quot;:&quot;jouet,alimente,par,electricite,jeu,avec,pile,train,electrique,&quot;,&#10;      &quot;mots_cles_en&quot;:&quot;toy,powered,by,electricity,with,battery,set,electric,train,&quot;,&#10;      &quot;cons&quot;:&quot;cons_recuppdv1,cons_ecoparticipation&quot;,&#10;      &quot;image&quot;:&quot;jeu_enfant_avec_pile_mini.png&quot;,&#10;      &quot;modco&quot;:&quot;smco_reempjouet,modco_decheterie,modco_ecopoint&quot;,&#10;      &quot;recyc&quot;:&quot;PAS_POUBELLE&quot;,&#10;      &quot;src&quot;:&quot;MieuxTrierANantes 02/2015&quot;&#10;   }," calcext:value-type="string">
            <text:p>   {"code":"dec_jouetsAlimentesParElectricite",</text:p>
            <text:p>      "type":"Ressource / objet usagé",</text:p>
            <text:p>      "type_en":"Resource / Used object",</text:p>
            <text:p>      "nom":"Jouet alimenté par électricité",</text:p>
            <text:p>      "nom_en":"Toy powered by electricity",</text:p>
            <text:p>      "cat_usuel":"cu_encombrantelectronique",</text:p>
            <text:p>      "cat_trait":"cat_jouetpile",</text:p>
            <text:p>      "descr":"jouet alimenté par électricité, jeu avec pile, train électrique",</text:p>
            <text:p>      "descr_en":"toy powered by electricity, with battery set, electric train",</text:p>
            <text:p>      "mots_cles":"jouet,alimente,par,electricite,jeu,avec,pile,train,electrique,",</text:p>
            <text:p>      "mots_cles_en":"toy,powered,by,electricity,with,battery,set,electric,train,",</text:p>
            <text:p>      "cons":"cons_recuppdv1,cons_ecoparticipation",</text:p>
            <text:p>      "image":"jeu_enfant_avec_pile_mini.png",</text:p>
            <text:p>      "modco":"smco_reempjouet,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jouetsNonElectroniques</text:p>
          </table:table-cell>
          <table:table-cell table:style-name="ce290" office:value-type="string" calcext:value-type="string">
            <text:p>Jouet non électronique</text:p>
          </table:table-cell>
          <table:table-cell table:style-name="ce290" office:value-type="string" calcext:value-type="string">
            <text:p>Non-electronic toy</text:p>
          </table:table-cell>
          <table:table-cell table:style-name="ce290" office:value-type="string" calcext:value-type="string">
            <text:p>cu_divers</text:p>
          </table:table-cell>
          <table:table-cell table:style-name="ce290" office:value-type="string" calcext:value-type="string">
            <text:p>cat_jouet</text:p>
          </table:table-cell>
          <table:table-cell/>
          <table:table-cell table:style-name="ce290" office:value-type="string" calcext:value-type="string">
            <text:p>jouet non électronique, jeu, peluche, poupée, petite voiture</text:p>
          </table:table-cell>
          <table:table-cell table:style-name="ce290" office:value-type="string" calcext:value-type="string">
            <text:p>non-electronic toy, game, toy, doll, toy car</text:p>
          </table:table-cell>
          <table:table-cell table:style-name="ce290" table:number-columns-repeated="2"/>
          <table:table-cell table:style-name="ce319"/>
          <table:table-cell table:style-name="ce116" office:value-type="string" calcext:value-type="string">
            <text:p>petite_voiture_mini.png</text:p>
          </table:table-cell>
          <table:table-cell table:style-name="ce17" office:value-type="string" calcext:value-type="string">
            <text:p>jouet_enfant_mini.png</text:p>
          </table:table-cell>
          <table:table-cell table:style-name="ce354" office:value-type="string" calcext:value-type="string">
            <text:p>MieuxTrierANantes 02/2015</text:p>
          </table:table-cell>
          <table:table-cell table:style-name="ce354" table:number-columns-repeated="3"/>
          <table:table-cell/>
          <table:table-cell table:formula="of:=SUBSTITUTE([.L96];&quot;_petit&quot;;&quot;&quot;)" office:value-type="string" office:string-value="petite_voiture_mini.png" calcext:value-type="string">
            <text:p>petite_voiture_mini.png</text:p>
          </table:table-cell>
          <table:table-cell table:formula="of:=CONCATENATE(UTILTRANSFORMEENMOTSCLES([.G96]);&quot;,&quot;;[.I96])" office:value-type="string" office:string-value="jouet,non,electronique,jeu,peluche,poupee,petite,voiture," calcext:value-type="string">
            <text:p>jouet,non,electronique,jeu,peluche,poupee,petite,voiture,</text:p>
          </table:table-cell>
          <table:table-cell table:formula="of:=CONCATENATE(UTILTRANSFORMEENMOTSCLES([.H96]);&quot;,&quot;;[.J96])" office:value-type="string" office:string-value="non,electronic,toy,game,toy,doll,toy,car," calcext:value-type="string">
            <text:p>non,electronic,toy,game,toy,doll,toy,car,</text:p>
          </table:table-cell>
          <table:table-cell table:number-columns-repeated="2"/>
          <table:table-cell table:style-name="ce53" table:formula="of:=JSONDECHETS([.A96];[.B96];[.C96];[.D96];[.E96];[.F96];[.T96];[.U96];[.G96];[.H96];[.K96];[.L96];[.M96];[.N96];[.P96])" office:value-type="string" office:string-value="   {&quot;code&quot;:&quot;dec_jouetsNonElectroniques&quot;,&#10;      &quot;type&quot;:&quot;Ressource / objet usagé&quot;,&#10;      &quot;type_en&quot;:&quot;Resource / Used object&quot;,&#10;      &quot;nom&quot;:&quot;Jouet non électronique&quot;,&#10;      &quot;nom_en&quot;:&quot;Non-electronic toy&quot;,&#10;      &quot;cat_usuel&quot;:&quot;cu_divers&quot;,&#10;      &quot;cat_trait&quot;:&quot;cat_jouet&quot;,&#10;      &quot;descr&quot;:&quot;jouet non électronique, jeu, peluche, poupée, petite voiture&quot;,&#10;      &quot;descr_en&quot;:&quot;non-electronic toy, game, toy, doll, toy car&quot;,&#10;      &quot;mots_cles&quot;:&quot;jouet,non,electronique,jeu,peluche,poupee,petite,voiture,&quot;,&#10;      &quot;mots_cles_en&quot;:&quot;non,electronic,toy,game,toy,doll,toy,car,&quot;,&#10;      &quot;image&quot;:&quot;petite_voiture_mini.png&quot;,&#10;      &quot;image_secondaire&quot;:&quot;jouet_enfant_mini.png&quot;,&#10;      &quot;modco&quot;:&quot;smco_reempjouet,modco_bacbleunantes,modco_sacbleu&quot;,&#10;      &quot;recyc&quot;:&quot;PAS_POUBELLE&quot;,&#10;      &quot;src&quot;:&quot;MieuxTrierANantes 02/2015&quot;&#10;   }," calcext:value-type="string">
            <text:p>   {"code":"dec_jouetsNonElectroniques",</text:p>
            <text:p>      "type":"Ressource / objet usagé",</text:p>
            <text:p>      "type_en":"Resource / Used object",</text:p>
            <text:p>      "nom":"Jouet non électronique",</text:p>
            <text:p>      "nom_en":"Non-electronic toy",</text:p>
            <text:p>      "cat_usuel":"cu_divers",</text:p>
            <text:p>      "cat_trait":"cat_jouet",</text:p>
            <text:p>      "descr":"jouet non électronique, jeu, peluche, poupée, petite voiture",</text:p>
            <text:p>      "descr_en":"non-electronic toy, game, toy, doll, toy car",</text:p>
            <text:p>      "mots_cles":"jouet,non,electronique,jeu,peluche,poupee,petite,voiture,",</text:p>
            <text:p>      "mots_cles_en":"non,electronic,toy,game,toy,doll,toy,car,",</text:p>
            <text:p>      "image":"petite_voiture_mini.png",</text:p>
            <text:p>      "image_secondaire":"jouet_enfant_mini.png",</text:p>
            <text:p>      "modco":"smco_reempjouet,modco_bacbleunantes,modco_sacbleu",</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journal</text:p>
          </table:table-cell>
          <table:table-cell table:style-name="ce290" office:value-type="string" calcext:value-type="string">
            <text:p>Journal</text:p>
          </table:table-cell>
          <table:table-cell table:style-name="ce290" office:value-type="string" calcext:value-type="string">
            <text:p>Newspaper</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journal, revue</text:p>
          </table:table-cell>
          <table:table-cell table:style-name="ce290" office:value-type="string" calcext:value-type="string">
            <text:p>newspaper, magazine</text:p>
          </table:table-cell>
          <table:table-cell table:style-name="ce290" table:number-columns-repeated="2"/>
          <table:table-cell table:style-name="ce319"/>
          <table:table-cell table:style-name="ce116" office:value-type="string" calcext:value-type="string">
            <text:p>journa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97];&quot;_petit&quot;;&quot;&quot;)" office:value-type="string" office:string-value="journal_mini.png" calcext:value-type="string">
            <text:p>journal_mini.png</text:p>
          </table:table-cell>
          <table:table-cell table:formula="of:=CONCATENATE(UTILTRANSFORMEENMOTSCLES([.G97]);&quot;,&quot;;[.I97])" office:value-type="string" office:string-value="journal,revue," calcext:value-type="string">
            <text:p>journal,revue,</text:p>
          </table:table-cell>
          <table:table-cell table:formula="of:=CONCATENATE(UTILTRANSFORMEENMOTSCLES([.H97]);&quot;,&quot;;[.J97])" office:value-type="string" office:string-value="newspaper,magazine," calcext:value-type="string">
            <text:p>newspaper,magazine,</text:p>
          </table:table-cell>
          <table:table-cell table:number-columns-repeated="2"/>
          <table:table-cell table:style-name="ce53" table:formula="of:=JSONDECHETS([.A97];[.B97];[.C97];[.D97];[.E97];[.F97];[.T97];[.U97];[.G97];[.H97];[.K97];[.L97];[.M97];[.N97];[.P97])" office:value-type="string" office:string-value="   {&quot;code&quot;:&quot;dec_journal&quot;,&#10;      &quot;type&quot;:&quot;Ressource / objet usagé&quot;,&#10;      &quot;type_en&quot;:&quot;Resource / Used object&quot;,&#10;      &quot;nom&quot;:&quot;Journal&quot;,&#10;      &quot;nom_en&quot;:&quot;Newspaper&quot;,&#10;      &quot;cat_usuel&quot;:&quot;cu_papierscartons&quot;,&#10;      &quot;cat_trait&quot;:&quot;cat_papiercarton&quot;,&#10;      &quot;descr&quot;:&quot;journal, revue&quot;,&#10;      &quot;descr_en&quot;:&quot;newspaper, magazine&quot;,&#10;      &quot;mots_cles&quot;:&quot;journal,revue,&quot;,&#10;      &quot;mots_cles_en&quot;:&quot;newspaper,magazine,&quot;,&#10;      &quot;image&quot;:&quot;journal_mini.png&quot;,&#10;      &quot;modco&quot;:&quot;modco_contpapiercarton,modco_bacjaunehorsnantes,modco_sacjaune,modco_contembjournmag&quot;,&#10;      &quot;recyc&quot;:&quot;OUI&quot;,&#10;      &quot;src&quot;:&quot;MieuxTrierANantes 02/2015&quot;&#10;   }," calcext:value-type="string">
            <text:p>   {"code":"dec_journal",</text:p>
            <text:p>      "type":"Ressource / objet usagé",</text:p>
            <text:p>      "type_en":"Resource / Used object",</text:p>
            <text:p>      "nom":"Journal",</text:p>
            <text:p>      "nom_en":"Newspaper",</text:p>
            <text:p>      "cat_usuel":"cu_papierscartons",</text:p>
            <text:p>      "cat_trait":"cat_papiercarton",</text:p>
            <text:p>      "descr":"journal, revue",</text:p>
            <text:p>      "descr_en":"newspaper, magazine",</text:p>
            <text:p>      "mots_cles":"journal,revue,",</text:p>
            <text:p>      "mots_cles_en":"newspaper,magazine,",</text:p>
            <text:p>      "image":"journal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laine</text:p>
          </table:table-cell>
          <table:table-cell table:style-name="ce290" office:value-type="string" calcext:value-type="string">
            <text:p>Laine</text:p>
          </table:table-cell>
          <table:table-cell table:style-name="ce290" office:value-type="string" calcext:value-type="string">
            <text:p>Wool</text:p>
          </table:table-cell>
          <table:table-cell table:style-name="ce290" office:value-type="string" calcext:value-type="string">
            <text:p>cu_vetementtissu</text:p>
          </table:table-cell>
          <table:table-cell table:style-name="ce290" office:value-type="string" calcext:value-type="string">
            <text:p>cat_vetement</text:p>
          </table:table-cell>
          <table:table-cell table:style-name="ce290"/>
          <table:table-cell table:style-name="ce290" office:value-type="string" calcext:value-type="string">
            <text:p>laine</text:p>
          </table:table-cell>
          <table:table-cell table:style-name="ce290" office:value-type="string" calcext:value-type="string">
            <text:p>wool</text:p>
          </table:table-cell>
          <table:table-cell table:style-name="ce290" table:number-columns-repeated="2"/>
          <table:table-cell table:style-name="ce319"/>
          <table:table-cell table:style-name="ce116" office:value-type="string" calcext:value-type="string">
            <text:p>pelotes_laine_mini.png</text:p>
          </table:table-cell>
          <table:table-cell table:style-name="ce116" office:value-type="string" calcext:value-type="string">
            <text:p>images_non_libres_temp/bouteille_produit_menager_mini.png</text:p>
          </table:table-cell>
          <table:table-cell table:style-name="ce348" office:value-type="string" calcext:value-type="string">
            <text:p>MieuxTrierANantes 02/2015</text:p>
          </table:table-cell>
          <table:table-cell table:style-name="ce348" office:value-type="string" calcext:value-type="string">
            <text:p>Clarin-Le Roux Gaelane (Mokkona)</text:p>
          </table:table-cell>
          <table:table-cell table:style-name="ce348" office:value-type="string" calcext:value-type="string">
            <text:p>Mokkona</text:p>
          </table:table-cell>
          <table:table-cell table:style-name="ce348"/>
          <table:table-cell/>
          <table:table-cell table:formula="of:=SUBSTITUTE([.L98];&quot;_petit&quot;;&quot;&quot;)" office:value-type="string" office:string-value="pelotes_laine_mini.png" calcext:value-type="string">
            <text:p>pelotes_laine_mini.png</text:p>
          </table:table-cell>
          <table:table-cell table:formula="of:=CONCATENATE(UTILTRANSFORMEENMOTSCLES([.G98]);&quot;,&quot;;[.I98])" office:value-type="string" office:string-value="laine," calcext:value-type="string">
            <text:p>laine,</text:p>
          </table:table-cell>
          <table:table-cell table:formula="of:=CONCATENATE(UTILTRANSFORMEENMOTSCLES([.H98]);&quot;,&quot;;[.J98])" office:value-type="string" office:string-value="wool," calcext:value-type="string">
            <text:p>wool,</text:p>
          </table:table-cell>
          <table:table-cell table:number-columns-repeated="2"/>
          <table:table-cell table:style-name="ce53" table:formula="of:=JSONDECHETS([.A98];[.B98];[.C98];[.D98];[.E98];[.F98];[.T98];[.U98];[.G98];[.H98];[.K98];[.L98];[.M98];[.N98];[.P98])" office:value-type="string" office:string-value="   {&quot;code&quot;:&quot;dec_laine&quot;,&#10;      &quot;type&quot;:&quot;Ressource / objet usagé&quot;,&#10;      &quot;type_en&quot;:&quot;Resource / Used object&quot;,&#10;      &quot;nom&quot;:&quot;Laine&quot;,&#10;      &quot;nom_en&quot;:&quot;Wool&quot;,&#10;      &quot;cat_usuel&quot;:&quot;cu_vetementtissu&quot;,&#10;      &quot;cat_trait&quot;:&quot;cat_vetement&quot;,&#10;      &quot;descr&quot;:&quot;laine&quot;,&#10;      &quot;descr_en&quot;:&quot;wool&quot;,&#10;      &quot;mots_cles&quot;:&quot;laine,&quot;,&#10;      &quot;mots_cles_en&quot;:&quot;wool,&quot;,&#10;      &quot;cons&quot;:&quot;cons_lerelais&quot;,&#10;      &quot;image&quot;:&quot;pelotes_laine_mini.png&quot;,&#10;      &quot;image_secondaire&quot;:&quot;images_non_libres_temp/bouteille_produit_menager_mini.png&quot;,&#10;      &quot;modco&quot;:&quot;smco_conteneurlerelais,smco_reempvet&quot;,&#10;      &quot;recyc&quot;:&quot;NON&quot;,&#10;      &quot;src&quot;:&quot;MieuxTrierANantes 02/2015&quot;,&#10;      &quot;sponsor&quot;:&quot;Mokkona&quot;&#10;   }," calcext:value-type="string">
            <text:p>   {"code":"dec_laine",</text:p>
            <text:p>      "type":"Ressource / objet usagé",</text:p>
            <text:p>      "type_en":"Resource / Used object",</text:p>
            <text:p>      "nom":"Laine",</text:p>
            <text:p>      "nom_en":"Wool",</text:p>
            <text:p>      "cat_usuel":"cu_vetementtissu",</text:p>
            <text:p>      "cat_trait":"cat_vetement",</text:p>
            <text:p>      "descr":"laine",</text:p>
            <text:p>      "descr_en":"wool",</text:p>
            <text:p>      "mots_cles":"laine,",</text:p>
            <text:p>      "mots_cles_en":"wool,",</text:p>
            <text:p>      "cons":"cons_lerelais",</text:p>
            <text:p>      "image":"pelotes_laine_mini.png",</text:p>
            <text:p>      "image_secondaire":"images_non_libres_temp/bouteille_produit_menager_mini.png",</text:p>
            <text:p>      "modco":"smco_conteneurlerelais,smco_reempvet",</text:p>
            <text:p>      "recyc":"NON",</text:p>
            <text:p>      "src":"MieuxTrierANantes 02/2015",</text:p>
            <text:p>      "sponsor":"Mokkona"</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laineVerre</text:p>
          </table:table-cell>
          <table:table-cell table:style-name="ce290" office:value-type="string" calcext:value-type="string">
            <text:p>Laine de verre</text:p>
          </table:table-cell>
          <table:table-cell table:style-name="ce290" office:value-type="string" calcext:value-type="string">
            <text:p>Glass wool</text:p>
          </table:table-cell>
          <table:table-cell table:style-name="ce290" office:value-type="string" calcext:value-type="string">
            <text:p>cu_divers</text:p>
          </table:table-cell>
          <table:table-cell table:style-name="ce18" office:value-type="string" calcext:value-type="string">
            <text:p>cat_materiaux</text:p>
          </table:table-cell>
          <table:table-cell table:style-name="ce290"/>
          <table:table-cell table:style-name="ce290" office:value-type="string" calcext:value-type="string">
            <text:p>laine de verre, laine de verre, laine de roche</text:p>
          </table:table-cell>
          <table:table-cell table:style-name="ce290" office:value-type="string" calcext:value-type="string">
            <text:p>glass wool, glass wool, rock wool</text:p>
          </table:table-cell>
          <table:table-cell table:style-name="ce290" table:number-columns-repeated="2"/>
          <table:table-cell table:style-name="ce319"/>
          <table:table-cell table:style-name="ce116" office:value-type="string" calcext:value-type="string">
            <text:p>laine_roche_mini.png</text:p>
          </table:table-cell>
          <table:table-cell table:style-name="ce116" office:value-type="string" calcext:value-type="string">
            <text:p>images_non_libres_temp/bouteille_produit_menager_vide_mini.png</text:p>
          </table:table-cell>
          <table:table-cell table:style-name="ce348" office:value-type="string" calcext:value-type="string">
            <text:p>MieuxTrierANantes 02/2015</text:p>
          </table:table-cell>
          <table:table-cell table:style-name="ce348" table:number-columns-repeated="3"/>
          <table:table-cell/>
          <table:table-cell table:formula="of:=SUBSTITUTE([.L99];&quot;_petit&quot;;&quot;&quot;)" office:value-type="string" office:string-value="laine_roche_mini.png" calcext:value-type="string">
            <text:p>laine_roche_mini.png</text:p>
          </table:table-cell>
          <table:table-cell table:formula="of:=CONCATENATE(UTILTRANSFORMEENMOTSCLES([.G99]);&quot;,&quot;;[.I99])" office:value-type="string" office:string-value="laine,verre,laine,verre,laine,roche," calcext:value-type="string">
            <text:p>laine,verre,laine,verre,laine,roche,</text:p>
          </table:table-cell>
          <table:table-cell table:formula="of:=CONCATENATE(UTILTRANSFORMEENMOTSCLES([.H99]);&quot;,&quot;;[.J99])" office:value-type="string" office:string-value="glass,wool,glass,wool,rock,wool," calcext:value-type="string">
            <text:p>glass,wool,glass,wool,rock,wool,</text:p>
          </table:table-cell>
          <table:table-cell table:number-columns-repeated="2"/>
          <table:table-cell table:style-name="ce53" table:formula="of:=JSONDECHETS([.A99];[.B99];[.C99];[.D99];[.E99];[.F99];[.T99];[.U99];[.G99];[.H99];[.K99];[.L99];[.M99];[.N99];[.P99])" office:value-type="string" office:string-value="   {&quot;code&quot;:&quot;dec_laineVerre&quot;,&#10;      &quot;type&quot;:&quot;Ressource / objet usagé&quot;,&#10;      &quot;type_en&quot;:&quot;Resource / Used object&quot;,&#10;      &quot;nom&quot;:&quot;Laine de verre&quot;,&#10;      &quot;nom_en&quot;:&quot;Glass wool&quot;,&#10;      &quot;cat_usuel&quot;:&quot;cu_divers&quot;,&#10;      &quot;cat_trait&quot;:&quot;cat_materiaux&quot;,&#10;      &quot;descr&quot;:&quot;laine de verre, laine de verre, laine de roche&quot;,&#10;      &quot;descr_en&quot;:&quot;glass wool, glass wool, rock wool&quot;,&#10;      &quot;mots_cles&quot;:&quot;laine,verre,laine,verre,laine,roche,&quot;,&#10;      &quot;mots_cles_en&quot;:&quot;glass,wool,glass,wool,rock,wool,&quot;,&#10;      &quot;cons&quot;:&quot;cons_paspoubelle&quot;,&#10;      &quot;image&quot;:&quot;laine_roche_mini.png&quot;,&#10;      &quot;image_secondaire&quot;:&quot;images_non_libres_temp/bouteille_produit_menager_vide_mini.png&quot;,&#10;      &quot;modco&quot;:&quot;modco_decheterie&quot;,&#10;      &quot;recyc&quot;:&quot;PAS_POUBELLE&quot;,&#10;      &quot;src&quot;:&quot;MieuxTrierANantes 02/2015&quot;&#10;   }," calcext:value-type="string">
            <text:p>   {"code":"dec_laineVerre",</text:p>
            <text:p>      "type":"Ressource / objet usagé",</text:p>
            <text:p>      "type_en":"Resource / Used object",</text:p>
            <text:p>      "nom":"Laine de verre",</text:p>
            <text:p>      "nom_en":"Glass wool",</text:p>
            <text:p>      "cat_usuel":"cu_divers",</text:p>
            <text:p>      "cat_trait":"cat_materiaux",</text:p>
            <text:p>      "descr":"laine de verre, laine de verre, laine de roche",</text:p>
            <text:p>      "descr_en":"glass wool, glass wool, rock wool",</text:p>
            <text:p>      "mots_cles":"laine,verre,laine,verre,laine,roche,",</text:p>
            <text:p>      "mots_cles_en":"glass,wool,glass,wool,rock,wool,",</text:p>
            <text:p>      "cons":"cons_paspoubelle",</text:p>
            <text:p>      "image":"laine_roche_mini.png",</text:p>
            <text:p>      "image_secondaire":"images_non_libres_temp/bouteille_produit_menager_vide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lampe</text:p>
          </table:table-cell>
          <table:table-cell table:style-name="ce290" office:value-type="string" calcext:value-type="string">
            <text:p>Lampe</text:p>
          </table:table-cell>
          <table:table-cell table:style-name="ce290" office:value-type="string" calcext:value-type="string">
            <text:p>Lamp</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lampe</text:p>
          </table:table-cell>
          <table:table-cell table:style-name="ce290" office:value-type="string" calcext:value-type="string">
            <text:p>lamp</text:p>
          </table:table-cell>
          <table:table-cell table:style-name="ce290" table:number-columns-repeated="2"/>
          <table:table-cell table:style-name="ce319"/>
          <table:table-cell table:style-name="ce116" office:value-type="string" calcext:value-type="string">
            <text:p>lampe_chevet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100];&quot;_petit&quot;;&quot;&quot;)" office:value-type="string" office:string-value="lampe_chevet_mini.png" calcext:value-type="string">
            <text:p>lampe_chevet_mini.png</text:p>
          </table:table-cell>
          <table:table-cell table:formula="of:=CONCATENATE(UTILTRANSFORMEENMOTSCLES([.G100]);&quot;,&quot;;[.I100])" office:value-type="string" office:string-value="lampe," calcext:value-type="string">
            <text:p>lampe,</text:p>
          </table:table-cell>
          <table:table-cell table:formula="of:=CONCATENATE(UTILTRANSFORMEENMOTSCLES([.H100]);&quot;,&quot;;[.J100])" office:value-type="string" office:string-value="lamp," calcext:value-type="string">
            <text:p>lamp,</text:p>
          </table:table-cell>
          <table:table-cell table:number-columns-repeated="2"/>
          <table:table-cell table:style-name="ce53" table:formula="of:=JSONDECHETS([.A100];[.B100];[.C100];[.D100];[.E100];[.F100];[.T100];[.U100];[.G100];[.H100];[.K100];[.L100];[.M100];[.N100];[.P100])" office:value-type="string" office:string-value="   {&quot;code&quot;:&quot;dec_lampe&quot;,&#10;      &quot;type&quot;:&quot;Ressource / objet usagé&quot;,&#10;      &quot;type_en&quot;:&quot;Resource / Used object&quot;,&#10;      &quot;nom&quot;:&quot;Lampe&quot;,&#10;      &quot;nom_en&quot;:&quot;Lamp&quot;,&#10;      &quot;cat_usuel&quot;:&quot;cu_encombrantelectronique&quot;,&#10;      &quot;cat_trait&quot;:&quot;cat_d3e&quot;,&#10;      &quot;descr&quot;:&quot;lampe&quot;,&#10;      &quot;descr_en&quot;:&quot;lamp&quot;,&#10;      &quot;mots_cles&quot;:&quot;lampe,&quot;,&#10;      &quot;mots_cles_en&quot;:&quot;lamp,&quot;,&#10;      &quot;cons&quot;:&quot;cons_recuppdv1,cons_ecoparticipation&quot;,&#10;      &quot;image&quot;:&quot;lampe_chevet_mini.png&quot;,&#10;      &quot;modco&quot;:&quot;modco_decheterie,modco_ecopoint,smco_reprise,smco_reprise_1pour0&quot;,&#10;      &quot;recyc&quot;:&quot;PAS_POUBELLE&quot;,&#10;      &quot;src&quot;:&quot;MieuxTrierANantes 02/2015&quot;&#10;   }," calcext:value-type="string">
            <text:p>   {"code":"dec_lampe",</text:p>
            <text:p>      "type":"Ressource / objet usagé",</text:p>
            <text:p>      "type_en":"Resource / Used object",</text:p>
            <text:p>      "nom":"Lampe",</text:p>
            <text:p>      "nom_en":"Lamp",</text:p>
            <text:p>      "cat_usuel":"cu_encombrantelectronique",</text:p>
            <text:p>      "cat_trait":"cat_d3e",</text:p>
            <text:p>      "descr":"lampe",</text:p>
            <text:p>      "descr_en":"lamp",</text:p>
            <text:p>      "mots_cles":"lampe,",</text:p>
            <text:p>      "mots_cles_en":"lamp,",</text:p>
            <text:p>      "cons":"cons_recuppdv1,cons_ecoparticipation",</text:p>
            <text:p>      "image":"lampe_chevet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lingette</text:p>
          </table:table-cell>
          <table:table-cell table:style-name="ce290" office:value-type="string" calcext:value-type="string">
            <text:p>Lingette</text:p>
          </table:table-cell>
          <table:table-cell table:style-name="ce290" office:value-type="string" calcext:value-type="string">
            <text:p>Wipe</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lingette</text:p>
          </table:table-cell>
          <table:table-cell table:style-name="ce290" office:value-type="string" calcext:value-type="string">
            <text:p>wipe</text:p>
          </table:table-cell>
          <table:table-cell table:style-name="ce290" table:number-columns-repeated="2"/>
          <table:table-cell table:style-name="ce319"/>
          <table:table-cell table:style-name="ce116" office:value-type="string" calcext:value-type="string">
            <text:p>lingett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01];&quot;_petit&quot;;&quot;&quot;)" office:value-type="string" office:string-value="lingette_mini.png" calcext:value-type="string">
            <text:p>lingette_mini.png</text:p>
          </table:table-cell>
          <table:table-cell table:formula="of:=CONCATENATE(UTILTRANSFORMEENMOTSCLES([.G101]);&quot;,&quot;;[.I101])" office:value-type="string" office:string-value="lingette," calcext:value-type="string">
            <text:p>lingette,</text:p>
          </table:table-cell>
          <table:table-cell table:formula="of:=CONCATENATE(UTILTRANSFORMEENMOTSCLES([.H101]);&quot;,&quot;;[.J101])" office:value-type="string" office:string-value="wipe," calcext:value-type="string">
            <text:p>wipe,</text:p>
          </table:table-cell>
          <table:table-cell table:number-columns-repeated="2"/>
          <table:table-cell table:style-name="ce53" table:formula="of:=JSONDECHETS([.A101];[.B101];[.C101];[.D101];[.E101];[.F101];[.T101];[.U101];[.G101];[.H101];[.K101];[.L101];[.M101];[.N101];[.P101])" office:value-type="string" office:string-value="   {&quot;code&quot;:&quot;dec_lingette&quot;,&#10;      &quot;type&quot;:&quot;Ressource / objet usagé&quot;,&#10;      &quot;type_en&quot;:&quot;Resource / Used object&quot;,&#10;      &quot;nom&quot;:&quot;Lingette&quot;,&#10;      &quot;nom_en&quot;:&quot;Wipe&quot;,&#10;      &quot;cat_usuel&quot;:&quot;cu_divers&quot;,&#10;      &quot;cat_trait&quot;:&quot;cat_omr&quot;,&#10;      &quot;descr&quot;:&quot;lingette&quot;,&#10;      &quot;descr_en&quot;:&quot;wipe&quot;,&#10;      &quot;mots_cles&quot;:&quot;lingette,&quot;,&#10;      &quot;mots_cles_en&quot;:&quot;wipe,&quot;,&#10;      &quot;image&quot;:&quot;lingette_mini.png&quot;,&#10;      &quot;modco&quot;:&quot;modco_bacbleuhorsnantes,modco_bacbleunantes,modco_sacbleu&quot;,&#10;      &quot;recyc&quot;:&quot;NON&quot;,&#10;      &quot;src&quot;:&quot;MieuxTrierANantes 02/2015&quot;&#10;   }," calcext:value-type="string">
            <text:p>   {"code":"dec_lingette",</text:p>
            <text:p>      "type":"Ressource / objet usagé",</text:p>
            <text:p>      "type_en":"Resource / Used object",</text:p>
            <text:p>      "nom":"Lingette",</text:p>
            <text:p>      "nom_en":"Wipe",</text:p>
            <text:p>      "cat_usuel":"cu_divers",</text:p>
            <text:p>      "cat_trait":"cat_omr",</text:p>
            <text:p>      "descr":"lingette",</text:p>
            <text:p>      "descr_en":"wipe",</text:p>
            <text:p>      "mots_cles":"lingette,",</text:p>
            <text:p>      "mots_cles_en":"wipe,",</text:p>
            <text:p>      "image":"ling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liquideRefroidissement</text:p>
          </table:table-cell>
          <table:table-cell table:style-name="ce290" office:value-type="string" calcext:value-type="string">
            <text:p>Liquide refroidissement</text:p>
          </table:table-cell>
          <table:table-cell table:style-name="ce290" office:value-type="string" calcext:value-type="string">
            <text:p>Liquid cooling</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liquide de refroidissement</text:p>
          </table:table-cell>
          <table:table-cell table:style-name="ce290" office:value-type="string" calcext:value-type="string">
            <text:p>cooling liquid</text:p>
          </table:table-cell>
          <table:table-cell table:style-name="ce290" table:number-columns-repeated="2"/>
          <table:table-cell table:style-name="ce319"/>
          <table:table-cell table:style-name="ce116" office:value-type="string" calcext:value-type="string">
            <text:p>images_non_libres_temp/liquide_refroidissemen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102];&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G102]);&quot;,&quot;;[.I102])" office:value-type="string" office:string-value="liquide,refroidissement," calcext:value-type="string">
            <text:p>liquide,refroidissement,</text:p>
          </table:table-cell>
          <table:table-cell table:formula="of:=CONCATENATE(UTILTRANSFORMEENMOTSCLES([.H102]);&quot;,&quot;;[.J102])" office:value-type="string" office:string-value="cooling,liquid," calcext:value-type="string">
            <text:p>cooling,liquid,</text:p>
          </table:table-cell>
          <table:table-cell table:number-columns-repeated="2"/>
          <table:table-cell table:style-name="ce53" table:formula="of:=JSONDECHETS([.A102];[.B102];[.C102];[.D102];[.E102];[.F102];[.T102];[.U102];[.G102];[.H102];[.K102];[.L102];[.M102];[.N102];[.P102])" office:value-type="string" office:string-value="   {&quot;code&quot;:&quot;dec_liquideRefroidissement&quot;,&#10;      &quot;type&quot;:&quot;Ressource / objet usagé&quot;,&#10;      &quot;type_en&quot;:&quot;Resource / Used object&quot;,&#10;      &quot;nom&quot;:&quot;Liquide refroidissement&quot;,&#10;      &quot;nom_en&quot;:&quot;Liquid cooling&quot;,&#10;      &quot;cat_usuel&quot;:&quot;cu_toxique&quot;,&#10;      &quot;cat_trait&quot;:&quot;cat_ddm&quot;,&#10;      &quot;descr&quot;:&quot;liquide de refroidissement&quot;,&#10;      &quot;descr_en&quot;:&quot;cooling liquid&quot;,&#10;      &quot;mots_cles&quot;:&quot;liquide,refroidissement,&quot;,&#10;      &quot;mots_cles_en&quot;:&quot;cooling,liquid,&quot;,&#10;      &quot;cons&quot;:&quot;cons_toxique&quot;,&#10;      &quot;image&quot;:&quot;images_non_libres_temp/liquide_refroidissement_mini.png&quot;,&#10;      &quot;modco&quot;:&quot;modco_decheterie,modco_ecopoint&quot;,&#10;      &quot;recyc&quot;:&quot;PAS_POUBELLE&quot;,&#10;      &quot;src&quot;:&quot;MieuxTrierANantes 02/2015&quot;&#10;   }," calcext:value-type="string">
            <text:p>   {"code":"dec_liquideRefroidissement",</text:p>
            <text:p>      "type":"Ressource / objet usagé",</text:p>
            <text:p>      "type_en":"Resource / Used object",</text:p>
            <text:p>      "nom":"Liquide refroidissement",</text:p>
            <text:p>      "nom_en":"Liquid cooling",</text:p>
            <text:p>      "cat_usuel":"cu_toxique",</text:p>
            <text:p>      "cat_trait":"cat_ddm",</text:p>
            <text:p>      "descr":"liquide de refroidissement",</text:p>
            <text:p>      "descr_en":"cooling liquid",</text:p>
            <text:p>      "mots_cles":"liquide,refroidissement,",</text:p>
            <text:p>      "mots_cles_en":"cooling,liquid,",</text:p>
            <text:p>      "cons":"cons_toxique",</text:p>
            <text:p>      "image":"images_non_libres_temp/liquide_refroidiss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litierePourAnimaux</text:p>
          </table:table-cell>
          <table:table-cell table:style-name="ce290" office:value-type="string" calcext:value-type="string">
            <text:p>Litière pour animaux</text:p>
          </table:table-cell>
          <table:table-cell table:style-name="ce290" office:value-type="string" calcext:value-type="string">
            <text:p>Animal bedding</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litière pour animaux</text:p>
          </table:table-cell>
          <table:table-cell table:style-name="ce290" office:value-type="string" calcext:value-type="string">
            <text:p>animal litter</text:p>
          </table:table-cell>
          <table:table-cell table:style-name="ce290" table:number-columns-repeated="2"/>
          <table:table-cell table:style-name="ce319"/>
          <table:table-cell table:style-name="ce116" office:value-type="string" calcext:value-type="string">
            <text:p>images_non_libres_temp/litier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03];&quot;_petit&quot;;&quot;&quot;)" office:value-type="string" office:string-value="images_non_libres_temp/litiere_mini.png" calcext:value-type="string">
            <text:p>images_non_libres_temp/litiere_mini.png</text:p>
          </table:table-cell>
          <table:table-cell table:formula="of:=CONCATENATE(UTILTRANSFORMEENMOTSCLES([.G103]);&quot;,&quot;;[.I103])" office:value-type="string" office:string-value="litiere,animaux," calcext:value-type="string">
            <text:p>litiere,animaux,</text:p>
          </table:table-cell>
          <table:table-cell table:formula="of:=CONCATENATE(UTILTRANSFORMEENMOTSCLES([.H103]);&quot;,&quot;;[.J103])" office:value-type="string" office:string-value="animal,litter," calcext:value-type="string">
            <text:p>animal,litter,</text:p>
          </table:table-cell>
          <table:table-cell table:number-columns-repeated="2"/>
          <table:table-cell table:style-name="ce53" table:formula="of:=JSONDECHETS([.A103];[.B103];[.C103];[.D103];[.E103];[.F103];[.T103];[.U103];[.G103];[.H103];[.K103];[.L103];[.M103];[.N103];[.P103])" office:value-type="string" office:string-value="   {&quot;code&quot;:&quot;dec_litierePourAnimaux&quot;,&#10;      &quot;type&quot;:&quot;Ressource / objet usagé&quot;,&#10;      &quot;type_en&quot;:&quot;Resource / Used object&quot;,&#10;      &quot;nom&quot;:&quot;Litière pour animaux&quot;,&#10;      &quot;nom_en&quot;:&quot;Animal bedding&quot;,&#10;      &quot;cat_usuel&quot;:&quot;cu_divers&quot;,&#10;      &quot;cat_trait&quot;:&quot;cat_omr&quot;,&#10;      &quot;descr&quot;:&quot;litière pour animaux&quot;,&#10;      &quot;descr_en&quot;:&quot;animal litter&quot;,&#10;      &quot;mots_cles&quot;:&quot;litiere,animaux,&quot;,&#10;      &quot;mots_cles_en&quot;:&quot;animal,litter,&quot;,&#10;      &quot;image&quot;:&quot;images_non_libres_temp/litiere_mini.png&quot;,&#10;      &quot;modco&quot;:&quot;modco_bacbleuhorsnantes,modco_bacbleunantes,modco_sacbleu&quot;,&#10;      &quot;recyc&quot;:&quot;NON&quot;,&#10;      &quot;src&quot;:&quot;MieuxTrierANantes 02/2015&quot;&#10;   }," calcext:value-type="string">
            <text:p>   {"code":"dec_litierePourAnimaux",</text:p>
            <text:p>      "type":"Ressource / objet usagé",</text:p>
            <text:p>      "type_en":"Resource / Used object",</text:p>
            <text:p>      "nom":"Litière pour animaux",</text:p>
            <text:p>      "nom_en":"Animal bedding",</text:p>
            <text:p>      "cat_usuel":"cu_divers",</text:p>
            <text:p>      "cat_trait":"cat_omr",</text:p>
            <text:p>      "descr":"litière pour animaux",</text:p>
            <text:p>      "descr_en":"animal litter",</text:p>
            <text:p>      "mots_cles":"litiere,animaux,",</text:p>
            <text:p>      "mots_cles_en":"animal,litter,",</text:p>
            <text:p>      "image":"images_non_libres_temp/litie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livre</text:p>
          </table:table-cell>
          <table:table-cell table:style-name="ce290" office:value-type="string" calcext:value-type="string">
            <text:p>Livre</text:p>
          </table:table-cell>
          <table:table-cell table:style-name="ce290" office:value-type="string" calcext:value-type="string">
            <text:p>Book</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livre, bd, bande dessinée</text:p>
          </table:table-cell>
          <table:table-cell table:style-name="ce290" office:value-type="string" calcext:value-type="string">
            <text:p>book, comics, comic</text:p>
          </table:table-cell>
          <table:table-cell table:style-name="ce290" table:number-columns-repeated="2"/>
          <table:table-cell table:style-name="ce319"/>
          <table:table-cell table:style-name="ce116" office:value-type="string" calcext:value-type="string">
            <text:p>liv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04];&quot;_petit&quot;;&quot;&quot;)" office:value-type="string" office:string-value="livre_mini.png" calcext:value-type="string">
            <text:p>livre_mini.png</text:p>
          </table:table-cell>
          <table:table-cell table:formula="of:=CONCATENATE(UTILTRANSFORMEENMOTSCLES([.G104]);&quot;,&quot;;[.I104])" office:value-type="string" office:string-value="livre,bd,bande,dessinee," calcext:value-type="string">
            <text:p>livre,bd,bande,dessinee,</text:p>
          </table:table-cell>
          <table:table-cell table:formula="of:=CONCATENATE(UTILTRANSFORMEENMOTSCLES([.H104]);&quot;,&quot;;[.J104])" office:value-type="string" office:string-value="book,comics,comic," calcext:value-type="string">
            <text:p>book,comics,comic,</text:p>
          </table:table-cell>
          <table:table-cell table:number-columns-repeated="2"/>
          <table:table-cell table:style-name="ce53" table:formula="of:=JSONDECHETS([.A104];[.B104];[.C104];[.D104];[.E104];[.F104];[.T104];[.U104];[.G104];[.H104];[.K104];[.L104];[.M104];[.N104];[.P104])" office:value-type="string" office:string-value="   {&quot;code&quot;:&quot;dec_livre&quot;,&#10;      &quot;type&quot;:&quot;Ressource / objet usagé&quot;,&#10;      &quot;type_en&quot;:&quot;Resource / Used object&quot;,&#10;      &quot;nom&quot;:&quot;Livre&quot;,&#10;      &quot;nom_en&quot;:&quot;Book&quot;,&#10;      &quot;cat_usuel&quot;:&quot;cu_papierscartons&quot;,&#10;      &quot;cat_trait&quot;:&quot;cat_papiercarton&quot;,&#10;      &quot;descr&quot;:&quot;livre, bd, bande dessinée&quot;,&#10;      &quot;descr_en&quot;:&quot;book, comics, comic&quot;,&#10;      &quot;mots_cles&quot;:&quot;livre,bd,bande,dessinee,&quot;,&#10;      &quot;mots_cles_en&quot;:&quot;book,comics,comic,&quot;,&#10;      &quot;image&quot;:&quot;livre_mini.png&quot;,&#10;      &quot;modco&quot;:&quot;modco_contpapiercarton,modco_bacjaunehorsnantes,modco_sacjaune,modco_contembjournmag&quot;,&#10;      &quot;recyc&quot;:&quot;OUI&quot;,&#10;      &quot;src&quot;:&quot;MieuxTrierANantes 02/2015&quot;&#10;   }," calcext:value-type="string">
            <text:p>   {"code":"dec_livre",</text:p>
            <text:p>      "type":"Ressource / objet usagé",</text:p>
            <text:p>      "type_en":"Resource / Used object",</text:p>
            <text:p>      "nom":"Livre",</text:p>
            <text:p>      "nom_en":"Book",</text:p>
            <text:p>      "cat_usuel":"cu_papierscartons",</text:p>
            <text:p>      "cat_trait":"cat_papiercarton",</text:p>
            <text:p>      "descr":"livre, bd, bande dessinée",</text:p>
            <text:p>      "descr_en":"book, comics, comic",</text:p>
            <text:p>      "mots_cles":"livre,bd,bande,dessinee,",</text:p>
            <text:p>      "mots_cles_en":"book,comics,comic,",</text:p>
            <text:p>      "image":"livr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lunette</text:p>
          </table:table-cell>
          <table:table-cell table:style-name="ce290" office:value-type="string" calcext:value-type="string">
            <text:p>Lunette</text:p>
          </table:table-cell>
          <table:table-cell table:style-name="ce290" office:value-type="string" calcext:value-type="string">
            <text:p>Glasses</text:p>
          </table:table-cell>
          <table:table-cell table:style-name="ce290" office:value-type="string" calcext:value-type="string">
            <text:p>cu_divers</text:p>
          </table:table-cell>
          <table:table-cell table:style-name="ce18" office:value-type="string" calcext:value-type="string">
            <text:p>cat_lunette</text:p>
          </table:table-cell>
          <table:table-cell table:style-name="ce290"/>
          <table:table-cell table:style-name="ce290" office:value-type="string" calcext:value-type="string">
            <text:p>lunette</text:p>
          </table:table-cell>
          <table:table-cell table:style-name="ce290" office:value-type="string" calcext:value-type="string">
            <text:p>glasses</text:p>
          </table:table-cell>
          <table:table-cell table:style-name="ce290" table:number-columns-repeated="2"/>
          <table:table-cell table:style-name="ce319"/>
          <table:table-cell table:style-name="ce116" office:value-type="string" calcext:value-type="string">
            <text:p>lunett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05];&quot;_petit&quot;;&quot;&quot;)" office:value-type="string" office:string-value="lunette_mini.png" calcext:value-type="string">
            <text:p>lunette_mini.png</text:p>
          </table:table-cell>
          <table:table-cell table:formula="of:=CONCATENATE(UTILTRANSFORMEENMOTSCLES([.G105]);&quot;,&quot;;[.I105])" office:value-type="string" office:string-value="lunette," calcext:value-type="string">
            <text:p>lunette,</text:p>
          </table:table-cell>
          <table:table-cell table:formula="of:=CONCATENATE(UTILTRANSFORMEENMOTSCLES([.H105]);&quot;,&quot;;[.J105])" office:value-type="string" office:string-value="glasses," calcext:value-type="string">
            <text:p>glasses,</text:p>
          </table:table-cell>
          <table:table-cell table:number-columns-repeated="2"/>
          <table:table-cell table:style-name="ce53" table:formula="of:=JSONDECHETS([.A105];[.B105];[.C105];[.D105];[.E105];[.F105];[.T105];[.U105];[.G105];[.H105];[.K105];[.L105];[.M105];[.N105];[.P105])" office:value-type="string" office:string-value="   {&quot;code&quot;:&quot;dec_lunette&quot;,&#10;      &quot;type&quot;:&quot;Ressource / objet usagé&quot;,&#10;      &quot;type_en&quot;:&quot;Resource / Used object&quot;,&#10;      &quot;nom&quot;:&quot;Lunette&quot;,&#10;      &quot;nom_en&quot;:&quot;Glasses&quot;,&#10;      &quot;cat_usuel&quot;:&quot;cu_divers&quot;,&#10;      &quot;cat_trait&quot;:&quot;cat_lunette&quot;,&#10;      &quot;descr&quot;:&quot;lunette&quot;,&#10;      &quot;descr_en&quot;:&quot;glasses&quot;,&#10;      &quot;mots_cles&quot;:&quot;lunette,&quot;,&#10;      &quot;mots_cles_en&quot;:&quot;glasses,&quot;,&#10;      &quot;image&quot;:&quot;lunette_mini.png&quot;,&#10;      &quot;modco&quot;:&quot;modco_bacbleunantes,modco_sacbleu,smco_vendeurlunette&quot;,&#10;      &quot;recyc&quot;:&quot;PAS_POUBELLE&quot;,&#10;      &quot;src&quot;:&quot;MieuxTrierANantes 02/2015&quot;&#10;   }," calcext:value-type="string">
            <text:p>   {"code":"dec_lunette",</text:p>
            <text:p>      "type":"Ressource / objet usagé",</text:p>
            <text:p>      "type_en":"Resource / Used object",</text:p>
            <text:p>      "nom":"Lunette",</text:p>
            <text:p>      "nom_en":"Glasses",</text:p>
            <text:p>      "cat_usuel":"cu_divers",</text:p>
            <text:p>      "cat_trait":"cat_lunette",</text:p>
            <text:p>      "descr":"lunette",</text:p>
            <text:p>      "descr_en":"glasses",</text:p>
            <text:p>      "mots_cles":"lunette,",</text:p>
            <text:p>      "mots_cles_en":"glasses,",</text:p>
            <text:p>      "image":"lunette_mini.png",</text:p>
            <text:p>      "modco":"modco_bacbleunantes,modco_sacbleu,smco_vendeurlunet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magazine</text:p>
          </table:table-cell>
          <table:table-cell table:number-columns-repeated="2" table:style-name="ce290" office:value-type="string" calcext:value-type="string">
            <text:p>Magazine</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magazine, revue</text:p>
          </table:table-cell>
          <table:table-cell table:style-name="ce290" office:value-type="string" calcext:value-type="string">
            <text:p>magazine, journal</text:p>
          </table:table-cell>
          <table:table-cell table:style-name="ce290" table:number-columns-repeated="2"/>
          <table:table-cell table:style-name="ce319"/>
          <table:table-cell table:style-name="ce116" office:value-type="string" calcext:value-type="string">
            <text:p>magazines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06];&quot;_petit&quot;;&quot;&quot;)" office:value-type="string" office:string-value="magazines_mini.png" calcext:value-type="string">
            <text:p>magazines_mini.png</text:p>
          </table:table-cell>
          <table:table-cell table:formula="of:=CONCATENATE(UTILTRANSFORMEENMOTSCLES([.G106]);&quot;,&quot;;[.I106])" office:value-type="string" office:string-value="magazine,revue," calcext:value-type="string">
            <text:p>magazine,revue,</text:p>
          </table:table-cell>
          <table:table-cell table:formula="of:=CONCATENATE(UTILTRANSFORMEENMOTSCLES([.H106]);&quot;,&quot;;[.J106])" office:value-type="string" office:string-value="magazine,journal," calcext:value-type="string">
            <text:p>magazine,journal,</text:p>
          </table:table-cell>
          <table:table-cell table:number-columns-repeated="2"/>
          <table:table-cell table:style-name="ce53" table:formula="of:=JSONDECHETS([.A106];[.B106];[.C106];[.D106];[.E106];[.F106];[.T106];[.U106];[.G106];[.H106];[.K106];[.L106];[.M106];[.N106];[.P106])" office:value-type="string" office:string-value="   {&quot;code&quot;:&quot;dec_magazine&quot;,&#10;      &quot;type&quot;:&quot;Ressource / objet usagé&quot;,&#10;      &quot;type_en&quot;:&quot;Resource / Used object&quot;,&#10;      &quot;nom&quot;:&quot;Magazine&quot;,&#10;      &quot;nom_en&quot;:&quot;Magazine&quot;,&#10;      &quot;cat_usuel&quot;:&quot;cu_papierscartons&quot;,&#10;      &quot;cat_trait&quot;:&quot;cat_papiercarton&quot;,&#10;      &quot;descr&quot;:&quot;magazine, revue&quot;,&#10;      &quot;descr_en&quot;:&quot;magazine, journal&quot;,&#10;      &quot;mots_cles&quot;:&quot;magazine,revue,&quot;,&#10;      &quot;mots_cles_en&quot;:&quot;magazine,journal,&quot;,&#10;      &quot;image&quot;:&quot;magazines_mini.png&quot;,&#10;      &quot;modco&quot;:&quot;modco_contpapiercarton,modco_bacjaunehorsnantes,modco_sacjaune,modco_contembjournmag&quot;,&#10;      &quot;recyc&quot;:&quot;OUI&quot;,&#10;      &quot;src&quot;:&quot;MieuxTrierANantes 02/2015&quot;&#10;   }," calcext:value-type="string">
            <text:p>   {"code":"dec_magazine",</text:p>
            <text:p>      "type":"Ressource / objet usagé",</text:p>
            <text:p>      "type_en":"Resource / Used object",</text:p>
            <text:p>      "nom":"Magazine",</text:p>
            <text:p>      "nom_en":"Magazine",</text:p>
            <text:p>      "cat_usuel":"cu_papierscartons",</text:p>
            <text:p>      "cat_trait":"cat_papiercarton",</text:p>
            <text:p>      "descr":"magazine, revue",</text:p>
            <text:p>      "descr_en":"magazine, journal",</text:p>
            <text:p>      "mots_cles":"magazine,revue,",</text:p>
            <text:p>      "mots_cles_en":"magazine,journal,",</text:p>
            <text:p>      "image":"magazine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masticCarrosserie</text:p>
          </table:table-cell>
          <table:table-cell table:style-name="ce290" office:value-type="string" calcext:value-type="string">
            <text:p>Mastic carrosserie</text:p>
          </table:table-cell>
          <table:table-cell table:style-name="ce290" office:value-type="string" calcext:value-type="string">
            <text:p>Mastic Body</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mastic de carrosserie</text:p>
          </table:table-cell>
          <table:table-cell table:style-name="ce290" office:value-type="string" calcext:value-type="string">
            <text:p>body filler</text:p>
          </table:table-cell>
          <table:table-cell table:style-name="ce290" table:number-columns-repeated="2"/>
          <table:table-cell table:style-name="ce319"/>
          <table:table-cell table:style-name="ce116" office:value-type="string" calcext:value-type="string">
            <text:p>images_non_libres_temp/mastic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107];&quot;_petit&quot;;&quot;&quot;)" office:value-type="string" office:string-value="images_non_libres_temp/mastic_mini.png" calcext:value-type="string">
            <text:p>images_non_libres_temp/mastic_mini.png</text:p>
          </table:table-cell>
          <table:table-cell table:formula="of:=CONCATENATE(UTILTRANSFORMEENMOTSCLES([.G107]);&quot;,&quot;;[.I107])" office:value-type="string" office:string-value="mastic,carrosserie," calcext:value-type="string">
            <text:p>mastic,carrosserie,</text:p>
          </table:table-cell>
          <table:table-cell table:formula="of:=CONCATENATE(UTILTRANSFORMEENMOTSCLES([.H107]);&quot;,&quot;;[.J107])" office:value-type="string" office:string-value="body,filler," calcext:value-type="string">
            <text:p>body,filler,</text:p>
          </table:table-cell>
          <table:table-cell table:number-columns-repeated="2"/>
          <table:table-cell table:style-name="ce53" table:formula="of:=JSONDECHETS([.A107];[.B107];[.C107];[.D107];[.E107];[.F107];[.T107];[.U107];[.G107];[.H107];[.K107];[.L107];[.M107];[.N107];[.P107])" office:value-type="string" office:string-value="   {&quot;code&quot;:&quot;dec_masticCarrosserie&quot;,&#10;      &quot;type&quot;:&quot;Ressource / objet usagé&quot;,&#10;      &quot;type_en&quot;:&quot;Resource / Used object&quot;,&#10;      &quot;nom&quot;:&quot;Mastic carrosserie&quot;,&#10;      &quot;nom_en&quot;:&quot;Mastic Body&quot;,&#10;      &quot;cat_usuel&quot;:&quot;cu_toxique&quot;,&#10;      &quot;cat_trait&quot;:&quot;cat_ddm&quot;,&#10;      &quot;descr&quot;:&quot;mastic de carrosserie&quot;,&#10;      &quot;descr_en&quot;:&quot;body filler&quot;,&#10;      &quot;mots_cles&quot;:&quot;mastic,carrosserie,&quot;,&#10;      &quot;mots_cles_en&quot;:&quot;body,filler,&quot;,&#10;      &quot;cons&quot;:&quot;cons_toxique&quot;,&#10;      &quot;image&quot;:&quot;images_non_libres_temp/mastic_mini.png&quot;,&#10;      &quot;modco&quot;:&quot;modco_decheterie,modco_ecopoint&quot;,&#10;      &quot;recyc&quot;:&quot;PAS_POUBELLE&quot;,&#10;      &quot;src&quot;:&quot;MieuxTrierANantes 02/2015&quot;&#10;   }," calcext:value-type="string">
            <text:p>   {"code":"dec_masticCarrosserie",</text:p>
            <text:p>      "type":"Ressource / objet usagé",</text:p>
            <text:p>      "type_en":"Resource / Used object",</text:p>
            <text:p>      "nom":"Mastic carrosserie",</text:p>
            <text:p>      "nom_en":"Mastic Body",</text:p>
            <text:p>      "cat_usuel":"cu_toxique",</text:p>
            <text:p>      "cat_trait":"cat_ddm",</text:p>
            <text:p>      "descr":"mastic de carrosserie",</text:p>
            <text:p>      "descr_en":"body filler",</text:p>
            <text:p>      "mots_cles":"mastic,carrosserie,",</text:p>
            <text:p>      "mots_cles_en":"body,filler,",</text:p>
            <text:p>      "cons":"cons_toxique",</text:p>
            <text:p>      "image":"images_non_libres_temp/mastic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matelas</text:p>
          </table:table-cell>
          <table:table-cell table:style-name="ce290" office:value-type="string" calcext:value-type="string">
            <text:p>Matelas</text:p>
          </table:table-cell>
          <table:table-cell table:style-name="ce290" office:value-type="string" calcext:value-type="string">
            <text:p>Mattress</text:p>
          </table:table-cell>
          <table:table-cell table:style-name="ce290" office:value-type="string" calcext:value-type="string">
            <text:p>cu_vetementtissu</text:p>
          </table:table-cell>
          <table:table-cell table:style-name="ce290" office:value-type="string" calcext:value-type="string">
            <text:p>cat_meuble</text:p>
          </table:table-cell>
          <table:table-cell table:style-name="ce290"/>
          <table:table-cell table:style-name="ce290" office:value-type="string" calcext:value-type="string">
            <text:p>matelas</text:p>
          </table:table-cell>
          <table:table-cell table:style-name="ce290" office:value-type="string" calcext:value-type="string">
            <text:p>mattress</text:p>
          </table:table-cell>
          <table:table-cell table:style-name="ce290" table:number-columns-repeated="2"/>
          <table:table-cell table:style-name="ce319"/>
          <table:table-cell table:style-name="ce116" office:value-type="string" calcext:value-type="string">
            <text:p>matelas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08];&quot;_petit&quot;;&quot;&quot;)" office:value-type="string" office:string-value="matelas_mini.png" calcext:value-type="string">
            <text:p>matelas_mini.png</text:p>
          </table:table-cell>
          <table:table-cell table:formula="of:=CONCATENATE(UTILTRANSFORMEENMOTSCLES([.G108]);&quot;,&quot;;[.I108])" office:value-type="string" office:string-value="matelas," calcext:value-type="string">
            <text:p>matelas,</text:p>
          </table:table-cell>
          <table:table-cell table:formula="of:=CONCATENATE(UTILTRANSFORMEENMOTSCLES([.H108]);&quot;,&quot;;[.J108])" office:value-type="string" office:string-value="mattress," calcext:value-type="string">
            <text:p>mattress,</text:p>
          </table:table-cell>
          <table:table-cell table:number-columns-repeated="2"/>
          <table:table-cell table:style-name="ce53" table:formula="of:=JSONDECHETS([.A108];[.B108];[.C108];[.D108];[.E108];[.F108];[.T108];[.U108];[.G108];[.H108];[.K108];[.L108];[.M108];[.N108];[.P108])" office:value-type="string" office:string-value="   {&quot;code&quot;:&quot;dec_matelas&quot;,&#10;      &quot;type&quot;:&quot;Ressource / objet usagé&quot;,&#10;      &quot;type_en&quot;:&quot;Resource / Used object&quot;,&#10;      &quot;nom&quot;:&quot;Matelas&quot;,&#10;      &quot;nom_en&quot;:&quot;Mattress&quot;,&#10;      &quot;cat_usuel&quot;:&quot;cu_vetementtissu&quot;,&#10;      &quot;cat_trait&quot;:&quot;cat_meuble&quot;,&#10;      &quot;descr&quot;:&quot;matelas&quot;,&#10;      &quot;descr_en&quot;:&quot;mattress&quot;,&#10;      &quot;mots_cles&quot;:&quot;matelas,&quot;,&#10;      &quot;mots_cles_en&quot;:&quot;mattress,&quot;,&#10;      &quot;cons&quot;:&quot;cons_recuppdv1,cons_ecoparticipation&quot;,&#10;      &quot;image&quot;:&quot;matelas_mini.png&quot;,&#10;      &quot;modco&quot;:&quot;modco_encombrant,modco_decheterie,smco_reprise&quot;,&#10;      &quot;recyc&quot;:&quot;PAS_POUBELLE&quot;,&#10;      &quot;src&quot;:&quot;MieuxTrierANantes 02/2015&quot;&#10;   }," calcext:value-type="string">
            <text:p>   {"code":"dec_matelas",</text:p>
            <text:p>      "type":"Ressource / objet usagé",</text:p>
            <text:p>      "type_en":"Resource / Used object",</text:p>
            <text:p>      "nom":"Matelas",</text:p>
            <text:p>      "nom_en":"Mattress",</text:p>
            <text:p>      "cat_usuel":"cu_vetementtissu",</text:p>
            <text:p>      "cat_trait":"cat_meuble",</text:p>
            <text:p>      "descr":"matelas",</text:p>
            <text:p>      "descr_en":"mattress",</text:p>
            <text:p>      "mots_cles":"matelas,",</text:p>
            <text:p>      "mots_cles_en":"mattress,",</text:p>
            <text:p>      "cons":"cons_recuppdv1,cons_ecoparticipation",</text:p>
            <text:p>      "image":"matelas_mini.png",</text:p>
            <text:p>      "modco":"modco_encombrant,modco_decheterie,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medicaments</text:p>
          </table:table-cell>
          <table:table-cell table:style-name="ce290" office:value-type="string" calcext:value-type="string">
            <text:p>Médicament</text:p>
          </table:table-cell>
          <table:table-cell table:style-name="ce290" office:value-type="string" calcext:value-type="string">
            <text:p>Drug</text:p>
          </table:table-cell>
          <table:table-cell table:style-name="ce290" office:value-type="string" calcext:value-type="string">
            <text:p>cu_toxique</text:p>
          </table:table-cell>
          <table:table-cell table:style-name="ce290" office:value-type="string" calcext:value-type="string">
            <text:p>cat_medicament</text:p>
          </table:table-cell>
          <table:table-cell/>
          <table:table-cell table:style-name="ce290" office:value-type="string" calcext:value-type="string">
            <text:p>médicament</text:p>
          </table:table-cell>
          <table:table-cell table:style-name="ce290" office:value-type="string" calcext:value-type="string">
            <text:p>drug</text:p>
          </table:table-cell>
          <table:table-cell table:style-name="ce290" table:number-columns-repeated="2"/>
          <table:table-cell table:style-name="ce17" office:value-type="string" calcext:value-type="string">
            <text:p>cons_recupmedicament,cons_medicamentembal</text:p>
          </table:table-cell>
          <table:table-cell table:style-name="ce116" office:value-type="string" calcext:value-type="string">
            <text:p>medicament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medicament</text:p>
          </table:table-cell>
          <table:table-cell/>
          <table:table-cell table:formula="of:=SUBSTITUTE([.L109];&quot;_petit&quot;;&quot;&quot;)" office:value-type="string" office:string-value="medicaments_mini.png" calcext:value-type="string">
            <text:p>medicaments_mini.png</text:p>
          </table:table-cell>
          <table:table-cell table:formula="of:=CONCATENATE(UTILTRANSFORMEENMOTSCLES([.G109]);&quot;,&quot;;[.I109])" office:value-type="string" office:string-value="medicament," calcext:value-type="string">
            <text:p>medicament,</text:p>
          </table:table-cell>
          <table:table-cell table:formula="of:=CONCATENATE(UTILTRANSFORMEENMOTSCLES([.H109]);&quot;,&quot;;[.J109])" office:value-type="string" office:string-value="drug," calcext:value-type="string">
            <text:p>drug,</text:p>
          </table:table-cell>
          <table:table-cell table:number-columns-repeated="2"/>
          <table:table-cell table:style-name="ce53" table:formula="of:=JSONDECHETS([.A109];[.B109];[.C109];[.D109];[.E109];[.F109];[.T109];[.U109];[.G109];[.H109];[.K109];[.L109];[.M109];[.N109];[.P109])" office:value-type="string" office:string-value="   {&quot;code&quot;:&quot;dec_medicaments&quot;,&#10;      &quot;type&quot;:&quot;Ressource / objet usagé&quot;,&#10;      &quot;type_en&quot;:&quot;Resource / Used object&quot;,&#10;      &quot;nom&quot;:&quot;Médicament&quot;,&#10;      &quot;nom_en&quot;:&quot;Drug&quot;,&#10;      &quot;cat_usuel&quot;:&quot;cu_toxique&quot;,&#10;      &quot;cat_trait&quot;:&quot;cat_medicament&quot;,&#10;      &quot;descr&quot;:&quot;médicament&quot;,&#10;      &quot;descr_en&quot;:&quot;drug&quot;,&#10;      &quot;mots_cles&quot;:&quot;medicament,&quot;,&#10;      &quot;mots_cles_en&quot;:&quot;drug,&quot;,&#10;      &quot;cons&quot;:&quot;cons_recupmedicament,cons_medicamentembal,&quot;,&#10;      &quot;image&quot;:&quot;medicaments_mini.png&quot;,&#10;      &quot;modco&quot;:&quot;smco_pharmacie,modco_decheterie,modco_ecopoint&quot;,&#10;      &quot;recyc&quot;:&quot;PAS_POUBELLE&quot;,&#10;      &quot;src&quot;:&quot;MieuxTrierANantes 02/2015&quot;&#10;   }," calcext:value-type="string">
            <text:p>   {"code":"dec_medicaments",</text:p>
            <text:p>      "type":"Ressource / objet usagé",</text:p>
            <text:p>      "type_en":"Resource / Used object",</text:p>
            <text:p>      "nom":"Médicament",</text:p>
            <text:p>      "nom_en":"Drug",</text:p>
            <text:p>      "cat_usuel":"cu_toxique",</text:p>
            <text:p>      "cat_trait":"cat_medicament",</text:p>
            <text:p>      "descr":"médicament",</text:p>
            <text:p>      "descr_en":"drug",</text:p>
            <text:p>      "mots_cles":"medicament,",</text:p>
            <text:p>      "mots_cles_en":"drug,",</text:p>
            <text:p>      "cons":"cons_recupmedicament,cons_medicamentembal,",</text:p>
            <text:p>      "image":"medicaments_mini.png",</text:p>
            <text:p>      "modco":"smco_pharmaci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meuble</text:p>
          </table:table-cell>
          <table:table-cell table:style-name="ce290" office:value-type="string" calcext:value-type="string">
            <text:p>Meuble</text:p>
          </table:table-cell>
          <table:table-cell table:style-name="ce290" office:value-type="string" calcext:value-type="string">
            <text:p>Furniture</text:p>
          </table:table-cell>
          <table:table-cell table:style-name="ce290" office:value-type="string" calcext:value-type="string">
            <text:p>cu_divers</text:p>
          </table:table-cell>
          <table:table-cell table:style-name="ce290" office:value-type="string" calcext:value-type="string">
            <text:p>cat_meuble</text:p>
          </table:table-cell>
          <table:table-cell table:style-name="ce290"/>
          <table:table-cell table:style-name="ce290" office:value-type="string" calcext:value-type="string">
            <text:p>meuble,canapé,fauteuil,armoire</text:p>
          </table:table-cell>
          <table:table-cell table:style-name="ce290" office:value-type="string" calcext:value-type="string">
            <text:p>furniture</text:p>
          </table:table-cell>
          <table:table-cell table:style-name="ce290" table:number-columns-repeated="2"/>
          <table:table-cell table:style-name="ce15"/>
          <table:table-cell table:style-name="ce116" office:value-type="string" calcext:value-type="string">
            <text:p>canap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10];&quot;_petit&quot;;&quot;&quot;)" office:value-type="string" office:string-value="canape_mini.png" calcext:value-type="string">
            <text:p>canape_mini.png</text:p>
          </table:table-cell>
          <table:table-cell table:formula="of:=CONCATENATE(UTILTRANSFORMEENMOTSCLES([.G110]);&quot;,&quot;;[.I110])" office:value-type="string" office:string-value="meuble,canape,fauteuil,armoire," calcext:value-type="string">
            <text:p>meuble,canape,fauteuil,armoire,</text:p>
          </table:table-cell>
          <table:table-cell table:formula="of:=CONCATENATE(UTILTRANSFORMEENMOTSCLES([.H110]);&quot;,&quot;;[.J110])" office:value-type="string" office:string-value="furniture," calcext:value-type="string">
            <text:p>furniture,</text:p>
          </table:table-cell>
          <table:table-cell table:number-columns-repeated="2"/>
          <table:table-cell table:style-name="ce53" table:formula="of:=JSONDECHETS([.A110];[.B110];[.C110];[.D110];[.E110];[.F110];[.T110];[.U110];[.G110];[.H110];[.K110];[.L110];[.M110];[.N110];[.P110])" office:value-type="string" office:string-value="   {&quot;code&quot;:&quot;dec_meuble&quot;,&#10;      &quot;type&quot;:&quot;Ressource / objet usagé&quot;,&#10;      &quot;type_en&quot;:&quot;Resource / Used object&quot;,&#10;      &quot;nom&quot;:&quot;Meuble&quot;,&#10;      &quot;nom_en&quot;:&quot;Furniture&quot;,&#10;      &quot;cat_usuel&quot;:&quot;cu_divers&quot;,&#10;      &quot;cat_trait&quot;:&quot;cat_meuble&quot;,&#10;      &quot;descr&quot;:&quot;meuble,canapé,fauteuil,armoire&quot;,&#10;      &quot;descr_en&quot;:&quot;furniture&quot;,&#10;      &quot;mots_cles&quot;:&quot;meuble,canape,fauteuil,armoire,&quot;,&#10;      &quot;mots_cles_en&quot;:&quot;furniture,&quot;,&#10;      &quot;cons&quot;:&quot;cons_recuppdv1,cons_ecoparticipation&quot;,&#10;      &quot;image&quot;:&quot;canape_mini.png&quot;,&#10;      &quot;modco&quot;:&quot;modco_encombrant,modco_decheterie,smco_reprise&quot;,&#10;      &quot;recyc&quot;:&quot;PAS_POUBELLE&quot;,&#10;      &quot;src&quot;:&quot;MieuxTrierANantes 02/2015&quot;&#10;   }," calcext:value-type="string">
            <text:p>   {"code":"dec_meuble",</text:p>
            <text:p>      "type":"Ressource / objet usagé",</text:p>
            <text:p>      "type_en":"Resource / Used object",</text:p>
            <text:p>      "nom":"Meuble",</text:p>
            <text:p>      "nom_en":"Furniture",</text:p>
            <text:p>      "cat_usuel":"cu_divers",</text:p>
            <text:p>      "cat_trait":"cat_meuble",</text:p>
            <text:p>      "descr":"meuble,canapé,fauteuil,armoire",</text:p>
            <text:p>      "descr_en":"furniture",</text:p>
            <text:p>      "mots_cles":"meuble,canape,fauteuil,armoire,",</text:p>
            <text:p>      "mots_cles_en":"furniture,",</text:p>
            <text:p>      "cons":"cons_recuppdv1,cons_ecoparticipation",</text:p>
            <text:p>      "image":"canape_mini.png",</text:p>
            <text:p>      "modco":"modco_encombrant,modco_decheterie,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miroir</text:p>
          </table:table-cell>
          <table:table-cell table:style-name="ce290" office:value-type="string" calcext:value-type="string">
            <text:p>Miroir</text:p>
          </table:table-cell>
          <table:table-cell table:style-name="ce290" office:value-type="string" calcext:value-type="string">
            <text:p>Mirror</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miroir</text:p>
          </table:table-cell>
          <table:table-cell table:style-name="ce290" office:value-type="string" calcext:value-type="string">
            <text:p>mirror</text:p>
          </table:table-cell>
          <table:table-cell table:style-name="ce290" table:number-columns-repeated="2"/>
          <table:table-cell table:style-name="ce319"/>
          <table:table-cell table:style-name="ce116" office:value-type="string" calcext:value-type="string">
            <text:p>miroi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11];&quot;_petit&quot;;&quot;&quot;)" office:value-type="string" office:string-value="miroir_mini.png" calcext:value-type="string">
            <text:p>miroir_mini.png</text:p>
          </table:table-cell>
          <table:table-cell table:formula="of:=CONCATENATE(UTILTRANSFORMEENMOTSCLES([.G111]);&quot;,&quot;;[.I111])" office:value-type="string" office:string-value="miroir," calcext:value-type="string">
            <text:p>miroir,</text:p>
          </table:table-cell>
          <table:table-cell table:formula="of:=CONCATENATE(UTILTRANSFORMEENMOTSCLES([.H111]);&quot;,&quot;;[.J111])" office:value-type="string" office:string-value="mirror," calcext:value-type="string">
            <text:p>mirror,</text:p>
          </table:table-cell>
          <table:table-cell table:number-columns-repeated="2"/>
          <table:table-cell table:style-name="ce53" table:formula="of:=JSONDECHETS([.A111];[.B111];[.C111];[.D111];[.E111];[.F111];[.T111];[.U111];[.G111];[.H111];[.K111];[.L111];[.M111];[.N111];[.P111])" office:value-type="string" office:string-value="   {&quot;code&quot;:&quot;dec_miroir&quot;,&#10;      &quot;type&quot;:&quot;Ressource / objet usagé&quot;,&#10;      &quot;type_en&quot;:&quot;Resource / Used object&quot;,&#10;      &quot;nom&quot;:&quot;Miroir&quot;,&#10;      &quot;nom_en&quot;:&quot;Mirror&quot;,&#10;      &quot;cat_usuel&quot;:&quot;cu_verrevaisselle&quot;,&#10;      &quot;cat_trait&quot;:&quot;cat_verrenonvalovaisselleporcelaine&quot;,&#10;      &quot;descr&quot;:&quot;miroir&quot;,&#10;      &quot;descr_en&quot;:&quot;mirror&quot;,&#10;      &quot;mots_cles&quot;:&quot;miroir,&quot;,&#10;      &quot;mots_cles_en&quot;:&quot;mirror,&quot;,&#10;      &quot;cons&quot;:&quot;cons_verre&quot;,&#10;      &quot;image&quot;:&quot;miroir_mini.png&quot;,&#10;      &quot;modco&quot;:&quot;modco_bacbleunantes,modco_sacbleu,modco_decheterie,modco_ecopoint,smco_vaisselle&quot;,&#10;      &quot;recyc&quot;:&quot;NON&quot;,&#10;      &quot;src&quot;:&quot;MieuxTrierANantes 02/2015&quot;&#10;   }," calcext:value-type="string">
            <text:p>   {"code":"dec_miroir",</text:p>
            <text:p>      "type":"Ressource / objet usagé",</text:p>
            <text:p>      "type_en":"Resource / Used object",</text:p>
            <text:p>      "nom":"Miroir",</text:p>
            <text:p>      "nom_en":"Mirror",</text:p>
            <text:p>      "cat_usuel":"cu_verrevaisselle",</text:p>
            <text:p>      "cat_trait":"cat_verrenonvalovaisselleporcelaine",</text:p>
            <text:p>      "descr":"miroir",</text:p>
            <text:p>      "descr_en":"mirror",</text:p>
            <text:p>      "mots_cles":"miroir,",</text:p>
            <text:p>      "mots_cles_en":"mirror,",</text:p>
            <text:p>      "cons":"cons_verre",</text:p>
            <text:p>      "image":"miroir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moquette</text:p>
          </table:table-cell>
          <table:table-cell table:style-name="ce290" office:value-type="string" calcext:value-type="string">
            <text:p>Moquette</text:p>
          </table:table-cell>
          <table:table-cell table:style-name="ce290" office:value-type="string" calcext:value-type="string">
            <text:p>Carpet</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moquette</text:p>
          </table:table-cell>
          <table:table-cell table:style-name="ce290" office:value-type="string" calcext:value-type="string">
            <text:p>carpet</text:p>
          </table:table-cell>
          <table:table-cell table:style-name="ce290" table:number-columns-repeated="2"/>
          <table:table-cell table:style-name="ce319"/>
          <table:table-cell table:style-name="ce116" office:value-type="string" calcext:value-type="string">
            <text:p>moquet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12];&quot;_petit&quot;;&quot;&quot;)" office:value-type="string" office:string-value="moquette_mini.png" calcext:value-type="string">
            <text:p>moquette_mini.png</text:p>
          </table:table-cell>
          <table:table-cell table:formula="of:=CONCATENATE(UTILTRANSFORMEENMOTSCLES([.G112]);&quot;,&quot;;[.I112])" office:value-type="string" office:string-value="moquette," calcext:value-type="string">
            <text:p>moquette,</text:p>
          </table:table-cell>
          <table:table-cell table:formula="of:=CONCATENATE(UTILTRANSFORMEENMOTSCLES([.H112]);&quot;,&quot;;[.J112])" office:value-type="string" office:string-value="carpet," calcext:value-type="string">
            <text:p>carpet,</text:p>
          </table:table-cell>
          <table:table-cell table:number-columns-repeated="2"/>
          <table:table-cell table:style-name="ce53" table:formula="of:=JSONDECHETS([.A112];[.B112];[.C112];[.D112];[.E112];[.F112];[.T112];[.U112];[.G112];[.H112];[.K112];[.L112];[.M112];[.N112];[.P112])" office:value-type="string" office:string-value="   {&quot;code&quot;:&quot;dec_moquette&quot;,&#10;      &quot;type&quot;:&quot;Ressource / objet usagé&quot;,&#10;      &quot;type_en&quot;:&quot;Resource / Used object&quot;,&#10;      &quot;nom&quot;:&quot;Moquette&quot;,&#10;      &quot;nom_en&quot;:&quot;Carpet&quot;,&#10;      &quot;cat_usuel&quot;:&quot;cu_divers&quot;,&#10;      &quot;cat_trait&quot;:&quot;cat_omr&quot;,&#10;      &quot;descr&quot;:&quot;moquette&quot;,&#10;      &quot;descr_en&quot;:&quot;carpet&quot;,&#10;      &quot;mots_cles&quot;:&quot;moquette,&quot;,&#10;      &quot;mots_cles_en&quot;:&quot;carpet,&quot;,&#10;      &quot;image&quot;:&quot;moquette_mini.png&quot;,&#10;      &quot;modco&quot;:&quot;modco_bacbleuhorsnantes,modco_bacbleunantes,modco_sacbleu&quot;,&#10;      &quot;recyc&quot;:&quot;NON&quot;,&#10;      &quot;src&quot;:&quot;MieuxTrierANantes 02/2015&quot;&#10;   }," calcext:value-type="string">
            <text:p>   {"code":"dec_moquette",</text:p>
            <text:p>      "type":"Ressource / objet usagé",</text:p>
            <text:p>      "type_en":"Resource / Used object",</text:p>
            <text:p>      "nom":"Moquette",</text:p>
            <text:p>      "nom_en":"Carpet",</text:p>
            <text:p>      "cat_usuel":"cu_divers",</text:p>
            <text:p>      "cat_trait":"cat_omr",</text:p>
            <text:p>      "descr":"moquette",</text:p>
            <text:p>      "descr_en":"carpet",</text:p>
            <text:p>      "mots_cles":"moquette,",</text:p>
            <text:p>      "mots_cles_en":"carpet,",</text:p>
            <text:p>      "image":"moqu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mortAuxRats</text:p>
          </table:table-cell>
          <table:table-cell table:style-name="ce290" office:value-type="string" calcext:value-type="string">
            <text:p>Mort aux rats</text:p>
          </table:table-cell>
          <table:table-cell table:style-name="ce290" office:value-type="string" calcext:value-type="string">
            <text:p>Rat poison</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mort aux rats, raticide </text:p>
          </table:table-cell>
          <table:table-cell table:style-name="ce290" office:value-type="string" calcext:value-type="string">
            <text:p>rat poison, rat poison</text:p>
          </table:table-cell>
          <table:table-cell table:style-name="ce290" table:number-columns-repeated="2"/>
          <table:table-cell table:style-name="ce319"/>
          <table:table-cell table:style-name="ce116" office:value-type="string" calcext:value-type="string">
            <text:p>mortaura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parasite</text:p>
          </table:table-cell>
          <table:table-cell/>
          <table:table-cell table:formula="of:=SUBSTITUTE([.L113];&quot;_petit&quot;;&quot;&quot;)" office:value-type="string" office:string-value="mortaurat_mini.png" calcext:value-type="string">
            <text:p>mortaurat_mini.png</text:p>
          </table:table-cell>
          <table:table-cell table:formula="of:=CONCATENATE(UTILTRANSFORMEENMOTSCLES([.G113]);&quot;,&quot;;[.I113])" office:value-type="string" office:string-value="mort,rats,raticide,," calcext:value-type="string">
            <text:p>mort,rats,raticide,,</text:p>
          </table:table-cell>
          <table:table-cell table:formula="of:=CONCATENATE(UTILTRANSFORMEENMOTSCLES([.H113]);&quot;,&quot;;[.J113])" office:value-type="string" office:string-value="rat,poison,rat,poison," calcext:value-type="string">
            <text:p>rat,poison,rat,poison,</text:p>
          </table:table-cell>
          <table:table-cell table:number-columns-repeated="2"/>
          <table:table-cell table:style-name="ce53" table:formula="of:=JSONDECHETS([.A113];[.B113];[.C113];[.D113];[.E113];[.F113];[.T113];[.U113];[.G113];[.H113];[.K113];[.L113];[.M113];[.N113];[.P113])" office:value-type="string" office:string-value="   {&quot;code&quot;:&quot;dec_mortAuxRats&quot;,&#10;      &quot;type&quot;:&quot;Ressource / objet usagé&quot;,&#10;      &quot;type_en&quot;:&quot;Resource / Used object&quot;,&#10;      &quot;nom&quot;:&quot;Mort aux rats&quot;,&#10;      &quot;nom_en&quot;:&quot;Rat poison&quot;,&#10;      &quot;cat_usuel&quot;:&quot;cu_toxique&quot;,&#10;      &quot;cat_trait&quot;:&quot;cat_ddm&quot;,&#10;      &quot;descr&quot;:&quot;mort aux rats, raticide &quot;,&#10;      &quot;descr_en&quot;:&quot;rat poison, rat poison&quot;,&#10;      &quot;mots_cles&quot;:&quot;mort,rats,raticide,&quot;,&#10;      &quot;mots_cles_en&quot;:&quot;rat,poison,rat,poison,&quot;,&#10;      &quot;cons&quot;:&quot;cons_toxique&quot;,&#10;      &quot;image&quot;:&quot;mortaurat_mini.png&quot;,&#10;      &quot;modco&quot;:&quot;modco_decheterie,modco_ecopoint&quot;,&#10;      &quot;recyc&quot;:&quot;PAS_POUBELLE&quot;,&#10;      &quot;src&quot;:&quot;MieuxTrierANantes 02/2015&quot;&#10;   }," calcext:value-type="string">
            <text:p>   {"code":"dec_mortAuxRats",</text:p>
            <text:p>      "type":"Ressource / objet usagé",</text:p>
            <text:p>      "type_en":"Resource / Used object",</text:p>
            <text:p>      "nom":"Mort aux rats",</text:p>
            <text:p>      "nom_en":"Rat poison",</text:p>
            <text:p>      "cat_usuel":"cu_toxique",</text:p>
            <text:p>      "cat_trait":"cat_ddm",</text:p>
            <text:p>      "descr":"mort aux rats, raticide ",</text:p>
            <text:p>      "descr_en":"rat poison, rat poison",</text:p>
            <text:p>      "mots_cles":"mort,rats,raticide,",</text:p>
            <text:p>      "mots_cles_en":"rat,poison,rat,poison,",</text:p>
            <text:p>      "cons":"cons_toxique",</text:p>
            <text:p>      "image":"mortaura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mouchoir</text:p>
          </table:table-cell>
          <table:table-cell table:style-name="ce290" office:value-type="string" calcext:value-type="string">
            <text:p>Mouchoir</text:p>
          </table:table-cell>
          <table:table-cell table:style-name="ce290" office:value-type="string" calcext:value-type="string">
            <text:p>Tissue</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mouchoir</text:p>
          </table:table-cell>
          <table:table-cell table:style-name="ce290" office:value-type="string" calcext:value-type="string">
            <text:p>tissue</text:p>
          </table:table-cell>
          <table:table-cell table:style-name="ce290" table:number-columns-repeated="2"/>
          <table:table-cell table:style-name="ce319" office:value-type="string" calcext:value-type="string">
            <text:p>cons_souille</text:p>
          </table:table-cell>
          <table:table-cell table:style-name="ce116" office:value-type="string" calcext:value-type="string">
            <text:p>mouchoirs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14];&quot;_petit&quot;;&quot;&quot;)" office:value-type="string" office:string-value="mouchoirs_mini.png" calcext:value-type="string">
            <text:p>mouchoirs_mini.png</text:p>
          </table:table-cell>
          <table:table-cell table:formula="of:=CONCATENATE(UTILTRANSFORMEENMOTSCLES([.G114]);&quot;,&quot;;[.I114])" office:value-type="string" office:string-value="mouchoir," calcext:value-type="string">
            <text:p>mouchoir,</text:p>
          </table:table-cell>
          <table:table-cell table:formula="of:=CONCATENATE(UTILTRANSFORMEENMOTSCLES([.H114]);&quot;,&quot;;[.J114])" office:value-type="string" office:string-value="tissue," calcext:value-type="string">
            <text:p>tissue,</text:p>
          </table:table-cell>
          <table:table-cell table:number-columns-repeated="2"/>
          <table:table-cell table:style-name="ce53" table:formula="of:=JSONDECHETS([.A114];[.B114];[.C114];[.D114];[.E114];[.F114];[.T114];[.U114];[.G114];[.H114];[.K114];[.L114];[.M114];[.N114];[.P114])" office:value-type="string" office:string-value="   {&quot;code&quot;:&quot;dec_mouchoir&quot;,&#10;      &quot;type&quot;:&quot;Ressource / objet usagé&quot;,&#10;      &quot;type_en&quot;:&quot;Resource / Used object&quot;,&#10;      &quot;nom&quot;:&quot;Mouchoir&quot;,&#10;      &quot;nom_en&quot;:&quot;Tissue&quot;,&#10;      &quot;cat_usuel&quot;:&quot;cu_divers&quot;,&#10;      &quot;cat_trait&quot;:&quot;cat_omr&quot;,&#10;      &quot;descr&quot;:&quot;mouchoir&quot;,&#10;      &quot;descr_en&quot;:&quot;tissue&quot;,&#10;      &quot;mots_cles&quot;:&quot;mouchoir,&quot;,&#10;      &quot;mots_cles_en&quot;:&quot;tissue,&quot;,&#10;      &quot;cons&quot;:&quot;cons_souille,&quot;,&#10;      &quot;image&quot;:&quot;mouchoirs_mini.png&quot;,&#10;      &quot;modco&quot;:&quot;modco_bacbleuhorsnantes,modco_bacbleunantes,modco_sacbleu&quot;,&#10;      &quot;recyc&quot;:&quot;NON&quot;,&#10;      &quot;src&quot;:&quot;MieuxTrierANantes 02/2015&quot;&#10;   }," calcext:value-type="string">
            <text:p>   {"code":"dec_mouchoir",</text:p>
            <text:p>      "type":"Ressource / objet usagé",</text:p>
            <text:p>      "type_en":"Resource / Used object",</text:p>
            <text:p>      "nom":"Mouchoir",</text:p>
            <text:p>      "nom_en":"Tissue",</text:p>
            <text:p>      "cat_usuel":"cu_divers",</text:p>
            <text:p>      "cat_trait":"cat_omr",</text:p>
            <text:p>      "descr":"mouchoir",</text:p>
            <text:p>      "descr_en":"tissue",</text:p>
            <text:p>      "mots_cles":"mouchoir,",</text:p>
            <text:p>      "mots_cles_en":"tissue,",</text:p>
            <text:p>      "cons":"cons_souille,",</text:p>
            <text:p>      "image":"mouchoirs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naphtaline</text:p>
          </table:table-cell>
          <table:table-cell table:style-name="ce290" office:value-type="string" calcext:value-type="string">
            <text:p>Naphtaline</text:p>
          </table:table-cell>
          <table:table-cell table:style-name="ce290" office:value-type="string" calcext:value-type="string">
            <text:p>Naphthalen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naphtaline, antimite</text:p>
          </table:table-cell>
          <table:table-cell table:style-name="ce290" office:value-type="string" calcext:value-type="string">
            <text:p>mothballs, moth</text:p>
          </table:table-cell>
          <table:table-cell table:style-name="ce290" table:number-columns-repeated="2"/>
          <table:table-cell table:style-name="ce319"/>
          <table:table-cell table:style-name="ce116" office:value-type="string" calcext:value-type="string">
            <text:p>images_non_libres_temp/naphtalin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parasite</text:p>
          </table:table-cell>
          <table:table-cell/>
          <table:table-cell table:formula="of:=SUBSTITUTE([.L115];&quot;_petit&quot;;&quot;&quot;)" office:value-type="string" office:string-value="images_non_libres_temp/naphtaline_mini.png" calcext:value-type="string">
            <text:p>images_non_libres_temp/naphtaline_mini.png</text:p>
          </table:table-cell>
          <table:table-cell table:formula="of:=CONCATENATE(UTILTRANSFORMEENMOTSCLES([.G115]);&quot;,&quot;;[.I115])" office:value-type="string" office:string-value="naphtaline,antimite," calcext:value-type="string">
            <text:p>naphtaline,antimite,</text:p>
          </table:table-cell>
          <table:table-cell table:formula="of:=CONCATENATE(UTILTRANSFORMEENMOTSCLES([.H115]);&quot;,&quot;;[.J115])" office:value-type="string" office:string-value="mothballs,moth," calcext:value-type="string">
            <text:p>mothballs,moth,</text:p>
          </table:table-cell>
          <table:table-cell table:number-columns-repeated="2"/>
          <table:table-cell table:style-name="ce53" table:formula="of:=JSONDECHETS([.A115];[.B115];[.C115];[.D115];[.E115];[.F115];[.T115];[.U115];[.G115];[.H115];[.K115];[.L115];[.M115];[.N115];[.P115])" office:value-type="string" office:string-value="   {&quot;code&quot;:&quot;dec_naphtaline&quot;,&#10;      &quot;type&quot;:&quot;Ressource / objet usagé&quot;,&#10;      &quot;type_en&quot;:&quot;Resource / Used object&quot;,&#10;      &quot;nom&quot;:&quot;Naphtaline&quot;,&#10;      &quot;nom_en&quot;:&quot;Naphthalene&quot;,&#10;      &quot;cat_usuel&quot;:&quot;cu_toxique&quot;,&#10;      &quot;cat_trait&quot;:&quot;cat_ddm&quot;,&#10;      &quot;descr&quot;:&quot;naphtaline, antimite&quot;,&#10;      &quot;descr_en&quot;:&quot;mothballs, moth&quot;,&#10;      &quot;mots_cles&quot;:&quot;naphtaline,antimite,&quot;,&#10;      &quot;mots_cles_en&quot;:&quot;mothballs,moth,&quot;,&#10;      &quot;cons&quot;:&quot;cons_toxique&quot;,&#10;      &quot;image&quot;:&quot;images_non_libres_temp/naphtaline_mini.png&quot;,&#10;      &quot;modco&quot;:&quot;modco_decheterie,modco_ecopoint&quot;,&#10;      &quot;recyc&quot;:&quot;PAS_POUBELLE&quot;,&#10;      &quot;src&quot;:&quot;MieuxTrierANantes 02/2015&quot;&#10;   }," calcext:value-type="string">
            <text:p>   {"code":"dec_naphtaline",</text:p>
            <text:p>      "type":"Ressource / objet usagé",</text:p>
            <text:p>      "type_en":"Resource / Used object",</text:p>
            <text:p>      "nom":"Naphtaline",</text:p>
            <text:p>      "nom_en":"Naphthalene",</text:p>
            <text:p>      "cat_usuel":"cu_toxique",</text:p>
            <text:p>      "cat_trait":"cat_ddm",</text:p>
            <text:p>      "descr":"naphtaline, antimite",</text:p>
            <text:p>      "descr_en":"mothballs, moth",</text:p>
            <text:p>      "mots_cles":"naphtaline,antimite,",</text:p>
            <text:p>      "mots_cles_en":"mothballs,moth,",</text:p>
            <text:p>      "cons":"cons_toxique",</text:p>
            <text:p>      "image":"images_non_libres_temp/naphtal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neons</text:p>
          </table:table-cell>
          <table:table-cell table:style-name="ce290" office:value-type="string" calcext:value-type="string">
            <text:p>Néon</text:p>
          </table:table-cell>
          <table:table-cell table:style-name="ce290" office:value-type="string" calcext:value-type="string">
            <text:p>Neon</text:p>
          </table:table-cell>
          <table:table-cell table:style-name="ce290" office:value-type="string" calcext:value-type="string">
            <text:p>cu_toxique</text:p>
          </table:table-cell>
          <table:table-cell table:style-name="ce304" office:value-type="string" calcext:value-type="string">
            <text:p>cat_ampouleseco</text:p>
          </table:table-cell>
          <table:table-cell table:style-name="ce290"/>
          <table:table-cell table:style-name="ce290" office:value-type="string" calcext:value-type="string">
            <text:p>néon</text:p>
          </table:table-cell>
          <table:table-cell table:style-name="ce290" office:value-type="string" calcext:value-type="string">
            <text:p>neon</text:p>
          </table:table-cell>
          <table:table-cell table:style-name="ce290" table:number-columns-repeated="2"/>
          <table:table-cell table:style-name="ce319"/>
          <table:table-cell table:style-name="ce116" office:value-type="string" calcext:value-type="string">
            <text:p>neon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16];&quot;_petit&quot;;&quot;&quot;)" office:value-type="string" office:string-value="neon_mini.png" calcext:value-type="string">
            <text:p>neon_mini.png</text:p>
          </table:table-cell>
          <table:table-cell table:formula="of:=CONCATENATE(UTILTRANSFORMEENMOTSCLES([.G116]);&quot;,&quot;;[.I116])" office:value-type="string" office:string-value="neon," calcext:value-type="string">
            <text:p>neon,</text:p>
          </table:table-cell>
          <table:table-cell table:formula="of:=CONCATENATE(UTILTRANSFORMEENMOTSCLES([.H116]);&quot;,&quot;;[.J116])" office:value-type="string" office:string-value="neon," calcext:value-type="string">
            <text:p>neon,</text:p>
          </table:table-cell>
          <table:table-cell table:number-columns-repeated="2"/>
          <table:table-cell table:style-name="ce53" table:formula="of:=JSONDECHETS([.A116];[.B116];[.C116];[.D116];[.E116];[.F116];[.T116];[.U116];[.G116];[.H116];[.K116];[.L116];[.M116];[.N116];[.P116])" office:value-type="string" office:string-value="   {&quot;code&quot;:&quot;dec_neons&quot;,&#10;      &quot;type&quot;:&quot;Ressource / objet usagé&quot;,&#10;      &quot;type_en&quot;:&quot;Resource / Used object&quot;,&#10;      &quot;nom&quot;:&quot;Néon&quot;,&#10;      &quot;nom_en&quot;:&quot;Neon&quot;,&#10;      &quot;cat_usuel&quot;:&quot;cu_toxique&quot;,&#10;      &quot;cat_trait&quot;:&quot;cat_ampouleseco&quot;,&#10;      &quot;descr&quot;:&quot;néon&quot;,&#10;      &quot;descr_en&quot;:&quot;neon&quot;,&#10;      &quot;mots_cles&quot;:&quot;neon,&quot;,&#10;      &quot;mots_cles_en&quot;:&quot;neon,&quot;,&#10;      &quot;image&quot;:&quot;neon_mini.png&quot;,&#10;      &quot;modco&quot;:&quot;modco_pointsdevente&quot;,&#10;      &quot;recyc&quot;:&quot;PAS_POUBELLE&quot;,&#10;      &quot;src&quot;:&quot;MieuxTrierANantes 02/2015&quot;&#10;   }," calcext:value-type="string">
            <text:p>   {"code":"dec_neons",</text:p>
            <text:p>      "type":"Ressource / objet usagé",</text:p>
            <text:p>      "type_en":"Resource / Used object",</text:p>
            <text:p>      "nom":"Néon",</text:p>
            <text:p>      "nom_en":"Neon",</text:p>
            <text:p>      "cat_usuel":"cu_toxique",</text:p>
            <text:p>      "cat_trait":"cat_ampouleseco",</text:p>
            <text:p>      "descr":"néon",</text:p>
            <text:p>      "descr_en":"neon",</text:p>
            <text:p>      "mots_cles":"neon,",</text:p>
            <text:p>      "mots_cles_en":"neon,",</text:p>
            <text:p>      "image":"ne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nettoyantsALAmmoniac</text:p>
          </table:table-cell>
          <table:table-cell table:style-name="ce290" office:value-type="string" calcext:value-type="string">
            <text:p>Nettoyant à l'ammoniac</text:p>
          </table:table-cell>
          <table:table-cell table:style-name="ce290" office:value-type="string" calcext:value-type="string">
            <text:p>Cleaner ammonia</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nettoyant à l'ammoniac</text:p>
          </table:table-cell>
          <table:table-cell table:style-name="ce290" office:value-type="string" calcext:value-type="string">
            <text:p>cleaner with ammonia</text:p>
          </table:table-cell>
          <table:table-cell table:style-name="ce290" table:number-columns-repeated="2"/>
          <table:table-cell table:style-name="ce319"/>
          <table:table-cell table:style-name="ce116" office:value-type="string" calcext:value-type="string">
            <text:p>bouteille_ammoniaqu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cuisine</text:p>
          </table:table-cell>
          <table:table-cell/>
          <table:table-cell table:formula="of:=SUBSTITUTE([.L117];&quot;_petit&quot;;&quot;&quot;)" office:value-type="string" office:string-value="bouteille_ammoniaque_mini.png" calcext:value-type="string">
            <text:p>bouteille_ammoniaque_mini.png</text:p>
          </table:table-cell>
          <table:table-cell table:formula="of:=CONCATENATE(UTILTRANSFORMEENMOTSCLES([.G117]);&quot;,&quot;;[.I117])" office:value-type="string" office:string-value="nettoyant,l,ammoniac," calcext:value-type="string">
            <text:p>nettoyant,l,ammoniac,</text:p>
          </table:table-cell>
          <table:table-cell table:formula="of:=CONCATENATE(UTILTRANSFORMEENMOTSCLES([.H117]);&quot;,&quot;;[.J117])" office:value-type="string" office:string-value="cleaner,with,ammonia," calcext:value-type="string">
            <text:p>cleaner,with,ammonia,</text:p>
          </table:table-cell>
          <table:table-cell table:number-columns-repeated="2"/>
          <table:table-cell table:style-name="ce53" table:formula="of:=JSONDECHETS([.A117];[.B117];[.C117];[.D117];[.E117];[.F117];[.T117];[.U117];[.G117];[.H117];[.K117];[.L117];[.M117];[.N117];[.P117])" office:value-type="string" office:string-value="   {&quot;code&quot;:&quot;dec_nettoyantsALAmmoniac&quot;,&#10;      &quot;type&quot;:&quot;Ressource / objet usagé&quot;,&#10;      &quot;type_en&quot;:&quot;Resource / Used object&quot;,&#10;      &quot;nom&quot;:&quot;Nettoyant à l'ammoniac&quot;,&#10;      &quot;nom_en&quot;:&quot;Cleaner ammonia&quot;,&#10;      &quot;cat_usuel&quot;:&quot;cu_toxique&quot;,&#10;      &quot;cat_trait&quot;:&quot;cat_ddm&quot;,&#10;      &quot;descr&quot;:&quot;nettoyant à l'ammoniac&quot;,&#10;      &quot;descr_en&quot;:&quot;cleaner with ammonia&quot;,&#10;      &quot;mots_cles&quot;:&quot;nettoyant,l,ammoniac,&quot;,&#10;      &quot;mots_cles_en&quot;:&quot;cleaner,with,ammonia,&quot;,&#10;      &quot;cons&quot;:&quot;cons_toxique&quot;,&#10;      &quot;image&quot;:&quot;bouteille_ammoniaque_mini.png&quot;,&#10;      &quot;modco&quot;:&quot;modco_decheterie,modco_ecopoint&quot;,&#10;      &quot;recyc&quot;:&quot;PAS_POUBELLE&quot;,&#10;      &quot;src&quot;:&quot;MieuxTrierANantes 02/2015&quot;&#10;   }," calcext:value-type="string">
            <text:p>   {"code":"dec_nettoyantsALAmmoniac",</text:p>
            <text:p>      "type":"Ressource / objet usagé",</text:p>
            <text:p>      "type_en":"Resource / Used object",</text:p>
            <text:p>      "nom":"Nettoyant à l'ammoniac",</text:p>
            <text:p>      "nom_en":"Cleaner ammonia",</text:p>
            <text:p>      "cat_usuel":"cu_toxique",</text:p>
            <text:p>      "cat_trait":"cat_ddm",</text:p>
            <text:p>      "descr":"nettoyant à l'ammoniac",</text:p>
            <text:p>      "descr_en":"cleaner with ammonia",</text:p>
            <text:p>      "mots_cles":"nettoyant,l,ammoniac,",</text:p>
            <text:p>      "mots_cles_en":"cleaner,with,ammonia,",</text:p>
            <text:p>      "cons":"cons_toxique",</text:p>
            <text:p>      "image":"bouteille_ammonia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nettoyantsCuivreEtArgenterie</text:p>
          </table:table-cell>
          <table:table-cell table:style-name="ce290" office:value-type="string" calcext:value-type="string">
            <text:p>Nettoyants cuivre et argenterie</text:p>
          </table:table-cell>
          <table:table-cell table:style-name="ce290" office:value-type="string" calcext:value-type="string">
            <text:p>Copper and silver cleaner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nettoyant cuivre et argenterie</text:p>
          </table:table-cell>
          <table:table-cell table:style-name="ce290" office:value-type="string" calcext:value-type="string">
            <text:p>copper and silver cleaners</text:p>
          </table:table-cell>
          <table:table-cell table:style-name="ce290" table:number-columns-repeated="2"/>
          <table:table-cell table:style-name="ce319"/>
          <table:table-cell table:style-name="ce116" office:value-type="string" calcext:value-type="string">
            <text:p>nettoyant_cuivr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cuisine</text:p>
          </table:table-cell>
          <table:table-cell/>
          <table:table-cell table:formula="of:=SUBSTITUTE([.L118];&quot;_petit&quot;;&quot;&quot;)" office:value-type="string" office:string-value="nettoyant_cuivre_mini.png" calcext:value-type="string">
            <text:p>nettoyant_cuivre_mini.png</text:p>
          </table:table-cell>
          <table:table-cell table:formula="of:=CONCATENATE(UTILTRANSFORMEENMOTSCLES([.G118]);&quot;,&quot;;[.I118])" office:value-type="string" office:string-value="nettoyant,cuivre,argenterie," calcext:value-type="string">
            <text:p>nettoyant,cuivre,argenterie,</text:p>
          </table:table-cell>
          <table:table-cell table:formula="of:=CONCATENATE(UTILTRANSFORMEENMOTSCLES([.H118]);&quot;,&quot;;[.J118])" office:value-type="string" office:string-value="copper,and,silver,cleaners," calcext:value-type="string">
            <text:p>copper,and,silver,cleaners,</text:p>
          </table:table-cell>
          <table:table-cell table:number-columns-repeated="2"/>
          <table:table-cell table:style-name="ce53" table:formula="of:=JSONDECHETS([.A118];[.B118];[.C118];[.D118];[.E118];[.F118];[.T118];[.U118];[.G118];[.H118];[.K118];[.L118];[.M118];[.N118];[.P118])" office:value-type="string" office:string-value="   {&quot;code&quot;:&quot;dec_nettoyantsCuivreEtArgenterie&quot;,&#10;      &quot;type&quot;:&quot;Ressource / objet usagé&quot;,&#10;      &quot;type_en&quot;:&quot;Resource / Used object&quot;,&#10;      &quot;nom&quot;:&quot;Nettoyants cuivre et argenterie&quot;,&#10;      &quot;nom_en&quot;:&quot;Copper and silver cleaners&quot;,&#10;      &quot;cat_usuel&quot;:&quot;cu_toxique&quot;,&#10;      &quot;cat_trait&quot;:&quot;cat_ddm&quot;,&#10;      &quot;descr&quot;:&quot;nettoyant cuivre et argenterie&quot;,&#10;      &quot;descr_en&quot;:&quot;copper and silver cleaners&quot;,&#10;      &quot;mots_cles&quot;:&quot;nettoyant,cuivre,argenterie,&quot;,&#10;      &quot;mots_cles_en&quot;:&quot;copper,and,silver,cleaners,&quot;,&#10;      &quot;cons&quot;:&quot;cons_toxique&quot;,&#10;      &quot;image&quot;:&quot;nettoyant_cuivre_mini.png&quot;,&#10;      &quot;modco&quot;:&quot;modco_decheterie,modco_ecopoint&quot;,&#10;      &quot;recyc&quot;:&quot;PAS_POUBELLE&quot;,&#10;      &quot;src&quot;:&quot;MieuxTrierANantes 02/2015&quot;&#10;   }," calcext:value-type="string">
            <text:p>   {"code":"dec_nettoyantsCuivreEtArgenterie",</text:p>
            <text:p>      "type":"Ressource / objet usagé",</text:p>
            <text:p>      "type_en":"Resource / Used object",</text:p>
            <text:p>      "nom":"Nettoyants cuivre et argenterie",</text:p>
            <text:p>      "nom_en":"Copper and silver cleaners",</text:p>
            <text:p>      "cat_usuel":"cu_toxique",</text:p>
            <text:p>      "cat_trait":"cat_ddm",</text:p>
            <text:p>      "descr":"nettoyant cuivre et argenterie",</text:p>
            <text:p>      "descr_en":"copper and silver cleaners",</text:p>
            <text:p>      "mots_cles":"nettoyant,cuivre,argenterie,",</text:p>
            <text:p>      "mots_cles_en":"copper,and,silver,cleaners,",</text:p>
            <text:p>      "cons":"cons_toxique",</text:p>
            <text:p>      "image":"nettoyant_cuiv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objetEnTerreCuite</text:p>
          </table:table-cell>
          <table:table-cell table:style-name="ce290" office:value-type="string" calcext:value-type="string">
            <text:p>Objet terre cuite</text:p>
          </table:table-cell>
          <table:table-cell table:style-name="ce290" office:value-type="string" calcext:value-type="string">
            <text:p>Clay object</text:p>
          </table:table-cell>
          <table:table-cell table:style-name="ce290" office:value-type="string" calcext:value-type="string">
            <text:p>cu_divers</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objet en terre cuite</text:p>
          </table:table-cell>
          <table:table-cell table:style-name="ce290" office:value-type="string" calcext:value-type="string">
            <text:p>terracotta object</text:p>
          </table:table-cell>
          <table:table-cell table:style-name="ce290" table:number-columns-repeated="2"/>
          <table:table-cell table:style-name="ce319"/>
          <table:table-cell table:style-name="ce116" office:value-type="string" calcext:value-type="string">
            <text:p>terre_cui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19];&quot;_petit&quot;;&quot;&quot;)" office:value-type="string" office:string-value="terre_cuite_mini.png" calcext:value-type="string">
            <text:p>terre_cuite_mini.png</text:p>
          </table:table-cell>
          <table:table-cell table:formula="of:=CONCATENATE(UTILTRANSFORMEENMOTSCLES([.G119]);&quot;,&quot;;[.I119])" office:value-type="string" office:string-value="objet,terre,cuite," calcext:value-type="string">
            <text:p>objet,terre,cuite,</text:p>
          </table:table-cell>
          <table:table-cell table:formula="of:=CONCATENATE(UTILTRANSFORMEENMOTSCLES([.H119]);&quot;,&quot;;[.J119])" office:value-type="string" office:string-value="terracotta,object," calcext:value-type="string">
            <text:p>terracotta,object,</text:p>
          </table:table-cell>
          <table:table-cell table:number-columns-repeated="2"/>
          <table:table-cell table:style-name="ce53" table:formula="of:=JSONDECHETS([.A119];[.B119];[.C119];[.D119];[.E119];[.F119];[.T119];[.U119];[.G119];[.H119];[.K119];[.L119];[.M119];[.N119];[.P119])" office:value-type="string" office:string-value="   {&quot;code&quot;:&quot;dec_objetEnTerreCuite&quot;,&#10;      &quot;type&quot;:&quot;Ressource / objet usagé&quot;,&#10;      &quot;type_en&quot;:&quot;Resource / Used object&quot;,&#10;      &quot;nom&quot;:&quot;Objet terre cuite&quot;,&#10;      &quot;nom_en&quot;:&quot;Clay object&quot;,&#10;      &quot;cat_usuel&quot;:&quot;cu_divers&quot;,&#10;      &quot;cat_trait&quot;:&quot;cat_verrenonvalovaisselleporcelaine&quot;,&#10;      &quot;descr&quot;:&quot;objet en terre cuite&quot;,&#10;      &quot;descr_en&quot;:&quot;terracotta object&quot;,&#10;      &quot;mots_cles&quot;:&quot;objet,terre,cuite,&quot;,&#10;      &quot;mots_cles_en&quot;:&quot;terracotta,object,&quot;,&#10;      &quot;cons&quot;:&quot;cons_verre&quot;,&#10;      &quot;image&quot;:&quot;terre_cuite_mini.png&quot;,&#10;      &quot;modco&quot;:&quot;modco_bacbleunantes,modco_sacbleu,modco_decheterie,modco_ecopoint,smco_vaisselle&quot;,&#10;      &quot;recyc&quot;:&quot;NON&quot;,&#10;      &quot;src&quot;:&quot;MieuxTrierANantes 02/2015&quot;&#10;   }," calcext:value-type="string">
            <text:p>   {"code":"dec_objetEnTerreCuite",</text:p>
            <text:p>      "type":"Ressource / objet usagé",</text:p>
            <text:p>      "type_en":"Resource / Used object",</text:p>
            <text:p>      "nom":"Objet terre cuite",</text:p>
            <text:p>      "nom_en":"Clay object",</text:p>
            <text:p>      "cat_usuel":"cu_divers",</text:p>
            <text:p>      "cat_trait":"cat_verrenonvalovaisselleporcelaine",</text:p>
            <text:p>      "descr":"objet en terre cuite",</text:p>
            <text:p>      "descr_en":"terracotta object",</text:p>
            <text:p>      "mots_cles":"objet,terre,cuite,",</text:p>
            <text:p>      "mots_cles_en":"terracotta,object,",</text:p>
            <text:p>      "cons":"cons_verre",</text:p>
            <text:p>      "image":"terre_cuit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ordinateursPortables</text:p>
          </table:table-cell>
          <table:table-cell table:style-name="ce290" office:value-type="string" calcext:value-type="string">
            <text:p>Ordinateurs portables</text:p>
          </table:table-cell>
          <table:table-cell table:style-name="ce290" office:value-type="string" calcext:value-type="string">
            <text:p>Laptop</text:p>
          </table:table-cell>
          <table:table-cell table:style-name="ce559"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ordinateur portables</text:p>
          </table:table-cell>
          <table:table-cell table:style-name="ce290" office:value-type="string" calcext:value-type="string">
            <text:p>laptop</text:p>
          </table:table-cell>
          <table:table-cell table:style-name="ce290" table:number-columns-repeated="2"/>
          <table:table-cell table:style-name="ce319"/>
          <table:table-cell table:style-name="ce116" office:value-type="string" calcext:value-type="string">
            <text:p>ordi_portable_mini.png</text:p>
          </table:table-cell>
          <table:table-cell table:style-name="ce17"/>
          <table:table-cell table:style-name="ce44" office:value-type="string" calcext:value-type="string">
            <text:p>MieuxTrierANantes 02/2015</text:p>
          </table:table-cell>
          <table:table-cell table:style-name="ce44" table:number-columns-repeated="2"/>
          <table:table-cell table:style-name="ce290" office:value-type="string" calcext:value-type="string">
            <text:p>scu_medicament</text:p>
          </table:table-cell>
          <table:table-cell/>
          <table:table-cell table:formula="of:=SUBSTITUTE([.L120];&quot;_petit&quot;;&quot;&quot;)" office:value-type="string" office:string-value="ordi_portable_mini.png" calcext:value-type="string">
            <text:p>ordi_portable_mini.png</text:p>
          </table:table-cell>
          <table:table-cell table:formula="of:=CONCATENATE(UTILTRANSFORMEENMOTSCLES([.G120]);&quot;,&quot;;[.I120])" office:value-type="string" office:string-value="ordinateur,portables," calcext:value-type="string">
            <text:p>ordinateur,portables,</text:p>
          </table:table-cell>
          <table:table-cell table:formula="of:=CONCATENATE(UTILTRANSFORMEENMOTSCLES([.H120]);&quot;,&quot;;[.J120])" office:value-type="string" office:string-value="laptop," calcext:value-type="string">
            <text:p>laptop,</text:p>
          </table:table-cell>
          <table:table-cell table:number-columns-repeated="2"/>
          <table:table-cell table:style-name="ce53" table:formula="of:=JSONDECHETS([.A120];[.B120];[.C120];[.D120];[.E120];[.F120];[.T120];[.U120];[.G120];[.H120];[.K120];[.L120];[.M120];[.N120];[.P120])" office:value-type="string" office:string-value="   {&quot;code&quot;:&quot;dec_ordinateursPortables&quot;,&#10;      &quot;type&quot;:&quot;Ressource / objet usagé&quot;,&#10;      &quot;type_en&quot;:&quot;Resource / Used object&quot;,&#10;      &quot;nom&quot;:&quot;Ordinateurs portables&quot;,&#10;      &quot;nom_en&quot;:&quot;Laptop&quot;,&#10;      &quot;cat_usuel&quot;:&quot;cu_encombrantelectronique&quot;,&#10;      &quot;cat_trait&quot;:&quot;cat_d3e&quot;,&#10;      &quot;descr&quot;:&quot;ordinateur portables&quot;,&#10;      &quot;descr_en&quot;:&quot;laptop&quot;,&#10;      &quot;mots_cles&quot;:&quot;ordinateur,portables,&quot;,&#10;      &quot;mots_cles_en&quot;:&quot;laptop,&quot;,&#10;      &quot;cons&quot;:&quot;cons_recuppdv1,cons_ecoparticipation&quot;,&#10;      &quot;image&quot;:&quot;ordi_portable_mini.png&quot;,&#10;      &quot;modco&quot;:&quot;modco_decheterie,modco_ecopoint,smco_reprise,smco_reprise_1pour0&quot;,&#10;      &quot;recyc&quot;:&quot;PAS_POUBELLE&quot;,&#10;      &quot;src&quot;:&quot;MieuxTrierANantes 02/2015&quot;&#10;   }," calcext:value-type="string">
            <text:p>   {"code":"dec_ordinateursPortables",</text:p>
            <text:p>      "type":"Ressource / objet usagé",</text:p>
            <text:p>      "type_en":"Resource / Used object",</text:p>
            <text:p>      "nom":"Ordinateurs portables",</text:p>
            <text:p>      "nom_en":"Laptop",</text:p>
            <text:p>      "cat_usuel":"cu_encombrantelectronique",</text:p>
            <text:p>      "cat_trait":"cat_d3e",</text:p>
            <text:p>      "descr":"ordinateur portables",</text:p>
            <text:p>      "descr_en":"laptop",</text:p>
            <text:p>      "mots_cles":"ordinateur,portables,",</text:p>
            <text:p>      "mots_cles_en":"laptop,",</text:p>
            <text:p>      "cons":"cons_recuppdv1,cons_ecoparticipation",</text:p>
            <text:p>      "image":"ordi_portable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outilsBricolageOuJardinage</text:p>
          </table:table-cell>
          <table:table-cell table:style-name="ce290" office:value-type="string" calcext:value-type="string">
            <text:p>outils bricolage ou jardinage</text:p>
          </table:table-cell>
          <table:table-cell table:style-name="ce290" office:value-type="string" calcext:value-type="string">
            <text:p>DIY or gardening tools</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outil bricolage ou jardinage, marteau, tournevis, cisaille, scie, râteau, hache</text:p>
          </table:table-cell>
          <table:table-cell table:style-name="ce290" office:value-type="string" calcext:value-type="string">
            <text:p>DIY or gardening tools, hammer, screwdrivers, shears, saw, rake, ax</text:p>
          </table:table-cell>
          <table:table-cell table:style-name="ce290" table:number-columns-repeated="2"/>
          <table:table-cell table:style-name="ce319"/>
          <table:table-cell table:style-name="ce116" office:value-type="string" calcext:value-type="string">
            <text:p>tournevis_mini.png</text:p>
          </table:table-cell>
          <table:table-cell table:style-name="ce17" office:value-type="string" calcext:value-type="string">
            <text:p>marteau_2_mini.png</text:p>
          </table:table-cell>
          <table:table-cell table:style-name="ce354" office:value-type="string" calcext:value-type="string">
            <text:p>MieuxTrierANantes 02/2015</text:p>
          </table:table-cell>
          <table:table-cell table:style-name="ce354" table:number-columns-repeated="3"/>
          <table:table-cell/>
          <table:table-cell table:formula="of:=SUBSTITUTE([.L121];&quot;_petit&quot;;&quot;&quot;)" office:value-type="string" office:string-value="tournevis_mini.png" calcext:value-type="string">
            <text:p>tournevis_mini.png</text:p>
          </table:table-cell>
          <table:table-cell table:formula="of:=CONCATENATE(UTILTRANSFORMEENMOTSCLES([.G121]);&quot;,&quot;;[.I121])"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H121]);&quot;,&quot;;[.J121])" office:value-type="string" office:string-value="diy,or,gardening,tools,hammer,screwdrivers,shears,saw,rake,ax," calcext:value-type="string">
            <text:p>diy,or,gardening,tools,hammer,screwdrivers,shears,saw,rake,ax,</text:p>
          </table:table-cell>
          <table:table-cell table:number-columns-repeated="2"/>
          <table:table-cell table:style-name="ce53" table:formula="of:=JSONDECHETS([.A121];[.B121];[.C121];[.D121];[.E121];[.F121];[.T121];[.U121];[.G121];[.H121];[.K121];[.L121];[.M121];[.N121];[.P121])" office:value-type="string" office:string-value="   {&quot;code&quot;:&quot;dec_outilsBricolageOuJardinage&quot;,&#10;      &quot;type&quot;:&quot;Ressource / objet usagé&quot;,&#10;      &quot;type_en&quot;:&quot;Resource / Used object&quot;,&#10;      &quot;nom&quot;:&quot;outils bricolage ou jardinage&quot;,&#10;      &quot;nom_en&quot;:&quot;DIY or gardening tools&quot;,&#10;      &quot;cat_usuel&quot;:&quot;cu_divers&quot;,&#10;      &quot;cat_trait&quot;:&quot;cat_omr&quot;,&#10;      &quot;descr&quot;:&quot;outil bricolage ou jardinage, marteau, tournevis, cisaille, scie, râteau, hache&quot;,&#10;      &quot;descr_en&quot;:&quot;DIY or gardening tools, hammer, screwdrivers, shears, saw, rake, ax&quot;,&#10;      &quot;mots_cles&quot;:&quot;outil,bricolage,ou,jardinage,marteau,tournevis,cisaille,scie,rateau,hache,&quot;,&#10;      &quot;mots_cles_en&quot;:&quot;diy,or,gardening,tools,hammer,screwdrivers,shears,saw,rake,ax,&quot;,&#10;      &quot;image&quot;:&quot;tournevis_mini.png&quot;,&#10;      &quot;image_secondaire&quot;:&quot;marteau_2_mini.png&quot;,&#10;      &quot;modco&quot;:&quot;modco_bacbleuhorsnantes,modco_bacbleunantes,modco_sacbleu&quot;,&#10;      &quot;recyc&quot;:&quot;NON&quot;,&#10;      &quot;src&quot;:&quot;MieuxTrierANantes 02/2015&quot;&#10;   }," calcext:value-type="string">
            <text:p>   {"code":"dec_outilsBricolageOuJardinage",</text:p>
            <text:p>      "type":"Ressource / objet usagé",</text:p>
            <text:p>      "type_en":"Resource / Used object",</text:p>
            <text:p>      "nom":"outils bricolage ou jardinage",</text:p>
            <text:p>      "nom_en":"DIY or gardening tools",</text:p>
            <text:p>      "cat_usuel":"cu_divers",</text:p>
            <text:p>      "cat_trait":"cat_omr",</text:p>
            <text:p>      "descr":"outil bricolage ou jardinage, marteau, tournevis, cisaille, scie, râteau, hache",</text:p>
            <text:p>      "descr_en":"DIY or gardening tools, hammer, screwdrivers, shears, saw, rake, ax",</text:p>
            <text:p>      "mots_cles":"outil,bricolage,ou,jardinage,marteau,tournevis,cisaille,scie,rateau,hache,",</text:p>
            <text:p>      "mots_cles_en":"diy,or,gardening,tools,hammer,screwdrivers,shears,saw,rake,ax,",</text:p>
            <text:p>      "image":"tournevis_mini.png",</text:p>
            <text:p>      "image_secondaire":"marteau_2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apier</text:p>
          </table:table-cell>
          <table:table-cell table:style-name="ce290" office:value-type="string" calcext:value-type="string">
            <text:p>Papier</text:p>
          </table:table-cell>
          <table:table-cell table:style-name="ce290" office:value-type="string" calcext:value-type="string">
            <text:p>Paper</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papier, prospectus, publicité, feuille (imprimée ou non)</text:p>
          </table:table-cell>
          <table:table-cell table:style-name="ce290" office:value-type="string" calcext:value-type="string">
            <text:p>paper, prospectuses, advertising, film (printed or not)</text:p>
          </table:table-cell>
          <table:table-cell table:style-name="ce290" table:number-columns-repeated="2"/>
          <table:table-cell table:style-name="ce319"/>
          <table:table-cell table:style-name="ce116" office:value-type="string" calcext:value-type="string">
            <text:p>feuilles_petit_2.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2];&quot;_petit&quot;;&quot;&quot;)" office:value-type="string" office:string-value="feuilles_2.png" calcext:value-type="string">
            <text:p>feuilles_2.png</text:p>
          </table:table-cell>
          <table:table-cell table:formula="of:=CONCATENATE(UTILTRANSFORMEENMOTSCLES([.G122]);&quot;,&quot;;[.I122])" office:value-type="string" office:string-value="papier,prospectus,publicite,feuille,imprimee,ou,non,," calcext:value-type="string">
            <text:p>papier,prospectus,publicite,feuille,imprimee,ou,non,,</text:p>
          </table:table-cell>
          <table:table-cell table:formula="of:=CONCATENATE(UTILTRANSFORMEENMOTSCLES([.H122]);&quot;,&quot;;[.J122])" office:value-type="string" office:string-value="paper,prospectuses,advertising,film,printed,or,not,," calcext:value-type="string">
            <text:p>paper,prospectuses,advertising,film,printed,or,not,,</text:p>
          </table:table-cell>
          <table:table-cell table:number-columns-repeated="2"/>
          <table:table-cell table:style-name="ce53" table:formula="of:=JSONDECHETS([.A122];[.B122];[.C122];[.D122];[.E122];[.F122];[.T122];[.U122];[.G122];[.H122];[.K122];[.L122];[.M122];[.N122];[.P122])" office:value-type="string" office:string-value="   {&quot;code&quot;:&quot;dec_papier&quot;,&#10;      &quot;type&quot;:&quot;Ressource / objet usagé&quot;,&#10;      &quot;type_en&quot;:&quot;Resource / Used object&quot;,&#10;      &quot;nom&quot;:&quot;Papier&quot;,&#10;      &quot;nom_en&quot;:&quot;Paper&quot;,&#10;      &quot;cat_usuel&quot;:&quot;cu_papierscartons&quot;,&#10;      &quot;cat_trait&quot;:&quot;cat_papiercarton&quot;,&#10;      &quot;descr&quot;:&quot;papier, prospectus, publicité, feuille (imprimée ou non)&quot;,&#10;      &quot;descr_en&quot;:&quot;paper, prospectuses, advertising, film (printed or not)&quot;,&#10;      &quot;mots_cles&quot;:&quot;papier,prospectus,publicite,feuille,imprimee,ou,non,&quot;,&#10;      &quot;mots_cles_en&quot;:&quot;paper,prospectuses,advertising,film,printed,or,not,&quot;,&#10;      &quot;image&quot;:&quot;feuilles_petit_2.png&quot;,&#10;      &quot;modco&quot;:&quot;modco_contpapiercarton,modco_bacjaunehorsnantes,modco_sacjaune,modco_contembjournmag&quot;,&#10;      &quot;recyc&quot;:&quot;OUI&quot;,&#10;      &quot;src&quot;:&quot;MieuxTrierANantes 02/2015&quot;&#10;   }," calcext:value-type="string">
            <text:p>   {"code":"dec_papier",</text:p>
            <text:p>      "type":"Ressource / objet usagé",</text:p>
            <text:p>      "type_en":"Resource / Used object",</text:p>
            <text:p>      "nom":"Papier",</text:p>
            <text:p>      "nom_en":"Paper",</text:p>
            <text:p>      "cat_usuel":"cu_papierscartons",</text:p>
            <text:p>      "cat_trait":"cat_papiercarton",</text:p>
            <text:p>      "descr":"papier, prospectus, publicité, feuille (imprimée ou non)",</text:p>
            <text:p>      "descr_en":"paper, prospectuses, advertising, film (printed or not)",</text:p>
            <text:p>      "mots_cles":"papier,prospectus,publicite,feuille,imprimee,ou,non,",</text:p>
            <text:p>      "mots_cles_en":"paper,prospectuses,advertising,film,printed,or,not,",</text:p>
            <text:p>      "image":"feuilles_petit_2.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apierMetallise</text:p>
          </table:table-cell>
          <table:table-cell table:style-name="ce290" office:value-type="string" calcext:value-type="string">
            <text:p>Papier métallisé</text:p>
          </table:table-cell>
          <table:table-cell table:style-name="ce290" office:value-type="string" calcext:value-type="string">
            <text:p>Metallized paper</text:p>
          </table:table-cell>
          <table:table-cell table:style-name="ce290" office:value-type="string" calcext:value-type="string">
            <text:p>cu_divers</text:p>
          </table:table-cell>
          <table:table-cell table:style-name="ce70" office:value-type="string" calcext:value-type="string">
            <text:p>cat_plastique_emballage</text:p>
          </table:table-cell>
          <table:table-cell table:style-name="ce290"/>
          <table:table-cell table:style-name="ce290" office:value-type="string" calcext:value-type="string">
            <text:p>Papier beurre, papier café</text:p>
          </table:table-cell>
          <table:table-cell table:style-name="ce290" office:value-type="string" calcext:value-type="string">
            <text:p>butter paper, coffee paper</text:p>
          </table:table-cell>
          <table:table-cell table:style-name="ce290" table:number-columns-repeated="2"/>
          <table:table-cell table:style-name="ce319"/>
          <table:table-cell table:style-name="ce116" office:value-type="string" calcext:value-type="string">
            <text:p>papier_metallise.png</text:p>
          </table:table-cell>
          <table:table-cell table:style-name="ce17"/>
          <table:table-cell table:style-name="ce354" office:value-type="string" calcext:value-type="string">
            <text:p>MieuxTrierANantes 10/2018</text:p>
          </table:table-cell>
          <table:table-cell table:style-name="ce354" table:number-columns-repeated="3"/>
          <table:table-cell/>
          <table:table-cell table:formula="of:=SUBSTITUTE([.L123];&quot;_petit&quot;;&quot;&quot;)" office:value-type="string" office:string-value="papier_metallise.png" calcext:value-type="string">
            <text:p>papier_metallise.png</text:p>
          </table:table-cell>
          <table:table-cell table:formula="of:=CONCATENATE(UTILTRANSFORMEENMOTSCLES([.G123]);&quot;,&quot;;[.I123])" office:value-type="string" office:string-value="papier,beurre,papier,cafe," calcext:value-type="string">
            <text:p>papier,beurre,papier,cafe,</text:p>
          </table:table-cell>
          <table:table-cell table:formula="of:=CONCATENATE(UTILTRANSFORMEENMOTSCLES([.H123]);&quot;,&quot;;[.J123])" office:value-type="string" office:string-value="butter,paper,coffee,paper," calcext:value-type="string">
            <text:p>butter,paper,coffee,paper,</text:p>
          </table:table-cell>
          <table:table-cell table:number-columns-repeated="2"/>
          <table:table-cell table:style-name="ce53" table:formula="of:=JSONDECHETS([.A123];[.B123];[.C123];[.D123];[.E123];[.F123];[.T123];[.U123];[.G123];[.H123];[.K123];[.L123];[.M123];[.N123];[.P123])" office:value-type="string" office:string-value="   {&quot;code&quot;:&quot;dec_papierMetallise&quot;,&#10;      &quot;type&quot;:&quot;Ressource / objet usagé&quot;,&#10;      &quot;type_en&quot;:&quot;Resource / Used object&quot;,&#10;      &quot;nom&quot;:&quot;Papier métallisé&quot;,&#10;      &quot;nom_en&quot;:&quot;Metallized paper&quot;,&#10;      &quot;cat_usuel&quot;:&quot;cu_divers&quot;,&#10;      &quot;cat_trait&quot;:&quot;cat_plastique_emballage&quot;,&#10;      &quot;descr&quot;:&quot;Papier beurre, papier café&quot;,&#10;      &quot;descr_en&quot;:&quot;butter paper, coffee paper&quot;,&#10;      &quot;mots_cles&quot;:&quot;papier,beurre,papier,cafe,&quot;,&#10;      &quot;mots_cles_en&quot;:&quot;butter,paper,coffee,paper,&quot;,&#10;      &quot;cons&quot;:&quot;cons_pasuniquementbouteilleflacon&quot;,&#10;      &quot;image&quot;:&quot;papier_metallise.png&quot;,&#10;      &quot;modco&quot;:&quot;modco_bacjaunenantes,modco_bacbleuhorsnantes,modco_sacjaune&quot;,&#10;      &quot;recyc&quot;:&quot;OUI_ET_NON&quot;,&#10;      &quot;src&quot;:&quot;MieuxTrierANantes 10/2018&quot;&#10;   }," calcext:value-type="string">
            <text:p>   {"code":"dec_papierMetallise",</text:p>
            <text:p>      "type":"Ressource / objet usagé",</text:p>
            <text:p>      "type_en":"Resource / Used object",</text:p>
            <text:p>      "nom":"Papier métallisé",</text:p>
            <text:p>      "nom_en":"Metallized paper",</text:p>
            <text:p>      "cat_usuel":"cu_divers",</text:p>
            <text:p>      "cat_trait":"cat_plastique_emballage",</text:p>
            <text:p>      "descr":"Papier beurre, papier café",</text:p>
            <text:p>      "descr_en":"butter paper, coffee paper",</text:p>
            <text:p>      "mots_cles":"papier,beurre,papier,cafe,",</text:p>
            <text:p>      "mots_cles_en":"butter,paper,coffee,paper,",</text:p>
            <text:p>      "cons":"cons_pasuniquementbouteilleflacon",</text:p>
            <text:p>      "image":"papier_metallise.png",</text:p>
            <text:p>      "modco":"modco_bacjaunenantes,modco_bacbleuhorsnantes,modco_sacjaune",</text:p>
            <text:p>      "recyc":"OUI_ET_NON",</text:p>
            <text:p>      "src":"MieuxTrierANantes 10/2018"</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apierAluminium</text:p>
          </table:table-cell>
          <table:table-cell table:style-name="ce290" office:value-type="string" calcext:value-type="string">
            <text:p>Papier aluminium</text:p>
          </table:table-cell>
          <table:table-cell table:style-name="ce290" office:value-type="string" calcext:value-type="string">
            <text:p>Aluminum foil</text:p>
          </table:table-cell>
          <table:table-cell table:style-name="ce290" office:value-type="string" calcext:value-type="string">
            <text:p>cu_metal</text:p>
          </table:table-cell>
          <table:table-cell table:style-name="ce70" office:value-type="string" calcext:value-type="string">
            <text:p>cat_metal_petit</text:p>
          </table:table-cell>
          <table:table-cell table:style-name="ce290"/>
          <table:table-cell table:style-name="ce290" office:value-type="string" calcext:value-type="string">
            <text:p>papier aluminium</text:p>
          </table:table-cell>
          <table:table-cell table:style-name="ce290" office:value-type="string" calcext:value-type="string">
            <text:p>aluminum foil</text:p>
          </table:table-cell>
          <table:table-cell table:style-name="ce290" table:number-columns-repeated="2"/>
          <table:table-cell table:style-name="ce319" office:value-type="string" calcext:value-type="string">
            <text:p>cons_papieralu</text:p>
          </table:table-cell>
          <table:table-cell table:style-name="ce116" office:value-type="string" calcext:value-type="string">
            <text:p>papier_alu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4];&quot;_petit&quot;;&quot;&quot;)" office:value-type="string" office:string-value="papier_alu_mini.png" calcext:value-type="string">
            <text:p>papier_alu_mini.png</text:p>
          </table:table-cell>
          <table:table-cell table:formula="of:=CONCATENATE(UTILTRANSFORMEENMOTSCLES([.G124]);&quot;,&quot;;[.I124])" office:value-type="string" office:string-value="papier,aluminium," calcext:value-type="string">
            <text:p>papier,aluminium,</text:p>
          </table:table-cell>
          <table:table-cell table:formula="of:=CONCATENATE(UTILTRANSFORMEENMOTSCLES([.H124]);&quot;,&quot;;[.J124])" office:value-type="string" office:string-value="aluminum,foil," calcext:value-type="string">
            <text:p>aluminum,foil,</text:p>
          </table:table-cell>
          <table:table-cell table:number-columns-repeated="2"/>
          <table:table-cell table:style-name="ce53" table:formula="of:=JSONDECHETS([.A124];[.B124];[.C124];[.D124];[.E124];[.F124];[.T124];[.U124];[.G124];[.H124];[.K124];[.L124];[.M124];[.N124];[.P124])" office:value-type="string" office:string-value="   {&quot;code&quot;:&quot;dec_papierAluminium&quot;,&#10;      &quot;type&quot;:&quot;Ressource / objet usagé&quot;,&#10;      &quot;type_en&quot;:&quot;Resource / Used object&quot;,&#10;      &quot;nom&quot;:&quot;Papier aluminium&quot;,&#10;      &quot;nom_en&quot;:&quot;Aluminum foil&quot;,&#10;      &quot;cat_usuel&quot;:&quot;cu_metal&quot;,&#10;      &quot;cat_trait&quot;:&quot;cat_metal_petit&quot;,&#10;      &quot;descr&quot;:&quot;papier aluminium&quot;,&#10;      &quot;descr_en&quot;:&quot;aluminum foil&quot;,&#10;      &quot;mots_cles&quot;:&quot;papier,aluminium,&quot;,&#10;      &quot;mots_cles_en&quot;:&quot;aluminum,foil,&quot;,&#10;      &quot;cons&quot;:&quot;cons_papieralu,&quot;,&#10;      &quot;image&quot;:&quot;papier_alu_mini.png&quot;,&#10;      &quot;modco&quot;:&quot;modco_bacjaunenantes,modco_bacbleuhorsnantes,modco_sacjaune&quot;,&#10;      &quot;recyc&quot;:&quot;OUI_ET_NON&quot;,&#10;      &quot;src&quot;:&quot;MieuxTrierANantes 02/2015&quot;&#10;   }," calcext:value-type="string">
            <text:p>   {"code":"dec_papierAluminium",</text:p>
            <text:p>      "type":"Ressource / objet usagé",</text:p>
            <text:p>      "type_en":"Resource / Used object",</text:p>
            <text:p>      "nom":"Papier aluminium",</text:p>
            <text:p>      "nom_en":"Aluminum foil",</text:p>
            <text:p>      "cat_usuel":"cu_metal",</text:p>
            <text:p>      "cat_trait":"cat_metal_petit",</text:p>
            <text:p>      "descr":"papier aluminium",</text:p>
            <text:p>      "descr_en":"aluminum foil",</text:p>
            <text:p>      "mots_cles":"papier,aluminium,",</text:p>
            <text:p>      "mots_cles_en":"aluminum,foil,",</text:p>
            <text:p>      "cons":"cons_papieralu,",</text:p>
            <text:p>      "image":"papier_alu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apierCadeau</text:p>
          </table:table-cell>
          <table:table-cell table:style-name="ce290" office:value-type="string" calcext:value-type="string">
            <text:p>Papier cadeau</text:p>
          </table:table-cell>
          <table:table-cell table:style-name="ce290" office:value-type="string" calcext:value-type="string">
            <text:p>Gift wrap</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290" office:value-type="string" calcext:value-type="string">
            <text:p>papier cadeau</text:p>
          </table:table-cell>
          <table:table-cell table:style-name="ce290" office:value-type="string" calcext:value-type="string">
            <text:p>gift wrap</text:p>
          </table:table-cell>
          <table:table-cell table:style-name="ce290" table:number-columns-repeated="2"/>
          <table:table-cell table:style-name="ce319"/>
          <table:table-cell table:style-name="ce116" office:value-type="string" calcext:value-type="string">
            <text:p>papier_cadeau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5];&quot;_petit&quot;;&quot;&quot;)" office:value-type="string" office:string-value="papier_cadeau_mini.png" calcext:value-type="string">
            <text:p>papier_cadeau_mini.png</text:p>
          </table:table-cell>
          <table:table-cell table:formula="of:=CONCATENATE(UTILTRANSFORMEENMOTSCLES([.G125]);&quot;,&quot;;[.I125])" office:value-type="string" office:string-value="papier,cadeau," calcext:value-type="string">
            <text:p>papier,cadeau,</text:p>
          </table:table-cell>
          <table:table-cell table:formula="of:=CONCATENATE(UTILTRANSFORMEENMOTSCLES([.H125]);&quot;,&quot;;[.J125])" office:value-type="string" office:string-value="gift,wrap," calcext:value-type="string">
            <text:p>gift,wrap,</text:p>
          </table:table-cell>
          <table:table-cell table:number-columns-repeated="2"/>
          <table:table-cell table:style-name="ce53" table:formula="of:=JSONDECHETS([.A125];[.B125];[.C125];[.D125];[.E125];[.F125];[.T125];[.U125];[.G125];[.H125];[.K125];[.L125];[.M125];[.N125];[.P125])" office:value-type="string" office:string-value="   {&quot;code&quot;:&quot;dec_papierCadeau&quot;,&#10;      &quot;type&quot;:&quot;Ressource / objet usagé&quot;,&#10;      &quot;type_en&quot;:&quot;Resource / Used object&quot;,&#10;      &quot;nom&quot;:&quot;Papier cadeau&quot;,&#10;      &quot;nom_en&quot;:&quot;Gift wrap&quot;,&#10;      &quot;cat_usuel&quot;:&quot;cu_papierscartons&quot;,&#10;      &quot;cat_trait&quot;:&quot;cat_omr&quot;,&#10;      &quot;descr&quot;:&quot;papier cadeau&quot;,&#10;      &quot;descr_en&quot;:&quot;gift wrap&quot;,&#10;      &quot;mots_cles&quot;:&quot;papier,cadeau,&quot;,&#10;      &quot;mots_cles_en&quot;:&quot;gift,wrap,&quot;,&#10;      &quot;image&quot;:&quot;papier_cadeau_mini.png&quot;,&#10;      &quot;modco&quot;:&quot;modco_bacbleuhorsnantes,modco_bacbleunantes,modco_sacbleu&quot;,&#10;      &quot;recyc&quot;:&quot;NON&quot;,&#10;      &quot;src&quot;:&quot;MieuxTrierANantes 02/2015&quot;&#10;   }," calcext:value-type="string">
            <text:p>   {"code":"dec_papierCadeau",</text:p>
            <text:p>      "type":"Ressource / objet usagé",</text:p>
            <text:p>      "type_en":"Resource / Used object",</text:p>
            <text:p>      "nom":"Papier cadeau",</text:p>
            <text:p>      "nom_en":"Gift wrap",</text:p>
            <text:p>      "cat_usuel":"cu_papierscartons",</text:p>
            <text:p>      "cat_trait":"cat_omr",</text:p>
            <text:p>      "descr":"papier cadeau",</text:p>
            <text:p>      "descr_en":"gift wrap",</text:p>
            <text:p>      "mots_cles":"papier,cadeau,",</text:p>
            <text:p>      "mots_cles_en":"gift,wrap,",</text:p>
            <text:p>      "image":"papier_cadeau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apierPeint</text:p>
          </table:table-cell>
          <table:table-cell table:style-name="ce290" office:value-type="string" calcext:value-type="string">
            <text:p>Papier peint</text:p>
          </table:table-cell>
          <table:table-cell table:style-name="ce290" office:value-type="string" calcext:value-type="string">
            <text:p>Wallpaper</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290" office:value-type="string" calcext:value-type="string">
            <text:p>papier peint, crépon</text:p>
          </table:table-cell>
          <table:table-cell table:style-name="ce290" office:value-type="string" calcext:value-type="string">
            <text:p>wallpaper, crepe</text:p>
          </table:table-cell>
          <table:table-cell table:style-name="ce290" table:number-columns-repeated="2"/>
          <table:table-cell table:style-name="ce319"/>
          <table:table-cell table:style-name="ce39" office:value-type="string" calcext:value-type="string">
            <text:p>papier_peint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6];&quot;_petit&quot;;&quot;&quot;)" office:value-type="string" office:string-value="papier_peint_mini.png" calcext:value-type="string">
            <text:p>papier_peint_mini.png</text:p>
          </table:table-cell>
          <table:table-cell table:formula="of:=CONCATENATE(UTILTRANSFORMEENMOTSCLES([.G126]);&quot;,&quot;;[.I126])" office:value-type="string" office:string-value="papier,peint,crepon," calcext:value-type="string">
            <text:p>papier,peint,crepon,</text:p>
          </table:table-cell>
          <table:table-cell table:formula="of:=CONCATENATE(UTILTRANSFORMEENMOTSCLES([.H126]);&quot;,&quot;;[.J126])" office:value-type="string" office:string-value="wallpaper,crepe," calcext:value-type="string">
            <text:p>wallpaper,crepe,</text:p>
          </table:table-cell>
          <table:table-cell table:number-columns-repeated="2"/>
          <table:table-cell table:style-name="ce53" table:formula="of:=JSONDECHETS([.A126];[.B126];[.C126];[.D126];[.E126];[.F126];[.T126];[.U126];[.G126];[.H126];[.K126];[.L126];[.M126];[.N126];[.P126])" office:value-type="string" office:string-value="   {&quot;code&quot;:&quot;dec_papierPeint&quot;,&#10;      &quot;type&quot;:&quot;Ressource / objet usagé&quot;,&#10;      &quot;type_en&quot;:&quot;Resource / Used object&quot;,&#10;      &quot;nom&quot;:&quot;Papier peint&quot;,&#10;      &quot;nom_en&quot;:&quot;Wallpaper&quot;,&#10;      &quot;cat_usuel&quot;:&quot;cu_papierscartons&quot;,&#10;      &quot;cat_trait&quot;:&quot;cat_omr&quot;,&#10;      &quot;descr&quot;:&quot;papier peint, crépon&quot;,&#10;      &quot;descr_en&quot;:&quot;wallpaper, crepe&quot;,&#10;      &quot;mots_cles&quot;:&quot;papier,peint,crepon,&quot;,&#10;      &quot;mots_cles_en&quot;:&quot;wallpaper,crepe,&quot;,&#10;      &quot;image&quot;:&quot;papier_peint_mini.png&quot;,&#10;      &quot;modco&quot;:&quot;modco_bacbleuhorsnantes,modco_bacbleunantes,modco_sacbleu&quot;,&#10;      &quot;recyc&quot;:&quot;NON&quot;,&#10;      &quot;src&quot;:&quot;MieuxTrierANantes 02/2015&quot;&#10;   }," calcext:value-type="string">
            <text:p>   {"code":"dec_papierPeint",</text:p>
            <text:p>      "type":"Ressource / objet usagé",</text:p>
            <text:p>      "type_en":"Resource / Used object",</text:p>
            <text:p>      "nom":"Papier peint",</text:p>
            <text:p>      "nom_en":"Wallpaper",</text:p>
            <text:p>      "cat_usuel":"cu_papierscartons",</text:p>
            <text:p>      "cat_trait":"cat_omr",</text:p>
            <text:p>      "descr":"papier peint, crépon",</text:p>
            <text:p>      "descr_en":"wallpaper, crepe",</text:p>
            <text:p>      "mots_cles":"papier,peint,crepon,",</text:p>
            <text:p>      "mots_cles_en":"wallpaper,crepe,",</text:p>
            <text:p>      "image":"papier_pein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arpaing</text:p>
          </table:table-cell>
          <table:table-cell table:style-name="ce290" office:value-type="string" calcext:value-type="string">
            <text:p>Parpaing</text:p>
          </table:table-cell>
          <table:table-cell table:style-name="ce290" office:value-type="string" calcext:value-type="string">
            <text:p>Cinderblock</text:p>
          </table:table-cell>
          <table:table-cell table:style-name="ce290" office:value-type="string" calcext:value-type="string">
            <text:p>cu_encombrantelectronique</text:p>
          </table:table-cell>
          <table:table-cell table:style-name="ce290" office:value-type="string" calcext:value-type="string">
            <text:p>cat_materiaux</text:p>
          </table:table-cell>
          <table:table-cell table:style-name="ce290"/>
          <table:table-cell table:style-name="ce290" office:value-type="string" calcext:value-type="string">
            <text:p>parpaing</text:p>
          </table:table-cell>
          <table:table-cell table:style-name="ce290" office:value-type="string" calcext:value-type="string">
            <text:p>cinderblock</text:p>
          </table:table-cell>
          <table:table-cell table:style-name="ce290" table:number-columns-repeated="2"/>
          <table:table-cell table:style-name="ce319"/>
          <table:table-cell table:style-name="ce116" office:value-type="string" calcext:value-type="string">
            <text:p>parpaing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7];&quot;_petit&quot;;&quot;&quot;)" office:value-type="string" office:string-value="parpaing_mini.png" calcext:value-type="string">
            <text:p>parpaing_mini.png</text:p>
          </table:table-cell>
          <table:table-cell table:formula="of:=CONCATENATE(UTILTRANSFORMEENMOTSCLES([.G127]);&quot;,&quot;;[.I127])" office:value-type="string" office:string-value="parpaing," calcext:value-type="string">
            <text:p>parpaing,</text:p>
          </table:table-cell>
          <table:table-cell table:formula="of:=CONCATENATE(UTILTRANSFORMEENMOTSCLES([.H127]);&quot;,&quot;;[.J127])" office:value-type="string" office:string-value="cinderblock," calcext:value-type="string">
            <text:p>cinderblock,</text:p>
          </table:table-cell>
          <table:table-cell table:number-columns-repeated="2"/>
          <table:table-cell table:style-name="ce53" table:formula="of:=JSONDECHETS([.A127];[.B127];[.C127];[.D127];[.E127];[.F127];[.T127];[.U127];[.G127];[.H127];[.K127];[.L127];[.M127];[.N127];[.P127])" office:value-type="string" office:string-value="   {&quot;code&quot;:&quot;dec_parpaing&quot;,&#10;      &quot;type&quot;:&quot;Ressource / objet usagé&quot;,&#10;      &quot;type_en&quot;:&quot;Resource / Used object&quot;,&#10;      &quot;nom&quot;:&quot;Parpaing&quot;,&#10;      &quot;nom_en&quot;:&quot;Cinderblock&quot;,&#10;      &quot;cat_usuel&quot;:&quot;cu_encombrantelectronique&quot;,&#10;      &quot;cat_trait&quot;:&quot;cat_materiaux&quot;,&#10;      &quot;descr&quot;:&quot;parpaing&quot;,&#10;      &quot;descr_en&quot;:&quot;cinderblock&quot;,&#10;      &quot;mots_cles&quot;:&quot;parpaing,&quot;,&#10;      &quot;mots_cles_en&quot;:&quot;cinderblock,&quot;,&#10;      &quot;cons&quot;:&quot;cons_paspoubelle&quot;,&#10;      &quot;image&quot;:&quot;parpaing_mini.png&quot;,&#10;      &quot;modco&quot;:&quot;modco_decheterie&quot;,&#10;      &quot;recyc&quot;:&quot;PAS_POUBELLE&quot;,&#10;      &quot;src&quot;:&quot;MieuxTrierANantes 02/2015&quot;&#10;   }," calcext:value-type="string">
            <text:p>   {"code":"dec_parpaing",</text:p>
            <text:p>      "type":"Ressource / objet usagé",</text:p>
            <text:p>      "type_en":"Resource / Used object",</text:p>
            <text:p>      "nom":"Parpaing",</text:p>
            <text:p>      "nom_en":"Cinderblock",</text:p>
            <text:p>      "cat_usuel":"cu_encombrantelectronique",</text:p>
            <text:p>      "cat_trait":"cat_materiaux",</text:p>
            <text:p>      "descr":"parpaing",</text:p>
            <text:p>      "descr_en":"cinderblock",</text:p>
            <text:p>      "mots_cles":"parpaing,",</text:p>
            <text:p>      "mots_cles_en":"cinderblock,",</text:p>
            <text:p>      "cons":"cons_paspoubelle",</text:p>
            <text:p>      "image":"parpaing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eintureAntirouille</text:p>
          </table:table-cell>
          <table:table-cell table:style-name="ce290" office:value-type="string" calcext:value-type="string">
            <text:p>Peinture antirouille</text:p>
          </table:table-cell>
          <table:table-cell table:style-name="ce290" office:value-type="string" calcext:value-type="string">
            <text:p>Rust Pain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einture antirouille</text:p>
          </table:table-cell>
          <table:table-cell table:style-name="ce290" office:value-type="string" calcext:value-type="string">
            <text:p>antirust paint</text:p>
          </table:table-cell>
          <table:table-cell table:style-name="ce290" table:number-columns-repeated="2"/>
          <table:table-cell table:style-name="ce100" office:value-type="string" calcext:value-type="string">
            <text:p>cons_pastoxique</text:p>
          </table:table-cell>
          <table:table-cell table:style-name="ce116" office:value-type="string" calcext:value-type="string">
            <text:p>images_non_libres_temp/antirouill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128];&quot;_petit&quot;;&quot;&quot;)" office:value-type="string" office:string-value="images_non_libres_temp/antirouille_mini.png" calcext:value-type="string">
            <text:p>images_non_libres_temp/antirouille_mini.png</text:p>
          </table:table-cell>
          <table:table-cell table:formula="of:=CONCATENATE(UTILTRANSFORMEENMOTSCLES([.G128]);&quot;,&quot;;[.I128])" office:value-type="string" office:string-value="peinture,antirouille," calcext:value-type="string">
            <text:p>peinture,antirouille,</text:p>
          </table:table-cell>
          <table:table-cell table:formula="of:=CONCATENATE(UTILTRANSFORMEENMOTSCLES([.H128]);&quot;,&quot;;[.J128])" office:value-type="string" office:string-value="antirust,paint," calcext:value-type="string">
            <text:p>antirust,paint,</text:p>
          </table:table-cell>
          <table:table-cell table:number-columns-repeated="2"/>
          <table:table-cell table:style-name="ce53" table:formula="of:=JSONDECHETS([.A128];[.B128];[.C128];[.D128];[.E128];[.F128];[.T128];[.U128];[.G128];[.H128];[.K128];[.L128];[.M128];[.N128];[.P128])" office:value-type="string" office:string-value="   {&quot;code&quot;:&quot;dec_peintureAntirouille&quot;,&#10;      &quot;type&quot;:&quot;Ressource / objet usagé&quot;,&#10;      &quot;type_en&quot;:&quot;Resource / Used object&quot;,&#10;      &quot;nom&quot;:&quot;Peinture antirouille&quot;,&#10;      &quot;nom_en&quot;:&quot;Rust Paint&quot;,&#10;      &quot;cat_usuel&quot;:&quot;cu_toxique&quot;,&#10;      &quot;cat_trait&quot;:&quot;cat_ddm&quot;,&#10;      &quot;descr&quot;:&quot;peinture antirouille&quot;,&#10;      &quot;descr_en&quot;:&quot;antirust paint&quot;,&#10;      &quot;mots_cles&quot;:&quot;peinture,antirouille,&quot;,&#10;      &quot;mots_cles_en&quot;:&quot;antirust,paint,&quot;,&#10;      &quot;cons&quot;:&quot;cons_pastoxique,cons_toxique&quot;,&#10;      &quot;image&quot;:&quot;images_non_libres_temp/antirouille_mini.png&quot;,&#10;      &quot;modco&quot;:&quot;modco_decheterie,modco_ecopoint&quot;,&#10;      &quot;recyc&quot;:&quot;PAS_POUBELLE&quot;,&#10;      &quot;src&quot;:&quot;MieuxTrierANantes 02/2015&quot;&#10;   }," calcext:value-type="string">
            <text:p>   {"code":"dec_peintureAntirouille",</text:p>
            <text:p>      "type":"Ressource / objet usagé",</text:p>
            <text:p>      "type_en":"Resource / Used object",</text:p>
            <text:p>      "nom":"Peinture antirouille",</text:p>
            <text:p>      "nom_en":"Rust Paint",</text:p>
            <text:p>      "cat_usuel":"cu_toxique",</text:p>
            <text:p>      "cat_trait":"cat_ddm",</text:p>
            <text:p>      "descr":"peinture antirouille",</text:p>
            <text:p>      "descr_en":"antirust paint",</text:p>
            <text:p>      "mots_cles":"peinture,antirouille,",</text:p>
            <text:p>      "mots_cles_en":"antirust,paint,",</text:p>
            <text:p>      "cons":"cons_pastoxique,cons_toxique",</text:p>
            <text:p>      "image":"images_non_libres_temp/antirouil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einturesHuileEtEau</text:p>
          </table:table-cell>
          <table:table-cell table:style-name="ce290" office:value-type="string" calcext:value-type="string">
            <text:p>Peinture huile et eau</text:p>
          </table:table-cell>
          <table:table-cell table:style-name="ce290" office:value-type="string" calcext:value-type="string">
            <text:p>Water and oil painting</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einture huile et eau</text:p>
          </table:table-cell>
          <table:table-cell table:style-name="ce290" office:value-type="string" calcext:value-type="string">
            <text:p>water and oil painting</text:p>
          </table:table-cell>
          <table:table-cell table:style-name="ce290" table:number-columns-repeated="2"/>
          <table:table-cell table:style-name="ce319"/>
          <table:table-cell table:style-name="ce116" office:value-type="string" calcext:value-type="string">
            <text:p>peintur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brico</text:p>
          </table:table-cell>
          <table:table-cell/>
          <table:table-cell table:formula="of:=SUBSTITUTE([.L129];&quot;_petit&quot;;&quot;&quot;)" office:value-type="string" office:string-value="peinture_mini.png" calcext:value-type="string">
            <text:p>peinture_mini.png</text:p>
          </table:table-cell>
          <table:table-cell table:formula="of:=CONCATENATE(UTILTRANSFORMEENMOTSCLES([.G129]);&quot;,&quot;;[.I129])" office:value-type="string" office:string-value="peinture,huile,eau," calcext:value-type="string">
            <text:p>peinture,huile,eau,</text:p>
          </table:table-cell>
          <table:table-cell table:formula="of:=CONCATENATE(UTILTRANSFORMEENMOTSCLES([.H129]);&quot;,&quot;;[.J129])" office:value-type="string" office:string-value="water,and,oil,painting," calcext:value-type="string">
            <text:p>water,and,oil,painting,</text:p>
          </table:table-cell>
          <table:table-cell table:number-columns-repeated="2"/>
          <table:table-cell table:style-name="ce53" table:formula="of:=JSONDECHETS([.A129];[.B129];[.C129];[.D129];[.E129];[.F129];[.T129];[.U129];[.G129];[.H129];[.K129];[.L129];[.M129];[.N129];[.P129])" office:value-type="string" office:string-value="   {&quot;code&quot;:&quot;dec_peinturesHuileEtEau&quot;,&#10;      &quot;type&quot;:&quot;Ressource / objet usagé&quot;,&#10;      &quot;type_en&quot;:&quot;Resource / Used object&quot;,&#10;      &quot;nom&quot;:&quot;Peinture huile et eau&quot;,&#10;      &quot;nom_en&quot;:&quot;Water and oil painting&quot;,&#10;      &quot;cat_usuel&quot;:&quot;cu_toxique&quot;,&#10;      &quot;cat_trait&quot;:&quot;cat_ddm&quot;,&#10;      &quot;descr&quot;:&quot;peinture huile et eau&quot;,&#10;      &quot;descr_en&quot;:&quot;water and oil painting&quot;,&#10;      &quot;mots_cles&quot;:&quot;peinture,huile,eau,&quot;,&#10;      &quot;mots_cles_en&quot;:&quot;water,and,oil,painting,&quot;,&#10;      &quot;cons&quot;:&quot;cons_toxique&quot;,&#10;      &quot;image&quot;:&quot;peinture_mini.png&quot;,&#10;      &quot;modco&quot;:&quot;modco_decheterie,modco_ecopoint&quot;,&#10;      &quot;recyc&quot;:&quot;PAS_POUBELLE&quot;,&#10;      &quot;src&quot;:&quot;MieuxTrierANantes 02/2015&quot;&#10;   }," calcext:value-type="string">
            <text:p>   {"code":"dec_peinturesHuileEtEau",</text:p>
            <text:p>      "type":"Ressource / objet usagé",</text:p>
            <text:p>      "type_en":"Resource / Used object",</text:p>
            <text:p>      "nom":"Peinture huile et eau",</text:p>
            <text:p>      "nom_en":"Water and oil painting",</text:p>
            <text:p>      "cat_usuel":"cu_toxique",</text:p>
            <text:p>      "cat_trait":"cat_ddm",</text:p>
            <text:p>      "descr":"peinture huile et eau",</text:p>
            <text:p>      "descr_en":"water and oil painting",</text:p>
            <text:p>      "mots_cles":"peinture,huile,eau,",</text:p>
            <text:p>      "mots_cles_en":"water,and,oil,painting,",</text:p>
            <text:p>      "cons":"cons_toxique",</text:p>
            <text:p>      "image":"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eripheriquesInformatiques</text:p>
          </table:table-cell>
          <table:table-cell table:style-name="ce290" office:value-type="string" calcext:value-type="string">
            <text:p>Périphériques informatiques</text:p>
          </table:table-cell>
          <table:table-cell table:style-name="ce290" office:value-type="string" calcext:value-type="string">
            <text:p>Computer Peripherals</text:p>
          </table:table-cell>
          <table:table-cell table:style-name="ce290" office:value-type="string" calcext:value-type="string">
            <text:p>cu_encombrantelectronique</text:p>
          </table:table-cell>
          <table:table-cell table:style-name="ce18" office:value-type="string" calcext:value-type="string">
            <text:p>cat_info</text:p>
          </table:table-cell>
          <table:table-cell/>
          <table:table-cell table:style-name="ce290" office:value-type="string" calcext:value-type="string">
            <text:p>périphérique informatiques, écran, clavier, souris, imprimante</text:p>
          </table:table-cell>
          <table:table-cell table:style-name="ce290" office:value-type="string" calcext:value-type="string">
            <text:p>computer peripherals, monitor, keyboard, mouse, printer</text:p>
          </table:table-cell>
          <table:table-cell table:style-name="ce290" table:number-columns-repeated="2"/>
          <table:table-cell table:style-name="ce319"/>
          <table:table-cell table:style-name="ce116" office:value-type="string" calcext:value-type="string">
            <text:p>clavier_ordi_mini.png</text:p>
          </table:table-cell>
          <table:table-cell table:style-name="ce17" office:value-type="string" calcext:value-type="string">
            <text:p>souris_mini.png</text:p>
          </table:table-cell>
          <table:table-cell table:style-name="ce44" office:value-type="string" calcext:value-type="string">
            <text:p>MieuxTrierANantes 02/2015</text:p>
          </table:table-cell>
          <table:table-cell table:style-name="ce44" table:number-columns-repeated="3"/>
          <table:table-cell/>
          <table:table-cell table:formula="of:=SUBSTITUTE([.L130];&quot;_petit&quot;;&quot;&quot;)" office:value-type="string" office:string-value="clavier_ordi_mini.png" calcext:value-type="string">
            <text:p>clavier_ordi_mini.png</text:p>
          </table:table-cell>
          <table:table-cell table:formula="of:=CONCATENATE(UTILTRANSFORMEENMOTSCLES([.G130]);&quot;,&quot;;[.I130])" office:value-type="string" office:string-value="peripherique,informatiques,ecran,clavier,souris,imprimante," calcext:value-type="string">
            <text:p>peripherique,informatiques,ecran,clavier,souris,imprimante,</text:p>
          </table:table-cell>
          <table:table-cell table:formula="of:=CONCATENATE(UTILTRANSFORMEENMOTSCLES([.H130]);&quot;,&quot;;[.J130])" office:value-type="string" office:string-value="computer,peripherals,monitor,keyboard,mouse,printer," calcext:value-type="string">
            <text:p>computer,peripherals,monitor,keyboard,mouse,printer,</text:p>
          </table:table-cell>
          <table:table-cell table:number-columns-repeated="2"/>
          <table:table-cell table:style-name="ce53" table:formula="of:=JSONDECHETS([.A130];[.B130];[.C130];[.D130];[.E130];[.F130];[.T130];[.U130];[.G130];[.H130];[.K130];[.L130];[.M130];[.N130];[.P130])" office:value-type="string" office:string-value="   {&quot;code&quot;:&quot;dec_peripheriquesInformatiques&quot;,&#10;      &quot;type&quot;:&quot;Ressource / objet usagé&quot;,&#10;      &quot;type_en&quot;:&quot;Resource / Used object&quot;,&#10;      &quot;nom&quot;:&quot;Périphériques informatiques&quot;,&#10;      &quot;nom_en&quot;:&quot;Computer Peripherals&quot;,&#10;      &quot;cat_usuel&quot;:&quot;cu_encombrantelectronique&quot;,&#10;      &quot;cat_trait&quot;:&quot;cat_info&quot;,&#10;      &quot;descr&quot;:&quot;périphérique informatiques, écran, clavier, souris, imprimante&quot;,&#10;      &quot;descr_en&quot;:&quot;computer peripherals, monitor, keyboard, mouse, printer&quot;,&#10;      &quot;mots_cles&quot;:&quot;peripherique,informatiques,ecran,clavier,souris,imprimante,&quot;,&#10;      &quot;mots_cles_en&quot;:&quot;computer,peripherals,monitor,keyboard,mouse,printer,&quot;,&#10;      &quot;image&quot;:&quot;clavier_ordi_mini.png&quot;,&#10;      &quot;image_secondaire&quot;:&quot;souris_mini.png&quot;,&#10;      &quot;modco&quot;:&quot;smco_reempinfo,modco_decheterie,modco_ecopoint&quot;,&#10;      &quot;recyc&quot;:&quot;PAS_POUBELLE&quot;,&#10;      &quot;src&quot;:&quot;MieuxTrierANantes 02/2015&quot;&#10;   }," calcext:value-type="string">
            <text:p>   {"code":"dec_peripheriquesInformatiques",</text:p>
            <text:p>      "type":"Ressource / objet usagé",</text:p>
            <text:p>      "type_en":"Resource / Used object",</text:p>
            <text:p>      "nom":"Périphériques informatiques",</text:p>
            <text:p>      "nom_en":"Computer Peripherals",</text:p>
            <text:p>      "cat_usuel":"cu_encombrantelectronique",</text:p>
            <text:p>      "cat_trait":"cat_info",</text:p>
            <text:p>      "descr":"périphérique informatiques, écran, clavier, souris, imprimante",</text:p>
            <text:p>      "descr_en":"computer peripherals, monitor, keyboard, mouse, printer",</text:p>
            <text:p>      "mots_cles":"peripherique,informatiques,ecran,clavier,souris,imprimante,",</text:p>
            <text:p>      "mots_cles_en":"computer,peripherals,monitor,keyboard,mouse,printer,",</text:p>
            <text:p>      "image":"clavier_ordi_mini.png",</text:p>
            <text:p>      "image_secondaire":"souris_mini.png",</text:p>
            <text:p>      "modco":"smco_reempinf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iano</text:p>
          </table:table-cell>
          <table:table-cell table:number-columns-repeated="2" table:style-name="ce290" office:value-type="string" calcext:value-type="string">
            <text:p>Piano</text:p>
          </table:table-cell>
          <table:table-cell table:style-name="ce290" office:value-type="string" calcext:value-type="string">
            <text:p>cu_divers</text:p>
          </table:table-cell>
          <table:table-cell table:style-name="ce290" office:value-type="string" calcext:value-type="string">
            <text:p>cat_instrument</text:p>
          </table:table-cell>
          <table:table-cell table:style-name="ce290"/>
          <table:table-cell table:number-columns-repeated="2" table:style-name="ce290" office:value-type="string" calcext:value-type="string">
            <text:p>piano</text:p>
          </table:table-cell>
          <table:table-cell table:style-name="ce290" table:number-columns-repeated="2"/>
          <table:table-cell table:style-name="ce319"/>
          <table:table-cell table:style-name="ce40" office:value-type="string" calcext:value-type="string">
            <text:p>images_non_libres_temp/piano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31];&quot;_petit&quot;;&quot;&quot;)" office:value-type="string" office:string-value="images_non_libres_temp/piano_mini.png" calcext:value-type="string">
            <text:p>images_non_libres_temp/piano_mini.png</text:p>
          </table:table-cell>
          <table:table-cell table:formula="of:=CONCATENATE(UTILTRANSFORMEENMOTSCLES([.G131]);&quot;,&quot;;[.I131])" office:value-type="string" office:string-value="piano," calcext:value-type="string">
            <text:p>piano,</text:p>
          </table:table-cell>
          <table:table-cell table:formula="of:=CONCATENATE(UTILTRANSFORMEENMOTSCLES([.H131]);&quot;,&quot;;[.J131])" office:value-type="string" office:string-value="piano," calcext:value-type="string">
            <text:p>piano,</text:p>
          </table:table-cell>
          <table:table-cell table:number-columns-repeated="2"/>
          <table:table-cell table:style-name="ce53" table:formula="of:=JSONDECHETS([.A131];[.B131];[.C131];[.D131];[.E131];[.F131];[.T131];[.U131];[.G131];[.H131];[.K131];[.L131];[.M131];[.N131];[.P131])" office:value-type="string" office:string-value="   {&quot;code&quot;:&quot;dec_piano&quot;,&#10;      &quot;type&quot;:&quot;Ressource / objet usagé&quot;,&#10;      &quot;type_en&quot;:&quot;Resource / Used object&quot;,&#10;      &quot;nom&quot;:&quot;Piano&quot;,&#10;      &quot;nom_en&quot;:&quot;Piano&quot;,&#10;      &quot;cat_usuel&quot;:&quot;cu_divers&quot;,&#10;      &quot;cat_trait&quot;:&quot;cat_instrument&quot;,&#10;      &quot;descr&quot;:&quot;piano&quot;,&#10;      &quot;descr_en&quot;:&quot;piano&quot;,&#10;      &quot;mots_cles&quot;:&quot;piano,&quot;,&#10;      &quot;mots_cles_en&quot;:&quot;piano,&quot;,&#10;      &quot;image&quot;:&quot;images_non_libres_temp/piano_mini.png&quot;,&#10;      &quot;modco&quot;:&quot;smco_reempdivers,modco_decheterie,modco_ecopoint,modco_encombrant&quot;,&#10;      &quot;recyc&quot;:&quot;PAS_POUBELLE&quot;,&#10;      &quot;src&quot;:&quot;MieuxTrierANantes 02/2015&quot;&#10;   }," calcext:value-type="string">
            <text:p>   {"code":"dec_piano",</text:p>
            <text:p>      "type":"Ressource / objet usagé",</text:p>
            <text:p>      "type_en":"Resource / Used object",</text:p>
            <text:p>      "nom":"Piano",</text:p>
            <text:p>      "nom_en":"Piano",</text:p>
            <text:p>      "cat_usuel":"cu_divers",</text:p>
            <text:p>      "cat_trait":"cat_instrument",</text:p>
            <text:p>      "descr":"piano",</text:p>
            <text:p>      "descr_en":"piano",</text:p>
            <text:p>      "mots_cles":"piano,",</text:p>
            <text:p>      "mots_cles_en":"piano,",</text:p>
            <text:p>      "image":"images_non_libres_temp/piano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iles</text:p>
          </table:table-cell>
          <table:table-cell table:style-name="ce290" office:value-type="string" calcext:value-type="string">
            <text:p>Pile</text:p>
          </table:table-cell>
          <table:table-cell table:style-name="ce290" office:value-type="string" calcext:value-type="string">
            <text:p>Battery</text:p>
          </table:table-cell>
          <table:table-cell table:style-name="ce290" office:value-type="string" calcext:value-type="string">
            <text:p>cu_toxique</text:p>
          </table:table-cell>
          <table:table-cell table:style-name="ce18" office:value-type="string" calcext:value-type="string">
            <text:p>cat_pile</text:p>
          </table:table-cell>
          <table:table-cell/>
          <table:table-cell table:style-name="ce290" office:value-type="string" calcext:value-type="string">
            <text:p>pile, petit accumulateur</text:p>
          </table:table-cell>
          <table:table-cell table:style-name="ce290" office:value-type="string" calcext:value-type="string">
            <text:p>small battery</text:p>
          </table:table-cell>
          <table:table-cell table:style-name="ce290" table:number-columns-repeated="2"/>
          <table:table-cell table:style-name="ce319" office:value-type="string" calcext:value-type="string">
            <text:p>cons_pilerechargeable,cons_recuppdv2</text:p>
          </table:table-cell>
          <table:table-cell table:style-name="ce116" office:value-type="string" calcext:value-type="string">
            <text:p>pile_45_mini.png</text:p>
          </table:table-cell>
          <table:table-cell table:style-name="ce17" office:value-type="string" calcext:value-type="string">
            <text:p>pile9v_mini.png</text:p>
          </table:table-cell>
          <table:table-cell table:style-name="ce354" office:value-type="string" calcext:value-type="string">
            <text:p>MieuxTrierANantes 12/2014</text:p>
          </table:table-cell>
          <table:table-cell table:style-name="ce354" table:number-columns-repeated="2"/>
          <table:table-cell table:style-name="ce290" office:value-type="string" calcext:value-type="string">
            <text:p>scu_toxiquedivers</text:p>
          </table:table-cell>
          <table:table-cell/>
          <table:table-cell table:formula="of:=SUBSTITUTE([.L132];&quot;_petit&quot;;&quot;&quot;)" office:value-type="string" office:string-value="pile_45_mini.png" calcext:value-type="string">
            <text:p>pile_45_mini.png</text:p>
          </table:table-cell>
          <table:table-cell table:formula="of:=CONCATENATE(UTILTRANSFORMEENMOTSCLES([.G132]);&quot;,&quot;;[.I132])" office:value-type="string" office:string-value="pile,petit,accumulateur," calcext:value-type="string">
            <text:p>pile,petit,accumulateur,</text:p>
          </table:table-cell>
          <table:table-cell table:formula="of:=CONCATENATE(UTILTRANSFORMEENMOTSCLES([.H132]);&quot;,&quot;;[.J132])" office:value-type="string" office:string-value="small,battery," calcext:value-type="string">
            <text:p>small,battery,</text:p>
          </table:table-cell>
          <table:table-cell table:number-columns-repeated="2"/>
          <table:table-cell table:style-name="ce53" table:formula="of:=JSONDECHETS([.A132];[.B132];[.C132];[.D132];[.E132];[.F132];[.T132];[.U132];[.G132];[.H132];[.K132];[.L132];[.M132];[.N132];[.P132])" office:value-type="string" office:string-value="   {&quot;code&quot;:&quot;dec_piles&quot;,&#10;      &quot;type&quot;:&quot;Ressource / objet usagé&quot;,&#10;      &quot;type_en&quot;:&quot;Resource / Used object&quot;,&#10;      &quot;nom&quot;:&quot;Pile&quot;,&#10;      &quot;nom_en&quot;:&quot;Battery&quot;,&#10;      &quot;cat_usuel&quot;:&quot;cu_toxique&quot;,&#10;      &quot;cat_trait&quot;:&quot;cat_pile&quot;,&#10;      &quot;descr&quot;:&quot;pile, petit accumulateur&quot;,&#10;      &quot;descr_en&quot;:&quot;small battery&quot;,&#10;      &quot;mots_cles&quot;:&quot;pile,petit,accumulateur,&quot;,&#10;      &quot;mots_cles_en&quot;:&quot;small,battery,&quot;,&#10;      &quot;cons&quot;:&quot;cons_pilerechargeable,cons_recuppdv2,&quot;,&#10;      &quot;image&quot;:&quot;pile_45_mini.png&quot;,&#10;      &quot;image_secondaire&quot;:&quot;pile9v_mini.png&quot;,&#10;      &quot;modco&quot;:&quot;modco_decheterie,modco_ecopoint,modco_pointsdevente&quot;,&#10;      &quot;recyc&quot;:&quot;PAS_POUBELLE&quot;,&#10;      &quot;src&quot;:&quot;MieuxTrierANantes 12/2014&quot;&#10;   }," calcext:value-type="string">
            <text:p>   {"code":"dec_piles",</text:p>
            <text:p>      "type":"Ressource / objet usagé",</text:p>
            <text:p>      "type_en":"Resource / Used object",</text:p>
            <text:p>      "nom":"Pile",</text:p>
            <text:p>      "nom_en":"Battery",</text:p>
            <text:p>      "cat_usuel":"cu_toxique",</text:p>
            <text:p>      "cat_trait":"cat_pile",</text:p>
            <text:p>      "descr":"pile, petit accumulateur",</text:p>
            <text:p>      "descr_en":"small battery",</text:p>
            <text:p>      "mots_cles":"pile,petit,accumulateur,",</text:p>
            <text:p>      "mots_cles_en":"small,battery,",</text:p>
            <text:p>      "cons":"cons_pilerechargeable,cons_recuppdv2,",</text:p>
            <text:p>      "image":"pile_45_mini.png",</text:p>
            <text:p>      "image_secondaire":"pile9v_mini.png",</text:p>
            <text:p>      "modco":"modco_decheterie,modco_ecopoint,modco_pointsdevent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lancheBois</text:p>
          </table:table-cell>
          <table:table-cell table:style-name="ce290" office:value-type="string" calcext:value-type="string">
            <text:p>Planche bois</text:p>
          </table:table-cell>
          <table:table-cell table:style-name="ce290" office:value-type="string" calcext:value-type="string">
            <text:p>Plank</text:p>
          </table:table-cell>
          <table:table-cell table:style-name="ce290" office:value-type="string" calcext:value-type="string">
            <text:p>cu_vertbois</text:p>
          </table:table-cell>
          <table:table-cell table:style-name="ce290" office:value-type="string" calcext:value-type="string">
            <text:p>cat_materiaux</text:p>
          </table:table-cell>
          <table:table-cell table:style-name="ce290"/>
          <table:table-cell table:style-name="ce290" office:value-type="string" calcext:value-type="string">
            <text:p>planche de bois</text:p>
          </table:table-cell>
          <table:table-cell table:style-name="ce290" office:value-type="string" calcext:value-type="string">
            <text:p>plank of wood</text:p>
          </table:table-cell>
          <table:table-cell table:style-name="ce290" table:number-columns-repeated="2"/>
          <table:table-cell table:style-name="ce319"/>
          <table:table-cell table:style-name="ce116" office:value-type="string" calcext:value-type="string">
            <text:p>planche_bois_mini.png</text:p>
          </table:table-cell>
          <table:table-cell table:style-name="ce17" office:value-type="string" calcext:value-type="string">
            <text:p>morceaux_de_bois_mini.png</text:p>
          </table:table-cell>
          <table:table-cell table:style-name="ce348" office:value-type="string" calcext:value-type="string">
            <text:p>MieuxTrierANantes 02/2015</text:p>
          </table:table-cell>
          <table:table-cell table:number-columns-repeated="2" table:style-name="ce348" office:value-type="string" calcext:value-type="string">
            <text:p>Stations Services</text:p>
          </table:table-cell>
          <table:table-cell table:style-name="ce348"/>
          <table:table-cell/>
          <table:table-cell table:formula="of:=SUBSTITUTE([.L133];&quot;_petit&quot;;&quot;&quot;)" office:value-type="string" office:string-value="planche_bois_mini.png" calcext:value-type="string">
            <text:p>planche_bois_mini.png</text:p>
          </table:table-cell>
          <table:table-cell table:formula="of:=CONCATENATE(UTILTRANSFORMEENMOTSCLES([.G133]);&quot;,&quot;;[.I133])" office:value-type="string" office:string-value="planche,bois," calcext:value-type="string">
            <text:p>planche,bois,</text:p>
          </table:table-cell>
          <table:table-cell table:formula="of:=CONCATENATE(UTILTRANSFORMEENMOTSCLES([.H133]);&quot;,&quot;;[.J133])" office:value-type="string" office:string-value="plank,of,wood," calcext:value-type="string">
            <text:p>plank,of,wood,</text:p>
          </table:table-cell>
          <table:table-cell table:number-columns-repeated="2"/>
          <table:table-cell table:style-name="ce53" table:formula="of:=JSONDECHETS([.A133];[.B133];[.C133];[.D133];[.E133];[.F133];[.T133];[.U133];[.G133];[.H133];[.K133];[.L133];[.M133];[.N133];[.P133])" office:value-type="string" office:string-value="   {&quot;code&quot;:&quot;dec_plancheBois&quot;,&#10;      &quot;type&quot;:&quot;Ressource / objet usagé&quot;,&#10;      &quot;type_en&quot;:&quot;Resource / Used object&quot;,&#10;      &quot;nom&quot;:&quot;Planche bois&quot;,&#10;      &quot;nom_en&quot;:&quot;Plank&quot;,&#10;      &quot;cat_usuel&quot;:&quot;cu_vertbois&quot;,&#10;      &quot;cat_trait&quot;:&quot;cat_materiaux&quot;,&#10;      &quot;descr&quot;:&quot;planche de bois&quot;,&#10;      &quot;descr_en&quot;:&quot;plank of wood&quot;,&#10;      &quot;mots_cles&quot;:&quot;planche,bois,&quot;,&#10;      &quot;mots_cles_en&quot;:&quot;plank,of,wood,&quot;,&#10;      &quot;cons&quot;:&quot;cons_paspoubelle&quot;,&#10;      &quot;image&quot;:&quot;planche_bois_mini.png&quot;,&#10;      &quot;image_secondaire&quot;:&quot;morceaux_de_bois_mini.png&quot;,&#10;      &quot;modco&quot;:&quot;modco_decheterie&quot;,&#10;      &quot;recyc&quot;:&quot;PAS_POUBELLE&quot;,&#10;      &quot;src&quot;:&quot;MieuxTrierANantes 02/2015&quot;,&#10;      &quot;sponsor&quot;:&quot;Stations Services&quot;&#10;   }," calcext:value-type="string">
            <text:p>   {"code":"dec_plancheBois",</text:p>
            <text:p>      "type":"Ressource / objet usagé",</text:p>
            <text:p>      "type_en":"Resource / Used object",</text:p>
            <text:p>      "nom":"Planche bois",</text:p>
            <text:p>      "nom_en":"Plank",</text:p>
            <text:p>      "cat_usuel":"cu_vertbois",</text:p>
            <text:p>      "cat_trait":"cat_materiaux",</text:p>
            <text:p>      "descr":"planche de bois",</text:p>
            <text:p>      "descr_en":"plank of wood",</text:p>
            <text:p>      "mots_cles":"planche,bois,",</text:p>
            <text:p>      "mots_cles_en":"plank,of,wood,",</text:p>
            <text:p>      "cons":"cons_paspoubelle",</text:p>
            <text:p>      "image":"planche_bois_mini.png",</text:p>
            <text:p>      "image_secondaire":"morceaux_de_bois_mini.png",</text:p>
            <text:p>      "modco":"modco_decheterie",</text:p>
            <text:p>      "recyc":"PAS_POUBELLE",</text:p>
            <text:p>      "src":"MieuxTrierANantes 02/2015",</text:p>
            <text:p>      "sponsor":"Stations Services"</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lante</text:p>
          </table:table-cell>
          <table:table-cell table:style-name="ce290" office:value-type="string" calcext:value-type="string">
            <text:p>Plante</text:p>
          </table:table-cell>
          <table:table-cell table:style-name="ce290" office:value-type="string" calcext:value-type="string">
            <text:p>Plant</text:p>
          </table:table-cell>
          <table:table-cell table:style-name="ce290" office:value-type="string" calcext:value-type="string">
            <text:p>cu_vertbois</text:p>
          </table:table-cell>
          <table:table-cell table:style-name="ce290" office:value-type="string" calcext:value-type="string">
            <text:p>cat_organiquegros</text:p>
          </table:table-cell>
          <table:table-cell table:style-name="ce290"/>
          <table:table-cell table:style-name="ce290" office:value-type="string" calcext:value-type="string">
            <text:p>plante</text:p>
          </table:table-cell>
          <table:table-cell table:style-name="ce290" office:value-type="string" calcext:value-type="string">
            <text:p>plant</text:p>
          </table:table-cell>
          <table:table-cell table:style-name="ce290" table:number-columns-repeated="2"/>
          <table:table-cell table:style-name="ce319"/>
          <table:table-cell table:style-name="ce116" office:value-type="string" calcext:value-type="string">
            <text:p>plan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34];&quot;_petit&quot;;&quot;&quot;)" office:value-type="string" office:string-value="plante_mini.png" calcext:value-type="string">
            <text:p>plante_mini.png</text:p>
          </table:table-cell>
          <table:table-cell table:formula="of:=CONCATENATE(UTILTRANSFORMEENMOTSCLES([.G134]);&quot;,&quot;;[.I134])" office:value-type="string" office:string-value="plante," calcext:value-type="string">
            <text:p>plante,</text:p>
          </table:table-cell>
          <table:table-cell table:formula="of:=CONCATENATE(UTILTRANSFORMEENMOTSCLES([.H134]);&quot;,&quot;;[.J134])" office:value-type="string" office:string-value="plant," calcext:value-type="string">
            <text:p>plant,</text:p>
          </table:table-cell>
          <table:table-cell table:number-columns-repeated="2"/>
          <table:table-cell table:style-name="ce53" table:formula="of:=JSONDECHETS([.A134];[.B134];[.C134];[.D134];[.E134];[.F134];[.T134];[.U134];[.G134];[.H134];[.K134];[.L134];[.M134];[.N134];[.P134])" office:value-type="string" office:string-value="   {&quot;code&quot;:&quot;dec_plante&quot;,&#10;      &quot;type&quot;:&quot;Ressource / objet usagé&quot;,&#10;      &quot;type_en&quot;:&quot;Resource / Used object&quot;,&#10;      &quot;nom&quot;:&quot;Plante&quot;,&#10;      &quot;nom_en&quot;:&quot;Plant&quot;,&#10;      &quot;cat_usuel&quot;:&quot;cu_vertbois&quot;,&#10;      &quot;cat_trait&quot;:&quot;cat_organiquegros&quot;,&#10;      &quot;descr&quot;:&quot;plante&quot;,&#10;      &quot;descr_en&quot;:&quot;plant&quot;,&#10;      &quot;mots_cles&quot;:&quot;plante,&quot;,&#10;      &quot;mots_cles_en&quot;:&quot;plant,&quot;,&#10;      &quot;cons&quot;:&quot;cons_compostage&quot;,&#10;      &quot;image&quot;:&quot;plante_mini.png&quot;,&#10;      &quot;modco&quot;:&quot;modco_decheterie,modco_ecopoint,modco_compostage&quot;,&#10;      &quot;recyc&quot;:&quot;PAS_POUBELLE&quot;,&#10;      &quot;src&quot;:&quot;MieuxTrierANantes 02/2015&quot;&#10;   }," calcext:value-type="string">
            <text:p>   {"code":"dec_plante",</text:p>
            <text:p>      "type":"Ressource / objet usagé",</text:p>
            <text:p>      "type_en":"Resource / Used object",</text:p>
            <text:p>      "nom":"Plante",</text:p>
            <text:p>      "nom_en":"Plant",</text:p>
            <text:p>      "cat_usuel":"cu_vertbois",</text:p>
            <text:p>      "cat_trait":"cat_organiquegros",</text:p>
            <text:p>      "descr":"plante",</text:p>
            <text:p>      "descr_en":"plant",</text:p>
            <text:p>      "mots_cles":"plante,",</text:p>
            <text:p>      "mots_cles_en":"plant,",</text:p>
            <text:p>      "cons":"cons_compostage",</text:p>
            <text:p>      "image":"plant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neu</text:p>
          </table:table-cell>
          <table:table-cell table:style-name="ce290" office:value-type="string" calcext:value-type="string">
            <text:p>Pneu</text:p>
          </table:table-cell>
          <table:table-cell table:style-name="ce290" office:value-type="string" calcext:value-type="string">
            <text:p>Tire</text:p>
          </table:table-cell>
          <table:table-cell table:style-name="ce290" office:value-type="string" calcext:value-type="string">
            <text:p>cu_divers</text:p>
          </table:table-cell>
          <table:table-cell table:style-name="ce290" office:value-type="string" calcext:value-type="string">
            <text:p>cat_encombrant</text:p>
          </table:table-cell>
          <table:table-cell table:style-name="ce290"/>
          <table:table-cell table:style-name="ce290" office:value-type="string" calcext:value-type="string">
            <text:p>pneu</text:p>
          </table:table-cell>
          <table:table-cell table:style-name="ce290" office:value-type="string" calcext:value-type="string">
            <text:p>tire</text:p>
          </table:table-cell>
          <table:table-cell table:style-name="ce290" table:number-columns-repeated="2"/>
          <table:table-cell table:style-name="ce319"/>
          <table:table-cell table:style-name="ce116" office:value-type="string" calcext:value-type="string">
            <text:p>pneu_mini.png</text:p>
          </table:table-cell>
          <table:table-cell table:style-name="ce17"/>
          <table:table-cell table:style-name="ce348" office:value-type="string" calcext:value-type="string">
            <text:p>MieuxTrierANantes 02/2017</text:p>
          </table:table-cell>
          <table:table-cell table:style-name="ce348" table:number-columns-repeated="3"/>
          <table:table-cell/>
          <table:table-cell table:formula="of:=SUBSTITUTE([.L135];&quot;_petit&quot;;&quot;&quot;)" office:value-type="string" office:string-value="pneu_mini.png" calcext:value-type="string">
            <text:p>pneu_mini.png</text:p>
          </table:table-cell>
          <table:table-cell table:formula="of:=CONCATENATE(UTILTRANSFORMEENMOTSCLES([.G135]);&quot;,&quot;;[.I135])" office:value-type="string" office:string-value="pneu," calcext:value-type="string">
            <text:p>pneu,</text:p>
          </table:table-cell>
          <table:table-cell table:formula="of:=CONCATENATE(UTILTRANSFORMEENMOTSCLES([.H135]);&quot;,&quot;;[.J135])" office:value-type="string" office:string-value="tire," calcext:value-type="string">
            <text:p>tire,</text:p>
          </table:table-cell>
          <table:table-cell table:number-columns-repeated="2"/>
          <table:table-cell table:style-name="ce53" table:formula="of:=JSONDECHETS([.A135];[.B135];[.C135];[.D135];[.E135];[.F135];[.T135];[.U135];[.G135];[.H135];[.K135];[.L135];[.M135];[.N135];[.P135])" office:value-type="string" office:string-value="   {&quot;code&quot;:&quot;dec_pneu&quot;,&#10;      &quot;type&quot;:&quot;Ressource / objet usagé&quot;,&#10;      &quot;type_en&quot;:&quot;Resource / Used object&quot;,&#10;      &quot;nom&quot;:&quot;Pneu&quot;,&#10;      &quot;nom_en&quot;:&quot;Tire&quot;,&#10;      &quot;cat_usuel&quot;:&quot;cu_divers&quot;,&#10;      &quot;cat_trait&quot;:&quot;cat_encombrant&quot;,&#10;      &quot;descr&quot;:&quot;pneu&quot;,&#10;      &quot;descr_en&quot;:&quot;tire&quot;,&#10;      &quot;mots_cles&quot;:&quot;pneu,&quot;,&#10;      &quot;mots_cles_en&quot;:&quot;tire,&quot;,&#10;      &quot;cons&quot;:&quot;cons_numerosencombrants,cons_encombrants&quot;,&#10;      &quot;image&quot;:&quot;pneu_mini.png&quot;,&#10;      &quot;modco&quot;:&quot;modco_encombrant,modco_decheterie&quot;,&#10;      &quot;recyc&quot;:&quot;PAS_POUBELLE&quot;,&#10;      &quot;src&quot;:&quot;MieuxTrierANantes 02/2017&quot;&#10;   }," calcext:value-type="string">
            <text:p>   {"code":"dec_pneu",</text:p>
            <text:p>      "type":"Ressource / objet usagé",</text:p>
            <text:p>      "type_en":"Resource / Used object",</text:p>
            <text:p>      "nom":"Pneu",</text:p>
            <text:p>      "nom_en":"Tire",</text:p>
            <text:p>      "cat_usuel":"cu_divers",</text:p>
            <text:p>      "cat_trait":"cat_encombrant",</text:p>
            <text:p>      "descr":"pneu",</text:p>
            <text:p>      "descr_en":"tire",</text:p>
            <text:p>      "mots_cles":"pneu,",</text:p>
            <text:p>      "mots_cles_en":"tire,",</text:p>
            <text:p>      "cons":"cons_numerosencombrants,cons_encombrants",</text:p>
            <text:p>      "image":"pneu_mini.png",</text:p>
            <text:p>      "modco":"modco_encombrant,modco_decheterie",</text:p>
            <text:p>      "recyc":"PAS_POUBELLE",</text:p>
            <text:p>      "src":"MieuxTrierANantes 02/2017"</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olystyrene</text:p>
          </table:table-cell>
          <table:table-cell table:style-name="ce290" office:value-type="string" calcext:value-type="string">
            <text:p>Polystyrène</text:p>
          </table:table-cell>
          <table:table-cell table:style-name="ce290" office:value-type="string" calcext:value-type="string">
            <text:p>Polystyrene</text:p>
          </table:table-cell>
          <table:table-cell table:style-name="ce290" office:value-type="string" calcext:value-type="string">
            <text:p>cu_plastique</text:p>
          </table:table-cell>
          <table:table-cell table:style-name="ce70" office:value-type="string" calcext:value-type="string">
            <text:p>cat_plastique_emballage</text:p>
          </table:table-cell>
          <table:table-cell table:style-name="ce290"/>
          <table:table-cell table:style-name="ce70" office:value-type="string" calcext:value-type="string">
            <text:p>barquette de polystyrène, barquette de jambon</text:p>
          </table:table-cell>
          <table:table-cell table:style-name="ce70" office:value-type="string" calcext:value-type="string">
            <text:p>polystyrene tray, ham tray</text:p>
          </table:table-cell>
          <table:table-cell table:style-name="ce290" table:number-columns-repeated="2"/>
          <table:table-cell table:style-name="ce319"/>
          <table:table-cell table:style-name="ce116" office:value-type="string" calcext:value-type="string">
            <text:p>polystyrene_mini.png</text:p>
          </table:table-cell>
          <table:table-cell table:style-name="ce17"/>
          <table:table-cell table:style-name="ce47" office:value-type="string" calcext:value-type="string">
            <text:p>MieuxTrierANantes 04/2020</text:p>
          </table:table-cell>
          <table:table-cell table:style-name="ce348" table:number-columns-repeated="3"/>
          <table:table-cell/>
          <table:table-cell table:formula="of:=SUBSTITUTE([.L136];&quot;_petit&quot;;&quot;&quot;)" office:value-type="string" office:string-value="polystyrene_mini.png" calcext:value-type="string">
            <text:p>polystyrene_mini.png</text:p>
          </table:table-cell>
          <table:table-cell table:formula="of:=CONCATENATE(UTILTRANSFORMEENMOTSCLES([.G136]);&quot;,&quot;;[.I136])" office:value-type="string" office:string-value="barquette,polystyrene,barquette,jambon," calcext:value-type="string">
            <text:p>barquette,polystyrene,barquette,jambon,</text:p>
          </table:table-cell>
          <table:table-cell table:formula="of:=CONCATENATE(UTILTRANSFORMEENMOTSCLES([.H136]);&quot;,&quot;;[.J136])" office:value-type="string" office:string-value="polystyrene,tray,ham,tray," calcext:value-type="string">
            <text:p>polystyrene,tray,ham,tray,</text:p>
          </table:table-cell>
          <table:table-cell table:number-columns-repeated="2"/>
          <table:table-cell table:style-name="ce53" table:formula="of:=JSONDECHETS([.A136];[.B136];[.C136];[.D136];[.E136];[.F136];[.T136];[.U136];[.G136];[.H136];[.K136];[.L136];[.M136];[.N136];[.P136])" office:value-type="string" office:string-value="   {&quot;code&quot;:&quot;dec_polystyrene&quot;,&#10;      &quot;type&quot;:&quot;Ressource / objet usagé&quot;,&#10;      &quot;type_en&quot;:&quot;Resource / Used object&quot;,&#10;      &quot;nom&quot;:&quot;Polystyrène&quot;,&#10;      &quot;nom_en&quot;:&quot;Polystyrene&quot;,&#10;      &quot;cat_usuel&quot;:&quot;cu_plastique&quot;,&#10;      &quot;cat_trait&quot;:&quot;cat_plastique_emballage&quot;,&#10;      &quot;descr&quot;:&quot;barquette de polystyrène, barquette de jambon&quot;,&#10;      &quot;descr_en&quot;:&quot;polystyrene tray, ham tray&quot;,&#10;      &quot;mots_cles&quot;:&quot;barquette,polystyrene,barquette,jambon,&quot;,&#10;      &quot;mots_cles_en&quot;:&quot;polystyrene,tray,ham,tray,&quot;,&#10;      &quot;cons&quot;:&quot;cons_pasuniquementbouteilleflacon&quot;,&#10;      &quot;image&quot;:&quot;polystyrene_mini.png&quot;,&#10;      &quot;modco&quot;:&quot;modco_bacjaunenantes,modco_bacbleuhorsnantes,modco_sacjaune&quot;,&#10;      &quot;recyc&quot;:&quot;OUI_ET_NON&quot;,&#10;      &quot;src&quot;:&quot;MieuxTrierANantes 04/2020&quot;&#10;   }," calcext:value-type="string">
            <text:p>   {"code":"dec_polystyrene",</text:p>
            <text:p>      "type":"Ressource / objet usagé",</text:p>
            <text:p>      "type_en":"Resource / Used object",</text:p>
            <text:p>      "nom":"Polystyrène",</text:p>
            <text:p>      "nom_en":"Polystyrene",</text:p>
            <text:p>      "cat_usuel":"cu_plastique",</text:p>
            <text:p>      "cat_trait":"cat_plastique_emballage",</text:p>
            <text:p>      "descr":"barquette de polystyrène, barquette de jambon",</text:p>
            <text:p>      "descr_en":"polystyrene tray, ham tray",</text:p>
            <text:p>      "mots_cles":"barquette,polystyrene,barquette,jambon,",</text:p>
            <text:p>      "mots_cles_en":"polystyrene,tray,ham,tray,",</text:p>
            <text:p>      "cons":"cons_pasuniquementbouteilleflacon",</text:p>
            <text:p>      "image":"polystyrene_mini.png",</text:p>
            <text:p>      "modco":"modco_bacjaunenantes,modco_bacbleuhorsnantes,modco_sacjaune",</text:p>
            <text:p>      "recyc":"OUI_ET_NON",</text:p>
            <text:p>      "src":"MieuxTrierANantes 04/2020"</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orcelaine</text:p>
          </table:table-cell>
          <table:table-cell table:style-name="ce290" office:value-type="string" calcext:value-type="string">
            <text:p>Porcelaine</text:p>
          </table:table-cell>
          <table:table-cell table:style-name="ce290" office:value-type="string" calcext:value-type="string">
            <text:p>Porcelain</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porcelaine, vase</text:p>
          </table:table-cell>
          <table:table-cell table:style-name="ce290" office:value-type="string" calcext:value-type="string">
            <text:p>porcelain vase</text:p>
          </table:table-cell>
          <table:table-cell table:style-name="ce290" table:number-columns-repeated="2"/>
          <table:table-cell table:style-name="ce34"/>
          <table:table-cell table:style-name="ce116" office:value-type="string" calcext:value-type="string">
            <text:p>vase_mini.png</text:p>
          </table:table-cell>
          <table:table-cell table:style-name="ce17" office:value-type="string" calcext:value-type="string">
            <text:p>theiere_mini.png</text:p>
          </table:table-cell>
          <table:table-cell table:style-name="ce348" office:value-type="string" calcext:value-type="string">
            <text:p>MieuxTrierANantes 02/2015</text:p>
          </table:table-cell>
          <table:table-cell table:style-name="ce348" table:number-columns-repeated="3"/>
          <table:table-cell/>
          <table:table-cell table:formula="of:=SUBSTITUTE([.L137];&quot;_petit&quot;;&quot;&quot;)" office:value-type="string" office:string-value="vase_mini.png" calcext:value-type="string">
            <text:p>vase_mini.png</text:p>
          </table:table-cell>
          <table:table-cell table:formula="of:=CONCATENATE(UTILTRANSFORMEENMOTSCLES([.G137]);&quot;,&quot;;[.I137])" office:value-type="string" office:string-value="porcelaine,vase," calcext:value-type="string">
            <text:p>porcelaine,vase,</text:p>
          </table:table-cell>
          <table:table-cell table:formula="of:=CONCATENATE(UTILTRANSFORMEENMOTSCLES([.H137]);&quot;,&quot;;[.J137])" office:value-type="string" office:string-value="porcelain,vase," calcext:value-type="string">
            <text:p>porcelain,vase,</text:p>
          </table:table-cell>
          <table:table-cell table:number-columns-repeated="2"/>
          <table:table-cell table:style-name="ce53" table:formula="of:=JSONDECHETS([.A137];[.B137];[.C137];[.D137];[.E137];[.F137];[.T137];[.U137];[.G137];[.H137];[.K137];[.L137];[.M137];[.N137];[.P137])" office:value-type="string" office:string-value="   {&quot;code&quot;:&quot;dec_porcelaine&quot;,&#10;      &quot;type&quot;:&quot;Ressource / objet usagé&quot;,&#10;      &quot;type_en&quot;:&quot;Resource / Used object&quot;,&#10;      &quot;nom&quot;:&quot;Porcelaine&quot;,&#10;      &quot;nom_en&quot;:&quot;Porcelain&quot;,&#10;      &quot;cat_usuel&quot;:&quot;cu_verrevaisselle&quot;,&#10;      &quot;cat_trait&quot;:&quot;cat_verrenonvalovaisselleporcelaine&quot;,&#10;      &quot;descr&quot;:&quot;porcelaine, vase&quot;,&#10;      &quot;descr_en&quot;:&quot;porcelain vase&quot;,&#10;      &quot;mots_cles&quot;:&quot;porcelaine,vase,&quot;,&#10;      &quot;mots_cles_en&quot;:&quot;porcelain,vase,&quot;,&#10;      &quot;cons&quot;:&quot;cons_verre&quot;,&#10;      &quot;image&quot;:&quot;vase_mini.png&quot;,&#10;      &quot;image_secondaire&quot;:&quot;theiere_mini.png&quot;,&#10;      &quot;modco&quot;:&quot;modco_bacbleunantes,modco_sacbleu,modco_decheterie,modco_ecopoint,smco_vaisselle&quot;,&#10;      &quot;recyc&quot;:&quot;NON&quot;,&#10;      &quot;src&quot;:&quot;MieuxTrierANantes 02/2015&quot;&#10;   }," calcext:value-type="string">
            <text:p>   {"code":"dec_porcelaine",</text:p>
            <text:p>      "type":"Ressource / objet usagé",</text:p>
            <text:p>      "type_en":"Resource / Used object",</text:p>
            <text:p>      "nom":"Porcelaine",</text:p>
            <text:p>      "nom_en":"Porcelain",</text:p>
            <text:p>      "cat_usuel":"cu_verrevaisselle",</text:p>
            <text:p>      "cat_trait":"cat_verrenonvalovaisselleporcelaine",</text:p>
            <text:p>      "descr":"porcelaine, vase",</text:p>
            <text:p>      "descr_en":"porcelain vase",</text:p>
            <text:p>      "mots_cles":"porcelaine,vase,",</text:p>
            <text:p>      "mots_cles_en":"porcelain,vase,",</text:p>
            <text:p>      "cons":"cons_verre",</text:p>
            <text:p>      "image":"vase_mini.png",</text:p>
            <text:p>      "image_secondaire":"theie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otCremeFraîche</text:p>
          </table:table-cell>
          <table:table-cell table:style-name="ce290" office:value-type="string" calcext:value-type="string">
            <text:p>Pot crème fraîche</text:p>
          </table:table-cell>
          <table:table-cell table:style-name="ce290" office:value-type="string" calcext:value-type="string">
            <text:p>Pot cream</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pot de crème fraîche</text:p>
          </table:table-cell>
          <table:table-cell table:style-name="ce290" office:value-type="string" calcext:value-type="string">
            <text:p>cream pot</text:p>
          </table:table-cell>
          <table:table-cell table:style-name="ce290" table:number-columns-repeated="2"/>
          <table:table-cell/>
          <table:table-cell table:style-name="ce116" office:value-type="string" calcext:value-type="string">
            <text:p>pot_creme_fraich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38];&quot;_petit&quot;;&quot;&quot;)" office:value-type="string" office:string-value="pot_creme_fraiche_mini.png" calcext:value-type="string">
            <text:p>pot_creme_fraiche_mini.png</text:p>
          </table:table-cell>
          <table:table-cell table:formula="of:=CONCATENATE(UTILTRANSFORMEENMOTSCLES([.G138]);&quot;,&quot;;[.I138])" office:value-type="string" office:string-value="pot,creme,fraiche," calcext:value-type="string">
            <text:p>pot,creme,fraiche,</text:p>
          </table:table-cell>
          <table:table-cell table:formula="of:=CONCATENATE(UTILTRANSFORMEENMOTSCLES([.H138]);&quot;,&quot;;[.J138])" office:value-type="string" office:string-value="cream,pot," calcext:value-type="string">
            <text:p>cream,pot,</text:p>
          </table:table-cell>
          <table:table-cell table:number-columns-repeated="2"/>
          <table:table-cell table:style-name="ce53" table:formula="of:=JSONDECHETS([.A138];[.B138];[.C138];[.D138];[.E138];[.F138];[.T138];[.U138];[.G138];[.H138];[.K138];[.L138];[.M138];[.N138];[.P138])" office:value-type="string" office:string-value="   {&quot;code&quot;:&quot;dec_potCremeFraîche&quot;,&#10;      &quot;type&quot;:&quot;Ressource / objet usagé&quot;,&#10;      &quot;type_en&quot;:&quot;Resource / Used object&quot;,&#10;      &quot;nom&quot;:&quot;Pot crème fraîche&quot;,&#10;      &quot;nom_en&quot;:&quot;Pot cream&quot;,&#10;      &quot;cat_usuel&quot;:&quot;cu_plastique&quot;,&#10;      &quot;cat_trait&quot;:&quot;cat_plastique_emballage&quot;,&#10;      &quot;descr&quot;:&quot;pot de crème fraîche&quot;,&#10;      &quot;descr_en&quot;:&quot;cream pot&quot;,&#10;      &quot;mots_cles&quot;:&quot;pot,creme,fraiche,&quot;,&#10;      &quot;mots_cles_en&quot;:&quot;cream,pot,&quot;,&#10;      &quot;cons&quot;:&quot;cons_pasuniquementbouteilleflacon&quot;,&#10;      &quot;image&quot;:&quot;pot_creme_fraiche_mini.png&quot;,&#10;      &quot;modco&quot;:&quot;modco_bacjaunenantes,modco_bacbleuhorsnantes,modco_sacjaune&quot;,&#10;      &quot;recyc&quot;:&quot;OUI_ET_NON&quot;,&#10;      &quot;src&quot;:&quot;MieuxTrierANantes 02/2015&quot;&#10;   }," calcext:value-type="string">
            <text:p>   {"code":"dec_potCremeFraîche",</text:p>
            <text:p>      "type":"Ressource / objet usagé",</text:p>
            <text:p>      "type_en":"Resource / Used object",</text:p>
            <text:p>      "nom":"Pot crème fraîche",</text:p>
            <text:p>      "nom_en":"Pot cream",</text:p>
            <text:p>      "cat_usuel":"cu_plastique",</text:p>
            <text:p>      "cat_trait":"cat_plastique_emballage",</text:p>
            <text:p>      "descr":"pot de crème fraîche",</text:p>
            <text:p>      "descr_en":"cream pot",</text:p>
            <text:p>      "mots_cles":"pot,creme,fraiche,",</text:p>
            <text:p>      "mots_cles_en":"cream,pot,",</text:p>
            <text:p>      "cons":"cons_pasuniquementbouteilleflacon",</text:p>
            <text:p>      "image":"pot_creme_fraich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oterie</text:p>
          </table:table-cell>
          <table:table-cell table:style-name="ce290" office:value-type="string" calcext:value-type="string">
            <text:p>Poterie</text:p>
          </table:table-cell>
          <table:table-cell table:style-name="ce290" office:value-type="string" calcext:value-type="string">
            <text:p>Pottery</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poterie,pot</text:p>
          </table:table-cell>
          <table:table-cell table:style-name="ce290" office:value-type="string" calcext:value-type="string">
            <text:p>pottery</text:p>
          </table:table-cell>
          <table:table-cell table:style-name="ce290" table:number-columns-repeated="2"/>
          <table:table-cell table:style-name="ce319"/>
          <table:table-cell table:style-name="ce116" office:value-type="string" calcext:value-type="string">
            <text:p>pot_en_ter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39];&quot;_petit&quot;;&quot;&quot;)" office:value-type="string" office:string-value="pot_en_terre_mini.png" calcext:value-type="string">
            <text:p>pot_en_terre_mini.png</text:p>
          </table:table-cell>
          <table:table-cell table:formula="of:=CONCATENATE(UTILTRANSFORMEENMOTSCLES([.G139]);&quot;,&quot;;[.I139])" office:value-type="string" office:string-value="poterie,pot," calcext:value-type="string">
            <text:p>poterie,pot,</text:p>
          </table:table-cell>
          <table:table-cell table:formula="of:=CONCATENATE(UTILTRANSFORMEENMOTSCLES([.H139]);&quot;,&quot;;[.J139])" office:value-type="string" office:string-value="pottery," calcext:value-type="string">
            <text:p>pottery,</text:p>
          </table:table-cell>
          <table:table-cell table:number-columns-repeated="2"/>
          <table:table-cell table:style-name="ce53" table:formula="of:=JSONDECHETS([.A139];[.B139];[.C139];[.D139];[.E139];[.F139];[.T139];[.U139];[.G139];[.H139];[.K139];[.L139];[.M139];[.N139];[.P139])" office:value-type="string" office:string-value="   {&quot;code&quot;:&quot;dec_poterie&quot;,&#10;      &quot;type&quot;:&quot;Ressource / objet usagé&quot;,&#10;      &quot;type_en&quot;:&quot;Resource / Used object&quot;,&#10;      &quot;nom&quot;:&quot;Poterie&quot;,&#10;      &quot;nom_en&quot;:&quot;Pottery&quot;,&#10;      &quot;cat_usuel&quot;:&quot;cu_verrevaisselle&quot;,&#10;      &quot;cat_trait&quot;:&quot;cat_verrenonvalovaisselleporcelaine&quot;,&#10;      &quot;descr&quot;:&quot;poterie,pot&quot;,&#10;      &quot;descr_en&quot;:&quot;pottery&quot;,&#10;      &quot;mots_cles&quot;:&quot;poterie,pot,&quot;,&#10;      &quot;mots_cles_en&quot;:&quot;pottery,&quot;,&#10;      &quot;cons&quot;:&quot;cons_verre&quot;,&#10;      &quot;image&quot;:&quot;pot_en_terre_mini.png&quot;,&#10;      &quot;modco&quot;:&quot;modco_bacbleunantes,modco_sacbleu,modco_decheterie,modco_ecopoint,smco_vaisselle&quot;,&#10;      &quot;recyc&quot;:&quot;NON&quot;,&#10;      &quot;src&quot;:&quot;MieuxTrierANantes 02/2015&quot;&#10;   }," calcext:value-type="string">
            <text:p>   {"code":"dec_poterie",</text:p>
            <text:p>      "type":"Ressource / objet usagé",</text:p>
            <text:p>      "type_en":"Resource / Used object",</text:p>
            <text:p>      "nom":"Poterie",</text:p>
            <text:p>      "nom_en":"Pottery",</text:p>
            <text:p>      "cat_usuel":"cu_verrevaisselle",</text:p>
            <text:p>      "cat_trait":"cat_verrenonvalovaisselleporcelaine",</text:p>
            <text:p>      "descr":"poterie,pot",</text:p>
            <text:p>      "descr_en":"pottery",</text:p>
            <text:p>      "mots_cles":"poterie,pot,",</text:p>
            <text:p>      "mots_cles_en":"pottery,",</text:p>
            <text:p>      "cons":"cons_verre",</text:p>
            <text:p>      "image":"pot_en_ter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otPeinture</text:p>
          </table:table-cell>
          <table:table-cell table:style-name="ce290" office:value-type="string" calcext:value-type="string">
            <text:p>Pot peinture</text:p>
          </table:table-cell>
          <table:table-cell table:style-name="ce290" office:value-type="string" calcext:value-type="string">
            <text:p>Paint Po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ot de peinture, peinture à huile, peinture à l'eau, peinture, acrylique, peinture glycéro</text:p>
          </table:table-cell>
          <table:table-cell table:style-name="ce290" office:value-type="string" calcext:value-type="string">
            <text:p>can of paint, oil painting, water painting, painting, acrylic, oil-based paint</text:p>
          </table:table-cell>
          <table:table-cell table:style-name="ce290" table:number-columns-repeated="2"/>
          <table:table-cell table:style-name="ce319"/>
          <table:table-cell table:style-name="ce116" office:value-type="string" calcext:value-type="string">
            <text:p>peinture_acrylique_mini.png</text:p>
          </table:table-cell>
          <table:table-cell table:style-name="ce17" office:value-type="string" calcext:value-type="string">
            <text:p>pot_peinture_mini.png</text:p>
          </table:table-cell>
          <table:table-cell table:style-name="ce348" office:value-type="string" calcext:value-type="string">
            <text:p>MieuxTrierANantes 02/2015</text:p>
          </table:table-cell>
          <table:table-cell table:style-name="ce348" table:number-columns-repeated="3"/>
          <table:table-cell/>
          <table:table-cell table:formula="of:=SUBSTITUTE([.L140];&quot;_petit&quot;;&quot;&quot;)" office:value-type="string" office:string-value="peinture_acrylique_mini.png" calcext:value-type="string">
            <text:p>peinture_acrylique_mini.png</text:p>
          </table:table-cell>
          <table:table-cell table:formula="of:=CONCATENATE(UTILTRANSFORMEENMOTSCLES([.G140]);&quot;,&quot;;[.I140])"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H140]);&quot;,&quot;;[.J140])"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53" table:formula="of:=JSONDECHETS([.A140];[.B140];[.C140];[.D140];[.E140];[.F140];[.T140];[.U140];[.G140];[.H140];[.K140];[.L140];[.M140];[.N140];[.P140])" office:value-type="string" office:string-value="   {&quot;code&quot;:&quot;dec_potPeinture&quot;,&#10;      &quot;type&quot;:&quot;Ressource / objet usagé&quot;,&#10;      &quot;type_en&quot;:&quot;Resource / Used object&quot;,&#10;      &quot;nom&quot;:&quot;Pot peinture&quot;,&#10;      &quot;nom_en&quot;:&quot;Paint Pot&quot;,&#10;      &quot;cat_usuel&quot;:&quot;cu_toxique&quot;,&#10;      &quot;cat_trait&quot;:&quot;cat_ddm&quot;,&#10;      &quot;descr&quot;:&quot;pot de peinture, peinture à huile, peinture à l'eau, peinture, acrylique, peinture glycéro&quot;,&#10;      &quot;descr_en&quot;:&quot;can of paint, oil painting, water painting, painting, acrylic, oil-based paint&quot;,&#10;      &quot;mots_cles&quot;:&quot;pot,peinture,peinture,huile,peinture,l,eau,peinture,acrylique,peinture,glycero,&quot;,&#10;      &quot;mots_cles_en&quot;:&quot;can,of,paint,oil,painting,water,painting,painting,acrylic,oil,based,paint,&quot;,&#10;      &quot;cons&quot;:&quot;cons_toxique&quot;,&#10;      &quot;image&quot;:&quot;peinture_acrylique_mini.png&quot;,&#10;      &quot;image_secondaire&quot;:&quot;pot_peinture_mini.png&quot;,&#10;      &quot;modco&quot;:&quot;modco_decheterie,modco_ecopoint&quot;,&#10;      &quot;recyc&quot;:&quot;PAS_POUBELLE&quot;,&#10;      &quot;src&quot;:&quot;MieuxTrierANantes 02/2015&quot;&#10;   }," calcext:value-type="string">
            <text:p>   {"code":"dec_potPeinture",</text:p>
            <text:p>      "type":"Ressource / objet usagé",</text:p>
            <text:p>      "type_en":"Resource / Used object",</text:p>
            <text:p>      "nom":"Pot peinture",</text:p>
            <text:p>      "nom_en":"Paint Pot",</text:p>
            <text:p>      "cat_usuel":"cu_toxique",</text:p>
            <text:p>      "cat_trait":"cat_ddm",</text:p>
            <text:p>      "descr":"pot de peinture, peinture à huile, peinture à l'eau, peinture, acrylique, peinture glycéro",</text:p>
            <text:p>      "descr_en":"can of paint, oil painting, water painting, painting, acrylic, oil-based paint",</text:p>
            <text:p>      "mots_cles":"pot,peinture,peinture,huile,peinture,l,eau,peinture,acrylique,peinture,glycero,",</text:p>
            <text:p>      "mots_cles_en":"can,of,paint,oil,painting,water,painting,painting,acrylic,oil,based,paint,",</text:p>
            <text:p>      "cons":"cons_toxique",</text:p>
            <text:p>      "image":"peinture_acrylique_mini.png",</text:p>
            <text:p>      "image_secondaire":"pot_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otYaourt</text:p>
          </table:table-cell>
          <table:table-cell table:style-name="ce290" office:value-type="string" calcext:value-type="string">
            <text:p>Pot yaourt</text:p>
          </table:table-cell>
          <table:table-cell table:style-name="ce290" office:value-type="string" calcext:value-type="string">
            <text:p>Yoghurt pot</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pot de yaourt</text:p>
          </table:table-cell>
          <table:table-cell table:style-name="ce290" office:value-type="string" calcext:value-type="string">
            <text:p>yoghurt pot</text:p>
          </table:table-cell>
          <table:table-cell table:style-name="ce290" table:number-columns-repeated="2"/>
          <table:table-cell table:style-name="ce319"/>
          <table:table-cell table:style-name="ce116" office:value-type="string" calcext:value-type="string">
            <text:p>yaourt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41];&quot;_petit&quot;;&quot;&quot;)" office:value-type="string" office:string-value="yaourt_mini.png" calcext:value-type="string">
            <text:p>yaourt_mini.png</text:p>
          </table:table-cell>
          <table:table-cell table:formula="of:=CONCATENATE(UTILTRANSFORMEENMOTSCLES([.G141]);&quot;,&quot;;[.I141])" office:value-type="string" office:string-value="pot,yaourt," calcext:value-type="string">
            <text:p>pot,yaourt,</text:p>
          </table:table-cell>
          <table:table-cell table:formula="of:=CONCATENATE(UTILTRANSFORMEENMOTSCLES([.H141]);&quot;,&quot;;[.J141])" office:value-type="string" office:string-value="yoghurt,pot," calcext:value-type="string">
            <text:p>yoghurt,pot,</text:p>
          </table:table-cell>
          <table:table-cell table:number-columns-repeated="2"/>
          <table:table-cell table:style-name="ce53" table:formula="of:=JSONDECHETS([.A141];[.B141];[.C141];[.D141];[.E141];[.F141];[.T141];[.U141];[.G141];[.H141];[.K141];[.L141];[.M141];[.N141];[.P141])" office:value-type="string" office:string-value="   {&quot;code&quot;:&quot;dec_potYaourt&quot;,&#10;      &quot;type&quot;:&quot;Ressource / objet usagé&quot;,&#10;      &quot;type_en&quot;:&quot;Resource / Used object&quot;,&#10;      &quot;nom&quot;:&quot;Pot yaourt&quot;,&#10;      &quot;nom_en&quot;:&quot;Yoghurt pot&quot;,&#10;      &quot;cat_usuel&quot;:&quot;cu_plastique&quot;,&#10;      &quot;cat_trait&quot;:&quot;cat_plastique_emballage&quot;,&#10;      &quot;descr&quot;:&quot;pot de yaourt&quot;,&#10;      &quot;descr_en&quot;:&quot;yoghurt pot&quot;,&#10;      &quot;mots_cles&quot;:&quot;pot,yaourt,&quot;,&#10;      &quot;mots_cles_en&quot;:&quot;yoghurt,pot,&quot;,&#10;      &quot;cons&quot;:&quot;cons_pasuniquementbouteilleflacon&quot;,&#10;      &quot;image&quot;:&quot;yaourt_mini.png&quot;,&#10;      &quot;modco&quot;:&quot;modco_bacjaunenantes,modco_bacbleuhorsnantes,modco_sacjaune&quot;,&#10;      &quot;recyc&quot;:&quot;OUI_ET_NON&quot;,&#10;      &quot;src&quot;:&quot;MieuxTrierANantes 02/2015&quot;&#10;   }," calcext:value-type="string">
            <text:p>   {"code":"dec_potYaourt",</text:p>
            <text:p>      "type":"Ressource / objet usagé",</text:p>
            <text:p>      "type_en":"Resource / Used object",</text:p>
            <text:p>      "nom":"Pot yaourt",</text:p>
            <text:p>      "nom_en":"Yoghurt pot",</text:p>
            <text:p>      "cat_usuel":"cu_plastique",</text:p>
            <text:p>      "cat_trait":"cat_plastique_emballage",</text:p>
            <text:p>      "descr":"pot de yaourt",</text:p>
            <text:p>      "descr_en":"yoghurt pot",</text:p>
            <text:p>      "mots_cles":"pot,yaourt,",</text:p>
            <text:p>      "mots_cles_en":"yoghurt,pot,",</text:p>
            <text:p>      "cons":"cons_pasuniquementbouteilleflacon",</text:p>
            <text:p>      "image":"yaourt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roduitPhytosanitaire</text:p>
          </table:table-cell>
          <table:table-cell table:style-name="ce290" office:value-type="string" calcext:value-type="string">
            <text:p>Produit phytosanitaire</text:p>
          </table:table-cell>
          <table:table-cell table:style-name="ce290" office:value-type="string" calcext:value-type="string">
            <text:p>Plant health produc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roduit phytosanitaire</text:p>
          </table:table-cell>
          <table:table-cell table:style-name="ce290" office:value-type="string" calcext:value-type="string">
            <text:p>plant health product</text:p>
          </table:table-cell>
          <table:table-cell table:style-name="ce290" table:number-columns-repeated="2"/>
          <table:table-cell table:style-name="ce319"/>
          <table:table-cell table:style-name="ce116" office:value-type="string" calcext:value-type="string">
            <text:p>phytosanitai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42];&quot;_petit&quot;;&quot;&quot;)" office:value-type="string" office:string-value="phytosanitaire_mini.png" calcext:value-type="string">
            <text:p>phytosanitaire_mini.png</text:p>
          </table:table-cell>
          <table:table-cell table:formula="of:=CONCATENATE(UTILTRANSFORMEENMOTSCLES([.G142]);&quot;,&quot;;[.I142])" office:value-type="string" office:string-value="produit,phytosanitaire," calcext:value-type="string">
            <text:p>produit,phytosanitaire,</text:p>
          </table:table-cell>
          <table:table-cell table:formula="of:=CONCATENATE(UTILTRANSFORMEENMOTSCLES([.H142]);&quot;,&quot;;[.J142])" office:value-type="string" office:string-value="plant,health,product," calcext:value-type="string">
            <text:p>plant,health,product,</text:p>
          </table:table-cell>
          <table:table-cell table:number-columns-repeated="2"/>
          <table:table-cell table:style-name="ce53" table:formula="of:=JSONDECHETS([.A142];[.B142];[.C142];[.D142];[.E142];[.F142];[.T142];[.U142];[.G142];[.H142];[.K142];[.L142];[.M142];[.N142];[.P142])" office:value-type="string" office:string-value="   {&quot;code&quot;:&quot;dec_produitPhytosanitaire&quot;,&#10;      &quot;type&quot;:&quot;Ressource / objet usagé&quot;,&#10;      &quot;type_en&quot;:&quot;Resource / Used object&quot;,&#10;      &quot;nom&quot;:&quot;Produit phytosanitaire&quot;,&#10;      &quot;nom_en&quot;:&quot;Plant health product&quot;,&#10;      &quot;cat_usuel&quot;:&quot;cu_toxique&quot;,&#10;      &quot;cat_trait&quot;:&quot;cat_ddm&quot;,&#10;      &quot;descr&quot;:&quot;produit phytosanitaire&quot;,&#10;      &quot;descr_en&quot;:&quot;plant health product&quot;,&#10;      &quot;mots_cles&quot;:&quot;produit,phytosanitaire,&quot;,&#10;      &quot;mots_cles_en&quot;:&quot;plant,health,product,&quot;,&#10;      &quot;cons&quot;:&quot;cons_toxique&quot;,&#10;      &quot;image&quot;:&quot;phytosanitaire_mini.png&quot;,&#10;      &quot;modco&quot;:&quot;modco_decheterie,modco_ecopoint&quot;,&#10;      &quot;recyc&quot;:&quot;PAS_POUBELLE&quot;,&#10;      &quot;src&quot;:&quot;MieuxTrierANantes 02/2015&quot;&#10;   }," calcext:value-type="string">
            <text:p>   {"code":"dec_produitPhytosanitaire",</text:p>
            <text:p>      "type":"Ressource / objet usagé",</text:p>
            <text:p>      "type_en":"Resource / Used object",</text:p>
            <text:p>      "nom":"Produit phytosanitaire",</text:p>
            <text:p>      "nom_en":"Plant health product",</text:p>
            <text:p>      "cat_usuel":"cu_toxique",</text:p>
            <text:p>      "cat_trait":"cat_ddm",</text:p>
            <text:p>      "descr":"produit phytosanitaire",</text:p>
            <text:p>      "descr_en":"plant health product",</text:p>
            <text:p>      "mots_cles":"produit,phytosanitaire,",</text:p>
            <text:p>      "mots_cles_en":"plant,health,product,",</text:p>
            <text:p>      "cons":"cons_toxique",</text:p>
            <text:p>      "image":"phyto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roduitsBeaute</text:p>
          </table:table-cell>
          <table:table-cell table:style-name="ce290" office:value-type="string" calcext:value-type="string">
            <text:p>Produit beauté</text:p>
          </table:table-cell>
          <table:table-cell table:style-name="ce290" office:value-type="string" calcext:value-type="string">
            <text:p>Beauty Product</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produit de beauté, cosmétique, rouge à lèvres, maquillage, vernis</text:p>
          </table:table-cell>
          <table:table-cell table:style-name="ce290" office:value-type="string" calcext:value-type="string">
            <text:p>beauty products, cosmetics, lipstick, makeup, polish</text:p>
          </table:table-cell>
          <table:table-cell table:style-name="ce290" table:number-columns-repeated="2"/>
          <table:table-cell table:style-name="ce319"/>
          <table:table-cell table:style-name="ce116" office:value-type="string" calcext:value-type="string">
            <text:p>rouge_a_lev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43];&quot;_petit&quot;;&quot;&quot;)" office:value-type="string" office:string-value="rouge_a_levre_mini.png" calcext:value-type="string">
            <text:p>rouge_a_levre_mini.png</text:p>
          </table:table-cell>
          <table:table-cell table:formula="of:=CONCATENATE(UTILTRANSFORMEENMOTSCLES([.G143]);&quot;,&quot;;[.I143])" office:value-type="string" office:string-value="produit,beaute,cosmetique,rouge,levres,maquillage,vernis," calcext:value-type="string">
            <text:p>produit,beaute,cosmetique,rouge,levres,maquillage,vernis,</text:p>
          </table:table-cell>
          <table:table-cell table:formula="of:=CONCATENATE(UTILTRANSFORMEENMOTSCLES([.H143]);&quot;,&quot;;[.J143])" office:value-type="string" office:string-value="beauty,products,cosmetics,lipstick,makeup,polish," calcext:value-type="string">
            <text:p>beauty,products,cosmetics,lipstick,makeup,polish,</text:p>
          </table:table-cell>
          <table:table-cell table:number-columns-repeated="2"/>
          <table:table-cell table:style-name="ce53" table:formula="of:=JSONDECHETS([.A143];[.B143];[.C143];[.D143];[.E143];[.F143];[.T143];[.U143];[.G143];[.H143];[.K143];[.L143];[.M143];[.N143];[.P143])" office:value-type="string" office:string-value="   {&quot;code&quot;:&quot;dec_produitsBeaute&quot;,&#10;      &quot;type&quot;:&quot;Ressource / objet usagé&quot;,&#10;      &quot;type_en&quot;:&quot;Resource / Used object&quot;,&#10;      &quot;nom&quot;:&quot;Produit beauté&quot;,&#10;      &quot;nom_en&quot;:&quot;Beauty Product&quot;,&#10;      &quot;cat_usuel&quot;:&quot;cu_divers&quot;,&#10;      &quot;cat_trait&quot;:&quot;cat_omr&quot;,&#10;      &quot;descr&quot;:&quot;produit de beauté, cosmétique, rouge à lèvres, maquillage, vernis&quot;,&#10;      &quot;descr_en&quot;:&quot;beauty products, cosmetics, lipstick, makeup, polish&quot;,&#10;      &quot;mots_cles&quot;:&quot;produit,beaute,cosmetique,rouge,levres,maquillage,vernis,&quot;,&#10;      &quot;mots_cles_en&quot;:&quot;beauty,products,cosmetics,lipstick,makeup,polish,&quot;,&#10;      &quot;image&quot;:&quot;rouge_a_levre_mini.png&quot;,&#10;      &quot;modco&quot;:&quot;modco_bacbleuhorsnantes,modco_bacbleunantes,modco_sacbleu&quot;,&#10;      &quot;recyc&quot;:&quot;NON&quot;,&#10;      &quot;src&quot;:&quot;MieuxTrierANantes 02/2015&quot;&#10;   }," calcext:value-type="string">
            <text:p>   {"code":"dec_produitsBeaute",</text:p>
            <text:p>      "type":"Ressource / objet usagé",</text:p>
            <text:p>      "type_en":"Resource / Used object",</text:p>
            <text:p>      "nom":"Produit beauté",</text:p>
            <text:p>      "nom_en":"Beauty Product",</text:p>
            <text:p>      "cat_usuel":"cu_divers",</text:p>
            <text:p>      "cat_trait":"cat_omr",</text:p>
            <text:p>      "descr":"produit de beauté, cosmétique, rouge à lèvres, maquillage, vernis",</text:p>
            <text:p>      "descr_en":"beauty products, cosmetics, lipstick, makeup, polish",</text:p>
            <text:p>      "mots_cles":"produit,beaute,cosmetique,rouge,levres,maquillage,vernis,",</text:p>
            <text:p>      "mots_cles_en":"beauty,products,cosmetics,lipstick,makeup,polish,",</text:p>
            <text:p>      "image":"rouge_a_lev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roduitsDEntretien</text:p>
          </table:table-cell>
          <table:table-cell table:style-name="ce290" office:value-type="string" calcext:value-type="string">
            <text:p>Produit d'entretien</text:p>
          </table:table-cell>
          <table:table-cell table:style-name="ce290" office:value-type="string" calcext:value-type="string">
            <text:p>Cleaning produc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roduit d'entretien, nettoyant à sol</text:p>
          </table:table-cell>
          <table:table-cell table:style-name="ce290" office:value-type="string" calcext:value-type="string">
            <text:p>maintenance product, floor cleaner</text:p>
          </table:table-cell>
          <table:table-cell table:style-name="ce290" table:number-columns-repeated="2"/>
          <table:table-cell table:style-name="ce319"/>
          <table:table-cell table:style-name="ce116" office:value-type="string" calcext:value-type="string">
            <text:p>produits_entretien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44];&quot;_petit&quot;;&quot;&quot;)" office:value-type="string" office:string-value="produits_entretien_mini.png" calcext:value-type="string">
            <text:p>produits_entretien_mini.png</text:p>
          </table:table-cell>
          <table:table-cell table:formula="of:=CONCATENATE(UTILTRANSFORMEENMOTSCLES([.G144]);&quot;,&quot;;[.I144])" office:value-type="string" office:string-value="produit,entretien,nettoyant,sol," calcext:value-type="string">
            <text:p>produit,entretien,nettoyant,sol,</text:p>
          </table:table-cell>
          <table:table-cell table:formula="of:=CONCATENATE(UTILTRANSFORMEENMOTSCLES([.H144]);&quot;,&quot;;[.J144])" office:value-type="string" office:string-value="maintenance,product,floor,cleaner," calcext:value-type="string">
            <text:p>maintenance,product,floor,cleaner,</text:p>
          </table:table-cell>
          <table:table-cell table:number-columns-repeated="2"/>
          <table:table-cell table:style-name="ce53" table:formula="of:=JSONDECHETS([.A144];[.B144];[.C144];[.D144];[.E144];[.F144];[.T144];[.U144];[.G144];[.H144];[.K144];[.L144];[.M144];[.N144];[.P144])" office:value-type="string" office:string-value="   {&quot;code&quot;:&quot;dec_produitsDEntretien&quot;,&#10;      &quot;type&quot;:&quot;Ressource / objet usagé&quot;,&#10;      &quot;type_en&quot;:&quot;Resource / Used object&quot;,&#10;      &quot;nom&quot;:&quot;Produit d'entretien&quot;,&#10;      &quot;nom_en&quot;:&quot;Cleaning product&quot;,&#10;      &quot;cat_usuel&quot;:&quot;cu_toxique&quot;,&#10;      &quot;cat_trait&quot;:&quot;cat_ddm&quot;,&#10;      &quot;descr&quot;:&quot;produit d'entretien, nettoyant à sol&quot;,&#10;      &quot;descr_en&quot;:&quot;maintenance product, floor cleaner&quot;,&#10;      &quot;mots_cles&quot;:&quot;produit,entretien,nettoyant,sol,&quot;,&#10;      &quot;mots_cles_en&quot;:&quot;maintenance,product,floor,cleaner,&quot;,&#10;      &quot;cons&quot;:&quot;cons_toxique&quot;,&#10;      &quot;image&quot;:&quot;produits_entretien_mini.png&quot;,&#10;      &quot;modco&quot;:&quot;modco_decheterie,modco_ecopoint&quot;,&#10;      &quot;recyc&quot;:&quot;PAS_POUBELLE&quot;,&#10;      &quot;src&quot;:&quot;MieuxTrierANantes 02/2015&quot;&#10;   }," calcext:value-type="string">
            <text:p>   {"code":"dec_produitsDEntretien",</text:p>
            <text:p>      "type":"Ressource / objet usagé",</text:p>
            <text:p>      "type_en":"Resource / Used object",</text:p>
            <text:p>      "nom":"Produit d'entretien",</text:p>
            <text:p>      "nom_en":"Cleaning product",</text:p>
            <text:p>      "cat_usuel":"cu_toxique",</text:p>
            <text:p>      "cat_trait":"cat_ddm",</text:p>
            <text:p>      "descr":"produit d'entretien, nettoyant à sol",</text:p>
            <text:p>      "descr_en":"maintenance product, floor cleaner",</text:p>
            <text:p>      "mots_cles":"produit,entretien,nettoyant,sol,",</text:p>
            <text:p>      "mots_cles_en":"maintenance,product,floor,cleaner,",</text:p>
            <text:p>      "cons":"cons_toxique",</text:p>
            <text:p>      "image":"produits_entretien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produitsTraitementDuBois</text:p>
          </table:table-cell>
          <table:table-cell table:style-name="ce290" office:value-type="string" calcext:value-type="string">
            <text:p>Produit traitement bois</text:p>
          </table:table-cell>
          <table:table-cell table:style-name="ce290" office:value-type="string" calcext:value-type="string">
            <text:p>Wood treatment product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roduit de traitement du bois</text:p>
          </table:table-cell>
          <table:table-cell table:style-name="ce290" office:value-type="string" calcext:value-type="string">
            <text:p>Product woodworking</text:p>
          </table:table-cell>
          <table:table-cell table:style-name="ce290" table:number-columns-repeated="2"/>
          <table:table-cell table:style-name="ce319"/>
          <table:table-cell table:style-name="ce17" office:value-type="string" calcext:value-type="string">
            <text:p>traitement_de_bois_mini.png</text:p>
          </table:table-cell>
          <table:table-cell table:style-name="ce116" office:value-type="string" calcext:value-type="string">
            <text:p>teinte_a_bois_mini.png</text:p>
          </table:table-cell>
          <table:table-cell table:style-name="ce354" office:value-type="string" calcext:value-type="string">
            <text:p>MieuxTrierANantes 02/2015</text:p>
          </table:table-cell>
          <table:table-cell table:style-name="ce354" table:number-columns-repeated="3"/>
          <table:table-cell/>
          <table:table-cell table:formula="of:=SUBSTITUTE([.L145];&quot;_petit&quot;;&quot;&quot;)" office:value-type="string" office:string-value="traitement_de_bois_mini.png" calcext:value-type="string">
            <text:p>traitement_de_bois_mini.png</text:p>
          </table:table-cell>
          <table:table-cell table:formula="of:=CONCATENATE(UTILTRANSFORMEENMOTSCLES([.G145]);&quot;,&quot;;[.I145])" office:value-type="string" office:string-value="produit,traitement,bois," calcext:value-type="string">
            <text:p>produit,traitement,bois,</text:p>
          </table:table-cell>
          <table:table-cell table:formula="of:=CONCATENATE(UTILTRANSFORMEENMOTSCLES([.H145]);&quot;,&quot;;[.J145])" office:value-type="string" office:string-value="product,woodworking," calcext:value-type="string">
            <text:p>product,woodworking,</text:p>
          </table:table-cell>
          <table:table-cell table:number-columns-repeated="2"/>
          <table:table-cell table:style-name="ce53" table:formula="of:=JSONDECHETS([.A145];[.B145];[.C145];[.D145];[.E145];[.F145];[.T145];[.U145];[.G145];[.H145];[.K145];[.L145];[.M145];[.N145];[.P145])" office:value-type="string" office:string-value="   {&quot;code&quot;:&quot;dec_produitsTraitementDuBois&quot;,&#10;      &quot;type&quot;:&quot;Ressource / objet usagé&quot;,&#10;      &quot;type_en&quot;:&quot;Resource / Used object&quot;,&#10;      &quot;nom&quot;:&quot;Produit traitement bois&quot;,&#10;      &quot;nom_en&quot;:&quot;Wood treatment products&quot;,&#10;      &quot;cat_usuel&quot;:&quot;cu_toxique&quot;,&#10;      &quot;cat_trait&quot;:&quot;cat_ddm&quot;,&#10;      &quot;descr&quot;:&quot;produit de traitement du bois&quot;,&#10;      &quot;descr_en&quot;:&quot;Product woodworking&quot;,&#10;      &quot;mots_cles&quot;:&quot;produit,traitement,bois,&quot;,&#10;      &quot;mots_cles_en&quot;:&quot;product,woodworking,&quot;,&#10;      &quot;cons&quot;:&quot;cons_toxique&quot;,&#10;      &quot;image&quot;:&quot;traitement_de_bois_mini.png&quot;,&#10;      &quot;image_secondaire&quot;:&quot;teinte_a_bois_mini.png&quot;,&#10;      &quot;modco&quot;:&quot;modco_decheterie,modco_ecopoint&quot;,&#10;      &quot;recyc&quot;:&quot;PAS_POUBELLE&quot;,&#10;      &quot;src&quot;:&quot;MieuxTrierANantes 02/2015&quot;&#10;   }," calcext:value-type="string">
            <text:p>   {"code":"dec_produitsTraitementDuBois",</text:p>
            <text:p>      "type":"Ressource / objet usagé",</text:p>
            <text:p>      "type_en":"Resource / Used object",</text:p>
            <text:p>      "nom":"Produit traitement bois",</text:p>
            <text:p>      "nom_en":"Wood treatment products",</text:p>
            <text:p>      "cat_usuel":"cu_toxique",</text:p>
            <text:p>      "cat_trait":"cat_ddm",</text:p>
            <text:p>      "descr":"produit de traitement du bois",</text:p>
            <text:p>      "descr_en":"Product woodworking",</text:p>
            <text:p>      "mots_cles":"produit,traitement,bois,",</text:p>
            <text:p>      "mots_cles_en":"product,woodworking,",</text:p>
            <text:p>      "cons":"cons_toxique",</text:p>
            <text:p>      "image":"traitement_de_bois_mini.png",</text:p>
            <text:p>      "image_secondaire":"teint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radiographie</text:p>
          </table:table-cell>
          <table:table-cell table:style-name="ce290" office:value-type="string" calcext:value-type="string">
            <text:p>Radiographie</text:p>
          </table:table-cell>
          <table:table-cell table:style-name="ce290" office:value-type="string" calcext:value-type="string">
            <text:p>Radiograph</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adiographie</text:p>
          </table:table-cell>
          <table:table-cell table:style-name="ce290" office:value-type="string" calcext:value-type="string">
            <text:p>radiograph</text:p>
          </table:table-cell>
          <table:table-cell table:style-name="ce290" table:number-columns-repeated="2"/>
          <table:table-cell table:style-name="ce319"/>
          <table:table-cell table:style-name="ce116" office:value-type="string" calcext:value-type="string">
            <text:p>film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46];&quot;_petit&quot;;&quot;&quot;)" office:value-type="string" office:string-value="films_mini.png" calcext:value-type="string">
            <text:p>films_mini.png</text:p>
          </table:table-cell>
          <table:table-cell table:formula="of:=CONCATENATE(UTILTRANSFORMEENMOTSCLES([.G146]);&quot;,&quot;;[.I146])" office:value-type="string" office:string-value="radiographie," calcext:value-type="string">
            <text:p>radiographie,</text:p>
          </table:table-cell>
          <table:table-cell table:formula="of:=CONCATENATE(UTILTRANSFORMEENMOTSCLES([.H146]);&quot;,&quot;;[.J146])" office:value-type="string" office:string-value="radiograph," calcext:value-type="string">
            <text:p>radiograph,</text:p>
          </table:table-cell>
          <table:table-cell table:number-columns-repeated="2"/>
          <table:table-cell table:style-name="ce53" table:formula="of:=JSONDECHETS([.A146];[.B146];[.C146];[.D146];[.E146];[.F146];[.T146];[.U146];[.G146];[.H146];[.K146];[.L146];[.M146];[.N146];[.P146])" office:value-type="string" office:string-value="   {&quot;code&quot;:&quot;dec_radiographie&quot;,&#10;      &quot;type&quot;:&quot;Ressource / objet usagé&quot;,&#10;      &quot;type_en&quot;:&quot;Resource / Used object&quot;,&#10;      &quot;nom&quot;:&quot;Radiographie&quot;,&#10;      &quot;nom_en&quot;:&quot;Radiograph&quot;,&#10;      &quot;cat_usuel&quot;:&quot;cu_toxique&quot;,&#10;      &quot;cat_trait&quot;:&quot;cat_ddm&quot;,&#10;      &quot;descr&quot;:&quot;radiographie&quot;,&#10;      &quot;descr_en&quot;:&quot;radiograph&quot;,&#10;      &quot;mots_cles&quot;:&quot;radiographie,&quot;,&#10;      &quot;mots_cles_en&quot;:&quot;radiograph,&quot;,&#10;      &quot;cons&quot;:&quot;cons_toxique&quot;,&#10;      &quot;image&quot;:&quot;films_mini.png&quot;,&#10;      &quot;modco&quot;:&quot;modco_decheterie,modco_ecopoint&quot;,&#10;      &quot;recyc&quot;:&quot;PAS_POUBELLE&quot;,&#10;      &quot;src&quot;:&quot;MieuxTrierANantes 02/2015&quot;&#10;   }," calcext:value-type="string">
            <text:p>   {"code":"dec_radiographie",</text:p>
            <text:p>      "type":"Ressource / objet usagé",</text:p>
            <text:p>      "type_en":"Resource / Used object",</text:p>
            <text:p>      "nom":"Radiographie",</text:p>
            <text:p>      "nom_en":"Radiograph",</text:p>
            <text:p>      "cat_usuel":"cu_toxique",</text:p>
            <text:p>      "cat_trait":"cat_ddm",</text:p>
            <text:p>      "descr":"radiographie",</text:p>
            <text:p>      "descr_en":"radiograph",</text:p>
            <text:p>      "mots_cles":"radiographie,",</text:p>
            <text:p>      "mots_cles_en":"radiograph,",</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rasoirJetable</text:p>
          </table:table-cell>
          <table:table-cell table:style-name="ce290" office:value-type="string" calcext:value-type="string">
            <text:p>Rasoir jetable</text:p>
          </table:table-cell>
          <table:table-cell table:style-name="ce290" office:value-type="string" calcext:value-type="string">
            <text:p>Disposable razor</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rasoir jetable</text:p>
          </table:table-cell>
          <table:table-cell table:style-name="ce290" office:value-type="string" calcext:value-type="string">
            <text:p>disposable razor</text:p>
          </table:table-cell>
          <table:table-cell table:style-name="ce290" table:number-columns-repeated="2"/>
          <table:table-cell table:style-name="ce319"/>
          <table:table-cell table:style-name="ce116" office:value-type="string" calcext:value-type="string">
            <text:p>rasoir_jetab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47];&quot;_petit&quot;;&quot;&quot;)" office:value-type="string" office:string-value="rasoir_jetable_mini.png" calcext:value-type="string">
            <text:p>rasoir_jetable_mini.png</text:p>
          </table:table-cell>
          <table:table-cell table:formula="of:=CONCATENATE(UTILTRANSFORMEENMOTSCLES([.G147]);&quot;,&quot;;[.I147])" office:value-type="string" office:string-value="rasoir,jetable," calcext:value-type="string">
            <text:p>rasoir,jetable,</text:p>
          </table:table-cell>
          <table:table-cell table:formula="of:=CONCATENATE(UTILTRANSFORMEENMOTSCLES([.H147]);&quot;,&quot;;[.J147])" office:value-type="string" office:string-value="disposable,razor," calcext:value-type="string">
            <text:p>disposable,razor,</text:p>
          </table:table-cell>
          <table:table-cell table:number-columns-repeated="2"/>
          <table:table-cell table:style-name="ce53" table:formula="of:=JSONDECHETS([.A147];[.B147];[.C147];[.D147];[.E147];[.F147];[.T147];[.U147];[.G147];[.H147];[.K147];[.L147];[.M147];[.N147];[.P147])" office:value-type="string" office:string-value="   {&quot;code&quot;:&quot;dec_rasoirJetable&quot;,&#10;      &quot;type&quot;:&quot;Ressource / objet usagé&quot;,&#10;      &quot;type_en&quot;:&quot;Resource / Used object&quot;,&#10;      &quot;nom&quot;:&quot;Rasoir jetable&quot;,&#10;      &quot;nom_en&quot;:&quot;Disposable razor&quot;,&#10;      &quot;cat_usuel&quot;:&quot;cu_divers&quot;,&#10;      &quot;cat_trait&quot;:&quot;cat_omr&quot;,&#10;      &quot;descr&quot;:&quot;rasoir jetable&quot;,&#10;      &quot;descr_en&quot;:&quot;disposable razor&quot;,&#10;      &quot;mots_cles&quot;:&quot;rasoir,jetable,&quot;,&#10;      &quot;mots_cles_en&quot;:&quot;disposable,razor,&quot;,&#10;      &quot;image&quot;:&quot;rasoir_jetable_mini.png&quot;,&#10;      &quot;modco&quot;:&quot;modco_bacbleuhorsnantes,modco_bacbleunantes,modco_sacbleu&quot;,&#10;      &quot;recyc&quot;:&quot;NON&quot;,&#10;      &quot;src&quot;:&quot;MieuxTrierANantes 02/2015&quot;&#10;   }," calcext:value-type="string">
            <text:p>   {"code":"dec_rasoirJetable",</text:p>
            <text:p>      "type":"Ressource / objet usagé",</text:p>
            <text:p>      "type_en":"Resource / Used object",</text:p>
            <text:p>      "nom":"Rasoir jetable",</text:p>
            <text:p>      "nom_en":"Disposable razor",</text:p>
            <text:p>      "cat_usuel":"cu_divers",</text:p>
            <text:p>      "cat_trait":"cat_omr",</text:p>
            <text:p>      "descr":"rasoir jetable",</text:p>
            <text:p>      "descr_en":"disposable razor",</text:p>
            <text:p>      "mots_cles":"rasoir,jetable,",</text:p>
            <text:p>      "mots_cles_en":"disposable,razor,",</text:p>
            <text:p>      "image":"rasoir_jetabl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recurantsPourFour</text:p>
          </table:table-cell>
          <table:table-cell table:style-name="ce290" office:value-type="string" calcext:value-type="string">
            <text:p>Récurant pour four</text:p>
          </table:table-cell>
          <table:table-cell table:style-name="ce290" office:value-type="string" calcext:value-type="string">
            <text:p>Scouring oven</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écurant pour four</text:p>
          </table:table-cell>
          <table:table-cell table:style-name="ce290" office:value-type="string" calcext:value-type="string">
            <text:p>scouring oven</text:p>
          </table:table-cell>
          <table:table-cell table:style-name="ce290" table:number-columns-repeated="2"/>
          <table:table-cell table:style-name="ce319"/>
          <table:table-cell table:style-name="ce38" office:value-type="string" calcext:value-type="string">
            <text:p>nettoyant_four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cuisine</text:p>
          </table:table-cell>
          <table:table-cell/>
          <table:table-cell table:formula="of:=SUBSTITUTE([.L148];&quot;_petit&quot;;&quot;&quot;)" office:value-type="string" office:string-value="nettoyant_four_mini.png" calcext:value-type="string">
            <text:p>nettoyant_four_mini.png</text:p>
          </table:table-cell>
          <table:table-cell table:formula="of:=CONCATENATE(UTILTRANSFORMEENMOTSCLES([.G148]);&quot;,&quot;;[.I148])" office:value-type="string" office:string-value="recurant,four," calcext:value-type="string">
            <text:p>recurant,four,</text:p>
          </table:table-cell>
          <table:table-cell table:formula="of:=CONCATENATE(UTILTRANSFORMEENMOTSCLES([.H148]);&quot;,&quot;;[.J148])" office:value-type="string" office:string-value="scouring,oven," calcext:value-type="string">
            <text:p>scouring,oven,</text:p>
          </table:table-cell>
          <table:table-cell table:number-columns-repeated="2"/>
          <table:table-cell table:style-name="ce53" table:formula="of:=JSONDECHETS([.A148];[.B148];[.C148];[.D148];[.E148];[.F148];[.T148];[.U148];[.G148];[.H148];[.K148];[.L148];[.M148];[.N148];[.P148])" office:value-type="string" office:string-value="   {&quot;code&quot;:&quot;dec_recurantsPourFour&quot;,&#10;      &quot;type&quot;:&quot;Ressource / objet usagé&quot;,&#10;      &quot;type_en&quot;:&quot;Resource / Used object&quot;,&#10;      &quot;nom&quot;:&quot;Récurant pour four&quot;,&#10;      &quot;nom_en&quot;:&quot;Scouring oven&quot;,&#10;      &quot;cat_usuel&quot;:&quot;cu_toxique&quot;,&#10;      &quot;cat_trait&quot;:&quot;cat_ddm&quot;,&#10;      &quot;descr&quot;:&quot;récurant pour four&quot;,&#10;      &quot;descr_en&quot;:&quot;scouring oven&quot;,&#10;      &quot;mots_cles&quot;:&quot;recurant,four,&quot;,&#10;      &quot;mots_cles_en&quot;:&quot;scouring,oven,&quot;,&#10;      &quot;cons&quot;:&quot;cons_toxique&quot;,&#10;      &quot;image&quot;:&quot;nettoyant_four_mini.png&quot;,&#10;      &quot;modco&quot;:&quot;modco_decheterie,modco_ecopoint&quot;,&#10;      &quot;recyc&quot;:&quot;PAS_POUBELLE&quot;,&#10;      &quot;src&quot;:&quot;MieuxTrierANantes 02/2015&quot;&#10;   }," calcext:value-type="string">
            <text:p>   {"code":"dec_recurantsPourFour",</text:p>
            <text:p>      "type":"Ressource / objet usagé",</text:p>
            <text:p>      "type_en":"Resource / Used object",</text:p>
            <text:p>      "nom":"Récurant pour four",</text:p>
            <text:p>      "nom_en":"Scouring oven",</text:p>
            <text:p>      "cat_usuel":"cu_toxique",</text:p>
            <text:p>      "cat_trait":"cat_ddm",</text:p>
            <text:p>      "descr":"récurant pour four",</text:p>
            <text:p>      "descr_en":"scouring oven",</text:p>
            <text:p>      "mots_cles":"recurant,four,",</text:p>
            <text:p>      "mots_cles_en":"scouring,oven,",</text:p>
            <text:p>      "cons":"cons_toxique",</text:p>
            <text:p>      "image":"nettoyant_four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recurantsPourToilette</text:p>
          </table:table-cell>
          <table:table-cell table:style-name="ce290" office:value-type="string" calcext:value-type="string">
            <text:p>Récurant pour toilette</text:p>
          </table:table-cell>
          <table:table-cell table:style-name="ce290" office:value-type="string" calcext:value-type="string">
            <text:p>Scouring toile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écurant pour toilette</text:p>
          </table:table-cell>
          <table:table-cell table:style-name="ce290" office:value-type="string" calcext:value-type="string">
            <text:p>scouring for toilet</text:p>
          </table:table-cell>
          <table:table-cell table:style-name="ce290" table:number-columns-repeated="2"/>
          <table:table-cell table:style-name="ce319"/>
          <table:table-cell table:style-name="ce116" office:value-type="string" calcext:value-type="string">
            <text:p>images_non_libres_temp/produit_sanitair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sdb</text:p>
          </table:table-cell>
          <table:table-cell/>
          <table:table-cell table:formula="of:=SUBSTITUTE([.L149];&quot;_petit&quot;;&quot;&quot;)" office:value-type="string" office:string-value="images_non_libres_temp/produit_sanitaire_mini.png" calcext:value-type="string">
            <text:p>images_non_libres_temp/produit_sanitaire_mini.png</text:p>
          </table:table-cell>
          <table:table-cell table:formula="of:=CONCATENATE(UTILTRANSFORMEENMOTSCLES([.G149]);&quot;,&quot;;[.I149])" office:value-type="string" office:string-value="recurant,toilette," calcext:value-type="string">
            <text:p>recurant,toilette,</text:p>
          </table:table-cell>
          <table:table-cell table:formula="of:=CONCATENATE(UTILTRANSFORMEENMOTSCLES([.H149]);&quot;,&quot;;[.J149])" office:value-type="string" office:string-value="scouring,for,toilet," calcext:value-type="string">
            <text:p>scouring,for,toilet,</text:p>
          </table:table-cell>
          <table:table-cell table:number-columns-repeated="2"/>
          <table:table-cell table:style-name="ce53" table:formula="of:=JSONDECHETS([.A149];[.B149];[.C149];[.D149];[.E149];[.F149];[.T149];[.U149];[.G149];[.H149];[.K149];[.L149];[.M149];[.N149];[.P149])" office:value-type="string" office:string-value="   {&quot;code&quot;:&quot;dec_recurantsPourToilette&quot;,&#10;      &quot;type&quot;:&quot;Ressource / objet usagé&quot;,&#10;      &quot;type_en&quot;:&quot;Resource / Used object&quot;,&#10;      &quot;nom&quot;:&quot;Récurant pour toilette&quot;,&#10;      &quot;nom_en&quot;:&quot;Scouring toilet&quot;,&#10;      &quot;cat_usuel&quot;:&quot;cu_toxique&quot;,&#10;      &quot;cat_trait&quot;:&quot;cat_ddm&quot;,&#10;      &quot;descr&quot;:&quot;récurant pour toilette&quot;,&#10;      &quot;descr_en&quot;:&quot;scouring for toilet&quot;,&#10;      &quot;mots_cles&quot;:&quot;recurant,toilette,&quot;,&#10;      &quot;mots_cles_en&quot;:&quot;scouring,for,toilet,&quot;,&#10;      &quot;cons&quot;:&quot;cons_toxique&quot;,&#10;      &quot;image&quot;:&quot;images_non_libres_temp/produit_sanitaire_mini.png&quot;,&#10;      &quot;modco&quot;:&quot;modco_decheterie,modco_ecopoint&quot;,&#10;      &quot;recyc&quot;:&quot;PAS_POUBELLE&quot;,&#10;      &quot;src&quot;:&quot;MieuxTrierANantes 02/2015&quot;&#10;   }," calcext:value-type="string">
            <text:p>   {"code":"dec_recurantsPourToilette",</text:p>
            <text:p>      "type":"Ressource / objet usagé",</text:p>
            <text:p>      "type_en":"Resource / Used object",</text:p>
            <text:p>      "nom":"Récurant pour toilette",</text:p>
            <text:p>      "nom_en":"Scouring toilet",</text:p>
            <text:p>      "cat_usuel":"cu_toxique",</text:p>
            <text:p>      "cat_trait":"cat_ddm",</text:p>
            <text:p>      "descr":"récurant pour toilette",</text:p>
            <text:p>      "descr_en":"scouring for toilet",</text:p>
            <text:p>      "mots_cles":"recurant,toilette,",</text:p>
            <text:p>      "mots_cles_en":"scouring,for,toilet,",</text:p>
            <text:p>      "cons":"cons_toxique",</text:p>
            <text:p>      "image":"images_non_libres_temp/produit_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refrigerateur</text:p>
          </table:table-cell>
          <table:table-cell table:style-name="ce290" office:value-type="string" calcext:value-type="string">
            <text:p>Réfrigérateur</text:p>
          </table:table-cell>
          <table:table-cell table:style-name="ce290" office:value-type="string" calcext:value-type="string">
            <text:p>Refrigerator</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réfrigérateur</text:p>
          </table:table-cell>
          <table:table-cell table:style-name="ce290" office:value-type="string" calcext:value-type="string">
            <text:p>refrigerator</text:p>
          </table:table-cell>
          <table:table-cell table:style-name="ce290" table:number-columns-repeated="2"/>
          <table:table-cell table:style-name="ce319"/>
          <table:table-cell table:style-name="ce116" office:value-type="string" calcext:value-type="string">
            <text:p>refrigerateur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150];&quot;_petit&quot;;&quot;&quot;)" office:value-type="string" office:string-value="refrigerateur_mini.png" calcext:value-type="string">
            <text:p>refrigerateur_mini.png</text:p>
          </table:table-cell>
          <table:table-cell table:formula="of:=CONCATENATE(UTILTRANSFORMEENMOTSCLES([.G150]);&quot;,&quot;;[.I150])" office:value-type="string" office:string-value="refrigerateur," calcext:value-type="string">
            <text:p>refrigerateur,</text:p>
          </table:table-cell>
          <table:table-cell table:formula="of:=CONCATENATE(UTILTRANSFORMEENMOTSCLES([.H150]);&quot;,&quot;;[.J150])" office:value-type="string" office:string-value="refrigerator," calcext:value-type="string">
            <text:p>refrigerator,</text:p>
          </table:table-cell>
          <table:table-cell table:number-columns-repeated="2"/>
          <table:table-cell table:style-name="ce53" table:formula="of:=JSONDECHETS([.A150];[.B150];[.C150];[.D150];[.E150];[.F150];[.T150];[.U150];[.G150];[.H150];[.K150];[.L150];[.M150];[.N150];[.P150])" office:value-type="string" office:string-value="   {&quot;code&quot;:&quot;dec_refrigerateur&quot;,&#10;      &quot;type&quot;:&quot;Ressource / objet usagé&quot;,&#10;      &quot;type_en&quot;:&quot;Resource / Used object&quot;,&#10;      &quot;nom&quot;:&quot;Réfrigérateur&quot;,&#10;      &quot;nom_en&quot;:&quot;Refrigerator&quot;,&#10;      &quot;cat_usuel&quot;:&quot;cu_encombrantelectronique&quot;,&#10;      &quot;cat_trait&quot;:&quot;cat_d3e&quot;,&#10;      &quot;descr&quot;:&quot;réfrigérateur&quot;,&#10;      &quot;descr_en&quot;:&quot;refrigerator&quot;,&#10;      &quot;mots_cles&quot;:&quot;refrigerateur,&quot;,&#10;      &quot;mots_cles_en&quot;:&quot;refrigerator,&quot;,&#10;      &quot;cons&quot;:&quot;cons_recuppdv1,cons_ecoparticipation&quot;,&#10;      &quot;image&quot;:&quot;refrigerateur_mini.png&quot;,&#10;      &quot;modco&quot;:&quot;modco_decheterie,modco_ecopoint,smco_reprise,smco_reprise_1pour0&quot;,&#10;      &quot;recyc&quot;:&quot;PAS_POUBELLE&quot;,&#10;      &quot;src&quot;:&quot;MieuxTrierANantes 02/2015&quot;&#10;   }," calcext:value-type="string">
            <text:p>   {"code":"dec_refrigerateur",</text:p>
            <text:p>      "type":"Ressource / objet usagé",</text:p>
            <text:p>      "type_en":"Resource / Used object",</text:p>
            <text:p>      "nom":"Réfrigérateur",</text:p>
            <text:p>      "nom_en":"Refrigerator",</text:p>
            <text:p>      "cat_usuel":"cu_encombrantelectronique",</text:p>
            <text:p>      "cat_trait":"cat_d3e",</text:p>
            <text:p>      "descr":"réfrigérateur",</text:p>
            <text:p>      "descr_en":"refrigerator",</text:p>
            <text:p>      "mots_cles":"refrigerateur,",</text:p>
            <text:p>      "mots_cles_en":"refrigerator,",</text:p>
            <text:p>      "cons":"cons_recuppdv1,cons_ecoparticipation",</text:p>
            <text:p>      "image":"refrigerat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resines</text:p>
          </table:table-cell>
          <table:table-cell table:style-name="ce290" office:value-type="string" calcext:value-type="string">
            <text:p>Résine</text:p>
          </table:table-cell>
          <table:table-cell table:style-name="ce290" office:value-type="string" calcext:value-type="string">
            <text:p>Resin</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ésine</text:p>
          </table:table-cell>
          <table:table-cell table:style-name="ce290" office:value-type="string" calcext:value-type="string">
            <text:p>resin</text:p>
          </table:table-cell>
          <table:table-cell table:style-name="ce290" table:number-columns-repeated="2"/>
          <table:table-cell table:style-name="ce319"/>
          <table:table-cell table:style-name="ce116" office:value-type="string" calcext:value-type="string">
            <text:p>images_non_libres_temp/resin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brico</text:p>
          </table:table-cell>
          <table:table-cell/>
          <table:table-cell table:formula="of:=SUBSTITUTE([.L151];&quot;_petit&quot;;&quot;&quot;)" office:value-type="string" office:string-value="images_non_libres_temp/resine_mini.png" calcext:value-type="string">
            <text:p>images_non_libres_temp/resine_mini.png</text:p>
          </table:table-cell>
          <table:table-cell table:formula="of:=CONCATENATE(UTILTRANSFORMEENMOTSCLES([.G151]);&quot;,&quot;;[.I151])" office:value-type="string" office:string-value="resine," calcext:value-type="string">
            <text:p>resine,</text:p>
          </table:table-cell>
          <table:table-cell table:formula="of:=CONCATENATE(UTILTRANSFORMEENMOTSCLES([.H151]);&quot;,&quot;;[.J151])" office:value-type="string" office:string-value="resin," calcext:value-type="string">
            <text:p>resin,</text:p>
          </table:table-cell>
          <table:table-cell table:number-columns-repeated="2"/>
          <table:table-cell table:style-name="ce53" table:formula="of:=JSONDECHETS([.A151];[.B151];[.C151];[.D151];[.E151];[.F151];[.T151];[.U151];[.G151];[.H151];[.K151];[.L151];[.M151];[.N151];[.P151])" office:value-type="string" office:string-value="   {&quot;code&quot;:&quot;dec_resines&quot;,&#10;      &quot;type&quot;:&quot;Ressource / objet usagé&quot;,&#10;      &quot;type_en&quot;:&quot;Resource / Used object&quot;,&#10;      &quot;nom&quot;:&quot;Résine&quot;,&#10;      &quot;nom_en&quot;:&quot;Resin&quot;,&#10;      &quot;cat_usuel&quot;:&quot;cu_toxique&quot;,&#10;      &quot;cat_trait&quot;:&quot;cat_ddm&quot;,&#10;      &quot;descr&quot;:&quot;résine&quot;,&#10;      &quot;descr_en&quot;:&quot;resin&quot;,&#10;      &quot;mots_cles&quot;:&quot;resine,&quot;,&#10;      &quot;mots_cles_en&quot;:&quot;resin,&quot;,&#10;      &quot;cons&quot;:&quot;cons_toxique&quot;,&#10;      &quot;image&quot;:&quot;images_non_libres_temp/resine_mini.png&quot;,&#10;      &quot;modco&quot;:&quot;modco_decheterie,modco_ecopoint&quot;,&#10;      &quot;recyc&quot;:&quot;PAS_POUBELLE&quot;,&#10;      &quot;src&quot;:&quot;MieuxTrierANantes 02/2015&quot;&#10;   }," calcext:value-type="string">
            <text:p>   {"code":"dec_resines",</text:p>
            <text:p>      "type":"Ressource / objet usagé",</text:p>
            <text:p>      "type_en":"Resource / Used object",</text:p>
            <text:p>      "nom":"Résine",</text:p>
            <text:p>      "nom_en":"Resin",</text:p>
            <text:p>      "cat_usuel":"cu_toxique",</text:p>
            <text:p>      "cat_trait":"cat_ddm",</text:p>
            <text:p>      "descr":"résine",</text:p>
            <text:p>      "descr_en":"resin",</text:p>
            <text:p>      "mots_cles":"resine,",</text:p>
            <text:p>      "mots_cles_en":"resin,",</text:p>
            <text:p>      "cons":"cons_toxique",</text:p>
            <text:p>      "image":"images_non_libres_temp/res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revelateurEtFixateurPhoto</text:p>
          </table:table-cell>
          <table:table-cell table:style-name="ce290" office:value-type="string" calcext:value-type="string">
            <text:p>Révélateur et fixateur photo</text:p>
          </table:table-cell>
          <table:table-cell table:style-name="ce290" office:value-type="string" calcext:value-type="string">
            <text:p>Developer and fixer Photo</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évélateur et fixateur photo</text:p>
          </table:table-cell>
          <table:table-cell table:style-name="ce290" office:value-type="string" calcext:value-type="string">
            <text:p>developer and fixer Photo</text:p>
          </table:table-cell>
          <table:table-cell table:style-name="ce290" table:number-columns-repeated="2"/>
          <table:table-cell table:style-name="ce319"/>
          <table:table-cell table:style-name="ce116" office:value-type="string" calcext:value-type="string">
            <text:p>images_non_libres_temp/fixateur_photo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52];&quot;_petit&quot;;&quot;&quot;)" office:value-type="string" office:string-value="images_non_libres_temp/fixateur_photo_mini.png" calcext:value-type="string">
            <text:p>images_non_libres_temp/fixateur_photo_mini.png</text:p>
          </table:table-cell>
          <table:table-cell table:formula="of:=CONCATENATE(UTILTRANSFORMEENMOTSCLES([.G152]);&quot;,&quot;;[.I152])" office:value-type="string" office:string-value="revelateur,fixateur,photo," calcext:value-type="string">
            <text:p>revelateur,fixateur,photo,</text:p>
          </table:table-cell>
          <table:table-cell table:formula="of:=CONCATENATE(UTILTRANSFORMEENMOTSCLES([.H152]);&quot;,&quot;;[.J152])" office:value-type="string" office:string-value="developer,and,fixer,photo," calcext:value-type="string">
            <text:p>developer,and,fixer,photo,</text:p>
          </table:table-cell>
          <table:table-cell table:number-columns-repeated="2"/>
          <table:table-cell table:style-name="ce53" table:formula="of:=JSONDECHETS([.A152];[.B152];[.C152];[.D152];[.E152];[.F152];[.T152];[.U152];[.G152];[.H152];[.K152];[.L152];[.M152];[.N152];[.P152])" office:value-type="string" office:string-value="   {&quot;code&quot;:&quot;dec_revelateurEtFixateurPhoto&quot;,&#10;      &quot;type&quot;:&quot;Ressource / objet usagé&quot;,&#10;      &quot;type_en&quot;:&quot;Resource / Used object&quot;,&#10;      &quot;nom&quot;:&quot;Révélateur et fixateur photo&quot;,&#10;      &quot;nom_en&quot;:&quot;Developer and fixer Photo&quot;,&#10;      &quot;cat_usuel&quot;:&quot;cu_toxique&quot;,&#10;      &quot;cat_trait&quot;:&quot;cat_ddm&quot;,&#10;      &quot;descr&quot;:&quot;révélateur et fixateur photo&quot;,&#10;      &quot;descr_en&quot;:&quot;developer and fixer Photo&quot;,&#10;      &quot;mots_cles&quot;:&quot;revelateur,fixateur,photo,&quot;,&#10;      &quot;mots_cles_en&quot;:&quot;developer,and,fixer,photo,&quot;,&#10;      &quot;cons&quot;:&quot;cons_toxique&quot;,&#10;      &quot;image&quot;:&quot;images_non_libres_temp/fixateur_photo_mini.png&quot;,&#10;      &quot;modco&quot;:&quot;modco_decheterie,modco_ecopoint&quot;,&#10;      &quot;recyc&quot;:&quot;PAS_POUBELLE&quot;,&#10;      &quot;src&quot;:&quot;MieuxTrierANantes 02/2015&quot;&#10;   }," calcext:value-type="string">
            <text:p>   {"code":"dec_revelateurEtFixateurPhoto",</text:p>
            <text:p>      "type":"Ressource / objet usagé",</text:p>
            <text:p>      "type_en":"Resource / Used object",</text:p>
            <text:p>      "nom":"Révélateur et fixateur photo",</text:p>
            <text:p>      "nom_en":"Developer and fixer Photo",</text:p>
            <text:p>      "cat_usuel":"cu_toxique",</text:p>
            <text:p>      "cat_trait":"cat_ddm",</text:p>
            <text:p>      "descr":"révélateur et fixateur photo",</text:p>
            <text:p>      "descr_en":"developer and fixer Photo",</text:p>
            <text:p>      "mots_cles":"revelateur,fixateur,photo,",</text:p>
            <text:p>      "mots_cles_en":"developer,and,fixer,photo,",</text:p>
            <text:p>      "cons":"cons_toxique",</text:p>
            <text:p>      "image":"images_non_libres_temp/fixateur_phot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sacEnPapier</text:p>
          </table:table-cell>
          <table:table-cell table:style-name="ce290" office:value-type="string" calcext:value-type="string">
            <text:p>Sac papier</text:p>
          </table:table-cell>
          <table:table-cell table:style-name="ce290" office:value-type="string" calcext:value-type="string">
            <text:p>Paper bag</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sac en papier</text:p>
          </table:table-cell>
          <table:table-cell table:style-name="ce290" office:value-type="string" calcext:value-type="string">
            <text:p>paper bag</text:p>
          </table:table-cell>
          <table:table-cell table:style-name="ce290" table:number-columns-repeated="2"/>
          <table:table-cell table:style-name="ce319" office:value-type="string" calcext:value-type="string">
            <text:p>cons_souille</text:p>
          </table:table-cell>
          <table:table-cell table:style-name="ce116" office:value-type="string" calcext:value-type="string">
            <text:p>sac_papi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53];&quot;_petit&quot;;&quot;&quot;)" office:value-type="string" office:string-value="sac_papier_mini.png" calcext:value-type="string">
            <text:p>sac_papier_mini.png</text:p>
          </table:table-cell>
          <table:table-cell table:formula="of:=CONCATENATE(UTILTRANSFORMEENMOTSCLES([.G153]);&quot;,&quot;;[.I153])" office:value-type="string" office:string-value="sac,papier," calcext:value-type="string">
            <text:p>sac,papier,</text:p>
          </table:table-cell>
          <table:table-cell table:formula="of:=CONCATENATE(UTILTRANSFORMEENMOTSCLES([.H153]);&quot;,&quot;;[.J153])" office:value-type="string" office:string-value="paper,bag," calcext:value-type="string">
            <text:p>paper,bag,</text:p>
          </table:table-cell>
          <table:table-cell table:number-columns-repeated="2"/>
          <table:table-cell table:style-name="ce53" table:formula="of:=JSONDECHETS([.A153];[.B153];[.C153];[.D153];[.E153];[.F153];[.T153];[.U153];[.G153];[.H153];[.K153];[.L153];[.M153];[.N153];[.P153])" office:value-type="string" office:string-value="   {&quot;code&quot;:&quot;dec_sacEnPapier&quot;,&#10;      &quot;type&quot;:&quot;Ressource / objet usagé&quot;,&#10;      &quot;type_en&quot;:&quot;Resource / Used object&quot;,&#10;      &quot;nom&quot;:&quot;Sac papier&quot;,&#10;      &quot;nom_en&quot;:&quot;Paper bag&quot;,&#10;      &quot;cat_usuel&quot;:&quot;cu_papierscartons&quot;,&#10;      &quot;cat_trait&quot;:&quot;cat_papiercarton&quot;,&#10;      &quot;descr&quot;:&quot;sac en papier&quot;,&#10;      &quot;descr_en&quot;:&quot;paper bag&quot;,&#10;      &quot;mots_cles&quot;:&quot;sac,papier,&quot;,&#10;      &quot;mots_cles_en&quot;:&quot;paper,bag,&quot;,&#10;      &quot;cons&quot;:&quot;cons_souille,&quot;,&#10;      &quot;image&quot;:&quot;sac_papier_mini.png&quot;,&#10;      &quot;modco&quot;:&quot;modco_contpapiercarton,modco_bacjaunehorsnantes,modco_sacjaune,modco_contembjournmag&quot;,&#10;      &quot;recyc&quot;:&quot;OUI&quot;,&#10;      &quot;src&quot;:&quot;MieuxTrierANantes 02/2015&quot;&#10;   }," calcext:value-type="string">
            <text:p>   {"code":"dec_sacEnPapier",</text:p>
            <text:p>      "type":"Ressource / objet usagé",</text:p>
            <text:p>      "type_en":"Resource / Used object",</text:p>
            <text:p>      "nom":"Sac papier",</text:p>
            <text:p>      "nom_en":"Paper bag",</text:p>
            <text:p>      "cat_usuel":"cu_papierscartons",</text:p>
            <text:p>      "cat_trait":"cat_papiercarton",</text:p>
            <text:p>      "descr":"sac en papier",</text:p>
            <text:p>      "descr_en":"paper bag",</text:p>
            <text:p>      "mots_cles":"sac,papier,",</text:p>
            <text:p>      "mots_cles_en":"paper,bag,",</text:p>
            <text:p>      "cons":"cons_souille,",</text:p>
            <text:p>      "image":"sac_pap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sacPlastique</text:p>
          </table:table-cell>
          <table:table-cell table:style-name="ce290" office:value-type="string" calcext:value-type="string">
            <text:p>Sac plastique</text:p>
          </table:table-cell>
          <table:table-cell table:style-name="ce290" office:value-type="string" calcext:value-type="string">
            <text:p>Plastic bag</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sac plastique</text:p>
          </table:table-cell>
          <table:table-cell table:style-name="ce290" office:value-type="string" calcext:value-type="string">
            <text:p>plastic bag</text:p>
          </table:table-cell>
          <table:table-cell table:style-name="ce290" table:number-columns-repeated="2"/>
          <table:table-cell table:style-name="ce319"/>
          <table:table-cell table:style-name="ce116" office:value-type="string" calcext:value-type="string">
            <text:p>sac_plastiqu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54];&quot;_petit&quot;;&quot;&quot;)" office:value-type="string" office:string-value="sac_plastique_mini.png" calcext:value-type="string">
            <text:p>sac_plastique_mini.png</text:p>
          </table:table-cell>
          <table:table-cell table:formula="of:=CONCATENATE(UTILTRANSFORMEENMOTSCLES([.G154]);&quot;,&quot;;[.I154])" office:value-type="string" office:string-value="sac,plastique," calcext:value-type="string">
            <text:p>sac,plastique,</text:p>
          </table:table-cell>
          <table:table-cell table:formula="of:=CONCATENATE(UTILTRANSFORMEENMOTSCLES([.H154]);&quot;,&quot;;[.J154])" office:value-type="string" office:string-value="plastic,bag," calcext:value-type="string">
            <text:p>plastic,bag,</text:p>
          </table:table-cell>
          <table:table-cell table:number-columns-repeated="2"/>
          <table:table-cell table:style-name="ce53" table:formula="of:=JSONDECHETS([.A154];[.B154];[.C154];[.D154];[.E154];[.F154];[.T154];[.U154];[.G154];[.H154];[.K154];[.L154];[.M154];[.N154];[.P154])" office:value-type="string" office:string-value="   {&quot;code&quot;:&quot;dec_sacPlastique&quot;,&#10;      &quot;type&quot;:&quot;Ressource / objet usagé&quot;,&#10;      &quot;type_en&quot;:&quot;Resource / Used object&quot;,&#10;      &quot;nom&quot;:&quot;Sac plastique&quot;,&#10;      &quot;nom_en&quot;:&quot;Plastic bag&quot;,&#10;      &quot;cat_usuel&quot;:&quot;cu_plastique&quot;,&#10;      &quot;cat_trait&quot;:&quot;cat_plastique_emballage&quot;,&#10;      &quot;descr&quot;:&quot;sac plastique&quot;,&#10;      &quot;descr_en&quot;:&quot;plastic bag&quot;,&#10;      &quot;mots_cles&quot;:&quot;sac,plastique,&quot;,&#10;      &quot;mots_cles_en&quot;:&quot;plastic,bag,&quot;,&#10;      &quot;cons&quot;:&quot;cons_pasuniquementbouteilleflacon&quot;,&#10;      &quot;image&quot;:&quot;sac_plastique_mini.png&quot;,&#10;      &quot;modco&quot;:&quot;modco_bacjaunenantes,modco_bacbleuhorsnantes,modco_sacjaune&quot;,&#10;      &quot;recyc&quot;:&quot;OUI_ET_NON&quot;,&#10;      &quot;src&quot;:&quot;MieuxTrierANantes 02/2015&quot;&#10;   }," calcext:value-type="string">
            <text:p>   {"code":"dec_sacPlastique",</text:p>
            <text:p>      "type":"Ressource / objet usagé",</text:p>
            <text:p>      "type_en":"Resource / Used object",</text:p>
            <text:p>      "nom":"Sac plastique",</text:p>
            <text:p>      "nom_en":"Plastic bag",</text:p>
            <text:p>      "cat_usuel":"cu_plastique",</text:p>
            <text:p>      "cat_trait":"cat_plastique_emballage",</text:p>
            <text:p>      "descr":"sac plastique",</text:p>
            <text:p>      "descr_en":"plastic bag",</text:p>
            <text:p>      "mots_cles":"sac,plastique,",</text:p>
            <text:p>      "mots_cles_en":"plastic,bag,",</text:p>
            <text:p>      "cons":"cons_pasuniquementbouteilleflacon",</text:p>
            <text:p>      "image":"sac_plastiqu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scooter</text:p>
          </table:table-cell>
          <table:table-cell table:number-columns-repeated="2" table:style-name="ce290" office:value-type="string" calcext:value-type="string">
            <text:p>Scooter</text:p>
          </table:table-cell>
          <table:table-cell table:style-name="ce290" office:value-type="string" calcext:value-type="string">
            <text:p>cu_divers</text:p>
          </table:table-cell>
          <table:table-cell table:style-name="ce290" office:value-type="string" calcext:value-type="string">
            <text:p>cat_encombrant</text:p>
          </table:table-cell>
          <table:table-cell table:style-name="ce290"/>
          <table:table-cell table:style-name="ce290" office:value-type="string" calcext:value-type="string">
            <text:p>scooter, mobylette</text:p>
          </table:table-cell>
          <table:table-cell table:style-name="ce290" office:value-type="string" calcext:value-type="string">
            <text:p>scooter, moped</text:p>
          </table:table-cell>
          <table:table-cell table:style-name="ce290" table:number-columns-repeated="2"/>
          <table:table-cell table:style-name="ce319"/>
          <table:table-cell table:style-name="ce116" office:value-type="string" calcext:value-type="string">
            <text:p>scoot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55];&quot;_petit&quot;;&quot;&quot;)" office:value-type="string" office:string-value="scooter_mini.png" calcext:value-type="string">
            <text:p>scooter_mini.png</text:p>
          </table:table-cell>
          <table:table-cell table:formula="of:=CONCATENATE(UTILTRANSFORMEENMOTSCLES([.G155]);&quot;,&quot;;[.I155])" office:value-type="string" office:string-value="scooter,mobylette," calcext:value-type="string">
            <text:p>scooter,mobylette,</text:p>
          </table:table-cell>
          <table:table-cell table:formula="of:=CONCATENATE(UTILTRANSFORMEENMOTSCLES([.H155]);&quot;,&quot;;[.J155])" office:value-type="string" office:string-value="scooter,moped," calcext:value-type="string">
            <text:p>scooter,moped,</text:p>
          </table:table-cell>
          <table:table-cell table:number-columns-repeated="2"/>
          <table:table-cell table:style-name="ce53" table:formula="of:=JSONDECHETS([.A155];[.B155];[.C155];[.D155];[.E155];[.F155];[.T155];[.U155];[.G155];[.H155];[.K155];[.L155];[.M155];[.N155];[.P155])" office:value-type="string" office:string-value="   {&quot;code&quot;:&quot;dec_scooter&quot;,&#10;      &quot;type&quot;:&quot;Ressource / objet usagé&quot;,&#10;      &quot;type_en&quot;:&quot;Resource / Used object&quot;,&#10;      &quot;nom&quot;:&quot;Scooter&quot;,&#10;      &quot;nom_en&quot;:&quot;Scooter&quot;,&#10;      &quot;cat_usuel&quot;:&quot;cu_divers&quot;,&#10;      &quot;cat_trait&quot;:&quot;cat_encombrant&quot;,&#10;      &quot;descr&quot;:&quot;scooter, mobylette&quot;,&#10;      &quot;descr_en&quot;:&quot;scooter, moped&quot;,&#10;      &quot;mots_cles&quot;:&quot;scooter,mobylette,&quot;,&#10;      &quot;mots_cles_en&quot;:&quot;scooter,moped,&quot;,&#10;      &quot;cons&quot;:&quot;cons_numerosencombrants,cons_encombrants&quot;,&#10;      &quot;image&quot;:&quot;scooter_mini.png&quot;,&#10;      &quot;modco&quot;:&quot;modco_encombrant,modco_decheterie&quot;,&#10;      &quot;recyc&quot;:&quot;PAS_POUBELLE&quot;,&#10;      &quot;src&quot;:&quot;MieuxTrierANantes 02/2015&quot;&#10;   }," calcext:value-type="string">
            <text:p>   {"code":"dec_scooter",</text:p>
            <text:p>      "type":"Ressource / objet usagé",</text:p>
            <text:p>      "type_en":"Resource / Used object",</text:p>
            <text:p>      "nom":"Scooter",</text:p>
            <text:p>      "nom_en":"Scooter",</text:p>
            <text:p>      "cat_usuel":"cu_divers",</text:p>
            <text:p>      "cat_trait":"cat_encombrant",</text:p>
            <text:p>      "descr":"scooter, mobylette",</text:p>
            <text:p>      "descr_en":"scooter, moped",</text:p>
            <text:p>      "mots_cles":"scooter,mobylette,",</text:p>
            <text:p>      "mots_cles_en":"scooter,moped,",</text:p>
            <text:p>      "cons":"cons_numerosencombrants,cons_encombrants",</text:p>
            <text:p>      "image":"scoot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solvants</text:p>
          </table:table-cell>
          <table:table-cell table:style-name="ce290" office:value-type="string" calcext:value-type="string">
            <text:p>Solvant</text:p>
          </table:table-cell>
          <table:table-cell table:style-name="ce290" office:value-type="string" calcext:value-type="string">
            <text:p>Solven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solvant, diluant, white spirit</text:p>
          </table:table-cell>
          <table:table-cell table:style-name="ce290" office:value-type="string" calcext:value-type="string">
            <text:p>solvent, thinner, white spirit</text:p>
          </table:table-cell>
          <table:table-cell table:style-name="ce290" table:number-columns-repeated="2"/>
          <table:table-cell table:style-name="ce319"/>
          <table:table-cell table:style-name="ce116" office:value-type="string" calcext:value-type="string">
            <text:p>bouteille_white_spirit_2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56];&quot;_petit&quot;;&quot;&quot;)" office:value-type="string" office:string-value="bouteille_white_spirit_2_mini.png" calcext:value-type="string">
            <text:p>bouteille_white_spirit_2_mini.png</text:p>
          </table:table-cell>
          <table:table-cell table:formula="of:=CONCATENATE(UTILTRANSFORMEENMOTSCLES([.G156]);&quot;,&quot;;[.I156])" office:value-type="string" office:string-value="solvant,diluant,white,spirit," calcext:value-type="string">
            <text:p>solvant,diluant,white,spirit,</text:p>
          </table:table-cell>
          <table:table-cell table:formula="of:=CONCATENATE(UTILTRANSFORMEENMOTSCLES([.H156]);&quot;,&quot;;[.J156])" office:value-type="string" office:string-value="solvent,thinner,white,spirit," calcext:value-type="string">
            <text:p>solvent,thinner,white,spirit,</text:p>
          </table:table-cell>
          <table:table-cell table:number-columns-repeated="2"/>
          <table:table-cell table:style-name="ce53" table:formula="of:=JSONDECHETS([.A156];[.B156];[.C156];[.D156];[.E156];[.F156];[.T156];[.U156];[.G156];[.H156];[.K156];[.L156];[.M156];[.N156];[.P156])" office:value-type="string" office:string-value="   {&quot;code&quot;:&quot;dec_solvants&quot;,&#10;      &quot;type&quot;:&quot;Ressource / objet usagé&quot;,&#10;      &quot;type_en&quot;:&quot;Resource / Used object&quot;,&#10;      &quot;nom&quot;:&quot;Solvant&quot;,&#10;      &quot;nom_en&quot;:&quot;Solvent&quot;,&#10;      &quot;cat_usuel&quot;:&quot;cu_toxique&quot;,&#10;      &quot;cat_trait&quot;:&quot;cat_ddm&quot;,&#10;      &quot;descr&quot;:&quot;solvant, diluant, white spirit&quot;,&#10;      &quot;descr_en&quot;:&quot;solvent, thinner, white spirit&quot;,&#10;      &quot;mots_cles&quot;:&quot;solvant,diluant,white,spirit,&quot;,&#10;      &quot;mots_cles_en&quot;:&quot;solvent,thinner,white,spirit,&quot;,&#10;      &quot;cons&quot;:&quot;cons_toxique&quot;,&#10;      &quot;image&quot;:&quot;bouteille_white_spirit_2_mini.png&quot;,&#10;      &quot;modco&quot;:&quot;modco_decheterie,modco_ecopoint&quot;,&#10;      &quot;recyc&quot;:&quot;PAS_POUBELLE&quot;,&#10;      &quot;src&quot;:&quot;MieuxTrierANantes 02/2015&quot;&#10;   }," calcext:value-type="string">
            <text:p>   {"code":"dec_solvants",</text:p>
            <text:p>      "type":"Ressource / objet usagé",</text:p>
            <text:p>      "type_en":"Resource / Used object",</text:p>
            <text:p>      "nom":"Solvant",</text:p>
            <text:p>      "nom_en":"Solvent",</text:p>
            <text:p>      "cat_usuel":"cu_toxique",</text:p>
            <text:p>      "cat_trait":"cat_ddm",</text:p>
            <text:p>      "descr":"solvant, diluant, white spirit",</text:p>
            <text:p>      "descr_en":"solvent, thinner, white spirit",</text:p>
            <text:p>      "mots_cles":"solvant,diluant,white,spirit,",</text:p>
            <text:p>      "mots_cles_en":"solvent,thinner,white,spirit,",</text:p>
            <text:p>      "cons":"cons_toxique",</text:p>
            <text:p>      "image":"bouteille_white_spirit_2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stylo</text:p>
          </table:table-cell>
          <table:table-cell table:style-name="ce290" office:value-type="string" calcext:value-type="string">
            <text:p>Stylo</text:p>
          </table:table-cell>
          <table:table-cell table:style-name="ce290" office:value-type="string" calcext:value-type="string">
            <text:p>Pen</text:p>
          </table:table-cell>
          <table:table-cell table:style-name="ce290" office:value-type="string" calcext:value-type="string">
            <text:p>cu_plastique</text:p>
          </table:table-cell>
          <table:table-cell table:style-name="ce290" office:value-type="string" calcext:value-type="string">
            <text:p>cat_omr</text:p>
          </table:table-cell>
          <table:table-cell table:style-name="ce290"/>
          <table:table-cell table:style-name="ce290" office:value-type="string" calcext:value-type="string">
            <text:p>stylo, crayon</text:p>
          </table:table-cell>
          <table:table-cell table:style-name="ce290" office:value-type="string" calcext:value-type="string">
            <text:p>pen, pencil</text:p>
          </table:table-cell>
          <table:table-cell table:style-name="ce290" table:number-columns-repeated="2"/>
          <table:table-cell table:style-name="ce319"/>
          <table:table-cell table:style-name="ce116" office:value-type="string" calcext:value-type="string">
            <text:p>crayon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57];&quot;_petit&quot;;&quot;&quot;)" office:value-type="string" office:string-value="crayon_mini.png" calcext:value-type="string">
            <text:p>crayon_mini.png</text:p>
          </table:table-cell>
          <table:table-cell table:formula="of:=CONCATENATE(UTILTRANSFORMEENMOTSCLES([.G157]);&quot;,&quot;;[.I157])" office:value-type="string" office:string-value="stylo,crayon," calcext:value-type="string">
            <text:p>stylo,crayon,</text:p>
          </table:table-cell>
          <table:table-cell table:formula="of:=CONCATENATE(UTILTRANSFORMEENMOTSCLES([.H157]);&quot;,&quot;;[.J157])" office:value-type="string" office:string-value="pen,pencil," calcext:value-type="string">
            <text:p>pen,pencil,</text:p>
          </table:table-cell>
          <table:table-cell table:number-columns-repeated="2"/>
          <table:table-cell table:style-name="ce53" table:formula="of:=JSONDECHETS([.A157];[.B157];[.C157];[.D157];[.E157];[.F157];[.T157];[.U157];[.G157];[.H157];[.K157];[.L157];[.M157];[.N157];[.P157])" office:value-type="string" office:string-value="   {&quot;code&quot;:&quot;dec_stylo&quot;,&#10;      &quot;type&quot;:&quot;Ressource / objet usagé&quot;,&#10;      &quot;type_en&quot;:&quot;Resource / Used object&quot;,&#10;      &quot;nom&quot;:&quot;Stylo&quot;,&#10;      &quot;nom_en&quot;:&quot;Pen&quot;,&#10;      &quot;cat_usuel&quot;:&quot;cu_plastique&quot;,&#10;      &quot;cat_trait&quot;:&quot;cat_omr&quot;,&#10;      &quot;descr&quot;:&quot;stylo, crayon&quot;,&#10;      &quot;descr_en&quot;:&quot;pen, pencil&quot;,&#10;      &quot;mots_cles&quot;:&quot;stylo,crayon,&quot;,&#10;      &quot;mots_cles_en&quot;:&quot;pen,pencil,&quot;,&#10;      &quot;image&quot;:&quot;crayon_mini.png&quot;,&#10;      &quot;modco&quot;:&quot;modco_bacbleuhorsnantes,modco_bacbleunantes,modco_sacbleu&quot;,&#10;      &quot;recyc&quot;:&quot;NON&quot;,&#10;      &quot;src&quot;:&quot;MieuxTrierANantes 02/2015&quot;&#10;   }," calcext:value-type="string">
            <text:p>   {"code":"dec_stylo",</text:p>
            <text:p>      "type":"Ressource / objet usagé",</text:p>
            <text:p>      "type_en":"Resource / Used object",</text:p>
            <text:p>      "nom":"Stylo",</text:p>
            <text:p>      "nom_en":"Pen",</text:p>
            <text:p>      "cat_usuel":"cu_plastique",</text:p>
            <text:p>      "cat_trait":"cat_omr",</text:p>
            <text:p>      "descr":"stylo, crayon",</text:p>
            <text:p>      "descr_en":"pen, pencil",</text:p>
            <text:p>      "mots_cles":"stylo,crayon,",</text:p>
            <text:p>      "mots_cles_en":"pen,pencil,",</text:p>
            <text:p>      "image":"cray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tableARepasser</text:p>
          </table:table-cell>
          <table:table-cell table:style-name="ce290" office:value-type="string" calcext:value-type="string">
            <text:p>Table à repasser</text:p>
          </table:table-cell>
          <table:table-cell table:style-name="ce290" office:value-type="string" calcext:value-type="string">
            <text:p>Ironing board</text:p>
          </table:table-cell>
          <table:table-cell table:style-name="ce290" office:value-type="string" calcext:value-type="string">
            <text:p>cu_encombrantelectronique</text:p>
          </table:table-cell>
          <table:table-cell table:style-name="ce290" office:value-type="string" calcext:value-type="string">
            <text:p>cat_encombrant</text:p>
          </table:table-cell>
          <table:table-cell table:style-name="ce23"/>
          <table:table-cell table:style-name="ce290" office:value-type="string" calcext:value-type="string">
            <text:p>table à repasser</text:p>
          </table:table-cell>
          <table:table-cell table:style-name="ce290" office:value-type="string" calcext:value-type="string">
            <text:p>ironing board</text:p>
          </table:table-cell>
          <table:table-cell table:style-name="ce290" table:number-columns-repeated="2"/>
          <table:table-cell table:style-name="ce319"/>
          <table:table-cell table:style-name="ce116" office:value-type="string" calcext:value-type="string">
            <text:p>table_a_repass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58];&quot;_petit&quot;;&quot;&quot;)" office:value-type="string" office:string-value="table_a_repasser_mini.png" calcext:value-type="string">
            <text:p>table_a_repasser_mini.png</text:p>
          </table:table-cell>
          <table:table-cell table:formula="of:=CONCATENATE(UTILTRANSFORMEENMOTSCLES([.G158]);&quot;,&quot;;[.I158])" office:value-type="string" office:string-value="table,repasser," calcext:value-type="string">
            <text:p>table,repasser,</text:p>
          </table:table-cell>
          <table:table-cell table:formula="of:=CONCATENATE(UTILTRANSFORMEENMOTSCLES([.H158]);&quot;,&quot;;[.J158])" office:value-type="string" office:string-value="ironing,board," calcext:value-type="string">
            <text:p>ironing,board,</text:p>
          </table:table-cell>
          <table:table-cell table:number-columns-repeated="2"/>
          <table:table-cell table:style-name="ce53" table:formula="of:=JSONDECHETS([.A158];[.B158];[.C158];[.D158];[.E158];[.F158];[.T158];[.U158];[.G158];[.H158];[.K158];[.L158];[.M158];[.N158];[.P158])" office:value-type="string" office:string-value="   {&quot;code&quot;:&quot;dec_tableARepasser&quot;,&#10;      &quot;type&quot;:&quot;Ressource / objet usagé&quot;,&#10;      &quot;type_en&quot;:&quot;Resource / Used object&quot;,&#10;      &quot;nom&quot;:&quot;Table à repasser&quot;,&#10;      &quot;nom_en&quot;:&quot;Ironing board&quot;,&#10;      &quot;cat_usuel&quot;:&quot;cu_encombrantelectronique&quot;,&#10;      &quot;cat_trait&quot;:&quot;cat_encombrant&quot;,&#10;      &quot;descr&quot;:&quot;table à repasser&quot;,&#10;      &quot;descr_en&quot;:&quot;ironing board&quot;,&#10;      &quot;mots_cles&quot;:&quot;table,repasser,&quot;,&#10;      &quot;mots_cles_en&quot;:&quot;ironing,board,&quot;,&#10;      &quot;cons&quot;:&quot;cons_numerosencombrants,cons_encombrants&quot;,&#10;      &quot;image&quot;:&quot;table_a_repasser_mini.png&quot;,&#10;      &quot;modco&quot;:&quot;modco_encombrant,modco_decheterie&quot;,&#10;      &quot;recyc&quot;:&quot;PAS_POUBELLE&quot;,&#10;      &quot;src&quot;:&quot;MieuxTrierANantes 02/2015&quot;&#10;   }," calcext:value-type="string">
            <text:p>   {"code":"dec_tableARepasser",</text:p>
            <text:p>      "type":"Ressource / objet usagé",</text:p>
            <text:p>      "type_en":"Resource / Used object",</text:p>
            <text:p>      "nom":"Table à repasser",</text:p>
            <text:p>      "nom_en":"Ironing board",</text:p>
            <text:p>      "cat_usuel":"cu_encombrantelectronique",</text:p>
            <text:p>      "cat_trait":"cat_encombrant",</text:p>
            <text:p>      "descr":"table à repasser",</text:p>
            <text:p>      "descr_en":"ironing board",</text:p>
            <text:p>      "mots_cles":"table,repasser,",</text:p>
            <text:p>      "mots_cles_en":"ironing,board,",</text:p>
            <text:p>      "cons":"cons_numerosencombrants,cons_encombrants",</text:p>
            <text:p>      "image":"table_a_repass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telephonie</text:p>
          </table:table-cell>
          <table:table-cell table:style-name="ce290" office:value-type="string" calcext:value-type="string">
            <text:p>Téléphonie</text:p>
          </table:table-cell>
          <table:table-cell table:style-name="ce290" office:value-type="string" calcext:value-type="string">
            <text:p>Telephony</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téléphonie</text:p>
          </table:table-cell>
          <table:table-cell table:style-name="ce290" office:value-type="string" calcext:value-type="string">
            <text:p>telephony</text:p>
          </table:table-cell>
          <table:table-cell table:style-name="ce290" table:number-columns-repeated="2"/>
          <table:table-cell table:style-name="ce319"/>
          <table:table-cell table:style-name="ce116" office:value-type="string" calcext:value-type="string">
            <text:p>telephone_fixe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159];&quot;_petit&quot;;&quot;&quot;)" office:value-type="string" office:string-value="telephone_fixe_mini.png" calcext:value-type="string">
            <text:p>telephone_fixe_mini.png</text:p>
          </table:table-cell>
          <table:table-cell table:formula="of:=CONCATENATE(UTILTRANSFORMEENMOTSCLES([.G159]);&quot;,&quot;;[.I159])" office:value-type="string" office:string-value="telephonie," calcext:value-type="string">
            <text:p>telephonie,</text:p>
          </table:table-cell>
          <table:table-cell table:formula="of:=CONCATENATE(UTILTRANSFORMEENMOTSCLES([.H159]);&quot;,&quot;;[.J159])" office:value-type="string" office:string-value="telephony," calcext:value-type="string">
            <text:p>telephony,</text:p>
          </table:table-cell>
          <table:table-cell table:number-columns-repeated="2"/>
          <table:table-cell table:style-name="ce53" table:formula="of:=JSONDECHETS([.A159];[.B159];[.C159];[.D159];[.E159];[.F159];[.T159];[.U159];[.G159];[.H159];[.K159];[.L159];[.M159];[.N159];[.P159])" office:value-type="string" office:string-value="   {&quot;code&quot;:&quot;dec_telephonie&quot;,&#10;      &quot;type&quot;:&quot;Ressource / objet usagé&quot;,&#10;      &quot;type_en&quot;:&quot;Resource / Used object&quot;,&#10;      &quot;nom&quot;:&quot;Téléphonie&quot;,&#10;      &quot;nom_en&quot;:&quot;Telephony&quot;,&#10;      &quot;cat_usuel&quot;:&quot;cu_encombrantelectronique&quot;,&#10;      &quot;cat_trait&quot;:&quot;cat_d3e&quot;,&#10;      &quot;descr&quot;:&quot;téléphonie&quot;,&#10;      &quot;descr_en&quot;:&quot;telephony&quot;,&#10;      &quot;mots_cles&quot;:&quot;telephonie,&quot;,&#10;      &quot;mots_cles_en&quot;:&quot;telephony,&quot;,&#10;      &quot;cons&quot;:&quot;cons_recuppdv1,cons_ecoparticipation&quot;,&#10;      &quot;image&quot;:&quot;telephone_fixe_mini.png&quot;,&#10;      &quot;modco&quot;:&quot;modco_decheterie,modco_ecopoint,smco_reprise,smco_reprise_1pour0&quot;,&#10;      &quot;recyc&quot;:&quot;PAS_POUBELLE&quot;,&#10;      &quot;src&quot;:&quot;MieuxTrierANantes 02/2015&quot;&#10;   }," calcext:value-type="string">
            <text:p>   {"code":"dec_telephonie",</text:p>
            <text:p>      "type":"Ressource / objet usagé",</text:p>
            <text:p>      "type_en":"Resource / Used object",</text:p>
            <text:p>      "nom":"Téléphonie",</text:p>
            <text:p>      "nom_en":"Telephony",</text:p>
            <text:p>      "cat_usuel":"cu_encombrantelectronique",</text:p>
            <text:p>      "cat_trait":"cat_d3e",</text:p>
            <text:p>      "descr":"téléphonie",</text:p>
            <text:p>      "descr_en":"telephony",</text:p>
            <text:p>      "mots_cles":"telephonie,",</text:p>
            <text:p>      "mots_cles_en":"telephony,",</text:p>
            <text:p>      "cons":"cons_recuppdv1,cons_ecoparticipation",</text:p>
            <text:p>      "image":"telephone_fixe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559" office:value-type="string" calcext:value-type="string">
            <text:p>dec_telephone_portable</text:p>
          </table:table-cell>
          <table:table-cell table:style-name="ce559" office:value-type="string" calcext:value-type="string">
            <text:p>Téléphone portable</text:p>
          </table:table-cell>
          <table:table-cell table:style-name="ce559" office:value-type="string" calcext:value-type="string">
            <text:p>Mobile phone</text:p>
          </table:table-cell>
          <table:table-cell table:style-name="ce559" office:value-type="string" calcext:value-type="string">
            <text:p>cu_encombrantelectronique</text:p>
          </table:table-cell>
          <table:table-cell table:style-name="ce290" office:value-type="string" calcext:value-type="string">
            <text:p>cat_d3e</text:p>
          </table:table-cell>
          <table:table-cell table:style-name="ce290"/>
          <table:table-cell table:style-name="ce559" office:value-type="string" calcext:value-type="string">
            <text:p>téléphone mobile,smartphone</text:p>
          </table:table-cell>
          <table:table-cell table:style-name="ce559" office:value-type="string" calcext:value-type="string">
            <text:p>hone,mobile,smartphone</text:p>
          </table:table-cell>
          <table:table-cell table:style-name="ce290" table:number-columns-repeated="2"/>
          <table:table-cell table:style-name="ce559" office:value-type="string" calcext:value-type="string">
            <text:p>cons_modular_phone</text:p>
          </table:table-cell>
          <table:table-cell table:style-name="ce559" office:value-type="string" calcext:value-type="string">
            <text:p>telephone_mini.png</text:p>
          </table:table-cell>
          <table:table-cell table:style-name="ce17"/>
          <table:table-cell table:style-name="ce559" office:value-type="string" calcext:value-type="string">
            <text:p>MieuxTrierANantes 03/2018</text:p>
          </table:table-cell>
          <table:table-cell table:style-name="ce44" table:number-columns-repeated="3"/>
          <table:table-cell/>
          <table:table-cell table:formula="of:=SUBSTITUTE([.L160];&quot;_petit&quot;;&quot;&quot;)" office:value-type="string" office:string-value="telephone_mini.png" calcext:value-type="string">
            <text:p>telephone_mini.png</text:p>
          </table:table-cell>
          <table:table-cell table:formula="of:=CONCATENATE(UTILTRANSFORMEENMOTSCLES([.G160]);&quot;,&quot;;[.I160])" office:value-type="string" office:string-value="telephone,mobile,smartphone," calcext:value-type="string">
            <text:p>telephone,mobile,smartphone,</text:p>
          </table:table-cell>
          <table:table-cell table:formula="of:=CONCATENATE(UTILTRANSFORMEENMOTSCLES([.H160]);&quot;,&quot;;[.J160])" office:value-type="string" office:string-value="hone,mobile,smartphone," calcext:value-type="string">
            <text:p>hone,mobile,smartphone,</text:p>
          </table:table-cell>
          <table:table-cell table:number-columns-repeated="2"/>
          <table:table-cell table:style-name="ce53" table:formula="of:=JSONDECHETS([.A160];[.B160];[.C160];[.D160];[.E160];[.F160];[.T160];[.U160];[.G160];[.H160];[.K160];[.L160];[.M160];[.N160];[.P160])" office:value-type="string" office:string-value="   {&quot;code&quot;:&quot;dec_telephone_portable&quot;,&#10;      &quot;type&quot;:&quot;Ressource / objet usagé&quot;,&#10;      &quot;type_en&quot;:&quot;Resource / Used object&quot;,&#10;      &quot;nom&quot;:&quot;Téléphone portable&quot;,&#10;      &quot;nom_en&quot;:&quot;Mobile phone&quot;,&#10;      &quot;cat_usuel&quot;:&quot;cu_encombrantelectronique&quot;,&#10;      &quot;cat_trait&quot;:&quot;cat_d3e&quot;,&#10;      &quot;descr&quot;:&quot;téléphone mobile,smartphone&quot;,&#10;      &quot;descr_en&quot;:&quot;hone,mobile,smartphone&quot;,&#10;      &quot;mots_cles&quot;:&quot;telephone,mobile,smartphone,&quot;,&#10;      &quot;mots_cles_en&quot;:&quot;hone,mobile,smartphone,&quot;,&#10;      &quot;cons&quot;:&quot;cons_modular_phone,cons_recuppdv1,cons_ecoparticipation&quot;,&#10;      &quot;image&quot;:&quot;telephone_mini.png&quot;,&#10;      &quot;modco&quot;:&quot;modco_decheterie,modco_ecopoint,smco_reprise,smco_reprise_1pour0&quot;,&#10;      &quot;recyc&quot;:&quot;PAS_POUBELLE&quot;,&#10;      &quot;src&quot;:&quot;MieuxTrierANantes 03/2018&quot;&#10;   }," calcext:value-type="string">
            <text:p>   {"code":"dec_telephone_portable",</text:p>
            <text:p>      "type":"Ressource / objet usagé",</text:p>
            <text:p>      "type_en":"Resource / Used object",</text:p>
            <text:p>      "nom":"Téléphone portable",</text:p>
            <text:p>      "nom_en":"Mobile phone",</text:p>
            <text:p>      "cat_usuel":"cu_encombrantelectronique",</text:p>
            <text:p>      "cat_trait":"cat_d3e",</text:p>
            <text:p>      "descr":"téléphone mobile,smartphone",</text:p>
            <text:p>      "descr_en":"hone,mobile,smartphone",</text:p>
            <text:p>      "mots_cles":"telephone,mobile,smartphone,",</text:p>
            <text:p>      "mots_cles_en":"hone,mobile,smartphone,",</text:p>
            <text:p>      "cons":"cons_modular_phone,cons_recuppdv1,cons_ecoparticipation",</text:p>
            <text:p>      "image":"telephone_mini.png",</text:p>
            <text:p>      "modco":"modco_decheterie,modco_ecopoint,smco_reprise,smco_reprise_1pour0",</text:p>
            <text:p>      "recyc":"PAS_POUBELLE",</text:p>
            <text:p>      "src":"MieuxTrierANantes 03/2018"</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televiseurs</text:p>
          </table:table-cell>
          <table:table-cell table:style-name="ce290" office:value-type="string" calcext:value-type="string">
            <text:p>Téléviseur</text:p>
          </table:table-cell>
          <table:table-cell table:style-name="ce290" office:value-type="string" calcext:value-type="string">
            <text:p>TV</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téléviseur,télévision,écran,tv</text:p>
          </table:table-cell>
          <table:table-cell table:style-name="ce290" office:value-type="string" calcext:value-type="string">
            <text:p>TV</text:p>
          </table:table-cell>
          <table:table-cell table:style-name="ce290" table:number-columns-repeated="2"/>
          <table:table-cell table:style-name="ce319"/>
          <table:table-cell table:style-name="ce116" office:value-type="string" calcext:value-type="string">
            <text:p>televiseur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161];&quot;_petit&quot;;&quot;&quot;)" office:value-type="string" office:string-value="televiseur_mini.png" calcext:value-type="string">
            <text:p>televiseur_mini.png</text:p>
          </table:table-cell>
          <table:table-cell table:formula="of:=CONCATENATE(UTILTRANSFORMEENMOTSCLES([.G161]);&quot;,&quot;;[.I161])" office:value-type="string" office:string-value="televiseur,television,ecran,tv," calcext:value-type="string">
            <text:p>televiseur,television,ecran,tv,</text:p>
          </table:table-cell>
          <table:table-cell table:formula="of:=CONCATENATE(UTILTRANSFORMEENMOTSCLES([.H161]);&quot;,&quot;;[.J161])" office:value-type="string" office:string-value="tv," calcext:value-type="string">
            <text:p>tv,</text:p>
          </table:table-cell>
          <table:table-cell table:number-columns-repeated="2"/>
          <table:table-cell table:style-name="ce53" table:formula="of:=JSONDECHETS([.A161];[.B161];[.C161];[.D161];[.E161];[.F161];[.T161];[.U161];[.G161];[.H161];[.K161];[.L161];[.M161];[.N161];[.P161])" office:value-type="string" office:string-value="   {&quot;code&quot;:&quot;dec_televiseurs&quot;,&#10;      &quot;type&quot;:&quot;Ressource / objet usagé&quot;,&#10;      &quot;type_en&quot;:&quot;Resource / Used object&quot;,&#10;      &quot;nom&quot;:&quot;Téléviseur&quot;,&#10;      &quot;nom_en&quot;:&quot;TV&quot;,&#10;      &quot;cat_usuel&quot;:&quot;cu_encombrantelectronique&quot;,&#10;      &quot;cat_trait&quot;:&quot;cat_d3e&quot;,&#10;      &quot;descr&quot;:&quot;téléviseur,télévision,écran,tv&quot;,&#10;      &quot;descr_en&quot;:&quot;TV&quot;,&#10;      &quot;mots_cles&quot;:&quot;televiseur,television,ecran,tv,&quot;,&#10;      &quot;mots_cles_en&quot;:&quot;tv,&quot;,&#10;      &quot;cons&quot;:&quot;cons_recuppdv1,cons_ecoparticipation&quot;,&#10;      &quot;image&quot;:&quot;televiseur_mini.png&quot;,&#10;      &quot;modco&quot;:&quot;modco_decheterie,modco_ecopoint,smco_reprise,smco_reprise_1pour0&quot;,&#10;      &quot;recyc&quot;:&quot;PAS_POUBELLE&quot;,&#10;      &quot;src&quot;:&quot;MieuxTrierANantes 02/2015&quot;&#10;   }," calcext:value-type="string">
            <text:p>   {"code":"dec_televiseurs",</text:p>
            <text:p>      "type":"Ressource / objet usagé",</text:p>
            <text:p>      "type_en":"Resource / Used object",</text:p>
            <text:p>      "nom":"Téléviseur",</text:p>
            <text:p>      "nom_en":"TV",</text:p>
            <text:p>      "cat_usuel":"cu_encombrantelectronique",</text:p>
            <text:p>      "cat_trait":"cat_d3e",</text:p>
            <text:p>      "descr":"téléviseur,télévision,écran,tv",</text:p>
            <text:p>      "descr_en":"TV",</text:p>
            <text:p>      "mots_cles":"televiseur,television,ecran,tv,",</text:p>
            <text:p>      "mots_cles_en":"tv,",</text:p>
            <text:p>      "cons":"cons_recuppdv1,cons_ecoparticipation",</text:p>
            <text:p>      "image":"televis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thermometreAMercure</text:p>
          </table:table-cell>
          <table:table-cell table:style-name="ce290" office:value-type="string" calcext:value-type="string">
            <text:p>Thermomètre à mercure</text:p>
          </table:table-cell>
          <table:table-cell table:style-name="ce290" office:value-type="string" calcext:value-type="string">
            <text:p>Mercury thermometer</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thermomètre à mercure</text:p>
          </table:table-cell>
          <table:table-cell table:style-name="ce290" office:value-type="string" calcext:value-type="string">
            <text:p>mercury thermometer</text:p>
          </table:table-cell>
          <table:table-cell table:style-name="ce290" table:number-columns-repeated="2"/>
          <table:table-cell table:style-name="ce319"/>
          <table:table-cell table:style-name="ce116" office:value-type="string" calcext:value-type="string">
            <text:p>thermometre_mercur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2];&quot;_petit&quot;;&quot;&quot;)" office:value-type="string" office:string-value="thermometre_mercure_mini.png" calcext:value-type="string">
            <text:p>thermometre_mercure_mini.png</text:p>
          </table:table-cell>
          <table:table-cell table:formula="of:=CONCATENATE(UTILTRANSFORMEENMOTSCLES([.G162]);&quot;,&quot;;[.I162])" office:value-type="string" office:string-value="thermometre,mercure," calcext:value-type="string">
            <text:p>thermometre,mercure,</text:p>
          </table:table-cell>
          <table:table-cell table:formula="of:=CONCATENATE(UTILTRANSFORMEENMOTSCLES([.H162]);&quot;,&quot;;[.J162])" office:value-type="string" office:string-value="mercury,thermometer," calcext:value-type="string">
            <text:p>mercury,thermometer,</text:p>
          </table:table-cell>
          <table:table-cell table:number-columns-repeated="2"/>
          <table:table-cell table:style-name="ce53" table:formula="of:=JSONDECHETS([.A162];[.B162];[.C162];[.D162];[.E162];[.F162];[.T162];[.U162];[.G162];[.H162];[.K162];[.L162];[.M162];[.N162];[.P162])" office:value-type="string" office:string-value="   {&quot;code&quot;:&quot;dec_thermometreAMercure&quot;,&#10;      &quot;type&quot;:&quot;Ressource / objet usagé&quot;,&#10;      &quot;type_en&quot;:&quot;Resource / Used object&quot;,&#10;      &quot;nom&quot;:&quot;Thermomètre à mercure&quot;,&#10;      &quot;nom_en&quot;:&quot;Mercury thermometer&quot;,&#10;      &quot;cat_usuel&quot;:&quot;cu_toxique&quot;,&#10;      &quot;cat_trait&quot;:&quot;cat_ddm&quot;,&#10;      &quot;descr&quot;:&quot;thermomètre à mercure&quot;,&#10;      &quot;descr_en&quot;:&quot;mercury thermometer&quot;,&#10;      &quot;mots_cles&quot;:&quot;thermometre,mercure,&quot;,&#10;      &quot;mots_cles_en&quot;:&quot;mercury,thermometer,&quot;,&#10;      &quot;cons&quot;:&quot;cons_toxique&quot;,&#10;      &quot;image&quot;:&quot;thermometre_mercure_mini.png&quot;,&#10;      &quot;modco&quot;:&quot;modco_decheterie,modco_ecopoint&quot;,&#10;      &quot;recyc&quot;:&quot;PAS_POUBELLE&quot;,&#10;      &quot;src&quot;:&quot;MieuxTrierANantes 02/2015&quot;&#10;   }," calcext:value-type="string">
            <text:p>   {"code":"dec_thermometreAMercure",</text:p>
            <text:p>      "type":"Ressource / objet usagé",</text:p>
            <text:p>      "type_en":"Resource / Used object",</text:p>
            <text:p>      "nom":"Thermomètre à mercure",</text:p>
            <text:p>      "nom_en":"Mercury thermometer",</text:p>
            <text:p>      "cat_usuel":"cu_toxique",</text:p>
            <text:p>      "cat_trait":"cat_ddm",</text:p>
            <text:p>      "descr":"thermomètre à mercure",</text:p>
            <text:p>      "descr_en":"mercury thermometer",</text:p>
            <text:p>      "mots_cles":"thermometre,mercure,",</text:p>
            <text:p>      "mots_cles_en":"mercury,thermometer,",</text:p>
            <text:p>      "cons":"cons_toxique",</text:p>
            <text:p>      "image":"thermometre_merc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trompette</text:p>
          </table:table-cell>
          <table:table-cell table:style-name="ce290" office:value-type="string" calcext:value-type="string">
            <text:p>Trompette</text:p>
          </table:table-cell>
          <table:table-cell table:style-name="ce290" office:value-type="string" calcext:value-type="string">
            <text:p>Trumpet</text:p>
          </table:table-cell>
          <table:table-cell table:style-name="ce290" office:value-type="string" calcext:value-type="string">
            <text:p>cu_divers</text:p>
          </table:table-cell>
          <table:table-cell table:style-name="ce290" office:value-type="string" calcext:value-type="string">
            <text:p>cat_instrument</text:p>
          </table:table-cell>
          <table:table-cell table:style-name="ce290"/>
          <table:table-cell table:style-name="ce290" office:value-type="string" calcext:value-type="string">
            <text:p>trompette</text:p>
          </table:table-cell>
          <table:table-cell table:style-name="ce290" office:value-type="string" calcext:value-type="string">
            <text:p>trumpet</text:p>
          </table:table-cell>
          <table:table-cell table:style-name="ce290" table:number-columns-repeated="2"/>
          <table:table-cell table:style-name="ce319"/>
          <table:table-cell table:style-name="ce116" office:value-type="string" calcext:value-type="string">
            <text:p>images_non_libres_temp/trompett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3];&quot;_petit&quot;;&quot;&quot;)" office:value-type="string" office:string-value="images_non_libres_temp/trompette_mini.png" calcext:value-type="string">
            <text:p>images_non_libres_temp/trompette_mini.png</text:p>
          </table:table-cell>
          <table:table-cell table:formula="of:=CONCATENATE(UTILTRANSFORMEENMOTSCLES([.G163]);&quot;,&quot;;[.I163])" office:value-type="string" office:string-value="trompette," calcext:value-type="string">
            <text:p>trompette,</text:p>
          </table:table-cell>
          <table:table-cell table:formula="of:=CONCATENATE(UTILTRANSFORMEENMOTSCLES([.H163]);&quot;,&quot;;[.J163])" office:value-type="string" office:string-value="trumpet," calcext:value-type="string">
            <text:p>trumpet,</text:p>
          </table:table-cell>
          <table:table-cell table:number-columns-repeated="2"/>
          <table:table-cell table:style-name="ce53" table:formula="of:=JSONDECHETS([.A163];[.B163];[.C163];[.D163];[.E163];[.F163];[.T163];[.U163];[.G163];[.H163];[.K163];[.L163];[.M163];[.N163];[.P163])" office:value-type="string" office:string-value="   {&quot;code&quot;:&quot;dec_trompette&quot;,&#10;      &quot;type&quot;:&quot;Ressource / objet usagé&quot;,&#10;      &quot;type_en&quot;:&quot;Resource / Used object&quot;,&#10;      &quot;nom&quot;:&quot;Trompette&quot;,&#10;      &quot;nom_en&quot;:&quot;Trumpet&quot;,&#10;      &quot;cat_usuel&quot;:&quot;cu_divers&quot;,&#10;      &quot;cat_trait&quot;:&quot;cat_instrument&quot;,&#10;      &quot;descr&quot;:&quot;trompette&quot;,&#10;      &quot;descr_en&quot;:&quot;trumpet&quot;,&#10;      &quot;mots_cles&quot;:&quot;trompette,&quot;,&#10;      &quot;mots_cles_en&quot;:&quot;trumpet,&quot;,&#10;      &quot;image&quot;:&quot;images_non_libres_temp/trompette_mini.png&quot;,&#10;      &quot;modco&quot;:&quot;smco_reempdivers,modco_decheterie,modco_ecopoint,modco_encombrant&quot;,&#10;      &quot;recyc&quot;:&quot;PAS_POUBELLE&quot;,&#10;      &quot;src&quot;:&quot;MieuxTrierANantes 02/2015&quot;&#10;   }," calcext:value-type="string">
            <text:p>   {"code":"dec_trompette",</text:p>
            <text:p>      "type":"Ressource / objet usagé",</text:p>
            <text:p>      "type_en":"Resource / Used object",</text:p>
            <text:p>      "nom":"Trompette",</text:p>
            <text:p>      "nom_en":"Trumpet",</text:p>
            <text:p>      "cat_usuel":"cu_divers",</text:p>
            <text:p>      "cat_trait":"cat_instrument",</text:p>
            <text:p>      "descr":"trompette",</text:p>
            <text:p>      "descr_en":"trumpet",</text:p>
            <text:p>      "mots_cles":"trompette,",</text:p>
            <text:p>      "mots_cles_en":"trumpet,",</text:p>
            <text:p>      "image":"images_non_libres_temp/trompett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trottinnette</text:p>
          </table:table-cell>
          <table:table-cell table:style-name="ce290" office:value-type="string" calcext:value-type="string">
            <text:p>Trottinette</text:p>
          </table:table-cell>
          <table:table-cell table:style-name="ce290" office:value-type="string" calcext:value-type="string">
            <text:p>Scooter</text:p>
          </table:table-cell>
          <table:table-cell table:style-name="ce290" office:value-type="string" calcext:value-type="string">
            <text:p>cu_metal</text:p>
          </table:table-cell>
          <table:table-cell table:style-name="ce18" office:value-type="string" calcext:value-type="string">
            <text:p>cat_velo</text:p>
          </table:table-cell>
          <table:table-cell table:style-name="ce290"/>
          <table:table-cell table:style-name="ce290" office:value-type="string" calcext:value-type="string">
            <text:p>trottinette</text:p>
          </table:table-cell>
          <table:table-cell table:style-name="ce290" office:value-type="string" calcext:value-type="string">
            <text:p>scooter</text:p>
          </table:table-cell>
          <table:table-cell table:style-name="ce290" table:number-columns-repeated="2"/>
          <table:table-cell table:style-name="ce319"/>
          <table:table-cell table:style-name="ce116" office:value-type="string" calcext:value-type="string">
            <text:p>trottinette_mini.png</text:p>
          </table:table-cell>
          <table:table-cell table:style-name="ce17"/>
          <table:table-cell table:style-name="ce354" office:value-type="string" calcext:value-type="string">
            <text:p>MieuxTrierANantes 12/2014</text:p>
          </table:table-cell>
          <table:table-cell table:style-name="ce354" table:number-columns-repeated="2"/>
          <table:table-cell table:style-name="ce348"/>
          <table:table-cell/>
          <table:table-cell table:formula="of:=SUBSTITUTE([.L164];&quot;_petit&quot;;&quot;&quot;)" office:value-type="string" office:string-value="trottinette_mini.png" calcext:value-type="string">
            <text:p>trottinette_mini.png</text:p>
          </table:table-cell>
          <table:table-cell table:formula="of:=CONCATENATE(UTILTRANSFORMEENMOTSCLES([.G164]);&quot;,&quot;;[.I164])" office:value-type="string" office:string-value="trottinette," calcext:value-type="string">
            <text:p>trottinette,</text:p>
          </table:table-cell>
          <table:table-cell table:formula="of:=CONCATENATE(UTILTRANSFORMEENMOTSCLES([.H164]);&quot;,&quot;;[.J164])" office:value-type="string" office:string-value="scooter," calcext:value-type="string">
            <text:p>scooter,</text:p>
          </table:table-cell>
          <table:table-cell table:number-columns-repeated="2"/>
          <table:table-cell table:style-name="ce53" table:formula="of:=JSONDECHETS([.A164];[.B164];[.C164];[.D164];[.E164];[.F164];[.T164];[.U164];[.G164];[.H164];[.K164];[.L164];[.M164];[.N164];[.P164])" office:value-type="string" office:string-value="   {&quot;code&quot;:&quot;dec_trottinnette&quot;,&#10;      &quot;type&quot;:&quot;Ressource / objet usagé&quot;,&#10;      &quot;type_en&quot;:&quot;Resource / Used object&quot;,&#10;      &quot;nom&quot;:&quot;Trottinette&quot;,&#10;      &quot;nom_en&quot;:&quot;Scooter&quot;,&#10;      &quot;cat_usuel&quot;:&quot;cu_metal&quot;,&#10;      &quot;cat_trait&quot;:&quot;cat_velo&quot;,&#10;      &quot;descr&quot;:&quot;trottinette&quot;,&#10;      &quot;descr_en&quot;:&quot;scooter&quot;,&#10;      &quot;mots_cles&quot;:&quot;trottinette,&quot;,&#10;      &quot;mots_cles_en&quot;:&quot;scooter,&quot;,&#10;      &quot;image&quot;:&quot;trottinette_mini.png&quot;,&#10;      &quot;modco&quot;:&quot;smco_velo,modco_decheterie,modco_ecopoint&quot;,&#10;      &quot;recyc&quot;:&quot;PAS_POUBELLE&quot;,&#10;      &quot;src&quot;:&quot;MieuxTrierANantes 12/2014&quot;&#10;   }," calcext:value-type="string">
            <text:p>   {"code":"dec_trottinnette",</text:p>
            <text:p>      "type":"Ressource / objet usagé",</text:p>
            <text:p>      "type_en":"Resource / Used object",</text:p>
            <text:p>      "nom":"Trottinette",</text:p>
            <text:p>      "nom_en":"Scooter",</text:p>
            <text:p>      "cat_usuel":"cu_metal",</text:p>
            <text:p>      "cat_trait":"cat_velo",</text:p>
            <text:p>      "descr":"trottinette",</text:p>
            <text:p>      "descr_en":"scooter",</text:p>
            <text:p>      "mots_cles":"trottinette,",</text:p>
            <text:p>      "mots_cles_en":"scooter,",</text:p>
            <text:p>      "image":"trottinette_mini.png",</text:p>
            <text:p>      "modco":"smco_velo,modco_decheterie,modco_ecopoint",</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tubeFluorescent</text:p>
          </table:table-cell>
          <table:table-cell table:style-name="ce290" office:value-type="string" calcext:value-type="string">
            <text:p>Tube fluorescent</text:p>
          </table:table-cell>
          <table:table-cell table:style-name="ce290" office:value-type="string" calcext:value-type="string">
            <text:p>Fluorescent Tub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tube fluorescent, tube fluo</text:p>
          </table:table-cell>
          <table:table-cell table:style-name="ce290" office:value-type="string" calcext:value-type="string">
            <text:p>fluorescent lamp, fluorescent tube</text:p>
          </table:table-cell>
          <table:table-cell table:style-name="ce290" table:number-columns-repeated="2"/>
          <table:table-cell table:style-name="ce319"/>
          <table:table-cell table:style-name="ce116" office:value-type="string" calcext:value-type="string">
            <text:p>images_non_libres_temp/tube_flouorescen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65];&quot;_petit&quot;;&quot;&quot;)" office:value-type="string" office:string-value="images_non_libres_temp/tube_flouorescent_mini.png" calcext:value-type="string">
            <text:p>images_non_libres_temp/tube_flouorescent_mini.png</text:p>
          </table:table-cell>
          <table:table-cell table:formula="of:=CONCATENATE(UTILTRANSFORMEENMOTSCLES([.G165]);&quot;,&quot;;[.I165])" office:value-type="string" office:string-value="tube,fluorescent,tube,fluo," calcext:value-type="string">
            <text:p>tube,fluorescent,tube,fluo,</text:p>
          </table:table-cell>
          <table:table-cell table:formula="of:=CONCATENATE(UTILTRANSFORMEENMOTSCLES([.H165]);&quot;,&quot;;[.J165])" office:value-type="string" office:string-value="fluorescent,lamp,fluorescent,tube," calcext:value-type="string">
            <text:p>fluorescent,lamp,fluorescent,tube,</text:p>
          </table:table-cell>
          <table:table-cell table:number-columns-repeated="2"/>
          <table:table-cell table:style-name="ce53" table:formula="of:=JSONDECHETS([.A165];[.B165];[.C165];[.D165];[.E165];[.F165];[.T165];[.U165];[.G165];[.H165];[.K165];[.L165];[.M165];[.N165];[.P165])" office:value-type="string" office:string-value="   {&quot;code&quot;:&quot;dec_tubeFluorescent&quot;,&#10;      &quot;type&quot;:&quot;Ressource / objet usagé&quot;,&#10;      &quot;type_en&quot;:&quot;Resource / Used object&quot;,&#10;      &quot;nom&quot;:&quot;Tube fluorescent&quot;,&#10;      &quot;nom_en&quot;:&quot;Fluorescent Tube&quot;,&#10;      &quot;cat_usuel&quot;:&quot;cu_toxique&quot;,&#10;      &quot;cat_trait&quot;:&quot;cat_ddm&quot;,&#10;      &quot;descr&quot;:&quot;tube fluorescent, tube fluo&quot;,&#10;      &quot;descr_en&quot;:&quot;fluorescent lamp, fluorescent tube&quot;,&#10;      &quot;mots_cles&quot;:&quot;tube,fluorescent,tube,fluo,&quot;,&#10;      &quot;mots_cles_en&quot;:&quot;fluorescent,lamp,fluorescent,tube,&quot;,&#10;      &quot;cons&quot;:&quot;cons_toxique&quot;,&#10;      &quot;image&quot;:&quot;images_non_libres_temp/tube_flouorescent_mini.png&quot;,&#10;      &quot;modco&quot;:&quot;modco_decheterie,modco_ecopoint&quot;,&#10;      &quot;recyc&quot;:&quot;PAS_POUBELLE&quot;,&#10;      &quot;src&quot;:&quot;MieuxTrierANantes 02/2015&quot;&#10;   }," calcext:value-type="string">
            <text:p>   {"code":"dec_tubeFluorescent",</text:p>
            <text:p>      "type":"Ressource / objet usagé",</text:p>
            <text:p>      "type_en":"Resource / Used object",</text:p>
            <text:p>      "nom":"Tube fluorescent",</text:p>
            <text:p>      "nom_en":"Fluorescent Tube",</text:p>
            <text:p>      "cat_usuel":"cu_toxique",</text:p>
            <text:p>      "cat_trait":"cat_ddm",</text:p>
            <text:p>      "descr":"tube fluorescent, tube fluo",</text:p>
            <text:p>      "descr_en":"fluorescent lamp, fluorescent tube",</text:p>
            <text:p>      "mots_cles":"tube,fluorescent,tube,fluo,",</text:p>
            <text:p>      "mots_cles_en":"fluorescent,lamp,fluorescent,tube,",</text:p>
            <text:p>      "cons":"cons_toxique",</text:p>
            <text:p>      "image":"images_non_libres_temp/tube_flouoresc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tuyauDarrosage</text:p>
          </table:table-cell>
          <table:table-cell table:style-name="ce290" office:value-type="string" calcext:value-type="string">
            <text:p>Tuyau arrosage</text:p>
          </table:table-cell>
          <table:table-cell table:style-name="ce290" office:value-type="string" calcext:value-type="string">
            <text:p>Watering hose</text:p>
          </table:table-cell>
          <table:table-cell table:style-name="ce290" office:value-type="string" calcext:value-type="string">
            <text:p>cu_plastique</text:p>
          </table:table-cell>
          <table:table-cell table:style-name="ce290" office:value-type="string" calcext:value-type="string">
            <text:p>cat_omr</text:p>
          </table:table-cell>
          <table:table-cell table:style-name="ce290"/>
          <table:table-cell table:style-name="ce290" office:value-type="string" calcext:value-type="string">
            <text:p>tuyau d'arrosage</text:p>
          </table:table-cell>
          <table:table-cell table:style-name="ce290" office:value-type="string" calcext:value-type="string">
            <text:p>garden hose</text:p>
          </table:table-cell>
          <table:table-cell table:style-name="ce290" table:number-columns-repeated="2"/>
          <table:table-cell table:style-name="ce319"/>
          <table:table-cell table:style-name="ce116" office:value-type="string" calcext:value-type="string">
            <text:p>tuyau_arrosag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6];&quot;_petit&quot;;&quot;&quot;)" office:value-type="string" office:string-value="tuyau_arrosage_mini.png" calcext:value-type="string">
            <text:p>tuyau_arrosage_mini.png</text:p>
          </table:table-cell>
          <table:table-cell table:formula="of:=CONCATENATE(UTILTRANSFORMEENMOTSCLES([.G166]);&quot;,&quot;;[.I166])" office:value-type="string" office:string-value="tuyau,arrosage," calcext:value-type="string">
            <text:p>tuyau,arrosage,</text:p>
          </table:table-cell>
          <table:table-cell table:formula="of:=CONCATENATE(UTILTRANSFORMEENMOTSCLES([.H166]);&quot;,&quot;;[.J166])" office:value-type="string" office:string-value="garden,hose," calcext:value-type="string">
            <text:p>garden,hose,</text:p>
          </table:table-cell>
          <table:table-cell table:number-columns-repeated="2"/>
          <table:table-cell table:style-name="ce53" table:formula="of:=JSONDECHETS([.A166];[.B166];[.C166];[.D166];[.E166];[.F166];[.T166];[.U166];[.G166];[.H166];[.K166];[.L166];[.M166];[.N166];[.P166])" office:value-type="string" office:string-value="   {&quot;code&quot;:&quot;dec_tuyauDarrosage&quot;,&#10;      &quot;type&quot;:&quot;Ressource / objet usagé&quot;,&#10;      &quot;type_en&quot;:&quot;Resource / Used object&quot;,&#10;      &quot;nom&quot;:&quot;Tuyau arrosage&quot;,&#10;      &quot;nom_en&quot;:&quot;Watering hose&quot;,&#10;      &quot;cat_usuel&quot;:&quot;cu_plastique&quot;,&#10;      &quot;cat_trait&quot;:&quot;cat_omr&quot;,&#10;      &quot;descr&quot;:&quot;tuyau d'arrosage&quot;,&#10;      &quot;descr_en&quot;:&quot;garden hose&quot;,&#10;      &quot;mots_cles&quot;:&quot;tuyau,arrosage,&quot;,&#10;      &quot;mots_cles_en&quot;:&quot;garden,hose,&quot;,&#10;      &quot;image&quot;:&quot;tuyau_arrosage_mini.png&quot;,&#10;      &quot;modco&quot;:&quot;modco_bacbleuhorsnantes,modco_bacbleunantes,modco_sacbleu&quot;,&#10;      &quot;recyc&quot;:&quot;NON&quot;,&#10;      &quot;src&quot;:&quot;MieuxTrierANantes 02/2015&quot;&#10;   }," calcext:value-type="string">
            <text:p>   {"code":"dec_tuyauDarrosage",</text:p>
            <text:p>      "type":"Ressource / objet usagé",</text:p>
            <text:p>      "type_en":"Resource / Used object",</text:p>
            <text:p>      "nom":"Tuyau arrosage",</text:p>
            <text:p>      "nom_en":"Watering hose",</text:p>
            <text:p>      "cat_usuel":"cu_plastique",</text:p>
            <text:p>      "cat_trait":"cat_omr",</text:p>
            <text:p>      "descr":"tuyau d'arrosage",</text:p>
            <text:p>      "descr_en":"garden hose",</text:p>
            <text:p>      "mots_cles":"tuyau,arrosage,",</text:p>
            <text:p>      "mots_cles_en":"garden,hose,",</text:p>
            <text:p>      "image":"tuyau_arrosa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UstensileCuisine</text:p>
          </table:table-cell>
          <table:table-cell table:style-name="ce290" office:value-type="string" calcext:value-type="string">
            <text:p>Ustensile cuisine</text:p>
          </table:table-cell>
          <table:table-cell table:style-name="ce290" office:value-type="string" calcext:value-type="string">
            <text:p>Kitchen Utensil</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ustensile de cuisine, casserole, marmite, cocotte, poêle, wok, spatule</text:p>
          </table:table-cell>
          <table:table-cell table:style-name="ce290" office:value-type="string" calcext:value-type="string">
            <text:p>kitchen utensil, pot, pot, casserole, frying pan, wok spatula</text:p>
          </table:table-cell>
          <table:table-cell table:style-name="ce290" table:number-columns-repeated="2"/>
          <table:table-cell table:style-name="ce319"/>
          <table:table-cell table:style-name="ce116" office:value-type="string" calcext:value-type="string">
            <text:p>spatule_cuisin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7];&quot;_petit&quot;;&quot;&quot;)" office:value-type="string" office:string-value="spatule_cuisine_mini.png" calcext:value-type="string">
            <text:p>spatule_cuisine_mini.png</text:p>
          </table:table-cell>
          <table:table-cell table:formula="of:=CONCATENATE(UTILTRANSFORMEENMOTSCLES([.G167]);&quot;,&quot;;[.I167])" office:value-type="string" office:string-value="ustensile,cuisine,casserole,marmite,cocotte,poele,wok,spatule," calcext:value-type="string">
            <text:p>ustensile,cuisine,casserole,marmite,cocotte,poele,wok,spatule,</text:p>
          </table:table-cell>
          <table:table-cell table:formula="of:=CONCATENATE(UTILTRANSFORMEENMOTSCLES([.H167]);&quot;,&quot;;[.J167])" office:value-type="string" office:string-value="kitchen,utensil,pot,pot,casserole,frying,pan,wok,spatula," calcext:value-type="string">
            <text:p>kitchen,utensil,pot,pot,casserole,frying,pan,wok,spatula,</text:p>
          </table:table-cell>
          <table:table-cell table:number-columns-repeated="2"/>
          <table:table-cell table:style-name="ce53" table:formula="of:=JSONDECHETS([.A167];[.B167];[.C167];[.D167];[.E167];[.F167];[.T167];[.U167];[.G167];[.H167];[.K167];[.L167];[.M167];[.N167];[.P167])" office:value-type="string" office:string-value="   {&quot;code&quot;:&quot;dec_UstensileCuisine&quot;,&#10;      &quot;type&quot;:&quot;Ressource / objet usagé&quot;,&#10;      &quot;type_en&quot;:&quot;Resource / Used object&quot;,&#10;      &quot;nom&quot;:&quot;Ustensile cuisine&quot;,&#10;      &quot;nom_en&quot;:&quot;Kitchen Utensil&quot;,&#10;      &quot;cat_usuel&quot;:&quot;cu_divers&quot;,&#10;      &quot;cat_trait&quot;:&quot;cat_omr&quot;,&#10;      &quot;descr&quot;:&quot;ustensile de cuisine, casserole, marmite, cocotte, poêle, wok, spatule&quot;,&#10;      &quot;descr_en&quot;:&quot;kitchen utensil, pot, pot, casserole, frying pan, wok spatula&quot;,&#10;      &quot;mots_cles&quot;:&quot;ustensile,cuisine,casserole,marmite,cocotte,poele,wok,spatule,&quot;,&#10;      &quot;mots_cles_en&quot;:&quot;kitchen,utensil,pot,pot,casserole,frying,pan,wok,spatula,&quot;,&#10;      &quot;image&quot;:&quot;spatule_cuisine_mini.png&quot;,&#10;      &quot;modco&quot;:&quot;modco_bacbleuhorsnantes,modco_bacbleunantes,modco_sacbleu&quot;,&#10;      &quot;recyc&quot;:&quot;NON&quot;,&#10;      &quot;src&quot;:&quot;MieuxTrierANantes 02/2015&quot;&#10;   }," calcext:value-type="string">
            <text:p>   {"code":"dec_UstensileCuisine",</text:p>
            <text:p>      "type":"Ressource / objet usagé",</text:p>
            <text:p>      "type_en":"Resource / Used object",</text:p>
            <text:p>      "nom":"Ustensile cuisine",</text:p>
            <text:p>      "nom_en":"Kitchen Utensil",</text:p>
            <text:p>      "cat_usuel":"cu_divers",</text:p>
            <text:p>      "cat_trait":"cat_omr",</text:p>
            <text:p>      "descr":"ustensile de cuisine, casserole, marmite, cocotte, poêle, wok, spatule",</text:p>
            <text:p>      "descr_en":"kitchen utensil, pot, pot, casserole, frying pan, wok spatula",</text:p>
            <text:p>      "mots_cles":"ustensile,cuisine,casserole,marmite,cocotte,poele,wok,spatule,",</text:p>
            <text:p>      "mots_cles_en":"kitchen,utensil,pot,pot,casserole,frying,pan,wok,spatula,",</text:p>
            <text:p>      "image":"spatule_cuisin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vaisselleCarton</text:p>
          </table:table-cell>
          <table:table-cell table:style-name="ce290" office:value-type="string" calcext:value-type="string">
            <text:p>Vaisselle carton</text:p>
          </table:table-cell>
          <table:table-cell table:style-name="ce290" office:value-type="string" calcext:value-type="string">
            <text:p>Cardboard dishes</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290" office:value-type="string" calcext:value-type="string">
            <text:p>vaisselle carton, assiette carton, gobelet carton</text:p>
          </table:table-cell>
          <table:table-cell table:style-name="ce290" office:value-type="string" calcext:value-type="string">
            <text:p>cardboard tableware, cardboard plate, paper cup</text:p>
          </table:table-cell>
          <table:table-cell table:style-name="ce290" table:number-columns-repeated="2"/>
          <table:table-cell table:style-name="ce319"/>
          <table:table-cell table:style-name="ce116" office:value-type="string" calcext:value-type="string">
            <text:p>assiette_carton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8];&quot;_petit&quot;;&quot;&quot;)" office:value-type="string" office:string-value="assiette_carton_mini.png" calcext:value-type="string">
            <text:p>assiette_carton_mini.png</text:p>
          </table:table-cell>
          <table:table-cell table:formula="of:=CONCATENATE(UTILTRANSFORMEENMOTSCLES([.G168]);&quot;,&quot;;[.I168])" office:value-type="string" office:string-value="vaisselle,carton,assiette,carton,gobelet,carton," calcext:value-type="string">
            <text:p>vaisselle,carton,assiette,carton,gobelet,carton,</text:p>
          </table:table-cell>
          <table:table-cell table:formula="of:=CONCATENATE(UTILTRANSFORMEENMOTSCLES([.H168]);&quot;,&quot;;[.J168])" office:value-type="string" office:string-value="cardboard,tableware,cardboard,plate,paper,cup," calcext:value-type="string">
            <text:p>cardboard,tableware,cardboard,plate,paper,cup,</text:p>
          </table:table-cell>
          <table:table-cell table:number-columns-repeated="2"/>
          <table:table-cell table:style-name="ce53" table:formula="of:=JSONDECHETS([.A168];[.B168];[.C168];[.D168];[.E168];[.F168];[.T168];[.U168];[.G168];[.H168];[.K168];[.L168];[.M168];[.N168];[.P168])" office:value-type="string" office:string-value="   {&quot;code&quot;:&quot;dec_vaisselleCarton&quot;,&#10;      &quot;type&quot;:&quot;Ressource / objet usagé&quot;,&#10;      &quot;type_en&quot;:&quot;Resource / Used object&quot;,&#10;      &quot;nom&quot;:&quot;Vaisselle carton&quot;,&#10;      &quot;nom_en&quot;:&quot;Cardboard dishes&quot;,&#10;      &quot;cat_usuel&quot;:&quot;cu_papierscartons&quot;,&#10;      &quot;cat_trait&quot;:&quot;cat_omr&quot;,&#10;      &quot;descr&quot;:&quot;vaisselle carton, assiette carton, gobelet carton&quot;,&#10;      &quot;descr_en&quot;:&quot;cardboard tableware, cardboard plate, paper cup&quot;,&#10;      &quot;mots_cles&quot;:&quot;vaisselle,carton,assiette,carton,gobelet,carton,&quot;,&#10;      &quot;mots_cles_en&quot;:&quot;cardboard,tableware,cardboard,plate,paper,cup,&quot;,&#10;      &quot;image&quot;:&quot;assiette_carton_mini.png&quot;,&#10;      &quot;modco&quot;:&quot;modco_bacbleuhorsnantes,modco_bacbleunantes,modco_sacbleu&quot;,&#10;      &quot;recyc&quot;:&quot;NON&quot;,&#10;      &quot;src&quot;:&quot;MieuxTrierANantes 02/2015&quot;&#10;   }," calcext:value-type="string">
            <text:p>   {"code":"dec_vaisselleCarton",</text:p>
            <text:p>      "type":"Ressource / objet usagé",</text:p>
            <text:p>      "type_en":"Resource / Used object",</text:p>
            <text:p>      "nom":"Vaisselle carton",</text:p>
            <text:p>      "nom_en":"Cardboard dishes",</text:p>
            <text:p>      "cat_usuel":"cu_papierscartons",</text:p>
            <text:p>      "cat_trait":"cat_omr",</text:p>
            <text:p>      "descr":"vaisselle carton, assiette carton, gobelet carton",</text:p>
            <text:p>      "descr_en":"cardboard tableware, cardboard plate, paper cup",</text:p>
            <text:p>      "mots_cles":"vaisselle,carton,assiette,carton,gobelet,carton,",</text:p>
            <text:p>      "mots_cles_en":"cardboard,tableware,cardboard,plate,paper,cup,",</text:p>
            <text:p>      "image":"assiette_cart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vaissellePlastique</text:p>
          </table:table-cell>
          <table:table-cell table:style-name="ce290" office:value-type="string" calcext:value-type="string">
            <text:p>Vaisselle plastique</text:p>
          </table:table-cell>
          <table:table-cell table:style-name="ce290" office:value-type="string" calcext:value-type="string">
            <text:p>Plastic ware</text:p>
          </table:table-cell>
          <table:table-cell table:style-name="ce290" office:value-type="string" calcext:value-type="string">
            <text:p>cu_plastique</text:p>
          </table:table-cell>
          <table:table-cell table:style-name="ce290" office:value-type="string" calcext:value-type="string">
            <text:p>cat_omr</text:p>
          </table:table-cell>
          <table:table-cell table:style-name="ce290"/>
          <table:table-cell table:style-name="ce290" office:value-type="string" calcext:value-type="string">
            <text:p>vaisselle plastique, gobelet plastique, couvert plastique, couteau plastique, fourchette plastique, cuillère plastique</text:p>
          </table:table-cell>
          <table:table-cell table:style-name="ce290" office:value-type="string" calcext:value-type="string">
            <text:p>plastic tableware, plastic cup, plastic cover, plastic knife, plastic fork, plastic spoon</text:p>
          </table:table-cell>
          <table:table-cell table:style-name="ce290" table:number-columns-repeated="2"/>
          <table:table-cell table:style-name="ce319" office:value-type="string" calcext:value-type="string">
            <text:p>cons_remplacergobelet,cons_vaissellebiodegradable</text:p>
          </table:table-cell>
          <table:table-cell table:style-name="ce116" office:value-type="string" calcext:value-type="string">
            <text:p>gobelet_plastique_mini.png</text:p>
          </table:table-cell>
          <table:table-cell table:style-name="ce17"/>
          <table:table-cell table:style-name="ce354" office:value-type="string" calcext:value-type="string">
            <text:p>MieuxTrierANantes 14/2014</text:p>
          </table:table-cell>
          <table:table-cell table:style-name="ce354" table:number-columns-repeated="3"/>
          <table:table-cell/>
          <table:table-cell table:formula="of:=SUBSTITUTE([.L169];&quot;_petit&quot;;&quot;&quot;)" office:value-type="string" office:string-value="gobelet_plastique_mini.png" calcext:value-type="string">
            <text:p>gobelet_plastique_mini.png</text:p>
          </table:table-cell>
          <table:table-cell table:formula="of:=CONCATENATE(UTILTRANSFORMEENMOTSCLES([.G169]);&quot;,&quot;;[.I169])"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H169]);&quot;,&quot;;[.J169])"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53" table:formula="of:=JSONDECHETS([.A169];[.B169];[.C169];[.D169];[.E169];[.F169];[.T169];[.U169];[.G169];[.H169];[.K169];[.L169];[.M169];[.N169];[.P169])" office:value-type="string" office:string-value="   {&quot;code&quot;:&quot;dec_vaissellePlastique&quot;,&#10;      &quot;type&quot;:&quot;Ressource / objet usagé&quot;,&#10;      &quot;type_en&quot;:&quot;Resource / Used object&quot;,&#10;      &quot;nom&quot;:&quot;Vaisselle plastique&quot;,&#10;      &quot;nom_en&quot;:&quot;Plastic ware&quot;,&#10;      &quot;cat_usuel&quot;:&quot;cu_plastique&quot;,&#10;      &quot;cat_trait&quot;:&quot;cat_omr&quot;,&#10;      &quot;descr&quot;:&quot;vaisselle plastique, gobelet plastique, couvert plastique, couteau plastique, fourchette plastique, cuillère plastique&quot;,&#10;      &quot;descr_en&quot;:&quot;plastic tableware, plastic cup, plastic cover, plastic knife, plastic fork, plastic spoon&quot;,&#10;      &quot;mots_cles&quot;:&quot;vaisselle,plastique,gobelet,plastique,couvert,plastique,couteau,plastique,fourchette,plastique,cuillere,plastique,&quot;,&#10;      &quot;mots_cles_en&quot;:&quot;plastic,tableware,plastic,cup,plastic,cover,plastic,knife,plastic,fork,plastic,spoon,&quot;,&#10;      &quot;cons&quot;:&quot;cons_remplacergobelet,cons_vaissellebiodegradable,&quot;,&#10;      &quot;image&quot;:&quot;gobelet_plastique_mini.png&quot;,&#10;      &quot;modco&quot;:&quot;modco_bacbleuhorsnantes,modco_bacbleunantes,modco_sacbleu&quot;,&#10;      &quot;recyc&quot;:&quot;NON&quot;,&#10;      &quot;src&quot;:&quot;MieuxTrierANantes 14/2014&quot;&#10;   }," calcext:value-type="string">
            <text:p>   {"code":"dec_vaissellePlastique",</text:p>
            <text:p>      "type":"Ressource / objet usagé",</text:p>
            <text:p>      "type_en":"Resource / Used object",</text:p>
            <text:p>      "nom":"Vaisselle plastique",</text:p>
            <text:p>      "nom_en":"Plastic ware",</text:p>
            <text:p>      "cat_usuel":"cu_plastique",</text:p>
            <text:p>      "cat_trait":"cat_omr",</text:p>
            <text:p>      "descr":"vaisselle plastique, gobelet plastique, couvert plastique, couteau plastique, fourchette plastique, cuillère plastique",</text:p>
            <text:p>      "descr_en":"plastic tableware, plastic cup, plastic cover, plastic knife, plastic fork, plastic spoon",</text:p>
            <text:p>      "mots_cles":"vaisselle,plastique,gobelet,plastique,couvert,plastique,couteau,plastique,fourchette,plastique,cuillere,plastique,",</text:p>
            <text:p>      "mots_cles_en":"plastic,tableware,plastic,cup,plastic,cover,plastic,knife,plastic,fork,plastic,spoon,",</text:p>
            <text:p>      "cons":"cons_remplacergobelet,cons_vaissellebiodegradable,",</text:p>
            <text:p>      "image":"gobelet_plastique_mini.png",</text:p>
            <text:p>      "modco":"modco_bacbleuhorsnantes,modco_bacbleunantes,modco_sacbleu",</text:p>
            <text:p>      "recyc":"NON",</text:p>
            <text:p>      "src":"MieuxTrierANantes 14/2014"</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vaisselleVerrePorcelaine</text:p>
          </table:table-cell>
          <table:table-cell table:style-name="ce290" office:value-type="string" calcext:value-type="string">
            <text:p>Vaisselle (verre, porcelaine...)</text:p>
          </table:table-cell>
          <table:table-cell table:style-name="ce290" office:value-type="string" calcext:value-type="string">
            <text:p>Dishes (glass, porcelain ...)</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assiette, tasse, bol, plat, verre à boire, poterie, porcelaine, faïence, carafe, verre</text:p>
          </table:table-cell>
          <table:table-cell table:style-name="ce290" office:value-type="string" calcext:value-type="string">
            <text:p>plate, cup, bowl, dish, drinking glass, pottery, porcelain, earthenware jug, glass</text:p>
          </table:table-cell>
          <table:table-cell table:style-name="ce290" table:number-columns-repeated="2"/>
          <table:table-cell/>
          <table:table-cell table:style-name="ce116" office:value-type="string" calcext:value-type="string">
            <text:p>assiette_mini.png</text:p>
          </table:table-cell>
          <table:table-cell table:style-name="ce17" office:value-type="string" calcext:value-type="string">
            <text:p>bol_mini.png, tasse_mini.png, plat_en_faience_mini.png</text:p>
          </table:table-cell>
          <table:table-cell table:style-name="ce348" office:value-type="string" calcext:value-type="string">
            <text:p>MieuxTrierANantes 02/2015</text:p>
          </table:table-cell>
          <table:table-cell table:style-name="ce348" table:number-columns-repeated="3"/>
          <table:table-cell/>
          <table:table-cell table:formula="of:=SUBSTITUTE([.L170];&quot;_petit&quot;;&quot;&quot;)" office:value-type="string" office:string-value="assiette_mini.png" calcext:value-type="string">
            <text:p>assiette_mini.png</text:p>
          </table:table-cell>
          <table:table-cell table:formula="of:=CONCATENATE(UTILTRANSFORMEENMOTSCLES([.G170]);&quot;,&quot;;[.I170])"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H170]);&quot;,&quot;;[.J170])"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53" table:formula="of:=JSONDECHETS([.A170];[.B170];[.C170];[.D170];[.E170];[.F170];[.T170];[.U170];[.G170];[.H170];[.K170];[.L170];[.M170];[.N170];[.P170])" office:value-type="string" office:string-value="   {&quot;code&quot;:&quot;dec_vaisselleVerrePorcelaine&quot;,&#10;      &quot;type&quot;:&quot;Ressource / objet usagé&quot;,&#10;      &quot;type_en&quot;:&quot;Resource / Used object&quot;,&#10;      &quot;nom&quot;:&quot;Vaisselle (verre, porcelaine...)&quot;,&#10;      &quot;nom_en&quot;:&quot;Dishes (glass, porcelain ...)&quot;,&#10;      &quot;cat_usuel&quot;:&quot;cu_verrevaisselle&quot;,&#10;      &quot;cat_trait&quot;:&quot;cat_verrenonvalovaisselleporcelaine&quot;,&#10;      &quot;descr&quot;:&quot;assiette, tasse, bol, plat, verre à boire, poterie, porcelaine, faïence, carafe, verre&quot;,&#10;      &quot;descr_en&quot;:&quot;plate, cup, bowl, dish, drinking glass, pottery, porcelain, earthenware jug, glass&quot;,&#10;      &quot;mots_cles&quot;:&quot;assiette,tasse,bol,plat,verre,boire,poterie,porcelaine,faience,carafe,verre,&quot;,&#10;      &quot;mots_cles_en&quot;:&quot;plate,cup,bowl,dish,drinking,glass,pottery,porcelain,earthenware,jug,glass,&quot;,&#10;      &quot;cons&quot;:&quot;cons_verre&quot;,&#10;      &quot;image&quot;:&quot;assiette_mini.png&quot;,&#10;      &quot;image_secondaire&quot;:&quot;bol_mini.png, tasse_mini.png, plat_en_faience_mini.png&quot;,&#10;      &quot;modco&quot;:&quot;modco_bacbleunantes,modco_sacbleu,modco_decheterie,modco_ecopoint,smco_vaisselle&quot;,&#10;      &quot;recyc&quot;:&quot;NON&quot;,&#10;      &quot;src&quot;:&quot;MieuxTrierANantes 02/2015&quot;&#10;   }," calcext:value-type="string">
            <text:p>   {"code":"dec_vaisselleVerrePorcelaine",</text:p>
            <text:p>      "type":"Ressource / objet usagé",</text:p>
            <text:p>      "type_en":"Resource / Used object",</text:p>
            <text:p>      "nom":"Vaisselle (verre, porcelaine...)",</text:p>
            <text:p>      "nom_en":"Dishes (glass, porcelain ...)",</text:p>
            <text:p>      "cat_usuel":"cu_verrevaisselle",</text:p>
            <text:p>      "cat_trait":"cat_verrenonvalovaisselleporcelaine",</text:p>
            <text:p>      "descr":"assiette, tasse, bol, plat, verre à boire, poterie, porcelaine, faïence, carafe, verre",</text:p>
            <text:p>      "descr_en":"plate, cup, bowl, dish, drinking glass, pottery, porcelain, earthenware jug, glass",</text:p>
            <text:p>      "mots_cles":"assiette,tasse,bol,plat,verre,boire,poterie,porcelaine,faience,carafe,verre,",</text:p>
            <text:p>      "mots_cles_en":"plate,cup,bowl,dish,drinking,glass,pottery,porcelain,earthenware,jug,glass,",</text:p>
            <text:p>      "cons":"cons_verre",</text:p>
            <text:p>      "image":"assiette_mini.png",</text:p>
            <text:p>      "image_secondaire":"bol_mini.png, tasse_mini.png, plat_en_faienc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velo</text:p>
          </table:table-cell>
          <table:table-cell table:style-name="ce290" office:value-type="string" calcext:value-type="string">
            <text:p>Vélo</text:p>
          </table:table-cell>
          <table:table-cell table:style-name="ce290" office:value-type="string" calcext:value-type="string">
            <text:p>Bike</text:p>
          </table:table-cell>
          <table:table-cell table:style-name="ce290" office:value-type="string" calcext:value-type="string">
            <text:p>cu_metal</text:p>
          </table:table-cell>
          <table:table-cell table:style-name="ce18" office:value-type="string" calcext:value-type="string">
            <text:p>cat_velo</text:p>
          </table:table-cell>
          <table:table-cell table:style-name="ce290"/>
          <table:table-cell table:style-name="ce290" office:value-type="string" calcext:value-type="string">
            <text:p>vélo, bicyclette, skateboard</text:p>
          </table:table-cell>
          <table:table-cell table:style-name="ce290" office:value-type="string" calcext:value-type="string">
            <text:p>bike, bicycle, bike, skateboard</text:p>
          </table:table-cell>
          <table:table-cell table:style-name="ce290" table:number-columns-repeated="2"/>
          <table:table-cell table:style-name="ce319"/>
          <table:table-cell table:style-name="ce116" office:value-type="string" calcext:value-type="string">
            <text:p>veloenfant_mini.png</text:p>
          </table:table-cell>
          <table:table-cell table:style-name="ce17" office:value-type="string" calcext:value-type="string">
            <text:p>skateboard_mini.png</text:p>
          </table:table-cell>
          <table:table-cell table:style-name="ce348" office:value-type="string" calcext:value-type="string">
            <text:p>MieuxTrierANantes 02/2015</text:p>
          </table:table-cell>
          <table:table-cell table:style-name="ce559" office:value-type="string" calcext:value-type="string">
            <text:p>Fabien Lamiré (Falblam)</text:p>
          </table:table-cell>
          <table:table-cell table:style-name="ce348" office:value-type="string" calcext:value-type="string">
            <text:p>Falblam</text:p>
          </table:table-cell>
          <table:table-cell table:style-name="ce348"/>
          <table:table-cell/>
          <table:table-cell table:formula="of:=SUBSTITUTE([.L171];&quot;_petit&quot;;&quot;&quot;)" office:value-type="string" office:string-value="veloenfant_mini.png" calcext:value-type="string">
            <text:p>veloenfant_mini.png</text:p>
          </table:table-cell>
          <table:table-cell table:formula="of:=CONCATENATE(UTILTRANSFORMEENMOTSCLES([.G171]);&quot;,&quot;;[.I171])" office:value-type="string" office:string-value="velo,bicyclette,skateboard," calcext:value-type="string">
            <text:p>velo,bicyclette,skateboard,</text:p>
          </table:table-cell>
          <table:table-cell table:formula="of:=CONCATENATE(UTILTRANSFORMEENMOTSCLES([.H171]);&quot;,&quot;;[.J171])" office:value-type="string" office:string-value="bike,bicycle,bike,skateboard," calcext:value-type="string">
            <text:p>bike,bicycle,bike,skateboard,</text:p>
          </table:table-cell>
          <table:table-cell table:number-columns-repeated="2"/>
          <table:table-cell table:style-name="ce53" table:formula="of:=JSONDECHETS([.A171];[.B171];[.C171];[.D171];[.E171];[.F171];[.T171];[.U171];[.G171];[.H171];[.K171];[.L171];[.M171];[.N171];[.P171])" office:value-type="string" office:string-value="   {&quot;code&quot;:&quot;dec_velo&quot;,&#10;      &quot;type&quot;:&quot;Ressource / objet usagé&quot;,&#10;      &quot;type_en&quot;:&quot;Resource / Used object&quot;,&#10;      &quot;nom&quot;:&quot;Vélo&quot;,&#10;      &quot;nom_en&quot;:&quot;Bike&quot;,&#10;      &quot;cat_usuel&quot;:&quot;cu_metal&quot;,&#10;      &quot;cat_trait&quot;:&quot;cat_velo&quot;,&#10;      &quot;descr&quot;:&quot;vélo, bicyclette, skateboard&quot;,&#10;      &quot;descr_en&quot;:&quot;bike, bicycle, bike, skateboard&quot;,&#10;      &quot;mots_cles&quot;:&quot;velo,bicyclette,skateboard,&quot;,&#10;      &quot;mots_cles_en&quot;:&quot;bike,bicycle,bike,skateboard,&quot;,&#10;      &quot;image&quot;:&quot;veloenfant_mini.png&quot;,&#10;      &quot;image_secondaire&quot;:&quot;skateboard_mini.png&quot;,&#10;      &quot;modco&quot;:&quot;smco_velo,modco_decheterie,modco_ecopoint&quot;,&#10;      &quot;recyc&quot;:&quot;PAS_POUBELLE&quot;,&#10;      &quot;src&quot;:&quot;MieuxTrierANantes 02/2015&quot;,&#10;      &quot;sponsor&quot;:&quot;Falblam&quot;&#10;   }," calcext:value-type="string">
            <text:p>   {"code":"dec_velo",</text:p>
            <text:p>      "type":"Ressource / objet usagé",</text:p>
            <text:p>      "type_en":"Resource / Used object",</text:p>
            <text:p>      "nom":"Vélo",</text:p>
            <text:p>      "nom_en":"Bike",</text:p>
            <text:p>      "cat_usuel":"cu_metal",</text:p>
            <text:p>      "cat_trait":"cat_velo",</text:p>
            <text:p>      "descr":"vélo, bicyclette, skateboard",</text:p>
            <text:p>      "descr_en":"bike, bicycle, bike, skateboard",</text:p>
            <text:p>      "mots_cles":"velo,bicyclette,skateboard,",</text:p>
            <text:p>      "mots_cles_en":"bike,bicycle,bike,skateboard,",</text:p>
            <text:p>      "image":"veloenfant_mini.png",</text:p>
            <text:p>      "image_secondaire":"skateboard_mini.png",</text:p>
            <text:p>      "modco":"smco_velo,modco_decheterie,modco_ecopoint",</text:p>
            <text:p>      "recyc":"PAS_POUBELLE",</text:p>
            <text:p>      "src":"MieuxTrierANantes 02/2015",</text:p>
            <text:p>      "sponsor":"Falblam"</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vetementEnBonEtat</text:p>
          </table:table-cell>
          <table:table-cell table:style-name="ce290" office:value-type="string" calcext:value-type="string">
            <text:p>Vêtement bon état</text:p>
          </table:table-cell>
          <table:table-cell table:style-name="ce290" office:value-type="string" calcext:value-type="string">
            <text:p>Clothing good condition</text:p>
          </table:table-cell>
          <table:table-cell table:style-name="ce290" office:value-type="string" calcext:value-type="string">
            <text:p>cu_vetementtissu</text:p>
          </table:table-cell>
          <table:table-cell table:style-name="ce290" office:value-type="string" calcext:value-type="string">
            <text:p>cat_vetement</text:p>
          </table:table-cell>
          <table:table-cell table:style-name="ce290"/>
          <table:table-cell table:style-name="ce439" office:value-type="string" calcext:value-type="string">
            <text:p>vêtement bon état, pantalon, chemise, pull, veste, jupe, robe</text:p>
          </table:table-cell>
          <table:table-cell table:style-name="ce439" office:value-type="string" calcext:value-type="string">
            <text:p>Clothing,pants, shirt, sweater, jacket, skirt, dress</text:p>
          </table:table-cell>
          <table:table-cell table:style-name="ce439" table:number-columns-repeated="2"/>
          <table:table-cell table:style-name="ce319"/>
          <table:table-cell table:style-name="ce116" office:value-type="string" calcext:value-type="string">
            <text:p>chemis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72];&quot;_petit&quot;;&quot;&quot;)" office:value-type="string" office:string-value="chemise_mini.png" calcext:value-type="string">
            <text:p>chemise_mini.png</text:p>
          </table:table-cell>
          <table:table-cell table:formula="of:=CONCATENATE(UTILTRANSFORMEENMOTSCLES([.G172]);&quot;,&quot;;[.I172])" office:value-type="string" office:string-value="vetement,bon,etat,pantalon,chemise,pull,veste,jupe,robe," calcext:value-type="string">
            <text:p>vetement,bon,etat,pantalon,chemise,pull,veste,jupe,robe,</text:p>
          </table:table-cell>
          <table:table-cell table:formula="of:=CONCATENATE(UTILTRANSFORMEENMOTSCLES([.H172]);&quot;,&quot;;[.J172])" office:value-type="string" office:string-value="clothing,pants,shirt,sweater,jacket,skirt,dress," calcext:value-type="string">
            <text:p>clothing,pants,shirt,sweater,jacket,skirt,dress,</text:p>
          </table:table-cell>
          <table:table-cell table:number-columns-repeated="2"/>
          <table:table-cell table:style-name="ce53" table:formula="of:=JSONDECHETS([.A172];[.B172];[.C172];[.D172];[.E172];[.F172];[.T172];[.U172];[.G172];[.H172];[.K172];[.L172];[.M172];[.N172];[.P172])" office:value-type="string" office:string-value="   {&quot;code&quot;:&quot;dec_vetementEnBonEtat&quot;,&#10;      &quot;type&quot;:&quot;Ressource / objet usagé&quot;,&#10;      &quot;type_en&quot;:&quot;Resource / Used object&quot;,&#10;      &quot;nom&quot;:&quot;Vêtement bon état&quot;,&#10;      &quot;nom_en&quot;:&quot;Clothing good condition&quot;,&#10;      &quot;cat_usuel&quot;:&quot;cu_vetementtissu&quot;,&#10;      &quot;cat_trait&quot;:&quot;cat_vetement&quot;,&#10;      &quot;descr&quot;:&quot;vêtement bon état, pantalon, chemise, pull, veste, jupe, robe&quot;,&#10;      &quot;descr_en&quot;:&quot;Clothing,pants, shirt, sweater, jacket, skirt, dress&quot;,&#10;      &quot;mots_cles&quot;:&quot;vetement,bon,etat,pantalon,chemise,pull,veste,jupe,robe,&quot;,&#10;      &quot;mots_cles_en&quot;:&quot;clothing,pants,shirt,sweater,jacket,skirt,dress,&quot;,&#10;      &quot;cons&quot;:&quot;cons_lerelais&quot;,&#10;      &quot;image&quot;:&quot;chemise_mini.png&quot;,&#10;      &quot;modco&quot;:&quot;smco_conteneurlerelais,smco_reempvet&quot;,&#10;      &quot;recyc&quot;:&quot;NON&quot;,&#10;      &quot;src&quot;:&quot;MieuxTrierANantes 02/2015&quot;&#10;   }," calcext:value-type="string">
            <text:p>   {"code":"dec_vetementEnBonEtat",</text:p>
            <text:p>      "type":"Ressource / objet usagé",</text:p>
            <text:p>      "type_en":"Resource / Used object",</text:p>
            <text:p>      "nom":"Vêtement bon état",</text:p>
            <text:p>      "nom_en":"Clothing good condition",</text:p>
            <text:p>      "cat_usuel":"cu_vetementtissu",</text:p>
            <text:p>      "cat_trait":"cat_vetement",</text:p>
            <text:p>      "descr":"vêtement bon état, pantalon, chemise, pull, veste, jupe, robe",</text:p>
            <text:p>      "descr_en":"Clothing,pants, shirt, sweater, jacket, skirt, dress",</text:p>
            <text:p>      "mots_cles":"vetement,bon,etat,pantalon,chemise,pull,veste,jupe,robe,",</text:p>
            <text:p>      "mots_cles_en":"clothing,pants,shirt,sweater,jacket,skirt,dress,",</text:p>
            <text:p>      "cons":"cons_lerelais",</text:p>
            <text:p>      "image":"chemise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vetementUsage</text:p>
          </table:table-cell>
          <table:table-cell table:style-name="ce290" office:value-type="string" calcext:value-type="string">
            <text:p>Vêtement usagé</text:p>
          </table:table-cell>
          <table:table-cell table:style-name="ce290" office:value-type="string" calcext:value-type="string">
            <text:p>Used Clothing</text:p>
          </table:table-cell>
          <table:table-cell table:style-name="ce290" office:value-type="string" calcext:value-type="string">
            <text:p>cu_vetementtissu</text:p>
          </table:table-cell>
          <table:table-cell table:style-name="ce290" office:value-type="string" calcext:value-type="string">
            <text:p>cat_omr</text:p>
          </table:table-cell>
          <table:table-cell table:style-name="ce290"/>
          <table:table-cell table:style-name="ce290" office:value-type="string" calcext:value-type="string">
            <text:p>vêtement usagé, vêtement mauvais état, pantalon, chemise, pull, veste, jupe, robe</text:p>
          </table:table-cell>
          <table:table-cell table:style-name="ce290" office:value-type="string" calcext:value-type="string">
            <text:p>Clothing,pants, shirt, sweater, jacket, skirt, dress</text:p>
          </table:table-cell>
          <table:table-cell table:style-name="ce290" table:number-columns-repeated="2"/>
          <table:table-cell table:style-name="ce319" office:value-type="string" calcext:value-type="string">
            <text:p>cons_lerelais</text:p>
          </table:table-cell>
          <table:table-cell table:style-name="ce116" office:value-type="string" calcext:value-type="string">
            <text:p>jean_usag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73];&quot;_petit&quot;;&quot;&quot;)" office:value-type="string" office:string-value="jean_usage_mini.png" calcext:value-type="string">
            <text:p>jean_usage_mini.png</text:p>
          </table:table-cell>
          <table:table-cell table:formula="of:=CONCATENATE(UTILTRANSFORMEENMOTSCLES([.G173]);&quot;,&quot;;[.I173])"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H173]);&quot;,&quot;;[.J173])" office:value-type="string" office:string-value="clothing,pants,shirt,sweater,jacket,skirt,dress," calcext:value-type="string">
            <text:p>clothing,pants,shirt,sweater,jacket,skirt,dress,</text:p>
          </table:table-cell>
          <table:table-cell table:number-columns-repeated="2"/>
          <table:table-cell table:style-name="ce53" table:formula="of:=JSONDECHETS([.A173];[.B173];[.C173];[.D173];[.E173];[.F173];[.T173];[.U173];[.G173];[.H173];[.K173];[.L173];[.M173];[.N173];[.P173])" office:value-type="string" office:string-value="   {&quot;code&quot;:&quot;dec_vetementUsage&quot;,&#10;      &quot;type&quot;:&quot;Ressource / objet usagé&quot;,&#10;      &quot;type_en&quot;:&quot;Resource / Used object&quot;,&#10;      &quot;nom&quot;:&quot;Vêtement usagé&quot;,&#10;      &quot;nom_en&quot;:&quot;Used Clothing&quot;,&#10;      &quot;cat_usuel&quot;:&quot;cu_vetementtissu&quot;,&#10;      &quot;cat_trait&quot;:&quot;cat_omr&quot;,&#10;      &quot;descr&quot;:&quot;vêtement usagé, vêtement mauvais état, pantalon, chemise, pull, veste, jupe, robe&quot;,&#10;      &quot;descr_en&quot;:&quot;Clothing,pants, shirt, sweater, jacket, skirt, dress&quot;,&#10;      &quot;mots_cles&quot;:&quot;vetement,usage,vetement,mauvais,etat,pantalon,chemise,pull,veste,jupe,robe,&quot;,&#10;      &quot;mots_cles_en&quot;:&quot;clothing,pants,shirt,sweater,jacket,skirt,dress,&quot;,&#10;      &quot;cons&quot;:&quot;cons_lerelais,&quot;,&#10;      &quot;image&quot;:&quot;jean_usage_mini.png&quot;,&#10;      &quot;modco&quot;:&quot;modco_bacbleuhorsnantes,modco_bacbleunantes,modco_sacbleu&quot;,&#10;      &quot;recyc&quot;:&quot;NON&quot;,&#10;      &quot;src&quot;:&quot;MieuxTrierANantes 02/2015&quot;&#10;   }," calcext:value-type="string">
            <text:p>   {"code":"dec_vetementUsage",</text:p>
            <text:p>      "type":"Ressource / objet usagé",</text:p>
            <text:p>      "type_en":"Resource / Used object",</text:p>
            <text:p>      "nom":"Vêtement usagé",</text:p>
            <text:p>      "nom_en":"Used Clothing",</text:p>
            <text:p>      "cat_usuel":"cu_vetementtissu",</text:p>
            <text:p>      "cat_trait":"cat_omr",</text:p>
            <text:p>      "descr":"vêtement usagé, vêtement mauvais état, pantalon, chemise, pull, veste, jupe, robe",</text:p>
            <text:p>      "descr_en":"Clothing,pants, shirt, sweater, jacket, skirt, dress",</text:p>
            <text:p>      "mots_cles":"vetement,usage,vetement,mauvais,etat,pantalon,chemise,pull,veste,jupe,robe,",</text:p>
            <text:p>      "mots_cles_en":"clothing,pants,shirt,sweater,jacket,skirt,dress,",</text:p>
            <text:p>      "cons":"cons_lerelais,",</text:p>
            <text:p>      "image":"jean_usa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verreaboire</text:p>
          </table:table-cell>
          <table:table-cell table:style-name="ce290" office:value-type="string" calcext:value-type="string">
            <text:p>Verre à boire</text:p>
          </table:table-cell>
          <table:table-cell table:style-name="ce290" office:value-type="string" calcext:value-type="string">
            <text:p>Drinking glass</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verre à boire</text:p>
          </table:table-cell>
          <table:table-cell table:style-name="ce290" office:value-type="string" calcext:value-type="string">
            <text:p>drinking glass</text:p>
          </table:table-cell>
          <table:table-cell table:style-name="ce290" table:number-columns-repeated="2"/>
          <table:table-cell table:style-name="ce319"/>
          <table:table-cell table:style-name="ce116" office:value-type="string" calcext:value-type="string">
            <text:p>verre_a_boire_petit.png</text:p>
          </table:table-cell>
          <table:table-cell table:style-name="ce17"/>
          <table:table-cell table:style-name="ce348" office:value-type="string" calcext:value-type="string">
            <text:p>MieuxTrierANantes 12/2013</text:p>
          </table:table-cell>
          <table:table-cell table:style-name="ce348" table:number-columns-repeated="3"/>
          <table:table-cell/>
          <table:table-cell table:formula="of:=SUBSTITUTE([.L174];&quot;_petit&quot;;&quot;&quot;)" office:value-type="string" office:string-value="verre_a_boire.png" calcext:value-type="string">
            <text:p>verre_a_boire.png</text:p>
          </table:table-cell>
          <table:table-cell table:formula="of:=CONCATENATE(UTILTRANSFORMEENMOTSCLES([.G174]);&quot;,&quot;;[.I174])" office:value-type="string" office:string-value="verre,boire," calcext:value-type="string">
            <text:p>verre,boire,</text:p>
          </table:table-cell>
          <table:table-cell table:formula="of:=CONCATENATE(UTILTRANSFORMEENMOTSCLES([.H174]);&quot;,&quot;;[.J174])" office:value-type="string" office:string-value="drinking,glass," calcext:value-type="string">
            <text:p>drinking,glass,</text:p>
          </table:table-cell>
          <table:table-cell table:number-columns-repeated="2"/>
          <table:table-cell table:style-name="ce53" table:formula="of:=JSONDECHETS([.A174];[.B174];[.C174];[.D174];[.E174];[.F174];[.T174];[.U174];[.G174];[.H174];[.K174];[.L174];[.M174];[.N174];[.P174])" office:value-type="string" office:string-value="   {&quot;code&quot;:&quot;dec_verreaboire&quot;,&#10;      &quot;type&quot;:&quot;Ressource / objet usagé&quot;,&#10;      &quot;type_en&quot;:&quot;Resource / Used object&quot;,&#10;      &quot;nom&quot;:&quot;Verre à boire&quot;,&#10;      &quot;nom_en&quot;:&quot;Drinking glass&quot;,&#10;      &quot;cat_usuel&quot;:&quot;cu_verrevaisselle&quot;,&#10;      &quot;cat_trait&quot;:&quot;cat_verrenonvalovaisselleporcelaine&quot;,&#10;      &quot;descr&quot;:&quot;verre à boire&quot;,&#10;      &quot;descr_en&quot;:&quot;drinking glass&quot;,&#10;      &quot;mots_cles&quot;:&quot;verre,boire,&quot;,&#10;      &quot;mots_cles_en&quot;:&quot;drinking,glass,&quot;,&#10;      &quot;cons&quot;:&quot;cons_verre&quot;,&#10;      &quot;image&quot;:&quot;verre_a_boire_petit.png&quot;,&#10;      &quot;modco&quot;:&quot;modco_bacbleunantes,modco_sacbleu,modco_decheterie,modco_ecopoint,smco_vaisselle&quot;,&#10;      &quot;recyc&quot;:&quot;NON&quot;,&#10;      &quot;src&quot;:&quot;MieuxTrierANantes 12/2013&quot;&#10;   }," calcext:value-type="string">
            <text:p>   {"code":"dec_verreaboire",</text:p>
            <text:p>      "type":"Ressource / objet usagé",</text:p>
            <text:p>      "type_en":"Resource / Used object",</text:p>
            <text:p>      "nom":"Verre à boire",</text:p>
            <text:p>      "nom_en":"Drinking glass",</text:p>
            <text:p>      "cat_usuel":"cu_verrevaisselle",</text:p>
            <text:p>      "cat_trait":"cat_verrenonvalovaisselleporcelaine",</text:p>
            <text:p>      "descr":"verre à boire",</text:p>
            <text:p>      "descr_en":"drinking glass",</text:p>
            <text:p>      "mots_cles":"verre,boire,",</text:p>
            <text:p>      "mots_cles_en":"drinking,glass,",</text:p>
            <text:p>      "cons":"cons_verre",</text:p>
            <text:p>      "image":"verre_a_boire_petit.png",</text:p>
            <text:p>      "modco":"modco_bacbleunantes,modco_sacbleu,modco_decheterie,modco_ecopoint,smco_vaisselle",</text:p>
            <text:p>      "recyc":"NON",</text:p>
            <text:p>      "src":"MieuxTrierANantes 12/2013"</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vitre</text:p>
          </table:table-cell>
          <table:table-cell table:style-name="ce290" office:value-type="string" calcext:value-type="string">
            <text:p>Vitre</text:p>
          </table:table-cell>
          <table:table-cell table:style-name="ce290" office:value-type="string" calcext:value-type="string">
            <text:p>Window</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vitre</text:p>
          </table:table-cell>
          <table:table-cell table:style-name="ce290" office:value-type="string" calcext:value-type="string">
            <text:p>window</text:p>
          </table:table-cell>
          <table:table-cell table:style-name="ce290" table:number-columns-repeated="2"/>
          <table:table-cell table:style-name="ce319"/>
          <table:table-cell table:style-name="ce116" office:value-type="string" calcext:value-type="string">
            <text:p>images_non_libres_temp/vit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75];&quot;_petit&quot;;&quot;&quot;)" office:value-type="string" office:string-value="images_non_libres_temp/vitre_mini.png" calcext:value-type="string">
            <text:p>images_non_libres_temp/vitre_mini.png</text:p>
          </table:table-cell>
          <table:table-cell table:formula="of:=CONCATENATE(UTILTRANSFORMEENMOTSCLES([.G175]);&quot;,&quot;;[.I175])" office:value-type="string" office:string-value="vitre," calcext:value-type="string">
            <text:p>vitre,</text:p>
          </table:table-cell>
          <table:table-cell table:formula="of:=CONCATENATE(UTILTRANSFORMEENMOTSCLES([.H175]);&quot;,&quot;;[.J175])" office:value-type="string" office:string-value="window," calcext:value-type="string">
            <text:p>window,</text:p>
          </table:table-cell>
          <table:table-cell table:number-columns-repeated="2"/>
          <table:table-cell table:style-name="ce53" table:formula="of:=JSONDECHETS([.A175];[.B175];[.C175];[.D175];[.E175];[.F175];[.T175];[.U175];[.G175];[.H175];[.K175];[.L175];[.M175];[.N175];[.P175])" office:value-type="string" office:string-value="   {&quot;code&quot;:&quot;dec_vitre&quot;,&#10;      &quot;type&quot;:&quot;Ressource / objet usagé&quot;,&#10;      &quot;type_en&quot;:&quot;Resource / Used object&quot;,&#10;      &quot;nom&quot;:&quot;Vitre&quot;,&#10;      &quot;nom_en&quot;:&quot;Window&quot;,&#10;      &quot;cat_usuel&quot;:&quot;cu_verrevaisselle&quot;,&#10;      &quot;cat_trait&quot;:&quot;cat_verrenonvalovaisselleporcelaine&quot;,&#10;      &quot;descr&quot;:&quot;vitre&quot;,&#10;      &quot;descr_en&quot;:&quot;window&quot;,&#10;      &quot;mots_cles&quot;:&quot;vitre,&quot;,&#10;      &quot;mots_cles_en&quot;:&quot;window,&quot;,&#10;      &quot;cons&quot;:&quot;cons_verre&quot;,&#10;      &quot;image&quot;:&quot;images_non_libres_temp/vitre_mini.png&quot;,&#10;      &quot;modco&quot;:&quot;modco_bacbleunantes,modco_sacbleu,modco_decheterie,modco_ecopoint,smco_vaisselle&quot;,&#10;      &quot;recyc&quot;:&quot;NON&quot;,&#10;      &quot;src&quot;:&quot;MieuxTrierANantes 02/2015&quot;&#10;   }," calcext:value-type="string">
            <text:p>   {"code":"dec_vitre",</text:p>
            <text:p>      "type":"Ressource / objet usagé",</text:p>
            <text:p>      "type_en":"Resource / Used object",</text:p>
            <text:p>      "nom":"Vitre",</text:p>
            <text:p>      "nom_en":"Window",</text:p>
            <text:p>      "cat_usuel":"cu_verrevaisselle",</text:p>
            <text:p>      "cat_trait":"cat_verrenonvalovaisselleporcelaine",</text:p>
            <text:p>      "descr":"vitre",</text:p>
            <text:p>      "descr_en":"window",</text:p>
            <text:p>      "mots_cles":"vitre,",</text:p>
            <text:p>      "mots_cles_en":"window,",</text:p>
            <text:p>      "cons":"cons_verre",</text:p>
            <text:p>      "image":"images_non_libres_temp/vit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voiture</text:p>
          </table:table-cell>
          <table:table-cell table:style-name="ce290" office:value-type="string" calcext:value-type="string">
            <text:p>Voiture</text:p>
          </table:table-cell>
          <table:table-cell table:style-name="ce290" office:value-type="string" calcext:value-type="string">
            <text:p>Car</text:p>
          </table:table-cell>
          <table:table-cell table:style-name="ce290" office:value-type="string" calcext:value-type="string">
            <text:p>cu_divers</text:p>
          </table:table-cell>
          <table:table-cell table:style-name="ce290" office:value-type="string" calcext:value-type="string">
            <text:p>cat_voiture</text:p>
          </table:table-cell>
          <table:table-cell/>
          <table:table-cell table:style-name="ce290" office:value-type="string" calcext:value-type="string">
            <text:p>voiture</text:p>
          </table:table-cell>
          <table:table-cell table:style-name="ce290" office:value-type="string" calcext:value-type="string">
            <text:p>car</text:p>
          </table:table-cell>
          <table:table-cell table:style-name="ce290" table:number-columns-repeated="2"/>
          <table:table-cell table:style-name="ce319"/>
          <table:table-cell table:style-name="ce116" office:value-type="string" calcext:value-type="string">
            <text:p>voitur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76];&quot;_petit&quot;;&quot;&quot;)" office:value-type="string" office:string-value="voiture_mini.png" calcext:value-type="string">
            <text:p>voiture_mini.png</text:p>
          </table:table-cell>
          <table:table-cell table:formula="of:=CONCATENATE(UTILTRANSFORMEENMOTSCLES([.G176]);&quot;,&quot;;[.I176])" office:value-type="string" office:string-value="voiture," calcext:value-type="string">
            <text:p>voiture,</text:p>
          </table:table-cell>
          <table:table-cell table:formula="of:=CONCATENATE(UTILTRANSFORMEENMOTSCLES([.H176]);&quot;,&quot;;[.J176])" office:value-type="string" office:string-value="car," calcext:value-type="string">
            <text:p>car,</text:p>
          </table:table-cell>
          <table:table-cell table:number-columns-repeated="2"/>
          <table:table-cell table:style-name="ce53" table:formula="of:=JSONDECHETS([.A176];[.B176];[.C176];[.D176];[.E176];[.F176];[.T176];[.U176];[.G176];[.H176];[.K176];[.L176];[.M176];[.N176];[.P176])" office:value-type="string" office:string-value="   {&quot;code&quot;:&quot;dec_voiture&quot;,&#10;      &quot;type&quot;:&quot;Ressource / objet usagé&quot;,&#10;      &quot;type_en&quot;:&quot;Resource / Used object&quot;,&#10;      &quot;nom&quot;:&quot;Voiture&quot;,&#10;      &quot;nom_en&quot;:&quot;Car&quot;,&#10;      &quot;cat_usuel&quot;:&quot;cu_divers&quot;,&#10;      &quot;cat_trait&quot;:&quot;cat_voiture&quot;,&#10;      &quot;descr&quot;:&quot;voiture&quot;,&#10;      &quot;descr_en&quot;:&quot;car&quot;,&#10;      &quot;mots_cles&quot;:&quot;voiture,&quot;,&#10;      &quot;mots_cles_en&quot;:&quot;car,&quot;,&#10;      &quot;image&quot;:&quot;voiture_mini.png&quot;,&#10;      &quot;modco&quot;:&quot;smco_vendeurcassevoiture,modco_reprise&quot;,&#10;      &quot;recyc&quot;:&quot;OUI&quot;,&#10;      &quot;src&quot;:&quot;MieuxTrierANantes 02/2015&quot;&#10;   }," calcext:value-type="string">
            <text:p>   {"code":"dec_voiture",</text:p>
            <text:p>      "type":"Ressource / objet usagé",</text:p>
            <text:p>      "type_en":"Resource / Used object",</text:p>
            <text:p>      "nom":"Voiture",</text:p>
            <text:p>      "nom_en":"Car",</text:p>
            <text:p>      "cat_usuel":"cu_divers",</text:p>
            <text:p>      "cat_trait":"cat_voiture",</text:p>
            <text:p>      "descr":"voiture",</text:p>
            <text:p>      "descr_en":"car",</text:p>
            <text:p>      "mots_cles":"voiture,",</text:p>
            <text:p>      "mots_cles_en":"car,",</text:p>
            <text:p>      "image":"voiture_mini.png",</text:p>
            <text:p>      "modco":"smco_vendeurcassevoiture,modco_reprise",</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table:table-cell table:style-name="ce15" table:number-columns-repeated="2"/>
          <table:table-cell table:style-name="ce17" table:number-columns-repeated="3"/>
          <table:table-cell table:style-name="ce348" office:value-type="string" calcext:value-type="string">
            <text:p><text:s text:c="2"/></text:p>
          </table:table-cell>
          <table:table-cell table:style-name="ce348" table:number-columns-repeated="3"/>
          <table:table-cell table:style-name="ce319"/>
          <table:table-cell table:style-name="ce116"/>
          <table:table-cell table:style-name="ce17"/>
          <table:table-cell table:style-name="ce348" table:number-columns-repeated="4"/>
          <table:table-cell table:number-columns-repeated="6"/>
          <table:table-cell table:style-name="ce53" office:value-type="string" calcext:value-type="string">
            <text:p>{} ];</text:p>
          </table:table-cell>
          <table:table-cell office:value-type="string" calcext:value-type="string">
            <text:p><text:s/></text:p>
          </table:table-cell>
          <table:table-cell table:number-columns-repeated="236"/>
        </table:table-row>
        <table:table-row table:style-name="ro2">
          <table:table-cell table:style-name="ce290" table:number-columns-repeated="6"/>
          <table:table-cell table:style-name="ce290" office:value-type="string" calcext:value-type="string">
            <text:p><text:s text:c="2"/></text:p>
          </table:table-cell>
          <table:table-cell table:style-name="ce290" table:number-columns-repeated="3"/>
          <table:table-cell table:style-name="ce319"/>
          <table:table-cell table:style-name="ce116"/>
          <table:table-cell table:style-name="ce17"/>
          <table:table-cell table:style-name="ce348" table:number-columns-repeated="4"/>
          <table:table-cell table:number-columns-repeated="7"/>
          <table:table-cell office:value-type="string" calcext:value-type="string">
            <text:p><text:s/></text:p>
          </table:table-cell>
          <table:table-cell table:number-columns-repeated="236"/>
        </table:table-row>
        <table:table-row table:style-name="ro2">
          <table:table-cell table:style-name="ce439"/>
          <table:table-cell table:style-name="ce290" table:number-columns-repeated="5"/>
          <table:table-cell table:style-name="ce290" office:value-type="string" calcext:value-type="string">
            <text:p><text:s text:c="2"/></text:p>
          </table:table-cell>
          <table:table-cell table:style-name="ce290" table:number-columns-repeated="3"/>
          <table:table-cell table:style-name="ce319"/>
          <table:table-cell table:style-name="ce17" table:number-columns-repeated="2"/>
          <table:table-cell table:style-name="ce348" table:number-columns-repeated="4"/>
          <table:table-cell table:number-columns-repeated="244"/>
        </table:table-row>
        <table:table-row table:style-name="ro2">
          <table:table-cell table:style-name="ce439"/>
          <table:table-cell table:style-name="ce290" table:number-columns-repeated="5"/>
          <table:table-cell table:style-name="ce290" office:value-type="string" calcext:value-type="string">
            <text:p><text:s text:c="2"/></text:p>
          </table:table-cell>
          <table:table-cell table:style-name="ce290" table:number-columns-repeated="3"/>
          <table:table-cell table:style-name="ce319"/>
          <table:table-cell table:style-name="ce17" table:number-columns-repeated="2"/>
          <table:table-cell table:style-name="ce348" table:number-columns-repeated="4"/>
          <table:table-cell table:number-columns-repeated="244"/>
        </table:table-row>
        <table:table-row table:style-name="ro2">
          <table:table-cell table:style-name="ce439"/>
          <table:table-cell table:style-name="ce290" table:number-columns-repeated="5"/>
          <table:table-cell table:style-name="ce290" office:value-type="string" calcext:value-type="string">
            <text:p><text:s text:c="2"/></text:p>
          </table:table-cell>
          <table:table-cell table:style-name="ce290" table:number-columns-repeated="3"/>
          <table:table-cell table:style-name="ce319"/>
          <table:table-cell table:style-name="ce17" table:number-columns-repeated="2"/>
          <table:table-cell table:style-name="ce348"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5">
          <table:table-cell table:style-name="ce290" office:value-type="string" calcext:value-type="string">
            <text:p>dec_enduitsEtVernis</text:p>
          </table:table-cell>
          <table:table-cell table:style-name="ce290" office:value-type="string" calcext:value-type="string">
            <text:p>Enduits et vernis</text:p>
          </table:table-cell>
          <table:table-cell table:style-name="ce290"/>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enduits et vernis</text:p>
          </table:table-cell>
          <table:table-cell table:style-name="ce290" table:number-columns-repeated="3"/>
          <table:table-cell table:style-name="ce319"/>
          <table:table-cell table:style-name="ce116" office:value-type="string" calcext:value-type="string">
            <text:p>verni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brico</text:p>
          </table:table-cell>
          <table:table-cell/>
          <table:table-cell table:formula="of:=SUBSTITUTE([.L200];&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5">
          <table:table-cell table:number-columns-repeated="261"/>
        </table:table-row>
        <table:table-row table:style-name="ro1">
          <table:table-cell table:number-columns-repeated="261"/>
        </table:table-row>
      </table:table>
      <table:table table:name="Docs" table:style-name="ta2" table:print="false">
        <table:table-column table:style-name="co42"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46" table:number-columns-repeated="2" table:default-cell-style-name="Default"/>
        <table:table-column table:style-name="co47" table:default-cell-style-name="Default"/>
        <table:table-column table:style-name="co48" table:default-cell-style-name="Default"/>
        <table:table-column table:style-name="co49" table:default-cell-style-name="Default"/>
        <table:table-column table:style-name="co21" table:default-cell-style-name="Default"/>
        <table:table-column table:style-name="co24" table:default-cell-style-name="Default"/>
        <table:table-column table:style-name="co28" table:default-cell-style-name="Default"/>
        <table:table-column table:style-name="co29" table:default-cell-style-name="Default"/>
        <table:table-column table:style-name="co30" table:number-columns-repeated="7" table:default-cell-style-name="Default"/>
        <table:table-column table:style-name="co50" table:default-cell-style-name="Default"/>
        <table:table-column table:style-name="co30" table:default-cell-style-name="Default"/>
        <table:table-column table:style-name="co51" table:number-columns-repeated="2"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31" table:default-cell-style-name="Default"/>
        <table:table-column table:style-name="co32" table:default-cell-style-name="Default"/>
        <table:table-column table:style-name="co30" table:number-columns-repeated="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21" table:default-cell-style-name="Default"/>
        <table:table-column table:style-name="co36" table:default-cell-style-name="Default"/>
        <table:table-column table:style-name="co30" table:number-columns-repeated="3" table:default-cell-style-name="Default"/>
        <table:table-column table:style-name="co37" table:default-cell-style-name="Default"/>
        <table:table-column table:style-name="co30" table:number-columns-repeated="4" table:default-cell-style-name="Default"/>
        <table:table-column table:style-name="co38" table:default-cell-style-name="Default"/>
        <table:table-column table:style-name="co30" table:number-columns-repeated="2" table:default-cell-style-name="Default"/>
        <table:table-column table:style-name="co39" table:default-cell-style-name="Default"/>
        <table:table-column table:style-name="co30" table:default-cell-style-name="Default"/>
        <table:table-column table:style-name="co40" table:default-cell-style-name="Default"/>
        <table:table-column table:style-name="co41" table:number-columns-repeated="212" table:default-cell-style-name="Default"/>
        <table:table-row table:style-name="ro2">
          <table:table-cell table:style-name="ce101"/>
          <table:table-cell table:style-name="ce292" office:value-type="string" calcext:value-type="string">
            <text:p>Doc imprimable</text:p>
          </table:table-cell>
          <table:table-cell table:style-name="ce292"/>
          <table:table-cell table:number-columns-repeated="10"/>
          <table:table-cell table:style-name="ce365" table:formula="of:=GETHASHDATAS(&quot;_hashDocsDatas&quot;; ROW([.A5]); ROW([.A19]); &quot;Docs&quot;; COLUMN([.A5]); COLUMN([.D5]); COLUMN([.E5]))" office:value-type="string" office:string-value="var _hashDocsDatas = [ &#10;   {'z':'z',&#10;   'compostage':'doc_compostage',&#10;   'trisac':'doc_trisacs',&#10;   'consigne':'doc_trisacs',&#10;   'nantes':'doc_jours_collectes_nantes',&#10;   'horaires':'doc_jours_collectes_nantes,doc_memoboug,doc_memocarquefou,doc_memolamontagne,doc_memolachapellesurerdre,doc_memoorvault,doc_memoreze,doc_memosaintherblain,doc_memosaintsebastien,doc_memosjb,doc_memothouare',&#10;   'collecte':'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ntagne':'doc_memolamontagne',&#10;   'chapelle':'doc_memolachapellesurerdre',&#10;   'erdre':'doc_memolachapellesurerdre',&#10;   'orvault':'doc_memoorvault',&#10;   'reze':'doc_memoreze',&#10;   'saint':'doc_memosaintherblain,doc_memosaintsebastien,doc_memosjb',&#10;   'herblain':'doc_memosaintherblain,doc_memosaintherblain,doc_memosaintherblain',&#10;   'st':'doc_memosaintherblain,doc_memosaintsebastien',&#10;   'sebastien':'doc_memosaintsebastien,doc_memosaintsebastien,doc_memosaintsebastien',&#10;   'jean':'doc_memosjb',&#10;   'boisseau':'doc_memosjb,doc_memosjb',&#10;   'thouare':'doc_memothouare',&#10;   'envie':'doc_envie44',&#10;   'batterie':'doc_batteries'},&#10;   {'z':'z',&#10;   'composting':'doc_compostage',&#10;   'trisac':'doc_trisacs',&#10;   'ess':'doc_trisacs',&#10;   'nantes':'doc_jours_collectes_nantes',&#10;   'schedules':'doc_jours_collectes_nantes,doc_memoboug,doc_memocarquefou,doc_memolamontagne,doc_memolachapellesurerdre,doc_memoorvault,doc_memoreze,doc_memosaintherblain,doc_memosaintsebastien,doc_memosjb,doc_memothouare',&#10;   'collection':'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untain':'doc_memolamontagne',&#10;   'chapel':'doc_memolachapellesurerdre',&#10;   'erdre':'doc_memolachapellesurerdre',&#10;   'orvault':'doc_memoorvault',&#10;   'reze':'doc_memoreze',&#10;   'saint':'doc_memosaintherblain,doc_memosjb',&#10;   'herblain':'doc_memosaintherblain,doc_memosaintherblain,doc_memosaintherblain',&#10;   'st':'doc_memosaintherblain,doc_memosaintsebastien',&#10;   'sebastian':'doc_memosaintsebastien,doc_memosaintsebastien,doc_memosaintsebastien',&#10;   'st.':'doc_memosaintsebastien',&#10;   'jean':'doc_memosjb',&#10;   'bushel':'doc_memosjb,doc_memosjb',&#10;   'thouare':'doc_memothouare',&#10;   'envie':'doc_envie44',&#10;   'battery':'doc_batteries'&#10;   } ];" calcext:value-type="string">
            <text:p>var _hashDocsDatas = [ </text:p>
            <text:p>   {'z':'z',</text:p>
            <text:p>   'compostage':'doc_compostage',</text:p>
            <text:p>   'trisac':'doc_trisacs',</text:p>
            <text:p>   'consigne':'doc_trisacs',</text:p>
            <text:p>   'nantes':'doc_jours_collectes_nantes',</text:p>
            <text:p>   'horaires':'doc_jours_collectes_nantes,doc_memoboug,doc_memocarquefou,doc_memolamontagne,doc_memolachapellesurerdre,doc_memoorvault,doc_memoreze,doc_memosaintherblain,doc_memosaintsebastien,doc_memosjb,doc_memothouare',</text:p>
            <text:p>   'collecte':'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ntagne':'doc_memolamontagne',</text:p>
            <text:p>   'chapelle':'doc_memolachapellesurerdre',</text:p>
            <text:p>   'erdre':'doc_memolachapellesurerdre',</text:p>
            <text:p>   'orvault':'doc_memoorvault',</text:p>
            <text:p>   'reze':'doc_memoreze',</text:p>
            <text:p>   'saint':'doc_memosaintherblain,doc_memosaintsebastien,doc_memosjb',</text:p>
            <text:p>   'herblain':'doc_memosaintherblain,doc_memosaintherblain,doc_memosaintherblain',</text:p>
            <text:p>   'st':'doc_memosaintherblain,doc_memosaintsebastien',</text:p>
            <text:p>   'sebastien':'doc_memosaintsebastien,doc_memosaintsebastien,doc_memosaintsebastien',</text:p>
            <text:p>   'jean':'doc_memosjb',</text:p>
            <text:p>   'boisseau':'doc_memosjb,doc_memosjb',</text:p>
            <text:p>   'thouare':'doc_memothouare',</text:p>
            <text:p>   'envie':'doc_envie44',</text:p>
            <text:p>   'batterie':'doc_batteries'},</text:p>
            <text:p>   {'z':'z',</text:p>
            <text:p>   'composting':'doc_compostage',</text:p>
            <text:p>   'trisac':'doc_trisacs',</text:p>
            <text:p>   'ess':'doc_trisacs',</text:p>
            <text:p>   'nantes':'doc_jours_collectes_nantes',</text:p>
            <text:p>   'schedules':'doc_jours_collectes_nantes,doc_memoboug,doc_memocarquefou,doc_memolamontagne,doc_memolachapellesurerdre,doc_memoorvault,doc_memoreze,doc_memosaintherblain,doc_memosaintsebastien,doc_memosjb,doc_memothouare',</text:p>
            <text:p>   'collection':'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untain':'doc_memolamontagne',</text:p>
            <text:p>   'chapel':'doc_memolachapellesurerdre',</text:p>
            <text:p>   'erdre':'doc_memolachapellesurerdre',</text:p>
            <text:p>   'orvault':'doc_memoorvault',</text:p>
            <text:p>   'reze':'doc_memoreze',</text:p>
            <text:p>   'saint':'doc_memosaintherblain,doc_memosjb',</text:p>
            <text:p>   'herblain':'doc_memosaintherblain,doc_memosaintherblain,doc_memosaintherblain',</text:p>
            <text:p>   'st':'doc_memosaintherblain,doc_memosaintsebastien',</text:p>
            <text:p>   'sebastian':'doc_memosaintsebastien,doc_memosaintsebastien,doc_memosaintsebastien',</text:p>
            <text:p>   'st.':'doc_memosaintsebastien',</text:p>
            <text:p>   'jean':'doc_memosjb',</text:p>
            <text:p>   'bushel':'doc_memosjb,doc_memosjb',</text:p>
            <text:p>   'thouare':'doc_memothouare',</text:p>
            <text:p>   'envie':'doc_envie44',</text:p>
            <text:p>   'battery':'doc_batteries'</text:p>
            <text:p>   } ];</text:p>
          </table:table-cell>
          <table:table-cell office:value-type="string" calcext:value-type="string">
            <text:p><text:s/></text:p>
          </table:table-cell>
          <table:table-cell table:number-columns-repeated="9"/>
          <table:table-cell table:formula="of:=CONCATENATE([.AN6];&quot; &quot;;#REF!;[.AN6];&quot; &quot;;[.AN6];[.AO6];[.W6];[.AX6];[.AS6];#REF!;[.AS6];[.AR6];[.Z6];[.AX6];[.AS6];#ref!.#ref!;[.AS6];[.AR6];[.AC6];[.AW6];[.AS6];#REF!;[.AS6];[.AP6];[.AU6];[.W6];#REF!;[.AV6])" office:value-type="string" office:string-value="" calcext:value-type="error">
            <text:p>#NOM ?</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10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101"/>
          <table:table-cell table:number-columns-repeated="4"/>
          <table:table-cell office:value-type="string" calcext:value-type="string">
            <text:p><text:s/></text:p>
          </table:table-cell>
          <table:table-cell table:number-columns-repeated="252"/>
        </table:table-row>
        <table:table-row table:style-name="ro2">
          <table:table-cell table:style-name="ce102" table:number-columns-spanned="7" table:number-rows-spanned="1"/>
          <table:covered-table-cell table:number-columns-repeated="6"/>
          <table:table-cell table:number-columns-repeated="2"/>
          <table:table-cell table:style-name="ce102"/>
          <table:table-cell table:style-name="ce148"/>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103" office:value-type="string" calcext:value-type="string">
            <text:p>code</text:p>
          </table:table-cell>
          <table:table-cell table:style-name="ce107" office:value-type="string" calcext:value-type="string">
            <text:p>nom</text:p>
          </table:table-cell>
          <table:table-cell table:style-name="ce107" office:value-type="string" calcext:value-type="string">
            <text:p>nom_en</text:p>
          </table:table-cell>
          <table:table-cell table:style-name="ce107" office:value-type="string" calcext:value-type="string">
            <text:p>mots clés</text:p>
          </table:table-cell>
          <table:table-cell table:style-name="ce107" office:value-type="string" calcext:value-type="string">
            <text:p>mots clés en</text:p>
          </table:table-cell>
          <table:table-cell table:style-name="ce107" office:value-type="string" calcext:value-type="string">
            <text:p>file</text:p>
          </table:table-cell>
          <table:table-cell table:style-name="ce107" office:value-type="string" calcext:value-type="string">
            <text:p>url</text:p>
          </table:table-cell>
          <table:table-cell table:style-name="ce111" office:value-type="string" calcext:value-type="string">
            <text:p>Description</text:p>
          </table:table-cell>
          <table:table-cell table:style-name="ce111" office:value-type="string" calcext:value-type="string">
            <text:p>Description en</text:p>
          </table:table-cell>
          <table:table-cell table:style-name="ce113" office:value-type="string" calcext:value-type="string">
            <text:p>Images</text:p>
          </table:table-cell>
          <table:table-cell table:style-name="ce118" office:value-type="string" calcext:value-type="string">
            <text:p>Source</text:p>
          </table:table-cell>
          <table:table-cell table:number-columns-repeated="2"/>
          <table:table-cell table:style-name="ce397" office:value-type="string" calcext:value-type="string">
            <text:p>var _docsDatas =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289" office:value-type="string" calcext:value-type="string">
            <text:p>doc_compostage</text:p>
          </table:table-cell>
          <table:table-cell table:style-name="ce289" office:value-type="string" calcext:value-type="string">
            <text:p>Compostage</text:p>
          </table:table-cell>
          <table:table-cell table:style-name="ce144" office:value-type="string" calcext:value-type="string">
            <text:p>Composting</text:p>
          </table:table-cell>
          <table:table-cell table:style-name="ce289" office:value-type="string" calcext:value-type="string">
            <text:p>compostage</text:p>
          </table:table-cell>
          <table:table-cell table:style-name="ce144" office:value-type="string" calcext:value-type="string">
            <text:p>composting</text:p>
          </table:table-cell>
          <table:table-cell table:style-name="ce289" office:value-type="string" calcext:value-type="string">
            <text:p>Compostage.pdf</text:p>
          </table:table-cell>
          <table:table-cell table:style-name="ce289"/>
          <table:table-cell table:style-name="ce396" office:value-type="string" calcext:value-type="string">
            <text:p>Des conseils pour réaliser le compostage. Document complet et précis.</text:p>
          </table:table-cell>
          <table:table-cell table:style-name="ce396"/>
          <table:table-cell table:style-name="ce289" office:value-type="string" calcext:value-type="string">
            <text:p>epeluchure_mini.png</text:p>
          </table:table-cell>
          <table:table-cell table:style-name="ce289"/>
          <table:table-cell table:number-columns-repeated="2"/>
          <table:table-cell table:style-name="ce368" table:formula="of:=JSONDOCS([.A5];[.B5];[.C5];[.D5];[.E5];[.F5];[.G5];[.J5];[.K5])" office:value-type="string" office:string-value="   {&#10;      &quot;code&quot;:&quot;doc_compostage&quot;,&#10;      &quot;nom&quot;:&quot;Compostage&quot;,&#10;      &quot;mots_cles&quot;:&quot;compostage&quot;,&#10;      &quot;url&quot;:&quot;www.mieuxtrieranantes.fr/docs/Compostage.pdf&quot;,&#10;      &quot;image&quot;:&quot;epeluchure_mini.png&quot;&#10;   }," calcext:value-type="string">
            <text:p>   {</text:p>
            <text:p>      "code":"doc_compostage",</text:p>
            <text:p>      "nom":"Compostage",</text:p>
            <text:p>      "mots_cles":"compostage",</text:p>
            <text:p>      "url":"www.mieuxtrieranantes.fr/docs/Compostage.pdf",</text:p>
            <text:p>      "image":"epeluchure_mini.png"</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trisacs</text:p>
          </table:table-cell>
          <table:table-cell table:style-name="ce289" office:value-type="string" calcext:value-type="string">
            <text:p>Tri’Sac - Consignes de tri</text:p>
          </table:table-cell>
          <table:table-cell table:style-name="ce144" office:value-type="string" calcext:value-type="string">
            <text:p>Tri'Sac - sorting instructions</text:p>
          </table:table-cell>
          <table:table-cell table:style-name="ce289" office:value-type="string" calcext:value-type="string">
            <text:p>trisac,consigne</text:p>
          </table:table-cell>
          <table:table-cell table:style-name="ce144" office:value-type="string" calcext:value-type="string">
            <text:p>TRISAC , ess</text:p>
          </table:table-cell>
          <table:table-cell table:style-name="ce289" office:value-type="string" calcext:value-type="string">
            <text:p>ConsignesDeTri_Trisacs.pdf</text:p>
          </table:table-cell>
          <table:table-cell table:style-name="ce289"/>
          <table:table-cell table:style-name="ce396" table:number-columns-repeated="2"/>
          <table:table-cell table:style-name="ce289" office:value-type="string" calcext:value-type="string">
            <text:p>nantes/sacs_jaune_et_bleu.png</text:p>
          </table:table-cell>
          <table:table-cell table:style-name="ce289" office:value-type="string" calcext:value-type="string">
            <text:p>MieuxTrierANantes 03/2015</text:p>
          </table:table-cell>
          <table:table-cell table:number-columns-repeated="2"/>
          <table:table-cell table:style-name="ce368" table:formula="of:=JSONDOCS([.A6];[.B6];[.C6];[.D6];[.E6];[.F6];[.G6];[.J6];[.K6])" office:value-type="string" office:string-value="   {&#10;      &quot;code&quot;:&quot;doc_trisacs&quot;,&#10;      &quot;nom&quot;:&quot;Tri’Sac - Consignes de tri&quot;,&#10;      &quot;mots_cles&quot;:&quot;trisac,consigne&quot;,&#10;      &quot;url&quot;:&quot;www.mieuxtrieranantes.fr/docs/ConsignesDeTri_Trisacs.pdf&quot;,&#10;      &quot;image&quot;:&quot;nantes/sacs_jaune_et_bleu.png&quot;,&#10;      &quot;src&quot;:&quot;MieuxTrierANantes 03/2015&quot;&#10;   }," calcext:value-type="string">
            <text:p>   {</text:p>
            <text:p>      "code":"doc_trisacs",</text:p>
            <text:p>      "nom":"Tri’Sac - Consignes de tri",</text:p>
            <text:p>      "mots_cles":"trisac,consigne",</text:p>
            <text:p>      "url":"www.mieuxtrieranantes.fr/docs/ConsignesDeTri_Trisacs.pdf",</text:p>
            <text:p>      "image":"nantes/sacs_jaune_et_bleu.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289" office:value-type="string" calcext:value-type="string">
            <text:p>doc_jours_collectes_nantes</text:p>
          </table:table-cell>
          <table:table-cell table:style-name="ce289" office:value-type="string" calcext:value-type="string">
            <text:p>Carte des jours de collecte à Nantes</text:p>
          </table:table-cell>
          <table:table-cell table:style-name="ce144" office:value-type="string" calcext:value-type="string">
            <text:p>Map collection days in Nantes</text:p>
          </table:table-cell>
          <table:table-cell table:style-name="ce289" office:value-type="string" calcext:value-type="string">
            <text:p>nantes,horaires,collecte,mémo</text:p>
          </table:table-cell>
          <table:table-cell table:style-name="ce144" office:value-type="string" calcext:value-type="string">
            <text:p>Nantes , schedules, collection, memo</text:p>
          </table:table-cell>
          <table:table-cell table:style-name="ce289" office:value-type="string" calcext:value-type="string">
            <text:p>carte-jours-de-collecte-nantes_1326127232003.pdf</text:p>
          </table:table-cell>
          <table:table-cell table:style-name="ce289"/>
          <table:table-cell table:style-name="ce396" office:value-type="string" calcext:value-type="string">
            <text:p>Créé le 9 janvier 2012</text:p>
          </table:table-cell>
          <table:table-cell table:style-name="ce396"/>
          <table:table-cell table:style-name="ce289" office:value-type="string" calcext:value-type="string">
            <text:p>carte_retrait_trisacs.jpg</text:p>
          </table:table-cell>
          <table:table-cell table:style-name="ce289" office:value-type="string" calcext:value-type="string">
            <text:p>03/2015</text:p>
          </table:table-cell>
          <table:table-cell table:number-columns-repeated="2"/>
          <table:table-cell table:style-name="ce368" table:formula="of:=JSONDOCS([.A7];[.B7];[.C7];[.D7];[.E7];[.F7];[.G7];[.J7];[.K7])" office:value-type="string" office:string-value="   {&#10;      &quot;code&quot;:&quot;doc_jours_collectes_nantes&quot;,&#10;      &quot;nom&quot;:&quot;Carte des jours de collecte à Nantes&quot;,&#10;      &quot;mots_cles&quot;:&quot;nantes,horaires,collecte,memo&quot;,&#10;      &quot;url&quot;:&quot;www.mieuxtrieranantes.fr/docs/carte-jours-de-collecte-nantes_1326127232003.pdf&quot;,&#10;      &quot;image&quot;:&quot;carte_retrait_trisacs.jpg&quot;,&#10;      &quot;src&quot;:&quot;03/2015&quot;&#10;   }," calcext:value-type="string">
            <text:p>   {</text:p>
            <text:p>      "code":"doc_jours_collectes_nantes",</text:p>
            <text:p>      "nom":"Carte des jours de collecte à Nantes",</text:p>
            <text:p>      "mots_cles":"nantes,horaires,collecte,memo",</text:p>
            <text:p>      "url":"www.mieuxtrieranantes.fr/docs/carte-jours-de-collecte-nantes_1326127232003.pdf",</text:p>
            <text:p>      "image":"carte_retrait_trisacs.jp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boug</text:p>
          </table:table-cell>
          <table:table-cell table:style-name="ce289" office:value-type="string" calcext:value-type="string">
            <text:p>Mémo Bouguenais sur site 'Nantes Métropole'</text:p>
          </table:table-cell>
          <table:table-cell table:style-name="ce144" office:value-type="string" calcext:value-type="string">
            <text:p>Memo Bouguenais on web site 'Nantes Métropole '</text:p>
          </table:table-cell>
          <table:table-cell table:style-name="ce289" office:value-type="string" calcext:value-type="string">
            <text:p>bouguenais,horaires,collecte,mémo</text:p>
          </table:table-cell>
          <table:table-cell table:style-name="ce144" office:value-type="string" calcext:value-type="string">
            <text:p>bouguenais , schedules, collection, memo</text:p>
          </table:table-cell>
          <table:table-cell table:style-name="ce289" office:value-type="string" calcext:value-type="string">
            <text:p>memo-bouguenais_1282834955329.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8];[.B8];[.C8];[.D8];[.E8];[.F8];[.G8];[.J8];[.K8])" office:value-type="string" office:string-value="   {&#10;      &quot;code&quot;:&quot;doc_memoboug&quot;,&#10;      &quot;nom&quot;:&quot;Mémo Bouguenais sur site 'Nantes Métropole'&quot;,&#10;      &quot;mots_cles&quot;:&quot;bouguenais,horaires,collecte,memo&quot;,&#10;      &quot;url&quot;:&quot;www.mieuxtrieranantes.fr/docs/memo-bouguenais_1282834955329.pdf&quot;,&#10;      &quot;image&quot;:&quot;application-pdf.png&quot;,&#10;      &quot;src&quot;:&quot;03/2015&quot;&#10;   }," calcext:value-type="string">
            <text:p>   {</text:p>
            <text:p>      "code":"doc_memoboug",</text:p>
            <text:p>      "nom":"Mémo Bouguenais sur site 'Nantes Métropole'",</text:p>
            <text:p>      "mots_cles":"bouguenais,horaires,collecte,memo",</text:p>
            <text:p>      "url":"www.mieuxtrieranantes.fr/docs/memo-bouguenais_128283495532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carquefou</text:p>
          </table:table-cell>
          <table:table-cell table:style-name="ce289" office:value-type="string" calcext:value-type="string">
            <text:p>Mémo Carquefou sur site 'Nantes Métropole'</text:p>
          </table:table-cell>
          <table:table-cell table:style-name="ce144" office:value-type="string" calcext:value-type="string">
            <text:p>Memo Carquefou on web site 'Nantes Métropole '</text:p>
          </table:table-cell>
          <table:table-cell table:style-name="ce289" office:value-type="string" calcext:value-type="string">
            <text:p>carquefou,horaires,collecte,mémo</text:p>
          </table:table-cell>
          <table:table-cell table:style-name="ce144" office:value-type="string" calcext:value-type="string">
            <text:p>carquefou , schedules, collection, memo</text:p>
          </table:table-cell>
          <table:table-cell table:style-name="ce289" office:value-type="string" calcext:value-type="string">
            <text:p>memo-carquefou_1282835093377.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9];[.B9];[.C9];[.D9];[.E9];[.F9];[.G9];[.J9];[.K9])" office:value-type="string" office:string-value="   {&#10;      &quot;code&quot;:&quot;doc_memocarquefou&quot;,&#10;      &quot;nom&quot;:&quot;Mémo Carquefou sur site 'Nantes Métropole'&quot;,&#10;      &quot;mots_cles&quot;:&quot;carquefou,horaires,collecte,memo&quot;,&#10;      &quot;url&quot;:&quot;www.mieuxtrieranantes.fr/docs/memo-carquefou_1282835093377.pdf&quot;,&#10;      &quot;image&quot;:&quot;application-pdf.png&quot;,&#10;      &quot;src&quot;:&quot;03/2015&quot;&#10;   }," calcext:value-type="string">
            <text:p>   {</text:p>
            <text:p>      "code":"doc_memocarquefou",</text:p>
            <text:p>      "nom":"Mémo Carquefou sur site 'Nantes Métropole'",</text:p>
            <text:p>      "mots_cles":"carquefou,horaires,collecte,memo",</text:p>
            <text:p>      "url":"www.mieuxtrieranantes.fr/docs/memo-carquefou_128283509337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lamontagne</text:p>
          </table:table-cell>
          <table:table-cell table:style-name="ce289" office:value-type="string" calcext:value-type="string">
            <text:p>Mémo La Montagne sur site 'Nantes Métropole'</text:p>
          </table:table-cell>
          <table:table-cell table:style-name="ce144" office:value-type="string" calcext:value-type="string">
            <text:p>Memo Mountain on web site 'Nantes Métropole '</text:p>
          </table:table-cell>
          <table:table-cell table:style-name="ce289" office:value-type="string" calcext:value-type="string">
            <text:p>montagne,horaires,collecte,mémo</text:p>
          </table:table-cell>
          <table:table-cell table:style-name="ce144" office:value-type="string" calcext:value-type="string">
            <text:p>mountain, schedules, collection, memo</text:p>
          </table:table-cell>
          <table:table-cell table:style-name="ce289" office:value-type="string" calcext:value-type="string">
            <text:p>memo-la-montagne-1296561052760_1302267950441.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0];[.B10];[.C10];[.D10];[.E10];[.F10];[.G10];[.J10];[.K10])" office:value-type="string" office:string-value="   {&#10;      &quot;code&quot;:&quot;doc_memolamontagne&quot;,&#10;      &quot;nom&quot;:&quot;Mémo La Montagne sur site 'Nantes Métropole'&quot;,&#10;      &quot;mots_cles&quot;:&quot;montagne,horaires,collecte,memo&quot;,&#10;      &quot;url&quot;:&quot;www.mieuxtrieranantes.fr/docs/memo-la-montagne-1296561052760_1302267950441.pdf&quot;,&#10;      &quot;image&quot;:&quot;application-pdf.png&quot;,&#10;      &quot;src&quot;:&quot;03/2015&quot;&#10;   }," calcext:value-type="string">
            <text:p>   {</text:p>
            <text:p>      "code":"doc_memolamontagne",</text:p>
            <text:p>      "nom":"Mémo La Montagne sur site 'Nantes Métropole'",</text:p>
            <text:p>      "mots_cles":"montagne,horaires,collecte,memo",</text:p>
            <text:p>      "url":"www.mieuxtrieranantes.fr/docs/memo-la-montagne-1296561052760_130226795044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lachapellesurerdre</text:p>
          </table:table-cell>
          <table:table-cell table:style-name="ce289" office:value-type="string" calcext:value-type="string">
            <text:p>Mémo La Chapelle Sur Erdre sur site 'Nantes Métropole'</text:p>
          </table:table-cell>
          <table:table-cell table:style-name="ce144" office:value-type="string" calcext:value-type="string">
            <text:p>Memo La Chapelle Sur Erdre on web site 'Nantes Métropole '</text:p>
          </table:table-cell>
          <table:table-cell table:style-name="ce289" office:value-type="string" calcext:value-type="string">
            <text:p>chapelle,erdre,horaires,collecte,mémo</text:p>
          </table:table-cell>
          <table:table-cell table:style-name="ce144" office:value-type="string" calcext:value-type="string">
            <text:p>Chapel erdre , schedules, collection, memo</text:p>
          </table:table-cell>
          <table:table-cell table:style-name="ce289" office:value-type="string" calcext:value-type="string">
            <text:p>memo-la-chapelle-sur-erdre-1296561007469_1302267598517.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1];[.B11];[.C11];[.D11];[.E11];[.F11];[.G11];[.J11];[.K11])" office:value-type="string" office:string-value="   {&#10;      &quot;code&quot;:&quot;doc_memolachapellesurerdre&quot;,&#10;      &quot;nom&quot;:&quot;Mémo La Chapelle Sur Erdre sur site 'Nantes Métropole'&quot;,&#10;      &quot;mots_cles&quot;:&quot;chapelle,erdre,horaires,collecte,memo&quot;,&#10;      &quot;url&quot;:&quot;www.mieuxtrieranantes.fr/docs/memo-la-chapelle-sur-erdre-1296561007469_1302267598517.pdf&quot;,&#10;      &quot;image&quot;:&quot;application-pdf.png&quot;,&#10;      &quot;src&quot;:&quot;03/2015&quot;&#10;   }," calcext:value-type="string">
            <text:p>   {</text:p>
            <text:p>      "code":"doc_memolachapellesurerdre",</text:p>
            <text:p>      "nom":"Mémo La Chapelle Sur Erdre sur site 'Nantes Métropole'",</text:p>
            <text:p>      "mots_cles":"chapelle,erdre,horaires,collecte,memo",</text:p>
            <text:p>      "url":"www.mieuxtrieranantes.fr/docs/memo-la-chapelle-sur-erdre-1296561007469_130226759851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orvault</text:p>
          </table:table-cell>
          <table:table-cell table:style-name="ce289" office:value-type="string" calcext:value-type="string">
            <text:p>Mémo Orvault sur site 'Nantes Métropole'</text:p>
          </table:table-cell>
          <table:table-cell table:style-name="ce144" office:value-type="string" calcext:value-type="string">
            <text:p>Memo Orvault on web site 'Nantes Métropole '</text:p>
          </table:table-cell>
          <table:table-cell table:style-name="ce289" office:value-type="string" calcext:value-type="string">
            <text:p>orvault,horaires,collecte,mémo</text:p>
          </table:table-cell>
          <table:table-cell table:style-name="ce144" office:value-type="string" calcext:value-type="string">
            <text:p>orvault , schedules, collection, memo</text:p>
          </table:table-cell>
          <table:table-cell table:style-name="ce289" office:value-type="string" calcext:value-type="string">
            <text:p>memo-orvault_1282835689006.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2];[.B12];[.C12];[.D12];[.E12];[.F12];[.G12];[.J12];[.K12])" office:value-type="string" office:string-value="   {&#10;      &quot;code&quot;:&quot;doc_memoorvault&quot;,&#10;      &quot;nom&quot;:&quot;Mémo Orvault sur site 'Nantes Métropole'&quot;,&#10;      &quot;mots_cles&quot;:&quot;orvault,horaires,collecte,memo&quot;,&#10;      &quot;url&quot;:&quot;www.mieuxtrieranantes.fr/docs/memo-orvault_1282835689006.pdf&quot;,&#10;      &quot;image&quot;:&quot;application-pdf.png&quot;,&#10;      &quot;src&quot;:&quot;03/2015&quot;&#10;   }," calcext:value-type="string">
            <text:p>   {</text:p>
            <text:p>      "code":"doc_memoorvault",</text:p>
            <text:p>      "nom":"Mémo Orvault sur site 'Nantes Métropole'",</text:p>
            <text:p>      "mots_cles":"orvault,horaires,collecte,memo",</text:p>
            <text:p>      "url":"www.mieuxtrieranantes.fr/docs/memo-orvault_128283568900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reze</text:p>
          </table:table-cell>
          <table:table-cell table:style-name="ce289" office:value-type="string" calcext:value-type="string">
            <text:p>Mémo Rezé sur site 'Nantes Métropole'</text:p>
          </table:table-cell>
          <table:table-cell table:style-name="ce144" office:value-type="string" calcext:value-type="string">
            <text:p>Memo Rezé on web site 'Nantes Métropole '</text:p>
          </table:table-cell>
          <table:table-cell table:style-name="ce289" office:value-type="string" calcext:value-type="string">
            <text:p>reze,horaires,collecte,mémo</text:p>
          </table:table-cell>
          <table:table-cell table:style-name="ce144" office:value-type="string" calcext:value-type="string">
            <text:p>reze , schedules, collection, memo</text:p>
          </table:table-cell>
          <table:table-cell table:style-name="ce289" office:value-type="string" calcext:value-type="string">
            <text:p>memo-reze_1282835751490.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3];[.B13];[.C13];[.D13];[.E13];[.F13];[.G13];[.J13];[.K13])" office:value-type="string" office:string-value="   {&#10;      &quot;code&quot;:&quot;doc_memoreze&quot;,&#10;      &quot;nom&quot;:&quot;Mémo Rezé sur site 'Nantes Métropole'&quot;,&#10;      &quot;mots_cles&quot;:&quot;reze,horaires,collecte,memo&quot;,&#10;      &quot;url&quot;:&quot;www.mieuxtrieranantes.fr/docs/memo-reze_1282835751490.pdf&quot;,&#10;      &quot;image&quot;:&quot;application-pdf.png&quot;,&#10;      &quot;src&quot;:&quot;03/2015&quot;&#10;   }," calcext:value-type="string">
            <text:p>   {</text:p>
            <text:p>      "code":"doc_memoreze",</text:p>
            <text:p>      "nom":"Mémo Rezé sur site 'Nantes Métropole'",</text:p>
            <text:p>      "mots_cles":"reze,horaires,collecte,memo",</text:p>
            <text:p>      "url":"www.mieuxtrieranantes.fr/docs/memo-reze_1282835751490.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saintherblain</text:p>
          </table:table-cell>
          <table:table-cell table:style-name="ce289" office:value-type="string" calcext:value-type="string">
            <text:p>Mémo Saint-Herblain sur site 'Nantes Métropole'</text:p>
          </table:table-cell>
          <table:table-cell table:style-name="ce144" office:value-type="string" calcext:value-type="string">
            <text:p>Memo Saint-Herblain on-site 'Nantes Métropole '</text:p>
          </table:table-cell>
          <table:table-cell table:style-name="ce289" office:value-type="string" calcext:value-type="string">
            <text:p>saint-herblain,st-herblain,herblain,horaires,collecte,mémo</text:p>
          </table:table-cell>
          <table:table-cell table:style-name="ce144" office:value-type="string" calcext:value-type="string">
            <text:p>saint- herblain , st -herblain , herblain , schedules, collection, memo</text:p>
          </table:table-cell>
          <table:table-cell table:style-name="ce289" office:value-type="string" calcext:value-type="string">
            <text:p>memo-saint-herblain_1282835815451.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4];[.B14];[.C14];[.D14];[.E14];[.F14];[.G14];[.J14];[.K14])" office:value-type="string" office:string-value="   {&#10;      &quot;code&quot;:&quot;doc_memosaintherblain&quot;,&#10;      &quot;nom&quot;:&quot;Mémo Saint-Herblain sur site 'Nantes Métropole'&quot;,&#10;      &quot;mots_cles&quot;:&quot;saint,herblain,st,herblain,herblain,horaires,collecte,memo&quot;,&#10;      &quot;url&quot;:&quot;www.mieuxtrieranantes.fr/docs/memo-saint-herblain_1282835815451.pdf&quot;,&#10;      &quot;image&quot;:&quot;application-pdf.png&quot;,&#10;      &quot;src&quot;:&quot;03/2015&quot;&#10;   }," calcext:value-type="string">
            <text:p>   {</text:p>
            <text:p>      "code":"doc_memosaintherblain",</text:p>
            <text:p>      "nom":"Mémo Saint-Herblain sur site 'Nantes Métropole'",</text:p>
            <text:p>      "mots_cles":"saint,herblain,st,herblain,herblain,horaires,collecte,memo",</text:p>
            <text:p>      "url":"www.mieuxtrieranantes.fr/docs/memo-saint-herblain_128283581545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saintsebastien</text:p>
          </table:table-cell>
          <table:table-cell table:style-name="ce289" office:value-type="string" calcext:value-type="string">
            <text:p>Mémo Saint-Sébastien sur site 'Nantes Métropole'</text:p>
          </table:table-cell>
          <table:table-cell table:style-name="ce144" office:value-type="string" calcext:value-type="string">
            <text:p>Memo San Sebastian on-site 'Nantes Métropole '</text:p>
          </table:table-cell>
          <table:table-cell table:style-name="ce289" office:value-type="string" calcext:value-type="string">
            <text:p>st-sébastien,saint-sébastien,sébastien,carquefou,horaires,collecte,mémo</text:p>
          </table:table-cell>
          <table:table-cell table:style-name="ce144" office:value-type="string" calcext:value-type="string">
            <text:p>St Sebastian , St. Sebastian , Sebastian , carquefou , schedules, collection, memo</text:p>
          </table:table-cell>
          <table:table-cell table:style-name="ce289" office:value-type="string" calcext:value-type="string">
            <text:p>memo-saint-sebastien_1282835889068.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5];[.B15];[.C15];[.D15];[.E15];[.F15];[.G15];[.J15];[.K15])" office:value-type="string" office:string-value="   {&#10;      &quot;code&quot;:&quot;doc_memosaintsebastien&quot;,&#10;      &quot;nom&quot;:&quot;Mémo Saint-Sébastien sur site 'Nantes Métropole'&quot;,&#10;      &quot;mots_cles&quot;:&quot;st,sebastien,saint,sebastien,sebastien,carquefou,horaires,collecte,memo&quot;,&#10;      &quot;url&quot;:&quot;www.mieuxtrieranantes.fr/docs/memo-saint-sebastien_1282835889068.pdf&quot;,&#10;      &quot;image&quot;:&quot;application-pdf.png&quot;,&#10;      &quot;src&quot;:&quot;03/2015&quot;&#10;   }," calcext:value-type="string">
            <text:p>   {</text:p>
            <text:p>      "code":"doc_memosaintsebastien",</text:p>
            <text:p>      "nom":"Mémo Saint-Sébastien sur site 'Nantes Métropole'",</text:p>
            <text:p>      "mots_cles":"st,sebastien,saint,sebastien,sebastien,carquefou,horaires,collecte,memo",</text:p>
            <text:p>      "url":"www.mieuxtrieranantes.fr/docs/memo-saint-sebastien_1282835889068.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sjb</text:p>
          </table:table-cell>
          <table:table-cell table:style-name="ce289" office:value-type="string" calcext:value-type="string">
            <text:p>Mémo Saint-Jean-Boiseau sur site 'Nantes Métropole'</text:p>
          </table:table-cell>
          <table:table-cell table:style-name="ce144" office:value-type="string" calcext:value-type="string">
            <text:p>Memo Saint-Jean- Boiseau on web site 'Nantes Métropole '</text:p>
          </table:table-cell>
          <table:table-cell table:style-name="ce289" office:value-type="string" calcext:value-type="string">
            <text:p>Saint-jean-boisseau,boisseau,horaires,collecte,mémo</text:p>
          </table:table-cell>
          <table:table-cell table:style-name="ce144" office:value-type="string" calcext:value-type="string">
            <text:p>Saint-jean- bushel bushel, schedules, collection, memo</text:p>
          </table:table-cell>
          <table:table-cell table:style-name="ce289" office:value-type="string" calcext:value-type="string">
            <text:p>memo-st-jean-boiseau-1296561133663_1302269567876.pdf</text:p>
          </table:table-cell>
          <table:table-cell/>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6];[.B16];[.C16];[.D16];[.E16];[.F16];[.G16];[.J16];[.K16])" office:value-type="string" office:string-value="   {&#10;      &quot;code&quot;:&quot;doc_memosjb&quot;,&#10;      &quot;nom&quot;:&quot;Mémo Saint-Jean-Boiseau sur site 'Nantes Métropole'&quot;,&#10;      &quot;mots_cles&quot;:&quot;saint,jean,boisseau,boisseau,horaires,collecte,memo&quot;,&#10;      &quot;url&quot;:&quot;www.mieuxtrieranantes.fr/docs/memo-st-jean-boiseau-1296561133663_1302269567876.pdf&quot;,&#10;      &quot;image&quot;:&quot;application-pdf.png&quot;,&#10;      &quot;src&quot;:&quot;03/2015&quot;&#10;   }," calcext:value-type="string">
            <text:p>   {</text:p>
            <text:p>      "code":"doc_memosjb",</text:p>
            <text:p>      "nom":"Mémo Saint-Jean-Boiseau sur site 'Nantes Métropole'",</text:p>
            <text:p>      "mots_cles":"saint,jean,boisseau,boisseau,horaires,collecte,memo",</text:p>
            <text:p>      "url":"www.mieuxtrieranantes.fr/docs/memo-st-jean-boiseau-1296561133663_130226956787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thouare</text:p>
          </table:table-cell>
          <table:table-cell table:style-name="ce289" office:value-type="string" calcext:value-type="string">
            <text:p>Mémo Thouré sur site 'Nantes Métropole'</text:p>
          </table:table-cell>
          <table:table-cell table:style-name="ce144" office:value-type="string" calcext:value-type="string">
            <text:p>Memo Thouré on web site 'Nantes Métropole '</text:p>
          </table:table-cell>
          <table:table-cell table:style-name="ce289" office:value-type="string" calcext:value-type="string">
            <text:p>thouaré,horaires,collecte,mémo</text:p>
          </table:table-cell>
          <table:table-cell table:style-name="ce144" office:value-type="string" calcext:value-type="string">
            <text:p>thouare , schedules, collection, memo</text:p>
          </table:table-cell>
          <table:table-cell table:style-name="ce289" office:value-type="string" calcext:value-type="string">
            <text:p>memo-thouare-1296561208069_1302270598579.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7];[.B17];[.C17];[.D17];[.E17];[.F17];[.G17];[.J17];[.K17])" office:value-type="string" office:string-value="   {&#10;      &quot;code&quot;:&quot;doc_memothouare&quot;,&#10;      &quot;nom&quot;:&quot;Mémo Thouré sur site 'Nantes Métropole'&quot;,&#10;      &quot;mots_cles&quot;:&quot;thouare,horaires,collecte,memo&quot;,&#10;      &quot;url&quot;:&quot;www.mieuxtrieranantes.fr/docs/memo-thouare-1296561208069_1302270598579.pdf&quot;,&#10;      &quot;image&quot;:&quot;application-pdf.png&quot;,&#10;      &quot;src&quot;:&quot;03/2015&quot;&#10;   }," calcext:value-type="string">
            <text:p>   {</text:p>
            <text:p>      "code":"doc_memothouare",</text:p>
            <text:p>      "nom":"Mémo Thouré sur site 'Nantes Métropole'",</text:p>
            <text:p>      "mots_cles":"thouare,horaires,collecte,memo",</text:p>
            <text:p>      "url":"www.mieuxtrieranantes.fr/docs/memo-thouare-1296561208069_130227059857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envie44</text:p>
          </table:table-cell>
          <table:table-cell table:style-name="ce289" office:value-type="string" calcext:value-type="string">
            <text:p>Présentation de 'Envie 44'</text:p>
          </table:table-cell>
          <table:table-cell table:style-name="ce144" office:value-type="string" calcext:value-type="string">
            <text:p>Presentation of 'Envie 44'</text:p>
          </table:table-cell>
          <table:table-cell table:style-name="ce289" office:value-type="string" calcext:value-type="string">
            <text:p>envie</text:p>
          </table:table-cell>
          <table:table-cell table:style-name="ce144" office:value-type="string" calcext:value-type="string">
            <text:p>envie</text:p>
          </table:table-cell>
          <table:table-cell table:style-name="ce289" office:value-type="string" calcext:value-type="string">
            <text:p>Envie44.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9/2015</text:p>
          </table:table-cell>
          <table:table-cell table:number-columns-repeated="2"/>
          <table:table-cell table:style-name="ce368" table:formula="of:=JSONDOCS([.A18];[.B18];[.C18];[.D18];[.E18];[.F18];[.G18];[.J18];[.K18])" office:value-type="string" office:string-value="   {&#10;      &quot;code&quot;:&quot;doc_envie44&quot;,&#10;      &quot;nom&quot;:&quot;Présentation de 'Envie 44'&quot;,&#10;      &quot;mots_cles&quot;:&quot;envie&quot;,&#10;      &quot;url&quot;:&quot;www.mieuxtrieranantes.fr/docs/Envie44.pdf&quot;,&#10;      &quot;image&quot;:&quot;application-pdf.png&quot;,&#10;      &quot;src&quot;:&quot;09/2015&quot;&#10;   }," calcext:value-type="string">
            <text:p>   {</text:p>
            <text:p>      "code":"doc_envie44",</text:p>
            <text:p>      "nom":"Présentation de 'Envie 44'",</text:p>
            <text:p>      "mots_cles":"envie",</text:p>
            <text:p>      "url":"www.mieuxtrieranantes.fr/docs/Envie44.pdf",</text:p>
            <text:p>      "image":"application-pdf.png",</text:p>
            <text:p>      "src":"09/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batteries</text:p>
          </table:table-cell>
          <table:table-cell table:style-name="ce370" office:value-type="string" calcext:value-type="string">
            <text:p>Prolonger la durée des batteries</text:p>
          </table:table-cell>
          <table:table-cell table:style-name="ce289" office:value-type="string" calcext:value-type="string">
            <text:p>Extend battery duration</text:p>
          </table:table-cell>
          <table:table-cell table:style-name="ce289" office:value-type="string" calcext:value-type="string">
            <text:p>batterie</text:p>
          </table:table-cell>
          <table:table-cell table:style-name="ce289" office:value-type="string" calcext:value-type="string">
            <text:p>battery</text:p>
          </table:table-cell>
          <table:table-cell table:style-name="ce289" office:value-type="string" calcext:value-type="string">
            <text:p>batteries_Lithium_Ion.pdf</text:p>
          </table:table-cell>
          <table:table-cell table:style-name="ce289"/>
          <table:table-cell table:style-name="ce396" office:value-type="string" calcext:value-type="string">
            <text:p>Explication du bon <text:span text:style-name="T4">usage des batteries de PC portables, téléphone et autre baladeurs MP3.</text:span></text:p>
          </table:table-cell>
          <table:table-cell table:style-name="ce396" office:value-type="string" calcext:value-type="string">
            <text:p>Understanding the proper use of laptop batteries PC, phone and other MP3 players.</text:p>
          </table:table-cell>
          <table:table-cell table:style-name="ce289" office:value-type="string" calcext:value-type="string">
            <text:p>batterie_lithium.png</text:p>
          </table:table-cell>
          <table:table-cell table:style-name="ce289" office:value-type="string" calcext:value-type="string">
            <text:p>10/2016</text:p>
          </table:table-cell>
          <table:table-cell table:number-columns-repeated="2"/>
          <table:table-cell table:style-name="ce368" table:formula="of:=JSONDOCS([.A19];[.B19];[.C19];[.D19];[.E19];[.F19];[.G19];[.J19];[.K19])" office:value-type="string" office:string-value="   {&#10;      &quot;code&quot;:&quot;doc_batteries&quot;,&#10;      &quot;nom&quot;:&quot;Prolonger la durée des batteries&quot;,&#10;      &quot;mots_cles&quot;:&quot;batterie&quot;,&#10;      &quot;url&quot;:&quot;www.mieuxtrieranantes.fr/docs/batteries_Lithium_Ion.pdf&quot;,&#10;      &quot;image&quot;:&quot;batterie_lithium.png&quot;,&#10;      &quot;src&quot;:&quot;10/2016&quot;&#10;   }," calcext:value-type="string">
            <text:p>   {</text:p>
            <text:p>      "code":"doc_batteries",</text:p>
            <text:p>      "nom":"Prolonger la durée des batteries",</text:p>
            <text:p>      "mots_cles":"batterie",</text:p>
            <text:p>      "url":"www.mieuxtrieranantes.fr/docs/batteries_Lithium_Ion.pdf",</text:p>
            <text:p>      "image":"batterie_lithium.png",</text:p>
            <text:p>      "src":"10/2016"</text:p>
            <text:p>   },</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289" table:number-columns-repeated="7"/>
          <table:table-cell table:style-name="ce396" table:number-columns-repeated="2"/>
          <table:table-cell table:style-name="ce289" office:value-type="string" calcext:value-type="string">
            <text:p>application-pdf.png</text:p>
          </table:table-cell>
          <table:table-cell table:style-name="ce289"/>
          <table:table-cell table:number-columns-repeated="2"/>
          <table:table-cell table:style-name="ce398" office:value-type="string" calcext:value-type="string">
            <text:p><text:s text:c="3"/>{}];</text:p>
          </table:table-cell>
          <table:table-cell table:number-columns-repeated="4"/>
          <table:table-cell office:value-type="string" calcext:value-type="string">
            <text:p><text:s/></text:p>
          </table:table-cell>
          <table:table-cell table:number-columns-repeated="248"/>
        </table:table-row>
        <table:table-row table:style-name="ro2">
          <table:table-cell table:style-name="ce289" table:number-columns-repeated="7"/>
          <table:table-cell table:style-name="ce396" table:number-columns-repeated="2"/>
          <table:table-cell table:style-name="ce289" table:number-columns-repeated="2"/>
          <table:table-cell table:number-columns-repeated="2"/>
          <table:table-cell table:style-name="ce398"/>
          <table:table-cell table:number-columns-repeated="4"/>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number-rows-repeated="1048432">
          <table:table-cell table:number-columns-repeated="267"/>
        </table:table-row>
        <table:table-row table:style-name="ro6" table:number-rows-repeated="2">
          <table:table-cell table:number-columns-repeated="267"/>
        </table:table-row>
        <table:table-row table:style-name="ro6">
          <table:table-cell table:number-columns-repeated="267"/>
        </table:table-row>
      </table:table>
      <table:table table:name="Conseils" table:style-name="ta3" table:print="false">
        <office:forms form:automatic-focus="false" form:apply-design-mode="false"/>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41" table:default-cell-style-name="ce82"/>
        <table:table-column table:style-name="co62" table:default-cell-style-name="ce82"/>
        <table:table-column table:style-name="co63" table:number-columns-repeated="2" table:default-cell-style-name="ce82"/>
        <table:table-column table:style-name="co29" table:default-cell-style-name="ce82"/>
        <table:table-column table:style-name="co64" table:default-cell-style-name="ce82"/>
        <table:table-column table:style-name="co65" table:default-cell-style-name="ce82"/>
        <table:table-column table:style-name="co66" table:number-columns-repeated="17" table:default-cell-style-name="ce82"/>
        <table:table-column table:style-name="co41" table:number-columns-repeated="36" table:default-cell-style-name="ce82"/>
        <table:table-column table:style-name="co41" table:number-columns-repeated="194" table:default-cell-style-name="Default"/>
        <table:table-row table:style-name="ro2">
          <table:table-cell table:style-name="ce72"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2">
          <table:table-cell table:style-name="ce73"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2">
          <table:table-cell table:style-name="ce41" table:number-columns-repeated="5"/>
          <table:table-cell table:number-columns-repeated="6"/>
          <table:table-cell office:value-type="string" calcext:value-type="string">
            <text:p><text:s/></text:p>
          </table:table-cell>
          <table:table-cell table:number-columns-repeated="246"/>
        </table:table-row>
        <table:table-row table:style-name="ro2">
          <table:table-cell table:style-name="ce74" office:value-type="string" calcext:value-type="string">
            <text:p>Code</text:p>
          </table:table-cell>
          <table:table-cell table:style-name="ce74" office:value-type="string" calcext:value-type="string">
            <office:annotation draw:style-name="gr2" draw:text-style-name="P3" svg:width="2.899cm" svg:height="1.069cm" svg:x="18.766cm" svg:y="0cm" draw:caption-point-x="-0.61cm" draw:caption-point-y="1.507cm">
              <dc:date>2017-04-19T00:00:00</dc:date>
              <text:p text:style-name="P2"><text:span text:style-name="T1">Pas les caractères ? )</text:span></text:p>
            </office:annotation>
            <text:p>Nom</text:p>
          </table:table-cell>
          <table:table-cell table:style-name="ce79" office:value-type="string" calcext:value-type="string">
            <text:p>Nom_en</text:p>
          </table:table-cell>
          <table:table-cell table:style-name="ce79" office:value-type="string" calcext:value-type="string">
            <text:p>Description</text:p>
          </table:table-cell>
          <table:table-cell table:style-name="ce79" office:value-type="string" calcext:value-type="string">
            <text:p>Description_en</text:p>
          </table:table-cell>
          <table:table-cell table:style-name="ce79" office:value-type="string" calcext:value-type="string">
            <text:p>Fiche</text:p>
          </table:table-cell>
          <table:table-cell table:style-name="ce79" office:value-type="string" calcext:value-type="string">
            <text:p>Fiche OLD</text:p>
          </table:table-cell>
          <table:table-cell table:style-name="ce90" office:value-type="string" calcext:value-type="string">
            <text:p>Date vérif</text:p>
          </table:table-cell>
          <table:table-cell table:style-name="ce90" office:value-type="string" calcext:value-type="string">
            <text:p>Source</text:p>
          </table:table-cell>
          <table:table-cell/>
          <table:table-cell table:style-name="ce52" office:value-type="string" calcext:value-type="string">
            <text:p><text:span text:style-name="T2">var</text:span><text:span text:style-name="T3"> _advicesDatas = [</text:span></text:p>
          </table:table-cell>
          <table:table-cell office:value-type="string" calcext:value-type="string">
            <text:p><text:s/></text:p>
          </table:table-cell>
          <table:table-cell table:number-columns-repeated="246"/>
        </table:table-row>
        <table:table-row table:style-name="ro7">
          <table:table-cell table:style-name="ce439" office:value-type="string" calcext:value-type="string">
            <text:p>cons_acier</text:p>
          </table:table-cell>
          <table:table-cell table:style-name="ce439" office:value-type="string" calcext:value-type="string">
            <text:p>L'acier disparaît en 5-10 ans.</text:p>
          </table:table-cell>
          <table:table-cell table:style-name="ce100" office:value-type="string" calcext:value-type="string">
            <text:p>Steel disappears in 5-10 years.</text:p>
          </table:table-cell>
          <table:table-cell table:style-name="ce100" office:value-type="string" calcext:value-type="string">
            <text:p>L'acier se recycle très facilement, mais à l'air libre, il met de 5 à 10 ans à disparaître.</text:p>
          </table:table-cell>
          <table:table-cell table:style-name="ce100" office:value-type="string" calcext:value-type="string">
            <text:p>Steel can be recycled easily, but in the open air, it puts 5 to 10 years to disappear.</text:p>
          </table:table-cell>
          <table:table-cell table:number-columns-repeated="2" table:style-name="ce100" office:value-type="string" calcext:value-type="string">
            <text:p>fiche_acier</text:p>
          </table:table-cell>
          <table:table-cell table:style-name="ce95" office:value-type="string" calcext:value-type="string">
            <text:p>Vérif le 03/2013</text:p>
          </table:table-cell>
          <table:table-cell table:style-name="ce95"/>
          <table:table-cell/>
          <table:table-cell table:formula="of:=JSONCONSEIL([.A5];[.B5];[.C5];[.D5];[.E5];[.G5];[.H5];[.I5])" office:value-type="string" office:string-value="   {&#10;      &quot;code&quot;:&quot;cons_acier&quot;,&#10;      &quot;nom&quot;:&quot;L'acier disparaît en 5-10 ans.&quot;,&#10;      &quot;nom_en&quot;:&quot;Steel disappears in 5-10 years.&quot;,&#10;      &quot;descr&quot;:&quot;L'acier se recycle très facilement, mais à l'air libre, il met de 5 à 10 ans à disparaître.&quot;,&#10;      &quot;descr_en&quot;:&quot;Steel can be recycled easily, but in the open air, it puts 5 to 10 years to disappear.&quot;,&#10;      &quot;fiche&quot;:&quot;fiche_acier&quot;&#10;   }," calcext:value-type="string">
            <text:p>   {</text:p>
            <text:p>      "code":"cons_acier",</text:p>
            <text:p>      "nom":"L'acier disparaît en 5-10 ans.",</text:p>
            <text:p>      "nom_en":"Steel disappears in 5-10 years.",</text:p>
            <text:p>      "descr":"L'acier se recycle très facilement, mais à l'air libre, il met de 5 à 10 ans à disparaître.",</text:p>
            <text:p>      "descr_en":"Steel can be recycled easily, but in the open air, it puts 5 to 10 years to disappear.",</text:p>
            <text:p>      "fiche":"fiche_acier"</text:p>
            <text:p>   },</text:p>
          </table:table-cell>
          <table:table-cell office:value-type="string" calcext:value-type="string">
            <text:p><text:s/></text:p>
          </table:table-cell>
          <table:table-cell table:number-columns-repeated="246"/>
        </table:table-row>
        <table:table-row table:style-name="ro2">
          <table:table-cell table:style-name="ce100" office:value-type="string" calcext:value-type="string">
            <text:p>cons_alloproprete</text:p>
          </table:table-cell>
          <table:table-cell table:style-name="ce100" office:value-type="string" calcext:value-type="string">
            <text:p>Des questions ... 02 40 41 9000</text:p>
          </table:table-cell>
          <table:table-cell table:style-name="ce100" office:value-type="string" calcext:value-type="string">
            <text:p>Questions ? 02 40 41 9000</text:p>
          </table:table-cell>
          <table:table-cell table:style-name="ce100" office:value-type="string" calcext:value-type="string">
            <text:p>AlloNantes est un numéro gratuit pour les Nantais (notamment pour les questions sur le tri). Ouvert de 8h à 19h du lundi au vendredi, et le samedi de 8h à 13h.</text:p>
          </table:table-cell>
          <table:table-cell table:style-name="ce100" office:value-type="string" calcext:value-type="string">
            <text:p>AlloNantes is a free number for Nantais (including questions about sorting). Open from 8 am to 19h from Monday to Friday, and Saturday from 8 to 13h.</text:p>
          </table:table-cell>
          <table:table-cell table:style-name="ce95" table:number-columns-repeated="4"/>
          <table:table-cell/>
          <table:table-cell table:formula="of:=JSONCONSEIL([.A6];[.B6];[.C6];[.D6];[.E6];[.G6];[.H6];[.I6])" office:value-type="string" office:string-value="   {&#10;      &quot;code&quot;:&quot;cons_alloproprete&quot;,&#10;      &quot;nom&quot;:&quot;Des questions ... 02 40 41 9000&quot;,&#10;      &quot;nom_en&quot;:&quot;Questions ? 02 40 41 9000&quot;,&#10;      &quot;descr&quot;:&quot;AlloNantes est un numéro gratuit pour les Nantais (notamment pour les questions sur le tri). Ouvert de 8h à 19h du lundi au vendredi, et le samedi de 8h à 13h.&quot;,&#10;      &quot;descr_en&quot;:&quot;AlloNantes is a free number for Nantais (including questions about sorting). Open from 8 am to 19h from Monday to Friday, and Saturday from 8 to 13h.&quot;&#10;   }," calcext:value-type="string">
            <text:p>   {</text:p>
            <text:p>      "code":"cons_alloproprete",</text:p>
            <text:p>      "nom":"Des questions ... 02 40 41 9000",</text:p>
            <text:p>      "nom_en":"Questions ? 02 40 41 9000",</text:p>
            <text:p>      "descr":"AlloNantes est un numéro gratuit pour les Nantais (notamment pour les questions sur le tri). Ouvert de 8h à 19h du lundi au vendredi, et le samedi de 8h à 13h.",</text:p>
            <text:p>      "descr_en":"AlloNantes is a free number for Nantais (including questions about sorting). Open from 8 am to 19h from Monday to Friday, and Saturday from 8 to 13h."</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allu</text:p>
          </table:table-cell>
          <table:table-cell table:style-name="ce439" office:value-type="string" calcext:value-type="string">
            <text:p>L'aluminium se recycle à 100%</text:p>
          </table:table-cell>
          <table:table-cell table:style-name="ce100" office:value-type="string" calcext:value-type="string">
            <text:p>Aluminium can be recycled to 100%!</text:p>
          </table:table-cell>
          <table:table-cell table:style-name="ce100" office:value-type="string" calcext:value-type="string">
            <text:p>Il peut être recyclé à l'infini sans perdre ses caractéristiques physiques.</text:p>
          </table:table-cell>
          <table:table-cell table:style-name="ce100" office:value-type="string" calcext:value-type="string">
            <text:p>It can be recycled infinitely without losing its physical characteristics.</text:p>
          </table:table-cell>
          <table:table-cell table:style-name="ce100" table:number-columns-repeated="2"/>
          <table:table-cell table:style-name="ce95" table:number-columns-repeated="2"/>
          <table:table-cell/>
          <table:table-cell table:formula="of:=JSONCONSEIL([.A7];[.B7];[.C7];[.D7];[.E7];[.G7];[.H7];[.I7])" office:value-type="string" office:string-value="   {&#10;      &quot;code&quot;:&quot;cons_allu&quot;,&#10;      &quot;nom&quot;:&quot;L'aluminium se recycle à 100%&quot;,&#10;      &quot;nom_en&quot;:&quot;Aluminium can be recycled to 100%!&quot;,&#10;      &quot;descr&quot;:&quot;Il peut être recyclé à l'infini sans perdre ses caractéristiques physiques.&quot;,&#10;      &quot;descr_en&quot;:&quot;It can be recycled infinitely without losing its physical characteristics.&quot;&#10;   }," calcext:value-type="string">
            <text:p>   {</text:p>
            <text:p>      "code":"cons_allu",</text:p>
            <text:p>      "nom":"L'aluminium se recycle à 100%",</text:p>
            <text:p>      "nom_en":"Aluminium can be recycled to 100%!",</text:p>
            <text:p>      "descr":"Il peut être recyclé à l'infini sans perdre ses caractéristiques physiques.",</text:p>
            <text:p>      "descr_en":"It can be recycled infinitely without losing its physical characteristics."</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ampoulemercure</text:p>
          </table:table-cell>
          <table:table-cell table:style-name="ce439" office:value-type="string" calcext:value-type="string">
            <text:p>Le mercure est toxique</text:p>
          </table:table-cell>
          <table:table-cell table:style-name="ce100" office:value-type="string" calcext:value-type="string">
            <text:p>Mercury is toxic</text:p>
          </table:table-cell>
          <table:table-cell table:style-name="ce100" office:value-type="string" calcext:value-type="string">
            <text:p>Ce sont des produits toxiques car contiennent un peu de mercure. C'est pourquoi il faut les ramener en déchèterie ou les points de ventes (supermachés, magasins de bricolage...).</text:p>
          </table:table-cell>
          <table:table-cell table:style-name="ce100" office:value-type="string" calcext:value-type="string">
            <text:p>These are toxic because contain some mercury. That is why we must bring them to recycling center or sales points (Supermarkets, DIY stores ...).</text:p>
          </table:table-cell>
          <table:table-cell table:style-name="ce100" table:number-columns-repeated="2"/>
          <table:table-cell table:style-name="ce95" table:number-columns-repeated="2"/>
          <table:table-cell/>
          <table:table-cell table:formula="of:=JSONCONSEIL([.A8];[.B8];[.C8];[.D8];[.E8];[.G8];[.H8];[.I8])" office:value-type="string" office:string-value="   {&#10;      &quot;code&quot;:&quot;cons_ampoulemercure&quot;,&#10;      &quot;nom&quot;:&quot;Le mercure est toxique&quot;,&#10;      &quot;nom_en&quot;:&quot;Mercury is toxic&quot;,&#10;      &quot;descr&quot;:&quot;Ce sont des produits toxiques car contiennent un peu de mercure. C'est pourquoi il faut les ramener en déchèterie ou les points de ventes (supermachés, magasins de bricolage...).&quot;,&#10;      &quot;descr_en&quot;:&quot;These are toxic because contain some mercury. That is why we must bring them to recycling center or sales points (Supermarkets, DIY stores ...).&quot;&#10;   }," calcext:value-type="string">
            <text:p>   {</text:p>
            <text:p>      "code":"cons_ampoulemercure",</text:p>
            <text:p>      "nom":"Le mercure est toxique",</text:p>
            <text:p>      "nom_en":"Mercury is toxic",</text:p>
            <text:p>      "descr":"Ce sont des produits toxiques car contiennent un peu de mercure. C'est pourquoi il faut les ramener en déchèterie ou les points de ventes (supermachés, magasins de bricolage...).",</text:p>
            <text:p>      "descr_en":"These are toxic because contain some mercury. That is why we must bring them to recycling center or sales points (Supermarkets, DIY stores ...)."</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arcencielvalorena</text:p>
          </table:table-cell>
          <table:table-cell table:style-name="ce439" office:value-type="string" calcext:value-type="string">
            <text:p>2 sites d'incinération</text:p>
          </table:table-cell>
          <table:table-cell table:style-name="ce100" office:value-type="string" calcext:value-type="string">
            <text:p>2 burning sites</text:p>
          </table:table-cell>
          <table:table-cell table:style-name="ce100" office:value-type="string" calcext:value-type="string">
            <text:p>Les ordures ménagères sont incinérées à l'usine d'Arc en Ciel (Couëron) et Valoréna (Nantes). Une partie de l'énergie récupérée alimente un réseau de chauffage urbain.</text:p>
          </table:table-cell>
          <table:table-cell table:style-name="ce100" office:value-type="string" calcext:value-type="string">
            <text:p>Household waste is incinerated at the plant Arc en Ciel (Couëron) and Valoréna (Nantes). Part of the recovered energy powers a district heating network.</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9];[.B9];[.C9];[.D9];[.E9];[.G9];[.H9];[.I9])" office:value-type="string" office:string-value="   {&#10;      &quot;code&quot;:&quot;cons_arcencielvalorena&quot;,&#10;      &quot;nom&quot;:&quot;2 sites d'incinération&quot;,&#10;      &quot;nom_en&quot;:&quot;2 burning sites&quot;,&#10;      &quot;descr&quot;:&quot;Les ordures ménagères sont incinérées à l'usine d'Arc en Ciel (Couëron) et Valoréna (Nantes). Une partie de l'énergie récupérée alimente un réseau de chauffage urbain.&quot;,&#10;      &quot;descr_en&quot;:&quot;Household waste is incinerated at the plant Arc en Ciel (Couëron) and Valoréna (Nantes). Part of the recovered energy powers a district heating network.&quot;&#10;   }," calcext:value-type="string">
            <text:p>   {</text:p>
            <text:p>      "code":"cons_arcencielvalorena",</text:p>
            <text:p>      "nom":"2 sites d'incinération",</text:p>
            <text:p>      "nom_en":"2 burning sites",</text:p>
            <text:p>      "descr":"Les ordures ménagères sont incinérées à l'usine d'Arc en Ciel (Couëron) et Valoréna (Nantes). Une partie de l'énergie récupérée alimente un réseau de chauffage urbain.",</text:p>
            <text:p>      "descr_en":"Household waste is incinerated at the plant Arc en Ciel (Couëron) and Valoréna (Nantes). Part of the recovered energy powers a district heating network."</text:p>
            <text:p>   },</text:p>
          </table:table-cell>
          <table:table-cell office:value-type="string" calcext:value-type="string">
            <text:p><text:s/></text:p>
          </table:table-cell>
          <table:table-cell table:number-columns-repeated="246"/>
        </table:table-row>
        <table:table-row table:style-name="ro2">
          <table:table-cell table:style-name="ce75" office:value-type="string" calcext:value-type="string">
            <text:p>cons_assocompostage</text:p>
          </table:table-cell>
          <table:table-cell table:style-name="ce100" office:value-type="string" calcext:value-type="string">
            <text:p>2 assos sur compostage à Nantes</text:p>
          </table:table-cell>
          <table:table-cell table:style-name="ce100" office:value-type="string" calcext:value-type="string">
            <text:p>2 assos on composting in Nantes</text:p>
          </table:table-cell>
          <table:table-cell table:style-name="ce100" table:number-columns-repeated="2"/>
          <table:table-cell table:style-name="ce95" table:number-columns-repeated="4"/>
          <table:table-cell/>
          <table:table-cell table:formula="of:=JSONCONSEIL([.A10];[.B10];[.C10];[.D10];[.E10];[.G10];[.H10];[.I10])" office:value-type="string" office:string-value="   {&#10;      &quot;code&quot;:&quot;cons_assocompostage&quot;,&#10;      &quot;nom&quot;:&quot;2 assos sur compostage à Nantes&quot;,&#10;      &quot;nom_en&quot;:&quot;2 assos on composting in Nantes&quot;&#10;   }," calcext:value-type="string">
            <text:p>   {</text:p>
            <text:p>      "code":"cons_assocompostage",</text:p>
            <text:p>      "nom":"2 assos sur compostage à Nantes",</text:p>
            <text:p>      "nom_en":"2 assos on composting in Nantes"</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bac_casse</text:p>
          </table:table-cell>
          <table:table-cell table:style-name="ce439" office:value-type="string" calcext:value-type="string">
            <text:p>Bac cassé</text:p>
          </table:table-cell>
          <table:table-cell table:style-name="ce100" office:value-type="string" calcext:value-type="string">
            <text:p>Broken tray</text:p>
          </table:table-cell>
          <table:table-cell table:style-name="ce100"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100"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11];[.B11];[.C11];[.D11];[.E11];[.G11];[.H11];[.I11])" office:value-type="string" office:string-value="   {&#10;      &quot;code&quot;:&quot;cons_bac_casse&quot;,&#10;      &quot;nom&quot;:&quot;Bac cassé&quot;,&#10;      &quot;nom_en&quot;:&quot;Broken tray&quot;,&#10;      &quot;descr&quot;:&quot;Un bac cassé ou détérioré peut être remplacé gratuitement. Appeler 'Allo  Nantes'. En cas de vol du bac, faire une déclaration au commissariat de police, et présenter le récépissé de dépôt de plainte à 'Allo Nantes'.&quot;,&#10;      &quot;descr_en&quot;:&quot;A broken or damaged tank can be replaced free of charge. Call 'AlloNantes'. In case of theft of the tray, make a statement to the police, and present it to 'Allo Nantes'' complaint deposit receipt.&quot;&#10;   }," calcext:value-type="string">
            <text:p>   {</text:p>
            <text:p>      "code":"cons_bac_casse",</text:p>
            <text:p>      "nom":"Bac cassé",</text:p>
            <text:p>      "nom_en":"Broken tray",</text:p>
            <text:p>      "descr":"Un bac cassé ou détérioré peut être remplacé gratuitement. Appeler 'Allo  Nantes'. En cas de vol du bac, faire une déclaration au commissariat de police, et présenter le récépissé de dépôt de plainte à 'Allo Nantes'.",</text:p>
            <text:p>      "descr_en":"A broken or damaged tank can be replaced free of charge. Call 'AlloNantes'. In case of theft of the tray, make a statement to the police, and present it to 'Allo Nantes'' complaint deposit receipt."</text:p>
            <text:p>   },</text:p>
          </table:table-cell>
          <table:table-cell office:value-type="string" calcext:value-type="string">
            <text:p><text:s/></text:p>
          </table:table-cell>
          <table:table-cell table:number-columns-repeated="246"/>
        </table:table-row>
        <table:table-row table:style-name="ro2">
          <table:table-cell table:style-name="ce100" office:value-type="string" calcext:value-type="string">
            <text:p>cons_bacs</text:p>
          </table:table-cell>
          <table:table-cell table:style-name="ce78" office:value-type="string" calcext:value-type="string">
            <text:p>Rappels sur les bacs</text:p>
          </table:table-cell>
          <table:table-cell table:style-name="ce78" office:value-type="string" calcext:value-type="string">
            <text:p>Reminders on the bins</text:p>
          </table:table-cell>
          <table:table-cell table:style-name="ce100" office:value-type="string" calcext:value-type="string">
            <text:p>Les déchets recyclables dans le bac jaune, les déchets non recyclables dans le bac bleu.</text:p>
          </table:table-cell>
          <table:table-cell table:style-name="ce85" office:value-type="string" calcext:value-type="string">
            <text:p>Recyclable waste in the yellow bin, non-recyclable waste in the blue bin.</text:p>
          </table:table-cell>
          <table:table-cell table:number-columns-repeated="2" table:style-name="ce100" office:value-type="string" calcext:value-type="string">
            <text:p>fiche_bacjaune</text:p>
          </table:table-cell>
          <table:table-cell table:style-name="ce95" table:number-columns-repeated="2"/>
          <table:table-cell/>
          <table:table-cell table:formula="of:=JSONCONSEIL([.A12];[.B12];[.C12];[.D12];[.E12];[.G12];[.H12];[.I12])" office:value-type="string" office:string-value="   {&#10;      &quot;code&quot;:&quot;cons_bacs&quot;,&#10;      &quot;nom&quot;:&quot;Rappels sur les bacs&quot;,&#10;      &quot;nom_en&quot;:&quot;Reminders on the bins&quot;,&#10;      &quot;descr&quot;:&quot;Les déchets recyclables dans le bac jaune, les déchets non recyclables dans le bac bleu.&quot;,&#10;      &quot;descr_en&quot;:&quot;Recyclable waste in the yellow bin, non-recyclable waste in the blue bin.&quot;,&#10;      &quot;fiche&quot;:&quot;fiche_bacjaune&quot;&#10;   }," calcext:value-type="string">
            <text:p>   {</text:p>
            <text:p>      "code":"cons_bacs",</text:p>
            <text:p>      "nom":"Rappels sur les bacs",</text:p>
            <text:p>      "nom_en":"Reminders on the bins",</text:p>
            <text:p>      "descr":"Les déchets recyclables dans le bac jaune, les déchets non recyclables dans le bac bleu.",</text:p>
            <text:p>      "descr_en":"Recyclable waste in the yellow bin, non-recyclable waste in the blue bin.",</text:p>
            <text:p>      "fiche":"fiche_bacjaune"</text:p>
            <text:p>   },</text:p>
          </table:table-cell>
          <table:table-cell office:value-type="string" calcext:value-type="string">
            <text:p><text:s/></text:p>
          </table:table-cell>
          <table:table-cell table:number-columns-repeated="246"/>
        </table:table-row>
        <table:table-row table:style-name="ro2">
          <table:table-cell table:style-name="ce100" office:value-type="string" calcext:value-type="string">
            <text:p>cons_batterievoiture</text:p>
          </table:table-cell>
          <table:table-cell table:style-name="ce100" office:value-type="string" calcext:value-type="string">
            <text:p>Rapportez votre vieille batterie à un vendeur</text:p>
          </table:table-cell>
          <table:table-cell table:style-name="ce559" office:value-type="string" calcext:value-type="string">
            <text:p>Return your old battery to a seller </text:p>
          </table:table-cell>
          <table:table-cell table:style-name="ce100" office:value-type="string" calcext:value-type="string">
            <text:p>Depuis 2001, les garagistes, revendeurs de pièces automobiles et grandes surfaces (si elles vendent des batteries) ont l'obligation d'organiser le recyclage des batteries, en reprenant votre batterie usagée, sans obligation d'achat de votre part.</text:p>
          </table:table-cell>
          <table:table-cell table:style-name="ce86" office:value-type="string" calcext:value-type="string">
            <text:p>Since 2001, garages, dealers of auto parts and supermarkets (if they sell batteries) have the obligation to organize the recycling of batteries, by taking your used battery, without obligation of purchase on your part.</text:p>
          </table:table-cell>
          <table:table-cell table:style-name="ce165" table:number-columns-repeated="2"/>
          <table:table-cell table:style-name="ce95" office:value-type="string" calcext:value-type="string">
            <text:p>09/2018</text:p>
          </table:table-cell>
          <table:table-cell table:style-name="ce95"/>
          <table:table-cell/>
          <table:table-cell table:formula="of:=JSONCONSEIL([.A13];[.B13];[.C13];[.D13];[.E13];[.G13];[.H13];[.I13])" office:value-type="string" office:string-value="   {&#10;      &quot;code&quot;:&quot;cons_batterievoiture&quot;,&#10;      &quot;nom&quot;:&quot;Rapportez votre vieille batterie à un vendeur&quot;,&#10;      &quot;nom_en&quot;:&quot;Return your old battery to a seller &quot;,&#10;      &quot;descr&quot;:&quot;Depuis 2001, les garagistes, revendeurs de pièces automobiles et grandes surfaces (si elles vendent des batteries) ont l'obligation d'organiser le recyclage des batteries, en reprenant votre batterie usagée, sans obligation d'achat de votre part.&quot;,&#10;      &quot;descr_en&quot;:&quot;Since 2001, garages, dealers of auto parts and supermarkets (if they sell batteries) have the obligation to organize the recycling of batteries, by taking your used battery, without obligation of purchase on your part.&quot;&#10;   }," calcext:value-type="string">
            <text:p>   {</text:p>
            <text:p>      "code":"cons_batterievoiture",</text:p>
            <text:p>      "nom":"Rapportez votre vieille batterie à un vendeur",</text:p>
            <text:p>      "nom_en":"Return your old battery to a seller ",</text:p>
            <text:p>      "descr":"Depuis 2001, les garagistes, revendeurs de pièces automobiles et grandes surfaces (si elles vendent des batteries) ont l'obligation d'organiser le recyclage des batteries, en reprenant votre batterie usagée, sans obligation d'achat de votre part.",</text:p>
            <text:p>      "descr_en":"Since 2001, garages, dealers of auto parts and supermarkets (if they sell batteries) have the obligation to organize the recycling of batteries, by taking your used battery, without obligation of purchase on your part."</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bouchon</text:p>
          </table:table-cell>
          <table:table-cell table:style-name="ce439" office:value-type="string" calcext:value-type="string">
            <text:p>Bouchons acceptés</text:p>
          </table:table-cell>
          <table:table-cell table:style-name="ce100" office:value-type="string" calcext:value-type="string">
            <text:p>Plugs accepted</text:p>
          </table:table-cell>
          <table:table-cell table:style-name="ce80" office:value-type="string" calcext:value-type="string">
            <text:p>Vous pouvez mettre les bouchons des bouteilles en plastique.</text:p>
          </table:table-cell>
          <table:table-cell table:style-name="ce165" office:value-type="string" calcext:value-type="string">
            <text:p>You can put the plastic plugs.</text:p>
          </table:table-cell>
          <table:table-cell table:style-name="ce100" table:number-columns-repeated="2"/>
          <table:table-cell table:style-name="ce95" table:number-columns-repeated="2"/>
          <table:table-cell/>
          <table:table-cell table:formula="of:=JSONCONSEIL([.A14];[.B14];[.C14];[.D14];[.E14];[.G14];[.H14];[.I14])" office:value-type="string" office:string-value="   {&#10;      &quot;code&quot;:&quot;cons_bouchon&quot;,&#10;      &quot;nom&quot;:&quot;Bouchons acceptés&quot;,&#10;      &quot;nom_en&quot;:&quot;Plugs accepted&quot;,&#10;      &quot;descr&quot;:&quot;Vous pouvez mettre les bouchons des bouteilles en plastique.&quot;,&#10;      &quot;descr_en&quot;:&quot;You can put the plastic plugs.&quot;&#10;   }," calcext:value-type="string">
            <text:p>   {</text:p>
            <text:p>      "code":"cons_bouchon",</text:p>
            <text:p>      "nom":"Bouchons acceptés",</text:p>
            <text:p>      "nom_en":"Plugs accepted",</text:p>
            <text:p>      "descr":"Vous pouvez mettre les bouchons des bouteilles en plastique.",</text:p>
            <text:p>      "descr_en":"You can put the plastic plugs."</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bouchonamour</text:p>
          </table:table-cell>
          <table:table-cell table:style-name="ce439" office:value-type="string" calcext:value-type="string">
            <text:p>Bouchon d'amour récupère les bouchons des bouteilles plastique</text:p>
          </table:table-cell>
          <table:table-cell table:style-name="ce100" office:value-type="string" calcext:value-type="string">
            <text:p>Love stopper recovers plastic plugs</text:p>
          </table:table-cell>
          <table:table-cell table:style-name="ce165" office:value-type="string" calcext:value-type="string">
            <text:p>Bouchons acceptés : eau, lait, soda, huile, vinaigre, shampooing...&lt;br/&gt;Bouchons refusés : produits toxiques, détergents, liège, vin, compote, crème fraîche, liquide vaisselle, aérosols, dentifrice.</text:p>
          </table:table-cell>
          <table:table-cell table:style-name="ce165" office:value-type="string" calcext:value-type="string">
            <text:p>Plugs accepted: water, milk, soda, oil, vinegar, shampoo ... &lt;br/&gt; plugs refused: toxic chemicals, detergents, cork, wine, sauce, cream, dishwashing liquid, aerosols, toothpaste.</text:p>
          </table:table-cell>
          <table:table-cell table:number-columns-repeated="2" table:style-name="ce100" office:value-type="string" calcext:value-type="string">
            <text:p>fiche_bouchon_amour</text:p>
          </table:table-cell>
          <table:table-cell table:style-name="ce95" table:number-columns-repeated="2"/>
          <table:table-cell/>
          <table:table-cell table:formula="of:=JSONCONSEIL([.A15];[.B15];[.C15];[.D15];[.E15];[.G15];[.H15];[.I15])" office:value-type="string" office:string-value="   {&#10;      &quot;code&quot;:&quot;cons_bouchonamour&quot;,&#10;      &quot;nom&quot;:&quot;Bouchon d'amour récupère les bouchons des bouteilles plastique&quot;,&#10;      &quot;nom_en&quot;:&quot;Love stopper recovers plastic plugs&quot;,&#10;      &quot;descr&quot;:&quot;Bouchons acceptés : eau, lait, soda, huile, vinaigre, shampooing...&lt;br/&gt;Bouchons refusés : produits toxiques, détergents, liège, vin, compote, crème fraîche, liquide vaisselle, aérosols, dentifrice.&quot;,&#10;      &quot;descr_en&quot;:&quot;Plugs accepted: water, milk, soda, oil, vinegar, shampoo ... &lt;br/&gt; plugs refused: toxic chemicals, detergents, cork, wine, sauce, cream, dishwashing liquid, aerosols, toothpaste.&quot;,&#10;      &quot;fiche&quot;:&quot;fiche_bouchon_amour&quot;&#10;   }," calcext:value-type="string">
            <text:p>   {</text:p>
            <text:p>      "code":"cons_bouchonamour",</text:p>
            <text:p>      "nom":"Bouchon d'amour récupère les bouchons des bouteilles plastique",</text:p>
            <text:p>      "nom_en":"Love stopper recovers plastic plugs",</text:p>
            <text:p>      "descr":"Bouchons acceptés : eau, lait, soda, huile, vinaigre, shampooing...&lt;br/&gt;Bouchons refusés : produits toxiques, détergents, liège, vin, compote, crème fraîche, liquide vaisselle, aérosols, dentifrice.",</text:p>
            <text:p>      "descr_en":"Plugs accepted: water, milk, soda, oil, vinegar, shampoo ... &lt;br/&gt; plugs refused: toxic chemicals, detergents, cork, wine, sauce, cream, dishwashing liquid, aerosols, toothpaste.",</text:p>
            <text:p>      "fiche":"fiche_bouchon_amour"</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bouchonliege</text:p>
          </table:table-cell>
          <table:table-cell table:style-name="ce439" office:value-type="string" calcext:value-type="string">
            <text:p>Action Cancer 44 récupère les bouchons de liège</text:p>
          </table:table-cell>
          <table:table-cell table:style-name="ce100" office:value-type="string" calcext:value-type="string">
            <text:p>Cancer 44 retrieves corks</text:p>
          </table:table-cell>
          <table:table-cell table:style-name="ce165"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165"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100" table:number-columns-repeated="2"/>
          <table:table-cell table:style-name="ce95" table:number-columns-repeated="2"/>
          <table:table-cell/>
          <table:table-cell table:formula="of:=JSONCONSEIL([.A16];[.B16];[.C16];[.D16];[.E16];[.G16];[.H16];[.I16])" office:value-type="string" office:string-value="   {&#10;      &quot;code&quot;:&quot;cons_bouchonliege&quot;,&#10;      &quot;nom&quot;:&quot;Action Cancer 44 récupère les bouchons de liège&quot;,&#10;      &quot;nom_en&quot;:&quot;Cancer 44 retrieves corks&quot;,&#10;      &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10;      &quot;descr_en&quot;:&quot;Cork caps are recyclable but not recycled. They are recovered by the association 'Cancer 44' (20 tonnes of cork stoppers harvested in 2012). The deposit occurs in a volunteer at 52 Rue du Château d'Eau in La Chapelle sur Erdre.&quot;&#10;   }," calcext:value-type="string">
            <text:p>   {</text:p>
            <text:p>      "code":"cons_bouchonliege",</text:p>
            <text:p>      "nom":"Action Cancer 44 récupère les bouchons de liège",</text:p>
            <text:p>      "nom_en":"Cancer 44 retrieves corks",</text:p>
            <text:p>      "descr":"Les bouchons de liège sont recyclables mais ne sont pas recyclés. Ils sont récupérés par l'association 'Action Cancer 44' (20 tonnes de bouchons de liège récoltés en 2012). Le dépôt s'effectue chez une bénévole au 52 Rue du Château d'Eau à La Chapelle sur Erdre.",</text:p>
            <text:p>      "descr_en":"Cork caps are recyclable but not recycled. They are recovered by the association 'Cancer 44' (20 tonnes of cork stoppers harvested in 2012). The deposit occurs in a volunteer at 52 Rue du Château d'Eau in La Chapelle sur Erdre."</text:p>
            <text:p>   },</text:p>
          </table:table-cell>
          <table:table-cell office:value-type="string" calcext:value-type="string">
            <text:p><text:s/></text:p>
          </table:table-cell>
          <table:table-cell table:number-columns-repeated="246"/>
        </table:table-row>
        <table:table-row table:style-name="ro2">
          <table:table-cell table:style-name="ce100" office:value-type="string" calcext:value-type="string">
            <text:p>cons_bouteillepaspet</text:p>
          </table:table-cell>
          <table:table-cell table:style-name="ce100" office:value-type="string" calcext:value-type="string">
            <text:p>Peut-on recycler les nouvelles bouteilles plastiques ...</text:p>
          </table:table-cell>
          <table:table-cell table:style-name="ce100" office:value-type="string" calcext:value-type="string">
            <text:p>Can the new plastic bottles be recycled ?</text:p>
          </table:table-cell>
          <table:table-cell table:style-name="ce100" office:value-type="string" calcext:value-type="string">
            <text:p>Selon les consignes de Nantes Métropole (04/2017) les nouvelles plastiques (celles qui sont brillantes, qui ne sont pas en PET) peuvent être mises au recyclage.</text:p>
          </table:table-cell>
          <table:table-cell table:style-name="ce86" office:value-type="string" calcext:value-type="string">
            <text:p>According to the instructions of Nantes Métropole (04/2017) the new plastics (those which are brilliant, which are not in PET) can be recycled.</text:p>
          </table:table-cell>
          <table:table-cell table:style-name="ce165" table:number-columns-repeated="2"/>
          <table:table-cell table:style-name="ce95" office:value-type="string" calcext:value-type="string">
            <text:p>Vérif le 04/2017</text:p>
          </table:table-cell>
          <table:table-cell table:style-name="ce95"/>
          <table:table-cell/>
          <table:table-cell table:formula="of:=JSONCONSEIL([.A17];[.B17];[.C17];[.D17];[.E17];[.G17];[.H17];[.I17])" office:value-type="string" office:string-value="   {&#10;      &quot;code&quot;:&quot;cons_bouteillepaspet&quot;,&#10;      &quot;nom&quot;:&quot;Peut-on recycler les nouvelles bouteilles plastiques ...&quot;,&#10;      &quot;nom_en&quot;:&quot;Can the new plastic bottles be recycled ?&quot;,&#10;      &quot;descr&quot;:&quot;Selon les consignes de Nantes Métropole (04/2017) les nouvelles plastiques (celles qui sont brillantes, qui ne sont pas en PET) peuvent être mises au recyclage.&quot;,&#10;      &quot;descr_en&quot;:&quot;According to the instructions of Nantes Métropole (04/2017) the new plastics (those which are brilliant, which are not in PET) can be recycled.&quot;&#10;   }," calcext:value-type="string">
            <text:p>   {</text:p>
            <text:p>      "code":"cons_bouteillepaspet",</text:p>
            <text:p>      "nom":"Peut-on recycler les nouvelles bouteilles plastiques ...",</text:p>
            <text:p>      "nom_en":"Can the new plastic bottles be recycled ?",</text:p>
            <text:p>      "descr":"Selon les consignes de Nantes Métropole (04/2017) les nouvelles plastiques (celles qui sont brillantes, qui ne sont pas en PET) peuvent être mises au recyclage.",</text:p>
            <text:p>      "descr_en":"According to the instructions of Nantes Métropole (04/2017) the new plastics (those which are brilliant, which are not in PET) can be recycled."</text:p>
            <text:p>   },</text:p>
          </table:table-cell>
          <table:table-cell office:value-type="string" calcext:value-type="string">
            <text:p><text:s/></text:p>
          </table:table-cell>
          <table:table-cell table:number-columns-repeated="246"/>
        </table:table-row>
        <table:table-row table:style-name="ro2">
          <table:table-cell table:style-name="ce76" office:value-type="string" calcext:value-type="string">
            <text:p>cons_brosseadent </text:p>
          </table:table-cell>
          <table:table-cell table:style-name="ce76" office:value-type="string" calcext:value-type="string">
            <text:p>Remplacer les brosses à dent en plastique</text:p>
          </table:table-cell>
          <table:table-cell table:style-name="ce76" office:value-type="string" calcext:value-type="string">
            <text:p>Replace plastic toothbrushes</text:p>
          </table:table-cell>
          <table:table-cell table:style-name="ce438"/>
          <table:table-cell table:style-name="ce87"/>
          <table:table-cell table:style-name="ce88" table:number-columns-repeated="2"/>
          <table:table-cell table:style-name="ce458" table:number-columns-repeated="2"/>
          <table:table-cell table:style-name="ce49"/>
          <table:table-cell table:style-name="ce49" table:formula="of:=JSONCONSEIL([.A18];[.B18];[.C18];[.D18];[.E18];[.G18];[.H18];[.I18])" office:value-type="string" office:string-value="   {&#10;      &quot;code&quot;:&quot;cons_brosseadent &quot;,&#10;      &quot;nom&quot;:&quot;Remplacer les brosses à dent en plastique&quot;,&#10;      &quot;nom_en&quot;:&quot;Replace plastic toothbrushes&quot;&#10;   }," calcext:value-type="string">
            <text:p>   {</text:p>
            <text:p>      "code":"cons_brosseadent ",</text:p>
            <text:p>      "nom":"Remplacer les brosses à dent en plastique",</text:p>
            <text:p>      "nom_en":"Replace plastic toothbrushes"</text:p>
            <text:p>   },</text:p>
          </table:table-cell>
          <table:table-cell table:number-columns-repeated="247"/>
        </table:table-row>
        <table:table-row table:style-name="ro2">
          <table:table-cell table:style-name="ce439" office:value-type="string" calcext:value-type="string">
            <text:p>cons_capsulelait</text:p>
          </table:table-cell>
          <table:table-cell table:style-name="ce439" office:value-type="string" calcext:value-type="string">
            <text:p>Que faire de l'opercule …</text:p>
          </table:table-cell>
          <table:table-cell table:style-name="ce100" office:value-type="string" calcext:value-type="string">
            <text:p>What of the metal cap …</text:p>
          </table:table-cell>
          <table:table-cell table:style-name="ce100" office:value-type="string" calcext:value-type="string">
            <text:p>La capsule doit être mis dans les déchets ménagers ('bac bleu' ou 'sac bleu'). Ils sont rejetées par le processus de tri du fait de leur taille.</text:p>
          </table:table-cell>
          <table:table-cell table:style-name="ce100" office:value-type="string" calcext:value-type="string">
            <text:p>The capsule should be placed in household waste ('blue box' or 'blue bag'). they are rejected by the sorting process due to their size.</text:p>
          </table:table-cell>
          <table:table-cell table:style-name="ce100" table:number-columns-repeated="2"/>
          <table:table-cell table:style-name="ce95" table:number-columns-repeated="2"/>
          <table:table-cell/>
          <table:table-cell table:formula="of:=JSONCONSEIL([.A19];[.B19];[.C19];[.D19];[.E19];[.G19];[.H19];[.I19])" office:value-type="string" office:string-value="   {&#10;      &quot;code&quot;:&quot;cons_capsulelait&quot;,&#10;      &quot;nom&quot;:&quot;Que faire de l'opercule …&quot;,&#10;      &quot;nom_en&quot;:&quot;What of the metal cap …&quot;,&#10;      &quot;descr&quot;:&quot;La capsule doit être mis dans les déchets ménagers ('bac bleu' ou 'sac bleu'). Ils sont rejetées par le processus de tri du fait de leur taille.&quot;,&#10;      &quot;descr_en&quot;:&quot;The capsule should be placed in household waste ('blue box' or 'blue bag'). they are rejected by the sorting process due to their size.&quot;&#10;   }," calcext:value-type="string">
            <text:p>   {</text:p>
            <text:p>      "code":"cons_capsulelait",</text:p>
            <text:p>      "nom":"Que faire de l'opercule …",</text:p>
            <text:p>      "nom_en":"What of the metal cap …",</text:p>
            <text:p>      "descr":"La capsule doit être mis dans les déchets ménagers ('bac bleu' ou 'sac bleu'). Ils sont rejetées par le processus de tri du fait de leur taille.",</text:p>
            <text:p>      "descr_en":"The capsule should be placed in household waste ('blue box' or 'blue bag'). they are rejected by the sorting process due to their size."</text:p>
            <text:p>   },</text:p>
          </table:table-cell>
          <table:table-cell office:value-type="string" calcext:value-type="string">
            <text:p><text:s/></text:p>
          </table:table-cell>
          <table:table-cell table:number-columns-repeated="246"/>
        </table:table-row>
        <table:table-row table:style-name="ro2">
          <table:table-cell table:style-name="ce21" office:value-type="string" calcext:value-type="string">
            <text:p>cons_collecte6h14h</text:p>
          </table:table-cell>
          <table:table-cell table:style-name="ce78" office:value-type="string" calcext:value-type="string">
            <text:p>Les collectes ont lieu de 6h à 14h</text:p>
          </table:table-cell>
          <table:table-cell table:style-name="ce78" office:value-type="string" calcext:value-type="string">
            <text:p>Collections take place from 6 to 14h</text:p>
          </table:table-cell>
          <table:table-cell table:style-name="ce100" office:value-type="string" calcext:value-type="string">
            <text:p>Présentez votre bac avant 6h ou la veille.</text:p>
          </table:table-cell>
          <table:table-cell table:style-name="ce100" office:value-type="string" calcext:value-type="string">
            <text:p>Present your tray before 6 am or before.</text:p>
          </table:table-cell>
          <table:table-cell table:style-name="ce95" table:number-columns-repeated="4"/>
          <table:table-cell/>
          <table:table-cell table:formula="of:=JSONCONSEIL([.A20];[.B20];[.C20];[.D20];[.E20];[.G20];[.H20];[.I20])" office:value-type="string" office:string-value="   {&#10;      &quot;code&quot;:&quot;cons_collecte6h14h&quot;,&#10;      &quot;nom&quot;:&quot;Les collectes ont lieu de 6h à 14h&quot;,&#10;      &quot;nom_en&quot;:&quot;Collections take place from 6 to 14h&quot;,&#10;      &quot;descr&quot;:&quot;Présentez votre bac avant 6h ou la veille.&quot;,&#10;      &quot;descr_en&quot;:&quot;Present your tray before 6 am or before.&quot;&#10;   }," calcext:value-type="string">
            <text:p>   {</text:p>
            <text:p>      "code":"cons_collecte6h14h",</text:p>
            <text:p>      "nom":"Les collectes ont lieu de 6h à 14h",</text:p>
            <text:p>      "nom_en":"Collections take place from 6 to 14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2">
          <table:table-cell table:style-name="ce21" office:value-type="string" calcext:value-type="string">
            <text:p>cons_collecte6h21h</text:p>
          </table:table-cell>
          <table:table-cell table:style-name="ce78" office:value-type="string" calcext:value-type="string">
            <text:p>Les collectes ont lieu de 6h à 21h</text:p>
          </table:table-cell>
          <table:table-cell table:style-name="ce78" office:value-type="string" calcext:value-type="string">
            <text:p>Collections take place from 6 to 21h</text:p>
          </table:table-cell>
          <table:table-cell table:style-name="ce100" office:value-type="string" calcext:value-type="string">
            <text:p>Présentez votre bac avant 6h ou la veille.</text:p>
          </table:table-cell>
          <table:table-cell table:style-name="ce100" office:value-type="string" calcext:value-type="string">
            <text:p>Present your tray before 6 am or before.</text:p>
          </table:table-cell>
          <table:table-cell table:style-name="ce95" table:number-columns-repeated="4"/>
          <table:table-cell/>
          <table:table-cell table:formula="of:=JSONCONSEIL([.A21];[.B21];[.C21];[.D21];[.E21];[.G21];[.H21];[.I21])" office:value-type="string" office:string-value="   {&#10;      &quot;code&quot;:&quot;cons_collecte6h21h&quot;,&#10;      &quot;nom&quot;:&quot;Les collectes ont lieu de 6h à 21h&quot;,&#10;      &quot;nom_en&quot;:&quot;Collections take place from 6 to 21h&quot;,&#10;      &quot;descr&quot;:&quot;Présentez votre bac avant 6h ou la veille.&quot;,&#10;      &quot;descr_en&quot;:&quot;Present your tray before 6 am or before.&quot;&#10;   }," calcext:value-type="string">
            <text:p>   {</text:p>
            <text:p>      "code":"cons_collecte6h21h",</text:p>
            <text:p>      "nom":"Les collectes ont lieu de 6h à 21h",</text:p>
            <text:p>      "nom_en":"Collections take place from 6 to 21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collectes_bacs</text:p>
          </table:table-cell>
          <table:table-cell table:style-name="ce439" office:value-type="string" calcext:value-type="string">
            <text:p>Une collecte par semaine pour les bacs</text:p>
          </table:table-cell>
          <table:table-cell table:style-name="ce100" office:value-type="string" calcext:value-type="string">
            <text:p>Per week for a collection bins</text:p>
          </table:table-cell>
          <table:table-cell table:style-name="ce100" office:value-type="string" calcext:value-type="string">
            <text:p>Depuis lundi 2 janvier 2012, il y a une collecte de bac jaune par semaine, et une collecte de bac bleu par semaine également.</text:p>
          </table:table-cell>
          <table:table-cell table:style-name="ce100" office:value-type="string" calcext:value-type="string">
            <text:p>Since Monday, January 2, 2012, there is a yellow bin collection week, and a blue bin collection week also.</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22];[.B22];[.C22];[.D22];[.E22];[.G22];[.H22];[.I22])" office:value-type="string" office:string-value="   {&#10;      &quot;code&quot;:&quot;cons_collectes_bacs&quot;,&#10;      &quot;nom&quot;:&quot;Une collecte par semaine pour les bacs&quot;,&#10;      &quot;nom_en&quot;:&quot;Per week for a collection bins&quot;,&#10;      &quot;descr&quot;:&quot;Depuis lundi 2 janvier 2012, il y a une collecte de bac jaune par semaine, et une collecte de bac bleu par semaine également.&quot;,&#10;      &quot;descr_en&quot;:&quot;Since Monday, January 2, 2012, there is a yellow bin collection week, and a blue bin collection week also.&quot;&#10;   }," calcext:value-type="string">
            <text:p>   {</text:p>
            <text:p>      "code":"cons_collectes_bacs",</text:p>
            <text:p>      "nom":"Une collecte par semaine pour les bacs",</text:p>
            <text:p>      "nom_en":"Per week for a collection bins",</text:p>
            <text:p>      "descr":"Depuis lundi 2 janvier 2012, il y a une collecte de bac jaune par semaine, et une collecte de bac bleu par semaine également.",</text:p>
            <text:p>      "descr_en":"Since Monday, January 2, 2012, there is a yellow bin collection week, and a blue bin collection week also."</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compostage</text:p>
          </table:table-cell>
          <table:table-cell table:style-name="ce439" office:value-type="string" calcext:value-type="string">
            <text:p>Compostage</text:p>
          </table:table-cell>
          <table:table-cell table:style-name="ce100" office:value-type="string" calcext:value-type="string">
            <text:p>Composting</text:p>
          </table:table-cell>
          <table:table-cell table:style-name="ce100"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100" office:value-type="string" calcext:value-type="string">
            <text:p>You can deposit the compost kitchen scraps (vegetable peelings, coffee grounds ...), the garden (leaves ...), home (hair, towels ...). Avoid dairy products and meats.</text:p>
          </table:table-cell>
          <table:table-cell table:number-columns-repeated="2" table:style-name="ce100" office:value-type="string" calcext:value-type="string">
            <text:p>fiche_compostage</text:p>
          </table:table-cell>
          <table:table-cell table:style-name="ce95" office:value-type="string" calcext:value-type="string">
            <text:p>Vérif le 04/2013</text:p>
          </table:table-cell>
          <table:table-cell table:style-name="ce95"/>
          <table:table-cell/>
          <table:table-cell table:formula="of:=JSONCONSEIL([.A23];[.B23];[.C23];[.D23];[.E23];[.G23];[.H23];[.I23])" office:value-type="string" office:string-value="   {&#10;      &quot;code&quot;:&quot;cons_compostage&quot;,&#10;      &quot;nom&quot;:&quot;Compostage&quot;,&#10;      &quot;nom_en&quot;:&quot;Composting&quot;,&#10;      &quot;descr&quot;:&quot;Vous pouvez déposer au compost les restes de la cuisine (épluchures, marc de café...), du jardin (feuilles...), de la maison (cheveux, essuie-tout...). Eviter les produits laitiers et les viandes.&quot;,&#10;      &quot;descr_en&quot;:&quot;You can deposit the compost kitchen scraps (vegetable peelings, coffee grounds ...), the garden (leaves ...), home (hair, towels ...). Avoid dairy products and meats.&quot;,&#10;      &quot;fiche&quot;:&quot;fiche_compostage&quot;&#10;   }," calcext:value-type="string">
            <text:p>   {</text:p>
            <text:p>      "code":"cons_compostage",</text:p>
            <text:p>      "nom":"Compostage",</text:p>
            <text:p>      "nom_en":"Composting",</text:p>
            <text:p>      "descr":"Vous pouvez déposer au compost les restes de la cuisine (épluchures, marc de café...), du jardin (feuilles...), de la maison (cheveux, essuie-tout...). Eviter les produits laitiers et les viandes.",</text:p>
            <text:p>      "descr_en":"You can deposit the compost kitchen scraps (vegetable peelings, coffee grounds ...), the garden (leaves ...), home (hair, towels ...). Avoid dairy products and meats.",</text:p>
            <text:p>      "fiche":"fiche_compostage"</text:p>
            <text:p>   },</text:p>
          </table:table-cell>
          <table:table-cell office:value-type="string" calcext:value-type="string">
            <text:p><text:s/></text:p>
          </table:table-cell>
          <table:table-cell table:number-columns-repeated="246"/>
        </table:table-row>
        <table:table-row table:style-name="ro2">
          <table:table-cell table:style-name="ce290" office:value-type="string" calcext:value-type="string">
            <text:p>cons_couverclemetal</text:p>
          </table:table-cell>
          <table:table-cell table:style-name="ce439" office:value-type="string" calcext:value-type="string">
            <text:p>Bouchons métalliques</text:p>
          </table:table-cell>
          <table:table-cell table:style-name="ce100" office:value-type="string" calcext:value-type="string">
            <text:p>Metal plugs</text:p>
          </table:table-cell>
          <table:table-cell table:style-name="ce100" office:value-type="string" calcext:value-type="string">
            <text:p>Les bouchons métalliques peuvent se mettre avec le métal.</text:p>
          </table:table-cell>
          <table:table-cell table:style-name="ce100" office:value-type="string" calcext:value-type="string">
            <text:p>The metal caps can get with the metal.</text:p>
          </table:table-cell>
          <table:table-cell table:style-name="ce100" table:number-columns-repeated="2"/>
          <table:table-cell table:style-name="ce95" office:value-type="string" calcext:value-type="string">
            <text:p>Vérif le 06/2013</text:p>
          </table:table-cell>
          <table:table-cell table:style-name="ce95"/>
          <table:table-cell/>
          <table:table-cell table:formula="of:=JSONCONSEIL([.A24];[.B24];[.C24];[.D24];[.E24];[.G24];[.H24];[.I24])" office:value-type="string" office:string-value="   {&#10;      &quot;code&quot;:&quot;cons_couverclemetal&quot;,&#10;      &quot;nom&quot;:&quot;Bouchons métalliques&quot;,&#10;      &quot;nom_en&quot;:&quot;Metal plugs&quot;,&#10;      &quot;descr&quot;:&quot;Les bouchons métalliques peuvent se mettre avec le métal.&quot;,&#10;      &quot;descr_en&quot;:&quot;The metal caps can get with the metal.&quot;&#10;   }," calcext:value-type="string">
            <text:p>   {</text:p>
            <text:p>      "code":"cons_couverclemetal",</text:p>
            <text:p>      "nom":"Bouchons métalliques",</text:p>
            <text:p>      "nom_en":"Metal plugs",</text:p>
            <text:p>      "descr":"Les bouchons métalliques peuvent se mettre avec le métal.",</text:p>
            <text:p>      "descr_en":"The metal caps can get with the metal."</text:p>
            <text:p>   },</text:p>
          </table:table-cell>
          <table:table-cell office:value-type="string" calcext:value-type="string">
            <text:p><text:s/></text:p>
          </table:table-cell>
          <table:table-cell table:number-columns-repeated="246"/>
        </table:table-row>
        <table:table-row table:style-name="ro2">
          <table:table-cell table:style-name="ce75" office:value-type="string" calcext:value-type="string">
            <text:p>cons_dec_coucheBebe</text:p>
          </table:table-cell>
          <table:table-cell table:style-name="ce100" office:value-type="string" calcext:value-type="string">
            <text:p>Couches lavables</text:p>
          </table:table-cell>
          <table:table-cell table:style-name="ce100" office:value-type="string" calcext:value-type="string">
            <text:p>Cloth diapers</text:p>
          </table:table-cell>
          <table:table-cell table:style-name="ce100"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100"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95" table:number-columns-repeated="4"/>
          <table:table-cell/>
          <table:table-cell table:formula="of:=JSONCONSEIL([.A25];[.B25];[.C25];[.D25];[.E25];[.G25];[.H25];[.I25])" office:value-type="string" office:string-value="   {&#10;      &quot;code&quot;:&quot;cons_dec_coucheBebe&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10;   }," calcext:value-type="string">
            <text:p>   {</text:p>
            <text:p>      "code":"cons_dec_coucheBebe",</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ext:p>   },</text:p>
          </table:table-cell>
          <table:table-cell office:value-type="string" calcext:value-type="string">
            <text:p><text:s/></text:p>
          </table:table-cell>
          <table:table-cell table:number-columns-repeated="246"/>
        </table:table-row>
        <table:table-row table:style-name="ro2">
          <table:table-cell table:style-name="ce100" office:value-type="string" calcext:value-type="string">
            <text:p>cons_dechetecolimite2metres</text:p>
          </table:table-cell>
          <table:table-cell table:style-name="ce100" office:value-type="string" calcext:value-type="string">
            <text:p>Limite de 2 mètres</text:p>
          </table:table-cell>
          <table:table-cell table:style-name="ce100" office:value-type="string" calcext:value-type="string">
            <text:p>Limit of 2 meters</text:p>
          </table:table-cell>
          <table:table-cell table:style-name="ce100" office:value-type="string" calcext:value-type="string">
            <text:p>Une barre limite les véhicules de plus de 2 mètres de haut, sauf pour les déchèteries de La Chapelle-sur-Erdre et de Saint-Sébastien-sur-Loire.</text:p>
          </table:table-cell>
          <table:table-cell table:style-name="ce100" office:value-type="string" calcext:value-type="string">
            <text:p>A bar limit vehicles over 2 meters high, except for waste collection centers in La Chapelle-sur-Erdre and Saint-Sébastien-sur-Loire.</text:p>
          </table:table-cell>
          <table:table-cell table:style-name="ce100" table:number-columns-repeated="2"/>
          <table:table-cell table:style-name="ce95" table:number-columns-repeated="2"/>
          <table:table-cell/>
          <table:table-cell table:formula="of:=JSONCONSEIL([.A26];[.B26];[.C26];[.D26];[.E26];[.G26];[.H26];[.I26])" office:value-type="string" office:string-value="   {&#10;      &quot;code&quot;:&quot;cons_dechetecolimite2metres&quot;,&#10;      &quot;nom&quot;:&quot;Limite de 2 mètres&quot;,&#10;      &quot;nom_en&quot;:&quot;Limit of 2 meters&quot;,&#10;      &quot;descr&quot;:&quot;Une barre limite les véhicules de plus de 2 mètres de haut, sauf pour les déchèteries de La Chapelle-sur-Erdre et de Saint-Sébastien-sur-Loire.&quot;,&#10;      &quot;descr_en&quot;:&quot;A bar limit vehicles over 2 meters high, except for waste collection centers in La Chapelle-sur-Erdre and Saint-Sébastien-sur-Loire.&quot;&#10;   }," calcext:value-type="string">
            <text:p>   {</text:p>
            <text:p>      "code":"cons_dechetecolimite2metres",</text:p>
            <text:p>      "nom":"Limite de 2 mètres",</text:p>
            <text:p>      "nom_en":"Limit of 2 meters",</text:p>
            <text:p>      "descr":"Une barre limite les véhicules de plus de 2 mètres de haut, sauf pour les déchèteries de La Chapelle-sur-Erdre et de Saint-Sébastien-sur-Loire.",</text:p>
            <text:p>      "descr_en":"A bar limit vehicles over 2 meters high, except for waste collection centers in La Chapelle-sur-Erdre and Saint-Sébastien-sur-Loire."</text:p>
            <text:p>   },</text:p>
          </table:table-cell>
          <table:table-cell office:value-type="string" calcext:value-type="string">
            <text:p><text:s/></text:p>
          </table:table-cell>
          <table:table-cell table:number-columns-repeated="246"/>
        </table:table-row>
        <table:table-row table:style-name="ro2">
          <table:table-cell table:style-name="ce100" office:value-type="string" calcext:value-type="string">
            <text:p>cons_decheterieecopointquartheure</text:p>
          </table:table-cell>
          <table:table-cell table:style-name="ce100" office:value-type="string" calcext:value-type="string">
            <text:p>Venir 15 minutes avant la fin</text:p>
          </table:table-cell>
          <table:table-cell table:style-name="ce100" office:value-type="string" calcext:value-type="string">
            <text:p>Come 15 minutes before the end</text:p>
          </table:table-cell>
          <table:table-cell table:style-name="ce100" office:value-type="string" calcext:value-type="string">
            <text:p>Venir un quart d'heure avant la fermeture (le gardien refusera éventuellement l'entrée)</text:p>
          </table:table-cell>
          <table:table-cell table:style-name="ce100" office:value-type="string" calcext:value-type="string">
            <text:p>Coming fifteen minutes before closing (the guardian may refuse entry)</text:p>
          </table:table-cell>
          <table:table-cell table:style-name="ce100" table:number-columns-repeated="2"/>
          <table:table-cell table:style-name="ce95" table:number-columns-repeated="2"/>
          <table:table-cell/>
          <table:table-cell table:formula="of:=JSONCONSEIL([.A27];[.B27];[.C27];[.D27];[.E27];[.G27];[.H27];[.I27])" office:value-type="string" office:string-value="   {&#10;      &quot;code&quot;:&quot;cons_decheterieecopointquartheure&quot;,&#10;      &quot;nom&quot;:&quot;Venir 15 minutes avant la fin&quot;,&#10;      &quot;nom_en&quot;:&quot;Come 15 minutes before the end&quot;,&#10;      &quot;descr&quot;:&quot;Venir un quart d'heure avant la fermeture (le gardien refusera éventuellement l'entrée)&quot;,&#10;      &quot;descr_en&quot;:&quot;Coming fifteen minutes before closing (the guardian may refuse entry)&quot;&#10;   }," calcext:value-type="string">
            <text:p>   {</text:p>
            <text:p>      "code":"cons_decheterieecopointquartheure",</text:p>
            <text:p>      "nom":"Venir 15 minutes avant la fin",</text:p>
            <text:p>      "nom_en":"Come 15 minutes before the end",</text:p>
            <text:p>      "descr":"Venir un quart d'heure avant la fermeture (le gardien refusera éventuellement l'entrée)",</text:p>
            <text:p>      "descr_en":"Coming fifteen minutes before closing (the guardian may refuse entry)"</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deuxiemevie</text:p>
          </table:table-cell>
          <table:table-cell table:style-name="ce439" office:value-type="string" calcext:value-type="string">
            <text:p>Deuxième vie</text:p>
          </table:table-cell>
          <table:table-cell table:style-name="ce100" office:value-type="string" calcext:value-type="string">
            <text:p>Second Life</text:p>
          </table:table-cell>
          <table:table-cell table:style-name="ce100" office:value-type="string" calcext:value-type="string">
            <text:p>L'association \"Deuxième vie\" recence les associations et entreprises spécialisées qui redonnent une vie au déchet.&lt;br/&gt;&lt;a href='http :\\www.deuxieme-vie.org' &gt;www.deuxieme-vie.org&lt;/a&gt;</text:p>
          </table:table-cell>
          <table:table-cell table:style-name="ce100" office:value-type="string" calcext:value-type="string">
            <text:p>The association 'Deuxième vie' recency associations and specialized firms that restore life to waste. &lt;br/&gt;&lt;a href='http :\\www.deuxieme-vie.org'&gt;www.deuxieme-vie.org&lt;/a&gt;</text:p>
          </table:table-cell>
          <table:table-cell table:style-name="ce100" table:number-columns-repeated="2"/>
          <table:table-cell table:style-name="ce95" table:number-columns-repeated="2"/>
          <table:table-cell/>
          <table:table-cell table:formula="of:=JSONCONSEIL([.A28];[.B28];[.C28];[.D28];[.E28];[.G28];[.H28];[.I28])" office:value-type="string" office:string-value="   {&#10;      &quot;code&quot;:&quot;cons_deuxiemevie&quot;,&#10;      &quot;nom&quot;:&quot;Deuxième vie&quot;,&#10;      &quot;nom_en&quot;:&quot;Second Life&quot;,&#10;      &quot;descr&quot;:&quot;L'association \'Deuxième vie\' recence les associations et entreprises spécialisées qui redonnent une vie au déchet.&lt;br/&gt;&lt;a href='http :\\www.deuxieme-vie.org' &gt;www.deuxieme-vie.org&lt;/a&gt;&quot;,&#10;      &quot;descr_en&quot;:&quot;The association 'Deuxième vie' recency associations and specialized firms that restore life to waste. &lt;br/&gt;&lt;a href='http :\\www.deuxieme-vie.org'&gt;www.deuxieme-vie.org&lt;/a&gt;&quot;&#10;   }," calcext:value-type="string">
            <text:p>   {</text:p>
            <text:p>      "code":"cons_deuxiemevie",</text:p>
            <text:p>      "nom":"Deuxième vie",</text:p>
            <text:p>      "nom_en":"Second Life",</text:p>
            <text:p>      "descr":"L'association \'Deuxième vie\' recence les associations et entreprises spécialisées qui redonnent une vie au déchet.&lt;br/&gt;&lt;a href='http :\\www.deuxieme-vie.org' &gt;www.deuxieme-vie.org&lt;/a&gt;",</text:p>
            <text:p>      "descr_en":"The association 'Deuxième vie' recency associations and specialized firms that restore life to waste. &lt;br/&gt;&lt;a href='http :\\www.deuxieme-vie.org'&gt;www.deuxieme-vie.org&lt;/a&gt;"</text:p>
            <text:p>   },</text:p>
          </table:table-cell>
          <table:table-cell office:value-type="string" calcext:value-type="string">
            <text:p><text:s/></text:p>
          </table:table-cell>
          <table:table-cell table:number-columns-repeated="246"/>
        </table:table-row>
        <table:table-row table:style-name="ro2">
          <table:table-cell table:style-name="ce100" office:value-type="string" calcext:value-type="string">
            <text:p>cons_distrisac_achat</text:p>
          </table:table-cell>
          <table:table-cell table:style-name="ce100" office:value-type="string" calcext:value-type="string">
            <text:p>Achats de sacs Trisacs</text:p>
          </table:table-cell>
          <table:table-cell table:style-name="ce100" office:value-type="string" calcext:value-type="string">
            <text:p>Trisacs shopping bags (2.20 € the 30 bags roll)</text:p>
          </table:table-cell>
          <table:table-cell table:style-name="ce100"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100"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95" table:number-columns-repeated="2"/>
          <table:table-cell table:style-name="ce95" office:value-type="string" calcext:value-type="string">
            <text:p>Vérif le 04/2013</text:p>
          </table:table-cell>
          <table:table-cell table:style-name="ce95"/>
          <table:table-cell/>
          <table:table-cell table:formula="of:=JSONCONSEIL([.A29];[.B29];[.C29];[.D29];[.E29];[.G29];[.H29];[.I29])" office:value-type="string" office:string-value="   {&#10;      &quot;code&quot;:&quot;cons_distrisac_achat&quot;,&#10;      &quot;nom&quot;:&quot;Achats de sacs Trisacs&quot;,&#10;      &quot;nom_en&quot;:&quot;Trisacs shopping bags (2.20 € the 30 bags roll)&quot;,&#10;      &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10;      &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10;   }," calcext:value-type="string">
            <text:p>   {</text:p>
            <text:p>      "code":"cons_distrisac_achat",</text:p>
            <text:p>      "nom":"Achats de sacs Trisacs",</text:p>
            <text:p>      "nom_en":"Trisacs shopping bags (2.20 € the 30 bags roll)",</text:p>
            <text:p>      "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ext:p>      "descr_en":"- Supermarket: Paridis Leclerc, Super U Dalby, Carrefour Market roundabout Vannes, Intermarché &lt;br/&gt; Pitre Chevalier - in vending machines. Outside the town hall of Chantenay under the Talensac market in the pool hall Jules Verne, in the lobby of the small pool Amazon."</text:p>
            <text:p>   },</text:p>
          </table:table-cell>
          <table:table-cell office:value-type="string" calcext:value-type="string">
            <text:p><text:s/></text:p>
          </table:table-cell>
          <table:table-cell table:number-columns-repeated="246"/>
        </table:table-row>
        <table:table-row table:style-name="ro2">
          <table:table-cell table:style-name="ce100" office:value-type="string" calcext:value-type="string">
            <text:p>cons_distrisac_piecesobligatoires</text:p>
          </table:table-cell>
          <table:table-cell table:style-name="ce100" office:value-type="string" calcext:value-type="string">
            <text:p>Amener carte retrait pour <text:s/>'dépôt' et <text:s/>'rendez-vous'</text:p>
          </table:table-cell>
          <table:table-cell table:style-name="ce100" office:value-type="string" calcext:value-type="string">
            <text:p>Bring card withdrawal for 'deposit' and 'go'</text:p>
          </table:table-cell>
          <table:table-cell table:style-name="ce100" office:value-type="string" calcext:value-type="string">
            <text:p>Pour le retrait, munissez-vous de votre carte de retrait, envoyée par courrier.&lt;br/&gt;&lt;IMG SRC='resources/images/carte_retrait_trisacs.png' /&gt;</text:p>
          </table:table-cell>
          <table:table-cell table:style-name="ce100" office:value-type="string" calcext:value-type="string">
            <text:p>For removal, please have your ATM card, sent by mail. &lt;br/&gt; &lt;IMG SRC='resources/images/carte_retrait_trisacs.png' /&gt;</text:p>
          </table:table-cell>
          <table:table-cell table:style-name="ce95" table:number-columns-repeated="2"/>
          <table:table-cell table:style-name="ce95" office:value-type="string" calcext:value-type="string">
            <text:p>A VERIFIER</text:p>
          </table:table-cell>
          <table:table-cell table:style-name="ce95"/>
          <table:table-cell/>
          <table:table-cell table:formula="of:=JSONCONSEIL([.A30];[.B30];[.C30];[.D30];[.E30];[.G30];[.H30];[.I30])" office:value-type="string" office:string-value="   {&#10;      &quot;code&quot;:&quot;cons_distrisac_piecesobligatoires&quot;,&#10;      &quot;nom&quot;:&quot;Amener carte retrait pour  'dépôt' et  'rendez-vous'&quot;,&#10;      &quot;nom_en&quot;:&quot;Bring card withdrawal for 'deposit' and 'go'&quot;,&#10;      &quot;descr&quot;:&quot;Pour le retrait, munissez-vous de votre carte de retrait, envoyée par courrier.&lt;br/&gt;&lt;IMG SRC='resources/images/carte_retrait_trisacs.png' /&gt;&quot;,&#10;      &quot;descr_en&quot;:&quot;For removal, please have your ATM card, sent by mail. &lt;br/&gt; &lt;IMG SRC='resources/images/carte_retrait_trisacs.png' /&gt;&quot;&#10;   }," calcext:value-type="string">
            <text:p>   {</text:p>
            <text:p>      "code":"cons_distrisac_piecesobligatoires",</text:p>
            <text:p>      "nom":"Amener carte retrait pour  'dépôt' et  'rendez-vous'",</text:p>
            <text:p>      "nom_en":"Bring card withdrawal for 'deposit' and 'go'",</text:p>
            <text:p>      "descr":"Pour le retrait, munissez-vous de votre carte de retrait, envoyée par courrier.&lt;br/&gt;&lt;IMG SRC='resources/images/carte_retrait_trisacs.png' /&gt;",</text:p>
            <text:p>      "descr_en":"For removal, please have your ATM card, sent by mail. &lt;br/&gt; &lt;IMG SRC='resources/images/carte_retrait_trisacs.png' /&gt;"</text:p>
            <text:p>   },</text:p>
          </table:table-cell>
          <table:table-cell office:value-type="string" calcext:value-type="string">
            <text:p><text:s/></text:p>
          </table:table-cell>
          <table:table-cell table:number-columns-repeated="246"/>
        </table:table-row>
        <table:table-row table:style-name="ro2">
          <table:table-cell table:style-name="ce100" office:value-type="string" calcext:value-type="string">
            <text:p>cons_distrisac_relais</text:p>
          </table:table-cell>
          <table:table-cell table:style-name="ce100" office:value-type="string" calcext:value-type="string">
            <text:p>Retrait de sacs en relais - 3 rouleaux par retrait, 2 retraits par an</text:p>
          </table:table-cell>
          <table:table-cell table:style-name="ce100" office:value-type="string" calcext:value-type="string">
            <text:p>Relay bags withdrawal (3 rolls per withdrawal, two withdrawals per year)</text:p>
          </table:table-cell>
          <table:table-cell table:style-name="ce100" office:value-type="string" calcext:value-type="string">
            <text:p>Les relais sont des lieux de réapprovisionnement destinés à dépanner : vous pouvez retirer 3 rouleaux de sacs (bleus et/ou jaunes). Vous pouvez vous y rendre 2 fois par an.</text:p>
          </table:table-cell>
          <table:table-cell table:style-name="ce100" office:value-type="string" calcext:value-type="string">
            <text:p>Relays are restocking places for help: You can remove 3 rolls of bags (blue and / or yellow). You can go there 2 times a year.</text:p>
          </table:table-cell>
          <table:table-cell table:style-name="ce95" table:number-columns-repeated="2"/>
          <table:table-cell table:style-name="ce95" office:value-type="string" calcext:value-type="string">
            <text:p>Vérif le 04/2013</text:p>
          </table:table-cell>
          <table:table-cell table:style-name="ce95"/>
          <table:table-cell/>
          <table:table-cell table:formula="of:=JSONCONSEIL([.A31];[.B31];[.C31];[.D31];[.E31];[.G31];[.H31];[.I31])" office:value-type="string" office:string-value="   {&#10;      &quot;code&quot;:&quot;cons_distrisac_relais&quot;,&#10;      &quot;nom&quot;:&quot;Retrait de sacs en relais - 3 rouleaux par retrait, 2 retraits par an&quot;,&#10;      &quot;nom_en&quot;:&quot;Relay bags withdrawal (3 rolls per withdrawal, two withdrawals per year)&quot;,&#10;      &quot;descr&quot;:&quot;Les relais sont des lieux de réapprovisionnement destinés à dépanner : vous pouvez retirer 3 rouleaux de sacs (bleus et/ou jaunes). Vous pouvez vous y rendre 2 fois par an.&quot;,&#10;      &quot;descr_en&quot;:&quot;Relays are restocking places for help: You can remove 3 rolls of bags (blue and / or yellow). You can go there 2 times a year.&quot;&#10;   }," calcext:value-type="string">
            <text:p>   {</text:p>
            <text:p>      "code":"cons_distrisac_relais",</text:p>
            <text:p>      "nom":"Retrait de sacs en relais - 3 rouleaux par retrait, 2 retraits par an",</text:p>
            <text:p>      "nom_en":"Relay bags withdrawal (3 rolls per withdrawal, two withdrawals per year)",</text:p>
            <text:p>      "descr":"Les relais sont des lieux de réapprovisionnement destinés à dépanner : vous pouvez retirer 3 rouleaux de sacs (bleus et/ou jaunes). Vous pouvez vous y rendre 2 fois par an.",</text:p>
            <text:p>      "descr_en":"Relays are restocking places for help: You can remove 3 rolls of bags (blue and / or yellow). You can go there 2 times a year."</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ecoparticipation</text:p>
          </table:table-cell>
          <table:table-cell table:style-name="ce439" office:value-type="string" calcext:value-type="string">
            <text:p>Écoparticipation</text:p>
          </table:table-cell>
          <table:table-cell table:style-name="ce100" office:value-type="string" calcext:value-type="string">
            <text:p>Environmental fee</text:p>
          </table:table-cell>
          <table:table-cell table:style-name="ce100"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00"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32];[.B32];[.C32];[.D32];[.E32];[.G32];[.H32];[.I32])" office:value-type="string" office:string-value="   {&#10;      &quot;code&quot;:&quot;cons_ecoparticipation&quot;,&#10;      &quot;nom&quot;:&quot;Écoparticipation&quot;,&#10;      &quot;nom_en&quot;:&quot;Environmental fee&quot;,&#10;      &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10;      &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10;   }," calcext:value-type="string">
            <text:p>   {</text:p>
            <text:p>      "code":"cons_ecoparticipation",</text:p>
            <text:p>      "nom":"Écoparticipation",</text:p>
            <text:p>      "nom_en":"Environmental fee",</text:p>
            <text:p>      "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ext:p>      "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encombrants</text:p>
          </table:table-cell>
          <table:table-cell table:style-name="ce439" office:value-type="string" calcext:value-type="string">
            <text:p>Collecte des encombrants</text:p>
          </table:table-cell>
          <table:table-cell table:style-name="ce100" office:value-type="string" calcext:value-type="string">
            <text:p>Collection of bulky</text:p>
          </table:table-cell>
          <table:table-cell table:style-name="ce100"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00"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number-columns-repeated="2" table:style-name="ce100" office:value-type="string" calcext:value-type="string">
            <text:p>fiche_encombrant</text:p>
          </table:table-cell>
          <table:table-cell table:style-name="ce95" office:value-type="string" calcext:value-type="string">
            <text:p>Vérif le 03/2013</text:p>
          </table:table-cell>
          <table:table-cell table:style-name="ce95"/>
          <table:table-cell/>
          <table:table-cell table:formula="of:=JSONCONSEIL([.A33];[.B33];[.C33];[.D33];[.E33];[.G33];[.H33];[.I33])" office:value-type="string" office:string-value="   {&#10;      &quot;code&quot;:&quot;cons_encombrants&quot;,&#10;      &quot;nom&quot;:&quot;Collecte des encombrants&quot;,&#10;      &quot;nom_en&quot;:&quot;Collection of bulky&quot;,&#10;      &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10;      &quot;descr_en&quot;:&quot;For vertical housing (apartment ...) are recovered bulky fixed day in the week (usually displayed at the bottom of the building). In order to the suburban housing (houses ...) collection is appointment to be made by telephone (numbers below).&quot;,&#10;      &quot;fiche&quot;:&quot;fiche_encombrant&quot;&#10;   }," calcext:value-type="string">
            <text:p>   {</text:p>
            <text:p>      "code":"cons_encombrants",</text:p>
            <text:p>      "nom":"Collecte des encombrants",</text:p>
            <text:p>      "nom_en":"Collection of bulky",</text:p>
            <text:p>      "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ext:p>      "descr_en":"For vertical housing (apartment ...) are recovered bulky fixed day in the week (usually displayed at the bottom of the building). In order to the suburban housing (houses ...) collection is appointment to be made by telephone (numbers below).",</text:p>
            <text:p>      "fiche":"fiche_encombrant"</text:p>
            <text:p>   },</text:p>
          </table:table-cell>
          <table:table-cell office:value-type="string" calcext:value-type="string">
            <text:p><text:s/></text:p>
          </table:table-cell>
          <table:table-cell table:number-columns-repeated="246"/>
        </table:table-row>
        <table:table-row table:style-name="ro2">
          <table:table-cell table:style-name="ce165" office:value-type="string" calcext:value-type="string">
            <text:p>cons_fenetre_enveloppe</text:p>
          </table:table-cell>
          <table:table-cell table:style-name="ce100" office:value-type="string" calcext:value-type="string">
            <text:p>Suppression fenêtre</text:p>
          </table:table-cell>
          <table:table-cell table:style-name="ce100" office:value-type="string" calcext:value-type="string">
            <text:p>Removal window</text:p>
          </table:table-cell>
          <table:table-cell table:style-name="ce100" office:value-type="string" calcext:value-type="string">
            <text:p>La fenêtre en plastique peut être laissée <text:s/>(source : AlloPropreté le 07/08/2013)</text:p>
          </table:table-cell>
          <table:table-cell table:style-name="ce100" office:value-type="string" calcext:value-type="string">
            <text:p>The plastic window can be left (source: AlloPropreté the 07/08/2013)</text:p>
          </table:table-cell>
          <table:table-cell table:style-name="ce100" table:number-columns-repeated="2"/>
          <table:table-cell table:style-name="ce95" table:number-columns-repeated="2"/>
          <table:table-cell/>
          <table:table-cell table:formula="of:=JSONCONSEIL([.A34];[.B34];[.C34];[.D34];[.E34];[.G34];[.H34];[.I34])" office:value-type="string" office:string-value="   {&#10;      &quot;code&quot;:&quot;cons_fenetre_enveloppe&quot;,&#10;      &quot;nom&quot;:&quot;Suppression fenêtre&quot;,&#10;      &quot;nom_en&quot;:&quot;Removal window&quot;,&#10;      &quot;descr&quot;:&quot;La fenêtre en plastique peut être laissée  (source : AlloPropreté le 07/08/2013)&quot;,&#10;      &quot;descr_en&quot;:&quot;The plastic window can be left (source: AlloPropreté the 07/08/2013)&quot;&#10;   }," calcext:value-type="string">
            <text:p>   {</text:p>
            <text:p>      "code":"cons_fenetre_enveloppe",</text:p>
            <text:p>      "nom":"Suppression fenêtre",</text:p>
            <text:p>      "nom_en":"Removal window",</text:p>
            <text:p>      "descr":"La fenêtre en plastique peut être laissée  (source : AlloPropreté le 07/08/2013)",</text:p>
            <text:p>      "descr_en":"The plastic window can be left (source: AlloPropreté the 07/08/2013)"</text:p>
            <text:p>   },</text:p>
          </table:table-cell>
          <table:table-cell office:value-type="string" calcext:value-type="string">
            <text:p><text:s/></text:p>
          </table:table-cell>
          <table:table-cell table:number-columns-repeated="246"/>
        </table:table-row>
        <table:table-row table:style-name="ro2">
          <table:table-cell table:style-name="ce100" office:value-type="string" calcext:value-type="string">
            <text:p>cons_huileAlimentaire</text:p>
          </table:table-cell>
          <table:table-cell table:style-name="ce100" office:value-type="string" calcext:value-type="string">
            <text:p>Mettre dans une bouteille</text:p>
          </table:table-cell>
          <table:table-cell table:style-name="ce100" office:value-type="string" calcext:value-type="string">
            <text:p>Put in a bottle</text:p>
          </table:table-cell>
          <table:table-cell table:style-name="ce170" office:value-type="string" calcext:value-type="string">
            <text:p>Mettre l'huile dans une bouteille que vous déposez dans le sac bleu ou dans le bac bleu.</text:p>
          </table:table-cell>
          <table:table-cell table:style-name="ce100" office:value-type="string" calcext:value-type="string">
            <text:p>Put the oil in a bottle you drop in the blue bag or in the blue bin.</text:p>
          </table:table-cell>
          <table:table-cell table:style-name="ce100" table:number-columns-repeated="2"/>
          <table:table-cell table:style-name="ce95" table:number-columns-repeated="2"/>
          <table:table-cell/>
          <table:table-cell table:formula="of:=JSONCONSEIL([.A35];[.B35];[.C35];[.D35];[.E35];[.G35];[.H35];[.I35])" office:value-type="string" office:string-value="   {&#10;      &quot;code&quot;:&quot;cons_huileAlimentaire&quot;,&#10;      &quot;nom&quot;:&quot;Mettre dans une bouteille&quot;,&#10;      &quot;nom_en&quot;:&quot;Put in a bottle&quot;,&#10;      &quot;descr&quot;:&quot;Mettre l'huile dans une bouteille que vous déposez dans le sac bleu ou dans le bac bleu.&quot;,&#10;      &quot;descr_en&quot;:&quot;Put the oil in a bottle you drop in the blue bag or in the blue bin.&quot;&#10;   }," calcext:value-type="string">
            <text:p>   {</text:p>
            <text:p>      "code":"cons_huileAlimentaire",</text:p>
            <text:p>      "nom":"Mettre dans une bouteille",</text:p>
            <text:p>      "nom_en":"Put in a bottle",</text:p>
            <text:p>      "descr":"Mettre l'huile dans une bouteille que vous déposez dans le sac bleu ou dans le bac bleu.",</text:p>
            <text:p>      "descr_en":"Put the oil in a bottle you drop in the blue bag or in the blue bin."</text:p>
            <text:p>   },</text:p>
          </table:table-cell>
          <table:table-cell office:value-type="string" calcext:value-type="string">
            <text:p><text:s/></text:p>
          </table:table-cell>
          <table:table-cell table:number-columns-repeated="246"/>
        </table:table-row>
        <table:table-row table:style-name="ro2">
          <table:table-cell table:style-name="ce100" office:value-type="string" calcext:value-type="string">
            <text:p>cons_lerelais</text:p>
          </table:table-cell>
          <table:table-cell table:style-name="ce78" office:value-type="string" calcext:value-type="string">
            <text:p>Vous pouvez déposer dans les conteneurs 'Le Relais'</text:p>
          </table:table-cell>
          <table:table-cell table:style-name="ce78" office:value-type="string" calcext:value-type="string">
            <text:p>You can file in the containers 'Le Relais'</text:p>
          </table:table-cell>
          <table:table-cell table:style-name="ce100" office:value-type="string" calcext:value-type="string">
            <text:p>Vêtements, linge de maison, chaussures (liées par paire), maroquinerie &lt;B&gt;dans un sac bien fermé&lt;/B&gt;.</text:p>
          </table:table-cell>
          <table:table-cell table:style-name="ce100" office:value-type="string" calcext:value-type="string">
            <text:p>Clothing, linens, shoes (linked in pairs), leather goods &lt;B&gt; in a sealed bag &lt;/b&gt;.</text:p>
          </table:table-cell>
          <table:table-cell table:number-columns-repeated="2" table:style-name="ce95" office:value-type="string" calcext:value-type="string">
            <text:p>fiche_contvet</text:p>
          </table:table-cell>
          <table:table-cell table:style-name="ce95" table:number-columns-repeated="2"/>
          <table:table-cell/>
          <table:table-cell table:formula="of:=JSONCONSEIL([.A36];[.B36];[.C36];[.D36];[.E36];[.G36];[.H36];[.I36])" office:value-type="string" office:string-value="   {&#10;      &quot;code&quot;:&quot;cons_lerelais&quot;,&#10;      &quot;nom&quot;:&quot;Vous pouvez déposer dans les conteneurs 'Le Relais'&quot;,&#10;      &quot;nom_en&quot;:&quot;You can file in the containers 'Le Relais'&quot;,&#10;      &quot;descr&quot;:&quot;Vêtements, linge de maison, chaussures (liées par paire), maroquinerie &lt;B&gt;dans un sac bien fermé&lt;/B&gt;.&quot;,&#10;      &quot;descr_en&quot;:&quot;Clothing, linens, shoes (linked in pairs), leather goods &lt;B&gt; in a sealed bag &lt;/b&gt;.&quot;,&#10;      &quot;fiche&quot;:&quot;fiche_contvet&quot;&#10;   }," calcext:value-type="string">
            <text:p>   {</text:p>
            <text:p>      "code":"cons_lerelais",</text:p>
            <text:p>      "nom":"Vous pouvez déposer dans les conteneurs 'Le Relais'",</text:p>
            <text:p>      "nom_en":"You can file in the containers 'Le Relais'",</text:p>
            <text:p>      "descr":"Vêtements, linge de maison, chaussures (liées par paire), maroquinerie &lt;B&gt;dans un sac bien fermé&lt;/B&gt;.",</text:p>
            <text:p>      "descr_en":"Clothing, linens, shoes (linked in pairs), leather goods &lt;B&gt; in a sealed bag &lt;/b&gt;.",</text:p>
            <text:p>      "fiche":"fiche_contvet"</text:p>
            <text:p>   },</text:p>
          </table:table-cell>
          <table:table-cell office:value-type="string" calcext:value-type="string">
            <text:p><text:s/></text:p>
          </table:table-cell>
          <table:table-cell table:number-columns-repeated="246"/>
        </table:table-row>
        <table:table-row table:style-name="ro2">
          <table:table-cell table:style-name="ce17" office:value-type="string" calcext:value-type="string">
            <text:p>cons_medicamentembal</text:p>
          </table:table-cell>
          <table:table-cell table:style-name="ce100" office:value-type="string" calcext:value-type="string">
            <text:p>Trier séparément les emballages.</text:p>
          </table:table-cell>
          <table:table-cell table:style-name="ce100" office:value-type="string" calcext:value-type="string">
            <text:p>Sort packaging separately.</text:p>
          </table:table-cell>
          <table:table-cell table:style-name="ce100" office:value-type="string" calcext:value-type="string">
            <text:p>Les emballages et les notices peuvent être mis au recyclage (carton-papier).</text:p>
          </table:table-cell>
          <table:table-cell table:style-name="ce100" office:value-type="string" calcext:value-type="string">
            <text:p>Packaging and instructions can be recycled (paperboard).</text:p>
          </table:table-cell>
          <table:table-cell table:style-name="ce100" table:number-columns-repeated="2"/>
          <table:table-cell table:style-name="ce95" table:number-columns-repeated="2"/>
          <table:table-cell/>
          <table:table-cell table:formula="of:=JSONCONSEIL([.A37];[.B37];[.C37];[.D37];[.E37];[.G37];[.H37];[.I37])" office:value-type="string" office:string-value="   {&#10;      &quot;code&quot;:&quot;cons_medicamentembal&quot;,&#10;      &quot;nom&quot;:&quot;Trier séparément les emballages.&quot;,&#10;      &quot;nom_en&quot;:&quot;Sort packaging separately.&quot;,&#10;      &quot;descr&quot;:&quot;Les emballages et les notices peuvent être mis au recyclage (carton-papier).&quot;,&#10;      &quot;descr_en&quot;:&quot;Packaging and instructions can be recycled (paperboard).&quot;&#10;   }," calcext:value-type="string">
            <text:p>   {</text:p>
            <text:p>      "code":"cons_medicamentembal",</text:p>
            <text:p>      "nom":"Trier séparément les emballages.",</text:p>
            <text:p>      "nom_en":"Sort packaging separately.",</text:p>
            <text:p>      "descr":"Les emballages et les notices peuvent être mis au recyclage (carton-papier).",</text:p>
            <text:p>      "descr_en":"Packaging and instructions can be recycled (paperboard)."</text:p>
            <text:p>   },</text:p>
          </table:table-cell>
          <table:table-cell office:value-type="string" calcext:value-type="string">
            <text:p><text:s/></text:p>
          </table:table-cell>
          <table:table-cell table:number-columns-repeated="246"/>
        </table:table-row>
        <table:table-row table:style-name="ro2">
          <table:table-cell table:style-name="ce559" office:value-type="string" calcext:value-type="string">
            <text:p>cons_modular_phone</text:p>
          </table:table-cell>
          <table:table-cell table:style-name="ce559" office:value-type="string" calcext:value-type="string">
            <text:p>70 kilos de matières rares.. pourquoi ne pas essayer le smartphone modulaire…</text:p>
          </table:table-cell>
          <table:table-cell table:style-name="ce559" office:value-type="string" calcext:value-type="string">
            <text:p>70 kilos of rare materials .. why not try the modular smartphone…</text:p>
          </table:table-cell>
          <table:table-cell table:style-name="ce559" office:value-type="string" calcext:value-type="string">
            <text:p>Un téléphone portable est remplacé en moyenne tous les 20 mois et correspond à 70 kilos de matières premières rares &lt;b&gt;non récupérables&lt;/b&gt;. Les téléphones FairPhone sont plus propres : pas de travail d'enfants dans les mines, moins de matières rares et ils sont repérables par parties. Ce qu'ils font bien et ce qu'ils ne parviennent pas à résoudre est expliqué en toute transparence sur leur site internet www.fairphone.com/fr/ . Il y a de nombreux revendeurs.</text:p>
          </table:table-cell>
          <table:table-cell table:style-name="ce559" office:value-type="string" calcext:value-type="string">
            <text:p>"A mobile phone is replaced on average every 20 months and corresponds to 70 kilos of rare raw materials &lt;b&gt; not recoverable &lt;/ b&gt; .The FairPhone phones are cleaner: no child labor in the mines, fewer rare materials and they are spotted in parts. What they do well and what they can not solve is explained transparently on their website www.fairphone.com. There are many resellers.</text:p>
          </table:table-cell>
          <table:table-cell table:style-name="ce165" table:number-columns-repeated="2"/>
          <table:table-cell table:style-name="ce95" table:number-columns-repeated="2"/>
          <table:table-cell/>
          <table:table-cell table:formula="of:=JSONCONSEIL([.A38];[.B38];[.C38];[.D38];[.E38];[.G38];[.H38];[.I38])" office:value-type="string" office:string-value="   {&#10;      &quot;code&quot;:&quot;cons_modular_phone&quot;,&#10;      &quot;nom&quot;:&quot;70 kilos de matières rares.. pourquoi ne pas essayer le smartphone modulaire…&quot;,&#10;      &quot;nom_en&quot;:&quot;70 kilos of rare materials .. why not try the modular smartphone…&quot;,&#10;      &quot;descr&quot;:&quot;Un téléphone portable est remplacé en moyenne tous les 20 mois et correspond à 70 kilos de matières premières rares &lt;b&gt;non récupérables&lt;/b&gt;. Les téléphones FairPhone sont plus propres : pas de travail d'enfants dans les mines, moins de matières rares et ils sont repérables par parties. Ce qu'ils font bien et ce qu'ils ne parviennent pas à résoudre est expliqué en toute transparence sur leur site internet www.fairphone.com/fr/ . Il y a de nombreux revendeurs.&quot;,&#10;      &quot;descr_en&quot;:&quot;'A mobile phone is replaced on average every 20 months and corresponds to 70 kilos of rare raw materials &lt;b&gt; not recoverable &lt;/ b&gt; .The FairPhone phones are cleaner: no child labor in the mines, fewer rare materials and they are spotted in parts. What they do well and what they can not solve is explained transparently on their website www.fairphone.com. There are many resellers.&quot;&#10;   }," calcext:value-type="string">
            <text:p>   {</text:p>
            <text:p>      "code":"cons_modular_phone",</text:p>
            <text:p>      "nom":"70 kilos de matières rares.. pourquoi ne pas essayer le smartphone modulaire…",</text:p>
            <text:p>      "nom_en":"70 kilos of rare materials .. why not try the modular smartphone…",</text:p>
            <text:p>      "descr":"Un téléphone portable est remplacé en moyenne tous les 20 mois et correspond à 70 kilos de matières premières rares &lt;b&gt;non récupérables&lt;/b&gt;. Les téléphones FairPhone sont plus propres : pas de travail d'enfants dans les mines, moins de matières rares et ils sont repérables par parties. Ce qu'ils font bien et ce qu'ils ne parviennent pas à résoudre est expliqué en toute transparence sur leur site internet www.fairphone.com/fr/ . Il y a de nombreux revendeurs.",</text:p>
            <text:p>      "descr_en":"'A mobile phone is replaced on average every 20 months and corresponds to 70 kilos of rare raw materials &lt;b&gt; not recoverable &lt;/ b&gt; .The FairPhone phones are cleaner: no child labor in the mines, fewer rare materials and they are spotted in parts. What they do well and what they can not solve is explained transparently on their website www.fairphone.com. There are many resellers."</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nbconteneurverre</text:p>
          </table:table-cell>
          <table:table-cell table:style-name="ce439" office:value-type="string" calcext:value-type="string">
            <text:p>879 conteneurs en verre</text:p>
          </table:table-cell>
          <table:table-cell table:style-name="ce100" office:value-type="string" calcext:value-type="string">
            <text:p>879 glass containers</text:p>
          </table:table-cell>
          <table:table-cell table:style-name="ce100" office:value-type="string" calcext:value-type="string">
            <text:p>IL y a 879 conteneurs verres sur l la communauté urbaine, soit 1 conteneur pour 625 habitants.</text:p>
          </table:table-cell>
          <table:table-cell table:style-name="ce100" office:value-type="string" calcext:value-type="string">
            <text:p>THERE are 879 glass containers on the urban community, or 1 container for 625 inhabitants.</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39];[.B39];[.C39];[.D39];[.E39];[.G39];[.H39];[.I39])" office:value-type="string" office:string-value="   {&#10;      &quot;code&quot;:&quot;cons_nbconteneurverre&quot;,&#10;      &quot;nom&quot;:&quot;879 conteneurs en verre&quot;,&#10;      &quot;nom_en&quot;:&quot;879 glass containers&quot;,&#10;      &quot;descr&quot;:&quot;IL y a 879 conteneurs verres sur l la communauté urbaine, soit 1 conteneur pour 625 habitants.&quot;,&#10;      &quot;descr_en&quot;:&quot;THERE are 879 glass containers on the urban community, or 1 container for 625 inhabitants.&quot;&#10;   }," calcext:value-type="string">
            <text:p>   {</text:p>
            <text:p>      "code":"cons_nbconteneurverre",</text:p>
            <text:p>      "nom":"879 conteneurs en verre",</text:p>
            <text:p>      "nom_en":"879 glass containers",</text:p>
            <text:p>      "descr":"IL y a 879 conteneurs verres sur l la communauté urbaine, soit 1 conteneur pour 625 habitants.",</text:p>
            <text:p>      "descr_en":"THERE are 879 glass containers on the urban community, or 1 container for 625 inhabitants."</text:p>
            <text:p>   },</text:p>
          </table:table-cell>
          <table:table-cell office:value-type="string" calcext:value-type="string">
            <text:p><text:s/></text:p>
          </table:table-cell>
          <table:table-cell table:number-columns-repeated="246"/>
        </table:table-row>
        <table:table-row table:style-name="ro2">
          <table:table-cell table:style-name="ce75" office:value-type="string" calcext:value-type="string">
            <text:p>cons_nespresso</text:p>
          </table:table-cell>
          <table:table-cell table:style-name="ce100" office:value-type="string" calcext:value-type="string">
            <text:p>Nespresso récupère ses capsules et soutient le recyclage du petit aluminium.</text:p>
          </table:table-cell>
          <table:table-cell table:style-name="ce100" office:value-type="string" calcext:value-type="string">
            <text:p>Nespresso capsules and recovers its support recycling aluminum small.</text:p>
          </table:table-cell>
          <table:table-cell table:style-name="ce100"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100"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95" table:number-columns-repeated="4"/>
          <table:table-cell/>
          <table:table-cell table:formula="of:=JSONCONSEIL([.A40];[.B40];[.C40];[.D40];[.E40];[.G40];[.H40];[.I40])" office:value-type="string" office:string-value="   {&#10;      &quot;code&quot;:&quot;cons_nespresso&quot;,&#10;      &quot;nom&quot;:&quot;Nespresso récupère ses capsules et soutient le recyclage du petit aluminium.&quot;,&#10;      &quot;nom_en&quot;:&quot;Nespresso capsules and recovers its support recycling aluminum small.&quot;,&#10;      &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10;      &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10;   }," calcext:value-type="string">
            <text:p>   {</text:p>
            <text:p>      "code":"cons_nespresso",</text:p>
            <text:p>      "nom":"Nespresso récupère ses capsules et soutient le recyclage du petit aluminium.",</text:p>
            <text:p>      "nom_en":"Nespresso capsules and recovers its support recycling aluminum small.",</text:p>
            <text:p>      "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ext:p>      "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ext:p>   },</text:p>
          </table:table-cell>
          <table:table-cell table:number-columns-repeated="247"/>
        </table:table-row>
        <table:table-row table:style-name="ro2">
          <table:table-cell table:style-name="ce439" office:value-type="string" calcext:value-type="string">
            <text:p>cons_noeudtrisac</text:p>
          </table:table-cell>
          <table:table-cell table:style-name="ce439" office:value-type="string" calcext:value-type="string">
            <text:p>Double nœud</text:p>
          </table:table-cell>
          <table:table-cell table:style-name="ce100" office:value-type="string" calcext:value-type="string">
            <text:p>Double knot</text:p>
          </table:table-cell>
          <table:table-cell table:style-name="ce100" office:value-type="string" calcext:value-type="string">
            <text:p>Les sacs doivent être fermés par un double nœud.</text:p>
          </table:table-cell>
          <table:table-cell table:style-name="ce100" office:value-type="string" calcext:value-type="string">
            <text:p>Bags must be closed with a double knot.</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41];[.B41];[.C41];[.D41];[.E41];[.G41];[.H41];[.I41])" office:value-type="string" office:string-value="   {&#10;      &quot;code&quot;:&quot;cons_noeudtrisac&quot;,&#10;      &quot;nom&quot;:&quot;Double nœud&quot;,&#10;      &quot;nom_en&quot;:&quot;Double knot&quot;,&#10;      &quot;descr&quot;:&quot;Les sacs doivent être fermés par un double nœud.&quot;,&#10;      &quot;descr_en&quot;:&quot;Bags must be closed with a double knot.&quot;&#10;   }," calcext:value-type="string">
            <text:p>   {</text:p>
            <text:p>      "code":"cons_noeudtrisac",</text:p>
            <text:p>      "nom":"Double nœud",</text:p>
            <text:p>      "nom_en":"Double knot",</text:p>
            <text:p>      "descr":"Les sacs doivent être fermés par un double nœud.",</text:p>
            <text:p>      "descr_en":"Bags must be closed with a double knot."</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numerosencombrants</text:p>
          </table:table-cell>
          <table:table-cell table:style-name="ce439" office:value-type="string" calcext:value-type="string">
            <text:p>Numéros de téléphones des encombrants</text:p>
          </table:table-cell>
          <table:table-cell table:style-name="ce100" office:value-type="string" calcext:value-type="string">
            <text:p>Bulky telephone numbers</text:p>
          </table:table-cell>
          <table:table-cell table:style-name="ce100"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100"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42];[.B42];[.C42];[.D42];[.E42];[.G42];[.H42];[.I42])" office:value-type="string" office:string-value="   {&#10;      &quot;code&quot;:&quot;cons_numerosencombrants&quot;,&#10;      &quot;nom&quot;:&quot;Numéros de téléphones des encombrants&quot;,&#10;      &quot;nom_en&quot;:&quot;Bulky telephone numbers&quot;,&#10;      &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10;      &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10;   }," calcext:value-type="string">
            <text:p>   {</text:p>
            <text:p>      "code":"cons_numerosencombrants",</text:p>
            <text:p>      "nom":"Numéros de téléphones des encombrants",</text:p>
            <text:p>      "nom_en":"Bulky telephone numbers",</text:p>
            <text:p>      "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ext:p>      "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ext:p>   },</text:p>
          </table:table-cell>
          <table:table-cell office:value-type="string" calcext:value-type="string">
            <text:p><text:s/></text:p>
          </table:table-cell>
          <table:table-cell table:number-columns-repeated="246"/>
        </table:table-row>
        <table:table-row table:style-name="ro8">
          <table:table-cell table:style-name="ce439" office:value-type="string" calcext:value-type="string">
            <text:p>cons_papieralu</text:p>
          </table:table-cell>
          <table:table-cell table:style-name="ce439" office:value-type="string" calcext:value-type="string">
            <text:p>Petit aluminium non recyclé</text:p>
          </table:table-cell>
          <table:table-cell table:style-name="ce100" office:value-type="string" calcext:value-type="string">
            <text:p>Breakfast not recycled aluminum</text:p>
          </table:table-cell>
          <table:table-cell table:style-name="ce100"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00"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100" table:number-columns-repeated="2"/>
          <table:table-cell table:style-name="ce95" table:number-columns-repeated="2"/>
          <table:table-cell/>
          <table:table-cell table:formula="of:=JSONCONSEIL([.A43];[.B43];[.C43];[.D43];[.E43];[.G43];[.H43];[.I43])" office:value-type="string" office:string-value="   {&#10;      &quot;code&quot;:&quot;cons_papieralu&quot;,&#10;      &quot;nom&quot;:&quot;Petit aluminium non recyclé&quot;,&#10;      &quot;nom_en&quot;:&quot;Breakfast not recycled aluminum&quot;,&#10;      &quot;descr&quot;:&quot;Les petites canettes métalliques, les canettes écrasées, les feuilles d'aluminium froissées, les capsules de type Nespresso... sont rejetées par le processus de tri du fait de leur taille.&lt;br/&gt;En revanche le gros aluminium (barquettes...) est recyclé.&quot;,&#10;      &quot;descr_en&quot;:&quot;Small cans, crushed cans, crumpled aluminum foil, Nespresso capsules ... type are rejected by the sorting process because of their size. &lt;br/&gt; But the big aluminum (trays .. .) is recycled.&quot;&#10;   }," calcext:value-type="string">
            <text:p>   {</text:p>
            <text:p>      "code":"cons_papieralu",</text:p>
            <text:p>      "nom":"Petit aluminium non recyclé",</text:p>
            <text:p>      "nom_en":"Breakfast not recycled aluminum",</text:p>
            <text:p>      "descr":"Les petites canettes métalliques, les canettes écrasées, les feuilles d'aluminium froissées, les capsules de type Nespresso... sont rejetées par le processus de tri du fait de leur taille.&lt;br/&gt;En revanche le gros aluminium (barquettes...) est recyclé.",</text:p>
            <text:p>      "descr_en":"Small cans, crushed cans, crumpled aluminum foil, Nespresso capsules ... type are rejected by the sorting process because of their size. &lt;br/&gt; But the big aluminum (trays .. .) is recycled."</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pasbouchonamour</text:p>
          </table:table-cell>
          <table:table-cell table:style-name="ce439" office:value-type="string" calcext:value-type="string">
            <text:p>Ne pas mettre dans les bouchons d'amour</text:p>
          </table:table-cell>
          <table:table-cell table:style-name="ce100" office:value-type="string" calcext:value-type="string">
            <text:p>Do not place in the caps of love</text:p>
          </table:table-cell>
          <table:table-cell table:style-name="ce100" office:value-type="string" calcext:value-type="string">
            <text:p>Les bouchons suivant sont refusés : produits toxiques, détergents.</text:p>
          </table:table-cell>
          <table:table-cell table:style-name="ce100" office:value-type="string" calcext:value-type="string">
            <text:p>The following plugs are rejected: toxic chemicals, detergents.</text:p>
          </table:table-cell>
          <table:table-cell table:style-name="ce100" table:number-columns-repeated="2"/>
          <table:table-cell table:style-name="ce95" table:number-columns-repeated="2"/>
          <table:table-cell/>
          <table:table-cell table:formula="of:=JSONCONSEIL([.A44];[.B44];[.C44];[.D44];[.E44];[.G44];[.H44];[.I44])" office:value-type="string" office:string-value="   {&#10;      &quot;code&quot;:&quot;cons_pasbouchonamour&quot;,&#10;      &quot;nom&quot;:&quot;Ne pas mettre dans les bouchons d'amour&quot;,&#10;      &quot;nom_en&quot;:&quot;Do not place in the caps of love&quot;,&#10;      &quot;descr&quot;:&quot;Les bouchons suivant sont refusés : produits toxiques, détergents.&quot;,&#10;      &quot;descr_en&quot;:&quot;The following plugs are rejected: toxic chemicals, detergents.&quot;&#10;   }," calcext:value-type="string">
            <text:p>   {</text:p>
            <text:p>      "code":"cons_pasbouchonamour",</text:p>
            <text:p>      "nom":"Ne pas mettre dans les bouchons d'amour",</text:p>
            <text:p>      "nom_en":"Do not place in the caps of love",</text:p>
            <text:p>      "descr":"Les bouchons suivant sont refusés : produits toxiques, détergents.",</text:p>
            <text:p>      "descr_en":"The following plugs are rejected: toxic chemicals, detergents."</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passacpoubelle</text:p>
          </table:table-cell>
          <table:table-cell table:style-name="ce439" office:value-type="string" calcext:value-type="string">
            <text:p>Utiliser uniquement les sacs Tri'sac.</text:p>
          </table:table-cell>
          <table:table-cell table:style-name="ce100" office:value-type="string" calcext:value-type="string">
            <text:p>Use Tri'sac bags only.</text:p>
          </table:table-cell>
          <table:table-cell table:style-name="ce100" office:value-type="string" calcext:value-type="string">
            <text:p>N'utilisez pas d'autres types de sacs poubelles que les sacs jaunes et bleus de Tri'sac.</text:p>
          </table:table-cell>
          <table:table-cell table:style-name="ce100" office:value-type="string" calcext:value-type="string">
            <text:p>Do not use other types of trash bags that yellow and blue bags Tri'sac.</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45];[.B45];[.C45];[.D45];[.E45];[.G45];[.H45];[.I45])" office:value-type="string" office:string-value="   {&#10;      &quot;code&quot;:&quot;cons_passacpoubelle&quot;,&#10;      &quot;nom&quot;:&quot;Utiliser uniquement les sacs Tri'sac.&quot;,&#10;      &quot;nom_en&quot;:&quot;Use Tri'sac bags only.&quot;,&#10;      &quot;descr&quot;:&quot;N'utilisez pas d'autres types de sacs poubelles que les sacs jaunes et bleus de Tri'sac.&quot;,&#10;      &quot;descr_en&quot;:&quot;Do not use other types of trash bags that yellow and blue bags Tri'sac.&quot;&#10;   }," calcext:value-type="string">
            <text:p>   {</text:p>
            <text:p>      "code":"cons_passacpoubelle",</text:p>
            <text:p>      "nom":"Utiliser uniquement les sacs Tri'sac.",</text:p>
            <text:p>      "nom_en":"Use Tri'sac bags only.",</text:p>
            <text:p>      "descr":"N'utilisez pas d'autres types de sacs poubelles que les sacs jaunes et bleus de Tri'sac.",</text:p>
            <text:p>      "descr_en":"Do not use other types of trash bags that yellow and blue bags Tri'sac."</text:p>
            <text:p>   },</text:p>
          </table:table-cell>
          <table:table-cell office:value-type="string" calcext:value-type="string">
            <text:p><text:s/></text:p>
          </table:table-cell>
          <table:table-cell table:number-columns-repeated="246"/>
        </table:table-row>
        <table:table-row table:style-name="ro2">
          <table:table-cell table:style-name="ce100" office:value-type="string" calcext:value-type="string">
            <text:p>cons_pastoxique</text:p>
          </table:table-cell>
          <table:table-cell table:style-name="ce100" office:value-type="string" calcext:value-type="string">
            <text:p>Non recyclable car présence produits toxiques</text:p>
          </table:table-cell>
          <table:table-cell table:style-name="ce100" office:value-type="string" calcext:value-type="string">
            <text:p>Not recyclable as presence toxic</text:p>
          </table:table-cell>
          <table:table-cell table:style-name="ce100" office:value-type="string" calcext:value-type="string">
            <text:p>Les bombes de peintures contiennent des produits toxiques, et ne peuvent pas être recyclées (contrairement aux bombes aérosols comme les déodorants).</text:p>
          </table:table-cell>
          <table:table-cell table:style-name="ce100" office:value-type="string" calcext:value-type="string">
            <text:p>Paints bombs contain toxic products and can not be recycled (unlike aerosols such as deodorants).</text:p>
          </table:table-cell>
          <table:table-cell table:style-name="ce95" table:number-columns-repeated="4"/>
          <table:table-cell/>
          <table:table-cell table:formula="of:=JSONCONSEIL([.A46];[.B46];[.C46];[.D46];[.E46];[.G46];[.H46];[.I46])" office:value-type="string" office:string-value="   {&#10;      &quot;code&quot;:&quot;cons_pastoxique&quot;,&#10;      &quot;nom&quot;:&quot;Non recyclable car présence produits toxiques&quot;,&#10;      &quot;nom_en&quot;:&quot;Not recyclable as presence toxic&quot;,&#10;      &quot;descr&quot;:&quot;Les bombes de peintures contiennent des produits toxiques, et ne peuvent pas être recyclées (contrairement aux bombes aérosols comme les déodorants).&quot;,&#10;      &quot;descr_en&quot;:&quot;Paints bombs contain toxic products and can not be recycled (unlike aerosols such as deodorants).&quot;&#10;   }," calcext:value-type="string">
            <text:p>   {</text:p>
            <text:p>      "code":"cons_pastoxique",</text:p>
            <text:p>      "nom":"Non recyclable car présence produits toxiques",</text:p>
            <text:p>      "nom_en":"Not recyclable as presence toxic",</text:p>
            <text:p>      "descr":"Les bombes de peintures contiennent des produits toxiques, et ne peuvent pas être recyclées (contrairement aux bombes aérosols comme les déodorants).",</text:p>
            <text:p>      "descr_en":"Paints bombs contain toxic products and can not be recycled (unlike aerosols such as deodorants)."</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pasuniquementbouteilleflacon</text:p>
          </table:table-cell>
          <table:table-cell table:style-name="ce439" office:value-type="string" calcext:value-type="string">
            <text:p>Tous les emballages se trient pour certaines villes de Nantes Métropole.</text:p>
          </table:table-cell>
          <table:table-cell table:style-name="ce100" office:value-type="string" calcext:value-type="string">
            <text:p>All packaging is sorted for certain cities of Nantes Métropole.</text:p>
          </table:table-cell>
          <table:table-cell table:style-name="ce95" office:value-type="string" calcext:value-type="string">
            <text:p>Plusieurs villes (Nantes, La Montagne, le Pellerin, Saint Jean de Boiseau ou une partie de Carquefou ou une partie de Orvault) sont en extension de tri : vous pouvez mettre tous les emballages : barquettes, films, couvercles, tubes, capsules, pots... mais aussi les capsules métallique de café, le papier aluminium.&lt;br/&gt;Pour les autres villes, aucun changement pour l'instant.&lt;/b&gt;.</text:p>
          </table:table-cell>
          <table:table-cell table:style-name="ce95" office:value-type="string" calcext:value-type="string">
            <text:p>Several cities (Nantes, La Montagne, le Pellerin, Saint Jean de Boiseau or part of Carquefou or part of Orvault) are in the sorting extension: you can put all the packaging: trays, films, lids, tubes, capsules, jars ... but also metallic coffee capsules, aluminum foil. &lt;br/&gt; For other cities, no change for the moment. &lt;/b&gt;.</text:p>
          </table:table-cell>
          <table:table-cell table:number-columns-repeated="2" table:style-name="ce100" office:value-type="string" calcext:value-type="string">
            <text:p>fiche_pet</text:p>
          </table:table-cell>
          <table:table-cell table:style-name="ce95" table:number-columns-repeated="2"/>
          <table:table-cell/>
          <table:table-cell table:formula="of:=JSONCONSEIL([.A47];[.B47];[.C47];[.D47];[.E47];[.G47];[.H47];[.I47])" office:value-type="string" office:string-value="   {&#10;      &quot;code&quot;:&quot;cons_pasuniquementbouteilleflacon&quot;,&#10;      &quot;nom&quot;:&quot;Tous les emballages se trient pour certaines villes de Nantes Métropole.&quot;,&#10;      &quot;nom_en&quot;:&quot;All packaging is sorted for certain cities of Nantes Métropole.&quot;,&#10;      &quot;descr&quot;:&quot;Plusieurs villes (Nantes, La Montagne, le Pellerin, Saint Jean de Boiseau ou une partie de Carquefou ou une partie de Orvault) sont en extension de tri : vous pouvez mettre tous les emballages : barquettes, films, couvercles, tubes, capsules, pots... mais aussi les capsules métallique de café, le papier aluminium.&lt;br/&gt;Pour les autres villes, aucun changement pour l'instant.&lt;/b&gt;.&quot;,&#10;      &quot;descr_en&quot;:&quot;Several cities (Nantes, La Montagne, le Pellerin, Saint Jean de Boiseau or part of Carquefou or part of Orvault) are in the sorting extension: you can put all the packaging: trays, films, lids, tubes, capsules, jars ... but also metallic coffee capsules, aluminum foil. &lt;br/&gt; For other cities, no change for the moment. &lt;/b&gt;.&quot;,&#10;      &quot;fiche&quot;:&quot;fiche_pet&quot;&#10;   }," calcext:value-type="string">
            <text:p>   {</text:p>
            <text:p>      "code":"cons_pasuniquementbouteilleflacon",</text:p>
            <text:p>      "nom":"Tous les emballages se trient pour certaines villes de Nantes Métropole.",</text:p>
            <text:p>      "nom_en":"All packaging is sorted for certain cities of Nantes Métropole.",</text:p>
            <text:p>      "descr":"Plusieurs villes (Nantes, La Montagne, le Pellerin, Saint Jean de Boiseau ou une partie de Carquefou ou une partie de Orvault) sont en extension de tri : vous pouvez mettre tous les emballages : barquettes, films, couvercles, tubes, capsules, pots... mais aussi les capsules métallique de café, le papier aluminium.&lt;br/&gt;Pour les autres villes, aucun changement pour l'instant.&lt;/b&gt;.",</text:p>
            <text:p>      "descr_en":"Several cities (Nantes, La Montagne, le Pellerin, Saint Jean de Boiseau or part of Carquefou or part of Orvault) are in the sorting extension: you can put all the packaging: trays, films, lids, tubes, capsules, jars ... but also metallic coffee capsules, aluminum foil. &lt;br/&gt; For other cities, no change for the moment. &lt;/b&gt;.",</text:p>
            <text:p>      "fiche":"fiche_pet"</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tripasrecyclage</text:p>
          </table:table-cell>
          <table:table-cell table:style-name="ce131" office:value-type="string" calcext:value-type="string">
            <text:p>Ne pas confondre tri et recyclage</text:p>
          </table:table-cell>
          <table:table-cell table:style-name="ce100" office:value-type="string" calcext:value-type="string">
            <text:p>Do not confuse sorting and recycling</text:p>
          </table:table-cell>
          <table:table-cell table:style-name="ce95" office:value-type="string" calcext:value-type="string">
            <text:p>Beaucoup de plastiques ne sont pas suffisamment rentables pour être recyclés. Ils sont souvent incinérés (parfois enfouis) mais très rarement recyclés… car les filières n’existent pas !</text:p>
          </table:table-cell>
          <table:table-cell table:style-name="ce95" office:value-type="string" calcext:value-type="string">
            <text:p>Many plastics are not profitable enough to be recycled. They are often incinerated (sometimes buried) but very rarely recycled ... because the channels do not exist!</text:p>
          </table:table-cell>
          <table:table-cell table:style-name="ce100" table:number-columns-repeated="2"/>
          <table:table-cell table:style-name="ce95" office:value-type="string" calcext:value-type="string">
            <text:p>Vérif 10/2020</text:p>
          </table:table-cell>
          <table:table-cell table:style-name="ce95"/>
          <table:table-cell/>
          <table:table-cell table:formula="of:=JSONCONSEIL([.A48];[.B48];[.C48];[.D48];[.E48];[.G48];[.H48];[.I48])" office:value-type="string" office:string-value="   {&#10;      &quot;code&quot;:&quot;cons_tripasrecyclage&quot;,&#10;      &quot;nom&quot;:&quot;Ne pas confondre tri et recyclage&quot;,&#10;      &quot;nom_en&quot;:&quot;Do not confuse sorting and recycling&quot;,&#10;      &quot;descr&quot;:&quot;Beaucoup de plastiques ne sont pas suffisamment rentables pour être recyclés. Ils sont souvent incinérés (parfois enfouis) mais très rarement recyclés… car les filières n’existent pas !&quot;,&#10;      &quot;descr_en&quot;:&quot;Many plastics are not profitable enough to be recycled. They are often incinerated (sometimes buried) but very rarely recycled ... because the channels do not exist!&quot;&#10;   }," calcext:value-type="string">
            <text:p>   {</text:p>
            <text:p>      "code":"cons_tripasrecyclage",</text:p>
            <text:p>      "nom":"Ne pas confondre tri et recyclage",</text:p>
            <text:p>      "nom_en":"Do not confuse sorting and recycling",</text:p>
            <text:p>      "descr":"Beaucoup de plastiques ne sont pas suffisamment rentables pour être recyclés. Ils sont souvent incinérés (parfois enfouis) mais très rarement recyclés… car les filières n’existent pas !",</text:p>
            <text:p>      "descr_en":"Many plastics are not profitable enough to be recycled. They are often incinerated (sometimes buried) but very rarely recycled ... because the channels do not exist!"</text:p>
            <text:p>   },</text:p>
          </table:table-cell>
          <table:table-cell table:number-columns-repeated="247"/>
        </table:table-row>
        <table:table-row table:style-name="ro2">
          <table:table-cell table:style-name="ce439" office:value-type="string" calcext:value-type="string">
            <text:p>cons_pilerechargeable</text:p>
          </table:table-cell>
          <table:table-cell table:style-name="ce439" office:value-type="string" calcext:value-type="string">
            <text:p>Pile rechargeable</text:p>
          </table:table-cell>
          <table:table-cell table:style-name="ce100" office:value-type="string" calcext:value-type="string">
            <text:p>Rechargeable battery</text:p>
          </table:table-cell>
          <table:table-cell table:style-name="ce100" office:value-type="string" calcext:value-type="string">
            <text:p>Selon une étude réalisée en 2007 par Bio Intelligence Service, les piles rechargeables ont jusqu'à 32 fois moins d'impact sur l'environnement que les piles jetables.</text:p>
          </table:table-cell>
          <table:table-cell table:style-name="ce100" office:value-type="string" calcext:value-type="string">
            <text:p>According to a 2007 study by Bio Intelligence Service, rechargeable batteries have up to 32 times less environmental impact than disposable batteries.</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49];[.B49];[.C49];[.D49];[.E49];[.G49];[.H49];[.I49])" office:value-type="string" office:string-value="   {&#10;      &quot;code&quot;:&quot;cons_pilerechargeable&quot;,&#10;      &quot;nom&quot;:&quot;Pile rechargeable&quot;,&#10;      &quot;nom_en&quot;:&quot;Rechargeable battery&quot;,&#10;      &quot;descr&quot;:&quot;Selon une étude réalisée en 2007 par Bio Intelligence Service, les piles rechargeables ont jusqu'à 32 fois moins d'impact sur l'environnement que les piles jetables.&quot;,&#10;      &quot;descr_en&quot;:&quot;According to a 2007 study by Bio Intelligence Service, rechargeable batteries have up to 32 times less environmental impact than disposable batteries.&quot;&#10;   }," calcext:value-type="string">
            <text:p>   {</text:p>
            <text:p>      "code":"cons_pilerechargeable",</text:p>
            <text:p>      "nom":"Pile rechargeable",</text:p>
            <text:p>      "nom_en":"Rechargeable battery",</text:p>
            <text:p>      "descr":"Selon une étude réalisée en 2007 par Bio Intelligence Service, les piles rechargeables ont jusqu'à 32 fois moins d'impact sur l'environnement que les piles jetables.",</text:p>
            <text:p>      "descr_en":"According to a 2007 study by Bio Intelligence Service, rechargeable batteries have up to 32 times less environmental impact than disposable batteries."</text:p>
            <text:p>   },</text:p>
          </table:table-cell>
          <table:table-cell office:value-type="string" calcext:value-type="string">
            <text:p><text:s/></text:p>
          </table:table-cell>
          <table:table-cell table:number-columns-repeated="246"/>
        </table:table-row>
        <table:table-row table:style-name="ro2">
          <table:table-cell table:style-name="ce75" office:value-type="string" calcext:value-type="string">
            <text:p>cons_plus2vers</text:p>
          </table:table-cell>
          <table:table-cell table:style-name="ce100" office:value-type="string" calcext:value-type="string">
            <text:p>Asso Plus2vers : partage de lombrics et conseils sur le lombricompostage</text:p>
          </table:table-cell>
          <table:table-cell table:style-name="ce100" office:value-type="string" calcext:value-type="string">
            <text:p>Asso Plus2vers: sharing earthworms and advice on vermicomposting</text:p>
          </table:table-cell>
          <table:table-cell table:style-name="ce100"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100"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95" table:number-columns-repeated="4"/>
          <table:table-cell/>
          <table:table-cell table:formula="of:=JSONCONSEIL([.A50];[.B50];[.C50];[.D50];[.E50];[.G50];[.H50];[.I50])" office:value-type="string" office:string-value="   {&#10;      &quot;code&quot;:&quot;cons_plus2vers&quot;,&#10;      &quot;nom&quot;:&quot;Asso Plus2vers : partage de lombrics et conseils sur le lombricompostage&quot;,&#10;      &quot;nom_en&quot;:&quot;Asso Plus2vers: sharing earthworms and advice on vermicomposting&quot;,&#10;      &quot;descr&quot;:&quot;L'association nantaise Plus2vers recence les donateurs de lombrics (une carte permet de les localiser) et donne de nombreux conseils sur le lombricompostage.&lt;br/&gt;Voir &lt;a href='plus2vers.fr' target='_blank'&gt;plus2vers.fr&lt;/a&gt;&quot;,&#10;      &quot;descr_en&quot;:&quot;The Nantes Association Plus2vers Recency earthworms donor (a map can locate) and gives many tips on vermicomposting. &lt;br/&gt; See &lt;a target='_blank'&gt; href='plus2vers.fr' plus2vers.fr &lt;/a&gt;&quot;&#10;   }," calcext:value-type="string">
            <text:p>   {</text:p>
            <text:p>      "code":"cons_plus2vers",</text:p>
            <text:p>      "nom":"Asso Plus2vers : partage de lombrics et conseils sur le lombricompostage",</text:p>
            <text:p>      "nom_en":"Asso Plus2vers: sharing earthworms and advice on vermicomposting",</text:p>
            <text:p>      "descr":"L'association nantaise Plus2vers recence les donateurs de lombrics (une carte permet de les localiser) et donne de nombreux conseils sur le lombricompostage.&lt;br/&gt;Voir &lt;a href='plus2vers.fr' target='_blank'&gt;plus2vers.fr&lt;/a&gt;",</text:p>
            <text:p>      "descr_en":"The Nantes Association Plus2vers Recency earthworms donor (a map can locate) and gives many tips on vermicomposting. &lt;br/&gt; See &lt;a target='_blank'&gt; href='plus2vers.fr' plus2vers.fr &lt;/a&gt;"</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potsmoutarde</text:p>
          </table:table-cell>
          <table:table-cell table:style-name="ce439" office:value-type="string" calcext:value-type="string">
            <text:p>Les verres des pots de moutarde et Nutella</text:p>
          </table:table-cell>
          <table:table-cell table:style-name="ce100" office:value-type="string" calcext:value-type="string">
            <text:p>The glasses mustard pots and nutella</text:p>
          </table:table-cell>
          <table:table-cell table:style-name="ce100" office:value-type="string" calcext:value-type="string">
            <text:p>Les pots de moutarde et de Nutella (qui peuvent être transformés en verre à boire) peuvent être recyclés (conseil AlloPropreté 05/2014).</text:p>
          </table:table-cell>
          <table:table-cell table:style-name="ce100" office:value-type="string" calcext:value-type="string">
            <text:p>Mustard Pots and Nutella (which can be turned into drinking glass) can be recycled (board AlloPropreté 05/2014).</text:p>
          </table:table-cell>
          <table:table-cell table:style-name="ce100" table:number-columns-repeated="2"/>
          <table:table-cell table:style-name="ce95" table:number-columns-repeated="2"/>
          <table:table-cell/>
          <table:table-cell table:formula="of:=JSONCONSEIL([.A51];[.B51];[.C51];[.D51];[.E51];[.G51];[.H51];[.I51])" office:value-type="string" office:string-value="   {&#10;      &quot;code&quot;:&quot;cons_potsmoutarde&quot;,&#10;      &quot;nom&quot;:&quot;Les verres des pots de moutarde et Nutella&quot;,&#10;      &quot;nom_en&quot;:&quot;The glasses mustard pots and nutella&quot;,&#10;      &quot;descr&quot;:&quot;Les pots de moutarde et de Nutella (qui peuvent être transformés en verre à boire) peuvent être recyclés (conseil AlloPropreté 05/2014).&quot;,&#10;      &quot;descr_en&quot;:&quot;Mustard Pots and Nutella (which can be turned into drinking glass) can be recycled (board AlloPropreté 05/2014).&quot;&#10;   }," calcext:value-type="string">
            <text:p>   {</text:p>
            <text:p>      "code":"cons_potsmoutarde",</text:p>
            <text:p>      "nom":"Les verres des pots de moutarde et Nutella",</text:p>
            <text:p>      "nom_en":"The glasses mustard pots and nutella",</text:p>
            <text:p>      "descr":"Les pots de moutarde et de Nutella (qui peuvent être transformés en verre à boire) peuvent être recyclés (conseil AlloPropreté 05/2014).",</text:p>
            <text:p>      "descr_en":"Mustard Pots and Nutella (which can be turned into drinking glass) can be recycled (board AlloPropreté 05/2014)."</text:p>
            <text:p>   },</text:p>
          </table:table-cell>
          <table:table-cell office:value-type="string" calcext:value-type="string">
            <text:p><text:s/></text:p>
          </table:table-cell>
          <table:table-cell table:number-columns-repeated="246"/>
        </table:table-row>
        <table:table-row table:style-name="ro2">
          <table:table-cell table:style-name="ce21" office:value-type="string" calcext:value-type="string">
            <text:p>cons_proximite</text:p>
          </table:table-cell>
          <table:table-cell table:style-name="ce100" office:value-type="string" calcext:value-type="string">
            <text:p>Des questions ... 0800 800 868</text:p>
          </table:table-cell>
          <table:table-cell table:style-name="ce100" office:value-type="string" calcext:value-type="string">
            <text:p>Questions ? 0800 800 868</text:p>
          </table:table-cell>
          <table:table-cell table:style-name="ce100"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100"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number-columns-repeated="2" table:style-name="ce89" office:value-type="string" calcext:value-type="string">
            <text:p>fiche_telephone</text:p>
          </table:table-cell>
          <table:table-cell table:style-name="ce95" table:number-columns-repeated="2"/>
          <table:table-cell/>
          <table:table-cell table:formula="of:=JSONCONSEIL([.A52];[.B52];[.C52];[.D52];[.E52];[.G52];[.H52];[.I52])" office:value-type="string" office:string-value="   {&#10;      &quot;code&quot;:&quot;cons_proximite&quot;,&#10;      &quot;nom&quot;:&quot;Des questions ... 0800 800 868&quot;,&#10;      &quot;nom_en&quot;:&quot;Questions ? 0800 800 868&quot;,&#10;      &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10;      &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10;      &quot;fiche&quot;:&quot;fiche_telephone&quot;&#10;   }," calcext:value-type="string">
            <text:p>   {</text:p>
            <text:p>      "code":"cons_proximite",</text:p>
            <text:p>      "nom":"Des questions ... 0800 800 868",</text:p>
            <text:p>      "nom_en":"Questions ? 0800 800 868",</text:p>
            <text:p>      "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ext:p>      "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ext:p>      "fiche":"fiche_telephone"</text:p>
            <text:p>   },</text:p>
          </table:table-cell>
          <table:table-cell office:value-type="string" calcext:value-type="string">
            <text:p><text:s/></text:p>
          </table:table-cell>
          <table:table-cell table:number-columns-repeated="246"/>
        </table:table-row>
        <table:table-row table:style-name="ro2">
          <table:table-cell table:style-name="ce17" office:value-type="string" calcext:value-type="string">
            <text:p>cons_recupmedicament</text:p>
          </table:table-cell>
          <table:table-cell table:style-name="ce100" office:value-type="string" calcext:value-type="string">
            <text:p>Récupération des médicaments</text:p>
          </table:table-cell>
          <table:table-cell table:style-name="ce100" office:value-type="string" calcext:value-type="string">
            <text:p>Retrieving drugs</text:p>
          </table:table-cell>
          <table:table-cell table:style-name="ce100" office:value-type="string" calcext:value-type="string">
            <text:p>Les pharmacies ont l'obligation de récupérer les anciens médicaments, avec ou sans conditionnement.</text:p>
          </table:table-cell>
          <table:table-cell table:style-name="ce100" office:value-type="string" calcext:value-type="string">
            <text:p>Pharmacies have the obligation to recover the older drugs, with or without conditioning.</text:p>
          </table:table-cell>
          <table:table-cell table:number-columns-repeated="2" table:style-name="ce100" office:value-type="string" calcext:value-type="string">
            <text:p>fiche_medicament</text:p>
          </table:table-cell>
          <table:table-cell table:style-name="ce95" table:number-columns-repeated="2"/>
          <table:table-cell/>
          <table:table-cell table:formula="of:=JSONCONSEIL([.A53];[.B53];[.C53];[.D53];[.E53];[.G53];[.H53];[.I53])" office:value-type="string" office:string-value="   {&#10;      &quot;code&quot;:&quot;cons_recupmedicament&quot;,&#10;      &quot;nom&quot;:&quot;Récupération des médicaments&quot;,&#10;      &quot;nom_en&quot;:&quot;Retrieving drugs&quot;,&#10;      &quot;descr&quot;:&quot;Les pharmacies ont l'obligation de récupérer les anciens médicaments, avec ou sans conditionnement.&quot;,&#10;      &quot;descr_en&quot;:&quot;Pharmacies have the obligation to recover the older drugs, with or without conditioning.&quot;,&#10;      &quot;fiche&quot;:&quot;fiche_medicament&quot;&#10;   }," calcext:value-type="string">
            <text:p>   {</text:p>
            <text:p>      "code":"cons_recupmedicament",</text:p>
            <text:p>      "nom":"Récupération des médicaments",</text:p>
            <text:p>      "nom_en":"Retrieving drugs",</text:p>
            <text:p>      "descr":"Les pharmacies ont l'obligation de récupérer les anciens médicaments, avec ou sans conditionnement.",</text:p>
            <text:p>      "descr_en":"Pharmacies have the obligation to recover the older drugs, with or without conditioning.",</text:p>
            <text:p>      "fiche":"fiche_medicament"</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recuppdv1</text:p>
          </table:table-cell>
          <table:table-cell table:style-name="ce439" office:value-type="string" calcext:value-type="string">
            <text:p>Les magasins récupèrent l'ancien pour l'achat d'un nouveau</text:p>
          </table:table-cell>
          <table:table-cell table:style-name="ce100" office:value-type="string" calcext:value-type="string">
            <text:p>The stores recover the old device for the purchase of a new</text:p>
          </table:table-cell>
          <table:table-cell table:style-name="ce100" office:value-type="string" calcext:value-type="string">
            <text:p>Pour certains biens (électroménager, meuble, matelas, pneu...), le distributeur est désormais tenu de reprendre <text:s/>l'ancien à l'achat ou la livraison. C'est le principe de la reprise 'un pour un'.</text:p>
          </table:table-cell>
          <table:table-cell table:style-name="ce100" office:value-type="string" calcext:value-type="string">
            <text:p>You buy a new appliance, the distributor is now required to take the former for the purchase or delivery. This is the principle of the recovery 'one for one'.</text:p>
          </table:table-cell>
          <table:table-cell table:number-columns-repeated="2" table:style-name="ce100" office:value-type="string" calcext:value-type="string">
            <text:p>fiche_reprise</text:p>
          </table:table-cell>
          <table:table-cell table:style-name="ce95" office:value-type="string" calcext:value-type="string">
            <text:p><text:s/></text:p>
          </table:table-cell>
          <table:table-cell table:style-name="ce95"/>
          <table:table-cell/>
          <table:table-cell table:formula="of:=JSONCONSEIL([.A54];[.B54];[.C54];[.D54];[.E54];[.G54];[.H54];[.I54])" office:value-type="string" office:string-value="   {&#10;      &quot;code&quot;:&quot;cons_recuppdv1&quot;,&#10;      &quot;nom&quot;:&quot;Les magasins récupèrent l'ancien pour l'achat d'un nouveau&quot;,&#10;      &quot;nom_en&quot;:&quot;The stores recover the old device for the purchase of a new&quot;,&#10;      &quot;descr&quot;:&quot;Pour certains biens (électroménager, meuble, matelas, pneu...), le distributeur est désormais tenu de reprendre  l'ancien à l'achat ou la livraison. C'est le principe de la reprise 'un pour un'.&quot;,&#10;      &quot;descr_en&quot;:&quot;You buy a new appliance, the distributor is now required to take the former for the purchase or delivery. This is the principle of the recovery 'one for one'.&quot;,&#10;      &quot;fiche&quot;:&quot;fiche_reprise&quot;&#10;   }," calcext:value-type="string">
            <text:p>   {</text:p>
            <text:p>      "code":"cons_recuppdv1",</text:p>
            <text:p>      "nom":"Les magasins récupèrent l'ancien pour l'achat d'un nouveau",</text:p>
            <text:p>      "nom_en":"The stores recover the old device for the purchase of a new",</text:p>
            <text:p>      "descr":"Pour certains biens (électroménager, meuble, matelas, pneu...), le distributeur est désormais tenu de reprendre  l'ancien à l'achat ou la livraison. C'est le principe de la reprise 'un pour un'.",</text:p>
            <text:p>      "descr_en":"You buy a new appliance, the distributor is now required to take the former for the purchase or delivery. This is the principle of the recovery 'one for one'.",</text:p>
            <text:p>      "fiche":"fiche_reprise"</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recuppdv2</text:p>
          </table:table-cell>
          <table:table-cell table:style-name="ce439" office:value-type="string" calcext:value-type="string">
            <text:p>Les magasins qui les vendent récupèrent : cartouches d'imprimantes, piles, ampoules basse consommation, néon</text:p>
          </table:table-cell>
          <table:table-cell table:style-name="ce100" office:value-type="string" calcext:value-type="string">
            <text:p>Stores that sell them recover: printer cartridges, batteries, energy saving light bulbs, neon</text:p>
          </table:table-cell>
          <table:table-cell table:style-name="ce170"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70" office:value-type="string" calcext:value-type="string">
            <text:p>The outlets are obliged to recover the used items they sell: printer cartridges, batteries, energy saving light bulbs, fluorescent tubes (neons).</text:p>
          </table:table-cell>
          <table:table-cell table:number-columns-repeated="3" table:style-name="ce95" office:value-type="string" calcext:value-type="string">
            <text:p><text:s/></text:p>
          </table:table-cell>
          <table:table-cell table:style-name="ce95"/>
          <table:table-cell/>
          <table:table-cell table:formula="of:=JSONCONSEIL([.A55];[.B55];[.C55];[.D55];[.E55];[.G55];[.H55];[.I55])" office:value-type="string" office:string-value="   {&#10;      &quot;code&quot;:&quot;cons_recuppdv2&quot;,&#10;      &quot;nom&quot;:&quot;Les magasins qui les vendent récupèrent : cartouches d'imprimantes, piles, ampoules basse consommation, néon&quot;,&#10;      &quot;nom_en&quot;:&quot;Stores that sell them recover: printer cartridges, batteries, energy saving light bulbs, neon&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 calcext:value-type="string">
            <text:p>   {</text:p>
            <text:p>      "code":"cons_recuppdv2",</text:p>
            <text:p>      "nom":"Les magasins qui les vendent récupèrent : cartouches d'imprimantes, piles, ampoules basse consommation, néon",</text:p>
            <text:p>      "nom_en":"Stores that sell them recover: printer cartridges, batteries, energy saving light bulbs, neon",</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remplacergobelet</text:p>
          </table:table-cell>
          <table:table-cell table:style-name="ce439" office:value-type="string" calcext:value-type="string">
            <text:p>Supprimer la vaisselle jetable</text:p>
          </table:table-cell>
          <table:table-cell table:style-name="ce100" office:value-type="string" calcext:value-type="string">
            <text:p>Remove disposable tableware</text:p>
          </table:table-cell>
          <table:table-cell table:style-name="ce100" office:value-type="string" calcext:value-type="string">
            <text:p>Utiliser de préférence de la vaiselle en plastique dur, que l'on ne jette pas : verre, tasse, gobelet...</text:p>
          </table:table-cell>
          <table:table-cell table:style-name="ce100" office:value-type="string" calcext:value-type="string">
            <text:p>Preferably use of hard plastic dishes, we do not throw glass, cup, cup ...</text:p>
          </table:table-cell>
          <table:table-cell table:style-name="ce100" table:number-columns-repeated="2"/>
          <table:table-cell table:style-name="ce95" table:number-columns-repeated="2"/>
          <table:table-cell/>
          <table:table-cell table:formula="of:=JSONCONSEIL([.A56];[.B56];[.C56];[.D56];[.E56];[.G56];[.H56];[.I56])" office:value-type="string" office:string-value="   {&#10;      &quot;code&quot;:&quot;cons_remplacergobelet&quot;,&#10;      &quot;nom&quot;:&quot;Supprimer la vaisselle jetable&quot;,&#10;      &quot;nom_en&quot;:&quot;Remove disposable tableware&quot;,&#10;      &quot;descr&quot;:&quot;Utiliser de préférence de la vaiselle en plastique dur, que l'on ne jette pas : verre, tasse, gobelet...&quot;,&#10;      &quot;descr_en&quot;:&quot;Preferably use of hard plastic dishes, we do not throw glass, cup, cup ...&quot;&#10;   }," calcext:value-type="string">
            <text:p>   {</text:p>
            <text:p>      "code":"cons_remplacergobelet",</text:p>
            <text:p>      "nom":"Supprimer la vaisselle jetable",</text:p>
            <text:p>      "nom_en":"Remove disposable tableware",</text:p>
            <text:p>      "descr":"Utiliser de préférence de la vaiselle en plastique dur, que l'on ne jette pas : verre, tasse, gobelet...",</text:p>
            <text:p>      "descr_en":"Preferably use of hard plastic dishes, we do not throw glass, cup, cup ..."</text:p>
            <text:p>   },</text:p>
          </table:table-cell>
          <table:table-cell office:value-type="string" calcext:value-type="string">
            <text:p><text:s/></text:p>
          </table:table-cell>
          <table:table-cell table:number-columns-repeated="246"/>
        </table:table-row>
        <table:table-row table:style-name="ro2">
          <table:table-cell table:style-name="ce100" office:value-type="string" calcext:value-type="string">
            <text:p>cons_sacs</text:p>
          </table:table-cell>
          <table:table-cell table:style-name="ce78" office:value-type="string" calcext:value-type="string">
            <text:p>Rappels sur les sacs</text:p>
          </table:table-cell>
          <table:table-cell table:style-name="ce78" office:value-type="string" calcext:value-type="string">
            <text:p>Reminders on bags</text:p>
          </table:table-cell>
          <table:table-cell table:style-name="ce100" office:value-type="string" calcext:value-type="string">
            <text:p>Les sacs sont à déposer dans le même bac, les déchets recyclables dans le sac jaune, les déchets non recyclables dans le sac bleu.</text:p>
          </table:table-cell>
          <table:table-cell table:style-name="ce85" office:value-type="string" calcext:value-type="string">
            <text:p>Bags are to be deposited in the same bin, recyclable waste in the yolk sac, non-recyclable waste in the blue bag.</text:p>
          </table:table-cell>
          <table:table-cell table:number-columns-repeated="2" table:style-name="ce100" office:value-type="string" calcext:value-type="string">
            <text:p>fiche_sacjaune</text:p>
          </table:table-cell>
          <table:table-cell table:style-name="ce95" table:number-columns-repeated="2"/>
          <table:table-cell/>
          <table:table-cell table:formula="of:=JSONCONSEIL([.A57];[.B57];[.C57];[.D57];[.E57];[.G57];[.H57];[.I57])" office:value-type="string" office:string-value="   {&#10;      &quot;code&quot;:&quot;cons_sacs&quot;,&#10;      &quot;nom&quot;:&quot;Rappels sur les sacs&quot;,&#10;      &quot;nom_en&quot;:&quot;Reminders on bags&quot;,&#10;      &quot;descr&quot;:&quot;Les sacs sont à déposer dans le même bac, les déchets recyclables dans le sac jaune, les déchets non recyclables dans le sac bleu.&quot;,&#10;      &quot;descr_en&quot;:&quot;Bags are to be deposited in the same bin, recyclable waste in the yolk sac, non-recyclable waste in the blue bag.&quot;,&#10;      &quot;fiche&quot;:&quot;fiche_sacjaune&quot;&#10;   }," calcext:value-type="string">
            <text:p>   {</text:p>
            <text:p>      "code":"cons_sacs",</text:p>
            <text:p>      "nom":"Rappels sur les sacs",</text:p>
            <text:p>      "nom_en":"Reminders on bags",</text:p>
            <text:p>      "descr":"Les sacs sont à déposer dans le même bac, les déchets recyclables dans le sac jaune, les déchets non recyclables dans le sac bleu.",</text:p>
            <text:p>      "descr_en":"Bags are to be deposited in the same bin, recyclable waste in the yolk sac, non-recyclable waste in the blue bag.",</text:p>
            <text:p>      "fiche":"fiche_sacjaune"</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sans_bouchon_ni_couvercle</text:p>
          </table:table-cell>
          <table:table-cell table:style-name="ce439" office:value-type="string" calcext:value-type="string">
            <text:p>Ni bouchon ni couvercle</text:p>
          </table:table-cell>
          <table:table-cell table:style-name="ce100" office:value-type="string" calcext:value-type="string">
            <text:p>Neither cap or cover</text:p>
          </table:table-cell>
          <table:table-cell table:style-name="ce100" office:value-type="string" calcext:value-type="string">
            <text:p>Ne pas mettre de bouchons, de couvercles ou de collerettes de plomb (autour des bouteilles en verre)</text:p>
          </table:table-cell>
          <table:table-cell table:style-name="ce100" office:value-type="string" calcext:value-type="string">
            <text:p>Do not put caps, lids or lead collars (around glass bottles)</text:p>
          </table:table-cell>
          <table:table-cell table:style-name="ce100" table:number-columns-repeated="2"/>
          <table:table-cell table:style-name="ce95" table:number-columns-repeated="2"/>
          <table:table-cell/>
          <table:table-cell table:formula="of:=JSONCONSEIL([.A58];[.B58];[.C58];[.D58];[.E58];[.G58];[.H58];[.I58])" office:value-type="string" office:string-value="   {&#10;      &quot;code&quot;:&quot;cons_sans_bouchon_ni_couvercle&quot;,&#10;      &quot;nom&quot;:&quot;Ni bouchon ni couvercle&quot;,&#10;      &quot;nom_en&quot;:&quot;Neither cap or cover&quot;,&#10;      &quot;descr&quot;:&quot;Ne pas mettre de bouchons, de couvercles ou de collerettes de plomb (autour des bouteilles en verre)&quot;,&#10;      &quot;descr_en&quot;:&quot;Do not put caps, lids or lead collars (around glass bottles)&quot;&#10;   }," calcext:value-type="string">
            <text:p>   {</text:p>
            <text:p>      "code":"cons_sans_bouchon_ni_couvercle",</text:p>
            <text:p>      "nom":"Ni bouchon ni couvercle",</text:p>
            <text:p>      "nom_en":"Neither cap or cover",</text:p>
            <text:p>      "descr":"Ne pas mettre de bouchons, de couvercles ou de collerettes de plomb (autour des bouteilles en verre)",</text:p>
            <text:p>      "descr_en":"Do not put caps, lids or lead collars (around glass bottles)"</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sansbouchon</text:p>
          </table:table-cell>
          <table:table-cell table:style-name="ce439" office:value-type="string" calcext:value-type="string">
            <text:p>Que faire du bouchon / couvercle …</text:p>
          </table:table-cell>
          <table:table-cell table:style-name="ce100" office:value-type="string" calcext:value-type="string">
            <text:p>What cap / lid?</text:p>
          </table:table-cell>
          <table:table-cell table:style-name="ce100"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100" office:value-type="string" calcext:value-type="string">
            <text:p>The cap / lid must be ordered separately (although it can be sorted). See &lt;br/&gt; waste &lt;i&gt; Plastic cap '&lt;/ i&gt; and waste &lt;i&gt;' Metal cover '&lt;/ i&gt;.</text:p>
          </table:table-cell>
          <table:table-cell table:style-name="ce100" table:number-columns-repeated="2"/>
          <table:table-cell table:style-name="ce95" table:number-columns-repeated="2"/>
          <table:table-cell/>
          <table:table-cell table:formula="of:=JSONCONSEIL([.A59];[.B59];[.C59];[.D59];[.E59];[.G59];[.H59];[.I59])" office:value-type="string" office:string-value="   {&#10;      &quot;code&quot;:&quot;cons_sansbouchon&quot;,&#10;      &quot;nom&quot;:&quot;Que faire du bouchon / couvercle …&quot;,&#10;      &quot;nom_en&quot;:&quot;What cap / lid?&quot;,&#10;      &quot;descr&quot;:&quot;Le bouchon/couvercle doit être trié séparément (même s'il peut être trié). &lt;br/&gt;Voir déchet&lt;i&gt; Bouchon plastique'&lt;/i&gt; et déchet&lt;i&gt; 'Couvercle métallique'&lt;/i&gt;.&quot;,&#10;      &quot;descr_en&quot;:&quot;The cap / lid must be ordered separately (although it can be sorted). See &lt;br/&gt; waste &lt;i&gt; Plastic cap '&lt;/ i&gt; and waste &lt;i&gt;' Metal cover '&lt;/ i&gt;.&quot;&#10;   }," calcext:value-type="string">
            <text:p>   {</text:p>
            <text:p>      "code":"cons_sansbouchon",</text:p>
            <text:p>      "nom":"Que faire du bouchon / couvercle …",</text:p>
            <text:p>      "nom_en":"What cap / lid?",</text:p>
            <text:p>      "descr":"Le bouchon/couvercle doit être trié séparément (même s'il peut être trié). &lt;br/&gt;Voir déchet&lt;i&gt; Bouchon plastique'&lt;/i&gt; et déchet&lt;i&gt; 'Couvercle métallique'&lt;/i&gt;.",</text:p>
            <text:p>      "descr_en":"The cap / lid must be ordered separately (although it can be sorted). See &lt;br/&gt; waste &lt;i&gt; Plastic cap '&lt;/ i&gt; and waste &lt;i&gt;' Metal cover '&lt;/ i&gt;."</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souille</text:p>
          </table:table-cell>
          <table:table-cell table:style-name="ce439" office:value-type="string" calcext:value-type="string">
            <text:p>Papiers souillés</text:p>
          </table:table-cell>
          <table:table-cell table:style-name="ce100" office:value-type="string" calcext:value-type="string">
            <text:p>Soiled paper</text:p>
          </table:table-cell>
          <table:table-cell table:style-name="ce100" office:value-type="string" calcext:value-type="string">
            <text:p>Les papiers sales (tachés de nourriture...) sont considérés comme souillés et ne peuvent être recyclés.</text:p>
          </table:table-cell>
          <table:table-cell table:style-name="ce100" office:value-type="string" calcext:value-type="string">
            <text:p>Dirty paper (stained food ...) are considered contaminated and can not be recycled.</text:p>
          </table:table-cell>
          <table:table-cell table:style-name="ce100" table:number-columns-repeated="2"/>
          <table:table-cell table:style-name="ce95" table:number-columns-repeated="2"/>
          <table:table-cell/>
          <table:table-cell table:formula="of:=JSONCONSEIL([.A60];[.B60];[.C60];[.D60];[.E60];[.G60];[.H60];[.I60])" office:value-type="string" office:string-value="   {&#10;      &quot;code&quot;:&quot;cons_souille&quot;,&#10;      &quot;nom&quot;:&quot;Papiers souillés&quot;,&#10;      &quot;nom_en&quot;:&quot;Soiled paper&quot;,&#10;      &quot;descr&quot;:&quot;Les papiers sales (tachés de nourriture...) sont considérés comme souillés et ne peuvent être recyclés.&quot;,&#10;      &quot;descr_en&quot;:&quot;Dirty paper (stained food ...) are considered contaminated and can not be recycled.&quot;&#10;   }," calcext:value-type="string">
            <text:p>   {</text:p>
            <text:p>      "code":"cons_souille",</text:p>
            <text:p>      "nom":"Papiers souillés",</text:p>
            <text:p>      "nom_en":"Soiled paper",</text:p>
            <text:p>      "descr":"Les papiers sales (tachés de nourriture...) sont considérés comme souillés et ne peuvent être recyclés.",</text:p>
            <text:p>      "descr_en":"Dirty paper (stained food ...) are considered contaminated and can not be recycled."</text:p>
            <text:p>   },</text:p>
          </table:table-cell>
          <table:table-cell office:value-type="string" calcext:value-type="string">
            <text:p><text:s/></text:p>
          </table:table-cell>
          <table:table-cell table:number-columns-repeated="246"/>
        </table:table-row>
        <table:table-row table:style-name="ro2">
          <table:table-cell table:style-name="ce100" office:value-type="string" calcext:value-type="string">
            <text:p>cons_spirale</text:p>
          </table:table-cell>
          <table:table-cell table:style-name="ce100" office:value-type="string" calcext:value-type="string">
            <text:p>Doit-on supprimer les spirales ...</text:p>
          </table:table-cell>
          <table:table-cell table:style-name="ce100" office:value-type="string" calcext:value-type="string">
            <text:p>Should we remove the spirals ?</text:p>
          </table:table-cell>
          <table:table-cell table:style-name="ce100" office:value-type="string" calcext:value-type="string">
            <text:p>Non ce n'est pas obligatoire.</text:p>
          </table:table-cell>
          <table:table-cell table:style-name="ce86" office:value-type="string" calcext:value-type="string">
            <text:p>No this is not mandatory. </text:p>
          </table:table-cell>
          <table:table-cell table:style-name="ce165" table:number-columns-repeated="2"/>
          <table:table-cell table:style-name="ce95" office:value-type="string" calcext:value-type="string">
            <text:p>Vérif le 09/2015</text:p>
          </table:table-cell>
          <table:table-cell table:style-name="ce95"/>
          <table:table-cell/>
          <table:table-cell table:formula="of:=JSONCONSEIL([.A61];[.B61];[.C61];[.D61];[.E61];[.G61];[.H61];[.I61])" office:value-type="string" office:string-value="   {&#10;      &quot;code&quot;:&quot;cons_spirale&quot;,&#10;      &quot;nom&quot;:&quot;Doit-on supprimer les spirales ...&quot;,&#10;      &quot;nom_en&quot;:&quot;Should we remove the spirals ?&quot;,&#10;      &quot;descr&quot;:&quot;Non ce n'est pas obligatoire.&quot;,&#10;      &quot;descr_en&quot;:&quot;No this is not mandatory. &quot;&#10;   }," calcext:value-type="string">
            <text:p>   {</text:p>
            <text:p>      "code":"cons_spirale",</text:p>
            <text:p>      "nom":"Doit-on supprimer les spirales ...",</text:p>
            <text:p>      "nom_en":"Should we remove the spirals ?",</text:p>
            <text:p>      "descr":"Non ce n'est pas obligatoire.",</text:p>
            <text:p>      "descr_en":"No this is not mandatory. "</text:p>
            <text:p>   },</text:p>
          </table:table-cell>
          <table:table-cell office:value-type="string" calcext:value-type="string">
            <text:p><text:s/></text:p>
          </table:table-cell>
          <table:table-cell table:number-columns-repeated="246"/>
        </table:table-row>
        <table:table-row table:style-name="ro2">
          <table:table-cell table:style-name="ce100" office:value-type="string" calcext:value-type="string">
            <text:p>cons_tetrapak</text:p>
          </table:table-cell>
          <table:table-cell table:style-name="ce100" office:value-type="string" calcext:value-type="string">
            <text:p>Recyclage Tétrapak</text:p>
          </table:table-cell>
          <table:table-cell table:style-name="ce100" office:value-type="string" calcext:value-type="string">
            <text:p>Tetrapak recycling</text:p>
          </table:table-cell>
          <table:table-cell table:style-name="ce100" office:value-type="string" calcext:value-type="string">
            <text:p>Les Tétra Pak se recyclent : le carton est récupéré, le reste est très rarement récupéré. Préféré les emballages en verre.</text:p>
          </table:table-cell>
          <table:table-cell table:style-name="ce100" office:value-type="string" calcext:value-type="string">
            <text:p>The Tetra Pak recycling: cardboard is collected, the rest is rarely recovered. Preferred glass packaging.</text:p>
          </table:table-cell>
          <table:table-cell table:number-columns-repeated="2" table:style-name="ce100" office:value-type="string" calcext:value-type="string">
            <text:p>fiche_tetrapak</text:p>
          </table:table-cell>
          <table:table-cell table:style-name="ce95" table:number-columns-repeated="2"/>
          <table:table-cell/>
          <table:table-cell table:formula="of:=JSONCONSEIL([.A62];[.B62];[.C62];[.D62];[.E62];[.G62];[.H62];[.I62])" office:value-type="string" office:string-value="   {&#10;      &quot;code&quot;:&quot;cons_tetrapak&quot;,&#10;      &quot;nom&quot;:&quot;Recyclage Tétrapak&quot;,&#10;      &quot;nom_en&quot;:&quot;Tetrapak recycling&quot;,&#10;      &quot;descr&quot;:&quot;Les Tétra Pak se recyclent : le carton est récupéré, le reste est très rarement récupéré. Préféré les emballages en verre.&quot;,&#10;      &quot;descr_en&quot;:&quot;The Tetra Pak recycling: cardboard is collected, the rest is rarely recovered. Preferred glass packaging.&quot;,&#10;      &quot;fiche&quot;:&quot;fiche_tetrapak&quot;&#10;   }," calcext:value-type="string">
            <text:p>   {</text:p>
            <text:p>      "code":"cons_tetrapak",</text:p>
            <text:p>      "nom":"Recyclage Tétrapak",</text:p>
            <text:p>      "nom_en":"Tetrapak recycling",</text:p>
            <text:p>      "descr":"Les Tétra Pak se recyclent : le carton est récupéré, le reste est très rarement récupéré. Préféré les emballages en verre.",</text:p>
            <text:p>      "descr_en":"The Tetra Pak recycling: cardboard is collected, the rest is rarely recovered. Preferred glass packaging.",</text:p>
            <text:p>      "fiche":"fiche_tetrapak"</text:p>
            <text:p>   },</text:p>
          </table:table-cell>
          <table:table-cell office:value-type="string" calcext:value-type="string">
            <text:p><text:s/></text:p>
          </table:table-cell>
          <table:table-cell table:number-columns-repeated="246"/>
        </table:table-row>
        <table:table-row table:style-name="ro2">
          <table:table-cell table:style-name="ce100" office:value-type="string" calcext:value-type="string">
            <text:p>cons_toxique</text:p>
          </table:table-cell>
          <table:table-cell table:style-name="ce100" office:value-type="string" calcext:value-type="string">
            <text:p>Produit toxique</text:p>
          </table:table-cell>
          <table:table-cell table:style-name="ce100" office:value-type="string" calcext:value-type="string">
            <text:p>Toxicant</text:p>
          </table:table-cell>
          <table:table-cell table:style-name="ce100" office:value-type="string" calcext:value-type="string">
            <text:p>Les produits toxiques ne doivent pas être mis avec les ordures ménagères. Ils doivent être déposés dans les déchèteries et écopoints.</text:p>
          </table:table-cell>
          <table:table-cell table:style-name="ce100" office:value-type="string" calcext:value-type="string">
            <text:p>Toxic products should not be placed with household waste. They must be deposited in the waste collection centers and ecopoints.</text:p>
          </table:table-cell>
          <table:table-cell table:style-name="ce95" table:number-columns-repeated="4"/>
          <table:table-cell/>
          <table:table-cell table:formula="of:=JSONCONSEIL([.A63];[.B63];[.C63];[.D63];[.E63];[.G63];[.H63];[.I63])" office:value-type="string" office:string-value="   {&#10;      &quot;code&quot;:&quot;cons_toxique&quot;,&#10;      &quot;nom&quot;:&quot;Produit toxique&quot;,&#10;      &quot;nom_en&quot;:&quot;Toxicant&quot;,&#10;      &quot;descr&quot;:&quot;Les produits toxiques ne doivent pas être mis avec les ordures ménagères. Ils doivent être déposés dans les déchèteries et écopoints.&quot;,&#10;      &quot;descr_en&quot;:&quot;Toxic products should not be placed with household waste. They must be deposited in the waste collection centers and ecopoints.&quot;&#10;   }," calcext:value-type="string">
            <text:p>   {</text:p>
            <text:p>      "code":"cons_toxique",</text:p>
            <text:p>      "nom":"Produit toxique",</text:p>
            <text:p>      "nom_en":"Toxicant",</text:p>
            <text:p>      "descr":"Les produits toxiques ne doivent pas être mis avec les ordures ménagères. Ils doivent être déposés dans les déchèteries et écopoints.",</text:p>
            <text:p>      "descr_en":"Toxic products should not be placed with household waste. They must be deposited in the waste collection centers and ecopoints."</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trisac</text:p>
          </table:table-cell>
          <table:table-cell table:style-name="ce439" office:value-type="string" calcext:value-type="string">
            <text:p>Quoi mettre dans les Tri'sac</text:p>
          </table:table-cell>
          <table:table-cell table:style-name="ce100" office:value-type="string" calcext:value-type="string">
            <text:p>What to put in Tri'sac</text:p>
          </table:table-cell>
          <table:table-cell table:style-name="ce100" office:value-type="string" calcext:value-type="string">
            <text:p>Les sacs Trisac sont bleus pour les ordures ménagères, jaunes pour les déchets recyclables (emballages carton, bouteilles plastiques, papier).</text:p>
          </table:table-cell>
          <table:table-cell table:style-name="ce100" office:value-type="string" calcext:value-type="string">
            <text:p>The Trisac blue bags are for household waste, yellow for recyclable waste (cardboard packaging, plastic bottles, paper).</text:p>
          </table:table-cell>
          <table:table-cell table:style-name="ce100" table:number-columns-repeated="2"/>
          <table:table-cell table:style-name="ce95" office:value-type="string" calcext:value-type="string">
            <text:p>Vérif le 03/2013</text:p>
          </table:table-cell>
          <table:table-cell table:style-name="ce95"/>
          <table:table-cell/>
          <table:table-cell table:formula="of:=JSONCONSEIL([.A64];[.B64];[.C64];[.D64];[.E64];[.G64];[.H64];[.I64])" office:value-type="string" office:string-value="   {&#10;      &quot;code&quot;:&quot;cons_trisac&quot;,&#10;      &quot;nom&quot;:&quot;Quoi mettre dans les Tri'sac&quot;,&#10;      &quot;nom_en&quot;:&quot;What to put in Tri'sac&quot;,&#10;      &quot;descr&quot;:&quot;Les sacs Trisac sont bleus pour les ordures ménagères, jaunes pour les déchets recyclables (emballages carton, bouteilles plastiques, papier).&quot;,&#10;      &quot;descr_en&quot;:&quot;The Trisac blue bags are for household waste, yellow for recyclable waste (cardboard packaging, plastic bottles, paper).&quot;&#10;   }," calcext:value-type="string">
            <text:p>   {</text:p>
            <text:p>      "code":"cons_trisac",</text:p>
            <text:p>      "nom":"Quoi mettre dans les Tri'sac",</text:p>
            <text:p>      "nom_en":"What to put in Tri'sac",</text:p>
            <text:p>      "descr":"Les sacs Trisac sont bleus pour les ordures ménagères, jaunes pour les déchets recyclables (emballages carton, bouteilles plastiques, papier).",</text:p>
            <text:p>      "descr_en":"The Trisac blue bags are for household waste, yellow for recyclable waste (cardboard packaging, plastic bottles, paper)."</text:p>
            <text:p>   },</text:p>
          </table:table-cell>
          <table:table-cell office:value-type="string" calcext:value-type="string">
            <text:p><text:s/></text:p>
          </table:table-cell>
          <table:table-cell table:number-columns-repeated="246"/>
        </table:table-row>
        <table:table-row table:style-name="ro2">
          <table:table-cell table:style-name="ce75" office:value-type="string" calcext:value-type="string">
            <text:p>cons_trop_petit</text:p>
          </table:table-cell>
          <table:table-cell table:style-name="ce100" office:value-type="string" calcext:value-type="string">
            <text:p>Il n’est plus trop petit pour être trié.</text:p>
          </table:table-cell>
          <table:table-cell table:style-name="ce100" office:value-type="string" calcext:value-type="string">
            <text:p>Not too small to be sorted</text:p>
          </table:table-cell>
          <table:table-cell table:style-name="ce100" office:value-type="string" calcext:value-type="string">
            <text:p>Avant ce matériau était considéré trop petit pour être récyclé (ne représentant pas assez de matières) mais désormais ils peuvent être recyclés.</text:p>
          </table:table-cell>
          <table:table-cell table:style-name="ce144" office:value-type="string" calcext:value-type="string">
            <text:p>Before this material was considered too small to be recycled (not representing enough material) but now it can be recycled. </text:p>
          </table:table-cell>
          <table:table-cell table:style-name="ce95" table:number-columns-repeated="2"/>
          <table:table-cell table:style-name="ce95" office:value-type="string" calcext:value-type="string">
            <text:p>Vérifié le 10/2020</text:p>
          </table:table-cell>
          <table:table-cell table:style-name="ce95"/>
          <table:table-cell/>
          <table:table-cell table:formula="of:=JSONCONSEIL([.A65];[.B65];[.C65];[.D65];[.E65];[.G65];[.H65];[.I65])" office:value-type="string" office:string-value="   {&#10;      &quot;code&quot;:&quot;cons_trop_petit&quot;,&#10;      &quot;nom&quot;:&quot;Il n’est plus trop petit pour être trié.&quot;,&#10;      &quot;nom_en&quot;:&quot;Not too small to be sorted&quot;,&#10;      &quot;descr&quot;:&quot;Avant ce matériau était considéré trop petit pour être récyclé (ne représentant pas assez de matières) mais désormais ils peuvent être recyclés.&quot;,&#10;      &quot;descr_en&quot;:&quot;Before this material was considered too small to be recycled (not representing enough material) but now it can be recycled. &quot;&#10;   }," calcext:value-type="string">
            <text:p>   {</text:p>
            <text:p>      "code":"cons_trop_petit",</text:p>
            <text:p>      "nom":"Il n’est plus trop petit pour être trié.",</text:p>
            <text:p>      "nom_en":"Not too small to be sorted",</text:p>
            <text:p>      "descr":"Avant ce matériau était considéré trop petit pour être récyclé (ne représentant pas assez de matières) mais désormais ils peuvent être recyclés.",</text:p>
            <text:p>      "descr_en":"Before this material was considered too small to be recycled (not representing enough material) but now it can be recycled. "</text:p>
            <text:p>   },</text:p>
          </table:table-cell>
          <table:table-cell table:number-columns-repeated="247"/>
        </table:table-row>
        <table:table-row table:style-name="ro2">
          <table:table-cell table:style-name="ce439" office:value-type="string" calcext:value-type="string">
            <text:p>cons_vaissellebiodegradable</text:p>
          </table:table-cell>
          <table:table-cell table:style-name="ce439" office:value-type="string" calcext:value-type="string">
            <text:p>Vaisselle bio-dégradable</text:p>
          </table:table-cell>
          <table:table-cell table:style-name="ce100" office:value-type="string" calcext:value-type="string">
            <text:p>Biodegradable Tableware</text:p>
          </table:table-cell>
          <table:table-cell table:style-name="ce84" office:value-type="string" calcext:value-type="string">
            <text:p>A base de fibre de canne à sucre, la vaiselle bio-dégradable.</text:p>
          </table:table-cell>
          <table:table-cell table:style-name="ce84" office:value-type="string" calcext:value-type="string">
            <text:p>A basic sugar cane fiber, biodegradable dishes.</text:p>
          </table:table-cell>
          <table:table-cell table:style-name="ce100" table:number-columns-repeated="2"/>
          <table:table-cell table:style-name="ce95" table:number-columns-repeated="2"/>
          <table:table-cell/>
          <table:table-cell table:formula="of:=JSONCONSEIL([.A66];[.B66];[.C66];[.D66];[.E66];[.G66];[.H66];[.I66])" office:value-type="string" office:string-value="   {&#10;      &quot;code&quot;:&quot;cons_vaissellebiodegradable&quot;,&#10;      &quot;nom&quot;:&quot;Vaisselle bio-dégradable&quot;,&#10;      &quot;nom_en&quot;:&quot;Biodegradable Tableware&quot;,&#10;      &quot;descr&quot;:&quot;A base de fibre de canne à sucre, la vaiselle bio-dégradable.&quot;,&#10;      &quot;descr_en&quot;:&quot;A basic sugar cane fiber, biodegradable dishes.&quot;&#10;   }," calcext:value-type="string">
            <text:p>   {</text:p>
            <text:p>      "code":"cons_vaissellebiodegradable",</text:p>
            <text:p>      "nom":"Vaisselle bio-dégradable",</text:p>
            <text:p>      "nom_en":"Biodegradable Tableware",</text:p>
            <text:p>      "descr":"A base de fibre de canne à sucre, la vaiselle bio-dégradable.",</text:p>
            <text:p>      "descr_en":"A basic sugar cane fiber, biodegradable dishes."</text:p>
            <text:p>   },</text:p>
          </table:table-cell>
          <table:table-cell office:value-type="string" calcext:value-type="string">
            <text:p><text:s/></text:p>
          </table:table-cell>
          <table:table-cell table:number-columns-repeated="246"/>
        </table:table-row>
        <table:table-row table:style-name="ro2">
          <table:table-cell table:style-name="ce439" office:value-type="string" calcext:value-type="string">
            <text:p>cons_verre</text:p>
          </table:table-cell>
          <table:table-cell table:style-name="ce439" office:value-type="string" calcext:value-type="string">
            <text:p>Recyclage du verre</text:p>
          </table:table-cell>
          <table:table-cell table:style-name="ce100" office:value-type="string" calcext:value-type="string">
            <text:p>Glass recycling</text:p>
          </table:table-cell>
          <table:table-cell table:style-name="ce100" office:value-type="string" calcext:value-type="string">
            <text:p>Seul le 'verre d'emballage' (bouteille, bocaux) peut être recyclé (on peut l'intégrer au calcin utilisé dans les fours verriers)</text:p>
          </table:table-cell>
          <table:table-cell table:style-name="ce100" office:value-type="string" calcext:value-type="string">
            <text:p>Only the 'glass packaging' (bottles, jars) can be recycled (we can integrate it into the cullet used in glass furnaces)</text:p>
          </table:table-cell>
          <table:table-cell table:number-columns-repeated="2" table:style-name="ce100" office:value-type="string" calcext:value-type="string">
            <text:p>fiche_verre</text:p>
          </table:table-cell>
          <table:table-cell table:style-name="ce95" table:number-columns-repeated="2"/>
          <table:table-cell/>
          <table:table-cell table:formula="of:=JSONCONSEIL([.A67];[.B67];[.C67];[.D67];[.E67];[.G67];[.H67];[.I67])" office:value-type="string" office:string-value="   {&#10;      &quot;code&quot;:&quot;cons_verre&quot;,&#10;      &quot;nom&quot;:&quot;Recyclage du verre&quot;,&#10;      &quot;nom_en&quot;:&quot;Glass recycling&quot;,&#10;      &quot;descr&quot;:&quot;Seul le 'verre d'emballage' (bouteille, bocaux) peut être recyclé (on peut l'intégrer au calcin utilisé dans les fours verriers)&quot;,&#10;      &quot;descr_en&quot;:&quot;Only the 'glass packaging' (bottles, jars) can be recycled (we can integrate it into the cullet used in glass furnaces)&quot;,&#10;      &quot;fiche&quot;:&quot;fiche_verre&quot;&#10;   }," calcext:value-type="string">
            <text:p>   {</text:p>
            <text:p>      "code":"cons_verre",</text:p>
            <text:p>      "nom":"Recyclage du verre",</text:p>
            <text:p>      "nom_en":"Glass recycling",</text:p>
            <text:p>      "descr":"Seul le 'verre d'emballage' (bouteille, bocaux) peut être recyclé (on peut l'intégrer au calcin utilisé dans les fours verriers)",</text:p>
            <text:p>      "descr_en":"Only the 'glass packaging' (bottles, jars) can be recycled (we can integrate it into the cullet used in glass furnaces)",</text:p>
            <text:p>      "fiche":"fiche_verre"</text:p>
            <text:p>   },</text:p>
          </table:table-cell>
          <table:table-cell office:value-type="string" calcext:value-type="string">
            <text:p><text:s/></text:p>
          </table:table-cell>
          <table:table-cell table:number-columns-repeated="246"/>
        </table:table-row>
        <table:table-row table:style-name="ro2">
          <table:table-cell table:style-name="ce100" office:value-type="string" calcext:value-type="string">
            <text:p>cons_vider_paslaver</text:p>
          </table:table-cell>
          <table:table-cell table:style-name="ce100" office:value-type="string" calcext:value-type="string">
            <text:p>Vidé, mais pas lavé</text:p>
          </table:table-cell>
          <table:table-cell table:style-name="ce100" office:value-type="string" calcext:value-type="string">
            <text:p>Emptied but not washed</text:p>
          </table:table-cell>
          <table:table-cell table:style-name="ce100" office:value-type="string" calcext:value-type="string">
            <text:p>Ne laver les éléments triés (ceci est réalisé dans les centres de tri). Il suffit de les vider.</text:p>
          </table:table-cell>
          <table:table-cell table:style-name="ce100" office:value-type="string" calcext:value-type="string">
            <text:p>Only wash the sorted elements (this is done in the sorting centers). Simply empty.</text:p>
          </table:table-cell>
          <table:table-cell table:style-name="ce95" table:number-columns-repeated="2"/>
          <table:table-cell table:style-name="ce95" office:value-type="string" calcext:value-type="string">
            <text:p>A INTEGRER</text:p>
          </table:table-cell>
          <table:table-cell table:style-name="ce95"/>
          <table:table-cell/>
          <table:table-cell table:formula="of:=JSONCONSEIL([.A68];[.B68];[.C68];[.D68];[.E68];[.G68];[.H68];[.I68])" office:value-type="string" office:string-value="   {&#10;      &quot;code&quot;:&quot;cons_vider_paslaver&quot;,&#10;      &quot;nom&quot;:&quot;Vidé, mais pas lavé&quot;,&#10;      &quot;nom_en&quot;:&quot;Emptied but not washed&quot;,&#10;      &quot;descr&quot;:&quot;Ne laver les éléments triés (ceci est réalisé dans les centres de tri). Il suffit de les vider.&quot;,&#10;      &quot;descr_en&quot;:&quot;Only wash the sorted elements (this is done in the sorting centers). Simply empty.&quot;&#10;   }," calcext:value-type="string">
            <text:p>   {</text:p>
            <text:p>      "code":"cons_vider_paslaver",</text:p>
            <text:p>      "nom":"Vidé, mais pas lavé",</text:p>
            <text:p>      "nom_en":"Emptied but not washed",</text:p>
            <text:p>      "descr":"Ne laver les éléments triés (ceci est réalisé dans les centres de tri). Il suffit de les vider.",</text:p>
            <text:p>      "descr_en":"Only wash the sorted elements (this is done in the sorting centers). Simply empty."</text:p>
            <text:p>   },</text:p>
          </table:table-cell>
          <table:table-cell office:value-type="string" calcext:value-type="string">
            <text:p><text:s/></text:p>
          </table:table-cell>
          <table:table-cell table:number-columns-repeated="246"/>
        </table:table-row>
        <table:table-row table:style-name="ro2">
          <table:table-cell table:number-columns-repeated="10"/>
          <table:table-cell table:style-name="ce53" office:value-type="string" calcext:value-type="string">
            <text:p>{} ];</text:p>
          </table:table-cell>
          <table:table-cell office:value-type="string" calcext:value-type="string">
            <text:p><text:s/></text:p>
          </table:table-cell>
          <table:table-cell table:number-columns-repeated="246"/>
        </table:table-row>
        <table:table-row table:style-name="ro2">
          <table:table-cell table:number-columns-repeated="11"/>
          <table:table-cell table:style-name="ce53" table:number-columns-repeated="16"/>
          <table:table-cell table:number-columns-repeated="231"/>
        </table:table-row>
        <table:table-row table:style-name="ro2" table:number-rows-repeated="2">
          <table:table-cell table:number-columns-repeated="258"/>
        </table:table-row>
        <table:table-row table:style-name="ro2">
          <table:table-cell table:number-columns-repeated="3"/>
          <table:table-cell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2">
          <table:table-cell table:style-name="ce439" office:value-type="string" calcext:value-type="string">
            <text:p>cons_coupant</text:p>
          </table:table-cell>
          <table:table-cell table:style-name="ce439" office:value-type="string" calcext:value-type="string">
            <text:p>Coupant</text:p>
          </table:table-cell>
          <table:table-cell table:style-name="ce439"/>
          <table:table-cell table:style-name="ce15" office:value-type="string" calcext:value-type="string">
            <text:p>Certains déchets non valorisables (vaisselle, faïence, miroir) ne peuvent être mis dans les sacs poubelles car ils déchireraient les sacs, ou seraient dangereux à manipuler.</text:p>
          </table:table-cell>
          <table:table-cell table:style-name="ce15"/>
          <table:table-cell table:style-name="ce348" table:number-columns-repeated="2"/>
          <table:table-cell table:number-columns-repeated="251"/>
        </table:table-row>
        <table:table-row table:style-name="ro2" table:number-rows-repeated="65478">
          <table:table-cell table:number-columns-repeated="258"/>
        </table:table-row>
        <table:table-row table:style-name="ro9">
          <table:table-cell table:number-columns-repeated="258"/>
        </table:table-row>
        <table:table-row table:style-name="ro1" table:number-rows-repeated="983022">
          <table:table-cell table:number-columns-repeated="258"/>
        </table:table-row>
        <table:table-row table:style-name="ro1">
          <table:table-cell table:number-columns-repeated="258"/>
        </table:table-row>
      </table:table>
      <table:table table:name="Commentaires" table:style-name="ta3" table:print="false">
        <table:table-column table:style-name="co67" table:default-cell-style-name="Default"/>
        <table:table-column table:style-name="co68" table:default-cell-style-name="Default"/>
        <table:table-column table:style-name="co21"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64" table:default-cell-style-name="Default"/>
        <table:table-column table:style-name="co74" table:default-cell-style-name="Default"/>
        <table:table-column table:style-name="co64" table:default-cell-style-name="Default"/>
        <table:table-column table:style-name="co75" table:default-cell-style-name="Default"/>
        <table:table-column table:style-name="co41" table:default-cell-style-name="Default"/>
        <table:table-column table:style-name="co76" table:default-cell-style-name="Default"/>
        <table:table-column table:style-name="co77" table:default-cell-style-name="Default"/>
        <table:table-column table:style-name="co78" table:number-columns-repeated="4"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28" table:number-columns-repeated="2" table:default-cell-style-name="Default"/>
        <table:table-column table:style-name="co86" table:default-cell-style-name="Default"/>
        <table:table-column table:style-name="co41" table:number-columns-repeated="233" table:default-cell-style-name="Default"/>
        <table:table-row table:style-name="ro2">
          <table:table-cell table:style-name="ce179" office:value-type="string" calcext:value-type="string" table:number-columns-spanned="9" table:number-rows-spanned="1">
            <text:p>FAQ</text:p>
          </table:table-cell>
          <table:covered-table-cell table:number-columns-repeated="3" table:style-name="ce179"/>
          <table:covered-table-cell table:number-columns-repeated="5"/>
          <table:table-cell table:number-columns-repeated="254"/>
        </table:table-row>
        <table:table-row table:style-name="ro2">
          <table:table-cell table:style-name="ce146" office:value-type="string" calcext:value-type="string" table:number-columns-spanned="9" table:number-rows-spanned="1">
            <text:p>Commentaires associés à un élément de l'application.</text:p>
          </table:table-cell>
          <table:covered-table-cell table:number-columns-repeated="3" table:style-name="ce146"/>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2">
          <table:table-cell table:style-name="ce148"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2">
          <table:table-cell table:style-name="ce181" office:value-type="string" calcext:value-type="string">
            <text:p>Code</text:p>
          </table:table-cell>
          <table:table-cell table:style-name="ce181" office:value-type="string" calcext:value-type="string">
            <text:p>Type</text:p>
          </table:table-cell>
          <table:table-cell table:style-name="ce181" office:value-type="string" calcext:value-type="string">
            <text:p>Auteurs</text:p>
          </table:table-cell>
          <table:table-cell table:style-name="ce181" office:value-type="string" calcext:value-type="string">
            <text:p>Dates</text:p>
          </table:table-cell>
          <table:table-cell table:style-name="ce181" office:value-type="string" calcext:value-type="string">
            <text:p>Nom</text:p>
          </table:table-cell>
          <table:table-cell table:style-name="ce181" office:value-type="string" calcext:value-type="string">
            <text:p>Nom_en</text:p>
          </table:table-cell>
          <table:table-cell table:style-name="ce181" office:value-type="string" calcext:value-type="string">
            <text:p>Description</text:p>
          </table:table-cell>
          <table:table-cell table:style-name="ce181" office:value-type="string" calcext:value-type="string">
            <text:p>Description_en</text:p>
          </table:table-cell>
          <table:table-cell table:style-name="ce181" office:value-type="string" calcext:value-type="string">
            <text:p>Éléments</text:p>
          </table:table-cell>
          <table:table-cell/>
          <table:table-cell table:style-name="ce366" office:value-type="string" calcext:value-type="string">
            <text:p><text:span text:style-name="T2">var</text:span><text:span text:style-name="T3"> _commentsDatas = [</text:span></text:p>
          </table:table-cell>
          <table:table-cell table:number-columns-repeated="4" office:value-type="string" calcext:value-type="string">
            <text:p><text:s/></text:p>
          </table:table-cell>
          <table:table-cell table:number-columns-repeated="248"/>
        </table:table-row>
        <table:table-row table:style-name="ro10">
          <table:table-cell table:style-name="ce182" office:value-type="string" calcext:value-type="string">
            <text:p>faq_papierparticulier</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Il existe des papiers cadeaux qui peuvent être recyclés.</text:p>
          </table:table-cell>
          <table:table-cell table:style-name="ce182" office:value-type="string" calcext:value-type="string">
            <text:p>There are gifts paper that can be recycled.</text:p>
          </table:table-cell>
          <table:table-cell table:style-name="ce182"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182"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467" office:value-type="string" calcext:value-type="string">
            <text:p>dec_papierCadeau,dec_papierPeint</text:p>
          </table:table-cell>
          <table:table-cell/>
          <table:table-cell table:style-name="ce398" table:formula="of:=JSONCOMMENTAIRE([.A5];[.B5];[.C5];[.D5];[.E5];[.F5];[.G5];[.H5];[.I5])" office:value-type="string" office:string-value="   {&#10;      &quot;code&quot;:&quot;faq_papierparticulier&quot;,&#10;      &quot;type&quot;:&quot;appli&quot;,&#10;      &quot;auteurs&quot;:&quot;Chris-ren&quot;,&#10;      &quot;dates&quot;:&quot;41275&quot;,&#10;      &quot;nom&quot;:&quot;Il existe des papiers cadeaux qui peuvent être recyclés.&quot;,&#10;      &quot;nom_en&quot;:&quot;There are gifts paper that can be recycled.&quot;,&#10;      &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quot;,&#10;      &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quot;,&#10;      &quot;elements&quot;:&quot;dec_papierCadeau,dec_papierPeint&quot;&#10;   }," calcext:value-type="string">
            <text:p>   {</text:p>
            <text:p>      "code":"faq_papierparticulier",</text:p>
            <text:p>      "type":"appli",</text:p>
            <text:p>      "auteurs":"Chris-ren",</text:p>
            <text:p>      "dates":"41275",</text:p>
            <text:p>      "nom":"Il existe des papiers cadeaux qui peuvent être recyclés.",</text:p>
            <text:p>      "nom_en":"There are gifts paper that can be recycled.",</text:p>
            <text:p>      "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ext:p>      "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ext:p>      "elements":"dec_papierCadeau,dec_papierPeint"</text:p>
            <text:p>   },</text:p>
          </table:table-cell>
          <table:table-cell table:number-columns-repeated="4" office:value-type="string" calcext:value-type="string">
            <text:p><text:s/></text:p>
          </table:table-cell>
          <table:table-cell table:number-columns-repeated="248"/>
        </table:table-row>
        <table:table-row table:style-name="ro11">
          <table:table-cell table:style-name="ce182" office:value-type="string" calcext:value-type="string">
            <text:p>faq_imagemanquante</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Image manquante ou incorrecte</text:p>
          </table:table-cell>
          <table:table-cell table:style-name="ce182" office:value-type="string" calcext:value-type="string">
            <text:p>Missing or incorrect picture</text:p>
          </table:table-cell>
          <table:table-cell table:style-name="ce182"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182"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290"/>
          <table:table-cell/>
          <table:table-cell table:style-name="ce398" table:formula="of:=JSONCOMMENTAIRE([.A6];[.B6];[.C6];[.D6];[.E6];[.F6];[.G6];[.H6];[.I6])" office:value-type="string" office:string-value="   {&#10;      &quot;code&quot;:&quot;faq_imagemanquante&quot;,&#10;      &quot;type&quot;:&quot;appli&quot;,&#10;      &quot;auteurs&quot;:&quot;Chris-ren&quot;,&#10;      &quot;dates&quot;:&quot;41275&quot;,&#10;      &quot;nom&quot;:&quot;Image manquante ou incorrecte&quot;,&#10;      &quot;nom_en&quot;:&quot;Missing or incorrect picture&quot;,&#10;      &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10;      &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10;   }," calcext:value-type="string">
            <text:p>   {</text:p>
            <text:p>      "code":"faq_imagemanquante",</text:p>
            <text:p>      "type":"appli",</text:p>
            <text:p>      "auteurs":"Chris-ren",</text:p>
            <text:p>      "dates":"41275",</text:p>
            <text:p>      "nom":"Image manquante ou incorrecte",</text:p>
            <text:p>      "nom_en":"Missing or incorrect picture",</text:p>
            <text:p>      "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text:p>
            <text:p>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ext:p>   },</text:p>
          </table:table-cell>
          <table:table-cell table:number-columns-repeated="4" office:value-type="string" calcext:value-type="string">
            <text:p><text:s/></text:p>
          </table:table-cell>
          <table:table-cell table:number-columns-repeated="248"/>
        </table:table-row>
        <table:table-row table:style-name="ro12">
          <table:table-cell table:style-name="ce182" office:value-type="string" calcext:value-type="string">
            <text:p>faq_cons_nbconteneurverre</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Info inutile ?</text:p>
          </table:table-cell>
          <table:table-cell table:style-name="ce182" office:value-type="string" calcext:value-type="string">
            <text:p>Useless info ?</text:p>
          </table:table-cell>
          <table:table-cell table:style-name="ce182" office:value-type="string" calcext:value-type="string">
            <text:p>Est-ce utile comme info ?</text:p>
          </table:table-cell>
          <table:table-cell table:style-name="ce182" office:value-type="string" calcext:value-type="string">
            <text:p>Is it useful as info?</text:p>
          </table:table-cell>
          <table:table-cell table:style-name="ce182" office:value-type="string" calcext:value-type="string">
            <text:p>cons_nbconteneurverre</text:p>
          </table:table-cell>
          <table:table-cell/>
          <table:table-cell table:style-name="ce398" table:formula="of:=JSONCOMMENTAIRE([.A7];[.B7];[.C7];[.D7];[.E7];[.F7];[.G7];[.H7];[.I7])" office:value-type="string" office:string-value="   {&#10;      &quot;code&quot;:&quot;faq_cons_nbconteneurverre&quot;,&#10;      &quot;type&quot;:&quot;appli&quot;,&#10;      &quot;auteurs&quot;:&quot;Chris-ren&quot;,&#10;      &quot;dates&quot;:&quot;41275&quot;,&#10;      &quot;nom&quot;:&quot;Info inutile ?&quot;,&#10;      &quot;nom_en&quot;:&quot;Useless info ?&quot;,&#10;      &quot;descr&quot;:&quot;Est-ce utile comme info ?&quot;,&#10;      &quot;descr_en&quot;:&quot;Is it useful as info?&quot;,&#10;      &quot;elements&quot;:&quot;cons_nbconteneurverre&quot;&#10;   }," calcext:value-type="string">
            <text:p>   {</text:p>
            <text:p>      "code":"faq_cons_nbconteneurverre",</text:p>
            <text:p>      "type":"appli",</text:p>
            <text:p>      "auteurs":"Chris-ren",</text:p>
            <text:p>      "dates":"41275",</text:p>
            <text:p>      "nom":"Info inutile ?",</text:p>
            <text:p>      "nom_en":"Useless info ?",</text:p>
            <text:p>      "descr":"Est-ce utile comme info ?",</text:p>
            <text:p>      "descr_en":"Is it useful as info?",</text:p>
            <text:p>      "elements":"cons_nbconteneurverre"</text:p>
            <text:p>   },</text:p>
          </table:table-cell>
          <table:table-cell table:number-columns-repeated="4" office:value-type="string" calcext:value-type="string">
            <text:p><text:s/></text:p>
          </table:table-cell>
          <table:table-cell table:number-columns-repeated="248"/>
        </table:table-row>
        <table:table-row table:style-name="ro2">
          <table:table-cell table:style-name="ce182" office:value-type="string" calcext:value-type="string">
            <text:p>faq_uaie</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6-01" calcext:value-type="date">
            <text:p>01/06/13</text:p>
          </table:table-cell>
          <table:table-cell table:style-name="ce182" office:value-type="string" calcext:value-type="string">
            <text:p>Quartiers administratifs</text:p>
          </table:table-cell>
          <table:table-cell table:style-name="ce182" office:value-type="string" calcext:value-type="string">
            <text:p>Administrative districts</text:p>
          </table:table-cell>
          <table:table-cell table:style-name="ce182"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182"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182"/>
          <table:table-cell/>
          <table:table-cell table:style-name="ce398" table:formula="of:=JSONCOMMENTAIRE([.A8];[.B8];[.C8];[.D8];[.E8];[.F8];[.G8];[.H8];[.I8])" office:value-type="string" office:string-value="   {&#10;      &quot;code&quot;:&quot;faq_uaie&quot;,&#10;      &quot;type&quot;:&quot;appli&quot;,&#10;      &quot;auteurs&quot;:&quot;Chris-ren&quot;,&#10;      &quot;dates&quot;:&quot;41426&quot;,&#10;      &quot;nom&quot;:&quot;Quartiers administratifs&quot;,&#10;      &quot;nom_en&quot;:&quot;Administrative districts&quot;,&#10;      &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10;      &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10;   }," calcext:value-type="string">
            <text:p>   {</text:p>
            <text:p>      "code":"faq_uaie",</text:p>
            <text:p>      "type":"appli",</text:p>
            <text:p>      "auteurs":"Chris-ren",</text:p>
            <text:p>      "dates":"41426",</text:p>
            <text:p>      "nom":"Quartiers administratifs",</text:p>
            <text:p>      "nom_en":"Administrative districts",</text:p>
            <text:p>      "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ext:p>      "descr_en":"Contrary to the information provided by Métropôle Nantes, we have grouped the sorting information according to 11 administrative districts. The cutting of Nantes neighborhoods Métropôle was indeed different places for distribution of Trisacs, buried columns ..."</text:p>
            <text:p>   },</text:p>
          </table:table-cell>
          <table:table-cell table:number-columns-repeated="4" office:value-type="string" calcext:value-type="string">
            <text:p><text:s/></text:p>
          </table:table-cell>
          <table:table-cell table:number-columns-repeated="248"/>
        </table:table-row>
        <table:table-row table:style-name="ro2">
          <table:table-cell table:style-name="ce182" office:value-type="string" calcext:value-type="string">
            <text:p>faq_fiche_compost</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6-05" calcext:value-type="date">
            <text:p>05/06/13</text:p>
          </table:table-cell>
          <table:table-cell table:style-name="ce182" office:value-type="string" calcext:value-type="string">
            <text:p>Conseils Compostri</text:p>
          </table:table-cell>
          <table:table-cell table:style-name="ce182" office:value-type="string" calcext:value-type="string">
            <text:p>Compostri tips</text:p>
          </table:table-cell>
          <table:table-cell table:style-name="ce182" office:value-type="string" calcext:value-type="string">
            <text:p>En réalité on peut mettre les déchets type branches, coquilles de noix et noisettes... à condition de les découper en petits morceaux.</text:p>
          </table:table-cell>
          <table:table-cell table:style-name="ce182" office:value-type="string" calcext:value-type="string">
            <text:p>In reality it is possible to waste such branches, walnut shells and hazelnuts ... if cut into small pieces.</text:p>
          </table:table-cell>
          <table:table-cell table:style-name="ce303" office:value-type="string" calcext:value-type="string">
            <text:p>fiche_compostage</text:p>
          </table:table-cell>
          <table:table-cell/>
          <table:table-cell table:style-name="ce398" table:formula="of:=JSONCOMMENTAIRE([.A9];[.B9];[.C9];[.D9];[.E9];[.F9];[.G9];[.H9];[.I9])" office:value-type="string" office:string-value="   {&#10;      &quot;code&quot;:&quot;faq_fiche_compost&quot;,&#10;      &quot;type&quot;:&quot;appli&quot;,&#10;      &quot;auteurs&quot;:&quot;Chris-ren&quot;,&#10;      &quot;dates&quot;:&quot;41430&quot;,&#10;      &quot;nom&quot;:&quot;Conseils Compostri&quot;,&#10;      &quot;nom_en&quot;:&quot;Compostri tips&quot;,&#10;      &quot;descr&quot;:&quot;En réalité on peut mettre les déchets type branches, coquilles de noix et noisettes... à condition de les découper en petits morceaux.&quot;,&#10;      &quot;descr_en&quot;:&quot;In reality it is possible to waste such branches, walnut shells and hazelnuts ... if cut into small pieces.&quot;,&#10;      &quot;elements&quot;:&quot;fiche_compostage&quot;&#10;   }," calcext:value-type="string">
            <text:p>   {</text:p>
            <text:p>      "code":"faq_fiche_compost",</text:p>
            <text:p>      "type":"appli",</text:p>
            <text:p>      "auteurs":"Chris-ren",</text:p>
            <text:p>      "dates":"41430",</text:p>
            <text:p>      "nom":"Conseils Compostri",</text:p>
            <text:p>      "nom_en":"Compostri tips",</text:p>
            <text:p>      "descr":"En réalité on peut mettre les déchets type branches, coquilles de noix et noisettes... à condition de les découper en petits morceaux.",</text:p>
            <text:p>      "descr_en":"In reality it is possible to waste such branches, walnut shells and hazelnuts ... if cut into small pieces.",</text:p>
            <text:p>      "elements":"fiche_compostage"</text:p>
            <text:p>   },</text:p>
          </table:table-cell>
          <table:table-cell office:value-type="string" calcext:value-type="string">
            <text:p><text:s/></text:p>
          </table:table-cell>
          <table:table-cell table:number-columns-repeated="251"/>
        </table:table-row>
        <table:table-row table:style-name="ro2">
          <table:table-cell table:style-name="ce182" office:value-type="string" calcext:value-type="string">
            <text:p>faq_fiche_lombricompost</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6-05" calcext:value-type="date">
            <text:p>05/06/13</text:p>
          </table:table-cell>
          <table:table-cell table:style-name="ce182" office:value-type="string" calcext:value-type="string">
            <text:p>Retour d'expérience</text:p>
          </table:table-cell>
          <table:table-cell table:style-name="ce182" office:value-type="string" calcext:value-type="string">
            <text:p>Feedback</text:p>
          </table:table-cell>
          <table:table-cell table:style-name="ce182"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182" office:value-type="string" calcext:value-type="string">
            <text:p>I killed my entire colony once with vacuum dust (too many synthetic elements such as dust clothes). &lt;br/&gt; I put garlic and users handkerchiefs &lt;br/&gt;</text:p>
          </table:table-cell>
          <table:table-cell table:style-name="ce182" office:value-type="string" calcext:value-type="string">
            <text:p>fiche_lombricompost</text:p>
          </table:table-cell>
          <table:table-cell/>
          <table:table-cell table:style-name="ce398" table:formula="of:=JSONCOMMENTAIRE([.A10];[.B10];[.C10];[.D10];[.E10];[.F10];[.G10];[.H10];[.I10])" office:value-type="string" office:string-value="   {&#10;      &quot;code&quot;:&quot;faq_fiche_lombricompost&quot;,&#10;      &quot;type&quot;:&quot;appli&quot;,&#10;      &quot;auteurs&quot;:&quot;Chris-ren&quot;,&#10;      &quot;dates&quot;:&quot;41430&quot;,&#10;      &quot;nom&quot;:&quot;Retour d'expérience&quot;,&#10;      &quot;nom_en&quot;:&quot;Feedback&quot;,&#10;      &quot;descr&quot;:&quot;J'ai tué toute ma colonie une fois avec des poussières d'aspirateur (trop d'éléments synthétiques comme les poussières des vêtements).&lt;br/&gt;Je mets l'ail et les mouchoirs usagers&lt;br/&gt;&quot;,&#10;      &quot;descr_en&quot;:&quot;I killed my entire colony once with vacuum dust (too many synthetic elements such as dust clothes). &lt;br/&gt; I put garlic and users handkerchiefs &lt;br/&gt;&quot;,&#10;      &quot;elements&quot;:&quot;fiche_lombricompost&quot;&#10;   }," calcext:value-type="string">
            <text:p>   {</text:p>
            <text:p>      "code":"faq_fiche_lombricompost",</text:p>
            <text:p>      "type":"appli",</text:p>
            <text:p>      "auteurs":"Chris-ren",</text:p>
            <text:p>      "dates":"41430",</text:p>
            <text:p>      "nom":"Retour d'expérience",</text:p>
            <text:p>      "nom_en":"Feedback",</text:p>
            <text:p>      "descr":"J'ai tué toute ma colonie une fois avec des poussières d'aspirateur (trop d'éléments synthétiques comme les poussières des vêtements).&lt;br/&gt;Je mets l'ail et les mouchoirs usagers&lt;br/&gt;",</text:p>
            <text:p>      "descr_en":"I killed my entire colony once with vacuum dust (too many synthetic elements such as dust clothes). &lt;br/&gt; I put garlic and users handkerchiefs &lt;br/&gt;",</text:p>
            <text:p>      "elements":"fiche_lombricompost"</text:p>
            <text:p>   },</text:p>
          </table:table-cell>
          <table:table-cell table:number-columns-repeated="4" office:value-type="string" calcext:value-type="string">
            <text:p><text:s/></text:p>
          </table:table-cell>
          <table:table-cell table:number-columns-repeated="248"/>
        </table:table-row>
        <table:table-row table:style-name="ro2">
          <table:table-cell table:style-name="ce182" office:value-type="string" calcext:value-type="string">
            <text:p>faq_donnees_ourecycler</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6-05" calcext:value-type="date">
            <text:p>05/06/13</text:p>
          </table:table-cell>
          <table:table-cell table:style-name="ce182" office:value-type="string" calcext:value-type="string">
            <text:p>Données de <text:a xlink:href="http://ourecycler.fr/" xlink:type="simple">http://ourecycler.fr/</text:a> non exploitables</text:p>
          </table:table-cell>
          <table:table-cell table:style-name="ce182" office:value-type="string" calcext:value-type="string">
            <text:p>Unusable data http://ourecycler.fr/</text:p>
          </table:table-cell>
          <table:table-cell table:style-name="ce182"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182"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182"/>
          <table:table-cell/>
          <table:table-cell table:style-name="ce398" table:formula="of:=JSONCOMMENTAIRE([.A11];[.B11];[.C11];[.D11];[.E11];[.F11];[.G11];[.H11];[.I11])" office:value-type="string" office:string-value="   {&#10;      &quot;code&quot;:&quot;faq_donnees_ourecycler&quot;,&#10;      &quot;type&quot;:&quot;appli&quot;,&#10;      &quot;auteurs&quot;:&quot;Chris-ren&quot;,&#10;      &quot;dates&quot;:&quot;41430&quot;,&#10;      &quot;nom&quot;:&quot;Données de http://ourecycler.fr/ non exploitables&quot;,&#10;      &quot;nom_en&quot;:&quot;Unusable data http://ourecycler.fr/&quot;,&#10;      &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10;      &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10;   }," calcext:value-type="string">
            <text:p>   {</text:p>
            <text:p>      "code":"faq_donnees_ourecycler",</text:p>
            <text:p>      "type":"appli",</text:p>
            <text:p>      "auteurs":"Chris-ren",</text:p>
            <text:p>      "dates":"41430",</text:p>
            <text:p>      "nom":"Données de http://ourecycler.fr/ non exploitables",</text:p>
            <text:p>      "nom_en":"Unusable data http://ourecycler.fr/",</text:p>
            <text:p>      "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ext:p>      "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ext:p>   },</text:p>
          </table:table-cell>
          <table:table-cell office:value-type="string" calcext:value-type="string">
            <text:p><text:s/></text:p>
          </table:table-cell>
          <table:table-cell table:number-columns-repeated="251"/>
        </table:table-row>
        <table:table-row table:style-name="ro2">
          <table:table-cell table:style-name="ce182" office:value-type="string" calcext:value-type="string">
            <text:p>faq_modco_contmpb</text:p>
          </table:table-cell>
          <table:table-cell table:style-name="ce182" office:value-type="string" calcext:value-type="string">
            <text:p>modco</text:p>
          </table:table-cell>
          <table:table-cell table:style-name="ce182" office:value-type="string" calcext:value-type="string">
            <text:p>Chris-ren</text:p>
          </table:table-cell>
          <table:table-cell table:style-name="ce465" office:value-type="date" office:date-value="2013-06-15" calcext:value-type="date">
            <text:p>15/06/13</text:p>
          </table:table-cell>
          <table:table-cell table:style-name="ce182" office:value-type="string" calcext:value-type="string">
            <text:p>Pas de brique ni de métal </text:p>
          </table:table-cell>
          <table:table-cell table:style-name="ce182" office:value-type="string" calcext:value-type="string">
            <text:p>No brick or metal</text:p>
          </table:table-cell>
          <table:table-cell table:style-name="ce182"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182"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182" office:value-type="string" calcext:value-type="string">
            <text:p>modco_contmpb</text:p>
          </table:table-cell>
          <table:table-cell/>
          <table:table-cell table:style-name="ce398" table:formula="of:=JSONCOMMENTAIRE([.A12];[.B12];[.C12];[.D12];[.E12];[.F12];[.G12];[.H12];[.I12])" office:value-type="string" office:string-value="   {&#10;      &quot;code&quot;:&quot;faq_modco_contmpb&quot;,&#10;      &quot;type&quot;:&quot;modco&quot;,&#10;      &quot;auteurs&quot;:&quot;Chris-ren&quot;,&#10;      &quot;dates&quot;:&quot;41440&quot;,&#10;      &quot;nom&quot;:&quot;Pas de brique ni de métal &quot;,&#10;      &quot;nom_en&quot;:&quot;No brick or metal&quot;,&#10;      &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10;      &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10;      &quot;elements&quot;:&quot;modco_contmpb&quot;&#10;   }," calcext:value-type="string">
            <text:p>   {</text:p>
            <text:p>      "code":"faq_modco_contmpb",</text:p>
            <text:p>      "type":"modco",</text:p>
            <text:p>      "auteurs":"Chris-ren",</text:p>
            <text:p>      "dates":"41440",</text:p>
            <text:p>      "nom":"Pas de brique ni de métal ",</text:p>
            <text:p>      "nom_en":"No brick or metal",</text:p>
            <text:p>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ext:p>      "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ext:p>      "elements":"modco_contmpb"</text:p>
            <text:p>   },</text:p>
          </table:table-cell>
          <table:table-cell office:value-type="string" calcext:value-type="string">
            <text:p><text:s/></text:p>
          </table:table-cell>
          <table:table-cell table:number-columns-repeated="251"/>
        </table:table-row>
        <table:table-row table:style-name="ro2">
          <table:table-cell table:style-name="ce182" office:value-type="string" calcext:value-type="string">
            <text:p>faq_pb_plastique</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table:table-cell table:style-name="ce182" office:value-type="string" calcext:value-type="string">
            <text:p>Pb plastique</text:p>
          </table:table-cell>
          <table:table-cell table:style-name="ce182" office:value-type="string" calcext:value-type="string">
            <text:p>plastic Pb</text:p>
          </table:table-cell>
          <table:table-cell table:style-name="ce182" office:value-type="string" calcext:value-type="string">
            <text:p>Les plastiques sont mis dans la catégorie de traitement cat_emr, alors qu'il existe des conteneurs réservés aux plastiques (donc pas à tous les emr)</text:p>
          </table:table-cell>
          <table:table-cell table:style-name="ce182" office:value-type="string" calcext:value-type="string">
            <text:p>Plastics are used in the treatment cat_emr category, while there are reserved for plastic containers (ie not at all emr)</text:p>
          </table:table-cell>
          <table:table-cell table:style-name="ce182"/>
          <table:table-cell/>
          <table:table-cell table:style-name="ce398" table:formula="of:=JSONCOMMENTAIRE([.A13];[.B13];[.C13];[.D13];[.E13];[.F13];[.G13];[.H13];[.I13])" office:value-type="string" office:string-value="   {&#10;      &quot;code&quot;:&quot;faq_pb_plastique&quot;,&#10;      &quot;type&quot;:&quot;appli&quot;,&#10;      &quot;auteurs&quot;:&quot;Chris-ren&quot;,&#10;      &quot;nom&quot;:&quot;Pb plastique&quot;,&#10;      &quot;nom_en&quot;:&quot;plastic Pb&quot;,&#10;      &quot;descr&quot;:&quot;Les plastiques sont mis dans la catégorie de traitement cat_emr, alors qu'il existe des conteneurs réservés aux plastiques (donc pas à tous les emr)&quot;,&#10;      &quot;descr_en&quot;:&quot;Plastics are used in the treatment cat_emr category, while there are reserved for plastic containers (ie not at all emr)&quot;&#10;   }," calcext:value-type="string">
            <text:p>   {</text:p>
            <text:p>      "code":"faq_pb_plastique",</text:p>
            <text:p>      "type":"appli",</text:p>
            <text:p>      "auteurs":"Chris-ren",</text:p>
            <text:p>      "nom":"Pb plastique",</text:p>
            <text:p>      "nom_en":"plastic Pb",</text:p>
            <text:p>      "descr":"Les plastiques sont mis dans la catégorie de traitement cat_emr, alors qu'il existe des conteneurs réservés aux plastiques (donc pas à tous les emr)",</text:p>
            <text:p>      "descr_en":"Plastics are used in the treatment cat_emr category, while there are reserved for plastic containers (ie not at all emr)"</text:p>
            <text:p>   },</text:p>
          </table:table-cell>
          <table:table-cell office:value-type="string" calcext:value-type="string">
            <text:p><text:s/></text:p>
          </table:table-cell>
          <table:table-cell table:number-columns-repeated="251"/>
        </table:table-row>
        <table:table-row table:style-name="ro12">
          <table:table-cell table:style-name="ce182" office:value-type="string" calcext:value-type="string">
            <text:p>faq_bouteillegaz</text:p>
          </table:table-cell>
          <table:table-cell table:style-name="ce182" office:value-type="string" calcext:value-type="string">
            <text:p>dechet</text:p>
          </table:table-cell>
          <table:table-cell table:style-name="ce182" office:value-type="string" calcext:value-type="string">
            <text:p>Chris-ren</text:p>
          </table:table-cell>
          <table:table-cell table:style-name="ce465" office:value-type="date" office:date-value="2014-01-20" calcext:value-type="date">
            <text:p>20/01/14</text:p>
          </table:table-cell>
          <table:table-cell table:style-name="ce182" office:value-type="string" calcext:value-type="string">
            <text:p>Bouteille de gaz</text:p>
          </table:table-cell>
          <table:table-cell table:style-name="ce182" office:value-type="string" calcext:value-type="string">
            <text:p>Gas cylinder</text:p>
          </table:table-cell>
          <table:table-cell table:style-name="ce182" office:value-type="string" calcext:value-type="string">
            <text:p>Témoignage : les écopoints ne les acceptent pas.</text:p>
          </table:table-cell>
          <table:table-cell table:style-name="ce182" office:value-type="string" calcext:value-type="string">
            <text:p>Testimony: ecopoints do not accept.</text:p>
          </table:table-cell>
          <table:table-cell table:style-name="ce183" office:value-type="string" calcext:value-type="string">
            <text:p>dec_bouteilleGaz</text:p>
          </table:table-cell>
          <table:table-cell/>
          <table:table-cell table:style-name="ce398" table:formula="of:=JSONCOMMENTAIRE([.A14];[.B14];[.C14];[.D14];[.E14];[.F14];[.G14];[.H14];[.I14])" office:value-type="string" office:string-value="   {&#10;      &quot;code&quot;:&quot;faq_bouteillegaz&quot;,&#10;      &quot;type&quot;:&quot;dechet&quot;,&#10;      &quot;auteurs&quot;:&quot;Chris-ren&quot;,&#10;      &quot;dates&quot;:&quot;41659&quot;,&#10;      &quot;nom&quot;:&quot;Bouteille de gaz&quot;,&#10;      &quot;nom_en&quot;:&quot;Gas cylinder&quot;,&#10;      &quot;descr&quot;:&quot;Témoignage : les écopoints ne les acceptent pas.&quot;,&#10;      &quot;descr_en&quot;:&quot;Testimony: ecopoints do not accept.&quot;,&#10;      &quot;elements&quot;:&quot;dec_bouteilleGaz&quot;&#10;   }," calcext:value-type="string">
            <text:p>   {</text:p>
            <text:p>      "code":"faq_bouteillegaz",</text:p>
            <text:p>      "type":"dechet",</text:p>
            <text:p>      "auteurs":"Chris-ren",</text:p>
            <text:p>      "dates":"41659",</text:p>
            <text:p>      "nom":"Bouteille de gaz",</text:p>
            <text:p>      "nom_en":"Gas cylinder",</text:p>
            <text:p>      "descr":"Témoignage : les écopoints ne les acceptent pas.",</text:p>
            <text:p>      "descr_en":"Testimony: ecopoints do not accept.",</text:p>
            <text:p>      "elements":"dec_bouteilleGaz"</text:p>
            <text:p>   },</text:p>
          </table:table-cell>
          <table:table-cell office:value-type="string" calcext:value-type="string">
            <text:p><text:s/></text:p>
          </table:table-cell>
          <table:table-cell table:number-columns-repeated="251"/>
        </table:table-row>
        <table:table-row table:style-name="ro2">
          <table:table-cell table:style-name="ce182" office:value-type="string" calcext:value-type="string">
            <text:p>fac_depotamiante</text:p>
          </table:table-cell>
          <table:table-cell table:style-name="ce182" office:value-type="string" calcext:value-type="string">
            <text:p>dechet</text:p>
          </table:table-cell>
          <table:table-cell table:style-name="ce182" office:value-type="string" calcext:value-type="string">
            <text:p>Chris-ren</text:p>
          </table:table-cell>
          <table:table-cell table:style-name="ce465" office:value-type="date" office:date-value="2014-01-20" calcext:value-type="date">
            <text:p>20/01/14</text:p>
          </table:table-cell>
          <table:table-cell table:style-name="ce182" office:value-type="string" calcext:value-type="string">
            <text:p>Dépôt amiante</text:p>
          </table:table-cell>
          <table:table-cell table:style-name="ce182" office:value-type="string" calcext:value-type="string">
            <text:p>Asbestos deposit</text:p>
          </table:table-cell>
          <table:table-cell table:style-name="ce182"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182"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182"/>
          <table:table-cell/>
          <table:table-cell table:style-name="ce398" table:formula="of:=JSONCOMMENTAIRE([.A15];[.B15];[.C15];[.D15];[.E15];[.F15];[.G15];[.H15];[.I15])" office:value-type="string" office:string-value="   {&#10;      &quot;code&quot;:&quot;fac_depotamiante&quot;,&#10;      &quot;type&quot;:&quot;dechet&quot;,&#10;      &quot;auteurs&quot;:&quot;Chris-ren&quot;,&#10;      &quot;dates&quot;:&quot;41659&quot;,&#10;      &quot;nom&quot;:&quot;Dépôt amiante&quot;,&#10;      &quot;nom_en&quot;:&quot;Asbestos deposit&quot;,&#10;      &quot;descr&quot;:&quot;Déposer tous vos déchets d'amiante lié sur le site de l'entreprise Charier DV : Ecoterre, Le Plantis, 44850 Le Cellier, les Mardi et Vendredi uniquement  de 8h30 à 11h45.  Ce doit être emballé hermétiquement , avec une étiquette 'Attention contient de l'amiante'&quot;,&#10;      &quot;descr_en&quot;:&quot;Place all your asbestos waste linked to the website of the company Charier DV: ECOterre, Le Plantis, 44850 Le Cellier, Tuesday and Friday only from 8:30 to 11:45. It must be tightly wrapped with a label 'Warning contains asbestos'&quot;&#10;   }," calcext:value-type="string">
            <text:p>   {</text:p>
            <text:p>      "code":"fac_depotamiante",</text:p>
            <text:p>      "type":"dechet",</text:p>
            <text:p>      "auteurs":"Chris-ren",</text:p>
            <text:p>      "dates":"41659",</text:p>
            <text:p>      "nom":"Dépôt amiante",</text:p>
            <text:p>      "nom_en":"Asbestos deposit",</text:p>
            <text:p>      "descr":"Déposer tous vos déchets d'amiante lié sur le site de l'entreprise Charier DV : Ecoterre, Le Plantis, 44850 Le Cellier, les Mardi et Vendredi uniquement  de 8h30 à 11h45.  Ce doit être emballé hermétiquement , avec une étiquette 'Attention contient de l'amiante'",</text:p>
            <text:p>      "descr_en":"Place all your asbestos waste linked to the website of the company Charier DV: ECOterre, Le Plantis, 44850 Le Cellier, Tuesday and Friday only from 8:30 to 11:45. It must be tightly wrapped with a label 'Warning contains asbestos'"</text:p>
            <text:p>   },</text:p>
          </table:table-cell>
          <table:table-cell office:value-type="string" calcext:value-type="string">
            <text:p><text:s/></text:p>
          </table:table-cell>
          <table:table-cell table:number-columns-repeated="251"/>
        </table:table-row>
        <table:table-row table:style-name="ro12">
          <table:table-cell table:style-name="ce182" office:value-type="string" calcext:value-type="string">
            <text:p>fac_nantesecologie</text:p>
          </table:table-cell>
          <table:table-cell table:style-name="ce182" office:value-type="string" calcext:value-type="string">
            <text:p>dechet</text:p>
          </table:table-cell>
          <table:table-cell table:style-name="ce182" office:value-type="string" calcext:value-type="string">
            <text:p>Chris-ren</text:p>
          </table:table-cell>
          <table:table-cell table:style-name="ce465" office:value-type="date" office:date-value="2014-04-11" calcext:value-type="date">
            <text:p>11/04/14</text:p>
          </table:table-cell>
          <table:table-cell table:style-name="ce182" office:value-type="string" calcext:value-type="string">
            <text:p>La réinsertion par le tri</text:p>
          </table:table-cell>
          <table:table-cell table:style-name="ce182" office:value-type="string" calcext:value-type="string">
            <text:p>Reintegration by sorting</text:p>
          </table:table-cell>
          <table:table-cell table:style-name="ce182"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182"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83" office:value-type="string" calcext:value-type="string">
            <text:p>stco_reemploi35,stco_reemploi51</text:p>
          </table:table-cell>
          <table:table-cell/>
          <table:table-cell table:style-name="ce398" table:formula="of:=JSONCOMMENTAIRE([.A16];[.B16];[.C16];[.D16];[.E16];[.F16];[.G16];[.H16];[.I16])" office:value-type="string" office:string-value="   {&#10;      &quot;code&quot;:&quot;fac_nantesecologie&quot;,&#10;      &quot;type&quot;:&quot;dechet&quot;,&#10;      &quot;auteurs&quot;:&quot;Chris-ren&quot;,&#10;      &quot;dates&quot;:&quot;41740&quot;,&#10;      &quot;nom&quot;:&quot;La réinsertion par le tri&quot;,&#10;      &quot;nom_en&quot;:&quot;Reintegration by sorting&quot;,&#10;      &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10;      &quot;descr_en&quot;:&quot;This association is aimed at reintegrating people while manually sorting the books / textbooks. Correct books are sold at the store, while the separating paper and coverage of damaged structures (for better use them).&quot;,&#10;      &quot;elements&quot;:&quot;stco_reemploi35,stco_reemploi51&quot;&#10;   }," calcext:value-type="string">
            <text:p>   {</text:p>
            <text:p>      "code":"fac_nantesecologie",</text:p>
            <text:p>      "type":"dechet",</text:p>
            <text:p>      "auteurs":"Chris-ren",</text:p>
            <text:p>      "dates":"41740",</text:p>
            <text:p>      "nom":"La réinsertion par le tri",</text:p>
            <text:p>      "nom_en":"Reintegration by sorting",</text:p>
            <text:p>      "descr":"Cette association est destinée à réinsérer des personnes tout en triant manuellement les livres/manuels scolaires. Les ouvrages corrects sont revendus au magasin, tandis que l'on sépare le papier et la couverture des ouvrages abimés (pour mieux les valoriser).",</text:p>
            <text:p>      "descr_en":"This association is aimed at reintegrating people while manually sorting the books / textbooks. Correct books are sold at the store, while the separating paper and coverage of damaged structures (for better use them).",</text:p>
            <text:p>      "elements":"stco_reemploi35,stco_reemploi51"</text:p>
            <text:p>   },</text:p>
          </table:table-cell>
          <table:table-cell office:value-type="string" calcext:value-type="string">
            <text:p><text:s/></text:p>
          </table:table-cell>
          <table:table-cell table:number-columns-repeated="251"/>
        </table:table-row>
        <table:table-row table:style-name="ro2">
          <table:table-cell table:style-name="ce183" office:value-type="string" calcext:value-type="string">
            <text:p>fac_coucheBebe</text:p>
          </table:table-cell>
          <table:table-cell table:style-name="ce182" office:value-type="string" calcext:value-type="string">
            <text:p>dechet</text:p>
          </table:table-cell>
          <table:table-cell table:style-name="ce425" office:value-type="string" calcext:value-type="string">
            <text:p>Chris-ren</text:p>
          </table:table-cell>
          <table:table-cell table:style-name="ce465" office:value-type="date" office:date-value="2014-12-10" calcext:value-type="date">
            <text:p>10/12/14</text:p>
          </table:table-cell>
          <table:table-cell table:style-name="ce182" office:value-type="string" calcext:value-type="string">
            <text:p>Couches lavables oui mais les couches imperméables</text:p>
          </table:table-cell>
          <table:table-cell table:style-name="ce182" office:value-type="string" calcext:value-type="string">
            <text:p>Cloth diapers yes but impermeable layers</text:p>
          </table:table-cell>
          <table:table-cell table:style-name="ce182"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182" office:value-type="string" calcext:value-type="string">
            <text:p>Among some cloth diapers are really better (eg model 'Bum Genius') because they are waterproof. The people who told me they had stopped all cottons old layers.</text:p>
          </table:table-cell>
          <table:table-cell table:style-name="ce183" office:value-type="string" calcext:value-type="string">
            <text:p>dec_coucheBebe</text:p>
          </table:table-cell>
          <table:table-cell/>
          <table:table-cell table:style-name="ce398" table:formula="of:=JSONCOMMENTAIRE([.A17];[.B17];[.C17];[.D17];[.E17];[.F17];[.G17];[.H17];[.I17])" office:value-type="string" office:string-value="   {&#10;      &quot;code&quot;:&quot;fac_coucheBebe&quot;,&#10;      &quot;type&quot;:&quot;dechet&quot;,&#10;      &quot;auteurs&quot;:&quot;Chris-ren&quot;,&#10;      &quot;dates&quot;:&quot;41983&quot;,&#10;      &quot;nom&quot;:&quot;Couches lavables oui mais les couches imperméables&quot;,&#10;      &quot;nom_en&quot;:&quot;Cloth diapers yes but impermeable layers&quot;,&#10;      &quot;descr&quot;:&quot;Parmi les couches lavables certaines sont vraiment mieux (exemple : modèle 'Bum Genius') car elles sont imperméables. Les personnes qui m'ont dit avoir arrêté avaient toutes des couches cotons à l'ancienne.&quot;,&#10;      &quot;descr_en&quot;:&quot;Among some cloth diapers are really better (eg model 'Bum Genius') because they are waterproof. The people who told me they had stopped all cottons old layers.&quot;,&#10;      &quot;elements&quot;:&quot;dec_coucheBebe&quot;&#10;   }," calcext:value-type="string">
            <text:p>   {</text:p>
            <text:p>      "code":"fac_coucheBebe",</text:p>
            <text:p>      "type":"dechet",</text:p>
            <text:p>      "auteurs":"Chris-ren",</text:p>
            <text:p>      "dates":"41983",</text:p>
            <text:p>      "nom":"Couches lavables oui mais les couches imperméables",</text:p>
            <text:p>      "nom_en":"Cloth diapers yes but impermeable layers",</text:p>
            <text:p>      "descr":"Parmi les couches lavables certaines sont vraiment mieux (exemple : modèle 'Bum Genius') car elles sont imperméables. Les personnes qui m'ont dit avoir arrêté avaient toutes des couches cotons à l'ancienne.",</text:p>
            <text:p>      "descr_en":"Among some cloth diapers are really better (eg model 'Bum Genius') because they are waterproof. The people who told me they had stopped all cottons old layers.",</text:p>
            <text:p>      "elements":"dec_coucheBebe"</text:p>
            <text:p>   },</text:p>
          </table:table-cell>
          <table:table-cell office:value-type="string" calcext:value-type="string">
            <text:p><text:s/></text:p>
          </table:table-cell>
          <table:table-cell table:number-columns-repeated="251"/>
        </table:table-row>
        <table:table-row table:style-name="ro12">
          <table:table-cell table:style-name="ce182" office:value-type="string" calcext:value-type="string">
            <text:p>faq_cons_coupant</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4-12" calcext:value-type="date">
            <text:p>12/04/13</text:p>
          </table:table-cell>
          <table:table-cell table:style-name="ce182" office:value-type="string" calcext:value-type="string">
            <text:p>Conseil coupant admis</text:p>
          </table:table-cell>
          <table:table-cell table:style-name="ce182" office:value-type="string" calcext:value-type="string">
            <text:p>Council admitted cutting</text:p>
          </table:table-cell>
          <table:table-cell table:style-name="ce182" office:value-type="string" calcext:value-type="string">
            <text:p>Depuis un an les documentations de Nantes Métropôle signalent que l'on peut mettre les déchets coupants dans les sacs.</text:p>
          </table:table-cell>
          <table:table-cell table:style-name="ce182" office:value-type="string" calcext:value-type="string">
            <text:p>For a year the documentations of Nantes Métropôle report that can be put sharps waste in the bags.</text:p>
          </table:table-cell>
          <table:table-cell table:style-name="ce183" office:value-type="string" calcext:value-type="string">
            <text:p>dec_miroir,dec_porcelaine,dec_poterie,dec_vaisselleVerrePorcelaine,dec_vitre</text:p>
          </table:table-cell>
          <table:table-cell/>
          <table:table-cell table:style-name="ce398" table:formula="of:=JSONCOMMENTAIRE([.A18];[.B18];[.C18];[.D18];[.E18];[.F18];[.G18];[.H18];[.I18])" office:value-type="string" office:string-value="   {&#10;      &quot;code&quot;:&quot;faq_cons_coupant&quot;,&#10;      &quot;type&quot;:&quot;appli&quot;,&#10;      &quot;auteurs&quot;:&quot;Chris-ren&quot;,&#10;      &quot;dates&quot;:&quot;41376&quot;,&#10;      &quot;nom&quot;:&quot;Conseil coupant admis&quot;,&#10;      &quot;nom_en&quot;:&quot;Council admitted cutting&quot;,&#10;      &quot;descr&quot;:&quot;Depuis un an les documentations de Nantes Métropôle signalent que l'on peut mettre les déchets coupants dans les sacs.&quot;,&#10;      &quot;descr_en&quot;:&quot;For a year the documentations of Nantes Métropôle report that can be put sharps waste in the bags.&quot;,&#10;      &quot;elements&quot;:&quot;dec_miroir,dec_porcelaine,dec_poterie,dec_vaisselleVerrePorcelaine,dec_vitre&quot;&#10;   }," calcext:value-type="string">
            <text:p>   {</text:p>
            <text:p>      "code":"faq_cons_coupant",</text:p>
            <text:p>      "type":"appli",</text:p>
            <text:p>      "auteurs":"Chris-ren",</text:p>
            <text:p>      "dates":"41376",</text:p>
            <text:p>      "nom":"Conseil coupant admis",</text:p>
            <text:p>      "nom_en":"Council admitted cutting",</text:p>
            <text:p>      "descr":"Depuis un an les documentations de Nantes Métropôle signalent que l'on peut mettre les déchets coupants dans les sacs.",</text:p>
            <text:p>      "descr_en":"For a year the documentations of Nantes Métropôle report that can be put sharps waste in the bags.",</text:p>
            <text:p>      "elements":"dec_miroir,dec_porcelaine,dec_poterie,dec_vaisselleVerrePorcelaine,dec_vitre"</text:p>
            <text:p>   },</text:p>
          </table:table-cell>
          <table:table-cell table:number-columns-repeated="4" office:value-type="string" calcext:value-type="string">
            <text:p><text:s/></text:p>
          </table:table-cell>
          <table:table-cell table:number-columns-repeated="248"/>
        </table:table-row>
        <table:table-row table:style-name="ro1">
          <table:table-cell table:style-name="ce182" table:number-columns-repeated="9"/>
          <table:table-cell/>
          <table:table-cell table:style-name="ce36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2">
          <table:table-cell table:number-columns-repeated="6"/>
          <table:table-cell table:style-name="ce466"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style-name="ce182" office:value-type="string" calcext:value-type="string">
            <text:p>faq_panneaux_ecotox</text:p>
          </table:table-cell>
          <table:table-cell table:style-name="ce182" office:value-type="string" calcext:value-type="string">
            <text:p>modco</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Panneaux Écotox / site Internet pas à jour</text:p>
          </table:table-cell>
          <table:table-cell table:style-name="ce182"/>
          <table:table-cell table:style-name="ce182"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182" table:number-columns-repeated="2"/>
          <table:table-cell/>
          <table:table-cell table:style-name="ce398"/>
          <table:table-cell table:number-columns-repeated="4" office:value-type="string" calcext:value-type="string">
            <text:p><text:s/></text:p>
          </table:table-cell>
          <table:table-cell table:number-columns-repeated="248"/>
        </table:table-row>
        <table:table-row table:style-name="ro2">
          <table:table-cell table:style-name="ce182" office:value-type="string" calcext:value-type="string">
            <text:p>faq_ecotox</text:p>
          </table:table-cell>
          <table:table-cell table:style-name="ce182" office:value-type="string" calcext:value-type="string">
            <text:p>modco</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Usage Écotox</text:p>
          </table:table-cell>
          <table:table-cell table:style-name="ce182"/>
          <table:table-cell table:style-name="ce182"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182" table:number-columns-repeated="2"/>
          <table:table-cell/>
          <table:table-cell table:style-name="ce398"/>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4"/>
          <table:table-cell table:style-name="ce464" office:value-type="string" calcext:value-type="string">
            <text:p><text:s/></text:p>
          </table:table-cell>
          <table:table-cell table:number-columns-repeated="248"/>
        </table:table-row>
        <table:table-row table:style-name="ro2" table:number-rows-repeated="12">
          <table:table-cell table:number-columns-repeated="263"/>
        </table:table-row>
        <table:table-row table:style-name="ro2">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2" table:number-rows-repeated="65493">
          <table:table-cell table:number-columns-repeated="263"/>
        </table:table-row>
        <table:table-row table:style-name="ro9">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4" table:print="false">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number-columns-repeated="4" table:default-cell-style-name="Default"/>
        <table:table-column table:style-name="co96" table:default-cell-style-name="Default"/>
        <table:table-column table:style-name="co97" table:default-cell-style-name="Default"/>
        <table:table-column table:style-name="co98" table:number-columns-repeated="2"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76" table:number-columns-repeated="3" table:default-cell-style-name="Default"/>
        <table:table-column table:style-name="co41" table:number-columns-repeated="233" table:default-cell-style-name="Default"/>
        <table:table-row table:style-name="ro3">
          <table:table-cell table:style-name="ce179" office:value-type="string" calcext:value-type="string" table:number-columns-spanned="8" table:number-rows-spanned="1">
            <text:p>Fiches</text:p>
          </table:table-cell>
          <table:covered-table-cell table:number-columns-repeated="7"/>
          <table:table-cell table:number-columns-repeated="11"/>
          <table:table-cell office:value-type="string" calcext:value-type="string">
            <text:p><text:s/></text:p>
          </table:table-cell>
          <table:table-cell/>
          <table:table-cell table:style-name="ce536" office:value-type="string" calcext:value-type="string">
            <text:p>_GETHASHDATAS("_hashFichesDatas"; ROW(Fiches.A5); ROW(Fiches.A37); "Fiches"; COLUMN(Fiches.A5); COLUMN(Fiches.I5); COLUMN(Fiches.J5))</text:p>
          </table:table-cell>
          <table:table-cell table:number-columns-repeated="243"/>
        </table:table-row>
        <table:table-row table:style-name="ro3">
          <table:table-cell table:style-name="ce400" office:value-type="string" calcext:value-type="string" table:number-columns-spanned="8" table:number-rows-spanned="1">
            <text:p>Les fiches ont un contenu plus important, et sont présentés sur des pages séparées</text:p>
          </table:table-cell>
          <table:covered-table-cell table:number-columns-repeated="7"/>
          <table:table-cell table:number-columns-repeated="3"/>
          <table:table-cell office:value-type="string" calcext:value-type="string">
            <text:p><text:s/></text:p>
          </table:table-cell>
          <table:table-cell table:number-columns-repeated="3"/>
          <table:table-cell table:number-columns-repeated="3" office:value-type="string" calcext:value-type="string">
            <text:p><text:s/></text:p>
          </table:table-cell>
          <table:table-cell table:number-columns-repeated="247"/>
        </table:table-row>
        <table:table-row table:style-name="ro3">
          <table:table-cell table:style-name="ce148" table:number-columns-repeated="11"/>
          <table:table-cell table:number-columns-repeated="254"/>
        </table:table-row>
        <table:table-row table:style-name="ro3">
          <table:table-cell table:style-name="ce291" office:value-type="string" calcext:value-type="string">
            <text:p>_Code</text:p>
          </table:table-cell>
          <table:table-cell table:style-name="ce291" office:value-type="string" calcext:value-type="string">
            <text:p>_Nom</text:p>
          </table:table-cell>
          <table:table-cell table:style-name="ce291" office:value-type="string" calcext:value-type="string">
            <text:p>Nom en</text:p>
          </table:table-cell>
          <table:table-cell table:style-name="ce291" office:value-type="string" calcext:value-type="string">
            <text:p>Type</text:p>
          </table:table-cell>
          <table:table-cell table:style-name="ce291" office:value-type="string" calcext:value-type="string">
            <text:p>Type_en</text:p>
          </table:table-cell>
          <table:table-cell table:style-name="ce297" office:value-type="string" calcext:value-type="string">
            <text:p>_Description</text:p>
          </table:table-cell>
          <table:table-cell table:style-name="ce297" office:value-type="string" calcext:value-type="string">
            <text:p>Description en</text:p>
          </table:table-cell>
          <table:table-cell table:style-name="ce119" office:value-type="string" calcext:value-type="string">
            <text:p>_Image</text:p>
          </table:table-cell>
          <table:table-cell table:style-name="ce119" office:value-type="string" calcext:value-type="string">
            <text:p>Mots clés</text:p>
          </table:table-cell>
          <table:table-cell table:style-name="ce119" office:value-type="string" calcext:value-type="string">
            <text:p>Mots clés en</text:p>
          </table:table-cell>
          <table:table-cell table:style-name="ce119" office:value-type="string" calcext:value-type="string">
            <text:p>URL</text:p>
          </table:table-cell>
          <table:table-cell table:style-name="ce362" office:value-type="string" calcext:value-type="string">
            <text:p>_Bouton</text:p>
          </table:table-cell>
          <table:table-cell table:style-name="ce362" office:value-type="string" calcext:value-type="string">
            <text:p>Source</text:p>
          </table:table-cell>
          <table:table-cell table:style-name="ce362" office:value-type="string" calcext:value-type="string">
            <text:p>Catégorie</text:p>
          </table:table-cell>
          <table:table-cell table:style-name="ce362" office:value-type="string" calcext:value-type="string">
            <text:p>Images</text:p>
          </table:table-cell>
          <table:table-cell table:number-columns-repeated="3"/>
          <table:table-cell table:style-name="ce366" office:value-type="string" calcext:value-type="string">
            <text:p><text:span text:style-name="T2">var</text:span><text:span text:style-name="T3"> _infosDatas = [</text:span></text:p>
          </table:table-cell>
          <table:table-cell table:style-name="ce464"/>
          <table:table-cell table:number-columns-repeated="245"/>
        </table:table-row>
        <table:table-row table:style-name="ro3">
          <table:table-cell office:value-type="string" calcext:value-type="string">
            <text:p>fiche_aremacs</text:p>
          </table:table-cell>
          <table:table-cell office:value-type="string" calcext:value-type="string">
            <text:p>Aremacs</text:p>
          </table:table-cell>
          <table:table-cell table:style-name="ce144" office:value-type="string" calcext:value-type="string">
            <text:p>Aremacs</text:p>
          </table:table-cell>
          <table:table-cell table:style-name="ce144" office:value-type="string" calcext:value-type="string">
            <text:p>Initiative locale réductions des déchets</text:p>
          </table:table-cell>
          <table:table-cell table:style-name="ce144" office:value-type="string" calcext:value-type="string">
            <text:p>Local waste reduction initiative</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text:a xlink:href="mailto:nantes@aremacs.com" xlink:type="simple">nantes@aremacs.com</text:a></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text:a xlink:href="mailto:nantes@aremacs.com" xlink:type="simple">nantes@aremacs.com</text:a></text:p>
          </table:table-cell>
          <table:table-cell table:style-name="ce303" office:value-type="string" calcext:value-type="string">
            <text:p>nantes/aremacs_mini.png</text:p>
          </table:table-cell>
          <table:table-cell table:style-name="ce303" office:value-type="string" calcext:value-type="string">
            <text:p>aremacs,fête,événement</text:p>
          </table:table-cell>
          <table:table-cell office:value-type="string" calcext:value-type="string">
            <text:p>aremacs,fest,event</text:p>
          </table:table-cell>
          <table:table-cell office:value-type="string" calcext:value-type="string">
            <text:p><text:a xlink:href="http://www.aremacs.com/" xlink:type="simple">http://www.aremacs.com</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table:table-cell table:number-columns-repeated="3"/>
          <table:table-cell table:style-name="ce534" table:formula="of:=JSONFICHE([.A5];[.B5];[.C5];[.D5];[.E5];[.F5];[.G5];[.H5];[.I5];[.J5];[.K5];[.L5];[.M5];[.N5];[.O5])" office:value-type="string" office:string-value="   {&#10;      &quot;code&quot;:&quot;fiche_aremacs&quot;,&#10;      &quot;nom&quot;:&quot;Aremacs&quot;,&#10;      &quot;nom_en&quot;:&quot;Aremacs&quot;,&#10;      &quot;type&quot;:&quot;Initiative locale réductions des déchets&quot;,&#10;      &quot;type_en&quot;:&quot;Local waste reduction initiative&quot;,&#10;      &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quot;,&#10;      &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quot;,&#10;      &quot;bouton&quot;:&quot;fiche&quot;,&#10;      &quot;image&quot;:&quot;nantes/aremacs_mini.png&quot;,&#10;      &quot;mots_cles&quot;:&quot;aremacs,fete,evenement&quot;,&#10;      &quot;mots_cles_en&quot;:&quot;aremacs,fest,event&quot;,&#10;      &quot;categorie&quot;:&quot;initiative_locale&quot;,&#10;      &quot;source&quot;:&quot;Mieux trier à Nantes&quot;,&#10;      &quot;urls&quot;:&quot;http://www.aremacs.com&quot;&#10;   }," calcext:value-type="string">
            <text:p>   {</text:p>
            <text:p>      "code":"fiche_aremacs",</text:p>
            <text:p>      "nom":"Aremacs",</text:p>
            <text:p>      "nom_en":"Aremacs",</text:p>
            <text:p>      "type":"Initiative locale réductions des déchets",</text:p>
            <text:p>      "type_en":"Local waste reduction initiative",</text:p>
            <text:p>      "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text:p>
            <text:p>      "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text:p>
            <text:p>      "bouton":"fiche",</text:p>
            <text:p>      "image":"nantes/aremacs_mini.png",</text:p>
            <text:p>      "mots_cles":"aremacs,fete,evenement",</text:p>
            <text:p>      "mots_cles_en":"aremacs,fest,event",</text:p>
            <text:p>      "categorie":"initiative_locale",</text:p>
            <text:p>      "source":"Mieux trier à Nantes",</text:p>
            <text:p>      "urls":"http://www.aremacs.com"</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bacjaune</text:p>
          </table:table-cell>
          <table:table-cell table:style-name="ce182" office:value-type="string" calcext:value-type="string">
            <text:p>Bacs jaunes et bleus</text:p>
          </table:table-cell>
          <table:table-cell table:style-name="ce144" office:value-type="string" calcext:value-type="string">
            <text:p>Yellow and blue bin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0"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470"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303" office:value-type="string" calcext:value-type="string">
            <text:p>nantes/bacs_jaune_et_bleu.png</text:p>
          </table:table-cell>
          <table:table-cell table:style-name="ce303" office:value-type="string" calcext:value-type="string">
            <text:p>bacs,jaunes,bleus</text:p>
          </table:table-cell>
          <table:table-cell table:style-name="ce144" office:value-type="string" calcext:value-type="string">
            <text:p>bins,yellow,blue</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6];[.B6];[.C6];[.D6];[.E6];[.F6];[.G6];[.H6];[.I6];[.J6];[.K6];[.L6];[.M6];[.N6];[.O6])" office:value-type="string" office:string-value="   {&#10;      &quot;code&quot;:&quot;fiche_bacjaune&quot;,&#10;      &quot;nom&quot;:&quot;Bacs jaunes et bleus&quot;,&#10;      &quot;nom_en&quot;:&quot;Yellow and blue bins&quot;,&#10;      &quot;type&quot;:&quot;Consignes locales de tri&quot;,&#10;      &quot;type_en&quot;:&quot;Local sorting instructions &quot;,&#10;      &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      &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      &quot;bouton&quot;:&quot;fiche&quot;,&#10;      &quot;image&quot;:&quot;nantes/bacs_jaune_et_bleu.png&quot;,&#10;      &quot;mots_cles&quot;:&quot;bacs,jaunes,bleus&quot;,&#10;      &quot;mots_cles_en&quot;:&quot;bins,yellow,blue&quot;,&#10;      &quot;categorie&quot;:&quot;consigne_locale&quot;,&#10;      &quot;source&quot;:&quot;Mieux trier à Nantes&quot;&#10;   }," calcext:value-type="string">
            <text:p>   {</text:p>
            <text:p>      "code":"fiche_bacjaune",</text:p>
            <text:p>      "nom":"Bacs jaunes et bleus",</text:p>
            <text:p>      "nom_en":"Yellow and blue bins",</text:p>
            <text:p>      "type":"Consignes locales de tri",</text:p>
            <text:p>      "type_en":"Local sorting instructions ",</text:p>
            <text:p>      "descr":"&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      "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      "bouton":"fiche",</text:p>
            <text:p>      "image":"nantes/bacs_jaune_et_bleu.png",</text:p>
            <text:p>      "mots_cles":"bacs,jaunes,bleus",</text:p>
            <text:p>      "mots_cles_en":"bins,yellow,blue",</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bouchon_amour</text:p>
          </table:table-cell>
          <table:table-cell table:style-name="ce291" office:value-type="string" calcext:value-type="string">
            <text:p>Bouchons d'amour</text:p>
          </table:table-cell>
          <table:table-cell table:style-name="ce433" office:value-type="string" calcext:value-type="string">
            <text:p>Bouchons d'amour</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1"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text:p>
          </table:table-cell>
          <table:table-cell table:style-name="ce471"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291" office:value-type="string" calcext:value-type="string">
            <text:p>bouchon_plastique_mini.png</text:p>
          </table:table-cell>
          <table:table-cell table:style-name="ce291" office:value-type="string" calcext:value-type="string">
            <text:p>bouchons,amour</text:p>
          </table:table-cell>
          <table:table-cell table:style-name="ce144" office:value-type="string" calcext:value-type="string">
            <text:p>caps,love</text:p>
          </table:table-cell>
          <table:table-cell table:style-name="ce144" office:value-type="string" calcext:value-type="string">
            <text:p>http://www.bouchonsdamour.com/les-bons-bouchons</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7];[.B7];[.C7];[.D7];[.E7];[.F7];[.G7];[.H7];[.I7];[.J7];[.K7];[.L7];[.M7];[.N7];[.O7])" office:value-type="string" office:string-value="   {&#10;      &quot;code&quot;:&quot;fiche_bouchon_amour&quot;,&#10;      &quot;nom&quot;:&quot;Bouchons d'amour&quot;,&#10;      &quot;nom_en&quot;:&quot;Bouchons d'amour&quot;,&#10;      &quot;type&quot;:&quot;Consignes de tri&quot;,&#10;      &quot;type_en&quot;:&quot;Sorting instructions &quot;,&#10;      &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      &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      &quot;bouton&quot;:&quot;fiche&quot;,&#10;      &quot;image&quot;:&quot;bouchon_plastique_mini.png&quot;,&#10;      &quot;mots_cles&quot;:&quot;bouchons,amour&quot;,&#10;      &quot;mots_cles_en&quot;:&quot;caps,love&quot;,&#10;      &quot;categorie&quot;:&quot;general_tri&quot;,&#10;      &quot;source&quot;:&quot;Mieux trier à Nantes&quot;,&#10;      &quot;urls&quot;:&quot;http://www.bouchonsdamour.com/les-bons-bouchons&quot;&#10;   }," calcext:value-type="string">
            <text:p>   {</text:p>
            <text:p>      "code":"fiche_bouchon_amour",</text:p>
            <text:p>      "nom":"Bouchons d'amour",</text:p>
            <text:p>      "nom_en":"Bouchons d'amour",</text:p>
            <text:p>      "type":"Consignes de tri",</text:p>
            <text:p>      "type_en":"Sorting instructions ",</text:p>
            <text:p>      "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      "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      "bouton":"fiche",</text:p>
            <text:p>      "image":"bouchon_plastique_mini.png",</text:p>
            <text:p>      "mots_cles":"bouchons,amour",</text:p>
            <text:p>      "mots_cles_en":"caps,love",</text:p>
            <text:p>      "categorie":"general_tri",</text:p>
            <text:p>      "source":"Mieux trier à Nantes",</text:p>
            <text:p>      "urls":"http://www.bouchonsdamour.com/les-bons-bouchons"</text:p>
            <text:p>   },</text:p>
          </table:table-cell>
          <table:table-cell table:style-name="ce464" office:value-type="string" calcext:value-type="string">
            <text:p><text:s/></text:p>
          </table:table-cell>
          <table:table-cell table:number-columns-repeated="245"/>
        </table:table-row>
        <table:table-row table:style-name="ro3">
          <table:table-cell table:style-name="ce303" office:value-type="string" calcext:value-type="string">
            <text:p>fiche_encombrant</text:p>
          </table:table-cell>
          <table:table-cell table:style-name="ce303" office:value-type="string" calcext:value-type="string">
            <text:p>Collecte des encombrants</text:p>
          </table:table-cell>
          <table:table-cell table:style-name="ce144" office:value-type="string" calcext:value-type="string">
            <text:p>Collection of bulky</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2"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472"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303" office:value-type="string" calcext:value-type="string">
            <text:p>nantes/encombrant_mini.png</text:p>
          </table:table-cell>
          <table:table-cell table:style-name="ce303" office:value-type="string" calcext:value-type="string">
            <text:p>collecte,encombrant</text:p>
          </table:table-cell>
          <table:table-cell table:style-name="ce144" office:value-type="string" calcext:value-type="string">
            <text:p>collection,bulky</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8];[.B8];[.C8];[.D8];[.E8];[.F8];[.G8];[.H8];[.I8];[.J8];[.K8];[.L8];[.M8];[.N8];[.O8])" office:value-type="string" office:string-value="   {&#10;      &quot;code&quot;:&quot;fiche_encombrant&quot;,&#10;      &quot;nom&quot;:&quot;Collecte des encombrants&quot;,&#10;      &quot;nom_en&quot;:&quot;Collection of bulky&quot;,&#10;      &quot;type&quot;:&quot;Consignes locales de tri&quot;,&#10;      &quot;type_en&quot;:&quot;Local sorting instructions &quot;,&#10;      &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      &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      &quot;bouton&quot;:&quot;fiche&quot;,&#10;      &quot;image&quot;:&quot;nantes/encombrant_mini.png&quot;,&#10;      &quot;mots_cles&quot;:&quot;collecte,encombrant&quot;,&#10;      &quot;mots_cles_en&quot;:&quot;collection,bulky&quot;,&#10;      &quot;categorie&quot;:&quot;consigne_locale&quot;,&#10;      &quot;source&quot;:&quot;Mieux trier à Nantes&quot;&#10;   }," calcext:value-type="string">
            <text:p>   {</text:p>
            <text:p>      "code":"fiche_encombrant",</text:p>
            <text:p>      "nom":"Collecte des encombrants",</text:p>
            <text:p>      "nom_en":"Collection of bulky",</text:p>
            <text:p>      "type":"Consignes locales de tri",</text:p>
            <text:p>      "type_en":"Local sorting instructions ",</text:p>
            <text:p>      "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      "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      "bouton":"fiche",</text:p>
            <text:p>      "image":"nantes/encombrant_mini.png",</text:p>
            <text:p>      "mots_cles":"collecte,encombrant",</text:p>
            <text:p>      "mots_cles_en":"collection,bulky",</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303" office:value-type="string" calcext:value-type="string">
            <text:p>fiche_compostage</text:p>
          </table:table-cell>
          <table:table-cell table:style-name="ce303" office:value-type="string" calcext:value-type="string">
            <text:p>Compostage</text:p>
          </table:table-cell>
          <table:table-cell table:style-name="ce144" office:value-type="string" calcext:value-type="string">
            <text:p>Compost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able:table-cell>
          <table:table-cell table:style-name="ce291"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able:table-cell>
          <table:table-cell table:style-name="ce303" office:value-type="string" calcext:value-type="string">
            <text:p>composteur_mini.png</text:p>
          </table:table-cell>
          <table:table-cell table:style-name="ce303" office:value-type="string" calcext:value-type="string">
            <text:p>compostage</text:p>
          </table:table-cell>
          <table:table-cell table:style-name="ce144" office:value-type="string" calcext:value-type="string">
            <text:p>compostri</text:p>
          </table:table-cell>
          <table:table-cell table:style-name="ce144" office:value-type="string" calcext:value-type="string">
            <text:p><text:a xlink:href="https://www.ekopedia.fr/wiki/Compost" xlink:type="simple">https://www.ekopedia.fr/wiki/Compost</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9];[.B9];[.C9];[.D9];[.E9];[.F9];[.G9];[.H9];[.I9];[.J9];[.K9];[.L9];[.M9];[.N9];[.O9])" office:value-type="string" office:string-value="   {&#10;      &quot;code&quot;:&quot;fiche_compostage&quot;,&#10;      &quot;nom&quot;:&quot;Compostage&quot;,&#10;      &quot;nom_en&quot;:&quot;Composting&quot;,&#10;      &quot;type&quot;:&quot;Consignes de tri&quot;,&#10;      &quot;type_en&quot;:&quot;Sorting instructions &quot;,&#10;      &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      &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      &quot;bouton&quot;:&quot;fiche&quot;,&#10;      &quot;image&quot;:&quot;composteur_mini.png&quot;,&#10;      &quot;mots_cles&quot;:&quot;compostage&quot;,&#10;      &quot;mots_cles_en&quot;:&quot;compostri&quot;,&#10;      &quot;categorie&quot;:&quot;general_tri&quot;,&#10;      &quot;source&quot;:&quot;Mieux trier à Nantes&quot;,&#10;      &quot;urls&quot;:&quot;https://www.ekopedia.fr/wiki/Compost&quot;&#10;   }," calcext:value-type="string">
            <text:p>   {</text:p>
            <text:p>      "code":"fiche_compostage",</text:p>
            <text:p>      "nom":"Compostage",</text:p>
            <text:p>      "nom_en":"Composting",</text:p>
            <text:p>      "type":"Consignes de tri",</text:p>
            <text:p>      "type_en":"Sorting instructions ",</text:p>
            <text:p>      "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      "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      "bouton":"fiche",</text:p>
            <text:p>      "image":"composteur_mini.png",</text:p>
            <text:p>      "mots_cles":"compostage",</text:p>
            <text:p>      "mots_cles_en":"compostri",</text:p>
            <text:p>      "categorie":"general_tri",</text:p>
            <text:p>      "source":"Mieux trier à Nantes",</text:p>
            <text:p>      "urls":"https://www.ekopedia.fr/wiki/Compost"</text:p>
            <text:p>   },</text:p>
          </table:table-cell>
          <table:table-cell table:style-name="ce464" office:value-type="string" calcext:value-type="string">
            <text:p><text:s/></text:p>
          </table:table-cell>
          <table:table-cell table:number-columns-repeated="245"/>
        </table:table-row>
        <table:table-row table:style-name="ro3">
          <table:table-cell office:value-type="string" calcext:value-type="string">
            <text:p>fiche_compostri</text:p>
          </table:table-cell>
          <table:table-cell office:value-type="string" calcext:value-type="string">
            <text:p>Compostri</text:p>
          </table:table-cell>
          <table:table-cell table:style-name="ce144" office:value-type="string" calcext:value-type="string">
            <text:p>Compostri</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office:value-type="string" calcext:value-type="string">
            <text:p>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text:a xlink:href="mailto:contact@compostri.fr" xlink:type="simple">contact@compostri.fr</text:a>&lt;br/&gt;</text:p>
          </table:table-cell>
          <table:table-cell office:value-type="string" calcext:value-type="string">
            <text:p>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text:a xlink:href="mailto:contact@compostri.fr" xlink:type="simple">contact@compostri.fr</text:a></text:p>
          </table:table-cell>
          <table:table-cell table:style-name="ce303" office:value-type="string" calcext:value-type="string">
            <text:p>nantes/logo_compostri_mini.png</text:p>
          </table:table-cell>
          <table:table-cell table:style-name="ce303" office:value-type="string" calcext:value-type="string">
            <text:p>compostri</text:p>
          </table:table-cell>
          <table:table-cell table:style-name="ce144" office:value-type="string" calcext:value-type="string">
            <text:p>container,packaging,newspaper,magazine</text:p>
          </table:table-cell>
          <table:table-cell table:style-name="ce144" office:value-type="string" calcext:value-type="string">
            <text:p>http://www.compostri.fr</text:p>
          </table:table-cell>
          <table:table-cell table:style-name="ce362" office:value-type="string" calcext:value-type="string">
            <text:p>fiche</text:p>
          </table:table-cell>
          <table:table-cell table:style-name="ce362" office:value-type="string" calcext:value-type="string">
            <text:p>Envoyé par Compostri 01/2018</text:p>
          </table:table-cell>
          <table:table-cell table:style-name="ce362" office:value-type="string" calcext:value-type="string">
            <text:p>initiative_locale</text:p>
          </table:table-cell>
          <table:table-cell table:style-name="ce362" office:value-type="string" calcext:value-type="string">
            <text:p>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text:p>
          </table:table-cell>
          <table:table-cell office:value-type="string" calcext:value-type="string">
            <text:p><text:s/></text:p>
          </table:table-cell>
          <table:table-cell table:number-columns-repeated="2"/>
          <table:table-cell table:style-name="ce534" table:formula="of:=JSONFICHE([.A10];[.B10];[.C10];[.D10];[.E10];[.F10];[.G10];[.H10];[.I10];[.J10];[.K10];[.L10];[.M10];[.N10];[.O10])" office:value-type="string" office:string-value="   {&#10;      &quot;code&quot;:&quot;fiche_compostri&quot;,&#10;      &quot;nom&quot;:&quot;Compostri&quot;,&#10;      &quot;nom_en&quot;:&quot;Compostri&quot;,&#10;      &quot;type&quot;:&quot;Consignes locales de tri&quot;,&#10;      &quot;type_en&quot;:&quot;Local sorting instructions &quot;,&#10;      &quot;descr&quot;:&quot;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quot;,&#10;      &quot;descr_en&quot;:&quot;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quot;,&#10;      &quot;bouton&quot;:&quot;fiche&quot;,&#10;      &quot;image&quot;:&quot;nantes/logo_compostri_mini.png&quot;,&#10;      &quot;mots_cles&quot;:&quot;compostri&quot;,&#10;      &quot;mots_cles_en&quot;:&quot;container,packaging,newspaper,magazine&quot;,&#10;      &quot;categorie&quot;:&quot;initiative_locale&quot;,&#10;      &quot;photos&quot;:&quot;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quot;,&#10;      &quot;source&quot;:&quot;Envoyé par Compostri 01/2018&quot;,&#10;      &quot;urls&quot;:&quot;http://www.compostri.fr&quot;&#10;   }," calcext:value-type="string">
            <text:p>   {</text:p>
            <text:p>      "code":"fiche_compostri",</text:p>
            <text:p>      "nom":"Compostri",</text:p>
            <text:p>      "nom_en":"Compostri",</text:p>
            <text:p>      "type":"Consignes locales de tri",</text:p>
            <text:p>      "type_en":"Local sorting instructions ",</text:p>
            <text:p>      "descr":"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text:p>
            <text:p>      "descr_en":"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text:p>
            <text:p>      "bouton":"fiche",</text:p>
            <text:p>      "image":"nantes/logo_compostri_mini.png",</text:p>
            <text:p>      "mots_cles":"compostri",</text:p>
            <text:p>      "mots_cles_en":"container,packaging,newspaper,magazine",</text:p>
            <text:p>      "categorie":"initiative_locale",</text:p>
            <text:p>      "photos":"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text:p>
            <text:p>      "source":"Envoyé par Compostri 01/2018",</text:p>
            <text:p>      "urls":"http://www.compostri.fr"</text:p>
            <text:p>   },</text:p>
          </table:table-cell>
          <table:table-cell table:style-name="ce464"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javascript:void(0);\" onclick=\"window.open('http://fr.ekopedia.org/Compost' TARGET='_new'&gt;article Compost sur Ékopédia&lt;/A&gt;</text:p>
          </table:table-cell>
          <table:table-cell table:number-columns-repeated="243"/>
        </table:table-row>
        <table:table-row table:style-name="ro3">
          <table:table-cell table:style-name="ce182" office:value-type="string" calcext:value-type="string">
            <text:p>fiche_contembjournmag</text:p>
          </table:table-cell>
          <table:table-cell table:style-name="ce182" office:value-type="string" calcext:value-type="string">
            <text:p>Cont. embal. journ. mag.</text:p>
          </table:table-cell>
          <table:table-cell table:style-name="ce144" office:value-type="string" calcext:value-type="string">
            <text:p>Cont. embal. journ. Mag.</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182"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82"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303" office:value-type="string" calcext:value-type="string">
            <text:p>conteneur_emballages_journaux_magazines_mini.png</text:p>
          </table:table-cell>
          <table:table-cell table:style-name="ce303" office:value-type="string" calcext:value-type="string">
            <text:p>conteneur,emballage,journal,magasine</text:p>
          </table:table-cell>
          <table:table-cell table:style-name="ce144" office:value-type="string" calcext:value-type="string">
            <text:p>containers,clothing</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1];[.B11];[.C11];[.D11];[.E11];[.F11];[.G11];[.H11];[.I11];[.J11];[.K11];[.L11];[.M11];[.N11];[.O11])" office:value-type="string" office:string-value="   {&#10;      &quot;code&quot;:&quot;fiche_contembjournmag&quot;,&#10;      &quot;nom&quot;:&quot;Cont. embal. journ. mag.&quot;,&#10;      &quot;nom_en&quot;:&quot;Cont. embal. journ. Mag.&quot;,&#10;      &quot;type&quot;:&quot;Consignes locales de tri&quot;,&#10;      &quot;type_en&quot;:&quot;Local sorting instructions &quot;,&#10;      &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      &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      &quot;bouton&quot;:&quot;fiche&quot;,&#10;      &quot;image&quot;:&quot;conteneur_emballages_journaux_magazines_mini.png&quot;,&#10;      &quot;mots_cles&quot;:&quot;conteneur,emballage,journal,magasine&quot;,&#10;      &quot;mots_cles_en&quot;:&quot;containers,clothing&quot;,&#10;      &quot;categorie&quot;:&quot;consigne_locale&quot;,&#10;      &quot;source&quot;:&quot;Mieux trier à Nantes&quot;&#10;   }," calcext:value-type="string">
            <text:p>   {</text:p>
            <text:p>      "code":"fiche_contembjournmag",</text:p>
            <text:p>      "nom":"Cont. embal. journ. mag.",</text:p>
            <text:p>      "nom_en":"Cont. embal. journ. Mag.",</text:p>
            <text:p>      "type":"Consignes locales de tri",</text:p>
            <text:p>      "type_en":"Local sorting instructions ",</text:p>
            <text:p>      "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      "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      "bouton":"fiche",</text:p>
            <text:p>      "image":"conteneur_emballages_journaux_magazines_mini.png",</text:p>
            <text:p>      "mots_cles":"conteneur,emballage,journal,magasine",</text:p>
            <text:p>      "mots_cles_en":"containers,clothing",</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303" office:value-type="string" calcext:value-type="string">
            <text:p>fiche_contvet</text:p>
          </table:table-cell>
          <table:table-cell table:style-name="ce303" office:value-type="string" calcext:value-type="string">
            <text:p>Conteneurs vêtements</text:p>
          </table:table-cell>
          <table:table-cell table:style-name="ce144" office:value-type="string" calcext:value-type="string">
            <text:p>Containers cloth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able:table-cell>
          <table:table-cell table:style-name="ce291"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303" office:value-type="string" calcext:value-type="string">
            <text:p>conteneur_lerelais_mini.png</text:p>
          </table:table-cell>
          <table:table-cell table:style-name="ce303" office:value-type="string" calcext:value-type="string">
            <text:p>conteneurs,vêtements</text:p>
          </table:table-cell>
          <table:table-cell table:number-columns-repeated="2"/>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12];[.B12];[.C12];[.D12];[.E12];[.F12];[.G12];[.H12];[.I12];[.J12];[.K12];[.L12];[.M12];[.N12];[.O12])" office:value-type="string" office:string-value="   {&#10;      &quot;code&quot;:&quot;fiche_contvet&quot;,&#10;      &quot;nom&quot;:&quot;Conteneurs vêtements&quot;,&#10;      &quot;nom_en&quot;:&quot;Containers clothing&quot;,&#10;      &quot;type&quot;:&quot;Consignes de tri&quot;,&#10;      &quot;type_en&quot;:&quot;Sorting instructions &quot;,&#10;      &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      &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      &quot;bouton&quot;:&quot;fiche&quot;,&#10;      &quot;image&quot;:&quot;conteneur_lerelais_mini.png&quot;,&#10;      &quot;mots_cles&quot;:&quot;conteneurs,vetements&quot;,&#10;      &quot;mots_cles_en&quot;:&quot;&quot;,&#10;      &quot;categorie&quot;:&quot;general_tri&quot;,&#10;      &quot;source&quot;:&quot;Mieux trier à Nantes&quot;&#10;   }," calcext:value-type="string">
            <text:p>   {</text:p>
            <text:p>      "code":"fiche_contvet",</text:p>
            <text:p>      "nom":"Conteneurs vêtements",</text:p>
            <text:p>      "nom_en":"Containers clothing",</text:p>
            <text:p>      "type":"Consignes de tri",</text:p>
            <text:p>      "type_en":"Sorting instructions ",</text:p>
            <text:p>      "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      "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      "bouton":"fiche",</text:p>
            <text:p>      "image":"conteneur_lerelais_mini.png",</text:p>
            <text:p>      "mots_cles":"conteneurs,vetements",</text:p>
            <text:p>      "mots_cles_en":"",</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303" office:value-type="string" calcext:value-type="string">
            <text:p>fiche_coucheslavables</text:p>
          </table:table-cell>
          <table:table-cell table:style-name="ce303" office:value-type="string" calcext:value-type="string">
            <text:p>Couches lavables</text:p>
          </table:table-cell>
          <table:table-cell table:style-name="ce144" office:value-type="string" calcext:value-type="string">
            <text:p>Cloth diapers</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able:table-cell>
          <table:table-cell table:style-name="ce144"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able:table-cell>
          <table:table-cell table:style-name="ce303" office:value-type="string" calcext:value-type="string">
            <text:p>couches_lavables_1.png</text:p>
          </table:table-cell>
          <table:table-cell table:style-name="ce303" office:value-type="string" calcext:value-type="string">
            <text:p>couche,lavable,arbalange</text:p>
          </table:table-cell>
          <table:table-cell office:value-type="string" calcext:value-type="string">
            <text:p>cloth,diaper,arbalange</text:p>
          </table:table-cell>
          <table:table-cell office:value-type="string" calcext:value-type="string">
            <text:p><text:a xlink:href="https://mieuxtrieranantes.wordpress.com/2014/12/22/arbalange-service-couches-lavables/" xlink:type="simple">https://mieuxtrieranantes.wordpress.com/2014/12/22/arbalange-service-couches-lavables/</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13];[.B13];[.C13];[.D13];[.E13];[.F13];[.G13];[.H13];[.I13];[.J13];[.K13];[.L13];[.M13];[.N13];[.O13])" office:value-type="string" office:string-value="   {&#10;      &quot;code&quot;:&quot;fiche_coucheslavables&quot;,&#10;      &quot;nom&quot;:&quot;Couches lavables&quot;,&#10;      &quot;nom_en&quot;:&quot;Cloth diapers&quot;,&#10;      &quot;type&quot;:&quot;Consignes de tri&quot;,&#10;      &quot;type_en&quot;:&quot;Sorting instructions &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      &quot;bouton&quot;:&quot;fiche&quot;,&#10;      &quot;image&quot;:&quot;couches_lavables_1.png&quot;,&#10;      &quot;mots_cles&quot;:&quot;couche,lavable,arbalange&quot;,&#10;      &quot;mots_cles_en&quot;:&quot;cloth,diaper,arbalange&quot;,&#10;      &quot;categorie&quot;:&quot;general_tri&quot;,&#10;      &quot;source&quot;:&quot;Mieux trier à Nantes&quot;,&#10;      &quot;urls&quot;:&quot;https://mieuxtrieranantes.wordpress.com/2014/12/22/arbalange-service-couches-lavables/&quot;&#10;   }," calcext:value-type="string">
            <text:p>   {</text:p>
            <text:p>      "code":"fiche_coucheslavables",</text:p>
            <text:p>      "nom":"Couches lavables",</text:p>
            <text:p>      "nom_en":"Cloth diapers",</text:p>
            <text:p>      "type":"Consignes de tri",</text:p>
            <text:p>      "type_en":"Sorting instructions ",</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      "bouton":"fiche",</text:p>
            <text:p>      "image":"couches_lavables_1.png",</text:p>
            <text:p>      "mots_cles":"couche,lavable,arbalange",</text:p>
            <text:p>      "mots_cles_en":"cloth,diaper,arbalange",</text:p>
            <text:p>      "categorie":"general_tri",</text:p>
            <text:p>      "source":"Mieux trier à Nantes",</text:p>
            <text:p>      "urls":"https://mieuxtrieranantes.wordpress.com/2014/12/22/arbalange-service-couches-lavabl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contpapiercarton</text:p>
          </table:table-cell>
          <table:table-cell table:style-name="ce182" office:value-type="string" calcext:value-type="string">
            <text:p>Conteneur papier carton</text:p>
          </table:table-cell>
          <table:table-cell table:style-name="ce144" office:value-type="string" calcext:value-type="string">
            <text:p>Paper cardboard container</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182"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82"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303" office:value-type="string" calcext:value-type="string">
            <text:p>conteneur_carton_mini.png</text:p>
          </table:table-cell>
          <table:table-cell table:style-name="ce303" office:value-type="string" calcext:value-type="string">
            <text:p>conteneur,papier,carton</text:p>
          </table:table-cell>
          <table:table-cell table:style-name="ce144" office:value-type="string" calcext:value-type="string">
            <text:p>container,paper,cardboard</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4];[.B14];[.C14];[.D14];[.E14];[.F14];[.G14];[.H14];[.I14];[.J14];[.K14];[.L14];[.M14];[.N14];[.O14])" office:value-type="string" office:string-value="   {&#10;      &quot;code&quot;:&quot;fiche_contpapiercarton&quot;,&#10;      &quot;nom&quot;:&quot;Conteneur papier carton&quot;,&#10;      &quot;nom_en&quot;:&quot;Paper cardboard container&quot;,&#10;      &quot;type&quot;:&quot;Consignes locales de tri&quot;,&#10;      &quot;type_en&quot;:&quot;Local sorting instructions &quot;,&#10;      &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      &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      &quot;bouton&quot;:&quot;fiche&quot;,&#10;      &quot;image&quot;:&quot;conteneur_carton_mini.png&quot;,&#10;      &quot;mots_cles&quot;:&quot;conteneur,papier,carton&quot;,&#10;      &quot;mots_cles_en&quot;:&quot;container,paper,cardboard&quot;,&#10;      &quot;categorie&quot;:&quot;consigne_locale&quot;,&#10;      &quot;source&quot;:&quot;Mieux trier à Nantes&quot;&#10;   }," calcext:value-type="string">
            <text:p>   {</text:p>
            <text:p>      "code":"fiche_contpapiercarton",</text:p>
            <text:p>      "nom":"Conteneur papier carton",</text:p>
            <text:p>      "nom_en":"Paper cardboard container",</text:p>
            <text:p>      "type":"Consignes locales de tri",</text:p>
            <text:p>      "type_en":"Local sorting instructions ",</text:p>
            <text:p>      "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      "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      "bouton":"fiche",</text:p>
            <text:p>      "image":"conteneur_carton_mini.png",</text:p>
            <text:p>      "mots_cles":"conteneur,papier,carton",</text:p>
            <text:p>      "mots_cles_en":"container,paper,cardboard",</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contmpb</text:p>
          </table:table-cell>
          <table:table-cell table:style-name="ce182" office:value-type="string" calcext:value-type="string">
            <text:p>Conteneur plastique</text:p>
          </table:table-cell>
          <table:table-cell table:style-name="ce144" office:value-type="string" calcext:value-type="string">
            <text:p>Plastic container</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40"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440"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303" office:value-type="string" calcext:value-type="string">
            <text:p>conteneur_plastique_mini.png</text:p>
          </table:table-cell>
          <table:table-cell table:style-name="ce303" office:value-type="string" calcext:value-type="string">
            <text:p>conteneur,plastique</text:p>
          </table:table-cell>
          <table:table-cell table:style-name="ce144" office:value-type="string" calcext:value-type="string">
            <text:p>container,plastic</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5];[.B15];[.C15];[.D15];[.E15];[.F15];[.G15];[.H15];[.I15];[.J15];[.K15];[.L15];[.M15];[.N15];[.O15])" office:value-type="string" office:string-value="   {&#10;      &quot;code&quot;:&quot;fiche_contmpb&quot;,&#10;      &quot;nom&quot;:&quot;Conteneur plastique&quot;,&#10;      &quot;nom_en&quot;:&quot;Plastic container&quot;,&#10;      &quot;type&quot;:&quot;Consignes locales de tri&quot;,&#10;      &quot;type_en&quot;:&quot;Local sorting instructions &quot;,&#10;      &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      &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      &quot;bouton&quot;:&quot;fiche&quot;,&#10;      &quot;image&quot;:&quot;conteneur_plastique_mini.png&quot;,&#10;      &quot;mots_cles&quot;:&quot;conteneur,plastique&quot;,&#10;      &quot;mots_cles_en&quot;:&quot;container,plastic&quot;,&#10;      &quot;categorie&quot;:&quot;consigne_locale&quot;,&#10;      &quot;source&quot;:&quot;Mieux trier à Nantes&quot;&#10;   }," calcext:value-type="string">
            <text:p>   {</text:p>
            <text:p>      "code":"fiche_contmpb",</text:p>
            <text:p>      "nom":"Conteneur plastique",</text:p>
            <text:p>      "nom_en":"Plastic container",</text:p>
            <text:p>      "type":"Consignes locales de tri",</text:p>
            <text:p>      "type_en":"Local sorting instructions ",</text:p>
            <text:p>      "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      "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      "bouton":"fiche",</text:p>
            <text:p>      "image":"conteneur_plastique_mini.png",</text:p>
            <text:p>      "mots_cles":"conteneur,plastique",</text:p>
            <text:p>      "mots_cles_en":"container,plastic",</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contverre</text:p>
          </table:table-cell>
          <table:table-cell table:style-name="ce182" office:value-type="string" calcext:value-type="string">
            <text:p>Conteneur verre</text:p>
          </table:table-cell>
          <table:table-cell table:style-name="ce144" office:value-type="string" calcext:value-type="string">
            <text:p>Glass container</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182"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82"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303" office:value-type="string" calcext:value-type="string">
            <text:p>conteneur_verre_mini.png</text:p>
          </table:table-cell>
          <table:table-cell table:style-name="ce303" office:value-type="string" calcext:value-type="string">
            <text:p>conteneur,verre</text:p>
          </table:table-cell>
          <table:table-cell table:style-name="ce144" office:value-type="string" calcext:value-type="string">
            <text:p>container,glass</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6];[.B16];[.C16];[.D16];[.E16];[.F16];[.G16];[.H16];[.I16];[.J16];[.K16];[.L16];[.M16];[.N16];[.O16])" office:value-type="string" office:string-value="   {&#10;      &quot;code&quot;:&quot;fiche_contverre&quot;,&#10;      &quot;nom&quot;:&quot;Conteneur verre&quot;,&#10;      &quot;nom_en&quot;:&quot;Glass container&quot;,&#10;      &quot;type&quot;:&quot;Consignes locales de tri&quot;,&#10;      &quot;type_en&quot;:&quot;Local sorting instructions &quot;,&#10;      &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      &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10;      &quot;bouton&quot;:&quot;fiche&quot;,&#10;      &quot;image&quot;:&quot;conteneur_verre_mini.png&quot;,&#10;      &quot;mots_cles&quot;:&quot;conteneur,verre&quot;,&#10;      &quot;mots_cles_en&quot;:&quot;container,glass&quot;,&#10;      &quot;categorie&quot;:&quot;consigne_locale&quot;,&#10;      &quot;source&quot;:&quot;Mieux trier à Nantes&quot;&#10;   }," calcext:value-type="string">
            <text:p>   {</text:p>
            <text:p>      "code":"fiche_contverre",</text:p>
            <text:p>      "nom":"Conteneur verre",</text:p>
            <text:p>      "nom_en":"Glass container",</text:p>
            <text:p>      "type":"Consignes locales de tri",</text:p>
            <text:p>      "type_en":"Local sorting instructions ",</text:p>
            <text:p>      "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      "descr_en":"&lt;IMG src='resources/images/conteneur_verre_instructions_2.jpg' WIDTH='200px' /&gt; &lt;IMG SRC='resources/images/conteneur_verre_instructions.jpg' width='200px' /&gt;&lt;BR/&gt;can put in the container glass tower housework glass: bottles, pots, jars. However we must not put the dishes, pots, bulbs.",</text:p>
            <text:p>      "bouton":"fiche",</text:p>
            <text:p>      "image":"conteneur_verre_mini.png",</text:p>
            <text:p>      "mots_cles":"conteneur,verre",</text:p>
            <text:p>      "mots_cles_en":"container,glass",</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ecopoint</text:p>
          </table:table-cell>
          <table:table-cell table:style-name="ce182" office:value-type="string" calcext:value-type="string">
            <text:p>Déchèteries / écopoint</text:p>
          </table:table-cell>
          <table:table-cell table:style-name="ce144" office:value-type="string" calcext:value-type="string">
            <text:p>Déchèteries / écopoint</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182"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82"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182" office:value-type="string" calcext:value-type="string">
            <text:p>nantes/ecopoint_viarme_mini.png</text:p>
          </table:table-cell>
          <table:table-cell table:style-name="ce182" office:value-type="string" calcext:value-type="string">
            <text:p>déchèteries,écopoint</text:p>
          </table:table-cell>
          <table:table-cell table:style-name="ce144" office:value-type="string" calcext:value-type="string">
            <text:p>déchèteries,ecopoint</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7];[.B17];[.C17];[.D17];[.E17];[.F17];[.G17];[.H17];[.I17];[.J17];[.K17];[.L17];[.M17];[.N17];[.O17])" office:value-type="string" office:string-value="   {&#10;      &quot;code&quot;:&quot;fiche_ecopoint&quot;,&#10;      &quot;nom&quot;:&quot;Déchèteries / écopoint&quot;,&#10;      &quot;nom_en&quot;:&quot;Déchèteries / écopoint&quot;,&#10;      &quot;type&quot;:&quot;Consignes locales de tri&quot;,&#10;      &quot;type_en&quot;:&quot;Local sorting instructions &quot;,&#10;      &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      &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      &quot;bouton&quot;:&quot;fiche&quot;,&#10;      &quot;image&quot;:&quot;nantes/ecopoint_viarme_mini.png&quot;,&#10;      &quot;mots_cles&quot;:&quot;decheteries,ecopoint&quot;,&#10;      &quot;mots_cles_en&quot;:&quot;decheteries,ecopoint&quot;,&#10;      &quot;categorie&quot;:&quot;consigne_locale&quot;,&#10;      &quot;source&quot;:&quot;Mieux trier à Nantes&quot;&#10;   }," calcext:value-type="string">
            <text:p>   {</text:p>
            <text:p>      "code":"fiche_ecopoint",</text:p>
            <text:p>      "nom":"Déchèteries / écopoint",</text:p>
            <text:p>      "nom_en":"Déchèteries / écopoint",</text:p>
            <text:p>      "type":"Consignes locales de tri",</text:p>
            <text:p>      "type_en":"Local sorting instructions ",</text:p>
            <text:p>      "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      "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      "bouton":"fiche",</text:p>
            <text:p>      "image":"nantes/ecopoint_viarme_mini.png",</text:p>
            <text:p>      "mots_cles":"decheteries,ecopoint",</text:p>
            <text:p>      "mots_cles_en":"decheteries,ecopoint",</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433" office:value-type="string" calcext:value-type="string">
            <text:p>fiche_ecoparticipation</text:p>
          </table:table-cell>
          <table:table-cell table:style-name="ce291" office:value-type="string" calcext:value-type="string">
            <text:p>Eco-participation</text:p>
          </table:table-cell>
          <table:table-cell table:style-name="ce144" office:value-type="string" calcext:value-type="string">
            <text:p>Green tax</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291"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291" office:value-type="string" calcext:value-type="string">
            <text:p>ticket_caisse_ecoparticipation_mini.png</text:p>
          </table:table-cell>
          <table:table-cell table:style-name="ce291" office:value-type="string" calcext:value-type="string">
            <text:p>Eco-participation,taxe</text:p>
          </table:table-cell>
          <table:table-cell table:style-name="ce144" office:value-type="string" calcext:value-type="string">
            <text:p>greentax</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18];[.B18];[.C18];[.D18];[.E18];[.F18];[.G18];[.H18];[.I18];[.J18];[.K18];[.L18];[.M18];[.N18];[.O18])" office:value-type="string" office:string-value="   {&#10;      &quot;code&quot;:&quot;fiche_ecoparticipation&quot;,&#10;      &quot;nom&quot;:&quot;Eco-participation&quot;,&#10;      &quot;nom_en&quot;:&quot;Green tax&quot;,&#10;      &quot;type&quot;:&quot;Consignes de tri&quot;,&#10;      &quot;type_en&quot;:&quot;Sorting instructions &quot;,&#10;      &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      &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      &quot;bouton&quot;:&quot;fiche&quot;,&#10;      &quot;image&quot;:&quot;ticket_caisse_ecoparticipation_mini.png&quot;,&#10;      &quot;mots_cles&quot;:&quot;eco,participation,taxe&quot;,&#10;      &quot;mots_cles_en&quot;:&quot;greentax&quot;,&#10;      &quot;categorie&quot;:&quot;general_tri&quot;,&#10;      &quot;source&quot;:&quot;Mieux trier à Nantes&quot;&#10;   }," calcext:value-type="string">
            <text:p>   {</text:p>
            <text:p>      "code":"fiche_ecoparticipation",</text:p>
            <text:p>      "nom":"Eco-participation",</text:p>
            <text:p>      "nom_en":"Green tax",</text:p>
            <text:p>      "type":"Consignes de tri",</text:p>
            <text:p>      "type_en":"Sorting instructions ",</text:p>
            <text:p>      "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      "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      "bouton":"fiche",</text:p>
            <text:p>      "image":"ticket_caisse_ecoparticipation_mini.png",</text:p>
            <text:p>      "mots_cles":"eco,participation,taxe",</text:p>
            <text:p>      "mots_cles_en":"greentax",</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poubelle</text:p>
          </table:table-cell>
          <table:table-cell table:number-columns-repeated="2" table:style-name="ce291" office:value-type="string" calcext:value-type="string">
            <text:p>Eugène Poubelle</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7"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297"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481" office:value-type="string" calcext:value-type="string">
            <text:p>images_externes_libres/portrait_eugene_poubelle_mini.png</text:p>
          </table:table-cell>
          <table:table-cell table:number-columns-repeated="2" table:style-name="ce481" office:value-type="string" calcext:value-type="string">
            <text:p>eugène,poubelle</text:p>
          </table:table-cell>
          <table:table-cell table:style-name="ce481" office:value-type="string" calcext:value-type="string">
            <text:p>http://fr.wikipedia.org/wiki/Eug%C3%A8ne_Poubelle</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19];[.B19];[.C19];[.D19];[.E19];[.F19];[.G19];[.H19];[.I19];[.J19];[.K19];[.L19];[.M19];[.N19];[.O19])" office:value-type="string" office:string-value="   {&#10;      &quot;code&quot;:&quot;fiche_poubelle&quot;,&#10;      &quot;nom&quot;:&quot;Eugène Poubelle&quot;,&#10;      &quot;nom_en&quot;:&quot;Eugène Poubelle&quot;,&#10;      &quot;type&quot;:&quot;Consignes de tri&quot;,&#10;      &quot;type_en&quot;:&quot;Sorting instructions &quot;,&#10;      &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      &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      &quot;bouton&quot;:&quot;fiche&quot;,&#10;      &quot;image&quot;:&quot;images_externes_libres/portrait_eugene_poubelle_mini.png&quot;,&#10;      &quot;mots_cles&quot;:&quot;eugene,poubelle&quot;,&#10;      &quot;mots_cles_en&quot;:&quot;eugene,poubelle&quot;,&#10;      &quot;categorie&quot;:&quot;general_tri&quot;,&#10;      &quot;source&quot;:&quot;Mieux trier à Nantes&quot;,&#10;      &quot;urls&quot;:&quot;http://fr.wikipedia.org/wiki/Eug%C3%A8ne_Poubelle&quot;&#10;   }," calcext:value-type="string">
            <text:p>   {</text:p>
            <text:p>      "code":"fiche_poubelle",</text:p>
            <text:p>      "nom":"Eugène Poubelle",</text:p>
            <text:p>      "nom_en":"Eugène Poubelle",</text:p>
            <text:p>      "type":"Consignes de tri",</text:p>
            <text:p>      "type_en":"Sorting instructions ",</text:p>
            <text:p>      "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      "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      "bouton":"fiche",</text:p>
            <text:p>      "image":"images_externes_libres/portrait_eugene_poubelle_mini.png",</text:p>
            <text:p>      "mots_cles":"eugene,poubelle",</text:p>
            <text:p>      "mots_cles_en":"eugene,poubelle",</text:p>
            <text:p>      "categorie":"general_tri",</text:p>
            <text:p>      "source":"Mieux trier à Nantes",</text:p>
            <text:p>      "urls":"http://fr.wikipedia.org/wiki/Eug%C3%A8ne_Poubelle"</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logos</text:p>
          </table:table-cell>
          <table:table-cell table:style-name="ce291" office:value-type="string" calcext:value-type="string">
            <text:p>Logos utilisés</text:p>
          </table:table-cell>
          <table:table-cell table:style-name="ce144" office:value-type="string" calcext:value-type="string">
            <text:p>Logos used</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3"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able:table-cell>
          <table:table-cell table:style-name="ce473"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able:table-cell>
          <table:table-cell table:style-name="ce482" office:value-type="string" calcext:value-type="string">
            <text:p><text:span text:style-name="T6">images_non_libres/</text:span><text:span text:style-name="T7">logo_contribution_mini.png</text:span></text:p>
          </table:table-cell>
          <table:table-cell table:style-name="ce482" office:value-type="string" calcext:value-type="string">
            <text:p>logo,eco-emballage,adelphe,cyclamed,pet,pehd,peld,pp,pse,triman</text:p>
          </table:table-cell>
          <table:table-cell table:style-name="ce144" office:value-type="string" calcext:value-type="string">
            <text:p>logo,eco-emballage,adelphe,cyclamed,pet,pehd,peld,pp,pse,triman</text:p>
          </table:table-cell>
          <table:table-cell table:style-name="ce144" office:value-type="string" calcext:value-type="string">
            <text:p>http://www.lemballageecologique.com/actualites/symboles-logos-recyclage-emballages-plastiques</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0];[.B20];[.C20];[.D20];[.E20];[.F20];[.G20];[.H20];[.I20];[.J20];[.K20];[.L20];[.M20];[.N20];[.O20])" office:value-type="string" office:string-value="   {&#10;      &quot;code&quot;:&quot;fiche_logos&quot;,&#10;      &quot;nom&quot;:&quot;Logos utilisés&quot;,&#10;      &quot;nom_en&quot;:&quot;Logos used&quot;,&#10;      &quot;type&quot;:&quot;Consignes de tri&quot;,&#10;      &quot;type_en&quot;:&quot;Sorting instructions &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      &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      &quot;bouton&quot;:&quot;fiche&quot;,&#10;      &quot;image&quot;:&quot;images_non_libres/logo_contribution_mini.png&quot;,&#10;      &quot;mots_cles&quot;:&quot;logo,eco,emballage,adelphe,cyclamed,pet,pehd,peld,pp,pse,triman&quot;,&#10;      &quot;mots_cles_en&quot;:&quot;logo,eco,emballage,adelphe,cyclamed,pet,pehd,peld,pp,pse,triman&quot;,&#10;      &quot;categorie&quot;:&quot;general_tri&quot;,&#10;      &quot;source&quot;:&quot;Mieux trier à Nantes&quot;,&#10;      &quot;urls&quot;:&quot;http://www.lemballageecologique.com/actualites/symboles-logos-recyclage-emballages-plastiques&quot;&#10;   }," calcext:value-type="string">
            <text:p>   {</text:p>
            <text:p>      "code":"fiche_logos",</text:p>
            <text:p>      "nom":"Logos utilisés",</text:p>
            <text:p>      "nom_en":"Logos used",</text:p>
            <text:p>      "type":"Consignes de tri",</text:p>
            <text:p>      "type_en":"Sorting instructions ",</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      "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      "bouton":"fiche",</text:p>
            <text:p>      "image":"images_non_libres/logo_contribution_mini.png",</text:p>
            <text:p>      "mots_cles":"logo,eco,emballage,adelphe,cyclamed,pet,pehd,peld,pp,pse,triman",</text:p>
            <text:p>      "mots_cles_en":"logo,eco,emballage,adelphe,cyclamed,pet,pehd,peld,pp,pse,triman",</text:p>
            <text:p>      "categorie":"general_tri",</text:p>
            <text:p>      "source":"Mieux trier à Nantes",</text:p>
            <text:p>      "urls":"http://www.lemballageecologique.com/actualites/symboles-logos-recyclage-emballages-plastiqu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lombricompost</text:p>
          </table:table-cell>
          <table:table-cell table:style-name="ce291" office:value-type="string" calcext:value-type="string">
            <text:p>Lombricompost</text:p>
          </table:table-cell>
          <table:table-cell table:style-name="ce144" office:value-type="string" calcext:value-type="string">
            <text:p>Vermicompost</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4"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able:table-cell>
          <table:table-cell table:style-name="ce473"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291" office:value-type="string" calcext:value-type="string">
            <text:p>compost_mini.png</text:p>
          </table:table-cell>
          <table:table-cell table:style-name="ce291" office:value-type="string" calcext:value-type="string">
            <text:p>lombricompost</text:p>
          </table:table-cell>
          <table:table-cell table:style-name="ce144" office:value-type="string" calcext:value-type="string">
            <text:p>vermicompost</text:p>
          </table:table-cell>
          <table:table-cell table:style-name="ce473" office:value-type="string" calcext:value-type="string">
            <text:p><text:span text:style-name="T9"><text:a xlink:href="http://fr.ekopedia.org/Lombricompostage" xlink:type="simple">http://fr.ekopedia.org/Lombricompostage</text:a></text:span></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1];[.B21];[.C21];[.D21];[.E21];[.F21];[.G21];[.H21];[.I21];[.J21];[.K21];[.L21];[.M21];[.N21];[.O21])" office:value-type="string" office:string-value="   {&#10;      &quot;code&quot;:&quot;fiche_lombricompost&quot;,&#10;      &quot;nom&quot;:&quot;Lombricompost&quot;,&#10;      &quot;nom_en&quot;:&quot;Vermicompost&quot;,&#10;      &quot;type&quot;:&quot;Consignes de tri&quot;,&#10;      &quot;type_en&quot;:&quot;Sorting instructions &quot;,&#10;      &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quot;categorie&quot;:&quot;general_tri&quot;,&#10;      &quot;source&quot;:&quot;Mieux trier à Nantes&quot;,&#10;      &quot;urls&quot;:&quot;http://fr.ekopedia.org/Lombricompostage&quot;&#10;   }," calcext:value-type="string">
            <text:p>   {</text:p>
            <text:p>      "code":"fiche_lombricompost",</text:p>
            <text:p>      "nom":"Lombricompost",</text:p>
            <text:p>      "nom_en":"Vermicompost",</text:p>
            <text:p>      "type":"Consignes de tri",</text:p>
            <text:p>      "type_en":"Sorting instructions ",</text:p>
            <text:p>      "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      "bouton":"fiche",</text:p>
            <text:p>      "image":"compost_mini.png",</text:p>
            <text:p>      "mots_cles":"lombricompost",</text:p>
            <text:p>      "mots_cles_en":"vermicompost",</text:p>
            <text:p>      "categorie":"general_tri",</text:p>
            <text:p>      "source":"Mieux trier à Nantes",</text:p>
            <text:p>      "urls":"http://fr.ekopedia.org/Lombricompostage"</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mieuxtrierannantes</text:p>
          </table:table-cell>
          <table:table-cell table:number-columns-repeated="2" table:style-name="ce291" office:value-type="string" calcext:value-type="string">
            <text:p>Mieux trier à Nante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3" office:value-type="string" calcext:value-type="string">
            <text:p>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473"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289" office:value-type="string" calcext:value-type="string">
            <text:p>nantes/logo_mieuxtrieranantes.png</text:p>
          </table:table-cell>
          <table:table-cell table:style-name="ce291" office:value-type="string" calcext:value-type="string">
            <text:p>mieux,trier,nantes</text:p>
          </table:table-cell>
          <table:table-cell table:style-name="ce532" office:value-type="string" calcext:value-type="string">
            <text:p>mieux,trier,nantes</text:p>
          </table:table-cell>
          <table:table-cell table:style-name="ce532" office:value-type="string" calcext:value-type="string">
            <text:p>http://mieuxtrieranantes.fr,<text:a xlink:href="https://mieuxtrieranantes.wordpress.com/,https://www.facebook.com/Mieux-trier-à-Nantes-266725983531595/" xlink:type="simple">https://mieuxtrieranantes.wordpress.com/,https://www.facebook.com/Mieux-trier-%C3%A0-Nantes-266725983531595/</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office:value-type="string" calcext:value-type="string">
            <text:p>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text:p>
          </table:table-cell>
          <table:table-cell office:value-type="string" calcext:value-type="string">
            <text:p><text:s/></text:p>
          </table:table-cell>
          <table:table-cell table:number-columns-repeated="2"/>
          <table:table-cell table:style-name="ce534" table:formula="of:=JSONFICHE([.A22];[.B22];[.C22];[.D22];[.E22];[.F22];[.G22];[.H22];[.I22];[.J22];[.K22];[.L22];[.M22];[.N22];[.O22])" office:value-type="string" office:string-value="   {&#10;      &quot;code&quot;:&quot;fiche_mieuxtrierannantes&quot;,&#10;      &quot;nom&quot;:&quot;Mieux trier à Nantes&quot;,&#10;      &quot;nom_en&quot;:&quot;Mieux trier à Nantes&quot;,&#10;      &quot;type&quot;:&quot;Consignes locales de tri&quot;,&#10;      &quot;type_en&quot;:&quot;Local sorting instructions &quot;,&#10;      &quot;descr&quot;:&quot;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      &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      &quot;bouton&quot;:&quot;fiche&quot;,&#10;      &quot;image&quot;:&quot;nantes/logo_mieuxtrieranantes.png&quot;,&#10;      &quot;mots_cles&quot;:&quot;mieux,trier,nantes&quot;,&#10;      &quot;mots_cles_en&quot;:&quot;mieux,trier,nantes&quot;,&#10;      &quot;categorie&quot;:&quot;initiative_locale&quot;,&#10;      &quot;photos&quot;:&quot;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quot;,&#10;      &quot;source&quot;:&quot;Mieux trier à Nantes&quot;,&#10;      &quot;urls&quot;:&quot;http://mieuxtrieranantes.fr,https://mieuxtrieranantes.wordpress.com/,https://www.facebook.com/Mieux-trier-%C3%A0-Nantes-266725983531595/&quot;&#10;   }," calcext:value-type="string">
            <text:p>   {</text:p>
            <text:p>      "code":"fiche_mieuxtrierannantes",</text:p>
            <text:p>      "nom":"Mieux trier à Nantes",</text:p>
            <text:p>      "nom_en":"Mieux trier à Nantes",</text:p>
            <text:p>      "type":"Consignes locales de tri",</text:p>
            <text:p>      "type_en":"Local sorting instructions ",</text:p>
            <text:p>      "descr":"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      "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      "bouton":"fiche",</text:p>
            <text:p>      "image":"nantes/logo_mieuxtrieranantes.png",</text:p>
            <text:p>      "mots_cles":"mieux,trier,nantes",</text:p>
            <text:p>      "mots_cles_en":"mieux,trier,nantes",</text:p>
            <text:p>      "categorie":"initiative_locale",</text:p>
            <text:p>      "photos":"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text:p>
            <text:p>      "source":"Mieux trier à Nantes",</text:p>
            <text:p>      "urls":"http://mieuxtrieranantes.fr,https://mieuxtrieranantes.wordpress.com/,https://www.facebook.com/Mieux-trier-%C3%A0-Nantes-266725983531595/"</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plastik</text:p>
          </table:table-cell>
          <table:table-cell table:number-columns-repeated="2" table:style-name="ce291" office:value-type="string" calcext:value-type="string">
            <text:p>PP Plastic Pickup</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3"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able:table-cell>
          <table:table-cell table:style-name="ce473"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289" office:value-type="string" calcext:value-type="string">
            <text:p><text:span text:style-name="T8">nantes/</text:span>logo_plasticpickup.png</text:p>
          </table:table-cell>
          <table:table-cell table:style-name="ce291" office:value-type="string" calcext:value-type="string">
            <text:p>plastique,pp,plastic,pickup,oceane,reze</text:p>
          </table:table-cell>
          <table:table-cell table:style-name="ce291" office:value-type="string" calcext:value-type="string">
            <text:p>pp,plastic,pickup,oceane,reze</text:p>
          </table:table-cell>
          <table:table-cell table:style-name="ce291" office:value-type="string" calcext:value-type="string">
            <text:p><text:a xlink:href="http://www.plastiques.eu/" xlink:type="simple">http://www.plastiques.eu</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table:table-cell table:number-columns-repeated="3"/>
          <table:table-cell table:style-name="ce534" table:formula="of:=JSONFICHE([.A23];[.B23];[.C23];[.D23];[.E23];[.F23];[.G23];[.H23];[.I23];[.J23];[.K23];[.L23];[.M23];[.N23];[.O23])" office:value-type="string" office:string-value="   {&#10;      &quot;code&quot;:&quot;fiche_plastik&quot;,&#10;      &quot;nom&quot;:&quot;PP Plastic Pickup&quot;,&#10;      &quot;nom_en&quot;:&quot;PP Plastic Pickup&quot;,&#10;      &quot;type&quot;:&quot;Consignes locales de tri&quot;,&#10;      &quot;type_en&quot;:&quot;Local sorting instructions &quot;,&#10;      &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      &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      &quot;bouton&quot;:&quot;fiche&quot;,&#10;      &quot;image&quot;:&quot;nantes/logo_plasticpickup.png&quot;,&#10;      &quot;mots_cles&quot;:&quot;plastique,pp,plastic,pickup,oceane,reze&quot;,&#10;      &quot;mots_cles_en&quot;:&quot;pp,plastic,pickup,oceane,reze&quot;,&#10;      &quot;categorie&quot;:&quot;initiative_locale&quot;,&#10;      &quot;source&quot;:&quot;Mieux trier à Nantes&quot;,&#10;      &quot;urls&quot;:&quot;http://www.plastiques.eu&quot;&#10;   }," calcext:value-type="string">
            <text:p>   {</text:p>
            <text:p>      "code":"fiche_plastik",</text:p>
            <text:p>      "nom":"PP Plastic Pickup",</text:p>
            <text:p>      "nom_en":"PP Plastic Pickup",</text:p>
            <text:p>      "type":"Consignes locales de tri",</text:p>
            <text:p>      "type_en":"Local sorting instructions ",</text:p>
            <text:p>      "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      "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      "bouton":"fiche",</text:p>
            <text:p>      "image":"nantes/logo_plasticpickup.png",</text:p>
            <text:p>      "mots_cles":"plastique,pp,plastic,pickup,oceane,reze",</text:p>
            <text:p>      "mots_cles_en":"pp,plastic,pickup,oceane,reze",</text:p>
            <text:p>      "categorie":"initiative_locale",</text:p>
            <text:p>      "source":"Mieux trier à Nantes",</text:p>
            <text:p>      "urls":"http://www.plastiques.eu"</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plus2vers</text:p>
          </table:table-cell>
          <table:table-cell table:style-name="ce291" office:value-type="string" calcext:value-type="string">
            <text:p>Plus2vers - échange de lombrics</text:p>
          </table:table-cell>
          <table:table-cell table:style-name="ce144" office:value-type="string" calcext:value-type="string">
            <text:p>Plus2vers - exchange of earthworm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3" office:value-type="string" calcext:value-type="string">
            <text:p>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able:table-cell>
          <table:table-cell table:style-name="ce473" office:value-type="string" calcext:value-type="string">
            <text:p>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able:table-cell>
          <table:table-cell table:style-name="ce289" office:value-type="string" calcext:value-type="string">
            <text:p>nantes/logo_plus2vers.png</text:p>
          </table:table-cell>
          <table:table-cell table:style-name="ce291" office:value-type="string" calcext:value-type="string">
            <text:p>plus2vers,échange,lombrics</text:p>
          </table:table-cell>
          <table:table-cell table:style-name="ce144" office:value-type="string" calcext:value-type="string">
            <text:p>plus2vers,exchange,,earthworms</text:p>
          </table:table-cell>
          <table:table-cell table:style-name="ce144" office:value-type="string" calcext:value-type="string">
            <text:p>https://plus2vers.fr,https://lesboitesvertes.fr</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office:value-type="string" calcext:value-type="string">
            <text:p>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text:p>
          </table:table-cell>
          <table:table-cell office:value-type="string" calcext:value-type="string">
            <text:p><text:s/></text:p>
          </table:table-cell>
          <table:table-cell table:number-columns-repeated="2"/>
          <table:table-cell table:style-name="ce534" table:formula="of:=JSONFICHE([.A24];[.B24];[.C24];[.D24];[.E24];[.F24];[.G24];[.H24];[.I24];[.J24];[.K24];[.L24];[.M24];[.N24];[.O24])" office:value-type="string" office:string-value="   {&#10;      &quot;code&quot;:&quot;fiche_plus2vers&quot;,&#10;      &quot;nom&quot;:&quot;Plus2vers - échange de lombrics&quot;,&#10;      &quot;nom_en&quot;:&quot;Plus2vers - exchange of earthworms&quot;,&#10;      &quot;type&quot;:&quot;Consignes locales de tri&quot;,&#10;      &quot;type_en&quot;:&quot;Local sorting instructions &quot;,&#10;      &quot;descr&quot;:&quot;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quot;,&#10;      &quot;descr_en&quot;:&quot;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quot;,&#10;      &quot;bouton&quot;:&quot;fiche&quot;,&#10;      &quot;image&quot;:&quot;nantes/logo_plus2vers.png&quot;,&#10;      &quot;mots_cles&quot;:&quot;plus2vers,echange,lombrics&quot;,&#10;      &quot;mots_cles_en&quot;:&quot;plus2vers,exchange,earthworms&quot;,&#10;      &quot;categorie&quot;:&quot;initiative_locale&quot;,&#10;      &quot;photos&quot;:&quot;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quot;,&#10;      &quot;source&quot;:&quot;Mieux trier à Nantes&quot;,&#10;      &quot;urls&quot;:&quot;https://plus2vers.fr,https://lesboitesvertes.fr&quot;&#10;   }," calcext:value-type="string">
            <text:p>   {</text:p>
            <text:p>      "code":"fiche_plus2vers",</text:p>
            <text:p>      "nom":"Plus2vers - échange de lombrics",</text:p>
            <text:p>      "nom_en":"Plus2vers - exchange of earthworms",</text:p>
            <text:p>      "type":"Consignes locales de tri",</text:p>
            <text:p>      "type_en":"Local sorting instructions ",</text:p>
            <text:p>      "descr":"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ext:p>      "descr_en":"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ext:p>      "bouton":"fiche",</text:p>
            <text:p>      "image":"nantes/logo_plus2vers.png",</text:p>
            <text:p>      "mots_cles":"plus2vers,echange,lombrics",</text:p>
            <text:p>      "mots_cles_en":"plus2vers,exchange,earthworms",</text:p>
            <text:p>      "categorie":"initiative_locale",</text:p>
            <text:p>      "photos":"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text:p>
            <text:p>      "source":"Mieux trier à Nantes",</text:p>
            <text:p>      "urls":"https://plus2vers.fr,https://lesboitesvertes.fr"</text:p>
            <text:p>   },</text:p>
          </table:table-cell>
          <table:table-cell table:style-name="ce464" office:value-type="string" calcext:value-type="string">
            <text:p><text:s/></text:p>
          </table:table-cell>
          <table:table-cell table:number-columns-repeated="2"/>
          <table:table-cell office:value-type="string" calcext:value-type="string">
            <text:p><text:s/></text:p>
          </table:table-cell>
          <table:table-cell table:number-columns-repeated="242"/>
        </table:table-row>
        <table:table-row table:style-name="ro3">
          <table:table-cell table:style-name="ce291" office:value-type="string" calcext:value-type="string">
            <text:p>fiche_medicament</text:p>
          </table:table-cell>
          <table:table-cell table:style-name="ce291" office:value-type="string" calcext:value-type="string">
            <text:p>Récupération médicaments</text:p>
          </table:table-cell>
          <table:table-cell table:style-name="ce144" office:value-type="string" calcext:value-type="string">
            <text:p>Drugs recovery</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291"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289" office:value-type="string" calcext:value-type="string">
            <text:p>medicaments_mini.png</text:p>
          </table:table-cell>
          <table:table-cell table:style-name="ce291" office:value-type="string" calcext:value-type="string">
            <text:p>récupération,médicaments</text:p>
          </table:table-cell>
          <table:table-cell table:style-name="ce144" office:value-type="string" calcext:value-type="string">
            <text:p>recovery,medicine</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5];[.B25];[.C25];[.D25];[.E25];[.F25];[.G25];[.H25];[.I25];[.J25];[.K25];[.L25];[.M25];[.N25];[.O25])" office:value-type="string" office:string-value="   {&#10;      &quot;code&quot;:&quot;fiche_medicament&quot;,&#10;      &quot;nom&quot;:&quot;Récupération médicaments&quot;,&#10;      &quot;nom_en&quot;:&quot;Drugs recovery&quot;,&#10;      &quot;type&quot;:&quot;Consignes de tri&quot;,&#10;      &quot;type_en&quot;:&quot;Sorting instructions &quot;,&#10;      &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      &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      &quot;bouton&quot;:&quot;fiche&quot;,&#10;      &quot;image&quot;:&quot;medicaments_mini.png&quot;,&#10;      &quot;mots_cles&quot;:&quot;recuperation,medicaments&quot;,&#10;      &quot;mots_cles_en&quot;:&quot;recovery,medicine&quot;,&#10;      &quot;categorie&quot;:&quot;general_tri&quot;,&#10;      &quot;source&quot;:&quot;Mieux trier à Nantes&quot;&#10;   }," calcext:value-type="string">
            <text:p>   {</text:p>
            <text:p>      "code":"fiche_medicament",</text:p>
            <text:p>      "nom":"Récupération médicaments",</text:p>
            <text:p>      "nom_en":"Drugs recovery",</text:p>
            <text:p>      "type":"Consignes de tri",</text:p>
            <text:p>      "type_en":"Sorting instructions ",</text:p>
            <text:p>      "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      "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      "bouton":"fiche",</text:p>
            <text:p>      "image":"medicaments_mini.png",</text:p>
            <text:p>      "mots_cles":"recuperation,medicaments",</text:p>
            <text:p>      "mots_cles_en":"recovery,medicine",</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plusieurstrisac</text:p>
          </table:table-cell>
          <table:table-cell table:style-name="ce182" office:value-type="string" calcext:value-type="string">
            <text:p>Récupérer sacs jaunes et bleus</text:p>
          </table:table-cell>
          <table:table-cell table:style-name="ce144" office:value-type="string" calcext:value-type="string">
            <text:p>Collect yellow and blue bag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5"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475"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289" office:value-type="string" calcext:value-type="string">
            <text:p>distributeur_trisac_mini.png</text:p>
          </table:table-cell>
          <table:table-cell table:style-name="ce303" office:value-type="string" calcext:value-type="string">
            <text:p>récupérer,sacs,jaunes,bleus</text:p>
          </table:table-cell>
          <table:table-cell table:style-name="ce144" office:value-type="string" calcext:value-type="string">
            <text:p>getbags,yellow,andblue</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26];[.B26];[.C26];[.D26];[.E26];[.F26];[.G26];[.H26];[.I26];[.J26];[.K26];[.L26];[.M26];[.N26];[.O26])" office:value-type="string" office:string-value="   {&#10;      &quot;code&quot;:&quot;fiche_plusieurstrisac&quot;,&#10;      &quot;nom&quot;:&quot;Récupérer sacs jaunes et bleus&quot;,&#10;      &quot;nom_en&quot;:&quot;Collect yellow and blue bags&quot;,&#10;      &quot;type&quot;:&quot;Consignes locales de tri&quot;,&#10;      &quot;type_en&quot;:&quot;Local sorting instructions &quot;,&#10;      &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      &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      &quot;bouton&quot;:&quot;fiche&quot;,&#10;      &quot;image&quot;:&quot;distributeur_trisac_mini.png&quot;,&#10;      &quot;mots_cles&quot;:&quot;recuperer,sacs,jaunes,bleus&quot;,&#10;      &quot;mots_cles_en&quot;:&quot;getbags,yellow,andblue&quot;,&#10;      &quot;categorie&quot;:&quot;consigne_locale&quot;,&#10;      &quot;source&quot;:&quot;Mieux trier à Nantes&quot;&#10;   }," calcext:value-type="string">
            <text:p>   {</text:p>
            <text:p>      "code":"fiche_plusieurstrisac",</text:p>
            <text:p>      "nom":"Récupérer sacs jaunes et bleus",</text:p>
            <text:p>      "nom_en":"Collect yellow and blue bags",</text:p>
            <text:p>      "type":"Consignes locales de tri",</text:p>
            <text:p>      "type_en":"Local sorting instructions ",</text:p>
            <text:p>      "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      "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      "bouton":"fiche",</text:p>
            <text:p>      "image":"distributeur_trisac_mini.png",</text:p>
            <text:p>      "mots_cles":"recuperer,sacs,jaunes,bleus",</text:p>
            <text:p>      "mots_cles_en":"getbags,yellow,andblue",</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acier</text:p>
          </table:table-cell>
          <table:table-cell table:style-name="ce291" office:value-type="string" calcext:value-type="string">
            <text:p>Recyclage acier</text:p>
          </table:table-cell>
          <table:table-cell table:style-name="ce144" office:value-type="string" calcext:value-type="string">
            <text:p>Steel recycl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6"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476"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289" office:value-type="string" calcext:value-type="string">
            <text:p>aerosol_mini.png</text:p>
          </table:table-cell>
          <table:table-cell table:style-name="ce291" office:value-type="string" calcext:value-type="string">
            <text:p>recyclage,acier</text:p>
          </table:table-cell>
          <table:table-cell table:style-name="ce144" office:value-type="string" calcext:value-type="string">
            <text:p>recycling,steel</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7];[.B27];[.C27];[.D27];[.E27];[.F27];[.G27];[.H27];[.I27];[.J27];[.K27];[.L27];[.M27];[.N27];[.O27])" office:value-type="string" office:string-value="   {&#10;      &quot;code&quot;:&quot;fiche_acier&quot;,&#10;      &quot;nom&quot;:&quot;Recyclage acier&quot;,&#10;      &quot;nom_en&quot;:&quot;Steel recycling&quot;,&#10;      &quot;type&quot;:&quot;Consignes de tri&quot;,&#10;      &quot;type_en&quot;:&quot;Sorting instructions &quot;,&#10;      &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      &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      &quot;bouton&quot;:&quot;fiche&quot;,&#10;      &quot;image&quot;:&quot;aerosol_mini.png&quot;,&#10;      &quot;mots_cles&quot;:&quot;recyclage,acier&quot;,&#10;      &quot;mots_cles_en&quot;:&quot;recycling,steel&quot;,&#10;      &quot;categorie&quot;:&quot;general_tri&quot;,&#10;      &quot;source&quot;:&quot;Mieux trier à Nantes&quot;&#10;   }," calcext:value-type="string">
            <text:p>   {</text:p>
            <text:p>      "code":"fiche_acier",</text:p>
            <text:p>      "nom":"Recyclage acier",</text:p>
            <text:p>      "nom_en":"Steel recycling",</text:p>
            <text:p>      "type":"Consignes de tri",</text:p>
            <text:p>      "type_en":"Sorting instructions ",</text:p>
            <text:p>      "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      "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      "bouton":"fiche",</text:p>
            <text:p>      "image":"aerosol_mini.png",</text:p>
            <text:p>      "mots_cles":"recyclage,acier",</text:p>
            <text:p>      "mots_cles_en":"recycling,steel",</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pet</text:p>
          </table:table-cell>
          <table:table-cell table:style-name="ce291" office:value-type="string" calcext:value-type="string">
            <text:p>Recyclage plastique</text:p>
          </table:table-cell>
          <table:table-cell table:style-name="ce144" office:value-type="string" calcext:value-type="string">
            <text:p>Plastic recycl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291"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291" office:value-type="string" calcext:value-type="string">
            <text:p>bouteille_transparente_mini.png</text:p>
          </table:table-cell>
          <table:table-cell table:style-name="ce291" office:value-type="string" calcext:value-type="string">
            <text:p>recyclage,plastique</text:p>
          </table:table-cell>
          <table:table-cell table:style-name="ce144" office:value-type="string" calcext:value-type="string">
            <text:p>recyclingplastic</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8];[.B28];[.C28];[.D28];[.E28];[.F28];[.G28];[.H28];[.I28];[.J28];[.K28];[.L28];[.M28];[.N28];[.O28])" office:value-type="string" office:string-value="   {&#10;      &quot;code&quot;:&quot;fiche_pet&quot;,&#10;      &quot;nom&quot;:&quot;Recyclage plastique&quot;,&#10;      &quot;nom_en&quot;:&quot;Plastic recycling&quot;,&#10;      &quot;type&quot;:&quot;Consignes de tri&quot;,&#10;      &quot;type_en&quot;:&quot;Sorting instructions &quot;,&#10;      &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      &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      &quot;bouton&quot;:&quot;fiche&quot;,&#10;      &quot;image&quot;:&quot;bouteille_transparente_mini.png&quot;,&#10;      &quot;mots_cles&quot;:&quot;recyclage,plastique&quot;,&#10;      &quot;mots_cles_en&quot;:&quot;recyclingplastic&quot;,&#10;      &quot;categorie&quot;:&quot;general_tri&quot;,&#10;      &quot;source&quot;:&quot;Mieux trier à Nantes&quot;&#10;   }," calcext:value-type="string">
            <text:p>   {</text:p>
            <text:p>      "code":"fiche_pet",</text:p>
            <text:p>      "nom":"Recyclage plastique",</text:p>
            <text:p>      "nom_en":"Plastic recycling",</text:p>
            <text:p>      "type":"Consignes de tri",</text:p>
            <text:p>      "type_en":"Sorting instructions ",</text:p>
            <text:p>      "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      "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      "bouton":"fiche",</text:p>
            <text:p>      "image":"bouteille_transparente_mini.png",</text:p>
            <text:p>      "mots_cles":"recyclage,plastique",</text:p>
            <text:p>      "mots_cles_en":"recyclingplastic",</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tetrapak</text:p>
          </table:table-cell>
          <table:table-cell table:style-name="ce291" office:value-type="string" calcext:value-type="string">
            <text:p>Recyclage Tétrapak</text:p>
          </table:table-cell>
          <table:table-cell table:style-name="ce144" office:value-type="string" calcext:value-type="string">
            <text:p>Tetrapak recycl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3"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473"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291" office:value-type="string" calcext:value-type="string">
            <text:p>brique_lait_mini.png</text:p>
          </table:table-cell>
          <table:table-cell table:style-name="ce291" office:value-type="string" calcext:value-type="string">
            <text:p>recyclage,tétrapak,brique</text:p>
          </table:table-cell>
          <table:table-cell table:style-name="ce144" office:value-type="string" calcext:value-type="string">
            <text:p>recycling,tetrapak</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9];[.B29];[.C29];[.D29];[.E29];[.F29];[.G29];[.H29];[.I29];[.J29];[.K29];[.L29];[.M29];[.N29];[.O29])" office:value-type="string" office:string-value="   {&#10;      &quot;code&quot;:&quot;fiche_tetrapak&quot;,&#10;      &quot;nom&quot;:&quot;Recyclage Tétrapak&quot;,&#10;      &quot;nom_en&quot;:&quot;Tetrapak recycling&quot;,&#10;      &quot;type&quot;:&quot;Consignes de tri&quot;,&#10;      &quot;type_en&quot;:&quot;Sorting instructions &quot;,&#10;      &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      &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      &quot;bouton&quot;:&quot;fiche&quot;,&#10;      &quot;image&quot;:&quot;brique_lait_mini.png&quot;,&#10;      &quot;mots_cles&quot;:&quot;recyclage,tetrapak,brique&quot;,&#10;      &quot;mots_cles_en&quot;:&quot;recycling,tetrapak&quot;,&#10;      &quot;categorie&quot;:&quot;general_tri&quot;,&#10;      &quot;source&quot;:&quot;Mieux trier à Nantes&quot;&#10;   }," calcext:value-type="string">
            <text:p>   {</text:p>
            <text:p>      "code":"fiche_tetrapak",</text:p>
            <text:p>      "nom":"Recyclage Tétrapak",</text:p>
            <text:p>      "nom_en":"Tetrapak recycling",</text:p>
            <text:p>      "type":"Consignes de tri",</text:p>
            <text:p>      "type_en":"Sorting instructions ",</text:p>
            <text:p>      "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      "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      "bouton":"fiche",</text:p>
            <text:p>      "image":"brique_lait_mini.png",</text:p>
            <text:p>      "mots_cles":"recyclage,tetrapak,brique",</text:p>
            <text:p>      "mots_cles_en":"recycling,tetrapak",</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verre</text:p>
          </table:table-cell>
          <table:table-cell table:style-name="ce291" office:value-type="string" calcext:value-type="string">
            <text:p>Recyclage verre</text:p>
          </table:table-cell>
          <table:table-cell table:style-name="ce144" office:value-type="string" calcext:value-type="string">
            <text:p>Glass recycl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291"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291" office:value-type="string" calcext:value-type="string">
            <text:p>bocal_verre_mini.png</text:p>
          </table:table-cell>
          <table:table-cell table:style-name="ce291" office:value-type="string" calcext:value-type="string">
            <text:p>recyclage,verre</text:p>
          </table:table-cell>
          <table:table-cell table:style-name="ce144" office:value-type="string" calcext:value-type="string">
            <text:p>recyclingglass</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30];[.B30];[.C30];[.D30];[.E30];[.F30];[.G30];[.H30];[.I30];[.J30];[.K30];[.L30];[.M30];[.N30];[.O30])" office:value-type="string" office:string-value="   {&#10;      &quot;code&quot;:&quot;fiche_verre&quot;,&#10;      &quot;nom&quot;:&quot;Recyclage verre&quot;,&#10;      &quot;nom_en&quot;:&quot;Glass recycling&quot;,&#10;      &quot;type&quot;:&quot;Consignes de tri&quot;,&#10;      &quot;type_en&quot;:&quot;Sorting instructions &quot;,&#10;      &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      &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      &quot;bouton&quot;:&quot;fiche&quot;,&#10;      &quot;image&quot;:&quot;bocal_verre_mini.png&quot;,&#10;      &quot;mots_cles&quot;:&quot;recyclage,verre&quot;,&#10;      &quot;mots_cles_en&quot;:&quot;recyclingglass&quot;,&#10;      &quot;categorie&quot;:&quot;general_tri&quot;,&#10;      &quot;source&quot;:&quot;Mieux trier à Nantes&quot;&#10;   }," calcext:value-type="string">
            <text:p>   {</text:p>
            <text:p>      "code":"fiche_verre",</text:p>
            <text:p>      "nom":"Recyclage verre",</text:p>
            <text:p>      "nom_en":"Glass recycling",</text:p>
            <text:p>      "type":"Consignes de tri",</text:p>
            <text:p>      "type_en":"Sorting instructions ",</text:p>
            <text:p>      "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      "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      "bouton":"fiche",</text:p>
            <text:p>      "image":"bocal_verre_mini.png",</text:p>
            <text:p>      "mots_cles":"recyclage,verre",</text:p>
            <text:p>      "mots_cles_en":"recyclingglass",</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office:value-type="string" calcext:value-type="string">
            <text:p>fiche_velo</text:p>
          </table:table-cell>
          <table:table-cell office:value-type="string" calcext:value-type="string">
            <text:p>Réemploi vélo</text:p>
          </table:table-cell>
          <table:table-cell table:style-name="ce144" office:value-type="string" calcext:value-type="string">
            <text:p>Reuse bike</text:p>
          </table:table-cell>
          <table:table-cell table:style-name="ce144" office:value-type="string" calcext:value-type="string">
            <text:p>Initiative locale réductions des déchets</text:p>
          </table:table-cell>
          <table:table-cell table:style-name="ce144" office:value-type="string" calcext:value-type="string">
            <text:p>Local waste reduction initiative</text:p>
          </table:table-cell>
          <table:table-cell table:style-name="ce477"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able:table-cell>
          <table:table-cell table:style-name="ce480" office:value-type="string" calcext:value-type="string">
            <text:p>&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able:table-cell>
          <table:table-cell table:style-name="ce303" office:value-type="string" calcext:value-type="string">
            <text:p>veloenfant_mini.png</text:p>
          </table:table-cell>
          <table:table-cell table:style-name="ce303" office:value-type="string" calcext:value-type="string">
            <text:p>réemploi,vélo,atao,place,autour</text:p>
          </table:table-cell>
          <table:table-cell table:style-name="ce144" office:value-type="string" calcext:value-type="string">
            <text:p>reuse,bike,atao,place,autour</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table:table-cell table:number-columns-repeated="3"/>
          <table:table-cell table:style-name="ce534" table:formula="of:=JSONFICHE([.A31];[.B31];[.C31];[.D31];[.E31];[.F31];[.G31];[.H31];[.I31];[.J31];[.K31];[.L31];[.M31];[.N31];[.O31])" office:value-type="string" office:string-value="   {&#10;      &quot;code&quot;:&quot;fiche_velo&quot;,&#10;      &quot;nom&quot;:&quot;Réemploi vélo&quot;,&#10;      &quot;nom_en&quot;:&quot;Reuse bike&quot;,&#10;      &quot;type&quot;:&quot;Initiative locale réductions des déchets&quot;,&#10;      &quot;type_en&quot;:&quot;Local waste reduction initiative&quot;,&#10;      &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quot;,&#10;      &quot;descr_en&quot;:&quot;&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quot;,&#10;      &quot;bouton&quot;:&quot;fiche&quot;,&#10;      &quot;image&quot;:&quot;veloenfant_mini.png&quot;,&#10;      &quot;mots_cles&quot;:&quot;reemploi,velo,atao,place,autour&quot;,&#10;      &quot;mots_cles_en&quot;:&quot;reuse,bike,atao,place,autour&quot;,&#10;      &quot;categorie&quot;:&quot;initiative_locale&quot;,&#10;      &quot;source&quot;:&quot;Mieux trier à Nantes&quot;&#10;   }," calcext:value-type="string">
            <text:p>   {</text:p>
            <text:p>      "code":"fiche_velo",</text:p>
            <text:p>      "nom":"Réemploi vélo",</text:p>
            <text:p>      "nom_en":"Reuse bike",</text:p>
            <text:p>      "type":"Initiative locale réductions des déchets",</text:p>
            <text:p>      "type_en":"Local waste reduction initiative",</text:p>
            <text:p>      "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ext:p>      "descr_en":"&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ext:p>      "bouton":"fiche",</text:p>
            <text:p>      "image":"veloenfant_mini.png",</text:p>
            <text:p>      "mots_cles":"reemploi,velo,atao,place,autour",</text:p>
            <text:p>      "mots_cles_en":"reuse,bike,atao,place,autour",</text:p>
            <text:p>      "categorie":"initiativ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reprise</text:p>
          </table:table-cell>
          <table:table-cell table:style-name="ce182" office:value-type="string" calcext:value-type="string">
            <text:p>Reprise magasins</text:p>
          </table:table-cell>
          <table:table-cell table:style-name="ce359" office:value-type="string" calcext:value-type="string">
            <text:p>Resumption stores</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182"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182"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291" office:value-type="string" calcext:value-type="string">
            <text:p>telephone_mini.png</text:p>
          </table:table-cell>
          <table:table-cell table:style-name="ce291" office:value-type="string" calcext:value-type="string">
            <text:p>reprise,magasins</text:p>
          </table:table-cell>
          <table:table-cell table:style-name="ce144" office:value-type="string" calcext:value-type="string">
            <text:p>recovery,stores</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32];[.B32];[.C32];[.D32];[.E32];[.F32];[.G32];[.H32];[.I32];[.J32];[.K32];[.L32];[.M32];[.N32];[.O32])" office:value-type="string" office:string-value="   {&#10;      &quot;code&quot;:&quot;fiche_reprise&quot;,&#10;      &quot;nom&quot;:&quot;Reprise magasins&quot;,&#10;      &quot;nom_en&quot;:&quot;Resumption stores&quot;,&#10;      &quot;type&quot;:&quot;Consignes de tri&quot;,&#10;      &quot;type_en&quot;:&quot;Sorting instructions &quot;,&#10;      &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      &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      &quot;bouton&quot;:&quot;fiche&quot;,&#10;      &quot;image&quot;:&quot;telephone_mini.png&quot;,&#10;      &quot;mots_cles&quot;:&quot;reprise,magasins&quot;,&#10;      &quot;mots_cles_en&quot;:&quot;recovery,stores&quot;,&#10;      &quot;categorie&quot;:&quot;general_tri&quot;,&#10;      &quot;source&quot;:&quot;Mieux trier à Nantes&quot;&#10;   }," calcext:value-type="string">
            <text:p>   {</text:p>
            <text:p>      "code":"fiche_reprise",</text:p>
            <text:p>      "nom":"Reprise magasins",</text:p>
            <text:p>      "nom_en":"Resumption stores",</text:p>
            <text:p>      "type":"Consignes de tri",</text:p>
            <text:p>      "type_en":"Sorting instructions ",</text:p>
            <text:p>      "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      "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      "bouton":"fiche",</text:p>
            <text:p>      "image":"telephone_mini.png",</text:p>
            <text:p>      "mots_cles":"reprise,magasins",</text:p>
            <text:p>      "mots_cles_en":"recovery,stores",</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sacjaune</text:p>
          </table:table-cell>
          <table:table-cell table:style-name="ce182" office:value-type="string" calcext:value-type="string">
            <text:p>Sacs jaunes et bleus</text:p>
          </table:table-cell>
          <table:table-cell table:style-name="ce144" office:value-type="string" calcext:value-type="string">
            <text:p>Yellow and blue bag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5"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475"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303" office:value-type="string" calcext:value-type="string">
            <text:p>nantes/sacs_jaune_et_bleu.png</text:p>
          </table:table-cell>
          <table:table-cell table:style-name="ce303" office:value-type="string" calcext:value-type="string">
            <text:p>sacs,jaunes,bleus</text:p>
          </table:table-cell>
          <table:table-cell table:style-name="ce144" office:value-type="string" calcext:value-type="string">
            <text:p>bags,yellow,blue</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33];[.B33];[.C33];[.D33];[.E33];[.F33];[.G33];[.H33];[.I33];[.J33];[.K33];[.L33];[.M33];[.N33];[.O33])" office:value-type="string" office:string-value="   {&#10;      &quot;code&quot;:&quot;fiche_sacjaune&quot;,&#10;      &quot;nom&quot;:&quot;Sacs jaunes et bleus&quot;,&#10;      &quot;nom_en&quot;:&quot;Yellow and blue bags&quot;,&#10;      &quot;type&quot;:&quot;Consignes locales de tri&quot;,&#10;      &quot;type_en&quot;:&quot;Local sorting instructions &quot;,&#10;      &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      &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      &quot;bouton&quot;:&quot;fiche&quot;,&#10;      &quot;image&quot;:&quot;nantes/sacs_jaune_et_bleu.png&quot;,&#10;      &quot;mots_cles&quot;:&quot;sacs,jaunes,bleus&quot;,&#10;      &quot;mots_cles_en&quot;:&quot;bags,yellow,blue&quot;,&#10;      &quot;categorie&quot;:&quot;consigne_locale&quot;,&#10;      &quot;source&quot;:&quot;Mieux trier à Nantes&quot;&#10;   }," calcext:value-type="string">
            <text:p>   {</text:p>
            <text:p>      "code":"fiche_sacjaune",</text:p>
            <text:p>      "nom":"Sacs jaunes et bleus",</text:p>
            <text:p>      "nom_en":"Yellow and blue bags",</text:p>
            <text:p>      "type":"Consignes locales de tri",</text:p>
            <text:p>      "type_en":"Local sorting instructions ",</text:p>
            <text:p>      "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      "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      "bouton":"fiche",</text:p>
            <text:p>      "image":"nantes/sacs_jaune_et_bleu.png",</text:p>
            <text:p>      "mots_cles":"sacs,jaunes,bleus",</text:p>
            <text:p>      "mots_cles_en":"bags,yellow,blue",</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telephone</text:p>
          </table:table-cell>
          <table:table-cell table:style-name="ce182" office:value-type="string" calcext:value-type="string">
            <text:p>Numéros de téléphones</text:p>
          </table:table-cell>
          <table:table-cell table:style-name="ce144" office:value-type="string" calcext:value-type="string">
            <text:p>Phone number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5"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475"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303" office:value-type="string" calcext:value-type="string">
            <text:p>phone_black.png</text:p>
          </table:table-cell>
          <table:table-cell table:style-name="ce303" office:value-type="string" calcext:value-type="string">
            <text:p>allo,allonantes,proximité,téléphone,tél,appeler,doute,question</text:p>
          </table:table-cell>
          <table:table-cell table:style-name="ce144" office:value-type="string" calcext:value-type="string">
            <text:p>allo,allonantes,proximity,telephone,phone,call,doubt,question</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34];[.B34];[.C34];[.D34];[.E34];[.F34];[.G34];[.H34];[.I34];[.J34];[.K34];[.L34];[.M34];[.N34];[.O34])" office:value-type="string" office:string-value="   {&#10;      &quot;code&quot;:&quot;fiche_telephone&quot;,&#10;      &quot;nom&quot;:&quot;Numéros de téléphones&quot;,&#10;      &quot;nom_en&quot;:&quot;Phone numbers&quot;,&#10;      &quot;type&quot;:&quot;Consignes locales de tri&quot;,&#10;      &quot;type_en&quot;:&quot;Local sorting instructions &quot;,&#10;      &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      &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      &quot;bouton&quot;:&quot;fiche&quot;,&#10;      &quot;image&quot;:&quot;phone_black.png&quot;,&#10;      &quot;mots_cles&quot;:&quot;allo,allonantes,proximite,telephone,tel,appeler,doute,question&quot;,&#10;      &quot;mots_cles_en&quot;:&quot;allo,allonantes,proximity,telephone,phone,call,doubt,question&quot;,&#10;      &quot;categorie&quot;:&quot;consigne_locale&quot;,&#10;      &quot;source&quot;:&quot;Mieux trier à Nantes&quot;&#10;   }," calcext:value-type="string">
            <text:p>   {</text:p>
            <text:p>      "code":"fiche_telephone",</text:p>
            <text:p>      "nom":"Numéros de téléphones",</text:p>
            <text:p>      "nom_en":"Phone numbers",</text:p>
            <text:p>      "type":"Consignes locales de tri",</text:p>
            <text:p>      "type_en":"Local sorting instructions ",</text:p>
            <text:p>      "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      "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      "bouton":"fiche",</text:p>
            <text:p>      "image":"phone_black.png",</text:p>
            <text:p>      "mots_cles":"allo,allonantes,proximite,telephone,tel,appeler,doute,question",</text:p>
            <text:p>      "mots_cles_en":"allo,allonantes,proximity,telephone,phone,call,doubt,question",</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jaimetesbocaux</text:p>
          </table:table-cell>
          <table:table-cell table:number-columns-repeated="2" table:style-name="ce182" office:value-type="string" calcext:value-type="string">
            <text:p>Collectif J’aime tes Bocaux et tes sacs aussi</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5" office:value-type="string" calcext:value-type="string">
            <text:p>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able:table-cell>
          <table:table-cell table:style-name="ce475" office:value-type="string" calcext:value-type="string">
            <text:p>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able:table-cell>
          <table:table-cell table:style-name="ce303" office:value-type="string" calcext:value-type="string">
            <text:p>nantes/jaimetesbocaux.png</text:p>
          </table:table-cell>
          <table:table-cell table:number-columns-repeated="2" table:style-name="ce530" office:value-type="string" calcext:value-type="string">
            <text:p>aime,bocal,bocaux,sac</text:p>
          </table:table-cell>
          <table:table-cell table:style-name="ce144" office:value-type="string" calcext:value-type="string">
            <text:p><text:a xlink:href="https://www.facebook.com/Jaime-tes-bocaux-1147296918725687/" xlink:type="simple">https://www.facebook.com/Jaime-tes-bocaux-1147296918725687/</text:a></text:p>
          </table:table-cell>
          <table:table-cell table:style-name="ce362" office:value-type="string" calcext:value-type="string">
            <text:p>fiche</text:p>
          </table:table-cell>
          <table:table-cell table:style-name="ce362" office:value-type="string" calcext:value-type="string">
            <text:p>Mieux trier à Nantes 10/2017</text:p>
          </table:table-cell>
          <table:table-cell table:style-name="ce362" office:value-type="string" calcext:value-type="string">
            <text:p>consigne_locale</text:p>
          </table:table-cell>
          <table:table-cell table:style-name="ce362" office:value-type="string" calcext:value-type="string">
            <text:p><text:a xlink:href="http://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 xlink:type="simple">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text:a></text:p>
          </table:table-cell>
          <table:table-cell office:value-type="string" calcext:value-type="string">
            <text:p><text:s/></text:p>
          </table:table-cell>
          <table:table-cell table:number-columns-repeated="2"/>
          <table:table-cell table:style-name="ce534" table:formula="of:=JSONFICHE([.A35];[.B35];[.C35];[.D35];[.E35];[.F35];[.G35];[.H35];[.I35];[.J35];[.K35];[.L35];[.M35];[.N35];[.O35])" office:value-type="string" office:string-value="   {&#10;      &quot;code&quot;:&quot;fiche_jaimetesbocaux&quot;,&#10;      &quot;nom&quot;:&quot;Collectif J’aime tes Bocaux et tes sacs aussi&quot;,&#10;      &quot;nom_en&quot;:&quot;Collectif J’aime tes Bocaux et tes sacs aussi&quot;,&#10;      &quot;type&quot;:&quot;Consignes locales de tri&quot;,&#10;      &quot;type_en&quot;:&quot;Local sorting instructions &quot;,&#10;      &quot;descr&quot;:&quot;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quot;,&#10;      &quot;descr_en&quot;:&quot;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quot;,&#10;      &quot;bouton&quot;:&quot;fiche&quot;,&#10;      &quot;image&quot;:&quot;nantes/jaimetesbocaux.png&quot;,&#10;      &quot;mots_cles&quot;:&quot;aime,bocal,bocaux,sac&quot;,&#10;      &quot;mots_cles_en&quot;:&quot;aime,bocal,bocaux,sac&quot;,&#10;      &quot;categorie&quot;:&quot;consigne_locale&quot;,&#10;      &quot;photos&quot;:&quot;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quot;,&#10;      &quot;source&quot;:&quot;Mieux trier à Nantes 10/2017&quot;,&#10;      &quot;urls&quot;:&quot;https://www.facebook.com/Jaime-tes-bocaux-1147296918725687/&quot;&#10;   }," calcext:value-type="string">
            <text:p>   {</text:p>
            <text:p>      "code":"fiche_jaimetesbocaux",</text:p>
            <text:p>      "nom":"Collectif J’aime tes Bocaux et tes sacs aussi",</text:p>
            <text:p>      "nom_en":"Collectif J’aime tes Bocaux et tes sacs aussi",</text:p>
            <text:p>      "type":"Consignes locales de tri",</text:p>
            <text:p>      "type_en":"Local sorting instructions ",</text:p>
            <text:p>      "descr":"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ext:p>      "descr_en":"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ext:p>      "bouton":"fiche",</text:p>
            <text:p>      "image":"nantes/jaimetesbocaux.png",</text:p>
            <text:p>      "mots_cles":"aime,bocal,bocaux,sac",</text:p>
            <text:p>      "mots_cles_en":"aime,bocal,bocaux,sac",</text:p>
            <text:p>      "categorie":"consigne_locale",</text:p>
            <text:p>      "photos":"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text:p>
            <text:p>      "source":"Mieux trier à Nantes 10/2017",</text:p>
            <text:p>      "urls":"https://www.facebook.com/Jaime-tes-bocaux-1147296918725687/"</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arcenciel</text:p>
          </table:table-cell>
          <table:table-cell table:style-name="ce291" office:value-type="string" calcext:value-type="string">
            <text:p>Usine Arc-en-ciel</text:p>
          </table:table-cell>
          <table:table-cell table:style-name="ce144" office:value-type="string" calcext:value-type="string">
            <text:p>Arc-en-ciel Factory</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291"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291"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291" office:value-type="string" calcext:value-type="string">
            <text:p>nantes/usine_arcenciel_mini.png</text:p>
          </table:table-cell>
          <table:table-cell table:style-name="ce291" office:value-type="string" calcext:value-type="string">
            <text:p>usine,arc-en-ciel,arc,ciel,coueron</text:p>
          </table:table-cell>
          <table:table-cell table:style-name="ce144" office:value-type="string" calcext:value-type="string">
            <text:p>factory,arc-en-ciel,coueron</text:p>
          </table:table-cell>
          <table:table-cell office:value-type="string" calcext:value-type="string">
            <text:p>http://www.usine-arcenciel.fr/accueil.html</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office:value-type="string" calcext:value-type="string">
            <text:p>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text:p>
          </table:table-cell>
          <table:table-cell office:value-type="string" calcext:value-type="string">
            <text:p><text:s/></text:p>
          </table:table-cell>
          <table:table-cell table:number-columns-repeated="2"/>
          <table:table-cell table:style-name="ce534" table:formula="of:=JSONFICHE([.A36];[.B36];[.C36];[.D36];[.E36];[.F36];[.G36];[.H36];[.I36];[.J36];[.K38];[.L36];[.M36];[.N36];[.O36])" office:value-type="string" office:string-value="   {&#10;      &quot;code&quot;:&quot;fiche_arcenciel&quot;,&#10;      &quot;nom&quot;:&quot;Usine Arc-en-ciel&quot;,&#10;      &quot;nom_en&quot;:&quot;Arc-en-ciel Factory&quot;,&#10;      &quot;type&quot;:&quot;Consignes locales de tri&quot;,&#10;      &quot;type_en&quot;:&quot;Local sorting instructions &quot;,&#10;      &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      &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      &quot;bouton&quot;:&quot;fiche&quot;,&#10;      &quot;image&quot;:&quot;nantes/usine_arcenciel_mini.png&quot;,&#10;      &quot;mots_cles&quot;:&quot;usine,arc,ciel,arc,ciel,coueron&quot;,&#10;      &quot;mots_cles_en&quot;:&quot;factory,arc,ciel,coueron&quot;,&#10;      &quot;categorie&quot;:&quot;consigne_locale&quot;,&#10;      &quot;photos&quot;:&quot;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quot;,&#10;      &quot;source&quot;:&quot;Mieux trier à Nantes&quot;,&#10;      &quot;urls&quot;:&quot;http://www.youtube.com/watch?v=H69lhVN7QXE&quot;&#10;   }," calcext:value-type="string">
            <text:p>   {</text:p>
            <text:p>      "code":"fiche_arcenciel",</text:p>
            <text:p>      "nom":"Usine Arc-en-ciel",</text:p>
            <text:p>      "nom_en":"Arc-en-ciel Factory",</text:p>
            <text:p>      "type":"Consignes locales de tri",</text:p>
            <text:p>      "type_en":"Local sorting instructions ",</text:p>
            <text:p>      "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      "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      "bouton":"fiche",</text:p>
            <text:p>      "image":"nantes/usine_arcenciel_mini.png",</text:p>
            <text:p>      "mots_cles":"usine,arc,ciel,arc,ciel,coueron",</text:p>
            <text:p>      "mots_cles_en":"factory,arc,ciel,coueron",</text:p>
            <text:p>      "categorie":"consigne_locale",</text:p>
            <text:p>      "photos":"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text:p>
            <text:p>      "source":"Mieux trier à Nantes",</text:p>
            <text:p>      "urls":"http://www.youtube.com/watch?v=H69lhVN7QXE"</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boutabout</text:p>
          </table:table-cell>
          <table:table-cell table:style-name="ce144" office:value-type="string" calcext:value-type="string">
            <text:p>Bout' à Bout' - consigne de verre</text:p>
          </table:table-cell>
          <table:table-cell table:style-name="ce144" office:value-type="string" calcext:value-type="string">
            <text:p>Bout' à Bout'</text:p>
          </table:table-cell>
          <table:table-cell table:style-name="ce144" office:value-type="string" calcext:value-type="string">
            <text:p>Initiative locale réductions des déchets</text:p>
          </table:table-cell>
          <table:table-cell table:style-name="ce144" office:value-type="string" calcext:value-type="string">
            <text:p>Local waste reduction initiative</text:p>
          </table:table-cell>
          <table:table-cell table:style-name="ce291" office:value-type="string" calcext:value-type="string">
            <text:p>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able:table-cell>
          <table:table-cell table:style-name="ce291" office:value-type="string" calcext:value-type="string">
            <text:p>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able:table-cell>
          <table:table-cell table:style-name="ce291" office:value-type="string" calcext:value-type="string">
            <text:p>nantes/logo_boutabout.png</text:p>
          </table:table-cell>
          <table:table-cell table:style-name="ce291" office:value-type="string" calcext:value-type="string">
            <text:p>consigne,bouteille,verre,boutabout,bout</text:p>
          </table:table-cell>
          <table:table-cell table:style-name="ce144" office:value-type="string" calcext:value-type="string">
            <text:p>setpoint, bottle, glass, Boutabout,bout</text:p>
          </table:table-cell>
          <table:table-cell table:style-name="ce144" office:value-type="string" calcext:value-type="string">
            <text:p>http://www.boutabout.org/</text:p>
          </table:table-cell>
          <table:table-cell table:style-name="ce362" office:value-type="string" calcext:value-type="string">
            <text:p>fiche</text:p>
          </table:table-cell>
          <table:table-cell table:style-name="ce362" office:value-type="string" calcext:value-type="string">
            <text:p>Mail envoyé par la structure le 10/2017,</text:p>
          </table:table-cell>
          <table:table-cell table:style-name="ce362" office:value-type="string" calcext:value-type="string">
            <text:p>initiative_locale</text:p>
          </table:table-cell>
          <table:table-cell table:style-name="ce533" office:value-type="string" calcext:value-type="string">
            <text:p><text:a xlink:href="http://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 xlink:type="simple">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text:a></text:p>
          </table:table-cell>
          <table:table-cell office:value-type="string" calcext:value-type="string">
            <text:p><text:s/></text:p>
          </table:table-cell>
          <table:table-cell table:number-columns-repeated="2"/>
          <table:table-cell table:style-name="ce534" table:formula="of:=JSONFICHE([.A37];[.B37];[.C37];[.D37];[.E37];[.F37];[.G37];[.H37];[.I37];[.J37];[.K37];[.L37];[.M37];[.N37];[.O37])" office:value-type="string" office:string-value="   {&#10;      &quot;code&quot;:&quot;fiche_boutabout&quot;,&#10;      &quot;nom&quot;:&quot;Bout' à Bout' - consigne de verre&quot;,&#10;      &quot;nom_en&quot;:&quot;Bout' à Bout'&quot;,&#10;      &quot;type&quot;:&quot;Initiative locale réductions des déchets&quot;,&#10;      &quot;type_en&quot;:&quot;Local waste reduction initiative&quot;,&#10;      &quot;descr&quot;:&quot;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quot;,&#10;      &quot;descr_en&quot;:&quot;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quot;,&#10;      &quot;bouton&quot;:&quot;fiche&quot;,&#10;      &quot;image&quot;:&quot;nantes/logo_boutabout.png&quot;,&#10;      &quot;mots_cles&quot;:&quot;consigne,bouteille,verre,boutabout,bout&quot;,&#10;      &quot;mots_cles_en&quot;:&quot;setpoint,bottle,glass,boutabout,bout&quot;,&#10;      &quot;categorie&quot;:&quot;initiative_locale&quot;,&#10;      &quot;photos&quot;:&quot;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quot;,&#10;      &quot;source&quot;:&quot;Mail envoyé par la structure le 10/2017,&quot;,&#10;      &quot;urls&quot;:&quot;http://www.boutabout.org/&quot;&#10;   }," calcext:value-type="string">
            <text:p>   {</text:p>
            <text:p>      "code":"fiche_boutabout",</text:p>
            <text:p>      "nom":"Bout' à Bout' - consigne de verre",</text:p>
            <text:p>      "nom_en":"Bout' à Bout'",</text:p>
            <text:p>      "type":"Initiative locale réductions des déchets",</text:p>
            <text:p>      "type_en":"Local waste reduction initiative",</text:p>
            <text:p>      "descr":"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ext:p>      "descr_en":"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ext:p>      "bouton":"fiche",</text:p>
            <text:p>      "image":"nantes/logo_boutabout.png",</text:p>
            <text:p>      "mots_cles":"consigne,bouteille,verre,boutabout,bout",</text:p>
            <text:p>      "mots_cles_en":"setpoint,bottle,glass,boutabout,bout",</text:p>
            <text:p>      "categorie":"initiative_locale",</text:p>
            <text:p>      "photos":"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text:p>
            <text:p>      "source":"Mail envoyé par la structure le 10/2017,",</text:p>
            <text:p>      "urls":"http://www.boutabout.org/"</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valorena</text:p>
          </table:table-cell>
          <table:table-cell table:style-name="ce291" office:value-type="string" calcext:value-type="string">
            <text:p>Usine Valorena</text:p>
          </table:table-cell>
          <table:table-cell table:style-name="ce144" office:value-type="string" calcext:value-type="string">
            <text:p>Valorena factory </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291"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able:table-cell>
          <table:table-cell table:style-name="ce291"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able:table-cell>
          <table:table-cell table:style-name="ce291" office:value-type="string" calcext:value-type="string">
            <text:p>nantes/usine_valorena.png</text:p>
          </table:table-cell>
          <table:table-cell table:style-name="ce291" office:value-type="string" calcext:value-type="string">
            <text:p>usine,valorena</text:p>
          </table:table-cell>
          <table:table-cell table:style-name="ce144" office:value-type="string" calcext:value-type="string">
            <text:p>factory,valorena</text:p>
          </table:table-cell>
          <table:table-cell table:style-name="ce532" office:value-type="string" calcext:value-type="string">
            <text:p><text:span text:style-name="T10"><text:a xlink:href="http://www.youtube.com/watch?v=H69lhVN7QXE" xlink:type="simple">http://www.youtube.com/watch?v=H69lhVN7QXE</text:a></text:span></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38];[.B38];[.C38];[.D38];[.E38];[.F38];[.G38];[.H38];[.I38];[.J38];[.K38];[.L38];[.M38];[.N38];[.O38])" office:value-type="string" office:string-value="   {&#10;      &quot;code&quot;:&quot;fiche_valorena&quot;,&#10;      &quot;nom&quot;:&quot;Usine Valorena&quot;,&#10;      &quot;nom_en&quot;:&quot;Valorena factory &quot;,&#10;      &quot;type&quot;:&quot;Consignes locales de tri&quot;,&#10;      &quot;type_en&quot;:&quot;Local sorting instructions &quot;,&#10;      &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quot;bouton&quot;:&quot;fiche&quot;,&#10;      &quot;image&quot;:&quot;nantes/usine_valorena.png&quot;,&#10;      &quot;mots_cles&quot;:&quot;usine,valorena&quot;,&#10;      &quot;mots_cles_en&quot;:&quot;factory,valorena&quot;,&#10;      &quot;categorie&quot;:&quot;consigne_locale&quot;,&#10;      &quot;source&quot;:&quot;Mieux trier à Nantes&quot;,&#10;      &quot;urls&quot;:&quot;http://www.youtube.com/watch?v=H69lhVN7QXE&quot;&#10;   }," calcext:value-type="string">
            <text:p>   {</text:p>
            <text:p>      "code":"fiche_valorena",</text:p>
            <text:p>      "nom":"Usine Valorena",</text:p>
            <text:p>      "nom_en":"Valorena factory ",</text:p>
            <text:p>      "type":"Consignes locales de tri",</text:p>
            <text:p>      "type_en":"Local sorting instructions ",</text:p>
            <text:p>      "descr":"&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bouton":"fiche",</text:p>
            <text:p>      "image":"nantes/usine_valorena.png",</text:p>
            <text:p>      "mots_cles":"usine,valorena",</text:p>
            <text:p>      "mots_cles_en":"factory,valorena",</text:p>
            <text:p>      "categorie":"consigne_locale",</text:p>
            <text:p>      "source":"Mieux trier à Nantes",</text:p>
            <text:p>      "urls":"http://www.youtube.com/watch?v=H69lhVN7QXE"</text:p>
            <text:p>   },</text:p>
          </table:table-cell>
          <table:table-cell table:style-name="ce464" office:value-type="string" calcext:value-type="string">
            <text:p><text:s/></text:p>
          </table:table-cell>
          <table:table-cell table:number-columns-repeated="245"/>
        </table:table-row>
        <table:table-row table:style-name="ro3">
          <table:table-cell table:number-columns-repeated="3" table:style-name="ce144" office:value-type="string" calcext:value-type="string">
            <text:p>Oasis Environnement</text:p>
          </table:table-cell>
          <table:table-cell table:style-name="ce144" office:value-type="string" calcext:value-type="string">
            <text:p>Association accompagnant les entreprises souhaitant recycler</text:p>
          </table:table-cell>
          <table:table-cell table:style-name="ce144" office:value-type="string" calcext:value-type="string">
            <text:p>Association accompanying companies wishing to recycle</text:p>
          </table:table-cell>
          <table:table-cell table:style-name="ce478" office:value-type="string" calcext:value-type="string">
            <text:p>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text:p>
          </table:table-cell>
          <table:table-cell table:style-name="ce478" office:value-type="string" calcext:value-type="string">
            <text:p>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text:p>
          </table:table-cell>
          <table:table-cell table:style-name="ce144" office:value-type="string" calcext:value-type="string">
            <text:p>nantes/logo_oasis_environnement_mini.jpg</text:p>
          </table:table-cell>
          <table:table-cell table:style-name="ce144" office:value-type="string" calcext:value-type="string">
            <text:p>oasis,environnement,entreprise,accompagnement</text:p>
          </table:table-cell>
          <table:table-cell table:style-name="ce144" office:value-type="string" calcext:value-type="string">
            <text:p>oasis,environnement,business,support</text:p>
          </table:table-cell>
          <table:table-cell table:style-name="ce144" office:value-type="string" calcext:value-type="string">
            <text:p><text:a xlink:href="http://www.oasis-environnement.org/" xlink:type="simple">http://www.oasis-environnement.org/</text:a></text:p>
          </table:table-cell>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office:value-type="string" calcext:value-type="string">
            <text:p>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text:p>
          </table:table-cell>
          <table:table-cell office:value-type="string" calcext:value-type="string">
            <text:p><text:s/></text:p>
          </table:table-cell>
          <table:table-cell table:number-columns-repeated="2"/>
          <table:table-cell table:style-name="ce534" table:formula="of:=JSONFICHE([.A39];[.B39];[.C39];[.D39];[.E39];[.F39];[.G39];[.H39];[.I39];[.J39];[.K39];[.L39];[.M39];[.N39];[.O39])" office:value-type="string" office:string-value="   {&#10;      &quot;code&quot;:&quot;Oasis Environnement&quot;,&#10;      &quot;nom&quot;:&quot;Oasis Environnement&quot;,&#10;      &quot;nom_en&quot;:&quot;Oasis Environnement&quot;,&#10;      &quot;type&quot;:&quot;Association accompagnant les entreprises souhaitant recycler&quot;,&#10;      &quot;type_en&quot;:&quot;Association accompanying companies wishing to recycle&quot;,&#10;      &quot;descr&quot;:&quot;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quot;,&#10;      &quot;descr_en&quot;:&quot;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quot;,&#10;      &quot;bouton&quot;:&quot;fiche&quot;,&#10;      &quot;image&quot;:&quot;nantes/logo_oasis_environnement_mini.jpg&quot;,&#10;      &quot;mots_cles&quot;:&quot;oasis,environnement,entreprise,accompagnement&quot;,&#10;      &quot;mots_cles_en&quot;:&quot;oasis,environnement,business,support&quot;,&#10;      &quot;categorie&quot;:&quot;solutions_entreprises_nantes&quot;,&#10;      &quot;photos&quot;:&quot;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quot;,&#10;      &quot;source&quot;:&quot;Oasis Environnement, l2/2016&quot;,&#10;      &quot;urls&quot;:&quot;http://www.oasis-environnement.org/&quot;&#10;   }," calcext:value-type="string">
            <text:p>   {</text:p>
            <text:p>      "code":"Oasis Environnement",</text:p>
            <text:p>      "nom":"Oasis Environnement",</text:p>
            <text:p>      "nom_en":"Oasis Environnement",</text:p>
            <text:p>      "type":"Association accompagnant les entreprises souhaitant recycler",</text:p>
            <text:p>      "type_en":"Association accompanying companies wishing to recycle",</text:p>
            <text:p>      "descr":"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text:p>
            <text:p>      "descr_en":"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text:p>
            <text:p>      "bouton":"fiche",</text:p>
            <text:p>      "image":"nantes/logo_oasis_environnement_mini.jpg",</text:p>
            <text:p>      "mots_cles":"oasis,environnement,entreprise,accompagnement",</text:p>
            <text:p>      "mots_cles_en":"oasis,environnement,business,support",</text:p>
            <text:p>      "categorie":"solutions_entreprises_nantes",</text:p>
            <text:p>      "photos":"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text:p>
            <text:p>      "source":"Oasis Environnement, l2/2016",</text:p>
            <text:p>      "urls":"http://www.oasis-environnement.org/"</text:p>
            <text:p>   },</text:p>
          </table:table-cell>
          <table:table-cell table:style-name="ce464" office:value-type="string" calcext:value-type="string">
            <text:p><text:s/></text:p>
          </table:table-cell>
          <table:table-cell table:number-columns-repeated="245"/>
        </table:table-row>
        <table:table-row table:style-name="ro3">
          <table:table-cell table:style-name="ce144" office:value-type="string" calcext:value-type="string">
            <text:p>soluent_solutionrecyclage</text:p>
          </table:table-cell>
          <table:table-cell table:number-columns-repeated="2" table:style-name="ce144" office:value-type="string" calcext:value-type="string">
            <text:p>Solution recyclage</text:p>
          </table:table-cell>
          <table:table-cell table:style-name="ce144" office:value-type="string" calcext:value-type="string">
            <text:p>Entreprise fournissant des solutions complètes de recyclage</text:p>
          </table:table-cell>
          <table:table-cell table:style-name="ce144" office:value-type="string" calcext:value-type="string">
            <text:p>Company providing complete recycling solutions</text:p>
          </table:table-cell>
          <table:table-cell table:style-name="ce478" office:value-type="string" calcext:value-type="string">
            <text:p>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text:a xlink:href="http://www.solution-recyclage.fr/" xlink:type="simple">www.solution-recyclage.fr</text:a>&lt;br/&gt;<text:a xlink:href="mailto:commercial44@solution-recyclage.fr" xlink:type="simple">commercial44@solution-recyclage.fr</text:a>&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text:p>
          </table:table-cell>
          <table:table-cell table:style-name="ce478" office:value-type="string" calcext:value-type="string">
            <text:p>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text:p>
          </table:table-cell>
          <table:table-cell table:style-name="ce144" office:value-type="string" calcext:value-type="string">
            <text:p>nantes/logo_solutionrecyclage_mini.png</text:p>
          </table:table-cell>
          <table:table-cell table:style-name="ce144" office:value-type="string" calcext:value-type="string">
            <text:p>solution,recyclage,entreprise,carton,bouteille,moquette ,gobelet</text:p>
          </table:table-cell>
          <table:table-cell table:style-name="ce144" office:value-type="string" calcext:value-type="string">
            <text:p>solution, recycling company, bottle, carton, carpet beaker </text:p>
          </table:table-cell>
          <table:table-cell table:style-name="ce144" office:value-type="string" calcext:value-type="string">
            <text:p>http://www.solution-recyclage.fr,<text:a xlink:href="http://www.youtube.com/watch?v=mmBruXXhBWA" xlink:type="simple">http://www.youtube.com/watch?v=mmBruXXhBWA</text:a></text:p>
          </table:table-cell>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office:value-type="string" calcext:value-type="string">
            <text:p><text:a xlink:href="http://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 xlink:type="simple">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text:a></text:p>
          </table:table-cell>
          <table:table-cell table:style-name="ce144" office:value-type="string" calcext:value-type="string">
            <text:p><text:s/></text:p>
          </table:table-cell>
          <table:table-cell table:number-columns-repeated="2"/>
          <table:table-cell table:style-name="ce534" table:formula="of:=JSONFICHE([.A40];[.B40];[.C40];[.D40];[.E40];[.F40];[.G40];[.H40];[.I40];[.J40];[.K40];[.L40];[.M40];[.N40];[.O40])" office:value-type="string" office:string-value="   {&#10;      &quot;code&quot;:&quot;soluent_solutionrecyclage&quot;,&#10;      &quot;nom&quot;:&quot;Solution recyclage&quot;,&#10;      &quot;nom_en&quot;:&quot;Solution recyclage&quot;,&#10;      &quot;type&quot;:&quot;Entreprise fournissant des solutions complètes de recyclage&quot;,&#10;      &quot;type_en&quot;:&quot;Company providing complete recycling solutions&quot;,&#10;      &quot;descr&quot;:&quot;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www.solution-recyclage.fr&lt;br/&gt;commercial44@solution-recyclage.fr&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quot;,&#10;      &quot;descr_en&quot;:&quot;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quot;,&#10;      &quot;bouton&quot;:&quot;fiche&quot;,&#10;      &quot;image&quot;:&quot;nantes/logo_solutionrecyclage_mini.png&quot;,&#10;      &quot;mots_cles&quot;:&quot;solution,recyclage,entreprise,carton,bouteille,moquette ,gobelet&quot;,&#10;      &quot;mots_cles_en&quot;:&quot;solution,recycling,company,bottle,carton,carpet,beaker,&quot;,&#10;      &quot;categorie&quot;:&quot;solutions_entreprises_nantes&quot;,&#10;      &quot;photos&quot;:&quot;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quot;,&#10;      &quot;source&quot;:&quot;Oasis Environnement, l2/2016&quot;,&#10;      &quot;urls&quot;:&quot;http://www.solution-recyclage.fr,http://www.youtube.com/watch?v=mmBruXXhBWA&quot;&#10;   }," calcext:value-type="string">
            <text:p>   {</text:p>
            <text:p>      "code":"soluent_solutionrecyclage",</text:p>
            <text:p>      "nom":"Solution recyclage",</text:p>
            <text:p>      "nom_en":"Solution recyclage",</text:p>
            <text:p>      "type":"Entreprise fournissant des solutions complètes de recyclage",</text:p>
            <text:p>      "type_en":"Company providing complete recycling solutions",</text:p>
            <text:p>      "descr":"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www.solution-recyclage.fr&lt;br/&gt;commercial44@solution-recyclage.fr&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text:p>
            <text:p>      "descr_en":"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text:p>
            <text:p>      "bouton":"fiche",</text:p>
            <text:p>      "image":"nantes/logo_solutionrecyclage_mini.png",</text:p>
            <text:p>      "mots_cles":"solution,recyclage,entreprise,carton,bouteille,moquette ,gobelet",</text:p>
            <text:p>      "mots_cles_en":"solution,recycling,company,bottle,carton,carpet,beaker,",</text:p>
            <text:p>      "categorie":"solutions_entreprises_nantes",</text:p>
            <text:p>      "photos":"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text:p>
            <text:p>      "source":"Oasis Environnement, l2/2016",</text:p>
            <text:p>      "urls":"http://www.solution-recyclage.fr,http://www.youtube.com/watch?v=mmBruXXhBWA"</text:p>
            <text:p>   },</text:p>
          </table:table-cell>
          <table:table-cell table:style-name="ce464" office:value-type="string" calcext:value-type="string">
            <text:p><text:s/></text:p>
          </table:table-cell>
          <table:table-cell table:number-columns-repeated="245"/>
        </table:table-row>
        <table:table-row table:style-name="ro3">
          <table:table-cell table:style-name="ce144" office:value-type="string" calcext:value-type="string">
            <text:p>soluent_paprec</text:p>
          </table:table-cell>
          <table:table-cell table:number-columns-repeated="2" table:style-name="ce144" office:value-type="string" calcext:value-type="string">
            <text:p>Paprec</text:p>
          </table:table-cell>
          <table:table-cell table:style-name="ce144" office:value-type="string" calcext:value-type="string">
            <text:p>Entreprise fournissant des solutions complètes de recyclage</text:p>
          </table:table-cell>
          <table:table-cell table:style-name="ce144" office:value-type="string" calcext:value-type="string">
            <text:p>Company providing complete recycling solutions</text:p>
          </table:table-cell>
          <table:table-cell table:style-name="ce144" office:value-type="string" calcext:value-type="string">
            <text:p>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table:style-name="ce144" office:value-type="string" calcext:value-type="string">
            <text:p>Paprec Group (sometimes called Paprec Recyclage) is a French company for the collection and recycling of industrial and household waste. Its Nantes site is very active. They recover all waste in companies, and manage the chain from end to end.</text:p>
          </table:table-cell>
          <table:table-cell table:style-name="ce144" office:value-type="string" calcext:value-type="string">
            <text:p>nantes/logo_paprec_group_mini.png</text:p>
          </table:table-cell>
          <table:table-cell table:style-name="ce144" office:value-type="string" calcext:value-type="string">
            <text:p>entreprise</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1];[.B41];[.C41];[.D41];[.E41];[.F41];[.G41];[.H41];[.I41];[.J41];[.K41];[.L41];[.M41];[.N41];[.O41])" office:value-type="string" office:string-value="   {&#10;      &quot;code&quot;:&quot;soluent_paprec&quot;,&#10;      &quot;nom&quot;:&quot;Paprec&quot;,&#10;      &quot;nom_en&quot;:&quot;Paprec&quot;,&#10;      &quot;type&quot;:&quot;Entreprise fournissant des solutions complètes de recyclage&quot;,&#10;      &quot;type_en&quot;:&quot;Company providing complete recycling solutions&quot;,&#10;      &quot;descr&quot;:&quot;Paprec Group (parfois appelée Paprec Recyclage) est une société française de collecte et recyclage de déchets industriels et ménagers. Son site nantais est très actif. Ils récupèrent dans les entreprises tous les déchets, et gèrent la chaîne de bout en bout.&quot;,&#10;      &quot;descr_en&quot;:&quot;Paprec Group (sometimes called Paprec Recyclage) is a French company for the collection and recycling of industrial and household waste. Its Nantes site is very active. They recover all waste in companies, and manage the chain from end to end.&quot;,&#10;      &quot;bouton&quot;:&quot;fiche&quot;,&#10;      &quot;image&quot;:&quot;nantes/logo_paprec_group_mini.png&quot;,&#10;      &quot;mots_cles&quot;:&quot;entreprise&quot;,&#10;      &quot;mots_cles_en&quot;:&quot;&quot;,&#10;      &quot;categorie&quot;:&quot;solutions_entreprises_nantes&quot;,&#10;      &quot;source&quot;:&quot;Oasis Environnement, l2/2016&quot;&#10;   }," calcext:value-type="string">
            <text:p>   {</text:p>
            <text:p>      "code":"soluent_paprec",</text:p>
            <text:p>      "nom":"Paprec",</text:p>
            <text:p>      "nom_en":"Paprec",</text:p>
            <text:p>      "type":"Entreprise fournissant des solutions complètes de recyclage",</text:p>
            <text:p>      "type_en":"Company providing complete recycling solutions",</text:p>
            <text:p>      "descr":"Paprec Group (parfois appelée Paprec Recyclage) est une société française de collecte et recyclage de déchets industriels et ménagers. Son site nantais est très actif. Ils récupèrent dans les entreprises tous les déchets, et gèrent la chaîne de bout en bout.",</text:p>
            <text:p>      "descr_en":"Paprec Group (sometimes called Paprec Recyclage) is a French company for the collection and recycling of industrial and household waste. Its Nantes site is very active. They recover all waste in companies, and manage the chain from end to end.",</text:p>
            <text:p>      "bouton":"fiche",</text:p>
            <text:p>      "image":"nantes/logo_paprec_group_mini.png",</text:p>
            <text:p>      "mots_cles":"entreprise",</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3">
          <table:table-cell table:style-name="ce144" office:value-type="string" calcext:value-type="string">
            <text:p>soluent_arbres</text:p>
          </table:table-cell>
          <table:table-cell table:number-columns-repeated="2" table:style-name="ce144" office:value-type="string" calcext:value-type="string">
            <text:p>ARBRES</text:p>
          </table:table-cell>
          <table:table-cell table:style-name="ce144" office:value-type="string" calcext:value-type="string">
            <text:p>Association spécialisée dans récupération de papier</text:p>
          </table:table-cell>
          <table:table-cell table:style-name="ce144" office:value-type="string" calcext:value-type="string">
            <text:p>Association specialized in paper recovery</text:p>
          </table:table-cell>
          <table:table-cell table:style-name="ce144" office:value-type="string" calcext:value-type="string">
            <text:p>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able:table-cell>
          <table:table-cell table:style-name="ce144" office:value-type="string" calcext:value-type="string">
            <text:p>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able:table-cell>
          <table:table-cell table:style-name="ce144" office:value-type="string" calcext:value-type="string">
            <text:p>nantes/association_arbres_mini.png</text:p>
          </table:table-cell>
          <table:table-cell table:style-name="ce144" office:value-type="string" calcext:value-type="string">
            <text:p>entreprise,papier,carton</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2];[.B42];[.C42];[.D42];[.E42];[.F42];[.G42];[.H42];[.I42];[.J42];[.K42];[.L42];[.M42];[.N42];[.O42])" office:value-type="string" office:string-value="   {&#10;      &quot;code&quot;:&quot;soluent_arbres&quot;,&#10;      &quot;nom&quot;:&quot;ARBRES&quot;,&#10;      &quot;nom_en&quot;:&quot;ARBRES&quot;,&#10;      &quot;type&quot;:&quot;Association spécialisée dans récupération de papier&quot;,&#10;      &quot;type_en&quot;:&quot;Association specialized in paper recovery&quot;,&#10;      &quot;descr&quot;:&quot;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quot;,&#10;      &quot;descr_en&quot;:&quot;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quot;,&#10;      &quot;bouton&quot;:&quot;fiche&quot;,&#10;      &quot;image&quot;:&quot;nantes/association_arbres_mini.png&quot;,&#10;      &quot;mots_cles&quot;:&quot;entreprise,papier,carton&quot;,&#10;      &quot;mots_cles_en&quot;:&quot;&quot;,&#10;      &quot;categorie&quot;:&quot;solutions_entreprises_nantes&quot;,&#10;      &quot;source&quot;:&quot;Oasis Environnement, l2/2016&quot;&#10;   }," calcext:value-type="string">
            <text:p>   {</text:p>
            <text:p>      "code":"soluent_arbres",</text:p>
            <text:p>      "nom":"ARBRES",</text:p>
            <text:p>      "nom_en":"ARBRES",</text:p>
            <text:p>      "type":"Association spécialisée dans récupération de papier",</text:p>
            <text:p>      "type_en":"Association specialized in paper recovery",</text:p>
            <text:p>      "descr":"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ext:p>      "descr_en":"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ext:p>      "bouton":"fiche",</text:p>
            <text:p>      "image":"nantes/association_arbres_mini.png",</text:p>
            <text:p>      "mots_cles":"entreprise,papier,carton",</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3">
          <table:table-cell table:style-name="ce144" office:value-type="string" calcext:value-type="string">
            <text:p>soluent_papiersdelespoir</text:p>
          </table:table-cell>
          <table:table-cell table:number-columns-repeated="2" table:style-name="ce144" office:value-type="string" calcext:value-type="string">
            <text:p>Les Papiers de l'espoir</text:p>
          </table:table-cell>
          <table:table-cell table:style-name="ce144" office:value-type="string" calcext:value-type="string">
            <text:p>Association spécialisée dans récupération de papier</text:p>
          </table:table-cell>
          <table:table-cell table:style-name="ce144" office:value-type="string" calcext:value-type="string">
            <text:p>Association specialized in paper recovery</text:p>
          </table:table-cell>
          <table:table-cell table:style-name="ce144" office:value-type="string" calcext:value-type="string">
            <text:p>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able:table-cell>
          <table:table-cell table:style-name="ce144" office:value-type="string" calcext:value-type="string">
            <text:p>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able:table-cell>
          <table:table-cell table:style-name="ce144" office:value-type="string" calcext:value-type="string">
            <text:p>nantes/logo_papierdelespoir_mini.png</text:p>
          </table:table-cell>
          <table:table-cell table:style-name="ce144" office:value-type="string" calcext:value-type="string">
            <text:p>entreprise,papier,carton</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3];[.B43];[.C43];[.D43];[.E43];[.F43];[.G43];[.H43];[.I43];[.J43];[.K43];[.L43];[.M43];[.N43];[.O43])" office:value-type="string" office:string-value="   {&#10;      &quot;code&quot;:&quot;soluent_papiersdelespoir&quot;,&#10;      &quot;nom&quot;:&quot;Les Papiers de l'espoir&quot;,&#10;      &quot;nom_en&quot;:&quot;Les Papiers de l'espoir&quot;,&#10;      &quot;type&quot;:&quot;Association spécialisée dans récupération de papier&quot;,&#10;      &quot;type_en&quot;:&quot;Association specialized in paper recovery&quot;,&#10;      &quot;descr&quot;:&quot;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quot;,&#10;      &quot;descr_en&quot;:&quot;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quot;,&#10;      &quot;bouton&quot;:&quot;fiche&quot;,&#10;      &quot;image&quot;:&quot;nantes/logo_papierdelespoir_mini.png&quot;,&#10;      &quot;mots_cles&quot;:&quot;entreprise,papier,carton&quot;,&#10;      &quot;mots_cles_en&quot;:&quot;&quot;,&#10;      &quot;categorie&quot;:&quot;solutions_entreprises_nantes&quot;,&#10;      &quot;source&quot;:&quot;Oasis Environnement, l2/2016&quot;&#10;   }," calcext:value-type="string">
            <text:p>   {</text:p>
            <text:p>      "code":"soluent_papiersdelespoir",</text:p>
            <text:p>      "nom":"Les Papiers de l'espoir",</text:p>
            <text:p>      "nom_en":"Les Papiers de l'espoir",</text:p>
            <text:p>      "type":"Association spécialisée dans récupération de papier",</text:p>
            <text:p>      "type_en":"Association specialized in paper recovery",</text:p>
            <text:p>      "descr":"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ext:p>      "descr_en":"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ext:p>      "bouton":"fiche",</text:p>
            <text:p>      "image":"nantes/logo_papierdelespoir_mini.png",</text:p>
            <text:p>      "mots_cles":"entreprise,papier,carton",</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3">
          <table:table-cell table:style-name="ce144" office:value-type="string" calcext:value-type="string">
            <text:p>soluent_stationsservices</text:p>
          </table:table-cell>
          <table:table-cell table:number-columns-repeated="2" table:style-name="ce144" office:value-type="string" calcext:value-type="string">
            <text:p>Stations services</text:p>
          </table:table-cell>
          <table:table-cell table:style-name="ce144" office:value-type="string" calcext:value-type="string">
            <text:p>Association spécialisée dans récupération de matériaux</text:p>
          </table:table-cell>
          <table:table-cell table:style-name="ce144" office:value-type="string" calcext:value-type="string">
            <text:p>Association specialized in materials recovery</text:p>
          </table:table-cell>
          <table:table-cell table:style-name="ce144" office:value-type="string" calcext:value-type="string">
            <text:p>Nous récupérons des matières premières propres qui puissent ensuite être revendues à très bas prix aux créatifs pour être réemployer.&lt;br/&gt;Ouvert aux particuliers et aux entreprises.</text:p>
          </table:table-cell>
          <table:table-cell table:style-name="ce144" office:value-type="string" calcext:value-type="string">
            <text:p>We recover the own raw materials that could then be resold at very low prices to be creative reuse.&lt;br/&gt;Open to individuals and companies.</text:p>
          </table:table-cell>
          <table:table-cell table:style-name="ce144" office:value-type="string" calcext:value-type="string">
            <text:p>nantes/logo_stationsservices_mini.png</text:p>
          </table:table-cell>
          <table:table-cell table:style-name="ce144" office:value-type="string" calcext:value-type="string">
            <text:p>entreprise,matériaux</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4];[.B44];[.C44];[.D44];[.E44];[.F44];[.G44];[.H44];[.I44];[.J44];[.K44];[.L44];[.M44];[.N44];[.O44])" office:value-type="string" office:string-value="   {&#10;      &quot;code&quot;:&quot;soluent_stationsservices&quot;,&#10;      &quot;nom&quot;:&quot;Stations services&quot;,&#10;      &quot;nom_en&quot;:&quot;Stations services&quot;,&#10;      &quot;type&quot;:&quot;Association spécialisée dans récupération de matériaux&quot;,&#10;      &quot;type_en&quot;:&quot;Association specialized in materials recovery&quot;,&#10;      &quot;descr&quot;:&quot;Nous récupérons des matières premières propres qui puissent ensuite être revendues à très bas prix aux créatifs pour être réemployer.&lt;br/&gt;Ouvert aux particuliers et aux entreprises.&quot;,&#10;      &quot;descr_en&quot;:&quot;We recover the own raw materials that could then be resold at very low prices to be creative reuse.&lt;br/&gt;Open to individuals and companies.&quot;,&#10;      &quot;bouton&quot;:&quot;fiche&quot;,&#10;      &quot;image&quot;:&quot;nantes/logo_stationsservices_mini.png&quot;,&#10;      &quot;mots_cles&quot;:&quot;entreprise,materiaux&quot;,&#10;      &quot;mots_cles_en&quot;:&quot;&quot;,&#10;      &quot;categorie&quot;:&quot;solutions_entreprises_nantes&quot;,&#10;      &quot;source&quot;:&quot;Oasis Environnement, l2/2016&quot;&#10;   }," calcext:value-type="string">
            <text:p>   {</text:p>
            <text:p>      "code":"soluent_stationsservices",</text:p>
            <text:p>      "nom":"Stations services",</text:p>
            <text:p>      "nom_en":"Stations services",</text:p>
            <text:p>      "type":"Association spécialisée dans récupération de matériaux",</text:p>
            <text:p>      "type_en":"Association specialized in materials recovery",</text:p>
            <text:p>      "descr":"Nous récupérons des matières premières propres qui puissent ensuite être revendues à très bas prix aux créatifs pour être réemployer.&lt;br/&gt;Ouvert aux particuliers et aux entreprises.",</text:p>
            <text:p>      "descr_en":"We recover the own raw materials that could then be resold at very low prices to be creative reuse.&lt;br/&gt;Open to individuals and companies.",</text:p>
            <text:p>      "bouton":"fiche",</text:p>
            <text:p>      "image":"nantes/logo_stationsservices_mini.png",</text:p>
            <text:p>      "mots_cles":"entreprise,materiaux",</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3">
          <table:table-cell table:style-name="ce144" office:value-type="string" calcext:value-type="string">
            <text:p>soluent_recyclivre</text:p>
          </table:table-cell>
          <table:table-cell table:number-columns-repeated="2" table:style-name="ce144" office:value-type="string" calcext:value-type="string">
            <text:p>RecycLivre</text:p>
          </table:table-cell>
          <table:table-cell table:style-name="ce144" office:value-type="string" calcext:value-type="string">
            <text:p>Entreprise spécialisée dans récupération de livre</text:p>
          </table:table-cell>
          <table:table-cell table:style-name="ce144" office:value-type="string" calcext:value-type="string">
            <text:p>Company specialized in books recovery</text:p>
          </table:table-cell>
          <table:table-cell table:style-name="ce144" office:value-type="string" calcext:value-type="string">
            <text:p>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able:table-cell>
          <table:table-cell table:style-name="ce144" office:value-type="string" calcext:value-type="string">
            <text:p>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able:table-cell>
          <table:table-cell table:style-name="ce144" office:value-type="string" calcext:value-type="string">
            <text:p>nantes/logo_recyclivre_mini.png</text:p>
          </table:table-cell>
          <table:table-cell table:style-name="ce144" office:value-type="string" calcext:value-type="string">
            <text:p>entreprise,recyclivre,livre</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5];[.B45];[.C45];[.D45];[.E45];[.F45];[.G45];[.H45];[.I45];[.J45];[.K45];[.L45];[.M45];[.N45];[.O45])" office:value-type="string" office:string-value="   {&#10;      &quot;code&quot;:&quot;soluent_recyclivre&quot;,&#10;      &quot;nom&quot;:&quot;RecycLivre&quot;,&#10;      &quot;nom_en&quot;:&quot;RecycLivre&quot;,&#10;      &quot;type&quot;:&quot;Entreprise spécialisée dans récupération de livre&quot;,&#10;      &quot;type_en&quot;:&quot;Company specialized in books recovery&quot;,&#10;      &quot;descr&quot;:&quot;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quot;,&#10;      &quot;descr_en&quot;:&quot;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quot;,&#10;      &quot;bouton&quot;:&quot;fiche&quot;,&#10;      &quot;image&quot;:&quot;nantes/logo_recyclivre_mini.png&quot;,&#10;      &quot;mots_cles&quot;:&quot;entreprise,recyclivre,livre&quot;,&#10;      &quot;mots_cles_en&quot;:&quot;&quot;,&#10;      &quot;categorie&quot;:&quot;solutions_entreprises_nantes&quot;,&#10;      &quot;source&quot;:&quot;Oasis Environnement, l2/2016&quot;&#10;   }," calcext:value-type="string">
            <text:p>   {</text:p>
            <text:p>      "code":"soluent_recyclivre",</text:p>
            <text:p>      "nom":"RecycLivre",</text:p>
            <text:p>      "nom_en":"RecycLivre",</text:p>
            <text:p>      "type":"Entreprise spécialisée dans récupération de livre",</text:p>
            <text:p>      "type_en":"Company specialized in books recovery",</text:p>
            <text:p>      "descr":"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ext:p>      "descr_en":"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ext:p>      "bouton":"fiche",</text:p>
            <text:p>      "image":"nantes/logo_recyclivre_mini.png",</text:p>
            <text:p>      "mots_cles":"entreprise,recyclivre,livre",</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soluent_consultri</text:p>
          </table:table-cell>
          <table:table-cell table:number-columns-repeated="2" table:style-name="ce291" office:value-type="string" calcext:value-type="string">
            <text:p>Consultri</text:p>
          </table:table-cell>
          <table:table-cell table:style-name="ce468" office:value-type="string" calcext:value-type="string">
            <text:p>Entreprise spécialisée dans accompagnement entreprise</text:p>
          </table:table-cell>
          <table:table-cell table:style-name="ce144" office:value-type="string" calcext:value-type="string">
            <text:p>Company specialized in company support</text:p>
          </table:table-cell>
          <table:table-cell table:style-name="ce291" office:value-type="string" calcext:value-type="string">
            <text:p>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able:table-cell>
          <table:table-cell table:style-name="ce291" office:value-type="string" calcext:value-type="string">
            <text:p>Consultri is a waste management consulting company, our goal is to reduce the waste bills of our customers thanks to an overall cost control.</text:p>
          </table:table-cell>
          <table:table-cell table:style-name="ce291" office:value-type="string" calcext:value-type="string">
            <text:p>nantes/logo_consultri_mini.png</text:p>
          </table:table-cell>
          <table:table-cell table:style-name="ce291" office:value-type="string" calcext:value-type="string">
            <text:p>entreprise,accompagnement</text:p>
          </table:table-cell>
          <table:table-cell table:style-name="ce144"/>
          <table:table-cell table:style-name="ce532"/>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solutions_entreprises_nantes</text:p>
          </table:table-cell>
          <table:table-cell table:style-name="ce362"/>
          <table:table-cell office:value-type="string" calcext:value-type="string">
            <text:p><text:s/></text:p>
          </table:table-cell>
          <table:table-cell table:number-columns-repeated="2"/>
          <table:table-cell table:style-name="ce534" table:formula="of:=JSONFICHE([.A46];[.B46];[.C46];[.D46];[.E46];[.F46];[.G46];[.H46];[.I46];[.J46];[.K46];[.L46];[.M46];[.N46];[.O46])" office:value-type="string" office:string-value="   {&#10;      &quot;code&quot;:&quot;soluent_consultri&quot;,&#10;      &quot;nom&quot;:&quot;Consultri&quot;,&#10;      &quot;nom_en&quot;:&quot;Consultri&quot;,&#10;      &quot;type&quot;:&quot;Entreprise spécialisée dans accompagnement entreprise&quot;,&#10;      &quot;type_en&quot;:&quot;Company specialized in company support&quot;,&#10;      &quot;descr&quot;:&quot;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quot;,&#10;      &quot;descr_en&quot;:&quot;Consultri is a waste management consulting company, our goal is to reduce the waste bills of our customers thanks to an overall cost control.&quot;,&#10;      &quot;bouton&quot;:&quot;fiche&quot;,&#10;      &quot;image&quot;:&quot;nantes/logo_consultri_mini.png&quot;,&#10;      &quot;mots_cles&quot;:&quot;entreprise,accompagnement&quot;,&#10;      &quot;mots_cles_en&quot;:&quot;&quot;,&#10;      &quot;categorie&quot;:&quot;solutions_entreprises_nantes&quot;,&#10;      &quot;source&quot;:&quot;Mieux trier à Nantes&quot;&#10;   }," calcext:value-type="string">
            <text:p>   {</text:p>
            <text:p>      "code":"soluent_consultri",</text:p>
            <text:p>      "nom":"Consultri",</text:p>
            <text:p>      "nom_en":"Consultri",</text:p>
            <text:p>      "type":"Entreprise spécialisée dans accompagnement entreprise",</text:p>
            <text:p>      "type_en":"Company specialized in company support",</text:p>
            <text:p>      "descr":"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ext:p>      "descr_en":"Consultri is a waste management consulting company, our goal is to reduce the waste bills of our customers thanks to an overall cost control.",</text:p>
            <text:p>      "bouton":"fiche",</text:p>
            <text:p>      "image":"nantes/logo_consultri_mini.png",</text:p>
            <text:p>      "mots_cles":"entreprise,accompagnement",</text:p>
            <text:p>      "mots_cles_en":"",</text:p>
            <text:p>      "categorie":"solutions_entreprises_nantes",</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solution_tricyclerie</text:p>
          </table:table-cell>
          <table:table-cell table:style-name="ce291" office:value-type="string" calcext:value-type="string">
            <text:p>Tricyclerie</text:p>
          </table:table-cell>
          <table:table-cell table:style-name="ce144" office:value-type="string" calcext:value-type="string">
            <text:p>Tricyclerie</text:p>
          </table:table-cell>
          <table:table-cell table:style-name="ce468" office:value-type="string" calcext:value-type="string">
            <text:p>Association spécialisée dans récupération déchets organiques</text:p>
          </table:table-cell>
          <table:table-cell table:style-name="ce144" office:value-type="string" calcext:value-type="string">
            <text:p>Association specialized in organic waste recovery</text:p>
          </table:table-cell>
          <table:table-cell table:style-name="ce291" office:value-type="string" calcext:value-type="string">
            <text:p>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able:table-cell>
          <table:table-cell table:style-name="ce291" office:value-type="string" calcext:value-type="string">
            <text:p>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able:table-cell>
          <table:table-cell table:style-name="ce291" office:value-type="string" calcext:value-type="string">
            <text:p>nantes/logo_tricyclerie_mini.jpg</text:p>
          </table:table-cell>
          <table:table-cell table:style-name="ce531" office:value-type="string" calcext:value-type="string">
            <text:p>entreprise,organique</text:p>
          </table:table-cell>
          <table:table-cell table:style-name="ce144"/>
          <table:table-cell table:style-name="ce532"/>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solutions_entreprises_nantes</text:p>
          </table:table-cell>
          <table:table-cell table:style-name="ce362"/>
          <table:table-cell office:value-type="string" calcext:value-type="string">
            <text:p><text:s/></text:p>
          </table:table-cell>
          <table:table-cell table:number-columns-repeated="2"/>
          <table:table-cell table:style-name="ce534" table:formula="of:=JSONFICHE([.A47];[.B47];[.C47];[.D47];[.E47];[.F47];[.G47];[.H47];[.I47];[.J47];[.K47];[.L47];[.M47];[.N47];[.O47])" office:value-type="string" office:string-value="   {&#10;      &quot;code&quot;:&quot;solution_tricyclerie&quot;,&#10;      &quot;nom&quot;:&quot;Tricyclerie&quot;,&#10;      &quot;nom_en&quot;:&quot;Tricyclerie&quot;,&#10;      &quot;type&quot;:&quot;Association spécialisée dans récupération déchets organiques&quot;,&#10;      &quot;type_en&quot;:&quot;Association specialized in organic waste recovery&quot;,&#10;      &quot;descr&quot;:&quot;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quot;,&#10;      &quot;descr_en&quot;:&quot;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quot;,&#10;      &quot;bouton&quot;:&quot;fiche&quot;,&#10;      &quot;image&quot;:&quot;nantes/logo_tricyclerie_mini.jpg&quot;,&#10;      &quot;mots_cles&quot;:&quot;entreprise,organique&quot;,&#10;      &quot;mots_cles_en&quot;:&quot;&quot;,&#10;      &quot;categorie&quot;:&quot;solutions_entreprises_nantes&quot;,&#10;      &quot;source&quot;:&quot;Mieux trier à Nantes&quot;&#10;   }," calcext:value-type="string">
            <text:p>   {</text:p>
            <text:p>      "code":"solution_tricyclerie",</text:p>
            <text:p>      "nom":"Tricyclerie",</text:p>
            <text:p>      "nom_en":"Tricyclerie",</text:p>
            <text:p>      "type":"Association spécialisée dans récupération déchets organiques",</text:p>
            <text:p>      "type_en":"Association specialized in organic waste recovery",</text:p>
            <text:p>      "descr":"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ext:p>      "descr_en":"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ext:p>      "bouton":"fiche",</text:p>
            <text:p>      "image":"nantes/logo_tricyclerie_mini.jpg",</text:p>
            <text:p>      "mots_cles":"entreprise,organique",</text:p>
            <text:p>      "mots_cles_en":"",</text:p>
            <text:p>      "categorie":"solutions_entreprises_nantes",</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zerodechet_sakaide</text:p>
          </table:table-cell>
          <table:table-cell table:number-columns-repeated="2" table:style-name="ce291" office:value-type="string" calcext:value-type="string">
            <text:p>Sakaïdé</text:p>
          </table:table-cell>
          <table:table-cell table:style-name="ce468" office:value-type="string" calcext:value-type="string">
            <text:p>Zéro déchet : ateliers pédagogiques, blog, produits textiles maison, boutique</text:p>
          </table:table-cell>
          <table:table-cell table:style-name="ce144" office:value-type="string" calcext:value-type="string">
            <text:p>zero waste: educational workshops, blog, home textile products, shop</text:p>
          </table:table-cell>
          <table:table-cell table:style-name="ce291" office:value-type="string" calcext:value-type="string">
            <text:p>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text:p>
          </table:table-cell>
          <table:table-cell table:style-name="ce144" office:value-type="string" calcext:value-type="string">
            <text:p>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text:p>
          </table:table-cell>
          <table:table-cell table:style-name="ce291" office:value-type="string" calcext:value-type="string">
            <text:p>nantes/logo_sakaide.png</text:p>
          </table:table-cell>
          <table:table-cell table:style-name="ce531" office:value-type="string" calcext:value-type="string">
            <text:p>sakaide,zero,dechet,atelier,pedagogique,blog</text:p>
          </table:table-cell>
          <table:table-cell table:style-name="ce144" office:value-type="string" calcext:value-type="string">
            <text:p>sakaide,zero,waste,educational,workshops,blog,shop</text:p>
          </table:table-cell>
          <table:table-cell table:style-name="ce532" office:value-type="string" calcext:value-type="string">
            <text:p><text:a xlink:href="http://www.sakaide.fr/,https://www.facebook.com/Sakaide.fr/" xlink:type="simple">http://www.sakaide.fr/,https://www.facebook.com/Sakaide.fr/</text:a></text:p>
          </table:table-cell>
          <table:table-cell table:style-name="ce362" office:value-type="string" calcext:value-type="string">
            <text:p>fiche</text:p>
          </table:table-cell>
          <table:table-cell table:style-name="ce144" office:value-type="string" calcext:value-type="string">
            <text:p>MieuxTrierANantes 10/17, avec l'accord de publication de Sakaïdé </text:p>
          </table:table-cell>
          <table:table-cell table:style-name="ce362" office:value-type="string" calcext:value-type="string">
            <text:p>zero_dechet_nantes</text:p>
          </table:table-cell>
          <table:table-cell table:style-name="ce362" office:value-type="string" calcext:value-type="string">
            <text:p>www.sakaide.fr/wp/wp-content/uploads/2017/02/annimation-1024x683.jpg,www.sakaide.fr/wp/wp-content/uploads/2017/02/atelier7-1-300x169.png</text:p>
          </table:table-cell>
          <table:table-cell office:value-type="string" calcext:value-type="string">
            <text:p><text:s/></text:p>
          </table:table-cell>
          <table:table-cell table:number-columns-repeated="2"/>
          <table:table-cell table:style-name="ce534" table:formula="of:=JSONFICHE([.A48];[.B48];[.C48];[.D48];[.E48];[.F48];[.G48];[.H48];[.I48];[.J48];[.K48];[.L48];[.M48];[.N48];[.O48])" office:value-type="string" office:string-value="   {&#10;      &quot;code&quot;:&quot;zerodechet_sakaide&quot;,&#10;      &quot;nom&quot;:&quot;Sakaïdé&quot;,&#10;      &quot;nom_en&quot;:&quot;Sakaïdé&quot;,&#10;      &quot;type&quot;:&quot;Zéro déchet : ateliers pédagogiques, blog, produits textiles maison, boutique&quot;,&#10;      &quot;type_en&quot;:&quot;zero waste: educational workshops, blog, home textile products, shop&quot;,&#10;      &quot;descr&quot;:&quot;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quot;,&#10;      &quot;descr_en&quot;:&quot;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quot;,&#10;      &quot;bouton&quot;:&quot;fiche&quot;,&#10;      &quot;image&quot;:&quot;nantes/logo_sakaide.png&quot;,&#10;      &quot;mots_cles&quot;:&quot;sakaide,zero,dechet,atelier,pedagogique,blog&quot;,&#10;      &quot;mots_cles_en&quot;:&quot;sakaide,zero,waste,educational,workshops,blog,shop&quot;,&#10;      &quot;categorie&quot;:&quot;zero_dechet_nantes&quot;,&#10;      &quot;photos&quot;:&quot;www.sakaide.fr/wp/wp-content/uploads/2017/02/annimation-1024x683.jpg,www.sakaide.fr/wp/wp-content/uploads/2017/02/atelier7-1-300x169.png&quot;,&#10;      &quot;source&quot;:&quot;MieuxTrierANantes 10/17, avec l'accord de publication de Sakaïdé &quot;,&#10;      &quot;urls&quot;:&quot;http://www.sakaide.fr/,https://www.facebook.com/Sakaide.fr/&quot;&#10;   }," calcext:value-type="string">
            <text:p>   {</text:p>
            <text:p>      "code":"zerodechet_sakaide",</text:p>
            <text:p>      "nom":"Sakaïdé",</text:p>
            <text:p>      "nom_en":"Sakaïdé",</text:p>
            <text:p>      "type":"Zéro déchet : ateliers pédagogiques, blog, produits textiles maison, boutique",</text:p>
            <text:p>      "type_en":"zero waste: educational workshops, blog, home textile products, shop",</text:p>
            <text:p>      "descr":"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text:p>
            <text:p>      "descr_en":"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text:p>
            <text:p>      "bouton":"fiche",</text:p>
            <text:p>      "image":"nantes/logo_sakaide.png",</text:p>
            <text:p>      "mots_cles":"sakaide,zero,dechet,atelier,pedagogique,blog",</text:p>
            <text:p>      "mots_cles_en":"sakaide,zero,waste,educational,workshops,blog,shop",</text:p>
            <text:p>      "categorie":"zero_dechet_nantes",</text:p>
            <text:p>      "photos":"www.sakaide.fr/wp/wp-content/uploads/2017/02/annimation-1024x683.jpg,www.sakaide.fr/wp/wp-content/uploads/2017/02/atelier7-1-300x169.png",</text:p>
            <text:p>      "source":"MieuxTrierANantes 10/17, avec l'accord de publication de Sakaïdé ",</text:p>
            <text:p>      "urls":"http://www.sakaide.fr/,https://www.facebook.com/Sakaide.fr/"</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mego</text:p>
          </table:table-cell>
          <table:table-cell table:style-name="ce291" office:value-type="string" calcext:value-type="string">
            <text:p>Recyclage mégot avec MéGO (par Encova)</text:p>
          </table:table-cell>
          <table:table-cell table:style-name="ce144" office:value-type="string" calcext:value-type="string">
            <text:p>Butt recycling with MéGO (by Encova)</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3" office:value-type="string" calcext:value-type="string">
            <text:p>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text:p>
          </table:table-cell>
          <table:table-cell table:style-name="ce473" office:value-type="string" calcext:value-type="string">
            <text:p>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text:p>
          </table:table-cell>
          <table:table-cell table:style-name="ce289" office:value-type="string" calcext:value-type="string">
            <text:p>nantes/logo_mego.png</text:p>
          </table:table-cell>
          <table:table-cell table:style-name="ce291" office:value-type="string" calcext:value-type="string">
            <text:p>megot</text:p>
          </table:table-cell>
          <table:table-cell table:style-name="ce144" office:value-type="string" calcext:value-type="string">
            <text:p>butts</text:p>
          </table:table-cell>
          <table:table-cell table:style-name="ce144" office:value-type="string" calcext:value-type="string">
            <text:p>http://www.me-go.fr,<text:a xlink:href="https://facebook.com/megotsrecyclage.fr,https://www.facebook.com/MéGO-Nantes-323774988079340/,https" xlink:type="simple">https://facebook.com/megotsrecyclage.fr,https://www.facebook.com/M%C3%A9GO-Nantes-323774988079340/,https</text:a>://m.youtube.com/watch?v=XOrFtsrgbx8</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office:value-type="string" calcext:value-type="string">
            <text:p><text:a xlink:href="http://www.mieuxtrieranantes.fr/docs/medias/InitiativesLocales/Mego/Mego01.jpg,www.mieuxtrieranantes.fr/docs/medias/InitiativesLocales/Mego/Mego02.jpg,www.mieuxtrieranantes.fr/docs/medias/InitiativesLocales/Mego/Mego03.jpg,www.mieuxtrieranantes.fr/docs/medias/InitiativesLocales/Mego/Mego04.jpg" xlink:type="simple">www.mieuxtrieranantes.fr/docs/medias/InitiativesLocales/Mego/Mego01.jpg,www.mieuxtrieranantes.fr/docs/medias/InitiativesLocales/Mego/Mego02.jpg,www.mieuxtrieranantes.fr/docs/medias/InitiativesLocales/Mego/Mego03.jpg,www.mieuxtrieranantes.fr/docs/medias/InitiativesLocales/Mego/Mego04.jpg</text:a></text:p>
          </table:table-cell>
          <table:table-cell office:value-type="string" calcext:value-type="string">
            <text:p><text:s/></text:p>
          </table:table-cell>
          <table:table-cell table:number-columns-repeated="2"/>
          <table:table-cell table:style-name="ce534" table:formula="of:=JSONFICHE([.A49];[.B49];[.C49];[.D49];[.E49];[.F49];[.G49];[.H49];[.I49];[.J49];[.K49];[.L49];[.M49];[.N49];[.O49])" office:value-type="string" office:string-value="   {&#10;      &quot;code&quot;:&quot;fiche_mego&quot;,&#10;      &quot;nom&quot;:&quot;Recyclage mégot avec MéGO (par Encova)&quot;,&#10;      &quot;nom_en&quot;:&quot;Butt recycling with MéGO (by Encova)&quot;,&#10;      &quot;type&quot;:&quot;Consignes locales de tri&quot;,&#10;      &quot;type_en&quot;:&quot;Local sorting instructions &quot;,&#10;      &quot;descr&quot;:&quot;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quot;,&#10;      &quot;descr_en&quot;:&quot;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quot;,&#10;      &quot;bouton&quot;:&quot;fiche&quot;,&#10;      &quot;image&quot;:&quot;nantes/logo_mego.png&quot;,&#10;      &quot;mots_cles&quot;:&quot;megot&quot;,&#10;      &quot;mots_cles_en&quot;:&quot;butts&quot;,&#10;      &quot;categorie&quot;:&quot;initiative_locale&quot;,&#10;      &quot;photos&quot;:&quot;www.mieuxtrieranantes.fr/docs/medias/InitiativesLocales/Mego/Mego01.jpg,www.mieuxtrieranantes.fr/docs/medias/InitiativesLocales/Mego/Mego02.jpg,www.mieuxtrieranantes.fr/docs/medias/InitiativesLocales/Mego/Mego03.jpg,www.mieuxtrieranantes.fr/docs/medias/InitiativesLocales/Mego/Mego04.jpg&quot;,&#10;      &quot;source&quot;:&quot;Mieux trier à Nantes&quot;,&#10;      &quot;urls&quot;:&quot;http://www.me-go.fr,https://facebook.com/megotsrecyclage.fr,https://www.facebook.com/M%C3%A9GO-Nantes-323774988079340/,https://m.youtube.com/watch?v=XOrFtsrgbx8&quot;&#10;   }," calcext:value-type="string">
            <text:p>   {</text:p>
            <text:p>      "code":"fiche_mego",</text:p>
            <text:p>      "nom":"Recyclage mégot avec MéGO (par Encova)",</text:p>
            <text:p>      "nom_en":"Butt recycling with MéGO (by Encova)",</text:p>
            <text:p>      "type":"Consignes locales de tri",</text:p>
            <text:p>      "type_en":"Local sorting instructions ",</text:p>
            <text:p>      "descr":"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text:p>
            <text:p>      "descr_en":"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text:p>
            <text:p>      "bouton":"fiche",</text:p>
            <text:p>      "image":"nantes/logo_mego.png",</text:p>
            <text:p>      "mots_cles":"megot",</text:p>
            <text:p>      "mots_cles_en":"butts",</text:p>
            <text:p>      "categorie":"initiative_locale",</text:p>
            <text:p>      "photos":"www.mieuxtrieranantes.fr/docs/medias/InitiativesLocales/Mego/Mego01.jpg,www.mieuxtrieranantes.fr/docs/medias/InitiativesLocales/Mego/Mego02.jpg,www.mieuxtrieranantes.fr/docs/medias/InitiativesLocales/Mego/Mego03.jpg,www.mieuxtrieranantes.fr/docs/medias/InitiativesLocales/Mego/Mego04.jpg",</text:p>
            <text:p>      "source":"Mieux trier à Nantes",</text:p>
            <text:p>      "urls":"http://www.me-go.fr,https://facebook.com/megotsrecyclage.fr,https://www.facebook.com/M%C3%A9GO-Nantes-323774988079340/,https://m.youtube.com/watch?v=XOrFtsrgbx8"</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zero_dechet</text:p>
          </table:table-cell>
          <table:table-cell table:number-columns-repeated="2" table:style-name="ce291" office:value-type="string" calcext:value-type="string">
            <text:p>Conseil zéro déchet</text:p>
          </table:table-cell>
          <table:table-cell table:style-name="ce468" office:value-type="string" calcext:value-type="string">
            <text:p>Conseil pour basculer en mode de vie zéro déchet</text:p>
          </table:table-cell>
          <table:table-cell table:style-name="ce144" office:value-type="string" calcext:value-type="string">
            <text:p>Advice to switch to zero-waste lifestyle</text:p>
          </table:table-cell>
          <table:table-cell table:style-name="ce479" office:value-type="string" calcext:value-type="string">
            <text:p>&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able:table-cell>
          <table:table-cell table:style-name="ce291" table:number-columns-repeated="2"/>
          <table:table-cell table:style-name="ce531" office:value-type="string" calcext:value-type="string">
            <text:p>zero,dechet</text:p>
          </table:table-cell>
          <table:table-cell table:style-name="ce144"/>
          <table:table-cell table:style-name="ce532"/>
          <table:table-cell table:style-name="ce362" office:value-type="string" calcext:value-type="string">
            <text:p>fiche</text:p>
          </table:table-cell>
          <table:table-cell table:style-name="ce362" office:value-type="string" calcext:value-type="string">
            <text:p>Auteur <text:a xlink:href="mailto:charles.duvergey@laposte.net" xlink:type="simple">charles.duvergey@laposte.net</text:a></text:p>
          </table:table-cell>
          <table:table-cell table:style-name="ce362" office:value-type="string" calcext:value-type="string">
            <text:p>zero_dechet_nantes</text:p>
          </table:table-cell>
          <table:table-cell table:style-name="ce362"/>
          <table:table-cell table:number-columns-repeated="3"/>
          <table:table-cell table:style-name="ce534" table:formula="of:=JSONFICHE([.A50];[.B50];[.C50];[.D50];[.E50];[.F50];[.G50];[.H50];[.I50];[.J50];[.K50];[.L50];[.M50];[.N50];[.O50])" office:value-type="string" office:string-value="   {&#10;      &quot;code&quot;:&quot;zero_dechet&quot;,&#10;      &quot;nom&quot;:&quot;Conseil zéro déchet&quot;,&#10;      &quot;nom_en&quot;:&quot;Conseil zéro déchet&quot;,&#10;      &quot;type&quot;:&quot;Conseil pour basculer en mode de vie zéro déchet&quot;,&#10;      &quot;type_en&quot;:&quot;Advice to switch to zero-waste lifestyle&quot;,&#10;      &quot;descr&quot;:&quot;&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quot;,&#10;      &quot;bouton&quot;:&quot;fiche&quot;,&#10;      &quot;image&quot;:&quot;image_defaut_mini.png&quot;,&#10;      &quot;mots_cles&quot;:&quot;zero,dechet&quot;,&#10;      &quot;mots_cles_en&quot;:&quot;&quot;,&#10;      &quot;categorie&quot;:&quot;zero_dechet_nantes&quot;,&#10;      &quot;source&quot;:&quot;Auteur charles.duvergey@laposte.net&quot;&#10;   }," calcext:value-type="string">
            <text:p>   {</text:p>
            <text:p>      "code":"zero_dechet",</text:p>
            <text:p>      "nom":"Conseil zéro déchet",</text:p>
            <text:p>      "nom_en":"Conseil zéro déchet",</text:p>
            <text:p>      "type":"Conseil pour basculer en mode de vie zéro déchet",</text:p>
            <text:p>      "type_en":"Advice to switch to zero-waste lifestyle",</text:p>
            <text:p>      "descr":"&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ext:p>      "bouton":"fiche",</text:p>
            <text:p>      "image":"image_defaut_mini.png",</text:p>
            <text:p>      "mots_cles":"zero,dechet",</text:p>
            <text:p>      "mots_cles_en":"",</text:p>
            <text:p>      "categorie":"zero_dechet_nantes",</text:p>
            <text:p>      "source":"Auteur charles.duvergey@laposte.net"</text:p>
            <text:p>   },</text:p>
          </table:table-cell>
          <table:table-cell table:style-name="ce464" office:value-type="string" calcext:value-type="string">
            <text:p><text:s/></text:p>
          </table:table-cell>
          <table:table-cell table:number-columns-repeated="245"/>
        </table:table-row>
        <table:table-row table:style-name="ro3">
          <table:table-cell table:style-name="ce291" table:number-columns-repeated="2"/>
          <table:table-cell table:style-name="ce144"/>
          <table:table-cell table:style-name="ce468"/>
          <table:table-cell table:style-name="ce144"/>
          <table:table-cell table:style-name="ce291" table:number-columns-repeated="3"/>
          <table:table-cell table:style-name="ce531"/>
          <table:table-cell table:style-name="ce144"/>
          <table:table-cell table:style-name="ce532"/>
          <table:table-cell table:style-name="ce362" table:number-columns-repeated="4"/>
          <table:table-cell table:number-columns-repeated="3"/>
          <table:table-cell table:style-name="ce534"/>
          <table:table-cell table:style-name="ce464" office:value-type="string" calcext:value-type="string">
            <text:p><text:s/></text:p>
          </table:table-cell>
          <table:table-cell table:number-columns-repeated="245"/>
        </table:table-row>
        <table:table-row table:style-name="ro3">
          <table:table-cell table:style-name="ce291" table:number-columns-repeated="2"/>
          <table:table-cell table:style-name="ce144"/>
          <table:table-cell table:style-name="ce468"/>
          <table:table-cell table:style-name="ce144"/>
          <table:table-cell table:style-name="ce291" table:number-columns-repeated="3"/>
          <table:table-cell table:style-name="ce531"/>
          <table:table-cell table:style-name="ce144"/>
          <table:table-cell table:style-name="ce532"/>
          <table:table-cell table:style-name="ce362" table:number-columns-repeated="4"/>
          <table:table-cell table:number-columns-repeated="3"/>
          <table:table-cell table:style-name="ce534"/>
          <table:table-cell table:style-name="ce464" office:value-type="string" calcext:value-type="string">
            <text:p><text:s/></text:p>
          </table:table-cell>
          <table:table-cell table:number-columns-repeated="245"/>
        </table:table-row>
        <table:table-row table:style-name="ro3">
          <table:table-cell table:style-name="ce291" table:number-columns-repeated="2"/>
          <table:table-cell table:style-name="ce144" table:number-columns-repeated="3"/>
          <table:table-cell table:style-name="ce291" table:number-columns-repeated="4"/>
          <table:table-cell table:style-name="ce144"/>
          <table:table-cell table:style-name="ce532"/>
          <table:table-cell table:style-name="ce362" table:number-columns-repeated="4"/>
          <table:table-cell table:number-columns-repeated="3"/>
          <table:table-cell table:style-name="ce535" office:value-type="string" calcext:value-type="string">
            <text:p>{}]</text:p>
          </table:table-cell>
          <table:table-cell table:style-name="ce464" office:value-type="string" calcext:value-type="string">
            <text:p><text:s/></text:p>
          </table:table-cell>
          <table:table-cell table:number-columns-repeated="245"/>
        </table:table-row>
        <table:table-row table:style-name="ro3">
          <table:table-cell table:style-name="ce466" table:number-columns-repeated="11"/>
          <table:table-cell table:number-columns-repeated="8"/>
          <table:table-cell table:style-name="ce464" office:value-type="string" calcext:value-type="string">
            <text:p><text:s/></text:p>
          </table:table-cell>
          <table:table-cell table:number-columns-repeated="245"/>
        </table:table-row>
        <table:table-row table:style-name="ro3">
          <table:table-cell table:number-columns-repeated="19"/>
          <table:table-cell table:style-name="ce464" office:value-type="string" calcext:value-type="string">
            <text:p><text:s/></text:p>
          </table:table-cell>
          <table:table-cell table:number-columns-repeated="245"/>
        </table:table-row>
        <table:table-row table:style-name="ro3">
          <table:table-cell table:number-columns-repeated="19"/>
          <table:table-cell table:style-name="ce464" office:value-type="string" calcext:value-type="string">
            <text:p><text:s/></text:p>
          </table:table-cell>
          <table:table-cell table:number-columns-repeated="245"/>
        </table:table-row>
        <table:table-row table:style-name="ro3">
          <table:table-cell table:number-columns-repeated="19"/>
          <table:table-cell table:style-name="ce464" office:value-type="string" calcext:value-type="string">
            <text:p><text:s/></text:p>
          </table:table-cell>
          <table:table-cell table:number-columns-repeated="245"/>
        </table:table-row>
        <table:table-row table:style-name="ro3" table:number-rows-repeated="1048518">
          <table:table-cell table:number-columns-repeated="265"/>
        </table:table-row>
        <table:table-row table:style-name="ro3">
          <table:table-cell table:number-columns-repeated="265"/>
        </table:table-row>
      </table:table>
      <table:table table:name="CategoriesUsuelle" table:style-name="ta5" table:print="false">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21" table:default-cell-style-name="Default"/>
        <table:table-column table:style-name="co122" table:number-columns-repeated="3" table:default-cell-style-name="Default"/>
        <table:table-column table:style-name="co123" table:default-cell-style-name="Default"/>
        <table:table-column table:style-name="co30" table:number-columns-repeated="2" table:default-cell-style-name="Default"/>
        <table:table-column table:style-name="co124" table:number-columns-repeated="2" table:default-cell-style-name="Default"/>
        <table:table-column table:style-name="co30" table:default-cell-style-name="Default"/>
        <table:table-column table:style-name="co124" table:number-columns-repeated="2" table:default-cell-style-name="Default"/>
        <table:table-column table:style-name="co125" table:number-columns-repeated="3" table:default-cell-style-name="Default"/>
        <table:table-column table:style-name="co126" table:default-cell-style-name="Default"/>
        <table:table-column table:style-name="co127" table:default-cell-style-name="Default"/>
        <table:table-column table:style-name="co128" table:default-cell-style-name="Default"/>
        <table:table-column table:style-name="co21" table:default-cell-style-name="Default"/>
        <table:table-column table:style-name="co129" table:default-cell-style-name="Default"/>
        <table:table-column table:style-name="co130" table:default-cell-style-name="Default"/>
        <table:table-column table:style-name="co131" table:default-cell-style-name="Default"/>
        <table:table-column table:style-name="co34" table:number-columns-repeated="3" table:default-cell-style-name="Default"/>
        <table:table-column table:style-name="co132" table:default-cell-style-name="Default"/>
        <table:table-column table:style-name="co107" table:number-columns-repeated="3" table:default-cell-style-name="Default"/>
        <table:table-column table:style-name="co133" table:default-cell-style-name="Default"/>
        <table:table-column table:style-name="co21" table:default-cell-style-name="Default"/>
        <table:table-column table:style-name="co36" table:default-cell-style-name="Default"/>
        <table:table-column table:style-name="co30" table:default-cell-style-name="Default"/>
        <table:table-column table:style-name="co134" table:number-columns-repeated="6" table:default-cell-style-name="Default"/>
        <table:table-column table:style-name="co39" table:default-cell-style-name="Default"/>
        <table:table-column table:style-name="co134" table:default-cell-style-name="Default"/>
        <table:table-column table:style-name="co40" table:default-cell-style-name="Default"/>
        <table:table-column table:style-name="co41" table:number-columns-repeated="219" table:default-cell-style-name="Default"/>
        <table:table-row table:style-name="ro1">
          <table:table-cell table:style-name="ce179"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13">
          <table:table-cell table:style-name="ce181" office:value-type="string" calcext:value-type="string">
            <text:p>Code</text:p>
          </table:table-cell>
          <table:table-cell table:style-name="ce181" office:value-type="string" calcext:value-type="string">
            <text:p>Nom</text:p>
          </table:table-cell>
          <table:table-cell table:style-name="ce181" office:value-type="string" calcext:value-type="string">
            <text:p>Nom_en</text:p>
          </table:table-cell>
          <table:table-cell table:style-name="ce181" office:value-type="string" calcext:value-type="string">
            <text:p>Description</text:p>
          </table:table-cell>
          <table:table-cell table:style-name="ce181" office:value-type="string" calcext:value-type="string">
            <text:p>Sous-catégories</text:p>
          </table:table-cell>
          <table:table-cell table:style-name="ce181" office:value-type="string" calcext:value-type="string">
            <text:p>EstSousCatégorie</text:p>
          </table:table-cell>
          <table:table-cell table:style-name="ce181" office:value-type="string" calcext:value-type="string">
            <text:p>Bouton</text:p>
          </table:table-cell>
          <table:table-cell table:style-name="ce181" office:value-type="string" calcext:value-type="string">
            <text:p>Source</text:p>
          </table:table-cell>
          <table:table-cell table:style-name="ce181" office:value-type="string" calcext:value-type="string">
            <text:p>Image</text:p>
          </table:table-cell>
          <table:table-cell table:style-name="ce181" office:value-type="string" calcext:value-type="string">
            <text:p>Statut</text:p>
          </table:table-cell>
          <table:table-cell table:style-name="ce181" office:value-type="string" calcext:value-type="string">
            <text:p><text:s/></text:p>
          </table:table-cell>
          <table:table-cell table:style-name="ce543" table:number-columns-repeated="3"/>
          <table:table-cell table:style-name="ce366" office:value-type="string" calcext:value-type="string">
            <text:p><text:span text:style-name="T2">var</text:span><text:span text:style-name="T3"> _usualCategoriesDatas = [</text:span></text:p>
          </table:table-cell>
          <table:table-cell table:number-columns-repeated="4"/>
          <table:table-cell office:value-type="string" calcext:value-type="string">
            <text:p><text:s/></text:p>
          </table:table-cell>
          <table:table-cell table:number-columns-repeated="251"/>
        </table:table-row>
        <table:table-row table:style-name="ro2">
          <table:table-cell table:style-name="ce182" office:value-type="string" calcext:value-type="string">
            <text:p>cu_plastique</text:p>
          </table:table-cell>
          <table:table-cell table:style-name="ce182" office:value-type="string" calcext:value-type="string">
            <text:p>Plastique Brique</text:p>
          </table:table-cell>
          <table:table-cell table:style-name="ce426" office:value-type="string" calcext:value-type="string">
            <text:p>Plastic Brick</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bouteille_lait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5];[.B5];[.C5];[.D5];[.E5];[.F5];[.G5];[.H5];[.I5];[.J5])" office:value-type="string" office:string-value="   {&#10;      &quot;code&quot;:&quot;cu_plastique&quot;,&#10;      &quot;nom&quot;:&quot;Plastique Brique&quot;,&#10;      &quot;nom_en&quot;:&quot;Plastic Brick&quot;,&#10;      &quot;sous_cat&quot;:&quot;false&quot;,&#10;      &quot;image&quot;:&quot;bouteille_lait_mini.png&quot;,&#10;      &quot;bouton&quot;:&quot;cu&quot;&#10;   }," calcext:value-type="string">
            <text:p>   {</text:p>
            <text:p>      "code":"cu_plastique",</text:p>
            <text:p>      "nom":"Plastique Brique",</text:p>
            <text:p>      "nom_en":"Plastic Brick",</text:p>
            <text:p>      "sous_cat":"false",</text:p>
            <text:p>      "image":"bouteille_lait_mini.png",</text:p>
            <text:p>      "bouton":"cu"</text:p>
            <text:p>   },</text:p>
          </table:table-cell>
          <table:table-cell table:number-columns-repeated="2"/>
          <table:table-cell table:style-name="ce546"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papierscartons</text:p>
          </table:table-cell>
          <table:table-cell table:style-name="ce182" office:value-type="string" calcext:value-type="string">
            <text:p>Papier Carton</text:p>
          </table:table-cell>
          <table:table-cell table:style-name="ce426" office:value-type="string" calcext:value-type="string">
            <text:p>Paper Cardboard</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journal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6];[.B6];[.C6];[.D6];[.E6];[.F6];[.G6];[.H6];[.I6];[.J6])" office:value-type="string" office:string-value="   {&#10;      &quot;code&quot;:&quot;cu_papierscartons&quot;,&#10;      &quot;nom&quot;:&quot;Papier Carton&quot;,&#10;      &quot;nom_en&quot;:&quot;Paper Cardboard&quot;,&#10;      &quot;sous_cat&quot;:&quot;false&quot;,&#10;      &quot;image&quot;:&quot;journal_mini.png&quot;,&#10;      &quot;bouton&quot;:&quot;cu&quot;&#10;   }," calcext:value-type="string">
            <text:p>   {</text:p>
            <text:p>      "code":"cu_papierscartons",</text:p>
            <text:p>      "nom":"Papier Carton",</text:p>
            <text:p>      "nom_en":"Paper Cardboard",</text:p>
            <text:p>      "sous_cat":"false",</text:p>
            <text:p>      "image":"journal_mini.png",</text:p>
            <text:p>      "bouton":"cu"</text:p>
            <text:p>   },</text:p>
          </table:table-cell>
          <table:table-cell table:number-columns-repeated="2"/>
          <table:table-cell table:style-name="ce546"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metal</text:p>
          </table:table-cell>
          <table:table-cell table:style-name="ce182" office:value-type="string" calcext:value-type="string">
            <text:p>Métal</text:p>
          </table:table-cell>
          <table:table-cell table:style-name="ce426" office:value-type="string" calcext:value-type="string">
            <text:p>Metal</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bidon_metal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7];[.B7];[.C7];[.D7];[.E7];[.F7];[.G7];[.H7];[.I7];[.J7])" office:value-type="string" office:string-value="   {&#10;      &quot;code&quot;:&quot;cu_metal&quot;,&#10;      &quot;nom&quot;:&quot;Métal&quot;,&#10;      &quot;nom_en&quot;:&quot;Metal&quot;,&#10;      &quot;sous_cat&quot;:&quot;false&quot;,&#10;      &quot;image&quot;:&quot;bidon_metal_mini.png&quot;,&#10;      &quot;bouton&quot;:&quot;cu&quot;&#10;   }," calcext:value-type="string">
            <text:p>   {</text:p>
            <text:p>      "code":"cu_metal",</text:p>
            <text:p>      "nom":"Métal",</text:p>
            <text:p>      "nom_en":"Metal",</text:p>
            <text:p>      "sous_cat":"false",</text:p>
            <text:p>      "image":"bidon_metal_mini.png",</text:p>
            <text:p>      "bouton":"cu"</text:p>
            <text:p>   },</text:p>
          </table:table-cell>
          <table:table-cell table:number-columns-repeated="2"/>
          <table:table-cell table:style-name="ce546"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vertbois</text:p>
          </table:table-cell>
          <table:table-cell table:style-name="ce182" office:value-type="string" calcext:value-type="string">
            <text:p>Déchet vert Bois</text:p>
          </table:table-cell>
          <table:table-cell table:style-name="ce426" office:value-type="string" calcext:value-type="string">
            <text:p>Green waste Wood</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epeluchu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8];[.B8];[.C8];[.D8];[.E8];[.F8];[.G8];[.H8];[.I8];[.J8])" office:value-type="string" office:string-value="   {&#10;      &quot;code&quot;:&quot;cu_vertbois&quot;,&#10;      &quot;nom&quot;:&quot;Déchet vert Bois&quot;,&#10;      &quot;nom_en&quot;:&quot;Green waste Wood&quot;,&#10;      &quot;sous_cat&quot;:&quot;false&quot;,&#10;      &quot;image&quot;:&quot;epeluchure_mini.png&quot;,&#10;      &quot;bouton&quot;:&quot;cu&quot;&#10;   }," calcext:value-type="string">
            <text:p>   {</text:p>
            <text:p>      "code":"cu_vertbois",</text:p>
            <text:p>      "nom":"Déchet vert Bois",</text:p>
            <text:p>      "nom_en":"Green waste Wood",</text:p>
            <text:p>      "sous_cat":"false",</text:p>
            <text:p>      "image":"epeluchure_mini.png",</text:p>
            <text:p>      "bouton":"cu"</text:p>
            <text:p>   },</text:p>
          </table:table-cell>
          <table:table-cell table:number-columns-repeated="2"/>
          <table:table-cell table:style-name="ce546"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verrevaisselle</text:p>
          </table:table-cell>
          <table:table-cell table:style-name="ce182" office:value-type="string" calcext:value-type="string">
            <text:p>Verre Vaisselle</text:p>
          </table:table-cell>
          <table:table-cell table:style-name="ce426" office:value-type="string" calcext:value-type="string">
            <text:p>Glass tableware</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vas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9];[.B9];[.C9];[.D9];[.E9];[.F9];[.G9];[.H9];[.I9];[.J9])" office:value-type="string" office:string-value="   {&#10;      &quot;code&quot;:&quot;cu_verrevaisselle&quot;,&#10;      &quot;nom&quot;:&quot;Verre Vaisselle&quot;,&#10;      &quot;nom_en&quot;:&quot;Glass tableware&quot;,&#10;      &quot;sous_cat&quot;:&quot;false&quot;,&#10;      &quot;image&quot;:&quot;vase_mini.png&quot;,&#10;      &quot;bouton&quot;:&quot;cu&quot;&#10;   }," calcext:value-type="string">
            <text:p>   {</text:p>
            <text:p>      "code":"cu_verrevaisselle",</text:p>
            <text:p>      "nom":"Verre Vaisselle",</text:p>
            <text:p>      "nom_en":"Glass tableware",</text:p>
            <text:p>      "sous_cat":"false",</text:p>
            <text:p>      "image":"vase_mini.png",</text:p>
            <text:p>      "bouton":"cu"</text:p>
            <text:p>   },</text:p>
          </table:table-cell>
          <table:table-cell table:number-columns-repeated="2"/>
          <table:table-cell table:style-name="ce546"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vetementtissu</text:p>
          </table:table-cell>
          <table:table-cell table:style-name="ce182" office:value-type="string" calcext:value-type="string">
            <text:p>Vêtement Tissu</text:p>
          </table:table-cell>
          <table:table-cell table:style-name="ce538" office:value-type="string" calcext:value-type="string">
            <text:p>Clothing Fabric</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jean_usag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10];[.B10];[.C10];[.D10];[.E10];[.F10];[.G10];[.H10];[.I10];[.J10])" office:value-type="string" office:string-value="   {&#10;      &quot;code&quot;:&quot;cu_vetementtissu&quot;,&#10;      &quot;nom&quot;:&quot;Vêtement Tissu&quot;,&#10;      &quot;nom_en&quot;:&quot;Clothing Fabric&quot;,&#10;      &quot;sous_cat&quot;:&quot;false&quot;,&#10;      &quot;image&quot;:&quot;jean_usage_mini.png&quot;,&#10;      &quot;bouton&quot;:&quot;cu&quot;&#10;   }," calcext:value-type="string">
            <text:p>   {</text:p>
            <text:p>      "code":"cu_vetementtissu",</text:p>
            <text:p>      "nom":"Vêtement Tissu",</text:p>
            <text:p>      "nom_en":"Clothing Fabric",</text:p>
            <text:p>      "sous_cat":"false",</text:p>
            <text:p>      "image":"jean_usage_mini.png",</text:p>
            <text:p>      "bouton":"cu"</text:p>
            <text:p>   },</text:p>
          </table:table-cell>
          <table:table-cell table:number-columns-repeated="2"/>
          <table:table-cell table:style-name="ce546"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encombrantelectronique</text:p>
          </table:table-cell>
          <table:table-cell table:style-name="ce182" office:value-type="string" calcext:value-type="string">
            <text:p>Encombrant Élec.</text:p>
          </table:table-cell>
          <table:table-cell table:style-name="ce426" office:value-type="string" calcext:value-type="string">
            <text:p>Bulky Electronic</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refrigerateur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11];[.B11];[.C11];[.D11];[.E11];[.F11];[.G11];[.H11];[.I11];[.J11])" office:value-type="string" office:string-value="   {&#10;      &quot;code&quot;:&quot;cu_encombrantelectronique&quot;,&#10;      &quot;nom&quot;:&quot;Encombrant Élec.&quot;,&#10;      &quot;nom_en&quot;:&quot;Bulky Electronic&quot;,&#10;      &quot;sous_cat&quot;:&quot;false&quot;,&#10;      &quot;image&quot;:&quot;refrigerateur_mini.png&quot;,&#10;      &quot;bouton&quot;:&quot;cu&quot;&#10;   }," calcext:value-type="string">
            <text:p>   {</text:p>
            <text:p>      "code":"cu_encombrantelectronique",</text:p>
            <text:p>      "nom":"Encombrant Élec.",</text:p>
            <text:p>      "nom_en":"Bulky Electronic",</text:p>
            <text:p>      "sous_cat":"false",</text:p>
            <text:p>      "image":"refrigerateur_mini.png",</text:p>
            <text:p>      "bouton":"cu"</text:p>
            <text:p>   },</text:p>
          </table:table-cell>
          <table:table-cell table:number-columns-repeated="2"/>
          <table:table-cell table:style-name="ce546"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divers</text:p>
          </table:table-cell>
          <table:table-cell table:style-name="ce182" office:value-type="string" calcext:value-type="string">
            <text:p>Divers</text:p>
          </table:table-cell>
          <table:table-cell table:style-name="ce426" office:value-type="string" calcext:value-type="string">
            <text:p>Various</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rouge_a_lev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12];[.B12];[.C12];[.D12];[.E12];[.F12];[.G12];[.H12];[.I12];[.J12])" office:value-type="string" office:string-value="   {&#10;      &quot;code&quot;:&quot;cu_divers&quot;,&#10;      &quot;nom&quot;:&quot;Divers&quot;,&#10;      &quot;nom_en&quot;:&quot;Various&quot;,&#10;      &quot;sous_cat&quot;:&quot;false&quot;,&#10;      &quot;image&quot;:&quot;rouge_a_levre_mini.png&quot;,&#10;      &quot;bouton&quot;:&quot;cu&quot;&#10;   }," calcext:value-type="string">
            <text:p>   {</text:p>
            <text:p>      "code":"cu_divers",</text:p>
            <text:p>      "nom":"Divers",</text:p>
            <text:p>      "nom_en":"Various",</text:p>
            <text:p>      "sous_cat":"false",</text:p>
            <text:p>      "image":"rouge_a_levre_mini.png",</text:p>
            <text:p>      "bouton":"cu"</text:p>
            <text:p>   },</text:p>
          </table:table-cell>
          <table:table-cell table:number-columns-repeated="2"/>
          <table:table-cell table:style-name="ce546"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toxique</text:p>
          </table:table-cell>
          <table:table-cell table:style-name="ce182" office:value-type="string" calcext:value-type="string">
            <text:p>Toxique</text:p>
          </table:table-cell>
          <table:table-cell table:style-name="ce426" office:value-type="string" calcext:value-type="string">
            <text:p>toxic </text:p>
          </table:table-cell>
          <table:table-cell table:style-name="ce182"/>
          <table:table-cell table:style-name="ce182" office:value-type="string" calcext:value-type="string">
            <text:p>scu_medicament,scu_toxiquejardin,scu_toxiquegarage,scu_toxiquecuisine,scu_toxiquesdb,scu_toxiquebrico,scu_toxiqueparasite,scu_toxiquedivers</text:p>
          </table:table-cell>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batterie_voitu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14];[.B14];[.C14];[.D14];[.E14];[.F14];[.G14];[.H14];[.I14];[.J14])" office:value-type="string" office:string-value="   {&#10;      &quot;code&quot;:&quot;scu_medicament&quot;,&#10;      &quot;nom&quot;:&quot;Médicament&quot;,&#10;      &quot;nom_en&quot;:&quot;Drug&quot;,&#10;      &quot;sous_cat&quot;:&quot;true&quot;,&#10;      &quot;image&quot;:&quot;medicaments_mini.png&quot;,&#10;      &quot;bouton&quot;:&quot;cu_toxique&quot;&#10;   }," calcext:value-type="string">
            <text:p>   {</text:p>
            <text:p>      "code":"scu_medicament",</text:p>
            <text:p>      "nom":"Médicament",</text:p>
            <text:p>      "nom_en":"Drug",</text:p>
            <text:p>      "sous_cat":"true",</text:p>
            <text:p>      "image":"medicaments_mini.png",</text:p>
            <text:p>      "bouton":"cu_toxique"</text:p>
            <text:p>   },</text:p>
          </table:table-cell>
          <table:table-cell table:number-columns-repeated="2"/>
          <table:table-cell table:style-name="ce546"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546"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2">
          <table:table-cell table:style-name="ce182" office:value-type="string" calcext:value-type="string">
            <text:p>scu_medicament</text:p>
          </table:table-cell>
          <table:table-cell table:style-name="ce182" office:value-type="string" calcext:value-type="string">
            <text:p>Médicament</text:p>
          </table:table-cell>
          <table:table-cell table:style-name="ce426" office:value-type="string" calcext:value-type="string">
            <text:p>Drug</text:p>
          </table:table-cell>
          <table:table-cell table:style-name="ce182" table:number-columns-repeated="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3" office:value-type="string" calcext:value-type="string">
            <text:p>medicaments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5" office:value-type="string" calcext:value-type="string">
            <text:p>{}];</text:p>
          </table:table-cell>
          <table:table-cell table:number-columns-repeated="2"/>
          <table:table-cell table:style-name="ce546"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jardin</text:p>
          </table:table-cell>
          <table:table-cell table:style-name="ce182" office:value-type="string" calcext:value-type="string">
            <text:p>Déchet toxique du Jardinage</text:p>
          </table:table-cell>
          <table:table-cell table:style-name="ce426" office:value-type="string" calcext:value-type="string">
            <text:p>Toxic Waste of Gardening</text:p>
          </table:table-cell>
          <table:table-cell table:style-name="ce182" office:value-type="string" calcext:value-type="string">
            <text:p><text:s/>Engrais chimiques, herbicides, fongicides, insecticides...</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2" office:value-type="string" calcext:value-type="string">
            <text:p>desherbant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garage</text:p>
          </table:table-cell>
          <table:table-cell table:style-name="ce182" office:value-type="string" calcext:value-type="string">
            <text:p>Déchet toxique du Garage</text:p>
          </table:table-cell>
          <table:table-cell table:style-name="ce426" office:value-type="string" calcext:value-type="string">
            <text:p>Toxic Waste Garage</text:p>
          </table:table-cell>
          <table:table-cell table:style-name="ce182" office:value-type="string" calcext:value-type="string">
            <text:p><text:s/>Antigel, liquide de refroidissement, mastic de carrosserie, peinture antirouille, huile minérale, filtre à huile...</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226" office:value-type="string" calcext:value-type="string">
            <text:p>batterie_voitu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cuisine</text:p>
          </table:table-cell>
          <table:table-cell table:style-name="ce182" office:value-type="string" calcext:value-type="string">
            <text:p>Déchet toxique de la Cuisine</text:p>
          </table:table-cell>
          <table:table-cell table:style-name="ce426" office:value-type="string" calcext:value-type="string">
            <text:p>Toxic Waste in the Kitchen</text:p>
          </table:table-cell>
          <table:table-cell table:style-name="ce182" office:value-type="string" calcext:value-type="string">
            <text:p>Nettoyants cuivre et argenterie, nettoyants à l'ammoniac, récurant pour four...</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541" office:value-type="string" calcext:value-type="string">
            <text:p>bouteille_ammoniaqu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sdb</text:p>
          </table:table-cell>
          <table:table-cell table:style-name="ce182" office:value-type="string" calcext:value-type="string">
            <text:p>Déchet toxique de la Salle de bain</text:p>
          </table:table-cell>
          <table:table-cell table:style-name="ce426" office:value-type="string" calcext:value-type="string">
            <text:p>Toxic Waste in the bathroom</text:p>
          </table:table-cell>
          <table:table-cell table:style-name="ce182" office:value-type="string" calcext:value-type="string">
            <text:p>Déboucheur liquide, détachant, eau de Javel, nettoyants à sol, récurant pour toilette, thermomètres à mercure...</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2" office:value-type="string" calcext:value-type="string">
            <text:p>desinfectant_toilett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brico</text:p>
          </table:table-cell>
          <table:table-cell table:style-name="ce182" office:value-type="string" calcext:value-type="string">
            <text:p>Déchet toxique du Bricolage</text:p>
          </table:table-cell>
          <table:table-cell table:style-name="ce426" office:value-type="string" calcext:value-type="string">
            <text:p>Toxic Waste of Housing</text:p>
          </table:table-cell>
          <table:table-cell table:style-name="ce182" office:value-type="string" calcext:value-type="string">
            <text:p>Colles, produits de traitement du bois, enduits et vernis, peintures huile et eau, <text:s/>laques, résines, diluants, solvants...</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226" office:value-type="string" calcext:value-type="string">
            <text:p>peintu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parasite</text:p>
          </table:table-cell>
          <table:table-cell table:style-name="ce182" office:value-type="string" calcext:value-type="string">
            <text:p>Déchet toxique du traitement des parasites</text:p>
          </table:table-cell>
          <table:table-cell table:style-name="ce426" office:value-type="string" calcext:value-type="string">
            <text:p>Toxic Waste treatment parasites</text:p>
          </table:table-cell>
          <table:table-cell table:style-name="ce182" office:value-type="string" calcext:value-type="string">
            <text:p>Anti-fourmis, insecticides, naphtaline, mort aux rats...</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2" office:value-type="string" calcext:value-type="string">
            <text:p>mortaurat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divers</text:p>
          </table:table-cell>
          <table:table-cell table:style-name="ce182" office:value-type="string" calcext:value-type="string">
            <text:p>Déchet toxique divers</text:p>
          </table:table-cell>
          <table:table-cell table:style-name="ce426" office:value-type="string" calcext:value-type="string">
            <text:p>Various toxic waste</text:p>
          </table:table-cell>
          <table:table-cell table:style-name="ce182" office:value-type="string" calcext:value-type="string">
            <text:p>acides, bases, essence de térébenthine, radiographie, révélateur et fixateur photo, néons...</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2" office:value-type="string" calcext:value-type="string">
            <text:p>pile_45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1">
          <table:table-cell table:style-name="ce466" table:number-columns-repeated="10"/>
          <table:table-cell table:style-name="ce542" table:number-columns-repeated="4"/>
          <table:table-cell table:number-columns-repeated="4"/>
          <table:table-cell office:value-type="string" calcext:value-type="string">
            <text:p><text:s/></text:p>
          </table:table-cell>
          <table:table-cell table:number-columns-repeated="252"/>
        </table:table-row>
        <table:table-row table:style-name="ro1" table:number-rows-repeated="5">
          <table:table-cell table:style-name="ce537" table:number-columns-repeated="14"/>
          <table:table-cell table:number-columns-repeated="257"/>
        </table:table-row>
        <table:table-row table:style-name="ro1">
          <table:table-cell table:number-columns-repeated="271"/>
        </table:table-row>
        <table:table-row table:style-name="ro2">
          <table:table-cell table:style-name="ce182" office:value-type="string" calcext:value-type="string">
            <text:p>cu_electronique</text:p>
          </table:table-cell>
          <table:table-cell table:style-name="ce183" office:value-type="string" calcext:value-type="string">
            <text:p>Électronique</text:p>
          </table:table-cell>
          <table:table-cell table:style-name="ce183"/>
          <table:table-cell table:style-name="ce182" table:number-columns-repeated="2"/>
          <table:table-cell table:style-name="ce540" office:value-type="string" calcext:value-type="string">
            <text:p>false</text:p>
          </table:table-cell>
          <table:table-cell table:style-name="ce182" office:value-type="string" calcext:value-type="string">
            <text:p>cu</text:p>
          </table:table-cell>
          <table:table-cell table:style-name="ce291"/>
          <table:table-cell table:style-name="ce303" office:value-type="string" calcext:value-type="string">
            <text:p>telephone_fixe_mini.png</text:p>
          </table:table-cell>
          <table:table-cell table:style-name="ce291"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29];[.B29];[.D29];[.E29];[.F29];[.G29];[.H29];[.I29];[.J29])" office:value-type="string" office:string-value="   {&#10;      &quot;code&quot;:&quot;cu_electronique&quot;,&#10;      &quot;nom&quot;:&quot;Électronique&quot;,&#10;      &quot;estSousCategorie&quot;:&quot;false&quot;,&#10;      &quot;sous_cat&quot;:&quot;cu&quot;,&#10;      &quot;source&quot;:&quot;telephone_fixe_mini.png&quot;,&#10;      &quot;image&quot;:&quot;Vérif le 03/2013&quot;&#10;   }," calcext:value-type="string">
            <text:p>   {</text:p>
            <text:p>      "code":"cu_electronique",</text:p>
            <text:p>      "nom":"Électronique",</text:p>
            <text:p>      "estSousCategorie":"false",</text:p>
            <text:p>      "sous_cat":"cu",</text:p>
            <text:p>      "source":"telephone_fixe_mini.png",</text:p>
            <text:p>      "image":"Vérif le 03/2013"</text:p>
            <text:p>   },</text:p>
          </table:table-cell>
          <table:table-cell table:number-columns-repeated="2"/>
          <table:table-cell table:style-name="ce546"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number-rows-repeated="4">
          <table:table-cell table:number-columns-repeated="271"/>
        </table:table-row>
        <table:table-row table:style-name="ro1">
          <table:table-cell table:number-columns-repeated="14"/>
          <table:table-cell table:style-name="ce545"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6" table:print="false">
        <office:forms form:automatic-focus="false" form:apply-design-mode="false"/>
        <table:table-column table:style-name="co41" table:default-cell-style-name="Default"/>
        <table:table-column table:style-name="co135" table:default-cell-style-name="Default"/>
        <table:table-column table:style-name="co136" table:default-cell-style-name="Default"/>
        <table:table-column table:style-name="co137" table:default-cell-style-name="Default"/>
        <table:table-column table:style-name="co138" table:default-cell-style-name="Default"/>
        <table:table-column table:style-name="co139" table:default-cell-style-name="Default"/>
        <table:table-column table:style-name="co140" table:default-cell-style-name="Default"/>
        <table:table-column table:style-name="co141" table:default-cell-style-name="Default"/>
        <table:table-column table:style-name="co30" table:default-cell-style-name="Default"/>
        <table:table-column table:style-name="co41" table:number-columns-repeated="217" table:default-cell-style-name="Default"/>
        <table:table-row table:style-name="ro1">
          <table:table-cell table:style-name="ce179"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15">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148"/>
          <table:table-cell table:style-name="ce235"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1">
          <table:table-cell table:style-name="ce181" office:value-type="string" calcext:value-type="string">
            <text:p>Code</text:p>
          </table:table-cell>
          <table:table-cell table:style-name="ce181" office:value-type="string" calcext:value-type="string">
            <text:p>Nom</text:p>
          </table:table-cell>
          <table:table-cell table:style-name="ce181" office:value-type="string" calcext:value-type="string">
            <text:p>Modes De Collectes</text:p>
          </table:table-cell>
          <table:table-cell table:style-name="ce181" office:value-type="string" calcext:value-type="string">
            <text:p>description</text:p>
          </table:table-cell>
          <table:table-cell table:style-name="ce181" office:value-type="string" calcext:value-type="string">
            <text:p>Conseil</text:p>
          </table:table-cell>
          <table:table-cell table:style-name="ce181"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16">
          <table:table-cell table:style-name="ce233" office:value-type="string" calcext:value-type="string">
            <text:p>cat_omr</text:p>
          </table:table-cell>
          <table:table-cell table:style-name="ce233" office:value-type="string" calcext:value-type="string">
            <text:p>Ordures Ménagères Résiduelles (OMR)</text:p>
          </table:table-cell>
          <table:table-cell table:style-name="ce238" office:value-type="string" calcext:value-type="string">
            <text:p>modco_bacbleuhorsnantes,modco_bacbleunantes,modco_sacbleu</text:p>
          </table:table-cell>
          <table:table-cell table:style-name="ce233"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233"/>
          <table:table-cell table:style-name="ce233" office:value-type="string" calcext:value-type="string">
            <text:p>NON</text:p>
          </table:table-cell>
          <table:table-cell table:style-name="ce243"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13">
          <table:table-cell table:style-name="ce183" office:value-type="string" calcext:value-type="string">
            <text:p>cat_plastique_emballage</text:p>
          </table:table-cell>
          <table:table-cell table:style-name="ce236" office:value-type="string" calcext:value-type="string">
            <text:p>Plastique d’emballage</text:p>
          </table:table-cell>
          <table:table-cell table:style-name="ce239" office:value-type="string" calcext:value-type="string">
            <text:p>modco_bacjaunenantes,modco_bacbleuhorsnantes,modco_sacjaune</text:p>
          </table:table-cell>
          <table:table-cell table:style-name="ce233"/>
          <table:table-cell table:style-name="ce182" office:value-type="string" calcext:value-type="string">
            <text:p>cons_pasuniquementbouteilleflacon</text:p>
          </table:table-cell>
          <table:table-cell table:style-name="ce239" office:value-type="string" calcext:value-type="string">
            <text:p>OUI_ET_NON</text:p>
          </table:table-cell>
          <table:table-cell table:style-name="ce243"/>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emr</text:p>
          </table:table-cell>
          <table:table-cell table:style-name="ce233" office:value-type="string" calcext:value-type="string">
            <text:p>Emballages ménagers récupérés (EMR)</text:p>
          </table:table-cell>
          <table:table-cell table:style-name="ce233" office:value-type="string" calcext:value-type="string">
            <text:p>modco_decheterie,modco_ecopoint,modco_bacjaunehorsnantes,modco_sacjaune,modco_contembjournmag</text:p>
          </table:table-cell>
          <table:table-cell table:style-name="ce233" office:value-type="string" calcext:value-type="string">
            <text:p>Boîtes en carton plat ou ondulé, les étuis, les sacs et sachets en papier…</text:p>
          </table:table-cell>
          <table:table-cell table:style-name="ce233"/>
          <table:table-cell table:style-name="ce233" office:value-type="string" calcext:value-type="string">
            <text:p>OUI</text:p>
          </table:table-cell>
          <table:table-cell table:style-name="ce243"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17">
          <table:table-cell table:style-name="ce233" office:value-type="string" calcext:value-type="string">
            <text:p>cat_ela</text:p>
          </table:table-cell>
          <table:table-cell table:style-name="ce233" office:value-type="string" calcext:value-type="string">
            <text:p>Emballages pour liquides alimentaires (ELA)</text:p>
          </table:table-cell>
          <table:table-cell table:style-name="ce226" office:value-type="string" calcext:value-type="string">
            <text:p>modco_bacjaunehorsnantes,modco_sacjaune,modco_contembjournmag</text:p>
          </table:table-cell>
          <table:table-cell table:style-name="ce233"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233"/>
          <table:table-cell table:style-name="ce233" office:value-type="string" calcext:value-type="string">
            <text:p>OUI</text:p>
          </table:table-cell>
          <table:table-cell table:style-name="ce243"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acier</text:p>
          </table:table-cell>
          <table:table-cell table:style-name="ce233" office:value-type="string" calcext:value-type="string">
            <text:p>Acier</text:p>
          </table:table-cell>
          <table:table-cell table:style-name="ce238" office:value-type="string" calcext:value-type="string">
            <text:p>modco_decheterie,modco_ecopoint,modco_bacjaunehorsnantes,modco_sacjaune,modco_contembjournmag</text:p>
          </table:table-cell>
          <table:table-cell table:style-name="ce238"/>
          <table:table-cell table:style-name="ce238" office:value-type="string" calcext:value-type="string">
            <text:p>cons_ferraille,cons_acier</text:p>
          </table:table-cell>
          <table:table-cell table:style-name="ce238" office:value-type="string" calcext:value-type="string">
            <text:p>OUI</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allu</text:p>
          </table:table-cell>
          <table:table-cell table:style-name="ce233" office:value-type="string" calcext:value-type="string">
            <text:p>Aluminium</text:p>
          </table:table-cell>
          <table:table-cell table:style-name="ce238" office:value-type="string" calcext:value-type="string">
            <text:p>modco_decheterie,modco_ecopoint,modco_bacjaunehorsnantes,modco_sacjaune,modco_contembjournmag</text:p>
          </table:table-cell>
          <table:table-cell table:style-name="ce238"/>
          <table:table-cell table:style-name="ce165" office:value-type="string" calcext:value-type="string">
            <text:p>cons_allu</text:p>
          </table:table-cell>
          <table:table-cell table:style-name="ce165" office:value-type="string" calcext:value-type="string">
            <text:p>OUI</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meuble</text:p>
          </table:table-cell>
          <table:table-cell table:style-name="ce233" office:value-type="string" calcext:value-type="string">
            <text:p>Meuble</text:p>
          </table:table-cell>
          <table:table-cell table:style-name="ce238" office:value-type="string" calcext:value-type="string">
            <text:p>modco_encombrant,modco_decheterie,smco_reprise</text:p>
          </table:table-cell>
          <table:table-cell table:style-name="ce238"/>
          <table:table-cell table:style-name="ce100" office:value-type="string" calcext:value-type="string">
            <text:p>cons_recuppdv1,cons_ecoparticipation</text:p>
          </table:table-cell>
          <table:table-cell table:style-name="ce238" office:value-type="string" calcext:value-type="string">
            <text:p>PAS_POUBELLE</text:p>
          </table:table-cell>
          <table:table-cell table:style-name="ce82" office:value-type="string" calcext:value-type="string">
            <text:p>Vérif 10/17</text:p>
          </table:table-cell>
          <table:table-cell table:number-columns-repeated="219"/>
        </table:table-row>
        <table:table-row table:style-name="ro13">
          <table:table-cell table:style-name="ce233" office:value-type="string" calcext:value-type="string">
            <text:p>cat_encombrant</text:p>
          </table:table-cell>
          <table:table-cell table:style-name="ce233" office:value-type="string" calcext:value-type="string">
            <text:p>Encombrants</text:p>
          </table:table-cell>
          <table:table-cell table:style-name="ce238" office:value-type="string" calcext:value-type="string">
            <text:p>modco_encombrant,modco_decheterie</text:p>
          </table:table-cell>
          <table:table-cell table:style-name="ce238"/>
          <table:table-cell table:style-name="ce238" office:value-type="string" calcext:value-type="string">
            <text:p>cons_numerosencombrants,cons_encombrants</text:p>
          </table:table-cell>
          <table:table-cell table:style-name="ce238" office:value-type="string" calcext:value-type="string">
            <text:p>PAS_POUBELLE</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organiquegros</text:p>
          </table:table-cell>
          <table:table-cell table:style-name="ce233" office:value-type="string" calcext:value-type="string">
            <text:p>Déchets organiques</text:p>
          </table:table-cell>
          <table:table-cell table:style-name="ce238" office:value-type="string" calcext:value-type="string">
            <text:p>modco_decheterie,modco_ecopoint,modco_compostage</text:p>
          </table:table-cell>
          <table:table-cell table:style-name="ce238" office:value-type="string" calcext:value-type="string">
            <text:p>déchets de jardin, sapin de noël</text:p>
          </table:table-cell>
          <table:table-cell table:style-name="ce238" office:value-type="string" calcext:value-type="string">
            <text:p>cons_compostage</text:p>
          </table:table-cell>
          <table:table-cell table:style-name="ce238" office:value-type="string" calcext:value-type="string">
            <text:p>PAS_POUBELLE</text:p>
          </table:table-cell>
          <table:table-cell table:style-name="ce82"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13">
          <table:table-cell table:style-name="ce233" office:value-type="string" calcext:value-type="string">
            <text:p>cat_organique</text:p>
          </table:table-cell>
          <table:table-cell table:style-name="ce233" office:value-type="string" calcext:value-type="string">
            <text:p>Déchets organiques</text:p>
          </table:table-cell>
          <table:table-cell table:style-name="ce238" office:value-type="string" calcext:value-type="string">
            <text:p>modco_bacbleunantes,modco_sacbleu,modco_decheterie,modco_compostage</text:p>
          </table:table-cell>
          <table:table-cell table:style-name="ce238" office:value-type="string" calcext:value-type="string">
            <text:p>thé, épluchure, papier à usage unique (papier toilette, essuie-tout), plante, reste de repas (nourriture)</text:p>
          </table:table-cell>
          <table:table-cell table:style-name="ce238" office:value-type="string" calcext:value-type="string">
            <text:p>cons_compostage</text:p>
          </table:table-cell>
          <table:table-cell table:style-name="ce238" office:value-type="string" calcext:value-type="string">
            <text:p>NON</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papiercarton</text:p>
          </table:table-cell>
          <table:table-cell table:style-name="ce233" office:value-type="string" calcext:value-type="string">
            <text:p>Papiers cartons cartonnettes</text:p>
          </table:table-cell>
          <table:table-cell table:style-name="ce238" office:value-type="string" calcext:value-type="string">
            <text:p>modco_contpapiercarton,modco_bacjaunehorsnantes,modco_sacjaune,modco_contembjournmag</text:p>
          </table:table-cell>
          <table:table-cell table:style-name="ce238" table:number-columns-repeated="2"/>
          <table:table-cell table:style-name="ce238" office:value-type="string" calcext:value-type="string">
            <text:p>OUI</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233" office:value-type="string" calcext:value-type="string">
            <text:p>cat_verre</text:p>
          </table:table-cell>
          <table:table-cell table:style-name="ce233" office:value-type="string" calcext:value-type="string">
            <text:p>Verre d'emballage</text:p>
          </table:table-cell>
          <table:table-cell table:style-name="ce170" office:value-type="string" calcext:value-type="string">
            <text:p>modco_contverre,modco_decheterie,modco_ecopoint</text:p>
          </table:table-cell>
          <table:table-cell table:style-name="ce241" office:value-type="string" calcext:value-type="string">
            <text:p>&lt;P&gt;Les bouteilles de verre et le verre d'emballage (bocaux...) sont &lt;B&gt;recyclable&lt;/B&gt;, contrairement aux autres types de verre et la vaisselle/porcelaine.&lt;/P&gt;</text:p>
          </table:table-cell>
          <table:table-cell table:style-name="ce238" office:value-type="string" calcext:value-type="string">
            <text:p>cons_verre</text:p>
          </table:table-cell>
          <table:table-cell table:style-name="ce238" office:value-type="string" calcext:value-type="string">
            <text:p>OUI</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233" office:value-type="string" calcext:value-type="string">
            <text:p>cat_verrenonvalovaisselleporcelaine</text:p>
          </table:table-cell>
          <table:table-cell table:style-name="ce233" office:value-type="string" calcext:value-type="string">
            <text:p>Vaisselle</text:p>
          </table:table-cell>
          <table:table-cell table:style-name="ce170" office:value-type="string" calcext:value-type="string">
            <text:p>modco_bacbleunantes,modco_sacbleu,modco_decheterie,modco_ecopoint,smco_vaisselle</text:p>
          </table:table-cell>
          <table:table-cell table:style-name="ce241" office:value-type="string" calcext:value-type="string">
            <text:p>&lt;P&gt;On ne recycle que les bouteilles de verre et le verre d'emballage (bocaux...). Les autres types de verre et la vaisselle/porcelaine ne sont &lt;B&gt;pas recyclables&lt;/B&gt;.&lt;/P&gt;</text:p>
          </table:table-cell>
          <table:table-cell table:style-name="ce238" office:value-type="string" calcext:value-type="string">
            <text:p>cons_verre</text:p>
          </table:table-cell>
          <table:table-cell table:style-name="ce238" office:value-type="string" calcext:value-type="string">
            <text:p>NON</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233" office:value-type="string" calcext:value-type="string">
            <text:p>cat_d3e</text:p>
          </table:table-cell>
          <table:table-cell table:style-name="ce233" office:value-type="string" calcext:value-type="string">
            <text:p>Déchets d'équipement électrique et électronique (D3E)</text:p>
          </table:table-cell>
          <table:table-cell table:style-name="ce238" office:value-type="string" calcext:value-type="string">
            <text:p>modco_decheterie,modco_ecopoint,smco_reprise,smco_reprise_1pour0</text:p>
          </table:table-cell>
          <table:table-cell table:style-name="ce238"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238" office:value-type="string" calcext:value-type="string">
            <text:p>cons_recuppdv1,cons_ecoparticipation</text:p>
          </table:table-cell>
          <table:table-cell table:style-name="ce238" office:value-type="string" calcext:value-type="string">
            <text:p>PAS_POUBELLE</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233" office:value-type="string" calcext:value-type="string">
            <text:p>cat_ddm</text:p>
          </table:table-cell>
          <table:table-cell table:style-name="ce233" office:value-type="string" calcext:value-type="string">
            <text:p>Les déchets dangereux des ménages (DDM)</text:p>
          </table:table-cell>
          <table:table-cell table:style-name="ce238" office:value-type="string" calcext:value-type="string">
            <text:p>modco_decheterie,modco_ecopoint</text:p>
          </table:table-cell>
          <table:table-cell table:style-name="ce238"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00" office:value-type="string" calcext:value-type="string">
            <text:p>cons_toxique</text:p>
          </table:table-cell>
          <table:table-cell table:style-name="ce238" office:value-type="string" calcext:value-type="string">
            <text:p>PAS_POUBELLE</text:p>
          </table:table-cell>
          <table:table-cell table:style-name="ce82"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ddm_gros</text:p>
          </table:table-cell>
          <table:table-cell table:style-name="ce233" office:value-type="string" calcext:value-type="string">
            <text:p>Les déchets dangereux des ménages (DDM) trop gros</text:p>
          </table:table-cell>
          <table:table-cell table:style-name="ce238" office:value-type="string" calcext:value-type="string">
            <text:p>modco_decheterie</text:p>
          </table:table-cell>
          <table:table-cell table:style-name="ce238" office:value-type="string" calcext:value-type="string">
            <text:p>Idem cat_ddm mais que les gros déchets</text:p>
          </table:table-cell>
          <table:table-cell table:style-name="ce100" office:value-type="string" calcext:value-type="string">
            <text:p>cons_toxique</text:p>
          </table:table-cell>
          <table:table-cell table:style-name="ce238" office:value-type="string" calcext:value-type="string">
            <text:p>PAS_POUBELLE</text:p>
          </table:table-cell>
          <table:table-cell table:style-name="ce82"/>
          <table:table-cell table:number-columns-repeated="219"/>
        </table:table-row>
        <table:table-row table:style-name="ro1">
          <table:table-cell table:style-name="ce233" office:value-type="string" calcext:value-type="string">
            <text:p>cat_vetement</text:p>
          </table:table-cell>
          <table:table-cell table:style-name="ce233" office:value-type="string" calcext:value-type="string">
            <text:p>Vêtements (propres)</text:p>
          </table:table-cell>
          <table:table-cell table:style-name="ce238" office:value-type="string" calcext:value-type="string">
            <text:p>smco_conteneurlerelais,smco_reempvet</text:p>
          </table:table-cell>
          <table:table-cell table:style-name="ce238"/>
          <table:table-cell table:style-name="ce238" office:value-type="string" calcext:value-type="string">
            <text:p>cons_lerelais</text:p>
          </table:table-cell>
          <table:table-cell table:style-name="ce238"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velo</text:p>
          </table:table-cell>
          <table:table-cell table:style-name="ce233" office:value-type="string" calcext:value-type="string">
            <text:p>Vélo/trottinette</text:p>
          </table:table-cell>
          <table:table-cell table:style-name="ce100" office:value-type="string" calcext:value-type="string">
            <text:p>smco_velo,modco_decheterie,modco_ecopoint</text:p>
          </table:table-cell>
          <table:table-cell table:style-name="ce238" table:number-columns-repeated="2"/>
          <table:table-cell table:style-name="ce238" office:value-type="string" calcext:value-type="string">
            <text:p>PAS_POUBELLE</text:p>
          </table:table-cell>
          <table:table-cell table:style-name="ce24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lunette</text:p>
          </table:table-cell>
          <table:table-cell table:style-name="ce233" office:value-type="string" calcext:value-type="string">
            <text:p>Lunettes</text:p>
          </table:table-cell>
          <table:table-cell table:style-name="ce238" office:value-type="string" calcext:value-type="string">
            <text:p>modco_bacbleunantes,modco_sacbleu,smco_vendeurlunette</text:p>
          </table:table-cell>
          <table:table-cell table:style-name="ce238" table:number-columns-repeated="2"/>
          <table:table-cell table:style-name="ce238" office:value-type="string" calcext:value-type="string">
            <text:p>PAS_POUBELLE</text:p>
          </table:table-cell>
          <table:table-cell table:style-name="ce24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instrument</text:p>
          </table:table-cell>
          <table:table-cell table:style-name="ce233" office:value-type="string" calcext:value-type="string">
            <text:p>Instrument de musique</text:p>
          </table:table-cell>
          <table:table-cell table:style-name="ce238" office:value-type="string" calcext:value-type="string">
            <text:p>smco_reempdivers,modco_decheterie,modco_ecopoint,modco_encombrant</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info</text:p>
          </table:table-cell>
          <table:table-cell table:style-name="ce233" office:value-type="string" calcext:value-type="string">
            <text:p>Équipements informatiques</text:p>
          </table:table-cell>
          <table:table-cell table:style-name="ce165" office:value-type="string" calcext:value-type="string">
            <text:p>smco_reempinfo,modco_decheterie,modco_ecopoint</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26" office:value-type="string" calcext:value-type="string">
            <text:p>cat_ampouleseco</text:p>
          </table:table-cell>
          <table:table-cell table:style-name="ce226" office:value-type="string" calcext:value-type="string">
            <text:p>Ampoules basses consommations / néons</text:p>
          </table:table-cell>
          <table:table-cell table:style-name="ce170" office:value-type="string" calcext:value-type="string">
            <text:p>modco_pointsdevente</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8/2013</text:p>
          </table:table-cell>
          <table:table-cell table:number-columns-repeated="219"/>
        </table:table-row>
        <table:table-row table:style-name="ro13">
          <table:table-cell table:style-name="ce233" office:value-type="string" calcext:value-type="string">
            <text:p>cat_cartouche</text:p>
          </table:table-cell>
          <table:table-cell table:style-name="ce233" office:value-type="string" calcext:value-type="string">
            <text:p>Cartouche d'encre</text:p>
          </table:table-cell>
          <table:table-cell table:style-name="ce165" office:value-type="string" calcext:value-type="string">
            <text:p>modco_pointsdevente,modco_decheterie,modco_ecopoint</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pile</text:p>
          </table:table-cell>
          <table:table-cell table:style-name="ce233" office:value-type="string" calcext:value-type="string">
            <text:p>Pile</text:p>
          </table:table-cell>
          <table:table-cell table:style-name="ce240" office:value-type="string" calcext:value-type="string">
            <text:p>modco_decheterie,modco_ecopoint,modco_pointsdevente</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jouetpile</text:p>
          </table:table-cell>
          <table:table-cell table:style-name="ce233" office:value-type="string" calcext:value-type="string">
            <text:p>Jouet (avec pile)</text:p>
          </table:table-cell>
          <table:table-cell table:style-name="ce165" office:value-type="string" calcext:value-type="string">
            <text:p>smco_reempjouet,modco_decheterie,modco_ecopoint</text:p>
          </table:table-cell>
          <table:table-cell table:style-name="ce238"/>
          <table:table-cell table:style-name="ce238" office:value-type="string" calcext:value-type="string">
            <text:p>cons_recuppdv1,cons_ecoparticipation</text:p>
          </table:table-cell>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jouet</text:p>
          </table:table-cell>
          <table:table-cell table:style-name="ce233" office:value-type="string" calcext:value-type="string">
            <text:p>Jouet (sans pile)</text:p>
          </table:table-cell>
          <table:table-cell table:style-name="ce165" office:value-type="string" calcext:value-type="string">
            <text:p>smco_reempjouet,modco_bacbleunantes,modco_sacbleu</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batterie</text:p>
          </table:table-cell>
          <table:table-cell table:style-name="ce233" office:value-type="string" calcext:value-type="string">
            <text:p>Batterie</text:p>
          </table:table-cell>
          <table:table-cell table:style-name="ce165" office:value-type="string" calcext:value-type="string">
            <text:p>smco_garage,modco_decheterie,modco_ecopoint,smco_reprise_1pour0</text:p>
          </table:table-cell>
          <table:table-cell table:style-name="ce238"/>
          <table:table-cell table:style-name="ce241" office:value-type="string" calcext:value-type="string">
            <text:p>cons_toxique</text:p>
          </table:table-cell>
          <table:table-cell table:style-name="ce238" office:value-type="string" calcext:value-type="string">
            <text:p>OUI</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voiture</text:p>
          </table:table-cell>
          <table:table-cell table:style-name="ce233" office:value-type="string" calcext:value-type="string">
            <text:p>Voitures</text:p>
          </table:table-cell>
          <table:table-cell table:style-name="ce165" office:value-type="string" calcext:value-type="string">
            <text:p>smco_vendeurcassevoiture,modco_reprise</text:p>
          </table:table-cell>
          <table:table-cell table:style-name="ce238" table:number-columns-repeated="2"/>
          <table:table-cell table:style-name="ce238" office:value-type="string" calcext:value-type="string">
            <text:p>OUI</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medicament</text:p>
          </table:table-cell>
          <table:table-cell table:style-name="ce233" office:value-type="string" calcext:value-type="string">
            <text:p>Médicaments</text:p>
          </table:table-cell>
          <table:table-cell table:style-name="ce165" office:value-type="string" calcext:value-type="string">
            <text:p>smco_pharmacie,modco_decheterie,modco_ecopoint</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humour</text:p>
          </table:table-cell>
          <table:table-cell table:style-name="ce233" office:value-type="string" calcext:value-type="string">
            <text:p>Humour</text:p>
          </table:table-cell>
          <table:table-cell table:style-name="ce165" office:value-type="string" calcext:value-type="string">
            <text:p>modco_humour</text:p>
          </table:table-cell>
          <table:table-cell table:style-name="ce238" table:number-columns-repeated="2"/>
          <table:table-cell table:style-name="ce238" office:value-type="string" calcext:value-type="string">
            <text:p>PAS_POUBELLE</text:p>
          </table:table-cell>
          <table:table-cell table:style-name="ce245"/>
          <table:table-cell table:number-columns-repeated="219"/>
        </table:table-row>
        <table:table-row table:style-name="ro1">
          <table:table-cell table:style-name="ce70" office:value-type="string" calcext:value-type="string">
            <text:p>cat_metal_petit</text:p>
          </table:table-cell>
          <table:table-cell table:style-name="ce236" office:value-type="string" calcext:value-type="string">
            <text:p>Petit métal</text:p>
          </table:table-cell>
          <table:table-cell table:style-name="ce239" office:value-type="string" calcext:value-type="string">
            <text:p>modco_bacjaunenantes,modco_bacbleuhorsnantes,modco_sacjaune</text:p>
          </table:table-cell>
          <table:table-cell table:style-name="ce238" table:number-columns-repeated="2"/>
          <table:table-cell table:style-name="ce239" office:value-type="string" calcext:value-type="string">
            <text:p>OUI_ET_NON</text:p>
          </table:table-cell>
          <table:table-cell table:style-name="ce245"/>
          <table:table-cell table:number-columns-repeated="219"/>
        </table:table-row>
        <table:table-row table:style-name="ro13">
          <table:table-cell table:style-name="ce233" office:value-type="string" calcext:value-type="string">
            <text:p>cat_materiaux</text:p>
          </table:table-cell>
          <table:table-cell table:style-name="ce233" office:value-type="string" calcext:value-type="string">
            <text:p>Matériaux</text:p>
          </table:table-cell>
          <table:table-cell table:style-name="ce238" office:value-type="string" calcext:value-type="string">
            <text:p>modco_decheterie</text:p>
          </table:table-cell>
          <table:table-cell table:style-name="ce238"/>
          <table:table-cell table:style-name="ce242" office:value-type="string" calcext:value-type="string">
            <text:p>cons_paspoubelle</text:p>
          </table:table-cell>
          <table:table-cell table:style-name="ce238" office:value-type="string" calcext:value-type="string">
            <text:p>PAS_POUBELLE</text:p>
          </table:table-cell>
          <table:table-cell table:style-name="ce243" office:value-type="string" calcext:value-type="string">
            <text:p>KO A VERIFIER modco_bacbleunantes,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234"/>
          <table:table-cell table:style-name="ce237"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4">
          <table:table-cell table:number-columns-repeated="226"/>
        </table:table-row>
        <table:table-row table:style-name="ro1">
          <table:table-cell table:number-columns-repeated="226"/>
        </table:table-row>
      </table:table>
      <table:table table:name="ModesDeCollecte" table:style-name="ta7" table:print="false">
        <table:table-column table:style-name="co142" table:default-cell-style-name="Default"/>
        <table:table-column table:style-name="co143" table:default-cell-style-name="Default"/>
        <table:table-column table:style-name="co144" table:number-columns-repeated="2" table:default-cell-style-name="Default"/>
        <table:table-column table:style-name="co105" table:default-cell-style-name="Default"/>
        <table:table-column table:style-name="co145" table:default-cell-style-name="Default"/>
        <table:table-column table:style-name="co146" table:number-columns-repeated="3" table:default-cell-style-name="Default"/>
        <table:table-column table:style-name="co147" table:number-columns-repeated="4" table:default-cell-style-name="Default"/>
        <table:table-column table:style-name="co56" table:default-cell-style-name="Default"/>
        <table:table-column table:style-name="co148"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30" table:number-columns-repeated="2" table:default-cell-style-name="Default"/>
        <table:table-column table:style-name="co153" table:default-cell-style-name="Default"/>
        <table:table-column table:style-name="co30" table:number-columns-repeated="2" table:default-cell-style-name="Default"/>
        <table:table-column table:style-name="co41" table:default-cell-style-name="Default"/>
        <table:table-column table:style-name="co154" table:number-columns-repeated="4" table:default-cell-style-name="Default"/>
        <table:table-column table:style-name="co155" table:default-cell-style-name="Default"/>
        <table:table-column table:style-name="co21" table:number-columns-repeated="2" table:default-cell-style-name="Default"/>
        <table:table-column table:style-name="co156" table:default-cell-style-name="Default"/>
        <table:table-column table:style-name="co157" table:default-cell-style-name="Default"/>
        <table:table-column table:style-name="co158" table:number-columns-repeated="2" table:default-cell-style-name="Default"/>
        <table:table-column table:style-name="co159" table:number-columns-repeated="2" table:default-cell-style-name="Default"/>
        <table:table-column table:style-name="co85" table:default-cell-style-name="Default"/>
        <table:table-column table:style-name="co28" table:number-columns-repeated="2" table:default-cell-style-name="Default"/>
        <table:table-column table:style-name="co86" table:default-cell-style-name="Default"/>
        <table:table-column table:style-name="co160" table:number-columns-repeated="2" table:default-cell-style-name="Default"/>
        <table:table-column table:style-name="co21" table:default-cell-style-name="Default"/>
        <table:table-column table:style-name="co161" table:default-cell-style-name="Default"/>
        <table:table-column table:style-name="co162" table:number-columns-repeated="3" table:default-cell-style-name="Default"/>
        <table:table-column table:style-name="co160" table:default-cell-style-name="Default"/>
        <table:table-column table:style-name="co111" table:default-cell-style-name="Default"/>
        <table:table-column table:style-name="co162" table:default-cell-style-name="Default"/>
        <table:table-column table:style-name="co160" table:default-cell-style-name="Default"/>
        <table:table-column table:style-name="co163" table:default-cell-style-name="Default"/>
        <table:table-column table:style-name="co160" table:default-cell-style-name="Default"/>
        <table:table-column table:style-name="co162" table:default-cell-style-name="Default"/>
        <table:table-column table:style-name="co41" table:number-columns-repeated="219" table:default-cell-style-name="Default"/>
        <table:table-row table:style-name="ro1">
          <table:table-cell table:style-name="ce179" office:value-type="string" calcext:value-type="string" table:number-columns-spanned="9" table:number-rows-spanned="1">
            <text:p>Modes de collectes</text:p>
          </table:table-cell>
          <table:covered-table-cell table:number-columns-repeated="8"/>
          <table:table-cell table:number-columns-repeated="266"/>
        </table:table-row>
        <table:table-row table:style-name="ro1">
          <table:table-cell table:style-name="ce537"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10"/>
          <table:table-cell office:value-type="string" calcext:value-type="string">
            <text:p><text:s/></text:p>
          </table:table-cell>
          <table:table-cell table:number-columns-repeated="255"/>
        </table:table-row>
        <table:table-row table:style-name="ro18">
          <table:table-cell/>
          <table:table-cell table:style-name="ce559" office:value-type="string" calcext:value-type="string">
            <text:p>Qu'est-ce que les déchets secs ? &gt; conteneur_ordure_menageres_petit.png</text:p>
          </table:table-cell>
          <table:table-cell table:number-columns-repeated="17"/>
          <table:table-cell office:value-type="string" calcext:value-type="string">
            <text:p><text:s/></text:p>
          </table:table-cell>
          <table:table-cell table:number-columns-repeated="255"/>
        </table:table-row>
        <table:table-row table:style-name="ro17">
          <table:table-cell table:style-name="ce181" office:value-type="string" calcext:value-type="string">
            <text:p>Code</text:p>
          </table:table-cell>
          <table:table-cell table:style-name="ce181" office:value-type="string" calcext:value-type="string">
            <text:p>Nom</text:p>
          </table:table-cell>
          <table:table-cell table:style-name="ce181" office:value-type="string" calcext:value-type="string">
            <text:p>nom_en</text:p>
          </table:table-cell>
          <table:table-cell table:style-name="ce181" office:value-type="string" calcext:value-type="string">
            <text:p>Sous Modes de Collecte</text:p>
          </table:table-cell>
          <table:table-cell table:style-name="ce181" office:value-type="string" calcext:value-type="string">
            <text:p>Est un sous mode de collecte</text:p>
          </table:table-cell>
          <table:table-cell table:style-name="ce181" office:value-type="string" calcext:value-type="string">
            <text:p>description</text:p>
          </table:table-cell>
          <table:table-cell table:style-name="ce181" office:value-type="string" calcext:value-type="string">
            <text:p>description_en</text:p>
          </table:table-cell>
          <table:table-cell table:style-name="ce181" office:value-type="string" calcext:value-type="string">
            <text:p>admis</text:p>
          </table:table-cell>
          <table:table-cell table:style-name="ce181" office:value-type="string" calcext:value-type="string">
            <text:p>Conseils</text:p>
          </table:table-cell>
          <table:table-cell table:style-name="ce181" office:value-type="string" calcext:value-type="string">
            <text:p>Fiches</text:p>
          </table:table-cell>
          <table:table-cell table:style-name="ce181" office:value-type="string" calcext:value-type="string">
            <text:p>Lieux</text:p>
          </table:table-cell>
          <table:table-cell table:style-name="ce181" office:value-type="string" calcext:value-type="string">
            <text:p>Image</text:p>
          </table:table-cell>
          <table:table-cell table:style-name="ce428" office:value-type="string" calcext:value-type="string">
            <text:p>Statut</text:p>
          </table:table-cell>
          <table:table-cell table:style-name="ce428" office:value-type="string" calcext:value-type="string">
            <text:p>Bouton</text:p>
          </table:table-cell>
          <table:table-cell table:style-name="ce428" office:value-type="string" calcext:value-type="string">
            <text:p>Mots clés</text:p>
          </table:table-cell>
          <table:table-cell table:style-name="ce428" office:value-type="string" calcext:value-type="string">
            <text:p>Mots clés en</text:p>
          </table:table-cell>
          <table:table-cell table:style-name="ce428" office:value-type="string" calcext:value-type="string">
            <text:p>Admis_en</text:p>
          </table:table-cell>
          <table:table-cell/>
          <table:table-cell table:style-name="ce366" office:value-type="string" calcext:value-type="string">
            <text:p><text:span text:style-name="T7">var </text:span><text:span text:style-name="T12">_collectModsDatas</text:span><text:span text:style-name="T7"> = [</text:span></text:p>
          </table:table-cell>
          <table:table-cell office:value-type="string" calcext:value-type="string">
            <text:p><text:s/></text:p>
          </table:table-cell>
          <table:table-cell table:number-columns-repeated="255"/>
        </table:table-row>
        <table:table-row table:style-name="ro19">
          <table:table-cell table:style-name="ce557" office:value-type="string" calcext:value-type="string">
            <text:p>modco_contmpb</text:p>
          </table:table-cell>
          <table:table-cell table:style-name="ce557" office:value-type="string" calcext:value-type="string">
            <text:p>Conteneur plastique</text:p>
          </table:table-cell>
          <table:table-cell table:style-name="ce557" office:value-type="string" calcext:value-type="string">
            <text:p>Plastic container</text:p>
          </table:table-cell>
          <table:table-cell table:style-name="ce557"/>
          <table:table-cell table:style-name="ce560" office:value-type="string" calcext:value-type="string">
            <text:p>false</text:p>
          </table:table-cell>
          <table:table-cell table:style-name="ce562"/>
          <table:table-cell table:style-name="ce562"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able:table-cell>
          <table:table-cell table:style-name="ce562"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566"/>
          <table:table-cell table:style-name="ce566" office:value-type="string" calcext:value-type="string">
            <text:p>fiche_contembjournmag</text:p>
          </table:table-cell>
          <table:table-cell table:style-name="ce566"/>
          <table:table-cell table:style-name="ce564" office:value-type="string" calcext:value-type="string">
            <text:p>conteneur_plastiqu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Conteneur,plastique</text:p>
          </table:table-cell>
          <table:table-cell table:style-name="ce569" office:value-type="string" calcext:value-type="string">
            <text:p>container,plastic</text:p>
          </table:table-cell>
          <table:table-cell table:style-name="ce562"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398" table:formula="of:=JSONMODESDECOLLECTE([.A5];[.B5];[.C5];[.D5];[.E5];[.F5];[.G5];[.H5];[.I5];[.J5];[.K5];[.L5];[.M5];[.N5];[.O5];[.P5];[.Q5])" office:value-type="string" office:string-value="{&#10;&quot;code&quot;:&quot;modco_contmpb&quot;,&#10;      &quot;nom&quot;:&quot;Conteneur plastique&quot;,&#10;      &quot;nom_en&quot;:&quot;Plastic container&quot;,&#10;      &quot;libelleBouton&quot;:&quot;Conteneur plastique&quot;,&#10;      &quot;libelleBouton_en&quot;:&quot;Plastic container&quot;,&#10;      &quot;modesCollecte&quot;:&quot;false&quot;,&#10;      &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quot;,&#10;      &quot;admis&quot;:&quot;bouteilles transparentes (eau, soda), les bouteilles de lait, bouteille d'huile (en plastique), les flacons (lessive, javel, nettoyant ménager...) sauf ceux ayant contenus des produits toxiques &quot;,&#10;      &quot;admis_en&quot;:&quot;transparent bottles (water, soda), milk bottles, bottle of oil (plastic) bottles (detergent, bleach, household cleaners ...) except those that contained toxic products&quot;,&#10;      &quot;icone&quot;:&quot;modco&quot;,&#10;      &quot;image&quot;:&quot;conteneur_plastique_mini.png&quot;,&#10;      &quot;colFiches&quot;:&quot;fiche_contembjournmag&quot;,&#10;      &quot;mots_cles&quot;:&quot;conteneur,plastique&quot;,&#10;      &quot;mots_cles_en&quot;:&quot;container,plastic&quot;,&#10;      }," calcext:value-type="string">
            <text:p>{</text:p>
            <text:p>"code":"modco_contmpb",</text:p>
            <text:p>      "nom":"Conteneur plastique",</text:p>
            <text:p>      "nom_en":"Plastic container",</text:p>
            <text:p>      "libelleBouton":"Conteneur plastique",</text:p>
            <text:p>      "libelleBouton_en":"Plastic container",</text:p>
            <text:p>      "modesCollecte":"false",</text:p>
            <text:p>      "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ext:p>      "admis":"bouteilles transparentes (eau, soda), les bouteilles de lait, bouteille d'huile (en plastique), les flacons (lessive, javel, nettoyant ménager...) sauf ceux ayant contenus des produits toxiques ",</text:p>
            <text:p>      "admis_en":"transparent bottles (water, soda), milk bottles, bottle of oil (plastic) bottles (detergent, bleach, household cleaners ...) except those that contained toxic products",</text:p>
            <text:p>      "icone":"modco",</text:p>
            <text:p>      "image":"conteneur_plastique_mini.png",</text:p>
            <text:p>      "colFiches":"fiche_contembjournmag",</text:p>
            <text:p>      "mots_cles":"conteneur,plastique",</text:p>
            <text:p>      "mots_cles_en":"container,plastic",</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557" office:value-type="string" calcext:value-type="string">
            <text:p>modco_contpapiercarton</text:p>
          </table:table-cell>
          <table:table-cell table:style-name="ce557" office:value-type="string" calcext:value-type="string">
            <text:p>Conteneur&lt;br/&gt;papier carton</text:p>
          </table:table-cell>
          <table:table-cell table:style-name="ce557" office:value-type="string" calcext:value-type="string">
            <text:p>Paperboard container</text:p>
          </table:table-cell>
          <table:table-cell table:style-name="ce557"/>
          <table:table-cell table:style-name="ce560" office:value-type="string" calcext:value-type="string">
            <text:p>false</text:p>
          </table:table-cell>
          <table:table-cell table:style-name="ce557" office:value-type="string" calcext:value-type="string">
            <text:p>On peut mettre : cartons (bruns), cartonnettes, emballage en carton, enveloppe, feuilles, journaux, magazines, prospectus, <text:s/>boîte à œuf en carton.</text:p>
          </table:table-cell>
          <table:table-cell table:style-name="ce557" office:value-type="string" calcext:value-type="string">
            <text:p>You can put: cartons (brown), cardboards, carton, envelope, paper, newspapers, magazines, brochures, egg carton.</text:p>
          </table:table-cell>
          <table:table-cell table:style-name="ce557" office:value-type="string" calcext:value-type="string">
            <text:p>cartons (bruns), cartonnettes, emballage en carton, enveloppe, feuilles, journaux, magazines, prospectus, <text:s/>boîte à œuf en carton</text:p>
          </table:table-cell>
          <table:table-cell table:style-name="ce557" office:value-type="string" calcext:value-type="string">
            <text:p>cons_souille</text:p>
          </table:table-cell>
          <table:table-cell table:style-name="ce557" table:number-columns-repeated="2"/>
          <table:table-cell table:style-name="ce564" office:value-type="string" calcext:value-type="string">
            <text:p>conteneur_carton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Conteneur,papier,carton</text:p>
          </table:table-cell>
          <table:table-cell table:style-name="ce569" office:value-type="string" calcext:value-type="string">
            <text:p>container,paper,cardboard</text:p>
          </table:table-cell>
          <table:table-cell table:style-name="ce562"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398" table:formula="of:=JSONMODESDECOLLECTE([.A6];[.B6];[.C6];[.D6];[.E6];[.F6];[.G6];[.H6];[.I6];[.J6];[.K6];[.L6];[.M6];[.N6];[.O6];[.P6];[.Q6])" office:value-type="string" office:string-value="{&#10;&quot;code&quot;:&quot;modco_contpapiercarton&quot;,&#10;      &quot;nom&quot;:&quot;Conteneur papier carton&quot;,&#10;      &quot;nom_en&quot;:&quot;Paperboard container&quot;,&#10;      &quot;libelleBouton&quot;:&quot;Conteneur&lt;br/&gt;papier carton&quot;,&#10;      &quot;libelleBouton_en&quot;:&quot;Paperboard container&quot;,&#10;      &quot;modesCollecte&quot;:&quot;false&quot;,&#10;      &quot;descr&quot;:&quot;On peut mettre : cartons (bruns), cartonnettes, emballage en carton, enveloppe, feuilles, journaux, magazines, prospectus,  boîte à œuf en carton.&quot;,&#10;      &quot;descr_en&quot;:&quot;You can put: cartons (brown), cardboards, carton, envelope, paper, newspapers, magazines, brochures, egg carton.&quot;,&#10;      &quot;admis&quot;:&quot;cartons (bruns), cartonnettes, emballage en carton, enveloppe, feuilles, journaux, magazines, prospectus,  boîte à œuf en carton&quot;,&#10;      &quot;admis_en&quot;:&quot;cartons (brown), cardboards, carton, envelope, paper, newspapers, magazines, brochures, egg carton&quot;,&#10;      &quot;cons&quot;:&quot;cons_souille&quot;,&#10;      &quot;icone&quot;:&quot;modco&quot;,&#10;      &quot;image&quot;:&quot;conteneur_carton_mini.png&quot;,&#10;      &quot;mots_cles&quot;:&quot;conteneur,papier,carton&quot;,&#10;      &quot;mots_cles_en&quot;:&quot;container,paper,cardboard&quot;,&#10;      }," calcext:value-type="string">
            <text:p>{</text:p>
            <text:p>"code":"modco_contpapiercarton",</text:p>
            <text:p>      "nom":"Conteneur papier carton",</text:p>
            <text:p>      "nom_en":"Paperboard container",</text:p>
            <text:p>      "libelleBouton":"Conteneur&lt;br/&gt;papier carton",</text:p>
            <text:p>      "libelleBouton_en":"Paperboard container",</text:p>
            <text:p>      "modesCollecte":"false",</text:p>
            <text:p>      "descr":"On peut mettre : cartons (bruns), cartonnettes, emballage en carton, enveloppe, feuilles, journaux, magazines, prospectus,  boîte à œuf en carton.",</text:p>
            <text:p>      "descr_en":"You can put: cartons (brown), cardboards, carton, envelope, paper, newspapers, magazines, brochures, egg carton.",</text:p>
            <text:p>      "admis":"cartons (bruns), cartonnettes, emballage en carton, enveloppe, feuilles, journaux, magazines, prospectus,  boîte à œuf en carton",</text:p>
            <text:p>      "admis_en":"cartons (brown), cardboards, carton, envelope, paper, newspapers, magazines, brochures, egg carton",</text:p>
            <text:p>      "cons":"cons_souille",</text:p>
            <text:p>      "icone":"modco",</text:p>
            <text:p>      "image":"conteneur_carton_mini.png",</text:p>
            <text:p>      "mots_cles":"conteneur,papier,carton",</text:p>
            <text:p>      "mots_cles_en":"container,paper,cardboard",</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1">
          <table:table-cell table:style-name="ce557" office:value-type="string" calcext:value-type="string">
            <text:p>modco_contverre</text:p>
          </table:table-cell>
          <table:table-cell table:style-name="ce557" office:value-type="string" calcext:value-type="string">
            <text:p>Conteneur verre</text:p>
          </table:table-cell>
          <table:table-cell table:style-name="ce557" office:value-type="string" calcext:value-type="string">
            <text:p>Glass container</text:p>
          </table:table-cell>
          <table:table-cell table:style-name="ce557"/>
          <table:table-cell table:style-name="ce560" office:value-type="string" calcext:value-type="string">
            <text:p>false</text:p>
          </table:table-cell>
          <table:table-cell table:style-name="ce557"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557"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557" office:value-type="string" calcext:value-type="string">
            <text:p>bouteilles, pots, bocaux</text:p>
          </table:table-cell>
          <table:table-cell table:style-name="ce557" office:value-type="string" calcext:value-type="string">
            <text:p>cons_verre,cons_sans_bouchon_ni_couvercle,cons_nbconteneurverre</text:p>
          </table:table-cell>
          <table:table-cell table:style-name="ce557" table:number-columns-repeated="2"/>
          <table:table-cell table:style-name="ce564" office:value-type="string" calcext:value-type="string">
            <text:p>conteneur_verr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Conteneur,verre</text:p>
          </table:table-cell>
          <table:table-cell table:style-name="ce569" office:value-type="string" calcext:value-type="string">
            <text:p>container,glass</text:p>
          </table:table-cell>
          <table:table-cell table:style-name="ce562" office:value-type="string" calcext:value-type="string">
            <text:p>bottles, pots, jars</text:p>
          </table:table-cell>
          <table:table-cell office:value-type="string" calcext:value-type="string">
            <text:p><text:s/></text:p>
          </table:table-cell>
          <table:table-cell table:style-name="ce398" table:formula="of:=JSONMODESDECOLLECTE([.A7];[.B7];[.C7];[.D7];[.E7];[.F7];[.G7];[.H7];[.I7];[.J7];[.K7];[.L7];[.M7];[.N7];[.O7];[.P7];[.Q7])" office:value-type="string" office:string-value="{&#10;&quot;code&quot;:&quot;modco_contverre&quot;,&#10;      &quot;nom&quot;:&quot;Conteneur verre&quot;,&#10;      &quot;nom_en&quot;:&quot;Glass container&quot;,&#10;      &quot;libelleBouton&quot;:&quot;Conteneur verre&quot;,&#10;      &quot;libelleBouton_en&quot;:&quot;Glass container&quot;,&#10;      &quot;modesCollecte&quot;:&quot;false&quot;,&#10;      &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10;      &quot;descr_en&quot;:&quot;&lt;IMG SRC='resources/images/conteneur_verre_instructions_2.jpg 'WIDTH='200px' /&gt; &lt;IMG SRC='resources/images/conteneur_verre_instructions.jpg' WIDTH='200px' /&gt; &lt;BR/&gt; can put the glass &lt;b&gt;Home &lt;/b&gt;: bottles, pots, jars &lt;br/&gt; But we must not put the dishes, pots, ampoules..&quot;,&#10;      &quot;admis&quot;:&quot;bouteilles, pots, bocaux&quot;,&#10;      &quot;admis_en&quot;:&quot;bottles, pots, jars&quot;,&#10;      &quot;cons&quot;:&quot;cons_verre,cons_sans_bouchon_ni_couvercle,cons_nbconteneurverre&quot;,&#10;      &quot;icone&quot;:&quot;modco&quot;,&#10;      &quot;image&quot;:&quot;conteneur_verre_mini.png&quot;,&#10;      &quot;mots_cles&quot;:&quot;conteneur,verre&quot;,&#10;      &quot;mots_cles_en&quot;:&quot;container,glass&quot;,&#10;      }," calcext:value-type="string">
            <text:p>{</text:p>
            <text:p>"code":"modco_contverre",</text:p>
            <text:p>      "nom":"Conteneur verre",</text:p>
            <text:p>      "nom_en":"Glass container",</text:p>
            <text:p>      "libelleBouton":"Conteneur verre",</text:p>
            <text:p>      "libelleBouton_en":"Glass container",</text:p>
            <text:p>      "modesCollecte":"false",</text:p>
            <text:p>      "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ext:p>      "descr_en":"&lt;IMG SRC='resources/images/conteneur_verre_instructions_2.jpg 'WIDTH='200px' /&gt; &lt;IMG SRC='resources/images/conteneur_verre_instructions.jpg' WIDTH='200px' /&gt; &lt;BR/&gt; can put the glass &lt;b&gt;Home &lt;/b&gt;: bottles, pots, jars &lt;br/&gt; But we must not put the dishes, pots, ampoules..",</text:p>
            <text:p>      "admis":"bouteilles, pots, bocaux",</text:p>
            <text:p>      "admis_en":"bottles, pots, jars",</text:p>
            <text:p>      "cons":"cons_verre,cons_sans_bouchon_ni_couvercle,cons_nbconteneurverre",</text:p>
            <text:p>      "icone":"modco",</text:p>
            <text:p>      "image":"conteneur_verre_mini.png",</text:p>
            <text:p>      "mots_cles":"conteneur,verre",</text:p>
            <text:p>      "mots_cles_en":"container,glas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57" office:value-type="string" calcext:value-type="string">
            <text:p>modco_contembjournmag</text:p>
          </table:table-cell>
          <table:table-cell table:style-name="ce557" office:value-type="string" calcext:value-type="string">
            <text:p>Conteneur&lt;br/&gt;emballages&lt;br/&gt;journaux magazines</text:p>
          </table:table-cell>
          <table:table-cell table:style-name="ce557" office:value-type="string" calcext:value-type="string">
            <text:p>Container packaging newspapers magazines</text:p>
          </table:table-cell>
          <table:table-cell table:style-name="ce557"/>
          <table:table-cell table:style-name="ce560" office:value-type="string" calcext:value-type="string">
            <text:p>false</text:p>
          </table:table-cell>
          <table:table-cell table:style-name="ce557" office:value-type="string" calcext:value-type="string">
            <text:p>On peut mettre : boîte de conserve, barquette aluminium, cannette, aérosol, bouteille métal sirop, bouteilles d'eau, flacon, brique (jus de fruit, lait), cartonnettes, papier, journaux, magazines.</text:p>
          </table:table-cell>
          <table:table-cell table:style-name="ce557" office:value-type="string" calcext:value-type="string">
            <text:p>You can put. Tin, aluminum trays, cans, aerosols, metal bottle syrup, water bottles, bottle, brick (fruit, milk juice), cardboards, paper, newspapers, magazines.</text:p>
          </table:table-cell>
          <table:table-cell table:style-name="ce557" office:value-type="string" calcext:value-type="string">
            <text:p>boîte de conserve, barquette aluminium, cannette, aérosol, bouteille métal sirop, bouteilles d'eau, flacon, brique (jus de fruit, lait), cartonnettes, papier, journaux, magazines</text:p>
          </table:table-cell>
          <table:table-cell table:style-name="ce557" office:value-type="string" calcext:value-type="string">
            <text:p>cons_sans_bouchon_ni_couvercle</text:p>
          </table:table-cell>
          <table:table-cell table:style-name="ce557" office:value-type="string" calcext:value-type="string">
            <text:p>fiche_contembjournmag</text:p>
          </table:table-cell>
          <table:table-cell table:style-name="ce557"/>
          <table:table-cell table:style-name="ce564" office:value-type="string" calcext:value-type="string">
            <text:p>conteneur_emballages_journaux_magazines_mini.png</text:p>
          </table:table-cell>
          <table:table-cell table:style-name="ce569" office:value-type="string" calcext:value-type="string">
            <text:p>Vérif le 06/2013</text:p>
          </table:table-cell>
          <table:table-cell table:style-name="ce569" office:value-type="string" calcext:value-type="string">
            <text:p>modco</text:p>
          </table:table-cell>
          <table:table-cell table:style-name="ce569" office:value-type="string" calcext:value-type="string">
            <text:p>Conteneur,emballages,journaux,magazines</text:p>
          </table:table-cell>
          <table:table-cell table:style-name="ce569" office:value-type="string" calcext:value-type="string">
            <text:p>container,packaging,newspapers,magazines</text:p>
          </table:table-cell>
          <table:table-cell table:style-name="ce562"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398" table:formula="of:=JSONMODESDECOLLECTE([.A8];[.B8];[.C8];[.D8];[.E8];[.F8];[.G8];[.H8];[.I8];[.J8];[.K8];[.L8];[.M8];[.N8];[.O8];[.P8];[.Q8])" office:value-type="string" office:string-value="{&#10;&quot;code&quot;:&quot;modco_contembjournmag&quot;,&#10;      &quot;nom&quot;:&quot;Conteneur emballages journaux magazines&quot;,&#10;      &quot;nom_en&quot;:&quot;Container packaging newspapers magazines&quot;,&#10;      &quot;libelleBouton&quot;:&quot;Conteneur&lt;br/&gt;emballages&lt;br/&gt;journaux magazines&quot;,&#10;      &quot;libelleBouton_en&quot;:&quot;Container packaging newspapers magazines&quot;,&#10;      &quot;modesCollecte&quot;:&quot;false&quot;,&#10;      &quot;descr&quot;:&quot;On peut mettre : boîte de conserve, barquette aluminium, cannette, aérosol, bouteille métal sirop, bouteilles d'eau, flacon, brique (jus de fruit, lait), cartonnettes, papier, journaux, magazines.&quot;,&#10;      &quot;descr_en&quot;:&quot;You can put. Tin, aluminum trays, cans, aerosols, metal bottle syrup, water bottles, bottle, brick (fruit, milk juice), cardboards, paper, newspapers, magazines.&quot;,&#10;      &quot;admis&quot;:&quot;boîte de conserve, barquette aluminium, cannette, aérosol, bouteille métal sirop, bouteilles d'eau, flacon, brique (jus de fruit, lait), cartonnettes, papier, journaux, magazines&quot;,&#10;      &quot;admis_en&quot;:&quot;tin, aluminum trays, cans, aerosol metal syrup bottle, water bottles, bottle, brick (fruit, milk juice), cardboards, paper, newspapers, magazines&quot;,&#10;      &quot;cons&quot;:&quot;cons_sans_bouchon_ni_couvercle&quot;,&#10;      &quot;icone&quot;:&quot;modco&quot;,&#10;      &quot;image&quot;:&quot;conteneur_emballages_journaux_magazines_mini.png&quot;,&#10;      &quot;colFiches&quot;:&quot;fiche_contembjournmag&quot;,&#10;      &quot;mots_cles&quot;:&quot;conteneur,emballages,journaux,magazines&quot;,&#10;      &quot;mots_cles_en&quot;:&quot;container,packaging,newspapers,magazines&quot;,&#10;      }," calcext:value-type="string">
            <text:p>{</text:p>
            <text:p>"code":"modco_contembjournmag",</text:p>
            <text:p>      "nom":"Conteneur emballages journaux magazines",</text:p>
            <text:p>      "nom_en":"Container packaging newspapers magazines",</text:p>
            <text:p>      "libelleBouton":"Conteneur&lt;br/&gt;emballages&lt;br/&gt;journaux magazines",</text:p>
            <text:p>      "libelleBouton_en":"Container packaging newspapers magazines",</text:p>
            <text:p>      "modesCollecte":"false",</text:p>
            <text:p>      "descr":"On peut mettre : boîte de conserve, barquette aluminium, cannette, aérosol, bouteille métal sirop, bouteilles d'eau, flacon, brique (jus de fruit, lait), cartonnettes, papier, journaux, magazines.",</text:p>
            <text:p>      "descr_en":"You can put. Tin, aluminum trays, cans, aerosols, metal bottle syrup, water bottles, bottle, brick (fruit, milk juice), cardboards, paper, newspapers, magazines.",</text:p>
            <text:p>      "admis":"boîte de conserve, barquette aluminium, cannette, aérosol, bouteille métal sirop, bouteilles d'eau, flacon, brique (jus de fruit, lait), cartonnettes, papier, journaux, magazines",</text:p>
            <text:p>      "admis_en":"tin, aluminum trays, cans, aerosol metal syrup bottle, water bottles, bottle, brick (fruit, milk juice), cardboards, paper, newspapers, magazines",</text:p>
            <text:p>      "cons":"cons_sans_bouchon_ni_couvercle",</text:p>
            <text:p>      "icone":"modco",</text:p>
            <text:p>      "image":"conteneur_emballages_journaux_magazines_mini.png",</text:p>
            <text:p>      "colFiches":"fiche_contembjournmag",</text:p>
            <text:p>      "mots_cles":"conteneur,emballages,journaux,magazines",</text:p>
            <text:p>      "mots_cles_en":"container,packaging,newspapers,magazin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table:number-columns-repeated="253"/>
        </table:table-row>
        <table:table-row table:style-name="ro22">
          <table:table-cell table:style-name="ce557" office:value-type="string" calcext:value-type="string">
            <text:p>modco_bacbleuhorsnantes</text:p>
          </table:table-cell>
          <table:table-cell table:style-name="ce557" office:value-type="string" calcext:value-type="string">
            <text:p>Bacs bleus (hors Nantes)</text:p>
          </table:table-cell>
          <table:table-cell table:style-name="ce557" office:value-type="string" calcext:value-type="string">
            <text:p>Blue bins (excluding Nantes)</text:p>
          </table:table-cell>
          <table:table-cell table:style-name="ce557"/>
          <table:table-cell table:style-name="ce560" office:value-type="string" calcext:value-type="string">
            <text:p>false</text:p>
          </table:table-cell>
          <table:table-cell table:style-name="ce557" office:value-type="string" calcext:value-type="string">
            <text:p>On met les &lt;B&gt;déchets ménagers non recyclés&lt;/B&gt;.</text:p>
          </table:table-cell>
          <table:table-cell table:style-name="ce557" office:value-type="string" calcext:value-type="string">
            <text:p>It puts the &lt;B&gt; non-recycled household waste &lt;/b&gt;.</text:p>
          </table:table-cell>
          <table:table-cell table:style-name="ce557"/>
          <table:table-cell table:style-name="ce557" office:value-type="string" calcext:value-type="string">
            <text:p>cons_bac_casse,cons_collectes_bacs,cons_arcencielvalorena</text:p>
          </table:table-cell>
          <table:table-cell table:style-name="ce557" table:number-columns-repeated="2"/>
          <table:table-cell table:style-name="ce564" office:value-type="string" calcext:value-type="string">
            <text:p>bac_bleu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Bacs,bleus</text:p>
          </table:table-cell>
          <table:table-cell table:style-name="ce569" office:value-type="string" calcext:value-type="string">
            <text:p>bins,blue</text:p>
          </table:table-cell>
          <table:table-cell table:style-name="ce562"/>
          <table:table-cell office:value-type="string" calcext:value-type="string">
            <text:p><text:s/></text:p>
          </table:table-cell>
          <table:table-cell table:style-name="ce398" table:formula="of:=JSONMODESDECOLLECTE([.A9];[.B9];[.C9];[.D9];[.E9];[.F9];[.G9];[.H9];[.I9];[.J9];[.K9];[.L9];[.M9];[.N9];[.O9];[.P9];[.Q9])" office:value-type="string" office:string-value="{&#10;&quot;code&quot;:&quot;modco_bacbleuhorsnantes&quot;,&#10;      &quot;nom&quot;:&quot;Bacs bleus (hors Nantes)&quot;,&#10;      &quot;nom_en&quot;:&quot;Blue bins (excluding Nantes)&quot;,&#10;      &quot;libelleBouton&quot;:&quot;Bacs bleus (hors Nantes)&quot;,&#10;      &quot;libelleBouton_en&quot;:&quot;Blue bins (excluding Nante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horsnantes",</text:p>
            <text:p>      "nom":"Bacs bleus (hors Nantes)",</text:p>
            <text:p>      "nom_en":"Blue bins (excluding Nantes)",</text:p>
            <text:p>      "libelleBouton":"Bacs bleus (hors Nantes)",</text:p>
            <text:p>      "libelleBouton_en":"Blue bins (excluding Nante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table:number-columns-repeated="253"/>
        </table:table-row>
        <table:table-row table:style-name="ro23">
          <table:table-cell table:style-name="ce557" office:value-type="string" calcext:value-type="string">
            <text:p>modco_bacbleunantes</text:p>
          </table:table-cell>
          <table:table-cell table:style-name="ce557" office:value-type="string" calcext:value-type="string">
            <text:p>Bacs bleus</text:p>
          </table:table-cell>
          <table:table-cell table:style-name="ce557" office:value-type="string" calcext:value-type="string">
            <text:p>Blue bins</text:p>
          </table:table-cell>
          <table:table-cell table:style-name="ce557"/>
          <table:table-cell table:style-name="ce560" table:formula="of:=[.E9]" office:value-type="string" office:string-value="false" calcext:value-type="string">
            <text:p>false</text:p>
          </table:table-cell>
          <table:table-cell table:style-name="ce557" table:formula="of:=[.F9]" office:value-type="string" office:string-value="On met les &lt;B&gt;déchets ménagers non recyclés&lt;/B&gt;." calcext:value-type="string">
            <text:p>On met les &lt;B&gt;déchets ménagers non recyclés&lt;/B&gt;.</text:p>
          </table:table-cell>
          <table:table-cell table:style-name="ce557" table:formula="of:=[.G9]" office:value-type="string" office:string-value="It puts the &lt;B&gt; non-recycled household waste &lt;/b&gt;." calcext:value-type="string">
            <text:p>It puts the &lt;B&gt; non-recycled household waste &lt;/b&gt;.</text:p>
          </table:table-cell>
          <table:table-cell table:style-name="ce557"/>
          <table:table-cell table:style-name="ce557" table:formula="of:=[.I9]" office:value-type="string" office:string-value="cons_bac_casse,cons_collectes_bacs,cons_arcencielvalorena" calcext:value-type="string">
            <text:p>cons_bac_casse,cons_collectes_bacs,cons_arcencielvalorena</text:p>
          </table:table-cell>
          <table:table-cell table:style-name="ce557" table:number-columns-repeated="2"/>
          <table:table-cell table:style-name="ce564" table:formula="of:=[.L9]" office:value-type="string" office:string-value="bac_bleu_mini.png" calcext:value-type="string">
            <text:p>bac_bleu_mini.png</text:p>
          </table:table-cell>
          <table:table-cell table:style-name="ce569" table:formula="of:=[.M9]" office:value-type="string" office:string-value="Vérif le 03/2013" calcext:value-type="string">
            <text:p>Vérif le 03/2013</text:p>
          </table:table-cell>
          <table:table-cell table:style-name="ce569" table:formula="of:=[.N9]" office:value-type="string" office:string-value="modco" calcext:value-type="string">
            <text:p>modco</text:p>
          </table:table-cell>
          <table:table-cell table:style-name="ce569" office:value-type="string" calcext:value-type="string">
            <text:p>Bacs,bleus</text:p>
          </table:table-cell>
          <table:table-cell table:style-name="ce569" office:value-type="string" calcext:value-type="string">
            <text:p>bins,blue</text:p>
          </table:table-cell>
          <table:table-cell table:style-name="ce562"/>
          <table:table-cell/>
          <table:table-cell table:style-name="ce398" table:formula="of:=JSONMODESDECOLLECTE([.A10];[.B10];[.C10];[.D10];[.E10];[.F10];[.G10];[.H10];[.I10];[.J10];[.K10];[.L10];[.M10];[.N10];[.O10];[.P10];[.Q10])" office:value-type="string" office:string-value="{&#10;&quot;code&quot;:&quot;modco_bacbleunantes&quot;,&#10;      &quot;nom&quot;:&quot;Bacs bleus&quot;,&#10;      &quot;nom_en&quot;:&quot;Blue bins&quot;,&#10;      &quot;libelleBouton&quot;:&quot;Bacs bleus&quot;,&#10;      &quot;libelleBouton_en&quot;:&quot;Blue bin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nantes",</text:p>
            <text:p>      "nom":"Bacs bleus",</text:p>
            <text:p>      "nom_en":"Blue bins",</text:p>
            <text:p>      "libelleBouton":"Bacs bleus",</text:p>
            <text:p>      "libelleBouton_en":"Blue bin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4">
          <table:table-cell table:style-name="ce557" office:value-type="string" calcext:value-type="string">
            <text:p>modco_bacjaunenantes</text:p>
          </table:table-cell>
          <table:table-cell table:style-name="ce557" office:value-type="string" calcext:value-type="string">
            <text:p>Bacs jaunes (Nantes)</text:p>
          </table:table-cell>
          <table:table-cell table:style-name="ce557" office:value-type="string" calcext:value-type="string">
            <text:p>Yellow Bacs (Nantes)</text:p>
          </table:table-cell>
          <table:table-cell table:style-name="ce557"/>
          <table:table-cell table:style-name="ce560" office:value-type="string" calcext:value-type="string">
            <text:p>false</text:p>
          </table:table-cell>
          <table:table-cell table:style-name="ce563" office:value-type="string" calcext:value-type="string">
            <text:p>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text:p>
          </table:table-cell>
          <table:table-cell table:style-name="ce563"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able:table-cell>
          <table:table-cell table:style-name="ce563"/>
          <table:table-cell table:style-name="ce557" office:value-type="string" calcext:value-type="string">
            <text:p>cons_pasuniquementbouteilleflacon,cons_bac_casse,cons_collectes_bacs</text:p>
          </table:table-cell>
          <table:table-cell table:style-name="ce557" office:value-type="string" calcext:value-type="string">
            <text:p>fiche_bacjaune</text:p>
          </table:table-cell>
          <table:table-cell table:style-name="ce557"/>
          <table:table-cell table:style-name="ce564" office:value-type="string" calcext:value-type="string">
            <text:p>bac_jaune_en_cours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Bacs,jaunes</text:p>
          </table:table-cell>
          <table:table-cell table:style-name="ce569" office:value-type="string" calcext:value-type="string">
            <text:p>bins,yellow</text:p>
          </table:table-cell>
          <table:table-cell table:style-name="ce569"/>
          <table:table-cell/>
          <table:table-cell table:style-name="ce398" table:formula="of:=JSONMODESDECOLLECTE([.A11];[.B11];[.C11];[.D11];[.E11];[.F11];[.G11];[.H11];[.I11];[.J11];[.K11];[.L11];[.M11];[.N11];[.O11];[.P11];[.Q11])" office:value-type="string" office:string-value="{&#10;&quot;code&quot;:&quot;modco_bacjaunenantes&quot;,&#10;      &quot;nom&quot;:&quot;Bacs jaunes (Nantes)&quot;,&#10;      &quot;nom_en&quot;:&quot;Yellow Bacs (Nantes)&quot;,&#10;      &quot;libelleBouton&quot;:&quot;Bacs jaunes (Nantes)&quot;,&#10;      &quot;libelleBouton_en&quot;:&quot;Yellow Bacs (Nantes)&quot;,&#10;      &quot;modesCollecte&quot;:&quot;false&quot;,&#10;      &quot;descr&quot;:&quo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quot;,&#10;      &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nantes",</text:p>
            <text:p>      "nom":"Bacs jaunes (Nantes)",</text:p>
            <text:p>      "nom_en":"Yellow Bacs (Nantes)",</text:p>
            <text:p>      "libelleBouton":"Bacs jaunes (Nantes)",</text:p>
            <text:p>      "libelleBouton_en":"Yellow Bacs (Nantes)",</text:p>
            <text:p>      "modesCollecte":"false",</text:p>
            <text:p>      "descr":"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text:p>
            <text:p>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table:number-columns-repeated="253"/>
        </table:table-row>
        <table:table-row table:style-name="ro24">
          <table:table-cell table:style-name="ce557" office:value-type="string" calcext:value-type="string">
            <text:p>modco_bacjaunehorsnantes</text:p>
          </table:table-cell>
          <table:table-cell table:style-name="ce557" office:value-type="string" calcext:value-type="string">
            <text:p>Bacs jaunes</text:p>
          </table:table-cell>
          <table:table-cell table:style-name="ce557" office:value-type="string" calcext:value-type="string">
            <text:p>Yellow Bacs</text:p>
          </table:table-cell>
          <table:table-cell table:style-name="ce557"/>
          <table:table-cell table:style-name="ce560" office:value-type="string" calcext:value-type="string">
            <text:p>false</text:p>
          </table:table-cell>
          <table:table-cell table:style-name="ce563"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text:p>
          </table:table-cell>
          <table:table-cell table:style-name="ce563" office:value-type="string" calcext:value-type="string">
            <text:p>You can put &lt;BR/&gt;: cartons, cardboards, envelopes, sheets, newspapers, magazines, bricks, water bottles soda oil, corks, bottles, aluminum trays, cans, tins, aerosols, bombs. </text:p>
          </table:table-cell>
          <table:table-cell table:style-name="ce563"/>
          <table:table-cell table:style-name="ce557" office:value-type="string" calcext:value-type="string">
            <text:p>cons_pasuniquementbouteilleflacon,cons_bac_casse,cons_collectes_bacs</text:p>
          </table:table-cell>
          <table:table-cell table:style-name="ce557" office:value-type="string" calcext:value-type="string">
            <text:p>fiche_bacjaune</text:p>
          </table:table-cell>
          <table:table-cell table:style-name="ce557"/>
          <table:table-cell table:style-name="ce564" office:value-type="string" calcext:value-type="string">
            <text:p>bac_jaune_en_cours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Bacs,jaunes</text:p>
          </table:table-cell>
          <table:table-cell table:style-name="ce569" office:value-type="string" calcext:value-type="string">
            <text:p>bins,yellow</text:p>
          </table:table-cell>
          <table:table-cell table:style-name="ce569"/>
          <table:table-cell/>
          <table:table-cell table:style-name="ce398" table:formula="of:=JSONMODESDECOLLECTE([.A12];[.B12];[.C12];[.D12];[.E12];[.F12];[.G12];[.H12];[.I12];[.J12];[.K12];[.L12];[.M12];[.N12];[.O12];[.P12];[.Q12])" office:value-type="string" office:string-value="{&#10;&quot;code&quot;:&quot;modco_bacjaunehorsnantes&quot;,&#10;      &quot;nom&quot;:&quot;Bacs jaunes&quot;,&#10;      &quot;nom_en&quot;:&quot;Yellow Bacs&quot;,&#10;      &quot;libelleBouton&quot;:&quot;Bacs jaunes&quot;,&#10;      &quot;libelleBouton_en&quot;:&quot;Yellow Bacs&quot;,&#10;      &quot;modesCollecte&quot;:&quot;false&quot;,&#10;      &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quot;,&#10;      &quot;descr_en&quot;:&quot;You can put &lt;BR/&gt;: cartons, cardboards, envelopes, sheets, newspapers, magazines, bricks, water bottles soda oil, corks, bottles, aluminum trays, cans, tins, aerosols, bombs. &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horsnantes",</text:p>
            <text:p>      "nom":"Bacs jaunes",</text:p>
            <text:p>      "nom_en":"Yellow Bacs",</text:p>
            <text:p>      "libelleBouton":"Bacs jaunes",</text:p>
            <text:p>      "libelleBouton_en":"Yellow Bacs",</text:p>
            <text:p>      "modesCollecte":"false",</text:p>
            <text:p>      "descr":"&lt;IMG SRC='resources/images/bac_jaune_en_cours_mini.png' ALIGN='right' WIDTH='150px' /&gt;&lt;BR/&gt;On peut mettre : cartons, cartonnettes, enveloppes, feuilles, journaux, magazines, briques, les bouteilles eau soda huile, bouchons, flacons,  barquettes aluminium, canettes, boîtes de conserves, bombes aérosols.",</text:p>
            <text:p>      "descr_en":"You can put &lt;BR/&gt;: cartons, cardboards, envelopes, sheets, newspapers, magazines, bricks, water bottles soda oil, corks, bottles, aluminum trays, cans, tins, aerosols, bombs. ",</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557" office:value-type="string" calcext:value-type="string">
            <text:p>modco_sacbleu</text:p>
          </table:table-cell>
          <table:table-cell table:style-name="ce557" office:value-type="string" calcext:value-type="string">
            <text:p>Sacs bleus</text:p>
          </table:table-cell>
          <table:table-cell table:style-name="ce557" office:value-type="string" calcext:value-type="string">
            <text:p>Blue bags</text:p>
          </table:table-cell>
          <table:table-cell table:style-name="ce557"/>
          <table:table-cell table:style-name="ce560" office:value-type="string" calcext:value-type="string">
            <text:p>false</text:p>
          </table:table-cell>
          <table:table-cell table:style-name="ce564" office:value-type="string" calcext:value-type="string">
            <text:p>&lt;IMG SRC='resources/images/nantes/sac_bleu_mini.png' ALIGN='right' WIDTH='150px' /&gt;On met dans les sacs bleus les &lt;B&gt;déchets ménagers non recyclés&lt;/B&gt;.</text:p>
          </table:table-cell>
          <table:table-cell table:style-name="ce564" office:value-type="string" calcext:value-type="string">
            <text:p>&lt;IMG SRC='resources/images/nantes/sac_bleu_mini.png' align='right' WIDTH='150px' /&gt; are placed in blue bags the &lt;B&gt; non-recycled household waste &lt;/b&gt;.</text:p>
          </table:table-cell>
          <table:table-cell table:style-name="ce564"/>
          <table:table-cell table:style-name="ce557" office:value-type="string" calcext:value-type="string">
            <text:p>cons_noeudtrisac,cons_passacpoubelle</text:p>
          </table:table-cell>
          <table:table-cell table:style-name="ce557" table:number-columns-repeated="2"/>
          <table:table-cell table:style-name="ce564" office:value-type="string" calcext:value-type="string">
            <text:p>nantes/sac_bleu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Sacs,bleus</text:p>
          </table:table-cell>
          <table:table-cell table:style-name="ce569" office:value-type="string" calcext:value-type="string">
            <text:p>bags,blue</text:p>
          </table:table-cell>
          <table:table-cell table:style-name="ce569"/>
          <table:table-cell/>
          <table:table-cell table:style-name="ce398" table:formula="of:=JSONMODESDECOLLECTE([.A13];[.B13];[.C13];[.D13];[.E13];[.F13];[.G13];[.H13];[.I13];[.J13];[.K13];[.L13];[.M13];[.N13];[.O13];[.P13];[.Q13])" office:value-type="string" office:string-value="{&#10;&quot;code&quot;:&quot;modco_sacbleu&quot;,&#10;      &quot;nom&quot;:&quot;Sacs bleus&quot;,&#10;      &quot;nom_en&quot;:&quot;Blue bags&quot;,&#10;      &quot;libelleBouton&quot;:&quot;Sacs bleus&quot;,&#10;      &quot;libelleBouton_en&quot;:&quot;Blue bags&quot;,&#10;      &quot;modesCollecte&quot;:&quot;false&quot;,&#10;      &quot;descr&quot;:&quot;&lt;IMG SRC='resources/images/nantes/sac_bleu_mini.png' ALIGN='right' WIDTH='150px' /&gt;On met dans les sacs bleus les &lt;B&gt;déchets ménagers non recyclés&lt;/B&gt;.&quot;,&#10;      &quot;descr_en&quot;:&quot;&lt;IMG SRC='resources/images/nantes/sac_bleu_mini.png' align='right' WIDTH='150px' /&gt; are placed in blue bags the &lt;B&gt; non-recycled household waste &lt;/b&gt;.&quot;,&#10;      &quot;cons&quot;:&quot;cons_noeudtrisac,cons_passacpoubelle&quot;,&#10;      &quot;icone&quot;:&quot;modco&quot;,&#10;      &quot;image&quot;:&quot;nantes/sac_bleu_mini.png&quot;,&#10;      &quot;mots_cles&quot;:&quot;sacs,bleus&quot;,&#10;      &quot;mots_cles_en&quot;:&quot;bags,blue&quot;,&#10;      }," calcext:value-type="string">
            <text:p>{</text:p>
            <text:p>"code":"modco_sacbleu",</text:p>
            <text:p>      "nom":"Sacs bleus",</text:p>
            <text:p>      "nom_en":"Blue bags",</text:p>
            <text:p>      "libelleBouton":"Sacs bleus",</text:p>
            <text:p>      "libelleBouton_en":"Blue bags",</text:p>
            <text:p>      "modesCollecte":"false",</text:p>
            <text:p>      "descr":"&lt;IMG SRC='resources/images/nantes/sac_bleu_mini.png' ALIGN='right' WIDTH='150px' /&gt;On met dans les sacs bleus les &lt;B&gt;déchets ménagers non recyclés&lt;/B&gt;.",</text:p>
            <text:p>      "descr_en":"&lt;IMG SRC='resources/images/nantes/sac_bleu_mini.png' align='right' WIDTH='150px' /&gt; are placed in blue bags the &lt;B&gt; non-recycled household waste &lt;/b&gt;.",</text:p>
            <text:p>      "cons":"cons_noeudtrisac,cons_passacpoubelle",</text:p>
            <text:p>      "icone":"modco",</text:p>
            <text:p>      "image":"nantes/sac_bleu_mini.png",</text:p>
            <text:p>      "mots_cles":"sacs,bleus",</text:p>
            <text:p>      "mots_cles_en":"bags,blu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4">
          <table:table-cell table:style-name="ce557" office:value-type="string" calcext:value-type="string">
            <text:p>modco_sacjaune</text:p>
          </table:table-cell>
          <table:table-cell table:style-name="ce557" office:value-type="string" calcext:value-type="string">
            <text:p>Sacs jaunes</text:p>
          </table:table-cell>
          <table:table-cell table:style-name="ce557" office:value-type="string" calcext:value-type="string">
            <text:p>Yellow bags</text:p>
          </table:table-cell>
          <table:table-cell table:style-name="ce557"/>
          <table:table-cell table:style-name="ce560" office:value-type="string" calcext:value-type="string">
            <text:p>false</text:p>
          </table:table-cell>
          <table:table-cell table:style-name="ce557"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able:table-cell>
          <table:table-cell table:style-name="ce557"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text:p>
          </table:table-cell>
          <table:table-cell table:style-name="ce557"/>
          <table:table-cell table:style-name="ce557" office:value-type="string" calcext:value-type="string">
            <text:p>cons_souille,cons_noeudtrisac,cons_passacpoubelle</text:p>
          </table:table-cell>
          <table:table-cell table:style-name="ce557" office:value-type="string" calcext:value-type="string">
            <text:p>fiche_sacjaune</text:p>
          </table:table-cell>
          <table:table-cell table:style-name="ce557"/>
          <table:table-cell table:style-name="ce564" office:value-type="string" calcext:value-type="string">
            <text:p>nantes/sac_jaun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Sacs,jaunes</text:p>
          </table:table-cell>
          <table:table-cell table:style-name="ce569" office:value-type="string" calcext:value-type="string">
            <text:p>bags,yellow</text:p>
          </table:table-cell>
          <table:table-cell table:style-name="ce569"/>
          <table:table-cell/>
          <table:table-cell table:style-name="ce398" table:formula="of:=JSONMODESDECOLLECTE([.A14];[.B14];[.C14];[.D14];[.E14];[.F14];[.G14];[.H14];[.I14];[.J14];[.K14];[.L14];[.M14];[.N14];[.O14];[.P14];[.Q14])" office:value-type="string" office:string-value="{&#10;&quot;code&quot;:&quot;modco_sacjaune&quot;,&#10;      &quot;nom&quot;:&quot;Sacs jaunes&quot;,&#10;      &quot;nom_en&quot;:&quot;Yellow bags&quot;,&#10;      &quot;libelleBouton&quot;:&quot;Sacs jaunes&quot;,&#10;      &quot;libelleBouton_en&quot;:&quot;Yellow bags&quot;,&#10;      &quot;modesCollecte&quot;:&quot;false&quot;,&#10;      &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quot;,&#10;      &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quot;,&#10;      &quot;cons&quot;:&quot;cons_souille,cons_noeudtrisac,cons_passacpoubelle&quot;,&#10;      &quot;icone&quot;:&quot;modco&quot;,&#10;      &quot;image&quot;:&quot;nantes/sac_jaune_mini.png&quot;,&#10;      &quot;colFiches&quot;:&quot;fiche_sacjaune&quot;,&#10;      &quot;mots_cles&quot;:&quot;sacs,jaunes&quot;,&#10;      &quot;mots_cles_en&quot;:&quot;bags,yellow&quot;,&#10;      }," calcext:value-type="string">
            <text:p>{</text:p>
            <text:p>"code":"modco_sacjaune",</text:p>
            <text:p>      "nom":"Sacs jaunes",</text:p>
            <text:p>      "nom_en":"Yellow bags",</text:p>
            <text:p>      "libelleBouton":"Sacs jaunes",</text:p>
            <text:p>      "libelleBouton_en":"Yellow bags",</text:p>
            <text:p>      "modesCollecte":"false",</text:p>
            <text:p>      "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ext:p>      "descr_en":"&lt;IMG SRC='resources/images/nantes/sac_jaune_mini.png' align='right' WIDTH='150px' /&gt; &lt;UL&gt; You can put: cartons, cardboards, envelopes, sheets, newspapers, magazines, brochures, egg boxes cardboard, bricks, bottles with caps (water, soda, oil), bottles, aluminum trays, cans, tins, aerosols.",</text:p>
            <text:p>      "cons":"cons_souille,cons_noeudtrisac,cons_passacpoubelle",</text:p>
            <text:p>      "icone":"modco",</text:p>
            <text:p>      "image":"nantes/sac_jaune_mini.png",</text:p>
            <text:p>      "colFiches":"fiche_sacjaune",</text:p>
            <text:p>      "mots_cles":"sacs,jaunes",</text:p>
            <text:p>      "mots_cles_en":"bags,yell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5">
          <table:table-cell table:style-name="ce557" office:value-type="string" calcext:value-type="string">
            <text:p>modco_ecopoint</text:p>
          </table:table-cell>
          <table:table-cell table:style-name="ce557" office:value-type="string" calcext:value-type="string">
            <text:p><text:span text:style-name="T11">É</text:span>copoint</text:p>
          </table:table-cell>
          <table:table-cell table:style-name="ce557" office:value-type="string" calcext:value-type="string">
            <text:p>Ecopoint</text:p>
          </table:table-cell>
          <table:table-cell table:style-name="ce557"/>
          <table:table-cell table:style-name="ce560" office:value-type="string" calcext:value-type="string">
            <text:p>false</text:p>
          </table:table-cell>
          <table:table-cell table:style-name="ce557"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able:table-cell>
          <table:table-cell table:style-name="ce557"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text:p>
          </table:table-cell>
          <table:table-cell table:style-name="ce557" table:number-columns-repeated="2"/>
          <table:table-cell table:style-name="ce557" office:value-type="string" calcext:value-type="string">
            <text:p>fiche_ecopoint</text:p>
          </table:table-cell>
          <table:table-cell table:style-name="ce557"/>
          <table:table-cell table:style-name="ce557" office:value-type="string" calcext:value-type="string">
            <text:p>nantes/ecopoint_viarm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Écopoint</text:p>
          </table:table-cell>
          <table:table-cell table:style-name="ce569" office:value-type="string" calcext:value-type="string">
            <text:p>ecopoint</text:p>
          </table:table-cell>
          <table:table-cell table:style-name="ce569"/>
          <table:table-cell/>
          <table:table-cell table:style-name="ce398" table:formula="of:=JSONMODESDECOLLECTE([.A15];[.B15];[.C15];[.D15];[.E15];[.F15];[.G15];[.H15];[.I15];[.J15];[.K15];[.L15];[.M15];[.N15];[.O15];[.P15];[.Q15])" office:value-type="string" office:string-value="{&#10;&quot;code&quot;:&quot;modco_ecopoint&quot;,&#10;      &quot;nom&quot;:&quot;Écopoint&quot;,&#10;      &quot;nom_en&quot;:&quot;Ecopoint&quot;,&#10;      &quot;libelleBouton&quot;:&quot;Écopoint&quot;,&#10;      &quot;libelleBouton_en&quot;:&quot;Ecopoint&quot;,&#10;      &quot;modesCollecte&quot;:&quot;false&quot;,&#10;      &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quot;,&#10;      &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quot;,&#10;      &quot;icone&quot;:&quot;modco&quot;,&#10;      &quot;image&quot;:&quot;nantes/ecopoint_viarme_mini.png&quot;,&#10;      &quot;colFiches&quot;:&quot;fiche_ecopoint&quot;,&#10;      &quot;mots_cles&quot;:&quot;ecopoint&quot;,&#10;      &quot;mots_cles_en&quot;:&quot;ecopoint&quot;,&#10;      }," calcext:value-type="string">
            <text:p>{</text:p>
            <text:p>"code":"modco_ecopoint",</text:p>
            <text:p>      "nom":"Écopoint",</text:p>
            <text:p>      "nom_en":"Ecopoint",</text:p>
            <text:p>      "libelleBouton":"Écopoint",</text:p>
            <text:p>      "libelleBouton_en":"Ecopoint",</text:p>
            <text:p>      "modesCollecte":"false",</text:p>
            <text:p>      "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ext:p>      "descr_en":"The Ecopoints are mini-waste collection centers where only rubble are allowed &lt;BR/&gt; The following shall be permitted:. Bulky, electrical appliances, toxic waste in small quantities, green waste, plastic bottles, paper, cardboard, cardboards, glass household (Pots, bottles), metal.",</text:p>
            <text:p>      "icone":"modco",</text:p>
            <text:p>      "image":"nantes/ecopoint_viarme_mini.png",</text:p>
            <text:p>      "colFiches":"fiche_ecopoint",</text:p>
            <text:p>      "mots_cles":"ecopoint",</text:p>
            <text:p>      "mots_cles_en":"ecopoint",</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6">
          <table:table-cell table:style-name="ce182" office:value-type="string" calcext:value-type="string">
            <text:p>modco_contomr</text:p>
          </table:table-cell>
          <table:table-cell table:style-name="ce182" office:value-type="string" calcext:value-type="string">
            <text:p>Conteneurs ordures ménagers</text:p>
          </table:table-cell>
          <table:table-cell table:style-name="ce182" office:value-type="string" calcext:value-type="string">
            <text:p>Container for household waste</text:p>
          </table:table-cell>
          <table:table-cell table:style-name="ce182"/>
          <table:table-cell table:style-name="ce539" office:value-type="string" calcext:value-type="string">
            <text:p>false</text:p>
          </table:table-cell>
          <table:table-cell table:style-name="ce182" office:value-type="string" calcext:value-type="string">
            <text:p>On met les &lt;B&gt;déchets ménagers non recyclés&lt;/B&gt;.</text:p>
          </table:table-cell>
          <table:table-cell table:style-name="ce182" office:value-type="string" calcext:value-type="string">
            <text:p>It puts the &lt;B&gt; non-recycled household waste &lt;/b&gt;.</text:p>
          </table:table-cell>
          <table:table-cell table:style-name="ce182" table:number-columns-repeated="4"/>
          <table:table-cell table:style-name="ce303" office:value-type="string" calcext:value-type="string">
            <text:p>conteneur_enterre.png</text:p>
          </table:table-cell>
          <table:table-cell table:style-name="ce95" table:number-columns-repeated="2"/>
          <table:table-cell table:style-name="ce95" office:value-type="string" calcext:value-type="string">
            <text:p>conteneur,déchet,ménager</text:p>
          </table:table-cell>
          <table:table-cell table:style-name="ce95" office:value-type="string" calcext:value-type="string">
            <text:p>container,waste,household</text:p>
          </table:table-cell>
          <table:table-cell table:style-name="ce95"/>
          <table:table-cell/>
          <table:table-cell table:style-name="ce398" table:formula="of:=JSONMODESDECOLLECTE([.A16];[.B16];[.C16];[.D16];[.E16];[.F16];[.G16];[.H16];[.I16];[.J16];[.K16];[.L16];[.M16];[.N16];[.O16];[.P16];[.Q16])" office:value-type="string" office:string-value="{&#10;&quot;code&quot;:&quot;modco_contomr&quot;,&#10;      &quot;nom&quot;:&quot;Conteneurs ordures ménagers&quot;,&#10;      &quot;nom_en&quot;:&quot;Container for household waste&quot;,&#10;      &quot;libelleBouton&quot;:&quot;Conteneurs ordures ménagers&quot;,&#10;      &quot;libelleBouton_en&quot;:&quot;Container for household waste&quot;,&#10;      &quot;modesCollecte&quot;:&quot;false&quot;,&#10;      &quot;descr&quot;:&quot;On met les &lt;B&gt;déchets ménagers non recyclés&lt;/B&gt;.&quot;,&#10;      &quot;descr_en&quot;:&quot;It puts the &lt;B&gt; non-recycled household waste &lt;/b&gt;.&quot;,&#10;      &quot;image&quot;:&quot;conteneur_enterre.png&quot;,&#10;      &quot;mots_cles&quot;:&quot;conteneur,dechet,menager&quot;,&#10;      &quot;mots_cles_en&quot;:&quot;container,waste,household&quot;,&#10;      }," calcext:value-type="string">
            <text:p>{</text:p>
            <text:p>"code":"modco_contomr",</text:p>
            <text:p>      "nom":"Conteneurs ordures ménagers",</text:p>
            <text:p>      "nom_en":"Container for household waste",</text:p>
            <text:p>      "libelleBouton":"Conteneurs ordures ménagers",</text:p>
            <text:p>      "libelleBouton_en":"Container for household waste",</text:p>
            <text:p>      "modesCollecte":"false",</text:p>
            <text:p>      "descr":"On met les &lt;B&gt;déchets ménagers non recyclés&lt;/B&gt;.",</text:p>
            <text:p>      "descr_en":"It puts the &lt;B&gt; non-recycled household waste &lt;/b&gt;.",</text:p>
            <text:p>      "image":"conteneur_enterre.png",</text:p>
            <text:p>      "mots_cles":"conteneur,dechet,menager",</text:p>
            <text:p>      "mots_cles_en":"container,waste,household",</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182" office:value-type="string" calcext:value-type="string">
            <text:p>modco_dechetssecs</text:p>
          </table:table-cell>
          <table:table-cell table:style-name="ce182" office:value-type="string" calcext:value-type="string">
            <text:p>Conteneurs déchets secs</text:p>
          </table:table-cell>
          <table:table-cell table:style-name="ce182" office:value-type="string" calcext:value-type="string">
            <text:p>modco_decheterie,modco_ecopoint,smco_reprise,smco_reprise_1pour0</text:p>
          </table:table-cell>
          <table:table-cell table:style-name="ce182"/>
          <table:table-cell table:style-name="ce539" office:value-type="string" calcext:value-type="string">
            <text:p>false</text:p>
          </table:table-cell>
          <table:table-cell table:style-name="ce412" office:value-type="string" calcext:value-type="string">
            <text:p>On met les &lt;B&gt;déchets ménagers non recyclés&lt;/B&gt;.</text:p>
          </table:table-cell>
          <table:table-cell table:style-name="ce412" office:value-type="string" calcext:value-type="string">
            <text:p>It puts the &lt;B&gt; non-recycled household waste &lt;/b&gt;.</text:p>
          </table:table-cell>
          <table:table-cell table:style-name="ce412"/>
          <table:table-cell table:style-name="ce182" table:number-columns-repeated="3"/>
          <table:table-cell table:style-name="ce303" office:value-type="string" calcext:value-type="string">
            <text:p>conteneur_ordure_menageres_petit.png</text:p>
          </table:table-cell>
          <table:table-cell table:style-name="ce362"/>
          <table:table-cell table:style-name="ce95"/>
          <table:table-cell table:style-name="ce95" office:value-type="string" calcext:value-type="string">
            <text:p>conteneurs,déchets,secs</text:p>
          </table:table-cell>
          <table:table-cell table:style-name="ce95" office:value-type="string" calcext:value-type="string">
            <text:p>containers,waste,dry</text:p>
          </table:table-cell>
          <table:table-cell table:style-name="ce95"/>
          <table:table-cell/>
          <table:table-cell table:style-name="ce398" table:formula="of:=JSONMODESDECOLLECTE([.A17];[.B17];[.C17];[.D17];[.E17];[.F17];[.G17];[.H17];[.I17];[.J17];[.K17];[.L17];[.M17];[.N17];[.O17];[.P17];[.Q17])" office:value-type="string" office:string-value="{&#10;&quot;code&quot;:&quot;modco_dechetssecs&quot;,&#10;      &quot;nom&quot;:&quot;Conteneurs déchets secs&quot;,&#10;      &quot;nom_en&quot;:&quot;modco_decheterie,modco_ecopoint,smco_reprise,smco_reprise_1pour0&quot;,&#10;      &quot;libelleBouton&quot;:&quot;Conteneurs déchets secs&quot;,&#10;      &quot;libelleBouton_en&quot;:&quot;modco_decheterie,modco_ecopoint,smco_reprise,smco_reprise_1pour0&quot;,&#10;      &quot;modesCollecte&quot;:&quot;false&quot;,&#10;      &quot;descr&quot;:&quot;On met les &lt;B&gt;déchets ménagers non recyclés&lt;/B&gt;.&quot;,&#10;      &quot;descr_en&quot;:&quot;It puts the &lt;B&gt; non-recycled household waste &lt;/b&gt;.&quot;,&#10;      &quot;image&quot;:&quot;conteneur_ordure_menageres_petit.png&quot;,&#10;      &quot;mots_cles&quot;:&quot;conteneurs,dechets,secs&quot;,&#10;      &quot;mots_cles_en&quot;:&quot;containers,waste,dry&quot;,&#10;      }," calcext:value-type="string">
            <text:p>{</text:p>
            <text:p>"code":"modco_dechetssecs",</text:p>
            <text:p>      "nom":"Conteneurs déchets secs",</text:p>
            <text:p>      "nom_en":"modco_decheterie,modco_ecopoint,smco_reprise,smco_reprise_1pour0",</text:p>
            <text:p>      "libelleBouton":"Conteneurs déchets secs",</text:p>
            <text:p>      "libelleBouton_en":"modco_decheterie,modco_ecopoint,smco_reprise,smco_reprise_1pour0",</text:p>
            <text:p>      "modesCollecte":"false",</text:p>
            <text:p>      "descr":"On met les &lt;B&gt;déchets ménagers non recyclés&lt;/B&gt;.",</text:p>
            <text:p>      "descr_en":"It puts the &lt;B&gt; non-recycled household waste &lt;/b&gt;.",</text:p>
            <text:p>      "image":"conteneur_ordure_menageres_petit.png",</text:p>
            <text:p>      "mots_cles":"conteneurs,dechets,secs",</text:p>
            <text:p>      "mots_cles_en":"containers,waste,dr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8">
          <table:table-cell table:style-name="ce182" office:value-type="string" calcext:value-type="string">
            <text:p>modco_reemploi</text:p>
          </table:table-cell>
          <table:table-cell table:style-name="ce182" office:value-type="string" calcext:value-type="string">
            <text:p>Entreprises et assos spécialisées</text:p>
          </table:table-cell>
          <table:table-cell table:style-name="ce182" office:value-type="string" calcext:value-type="string">
            <text:p>Specialized companies and assos</text:p>
          </table:table-cell>
          <table:table-cell table:style-name="ce182"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539" office:value-type="string" calcext:value-type="string">
            <text:p>false</text:p>
          </table:table-cell>
          <table:table-cell table:style-name="ce182"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82"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182"/>
          <table:table-cell table:style-name="ce182" office:value-type="string" calcext:value-type="string">
            <text:p>cons_deuxiemevie</text:p>
          </table:table-cell>
          <table:table-cell table:style-name="ce182" table:number-columns-repeated="2"/>
          <table:table-cell table:style-name="ce303" office:value-type="string" calcext:value-type="string">
            <text:p>structures_reemplois_mini.png</text:p>
          </table:table-cell>
          <table:table-cell table:style-name="ce362" office:value-type="string" calcext:value-type="string">
            <text:p>vérif le 03/2013</text:p>
          </table:table-cell>
          <table:table-cell table:style-name="ce95" office:value-type="string" calcext:value-type="string">
            <text:p>modco</text:p>
          </table:table-cell>
          <table:table-cell table:style-name="ce95" office:value-type="string" calcext:value-type="string">
            <text:p>entreprise,association,asso</text:p>
          </table:table-cell>
          <table:table-cell table:style-name="ce95" office:value-type="string" calcext:value-type="string">
            <text:p>company,association,asso</text:p>
          </table:table-cell>
          <table:table-cell table:style-name="ce95"/>
          <table:table-cell/>
          <table:table-cell table:style-name="ce398" table:formula="of:=JSONMODESDECOLLECTE([.A18];[.B18];[.C18];[.D18];[.E18];[.F18];[.G18];[.H18];[.I18];[.J18];[.K18];[.L18];[.M18];[.N18];[.O18];[.P18];[.Q18])" office:value-type="string" office:string-value="{&#10;&quot;code&quot;:&quot;modco_reemploi&quot;,&#10;      &quot;nom&quot;:&quot;Entreprises et assos spécialisées&quot;,&#10;      &quot;nom_en&quot;:&quot;Specialized companies and assos&quot;,&#10;      &quot;libelleBouton&quot;:&quot;Entreprises et assos spécialisées&quot;,&#10;      &quot;libelleBouton_en&quot;:&quot;Specialized companies and assos&quot;,&#10;      &quot;sous_modes_collecte&quot;:&quot;smco_reempelectromenag,smco_reempinfo,smco_reempcartouchetoner,smco_reemplivreCD,smco_reempjouet,smco_reempmeuble,smco_reempvet,smco_reempdivers,smco_batiment,smco_vaisselle,smco_papier,smco_plastique,smco_velo&quot;,&#10;      &quot;modesCollecte&quot;:&quot;false&quot;,&#10;      &quot;descr&quot;:&quot;De très nombreuses associations et entreprises solidaires récupèrent les déchets pour qu'ils aient une deuxième vie. Elles récupèrent : jouets, cartouches d'imprimante, électroménager, anciens appareils informatique, livres, revues, CD, BD, meubles, vêtements...&quot;,&#10;      &quot;descr_en&quot;:&quot;Numerous associations and several companies collect waste for them to have a second life. They retrieve toys, printer cartridges, appliances, old computer equipment, books, magazines, CDs, comics, furniture, clothing ...&quot;,&#10;      &quot;cons&quot;:&quot;cons_deuxiemevie&quot;,&#10;      &quot;icone&quot;:&quot;modco&quot;,&#10;      &quot;image&quot;:&quot;structures_reemplois_mini.png&quot;,&#10;      &quot;mots_cles&quot;:&quot;entreprise,association,asso&quot;,&#10;      &quot;mots_cles_en&quot;:&quot;company,association,asso&quot;,&#10;      }," calcext:value-type="string">
            <text:p>{</text:p>
            <text:p>"code":"modco_reemploi",</text:p>
            <text:p>      "nom":"Entreprises et assos spécialisées",</text:p>
            <text:p>      "nom_en":"Specialized companies and assos",</text:p>
            <text:p>      "libelleBouton":"Entreprises et assos spécialisées",</text:p>
            <text:p>      "libelleBouton_en":"Specialized companies and assos",</text:p>
            <text:p>      "sous_modes_collecte":"smco_reempelectromenag,smco_reempinfo,smco_reempcartouchetoner,smco_reemplivreCD,smco_reempjouet,smco_reempmeuble,smco_reempvet,smco_reempdivers,smco_batiment,smco_vaisselle,smco_papier,smco_plastique,smco_velo",</text:p>
            <text:p>      "modesCollecte":"false",</text:p>
            <text:p>      "descr":"De très nombreuses associations et entreprises solidaires récupèrent les déchets pour qu'ils aient une deuxième vie. Elles récupèrent : jouets, cartouches d'imprimante, électroménager, anciens appareils informatique, livres, revues, CD, BD, meubles, vêtements...",</text:p>
            <text:p>      "descr_en":"Numerous associations and several companies collect waste for them to have a second life. They retrieve toys, printer cartridges, appliances, old computer equipment, books, magazines, CDs, comics, furniture, clothing ...",</text:p>
            <text:p>      "cons":"cons_deuxiemevie",</text:p>
            <text:p>      "icone":"modco",</text:p>
            <text:p>      "image":"structures_reemplois_mini.png",</text:p>
            <text:p>      "mots_cles":"entreprise,association,asso",</text:p>
            <text:p>      "mots_cles_en":"company,association,asso",</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modco_pointsdevente</text:p>
          </table:table-cell>
          <table:table-cell table:style-name="ce182" office:value-type="string" calcext:value-type="string">
            <text:p>Reprise en points de vente</text:p>
          </table:table-cell>
          <table:table-cell table:style-name="ce182" office:value-type="string" calcext:value-type="string">
            <text:p>Recovery in retail outlets</text:p>
          </table:table-cell>
          <table:table-cell table:style-name="ce182" office:value-type="string" calcext:value-type="string">
            <text:p>smco_vendeurcartoucheencre,smco_vendeurpile,smco_reprise,smco_reprise_1pour0,smco_vendeur_lampe_eco,smco_vendeurcassevoiture,smco_garage</text:p>
          </table:table-cell>
          <table:table-cell table:style-name="ce539" office:value-type="string" calcext:value-type="string">
            <text:p>false</text:p>
          </table:table-cell>
          <table:table-cell table:style-name="ce475"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475" office:value-type="string" calcext:value-type="string">
            <text:p>The outlets are obliged to recover the used items they sell: printer cartridges, batteries, energy saving light bulbs, fluorescent tubes (neons).</text:p>
          </table:table-cell>
          <table:table-cell table:style-name="ce475"/>
          <table:table-cell table:style-name="ce291" office:value-type="string" calcext:value-type="string">
            <text:p>cons_recuppdv1,cons_recuppdv2</text:p>
          </table:table-cell>
          <table:table-cell table:style-name="ce291" table:number-columns-repeated="2"/>
          <table:table-cell table:style-name="ce568" office:value-type="string" calcext:value-type="string">
            <text:p>recyclage_point_de_vente_mini.png</text:p>
          </table:table-cell>
          <table:table-cell table:style-name="ce362" office:value-type="string" calcext:value-type="string">
            <text:p>vérif le 03/2013</text:p>
          </table:table-cell>
          <table:table-cell table:style-name="ce95" office:value-type="string" calcext:value-type="string">
            <text:p>modco</text:p>
          </table:table-cell>
          <table:table-cell table:style-name="ce95" office:value-type="string" calcext:value-type="string">
            <text:p>Reprise,vente</text:p>
          </table:table-cell>
          <table:table-cell table:style-name="ce95" office:value-type="string" calcext:value-type="string">
            <text:p>recovery,sale</text:p>
          </table:table-cell>
          <table:table-cell table:style-name="ce95"/>
          <table:table-cell/>
          <table:table-cell table:style-name="ce398" table:formula="of:=JSONMODESDECOLLECTE([.A19];[.B19];[.C19];[.D19];[.E19];[.F19];[.G19];[.H19];[.I19];[.J19];[.K19];[.L19];[.M19];[.N19];[.O19];[.P19];[.Q19])" office:value-type="string" office:string-value="{&#10;&quot;code&quot;:&quot;modco_pointsdevente&quot;,&#10;      &quot;nom&quot;:&quot;Reprise en points de vente&quot;,&#10;      &quot;nom_en&quot;:&quot;Recovery in retail outlets&quot;,&#10;      &quot;libelleBouton&quot;:&quot;Reprise en points de vente&quot;,&#10;      &quot;libelleBouton_en&quot;:&quot;Recovery in retail outlets&quot;,&#10;      &quot;sous_modes_collecte&quot;:&quot;smco_vendeurcartoucheencre,smco_vendeurpile,smco_reprise,smco_reprise_1pour0,smco_vendeur_lampe_eco,smco_vendeurcassevoiture,smco_garage&quot;,&#10;      &quot;modesCollecte&quot;:&quot;false&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quot;cons&quot;:&quot;cons_recuppdv1,cons_recuppdv2&quot;,&#10;      &quot;icone&quot;:&quot;modco&quot;,&#10;      &quot;image&quot;:&quot;recyclage_point_de_vente_mini.png&quot;,&#10;      &quot;mots_cles&quot;:&quot;reprise,vente&quot;,&#10;      &quot;mots_cles_en&quot;:&quot;recovery,sale&quot;,&#10;      }," calcext:value-type="string">
            <text:p>{</text:p>
            <text:p>"code":"modco_pointsdevente",</text:p>
            <text:p>      "nom":"Reprise en points de vente",</text:p>
            <text:p>      "nom_en":"Recovery in retail outlets",</text:p>
            <text:p>      "libelleBouton":"Reprise en points de vente",</text:p>
            <text:p>      "libelleBouton_en":"Recovery in retail outlets",</text:p>
            <text:p>      "sous_modes_collecte":"smco_vendeurcartoucheencre,smco_vendeurpile,smco_reprise,smco_reprise_1pour0,smco_vendeur_lampe_eco,smco_vendeurcassevoiture,smco_garage",</text:p>
            <text:p>      "modesCollecte":"false",</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cons":"cons_recuppdv1,cons_recuppdv2",</text:p>
            <text:p>      "icone":"modco",</text:p>
            <text:p>      "image":"recyclage_point_de_vente_mini.png",</text:p>
            <text:p>      "mots_cles":"reprise,vente",</text:p>
            <text:p>      "mots_cles_en":"recovery,sal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5">
          <table:table-cell table:style-name="ce182" office:value-type="string" calcext:value-type="string">
            <text:p>modco_decheterie</text:p>
          </table:table-cell>
          <table:table-cell table:number-columns-repeated="2" table:style-name="ce182" office:value-type="string" calcext:value-type="string">
            <text:p>Déchèteries</text:p>
          </table:table-cell>
          <table:table-cell table:style-name="ce182"/>
          <table:table-cell table:style-name="ce539" office:value-type="string" calcext:value-type="string">
            <text:p>false</text:p>
          </table:table-cell>
          <table:table-cell table:style-name="ce557"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able:table-cell>
          <table:table-cell table:style-name="ce557"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text:p>
          </table:table-cell>
          <table:table-cell table:style-name="ce557"/>
          <table:table-cell table:style-name="ce182"/>
          <table:table-cell table:style-name="ce182" office:value-type="string" calcext:value-type="string">
            <text:p>fiche_ecopoint</text:p>
          </table:table-cell>
          <table:table-cell table:style-name="ce182"/>
          <table:table-cell table:style-name="ce568" office:value-type="string" calcext:value-type="string">
            <text:p>panneau_dechetterie_mini.png</text:p>
          </table:table-cell>
          <table:table-cell table:style-name="ce362" office:value-type="string" calcext:value-type="string">
            <text:p>vérif le 03/2013</text:p>
          </table:table-cell>
          <table:table-cell table:style-name="ce95" office:value-type="string" calcext:value-type="string">
            <text:p>modco</text:p>
          </table:table-cell>
          <table:table-cell table:style-name="ce95" office:value-type="string" calcext:value-type="string">
            <text:p>Déchèteries</text:p>
          </table:table-cell>
          <table:table-cell table:style-name="ce95" office:value-type="string" calcext:value-type="string">
            <text:p>déchèteries</text:p>
          </table:table-cell>
          <table:table-cell table:style-name="ce95"/>
          <table:table-cell/>
          <table:table-cell table:style-name="ce398" table:formula="of:=JSONMODESDECOLLECTE([.A20];[.B20];[.C20];[.D20];[.E20];[.F20];[.G20];[.H20];[.I20];[.J20];[.K20];[.L20];[.M20];[.N20];[.O20];[.P20];[.Q20])" office:value-type="string" office:string-value="{&#10;&quot;code&quot;:&quot;modco_decheterie&quot;,&#10;      &quot;nom&quot;:&quot;Déchèteries&quot;,&#10;      &quot;nom_en&quot;:&quot;Déchèteries&quot;,&#10;      &quot;libelleBouton&quot;:&quot;Déchèteries&quot;,&#10;      &quot;libelleBouton_en&quot;:&quot;Déchèteries&quot;,&#10;      &quot;modesCollecte&quot;:&quot;false&quot;,&#10;      &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quot;,&#10;      &quot;descr_en&quot;:&quot;&lt;UL&gt; The following shall be permitted: rubble, rubble, bulky, electrical appliances, toxic waste (paint, varnish, glue, thinners, batteries, motor oil), green waste, plastic bottles, paper, cardboard, cardboards, glass household (Pots, bottles), metal.&quot;,&#10;      &quot;icone&quot;:&quot;modco&quot;,&#10;      &quot;image&quot;:&quot;panneau_dechetterie_mini.png&quot;,&#10;      &quot;colFiches&quot;:&quot;fiche_ecopoint&quot;,&#10;      &quot;mots_cles&quot;:&quot;decheteries&quot;,&#10;      &quot;mots_cles_en&quot;:&quot;decheteries&quot;,&#10;      }," calcext:value-type="string">
            <text:p>{</text:p>
            <text:p>"code":"modco_decheterie",</text:p>
            <text:p>      "nom":"Déchèteries",</text:p>
            <text:p>      "nom_en":"Déchèteries",</text:p>
            <text:p>      "libelleBouton":"Déchèteries",</text:p>
            <text:p>      "libelleBouton_en":"Déchèteries",</text:p>
            <text:p>      "modesCollecte":"false",</text:p>
            <text:p>      "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ext:p>      "descr_en":"&lt;UL&gt; The following shall be permitted: rubble, rubble, bulky, electrical appliances, toxic waste (paint, varnish, glue, thinners, batteries, motor oil), green waste, plastic bottles, paper, cardboard, cardboards, glass household (Pots, bottles), metal.",</text:p>
            <text:p>      "icone":"modco",</text:p>
            <text:p>      "image":"panneau_dechetterie_mini.png",</text:p>
            <text:p>      "colFiches":"fiche_ecopoint",</text:p>
            <text:p>      "mots_cles":"decheteries",</text:p>
            <text:p>      "mots_cles_en":"decheteri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182" office:value-type="string" calcext:value-type="string">
            <text:p>modco_compostage</text:p>
          </table:table-cell>
          <table:table-cell table:style-name="ce182" office:value-type="string" calcext:value-type="string">
            <text:p>Compostage</text:p>
          </table:table-cell>
          <table:table-cell table:style-name="ce182" office:value-type="string" calcext:value-type="string">
            <text:p>Composting</text:p>
          </table:table-cell>
          <table:table-cell table:style-name="ce182"/>
          <table:table-cell table:style-name="ce539" office:value-type="string" calcext:value-type="string">
            <text:p>false</text:p>
          </table:table-cell>
          <table:table-cell table:style-name="ce302" office:value-type="string" calcext:value-type="string">
            <text:p>thé, épluchure, papier à usage unique (papier toilette, essuie-tout), plante, reste de repas (nourriture).</text:p>
          </table:table-cell>
          <table:table-cell table:style-name="ce302" office:value-type="string" calcext:value-type="string">
            <text:p>tea, peel, disposable paper (toilet paper, paper towels), plant, rest of meals (food).</text:p>
          </table:table-cell>
          <table:table-cell table:style-name="ce302"/>
          <table:table-cell table:style-name="ce182"/>
          <table:table-cell table:style-name="ce182" office:value-type="string" calcext:value-type="string">
            <text:p>fiche_compostage</text:p>
          </table:table-cell>
          <table:table-cell table:style-name="ce182"/>
          <table:table-cell table:style-name="ce182" office:value-type="string" calcext:value-type="string">
            <text:p>composteur_mini.png</text:p>
          </table:table-cell>
          <table:table-cell table:style-name="ce362" office:value-type="string" calcext:value-type="string">
            <text:p>vérif le 03/2013</text:p>
          </table:table-cell>
          <table:table-cell table:style-name="ce95"/>
          <table:table-cell table:style-name="ce95" office:value-type="string" calcext:value-type="string">
            <text:p>Compostage</text:p>
          </table:table-cell>
          <table:table-cell table:style-name="ce95" office:value-type="string" calcext:value-type="string">
            <text:p>composting</text:p>
          </table:table-cell>
          <table:table-cell table:style-name="ce95"/>
          <table:table-cell/>
          <table:table-cell table:style-name="ce398" table:formula="of:=JSONMODESDECOLLECTE([.A21];[.B21];[.C21];[.D21];[.E21];[.F21];[.G21];[.H21];[.I21];[.J21];[.K21];[.L21];[.M21];[.N21];[.O21];[.P21];[.Q21])" office:value-type="string" office:string-value="{&#10;&quot;code&quot;:&quot;modco_compostage&quot;,&#10;      &quot;nom&quot;:&quot;Compostage&quot;,&#10;      &quot;nom_en&quot;:&quot;Composting&quot;,&#10;      &quot;libelleBouton&quot;:&quot;Compostage&quot;,&#10;      &quot;libelleBouton_en&quot;:&quot;Composting&quot;,&#10;      &quot;modesCollecte&quot;:&quot;false&quot;,&#10;      &quot;descr&quot;:&quot;thé, épluchure, papier à usage unique (papier toilette, essuie-tout), plante, reste de repas (nourriture).&quot;,&#10;      &quot;descr_en&quot;:&quot;tea, peel, disposable paper (toilet paper, paper towels), plant, rest of meals (food).&quot;,&#10;      &quot;image&quot;:&quot;composteur_mini.png&quot;,&#10;      &quot;colFiches&quot;:&quot;fiche_compostage&quot;,&#10;      &quot;mots_cles&quot;:&quot;compostage&quot;,&#10;      &quot;mots_cles_en&quot;:&quot;composting&quot;,&#10;      }," calcext:value-type="string">
            <text:p>{</text:p>
            <text:p>"code":"modco_compostage",</text:p>
            <text:p>      "nom":"Compostage",</text:p>
            <text:p>      "nom_en":"Composting",</text:p>
            <text:p>      "libelleBouton":"Compostage",</text:p>
            <text:p>      "libelleBouton_en":"Composting",</text:p>
            <text:p>      "modesCollecte":"false",</text:p>
            <text:p>      "descr":"thé, épluchure, papier à usage unique (papier toilette, essuie-tout), plante, reste de repas (nourriture).",</text:p>
            <text:p>      "descr_en":"tea, peel, disposable paper (toilet paper, paper towels), plant, rest of meals (food).",</text:p>
            <text:p>      "image":"composteur_mini.png",</text:p>
            <text:p>      "colFiches":"fiche_compostage",</text:p>
            <text:p>      "mots_cles":"compostage",</text:p>
            <text:p>      "mots_cles_en":"composting",</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5">
          <table:table-cell table:style-name="ce182" office:value-type="string" calcext:value-type="string">
            <text:p>modco_encombrant</text:p>
          </table:table-cell>
          <table:table-cell table:style-name="ce182" office:value-type="string" calcext:value-type="string">
            <text:p>Point dépôt encombrant</text:p>
          </table:table-cell>
          <table:table-cell table:style-name="ce182" office:value-type="string" calcext:value-type="string">
            <text:p>Point bulky filing</text:p>
          </table:table-cell>
          <table:table-cell table:style-name="ce182"/>
          <table:table-cell table:style-name="ce539" office:value-type="string" calcext:value-type="string">
            <text:p>false</text:p>
          </table:table-cell>
          <table:table-cell table:style-name="ce4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text:p>
          </table:table-cell>
          <table:table-cell table:style-name="ce412" office:value-type="string" calcext:value-type="string">
            <text:p>For vertical housing (apartment ...) are recovered bulky fixed day in the week (usually displayed at the bottom of the building). In order to the suburban housing (houses ...) collection is appointment to be taken by phone.</text:p>
          </table:table-cell>
          <table:table-cell table:style-name="ce412"/>
          <table:table-cell table:style-name="ce182"/>
          <table:table-cell table:style-name="ce567" office:value-type="string" calcext:value-type="string">
            <text:p>encombrant</text:p>
          </table:table-cell>
          <table:table-cell table:style-name="ce567"/>
          <table:table-cell table:style-name="ce182" office:value-type="string" calcext:value-type="string">
            <text:p>nantes/encombrant_mini.png</text:p>
          </table:table-cell>
          <table:table-cell table:style-name="ce362"/>
          <table:table-cell table:style-name="ce95" office:value-type="string" calcext:value-type="string">
            <text:p>modco</text:p>
          </table:table-cell>
          <table:table-cell table:style-name="ce95" office:value-type="string" calcext:value-type="string">
            <text:p>Point,dépôt,encombrant</text:p>
          </table:table-cell>
          <table:table-cell table:style-name="ce95" office:value-type="string" calcext:value-type="string">
            <text:p>point deposit,bulky</text:p>
          </table:table-cell>
          <table:table-cell table:style-name="ce95"/>
          <table:table-cell/>
          <table:table-cell table:style-name="ce398" table:formula="of:=JSONMODESDECOLLECTE([.A22];[.B22];[.C22];[.D22];[.E22];[.F22];[.G22];[.H22];[.I22];[.J22];[.K22];[.L22];[.M22];[.N22];[.O22];[.P22];[.Q22])" office:value-type="string" office:string-value="{&#10;&quot;code&quot;:&quot;modco_encombrant&quot;,&#10;      &quot;nom&quot;:&quot;Point dépôt encombrant&quot;,&#10;      &quot;nom_en&quot;:&quot;Point bulky filing&quot;,&#10;      &quot;libelleBouton&quot;:&quot;Point dépôt encombrant&quot;,&#10;      &quot;libelleBouton_en&quot;:&quot;Point bulky filing&quot;,&#10;      &quot;modesCollecte&quot;:&quot;false&quot;,&#10;      &quot;descr&quot;:&quot;Pour les logements verticaux (appartement...) les encombrants sont récupérés à jour fixe dans la semaine (affiché en général en bas de l'immeuble).&lt;br/&gt;Pour les logements pavillonnaires (maisons...) le ramassage se fait sur rendez-vous à prendre par téléphone.&quot;,&#10;      &quot;descr_en&quot;:&quot;For vertical housing (apartment ...) are recovered bulky fixed day in the week (usually displayed at the bottom of the building). In order to the suburban housing (houses ...) collection is appointment to be taken by phone.&quot;,&#10;      &quot;icone&quot;:&quot;modco&quot;,&#10;      &quot;image&quot;:&quot;nantes/encombrant_mini.png&quot;,&#10;      &quot;colFiches&quot;:&quot;encombrant&quot;,&#10;      &quot;mots_cles&quot;:&quot;point,depot,encombrant&quot;,&#10;      &quot;mots_cles_en&quot;:&quot;point,deposit,bulky&quot;,&#10;      }," calcext:value-type="string">
            <text:p>{</text:p>
            <text:p>"code":"modco_encombrant",</text:p>
            <text:p>      "nom":"Point dépôt encombrant",</text:p>
            <text:p>      "nom_en":"Point bulky filing",</text:p>
            <text:p>      "libelleBouton":"Point dépôt encombrant",</text:p>
            <text:p>      "libelleBouton_en":"Point bulky filing",</text:p>
            <text:p>      "modesCollecte":"false",</text:p>
            <text:p>      "descr":"Pour les logements verticaux (appartement...) les encombrants sont récupérés à jour fixe dans la semaine (affiché en général en bas de l'immeuble).&lt;br/&gt;Pour les logements pavillonnaires (maisons...) le ramassage se fait sur rendez-vous à prendre par téléphone.",</text:p>
            <text:p>      "descr_en":"For vertical housing (apartment ...) are recovered bulky fixed day in the week (usually displayed at the bottom of the building). In order to the suburban housing (houses ...) collection is appointment to be taken by phone.",</text:p>
            <text:p>      "icone":"modco",</text:p>
            <text:p>      "image":"nantes/encombrant_mini.png",</text:p>
            <text:p>      "colFiches":"encombrant",</text:p>
            <text:p>      "mots_cles":"point,depot,encombrant",</text:p>
            <text:p>      "mots_cles_en":"point,deposit,bulk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0">
          <table:table-cell table:style-name="ce303" office:value-type="string" calcext:value-type="string">
            <text:p>smco_conteneurlerelais</text:p>
          </table:table-cell>
          <table:table-cell table:style-name="ce303" office:value-type="string" calcext:value-type="string">
            <text:p>Conteneur vêtements</text:p>
          </table:table-cell>
          <table:table-cell table:style-name="ce303" office:value-type="string" calcext:value-type="string">
            <text:p>Container clothing</text:p>
          </table:table-cell>
          <table:table-cell table:style-name="ce182"/>
          <table:table-cell table:style-name="ce539" office:value-type="string" calcext:value-type="string">
            <text:p>false</text:p>
          </table:table-cell>
          <table:table-cell table:style-name="ce182"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text:p>
          </table:table-cell>
          <table:table-cell table:style-name="ce182" office:value-type="string" calcext:value-type="string">
            <text:p>You can drop clothes, linen, footwear (linked in pairs), leather goods &lt;B&gt; in a sealed bag &lt;/b&gt;. Caution &lt;br/&gt; these clothes are &lt;b&gt; sold &lt;/b&gt; but are not redistributed for free, even if logos are pasted on the container.</text:p>
          </table:table-cell>
          <table:table-cell table:style-name="ce182"/>
          <table:table-cell table:style-name="ce182" office:value-type="string" calcext:value-type="string">
            <text:p>cons_lerelais</text:p>
          </table:table-cell>
          <table:table-cell table:style-name="ce182" office:value-type="string" calcext:value-type="string">
            <text:p>fiche_contvet</text:p>
          </table:table-cell>
          <table:table-cell table:style-name="ce182"/>
          <table:table-cell table:style-name="ce303" office:value-type="string" calcext:value-type="string">
            <text:p>conteneur_lerelais_mini.png</text:p>
          </table:table-cell>
          <table:table-cell table:style-name="ce362"/>
          <table:table-cell table:style-name="ce95" office:value-type="string" calcext:value-type="string">
            <text:p>modco</text:p>
          </table:table-cell>
          <table:table-cell table:style-name="ce95" office:value-type="string" calcext:value-type="string">
            <text:p>Conteneur,vêtements</text:p>
          </table:table-cell>
          <table:table-cell table:style-name="ce95" office:value-type="string" calcext:value-type="string">
            <text:p>container,clothing</text:p>
          </table:table-cell>
          <table:table-cell table:style-name="ce95"/>
          <table:table-cell/>
          <table:table-cell table:style-name="ce398" table:formula="of:=JSONMODESDECOLLECTE([.A23];[.B23];[.C23];[.D23];[.E23];[.F23];[.G23];[.H23];[.I23];[.J23];[.K23];[.L23];[.M23];[.N23];[.O23];[.P23];[.Q23])" office:value-type="string" office:string-value="{&#10;&quot;code&quot;:&quot;smco_conteneurlerelais&quot;,&#10;      &quot;nom&quot;:&quot;Conteneur vêtements&quot;,&#10;      &quot;nom_en&quot;:&quot;Container clothing&quot;,&#10;      &quot;libelleBouton&quot;:&quot;Conteneur vêtements&quot;,&#10;      &quot;libelleBouton_en&quot;:&quot;Container clothing&quot;,&#10;      &quot;modesCollecte&quot;:&quot;false&quot;,&#10;      &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quot;,&#10;      &quot;descr_en&quot;:&quot;You can drop clothes, linen, footwear (linked in pairs), leather goods &lt;B&gt; in a sealed bag &lt;/b&gt;. Caution &lt;br/&gt; these clothes are &lt;b&gt; sold &lt;/b&gt; but are not redistributed for free, even if logos are pasted on the container.&quot;,&#10;      &quot;cons&quot;:&quot;cons_lerelais&quot;,&#10;      &quot;icone&quot;:&quot;modco&quot;,&#10;      &quot;image&quot;:&quot;conteneur_lerelais_mini.png&quot;,&#10;      &quot;colFiches&quot;:&quot;fiche_contvet&quot;,&#10;      &quot;mots_cles&quot;:&quot;conteneur,vetements&quot;,&#10;      &quot;mots_cles_en&quot;:&quot;container,clothing&quot;,&#10;      }," calcext:value-type="string">
            <text:p>{</text:p>
            <text:p>"code":"smco_conteneurlerelais",</text:p>
            <text:p>      "nom":"Conteneur vêtements",</text:p>
            <text:p>      "nom_en":"Container clothing",</text:p>
            <text:p>      "libelleBouton":"Conteneur vêtements",</text:p>
            <text:p>      "libelleBouton_en":"Container clothing",</text:p>
            <text:p>      "modesCollecte":"false",</text:p>
            <text:p>      "descr":"Vous pouvez déposer vêtements, linge de maison, chaussures (liées par paire), maroquinerie &lt;B&gt;dans un sac bien fermé&lt;/B&gt;.&lt;br/&gt;Attention ces vêtements sont &lt;b&gt;revendus&lt;/b&gt; mais ne sont pas redistribués gratuitement, même si des logos sont collés sur le conteneur.",</text:p>
            <text:p>      "descr_en":"You can drop clothes, linen, footwear (linked in pairs), leather goods &lt;B&gt; in a sealed bag &lt;/b&gt;. Caution &lt;br/&gt; these clothes are &lt;b&gt; sold &lt;/b&gt; but are not redistributed for free, even if logos are pasted on the container.",</text:p>
            <text:p>      "cons":"cons_lerelais",</text:p>
            <text:p>      "icone":"modco",</text:p>
            <text:p>      "image":"conteneur_lerelais_mini.png",</text:p>
            <text:p>      "colFiches":"fiche_contvet",</text:p>
            <text:p>      "mots_cles":"conteneur,vetements",</text:p>
            <text:p>      "mots_cles_en":"container,clothing",</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electromenag <text:s/></text:p>
          </table:table-cell>
          <table:table-cell table:style-name="ce182" office:value-type="string" calcext:value-type="string">
            <text:p>Réemploi appareils électroménager</text:p>
          </table:table-cell>
          <table:table-cell table:style-name="ce182" office:value-type="string" calcext:value-type="string">
            <text:p>Reuse household appliances</text:p>
          </table:table-cell>
          <table:table-cell table:style-name="ce182"/>
          <table:table-cell table:style-name="ce539" office:value-type="string" calcext:value-type="string">
            <text:p>true</text:p>
          </table:table-cell>
          <table:table-cell table:style-name="ce182" office:value-type="string" calcext:value-type="string">
            <text:p>Réemploi des appareils électroménager</text:p>
          </table:table-cell>
          <table:table-cell table:style-name="ce182" office:value-type="string" calcext:value-type="string">
            <text:p>Reuse of household appliances</text:p>
          </table:table-cell>
          <table:table-cell table:style-name="ce182" table:number-columns-repeated="4"/>
          <table:table-cell table:style-name="ce303" office:value-type="string" calcext:value-type="string">
            <text:p>reemploi_petit.png</text:p>
          </table:table-cell>
          <table:table-cell table:style-name="ce362"/>
          <table:table-cell table:style-name="ce95"/>
          <table:table-cell table:style-name="ce95" office:value-type="string" calcext:value-type="string">
            <text:p>Réemploi,appareil,électroménager</text:p>
          </table:table-cell>
          <table:table-cell table:style-name="ce95" office:value-type="string" calcext:value-type="string">
            <text:p>reuse,apparatus,appliances</text:p>
          </table:table-cell>
          <table:table-cell table:style-name="ce95"/>
          <table:table-cell/>
          <table:table-cell table:style-name="ce398" table:formula="of:=JSONMODESDECOLLECTE([.A24];[.B24];[.C24];[.D24];[.E24];[.F24];[.G24];[.H24];[.I24];[.J24];[.K24];[.L24];[.M24];[.N24];[.O24];[.P24];[.Q24])" office:value-type="string" office:string-value="{&#10;&quot;code&quot;:&quot;smco_reempelectromenag  &quot;,&#10;      &quot;nom&quot;:&quot;Réemploi appareils électroménager&quot;,&#10;      &quot;nom_en&quot;:&quot;Reuse household appliances&quot;,&#10;      &quot;libelleBouton&quot;:&quot;Réemploi appareils électroménager&quot;,&#10;      &quot;libelleBouton_en&quot;:&quot;Reuse household appliances&quot;,&#10;      &quot;modesCollecte&quot;:&quot;true&quot;,&#10;      &quot;descr&quot;:&quot;Réemploi des appareils électroménager&quot;,&#10;      &quot;descr_en&quot;:&quot;Reuse of household appliances&quot;,&#10;      &quot;image&quot;:&quot;reemploi_petit.png&quot;,&#10;      &quot;mots_cles&quot;:&quot;reemploi,appareil,electromenager&quot;,&#10;      &quot;mots_cles_en&quot;:&quot;reuse,apparatus,appliances&quot;,&#10;      }," calcext:value-type="string">
            <text:p>{</text:p>
            <text:p>"code":"smco_reempelectromenag  ",</text:p>
            <text:p>      "nom":"Réemploi appareils électroménager",</text:p>
            <text:p>      "nom_en":"Reuse household appliances",</text:p>
            <text:p>      "libelleBouton":"Réemploi appareils électroménager",</text:p>
            <text:p>      "libelleBouton_en":"Reuse household appliances",</text:p>
            <text:p>      "modesCollecte":"true",</text:p>
            <text:p>      "descr":"Réemploi des appareils électroménager",</text:p>
            <text:p>      "descr_en":"Reuse of household appliances",</text:p>
            <text:p>      "image":"reemploi_petit.png",</text:p>
            <text:p>      "mots_cles":"reemploi,appareil,electromenager",</text:p>
            <text:p>      "mots_cles_en":"reuse,apparatus,applianc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info</text:p>
          </table:table-cell>
          <table:table-cell table:style-name="ce182" office:value-type="string" calcext:value-type="string">
            <text:p>Réemploi appareils informatique</text:p>
          </table:table-cell>
          <table:table-cell table:style-name="ce182" office:value-type="string" calcext:value-type="string">
            <text:p>Reuse computer devices</text:p>
          </table:table-cell>
          <table:table-cell table:style-name="ce182"/>
          <table:table-cell table:style-name="ce539" office:value-type="string" calcext:value-type="string">
            <text:p>true</text:p>
          </table:table-cell>
          <table:table-cell table:style-name="ce412" office:value-type="string" calcext:value-type="string">
            <text:p>Plusieurs organismes ('Alis 44' à Nantes, 'Actif Ouest' à Saint-Herblain, 'Nâga' à Rezé) récupèrent les anciens apareils informatiques. &lt;br/&gt;Voir page 'lieux'.</text:p>
          </table:table-cell>
          <table:table-cell table:style-name="ce412" office:value-type="string" calcext:value-type="string">
            <text:p>Several organizations (Alis 44 'in Nantes, western Active' in Saint-Herblain, 'Naga' in Rezé) recover old computer apareils.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95"/>
          <table:table-cell table:style-name="ce95" office:value-type="string" calcext:value-type="string">
            <text:p>Réemploi,appareil,informatique</text:p>
          </table:table-cell>
          <table:table-cell table:style-name="ce95" office:value-type="string" calcext:value-type="string">
            <text:p>reuse,appliance,computer</text:p>
          </table:table-cell>
          <table:table-cell table:style-name="ce95"/>
          <table:table-cell/>
          <table:table-cell table:style-name="ce398" table:formula="of:=JSONMODESDECOLLECTE([.A25];[.B25];[.C25];[.D25];[.E25];[.F25];[.G25];[.H25];[.I25];[.J25];[.K25];[.L25];[.M25];[.N25];[.O25];[.P25];[.Q25])" office:value-type="string" office:string-value="{&#10;&quot;code&quot;:&quot;smco_reempinfo&quot;,&#10;      &quot;nom&quot;:&quot;Réemploi appareils informatique&quot;,&#10;      &quot;nom_en&quot;:&quot;Reuse computer devices&quot;,&#10;      &quot;libelleBouton&quot;:&quot;Réemploi appareils informatique&quot;,&#10;      &quot;libelleBouton_en&quot;:&quot;Reuse computer devices&quot;,&#10;      &quot;modesCollecte&quot;:&quot;true&quot;,&#10;      &quot;descr&quot;:&quot;Plusieurs organismes ('Alis 44' à Nantes, 'Actif Ouest' à Saint-Herblain, 'Nâga' à Rezé) récupèrent les anciens apareils informatiques. &lt;br/&gt;Voir page 'lieux'.&quot;,&#10;      &quot;descr_en&quot;:&quot;Several organizations (Alis 44 'in Nantes, western Active' in Saint-Herblain, 'Naga' in Rezé) recover old computer apareils. See page &lt;br/&gt; 'places'.&quot;,&#10;      &quot;image&quot;:&quot;reemploi_petit.png&quot;,&#10;      &quot;mots_cles&quot;:&quot;reemploi,appareil,informatique&quot;,&#10;      &quot;mots_cles_en&quot;:&quot;reuse,appliance,computer&quot;,&#10;      }," calcext:value-type="string">
            <text:p>{</text:p>
            <text:p>"code":"smco_reempinfo",</text:p>
            <text:p>      "nom":"Réemploi appareils informatique",</text:p>
            <text:p>      "nom_en":"Reuse computer devices",</text:p>
            <text:p>      "libelleBouton":"Réemploi appareils informatique",</text:p>
            <text:p>      "libelleBouton_en":"Reuse computer devices",</text:p>
            <text:p>      "modesCollecte":"true",</text:p>
            <text:p>      "descr":"Plusieurs organismes ('Alis 44' à Nantes, 'Actif Ouest' à Saint-Herblain, 'Nâga' à Rezé) récupèrent les anciens apareils informatiques. &lt;br/&gt;Voir page 'lieux'.",</text:p>
            <text:p>      "descr_en":"Several organizations (Alis 44 'in Nantes, western Active' in Saint-Herblain, 'Naga' in Rezé) recover old computer apareils. See page &lt;br/&gt; 'places'.",</text:p>
            <text:p>      "image":"reemploi_petit.png",</text:p>
            <text:p>      "mots_cles":"reemploi,appareil,informatique",</text:p>
            <text:p>      "mots_cles_en":"reuse,appliance,computer",</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cartouchetoner</text:p>
          </table:table-cell>
          <table:table-cell table:style-name="ce182" office:value-type="string" calcext:value-type="string">
            <text:p>Réemploi cartouches encres et tuners</text:p>
          </table:table-cell>
          <table:table-cell table:style-name="ce182" office:value-type="string" calcext:value-type="string">
            <text:p>Reuse ink cartridges and tuners</text:p>
          </table:table-cell>
          <table:table-cell table:style-name="ce182"/>
          <table:table-cell table:style-name="ce539" office:value-type="string" calcext:value-type="string">
            <text:p>true</text:p>
          </table:table-cell>
          <table:table-cell table:style-name="ce412" office:value-type="string" calcext:value-type="string">
            <text:p>Plusieurs organismes ('Lever l'encre' et 'Oce'encre' à Nantes, 'encre Station' à Saint-Herblain) récupèrent les anciennes cartouches d'encrest. &lt;br/&gt;Voir page 'lieux'.</text:p>
          </table:table-cell>
          <table:table-cell table:style-name="ce412" office:value-type="string" calcext:value-type="string">
            <text:p>Several agencies ('Sunrise ink' and 'Oce'encre' in Nantes, Ink Station 'in Saint-Herblain) recover old cartridges encrest.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95"/>
          <table:table-cell table:style-name="ce95" office:value-type="string" calcext:value-type="string">
            <text:p>Réemploi,cartouche,encre,tuner</text:p>
          </table:table-cell>
          <table:table-cell table:style-name="ce95" office:value-type="string" calcext:value-type="string">
            <text:p>re-use,cartridges,ink,tuner</text:p>
          </table:table-cell>
          <table:table-cell table:style-name="ce95"/>
          <table:table-cell/>
          <table:table-cell table:style-name="ce398" table:formula="of:=JSONMODESDECOLLECTE([.A26];[.B26];[.C26];[.D26];[.E26];[.F26];[.G26];[.H26];[.I26];[.J26];[.K26];[.L26];[.M26];[.N26];[.O26];[.P26];[.Q26])" office:value-type="string" office:string-value="{&#10;&quot;code&quot;:&quot;smco_reempcartouchetoner&quot;,&#10;      &quot;nom&quot;:&quot;Réemploi cartouches encres et tuners&quot;,&#10;      &quot;nom_en&quot;:&quot;Reuse ink cartridges and tuners&quot;,&#10;      &quot;libelleBouton&quot;:&quot;Réemploi cartouches encres et tuners&quot;,&#10;      &quot;libelleBouton_en&quot;:&quot;Reuse ink cartridges and tuners&quot;,&#10;      &quot;modesCollecte&quot;:&quot;true&quot;,&#10;      &quot;descr&quot;:&quot;Plusieurs organismes ('Lever l'encre' et 'Oce'encre' à Nantes, 'encre Station' à Saint-Herblain) récupèrent les anciennes cartouches d'encrest. &lt;br/&gt;Voir page 'lieux'.&quot;,&#10;      &quot;descr_en&quot;:&quot;Several agencies ('Sunrise ink' and 'Oce'encre' in Nantes, Ink Station 'in Saint-Herblain) recover old cartridges encrest. See page &lt;br/&gt; 'places'.&quot;,&#10;      &quot;image&quot;:&quot;reemploi_petit.png&quot;,&#10;      &quot;mots_cles&quot;:&quot;reemploi,cartouche,encre,tuner&quot;,&#10;      &quot;mots_cles_en&quot;:&quot;re,use,cartridges,ink,tuner&quot;,&#10;      }," calcext:value-type="string">
            <text:p>{</text:p>
            <text:p>"code":"smco_reempcartouchetoner",</text:p>
            <text:p>      "nom":"Réemploi cartouches encres et tuners",</text:p>
            <text:p>      "nom_en":"Reuse ink cartridges and tuners",</text:p>
            <text:p>      "libelleBouton":"Réemploi cartouches encres et tuners",</text:p>
            <text:p>      "libelleBouton_en":"Reuse ink cartridges and tuners",</text:p>
            <text:p>      "modesCollecte":"true",</text:p>
            <text:p>      "descr":"Plusieurs organismes ('Lever l'encre' et 'Oce'encre' à Nantes, 'encre Station' à Saint-Herblain) récupèrent les anciennes cartouches d'encrest. &lt;br/&gt;Voir page 'lieux'.",</text:p>
            <text:p>      "descr_en":"Several agencies ('Sunrise ink' and 'Oce'encre' in Nantes, Ink Station 'in Saint-Herblain) recover old cartridges encrest. See page &lt;br/&gt; 'places'.",</text:p>
            <text:p>      "image":"reemploi_petit.png",</text:p>
            <text:p>      "mots_cles":"reemploi,cartouche,encre,tuner",</text:p>
            <text:p>      "mots_cles_en":"re,use,cartridges,ink,tuner",</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livreCD</text:p>
          </table:table-cell>
          <table:table-cell table:style-name="ce182" office:value-type="string" calcext:value-type="string">
            <text:p>Réemploi livre/BD/CD/DVD</text:p>
          </table:table-cell>
          <table:table-cell table:style-name="ce182" office:value-type="string" calcext:value-type="string">
            <text:p>Book reuse / BD / CD / DVD</text:p>
          </table:table-cell>
          <table:table-cell table:style-name="ce182"/>
          <table:table-cell table:style-name="ce539" office:value-type="string" calcext:value-type="string">
            <text:p>true</text:p>
          </table:table-cell>
          <table:table-cell table:style-name="ce412" office:value-type="string" calcext:value-type="string">
            <text:p>Plusieurs organismes (association ‘Nantes écologie l air livre’, ‘La croix rouge’, ‘RecycLivre’...) récupèrent les anciens livres.</text:p>
          </table:table-cell>
          <table:table-cell table:style-name="ce412" office:value-type="string" calcext:value-type="string">
            <text:p>Several organizations (‘Nantes écologie l air livre’, ‘la croix rouge’) recover the ancient books.</text:p>
          </table:table-cell>
          <table:table-cell table:style-name="ce412"/>
          <table:table-cell table:style-name="ce182" table:number-columns-repeated="2"/>
          <table:table-cell table:style-name="ce182" office:value-type="string" calcext:value-type="string">
            <text:p>stco_reemploi47,stco_reemploi51</text:p>
          </table:table-cell>
          <table:table-cell table:style-name="ce303" office:value-type="string" calcext:value-type="string">
            <text:p>reemploi_petit.png</text:p>
          </table:table-cell>
          <table:table-cell table:style-name="ce362"/>
          <table:table-cell table:style-name="ce95"/>
          <table:table-cell table:style-name="ce95" office:value-type="string" calcext:value-type="string">
            <text:p>Réemploi,livre/BD/CD/DVD</text:p>
          </table:table-cell>
          <table:table-cell table:style-name="ce95" office:value-type="string" calcext:value-type="string">
            <text:p>reuse,book,bd,cd,dvd</text:p>
          </table:table-cell>
          <table:table-cell table:style-name="ce95"/>
          <table:table-cell/>
          <table:table-cell table:style-name="ce398" table:formula="of:=JSONMODESDECOLLECTE([.A27];[.B27];[.C27];[.D27];[.E27];[.F27];[.G27];[.H27];[.I27];[.J27];[.K27];[.L27];[.M27];[.N27];[.O27];[.P27];[.Q27])" office:value-type="string" office:string-value="{&#10;&quot;code&quot;:&quot;smco_reemplivreCD&quot;,&#10;      &quot;nom&quot;:&quot;Réemploi livre/BD/CD/DVD&quot;,&#10;      &quot;nom_en&quot;:&quot;Book reuse / BD / CD / DVD&quot;,&#10;      &quot;libelleBouton&quot;:&quot;Réemploi livre/BD/CD/DVD&quot;,&#10;      &quot;libelleBouton_en&quot;:&quot;Book reuse / BD / CD / DVD&quot;,&#10;      &quot;modesCollecte&quot;:&quot;true&quot;,&#10;      &quot;descr&quot;:&quot;Plusieurs organismes (association ‘Nantes écologie l air livre’, ‘La croix rouge’, ‘RecycLivre’...) récupèrent les anciens livres.&quot;,&#10;      &quot;descr_en&quot;:&quot;Several organizations (‘Nantes écologie l air livre’, ‘la croix rouge’) recover the ancient books.&quot;,&#10;      &quot;image&quot;:&quot;reemploi_petit.png&quot;,&#10;      &quot;colLieux&quot;:&quot;stco_reemploi47,stco_reemploi51&quot;,&#10;      &quot;mots_cles&quot;:&quot;reemploi,livre/bd/cd/dvd&quot;,&#10;      &quot;mots_cles_en&quot;:&quot;reuse,book,bd,cd,dvd&quot;,&#10;      }," calcext:value-type="string">
            <text:p>{</text:p>
            <text:p>"code":"smco_reemplivreCD",</text:p>
            <text:p>      "nom":"Réemploi livre/BD/CD/DVD",</text:p>
            <text:p>      "nom_en":"Book reuse / BD / CD / DVD",</text:p>
            <text:p>      "libelleBouton":"Réemploi livre/BD/CD/DVD",</text:p>
            <text:p>      "libelleBouton_en":"Book reuse / BD / CD / DVD",</text:p>
            <text:p>      "modesCollecte":"true",</text:p>
            <text:p>      "descr":"Plusieurs organismes (association ‘Nantes écologie l air livre’, ‘La croix rouge’, ‘RecycLivre’...) récupèrent les anciens livres.",</text:p>
            <text:p>      "descr_en":"Several organizations (‘Nantes écologie l air livre’, ‘la croix rouge’) recover the ancient books.",</text:p>
            <text:p>      "image":"reemploi_petit.png",</text:p>
            <text:p>      "colLieux":"stco_reemploi47,stco_reemploi51",</text:p>
            <text:p>      "mots_cles":"reemploi,livre/bd/cd/dvd",</text:p>
            <text:p>      "mots_cles_en":"reuse,book,bd,cd,dvd",</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jouet</text:p>
          </table:table-cell>
          <table:table-cell table:style-name="ce182" office:value-type="string" calcext:value-type="string">
            <text:p>Réemploi jouets</text:p>
          </table:table-cell>
          <table:table-cell table:style-name="ce182" office:value-type="string" calcext:value-type="string">
            <text:p>Reuse toys</text:p>
          </table:table-cell>
          <table:table-cell table:style-name="ce418" office:value-type="string" calcext:value-type="string">
            <text:p>cat_omr</text:p>
          </table:table-cell>
          <table:table-cell table:style-name="ce539" office:value-type="string" calcext:value-type="string">
            <text:p>true</text:p>
          </table:table-cell>
          <table:table-cell table:style-name="ce412" office:value-type="string" calcext:value-type="string">
            <text:p>Plusieurs organismes ('Ateliers du Retz Emploi', 'La Ressourcerie de l'ïle', 'Emmaüs', 'Véti Frat', 'La Croix Rouge') récupèrent les anciens jouets. &lt;br/&gt;Voir page 'lieux'.</text:p>
          </table:table-cell>
          <table:table-cell table:style-name="ce412" office:value-type="string" calcext:value-type="string">
            <text:p>Several agencies ('Retz Employment Workshops', 'The Ressourcerie of the island', 'Emmaus', 'Veti Frat', 'The Red Cross') recover old toys.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95"/>
          <table:table-cell table:style-name="ce95" office:value-type="string" calcext:value-type="string">
            <text:p>Réemploi,jouet</text:p>
          </table:table-cell>
          <table:table-cell table:style-name="ce95" office:value-type="string" calcext:value-type="string">
            <text:p>reuse,toy</text:p>
          </table:table-cell>
          <table:table-cell table:style-name="ce95"/>
          <table:table-cell/>
          <table:table-cell table:style-name="ce398" table:formula="of:=JSONMODESDECOLLECTE([.A28];[.B28];[.C28];[.D28];[.E28];[.F28];[.G28];[.H28];[.I28];[.J28];[.K28];[.L28];[.M28];[.N28];[.O28];[.P28];[.Q28])" office:value-type="string" office:string-value="{&#10;&quot;code&quot;:&quot;smco_reempjouet&quot;,&#10;      &quot;nom&quot;:&quot;Réemploi jouets&quot;,&#10;      &quot;nom_en&quot;:&quot;Reuse toys&quot;,&#10;      &quot;libelleBouton&quot;:&quot;Réemploi jouets&quot;,&#10;      &quot;libelleBouton_en&quot;:&quot;Reuse toys&quot;,&#10;      &quot;sous_modes_collecte&quot;:&quot;cat_omr&quot;,&#10;      &quot;modesCollecte&quot;:&quot;true&quot;,&#10;      &quot;descr&quot;:&quot;Plusieurs organismes ('Ateliers du Retz Emploi', 'La Ressourcerie de l'ïle', 'Emmaüs', 'Véti Frat', 'La Croix Rouge') récupèrent les anciens jouets. &lt;br/&gt;Voir page 'lieux'.&quot;,&#10;      &quot;descr_en&quot;:&quot;Several agencies ('Retz Employment Workshops', 'The Ressourcerie of the island', 'Emmaus', 'Veti Frat', 'The Red Cross') recover old toys. See page &lt;br/&gt; 'places'.&quot;,&#10;      &quot;image&quot;:&quot;reemploi_petit.png&quot;,&#10;      &quot;mots_cles&quot;:&quot;reemploi,jouet&quot;,&#10;      &quot;mots_cles_en&quot;:&quot;reuse,toy&quot;,&#10;      }," calcext:value-type="string">
            <text:p>{</text:p>
            <text:p>"code":"smco_reempjouet",</text:p>
            <text:p>      "nom":"Réemploi jouets",</text:p>
            <text:p>      "nom_en":"Reuse toys",</text:p>
            <text:p>      "libelleBouton":"Réemploi jouets",</text:p>
            <text:p>      "libelleBouton_en":"Reuse toys",</text:p>
            <text:p>      "sous_modes_collecte":"cat_omr",</text:p>
            <text:p>      "modesCollecte":"true",</text:p>
            <text:p>      "descr":"Plusieurs organismes ('Ateliers du Retz Emploi', 'La Ressourcerie de l'ïle', 'Emmaüs', 'Véti Frat', 'La Croix Rouge') récupèrent les anciens jouets. &lt;br/&gt;Voir page 'lieux'.",</text:p>
            <text:p>      "descr_en":"Several agencies ('Retz Employment Workshops', 'The Ressourcerie of the island', 'Emmaus', 'Veti Frat', 'The Red Cross') recover old toys. See page &lt;br/&gt; 'places'.",</text:p>
            <text:p>      "image":"reemploi_petit.png",</text:p>
            <text:p>      "mots_cles":"reemploi,jouet",</text:p>
            <text:p>      "mots_cles_en":"reuse,to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meuble</text:p>
          </table:table-cell>
          <table:table-cell table:style-name="ce182" office:value-type="string" calcext:value-type="string">
            <text:p>Réemploi meubles</text:p>
          </table:table-cell>
          <table:table-cell table:style-name="ce182" office:value-type="string" calcext:value-type="string">
            <text:p>Reuse furniture</text:p>
          </table:table-cell>
          <table:table-cell table:style-name="ce182"/>
          <table:table-cell table:style-name="ce539" office:value-type="string" calcext:value-type="string">
            <text:p>true</text:p>
          </table:table-cell>
          <table:table-cell table:style-name="ce412" office:value-type="string" calcext:value-type="string">
            <text:p>Plusieurs organismes ('Emmaus', 'Secours Populaire', 'Retz'agir', 'Le comptoir du Solilab') récupèrent les anciens meubles. &lt;br/&gt;Voir page 'lieux'.</text:p>
          </table:table-cell>
          <table:table-cell table:style-name="ce412" office:value-type="string" calcext:value-type="string">
            <text:p>Several organizations (Emmaus' 'Secours Populaire', 'Retz'agir', 'The counter Solilab') recover antique furniture.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95"/>
          <table:table-cell table:style-name="ce95" office:value-type="string" calcext:value-type="string">
            <text:p>Réemploi,meuble</text:p>
          </table:table-cell>
          <table:table-cell table:style-name="ce95" office:value-type="string" calcext:value-type="string">
            <text:p>re-use furniture</text:p>
          </table:table-cell>
          <table:table-cell table:style-name="ce95"/>
          <table:table-cell/>
          <table:table-cell table:style-name="ce398" table:formula="of:=JSONMODESDECOLLECTE([.A29];[.B29];[.C29];[.D29];[.E29];[.F29];[.G29];[.H29];[.I29];[.J29];[.K29];[.L29];[.M29];[.N29];[.O29];[.P29];[.Q29])" office:value-type="string" office:string-value="{&#10;&quot;code&quot;:&quot;smco_reempmeuble&quot;,&#10;      &quot;nom&quot;:&quot;Réemploi meubles&quot;,&#10;      &quot;nom_en&quot;:&quot;Reuse furniture&quot;,&#10;      &quot;libelleBouton&quot;:&quot;Réemploi meubles&quot;,&#10;      &quot;libelleBouton_en&quot;:&quot;Reuse furniture&quot;,&#10;      &quot;modesCollecte&quot;:&quot;true&quot;,&#10;      &quot;descr&quot;:&quot;Plusieurs organismes ('Emmaus', 'Secours Populaire', 'Retz'agir', 'Le comptoir du Solilab') récupèrent les anciens meubles. &lt;br/&gt;Voir page 'lieux'.&quot;,&#10;      &quot;descr_en&quot;:&quot;Several organizations (Emmaus' 'Secours Populaire', 'Retz'agir', 'The counter Solilab') recover antique furniture. See page &lt;br/&gt; 'places'.&quot;,&#10;      &quot;image&quot;:&quot;reemploi_petit.png&quot;,&#10;      &quot;mots_cles&quot;:&quot;reemploi,meuble&quot;,&#10;      &quot;mots_cles_en&quot;:&quot;re,use,furniture&quot;,&#10;      }," calcext:value-type="string">
            <text:p>{</text:p>
            <text:p>"code":"smco_reempmeuble",</text:p>
            <text:p>      "nom":"Réemploi meubles",</text:p>
            <text:p>      "nom_en":"Reuse furniture",</text:p>
            <text:p>      "libelleBouton":"Réemploi meubles",</text:p>
            <text:p>      "libelleBouton_en":"Reuse furniture",</text:p>
            <text:p>      "modesCollecte":"true",</text:p>
            <text:p>      "descr":"Plusieurs organismes ('Emmaus', 'Secours Populaire', 'Retz'agir', 'Le comptoir du Solilab') récupèrent les anciens meubles. &lt;br/&gt;Voir page 'lieux'.",</text:p>
            <text:p>      "descr_en":"Several organizations (Emmaus' 'Secours Populaire', 'Retz'agir', 'The counter Solilab') recover antique furniture. See page &lt;br/&gt; 'places'.",</text:p>
            <text:p>      "image":"reemploi_petit.png",</text:p>
            <text:p>      "mots_cles":"reemploi,meuble",</text:p>
            <text:p>      "mots_cles_en":"re,use,furnitur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vet</text:p>
          </table:table-cell>
          <table:table-cell table:style-name="ce182" office:value-type="string" calcext:value-type="string">
            <text:p>Réemploi vêtements</text:p>
          </table:table-cell>
          <table:table-cell table:style-name="ce182" office:value-type="string" calcext:value-type="string">
            <text:p>Reuse clothing</text:p>
          </table:table-cell>
          <table:table-cell table:style-name="ce182"/>
          <table:table-cell table:style-name="ce539" office:value-type="string" calcext:value-type="string">
            <text:p>true</text:p>
          </table:table-cell>
          <table:table-cell table:style-name="ce412" office:value-type="string" calcext:value-type="string">
            <text:p>Plusieurs organismes ('Ding-Fring', 'Secours Populaire', ) récupèrent les vêtements. &lt;br/&gt;Voir page 'lieux'.</text:p>
          </table:table-cell>
          <table:table-cell table:style-name="ce412" office:value-type="string" calcext:value-type="string">
            <text:p>Several agencies ('Ding Fring', 'Secours Populaire') recover clothing.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95"/>
          <table:table-cell table:style-name="ce95" office:value-type="string" calcext:value-type="string">
            <text:p>Réemploi,vêtement</text:p>
          </table:table-cell>
          <table:table-cell table:style-name="ce95" office:value-type="string" calcext:value-type="string">
            <text:p>reuse,clothing</text:p>
          </table:table-cell>
          <table:table-cell table:style-name="ce95"/>
          <table:table-cell/>
          <table:table-cell table:style-name="ce398" table:formula="of:=JSONMODESDECOLLECTE([.A30];[.B30];[.C30];[.D30];[.E30];[.F30];[.G30];[.H30];[.I30];[.J30];[.K30];[.L30];[.M30];[.N30];[.O30];[.P30];[.Q30])" office:value-type="string" office:string-value="{&#10;&quot;code&quot;:&quot;smco_reempvet&quot;,&#10;      &quot;nom&quot;:&quot;Réemploi vêtements&quot;,&#10;      &quot;nom_en&quot;:&quot;Reuse clothing&quot;,&#10;      &quot;libelleBouton&quot;:&quot;Réemploi vêtements&quot;,&#10;      &quot;libelleBouton_en&quot;:&quot;Reuse clothing&quot;,&#10;      &quot;modesCollecte&quot;:&quot;true&quot;,&#10;      &quot;descr&quot;:&quot;Plusieurs organismes ('Ding-Fring', 'Secours Populaire', ) récupèrent les vêtements. &lt;br/&gt;Voir page 'lieux'.&quot;,&#10;      &quot;descr_en&quot;:&quot;Several agencies ('Ding Fring', 'Secours Populaire') recover clothing. See page &lt;br/&gt; 'places'.&quot;,&#10;      &quot;image&quot;:&quot;reemploi_petit.png&quot;,&#10;      &quot;mots_cles&quot;:&quot;reemploi,vetement&quot;,&#10;      &quot;mots_cles_en&quot;:&quot;reuse,clothing&quot;,&#10;      }," calcext:value-type="string">
            <text:p>{</text:p>
            <text:p>"code":"smco_reempvet",</text:p>
            <text:p>      "nom":"Réemploi vêtements",</text:p>
            <text:p>      "nom_en":"Reuse clothing",</text:p>
            <text:p>      "libelleBouton":"Réemploi vêtements",</text:p>
            <text:p>      "libelleBouton_en":"Reuse clothing",</text:p>
            <text:p>      "modesCollecte":"true",</text:p>
            <text:p>      "descr":"Plusieurs organismes ('Ding-Fring', 'Secours Populaire', ) récupèrent les vêtements. &lt;br/&gt;Voir page 'lieux'.",</text:p>
            <text:p>      "descr_en":"Several agencies ('Ding Fring', 'Secours Populaire') recover clothing. See page &lt;br/&gt; 'places'.",</text:p>
            <text:p>      "image":"reemploi_petit.png",</text:p>
            <text:p>      "mots_cles":"reemploi,vetement",</text:p>
            <text:p>      "mots_cles_en":"reuse,clothing",</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divers</text:p>
          </table:table-cell>
          <table:table-cell table:style-name="ce182" office:value-type="string" calcext:value-type="string">
            <text:p>Réemploi Objets divers</text:p>
          </table:table-cell>
          <table:table-cell table:style-name="ce182" office:value-type="string" calcext:value-type="string">
            <text:p>Reuse Miscellaneous objects</text:p>
          </table:table-cell>
          <table:table-cell table:style-name="ce182"/>
          <table:table-cell table:style-name="ce539" office:value-type="string" calcext:value-type="string">
            <text:p>true</text:p>
          </table:table-cell>
          <table:table-cell table:style-name="ce412" office:value-type="string" calcext:value-type="string">
            <text:p>Plusieurs organismes (associations...) récupèrent les anciens meubles. &lt;br/&gt;Voir page 'lieux'.</text:p>
          </table:table-cell>
          <table:table-cell table:style-name="ce412" office:value-type="string" calcext:value-type="string">
            <text:p>Several organizations (associations ...) recover the antique furniture.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95"/>
          <table:table-cell table:style-name="ce95" office:value-type="string" calcext:value-type="string">
            <text:p>Réemploi,divers</text:p>
          </table:table-cell>
          <table:table-cell table:style-name="ce95" office:value-type="string" calcext:value-type="string">
            <text:p>reuse,various</text:p>
          </table:table-cell>
          <table:table-cell table:style-name="ce95"/>
          <table:table-cell/>
          <table:table-cell table:style-name="ce398" table:formula="of:=JSONMODESDECOLLECTE([.A31];[.B31];[.C31];[.D31];[.E31];[.F31];[.G31];[.H31];[.I31];[.J31];[.K31];[.L31];[.M31];[.N31];[.O31];[.P31];[.Q31])" office:value-type="string" office:string-value="{&#10;&quot;code&quot;:&quot;smco_reempdivers&quot;,&#10;      &quot;nom&quot;:&quot;Réemploi Objets divers&quot;,&#10;      &quot;nom_en&quot;:&quot;Reuse Miscellaneous objects&quot;,&#10;      &quot;libelleBouton&quot;:&quot;Réemploi Objets divers&quot;,&#10;      &quot;libelleBouton_en&quot;:&quot;Reuse Miscellaneous objects&quot;,&#10;      &quot;modesCollecte&quot;:&quot;true&quot;,&#10;      &quot;descr&quot;:&quot;Plusieurs organismes (associations...) récupèrent les anciens meubles. &lt;br/&gt;Voir page 'lieux'.&quot;,&#10;      &quot;descr_en&quot;:&quot;Several organizations (associations ...) recover the antique furniture. See page &lt;br/&gt; 'places'.&quot;,&#10;      &quot;image&quot;:&quot;reemploi_petit.png&quot;,&#10;      &quot;mots_cles&quot;:&quot;reemploi,divers&quot;,&#10;      &quot;mots_cles_en&quot;:&quot;reuse,various&quot;,&#10;      }," calcext:value-type="string">
            <text:p>{</text:p>
            <text:p>"code":"smco_reempdivers",</text:p>
            <text:p>      "nom":"Réemploi Objets divers",</text:p>
            <text:p>      "nom_en":"Reuse Miscellaneous objects",</text:p>
            <text:p>      "libelleBouton":"Réemploi Objets divers",</text:p>
            <text:p>      "libelleBouton_en":"Reuse Miscellaneous objects",</text:p>
            <text:p>      "modesCollecte":"true",</text:p>
            <text:p>      "descr":"Plusieurs organismes (associations...) récupèrent les anciens meubles. &lt;br/&gt;Voir page 'lieux'.",</text:p>
            <text:p>      "descr_en":"Several organizations (associations ...) recover the antique furniture. See page &lt;br/&gt; 'places'.",</text:p>
            <text:p>      "image":"reemploi_petit.png",</text:p>
            <text:p>      "mots_cles":"reemploi,divers",</text:p>
            <text:p>      "mots_cles_en":"reuse,variou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vaisselle</text:p>
          </table:table-cell>
          <table:table-cell table:style-name="ce182" office:value-type="string" calcext:value-type="string">
            <text:p>Réemploi Vaisselle</text:p>
          </table:table-cell>
          <table:table-cell table:style-name="ce182" office:value-type="string" calcext:value-type="string">
            <text:p>Reuse Crockery</text:p>
          </table:table-cell>
          <table:table-cell table:style-name="ce182"/>
          <table:table-cell table:style-name="ce539" office:value-type="string" calcext:value-type="string">
            <text:p>true</text:p>
          </table:table-cell>
          <table:table-cell table:style-name="ce565" office:value-type="string" calcext:value-type="string">
            <text:p>Plusieurs organismes (association 'La croix rouge', 'La ressourcerie de l'ïle'..) récupèrent la vaisselle.</text:p>
          </table:table-cell>
          <table:table-cell table:style-name="ce565" office:value-type="string" calcext:value-type="string">
            <text:p>Several organizations ('The red cross', 'La ressourcerie de l'ïle'…) recover the ancient books.</text:p>
          </table:table-cell>
          <table:table-cell table:style-name="ce565"/>
          <table:table-cell table:style-name="ce182" table:number-columns-repeated="3"/>
          <table:table-cell table:style-name="ce303" office:value-type="string" calcext:value-type="string">
            <text:p>reemploi_petit.png</text:p>
          </table:table-cell>
          <table:table-cell table:style-name="ce362"/>
          <table:table-cell table:style-name="ce95"/>
          <table:table-cell table:style-name="ce95" office:value-type="string" calcext:value-type="string">
            <text:p>réemploi,vaisselle</text:p>
          </table:table-cell>
          <table:table-cell table:style-name="ce95" office:value-type="string" calcext:value-type="string">
            <text:p>reuse,dishes</text:p>
          </table:table-cell>
          <table:table-cell table:style-name="ce95"/>
          <table:table-cell/>
          <table:table-cell table:style-name="ce398" table:formula="of:=JSONMODESDECOLLECTE([.A32];[.B32];[.C32];[.D32];[.E32];[.F32];[.G32];[.H32];[.I32];[.J32];[.K32];[.L32];[.M32];[.N32];[.O32];[.P32];[.Q32])" office:value-type="string" office:string-value="{&#10;&quot;code&quot;:&quot;smco_vaisselle&quot;,&#10;      &quot;nom&quot;:&quot;Réemploi Vaisselle&quot;,&#10;      &quot;nom_en&quot;:&quot;Reuse Crockery&quot;,&#10;      &quot;libelleBouton&quot;:&quot;Réemploi Vaisselle&quot;,&#10;      &quot;libelleBouton_en&quot;:&quot;Reuse Crockery&quot;,&#10;      &quot;modesCollecte&quot;:&quot;true&quot;,&#10;      &quot;descr&quot;:&quot;Plusieurs organismes (association 'La croix rouge', 'La ressourcerie de l'ïle'..) récupèrent la vaisselle.&quot;,&#10;      &quot;descr_en&quot;:&quot;Several organizations ('The red cross', 'La ressourcerie de l'ïle'…) recover the ancient books.&quot;,&#10;      &quot;image&quot;:&quot;reemploi_petit.png&quot;,&#10;      &quot;mots_cles&quot;:&quot;reemploi,vaisselle&quot;,&#10;      &quot;mots_cles_en&quot;:&quot;reuse,dishes&quot;,&#10;      }," calcext:value-type="string">
            <text:p>{</text:p>
            <text:p>"code":"smco_vaisselle",</text:p>
            <text:p>      "nom":"Réemploi Vaisselle",</text:p>
            <text:p>      "nom_en":"Reuse Crockery",</text:p>
            <text:p>      "libelleBouton":"Réemploi Vaisselle",</text:p>
            <text:p>      "libelleBouton_en":"Reuse Crockery",</text:p>
            <text:p>      "modesCollecte":"true",</text:p>
            <text:p>      "descr":"Plusieurs organismes (association 'La croix rouge', 'La ressourcerie de l'ïle'..) récupèrent la vaisselle.",</text:p>
            <text:p>      "descr_en":"Several organizations ('The red cross', 'La ressourcerie de l'ïle'…) recover the ancient books.",</text:p>
            <text:p>      "image":"reemploi_petit.png",</text:p>
            <text:p>      "mots_cles":"reemploi,vaisselle",</text:p>
            <text:p>      "mots_cles_en":"reuse,dish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3" office:value-type="string" calcext:value-type="string">
            <text:p>smco_papier</text:p>
          </table:table-cell>
          <table:table-cell table:style-name="ce183" office:value-type="string" calcext:value-type="string">
            <text:p>Recyclage papier associations.</text:p>
          </table:table-cell>
          <table:table-cell table:style-name="ce183" office:value-type="string" calcext:value-type="string">
            <text:p>Paper recycling associations.</text:p>
          </table:table-cell>
          <table:table-cell table:style-name="ce182"/>
          <table:table-cell table:style-name="ce539" office:value-type="string" calcext:value-type="string">
            <text:p>true</text:p>
          </table:table-cell>
          <table:table-cell table:style-name="ce183" office:value-type="string" calcext:value-type="string">
            <text:p>Plusieurs organismes (associations ’Nantes écologie l air livre’, ‘La croix rouge’...) récupèrent les anciens livres.</text:p>
          </table:table-cell>
          <table:table-cell table:style-name="ce183" office:value-type="string" calcext:value-type="string">
            <text:p>Several organizations (associations ’Nantes écologie l air livre’, ‘La croix rouge’...) recover the ancient books.</text:p>
          </table:table-cell>
          <table:table-cell table:style-name="ce183" table:number-columns-repeated="4"/>
          <table:table-cell table:style-name="ce303" office:value-type="string" calcext:value-type="string">
            <text:p>reemploi_petit.png</text:p>
          </table:table-cell>
          <table:table-cell table:style-name="ce362"/>
          <table:table-cell table:style-name="ce95"/>
          <table:table-cell table:style-name="ce95" office:value-type="string" calcext:value-type="string">
            <text:p>Recyclage,papier,association</text:p>
          </table:table-cell>
          <table:table-cell table:style-name="ce95" office:value-type="string" calcext:value-type="string">
            <text:p>recycling paper combination</text:p>
          </table:table-cell>
          <table:table-cell table:style-name="ce95"/>
          <table:table-cell/>
          <table:table-cell table:style-name="ce398" table:formula="of:=JSONMODESDECOLLECTE([.A33];[.B33];[.C33];[.D33];[.E33];[.F33];[.G33];[.H33];[.I33];[.J33];[.K33];[.L33];[.M33];[.N33];[.O33];[.P33];[.Q33])" office:value-type="string" office:string-value="{&#10;&quot;code&quot;:&quot;smco_papier&quot;,&#10;      &quot;nom&quot;:&quot;Recyclage papier associations.&quot;,&#10;      &quot;nom_en&quot;:&quot;Paper recycling associations.&quot;,&#10;      &quot;libelleBouton&quot;:&quot;Recyclage papier associations.&quot;,&#10;      &quot;libelleBouton_en&quot;:&quot;Paper recycling associations.&quot;,&#10;      &quot;modesCollecte&quot;:&quot;true&quot;,&#10;      &quot;descr&quot;:&quot;Plusieurs organismes (associations ’Nantes écologie l air livre’, ‘La croix rouge’...) récupèrent les anciens livres.&quot;,&#10;      &quot;descr_en&quot;:&quot;Several organizations (associations ’Nantes écologie l air livre’, ‘La croix rouge’...) recover the ancient books.&quot;,&#10;      &quot;image&quot;:&quot;reemploi_petit.png&quot;,&#10;      &quot;mots_cles&quot;:&quot;recyclage,papier,association&quot;,&#10;      &quot;mots_cles_en&quot;:&quot;recycling,paper,combination&quot;,&#10;      }," calcext:value-type="string">
            <text:p>{</text:p>
            <text:p>"code":"smco_papier",</text:p>
            <text:p>      "nom":"Recyclage papier associations.",</text:p>
            <text:p>      "nom_en":"Paper recycling associations.",</text:p>
            <text:p>      "libelleBouton":"Recyclage papier associations.",</text:p>
            <text:p>      "libelleBouton_en":"Paper recycling associations.",</text:p>
            <text:p>      "modesCollecte":"true",</text:p>
            <text:p>      "descr":"Plusieurs organismes (associations ’Nantes écologie l air livre’, ‘La croix rouge’...) récupèrent les anciens livres.",</text:p>
            <text:p>      "descr_en":"Several organizations (associations ’Nantes écologie l air livre’, ‘La croix rouge’...) recover the ancient books.",</text:p>
            <text:p>      "image":"reemploi_petit.png",</text:p>
            <text:p>      "mots_cles":"recyclage,papier,association",</text:p>
            <text:p>      "mots_cles_en":"recycling,paper,combination",</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vendeurlunette</text:p>
          </table:table-cell>
          <table:table-cell table:style-name="ce182" office:value-type="string" calcext:value-type="string">
            <text:p>Vendeur lunette</text:p>
          </table:table-cell>
          <table:table-cell table:style-name="ce182" office:value-type="string" calcext:value-type="string">
            <text:p>Seller window</text:p>
          </table:table-cell>
          <table:table-cell table:style-name="ce182"/>
          <table:table-cell table:style-name="ce539" office:value-type="string" calcext:value-type="string">
            <text:p>true</text:p>
          </table:table-cell>
          <table:table-cell table:style-name="ce182"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182"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182" table:number-columns-repeated="4"/>
          <table:table-cell table:style-name="ce303" office:value-type="string" calcext:value-type="string">
            <text:p>reemploi_petit.png</text:p>
          </table:table-cell>
          <table:table-cell table:style-name="ce362" table:number-columns-repeated="2"/>
          <table:table-cell table:style-name="ce362" office:value-type="string" calcext:value-type="string">
            <text:p>Vendeur,lunette</text:p>
          </table:table-cell>
          <table:table-cell table:style-name="ce362" office:value-type="string" calcext:value-type="string">
            <text:p>seller window</text:p>
          </table:table-cell>
          <table:table-cell table:style-name="ce362"/>
          <table:table-cell/>
          <table:table-cell table:style-name="ce398" table:formula="of:=JSONMODESDECOLLECTE([.A34];[.B34];[.C34];[.D34];[.E34];[.F34];[.G34];[.H34];[.I34];[.J34];[.K34];[.L34];[.M34];[.N34];[.O34];[.P34];[.Q34])" office:value-type="string" office:string-value="{&#10;&quot;code&quot;:&quot;smco_vendeurlunette&quot;,&#10;      &quot;nom&quot;:&quot;Vendeur lunette&quot;,&#10;      &quot;nom_en&quot;:&quot;Seller window&quot;,&#10;      &quot;libelleBouton&quot;:&quot;Vendeur lunette&quot;,&#10;      &quot;libelleBouton_en&quot;:&quot;Seller window&quot;,&#10;      &quot;modesCollecte&quot;:&quot;true&quot;,&#10;      &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10;      &quot;descr_en&quot;:&quot;Several organizations (associations' Glasses Without Borders' stores' Optic 2000 ', stores' Krys'' MEDICO Lions Clubs of France ...) retrieves the glasses (you can find usually cardboard receptacles in these places) . These glasses are sent to developing countries.&quot;,&#10;      &quot;image&quot;:&quot;reemploi_petit.png&quot;,&#10;      &quot;mots_cles&quot;:&quot;vendeur,lunette&quot;,&#10;      &quot;mots_cles_en&quot;:&quot;seller,window&quot;,&#10;      }," calcext:value-type="string">
            <text:p>{</text:p>
            <text:p>"code":"smco_vendeurlunette",</text:p>
            <text:p>      "nom":"Vendeur lunette",</text:p>
            <text:p>      "nom_en":"Seller window",</text:p>
            <text:p>      "libelleBouton":"Vendeur lunette",</text:p>
            <text:p>      "libelleBouton_en":"Seller window",</text:p>
            <text:p>      "modesCollecte":"true",</text:p>
            <text:p>      "descr":"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text:p>
            <text:p>      "descr_en":"Several organizations (associations' Glasses Without Borders' stores' Optic 2000 ', stores' Krys'' MEDICO Lions Clubs of France ...) retrieves the glasses (you can find usually cardboard receptacles in these places) . These glasses are sent to developing countries.",</text:p>
            <text:p>      "image":"reemploi_petit.png",</text:p>
            <text:p>      "mots_cles":"vendeur,lunette",</text:p>
            <text:p>      "mots_cles_en":"seller,wind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557" office:value-type="string" calcext:value-type="string">
            <text:p>smco_reprise_1pour0</text:p>
          </table:table-cell>
          <table:table-cell table:style-name="ce557" office:value-type="string" calcext:value-type="string">
            <text:p>Reprise par magasins - principe du 1 pour 0</text:p>
          </table:table-cell>
          <table:table-cell table:style-name="ce557" office:value-type="string" calcext:value-type="string">
            <text:p>Takeover by stores</text:p>
          </table:table-cell>
          <table:table-cell table:style-name="ce557"/>
          <table:table-cell table:style-name="ce560" office:value-type="string" calcext:value-type="string">
            <text:p>true</text:p>
          </table:table-cell>
          <table:table-cell table:style-name="ce557" office:value-type="string" calcext:value-type="string">
            <text:p>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text:p>
          </table:table-cell>
          <table:table-cell table:style-name="ce557" office:value-type="string" calcext:value-type="string">
            <text:p>You buy a new appliance, the distributor is now required to take the former for the purchase or delivery. This is the principle of the recovery 'one for one'.</text:p>
          </table:table-cell>
          <table:table-cell table:style-name="ce557"/>
          <table:table-cell table:style-name="ce557" office:value-type="string" calcext:value-type="string">
            <text:p>cons_ecopart</text:p>
          </table:table-cell>
          <table:table-cell table:style-name="ce557" table:number-columns-repeated="2"/>
          <table:table-cell table:style-name="ce303" office:value-type="string" calcext:value-type="string">
            <text:p>reemploi_petit.png</text:p>
          </table:table-cell>
          <table:table-cell table:style-name="ce569" table:number-columns-repeated="2"/>
          <table:table-cell table:style-name="ce569" office:value-type="string" calcext:value-type="string">
            <text:p>Reprise,magasin</text:p>
          </table:table-cell>
          <table:table-cell table:style-name="ce569" office:value-type="string" calcext:value-type="string">
            <text:p>recovery store</text:p>
          </table:table-cell>
          <table:table-cell table:style-name="ce569"/>
          <table:table-cell/>
          <table:table-cell table:style-name="ce398" table:formula="of:=JSONMODESDECOLLECTE([.A35];[.B35];[.C35];[.D35];[.E35];[.F35];[.G35];[.H35];[.I35];[.J35];[.K35];[.L35];[.M35];[.N35];[.O35];[.P35];[.Q35])" office:value-type="string" office:string-value="{&#10;&quot;code&quot;:&quot;smco_reprise_1pour0&quot;,&#10;      &quot;nom&quot;:&quot;Reprise par magasins - principe du 1 pour 0&quot;,&#10;      &quot;nom_en&quot;:&quot;Takeover by stores&quot;,&#10;      &quot;libelleBouton&quot;:&quot;Reprise par magasins - principe du 1 pour 0&quot;,&#10;      &quot;libelleBouton_en&quot;:&quot;Takeover by stores&quot;,&#10;      &quot;modesCollecte&quot;:&quot;true&quot;,&#10;      &quot;descr&quot;:&quot;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_1pour0",</text:p>
            <text:p>      "nom":"Reprise par magasins - principe du 1 pour 0",</text:p>
            <text:p>      "nom_en":"Takeover by stores",</text:p>
            <text:p>      "libelleBouton":"Reprise par magasins - principe du 1 pour 0",</text:p>
            <text:p>      "libelleBouton_en":"Takeover by stores",</text:p>
            <text:p>      "modesCollecte":"true",</text:p>
            <text:p>      "descr":"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table:number-columns-repeated="2"/>
          <table:table-cell table:style-name="ce546"/>
          <table:table-cell table:number-columns-repeated="253"/>
        </table:table-row>
        <table:table-row table:style-name="ro31">
          <table:table-cell table:style-name="ce557" office:value-type="string" calcext:value-type="string">
            <text:p>smco_reprise</text:p>
          </table:table-cell>
          <table:table-cell table:style-name="ce557" office:value-type="string" calcext:value-type="string">
            <text:p>Reprise par magasins - principe du 1 pour 1</text:p>
          </table:table-cell>
          <table:table-cell table:style-name="ce557" office:value-type="string" calcext:value-type="string">
            <text:p>Takeover by stores</text:p>
          </table:table-cell>
          <table:table-cell table:style-name="ce557"/>
          <table:table-cell table:style-name="ce560" office:value-type="string" calcext:value-type="string">
            <text:p>true</text:p>
          </table:table-cell>
          <table:table-cell table:style-name="ce557" office:value-type="string" calcext:value-type="string">
            <text:p>Pour certains biens (électroménager, meuble, matelas, pneu...), le distributeur est désormais tenu de reprendre l'ancien à l'achat ou la livraison. C'est le principe de la reprise 1 pour 1.</text:p>
          </table:table-cell>
          <table:table-cell table:style-name="ce557" office:value-type="string" calcext:value-type="string">
            <text:p>You buy a new appliance, the distributor is now required to take the former for the purchase or delivery. This is the principle of the recovery 'one for one'.</text:p>
          </table:table-cell>
          <table:table-cell table:style-name="ce557"/>
          <table:table-cell table:style-name="ce557" office:value-type="string" calcext:value-type="string">
            <text:p>cons_ecopart</text:p>
          </table:table-cell>
          <table:table-cell table:style-name="ce557" table:number-columns-repeated="2"/>
          <table:table-cell table:style-name="ce303" office:value-type="string" calcext:value-type="string">
            <text:p>reemploi_petit.png</text:p>
          </table:table-cell>
          <table:table-cell table:style-name="ce569" table:number-columns-repeated="2"/>
          <table:table-cell table:style-name="ce569" office:value-type="string" calcext:value-type="string">
            <text:p>Reprise,magasin</text:p>
          </table:table-cell>
          <table:table-cell table:style-name="ce569" office:value-type="string" calcext:value-type="string">
            <text:p>recovery store</text:p>
          </table:table-cell>
          <table:table-cell table:style-name="ce569"/>
          <table:table-cell/>
          <table:table-cell table:style-name="ce398" table:formula="of:=JSONMODESDECOLLECTE([.A36];[.B36];[.C36];[.D36];[.E36];[.F36];[.G36];[.H36];[.I36];[.J36];[.K36];[.L36];[.M36];[.N36];[.O36];[.P36];[.Q36])" office:value-type="string" office:string-value="{&#10;&quot;code&quot;:&quot;smco_reprise&quot;,&#10;      &quot;nom&quot;:&quot;Reprise par magasins - principe du 1 pour 1&quot;,&#10;      &quot;nom_en&quot;:&quot;Takeover by stores&quot;,&#10;      &quot;libelleBouton&quot;:&quot;Reprise par magasins - principe du 1 pour 1&quot;,&#10;      &quot;libelleBouton_en&quot;:&quot;Takeover by stores&quot;,&#10;      &quot;modesCollecte&quot;:&quot;true&quot;,&#10;      &quot;descr&quot;:&quot;Pour certains biens (électroménager, meuble, matelas, pneu...), le distributeur est désormais tenu de reprendre l'ancien à l'achat ou la livraison. C'est le principe de la reprise 1 pour 1.&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text:p>
            <text:p>      "nom":"Reprise par magasins - principe du 1 pour 1",</text:p>
            <text:p>      "nom_en":"Takeover by stores",</text:p>
            <text:p>      "libelleBouton":"Reprise par magasins - principe du 1 pour 1",</text:p>
            <text:p>      "libelleBouton_en":"Takeover by stores",</text:p>
            <text:p>      "modesCollecte":"true",</text:p>
            <text:p>      "descr":"Pour certains biens (électroménager, meuble, matelas, pneu...), le distributeur est désormais tenu de reprendre l'ancien à l'achat ou la livraison. C'est le principe de la reprise 1 pour 1.",</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vendeurcassevoiture</text:p>
          </table:table-cell>
          <table:table-cell table:style-name="ce182" office:value-type="string" calcext:value-type="string">
            <text:p>Casse automobile</text:p>
          </table:table-cell>
          <table:table-cell table:style-name="ce182" office:value-type="string" calcext:value-type="string">
            <text:p>Car breakers</text:p>
          </table:table-cell>
          <table:table-cell table:style-name="ce182"/>
          <table:table-cell table:style-name="ce539" office:value-type="string" calcext:value-type="string">
            <text:p>true</text:p>
          </table:table-cell>
          <table:table-cell table:style-name="ce182" office:value-type="string" calcext:value-type="string">
            <text:p>Les casses automobile ('fourrières') récupèrent les anciens véhicules.</text:p>
          </table:table-cell>
          <table:table-cell table:style-name="ce182" office:value-type="string" calcext:value-type="string">
            <text:p>The car breaks ('headland') recover older vehicles.</text:p>
          </table:table-cell>
          <table:table-cell table:style-name="ce182" table:number-columns-repeated="4"/>
          <table:table-cell table:style-name="ce303" office:value-type="string" calcext:value-type="string">
            <text:p>reemploi_petit.png</text:p>
          </table:table-cell>
          <table:table-cell table:style-name="ce362" office:value-type="string" calcext:value-type="string">
            <text:p>vérif le 03/2013</text:p>
          </table:table-cell>
          <table:table-cell table:style-name="ce362"/>
          <table:table-cell table:style-name="ce362" office:value-type="string" calcext:value-type="string">
            <text:p>Casse,automobile</text:p>
          </table:table-cell>
          <table:table-cell table:style-name="ce362" office:value-type="string" calcext:value-type="string">
            <text:p>car breakers</text:p>
          </table:table-cell>
          <table:table-cell table:style-name="ce362"/>
          <table:table-cell/>
          <table:table-cell table:style-name="ce398" table:formula="of:=JSONMODESDECOLLECTE([.A37];[.B37];[.C37];[.D37];[.E37];[.F37];[.G37];[.H37];[.I37];[.J37];[.K37];[.L37];[.M37];[.N37];[.O37];[.P37];[.Q37])" office:value-type="string" office:string-value="{&#10;&quot;code&quot;:&quot;smco_vendeurcassevoiture&quot;,&#10;      &quot;nom&quot;:&quot;Casse automobile&quot;,&#10;      &quot;nom_en&quot;:&quot;Car breakers&quot;,&#10;      &quot;libelleBouton&quot;:&quot;Casse automobile&quot;,&#10;      &quot;libelleBouton_en&quot;:&quot;Car breakers&quot;,&#10;      &quot;modesCollecte&quot;:&quot;true&quot;,&#10;      &quot;descr&quot;:&quot;Les casses automobile ('fourrières') récupèrent les anciens véhicules.&quot;,&#10;      &quot;descr_en&quot;:&quot;The car breaks ('headland') recover older vehicles.&quot;,&#10;      &quot;image&quot;:&quot;reemploi_petit.png&quot;,&#10;      &quot;mots_cles&quot;:&quot;casse,automobile&quot;,&#10;      &quot;mots_cles_en&quot;:&quot;car,breakers&quot;,&#10;      }," calcext:value-type="string">
            <text:p>{</text:p>
            <text:p>"code":"smco_vendeurcassevoiture",</text:p>
            <text:p>      "nom":"Casse automobile",</text:p>
            <text:p>      "nom_en":"Car breakers",</text:p>
            <text:p>      "libelleBouton":"Casse automobile",</text:p>
            <text:p>      "libelleBouton_en":"Car breakers",</text:p>
            <text:p>      "modesCollecte":"true",</text:p>
            <text:p>      "descr":"Les casses automobile ('fourrières') récupèrent les anciens véhicules.",</text:p>
            <text:p>      "descr_en":"The car breaks ('headland') recover older vehicles.",</text:p>
            <text:p>      "image":"reemploi_petit.png",</text:p>
            <text:p>      "mots_cles":"casse,automobile",</text:p>
            <text:p>      "mots_cles_en":"car,breaker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velo</text:p>
          </table:table-cell>
          <table:table-cell table:style-name="ce182" office:value-type="string" calcext:value-type="string">
            <text:p>Réemploi <text:s/>vélos</text:p>
          </table:table-cell>
          <table:table-cell table:style-name="ce182" office:value-type="string" calcext:value-type="string">
            <text:p>Reuse bike</text:p>
          </table:table-cell>
          <table:table-cell table:style-name="ce182"/>
          <table:table-cell table:style-name="ce539" office:value-type="string" calcext:value-type="string">
            <text:p>true</text:p>
          </table:table-cell>
          <table:table-cell table:style-name="ce182" office:value-type="string" calcext:value-type="string">
            <text:p>Plusieurs organismes (associations ‘ATAO’, ‘Place aux vélos’, ‘Vélo Campus’) récupèrent les anciens vélos.</text:p>
          </table:table-cell>
          <table:table-cell table:style-name="ce182" office:value-type="string" calcext:value-type="string">
            <text:p>Several organizations (associations ‘ATAO’, ‘Place aux vélos’, ‘Vélo Campus’) recover old bikes.</text:p>
          </table:table-cell>
          <table:table-cell table:style-name="ce182" table:number-columns-repeated="2"/>
          <table:table-cell table:style-name="ce182" office:value-type="string" calcext:value-type="string">
            <text:p>stco_reemploi14</text:p>
          </table:table-cell>
          <table:table-cell table:style-name="ce182"/>
          <table:table-cell table:style-name="ce303" office:value-type="string" calcext:value-type="string">
            <text:p>reemploi_petit.png</text:p>
          </table:table-cell>
          <table:table-cell table:style-name="ce95" office:value-type="string" calcext:value-type="string">
            <text:p>Vérif le 03/2013</text:p>
          </table:table-cell>
          <table:table-cell table:style-name="ce95"/>
          <table:table-cell table:style-name="ce95" office:value-type="string" calcext:value-type="string">
            <text:p>Réemploi,vélos</text:p>
          </table:table-cell>
          <table:table-cell table:style-name="ce95" office:value-type="string" calcext:value-type="string">
            <text:p>reuse,bicycle</text:p>
          </table:table-cell>
          <table:table-cell table:style-name="ce95"/>
          <table:table-cell/>
          <table:table-cell table:style-name="ce398" table:formula="of:=JSONMODESDECOLLECTE([.A38];[.B38];[.C38];[.D38];[.E38];[.F38];[.G38];[.H38];[.I38];[.J38];[.K38];[.L38];[.M38];[.N38];[.O38];[.P38];[.Q38])" office:value-type="string" office:string-value="{&#10;&quot;code&quot;:&quot;smco_velo&quot;,&#10;      &quot;nom&quot;:&quot;Réemploi  vélos&quot;,&#10;      &quot;nom_en&quot;:&quot;Reuse bike&quot;,&#10;      &quot;libelleBouton&quot;:&quot;Réemploi  vélos&quot;,&#10;      &quot;libelleBouton_en&quot;:&quot;Reuse bike&quot;,&#10;      &quot;modesCollecte&quot;:&quot;true&quot;,&#10;      &quot;descr&quot;:&quot;Plusieurs organismes (associations ‘ATAO’, ‘Place aux vélos’, ‘Vélo Campus’) récupèrent les anciens vélos.&quot;,&#10;      &quot;descr_en&quot;:&quot;Several organizations (associations ‘ATAO’, ‘Place aux vélos’, ‘Vélo Campus’) recover old bikes.&quot;,&#10;      &quot;image&quot;:&quot;reemploi_petit.png&quot;,&#10;      &quot;colFiches&quot;:&quot;stco_reemploi14&quot;,&#10;      &quot;mots_cles&quot;:&quot;reemploi,velos&quot;,&#10;      &quot;mots_cles_en&quot;:&quot;reuse,bicycle&quot;,&#10;      }," calcext:value-type="string">
            <text:p>{</text:p>
            <text:p>"code":"smco_velo",</text:p>
            <text:p>      "nom":"Réemploi  vélos",</text:p>
            <text:p>      "nom_en":"Reuse bike",</text:p>
            <text:p>      "libelleBouton":"Réemploi  vélos",</text:p>
            <text:p>      "libelleBouton_en":"Reuse bike",</text:p>
            <text:p>      "modesCollecte":"true",</text:p>
            <text:p>      "descr":"Plusieurs organismes (associations ‘ATAO’, ‘Place aux vélos’, ‘Vélo Campus’) récupèrent les anciens vélos.",</text:p>
            <text:p>      "descr_en":"Several organizations (associations ‘ATAO’, ‘Place aux vélos’, ‘Vélo Campus’) recover old bikes.",</text:p>
            <text:p>      "image":"reemploi_petit.png",</text:p>
            <text:p>      "colFiches":"stco_reemploi14",</text:p>
            <text:p>      "mots_cles":"reemploi,velos",</text:p>
            <text:p>      "mots_cles_en":"reuse,bicycl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pharmacie</text:p>
          </table:table-cell>
          <table:table-cell table:style-name="ce182" office:value-type="string" calcext:value-type="string">
            <text:p>Pharmacie</text:p>
          </table:table-cell>
          <table:table-cell table:style-name="ce182" office:value-type="string" calcext:value-type="string">
            <text:p>Pharmacy</text:p>
          </table:table-cell>
          <table:table-cell table:style-name="ce182"/>
          <table:table-cell table:style-name="ce539" office:value-type="string" calcext:value-type="string">
            <text:p>true</text:p>
          </table:table-cell>
          <table:table-cell table:style-name="ce182" office:value-type="string" calcext:value-type="string">
            <text:p>Les pharmacies ont l'obligation de récupérer les anciens médicaments, avec ou sans conditionnement.</text:p>
          </table:table-cell>
          <table:table-cell table:style-name="ce182" office:value-type="string" calcext:value-type="string">
            <text:p>Pharmacies have the obligation to recover the older drugs, with or without conditioning.</text:p>
          </table:table-cell>
          <table:table-cell table:style-name="ce182"/>
          <table:table-cell table:style-name="ce567" office:value-type="string" calcext:value-type="string">
            <text:p>medicaments</text:p>
          </table:table-cell>
          <table:table-cell table:style-name="ce182" table:number-columns-repeated="2"/>
          <table:table-cell table:style-name="ce303" office:value-type="string" calcext:value-type="string">
            <text:p>reemploi_petit.png</text:p>
          </table:table-cell>
          <table:table-cell table:style-name="ce95" office:value-type="string" calcext:value-type="string">
            <text:p>Vérif le 03/2013</text:p>
          </table:table-cell>
          <table:table-cell table:style-name="ce95"/>
          <table:table-cell table:style-name="ce95" office:value-type="string" calcext:value-type="string">
            <text:p>Pharmacie</text:p>
          </table:table-cell>
          <table:table-cell table:style-name="ce95" office:value-type="string" calcext:value-type="string">
            <text:p>pharmacy</text:p>
          </table:table-cell>
          <table:table-cell table:style-name="ce95"/>
          <table:table-cell/>
          <table:table-cell table:style-name="ce398" table:formula="of:=JSONMODESDECOLLECTE([.A39];[.B39];[.C39];[.D39];[.E39];[.F39];[.G39];[.H39];[.I39];[.J39];[.K39];[.L39];[.M39];[.N39];[.O39];[.P39];[.Q39])" office:value-type="string" office:string-value="{&#10;&quot;code&quot;:&quot;smco_pharmacie&quot;,&#10;      &quot;nom&quot;:&quot;Pharmacie&quot;,&#10;      &quot;nom_en&quot;:&quot;Pharmacy&quot;,&#10;      &quot;libelleBouton&quot;:&quot;Pharmacie&quot;,&#10;      &quot;libelleBouton_en&quot;:&quot;Pharmacy&quot;,&#10;      &quot;modesCollecte&quot;:&quot;true&quot;,&#10;      &quot;descr&quot;:&quot;Les pharmacies ont l'obligation de récupérer les anciens médicaments, avec ou sans conditionnement.&quot;,&#10;      &quot;descr_en&quot;:&quot;Pharmacies have the obligation to recover the older drugs, with or without conditioning.&quot;,&#10;      &quot;cons&quot;:&quot;medicaments&quot;,&#10;      &quot;image&quot;:&quot;reemploi_petit.png&quot;,&#10;      &quot;mots_cles&quot;:&quot;pharmacie&quot;,&#10;      &quot;mots_cles_en&quot;:&quot;pharmacy&quot;,&#10;      }," calcext:value-type="string">
            <text:p>{</text:p>
            <text:p>"code":"smco_pharmacie",</text:p>
            <text:p>      "nom":"Pharmacie",</text:p>
            <text:p>      "nom_en":"Pharmacy",</text:p>
            <text:p>      "libelleBouton":"Pharmacie",</text:p>
            <text:p>      "libelleBouton_en":"Pharmacy",</text:p>
            <text:p>      "modesCollecte":"true",</text:p>
            <text:p>      "descr":"Les pharmacies ont l'obligation de récupérer les anciens médicaments, avec ou sans conditionnement.",</text:p>
            <text:p>      "descr_en":"Pharmacies have the obligation to recover the older drugs, with or without conditioning.",</text:p>
            <text:p>      "cons":"medicaments",</text:p>
            <text:p>      "image":"reemploi_petit.png",</text:p>
            <text:p>      "mots_cles":"pharmacie",</text:p>
            <text:p>      "mots_cles_en":"pharmac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3" office:value-type="string" calcext:value-type="string">
            <text:p>modco_humour</text:p>
          </table:table-cell>
          <table:table-cell table:style-name="ce182" office:value-type="string" calcext:value-type="string">
            <text:p>Don à Mieux trier à Nantes</text:p>
          </table:table-cell>
          <table:table-cell table:style-name="ce182" office:value-type="string" calcext:value-type="string">
            <text:p>Don to Mieux trier à Nantes</text:p>
          </table:table-cell>
          <table:table-cell table:style-name="ce182"/>
          <table:table-cell table:style-name="ce539" office:value-type="string" calcext:value-type="string">
            <text:p>false</text:p>
          </table:table-cell>
          <table:table-cell table:style-name="ce182" office:value-type="string" calcext:value-type="string">
            <text:p>Il n’existe aucun processus de tri, purquoi ne pas le donner à l’association Mieux trier à Nantes ?</text:p>
          </table:table-cell>
          <table:table-cell table:style-name="ce182" office:value-type="string" calcext:value-type="string">
            <text:p>There is no sorting process, why not give it to the association Mieux trier à Nantes</text:p>
          </table:table-cell>
          <table:table-cell table:style-name="ce182"/>
          <table:table-cell table:style-name="ce567"/>
          <table:table-cell table:style-name="ce182" table:number-columns-repeated="2"/>
          <table:table-cell table:style-name="ce303" office:value-type="string" calcext:value-type="string">
            <text:p>nantes/logo_mieuxtrieranantes.png</text:p>
          </table:table-cell>
          <table:table-cell table:style-name="ce95" table:number-columns-repeated="5"/>
          <table:table-cell/>
          <table:table-cell table:style-name="ce398" table:formula="of:=JSONMODESDECOLLECTE([.A40];[.B40];[.C40];[.D40];[.E40];[.F40];[.G40];[.H40];[.I40];[.J40];[.K40];[.L40];[.M40];[.N40];[.O40];[.P40];[.Q40])" office:value-type="string" office:string-value="{&#10;&quot;code&quot;:&quot;modco_humour&quot;,&#10;      &quot;nom&quot;:&quot;Don à Mieux trier à Nantes&quot;,&#10;      &quot;nom_en&quot;:&quot;Don to Mieux trier à Nantes&quot;,&#10;      &quot;libelleBouton&quot;:&quot;Don à Mieux trier à Nantes&quot;,&#10;      &quot;libelleBouton_en&quot;:&quot;Don to Mieux trier à Nantes&quot;,&#10;      &quot;modesCollecte&quot;:&quot;false&quot;,&#10;      &quot;descr&quot;:&quot;Il n’existe aucun processus de tri, purquoi ne pas le donner à l’association Mieux trier à Nantes ?&quot;,&#10;      &quot;descr_en&quot;:&quot;There is no sorting process, why not give it to the association Mieux trier à Nantes&quot;,&#10;      &quot;image&quot;:&quot;nantes/logo_mieuxtrieranantes.png&quot;,&#10;      &quot;mots_cles&quot;:&quot;&quot;,&#10;      &quot;mots_cles_en&quot;:&quot;&quot;,&#10;      }," calcext:value-type="string">
            <text:p>{</text:p>
            <text:p>"code":"modco_humour",</text:p>
            <text:p>      "nom":"Don à Mieux trier à Nantes",</text:p>
            <text:p>      "nom_en":"Don to Mieux trier à Nantes",</text:p>
            <text:p>      "libelleBouton":"Don à Mieux trier à Nantes",</text:p>
            <text:p>      "libelleBouton_en":"Don to Mieux trier à Nantes",</text:p>
            <text:p>      "modesCollecte":"false",</text:p>
            <text:p>      "descr":"Il n’existe aucun processus de tri, purquoi ne pas le donner à l’association Mieux trier à Nantes ?",</text:p>
            <text:p>      "descr_en":"There is no sorting process, why not give it to the association Mieux trier à Nantes",</text:p>
            <text:p>      "image":"nantes/logo_mieuxtrieranantes.png",</text:p>
            <text:p>      "mots_cles":"",</text:p>
            <text:p>      "mots_cles_en":"",</text:p>
            <text:p>      },</text:p>
          </table:table-cell>
          <table:table-cell office:value-type="string" calcext:value-type="string">
            <text:p><text:s/></text:p>
          </table:table-cell>
          <table:table-cell/>
          <table:table-cell table:style-name="ce546"/>
          <table:table-cell table:number-columns-repeated="253"/>
        </table:table-row>
        <table:table-row table:style-name="ro2">
          <table:table-cell table:style-name="ce558"/>
          <table:table-cell table:style-name="ce404" table:number-columns-repeated="3"/>
          <table:table-cell table:style-name="ce561"/>
          <table:table-cell table:style-name="ce404" table:number-columns-repeated="7"/>
          <table:table-cell table:number-columns-repeated="6"/>
          <table:table-cell table:style-name="ce368"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263"/>
        </table:table-row>
        <table:table-row table:style-name="ro2" table:number-rows-repeated="4">
          <table:table-cell table:number-columns-repeated="275"/>
        </table:table-row>
        <table:table-row table:style-name="ro1">
          <table:table-cell table:number-columns-repeated="275"/>
        </table:table-row>
        <table:table-row table:style-name="ro1">
          <table:table-cell table:number-columns-repeated="19"/>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5"/>
        </table:table-row>
        <table:table-row table:style-name="ro10">
          <table:table-cell table:style-name="ce557" office:value-type="string" calcext:value-type="string">
            <text:p>modco_ecotox</text:p>
          </table:table-cell>
          <table:table-cell table:style-name="ce557" office:value-type="string" calcext:value-type="string">
            <text:p>Ecotox</text:p>
          </table:table-cell>
          <table:table-cell table:style-name="ce557" table:number-columns-repeated="2"/>
          <table:table-cell table:style-name="ce560" office:value-type="string" calcext:value-type="string">
            <text:p>false</text:p>
          </table:table-cell>
          <table:table-cell table:style-name="ce557"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557" table:number-columns-repeated="5"/>
          <table:table-cell table:style-name="ce564" office:value-type="string" calcext:value-type="string">
            <text:p>ecotox_panneau_malakoff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table:number-columns-repeated="3"/>
          <table:table-cell/>
          <table:table-cell table:style-name="ce398"/>
          <table:table-cell office:value-type="string" calcext:value-type="string">
            <text:p><text:s/></text:p>
          </table:table-cell>
          <table:table-cell/>
          <table:table-cell table:style-name="ce546"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1">
          <table:table-cell table:style-name="ce182" office:value-type="string" calcext:value-type="string">
            <text:p>smco_vendeur_lampe_eco</text:p>
          </table:table-cell>
          <table:table-cell table:style-name="ce182" office:value-type="string" calcext:value-type="string">
            <text:p>Vendeur lampe économie énergie</text:p>
          </table:table-cell>
          <table:table-cell table:style-name="ce182" table:number-columns-repeated="2"/>
          <table:table-cell table:style-name="ce539" office:value-type="string" calcext:value-type="string">
            <text:p>true</text:p>
          </table:table-cell>
          <table:table-cell table:style-name="ce182" table:number-columns-repeated="7"/>
          <table:table-cell table:style-name="ce362" table:number-columns-repeated="5"/>
          <table:table-cell/>
          <table:table-cell table:style-name="ce398"/>
          <table:table-cell table:number-columns-repeated="256"/>
        </table:table-row>
        <table:table-row table:style-name="ro1">
          <table:table-cell table:style-name="ce182" office:value-type="string" calcext:value-type="string">
            <text:p>smco_vendeurcartoucheencre</text:p>
          </table:table-cell>
          <table:table-cell table:style-name="ce182" office:value-type="string" calcext:value-type="string">
            <text:p>Vendeur cartouche d'encre</text:p>
          </table:table-cell>
          <table:table-cell table:style-name="ce182" table:number-columns-repeated="2"/>
          <table:table-cell table:style-name="ce539" office:value-type="string" calcext:value-type="string">
            <text:p>true</text:p>
          </table:table-cell>
          <table:table-cell table:style-name="ce182" table:number-columns-repeated="7"/>
          <table:table-cell table:style-name="ce362"/>
          <table:table-cell table:style-name="ce95" table:number-columns-repeated="4"/>
          <table:table-cell/>
          <table:table-cell table:style-name="ce398"/>
          <table:table-cell table:number-columns-repeated="256"/>
        </table:table-row>
        <table:table-row table:style-name="ro1" table:number-rows-repeated="1048516">
          <table:table-cell table:number-columns-repeated="275"/>
        </table:table-row>
        <table:table-row table:style-name="ro1">
          <table:table-cell table:number-columns-repeated="275"/>
        </table:table-row>
      </table:table>
      <table:table table:name="DiversDéchets" table:style-name="ta1" table:print="false">
        <table:table-column table:style-name="co164" table:default-cell-style-name="Default"/>
        <table:table-column table:style-name="co165" table:default-cell-style-name="Default"/>
        <table:table-column table:style-name="co166" table:default-cell-style-name="Default"/>
        <table:table-column table:style-name="co167" table:default-cell-style-name="Default"/>
        <table:table-column table:style-name="co21" table:number-columns-repeated="2" table:default-cell-style-name="Default"/>
        <table:table-column table:style-name="co168" table:default-cell-style-name="Default"/>
        <table:table-row table:style-name="ro1">
          <table:table-cell table:number-columns-repeated="7"/>
        </table:table-row>
        <table:table-row table:style-name="ro1">
          <table:table-cell office:value-type="string" calcext:value-type="string">
            <text:p><text:s/></text:p>
          </table:table-cell>
          <table:table-cell table:style-name="ce265"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2">
          <table:table-cell/>
          <table:table-cell table:style-name="ce144"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44"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44"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
          <table:table-cell/>
          <table:table-cell table:style-name="ce265"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18">
          <table:table-cell/>
          <table:table-cell table:style-name="ce144"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33">
          <table:table-cell/>
          <table:table-cell table:style-name="ce144"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266"/>
          <table:table-cell table:number-columns-repeated="5"/>
        </table:table-row>
        <table:table-row table:style-name="ro7">
          <table:table-cell/>
          <table:table-cell table:style-name="ce144"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1">
          <table:table-cell/>
          <table:table-cell table:style-name="ce144"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266"/>
          <table:table-cell table:number-columns-repeated="5"/>
        </table:table-row>
        <table:table-row table:style-name="ro1">
          <table:table-cell/>
          <table:table-cell table:style-name="ce267" office:value-type="string" calcext:value-type="string" table:number-columns-spanned="3" table:number-rows-spanned="1">
            <text:p>Les déchets verts</text:p>
          </table:table-cell>
          <table:covered-table-cell table:number-columns-repeated="2"/>
          <table:table-cell table:number-columns-repeated="3"/>
        </table:table-row>
        <table:table-row table:style-name="ro34">
          <table:table-cell/>
          <table:table-cell table:style-name="ce144"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268"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35">
          <table:table-cell/>
          <table:table-cell table:style-name="ce144"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18">
          <table:table-cell/>
          <table:table-cell table:style-name="ce269"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36">
          <table:table-cell/>
          <table:table-cell table:style-name="ce144"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265"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34">
          <table:table-cell/>
          <table:table-cell table:style-name="ce144"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Ex :</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18">
          <table:table-cell/>
          <table:table-cell table:style-name="ce144"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18">
          <table:table-cell/>
          <table:table-cell table:style-name="ce144"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18">
          <table:table-cell/>
          <table:table-cell table:style-name="ce144"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265" office:value-type="string" calcext:value-type="string" table:number-columns-spanned="3" table:number-rows-spanned="1">
            <text:p>Les encombrants</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18">
          <table:table-cell/>
          <table:table-cell table:style-name="ce144"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34">
          <table:table-cell/>
          <table:table-cell table:style-name="ce144"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265" office:value-type="string" calcext:value-type="string" table:number-columns-spanned="3" table:number-rows-spanned="1">
            <text:p>Les déchets d'équipement électrique et électronique (D3E)</text:p>
          </table:table-cell>
          <table:covered-table-cell table:number-columns-repeated="2" table:style-name="ce270"/>
          <table:table-cell table:number-columns-repeated="3"/>
        </table:table-row>
        <table:table-row table:style-name="ro18">
          <table:table-cell/>
          <table:table-cell table:style-name="ce144"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table:table-column table:style-name="co169" table:default-cell-style-name="Default"/>
        <table:table-column table:style-name="co170" table:default-cell-style-name="Default"/>
        <table:table-column table:style-name="co171" table:default-cell-style-name="Default"/>
        <table:table-column table:style-name="co10" table:default-cell-style-name="Default"/>
        <table:table-column table:style-name="co172" table:default-cell-style-name="Default"/>
        <table:table-column table:style-name="co10"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401" office:value-type="string" calcext:value-type="string">
            <text:p>code</text:p>
          </table:table-cell>
          <table:table-cell table:style-name="ce401" office:value-type="string" calcext:value-type="string">
            <text:p>libelle_fr</text:p>
          </table:table-cell>
          <table:table-cell table:style-name="ce401" office:value-type="string" calcext:value-type="string">
            <text:p>libelle_en</text:p>
          </table:table-cell>
          <table:table-cell office:value-type="string" calcext:value-type="string">
            <text:p><text:s/></text:p>
          </table:table-cell>
          <table:table-cell table:style-name="ce576" office:value-type="string" calcext:value-type="string">
            <text:p>var _specificLabelsDatas = {</text:p>
          </table:table-cell>
          <table:table-cell office:value-type="string" calcext:value-type="string">
            <text:p><text:s/></text:p>
          </table:table-cell>
        </table:table-row>
        <table:table-row table:style-name="ro37">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366" table:formula="of:=JSONLIBELLESSPECIFIQUES([.A6];[.B6];[.C6])" office:value-type="string" office:string-value="   'a_propos' : {&#10;   &quot;fr&quot;:&quot;Aider les habitants de Nantes Métropôle à trier.&quot;,&#10;      &quot;en&quot;:&quot;To help inhabitants of Nantes Métropole to sort.&quot;&#10;   }," calcext:value-type="string">
            <text:p>   'a_propos' : {</text:p>
            <text:p>   "fr":"Aider les habitants de Nantes Métropôle à trier.",</text:p>
            <text:p>      "en":"To help inhabitants of Nantes Métropole to sort."</text:p>
            <text:p>   },</text:p>
          </table:table-cell>
          <table:table-cell office:value-type="string" calcext:value-type="string">
            <text:p><text:s/></text:p>
          </table:table-cell>
        </table:table-row>
        <table:table-row table:style-name="ro37">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366" table:formula="of:=JSONLIBELLESSPECIFIQUES([.A7];[.B7];[.C7])" office:value-type="string" office:string-value="   'about_titre' : {&#10;   &quot;fr&quot;:&quot;« Mieux trier à Nantes », v. 1.21&quot;,&#10;      &quot;en&quot;:&quot;« Mieux trier à Nantes », v. 1.21&quot;&#10;   }," calcext:value-type="string">
            <text:p>   'about_titre' : {</text:p>
            <text:p>   "fr":"« Mieux trier à Nantes », v. 1.21",</text:p>
            <text:p>      "en":"« Mieux trier à Nantes », v. 1.21"</text:p>
            <text:p>   },</text:p>
          </table:table-cell>
          <table:table-cell office:value-type="string" calcext:value-type="string">
            <text:p><text:s/></text:p>
          </table:table-cell>
        </table:table-row>
        <table:table-row table:style-name="ro37">
          <table:table-cell office:value-type="string" calcext:value-type="string">
            <text:p>about</text:p>
          </table:table-cell>
          <table:table-cell office:value-type="string" calcext:value-type="string">
            <text:p>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text:a xlink:href="https://mieuxtrieranantes.wordpress.com/" xlink:type="simple">https://mieuxtrieranantes.wordpress.com</text:a>'&gt;Blog pour toutes les infos&lt;/a&gt;&lt;br/&gt;&lt;br/&gt;Les données sont toutes Open Data : retrouver les sur &lt;A HREF=’<text:a xlink:href="https://mieuxtrieranantes.wordpress.com/donnees-open-data/" xlink:type="simple">https://mieuxtrieranantes.wordpress.com/donnees-open-data/</tex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366" table:formula="of:=JSONLIBELLESSPECIFIQUES([.A8];[.B8];[.C8])" office:value-type="string" office:string-value="   'about' : {&#10;   &quot;fr&quot;:&quot;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 calcext:value-type="string">
            <text:p>   'about' : {</text:p>
            <text:p>   "fr":"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able:table-cell>
          <table:table-cell office:value-type="string" calcext:value-type="string">
            <text:p><text:s/></text:p>
          </table:table-cell>
        </table:table-row>
        <table:table-row table:style-name="ro37">
          <table:table-cell office:value-type="string" calcext:value-type="string">
            <text:p>splashmessage</text:p>
          </table:table-cell>
          <table:table-cell table:style-name="ce303"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303"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366" table:formula="of:=JSONLIBELLESSPECIFIQUES([.A9];[.B9];[.C9])" office:value-type="string" office:string-value="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 calcext:value-type="string">
            <text:p>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able:table-cell>
          <table:table-cell office:value-type="string" calcext:value-type="string">
            <text:p><text:s/></text:p>
          </table:table-cell>
        </table:table-row>
        <table:table-row table:style-name="ro1">
          <table:table-cell table:style-name="ce362" table:number-columns-repeated="3"/>
          <table:table-cell office:value-type="string" calcext:value-type="string">
            <text:p><text:s/></text:p>
          </table:table-cell>
          <table:table-cell table:style-name="ce366" office:value-type="string" calcext:value-type="string">
            <text:p><text:s text:c="4"/>'zz' : {}</text:p>
          </table:table-cell>
          <table:table-cell office:value-type="string" calcext:value-type="string">
            <text:p><text:s/></text:p>
          </table:table-cell>
        </table:table-row>
        <table:table-row table:style-name="ro1">
          <table:table-cell table:style-name="ce362" table:number-columns-repeated="3"/>
          <table:table-cell office:value-type="string" calcext:value-type="string">
            <text:p><text:s/></text:p>
          </table:table-cell>
          <table:table-cell table:style-name="ce366" office:value-type="string" calcext:value-type="string">
            <text:p>}; </text:p>
          </table:table-cell>
          <table:table-cell office:value-type="string" calcext:value-type="string">
            <text:p><text:s/></text:p>
          </table:table-cell>
        </table:table-row>
        <table:table-row table:style-name="ro1">
          <table:table-cell table:style-name="ce362"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362"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table:table-column table:style-name="co169" table:default-cell-style-name="Default"/>
        <table:table-column table:style-name="co173" table:default-cell-style-name="Default"/>
        <table:table-column table:style-name="co174" table:default-cell-style-name="Default"/>
        <table:table-column table:style-name="co175" table:default-cell-style-name="Default"/>
        <table:table-column table:style-name="co176" table:default-cell-style-name="Default"/>
        <table:table-column table:style-name="co10" table:default-cell-style-name="Default"/>
        <table:table-column table:style-name="co172" table:default-cell-style-name="Default"/>
        <table:table-column table:style-name="co10"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401" office:value-type="string" calcext:value-type="string">
            <text:p>code</text:p>
          </table:table-cell>
          <table:table-cell table:style-name="ce401" office:value-type="string" calcext:value-type="string">
            <text:p>libelle_fr</text:p>
          </table:table-cell>
          <table:table-cell table:style-name="ce401" office:value-type="string" calcext:value-type="string">
            <text:p>libelle_en</text:p>
          </table:table-cell>
          <table:table-cell table:style-name="ce401" office:value-type="string" calcext:value-type="string">
            <text:p>descr_fr</text:p>
          </table:table-cell>
          <table:table-cell table:style-name="ce401" office:value-type="string" calcext:value-type="string">
            <text:p>descr_en</text:p>
          </table:table-cell>
          <table:table-cell office:value-type="string" calcext:value-type="string">
            <text:p><text:s/></text:p>
          </table:table-cell>
          <table:table-cell table:style-name="ce366" office:value-type="string" calcext:value-type="string">
            <text:p>var <text:span text:style-name="T13">_newsDatas</text:span> = [</text:p>
          </table:table-cell>
          <table:table-cell office:value-type="string" calcext:value-type="string">
            <text:p><text:s/></text:p>
          </table:table-cell>
        </table:table-row>
        <table:table-row table:style-name="ro38">
          <table:table-cell office:value-type="string" calcext:value-type="string">
            <text:p>Actu_01</text:p>
          </table:table-cell>
          <table:table-cell office:value-type="string" calcext:value-type="string">
            <text:p>&amp;#x263a; Envie 44 propose des réparations</text:p>
          </table:table-cell>
          <table:table-cell office:value-type="string" calcext:value-type="string">
            <text:p>Envie 44 offers to repair</text:p>
          </table:table-cell>
          <table:table-cell office:value-type="string" calcext:value-type="string">
            <text:p>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able:table-cell>
          <table:table-cell office:value-type="string" calcext:value-type="string">
            <text:p>This large structure recovers Nantes for years used electrical products. It now offers individuals to repair appliances (and make acec guarantee).. See &lt;a href=\"javascript:void(0);\" onclick=\"window.open('http://www.envie.org', '_system', 'location=yes');\"&gt;www.envie.org&lt;/a&gt;</text:p>
          </table:table-cell>
          <table:table-cell office:value-type="string" calcext:value-type="string">
            <text:p><text:s/></text:p>
          </table:table-cell>
          <table:table-cell table:style-name="ce366" table:formula="of:=JSONNEWS([.A6];[.B6];[.C6];[.D6];[.E6])" office:value-type="string" office:string-value="   {&#10;      &quot;code&quot;:&quot;Actu_01&quot;,&#10;      &quot;nom&quot;:&quot;&amp;#x263a; Envie 44 propose des réparations&quot;,&#10;      &quot;nom_en&quot;:&quot;Envie 44 offers to repair&quot;,&#10;      &quot;descr&quot;:&quot;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quot;,&#10;      &quot;descr_en&quot;:&quot;This large structure recovers Nantes for years used electrical products. It now offers individuals to repair appliances (and make acec guarantee).. See &lt;a href=\'javascript:void(0);\' onclick=\'window.open('http://www.envie.org', '_system', 'location=yes');\'&gt;www.envie.org&lt;/a&gt;&quot;&#10;   }," calcext:value-type="string">
            <text:p>   {</text:p>
            <text:p>      "code":"Actu_01",</text:p>
            <text:p>      "nom":"&amp;#x263a; Envie 44 propose des réparations",</text:p>
            <text:p>      "nom_en":"Envie 44 offers to repair",</text:p>
            <text:p>      "descr":"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ext:p>      "descr_en":"This large structure recovers Nantes for years used electrical products. It now offers individuals to repair appliances (and make acec guarantee).. See &lt;a href=\'javascript:void(0);\' onclick=\'window.open('http://www.envie.org', '_system', 'location=yes');\'&gt;www.envie.org&lt;/a&gt;"</text:p>
            <text:p>   },</text:p>
          </table:table-cell>
          <table:table-cell office:value-type="string" calcext:value-type="string">
            <text:p><text:s/></text:p>
          </table:table-cell>
        </table:table-row>
        <table:table-row table:style-name="ro38">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able:table-cell>
          <table:table-cell office:value-type="string" calcext:value-type="string">
            <text:p>These are places where is deposited (or takes) small objects free. Asked in the street, they are always accessible. Vincent Gache, Ste Thérèse... See &lt;a href=\"javascript:void(0);\" onclick=\"window.open('http://lesboitesutiles.tumblr.com', '_system', 'location=yes');\"&gt;http://lesboitesutiles.tumblr.com&lt;/a&gt;</text:p>
          </table:table-cell>
          <table:table-cell office:value-type="string" calcext:value-type="string">
            <text:p><text:s/></text:p>
          </table:table-cell>
          <table:table-cell table:style-name="ce366" table:formula="of:=JSONNEWS([.A7];[.B7];[.C7];[.D7];[.E7])" office:value-type="string" office:string-value="   {&#10;      &quot;code&quot;:&quot;Actu_02&quot;,&#10;      &quot;nom&quot;:&quot;&amp;#127873; 4 boîtes utiles à Nantes&quot;,&#10;      &quot;nom_en&quot;:&quot;&amp;#127873; Four give box in Nantes&quot;,&#10;      &quot;descr&quot;:&quot;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quot;,&#10;      &quot;descr_en&quot;:&quot;These are places where is deposited (or takes) small objects free. Asked in the street, they are always accessible. Vincent Gache, Ste Thérèse... See &lt;a href=\'javascript:void(0);\' onclick=\'window.open('http://lesboitesutiles.tumblr.com', '_system', 'location=yes');\'&gt;http://lesboitesutiles.tumblr.com&lt;/a&gt;&quot;&#10;   }," calcext:value-type="string">
            <text:p>   {</text:p>
            <text:p>      "code":"Actu_02",</text:p>
            <text:p>      "nom":"&amp;#127873; 4 boîtes utiles à Nantes",</text:p>
            <text:p>      "nom_en":"&amp;#127873; Four give box in Nantes",</text:p>
            <text:p>      "descr":"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ext:p>      "descr_en":"These are places where is deposited (or takes) small objects free. Asked in the street, they are always accessible. Vincent Gache, Ste Thérèse... See &lt;a href=\'javascript:void(0);\' onclick=\'window.open('http://lesboitesutiles.tumblr.com', '_system', 'location=yes');\'&gt;http://lesboitesutiles.tumblr.com&lt;/a&gt;"</text:p>
            <text:p>   },</text:p>
          </table:table-cell>
          <table:table-cell office:value-type="string" calcext:value-type="string">
            <text:p><text:s/></text:p>
          </table:table-cell>
        </table:table-row>
        <table:table-row table:style-name="ro38">
          <table:table-cell office:value-type="string" calcext:value-type="string">
            <text:p>Actu_03</text:p>
          </table:table-cell>
          <table:table-cell office:value-type="string" calcext:value-type="string">
            <text:p>&amp;#x1f4b2; Le retour de la consigne sur les bouteilles.</text:p>
          </table:table-cell>
          <table:table-cell office:value-type="string" calcext:value-type="string">
            <text:p>&amp;#x1f4b2; The consigne is back.</text:p>
          </table:table-cell>
          <table:table-cell office:value-type="string" calcext:value-type="string">
            <text:p>La nouvelle association Bout'à'Bout fournit des bouteilles consignées aux producteurs. Le magasin O Bôcal propose ces produits. Voir &lt;a href=\"javascript:void(0);\" onclick=\"window.open('http://www.boutabout.org', '_system', 'location=yes');\" &gt;www.boutabout.org&lt;/a&gt;</text:p>
          </table:table-cell>
          <table:table-cell office:value-type="string" calcext:value-type="string">
            <text:p>The new association Bout'à'Bout . See &lt;a href=\"javascript:void(0);\" onclick=\"window.open('http://www.boutabout.org', '_system', 'location=yes');\" &gt;www.boutabout.org&lt;/a&gt;</text:p>
          </table:table-cell>
          <table:table-cell office:value-type="string" calcext:value-type="string">
            <text:p><text:s/></text:p>
          </table:table-cell>
          <table:table-cell table:style-name="ce366" table:formula="of:=JSONNEWS([.A8];[.B8];[.C8];[.D8];[.E8])" office:value-type="string" office:string-value="   {&#10;      &quot;code&quot;:&quot;Actu_03&quot;,&#10;      &quot;nom&quot;:&quot;&amp;#x1f4b2; Le retour de la consigne sur les bouteilles.&quot;,&#10;      &quot;nom_en&quot;:&quot;&amp;#x1f4b2; The consigne is back.&quot;,&#10;      &quot;descr&quot;:&quot;La nouvelle association Bout'à'Bout fournit des bouteilles consignées aux producteurs. Le magasin O Bôcal propose ces produits. Voir &lt;a href=\'javascript:void(0);\' onclick=\'window.open('http://www.boutabout.org', '_system', 'location=yes');\' &gt;www.boutabout.org&lt;/a&gt;&quot;,&#10;      &quot;descr_en&quot;:&quot;The new association Bout'à'Bout . See &lt;a href=\'javascript:void(0);\' onclick=\'window.open('http://www.boutabout.org', '_system', 'location=yes');\' &gt;www.boutabout.org&lt;/a&gt;&quot;&#10;   }," calcext:value-type="string">
            <text:p>   {</text:p>
            <text:p>      "code":"Actu_03",</text:p>
            <text:p>      "nom":"&amp;#x1f4b2; Le retour de la consigne sur les bouteilles.",</text:p>
            <text:p>      "nom_en":"&amp;#x1f4b2; The consigne is back.",</text:p>
            <text:p>      "descr":"La nouvelle association Bout'à'Bout fournit des bouteilles consignées aux producteurs. Le magasin O Bôcal propose ces produits. Voir &lt;a href=\'javascript:void(0);\' onclick=\'window.open('http://www.boutabout.org', '_system', 'location=yes');\' &gt;www.boutabout.org&lt;/a&gt;",</text:p>
            <text:p>      "descr_en":"The new association Bout'à'Bout . See &lt;a href=\'javascript:void(0);\' onclick=\'window.open('http://www.boutabout.org', '_system', 'location=yes');\' &gt;www.boutabout.org&lt;/a&gt;"</text:p>
            <text:p>   },</text:p>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style-name="ce577" office:value-type="string" calcext:value-type="string">
            <text:p>{}];</text:p>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target=_new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77" table:default-cell-style-name="Default"/>
        <table:table-column table:style-name="co178" table:default-cell-style-name="Default"/>
        <table:table-column table:style-name="co10" table:number-columns-repeated="3" table:default-cell-style-name="Default"/>
        <table:table-column table:style-name="co179" table:default-cell-style-name="Default"/>
        <table:table-column table:style-name="co10"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401" office:value-type="string" calcext:value-type="string">
            <text:p>code</text:p>
          </table:table-cell>
          <table:table-cell table:style-name="ce401" office:value-type="string" calcext:value-type="string">
            <text:p>valeur</text:p>
          </table:table-cell>
          <table:table-cell table:style-name="ce401" table:number-columns-repeated="2"/>
          <table:table-cell/>
          <table:table-cell table:style-name="ce366" office:value-type="string" calcext:value-type="string">
            <text:p>var <text:span text:style-name="T13">_paramsDatas</text:span> = {</text:p>
          </table:table-cell>
          <table:table-cell office:value-type="string" calcext:value-type="string">
            <text:p><text:s/></text:p>
          </table:table-cell>
        </table:table-row>
        <table:table-row table:style-name="ro37">
          <table:table-cell table:style-name="ce362" office:value-type="string" calcext:value-type="string">
            <text:p>geo.<text:span text:style-name="T14">boundsMinLong'</text:span></text:p>
          </table:table-cell>
          <table:table-cell table:style-name="ce580" office:value-type="string" calcext:value-type="string">
            <text:p>-2.26</text:p>
          </table:table-cell>
          <table:table-cell table:style-name="ce362" table:number-columns-repeated="2"/>
          <table:table-cell/>
          <table:table-cell table:style-name="ce366" table:formula="of:=JSONCONFIG([.A5];[.B5])" office:value-type="string" office:string-value="   'geo.boundsMinLong'' : {&#10;      &quot;code&quot;:&quot;geo.boundsMinLong'&quot;,&#10;      &quot;valeur&quot;:&quot;-2.26&quot;&#10;   }," calcext:value-type="string">
            <text:p>   'geo.boundsMinLong'' : {</text:p>
            <text:p>      "code":"geo.boundsMinLong'",</text:p>
            <text:p>      "valeur":"-2.26"</text:p>
            <text:p>   },</text:p>
          </table:table-cell>
          <table:table-cell office:value-type="string" calcext:value-type="string">
            <text:p><text:s/></text:p>
          </table:table-cell>
        </table:table-row>
        <table:table-row table:style-name="ro37">
          <table:table-cell table:style-name="ce362" office:value-type="string" calcext:value-type="string">
            <text:p>geo.<text:span text:style-name="T14">boundsMinLat</text:span></text:p>
          </table:table-cell>
          <table:table-cell table:style-name="ce580" office:value-type="string" calcext:value-type="string">
            <text:p>47.84</text:p>
          </table:table-cell>
          <table:table-cell table:style-name="ce362" table:number-columns-repeated="2"/>
          <table:table-cell/>
          <table:table-cell table:style-name="ce366" table:formula="of:=JSONCONFIG([.A6];[.B6])" office:value-type="string" office:string-value="   'geo.boundsMinLat' : {&#10;      &quot;code&quot;:&quot;geo.boundsMinLat&quot;,&#10;      &quot;valeur&quot;:&quot;47.84&quot;&#10;   }," calcext:value-type="string">
            <text:p>   'geo.boundsMinLat' : {</text:p>
            <text:p>      "code":"geo.boundsMinLat",</text:p>
            <text:p>      "valeur":"47.84"</text:p>
            <text:p>   },</text:p>
          </table:table-cell>
          <table:table-cell office:value-type="string" calcext:value-type="string">
            <text:p><text:s/></text:p>
          </table:table-cell>
        </table:table-row>
        <table:table-row table:style-name="ro37">
          <table:table-cell table:style-name="ce362" office:value-type="string" calcext:value-type="string">
            <text:p>geo.boundsMaxLong</text:p>
          </table:table-cell>
          <table:table-cell table:style-name="ce580" office:value-type="string" calcext:value-type="string">
            <text:p>-1.13</text:p>
          </table:table-cell>
          <table:table-cell table:style-name="ce583"/>
          <table:table-cell table:style-name="ce362"/>
          <table:table-cell/>
          <table:table-cell table:style-name="ce366" table:formula="of:=JSONCONFIG([.A7];[.B7])" office:value-type="string" office:string-value="   'geo.boundsMaxLong' : {&#10;      &quot;code&quot;:&quot;geo.boundsMaxLong&quot;,&#10;      &quot;valeur&quot;:&quot;-1.13&quot;&#10;   }," calcext:value-type="string">
            <text:p>   'geo.boundsMaxLong' : {</text:p>
            <text:p>      "code":"geo.boundsMaxLong",</text:p>
            <text:p>      "valeur":"-1.13"</text:p>
            <text:p>   },</text:p>
          </table:table-cell>
          <table:table-cell office:value-type="string" calcext:value-type="string">
            <text:p><text:s/></text:p>
          </table:table-cell>
        </table:table-row>
        <table:table-row table:style-name="ro37">
          <table:table-cell table:style-name="ce362" office:value-type="string" calcext:value-type="string">
            <text:p>geo.<text:span text:style-name="T14">boundsMaxLat</text:span></text:p>
          </table:table-cell>
          <table:table-cell table:style-name="ce580" office:value-type="string" calcext:value-type="string">
            <text:p>47.11</text:p>
          </table:table-cell>
          <table:table-cell table:style-name="ce362" table:number-columns-repeated="2"/>
          <table:table-cell/>
          <table:table-cell table:style-name="ce366" table:formula="of:=JSONCONFIG([.A8];[.B8])" office:value-type="string" office:string-value="   'geo.boundsMaxLat' : {&#10;      &quot;code&quot;:&quot;geo.boundsMaxLat&quot;,&#10;      &quot;valeur&quot;:&quot;47.11&quot;&#10;   }," calcext:value-type="string">
            <text:p>   'geo.boundsMaxLat' : {</text:p>
            <text:p>      "code":"geo.boundsMaxLat",</text:p>
            <text:p>      "valeur":"47.11"</text:p>
            <text:p>   },</text:p>
          </table:table-cell>
          <table:table-cell office:value-type="string" calcext:value-type="string">
            <text:p><text:s/></text:p>
          </table:table-cell>
        </table:table-row>
        <table:table-row table:style-name="ro37">
          <table:table-cell table:style-name="ce578" office:value-type="string" calcext:value-type="string">
            <text:p>geo.defaultLat</text:p>
          </table:table-cell>
          <table:table-cell table:style-name="ce580" office:value-type="string" calcext:value-type="string">
            <text:p>47.21</text:p>
          </table:table-cell>
          <table:table-cell table:style-name="ce362" table:number-columns-repeated="2"/>
          <table:table-cell/>
          <table:table-cell table:style-name="ce366" table:formula="of:=JSONCONFIG([.A9];[.B9])" office:value-type="string" office:string-value="   'geo.defaultLat' : {&#10;      &quot;code&quot;:&quot;geo.defaultLat&quot;,&#10;      &quot;valeur&quot;:&quot;47.21&quot;&#10;   }," calcext:value-type="string">
            <text:p>   'geo.defaultLat' : {</text:p>
            <text:p>      "code":"geo.defaultLat",</text:p>
            <text:p>      "valeur":"47.21"</text:p>
            <text:p>   },</text:p>
          </table:table-cell>
          <table:table-cell office:value-type="string" calcext:value-type="string">
            <text:p><text:s/></text:p>
          </table:table-cell>
        </table:table-row>
        <table:table-row table:style-name="ro37">
          <table:table-cell table:style-name="ce578" office:value-type="string" calcext:value-type="string">
            <text:p>geo.defaultLong</text:p>
          </table:table-cell>
          <table:table-cell table:style-name="ce581" office:value-type="string" calcext:value-type="string">
            <text:p>-1.54</text:p>
          </table:table-cell>
          <table:table-cell table:style-name="ce362" table:number-columns-repeated="2"/>
          <table:table-cell/>
          <table:table-cell table:style-name="ce366" table:formula="of:=JSONCONFIG([.A10];[.B10])" office:value-type="string" office:string-value="   'geo.defaultLong' : {&#10;      &quot;code&quot;:&quot;geo.defaultLong&quot;,&#10;      &quot;valeur&quot;:&quot;-1.54&quot;&#10;   }," calcext:value-type="string">
            <text:p>   'geo.defaultLong' : {</text:p>
            <text:p>      "code":"geo.defaultLong",</text:p>
            <text:p>      "valeur":"-1.54"</text:p>
            <text:p>   },</text:p>
          </table:table-cell>
          <table:table-cell office:value-type="string" calcext:value-type="string">
            <text:p><text:s/></text:p>
          </table:table-cell>
        </table:table-row>
        <table:table-row table:style-name="ro37">
          <table:table-cell table:style-name="ce578" office:value-type="string" calcext:value-type="string">
            <text:p>geo.zoomInit</text:p>
          </table:table-cell>
          <table:table-cell table:style-name="ce582" office:value-type="float" office:value="14" calcext:value-type="float">
            <text:p>14</text:p>
          </table:table-cell>
          <table:table-cell table:style-name="ce362" table:number-columns-repeated="2"/>
          <table:table-cell/>
          <table:table-cell table:style-name="ce366" table:formula="of:=JSONCONFIG([.A11];[.B11])" office:value-type="string" office:string-value="   'geo.zoomInit' : {&#10;      &quot;code&quot;:&quot;geo.zoomInit&quot;,&#10;      &quot;valeur&quot;:&quot;14&quot;&#10;   }," calcext:value-type="string">
            <text:p>   'geo.zoomInit' : {</text:p>
            <text:p>      "code":"geo.zoomInit",</text:p>
            <text:p>      "valeur":"14"</text:p>
            <text:p>   },</text:p>
          </table:table-cell>
          <table:table-cell office:value-type="string" calcext:value-type="string">
            <text:p><text:s/></text:p>
          </table:table-cell>
        </table:table-row>
        <table:table-row table:style-name="ro37">
          <table:table-cell table:style-name="ce578" office:value-type="string" calcext:value-type="string">
            <text:p>geo.zoomMin</text:p>
          </table:table-cell>
          <table:table-cell table:style-name="ce582" office:value-type="float" office:value="11" calcext:value-type="float">
            <text:p>11</text:p>
          </table:table-cell>
          <table:table-cell table:style-name="ce362" table:number-columns-repeated="2"/>
          <table:table-cell/>
          <table:table-cell table:style-name="ce366" table:formula="of:=JSONCONFIG([.A12];[.B12])" office:value-type="string" office:string-value="   'geo.zoomMin' : {&#10;      &quot;code&quot;:&quot;geo.zoomMin&quot;,&#10;      &quot;valeur&quot;:&quot;11&quot;&#10;   }," calcext:value-type="string">
            <text:p>   'geo.zoomMin' : {</text:p>
            <text:p>      "code":"geo.zoomMin",</text:p>
            <text:p>      "valeur":"11"</text:p>
            <text:p>   },</text:p>
          </table:table-cell>
          <table:table-cell office:value-type="string" calcext:value-type="string">
            <text:p><text:s/></text:p>
          </table:table-cell>
        </table:table-row>
        <table:table-row table:style-name="ro37">
          <table:table-cell table:style-name="ce579" office:value-type="string" calcext:value-type="string">
            <text:p>geo.zoneDstance</text:p>
          </table:table-cell>
          <table:table-cell table:style-name="ce582" office:value-type="float" office:value="1500" calcext:value-type="float">
            <text:p>1500</text:p>
          </table:table-cell>
          <table:table-cell table:style-name="ce362" table:number-columns-repeated="2"/>
          <table:table-cell/>
          <table:table-cell table:style-name="ce366" table:formula="of:=JSONCONFIG([.A13];[.B13])" office:value-type="string" office:string-value="   'geo.zoneDstance' : {&#10;      &quot;code&quot;:&quot;geo.zoneDstance&quot;,&#10;      &quot;valeur&quot;:&quot;1500&quot;&#10;   }," calcext:value-type="string">
            <text:p>   'geo.zoneDstance' : {</text:p>
            <text:p>      "code":"geo.zoneDstance",</text:p>
            <text:p>      "valeur":"1500"</text:p>
            <text:p>   },</text:p>
          </table:table-cell>
          <table:table-cell office:value-type="string" calcext:value-type="string">
            <text:p><text:s/></text:p>
          </table:table-cell>
        </table:table-row>
        <table:table-row table:style-name="ro37">
          <table:table-cell table:style-name="ce303" office:value-type="string" calcext:value-type="string">
            <text:p>geo.zoneDistanceAvantRedessiner</text:p>
          </table:table-cell>
          <table:table-cell table:style-name="ce582" office:value-type="float" office:value="1000" calcext:value-type="float">
            <text:p>1000</text:p>
          </table:table-cell>
          <table:table-cell table:style-name="ce362" table:number-columns-repeated="2"/>
          <table:table-cell/>
          <table:table-cell table:style-name="ce366" table:formula="of:=JSONCONFIG([.A14];[.B14])" office:value-type="string" office:string-value="   'geo.zoneDistanceAvantRedessiner' : {&#10;      &quot;code&quot;:&quot;geo.zoneDistanceAvantRedessiner&quot;,&#10;      &quot;valeur&quot;:&quot;1000&quot;&#10;   }," calcext:value-type="string">
            <text:p>   'geo.zoneDistanceAvantRedessiner' : {</text:p>
            <text:p>      "code":"geo.zoneDistanceAvantRedessiner",</text:p>
            <text:p>      "valeur":"1000"</text:p>
            <text:p>   },</text:p>
          </table:table-cell>
          <table:table-cell office:value-type="string" calcext:value-type="string">
            <text:p><text:s/></text:p>
          </table:table-cell>
        </table:table-row>
        <table:table-row table:style-name="ro37">
          <table:table-cell table:style-name="ce362" office:value-type="string" calcext:value-type="string">
            <text:p>pages.page1.nom</text:p>
          </table:table-cell>
          <table:table-cell table:style-name="ce582" office:value-type="string" calcext:value-type="string">
            <text:p>accueil_nantes</text:p>
          </table:table-cell>
          <table:table-cell table:style-name="ce362" table:number-columns-repeated="2"/>
          <table:table-cell/>
          <table:table-cell table:style-name="ce366" table:formula="of:=JSONCONFIG([.A15];[.B15])" office:value-type="string" office:string-value="   'pages.page1.nom' : {&#10;      &quot;code&quot;:&quot;pages.page1.nom&quot;,&#10;      &quot;valeur&quot;:&quot;accueil_nantes&quot;&#10;   }," calcext:value-type="string">
            <text:p>   'pages.page1.nom' : {</text:p>
            <text:p>      "code":"pages.page1.nom",</text:p>
            <text:p>      "valeur":"accueil_nantes"</text:p>
            <text:p>   },</text:p>
          </table:table-cell>
          <table:table-cell office:value-type="string" calcext:value-type="string">
            <text:p><text:s/></text:p>
          </table:table-cell>
        </table:table-row>
        <table:table-row table:style-name="ro37">
          <table:table-cell table:style-name="ce362" office:value-type="string" calcext:value-type="string">
            <text:p>pages.page2.nom</text:p>
          </table:table-cell>
          <table:table-cell table:style-name="ce582" office:value-type="string" calcext:value-type="string">
            <text:p>dechets</text:p>
          </table:table-cell>
          <table:table-cell table:style-name="ce362" table:number-columns-repeated="2"/>
          <table:table-cell/>
          <table:table-cell table:style-name="ce366" table:formula="of:=JSONCONFIG([.A16];[.B16])" office:value-type="string" office:string-value="   'pages.page2.nom' : {&#10;      &quot;code&quot;:&quot;pages.page2.nom&quot;,&#10;      &quot;valeur&quot;:&quot;dechets&quot;&#10;   }," calcext:value-type="string">
            <text:p>   'pages.page2.nom' : {</text:p>
            <text:p>      "code":"pages.page2.nom",</text:p>
            <text:p>      "valeur":"dechets"</text:p>
            <text:p>   },</text:p>
          </table:table-cell>
          <table:table-cell office:value-type="string" calcext:value-type="string">
            <text:p><text:s/></text:p>
          </table:table-cell>
        </table:table-row>
        <table:table-row table:style-name="ro37">
          <table:table-cell table:style-name="ce362" office:value-type="string" calcext:value-type="string">
            <text:p>pages.page3.nom</text:p>
          </table:table-cell>
          <table:table-cell table:style-name="ce582" office:value-type="string" calcext:value-type="string">
            <text:p>carte</text:p>
          </table:table-cell>
          <table:table-cell table:style-name="ce362" table:number-columns-repeated="2"/>
          <table:table-cell/>
          <table:table-cell table:style-name="ce366" table:formula="of:=JSONCONFIG([.A17];[.B17])" office:value-type="string" office:string-value="   'pages.page3.nom' : {&#10;      &quot;code&quot;:&quot;pages.page3.nom&quot;,&#10;      &quot;valeur&quot;:&quot;carte&quot;&#10;   }," calcext:value-type="string">
            <text:p>   'pages.page3.nom' : {</text:p>
            <text:p>      "code":"pages.page3.nom",</text:p>
            <text:p>      "valeur":"carte"</text:p>
            <text:p>   },</text:p>
          </table:table-cell>
          <table:table-cell office:value-type="string" calcext:value-type="string">
            <text:p><text:s/></text:p>
          </table:table-cell>
        </table:table-row>
        <table:table-row table:style-name="ro37">
          <table:table-cell table:style-name="ce362" office:value-type="string" calcext:value-type="string">
            <text:p>pages.page4.nom</text:p>
          </table:table-cell>
          <table:table-cell table:style-name="ce582" office:value-type="string" calcext:value-type="string">
            <text:p>fiches</text:p>
          </table:table-cell>
          <table:table-cell table:style-name="ce362" table:number-columns-repeated="2"/>
          <table:table-cell/>
          <table:table-cell table:style-name="ce366" table:formula="of:=JSONCONFIG([.A18];[.B18])" office:value-type="string" office:string-value="   'pages.page4.nom' : {&#10;      &quot;code&quot;:&quot;pages.page4.nom&quot;,&#10;      &quot;valeur&quot;:&quot;fiches&quot;&#10;   }," calcext:value-type="string">
            <text:p>   'pages.page4.nom' : {</text:p>
            <text:p>      "code":"pages.page4.nom",</text:p>
            <text:p>      "valeur":"fiches"</text:p>
            <text:p>   },</text:p>
          </table:table-cell>
          <table:table-cell office:value-type="string" calcext:value-type="string">
            <text:p><text:s/></text:p>
          </table:table-cell>
        </table:table-row>
        <table:table-row table:style-name="ro37">
          <table:table-cell table:style-name="ce362" office:value-type="string" calcext:value-type="string">
            <text:p>pages.page5.nom</text:p>
          </table:table-cell>
          <table:table-cell table:style-name="ce582" office:value-type="string" calcext:value-type="string">
            <text:p>lieux</text:p>
          </table:table-cell>
          <table:table-cell table:style-name="ce362" table:number-columns-repeated="2"/>
          <table:table-cell/>
          <table:table-cell table:style-name="ce366" table:formula="of:=JSONCONFIG([.A19];[.B19])" office:value-type="string" office:string-value="   'pages.page5.nom' : {&#10;      &quot;code&quot;:&quot;pages.page5.nom&quot;,&#10;      &quot;valeur&quot;:&quot;lieux&quot;&#10;   }," calcext:value-type="string">
            <text:p>   'pages.page5.nom' : {</text:p>
            <text:p>      "code":"pages.page5.nom",</text:p>
            <text:p>      "valeur":"lieux"</text:p>
            <text:p>   },</text:p>
          </table:table-cell>
          <table:table-cell office:value-type="string" calcext:value-type="string">
            <text:p><text:s/></text:p>
          </table:table-cell>
        </table:table-row>
        <table:table-row table:style-name="ro37">
          <table:table-cell table:style-name="ce362" office:value-type="string" calcext:value-type="string">
            <text:p>pages.page6.nom</text:p>
          </table:table-cell>
          <table:table-cell table:style-name="ce582" office:value-type="string" calcext:value-type="string">
            <text:p>a_domicile</text:p>
          </table:table-cell>
          <table:table-cell table:style-name="ce362" table:number-columns-repeated="2"/>
          <table:table-cell/>
          <table:table-cell table:style-name="ce366" table:formula="of:=JSONCONFIG([.A20];[.B20])" office:value-type="string" office:string-value="   'pages.page6.nom' : {&#10;      &quot;code&quot;:&quot;pages.page6.nom&quot;,&#10;      &quot;valeur&quot;:&quot;a_domicile&quot;&#10;   }," calcext:value-type="string">
            <text:p>   'pages.page6.nom' : {</text:p>
            <text:p>      "code":"pages.page6.nom",</text:p>
            <text:p>      "valeur":"a_domicile"</text:p>
            <text:p>   },</text:p>
          </table:table-cell>
          <table:table-cell office:value-type="string" calcext:value-type="string">
            <text:p><text:s/></text:p>
          </table:table-cell>
        </table:table-row>
        <table:table-row table:style-name="ro37">
          <table:table-cell table:style-name="ce362" office:value-type="string" calcext:value-type="string">
            <text:p>pages.page7.nom</text:p>
          </table:table-cell>
          <table:table-cell table:style-name="ce582" office:value-type="string" calcext:value-type="string">
            <text:p>trisacs_nantes</text:p>
          </table:table-cell>
          <table:table-cell table:style-name="ce362" table:number-columns-repeated="2"/>
          <table:table-cell/>
          <table:table-cell table:style-name="ce366" table:formula="of:=JSONCONFIG([.A21];[.B21])" office:value-type="string" office:string-value="   'pages.page7.nom' : {&#10;      &quot;code&quot;:&quot;pages.page7.nom&quot;,&#10;      &quot;valeur&quot;:&quot;trisacs_nantes&quot;&#10;   }," calcext:value-type="string">
            <text:p>   'pages.page7.nom' : {</text:p>
            <text:p>      "code":"pages.page7.nom",</text:p>
            <text:p>      "valeur":"trisacs_nantes"</text:p>
            <text:p>   },</text:p>
          </table:table-cell>
          <table:table-cell office:value-type="string" calcext:value-type="string">
            <text:p><text:s/></text:p>
          </table:table-cell>
        </table:table-row>
        <table:table-row table:style-name="ro1">
          <table:table-cell table:number-columns-repeated="5"/>
          <table:table-cell table:style-name="ce366" office:value-type="string" calcext:value-type="string">
            <text:p><text:span text:style-name="T15">'zz'</text:span><text:span text:style-name="T16">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10" table:number-columns-repeated="2" table:default-cell-style-name="Default"/>
        <table:table-column table:style-name="co180" table:default-cell-style-name="Default"/>
        <table:table-column table:style-name="co181" table:default-cell-style-name="Default"/>
        <table:table-column table:style-name="co182" table:default-cell-style-name="Default"/>
        <table:table-column table:style-name="co10" table:default-cell-style-name="Default"/>
        <table:table-row table:style-name="ro2" table:number-rows-repeated="2">
          <table:table-cell table:number-columns-repeated="6"/>
        </table:table-row>
        <table:table-row table:style-name="ro2">
          <table:table-cell table:number-columns-repeated="5"/>
          <table:table-cell table:style-name="ce252"/>
        </table:table-row>
        <table:table-row table:style-name="ro2">
          <table:table-cell table:number-columns-repeated="3"/>
          <table:table-cell table:style-name="ce252" office:value-type="string" calcext:value-type="string">
            <text:p>labels_fr.json</text:p>
          </table:table-cell>
          <table:table-cell table:style-name="ce252" office:value-type="string" calcext:value-type="string">
            <text:p>labels_en.json</text:p>
          </table:table-cell>
          <table:table-cell office:value-type="string" calcext:value-type="string">
            <text:p><text:s/></text:p>
          </table:table-cell>
        </table:table-row>
        <table:table-row table:style-name="ro2">
          <table:table-cell table:number-columns-repeated="3"/>
          <table:table-cell table:style-name="ce276" office:value-type="string" calcext:value-type="string">
            <text:p>{</text:p>
          </table:table-cell>
          <table:table-cell table:style-name="ce278" office:value-type="string" calcext:value-type="string">
            <text:p>{</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nom</text:p>
          </table:table-cell>
          <table:table-cell table:style-name="ce277" table:formula="of:=GETTRADUCTION([.B6];COLUMN([Dechets.A5]);COLUMN([Dechets.B5]);ROW([Dechets.A5]);ROW([Dechets.A176]);[.C6])" office:value-type="string" office:string-value="&quot;dec_acides-nom&quot;:&quot;Acides&quot;,&#10;&quot;dec_aerosols-nom&quot;:&quot;Aérosols&quot;,&#10;&quot;dec_agenda-nom&quot;:&quot;Agenda&quot;,&#10;&quot;dec_ampouleBasseConso-nom&quot;:&quot;Ampoule basse consommation&quot;,&#10;&quot;dec_ampouleClassique-nom&quot;:&quot;Ampoule classique&quot;,&#10;&quot;dec_annuaire-nom&quot;:&quot;Annuaire&quot;,&#10;&quot;dec_antiFourmis-nom&quot;:&quot;Anti-fourmis&quot;,&#10;&quot;dec_antigel-nom&quot;:&quot;Antigel&quot;,&#10;&quot;dec_appareilElectronique-nom&quot;:&quot;Appareil électronique&quot;,&#10;&quot;dec_appareilsChauffant-nom&quot;:&quot;Appareil chauffant&quot;,&#10;&quot;dec_appareilsElectromenager-nom&quot;:&quot;Appareil électroménager&quot;,&#10;&quot;dec_barilLessive-nom&quot;:&quot;Baril lessive&quot;,&#10;&quot;dec_barquetteAluminium-nom&quot;:&quot;Barquette aluminium&quot;,&#10;&quot;dec_barquettePolystyrene-nom&quot;:&quot;Barquette polystyrène&quot;,&#10;&quot;dec_batteriesVoiture-nom&quot;:&quot;Batteries voiture&quot;,&#10;&quot;dec_bidonDHuileMoteurVide-nom&quot;:&quot;Bidon d'huile moteur vide&quot;,&#10;&quot;dec_bidonMetal-nom&quot;:&quot;Bidon métal vide&quot;,&#10;&quot;dec_bocalEnVerre-nom&quot;:&quot;Bocal verre&quot;,&#10;&quot;dec_boiteAOeufsEnPlastique-nom&quot;:&quot;Boîte à œufs plastique&quot;,&#10;&quot;dec_boiteCamembertEnBois-nom&quot;:&quot;Boîte camembert bois&quot;,&#10;&quot;dec_boiteConserve-nom&quot;:&quot;Boîte conserve&quot;,&#10;&quot;dec_boiteMetallique-nom&quot;:&quot;Boite métallique&quot;,&#10;&quot;dec_boiteOeufsEnCarton-nom&quot;:&quot;Boîte œufs carton&quot;,&#10;&quot;dec_bombeMousseARaser-nom&quot;:&quot;Bombe mousse à raser&quot;,&#10;&quot;dec_bombePeinture-nom&quot;:&quot;Bombe peinture&quot;,&#10;&quot;dec_bouchonLiege-nom&quot;:&quot;Bouchon liège&quot;,&#10;&quot;dec_bouchonPlastique-nom&quot;:&quot;Bouchon plastique&quot;,&#10;&quot;dec_bougie-nom&quot;:&quot;Bougie&quot;,&#10;&quot;dec_bouteilleDhuileAlimentaire-nom&quot;:&quot;Bouteille d'huile&quot;,&#10;&quot;dec_bouteilleDhuileEnVerre-nom&quot;:&quot;Bouteille d'huile verre&quot;,&#10;&quot;dec_bouteilleGaz-nom&quot;:&quot;Bouteille de gaz&quot;,&#10;&quot;dec_bouteilleLait-nom&quot;:&quot;Bouteille lait&quot;,&#10;&quot;dec_bouteillePlastique-nom&quot;:&quot;Bouteille plastique&quot;,&#10;&quot;dec_bouteilleProduitMenagerNonVide-nom&quot;:&quot;Bouteille produit ménager non vide&quot;,&#10;&quot;dec_bouteilleProduitMenagerVide-nom&quot;:&quot;Bouteille produit ménager vide&quot;,&#10;&quot;dec_bouteillesSirop-nom&quot;:&quot;Bouteilles sirop (métal)&quot;,&#10;&quot;dec_bouteilleVerre-nom&quot;:&quot;Bouteille verre&quot;,&#10;&quot;dec_branchage-nom&quot;:&quot;Branchage feuillage&quot;,&#10;&quot;dec_brosseadent-nom&quot;:&quot;Brosse à dent&quot;,&#10;&quot;dec_briqueAlimentaire-nom&quot;:&quot;Brique alimentaire&quot;,&#10;&quot;dec_cagetteBois-nom&quot;:&quot;Cagette bois&quot;,&#10;&quot;dec_cahier-nom&quot;:&quot;Cahier&quot;,&#10;&quot;dec_calendrier-nom&quot;:&quot;Calendrier&quot;,&#10;&quot;dec_canetteSoda-nom&quot;:&quot;Canette soda&quot;,&#10;&quot;dec_capsuleCafe-nom&quot;:&quot;Capsule café&quot;,&#10;&quot;dec_cartePostale-nom&quot;:&quot;Carte postale&quot;,&#10;&quot;dec_cartonPetitsOuGrands-nom&quot;:&quot;Carton (petits ou grands)&quot;,&#10;&quot;dec_cartouchesEncres-nom&quot;:&quot;Cartouches encres&quot;,&#10;&quot;dec_cdDvdK7-nom&quot;:&quot;CD/DVD/K7&quot;,&#10;&quot;dec_chaussureEnBonEtat-nom&quot;:&quot;Chaussure bon état&quot;,&#10;&quot;dec_chaussuresUsagees-nom&quot;:&quot;Chaussures usagées&quot;,&#10;&quot;dec_cigarette-nom&quot;:&quot;Cigarette&quot;,&#10;&quot;dec_classeur-nom&quot;:&quot;Classeur&quot;,&#10;&quot;dec_colles-nom&quot;:&quot;Colles&quot;,&#10;&quot;dec_congelateurs-nom&quot;:&quot;congélateurs&quot;,&#10;&quot;dec_cotonTige-nom&quot;:&quot;Coton tige&quot;,&#10;&quot;dec_coucheBebe-nom&quot;:&quot;Couche bébé&quot;,&#10;&quot;dec_couverclePotEnVerre-nom&quot;:&quot;Couvercle métallique&quot;,&#10;&quot;dec_couverts-nom&quot;:&quot;Couverts&quot;,&#10;&quot;dec_cremeEnTube-nom&quot;:&quot;Crème en tube&quot;,&#10;&quot;dec_cremeEtDentifriceTube-nom&quot;:&quot;Crème et dentifrice (tube)&quot;,&#10;&quot;dec_deboucheurLiquide-nom&quot;:&quot;Déboucheur liquide&quot;,&#10;&quot;dec_deodorantStick-nom&quot;:&quot;Déodorant stick&quot;,&#10;&quot;dec_detachant-nom&quot;:&quot;Détachant&quot;,&#10;&quot;dec_diamant-nom&quot;:&quot;Diamant&quot;,&#10;&quot;dec_eauJavel-nom&quot;:&quot;Eau Javel&quot;,&#10;&quot;dec_emballagesEnCartonPlat-nom&quot;:&quot;Emballages carton plat&quot;,&#10;&quot;dec_engraisChimiques-nom&quot;:&quot;Engrais chimiques&quot;,&#10;&quot;dec_enveloppe-nom&quot;:&quot;Enveloppe&quot;,&#10;&quot;dec_epeluchuresRestesRepas-nom&quot;:&quot;Épluchures / restes repas&quot;,&#10;&quot;dec_equipementsAudioEtVideo-nom&quot;:&quot;Équipements audio et vidéo&quot;,&#10;&quot;dec_essenceTerebenthine-nom&quot;:&quot;Essence térébenthine&quot;,&#10;&quot;dec_essuiToutRouleauCarton-nom&quot;:&quot;Essuie-tout (rouleau carton)&quot;,&#10;&quot;dec_essuiToutSaufRouleauCarton-nom&quot;:&quot;Essuie-tout (sauf rouleau carton)&quot;,&#10;&quot;dec_filmPlastique-nom&quot;:&quot;Film plastique&quot;,&#10;&quot;dec_filmsPhotographiques-nom&quot;:&quot;Films photographiques&quot;,&#10;&quot;dec_filtreAHuile-nom&quot;:&quot;Filtre à huile&quot;,&#10;&quot;dec_flaconProduitsDentretien-nom&quot;:&quot;Flacon de produits d'entretien&quot;,&#10;&quot;dec_flaconSavon-nom&quot;:&quot;Flacon savon&quot;,&#10;&quot;dec_fongicides-nom&quot;:&quot;Fongicide&quot;,&#10;&quot;dec_fournituresHorsPapier-nom&quot;:&quot;Fournitures (hors papier)&quot;,&#10;&quot;dec_gazon-nom&quot;:&quot;Gazon&quot;,&#10;&quot;dec_gravat-nom&quot;:&quot;Gravât&quot;,&#10;&quot;dec_grillage-nom&quot;:&quot;Grillage&quot;,&#10;&quot;dec_guitare-nom&quot;:&quot;Guitare&quot;,&#10;&quot;dec_herbicides-nom&quot;:&quot;Herbicide&quot;,&#10;&quot;dec_huileAlimentaire-nom&quot;:&quot;Huile alimentaire&quot;,&#10;&quot;dec_huileMinerale-nom&quot;:&quot;Huile moteur&quot;,&#10;&quot;dec_huileVidange-nom&quot;:&quot;Huile vidange&quot;,&#10;&quot;dec_insecticides-nom&quot;:&quot;Insecticides&quot;,&#10;&quot;dec_jouetsAlimentesParElectricite-nom&quot;:&quot;Jouet alimenté par électricité&quot;,&#10;&quot;dec_jouetsNonElectroniques-nom&quot;:&quot;Jouet non électronique&quot;,&#10;&quot;dec_journal-nom&quot;:&quot;Journal&quot;,&#10;&quot;dec_laine-nom&quot;:&quot;Laine&quot;,&#10;&quot;dec_laineVerre-nom&quot;:&quot;Laine de verre&quot;,&#10;&quot;dec_lampe-nom&quot;:&quot;Lampe&quot;,&#10;&quot;dec_lingette-nom&quot;:&quot;Lingette&quot;,&#10;&quot;dec_liquideRefroidissement-nom&quot;:&quot;Liquide refroidissement&quot;,&#10;&quot;dec_litierePourAnimaux-nom&quot;:&quot;Litière pour animaux&quot;,&#10;&quot;dec_livre-nom&quot;:&quot;Livre&quot;,&#10;&quot;dec_lunette-nom&quot;:&quot;Lunette&quot;,&#10;&quot;dec_magazine-nom&quot;:&quot;Magazine&quot;,&#10;&quot;dec_masticCarrosserie-nom&quot;:&quot;Mastic carrosserie&quot;,&#10;&quot;dec_matelas-nom&quot;:&quot;Matelas&quot;,&#10;&quot;dec_medicaments-nom&quot;:&quot;Médicament&quot;,&#10;&quot;dec_meuble-nom&quot;:&quot;Meuble&quot;,&#10;&quot;dec_miroir-nom&quot;:&quot;Miroir&quot;,&#10;&quot;dec_moquette-nom&quot;:&quot;Moquette&quot;,&#10;&quot;dec_mortAuxRats-nom&quot;:&quot;Mort aux rats&quot;,&#10;&quot;dec_mouchoir-nom&quot;:&quot;Mouchoir&quot;,&#10;&quot;dec_naphtaline-nom&quot;:&quot;Naphtaline&quot;,&#10;&quot;dec_neons-nom&quot;:&quot;Néon&quot;,&#10;&quot;dec_nettoyantsALAmmoniac-nom&quot;:&quot;Nettoyant à l'ammoniac&quot;,&#10;&quot;dec_nettoyantsCuivreEtArgenterie-nom&quot;:&quot;Nettoyants cuivre et argenterie&quot;,&#10;&quot;dec_objetEnTerreCuite-nom&quot;:&quot;Objet terre cuite&quot;,&#10;&quot;dec_ordinateursPortables-nom&quot;:&quot;Ordinateurs portables&quot;,&#10;&quot;dec_outilsBricolageOuJardinage-nom&quot;:&quot;outils bricolage ou jardinage&quot;,&#10;&quot;dec_papier-nom&quot;:&quot;Papier&quot;,&#10;&quot;dec_papierMetallise-nom&quot;:&quot;Papier métallisé&quot;,&#10;&quot;dec_papierAluminium-nom&quot;:&quot;Papier aluminium&quot;,&#10;&quot;dec_papierCadeau-nom&quot;:&quot;Papier cadeau&quot;,&#10;&quot;dec_papierPeint-nom&quot;:&quot;Papier peint&quot;,&#10;&quot;dec_parpaing-nom&quot;:&quot;Parpaing&quot;,&#10;&quot;dec_peintureAntirouille-nom&quot;:&quot;Peinture antirouille&quot;,&#10;&quot;dec_peinturesHuileEtEau-nom&quot;:&quot;Peinture huile et eau&quot;,&#10;&quot;dec_peripheriquesInformatiques-nom&quot;:&quot;Périphériques informatiques&quot;,&#10;&quot;dec_piano-nom&quot;:&quot;Piano&quot;,&#10;&quot;dec_piles-nom&quot;:&quot;Pile&quot;,&#10;&quot;dec_plancheBois-nom&quot;:&quot;Planche bois&quot;,&#10;&quot;dec_plante-nom&quot;:&quot;Plante&quot;,&#10;&quot;dec_pneu-nom&quot;:&quot;Pneu&quot;,&#10;&quot;dec_polystyrene-nom&quot;:&quot;Polystyrène&quot;,&#10;&quot;dec_porcelaine-nom&quot;:&quot;Porcelaine&quot;,&#10;&quot;dec_potCremeFraîche-nom&quot;:&quot;Pot crème fraîche&quot;,&#10;&quot;dec_poterie-nom&quot;:&quot;Poterie&quot;,&#10;&quot;dec_potPeinture-nom&quot;:&quot;Pot peinture&quot;,&#10;&quot;dec_potYaourt-nom&quot;:&quot;Pot yaourt&quot;,&#10;&quot;dec_produitPhytosanitaire-nom&quot;:&quot;Produit phytosanitaire&quot;,&#10;&quot;dec_produitsBeaute-nom&quot;:&quot;Produit beauté&quot;,&#10;&quot;dec_produitsDEntretien-nom&quot;:&quot;Produit d'entretien&quot;,&#10;&quot;dec_produitsTraitementDuBois-nom&quot;:&quot;Produit traitement bois&quot;,&#10;&quot;dec_radiographie-nom&quot;:&quot;Radiographie&quot;,&#10;&quot;dec_rasoirJetable-nom&quot;:&quot;Rasoir jetable&quot;,&#10;&quot;dec_recurantsPourFour-nom&quot;:&quot;Récurant pour four&quot;,&#10;&quot;dec_recurantsPourToilette-nom&quot;:&quot;Récurant pour toilette&quot;,&#10;&quot;dec_refrigerateur-nom&quot;:&quot;Réfrigérateur&quot;,&#10;&quot;dec_resines-nom&quot;:&quot;Résine&quot;,&#10;&quot;dec_revelateurEtFixateurPhoto-nom&quot;:&quot;Révélateur et fixateur photo&quot;,&#10;&quot;dec_sacEnPapier-nom&quot;:&quot;Sac papier&quot;,&#10;&quot;dec_sacPlastique-nom&quot;:&quot;Sac plastique&quot;,&#10;&quot;dec_scooter-nom&quot;:&quot;Scooter&quot;,&#10;&quot;dec_solvants-nom&quot;:&quot;Solvant&quot;,&#10;&quot;dec_stylo-nom&quot;:&quot;Stylo&quot;,&#10;&quot;dec_tableARepasser-nom&quot;:&quot;Table à repasser&quot;,&#10;&quot;dec_telephonie-nom&quot;:&quot;Téléphonie&quot;,&#10;&quot;dec_telephone_portable-nom&quot;:&quot;Téléphone portable&quot;,&#10;&quot;dec_televiseurs-nom&quot;:&quot;Téléviseur&quot;,&#10;&quot;dec_thermometreAMercure-nom&quot;:&quot;Thermomètre à mercure&quot;,&#10;&quot;dec_trompette-nom&quot;:&quot;Trompette&quot;,&#10;&quot;dec_trottinnette-nom&quot;:&quot;Trottinette&quot;,&#10;&quot;dec_tubeFluorescent-nom&quot;:&quot;Tube fluorescent&quot;,&#10;&quot;dec_tuyauDarrosage-nom&quot;:&quot;Tuyau arrosage&quot;,&#10;&quot;dec_UstensileCuisine-nom&quot;:&quot;Ustensile cuisine&quot;,&#10;&quot;dec_vaisselleCarton-nom&quot;:&quot;Vaisselle carton&quot;,&#10;&quot;dec_vaissellePlastique-nom&quot;:&quot;Vaisselle plastique&quot;,&#10;&quot;dec_vaisselleVerrePorcelaine-nom&quot;:&quot;Vaisselle (verre, porcelaine...)&quot;,&#10;&quot;dec_velo-nom&quot;:&quot;Vélo&quot;,&#10;&quot;dec_vetementEnBonEtat-nom&quot;:&quot;Vêtement bon état&quot;,&#10;&quot;dec_vetementUsage-nom&quot;:&quot;Vêtement usagé&quot;,&#10;&quot;dec_verreaboire-nom&quot;:&quot;Verre à boire&quot;,&#10;&quot;dec_vitre-nom&quot;:&quot;Vitre&quot;,&#10;&quot;dec_voiture-nom&quot;:&quot;Voiture&quot;,&#10;" calcext:value-type="string">
            <text:p>"dec_acides-nom":"Acides",</text:p>
            <text:p>"dec_aerosols-nom":"Aérosols",</text:p>
            <text:p>"dec_agenda-nom":"Agenda",</text:p>
            <text:p>"dec_ampouleBasseConso-nom":"Ampoule basse consommation",</text:p>
            <text:p>"dec_ampouleClassique-nom":"Ampoule classique",</text:p>
            <text:p>"dec_annuaire-nom":"Annuaire",</text:p>
            <text:p>"dec_antiFourmis-nom":"Anti-fourmis",</text:p>
            <text:p>"dec_antigel-nom":"Antigel",</text:p>
            <text:p>"dec_appareilElectronique-nom":"Appareil électronique",</text:p>
            <text:p>"dec_appareilsChauffant-nom":"Appareil chauffant",</text:p>
            <text:p>"dec_appareilsElectromenager-nom":"Appareil électroménager",</text:p>
            <text:p>"dec_barilLessive-nom":"Baril lessive",</text:p>
            <text:p>"dec_barquetteAluminium-nom":"Barquette aluminium",</text:p>
            <text:p>"dec_barquettePolystyrene-nom":"Barquette polystyrène",</text:p>
            <text:p>"dec_batteriesVoiture-nom":"Batteries voiture",</text:p>
            <text:p>"dec_bidonDHuileMoteurVide-nom":"Bidon d'huile moteur vide",</text:p>
            <text:p>"dec_bidonMetal-nom":"Bidon métal vide",</text:p>
            <text:p>"dec_bocalEnVerre-nom":"Bocal verre",</text:p>
            <text:p>"dec_boiteAOeufsEnPlastique-nom":"Boîte à œufs plastique",</text:p>
            <text:p>"dec_boiteCamembertEnBois-nom":"Boîte camembert bois",</text:p>
            <text:p>"dec_boiteConserve-nom":"Boîte conserve",</text:p>
            <text:p>"dec_boiteMetallique-nom":"Boite métallique",</text:p>
            <text:p>"dec_boiteOeufsEnCarton-nom":"Boîte œufs carton",</text:p>
            <text:p>"dec_bombeMousseARaser-nom":"Bombe mousse à raser",</text:p>
            <text:p>"dec_bombePeinture-nom":"Bombe peinture",</text:p>
            <text:p>"dec_bouchonLiege-nom":"Bouchon liège",</text:p>
            <text:p>"dec_bouchonPlastique-nom":"Bouchon plastique",</text:p>
            <text:p>"dec_bougie-nom":"Bougie",</text:p>
            <text:p>"dec_bouteilleDhuileAlimentaire-nom":"Bouteille d'huile",</text:p>
            <text:p>"dec_bouteilleDhuileEnVerre-nom":"Bouteille d'huile verre",</text:p>
            <text:p>"dec_bouteilleGaz-nom":"Bouteille de gaz",</text:p>
            <text:p>"dec_bouteilleLait-nom":"Bouteille lait",</text:p>
            <text:p>"dec_bouteillePlastique-nom":"Bouteille plastique",</text:p>
            <text:p>"dec_bouteilleProduitMenagerNonVide-nom":"Bouteille produit ménager non vide",</text:p>
            <text:p>"dec_bouteilleProduitMenagerVide-nom":"Bouteille produit ménager vide",</text:p>
            <text:p>"dec_bouteillesSirop-nom":"Bouteilles sirop (métal)",</text:p>
            <text:p>"dec_bouteilleVerre-nom":"Bouteille verre",</text:p>
            <text:p>"dec_branchage-nom":"Branchage feuillage",</text:p>
            <text:p>"dec_brosseadent-nom":"Brosse à dent",</text:p>
            <text:p>"dec_briqueAlimentaire-nom":"Brique alimentaire",</text:p>
            <text:p>"dec_cagetteBois-nom":"Cagette bois",</text:p>
            <text:p>"dec_cahier-nom":"Cahier",</text:p>
            <text:p>"dec_calendrier-nom":"Calendrier",</text:p>
            <text:p>"dec_canetteSoda-nom":"Canette soda",</text:p>
            <text:p>"dec_capsuleCafe-nom":"Capsule café",</text:p>
            <text:p>"dec_cartePostale-nom":"Carte postale",</text:p>
            <text:p>"dec_cartonPetitsOuGrands-nom":"Carton (petits ou grands)",</text:p>
            <text:p>"dec_cartouchesEncres-nom":"Cartouches encres",</text:p>
            <text:p>"dec_cdDvdK7-nom":"CD/DVD/K7",</text:p>
            <text:p>"dec_chaussureEnBonEtat-nom":"Chaussure bon état",</text:p>
            <text:p>"dec_chaussuresUsagees-nom":"Chaussures usagées",</text:p>
            <text:p>"dec_cigarette-nom":"Cigarette",</text:p>
            <text:p>"dec_classeur-nom":"Classeur",</text:p>
            <text:p>"dec_colles-nom":"Colles",</text:p>
            <text:p>"dec_congelateurs-nom":"congélateurs",</text:p>
            <text:p>"dec_cotonTige-nom":"Coton tige",</text:p>
            <text:p>"dec_coucheBebe-nom":"Couche bébé",</text:p>
            <text:p>"dec_couverclePotEnVerre-nom":"Couvercle métallique",</text:p>
            <text:p>"dec_couverts-nom":"Couverts",</text:p>
            <text:p>"dec_cremeEnTube-nom":"Crème en tube",</text:p>
            <text:p>"dec_cremeEtDentifriceTube-nom":"Crème et dentifrice (tube)",</text:p>
            <text:p>"dec_deboucheurLiquide-nom":"Déboucheur liquide",</text:p>
            <text:p>"dec_deodorantStick-nom":"Déodorant stick",</text:p>
            <text:p>"dec_detachant-nom":"Détachant",</text:p>
            <text:p>"dec_diamant-nom":"Diamant",</text:p>
            <text:p>"dec_eauJavel-nom":"Eau Javel",</text:p>
            <text:p>"dec_emballagesEnCartonPlat-nom":"Emballages carton plat",</text:p>
            <text:p>"dec_engraisChimiques-nom":"Engrais chimiques",</text:p>
            <text:p>"dec_enveloppe-nom":"Enveloppe",</text:p>
            <text:p>"dec_epeluchuresRestesRepas-nom":"Épluchures / restes repas",</text:p>
            <text:p>"dec_equipementsAudioEtVideo-nom":"Équipements audio et vidéo",</text:p>
            <text:p>"dec_essenceTerebenthine-nom":"Essence térébenthine",</text:p>
            <text:p>"dec_essuiToutRouleauCarton-nom":"Essuie-tout (rouleau carton)",</text:p>
            <text:p>"dec_essuiToutSaufRouleauCarton-nom":"Essuie-tout (sauf rouleau carton)",</text:p>
            <text:p>"dec_filmPlastique-nom":"Film plastique",</text:p>
            <text:p>"dec_filmsPhotographiques-nom":"Films photographiques",</text:p>
            <text:p>"dec_filtreAHuile-nom":"Filtre à huile",</text:p>
            <text:p>"dec_flaconProduitsDentretien-nom":"Flacon de produits d'entretien",</text:p>
            <text:p>"dec_flaconSavon-nom":"Flacon savon",</text:p>
            <text:p>"dec_fongicides-nom":"Fongicide",</text:p>
            <text:p>"dec_fournituresHorsPapier-nom":"Fournitures (hors papier)",</text:p>
            <text:p>"dec_gazon-nom":"Gazon",</text:p>
            <text:p>"dec_gravat-nom":"Gravât",</text:p>
            <text:p>"dec_grillage-nom":"Grillage",</text:p>
            <text:p>"dec_guitare-nom":"Guitare",</text:p>
            <text:p>"dec_herbicides-nom":"Herbicide",</text:p>
            <text:p>"dec_huileAlimentaire-nom":"Huile alimentaire",</text:p>
            <text:p>"dec_huileMinerale-nom":"Huile moteur",</text:p>
            <text:p>"dec_huileVidange-nom":"Huile vidange",</text:p>
            <text:p>"dec_insecticides-nom":"Insecticides",</text:p>
            <text:p>"dec_jouetsAlimentesParElectricite-nom":"Jouet alimenté par électricité",</text:p>
            <text:p>"dec_jouetsNonElectroniques-nom":"Jouet non électronique",</text:p>
            <text:p>"dec_journal-nom":"Journal",</text:p>
            <text:p>"dec_laine-nom":"Laine",</text:p>
            <text:p>"dec_laineVerre-nom":"Laine de verre",</text:p>
            <text:p>"dec_lampe-nom":"Lampe",</text:p>
            <text:p>"dec_lingette-nom":"Lingette",</text:p>
            <text:p>"dec_liquideRefroidissement-nom":"Liquide refroidissement",</text:p>
            <text:p>"dec_litierePourAnimaux-nom":"Litière pour animaux",</text:p>
            <text:p>"dec_livre-nom":"Livre",</text:p>
            <text:p>"dec_lunette-nom":"Lunette",</text:p>
            <text:p>"dec_magazine-nom":"Magazine",</text:p>
            <text:p>"dec_masticCarrosserie-nom":"Mastic carrosserie",</text:p>
            <text:p>"dec_matelas-nom":"Matelas",</text:p>
            <text:p>"dec_medicaments-nom":"Médicament",</text:p>
            <text:p>"dec_meuble-nom":"Meuble",</text:p>
            <text:p>"dec_miroir-nom":"Miroir",</text:p>
            <text:p>"dec_moquette-nom":"Moquette",</text:p>
            <text:p>"dec_mortAuxRats-nom":"Mort aux rats",</text:p>
            <text:p>"dec_mouchoir-nom":"Mouchoir",</text:p>
            <text:p>"dec_naphtaline-nom":"Naphtaline",</text:p>
            <text:p>"dec_neons-nom":"Néon",</text:p>
            <text:p>"dec_nettoyantsALAmmoniac-nom":"Nettoyant à l'ammoniac",</text:p>
            <text:p>"dec_nettoyantsCuivreEtArgenterie-nom":"Nettoyants cuivre et argenterie",</text:p>
            <text:p>"dec_objetEnTerreCuite-nom":"Objet terre cuite",</text:p>
            <text:p>"dec_ordinateursPortables-nom":"Ordinateurs portables",</text:p>
            <text:p>"dec_outilsBricolageOuJardinage-nom":"outils bricolage ou jardinage",</text:p>
            <text:p>"dec_papier-nom":"Papier",</text:p>
            <text:p>"dec_papierMetallise-nom":"Papier métallisé",</text:p>
            <text:p>"dec_papierAluminium-nom":"Papier aluminium",</text:p>
            <text:p>"dec_papierCadeau-nom":"Papier cadeau",</text:p>
            <text:p>"dec_papierPeint-nom":"Papier peint",</text:p>
            <text:p>"dec_parpaing-nom":"Parpaing",</text:p>
            <text:p>"dec_peintureAntirouille-nom":"Peinture antirouille",</text:p>
            <text:p>"dec_peinturesHuileEtEau-nom":"Peinture huile et eau",</text:p>
            <text:p>"dec_peripheriquesInformatiques-nom":"Périphériques informatiques",</text:p>
            <text:p>"dec_piano-nom":"Piano",</text:p>
            <text:p>"dec_piles-nom":"Pile",</text:p>
            <text:p>"dec_plancheBois-nom":"Planche bois",</text:p>
            <text:p>"dec_plante-nom":"Plante",</text:p>
            <text:p>"dec_pneu-nom":"Pneu",</text:p>
            <text:p>"dec_polystyrene-nom":"Polystyrène",</text:p>
            <text:p>"dec_porcelaine-nom":"Porcelaine",</text:p>
            <text:p>"dec_potCremeFraîche-nom":"Pot crème fraîche",</text:p>
            <text:p>"dec_poterie-nom":"Poterie",</text:p>
            <text:p>"dec_potPeinture-nom":"Pot peinture",</text:p>
            <text:p>"dec_potYaourt-nom":"Pot yaourt",</text:p>
            <text:p>"dec_produitPhytosanitaire-nom":"Produit phytosanitaire",</text:p>
            <text:p>"dec_produitsBeaute-nom":"Produit beauté",</text:p>
            <text:p>"dec_produitsDEntretien-nom":"Produit d'entretien",</text:p>
            <text:p>"dec_produitsTraitementDuBois-nom":"Produit traitement bois",</text:p>
            <text:p>"dec_radiographie-nom":"Radiographie",</text:p>
            <text:p>"dec_rasoirJetable-nom":"Rasoir jetable",</text:p>
            <text:p>"dec_recurantsPourFour-nom":"Récurant pour four",</text:p>
            <text:p>"dec_recurantsPourToilette-nom":"Récurant pour toilette",</text:p>
            <text:p>"dec_refrigerateur-nom":"Réfrigérateur",</text:p>
            <text:p>"dec_resines-nom":"Résine",</text:p>
            <text:p>"dec_revelateurEtFixateurPhoto-nom":"Révélateur et fixateur photo",</text:p>
            <text:p>"dec_sacEnPapier-nom":"Sac papier",</text:p>
            <text:p>"dec_sacPlastique-nom":"Sac plastique",</text:p>
            <text:p>"dec_scooter-nom":"Scooter",</text:p>
            <text:p>"dec_solvants-nom":"Solvant",</text:p>
            <text:p>"dec_stylo-nom":"Stylo",</text:p>
            <text:p>"dec_tableARepasser-nom":"Table à repasser",</text:p>
            <text:p>"dec_telephonie-nom":"Téléphonie",</text:p>
            <text:p>"dec_telephone_portable-nom":"Téléphone portable",</text:p>
            <text:p>"dec_televiseurs-nom":"Téléviseur",</text:p>
            <text:p>"dec_thermometreAMercure-nom":"Thermomètre à mercure",</text:p>
            <text:p>"dec_trompette-nom":"Trompette",</text:p>
            <text:p>"dec_trottinnette-nom":"Trottinette",</text:p>
            <text:p>"dec_tubeFluorescent-nom":"Tube fluorescent",</text:p>
            <text:p>"dec_tuyauDarrosage-nom":"Tuyau arrosage",</text:p>
            <text:p>"dec_UstensileCuisine-nom":"Ustensile cuisine",</text:p>
            <text:p>"dec_vaisselleCarton-nom":"Vaisselle carton",</text:p>
            <text:p>"dec_vaissellePlastique-nom":"Vaisselle plastique",</text:p>
            <text:p>"dec_vaisselleVerrePorcelaine-nom":"Vaisselle (verre, porcelaine...)",</text:p>
            <text:p>"dec_velo-nom":"Vélo",</text:p>
            <text:p>"dec_vetementEnBonEtat-nom":"Vêtement bon état",</text:p>
            <text:p>"dec_vetementUsage-nom":"Vêtement usagé",</text:p>
            <text:p>"dec_verreaboire-nom":"Verre à boire",</text:p>
            <text:p>"dec_vitre-nom":"Vitre",</text:p>
            <text:p>"dec_voiture-nom":"Voiture",</text:p>
            <text:p/>
          </table:table-cell>
          <table:table-cell table:style-name="ce279" table:formula="of:=GETTRADUCTION([.B7];COLUMN([Dechets.A5]);COLUMN([Dechets.C5]);ROW([Dechets.A5]);ROW([Dechets.A176]);[.C6])" office:value-type="string" office:string-value="&quot;dec_acides-nom&quot;:&quot;Acids&quot;,&#10;&quot;dec_aerosols-nom&quot;:&quot;Aerosols&quot;,&#10;&quot;dec_agenda-nom&quot;:&quot;Diary&quot;,&#10;&quot;dec_ampouleBasseConso-nom&quot;:&quot;Energy Efficient Lightbulb&quot;,&#10;&quot;dec_ampouleClassique-nom&quot;:&quot;Conventional bulb&quot;,&#10;&quot;dec_annuaire-nom&quot;:&quot;Yearbook&quot;,&#10;&quot;dec_antiFourmis-nom&quot;:&quot;Ant&quot;,&#10;&quot;dec_antigel-nom&quot;:&quot;Antifreeze&quot;,&#10;&quot;dec_appareilElectronique-nom&quot;:&quot;Electronic device&quot;,&#10;&quot;dec_appareilsChauffant-nom&quot;:&quot;Heating devices&quot;,&#10;&quot;dec_appareilsElectromenager-nom&quot;:&quot;Domestic appliance&quot;,&#10;&quot;dec_barilLessive-nom&quot;:&quot;Laundry barrel&quot;,&#10;&quot;dec_barquetteAluminium-nom&quot;:&quot;Aluminum tray&quot;,&#10;&quot;dec_barquettePolystyrene-nom&quot;:&quot;Polystyrene tray&quot;,&#10;&quot;dec_batteriesVoiture-nom&quot;:&quot;Car Batteries&quot;,&#10;&quot;dec_bidonDHuileMoteurVide-nom&quot;:&quot;Empty motor oil can&quot;,&#10;&quot;dec_bidonMetal-nom&quot;:&quot;Canister vacuum metal&quot;,&#10;&quot;dec_bocalEnVerre-nom&quot;:&quot;Glass jar&quot;,&#10;&quot;dec_boiteAOeufsEnPlastique-nom&quot;:&quot;Plastic Egg Box&quot;,&#10;&quot;dec_boiteCamembertEnBois-nom&quot;:&quot;Wooden box camembert&quot;,&#10;&quot;dec_boiteConserve-nom&quot;:&quot;Box preserves&quot;,&#10;&quot;dec_boiteMetallique-nom&quot;:&quot;Metal box&quot;,&#10;&quot;dec_boiteOeufsEnCarton-nom&quot;:&quot;Cardboard egg box&quot;,&#10;&quot;dec_bombeMousseARaser-nom&quot;:&quot;Bomb shaving foam&quot;,&#10;&quot;dec_bombePeinture-nom&quot;:&quot;Paint bomb&quot;,&#10;&quot;dec_bouchonLiege-nom&quot;:&quot;Cork&quot;,&#10;&quot;dec_bouchonPlastique-nom&quot;:&quot;Plastic cap&quot;,&#10;&quot;dec_bougie-nom&quot;:&quot;Candle&quot;,&#10;&quot;dec_bouteilleDhuileAlimentaire-nom&quot;:&quot;Oil Bottle&quot;,&#10;&quot;dec_bouteilleDhuileEnVerre-nom&quot;:&quot;Glass oil bottle&quot;,&#10;&quot;dec_bouteilleGaz-nom&quot;:&quot;Gas cylinder&quot;,&#10;&quot;dec_bouteilleLait-nom&quot;:&quot;Milk Bottle&quot;,&#10;&quot;dec_bouteillePlastique-nom&quot;:&quot;Plastic Bottle&quot;,&#10;&quot;dec_bouteilleProduitMenagerNonVide-nom&quot;:&quot;Bottle household product not empty&quot;,&#10;&quot;dec_bouteilleProduitMenagerVide-nom&quot;:&quot;Bottle empty household product&quot;,&#10;&quot;dec_bouteillesSirop-nom&quot;:&quot;Syrup bottles (metal)&quot;,&#10;&quot;dec_bouteilleVerre-nom&quot;:&quot;Glass Bottle&quot;,&#10;&quot;dec_branchage-nom&quot;:&quot;Foliage branches&quot;,&#10;&quot;dec_brosseadent-nom&quot;:&quot;Brosse à dent&quot;,&#10;&quot;dec_briqueAlimentaire-nom&quot;:&quot;Food Brick&quot;,&#10;&quot;dec_cagetteBois-nom&quot;:&quot;Wooden crates&quot;,&#10;&quot;dec_cahier-nom&quot;:&quot;Notebook&quot;,&#10;&quot;dec_calendrier-nom&quot;:&quot;Calendar&quot;,&#10;&quot;dec_canetteSoda-nom&quot;:&quot;Soda cans&quot;,&#10;&quot;dec_capsuleCafe-nom&quot;:&quot;capsule coffee&quot;,&#10;&quot;dec_cartePostale-nom&quot;:&quot;Post card&quot;,&#10;&quot;dec_cartonPetitsOuGrands-nom&quot;:&quot;Cardboard (small or large)&quot;,&#10;&quot;dec_cartouchesEncres-nom&quot;:&quot;Ink cartridges&quot;,&#10;&quot;dec_cdDvdK7-nom&quot;:&quot;CD / DVD / K7&quot;,&#10;&quot;dec_chaussureEnBonEtat-nom&quot;:&quot;Good shoe&quot;,&#10;&quot;dec_chaussuresUsagees-nom&quot;:&quot;Used shoes&quot;,&#10;&quot;dec_cigarette-nom&quot;:&quot;Cigarette&quot;,&#10;&quot;dec_classeur-nom&quot;:&quot;Binder&quot;,&#10;&quot;dec_colles-nom&quot;:&quot;Glues&quot;,&#10;&quot;dec_congelateurs-nom&quot;:&quot;Freezers&quot;,&#10;&quot;dec_cotonTige-nom&quot;:&quot;Q-tip&quot;,&#10;&quot;dec_coucheBebe-nom&quot;:&quot;Baby's diaper&quot;,&#10;&quot;dec_couverclePotEnVerre-nom&quot;:&quot;Metal cover&quot;,&#10;&quot;dec_couverts-nom&quot;:&quot;Cutlery&quot;,&#10;&quot;dec_cremeEnTube-nom&quot;:&quot;Tube cream&quot;,&#10;&quot;dec_cremeEtDentifriceTube-nom&quot;:&quot;Cream and toothpaste (tube)&quot;,&#10;&quot;dec_deboucheurLiquide-nom&quot;:&quot;Liquid drain cleaner&quot;,&#10;&quot;dec_deodorantStick-nom&quot;:&quot;Deodorant stick&quot;,&#10;&quot;dec_detachant-nom&quot;:&quot;Stain&quot;,&#10;&quot;dec_diamant-nom&quot;:&quot;Diamond &quot;,&#10;&quot;dec_eauJavel-nom&quot;:&quot;Javel water&quot;,&#10;&quot;dec_emballagesEnCartonPlat-nom&quot;:&quot;Boxboard packaging&quot;,&#10;&quot;dec_engraisChimiques-nom&quot;:&quot;Chemical fertilizers&quot;,&#10;&quot;dec_enveloppe-nom&quot;:&quot;Envelope&quot;,&#10;&quot;dec_epeluchuresRestesRepas-nom&quot;:&quot;Peelings / scraps meals&quot;,&#10;&quot;dec_equipementsAudioEtVideo-nom&quot;:&quot;Audio and video equipment&quot;,&#10;&quot;dec_essenceTerebenthine-nom&quot;:&quot;Turpentine Essence&quot;,&#10;&quot;dec_essuiToutRouleauCarton-nom&quot;:&quot;Towels (cardboard roll)&quot;,&#10;&quot;dec_essuiToutSaufRouleauCarton-nom&quot;:&quot;Towels (except cardboard roll)&quot;,&#10;&quot;dec_filmPlastique-nom&quot;:&quot;Plastic film&quot;,&#10;&quot;dec_filmsPhotographiques-nom&quot;:&quot;Photographic Films&quot;,&#10;&quot;dec_filtreAHuile-nom&quot;:&quot;Oil Filter&quot;,&#10;&quot;dec_flaconProduitsDentretien-nom&quot;:&quot;Bottle of cleaning products&quot;,&#10;&quot;dec_flaconSavon-nom&quot;:&quot;Soap bottle&quot;,&#10;&quot;dec_fongicides-nom&quot;:&quot;Fungicide&quot;,&#10;&quot;dec_fournituresHorsPapier-nom&quot;:&quot;Supplies (except Paper)&quot;,&#10;&quot;dec_gazon-nom&quot;:&quot;Turf&quot;,&#10;&quot;dec_gravat-nom&quot;:&quot;Engrave&quot;,&#10;&quot;dec_grillage-nom&quot;:&quot;Roasting&quot;,&#10;&quot;dec_guitare-nom&quot;:&quot;Guitar&quot;,&#10;&quot;dec_herbicides-nom&quot;:&quot;Herbicide&quot;,&#10;&quot;dec_huileAlimentaire-nom&quot;:&quot;Edible oil&quot;,&#10;&quot;dec_huileMinerale-nom&quot;:&quot;Engine oil&quot;,&#10;&quot;dec_huileVidange-nom&quot;:&quot;Oil drain&quot;,&#10;&quot;dec_insecticides-nom&quot;:&quot;Insecticides&quot;,&#10;&quot;dec_jouetsAlimentesParElectricite-nom&quot;:&quot;Toy powered by electricity&quot;,&#10;&quot;dec_jouetsNonElectroniques-nom&quot;:&quot;Non-electronic toy&quot;,&#10;&quot;dec_journal-nom&quot;:&quot;Newspaper&quot;,&#10;&quot;dec_laine-nom&quot;:&quot;Wool&quot;,&#10;&quot;dec_laineVerre-nom&quot;:&quot;Glass wool&quot;,&#10;&quot;dec_lampe-nom&quot;:&quot;Lamp&quot;,&#10;&quot;dec_lingette-nom&quot;:&quot;Wipe&quot;,&#10;&quot;dec_liquideRefroidissement-nom&quot;:&quot;Liquid cooling&quot;,&#10;&quot;dec_litierePourAnimaux-nom&quot;:&quot;Animal bedding&quot;,&#10;&quot;dec_livre-nom&quot;:&quot;Book&quot;,&#10;&quot;dec_lunette-nom&quot;:&quot;Glasses&quot;,&#10;&quot;dec_magazine-nom&quot;:&quot;Magazine&quot;,&#10;&quot;dec_masticCarrosserie-nom&quot;:&quot;Mastic Body&quot;,&#10;&quot;dec_matelas-nom&quot;:&quot;Mattress&quot;,&#10;&quot;dec_medicaments-nom&quot;:&quot;Drug&quot;,&#10;&quot;dec_meuble-nom&quot;:&quot;Furniture&quot;,&#10;&quot;dec_miroir-nom&quot;:&quot;Mirror&quot;,&#10;&quot;dec_moquette-nom&quot;:&quot;Carpet&quot;,&#10;&quot;dec_mortAuxRats-nom&quot;:&quot;Rat poison&quot;,&#10;&quot;dec_mouchoir-nom&quot;:&quot;Tissue&quot;,&#10;&quot;dec_naphtaline-nom&quot;:&quot;Naphthalene&quot;,&#10;&quot;dec_neons-nom&quot;:&quot;Neon&quot;,&#10;&quot;dec_nettoyantsALAmmoniac-nom&quot;:&quot;Cleaner ammonia&quot;,&#10;&quot;dec_nettoyantsCuivreEtArgenterie-nom&quot;:&quot;Copper and silver cleaners&quot;,&#10;&quot;dec_objetEnTerreCuite-nom&quot;:&quot;Clay object&quot;,&#10;&quot;dec_ordinateursPortables-nom&quot;:&quot;Laptop&quot;,&#10;&quot;dec_outilsBricolageOuJardinage-nom&quot;:&quot;DIY or gardening tools&quot;,&#10;&quot;dec_papier-nom&quot;:&quot;Paper&quot;,&#10;&quot;dec_papierMetallise-nom&quot;:&quot;Metallized paper&quot;,&#10;&quot;dec_papierAluminium-nom&quot;:&quot;Aluminum foil&quot;,&#10;&quot;dec_papierCadeau-nom&quot;:&quot;Gift wrap&quot;,&#10;&quot;dec_papierPeint-nom&quot;:&quot;Wallpaper&quot;,&#10;&quot;dec_parpaing-nom&quot;:&quot;Cinderblock&quot;,&#10;&quot;dec_peintureAntirouille-nom&quot;:&quot;Rust Paint&quot;,&#10;&quot;dec_peinturesHuileEtEau-nom&quot;:&quot;Water and oil painting&quot;,&#10;&quot;dec_peripheriquesInformatiques-nom&quot;:&quot;Computer Peripherals&quot;,&#10;&quot;dec_piano-nom&quot;:&quot;Piano&quot;,&#10;&quot;dec_piles-nom&quot;:&quot;Battery&quot;,&#10;&quot;dec_plancheBois-nom&quot;:&quot;Plank&quot;,&#10;&quot;dec_plante-nom&quot;:&quot;Plant&quot;,&#10;&quot;dec_pneu-nom&quot;:&quot;Tire&quot;,&#10;&quot;dec_polystyrene-nom&quot;:&quot;Polystyrene&quot;,&#10;&quot;dec_porcelaine-nom&quot;:&quot;Porcelain&quot;,&#10;&quot;dec_potCremeFraîche-nom&quot;:&quot;Pot cream&quot;,&#10;&quot;dec_poterie-nom&quot;:&quot;Pottery&quot;,&#10;&quot;dec_potPeinture-nom&quot;:&quot;Paint Pot&quot;,&#10;&quot;dec_potYaourt-nom&quot;:&quot;Yoghurt pot&quot;,&#10;&quot;dec_produitPhytosanitaire-nom&quot;:&quot;Plant health product&quot;,&#10;&quot;dec_produitsBeaute-nom&quot;:&quot;Beauty Product&quot;,&#10;&quot;dec_produitsDEntretien-nom&quot;:&quot;Cleaning product&quot;,&#10;&quot;dec_produitsTraitementDuBois-nom&quot;:&quot;Wood treatment products&quot;,&#10;&quot;dec_radiographie-nom&quot;:&quot;Radiograph&quot;,&#10;&quot;dec_rasoirJetable-nom&quot;:&quot;Disposable razor&quot;,&#10;&quot;dec_recurantsPourFour-nom&quot;:&quot;Scouring oven&quot;,&#10;&quot;dec_recurantsPourToilette-nom&quot;:&quot;Scouring toilet&quot;,&#10;&quot;dec_refrigerateur-nom&quot;:&quot;Refrigerator&quot;,&#10;&quot;dec_resines-nom&quot;:&quot;Resin&quot;,&#10;&quot;dec_revelateurEtFixateurPhoto-nom&quot;:&quot;Developer and fixer Photo&quot;,&#10;&quot;dec_sacEnPapier-nom&quot;:&quot;Paper bag&quot;,&#10;&quot;dec_sacPlastique-nom&quot;:&quot;Plastic bag&quot;,&#10;&quot;dec_scooter-nom&quot;:&quot;Scooter&quot;,&#10;&quot;dec_solvants-nom&quot;:&quot;Solvent&quot;,&#10;&quot;dec_stylo-nom&quot;:&quot;Pen&quot;,&#10;&quot;dec_tableARepasser-nom&quot;:&quot;Ironing board&quot;,&#10;&quot;dec_telephonie-nom&quot;:&quot;Telephony&quot;,&#10;&quot;dec_telephone_portable-nom&quot;:&quot;Mobile phone&quot;,&#10;&quot;dec_televiseurs-nom&quot;:&quot;TV&quot;,&#10;&quot;dec_thermometreAMercure-nom&quot;:&quot;Mercury thermometer&quot;,&#10;&quot;dec_trompette-nom&quot;:&quot;Trumpet&quot;,&#10;&quot;dec_trottinnette-nom&quot;:&quot;Scooter&quot;,&#10;&quot;dec_tubeFluorescent-nom&quot;:&quot;Fluorescent Tube&quot;,&#10;&quot;dec_tuyauDarrosage-nom&quot;:&quot;Watering hose&quot;,&#10;&quot;dec_UstensileCuisine-nom&quot;:&quot;Kitchen Utensil&quot;,&#10;&quot;dec_vaisselleCarton-nom&quot;:&quot;Cardboard dishes&quot;,&#10;&quot;dec_vaissellePlastique-nom&quot;:&quot;Plastic ware&quot;,&#10;&quot;dec_vaisselleVerrePorcelaine-nom&quot;:&quot;Dishes (glass, porcelain ...)&quot;,&#10;&quot;dec_velo-nom&quot;:&quot;Bike&quot;,&#10;&quot;dec_vetementEnBonEtat-nom&quot;:&quot;Clothing good condition&quot;,&#10;&quot;dec_vetementUsage-nom&quot;:&quot;Used Clothing&quot;,&#10;&quot;dec_verreaboire-nom&quot;:&quot;Drinking glass&quot;,&#10;&quot;dec_vitre-nom&quot;:&quot;Window&quot;,&#10;&quot;dec_voiture-nom&quot;:&quot;Car&quot;,&#10;" calcext:value-type="string">
            <text:p>"dec_acides-nom":"Acids",</text:p>
            <text:p>"dec_aerosols-nom":"Aerosols",</text:p>
            <text:p>"dec_agenda-nom":"Diary",</text:p>
            <text:p>"dec_ampouleBasseConso-nom":"Energy Efficient Lightbulb",</text:p>
            <text:p>"dec_ampouleClassique-nom":"Conventional bulb",</text:p>
            <text:p>"dec_annuaire-nom":"Yearbook",</text:p>
            <text:p>"dec_antiFourmis-nom":"Ant",</text:p>
            <text:p>"dec_antigel-nom":"Antifreeze",</text:p>
            <text:p>"dec_appareilElectronique-nom":"Electronic device",</text:p>
            <text:p>"dec_appareilsChauffant-nom":"Heating devices",</text:p>
            <text:p>"dec_appareilsElectromenager-nom":"Domestic appliance",</text:p>
            <text:p>"dec_barilLessive-nom":"Laundry barrel",</text:p>
            <text:p>"dec_barquetteAluminium-nom":"Aluminum tray",</text:p>
            <text:p>"dec_barquettePolystyrene-nom":"Polystyrene tray",</text:p>
            <text:p>"dec_batteriesVoiture-nom":"Car Batteries",</text:p>
            <text:p>"dec_bidonDHuileMoteurVide-nom":"Empty motor oil can",</text:p>
            <text:p>"dec_bidonMetal-nom":"Canister vacuum metal",</text:p>
            <text:p>"dec_bocalEnVerre-nom":"Glass jar",</text:p>
            <text:p>"dec_boiteAOeufsEnPlastique-nom":"Plastic Egg Box",</text:p>
            <text:p>"dec_boiteCamembertEnBois-nom":"Wooden box camembert",</text:p>
            <text:p>"dec_boiteConserve-nom":"Box preserves",</text:p>
            <text:p>"dec_boiteMetallique-nom":"Metal box",</text:p>
            <text:p>"dec_boiteOeufsEnCarton-nom":"Cardboard egg box",</text:p>
            <text:p>"dec_bombeMousseARaser-nom":"Bomb shaving foam",</text:p>
            <text:p>"dec_bombePeinture-nom":"Paint bomb",</text:p>
            <text:p>"dec_bouchonLiege-nom":"Cork",</text:p>
            <text:p>"dec_bouchonPlastique-nom":"Plastic cap",</text:p>
            <text:p>"dec_bougie-nom":"Candle",</text:p>
            <text:p>"dec_bouteilleDhuileAlimentaire-nom":"Oil Bottle",</text:p>
            <text:p>"dec_bouteilleDhuileEnVerre-nom":"Glass oil bottle",</text:p>
            <text:p>"dec_bouteilleGaz-nom":"Gas cylinder",</text:p>
            <text:p>"dec_bouteilleLait-nom":"Milk Bottle",</text:p>
            <text:p>"dec_bouteillePlastique-nom":"Plastic Bottle",</text:p>
            <text:p>"dec_bouteilleProduitMenagerNonVide-nom":"Bottle household product not empty",</text:p>
            <text:p>"dec_bouteilleProduitMenagerVide-nom":"Bottle empty household product",</text:p>
            <text:p>"dec_bouteillesSirop-nom":"Syrup bottles (metal)",</text:p>
            <text:p>"dec_bouteilleVerre-nom":"Glass Bottle",</text:p>
            <text:p>"dec_branchage-nom":"Foliage branches",</text:p>
            <text:p>"dec_brosseadent-nom":"Brosse à dent",</text:p>
            <text:p>"dec_briqueAlimentaire-nom":"Food Brick",</text:p>
            <text:p>"dec_cagetteBois-nom":"Wooden crates",</text:p>
            <text:p>"dec_cahier-nom":"Notebook",</text:p>
            <text:p>"dec_calendrier-nom":"Calendar",</text:p>
            <text:p>"dec_canetteSoda-nom":"Soda cans",</text:p>
            <text:p>"dec_capsuleCafe-nom":"capsule coffee",</text:p>
            <text:p>"dec_cartePostale-nom":"Post card",</text:p>
            <text:p>"dec_cartonPetitsOuGrands-nom":"Cardboard (small or large)",</text:p>
            <text:p>"dec_cartouchesEncres-nom":"Ink cartridges",</text:p>
            <text:p>"dec_cdDvdK7-nom":"CD / DVD / K7",</text:p>
            <text:p>"dec_chaussureEnBonEtat-nom":"Good shoe",</text:p>
            <text:p>"dec_chaussuresUsagees-nom":"Used shoes",</text:p>
            <text:p>"dec_cigarette-nom":"Cigarette",</text:p>
            <text:p>"dec_classeur-nom":"Binder",</text:p>
            <text:p>"dec_colles-nom":"Glues",</text:p>
            <text:p>"dec_congelateurs-nom":"Freezers",</text:p>
            <text:p>"dec_cotonTige-nom":"Q-tip",</text:p>
            <text:p>"dec_coucheBebe-nom":"Baby's diaper",</text:p>
            <text:p>"dec_couverclePotEnVerre-nom":"Metal cover",</text:p>
            <text:p>"dec_couverts-nom":"Cutlery",</text:p>
            <text:p>"dec_cremeEnTube-nom":"Tube cream",</text:p>
            <text:p>"dec_cremeEtDentifriceTube-nom":"Cream and toothpaste (tube)",</text:p>
            <text:p>"dec_deboucheurLiquide-nom":"Liquid drain cleaner",</text:p>
            <text:p>"dec_deodorantStick-nom":"Deodorant stick",</text:p>
            <text:p>"dec_detachant-nom":"Stain",</text:p>
            <text:p>"dec_diamant-nom":"Diamond ",</text:p>
            <text:p>"dec_eauJavel-nom":"Javel water",</text:p>
            <text:p>"dec_emballagesEnCartonPlat-nom":"Boxboard packaging",</text:p>
            <text:p>"dec_engraisChimiques-nom":"Chemical fertilizers",</text:p>
            <text:p>"dec_enveloppe-nom":"Envelope",</text:p>
            <text:p>"dec_epeluchuresRestesRepas-nom":"Peelings / scraps meals",</text:p>
            <text:p>"dec_equipementsAudioEtVideo-nom":"Audio and video equipment",</text:p>
            <text:p>"dec_essenceTerebenthine-nom":"Turpentine Essence",</text:p>
            <text:p>"dec_essuiToutRouleauCarton-nom":"Towels (cardboard roll)",</text:p>
            <text:p>"dec_essuiToutSaufRouleauCarton-nom":"Towels (except cardboard roll)",</text:p>
            <text:p>"dec_filmPlastique-nom":"Plastic film",</text:p>
            <text:p>"dec_filmsPhotographiques-nom":"Photographic Films",</text:p>
            <text:p>"dec_filtreAHuile-nom":"Oil Filter",</text:p>
            <text:p>"dec_flaconProduitsDentretien-nom":"Bottle of cleaning products",</text:p>
            <text:p>"dec_flaconSavon-nom":"Soap bottle",</text:p>
            <text:p>"dec_fongicides-nom":"Fungicide",</text:p>
            <text:p>"dec_fournituresHorsPapier-nom":"Supplies (except Paper)",</text:p>
            <text:p>"dec_gazon-nom":"Turf",</text:p>
            <text:p>"dec_gravat-nom":"Engrave",</text:p>
            <text:p>"dec_grillage-nom":"Roasting",</text:p>
            <text:p>"dec_guitare-nom":"Guitar",</text:p>
            <text:p>"dec_herbicides-nom":"Herbicide",</text:p>
            <text:p>"dec_huileAlimentaire-nom":"Edible oil",</text:p>
            <text:p>"dec_huileMinerale-nom":"Engine oil",</text:p>
            <text:p>"dec_huileVidange-nom":"Oil drain",</text:p>
            <text:p>"dec_insecticides-nom":"Insecticides",</text:p>
            <text:p>"dec_jouetsAlimentesParElectricite-nom":"Toy powered by electricity",</text:p>
            <text:p>"dec_jouetsNonElectroniques-nom":"Non-electronic toy",</text:p>
            <text:p>"dec_journal-nom":"Newspaper",</text:p>
            <text:p>"dec_laine-nom":"Wool",</text:p>
            <text:p>"dec_laineVerre-nom":"Glass wool",</text:p>
            <text:p>"dec_lampe-nom":"Lamp",</text:p>
            <text:p>"dec_lingette-nom":"Wipe",</text:p>
            <text:p>"dec_liquideRefroidissement-nom":"Liquid cooling",</text:p>
            <text:p>"dec_litierePourAnimaux-nom":"Animal bedding",</text:p>
            <text:p>"dec_livre-nom":"Book",</text:p>
            <text:p>"dec_lunette-nom":"Glasses",</text:p>
            <text:p>"dec_magazine-nom":"Magazine",</text:p>
            <text:p>"dec_masticCarrosserie-nom":"Mastic Body",</text:p>
            <text:p>"dec_matelas-nom":"Mattress",</text:p>
            <text:p>"dec_medicaments-nom":"Drug",</text:p>
            <text:p>"dec_meuble-nom":"Furniture",</text:p>
            <text:p>"dec_miroir-nom":"Mirror",</text:p>
            <text:p>"dec_moquette-nom":"Carpet",</text:p>
            <text:p>"dec_mortAuxRats-nom":"Rat poison",</text:p>
            <text:p>"dec_mouchoir-nom":"Tissue",</text:p>
            <text:p>"dec_naphtaline-nom":"Naphthalene",</text:p>
            <text:p>"dec_neons-nom":"Neon",</text:p>
            <text:p>"dec_nettoyantsALAmmoniac-nom":"Cleaner ammonia",</text:p>
            <text:p>"dec_nettoyantsCuivreEtArgenterie-nom":"Copper and silver cleaners",</text:p>
            <text:p>"dec_objetEnTerreCuite-nom":"Clay object",</text:p>
            <text:p>"dec_ordinateursPortables-nom":"Laptop",</text:p>
            <text:p>"dec_outilsBricolageOuJardinage-nom":"DIY or gardening tools",</text:p>
            <text:p>"dec_papier-nom":"Paper",</text:p>
            <text:p>"dec_papierMetallise-nom":"Metallized paper",</text:p>
            <text:p>"dec_papierAluminium-nom":"Aluminum foil",</text:p>
            <text:p>"dec_papierCadeau-nom":"Gift wrap",</text:p>
            <text:p>"dec_papierPeint-nom":"Wallpaper",</text:p>
            <text:p>"dec_parpaing-nom":"Cinderblock",</text:p>
            <text:p>"dec_peintureAntirouille-nom":"Rust Paint",</text:p>
            <text:p>"dec_peinturesHuileEtEau-nom":"Water and oil painting",</text:p>
            <text:p>"dec_peripheriquesInformatiques-nom":"Computer Peripherals",</text:p>
            <text:p>"dec_piano-nom":"Piano",</text:p>
            <text:p>"dec_piles-nom":"Battery",</text:p>
            <text:p>"dec_plancheBois-nom":"Plank",</text:p>
            <text:p>"dec_plante-nom":"Plant",</text:p>
            <text:p>"dec_pneu-nom":"Tire",</text:p>
            <text:p>"dec_polystyrene-nom":"Polystyrene",</text:p>
            <text:p>"dec_porcelaine-nom":"Porcelain",</text:p>
            <text:p>"dec_potCremeFraîche-nom":"Pot cream",</text:p>
            <text:p>"dec_poterie-nom":"Pottery",</text:p>
            <text:p>"dec_potPeinture-nom":"Paint Pot",</text:p>
            <text:p>"dec_potYaourt-nom":"Yoghurt pot",</text:p>
            <text:p>"dec_produitPhytosanitaire-nom":"Plant health product",</text:p>
            <text:p>"dec_produitsBeaute-nom":"Beauty Product",</text:p>
            <text:p>"dec_produitsDEntretien-nom":"Cleaning product",</text:p>
            <text:p>"dec_produitsTraitementDuBois-nom":"Wood treatment products",</text:p>
            <text:p>"dec_radiographie-nom":"Radiograph",</text:p>
            <text:p>"dec_rasoirJetable-nom":"Disposable razor",</text:p>
            <text:p>"dec_recurantsPourFour-nom":"Scouring oven",</text:p>
            <text:p>"dec_recurantsPourToilette-nom":"Scouring toilet",</text:p>
            <text:p>"dec_refrigerateur-nom":"Refrigerator",</text:p>
            <text:p>"dec_resines-nom":"Resin",</text:p>
            <text:p>"dec_revelateurEtFixateurPhoto-nom":"Developer and fixer Photo",</text:p>
            <text:p>"dec_sacEnPapier-nom":"Paper bag",</text:p>
            <text:p>"dec_sacPlastique-nom":"Plastic bag",</text:p>
            <text:p>"dec_scooter-nom":"Scooter",</text:p>
            <text:p>"dec_solvants-nom":"Solvent",</text:p>
            <text:p>"dec_stylo-nom":"Pen",</text:p>
            <text:p>"dec_tableARepasser-nom":"Ironing board",</text:p>
            <text:p>"dec_telephonie-nom":"Telephony",</text:p>
            <text:p>"dec_telephone_portable-nom":"Mobile phone",</text:p>
            <text:p>"dec_televiseurs-nom":"TV",</text:p>
            <text:p>"dec_thermometreAMercure-nom":"Mercury thermometer",</text:p>
            <text:p>"dec_trompette-nom":"Trumpet",</text:p>
            <text:p>"dec_trottinnette-nom":"Scooter",</text:p>
            <text:p>"dec_tubeFluorescent-nom":"Fluorescent Tube",</text:p>
            <text:p>"dec_tuyauDarrosage-nom":"Watering hose",</text:p>
            <text:p>"dec_UstensileCuisine-nom":"Kitchen Utensil",</text:p>
            <text:p>"dec_vaisselleCarton-nom":"Cardboard dishes",</text:p>
            <text:p>"dec_vaissellePlastique-nom":"Plastic ware",</text:p>
            <text:p>"dec_vaisselleVerrePorcelaine-nom":"Dishes (glass, porcelain ...)",</text:p>
            <text:p>"dec_velo-nom":"Bike",</text:p>
            <text:p>"dec_vetementEnBonEtat-nom":"Clothing good condition",</text:p>
            <text:p>"dec_vetementUsage-nom":"Used Clothing",</text:p>
            <text:p>"dec_verreaboire-nom":"Drinking glass",</text:p>
            <text:p>"dec_vitre-nom":"Window",</text:p>
            <text:p>"dec_voiture-nom":"Car",</text:p>
            <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concerne_aussi</text:p>
          </table:table-cell>
          <table:table-cell table:style-name="ce277" table:formula="of:=GETTRADUCTION([.B7];COLUMN([Dechets.A5]);COLUMN([Dechets.G5]);ROW([Dechets.A5]);ROW([Dechets.A176]);[.C7])" office:value-type="string" office:string-value="&quot;dec_acides-concerne_aussi&quot;:&quot;acide, base, produit chimique&quot;,&#10;&quot;dec_aerosols-concerne_aussi&quot;:&quot;aérosol, bombe aérosol, déodorant, laque&quot;,&#10;&quot;dec_agenda-concerne_aussi&quot;:&quot;acide,agenda&quot;,&#10;&quot;dec_ampouleBasseConso-concerne_aussi&quot;:&quot;ampoule basse consommation, ampoule à économie d'énergie, lampe à économie d'énergie&quot;,&#10;&quot;dec_ampouleClassique-concerne_aussi&quot;:&quot;ampoule classique, ampoule à incandescence, ampoule à filament&quot;,&#10;&quot;dec_annuaire-concerne_aussi&quot;:&quot;annuaire&quot;,&#10;&quot;dec_antiFourmis-concerne_aussi&quot;:&quot;Anti-fourmi&quot;,&#10;&quot;dec_antigel-concerne_aussi&quot;:&quot;antigel&quot;,&#10;&quot;dec_appareilElectronique-concerne_aussi&quot;:&quot;appareil électronique,outillage alimenté par électricité&quot;,&#10;&quot;dec_appareilsChauffant-concerne_aussi&quot;:&quot;appareil chauffant, appareil de chauffage, chauffage, appareil de cuisson, four&quot;,&#10;&quot;dec_appareilsElectromenager-concerne_aussi&quot;:&quot;appareil électroménager,petit électroménager&quot;,&#10;&quot;dec_barilLessive-concerne_aussi&quot;:&quot;baril de lessive, paquet de lessives, baril en carton&quot;,&#10;&quot;dec_barquetteAluminium-concerne_aussi&quot;:&quot;barquette aluminium, barquette quiche&quot;,&#10;&quot;dec_barquettePolystyrene-concerne_aussi&quot;:&quot;barquette polystyrène, barquette plastique&quot;,&#10;&quot;dec_batteriesVoiture-concerne_aussi&quot;:&quot;batterie de voiture&quot;,&#10;&quot;dec_bidonDHuileMoteurVide-concerne_aussi&quot;:&quot;bidon d'huile moteur vide&quot;,&#10;&quot;dec_bidonMetal-concerne_aussi&quot;:&quot;bidon de métal vide&quot;,&#10;&quot;dec_bocalEnVerre-concerne_aussi&quot;:&quot;bocal en verre, nutella, pâte a tartiner, pot en verre&quot;,&#10;&quot;dec_boiteAOeufsEnPlastique-concerne_aussi&quot;:&quot;boîte à œuf en plastique&quot;,&#10;&quot;dec_boiteCamembertEnBois-concerne_aussi&quot;:&quot;boîte camembert en bois&quot;,&#10;&quot;dec_boiteConserve-concerne_aussi&quot;:&quot;boîte de conserve, conserve&quot;,&#10;&quot;dec_boiteMetallique-concerne_aussi&quot;:&quot;boite métallique&quot;,&#10;&quot;dec_boiteOeufsEnCarton-concerne_aussi&quot;:&quot;boîte à œuf en carton&quot;,&#10;&quot;dec_bombeMousseARaser-concerne_aussi&quot;:&quot;bombe mousse à raser&quot;,&#10;&quot;dec_bombePeinture-concerne_aussi&quot;:&quot;bombe de peinture, peinture aérosol&quot;,&#10;&quot;dec_bouchonLiege-concerne_aussi&quot;:&quot;bouchon de liège&quot;,&#10;&quot;dec_bouchonPlastique-concerne_aussi&quot;:&quot;bouchon plastique&quot;,&#10;&quot;dec_bougie-concerne_aussi&quot;:&quot;bougie&quot;,&#10;&quot;dec_bouteilleDhuileAlimentaire-concerne_aussi&quot;:&quot;bouteille d'huile, bouteille d'eau&quot;,&#10;&quot;dec_bouteilleDhuileEnVerre-concerne_aussi&quot;:&quot;bouteille d'huile en verre&quot;,&#10;&quot;dec_bouteilleGaz-concerne_aussi&quot;:&quot;bouteille de gaz&quot;,&#10;&quot;dec_bouteilleLait-concerne_aussi&quot;:&quot;bouteille de lait&quot;,&#10;&quot;dec_bouteillePlastique-concerne_aussi&quot;:&quot;bouteille en plastique, bouteille de soda&quot;,&#10;&quot;dec_bouteilleProduitMenagerNonVide-concerne_aussi&quot;:&quot;bouteille produit ménager non vide&quot;,&#10;&quot;dec_bouteilleProduitMenagerVide-concerne_aussi&quot;:&quot;bouteille produit ménager vide&quot;,&#10;&quot;dec_bouteillesSirop-concerne_aussi&quot;:&quot;bouteille de sirop métal&quot;,&#10;&quot;dec_bouteilleVerre-concerne_aussi&quot;:&quot;bouteille en verre, bouteille de vin, bouteille de bière&quot;,&#10;&quot;dec_branchage-concerne_aussi&quot;:&quot;branchage, feuillage, taille d'arbre&quot;,&#10;&quot;dec_brosseadent-concerne_aussi&quot;:&quot;brosse à dent&quot;,&#10;&quot;dec_briqueAlimentaire-concerne_aussi&quot;:&quot;brique alimentaire, brique de lait, tétra pack&quot;,&#10;&quot;dec_cagetteBois-concerne_aussi&quot;:&quot;cagette bois, cageot&quot;,&#10;&quot;dec_cahier-concerne_aussi&quot;:&quot;cahier, cahier, bloc note sans spirale, carnet&quot;,&#10;&quot;dec_calendrier-concerne_aussi&quot;:&quot;calendrier&quot;,&#10;&quot;dec_canetteSoda-concerne_aussi&quot;:&quot;canette de soda&quot;,&#10;&quot;dec_capsuleCafe-concerne_aussi&quot;:&quot;capsule de café, capsule métal ou plastique dosette café&quot;,&#10;&quot;dec_cartePostale-concerne_aussi&quot;:&quot;carte postale&quot;,&#10;&quot;dec_cartonPetitsOuGrands-concerne_aussi&quot;:&quot;carton (petit ou grands)&quot;,&#10;&quot;dec_cartouchesEncres-concerne_aussi&quot;:&quot;cartouche encres&quot;,&#10;&quot;dec_cdDvdK7-concerne_aussi&quot;:&quot;CD/DVD/K7, cassette audio, cassette vidéo, appareil photo, caméra&quot;,&#10;&quot;dec_chaussureEnBonEtat-concerne_aussi&quot;:&quot;chaussure en bon état, bote en bon état&quot;,&#10;&quot;dec_chaussuresUsagees-concerne_aussi&quot;:&quot;chaussure usagées, bote usagée, chaussure en mauvais état&quot;,&#10;&quot;dec_cigarette-concerne_aussi&quot;:&quot;cigarette, mégot, cigare&quot;,&#10;&quot;dec_classeur-concerne_aussi&quot;:&quot;classeur&quot;,&#10;&quot;dec_colles-concerne_aussi&quot;:&quot;colles&quot;,&#10;&quot;dec_congelateurs-concerne_aussi&quot;:&quot;congélateurs&quot;,&#10;&quot;dec_cotonTige-concerne_aussi&quot;:&quot;coton tige&quot;,&#10;&quot;dec_coucheBebe-concerne_aussi&quot;:&quot;couche bébé&quot;,&#10;&quot;dec_couverclePotEnVerre-concerne_aussi&quot;:&quot;couvercle de pot en verre, couvercle métallique, capsule bière, opercule&quot;,&#10;&quot;dec_couverts-concerne_aussi&quot;:&quot;couverts, couteau, cuillère, fourchette&quot;,&#10;&quot;dec_cremeEnTube-concerne_aussi&quot;:&quot;crème en tube&quot;,&#10;&quot;dec_cremeEtDentifriceTube-concerne_aussi&quot;:&quot;crème et dentifrice (tube), crème en tube, tube de dentifrice&quot;,&#10;&quot;dec_deboucheurLiquide-concerne_aussi&quot;:&quot;déboucheur liquide&quot;,&#10;&quot;dec_deodorantStick-concerne_aussi&quot;:&quot;déodorant stick, déodorant à bille&quot;,&#10;&quot;dec_detachant-concerne_aussi&quot;:&quot;détachant (c'est un produit toxique)&quot;,&#10;&quot;dec_diamant-concerne_aussi&quot;:&quot;diamant,pierre précieuse&quot;,&#10;&quot;dec_eauJavel-concerne_aussi&quot;:&quot;eau de Javel&quot;,&#10;&quot;dec_emballagesEnCartonPlat-concerne_aussi&quot;:&quot;emballage en carton plat, Suremballage carton, cartonnette, céréale, pizza&quot;,&#10;&quot;dec_engraisChimiques-concerne_aussi&quot;:&quot;engrais chimiques&quot;,&#10;&quot;dec_enveloppe-concerne_aussi&quot;:&quot;enveloppe&quot;,&#10;&quot;dec_epeluchuresRestesRepas-concerne_aussi&quot;:&quot;épluchures, reste de repas, nourriture&quot;,&#10;&quot;dec_equipementsAudioEtVideo-concerne_aussi&quot;:&quot;équipement audio et vidéo&quot;,&#10;&quot;dec_essenceTerebenthine-concerne_aussi&quot;:&quot;essence de térébenthine&quot;,&#10;&quot;dec_essuiToutRouleauCarton-concerne_aussi&quot;:&quot;essuie-tout (rouleau carton), rouleau carton papier toilette&quot;,&#10;&quot;dec_essuiToutSaufRouleauCarton-concerne_aussi&quot;:&quot;essuie-tout (sauf rouleau carton), sopalin, papier absorbant, papier toilette&quot;,&#10;&quot;dec_filmPlastique-concerne_aussi&quot;:&quot;film plastique&quot;,&#10;&quot;dec_filmsPhotographiques-concerne_aussi&quot;:&quot;film photographiques, diapositive, pellicule&quot;,&#10;&quot;dec_filtreAHuile-concerne_aussi&quot;:&quot;filtre à huile&quot;,&#10;&quot;dec_flaconProduitsDentretien-concerne_aussi&quot;:&quot;flacon de produit d'entretien, Flacon produit ménager vide, flacon de produit d'entretien&quot;,&#10;&quot;dec_flaconSavon-concerne_aussi&quot;:&quot;flacon de savon, Flacon en plastique, flacon de savon&quot;,&#10;&quot;dec_fongicides-concerne_aussi&quot;:&quot;fongicide&quot;,&#10;&quot;dec_fournituresHorsPapier-concerne_aussi&quot;:&quot;fourniture (hor papier), fourniture de bureau, crayon, stylo, feutre, gomme, agrafeuse, règle, compas, pochette plastique, classeur, trombone, taille-crayon, ciseaux&quot;,&#10;&quot;dec_gazon-concerne_aussi&quot;:&quot;gazon, pelouse, herbe&quot;,&#10;&quot;dec_gravat-concerne_aussi&quot;:&quot;gravât&quot;,&#10;&quot;dec_grillage-concerne_aussi&quot;:&quot;grillage, clôture&quot;,&#10;&quot;dec_guitare-concerne_aussi&quot;:&quot;guitare&quot;,&#10;&quot;dec_herbicides-concerne_aussi&quot;:&quot;herbicide, désherbant&quot;,&#10;&quot;dec_huileAlimentaire-concerne_aussi&quot;:&quot;huile alimentaire, huile de friture&quot;,&#10;&quot;dec_huileMinerale-concerne_aussi&quot;:&quot;huile minérale,huile voiture,huile moteur&quot;,&#10;&quot;dec_huileVidange-concerne_aussi&quot;:&quot;huile de vidange&quot;,&#10;&quot;dec_insecticides-concerne_aussi&quot;:&quot;insecticides&quot;,&#10;&quot;dec_jouetsAlimentesParElectricite-concerne_aussi&quot;:&quot;jouet alimenté par électricité, jeu avec pile, train électrique&quot;,&#10;&quot;dec_jouetsNonElectroniques-concerne_aussi&quot;:&quot;jouet non électronique, jeu, peluche, poupée, petite voiture&quot;,&#10;&quot;dec_journal-concerne_aussi&quot;:&quot;journal, revue&quot;,&#10;&quot;dec_laine-concerne_aussi&quot;:&quot;laine&quot;,&#10;&quot;dec_laineVerre-concerne_aussi&quot;:&quot;laine de verre, laine de verre, laine de roche&quot;,&#10;&quot;dec_lampe-concerne_aussi&quot;:&quot;lampe&quot;,&#10;&quot;dec_lingette-concerne_aussi&quot;:&quot;lingette&quot;,&#10;&quot;dec_liquideRefroidissement-concerne_aussi&quot;:&quot;liquide de refroidissement&quot;,&#10;&quot;dec_litierePourAnimaux-concerne_aussi&quot;:&quot;litière pour animaux&quot;,&#10;&quot;dec_livre-concerne_aussi&quot;:&quot;livre, bd, bande dessinée&quot;,&#10;&quot;dec_lunette-concerne_aussi&quot;:&quot;lunette&quot;,&#10;&quot;dec_magazine-concerne_aussi&quot;:&quot;magazine, revue&quot;,&#10;&quot;dec_masticCarrosserie-concerne_aussi&quot;:&quot;mastic de carrosserie&quot;,&#10;&quot;dec_matelas-concerne_aussi&quot;:&quot;matelas&quot;,&#10;&quot;dec_medicaments-concerne_aussi&quot;:&quot;médicament&quot;,&#10;&quot;dec_meuble-concerne_aussi&quot;:&quot;meuble,canapé,fauteuil,armoire&quot;,&#10;&quot;dec_miroir-concerne_aussi&quot;:&quot;miroir&quot;,&#10;&quot;dec_moquette-concerne_aussi&quot;:&quot;moquette&quot;,&#10;&quot;dec_mortAuxRats-concerne_aussi&quot;:&quot;mort aux rats, raticide &quot;,&#10;&quot;dec_mouchoir-concerne_aussi&quot;:&quot;mouchoir&quot;,&#10;&quot;dec_naphtaline-concerne_aussi&quot;:&quot;naphtaline, antimite&quot;,&#10;&quot;dec_neons-concerne_aussi&quot;:&quot;néon&quot;,&#10;&quot;dec_nettoyantsALAmmoniac-concerne_aussi&quot;:&quot;nettoyant à l'ammoniac&quot;,&#10;&quot;dec_nettoyantsCuivreEtArgenterie-concerne_aussi&quot;:&quot;nettoyant cuivre et argenterie&quot;,&#10;&quot;dec_objetEnTerreCuite-concerne_aussi&quot;:&quot;objet en terre cuite&quot;,&#10;&quot;dec_ordinateursPortables-concerne_aussi&quot;:&quot;ordinateur portables&quot;,&#10;&quot;dec_outilsBricolageOuJardinage-concerne_aussi&quot;:&quot;outil bricolage ou jardinage, marteau, tournevis, cisaille, scie, râteau, hache&quot;,&#10;&quot;dec_papier-concerne_aussi&quot;:&quot;papier, prospectus, publicité, feuille (imprimée ou non)&quot;,&#10;&quot;dec_papierMetallise-concerne_aussi&quot;:&quot;Papier beurre, papier café&quot;,&#10;&quot;dec_papierAluminium-concerne_aussi&quot;:&quot;papier aluminium&quot;,&#10;&quot;dec_papierCadeau-concerne_aussi&quot;:&quot;papier cadeau&quot;,&#10;&quot;dec_papierPeint-concerne_aussi&quot;:&quot;papier peint, crépon&quot;,&#10;&quot;dec_parpaing-concerne_aussi&quot;:&quot;parpaing&quot;,&#10;&quot;dec_peintureAntirouille-concerne_aussi&quot;:&quot;peinture antirouille&quot;,&#10;&quot;dec_peinturesHuileEtEau-concerne_aussi&quot;:&quot;peinture huile et eau&quot;,&#10;&quot;dec_peripheriquesInformatiques-concerne_aussi&quot;:&quot;périphérique informatiques, écran, clavier, souris, imprimante&quot;,&#10;&quot;dec_piano-concerne_aussi&quot;:&quot;piano&quot;,&#10;&quot;dec_piles-concerne_aussi&quot;:&quot;pile, petit accumulateur&quot;,&#10;&quot;dec_plancheBois-concerne_aussi&quot;:&quot;planche de bois&quot;,&#10;&quot;dec_plante-concerne_aussi&quot;:&quot;plante&quot;,&#10;&quot;dec_pneu-concerne_aussi&quot;:&quot;pneu&quot;,&#10;&quot;dec_polystyrene-concerne_aussi&quot;:&quot;barquette de polystyrène, barquette de jambon&quot;,&#10;&quot;dec_porcelaine-concerne_aussi&quot;:&quot;porcelaine, vase&quot;,&#10;&quot;dec_potCremeFraîche-concerne_aussi&quot;:&quot;pot de crème fraîche&quot;,&#10;&quot;dec_poterie-concerne_aussi&quot;:&quot;poterie,pot&quot;,&#10;&quot;dec_potPeinture-concerne_aussi&quot;:&quot;pot de peinture, peinture à huile, peinture à l'eau, peinture, acrylique, peinture glycéro&quot;,&#10;&quot;dec_potYaourt-concerne_aussi&quot;:&quot;pot de yaourt&quot;,&#10;&quot;dec_produitPhytosanitaire-concerne_aussi&quot;:&quot;produit phytosanitaire&quot;,&#10;&quot;dec_produitsBeaute-concerne_aussi&quot;:&quot;produit de beauté, cosmétique, rouge à lèvres, maquillage, vernis&quot;,&#10;&quot;dec_produitsDEntretien-concerne_aussi&quot;:&quot;produit d'entretien, nettoyant à sol&quot;,&#10;&quot;dec_produitsTraitementDuBois-concerne_aussi&quot;:&quot;produit de traitement du bois&quot;,&#10;&quot;dec_radiographie-concerne_aussi&quot;:&quot;radiographie&quot;,&#10;&quot;dec_rasoirJetable-concerne_aussi&quot;:&quot;rasoir jetable&quot;,&#10;&quot;dec_recurantsPourFour-concerne_aussi&quot;:&quot;récurant pour four&quot;,&#10;&quot;dec_recurantsPourToilette-concerne_aussi&quot;:&quot;récurant pour toilette&quot;,&#10;&quot;dec_refrigerateur-concerne_aussi&quot;:&quot;réfrigérateur&quot;,&#10;&quot;dec_resines-concerne_aussi&quot;:&quot;résine&quot;,&#10;&quot;dec_revelateurEtFixateurPhoto-concerne_aussi&quot;:&quot;révélateur et fixateur photo&quot;,&#10;&quot;dec_sacEnPapier-concerne_aussi&quot;:&quot;sac en papier&quot;,&#10;&quot;dec_sacPlastique-concerne_aussi&quot;:&quot;sac plastique&quot;,&#10;&quot;dec_scooter-concerne_aussi&quot;:&quot;scooter, mobylette&quot;,&#10;&quot;dec_solvants-concerne_aussi&quot;:&quot;solvant, diluant, white spirit&quot;,&#10;&quot;dec_stylo-concerne_aussi&quot;:&quot;stylo, crayon&quot;,&#10;&quot;dec_tableARepasser-concerne_aussi&quot;:&quot;table à repasser&quot;,&#10;&quot;dec_telephonie-concerne_aussi&quot;:&quot;téléphonie&quot;,&#10;&quot;dec_telephone_portable-concerne_aussi&quot;:&quot;téléphone mobile,smartphone&quot;,&#10;&quot;dec_televiseurs-concerne_aussi&quot;:&quot;téléviseur,télévision,écran,tv&quot;,&#10;&quot;dec_thermometreAMercure-concerne_aussi&quot;:&quot;thermomètre à mercure&quot;,&#10;&quot;dec_trompette-concerne_aussi&quot;:&quot;trompette&quot;,&#10;&quot;dec_trottinnette-concerne_aussi&quot;:&quot;trottinette&quot;,&#10;&quot;dec_tubeFluorescent-concerne_aussi&quot;:&quot;tube fluorescent, tube fluo&quot;,&#10;&quot;dec_tuyauDarrosage-concerne_aussi&quot;:&quot;tuyau d'arrosage&quot;,&#10;&quot;dec_UstensileCuisine-concerne_aussi&quot;:&quot;ustensile de cuisine, casserole, marmite, cocotte, poêle, wok, spatule&quot;,&#10;&quot;dec_vaisselleCarton-concerne_aussi&quot;:&quot;vaisselle carton, assiette carton, gobelet carton&quot;,&#10;&quot;dec_vaissellePlastique-concerne_aussi&quot;:&quot;vaisselle plastique, gobelet plastique, couvert plastique, couteau plastique, fourchette plastique, cuillère plastique&quot;,&#10;&quot;dec_vaisselleVerrePorcelaine-concerne_aussi&quot;:&quot;assiette, tasse, bol, plat, verre à boire, poterie, porcelaine, faïence, carafe, verre&quot;,&#10;&quot;dec_velo-concerne_aussi&quot;:&quot;vélo, bicyclette, skateboard&quot;,&#10;&quot;dec_vetementEnBonEtat-concerne_aussi&quot;:&quot;vêtement bon état, pantalon, chemise, pull, veste, jupe, robe&quot;,&#10;&quot;dec_vetementUsage-concerne_aussi&quot;:&quot;vêtement usagé, vêtement mauvais état, pantalon, chemise, pull, veste, jupe, robe&quot;,&#10;&quot;dec_verreaboire-concerne_aussi&quot;:&quot;verre à boire&quot;,&#10;&quot;dec_vitre-concerne_aussi&quot;:&quot;vitre&quot;,&#10;&quot;dec_voiture-concerne_aussi&quot;:&quot;voiture&quot;,&#10;" calcext:value-type="string">
            <text:p>"dec_acides-concerne_aussi":"acide, base, produit chimique",</text:p>
            <text:p>"dec_aerosols-concerne_aussi":"aérosol, bombe aérosol, déodorant, laque",</text:p>
            <text:p>"dec_agenda-concerne_aussi":"acide,agenda",</text:p>
            <text:p>"dec_ampouleBasseConso-concerne_aussi":"ampoule basse consommation, ampoule à économie d'énergie, lampe à économie d'énergie",</text:p>
            <text:p>"dec_ampouleClassique-concerne_aussi":"ampoule classique, ampoule à incandescence, ampoule à filament",</text:p>
            <text:p>"dec_annuaire-concerne_aussi":"annuaire",</text:p>
            <text:p>"dec_antiFourmis-concerne_aussi":"Anti-fourmi",</text:p>
            <text:p>"dec_antigel-concerne_aussi":"antigel",</text:p>
            <text:p>"dec_appareilElectronique-concerne_aussi":"appareil électronique,outillage alimenté par électricité",</text:p>
            <text:p>"dec_appareilsChauffant-concerne_aussi":"appareil chauffant, appareil de chauffage, chauffage, appareil de cuisson, four",</text:p>
            <text:p>"dec_appareilsElectromenager-concerne_aussi":"appareil électroménager,petit électroménager",</text:p>
            <text:p>"dec_barilLessive-concerne_aussi":"baril de lessive, paquet de lessives, baril en carton",</text:p>
            <text:p>"dec_barquetteAluminium-concerne_aussi":"barquette aluminium, barquette quiche",</text:p>
            <text:p>"dec_barquettePolystyrene-concerne_aussi":"barquette polystyrène, barquette plastique",</text:p>
            <text:p>"dec_batteriesVoiture-concerne_aussi":"batterie de voiture",</text:p>
            <text:p>"dec_bidonDHuileMoteurVide-concerne_aussi":"bidon d'huile moteur vide",</text:p>
            <text:p>"dec_bidonMetal-concerne_aussi":"bidon de métal vide",</text:p>
            <text:p>"dec_bocalEnVerre-concerne_aussi":"bocal en verre, nutella, pâte a tartiner, pot en verre",</text:p>
            <text:p>"dec_boiteAOeufsEnPlastique-concerne_aussi":"boîte à œuf en plastique",</text:p>
            <text:p>"dec_boiteCamembertEnBois-concerne_aussi":"boîte camembert en bois",</text:p>
            <text:p>"dec_boiteConserve-concerne_aussi":"boîte de conserve, conserve",</text:p>
            <text:p>"dec_boiteMetallique-concerne_aussi":"boite métallique",</text:p>
            <text:p>"dec_boiteOeufsEnCarton-concerne_aussi":"boîte à œuf en carton",</text:p>
            <text:p>"dec_bombeMousseARaser-concerne_aussi":"bombe mousse à raser",</text:p>
            <text:p>"dec_bombePeinture-concerne_aussi":"bombe de peinture, peinture aérosol",</text:p>
            <text:p>"dec_bouchonLiege-concerne_aussi":"bouchon de liège",</text:p>
            <text:p>"dec_bouchonPlastique-concerne_aussi":"bouchon plastique",</text:p>
            <text:p>"dec_bougie-concerne_aussi":"bougie",</text:p>
            <text:p>"dec_bouteilleDhuileAlimentaire-concerne_aussi":"bouteille d'huile, bouteille d'eau",</text:p>
            <text:p>"dec_bouteilleDhuileEnVerre-concerne_aussi":"bouteille d'huile en verre",</text:p>
            <text:p>"dec_bouteilleGaz-concerne_aussi":"bouteille de gaz",</text:p>
            <text:p>"dec_bouteilleLait-concerne_aussi":"bouteille de lait",</text:p>
            <text:p>"dec_bouteillePlastique-concerne_aussi":"bouteille en plastique, bouteille de soda",</text:p>
            <text:p>"dec_bouteilleProduitMenagerNonVide-concerne_aussi":"bouteille produit ménager non vide",</text:p>
            <text:p>"dec_bouteilleProduitMenagerVide-concerne_aussi":"bouteille produit ménager vide",</text:p>
            <text:p>"dec_bouteillesSirop-concerne_aussi":"bouteille de sirop métal",</text:p>
            <text:p>"dec_bouteilleVerre-concerne_aussi":"bouteille en verre, bouteille de vin, bouteille de bière",</text:p>
            <text:p>"dec_branchage-concerne_aussi":"branchage, feuillage, taille d'arbre",</text:p>
            <text:p>"dec_brosseadent-concerne_aussi":"brosse à dent",</text:p>
            <text:p>"dec_briqueAlimentaire-concerne_aussi":"brique alimentaire, brique de lait, tétra pack",</text:p>
            <text:p>"dec_cagetteBois-concerne_aussi":"cagette bois, cageot",</text:p>
            <text:p>"dec_cahier-concerne_aussi":"cahier, cahier, bloc note sans spirale, carnet",</text:p>
            <text:p>"dec_calendrier-concerne_aussi":"calendrier",</text:p>
            <text:p>"dec_canetteSoda-concerne_aussi":"canette de soda",</text:p>
            <text:p>"dec_capsuleCafe-concerne_aussi":"capsule de café, capsule métal ou plastique dosette café",</text:p>
            <text:p>"dec_cartePostale-concerne_aussi":"carte postale",</text:p>
            <text:p>"dec_cartonPetitsOuGrands-concerne_aussi":"carton (petit ou grands)",</text:p>
            <text:p>"dec_cartouchesEncres-concerne_aussi":"cartouche encres",</text:p>
            <text:p>"dec_cdDvdK7-concerne_aussi":"CD/DVD/K7, cassette audio, cassette vidéo, appareil photo, caméra",</text:p>
            <text:p>"dec_chaussureEnBonEtat-concerne_aussi":"chaussure en bon état, bote en bon état",</text:p>
            <text:p>"dec_chaussuresUsagees-concerne_aussi":"chaussure usagées, bote usagée, chaussure en mauvais état",</text:p>
            <text:p>"dec_cigarette-concerne_aussi":"cigarette, mégot, cigare",</text:p>
            <text:p>"dec_classeur-concerne_aussi":"classeur",</text:p>
            <text:p>"dec_colles-concerne_aussi":"colles",</text:p>
            <text:p>"dec_congelateurs-concerne_aussi":"congélateurs",</text:p>
            <text:p>"dec_cotonTige-concerne_aussi":"coton tige",</text:p>
            <text:p>"dec_coucheBebe-concerne_aussi":"couche bébé",</text:p>
            <text:p>"dec_couverclePotEnVerre-concerne_aussi":"couvercle de pot en verre, couvercle métallique, capsule bière, opercule",</text:p>
            <text:p>"dec_couverts-concerne_aussi":"couverts, couteau, cuillère, fourchette",</text:p>
            <text:p>"dec_cremeEnTube-concerne_aussi":"crème en tube",</text:p>
            <text:p>"dec_cremeEtDentifriceTube-concerne_aussi":"crème et dentifrice (tube), crème en tube, tube de dentifrice",</text:p>
            <text:p>"dec_deboucheurLiquide-concerne_aussi":"déboucheur liquide",</text:p>
            <text:p>"dec_deodorantStick-concerne_aussi":"déodorant stick, déodorant à bille",</text:p>
            <text:p>"dec_detachant-concerne_aussi":"détachant (c'est un produit toxique)",</text:p>
            <text:p>"dec_diamant-concerne_aussi":"diamant,pierre précieuse",</text:p>
            <text:p>"dec_eauJavel-concerne_aussi":"eau de Javel",</text:p>
            <text:p>"dec_emballagesEnCartonPlat-concerne_aussi":"emballage en carton plat, Suremballage carton, cartonnette, céréale, pizza",</text:p>
            <text:p>"dec_engraisChimiques-concerne_aussi":"engrais chimiques",</text:p>
            <text:p>"dec_enveloppe-concerne_aussi":"enveloppe",</text:p>
            <text:p>"dec_epeluchuresRestesRepas-concerne_aussi":"épluchures, reste de repas, nourriture",</text:p>
            <text:p>"dec_equipementsAudioEtVideo-concerne_aussi":"équipement audio et vidéo",</text:p>
            <text:p>"dec_essenceTerebenthine-concerne_aussi":"essence de térébenthine",</text:p>
            <text:p>"dec_essuiToutRouleauCarton-concerne_aussi":"essuie-tout (rouleau carton), rouleau carton papier toilette",</text:p>
            <text:p>"dec_essuiToutSaufRouleauCarton-concerne_aussi":"essuie-tout (sauf rouleau carton), sopalin, papier absorbant, papier toilette",</text:p>
            <text:p>"dec_filmPlastique-concerne_aussi":"film plastique",</text:p>
            <text:p>"dec_filmsPhotographiques-concerne_aussi":"film photographiques, diapositive, pellicule",</text:p>
            <text:p>"dec_filtreAHuile-concerne_aussi":"filtre à huile",</text:p>
            <text:p>"dec_flaconProduitsDentretien-concerne_aussi":"flacon de produit d'entretien, Flacon produit ménager vide, flacon de produit d'entretien",</text:p>
            <text:p>"dec_flaconSavon-concerne_aussi":"flacon de savon, Flacon en plastique, flacon de savon",</text:p>
            <text:p>"dec_fongicides-concerne_aussi":"fongicide",</text:p>
            <text:p>"dec_fournituresHorsPapier-concerne_aussi":"fourniture (hor papier), fourniture de bureau, crayon, stylo, feutre, gomme, agrafeuse, règle, compas, pochette plastique, classeur, trombone, taille-crayon, ciseaux",</text:p>
            <text:p>"dec_gazon-concerne_aussi":"gazon, pelouse, herbe",</text:p>
            <text:p>"dec_gravat-concerne_aussi":"gravât",</text:p>
            <text:p>"dec_grillage-concerne_aussi":"grillage, clôture",</text:p>
            <text:p>"dec_guitare-concerne_aussi":"guitare",</text:p>
            <text:p>"dec_herbicides-concerne_aussi":"herbicide, désherbant",</text:p>
            <text:p>"dec_huileAlimentaire-concerne_aussi":"huile alimentaire, huile de friture",</text:p>
            <text:p>"dec_huileMinerale-concerne_aussi":"huile minérale,huile voiture,huile moteur",</text:p>
            <text:p>"dec_huileVidange-concerne_aussi":"huile de vidange",</text:p>
            <text:p>"dec_insecticides-concerne_aussi":"insecticides",</text:p>
            <text:p>"dec_jouetsAlimentesParElectricite-concerne_aussi":"jouet alimenté par électricité, jeu avec pile, train électrique",</text:p>
            <text:p>"dec_jouetsNonElectroniques-concerne_aussi":"jouet non électronique, jeu, peluche, poupée, petite voiture",</text:p>
            <text:p>"dec_journal-concerne_aussi":"journal, revue",</text:p>
            <text:p>"dec_laine-concerne_aussi":"laine",</text:p>
            <text:p>"dec_laineVerre-concerne_aussi":"laine de verre, laine de verre, laine de roche",</text:p>
            <text:p>"dec_lampe-concerne_aussi":"lampe",</text:p>
            <text:p>"dec_lingette-concerne_aussi":"lingette",</text:p>
            <text:p>"dec_liquideRefroidissement-concerne_aussi":"liquide de refroidissement",</text:p>
            <text:p>"dec_litierePourAnimaux-concerne_aussi":"litière pour animaux",</text:p>
            <text:p>"dec_livre-concerne_aussi":"livre, bd, bande dessinée",</text:p>
            <text:p>"dec_lunette-concerne_aussi":"lunette",</text:p>
            <text:p>"dec_magazine-concerne_aussi":"magazine, revue",</text:p>
            <text:p>"dec_masticCarrosserie-concerne_aussi":"mastic de carrosserie",</text:p>
            <text:p>"dec_matelas-concerne_aussi":"matelas",</text:p>
            <text:p>"dec_medicaments-concerne_aussi":"médicament",</text:p>
            <text:p>"dec_meuble-concerne_aussi":"meuble,canapé,fauteuil,armoire",</text:p>
            <text:p>"dec_miroir-concerne_aussi":"miroir",</text:p>
            <text:p>"dec_moquette-concerne_aussi":"moquette",</text:p>
            <text:p>"dec_mortAuxRats-concerne_aussi":"mort aux rats, raticide ",</text:p>
            <text:p>"dec_mouchoir-concerne_aussi":"mouchoir",</text:p>
            <text:p>"dec_naphtaline-concerne_aussi":"naphtaline, antimite",</text:p>
            <text:p>"dec_neons-concerne_aussi":"néon",</text:p>
            <text:p>"dec_nettoyantsALAmmoniac-concerne_aussi":"nettoyant à l'ammoniac",</text:p>
            <text:p>"dec_nettoyantsCuivreEtArgenterie-concerne_aussi":"nettoyant cuivre et argenterie",</text:p>
            <text:p>"dec_objetEnTerreCuite-concerne_aussi":"objet en terre cuite",</text:p>
            <text:p>"dec_ordinateursPortables-concerne_aussi":"ordinateur portables",</text:p>
            <text:p>"dec_outilsBricolageOuJardinage-concerne_aussi":"outil bricolage ou jardinage, marteau, tournevis, cisaille, scie, râteau, hache",</text:p>
            <text:p>"dec_papier-concerne_aussi":"papier, prospectus, publicité, feuille (imprimée ou non)",</text:p>
            <text:p>"dec_papierMetallise-concerne_aussi":"Papier beurre, papier café",</text:p>
            <text:p>"dec_papierAluminium-concerne_aussi":"papier aluminium",</text:p>
            <text:p>"dec_papierCadeau-concerne_aussi":"papier cadeau",</text:p>
            <text:p>"dec_papierPeint-concerne_aussi":"papier peint, crépon",</text:p>
            <text:p>"dec_parpaing-concerne_aussi":"parpaing",</text:p>
            <text:p>"dec_peintureAntirouille-concerne_aussi":"peinture antirouille",</text:p>
            <text:p>"dec_peinturesHuileEtEau-concerne_aussi":"peinture huile et eau",</text:p>
            <text:p>"dec_peripheriquesInformatiques-concerne_aussi":"périphérique informatiques, écran, clavier, souris, imprimante",</text:p>
            <text:p>"dec_piano-concerne_aussi":"piano",</text:p>
            <text:p>"dec_piles-concerne_aussi":"pile, petit accumulateur",</text:p>
            <text:p>"dec_plancheBois-concerne_aussi":"planche de bois",</text:p>
            <text:p>"dec_plante-concerne_aussi":"plante",</text:p>
            <text:p>"dec_pneu-concerne_aussi":"pneu",</text:p>
            <text:p>"dec_polystyrene-concerne_aussi":"barquette de polystyrène, barquette de jambon",</text:p>
            <text:p>"dec_porcelaine-concerne_aussi":"porcelaine, vase",</text:p>
            <text:p>"dec_potCremeFraîche-concerne_aussi":"pot de crème fraîche",</text:p>
            <text:p>"dec_poterie-concerne_aussi":"poterie,pot",</text:p>
            <text:p>"dec_potPeinture-concerne_aussi":"pot de peinture, peinture à huile, peinture à l'eau, peinture, acrylique, peinture glycéro",</text:p>
            <text:p>"dec_potYaourt-concerne_aussi":"pot de yaourt",</text:p>
            <text:p>"dec_produitPhytosanitaire-concerne_aussi":"produit phytosanitaire",</text:p>
            <text:p>"dec_produitsBeaute-concerne_aussi":"produit de beauté, cosmétique, rouge à lèvres, maquillage, vernis",</text:p>
            <text:p>"dec_produitsDEntretien-concerne_aussi":"produit d'entretien, nettoyant à sol",</text:p>
            <text:p>"dec_produitsTraitementDuBois-concerne_aussi":"produit de traitement du bois",</text:p>
            <text:p>"dec_radiographie-concerne_aussi":"radiographie",</text:p>
            <text:p>"dec_rasoirJetable-concerne_aussi":"rasoir jetable",</text:p>
            <text:p>"dec_recurantsPourFour-concerne_aussi":"récurant pour four",</text:p>
            <text:p>"dec_recurantsPourToilette-concerne_aussi":"récurant pour toilette",</text:p>
            <text:p>"dec_refrigerateur-concerne_aussi":"réfrigérateur",</text:p>
            <text:p>"dec_resines-concerne_aussi":"résine",</text:p>
            <text:p>"dec_revelateurEtFixateurPhoto-concerne_aussi":"révélateur et fixateur photo",</text:p>
            <text:p>"dec_sacEnPapier-concerne_aussi":"sac en papier",</text:p>
            <text:p>"dec_sacPlastique-concerne_aussi":"sac plastique",</text:p>
            <text:p>"dec_scooter-concerne_aussi":"scooter, mobylette",</text:p>
            <text:p>"dec_solvants-concerne_aussi":"solvant, diluant, white spirit",</text:p>
            <text:p>"dec_stylo-concerne_aussi":"stylo, crayon",</text:p>
            <text:p>"dec_tableARepasser-concerne_aussi":"table à repasser",</text:p>
            <text:p>"dec_telephonie-concerne_aussi":"téléphonie",</text:p>
            <text:p>"dec_telephone_portable-concerne_aussi":"téléphone mobile,smartphone",</text:p>
            <text:p>"dec_televiseurs-concerne_aussi":"téléviseur,télévision,écran,tv",</text:p>
            <text:p>"dec_thermometreAMercure-concerne_aussi":"thermomètre à mercure",</text:p>
            <text:p>"dec_trompette-concerne_aussi":"trompette",</text:p>
            <text:p>"dec_trottinnette-concerne_aussi":"trottinette",</text:p>
            <text:p>"dec_tubeFluorescent-concerne_aussi":"tube fluorescent, tube fluo",</text:p>
            <text:p>"dec_tuyauDarrosage-concerne_aussi":"tuyau d'arrosage",</text:p>
            <text:p>"dec_UstensileCuisine-concerne_aussi":"ustensile de cuisine, casserole, marmite, cocotte, poêle, wok, spatule",</text:p>
            <text:p>"dec_vaisselleCarton-concerne_aussi":"vaisselle carton, assiette carton, gobelet carton",</text:p>
            <text:p>"dec_vaissellePlastique-concerne_aussi":"vaisselle plastique, gobelet plastique, couvert plastique, couteau plastique, fourchette plastique, cuillère plastique",</text:p>
            <text:p>"dec_vaisselleVerrePorcelaine-concerne_aussi":"assiette, tasse, bol, plat, verre à boire, poterie, porcelaine, faïence, carafe, verre",</text:p>
            <text:p>"dec_velo-concerne_aussi":"vélo, bicyclette, skateboard",</text:p>
            <text:p>"dec_vetementEnBonEtat-concerne_aussi":"vêtement bon état, pantalon, chemise, pull, veste, jupe, robe",</text:p>
            <text:p>"dec_vetementUsage-concerne_aussi":"vêtement usagé, vêtement mauvais état, pantalon, chemise, pull, veste, jupe, robe",</text:p>
            <text:p>"dec_verreaboire-concerne_aussi":"verre à boire",</text:p>
            <text:p>"dec_vitre-concerne_aussi":"vitre",</text:p>
            <text:p>"dec_voiture-concerne_aussi":"voiture",</text:p>
            <text:p/>
          </table:table-cell>
          <table:table-cell table:style-name="ce279" table:formula="of:=GETTRADUCTION([.B6];COLUMN([Dechets.A5]);COLUMN([Dechets.H5]);ROW([Dechets.A5]);ROW([Dechets.A176]);[.C7])" office:value-type="string" office:string-value="&quot;dec_acides-concerne_aussi&quot;:&quot;acid, base, chemical&quot;,&#10;&quot;dec_aerosols-concerne_aussi&quot;:&quot;spray, aerosol spray, deodorant, hairspray&quot;,&#10;&quot;dec_agenda-concerne_aussi&quot;:&quot;acid agenda&quot;,&#10;&quot;dec_ampouleBasseConso-concerne_aussi&quot;:&quot;energy saving bulb, energy saving bulb, energy saving lamp&quot;,&#10;&quot;dec_ampouleClassique-concerne_aussi&quot;:&quot;conventional bulb, incandescent bulb, filament bulb&quot;,&#10;&quot;dec_annuaire-concerne_aussi&quot;:&quot;directory&quot;,&#10;&quot;dec_antiFourmis-concerne_aussi&quot;:&quot;Ant&quot;,&#10;&quot;dec_antigel-concerne_aussi&quot;:&quot;antifreeze&quot;,&#10;&quot;dec_appareilElectronique-concerne_aussi&quot;:&quot;electronic equipment, tools powered by Electricité&quot;,&#10;&quot;dec_appareilsChauffant-concerne_aussi&quot;:&quot;heating devices, heating equipment, heating, cooking appliance, oven&quot;,&#10;&quot;dec_appareilsElectromenager-concerne_aussi&quot;:&quot;household appliances, small appliances&quot;,&#10;&quot;dec_barilLessive-concerne_aussi&quot;:&quot;barrel of laundry detergents packets, cardboard barrels&quot;,&#10;&quot;dec_barquetteAluminium-concerne_aussi&quot;:&quot;aluminum tray, tray pizza, quiche tray&quot;,&#10;&quot;dec_barquettePolystyrene-concerne_aussi&quot;:&quot;polystyrene, plastic tray tray&quot;,&#10;&quot;dec_batteriesVoiture-concerne_aussi&quot;:&quot;car battery&quot;,&#10;&quot;dec_bidonDHuileMoteurVide-concerne_aussi&quot;:&quot;empty can of engine oil&quot;,&#10;&quot;dec_bidonMetal-concerne_aussi&quot;:&quot;empty metal container&quot;,&#10;&quot;dec_bocalEnVerre-concerne_aussi&quot;:&quot;glass jar, chocolate, spreadable paste, glass jar&quot;,&#10;&quot;dec_boiteAOeufsEnPlastique-concerne_aussi&quot;:&quot;plastic egg carton&quot;,&#10;&quot;dec_boiteCamembertEnBois-concerne_aussi&quot;:&quot;box wooden camembert&quot;,&#10;&quot;dec_boiteConserve-concerne_aussi&quot;:&quot;tin, canned&quot;,&#10;&quot;dec_boiteMetallique-concerne_aussi&quot;:&quot;metal box&quot;,&#10;&quot;dec_boiteOeufsEnCarton-concerne_aussi&quot;:&quot;egg carton&quot;,&#10;&quot;dec_bombeMousseARaser-concerne_aussi&quot;:&quot;shaving foam bomb&quot;,&#10;&quot;dec_bombePeinture-concerne_aussi&quot;:&quot;spray paint, spray paint&quot;,&#10;&quot;dec_bouchonLiege-concerne_aussi&quot;:&quot;Cork&quot;,&#10;&quot;dec_bouchonPlastique-concerne_aussi&quot;:&quot;plastic cap&quot;,&#10;&quot;dec_bougie-concerne_aussi&quot;:&quot;candle&quot;,&#10;&quot;dec_bouteilleDhuileAlimentaire-concerne_aussi&quot;:&quot;oil bottle, water bottle&quot;,&#10;&quot;dec_bouteilleDhuileEnVerre-concerne_aussi&quot;:&quot;glass oil bottle&quot;,&#10;&quot;dec_bouteilleGaz-concerne_aussi&quot;:&quot;gas cylinder&quot;,&#10;&quot;dec_bouteilleLait-concerne_aussi&quot;:&quot;bottle of milk&quot;,&#10;&quot;dec_bouteillePlastique-concerne_aussi&quot;:&quot;plastic bottle, bottle of soda&quot;,&#10;&quot;dec_bouteilleProduitMenagerNonVide-concerne_aussi&quot;:&quot;household product bottles not empty&quot;,&#10;&quot;dec_bouteilleProduitMenagerVide-concerne_aussi&quot;:&quot;bottle empty household product&quot;,&#10;&quot;dec_bouteillesSirop-concerne_aussi&quot;:&quot;syrup bottles (metal)&quot;,&#10;&quot;dec_bouteilleVerre-concerne_aussi&quot;:&quot;glass bottle, wine bottle, beer bottle&quot;,&#10;&quot;dec_branchage-concerne_aussi&quot;:&quot;branches, foliage, tree size&quot;,&#10;&quot;dec_brosseadent-concerne_aussi&quot;:&quot;toothbrush&quot;,&#10;&quot;dec_briqueAlimentaire-concerne_aussi&quot;:&quot;Food brick milk carton tetra pack&quot;,&#10;&quot;dec_cagetteBois-concerne_aussi&quot;:&quot;crate wood crate&quot;,&#10;&quot;dec_cahier-concerne_aussi&quot;:&quot;notebook, notebook, notebook (no spiral), notebook&quot;,&#10;&quot;dec_calendrier-concerne_aussi&quot;:&quot;calendar&quot;,&#10;&quot;dec_canetteSoda-concerne_aussi&quot;:&quot;can of soda&quot;,&#10;&quot;dec_capsuleCafe-concerne_aussi&quot;:&quot;coffee capsule, metal or plastic capsule coffee pod&quot;,&#10;&quot;dec_cartePostale-concerne_aussi&quot;:&quot;Post card&quot;,&#10;&quot;dec_cartonPetitsOuGrands-concerne_aussi&quot;:&quot;cardboard (small or large)&quot;,&#10;&quot;dec_cartouchesEncres-concerne_aussi&quot;:&quot;ink cartridges&quot;,&#10;&quot;dec_cdDvdK7-concerne_aussi&quot;:&quot;CD / DVD / K7, audio cassettes, video cassettes&quot;,&#10;&quot;dec_chaussureEnBonEtat-concerne_aussi&quot;:&quot;shoe in good condition, in good condition bote&quot;,&#10;&quot;dec_chaussuresUsagees-concerne_aussi&quot;:&quot;used shoes, used bote, worn footwear&quot;,&#10;&quot;dec_cigarette-concerne_aussi&quot;:&quot;cigarette, cigarette, cigar&quot;,&#10;&quot;dec_classeur-concerne_aussi&quot;:&quot;binder&quot;,&#10;&quot;dec_colles-concerne_aussi&quot;:&quot;glues&quot;,&#10;&quot;dec_congelateurs-concerne_aussi&quot;:&quot;Freezers&quot;,&#10;&quot;dec_cotonTige-concerne_aussi&quot;:&quot;Q-tip&quot;,&#10;&quot;dec_coucheBebe-concerne_aussi&quot;:&quot;baby's diaper&quot;,&#10;&quot;dec_couverclePotEnVerre-concerne_aussi&quot;:&quot;glass jar cover, metal cover, beer capsule,cap&quot;,&#10;&quot;dec_couverts-concerne_aussi&quot;:&quot;cutlery,knife, spoon, fork&quot;,&#10;&quot;dec_cremeEnTube-concerne_aussi&quot;:&quot;cream tube&quot;,&#10;&quot;dec_cremeEtDentifriceTube-concerne_aussi&quot;:&quot;cream and toothpaste (tube), tube cream, toothpaste&quot;,&#10;&quot;dec_deboucheurLiquide-concerne_aussi&quot;:&quot;Liquid drain cleaner&quot;,&#10;&quot;dec_deodorantStick-concerne_aussi&quot;:&quot;deodorant stick, deodorant ball&quot;,&#10;&quot;dec_detachant-concerne_aussi&quot;:&quot;stain (that is toxic)&quot;,&#10;&quot;dec_diamant-concerne_aussi&quot;:&quot;diamond,precious stone&quot;,&#10;&quot;dec_eauJavel-concerne_aussi&quot;:&quot;bleach&quot;,&#10;&quot;dec_emballagesEnCartonPlat-concerne_aussi&quot;:&quot;boxboard packaging, Overwrapping cardboard, cardboard, cereal box, pizza box&quot;,&#10;&quot;dec_engraisChimiques-concerne_aussi&quot;:&quot;chemical fertilizers&quot;,&#10;&quot;dec_enveloppe-concerne_aussi&quot;:&quot;envelope&quot;,&#10;&quot;dec_epeluchuresRestesRepas-concerne_aussi&quot;:&quot;peeling, food scraps, food&quot;,&#10;&quot;dec_equipementsAudioEtVideo-concerne_aussi&quot;:&quot;audio and video equipment&quot;,&#10;&quot;dec_essenceTerebenthine-concerne_aussi&quot;:&quot;turpentine&quot;,&#10;&quot;dec_essuiToutRouleauCarton-concerne_aussi&quot;:&quot;towels (roll cardboard), cardboard toilet paper roll&quot;,&#10;&quot;dec_essuiToutSaufRouleauCarton-concerne_aussi&quot;:&quot;towels (except cardboard roll), paper towels, paper towels, toilet paper&quot;,&#10;&quot;dec_filmPlastique-concerne_aussi&quot;:&quot;plastic film&quot;,&#10;&quot;dec_filmsPhotographiques-concerne_aussi&quot;:&quot;photographic film, slide, film&quot;,&#10;&quot;dec_filtreAHuile-concerne_aussi&quot;:&quot;oil filter&quot;,&#10;&quot;dec_flaconProduitsDentretien-concerne_aussi&quot;:&quot;bottle of cleaning products, household product empty bottle, bottle of cleaning products&quot;,&#10;&quot;dec_flaconSavon-concerne_aussi&quot;:&quot;soap bottle, plastic bottle, soap bottle&quot;,&#10;&quot;dec_fongicides-concerne_aussi&quot;:&quot;fungicide&quot;,&#10;&quot;dec_fournituresHorsPapier-concerne_aussi&quot;:&quot;supplies (except paper), office supplies, pencil, pen, marker, eraser, stapler, ruler, compass, plastic bag, binder, paper clip, pencil sharpener, scissors&quot;,&#10;&quot;dec_gazon-concerne_aussi&quot;:&quot;grass, lawn, grass&quot;,&#10;&quot;dec_gravat-concerne_aussi&quot;:&quot;engrave&quot;,&#10;&quot;dec_grillage-concerne_aussi&quot;:&quot;fence, fence&quot;,&#10;&quot;dec_guitare-concerne_aussi&quot;:&quot;guitar&quot;,&#10;&quot;dec_herbicides-concerne_aussi&quot;:&quot;herbicide, weedkiller&quot;,&#10;&quot;dec_huileAlimentaire-concerne_aussi&quot;:&quot;edible oil, cooking oil&quot;,&#10;&quot;dec_huileMinerale-concerne_aussi&quot;:&quot;mineral oil, oil car, engine oil&quot;,&#10;&quot;dec_huileVidange-concerne_aussi&quot;:&quot;waste oil&quot;,&#10;&quot;dec_insecticides-concerne_aussi&quot;:&quot;insecticides&quot;,&#10;&quot;dec_jouetsAlimentesParElectricite-concerne_aussi&quot;:&quot;toy powered by electricity, with battery set, electric train&quot;,&#10;&quot;dec_jouetsNonElectroniques-concerne_aussi&quot;:&quot;non-electronic toy, game, toy, doll, toy car&quot;,&#10;&quot;dec_journal-concerne_aussi&quot;:&quot;newspaper, magazine&quot;,&#10;&quot;dec_laine-concerne_aussi&quot;:&quot;wool&quot;,&#10;&quot;dec_laineVerre-concerne_aussi&quot;:&quot;glass wool, glass wool, rock wool&quot;,&#10;&quot;dec_lampe-concerne_aussi&quot;:&quot;lamp&quot;,&#10;&quot;dec_lingette-concerne_aussi&quot;:&quot;wipe&quot;,&#10;&quot;dec_liquideRefroidissement-concerne_aussi&quot;:&quot;cooling liquid&quot;,&#10;&quot;dec_litierePourAnimaux-concerne_aussi&quot;:&quot;animal litter&quot;,&#10;&quot;dec_livre-concerne_aussi&quot;:&quot;book, comics, comic&quot;,&#10;&quot;dec_lunette-concerne_aussi&quot;:&quot;glasses&quot;,&#10;&quot;dec_magazine-concerne_aussi&quot;:&quot;magazine, journal&quot;,&#10;&quot;dec_masticCarrosserie-concerne_aussi&quot;:&quot;body filler&quot;,&#10;&quot;dec_matelas-concerne_aussi&quot;:&quot;mattress&quot;,&#10;&quot;dec_medicaments-concerne_aussi&quot;:&quot;drug&quot;,&#10;&quot;dec_meuble-concerne_aussi&quot;:&quot;furniture&quot;,&#10;&quot;dec_miroir-concerne_aussi&quot;:&quot;mirror&quot;,&#10;&quot;dec_moquette-concerne_aussi&quot;:&quot;carpet&quot;,&#10;&quot;dec_mortAuxRats-concerne_aussi&quot;:&quot;rat poison, rat poison&quot;,&#10;&quot;dec_mouchoir-concerne_aussi&quot;:&quot;tissue&quot;,&#10;&quot;dec_naphtaline-concerne_aussi&quot;:&quot;mothballs, moth&quot;,&#10;&quot;dec_neons-concerne_aussi&quot;:&quot;neon&quot;,&#10;&quot;dec_nettoyantsALAmmoniac-concerne_aussi&quot;:&quot;cleaner with ammonia&quot;,&#10;&quot;dec_nettoyantsCuivreEtArgenterie-concerne_aussi&quot;:&quot;copper and silver cleaners&quot;,&#10;&quot;dec_objetEnTerreCuite-concerne_aussi&quot;:&quot;terracotta object&quot;,&#10;&quot;dec_ordinateursPortables-concerne_aussi&quot;:&quot;laptop&quot;,&#10;&quot;dec_outilsBricolageOuJardinage-concerne_aussi&quot;:&quot;DIY or gardening tools, hammer, screwdrivers, shears, saw, rake, ax&quot;,&#10;&quot;dec_papier-concerne_aussi&quot;:&quot;paper, prospectuses, advertising, film (printed or not)&quot;,&#10;&quot;dec_papierMetallise-concerne_aussi&quot;:&quot;butter paper, coffee paper&quot;,&#10;&quot;dec_papierAluminium-concerne_aussi&quot;:&quot;aluminum foil&quot;,&#10;&quot;dec_papierCadeau-concerne_aussi&quot;:&quot;gift wrap&quot;,&#10;&quot;dec_papierPeint-concerne_aussi&quot;:&quot;wallpaper, crepe&quot;,&#10;&quot;dec_parpaing-concerne_aussi&quot;:&quot;cinderblock&quot;,&#10;&quot;dec_peintureAntirouille-concerne_aussi&quot;:&quot;antirust paint&quot;,&#10;&quot;dec_peinturesHuileEtEau-concerne_aussi&quot;:&quot;water and oil painting&quot;,&#10;&quot;dec_peripheriquesInformatiques-concerne_aussi&quot;:&quot;computer peripherals, monitor, keyboard, mouse, printer&quot;,&#10;&quot;dec_piano-concerne_aussi&quot;:&quot;piano&quot;,&#10;&quot;dec_piles-concerne_aussi&quot;:&quot;small battery&quot;,&#10;&quot;dec_plancheBois-concerne_aussi&quot;:&quot;plank of wood&quot;,&#10;&quot;dec_plante-concerne_aussi&quot;:&quot;plant&quot;,&#10;&quot;dec_pneu-concerne_aussi&quot;:&quot;tire&quot;,&#10;&quot;dec_polystyrene-concerne_aussi&quot;:&quot;polystyrene tray, ham tray&quot;,&#10;&quot;dec_porcelaine-concerne_aussi&quot;:&quot;porcelain vase&quot;,&#10;&quot;dec_potCremeFraîche-concerne_aussi&quot;:&quot;cream pot&quot;,&#10;&quot;dec_poterie-concerne_aussi&quot;:&quot;pottery&quot;,&#10;&quot;dec_potPeinture-concerne_aussi&quot;:&quot;can of paint, oil painting, water painting, painting, acrylic, oil-based paint&quot;,&#10;&quot;dec_potYaourt-concerne_aussi&quot;:&quot;yoghurt pot&quot;,&#10;&quot;dec_produitPhytosanitaire-concerne_aussi&quot;:&quot;plant health product&quot;,&#10;&quot;dec_produitsBeaute-concerne_aussi&quot;:&quot;beauty products, cosmetics, lipstick, makeup, polish&quot;,&#10;&quot;dec_produitsDEntretien-concerne_aussi&quot;:&quot;maintenance product, floor cleaner&quot;,&#10;&quot;dec_produitsTraitementDuBois-concerne_aussi&quot;:&quot;Product woodworking&quot;,&#10;&quot;dec_radiographie-concerne_aussi&quot;:&quot;radiograph&quot;,&#10;&quot;dec_rasoirJetable-concerne_aussi&quot;:&quot;disposable razor&quot;,&#10;&quot;dec_recurantsPourFour-concerne_aussi&quot;:&quot;scouring oven&quot;,&#10;&quot;dec_recurantsPourToilette-concerne_aussi&quot;:&quot;scouring for toilet&quot;,&#10;&quot;dec_refrigerateur-concerne_aussi&quot;:&quot;refrigerator&quot;,&#10;&quot;dec_resines-concerne_aussi&quot;:&quot;resin&quot;,&#10;&quot;dec_revelateurEtFixateurPhoto-concerne_aussi&quot;:&quot;developer and fixer Photo&quot;,&#10;&quot;dec_sacEnPapier-concerne_aussi&quot;:&quot;paper bag&quot;,&#10;&quot;dec_sacPlastique-concerne_aussi&quot;:&quot;plastic bag&quot;,&#10;&quot;dec_scooter-concerne_aussi&quot;:&quot;scooter, moped&quot;,&#10;&quot;dec_solvants-concerne_aussi&quot;:&quot;solvent, thinner, white spirit&quot;,&#10;&quot;dec_stylo-concerne_aussi&quot;:&quot;pen, pencil&quot;,&#10;&quot;dec_tableARepasser-concerne_aussi&quot;:&quot;ironing board&quot;,&#10;&quot;dec_telephonie-concerne_aussi&quot;:&quot;telephony&quot;,&#10;&quot;dec_telephone_portable-concerne_aussi&quot;:&quot;hone,mobile,smartphone&quot;,&#10;&quot;dec_televiseurs-concerne_aussi&quot;:&quot;TV&quot;,&#10;&quot;dec_thermometreAMercure-concerne_aussi&quot;:&quot;mercury thermometer&quot;,&#10;&quot;dec_trompette-concerne_aussi&quot;:&quot;trumpet&quot;,&#10;&quot;dec_trottinnette-concerne_aussi&quot;:&quot;scooter&quot;,&#10;&quot;dec_tubeFluorescent-concerne_aussi&quot;:&quot;fluorescent lamp, fluorescent tube&quot;,&#10;&quot;dec_tuyauDarrosage-concerne_aussi&quot;:&quot;garden hose&quot;,&#10;&quot;dec_UstensileCuisine-concerne_aussi&quot;:&quot;kitchen utensil, pot, pot, casserole, frying pan, wok spatula&quot;,&#10;&quot;dec_vaisselleCarton-concerne_aussi&quot;:&quot;cardboard tableware, cardboard plate, paper cup&quot;,&#10;&quot;dec_vaissellePlastique-concerne_aussi&quot;:&quot;plastic tableware, plastic cup, plastic cover, plastic knife, plastic fork, plastic spoon&quot;,&#10;&quot;dec_vaisselleVerrePorcelaine-concerne_aussi&quot;:&quot;plate, cup, bowl, dish, drinking glass, pottery, porcelain, earthenware jug, glass&quot;,&#10;&quot;dec_velo-concerne_aussi&quot;:&quot;bike, bicycle, bike, skateboard&quot;,&#10;&quot;dec_vetementEnBonEtat-concerne_aussi&quot;:&quot;Clothing,pants, shirt, sweater, jacket, skirt, dress&quot;,&#10;&quot;dec_vetementUsage-concerne_aussi&quot;:&quot;Clothing,pants, shirt, sweater, jacket, skirt, dress&quot;,&#10;&quot;dec_verreaboire-concerne_aussi&quot;:&quot;drinking glass&quot;,&#10;&quot;dec_vitre-concerne_aussi&quot;:&quot;window&quot;,&#10;&quot;dec_voiture-concerne_aussi&quot;:&quot;car&quot;,&#10;" calcext:value-type="string">
            <text:p>"dec_acides-concerne_aussi":"acid, base, chemical",</text:p>
            <text:p>"dec_aerosols-concerne_aussi":"spray, aerosol spray, deodorant, hairspray",</text:p>
            <text:p>"dec_agenda-concerne_aussi":"acid agenda",</text:p>
            <text:p>"dec_ampouleBasseConso-concerne_aussi":"energy saving bulb, energy saving bulb, energy saving lamp",</text:p>
            <text:p>"dec_ampouleClassique-concerne_aussi":"conventional bulb, incandescent bulb, filament bulb",</text:p>
            <text:p>"dec_annuaire-concerne_aussi":"directory",</text:p>
            <text:p>"dec_antiFourmis-concerne_aussi":"Ant",</text:p>
            <text:p>"dec_antigel-concerne_aussi":"antifreeze",</text:p>
            <text:p>"dec_appareilElectronique-concerne_aussi":"electronic equipment, tools powered by Electricité",</text:p>
            <text:p>"dec_appareilsChauffant-concerne_aussi":"heating devices, heating equipment, heating, cooking appliance, oven",</text:p>
            <text:p>"dec_appareilsElectromenager-concerne_aussi":"household appliances, small appliances",</text:p>
            <text:p>"dec_barilLessive-concerne_aussi":"barrel of laundry detergents packets, cardboard barrels",</text:p>
            <text:p>"dec_barquetteAluminium-concerne_aussi":"aluminum tray, tray pizza, quiche tray",</text:p>
            <text:p>"dec_barquettePolystyrene-concerne_aussi":"polystyrene, plastic tray tray",</text:p>
            <text:p>"dec_batteriesVoiture-concerne_aussi":"car battery",</text:p>
            <text:p>"dec_bidonDHuileMoteurVide-concerne_aussi":"empty can of engine oil",</text:p>
            <text:p>"dec_bidonMetal-concerne_aussi":"empty metal container",</text:p>
            <text:p>"dec_bocalEnVerre-concerne_aussi":"glass jar, chocolate, spreadable paste, glass jar",</text:p>
            <text:p>"dec_boiteAOeufsEnPlastique-concerne_aussi":"plastic egg carton",</text:p>
            <text:p>"dec_boiteCamembertEnBois-concerne_aussi":"box wooden camembert",</text:p>
            <text:p>"dec_boiteConserve-concerne_aussi":"tin, canned",</text:p>
            <text:p>"dec_boiteMetallique-concerne_aussi":"metal box",</text:p>
            <text:p>"dec_boiteOeufsEnCarton-concerne_aussi":"egg carton",</text:p>
            <text:p>"dec_bombeMousseARaser-concerne_aussi":"shaving foam bomb",</text:p>
            <text:p>"dec_bombePeinture-concerne_aussi":"spray paint, spray paint",</text:p>
            <text:p>"dec_bouchonLiege-concerne_aussi":"Cork",</text:p>
            <text:p>"dec_bouchonPlastique-concerne_aussi":"plastic cap",</text:p>
            <text:p>"dec_bougie-concerne_aussi":"candle",</text:p>
            <text:p>"dec_bouteilleDhuileAlimentaire-concerne_aussi":"oil bottle, water bottle",</text:p>
            <text:p>"dec_bouteilleDhuileEnVerre-concerne_aussi":"glass oil bottle",</text:p>
            <text:p>"dec_bouteilleGaz-concerne_aussi":"gas cylinder",</text:p>
            <text:p>"dec_bouteilleLait-concerne_aussi":"bottle of milk",</text:p>
            <text:p>"dec_bouteillePlastique-concerne_aussi":"plastic bottle, bottle of soda",</text:p>
            <text:p>"dec_bouteilleProduitMenagerNonVide-concerne_aussi":"household product bottles not empty",</text:p>
            <text:p>"dec_bouteilleProduitMenagerVide-concerne_aussi":"bottle empty household product",</text:p>
            <text:p>"dec_bouteillesSirop-concerne_aussi":"syrup bottles (metal)",</text:p>
            <text:p>"dec_bouteilleVerre-concerne_aussi":"glass bottle, wine bottle, beer bottle",</text:p>
            <text:p>"dec_branchage-concerne_aussi":"branches, foliage, tree size",</text:p>
            <text:p>"dec_brosseadent-concerne_aussi":"toothbrush",</text:p>
            <text:p>"dec_briqueAlimentaire-concerne_aussi":"Food brick milk carton tetra pack",</text:p>
            <text:p>"dec_cagetteBois-concerne_aussi":"crate wood crate",</text:p>
            <text:p>"dec_cahier-concerne_aussi":"notebook, notebook, notebook (no spiral), notebook",</text:p>
            <text:p>"dec_calendrier-concerne_aussi":"calendar",</text:p>
            <text:p>"dec_canetteSoda-concerne_aussi":"can of soda",</text:p>
            <text:p>"dec_capsuleCafe-concerne_aussi":"coffee capsule, metal or plastic capsule coffee pod",</text:p>
            <text:p>"dec_cartePostale-concerne_aussi":"Post card",</text:p>
            <text:p>"dec_cartonPetitsOuGrands-concerne_aussi":"cardboard (small or large)",</text:p>
            <text:p>"dec_cartouchesEncres-concerne_aussi":"ink cartridges",</text:p>
            <text:p>"dec_cdDvdK7-concerne_aussi":"CD / DVD / K7, audio cassettes, video cassettes",</text:p>
            <text:p>"dec_chaussureEnBonEtat-concerne_aussi":"shoe in good condition, in good condition bote",</text:p>
            <text:p>"dec_chaussuresUsagees-concerne_aussi":"used shoes, used bote, worn footwear",</text:p>
            <text:p>"dec_cigarette-concerne_aussi":"cigarette, cigarette, cigar",</text:p>
            <text:p>"dec_classeur-concerne_aussi":"binder",</text:p>
            <text:p>"dec_colles-concerne_aussi":"glues",</text:p>
            <text:p>"dec_congelateurs-concerne_aussi":"Freezers",</text:p>
            <text:p>"dec_cotonTige-concerne_aussi":"Q-tip",</text:p>
            <text:p>"dec_coucheBebe-concerne_aussi":"baby's diaper",</text:p>
            <text:p>"dec_couverclePotEnVerre-concerne_aussi":"glass jar cover, metal cover, beer capsule,cap",</text:p>
            <text:p>"dec_couverts-concerne_aussi":"cutlery,knife, spoon, fork",</text:p>
            <text:p>"dec_cremeEnTube-concerne_aussi":"cream tube",</text:p>
            <text:p>"dec_cremeEtDentifriceTube-concerne_aussi":"cream and toothpaste (tube), tube cream, toothpaste",</text:p>
            <text:p>"dec_deboucheurLiquide-concerne_aussi":"Liquid drain cleaner",</text:p>
            <text:p>"dec_deodorantStick-concerne_aussi":"deodorant stick, deodorant ball",</text:p>
            <text:p>"dec_detachant-concerne_aussi":"stain (that is toxic)",</text:p>
            <text:p>"dec_diamant-concerne_aussi":"diamond,precious stone",</text:p>
            <text:p>"dec_eauJavel-concerne_aussi":"bleach",</text:p>
            <text:p>"dec_emballagesEnCartonPlat-concerne_aussi":"boxboard packaging, Overwrapping cardboard, cardboard, cereal box, pizza box",</text:p>
            <text:p>"dec_engraisChimiques-concerne_aussi":"chemical fertilizers",</text:p>
            <text:p>"dec_enveloppe-concerne_aussi":"envelope",</text:p>
            <text:p>"dec_epeluchuresRestesRepas-concerne_aussi":"peeling, food scraps, food",</text:p>
            <text:p>"dec_equipementsAudioEtVideo-concerne_aussi":"audio and video equipment",</text:p>
            <text:p>"dec_essenceTerebenthine-concerne_aussi":"turpentine",</text:p>
            <text:p>"dec_essuiToutRouleauCarton-concerne_aussi":"towels (roll cardboard), cardboard toilet paper roll",</text:p>
            <text:p>"dec_essuiToutSaufRouleauCarton-concerne_aussi":"towels (except cardboard roll), paper towels, paper towels, toilet paper",</text:p>
            <text:p>"dec_filmPlastique-concerne_aussi":"plastic film",</text:p>
            <text:p>"dec_filmsPhotographiques-concerne_aussi":"photographic film, slide, film",</text:p>
            <text:p>"dec_filtreAHuile-concerne_aussi":"oil filter",</text:p>
            <text:p>"dec_flaconProduitsDentretien-concerne_aussi":"bottle of cleaning products, household product empty bottle, bottle of cleaning products",</text:p>
            <text:p>"dec_flaconSavon-concerne_aussi":"soap bottle, plastic bottle, soap bottle",</text:p>
            <text:p>"dec_fongicides-concerne_aussi":"fungicide",</text:p>
            <text:p>"dec_fournituresHorsPapier-concerne_aussi":"supplies (except paper), office supplies, pencil, pen, marker, eraser, stapler, ruler, compass, plastic bag, binder, paper clip, pencil sharpener, scissors",</text:p>
            <text:p>"dec_gazon-concerne_aussi":"grass, lawn, grass",</text:p>
            <text:p>"dec_gravat-concerne_aussi":"engrave",</text:p>
            <text:p>"dec_grillage-concerne_aussi":"fence, fence",</text:p>
            <text:p>"dec_guitare-concerne_aussi":"guitar",</text:p>
            <text:p>"dec_herbicides-concerne_aussi":"herbicide, weedkiller",</text:p>
            <text:p>"dec_huileAlimentaire-concerne_aussi":"edible oil, cooking oil",</text:p>
            <text:p>"dec_huileMinerale-concerne_aussi":"mineral oil, oil car, engine oil",</text:p>
            <text:p>"dec_huileVidange-concerne_aussi":"waste oil",</text:p>
            <text:p>"dec_insecticides-concerne_aussi":"insecticides",</text:p>
            <text:p>"dec_jouetsAlimentesParElectricite-concerne_aussi":"toy powered by electricity, with battery set, electric train",</text:p>
            <text:p>"dec_jouetsNonElectroniques-concerne_aussi":"non-electronic toy, game, toy, doll, toy car",</text:p>
            <text:p>"dec_journal-concerne_aussi":"newspaper, magazine",</text:p>
            <text:p>"dec_laine-concerne_aussi":"wool",</text:p>
            <text:p>"dec_laineVerre-concerne_aussi":"glass wool, glass wool, rock wool",</text:p>
            <text:p>"dec_lampe-concerne_aussi":"lamp",</text:p>
            <text:p>"dec_lingette-concerne_aussi":"wipe",</text:p>
            <text:p>"dec_liquideRefroidissement-concerne_aussi":"cooling liquid",</text:p>
            <text:p>"dec_litierePourAnimaux-concerne_aussi":"animal litter",</text:p>
            <text:p>"dec_livre-concerne_aussi":"book, comics, comic",</text:p>
            <text:p>"dec_lunette-concerne_aussi":"glasses",</text:p>
            <text:p>"dec_magazine-concerne_aussi":"magazine, journal",</text:p>
            <text:p>"dec_masticCarrosserie-concerne_aussi":"body filler",</text:p>
            <text:p>"dec_matelas-concerne_aussi":"mattress",</text:p>
            <text:p>"dec_medicaments-concerne_aussi":"drug",</text:p>
            <text:p>"dec_meuble-concerne_aussi":"furniture",</text:p>
            <text:p>"dec_miroir-concerne_aussi":"mirror",</text:p>
            <text:p>"dec_moquette-concerne_aussi":"carpet",</text:p>
            <text:p>"dec_mortAuxRats-concerne_aussi":"rat poison, rat poison",</text:p>
            <text:p>"dec_mouchoir-concerne_aussi":"tissue",</text:p>
            <text:p>"dec_naphtaline-concerne_aussi":"mothballs, moth",</text:p>
            <text:p>"dec_neons-concerne_aussi":"neon",</text:p>
            <text:p>"dec_nettoyantsALAmmoniac-concerne_aussi":"cleaner with ammonia",</text:p>
            <text:p>"dec_nettoyantsCuivreEtArgenterie-concerne_aussi":"copper and silver cleaners",</text:p>
            <text:p>"dec_objetEnTerreCuite-concerne_aussi":"terracotta object",</text:p>
            <text:p>"dec_ordinateursPortables-concerne_aussi":"laptop",</text:p>
            <text:p>"dec_outilsBricolageOuJardinage-concerne_aussi":"DIY or gardening tools, hammer, screwdrivers, shears, saw, rake, ax",</text:p>
            <text:p>"dec_papier-concerne_aussi":"paper, prospectuses, advertising, film (printed or not)",</text:p>
            <text:p>"dec_papierMetallise-concerne_aussi":"butter paper, coffee paper",</text:p>
            <text:p>"dec_papierAluminium-concerne_aussi":"aluminum foil",</text:p>
            <text:p>"dec_papierCadeau-concerne_aussi":"gift wrap",</text:p>
            <text:p>"dec_papierPeint-concerne_aussi":"wallpaper, crepe",</text:p>
            <text:p>"dec_parpaing-concerne_aussi":"cinderblock",</text:p>
            <text:p>"dec_peintureAntirouille-concerne_aussi":"antirust paint",</text:p>
            <text:p>"dec_peinturesHuileEtEau-concerne_aussi":"water and oil painting",</text:p>
            <text:p>"dec_peripheriquesInformatiques-concerne_aussi":"computer peripherals, monitor, keyboard, mouse, printer",</text:p>
            <text:p>"dec_piano-concerne_aussi":"piano",</text:p>
            <text:p>"dec_piles-concerne_aussi":"small battery",</text:p>
            <text:p>"dec_plancheBois-concerne_aussi":"plank of wood",</text:p>
            <text:p>"dec_plante-concerne_aussi":"plant",</text:p>
            <text:p>"dec_pneu-concerne_aussi":"tire",</text:p>
            <text:p>"dec_polystyrene-concerne_aussi":"polystyrene tray, ham tray",</text:p>
            <text:p>"dec_porcelaine-concerne_aussi":"porcelain vase",</text:p>
            <text:p>"dec_potCremeFraîche-concerne_aussi":"cream pot",</text:p>
            <text:p>"dec_poterie-concerne_aussi":"pottery",</text:p>
            <text:p>"dec_potPeinture-concerne_aussi":"can of paint, oil painting, water painting, painting, acrylic, oil-based paint",</text:p>
            <text:p>"dec_potYaourt-concerne_aussi":"yoghurt pot",</text:p>
            <text:p>"dec_produitPhytosanitaire-concerne_aussi":"plant health product",</text:p>
            <text:p>"dec_produitsBeaute-concerne_aussi":"beauty products, cosmetics, lipstick, makeup, polish",</text:p>
            <text:p>"dec_produitsDEntretien-concerne_aussi":"maintenance product, floor cleaner",</text:p>
            <text:p>"dec_produitsTraitementDuBois-concerne_aussi":"Product woodworking",</text:p>
            <text:p>"dec_radiographie-concerne_aussi":"radiograph",</text:p>
            <text:p>"dec_rasoirJetable-concerne_aussi":"disposable razor",</text:p>
            <text:p>"dec_recurantsPourFour-concerne_aussi":"scouring oven",</text:p>
            <text:p>"dec_recurantsPourToilette-concerne_aussi":"scouring for toilet",</text:p>
            <text:p>"dec_refrigerateur-concerne_aussi":"refrigerator",</text:p>
            <text:p>"dec_resines-concerne_aussi":"resin",</text:p>
            <text:p>"dec_revelateurEtFixateurPhoto-concerne_aussi":"developer and fixer Photo",</text:p>
            <text:p>"dec_sacEnPapier-concerne_aussi":"paper bag",</text:p>
            <text:p>"dec_sacPlastique-concerne_aussi":"plastic bag",</text:p>
            <text:p>"dec_scooter-concerne_aussi":"scooter, moped",</text:p>
            <text:p>"dec_solvants-concerne_aussi":"solvent, thinner, white spirit",</text:p>
            <text:p>"dec_stylo-concerne_aussi":"pen, pencil",</text:p>
            <text:p>"dec_tableARepasser-concerne_aussi":"ironing board",</text:p>
            <text:p>"dec_telephonie-concerne_aussi":"telephony",</text:p>
            <text:p>"dec_telephone_portable-concerne_aussi":"hone,mobile,smartphone",</text:p>
            <text:p>"dec_televiseurs-concerne_aussi":"TV",</text:p>
            <text:p>"dec_thermometreAMercure-concerne_aussi":"mercury thermometer",</text:p>
            <text:p>"dec_trompette-concerne_aussi":"trumpet",</text:p>
            <text:p>"dec_trottinnette-concerne_aussi":"scooter",</text:p>
            <text:p>"dec_tubeFluorescent-concerne_aussi":"fluorescent lamp, fluorescent tube",</text:p>
            <text:p>"dec_tuyauDarrosage-concerne_aussi":"garden hose",</text:p>
            <text:p>"dec_UstensileCuisine-concerne_aussi":"kitchen utensil, pot, pot, casserole, frying pan, wok spatula",</text:p>
            <text:p>"dec_vaisselleCarton-concerne_aussi":"cardboard tableware, cardboard plate, paper cup",</text:p>
            <text:p>"dec_vaissellePlastique-concerne_aussi":"plastic tableware, plastic cup, plastic cover, plastic knife, plastic fork, plastic spoon",</text:p>
            <text:p>"dec_vaisselleVerrePorcelaine-concerne_aussi":"plate, cup, bowl, dish, drinking glass, pottery, porcelain, earthenware jug, glass",</text:p>
            <text:p>"dec_velo-concerne_aussi":"bike, bicycle, bike, skateboard",</text:p>
            <text:p>"dec_vetementEnBonEtat-concerne_aussi":"Clothing,pants, shirt, sweater, jacket, skirt, dress",</text:p>
            <text:p>"dec_vetementUsage-concerne_aussi":"Clothing,pants, shirt, sweater, jacket, skirt, dress",</text:p>
            <text:p>"dec_verreaboire-concerne_aussi":"drinking glass",</text:p>
            <text:p>"dec_vitre-concerne_aussi":"window",</text:p>
            <text:p>"dec_voiture-concerne_aussi":"car",</text:p>
            <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nom</text:p>
          </table:table-cell>
          <table:table-cell table:style-name="ce277" table:formula="of:=GETTRADUCTION([.B8];COLUMN([Docs.A5]);COLUMN([Docs.B5]);ROW([Docs.A5]);ROW(#REF!#REF!);[.C8])" office:value-type="string" office:string-value="" calcext:value-type="error">
            <text:p>Err :509</text:p>
          </table:table-cell>
          <table:table-cell table:style-name="ce279" table:formula="of:=GETTRADUCTION([.B8];COLUMN([Docs.A5]);COLUMN([Docs.C5]);ROW([Docs.A5]);ROW(#REF!#REF!);[.C8])" office:value-type="string" office:string-value="" calcext:value-type="error">
            <text:p>Err :509</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mots_cles</text:p>
          </table:table-cell>
          <table:table-cell table:style-name="ce277" table:formula="of:=GETTRADUCTION([.B9];COLUMN([Docs.A5]);COLUMN([Docs.D5]);ROW([Docs.A5]);ROW(#REF!#REF!);[.C9])" office:value-type="string" office:string-value="" calcext:value-type="error">
            <text:p>Err :509</text:p>
          </table:table-cell>
          <table:table-cell table:style-name="ce279" table:formula="of:=GETTRADUCTION([.B9];COLUMN([Docs.A5]);COLUMN([Docs.E5]);ROW([Docs.A5]);ROW(#REF!#REF!);[.C9])" office:value-type="string" office:string-value="" calcext:value-type="error">
            <text:p>Err :509</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nom</text:p>
          </table:table-cell>
          <table:table-cell table:style-name="ce277" table:formula="of:=GETTRADUCTION([.B10];COLUMN([Conseils.A5]);COLUMN([Conseils.B5]);ROW([Conseils.A5]);ROW([Conseils.A66]);[.C10])" office:value-type="string" office:string-value="&quot;cons_acier-nom&quot;:&quot;L'acier disparaît en 5-10 ans.&quot;,&#10;&quot;cons_alloproprete-nom&quot;:&quot;Des questions ... 02 40 41 9000&quot;,&#10;&quot;cons_allu-nom&quot;:&quot;L'aluminium se recycle à 100%&quot;,&#10;&quot;cons_ampoulemercure-nom&quot;:&quot;Le mercure est toxique&quot;,&#10;&quot;cons_arcencielvalorena-nom&quot;:&quot;2 sites d'incinération&quot;,&#10;&quot;cons_assocompostage-nom&quot;:&quot;2 assos sur compostage à Nantes&quot;,&#10;&quot;cons_bac_casse-nom&quot;:&quot;Bac cassé&quot;,&#10;&quot;cons_bacs-nom&quot;:&quot;Rappels sur les bacs&quot;,&#10;&quot;cons_batterievoiture-nom&quot;:&quot;Rapportez votre vieille batterie à un vendeur&quot;,&#10;&quot;cons_bouchon-nom&quot;:&quot;Bouchons acceptés&quot;,&#10;&quot;cons_bouchonamour-nom&quot;:&quot;Bouchon d'amour récupère les bouchons des bouteilles plastique&quot;,&#10;&quot;cons_bouchonliege-nom&quot;:&quot;Action Cancer 44 récupère les bouchons de liège&quot;,&#10;&quot;cons_bouteillepaspet-nom&quot;:&quot;Peut-on recycler les nouvelles bouteilles plastiques ...&quot;,&#10;&quot;cons_brosseadent -nom&quot;:&quot;Remplacer les brosses à dent en plastique&quot;,&#10;&quot;cons_capsulelait-nom&quot;:&quot;Que faire de l'opercule …&quot;,&#10;&quot;cons_collecte6h14h-nom&quot;:&quot;Les collectes ont lieu de 6h à 14h&quot;,&#10;&quot;cons_collecte6h21h-nom&quot;:&quot;Les collectes ont lieu de 6h à 21h&quot;,&#10;&quot;cons_collectes_bacs-nom&quot;:&quot;Une collecte par semaine pour les bacs&quot;,&#10;&quot;cons_compostage-nom&quot;:&quot;Compostage&quot;,&#10;&quot;cons_couverclemetal-nom&quot;:&quot;Bouchons métalliques&quot;,&#10;&quot;cons_dec_coucheBebe-nom&quot;:&quot;Couches lavables&quot;,&#10;&quot;cons_dechetecolimite2metres-nom&quot;:&quot;Limite de 2 mètres&quot;,&#10;&quot;cons_decheterieecopointquartheure-nom&quot;:&quot;Venir 15 minutes avant la fin&quot;,&#10;&quot;cons_deuxiemevie-nom&quot;:&quot;Deuxième vie&quot;,&#10;&quot;cons_distrisac_achat-nom&quot;:&quot;Achats de sacs Trisacs&quot;,&#10;&quot;cons_distrisac_piecesobligatoires-nom&quot;:&quot;Amener carte retrait pour  'dépôt' et  'rendez-vous'&quot;,&#10;&quot;cons_distrisac_relais-nom&quot;:&quot;Retrait de sacs en relais - 3 rouleaux par retrait, 2 retraits par an&quot;,&#10;&quot;cons_ecoparticipation-nom&quot;:&quot;Écoparticipation&quot;,&#10;&quot;cons_encombrants-nom&quot;:&quot;Collecte des encombrants&quot;,&#10;&quot;cons_fenetre_enveloppe-nom&quot;:&quot;Suppression fenêtre&quot;,&#10;&quot;cons_huileAlimentaire-nom&quot;:&quot;Mettre dans une bouteille&quot;,&#10;&quot;cons_lerelais-nom&quot;:&quot;Vous pouvez déposer dans les conteneurs 'Le Relais'&quot;,&#10;&quot;cons_medicamentembal-nom&quot;:&quot;Trier séparément les emballages.&quot;,&#10;&quot;cons_modular_phone-nom&quot;:&quot;70 kilos de matières rares.. pourquoi ne pas essayer le smartphone modulaire…&quot;,&#10;&quot;cons_nbconteneurverre-nom&quot;:&quot;879 conteneurs en verre&quot;,&#10;&quot;cons_nespresso-nom&quot;:&quot;Nespresso récupère ses capsules et soutient le recyclage du petit aluminium.&quot;,&#10;&quot;cons_noeudtrisac-nom&quot;:&quot;Double nœud&quot;,&#10;&quot;cons_numerosencombrants-nom&quot;:&quot;Numéros de téléphones des encombrants&quot;,&#10;&quot;cons_papieralu-nom&quot;:&quot;Petit aluminium non recyclé&quot;,&#10;&quot;cons_pasbouchonamour-nom&quot;:&quot;Ne pas mettre dans les bouchons d'amour&quot;,&#10;&quot;cons_passacpoubelle-nom&quot;:&quot;Utiliser uniquement les sacs Tri'sac.&quot;,&#10;&quot;cons_pastoxique-nom&quot;:&quot;Non recyclable car présence produits toxiques&quot;,&#10;&quot;cons_pasuniquementbouteilleflacon-nom&quot;:&quot;Tous les emballages se trient pour certaines villes de Nantes Métropole.&quot;,&#10;&quot;cons_tripasrecyclage-nom&quot;:&quot;Ne pas confondre tri et recyclage&quot;,&#10;&quot;cons_pilerechargeable-nom&quot;:&quot;Pile rechargeable&quot;,&#10;&quot;cons_plus2vers-nom&quot;:&quot;Asso Plus2vers : partage de lombrics et conseils sur le lombricompostage&quot;,&#10;&quot;cons_potsmoutarde-nom&quot;:&quot;Les verres des pots de moutarde et Nutella&quot;,&#10;&quot;cons_proximite-nom&quot;:&quot;Des questions ... 0800 800 868&quot;,&#10;&quot;cons_recupmedicament-nom&quot;:&quot;Récupération des médicaments&quot;,&#10;&quot;cons_recuppdv1-nom&quot;:&quot;Les magasins récupèrent l'ancien pour l'achat d'un nouveau&quot;,&#10;&quot;cons_recuppdv2-nom&quot;:&quot;Les magasins qui les vendent récupèrent : cartouches d'imprimantes, piles, ampoules basse consommation, néon&quot;,&#10;&quot;cons_remplacergobelet-nom&quot;:&quot;Supprimer la vaisselle jetable&quot;,&#10;&quot;cons_sacs-nom&quot;:&quot;Rappels sur les sacs&quot;,&#10;&quot;cons_sans_bouchon_ni_couvercle-nom&quot;:&quot;Ni bouchon ni couvercle&quot;,&#10;&quot;cons_sansbouchon-nom&quot;:&quot;Que faire du bouchon / couvercle …&quot;,&#10;&quot;cons_souille-nom&quot;:&quot;Papiers souillés&quot;,&#10;&quot;cons_spirale-nom&quot;:&quot;Doit-on supprimer les spirales ...&quot;,&#10;&quot;cons_tetrapak-nom&quot;:&quot;Recyclage Tétrapak&quot;,&#10;&quot;cons_toxique-nom&quot;:&quot;Produit toxique&quot;,&#10;&quot;cons_trisac-nom&quot;:&quot;Quoi mettre dans les Tri'sac&quot;,&#10;&quot;cons_trop_petit-nom&quot;:&quot;Il n’est plus trop petit pour être trié.&quot;,&#10;&quot;cons_vaissellebiodegradable-nom&quot;:&quot;Vaisselle bio-dégradable&quot;,&#10;" calcext:value-type="string">
            <text:p>"cons_acier-nom":"L'acier disparaît en 5-10 ans.",</text:p>
            <text:p>"cons_alloproprete-nom":"Des questions ... 02 40 41 9000",</text:p>
            <text:p>"cons_allu-nom":"L'aluminium se recycle à 100%",</text:p>
            <text:p>"cons_ampoulemercure-nom":"Le mercure est toxique",</text:p>
            <text:p>"cons_arcencielvalorena-nom":"2 sites d'incinération",</text:p>
            <text:p>"cons_assocompostage-nom":"2 assos sur compostage à Nantes",</text:p>
            <text:p>"cons_bac_casse-nom":"Bac cassé",</text:p>
            <text:p>"cons_bacs-nom":"Rappels sur les bacs",</text:p>
            <text:p>"cons_batterievoiture-nom":"Rapportez votre vieille batterie à un vendeur",</text:p>
            <text:p>"cons_bouchon-nom":"Bouchons acceptés",</text:p>
            <text:p>"cons_bouchonamour-nom":"Bouchon d'amour récupère les bouchons des bouteilles plastique",</text:p>
            <text:p>"cons_bouchonliege-nom":"Action Cancer 44 récupère les bouchons de liège",</text:p>
            <text:p>"cons_bouteillepaspet-nom":"Peut-on recycler les nouvelles bouteilles plastiques ...",</text:p>
            <text:p>"cons_brosseadent -nom":"Remplacer les brosses à dent en plastique",</text:p>
            <text:p>"cons_capsulelait-nom":"Que faire de l'opercule …",</text:p>
            <text:p>"cons_collecte6h14h-nom":"Les collectes ont lieu de 6h à 14h",</text:p>
            <text:p>"cons_collecte6h21h-nom":"Les collectes ont lieu de 6h à 21h",</text:p>
            <text:p>"cons_collectes_bacs-nom":"Une collecte par semaine pour les bacs",</text:p>
            <text:p>"cons_compostage-nom":"Compostage",</text:p>
            <text:p>"cons_couverclemetal-nom":"Bouchons métalliques",</text:p>
            <text:p>"cons_dec_coucheBebe-nom":"Couches lavables",</text:p>
            <text:p>"cons_dechetecolimite2metres-nom":"Limite de 2 mètres",</text:p>
            <text:p>"cons_decheterieecopointquartheure-nom":"Venir 15 minutes avant la fin",</text:p>
            <text:p>"cons_deuxiemevie-nom":"Deuxième vie",</text:p>
            <text:p>"cons_distrisac_achat-nom":"Achats de sacs Trisacs",</text:p>
            <text:p>"cons_distrisac_piecesobligatoires-nom":"Amener carte retrait pour  'dépôt' et  'rendez-vous'",</text:p>
            <text:p>"cons_distrisac_relais-nom":"Retrait de sacs en relais - 3 rouleaux par retrait, 2 retraits par an",</text:p>
            <text:p>"cons_ecoparticipation-nom":"Écoparticipation",</text:p>
            <text:p>"cons_encombrants-nom":"Collecte des encombrants",</text:p>
            <text:p>"cons_fenetre_enveloppe-nom":"Suppression fenêtre",</text:p>
            <text:p>"cons_huileAlimentaire-nom":"Mettre dans une bouteille",</text:p>
            <text:p>"cons_lerelais-nom":"Vous pouvez déposer dans les conteneurs 'Le Relais'",</text:p>
            <text:p>"cons_medicamentembal-nom":"Trier séparément les emballages.",</text:p>
            <text:p>"cons_modular_phone-nom":"70 kilos de matières rares.. pourquoi ne pas essayer le smartphone modulaire…",</text:p>
            <text:p>"cons_nbconteneurverre-nom":"879 conteneurs en verre",</text:p>
            <text:p>"cons_nespresso-nom":"Nespresso récupère ses capsules et soutient le recyclage du petit aluminium.",</text:p>
            <text:p>"cons_noeudtrisac-nom":"Double nœud",</text:p>
            <text:p>"cons_numerosencombrants-nom":"Numéros de téléphones des encombrants",</text:p>
            <text:p>"cons_papieralu-nom":"Petit aluminium non recyclé",</text:p>
            <text:p>"cons_pasbouchonamour-nom":"Ne pas mettre dans les bouchons d'amour",</text:p>
            <text:p>"cons_passacpoubelle-nom":"Utiliser uniquement les sacs Tri'sac.",</text:p>
            <text:p>"cons_pastoxique-nom":"Non recyclable car présence produits toxiques",</text:p>
            <text:p>"cons_pasuniquementbouteilleflacon-nom":"Tous les emballages se trient pour certaines villes de Nantes Métropole.",</text:p>
            <text:p>"cons_tripasrecyclage-nom":"Ne pas confondre tri et recyclage",</text:p>
            <text:p>"cons_pilerechargeable-nom":"Pile rechargeable",</text:p>
            <text:p>"cons_plus2vers-nom":"Asso Plus2vers : partage de lombrics et conseils sur le lombricompostage",</text:p>
            <text:p>"cons_potsmoutarde-nom":"Les verres des pots de moutarde et Nutella",</text:p>
            <text:p>"cons_proximite-nom":"Des questions ... 0800 800 868",</text:p>
            <text:p>"cons_recupmedicament-nom":"Récupération des médicaments",</text:p>
            <text:p>"cons_recuppdv1-nom":"Les magasins récupèrent l'ancien pour l'achat d'un nouveau",</text:p>
            <text:p>"cons_recuppdv2-nom":"Les magasins qui les vendent récupèrent : cartouches d'imprimantes, piles, ampoules basse consommation, néon",</text:p>
            <text:p>"cons_remplacergobelet-nom":"Supprimer la vaisselle jetable",</text:p>
            <text:p>"cons_sacs-nom":"Rappels sur les sacs",</text:p>
            <text:p>"cons_sans_bouchon_ni_couvercle-nom":"Ni bouchon ni couvercle",</text:p>
            <text:p>"cons_sansbouchon-nom":"Que faire du bouchon / couvercle …",</text:p>
            <text:p>"cons_souille-nom":"Papiers souillés",</text:p>
            <text:p>"cons_spirale-nom":"Doit-on supprimer les spirales ...",</text:p>
            <text:p>"cons_tetrapak-nom":"Recyclage Tétrapak",</text:p>
            <text:p>"cons_toxique-nom":"Produit toxique",</text:p>
            <text:p>"cons_trisac-nom":"Quoi mettre dans les Tri'sac",</text:p>
            <text:p>"cons_trop_petit-nom":"Il n’est plus trop petit pour être trié.",</text:p>
            <text:p>"cons_vaissellebiodegradable-nom":"Vaisselle bio-dégradable",</text:p>
            <text:p/>
          </table:table-cell>
          <table:table-cell table:style-name="ce279" table:formula="of:=GETTRADUCTION([.B10];COLUMN([Conseils.A5]);COLUMN([Conseils.C5]);ROW([Conseils.A5]);ROW([Conseils.A66]);[.C10])" office:value-type="string" office:string-value="&quot;cons_acier-nom&quot;:&quot;Steel disappears in 5-10 years.&quot;,&#10;&quot;cons_alloproprete-nom&quot;:&quot;Questions ? 02 40 41 9000&quot;,&#10;&quot;cons_allu-nom&quot;:&quot;Aluminium can be recycled to 100%!&quot;,&#10;&quot;cons_ampoulemercure-nom&quot;:&quot;Mercury is toxic&quot;,&#10;&quot;cons_arcencielvalorena-nom&quot;:&quot;2 burning sites&quot;,&#10;&quot;cons_assocompostage-nom&quot;:&quot;2 assos on composting in Nantes&quot;,&#10;&quot;cons_bac_casse-nom&quot;:&quot;Broken tray&quot;,&#10;&quot;cons_bacs-nom&quot;:&quot;Reminders on the bins&quot;,&#10;&quot;cons_batterievoiture-nom&quot;:&quot;Return your old battery to a seller &quot;,&#10;&quot;cons_bouchon-nom&quot;:&quot;Plugs accepted&quot;,&#10;&quot;cons_bouchonamour-nom&quot;:&quot;Love stopper recovers plastic plugs&quot;,&#10;&quot;cons_bouchonliege-nom&quot;:&quot;Cancer 44 retrieves corks&quot;,&#10;&quot;cons_bouteillepaspet-nom&quot;:&quot;Can the new plastic bottles be recycled ?&quot;,&#10;&quot;cons_brosseadent -nom&quot;:&quot;Replace plastic toothbrushes&quot;,&#10;&quot;cons_capsulelait-nom&quot;:&quot;What of the metal cap …&quot;,&#10;&quot;cons_collecte6h14h-nom&quot;:&quot;Collections take place from 6 to 14h&quot;,&#10;&quot;cons_collecte6h21h-nom&quot;:&quot;Collections take place from 6 to 21h&quot;,&#10;&quot;cons_collectes_bacs-nom&quot;:&quot;Per week for a collection bins&quot;,&#10;&quot;cons_compostage-nom&quot;:&quot;Composting&quot;,&#10;&quot;cons_couverclemetal-nom&quot;:&quot;Metal plugs&quot;,&#10;&quot;cons_dec_coucheBebe-nom&quot;:&quot;Cloth diapers&quot;,&#10;&quot;cons_dechetecolimite2metres-nom&quot;:&quot;Limit of 2 meters&quot;,&#10;&quot;cons_decheterieecopointquartheure-nom&quot;:&quot;Come 15 minutes before the end&quot;,&#10;&quot;cons_deuxiemevie-nom&quot;:&quot;Second Life&quot;,&#10;&quot;cons_distrisac_achat-nom&quot;:&quot;Trisacs shopping bags (2.20 € the 30 bags roll)&quot;,&#10;&quot;cons_distrisac_piecesobligatoires-nom&quot;:&quot;Bring card withdrawal for 'deposit' and 'go'&quot;,&#10;&quot;cons_distrisac_relais-nom&quot;:&quot;Relay bags withdrawal (3 rolls per withdrawal, two withdrawals per year)&quot;,&#10;&quot;cons_ecoparticipation-nom&quot;:&quot;Environmental fee&quot;,&#10;&quot;cons_encombrants-nom&quot;:&quot;Collection of bulky&quot;,&#10;&quot;cons_fenetre_enveloppe-nom&quot;:&quot;Removal window&quot;,&#10;&quot;cons_huileAlimentaire-nom&quot;:&quot;Put in a bottle&quot;,&#10;&quot;cons_lerelais-nom&quot;:&quot;You can file in the containers 'Le Relais'&quot;,&#10;&quot;cons_medicamentembal-nom&quot;:&quot;Sort packaging separately.&quot;,&#10;&quot;cons_modular_phone-nom&quot;:&quot;70 kilos of rare materials .. why not try the modular smartphone…&quot;,&#10;&quot;cons_nbconteneurverre-nom&quot;:&quot;879 glass containers&quot;,&#10;&quot;cons_nespresso-nom&quot;:&quot;Nespresso capsules and recovers its support recycling aluminum small.&quot;,&#10;&quot;cons_noeudtrisac-nom&quot;:&quot;Double knot&quot;,&#10;&quot;cons_numerosencombrants-nom&quot;:&quot;Bulky telephone numbers&quot;,&#10;&quot;cons_papieralu-nom&quot;:&quot;Breakfast not recycled aluminum&quot;,&#10;&quot;cons_pasbouchonamour-nom&quot;:&quot;Do not place in the caps of love&quot;,&#10;&quot;cons_passacpoubelle-nom&quot;:&quot;Use Tri'sac bags only.&quot;,&#10;&quot;cons_pastoxique-nom&quot;:&quot;Not recyclable as presence toxic&quot;,&#10;&quot;cons_pasuniquementbouteilleflacon-nom&quot;:&quot;All packaging is sorted for certain cities of Nantes Métropole.&quot;,&#10;&quot;cons_tripasrecyclage-nom&quot;:&quot;Do not confuse sorting and recycling&quot;,&#10;&quot;cons_pilerechargeable-nom&quot;:&quot;Rechargeable battery&quot;,&#10;&quot;cons_plus2vers-nom&quot;:&quot;Asso Plus2vers: sharing earthworms and advice on vermicomposting&quot;,&#10;&quot;cons_potsmoutarde-nom&quot;:&quot;The glasses mustard pots and nutella&quot;,&#10;&quot;cons_proximite-nom&quot;:&quot;Questions ? 0800 800 868&quot;,&#10;&quot;cons_recupmedicament-nom&quot;:&quot;Retrieving drugs&quot;,&#10;&quot;cons_recuppdv1-nom&quot;:&quot;The stores recover the old device for the purchase of a new&quot;,&#10;&quot;cons_recuppdv2-nom&quot;:&quot;Stores that sell them recover: printer cartridges, batteries, energy saving light bulbs, neon&quot;,&#10;&quot;cons_remplacergobelet-nom&quot;:&quot;Remove disposable tableware&quot;,&#10;&quot;cons_sacs-nom&quot;:&quot;Reminders on bags&quot;,&#10;&quot;cons_sans_bouchon_ni_couvercle-nom&quot;:&quot;Neither cap or cover&quot;,&#10;&quot;cons_sansbouchon-nom&quot;:&quot;What cap / lid?&quot;,&#10;&quot;cons_souille-nom&quot;:&quot;Soiled paper&quot;,&#10;&quot;cons_spirale-nom&quot;:&quot;Should we remove the spirals ?&quot;,&#10;&quot;cons_tetrapak-nom&quot;:&quot;Tetrapak recycling&quot;,&#10;&quot;cons_toxique-nom&quot;:&quot;Toxicant&quot;,&#10;&quot;cons_trisac-nom&quot;:&quot;What to put in Tri'sac&quot;,&#10;&quot;cons_trop_petit-nom&quot;:&quot;Not too small to be sorted&quot;,&#10;&quot;cons_vaissellebiodegradable-nom&quot;:&quot;Biodegradable Tableware&quot;,&#10;" calcext:value-type="string">
            <text:p>"cons_acier-nom":"Steel disappears in 5-10 years.",</text:p>
            <text:p>"cons_alloproprete-nom":"Questions ? 02 40 41 9000",</text:p>
            <text:p>"cons_allu-nom":"Aluminium can be recycled to 100%!",</text:p>
            <text:p>"cons_ampoulemercure-nom":"Mercury is toxic",</text:p>
            <text:p>"cons_arcencielvalorena-nom":"2 burning sites",</text:p>
            <text:p>"cons_assocompostage-nom":"2 assos on composting in Nantes",</text:p>
            <text:p>"cons_bac_casse-nom":"Broken tray",</text:p>
            <text:p>"cons_bacs-nom":"Reminders on the bins",</text:p>
            <text:p>"cons_batterievoiture-nom":"Return your old battery to a seller ",</text:p>
            <text:p>"cons_bouchon-nom":"Plugs accepted",</text:p>
            <text:p>"cons_bouchonamour-nom":"Love stopper recovers plastic plugs",</text:p>
            <text:p>"cons_bouchonliege-nom":"Cancer 44 retrieves corks",</text:p>
            <text:p>"cons_bouteillepaspet-nom":"Can the new plastic bottles be recycled ?",</text:p>
            <text:p>"cons_brosseadent -nom":"Replace plastic toothbrushes",</text:p>
            <text:p>"cons_capsulelait-nom":"What of the metal cap …",</text:p>
            <text:p>"cons_collecte6h14h-nom":"Collections take place from 6 to 14h",</text:p>
            <text:p>"cons_collecte6h21h-nom":"Collections take place from 6 to 21h",</text:p>
            <text:p>"cons_collectes_bacs-nom":"Per week for a collection bins",</text:p>
            <text:p>"cons_compostage-nom":"Composting",</text:p>
            <text:p>"cons_couverclemetal-nom":"Metal plugs",</text:p>
            <text:p>"cons_dec_coucheBebe-nom":"Cloth diapers",</text:p>
            <text:p>"cons_dechetecolimite2metres-nom":"Limit of 2 meters",</text:p>
            <text:p>"cons_decheterieecopointquartheure-nom":"Come 15 minutes before the end",</text:p>
            <text:p>"cons_deuxiemevie-nom":"Second Life",</text:p>
            <text:p>"cons_distrisac_achat-nom":"Trisacs shopping bags (2.20 € the 30 bags roll)",</text:p>
            <text:p>"cons_distrisac_piecesobligatoires-nom":"Bring card withdrawal for 'deposit' and 'go'",</text:p>
            <text:p>"cons_distrisac_relais-nom":"Relay bags withdrawal (3 rolls per withdrawal, two withdrawals per year)",</text:p>
            <text:p>"cons_ecoparticipation-nom":"Environmental fee",</text:p>
            <text:p>"cons_encombrants-nom":"Collection of bulky",</text:p>
            <text:p>"cons_fenetre_enveloppe-nom":"Removal window",</text:p>
            <text:p>"cons_huileAlimentaire-nom":"Put in a bottle",</text:p>
            <text:p>"cons_lerelais-nom":"You can file in the containers 'Le Relais'",</text:p>
            <text:p>"cons_medicamentembal-nom":"Sort packaging separately.",</text:p>
            <text:p>"cons_modular_phone-nom":"70 kilos of rare materials .. why not try the modular smartphone…",</text:p>
            <text:p>"cons_nbconteneurverre-nom":"879 glass containers",</text:p>
            <text:p>"cons_nespresso-nom":"Nespresso capsules and recovers its support recycling aluminum small.",</text:p>
            <text:p>"cons_noeudtrisac-nom":"Double knot",</text:p>
            <text:p>"cons_numerosencombrants-nom":"Bulky telephone numbers",</text:p>
            <text:p>"cons_papieralu-nom":"Breakfast not recycled aluminum",</text:p>
            <text:p>"cons_pasbouchonamour-nom":"Do not place in the caps of love",</text:p>
            <text:p>"cons_passacpoubelle-nom":"Use Tri'sac bags only.",</text:p>
            <text:p>"cons_pastoxique-nom":"Not recyclable as presence toxic",</text:p>
            <text:p>"cons_pasuniquementbouteilleflacon-nom":"All packaging is sorted for certain cities of Nantes Métropole.",</text:p>
            <text:p>"cons_tripasrecyclage-nom":"Do not confuse sorting and recycling",</text:p>
            <text:p>"cons_pilerechargeable-nom":"Rechargeable battery",</text:p>
            <text:p>"cons_plus2vers-nom":"Asso Plus2vers: sharing earthworms and advice on vermicomposting",</text:p>
            <text:p>"cons_potsmoutarde-nom":"The glasses mustard pots and nutella",</text:p>
            <text:p>"cons_proximite-nom":"Questions ? 0800 800 868",</text:p>
            <text:p>"cons_recupmedicament-nom":"Retrieving drugs",</text:p>
            <text:p>"cons_recuppdv1-nom":"The stores recover the old device for the purchase of a new",</text:p>
            <text:p>"cons_recuppdv2-nom":"Stores that sell them recover: printer cartridges, batteries, energy saving light bulbs, neon",</text:p>
            <text:p>"cons_remplacergobelet-nom":"Remove disposable tableware",</text:p>
            <text:p>"cons_sacs-nom":"Reminders on bags",</text:p>
            <text:p>"cons_sans_bouchon_ni_couvercle-nom":"Neither cap or cover",</text:p>
            <text:p>"cons_sansbouchon-nom":"What cap / lid?",</text:p>
            <text:p>"cons_souille-nom":"Soiled paper",</text:p>
            <text:p>"cons_spirale-nom":"Should we remove the spirals ?",</text:p>
            <text:p>"cons_tetrapak-nom":"Tetrapak recycling",</text:p>
            <text:p>"cons_toxique-nom":"Toxicant",</text:p>
            <text:p>"cons_trisac-nom":"What to put in Tri'sac",</text:p>
            <text:p>"cons_trop_petit-nom":"Not too small to be sorted",</text:p>
            <text:p>"cons_vaissellebiodegradable-nom":"Biodegradable Tableware",</text:p>
            <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concerne_aussi</text:p>
          </table:table-cell>
          <table:table-cell table:style-name="ce277" table:formula="of:=GETTRADUCTION([.B11];COLUMN([Conseils.A5]);COLUMN([Conseils.G5]);ROW([Conseils.A5]);ROW([Conseils.A66]);[.C11])" office:value-type="string" office:string-value="&quot;cons_acier-concerne_aussi&quot;:&quot;fiche_acier&quot;,&#10;&quot;cons_alloproprete-concerne_aussi&quot;:&quot;&quot;,&#10;&quot;cons_allu-concerne_aussi&quot;:&quot;&quot;,&#10;&quot;cons_ampoulemercure-concerne_aussi&quot;:&quot;&quot;,&#10;&quot;cons_arcencielvalorena-concerne_aussi&quot;:&quot;&quot;,&#10;&quot;cons_assocompostage-concerne_aussi&quot;:&quot;&quot;,&#10;&quot;cons_bac_casse-concerne_aussi&quot;:&quot;&quot;,&#10;&quot;cons_bacs-concerne_aussi&quot;:&quot;fiche_bacjaune&quot;,&#10;&quot;cons_batterievoiture-concerne_aussi&quot;:&quot;&quot;,&#10;&quot;cons_bouchon-concerne_aussi&quot;:&quot;&quot;,&#10;&quot;cons_bouchonamour-concerne_aussi&quot;:&quot;fiche_bouchon_amour&quot;,&#10;&quot;cons_bouchonliege-concerne_aussi&quot;:&quot;&quot;,&#10;&quot;cons_bouteillepaspet-concerne_aussi&quot;:&quot;&quot;,&#10;&quot;cons_brosseadent -concerne_aussi&quot;:&quot;&quot;,&#10;&quot;cons_capsulelait-concerne_aussi&quot;:&quot;&quot;,&#10;&quot;cons_collecte6h14h-concerne_aussi&quot;:&quot;&quot;,&#10;&quot;cons_collecte6h21h-concerne_aussi&quot;:&quot;&quot;,&#10;&quot;cons_collectes_bacs-concerne_aussi&quot;:&quot;&quot;,&#10;&quot;cons_compostage-concerne_aussi&quot;:&quot;fiche_compostage&quot;,&#10;&quot;cons_couverclemetal-concerne_aussi&quot;:&quot;&quot;,&#10;&quot;cons_dec_coucheBebe-concerne_aussi&quot;:&quot;&quot;,&#10;&quot;cons_dechetecolimite2metres-concerne_aussi&quot;:&quot;&quot;,&#10;&quot;cons_decheterieecopointquartheure-concerne_aussi&quot;:&quot;&quot;,&#10;&quot;cons_deuxiemevie-concerne_aussi&quot;:&quot;&quot;,&#10;&quot;cons_distrisac_achat-concerne_aussi&quot;:&quot;&quot;,&#10;&quot;cons_distrisac_piecesobligatoires-concerne_aussi&quot;:&quot;&quot;,&#10;&quot;cons_distrisac_relais-concerne_aussi&quot;:&quot;&quot;,&#10;&quot;cons_ecoparticipation-concerne_aussi&quot;:&quot;&quot;,&#10;&quot;cons_encombrants-concerne_aussi&quot;:&quot;fiche_encombrant&quot;,&#10;&quot;cons_fenetre_enveloppe-concerne_aussi&quot;:&quot;&quot;,&#10;&quot;cons_huileAlimentaire-concerne_aussi&quot;:&quot;&quot;,&#10;&quot;cons_lerelais-concerne_aussi&quot;:&quot;fiche_contvet&quot;,&#10;&quot;cons_medicamentembal-concerne_aussi&quot;:&quot;&quot;,&#10;&quot;cons_modular_phone-concerne_aussi&quot;:&quot;&quot;,&#10;&quot;cons_nbconteneurverre-concerne_aussi&quot;:&quot;&quot;,&#10;&quot;cons_nespresso-concerne_aussi&quot;:&quot;&quot;,&#10;&quot;cons_noeudtrisac-concerne_aussi&quot;:&quot;&quot;,&#10;&quot;cons_numerosencombrants-concerne_aussi&quot;:&quot;&quot;,&#10;&quot;cons_papieralu-concerne_aussi&quot;:&quot;&quot;,&#10;&quot;cons_pasbouchonamour-concerne_aussi&quot;:&quot;&quot;,&#10;&quot;cons_passacpoubelle-concerne_aussi&quot;:&quot;&quot;,&#10;&quot;cons_pastoxique-concerne_aussi&quot;:&quot;&quot;,&#10;&quot;cons_pasuniquementbouteilleflacon-concerne_aussi&quot;:&quot;fiche_pet&quot;,&#10;&quot;cons_tripasrecyclage-concerne_aussi&quot;:&quot;&quot;,&#10;&quot;cons_pilerechargeable-concerne_aussi&quot;:&quot;&quot;,&#10;&quot;cons_plus2vers-concerne_aussi&quot;:&quot;&quot;,&#10;&quot;cons_potsmoutarde-concerne_aussi&quot;:&quot;&quot;,&#10;&quot;cons_proximite-concerne_aussi&quot;:&quot;fiche_telephone&quot;,&#10;&quot;cons_recupmedicament-concerne_aussi&quot;:&quot;fiche_medicament&quot;,&#10;&quot;cons_recuppdv1-concerne_aussi&quot;:&quot;fiche_reprise&quot;,&#10;&quot;cons_recuppdv2-concerne_aussi&quot;:&quot; &quot;,&#10;&quot;cons_remplacergobelet-concerne_aussi&quot;:&quot;&quot;,&#10;&quot;cons_sacs-concerne_aussi&quot;:&quot;fiche_sacjaune&quot;,&#10;&quot;cons_sans_bouchon_ni_couvercle-concerne_aussi&quot;:&quot;&quot;,&#10;&quot;cons_sansbouchon-concerne_aussi&quot;:&quot;&quot;,&#10;&quot;cons_souille-concerne_aussi&quot;:&quot;&quot;,&#10;&quot;cons_spirale-concerne_aussi&quot;:&quot;&quot;,&#10;&quot;cons_tetrapak-concerne_aussi&quot;:&quot;fiche_tetrapak&quot;,&#10;&quot;cons_toxique-concerne_aussi&quot;:&quot;&quot;,&#10;&quot;cons_trisac-concerne_aussi&quot;:&quot;&quot;,&#10;&quot;cons_trop_petit-concerne_aussi&quot;:&quot;&quot;,&#10;&quot;cons_vaissellebiodegradable-concerne_aussi&quot;:&quot;&quot;,&#10;" calcext:value-type="string">
            <text:p>"cons_acier-concerne_aussi":"fiche_acier",</text:p>
            <text:p>"cons_alloproprete-concerne_aussi":"",</text:p>
            <text:p>"cons_allu-concerne_aussi":"",</text:p>
            <text:p>"cons_ampoulemercure-concerne_aussi":"",</text:p>
            <text:p>"cons_arcencielvalorena-concerne_aussi":"",</text:p>
            <text:p>"cons_assocompostage-concerne_aussi":"",</text:p>
            <text:p>"cons_bac_casse-concerne_aussi":"",</text:p>
            <text:p>"cons_bacs-concerne_aussi":"fiche_bacjaune",</text:p>
            <text:p>"cons_batterievoiture-concerne_aussi":"",</text:p>
            <text:p>"cons_bouchon-concerne_aussi":"",</text:p>
            <text:p>"cons_bouchonamour-concerne_aussi":"fiche_bouchon_amour",</text:p>
            <text:p>"cons_bouchonliege-concerne_aussi":"",</text:p>
            <text:p>"cons_bouteillepaspet-concerne_aussi":"",</text:p>
            <text:p>"cons_brosseadent -concerne_aussi":"",</text:p>
            <text:p>"cons_capsulelait-concerne_aussi":"",</text:p>
            <text:p>"cons_collecte6h14h-concerne_aussi":"",</text:p>
            <text:p>"cons_collecte6h21h-concerne_aussi":"",</text:p>
            <text:p>"cons_collectes_bacs-concerne_aussi":"",</text:p>
            <text:p>"cons_compostage-concerne_aussi":"fiche_compostage",</text:p>
            <text:p>"cons_couverclemetal-concerne_aussi":"",</text:p>
            <text:p>"cons_dec_coucheBebe-concerne_aussi":"",</text:p>
            <text:p>"cons_dechetecolimite2metres-concerne_aussi":"",</text:p>
            <text:p>"cons_decheterieecopointquartheure-concerne_aussi":"",</text:p>
            <text:p>"cons_deuxiemevie-concerne_aussi":"",</text:p>
            <text:p>"cons_distrisac_achat-concerne_aussi":"",</text:p>
            <text:p>"cons_distrisac_piecesobligatoires-concerne_aussi":"",</text:p>
            <text:p>"cons_distrisac_relais-concerne_aussi":"",</text:p>
            <text:p>"cons_ecoparticipation-concerne_aussi":"",</text:p>
            <text:p>"cons_encombrants-concerne_aussi":"fiche_encombrant",</text:p>
            <text:p>"cons_fenetre_enveloppe-concerne_aussi":"",</text:p>
            <text:p>"cons_huileAlimentaire-concerne_aussi":"",</text:p>
            <text:p>"cons_lerelais-concerne_aussi":"fiche_contvet",</text:p>
            <text:p>"cons_medicamentembal-concerne_aussi":"",</text:p>
            <text:p>"cons_modular_phone-concerne_aussi":"",</text:p>
            <text:p>"cons_nbconteneurverre-concerne_aussi":"",</text:p>
            <text:p>"cons_nespresso-concerne_aussi":"",</text:p>
            <text:p>"cons_noeudtrisac-concerne_aussi":"",</text:p>
            <text:p>"cons_numerosencombrants-concerne_aussi":"",</text:p>
            <text:p>"cons_papieralu-concerne_aussi":"",</text:p>
            <text:p>"cons_pasbouchonamour-concerne_aussi":"",</text:p>
            <text:p>"cons_passacpoubelle-concerne_aussi":"",</text:p>
            <text:p>"cons_pastoxique-concerne_aussi":"",</text:p>
            <text:p>"cons_pasuniquementbouteilleflacon-concerne_aussi":"fiche_pet",</text:p>
            <text:p>"cons_tripasrecyclage-concerne_aussi":"",</text:p>
            <text:p>"cons_pilerechargeable-concerne_aussi":"",</text:p>
            <text:p>"cons_plus2vers-concerne_aussi":"",</text:p>
            <text:p>"cons_potsmoutarde-concerne_aussi":"",</text:p>
            <text:p>"cons_proximite-concerne_aussi":"fiche_telephone",</text:p>
            <text:p>"cons_recupmedicament-concerne_aussi":"fiche_medicament",</text:p>
            <text:p>"cons_recuppdv1-concerne_aussi":"fiche_reprise",</text:p>
            <text:p>"cons_recuppdv2-concerne_aussi":" ",</text:p>
            <text:p>"cons_remplacergobelet-concerne_aussi":"",</text:p>
            <text:p>"cons_sacs-concerne_aussi":"fiche_sacjaune",</text:p>
            <text:p>"cons_sans_bouchon_ni_couvercle-concerne_aussi":"",</text:p>
            <text:p>"cons_sansbouchon-concerne_aussi":"",</text:p>
            <text:p>"cons_souille-concerne_aussi":"",</text:p>
            <text:p>"cons_spirale-concerne_aussi":"",</text:p>
            <text:p>"cons_tetrapak-concerne_aussi":"fiche_tetrapak",</text:p>
            <text:p>"cons_toxique-concerne_aussi":"",</text:p>
            <text:p>"cons_trisac-concerne_aussi":"",</text:p>
            <text:p>"cons_trop_petit-concerne_aussi":"",</text:p>
            <text:p>"cons_vaissellebiodegradable-concerne_aussi":"",</text:p>
            <text:p/>
          </table:table-cell>
          <table:table-cell table:style-name="ce279" table:formula="of:=GETTRADUCTION([.B11];COLUMN([Conseils.A5]);COLUMN([Conseils.H5]);ROW([Conseils.A5]);ROW([Conseils.A66]);[.C11])" office:value-type="string" office:string-value="&quot;cons_acier-concerne_aussi&quot;:&quot;Vérif le 03/2013&quot;,&#10;&quot;cons_alloproprete-concerne_aussi&quot;:&quot;&quot;,&#10;&quot;cons_allu-concerne_aussi&quot;:&quot;&quot;,&#10;&quot;cons_ampoulemercure-concerne_aussi&quot;:&quot;&quot;,&#10;&quot;cons_arcencielvalorena-concerne_aussi&quot;:&quot;Vérif le 03/2013&quot;,&#10;&quot;cons_assocompostage-concerne_aussi&quot;:&quot;&quot;,&#10;&quot;cons_bac_casse-concerne_aussi&quot;:&quot;Vérif le 03/2013&quot;,&#10;&quot;cons_bacs-concerne_aussi&quot;:&quot;&quot;,&#10;&quot;cons_batterievoiture-concerne_aussi&quot;:&quot;09/2018&quot;,&#10;&quot;cons_bouchon-concerne_aussi&quot;:&quot;&quot;,&#10;&quot;cons_bouchonamour-concerne_aussi&quot;:&quot;&quot;,&#10;&quot;cons_bouchonliege-concerne_aussi&quot;:&quot;&quot;,&#10;&quot;cons_bouteillepaspet-concerne_aussi&quot;:&quot;Vérif le 04/2017&quot;,&#10;&quot;cons_brosseadent -concerne_aussi&quot;:&quot;&quot;,&#10;&quot;cons_capsulelait-concerne_aussi&quot;:&quot;&quot;,&#10;&quot;cons_collecte6h14h-concerne_aussi&quot;:&quot;&quot;,&#10;&quot;cons_collecte6h21h-concerne_aussi&quot;:&quot;&quot;,&#10;&quot;cons_collectes_bacs-concerne_aussi&quot;:&quot;Vérif le 03/2013&quot;,&#10;&quot;cons_compostage-concerne_aussi&quot;:&quot;Vérif le 04/2013&quot;,&#10;&quot;cons_couverclemetal-concerne_aussi&quot;:&quot;Vérif le 06/2013&quot;,&#10;&quot;cons_dec_coucheBebe-concerne_aussi&quot;:&quot;&quot;,&#10;&quot;cons_dechetecolimite2metres-concerne_aussi&quot;:&quot;&quot;,&#10;&quot;cons_decheterieecopointquartheure-concerne_aussi&quot;:&quot;&quot;,&#10;&quot;cons_deuxiemevie-concerne_aussi&quot;:&quot;&quot;,&#10;&quot;cons_distrisac_achat-concerne_aussi&quot;:&quot;Vérif le 04/2013&quot;,&#10;&quot;cons_distrisac_piecesobligatoires-concerne_aussi&quot;:&quot;A VERIFIER&quot;,&#10;&quot;cons_distrisac_relais-concerne_aussi&quot;:&quot;Vérif le 04/2013&quot;,&#10;&quot;cons_ecoparticipation-concerne_aussi&quot;:&quot;Vérif le 03/2013&quot;,&#10;&quot;cons_encombrants-concerne_aussi&quot;:&quot;Vérif le 03/2013&quot;,&#10;&quot;cons_fenetre_enveloppe-concerne_aussi&quot;:&quot;&quot;,&#10;&quot;cons_huileAlimentaire-concerne_aussi&quot;:&quot;&quot;,&#10;&quot;cons_lerelais-concerne_aussi&quot;:&quot;&quot;,&#10;&quot;cons_medicamentembal-concerne_aussi&quot;:&quot;&quot;,&#10;&quot;cons_modular_phone-concerne_aussi&quot;:&quot;&quot;,&#10;&quot;cons_nbconteneurverre-concerne_aussi&quot;:&quot;Vérif le 03/2013&quot;,&#10;&quot;cons_nespresso-concerne_aussi&quot;:&quot;&quot;,&#10;&quot;cons_noeudtrisac-concerne_aussi&quot;:&quot;Vérif le 03/2013&quot;,&#10;&quot;cons_numerosencombrants-concerne_aussi&quot;:&quot;Vérif le 03/2013&quot;,&#10;&quot;cons_papieralu-concerne_aussi&quot;:&quot;&quot;,&#10;&quot;cons_pasbouchonamour-concerne_aussi&quot;:&quot;&quot;,&#10;&quot;cons_passacpoubelle-concerne_aussi&quot;:&quot;Vérif le 03/2013&quot;,&#10;&quot;cons_pastoxique-concerne_aussi&quot;:&quot;&quot;,&#10;&quot;cons_pasuniquementbouteilleflacon-concerne_aussi&quot;:&quot;&quot;,&#10;&quot;cons_tripasrecyclage-concerne_aussi&quot;:&quot;Vérif 10/2020&quot;,&#10;&quot;cons_pilerechargeable-concerne_aussi&quot;:&quot;Vérif le 03/2013&quot;,&#10;&quot;cons_plus2vers-concerne_aussi&quot;:&quot;&quot;,&#10;&quot;cons_potsmoutarde-concerne_aussi&quot;:&quot;&quot;,&#10;&quot;cons_proximite-concerne_aussi&quot;:&quot;&quot;,&#10;&quot;cons_recupmedicament-concerne_aussi&quot;:&quot;&quot;,&#10;&quot;cons_recuppdv1-concerne_aussi&quot;:&quot; &quot;,&#10;&quot;cons_recuppdv2-concerne_aussi&quot;:&quot; &quot;,&#10;&quot;cons_remplacergobelet-concerne_aussi&quot;:&quot;&quot;,&#10;&quot;cons_sacs-concerne_aussi&quot;:&quot;&quot;,&#10;&quot;cons_sans_bouchon_ni_couvercle-concerne_aussi&quot;:&quot;&quot;,&#10;&quot;cons_sansbouchon-concerne_aussi&quot;:&quot;&quot;,&#10;&quot;cons_souille-concerne_aussi&quot;:&quot;&quot;,&#10;&quot;cons_spirale-concerne_aussi&quot;:&quot;Vérif le 09/2015&quot;,&#10;&quot;cons_tetrapak-concerne_aussi&quot;:&quot;&quot;,&#10;&quot;cons_toxique-concerne_aussi&quot;:&quot;&quot;,&#10;&quot;cons_trisac-concerne_aussi&quot;:&quot;Vérif le 03/2013&quot;,&#10;&quot;cons_trop_petit-concerne_aussi&quot;:&quot;Vérifié le 10/2020&quot;,&#10;&quot;cons_vaissellebiodegradable-concerne_aussi&quot;:&quot;&quot;,&#10;" calcext:value-type="string">
            <text:p>"cons_acier-concerne_aussi":"Vérif le 03/2013",</text:p>
            <text:p>"cons_alloproprete-concerne_aussi":"",</text:p>
            <text:p>"cons_allu-concerne_aussi":"",</text:p>
            <text:p>"cons_ampoulemercure-concerne_aussi":"",</text:p>
            <text:p>"cons_arcencielvalorena-concerne_aussi":"Vérif le 03/2013",</text:p>
            <text:p>"cons_assocompostage-concerne_aussi":"",</text:p>
            <text:p>"cons_bac_casse-concerne_aussi":"Vérif le 03/2013",</text:p>
            <text:p>"cons_bacs-concerne_aussi":"",</text:p>
            <text:p>"cons_batterievoiture-concerne_aussi":"09/2018",</text:p>
            <text:p>"cons_bouchon-concerne_aussi":"",</text:p>
            <text:p>"cons_bouchonamour-concerne_aussi":"",</text:p>
            <text:p>"cons_bouchonliege-concerne_aussi":"",</text:p>
            <text:p>"cons_bouteillepaspet-concerne_aussi":"Vérif le 04/2017",</text:p>
            <text:p>"cons_brosseadent -concerne_aussi":"",</text:p>
            <text:p>"cons_capsulelait-concerne_aussi":"",</text:p>
            <text:p>"cons_collecte6h14h-concerne_aussi":"",</text:p>
            <text:p>"cons_collecte6h21h-concerne_aussi":"",</text:p>
            <text:p>"cons_collectes_bacs-concerne_aussi":"Vérif le 03/2013",</text:p>
            <text:p>"cons_compostage-concerne_aussi":"Vérif le 04/2013",</text:p>
            <text:p>"cons_couverclemetal-concerne_aussi":"Vérif le 06/2013",</text:p>
            <text:p>"cons_dec_coucheBebe-concerne_aussi":"",</text:p>
            <text:p>"cons_dechetecolimite2metres-concerne_aussi":"",</text:p>
            <text:p>"cons_decheterieecopointquartheure-concerne_aussi":"",</text:p>
            <text:p>"cons_deuxiemevie-concerne_aussi":"",</text:p>
            <text:p>"cons_distrisac_achat-concerne_aussi":"Vérif le 04/2013",</text:p>
            <text:p>"cons_distrisac_piecesobligatoires-concerne_aussi":"A VERIFIER",</text:p>
            <text:p>"cons_distrisac_relais-concerne_aussi":"Vérif le 04/2013",</text:p>
            <text:p>"cons_ecoparticipation-concerne_aussi":"Vérif le 03/2013",</text:p>
            <text:p>"cons_encombrants-concerne_aussi":"Vérif le 03/2013",</text:p>
            <text:p>"cons_fenetre_enveloppe-concerne_aussi":"",</text:p>
            <text:p>"cons_huileAlimentaire-concerne_aussi":"",</text:p>
            <text:p>"cons_lerelais-concerne_aussi":"",</text:p>
            <text:p>"cons_medicamentembal-concerne_aussi":"",</text:p>
            <text:p>"cons_modular_phone-concerne_aussi":"",</text:p>
            <text:p>"cons_nbconteneurverre-concerne_aussi":"Vérif le 03/2013",</text:p>
            <text:p>"cons_nespresso-concerne_aussi":"",</text:p>
            <text:p>"cons_noeudtrisac-concerne_aussi":"Vérif le 03/2013",</text:p>
            <text:p>"cons_numerosencombrants-concerne_aussi":"Vérif le 03/2013",</text:p>
            <text:p>"cons_papieralu-concerne_aussi":"",</text:p>
            <text:p>"cons_pasbouchonamour-concerne_aussi":"",</text:p>
            <text:p>"cons_passacpoubelle-concerne_aussi":"Vérif le 03/2013",</text:p>
            <text:p>"cons_pastoxique-concerne_aussi":"",</text:p>
            <text:p>"cons_pasuniquementbouteilleflacon-concerne_aussi":"",</text:p>
            <text:p>"cons_tripasrecyclage-concerne_aussi":"Vérif 10/2020",</text:p>
            <text:p>"cons_pilerechargeable-concerne_aussi":"Vérif le 03/2013",</text:p>
            <text:p>"cons_plus2vers-concerne_aussi":"",</text:p>
            <text:p>"cons_potsmoutarde-concerne_aussi":"",</text:p>
            <text:p>"cons_proximite-concerne_aussi":"",</text:p>
            <text:p>"cons_recupmedicament-concerne_aussi":"",</text:p>
            <text:p>"cons_recuppdv1-concerne_aussi":" ",</text:p>
            <text:p>"cons_recuppdv2-concerne_aussi":" ",</text:p>
            <text:p>"cons_remplacergobelet-concerne_aussi":"",</text:p>
            <text:p>"cons_sacs-concerne_aussi":"",</text:p>
            <text:p>"cons_sans_bouchon_ni_couvercle-concerne_aussi":"",</text:p>
            <text:p>"cons_sansbouchon-concerne_aussi":"",</text:p>
            <text:p>"cons_souille-concerne_aussi":"",</text:p>
            <text:p>"cons_spirale-concerne_aussi":"Vérif le 09/2015",</text:p>
            <text:p>"cons_tetrapak-concerne_aussi":"",</text:p>
            <text:p>"cons_toxique-concerne_aussi":"",</text:p>
            <text:p>"cons_trisac-concerne_aussi":"Vérif le 03/2013",</text:p>
            <text:p>"cons_trop_petit-concerne_aussi":"Vérifié le 10/2020",</text:p>
            <text:p>"cons_vaissellebiodegradable-concerne_aussi":"",</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nom</text:p>
          </table:table-cell>
          <table:table-cell table:style-name="ce277" table:formula="of:=GETTRADUCTION([.B12];COLUMN([Fiches.A5]);COLUMN([Fiches.B5]);ROW([Fiches.A6]);ROW([Fiches.A38]);[.C12])" office:value-type="string" office:string-value="&quot;fiche_bacjaune-nom&quot;:&quot;Bacs jaunes et bleus&quot;,&#10;&quot;fiche_bouchon_amour-nom&quot;:&quot;Bouchons d'amour&quot;,&#10;&quot;fiche_encombrant-nom&quot;:&quot;Collecte des encombrants&quot;,&#10;&quot;fiche_compostage-nom&quot;:&quot;Compostage&quot;,&#10;&quot;fiche_compostri-nom&quot;:&quot;Compostri&quot;,&#10;&quot;fiche_contembjournmag-nom&quot;:&quot;Cont. embal. journ. mag.&quot;,&#10;&quot;fiche_contvet-nom&quot;:&quot;Conteneurs vêtements&quot;,&#10;&quot;fiche_coucheslavables-nom&quot;:&quot;Couches lavables&quot;,&#10;&quot;fiche_contpapiercarton-nom&quot;:&quot;Conteneur papier carton&quot;,&#10;&quot;fiche_contmpb-nom&quot;:&quot;Conteneur plastique&quot;,&#10;&quot;fiche_contverre-nom&quot;:&quot;Conteneur verre&quot;,&#10;&quot;fiche_ecopoint-nom&quot;:&quot;Déchèteries / écopoint&quot;,&#10;&quot;fiche_ecoparticipation-nom&quot;:&quot;Eco-participation&quot;,&#10;&quot;fiche_poubelle-nom&quot;:&quot;Eugène Poubelle&quot;,&#10;&quot;fiche_logos-nom&quot;:&quot;Logos utilisés&quot;,&#10;&quot;fiche_lombricompost-nom&quot;:&quot;Lombricompost&quot;,&#10;&quot;fiche_mieuxtrierannantes-nom&quot;:&quot;Mieux trier à Nantes&quot;,&#10;&quot;fiche_plastik-nom&quot;:&quot;PP Plastic Pickup&quot;,&#10;&quot;fiche_plus2vers-nom&quot;:&quot;Plus2vers - échange de lombrics&quot;,&#10;&quot;fiche_medicament-nom&quot;:&quot;Récupération médicaments&quot;,&#10;&quot;fiche_plusieurstrisac-nom&quot;:&quot;Récupérer sacs jaunes et bleus&quot;,&#10;&quot;fiche_acier-nom&quot;:&quot;Recyclage acier&quot;,&#10;&quot;fiche_pet-nom&quot;:&quot;Recyclage plastique&quot;,&#10;&quot;fiche_tetrapak-nom&quot;:&quot;Recyclage Tétrapak&quot;,&#10;&quot;fiche_verre-nom&quot;:&quot;Recyclage verre&quot;,&#10;&quot;fiche_velo-nom&quot;:&quot;Réemploi vélo&quot;,&#10;&quot;fiche_reprise-nom&quot;:&quot;Reprise magasins&quot;,&#10;&quot;fiche_sacjaune-nom&quot;:&quot;Sacs jaunes et bleus&quot;,&#10;&quot;fiche_telephone-nom&quot;:&quot;Numéros de téléphones&quot;,&#10;&quot;fiche_jaimetesbocaux-nom&quot;:&quot;Collectif J’aime tes Bocaux et tes sacs aussi&quot;,&#10;&quot;fiche_arcenciel-nom&quot;:&quot;Usine Arc-en-ciel&quot;,&#10;&quot;fiche_boutabout-nom&quot;:&quot;Bout' à Bout' - consigne de verre&quot;,&#10;&quot;fiche_valorena-nom&quot;:&quot;Usine Valorena&quot;,&#10;" calcext:value-type="string">
            <text:p>"fiche_bacjaune-nom":"Bacs jaunes et bleus",</text:p>
            <text:p>"fiche_bouchon_amour-nom":"Bouchons d'amour",</text:p>
            <text:p>"fiche_encombrant-nom":"Collecte des encombrants",</text:p>
            <text:p>"fiche_compostage-nom":"Compostage",</text:p>
            <text:p>"fiche_compostri-nom":"Compostri",</text:p>
            <text:p>"fiche_contembjournmag-nom":"Cont. embal. journ. mag.",</text:p>
            <text:p>"fiche_contvet-nom":"Conteneurs vêtements",</text:p>
            <text:p>"fiche_coucheslavables-nom":"Couches lavables",</text:p>
            <text:p>"fiche_contpapiercarton-nom":"Conteneur papier carton",</text:p>
            <text:p>"fiche_contmpb-nom":"Conteneur plastique",</text:p>
            <text:p>"fiche_contverre-nom":"Conteneur verre",</text:p>
            <text:p>"fiche_ecopoint-nom":"Déchèteries / écopoint",</text:p>
            <text:p>"fiche_ecoparticipation-nom":"Eco-participation",</text:p>
            <text:p>"fiche_poubelle-nom":"Eugène Poubelle",</text:p>
            <text:p>"fiche_logos-nom":"Logos utilisés",</text:p>
            <text:p>"fiche_lombricompost-nom":"Lombricompost",</text:p>
            <text:p>"fiche_mieuxtrierannantes-nom":"Mieux trier à Nantes",</text:p>
            <text:p>"fiche_plastik-nom":"PP Plastic Pickup",</text:p>
            <text:p>"fiche_plus2vers-nom":"Plus2vers - échange de lombrics",</text:p>
            <text:p>"fiche_medicament-nom":"Récupération médicaments",</text:p>
            <text:p>"fiche_plusieurstrisac-nom":"Récupérer sacs jaunes et bleus",</text:p>
            <text:p>"fiche_acier-nom":"Recyclage acier",</text:p>
            <text:p>"fiche_pet-nom":"Recyclage plastique",</text:p>
            <text:p>"fiche_tetrapak-nom":"Recyclage Tétrapak",</text:p>
            <text:p>"fiche_verre-nom":"Recyclage verre",</text:p>
            <text:p>"fiche_velo-nom":"Réemploi vélo",</text:p>
            <text:p>"fiche_reprise-nom":"Reprise magasins",</text:p>
            <text:p>"fiche_sacjaune-nom":"Sacs jaunes et bleus",</text:p>
            <text:p>"fiche_telephone-nom":"Numéros de téléphones",</text:p>
            <text:p>"fiche_jaimetesbocaux-nom":"Collectif J’aime tes Bocaux et tes sacs aussi",</text:p>
            <text:p>"fiche_arcenciel-nom":"Usine Arc-en-ciel",</text:p>
            <text:p>"fiche_boutabout-nom":"Bout' à Bout' - consigne de verre",</text:p>
            <text:p>"fiche_valorena-nom":"Usine Valorena",</text:p>
            <text:p/>
          </table:table-cell>
          <table:table-cell table:style-name="ce279" table:formula="of:=GETTRADUCTION([.B12];COLUMN([Fiches.A5]);COLUMN([Fiches.C5]);ROW([Fiches.A6]);ROW([Fiches.A38]);[.C12])" office:value-type="string" office:string-value="&quot;fiche_bacjaune-nom&quot;:&quot;Yellow and blue bins&quot;,&#10;&quot;fiche_bouchon_amour-nom&quot;:&quot;Bouchons d'amour&quot;,&#10;&quot;fiche_encombrant-nom&quot;:&quot;Collection of bulky&quot;,&#10;&quot;fiche_compostage-nom&quot;:&quot;Composting&quot;,&#10;&quot;fiche_compostri-nom&quot;:&quot;Compostri&quot;,&#10;&quot;fiche_contembjournmag-nom&quot;:&quot;Cont. embal. journ. Mag.&quot;,&#10;&quot;fiche_contvet-nom&quot;:&quot;Containers clothing&quot;,&#10;&quot;fiche_coucheslavables-nom&quot;:&quot;Cloth diapers&quot;,&#10;&quot;fiche_contpapiercarton-nom&quot;:&quot;Paper cardboard container&quot;,&#10;&quot;fiche_contmpb-nom&quot;:&quot;Plastic container&quot;,&#10;&quot;fiche_contverre-nom&quot;:&quot;Glass container&quot;,&#10;&quot;fiche_ecopoint-nom&quot;:&quot;Déchèteries / écopoint&quot;,&#10;&quot;fiche_ecoparticipation-nom&quot;:&quot;Green tax&quot;,&#10;&quot;fiche_poubelle-nom&quot;:&quot;Eugène Poubelle&quot;,&#10;&quot;fiche_logos-nom&quot;:&quot;Logos used&quot;,&#10;&quot;fiche_lombricompost-nom&quot;:&quot;Vermicompost&quot;,&#10;&quot;fiche_mieuxtrierannantes-nom&quot;:&quot;Mieux trier à Nantes&quot;,&#10;&quot;fiche_plastik-nom&quot;:&quot;PP Plastic Pickup&quot;,&#10;&quot;fiche_plus2vers-nom&quot;:&quot;Plus2vers - exchange of earthworms&quot;,&#10;&quot;fiche_medicament-nom&quot;:&quot;Drugs recovery&quot;,&#10;&quot;fiche_plusieurstrisac-nom&quot;:&quot;Collect yellow and blue bags&quot;,&#10;&quot;fiche_acier-nom&quot;:&quot;Steel recycling&quot;,&#10;&quot;fiche_pet-nom&quot;:&quot;Plastic recycling&quot;,&#10;&quot;fiche_tetrapak-nom&quot;:&quot;Tetrapak recycling&quot;,&#10;&quot;fiche_verre-nom&quot;:&quot;Glass recycling&quot;,&#10;&quot;fiche_velo-nom&quot;:&quot;Reuse bike&quot;,&#10;&quot;fiche_reprise-nom&quot;:&quot;Resumption stores&quot;,&#10;&quot;fiche_sacjaune-nom&quot;:&quot;Yellow and blue bags&quot;,&#10;&quot;fiche_telephone-nom&quot;:&quot;Phone numbers&quot;,&#10;&quot;fiche_jaimetesbocaux-nom&quot;:&quot;Collectif J’aime tes Bocaux et tes sacs aussi&quot;,&#10;&quot;fiche_arcenciel-nom&quot;:&quot;Arc-en-ciel Factory&quot;,&#10;&quot;fiche_boutabout-nom&quot;:&quot;Bout' à Bout'&quot;,&#10;&quot;fiche_valorena-nom&quot;:&quot;Valorena factory &quot;,&#10;" calcext:value-type="string">
            <text:p>"fiche_bacjaune-nom":"Yellow and blue bins",</text:p>
            <text:p>"fiche_bouchon_amour-nom":"Bouchons d'amour",</text:p>
            <text:p>"fiche_encombrant-nom":"Collection of bulky",</text:p>
            <text:p>"fiche_compostage-nom":"Composting",</text:p>
            <text:p>"fiche_compostri-nom":"Compostri",</text:p>
            <text:p>"fiche_contembjournmag-nom":"Cont. embal. journ. Mag.",</text:p>
            <text:p>"fiche_contvet-nom":"Containers clothing",</text:p>
            <text:p>"fiche_coucheslavables-nom":"Cloth diapers",</text:p>
            <text:p>"fiche_contpapiercarton-nom":"Paper cardboard container",</text:p>
            <text:p>"fiche_contmpb-nom":"Plastic container",</text:p>
            <text:p>"fiche_contverre-nom":"Glass container",</text:p>
            <text:p>"fiche_ecopoint-nom":"Déchèteries / écopoint",</text:p>
            <text:p>"fiche_ecoparticipation-nom":"Green tax",</text:p>
            <text:p>"fiche_poubelle-nom":"Eugène Poubelle",</text:p>
            <text:p>"fiche_logos-nom":"Logos used",</text:p>
            <text:p>"fiche_lombricompost-nom":"Vermicompost",</text:p>
            <text:p>"fiche_mieuxtrierannantes-nom":"Mieux trier à Nantes",</text:p>
            <text:p>"fiche_plastik-nom":"PP Plastic Pickup",</text:p>
            <text:p>"fiche_plus2vers-nom":"Plus2vers - exchange of earthworms",</text:p>
            <text:p>"fiche_medicament-nom":"Drugs recovery",</text:p>
            <text:p>"fiche_plusieurstrisac-nom":"Collect yellow and blue bags",</text:p>
            <text:p>"fiche_acier-nom":"Steel recycling",</text:p>
            <text:p>"fiche_pet-nom":"Plastic recycling",</text:p>
            <text:p>"fiche_tetrapak-nom":"Tetrapak recycling",</text:p>
            <text:p>"fiche_verre-nom":"Glass recycling",</text:p>
            <text:p>"fiche_velo-nom":"Reuse bike",</text:p>
            <text:p>"fiche_reprise-nom":"Resumption stores",</text:p>
            <text:p>"fiche_sacjaune-nom":"Yellow and blue bags",</text:p>
            <text:p>"fiche_telephone-nom":"Phone numbers",</text:p>
            <text:p>"fiche_jaimetesbocaux-nom":"Collectif J’aime tes Bocaux et tes sacs aussi",</text:p>
            <text:p>"fiche_arcenciel-nom":"Arc-en-ciel Factory",</text:p>
            <text:p>"fiche_boutabout-nom":"Bout' à Bout'",</text:p>
            <text:p>"fiche_valorena-nom":"Valorena factory ",</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concerne_aussi</text:p>
          </table:table-cell>
          <table:table-cell table:style-name="ce277" table:formula="of:=GETTRADUCTION([.B13];COLUMN([Fiches.A5]);COLUMN([Fiches.F5]);ROW([Fiches.A6]);ROW([Fiches.A38]);[.C13])"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quot;fiche_compostri-concerne_aussi&quot;:&quot;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quot;,&#10;&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quot;fiche_lombricompost-concerne_aussi&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quot;fiche_mieuxtrierannantes-concerne_aussi&quot;:&quot;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quot;fiche_plus2vers-concerne_aussi&quot;:&quot;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quot;,&#10;&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quot;,&#10;&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quot;fiche_jaimetesbocaux-concerne_aussi&quot;:&quot;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quot;,&#10;&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quot;fiche_boutabout-concerne_aussi&quot;:&quot;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quot;,&#10;&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fiche_compostri-concerne_aussi":"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text:p>
            <text:p>"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fiche_lombricompost-concerne_aussi":"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fiche_mieuxtrierannantes-concerne_aussi":"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fiche_plus2vers-concerne_aussi":"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ext:p>"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ext:p>"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fiche_jaimetesbocaux-concerne_aussi":"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ext:p>"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fiche_boutabout-concerne_aussi":"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ext:p>"fiche_valorena-concerne_aussi":"&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table:table-cell>
          <table:table-cell table:style-name="ce279" table:formula="of:=GETTRADUCTION([.B13];COLUMN([Fiches.A5]);COLUMN([Fiches.G5]);ROW([Fiches.A6]);ROW([Fiches.A38]);[.C13])" office:value-type="string" office:string-value="&quot;fiche_bacjaune-concerne_aussi&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quot;fiche_bouchon_amour-concerne_aussi&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quot;fiche_encombrant-concerne_aussi&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quot;fiche_compostage-concerne_aussi&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quot;fiche_compostri-concerne_aussi&quot;:&quot;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quot;,&#10;&quot;fiche_contembjournmag-concerne_aussi&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quot;fiche_contvet-concerne_aussi&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quot;fiche_coucheslavables-concerne_aussi&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quot;fiche_contpapiercarton-concerne_aussi&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quot;fiche_contmpb-concerne_aussi&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quot;fiche_contverre-concerne_aussi&quot;:&quot;&lt;IMG src='resources/images/conteneur_verre_instructions_2.jpg' WIDTH='200px' /&gt; &lt;IMG SRC='resources/images/conteneur_verre_instructions.jpg' width='200px' /&gt;&lt;BR/&gt;can put in the container glass tower housework glass: bottles, pots, jars. However we must not put the dishes, pots, bulbs.&quot;,&#10;&quot;fiche_ecopoint-concerne_aussi&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quot;fiche_ecoparticipation-concerne_aussi&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quot;fiche_poubelle-concerne_aussi&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quot;fiche_logos-concerne_aussi&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quot;fiche_lombricompost-concerne_aussi&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quot;fiche_mieuxtrierannantes-concerne_aussi&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quot;fiche_plastik-concerne_aussi&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quot;fiche_plus2vers-concerne_aussi&quot;:&quot;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quot;,&#10;&quot;fiche_medicament-concerne_aussi&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quot;fiche_plusieurstrisac-concerne_aussi&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quot;fiche_acier-concerne_aussi&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quot;fiche_pet-concerne_aussi&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quot;fiche_tetrapak-concerne_aussi&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quot;fiche_verre-concerne_aussi&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quot;fiche_velo-concerne_aussi&quot;:&quot;&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quot;,&#10;&quot;fiche_reprise-concerne_aussi&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quot;fiche_sacjaune-concerne_aussi&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quot;fiche_telephone-concerne_aussi&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quot;fiche_jaimetesbocaux-concerne_aussi&quot;:&quot;We are a collective of citizens of Nantes and its surroundings. Motivated to reduce our everyday waste, we created &quot;I love your jars and your bags too.&quot;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quot;,&#10;&quot;fiche_arcenciel-concerne_aussi&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quot;fiche_boutabout-concerne_aussi&quot;:&quot;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quot;,&#10;&quot;fiche_valorena-concerne_aussi&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calcext:value-type="string">
            <text:p>"fiche_bacjaune-concerne_aussi":"&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fiche_bouchon_amour-concerne_aussi":"&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fiche_encombrant-concerne_aussi":"&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fiche_compostage-concerne_aussi":"&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fiche_compostri-concerne_aussi":"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text:p>
            <text:p>"fiche_contembjournmag-concerne_aussi":"&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fiche_contvet-concerne_aussi":"&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fiche_coucheslavables-concerne_aussi":"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fiche_contpapiercarton-concerne_aussi":"&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fiche_contmpb-concerne_aussi":"&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fiche_contverre-concerne_aussi":"&lt;IMG src='resources/images/conteneur_verre_instructions_2.jpg' WIDTH='200px' /&gt; &lt;IMG SRC='resources/images/conteneur_verre_instructions.jpg' width='200px' /&gt;&lt;BR/&gt;can put in the container glass tower housework glass: bottles, pots, jars. However we must not put the dishes, pots, bulbs.",</text:p>
            <text:p>"fiche_ecopoint-concerne_aussi":"&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fiche_ecoparticipation-concerne_aussi":"&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fiche_poubelle-concerne_aussi":"&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fiche_logos-concerne_aussi":"&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fiche_lombricompost-concerne_aussi":"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fiche_mieuxtrierannantes-concerne_aussi":"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fiche_plastik-concerne_aussi":"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fiche_plus2vers-concerne_aussi":"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ext:p>"fiche_medicament-concerne_aussi":"&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fiche_plusieurstrisac-concerne_aussi":"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fiche_acier-concerne_aussi":"&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fiche_pet-concerne_aussi":"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fiche_tetrapak-concerne_aussi":"&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fiche_verre-concerne_aussi":"&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fiche_velo-concerne_aussi":"&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ext:p>"fiche_reprise-concerne_aussi":"&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fiche_sacjaune-concerne_aussi":"&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fiche_telephone-concerne_aussi":"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fiche_jaimetesbocaux-concerne_aussi":"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ext:p>"fiche_arcenciel-concerne_aussi":"&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fiche_boutabout-concerne_aussi":"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ext:p>"fiche_valorena-concerne_aussi":"&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table:table-cell>
          <table:table-cell office:value-type="string" calcext:value-type="string">
            <text:p><text:s/></text:p>
          </table:table-cell>
        </table:table-row>
        <table:table-row table:style-name="ro2">
          <table:table-cell/>
          <table:table-cell office:value-type="string" calcext:value-type="string">
            <text:p>LibellesSpecifiques</text:p>
          </table:table-cell>
          <table:table-cell/>
          <table:table-cell table:style-name="ce277" table:formula="of:=GETTRADUCTION([.B14];COLUMN([Fiches.A6]);COLUMN([Fiches.F6]);ROW([Fiches.A7]);ROW([Fiches.A54]);[.C14])" office:value-type="string" office:string-value="&quot;about_titre-&quot;:&quot; &quot;,&#10;&quot;about-&quot;:&quot; &quot;,&#10;&quot;splashmessage-&quot;:&quot; &quot;,&#10;" calcext:value-type="string">
            <text:p>"about_titre-":" ",</text:p>
            <text:p>"about-":" ",</text:p>
            <text:p>"splashmessage-":" ",</text:p>
            <text:p/>
          </table:table-cell>
          <table:table-cell table:style-name="ce279" table:formula="of:=GETTRADUCTION([.B14];COLUMN([Fiches.A6]);COLUMN([Fiches.G6]);ROW([Fiches.A7]);ROW([Fiches.A54]);[.C14])" office:value-type="string" office:string-value="&quot;about_titre-&quot;:&quot;&quot;,&#10;&quot;about-&quot;:&quot;&quot;,&#10;&quot;splashmessage-&quot;:&quot;&quot;,&#10;" calcext:value-type="string">
            <text:p>"about_titre-":"",</text:p>
            <text:p>"about-":"",</text:p>
            <text:p>"splashmessage-":"",</text:p>
            <text:p/>
          </table:table-cell>
          <table:table-cell/>
        </table:table-row>
        <table:table-row table:style-name="ro2">
          <table:table-cell table:number-columns-repeated="3"/>
          <table:table-cell table:style-name="ce277" office:value-type="string" calcext:value-type="string">
            <text:p>"a":"b"</text:p>
          </table:table-cell>
          <table:table-cell table:style-name="ce279" office:value-type="string" calcext:value-type="string">
            <text:p>"a":"b"</text:p>
          </table:table-cell>
          <table:table-cell office:value-type="string" calcext:value-type="string">
            <text:p><text:s/></text:p>
          </table:table-cell>
        </table:table-row>
        <table:table-row table:style-name="ro2">
          <table:table-cell table:number-columns-repeated="3"/>
          <table:table-cell table:style-name="ce277" office:value-type="string" calcext:value-type="string">
            <text:p>}</text:p>
          </table:table-cell>
          <table:table-cell table:style-name="ce279" office:value-type="string" calcext:value-type="string">
            <text:p>}</text:p>
          </table:table-cell>
          <table:table-cell office:value-type="string" calcext:value-type="string">
            <text:p><text:s/></text:p>
          </table:table-cell>
        </table:table-row>
        <table:table-row table:style-name="ro2">
          <table:table-cell table:number-columns-repeated="5"/>
          <table:table-cell office:value-type="string" calcext:value-type="string">
            <text:p><text:s/></text:p>
          </table:table-cell>
        </table:table-row>
        <table:table-row table:style-name="ro2" table:number-rows-repeated="1048558">
          <table:table-cell table:number-columns-repeated="6"/>
        </table:table-row>
        <table:table-row table:style-name="ro2">
          <table:table-cell table:number-columns-repeated="6"/>
        </table:table-row>
      </table:table>
      <table:table table:name="Annuaire" table:style-name="ta1">
        <table:table-column table:style-name="co10" table:number-columns-repeated="41" table:default-cell-style-name="Default"/>
        <table:table-row table:style-name="ro1">
          <table:table-cell table:number-columns-repeated="41"/>
        </table:table-row>
        <table:table-row table:style-name="ro1">
          <table:table-cell table:style-name="ce428" office:value-type="string" calcext:value-type="string">
            <text:p>code</text:p>
          </table:table-cell>
          <table:table-cell table:style-name="ce428" office:value-type="string" calcext:value-type="string">
            <text:p>nom_</text:p>
          </table:table-cell>
          <table:table-cell table:style-name="ce428" office:value-type="string" calcext:value-type="string">
            <text:p>activites_</text:p>
          </table:table-cell>
          <table:table-cell table:style-name="ce428" office:value-type="string" calcext:value-type="string">
            <text:p>breve_description_</text:p>
          </table:table-cell>
          <table:table-cell table:style-name="ce428" office:value-type="string" calcext:value-type="string">
            <text:p>objets_ou_materiaux_concernes_</text:p>
          </table:table-cell>
          <table:table-cell table:style-name="ce428" office:value-type="string" calcext:value-type="string">
            <text:p>lactivite_de_la_structure_est-elle_en_sommeil_ou_a_letat_de_projet__</text:p>
          </table:table-cell>
          <table:table-cell table:style-name="ce428" office:value-type="string" calcext:value-type="string">
            <text:p>statut_juridique_</text:p>
          </table:table-cell>
          <table:table-cell table:style-name="ce428" office:value-type="string" calcext:value-type="string">
            <text:p>nombre_de_personnes_physiques_adherentes_ou_membres_du_projet</text:p>
          </table:table-cell>
          <table:table-cell table:style-name="ce428" office:value-type="string" calcext:value-type="string">
            <text:p>nombre_de_personnes_morales_adherentes_de_la_structure_</text:p>
          </table:table-cell>
          <table:table-cell table:style-name="ce428" office:value-type="string" calcext:value-type="string">
            <text:p>nombre_de_salaries</text:p>
          </table:table-cell>
          <table:table-cell table:style-name="ce428" office:value-type="string" calcext:value-type="string">
            <text:p>secteur_geographique_dintervention</text:p>
          </table:table-cell>
          <table:table-cell table:style-name="ce428" office:value-type="string" calcext:value-type="string">
            <text:p>description_complete</text:p>
          </table:table-cell>
          <table:table-cell table:style-name="ce428" office:value-type="string" calcext:value-type="string">
            <text:p>site_internet</text:p>
          </table:table-cell>
          <table:table-cell table:style-name="ce428" office:value-type="string" calcext:value-type="string">
            <text:p>numero_de_telephone</text:p>
          </table:table-cell>
          <table:table-cell table:style-name="ce428" office:value-type="string" calcext:value-type="string">
            <text:p>e-mail</text:p>
          </table:table-cell>
          <table:table-cell table:style-name="ce428" office:value-type="string" calcext:value-type="string">
            <text:p>nom_du_premier_local</text:p>
          </table:table-cell>
          <table:table-cell table:style-name="ce428" office:value-type="string" calcext:value-type="string">
            <text:p>adresse_du_premier_local</text:p>
          </table:table-cell>
          <table:table-cell table:style-name="ce428" office:value-type="string" calcext:value-type="string">
            <text:p>code_postal_du_premier_local</text:p>
          </table:table-cell>
          <table:table-cell table:style-name="ce428" office:value-type="string" calcext:value-type="string">
            <text:p>ville_du_premier_local</text:p>
          </table:table-cell>
          <table:table-cell table:style-name="ce428" office:value-type="string" calcext:value-type="string">
            <text:p>nom_du_deuxieme_local</text:p>
          </table:table-cell>
          <table:table-cell table:style-name="ce428" office:value-type="string" calcext:value-type="string">
            <text:p>adresse_du_deuxieme_local</text:p>
          </table:table-cell>
          <table:table-cell table:style-name="ce428" office:value-type="string" calcext:value-type="string">
            <text:p>code_postal_du_deuxieme_local</text:p>
          </table:table-cell>
          <table:table-cell table:style-name="ce428" office:value-type="string" calcext:value-type="string">
            <text:p>ville_du_deuxieme_local</text:p>
          </table:table-cell>
          <table:table-cell table:style-name="ce428" office:value-type="string" calcext:value-type="string">
            <text:p>logo</text:p>
          </table:table-cell>
          <table:table-cell table:style-name="ce428" office:value-type="string" calcext:value-type="string">
            <text:p>page_facebook</text:p>
          </table:table-cell>
          <table:table-cell table:style-name="ce428" office:value-type="string" calcext:value-type="string">
            <text:p>nom_du_premier_contact</text:p>
          </table:table-cell>
          <table:table-cell table:style-name="ce428" office:value-type="string" calcext:value-type="string">
            <text:p>fonction_du_premier_contact</text:p>
          </table:table-cell>
          <table:table-cell table:style-name="ce428" office:value-type="string" calcext:value-type="string">
            <text:p>moyen_de_joindre_le_premier_contact</text:p>
          </table:table-cell>
          <table:table-cell table:style-name="ce428" office:value-type="string" calcext:value-type="string">
            <text:p>nom_du_deuxieme_contact</text:p>
          </table:table-cell>
          <table:table-cell table:style-name="ce428" office:value-type="string" calcext:value-type="string">
            <text:p>fonction_du_deuxieme_contact</text:p>
          </table:table-cell>
          <table:table-cell table:style-name="ce428" office:value-type="string" calcext:value-type="string">
            <text:p>moyen_de_joindre_le_deuxieme_contact</text:p>
          </table:table-cell>
          <table:table-cell table:style-name="ce428" office:value-type="string" calcext:value-type="string">
            <text:p>la_structure_est_une_antenne_locale_dune_structure_nationale_dont_le_siege_nest_pas_en_pays_de_la_loire</text:p>
          </table:table-cell>
          <table:table-cell table:style-name="ce428" office:value-type="string" calcext:value-type="string">
            <text:p>lien_vers_fiche_de_presentation_de_la_structure_chez_ecopole</text:p>
          </table:table-cell>
          <table:table-cell table:style-name="ce428" office:value-type="string" calcext:value-type="string">
            <text:p>lien_vers_fiche_de_presentation_du_deuxieme_local_chez_cartoquartiers</text:p>
          </table:table-cell>
          <table:table-cell table:style-name="ce428" office:value-type="string" calcext:value-type="string">
            <text:p>lien_vers_fiche_de_presentation_structure_dans_annuaire_ville_de_nantes</text:p>
          </table:table-cell>
          <table:table-cell table:style-name="ce428" office:value-type="string" calcext:value-type="string">
            <text:p>lien_vers_fiche_de_presentation_du_premier_local_chez_cartoquartiers</text:p>
          </table:table-cell>
          <table:table-cell table:style-name="ce428" office:value-type="string" calcext:value-type="string">
            <text:p>lien_vers_noeud_openstreetmap_du_premier_local</text:p>
          </table:table-cell>
          <table:table-cell table:style-name="ce428" office:value-type="string" calcext:value-type="string">
            <text:p>lien_vers_noeud_openstreetmap_du_deuxieme_local</text:p>
          </table:table-cell>
          <table:table-cell table:style-name="ce428" office:value-type="string" calcext:value-type="string">
            <text:p>video_de_presentation</text:p>
          </table:table-cell>
          <table:table-cell/>
          <table:table-cell table:style-name="ce366" office:value-type="string" calcext:value-type="string">
            <text:p><text:span text:style-name="T2">var</text:span><text:span text:style-name="T3"> _annuaireData = [</text:span></text:p>
          </table:table-cell>
        </table:table-row>
        <table:table-row table:style-name="ro39">
          <table:table-cell office:value-type="string" calcext:value-type="string">
            <text:p>annuaire_001</text:p>
          </table:table-cell>
          <table:table-cell office:value-type="string" calcext:value-type="string">
            <text:p>Mon Repair'Shop</text:p>
          </table:table-cell>
          <table:table-cell office:value-type="string" calcext:value-type="string">
            <text:p>Réparation et revente</text:p>
          </table:table-cell>
          <table:table-cell office:value-type="string" calcext:value-type="string">
            <text:p>Mon Repair'Shop est une conciergerie de la réparation d'équipements électriques et électroniques. Nous vendons également des appareils ainsi que des pièces détachées d'occasion.</text:p>
          </table:table-cell>
          <table:table-cell office:value-type="string" calcext:value-type="string">
            <text:p>appareils électriques ou électronique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0</text:p>
          </table:table-cell>
          <table:table-cell office:value-type="float" office:value="0" calcext:value-type="float">
            <text:p>0</text:p>
          </table:table-cell>
          <table:table-cell office:value-type="string" calcext:value-type="string">
            <text:p>2-5</text:p>
          </table:table-cell>
          <table:table-cell office:value-type="string" calcext:value-type="string">
            <text:p>Vignoble clissonnais et sud Nantes</text:p>
          </table:table-cell>
          <table:table-cell office:value-type="string" calcext:value-type="string">
            <text:p>Mon Repair'Shop est une conciergerie de la réparation d'équipements électriques et électroniques. Nous vendons également des appareils ainsi que des pièces détachées d'occasion.</text:p>
          </table:table-cell>
          <table:table-cell office:value-type="string" calcext:value-type="string">
            <text:p>https://www.monrepairshop.fr/,</text:p>
          </table:table-cell>
          <table:table-cell/>
          <table:table-cell office:value-type="string" calcext:value-type="string">
            <text:p>contact@monrepairshop.fr</text:p>
          </table:table-cell>
          <table:table-cell office:value-type="string" calcext:value-type="string">
            <text:p>Mon Repair'Shop</text:p>
          </table:table-cell>
          <table:table-cell office:value-type="string" calcext:value-type="string">
            <text:p>Rue de la clairière</text:p>
          </table:table-cell>
          <table:table-cell office:value-type="float" office:value="44190" calcext:value-type="float">
            <text:p>44190</text:p>
          </table:table-cell>
          <table:table-cell office:value-type="string" calcext:value-type="string">
            <text:p>Saint Hilaire de Clisson</text:p>
          </table:table-cell>
          <table:table-cell table:number-columns-repeated="4"/>
          <table:table-cell office:value-type="float" office:value="1677" calcext:value-type="float">
            <text:p>1677</text:p>
          </table:table-cell>
          <table:table-cell office:value-type="string" calcext:value-type="string">
            <text:p>https://www.facebook.com/MonRepair/?ref=bookmarks</text:p>
          </table:table-cell>
          <table:table-cell office:value-type="string" calcext:value-type="string">
            <text:p>Centis Gwendoline</text:p>
          </table:table-cell>
          <table:table-cell office:value-type="string" calcext:value-type="string">
            <text:p>Chargée de projet</text:p>
          </table:table-cell>
          <table:table-cell office:value-type="string" calcext:value-type="string">
            <text:p>gwendoline.centis@monrepairshop.fr</text:p>
          </table:table-cell>
          <table:table-cell office:value-type="string" calcext:value-type="string">
            <text:p>Eric Rayer</text:p>
          </table:table-cell>
          <table:table-cell office:value-type="string" calcext:value-type="string">
            <text:p>Porteur de projet</text:p>
          </table:table-cell>
          <table:table-cell office:value-type="string" calcext:value-type="string">
            <text:p>eric@monrepairshop.fr</text:p>
          </table:table-cell>
          <table:table-cell office:value-type="string" calcext:value-type="string">
            <text:p>Non</text:p>
          </table:table-cell>
          <table:table-cell table:number-columns-repeated="8"/>
          <table:table-cell table:style-name="ce534" table:formula="of:=JSONANNUAIRE([.A3]; [.B3]; [.C3]; [.D3]; [.E3]; [.F3]; [.G3]; [.H3]; [.I3]; [.J3]; [.K3]; [.L3]; [.M3]; [.N3]; [.O3]; [.P3]; [.Q3]; [.R3]; [.S3]; [.T3]; [.U3]; [.V3]; [.W3]; [.X3]; [.Y3]; [.Z3]; [.AA3]; [.AB3]; [.AC3]; [.AD3]; [.AE3]; [.AF3]; [.AG3]; [.AH3]; [.AI3]; [.AJ3]; [.AK3]; [.AL3]; [.AM3]; [.AN3])" office:value-type="string" office:string-value="   {&#10;      &quot;code&quot;:&quot;annuaire_001&quot;,&#10;      &quot;nom&quot;:&quot;Mon Repair'Shop&quot;,&#10;      &quot;nom_en&quot;:&quot;Mon Repair'Shop&quot;,&#10;      &quot;description&quot;:&quot;Mon Repair'Shop est une conciergerie de la réparation d'équipements électriques et électroniques. Nous vendons également des appareils ainsi que des pièces détachées d'occasion.&quot;,&#10;      &quot;statut&quot;:&quot;Association&quot;,&#10;      &quot;secteur_geographique&quot;:&quot;Vignoble clissonnais et sud Nantes&quot;,&#10;      &quot;url&quot;:&quot;https://www.monrepairshop.fr/,&quot;,&#10;      &quot;email&quot;:&quot;contact@monrepairshop.fr&quot;,&#10;      &quot;facebook&quot;:&quot;https://www.facebook.com/MonRepair/?ref=bookmarks&quot;,&#10;      &quot;adresseTemp&quot;:&quot;Rue de la clairière 44190 Saint Hilaire de Clisson&quot;,&#10;      &quot;objets_recuperes&quot;:&quot;appareils électriques ou électroniques&quot;,&#10;      &quot;mots_cles&quot;:&quot;appareils électriques ou électroniques&quot;&#10;   }," calcext:value-type="string">
            <text:p>   {</text:p>
            <text:p>      "code":"annuaire_001",</text:p>
            <text:p>      "nom":"Mon Repair'Shop",</text:p>
            <text:p>      "nom_en":"Mon Repair'Shop",</text:p>
            <text:p>      "description":"Mon Repair'Shop est une conciergerie de la réparation d'équipements électriques et électroniques. Nous vendons également des appareils ainsi que des pièces détachées d'occasion.",</text:p>
            <text:p>      "statut":"Association",</text:p>
            <text:p>      "secteur_geographique":"Vignoble clissonnais et sud Nantes",</text:p>
            <text:p>      "url":"https://www.monrepairshop.fr/,",</text:p>
            <text:p>      "email":"contact@monrepairshop.fr",</text:p>
            <text:p>      "facebook":"https://www.facebook.com/MonRepair/?ref=bookmarks",</text:p>
            <text:p>      "adresseTemp":"Rue de la clairière 44190 Saint Hilaire de Clisson",</text:p>
            <text:p>      "objets_recuperes":"appareils électriques ou électroniques",</text:p>
            <text:p>      "mots_cles":"appareils électriques ou électroniques"</text:p>
            <text:p>   },</text:p>
          </table:table-cell>
        </table:table-row>
        <table:table-row table:style-name="ro39">
          <table:table-cell office:value-type="string" calcext:value-type="string">
            <text:p>annuaire_002</text:p>
          </table:table-cell>
          <table:table-cell office:value-type="string" calcext:value-type="string">
            <text:p>Réseau éco-événement (REEVE)</text:p>
          </table:table-cell>
          <table:table-cell office:value-type="string" calcext:value-type="string">
            <text:p>Accompagnement d'écoles dans une démarche zéro déchetAccompagnement des professionnels sur la réduction des déchets dus à leurs métiersFormations (zéro déchet ou économie circulaire, transition énergétique...)Information sur la réduction des déchets à la source (hors stand)Sensibilisation au gaspillage alimentaireTri des déchets sur événements</text:p>
          </table:table-cell>
          <table:table-cell office:value-type="string" calcext:value-type="string">
            <text:p>Le Réseau éco-événement (REEVE) est une association basée à Nantes et dont les actions s’étendent sur la région des Pays de la Loire. Son objectif est d’accompagner les acteurs de la filière événementiel dans la mise en place de démarches éco-responsables (formations, groupes de travail, label événement éco-engagé, outils partagés…).</text:p>
          </table:table-cell>
          <table:table-cell office:value-type="string" calcext:value-type="string">
            <text:p>__toutes les matières habituelles d'un particulier_toutes les matières d'une entreprise non spécialiséevaisselle jetabl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plus de 100</text:p>
          </table:table-cell>
          <table:table-cell office:value-type="string" calcext:value-type="string">
            <text:p>plus de 50</text:p>
          </table:table-cell>
          <table:table-cell office:value-type="float" office:value="0" calcext:value-type="float">
            <text:p>0</text:p>
          </table:table-cell>
          <table:table-cell office:value-type="string" calcext:value-type="string">
            <text:p>Pays de la Loire, France entière</text:p>
          </table:table-cell>
          <table:table-cell office:value-type="string" calcext:value-type="string">
            <text:p>Face à un dérèglement climatique en accélération, les événements et leurs parties prenantes représentent de véritables terrains d’action essentiels pour mettre en oeuvre la transition écologique. En questionnant les pratiques de la filière événementiel et en contribuant à construire un nouveau récit pour le grand public et les professionnels, les événements accompagnés par le REEVE peuvent agir sur 8 enjeux environnementaux définis dans le référentiel de l’association. De l’alimentation durable, à l’intégration de tous les publics en passant par le zéro déchet, le REEVE propose des dispositifs d’accompagnement collectifs : des formations, des outils partagés, des groupes de travail, un label événement éco-engagés, une opération collective « Fêtes d’écoles zéro déchet » ….</text:p>
          </table:table-cell>
          <table:table-cell office:value-type="string" calcext:value-type="string">
            <text:p>https://www.reseau-eco-evenement.net/,</text:p>
          </table:table-cell>
          <table:table-cell/>
          <table:table-cell office:value-type="string" calcext:value-type="string">
            <text:p>bonjour@reseau-eco-evenement.net</text:p>
          </table:table-cell>
          <table:table-cell office:value-type="string" calcext:value-type="string">
            <text:p>Kéran</text:p>
          </table:table-cell>
          <table:table-cell office:value-type="string" calcext:value-type="string">
            <text:p>4 rue René Viviani</text:p>
          </table:table-cell>
          <table:table-cell office:value-type="float" office:value="44200" calcext:value-type="float">
            <text:p>44200</text:p>
          </table:table-cell>
          <table:table-cell office:value-type="string" calcext:value-type="string">
            <text:p>Nantes</text:p>
          </table:table-cell>
          <table:table-cell table:number-columns-repeated="4"/>
          <table:table-cell office:value-type="string" calcext:value-type="string">
            <text:p>1663,REEVE</text:p>
          </table:table-cell>
          <table:table-cell office:value-type="string" calcext:value-type="string">
            <text:p>https://www.facebook.com/reseauecoevenements/</text:p>
          </table:table-cell>
          <table:table-cell office:value-type="string" calcext:value-type="string">
            <text:p>Dominique Béhar</text:p>
          </table:table-cell>
          <table:table-cell office:value-type="string" calcext:value-type="string">
            <text:p>Coordinateur</text:p>
          </table:table-cell>
          <table:table-cell office:value-type="string" calcext:value-type="string">
            <text:p>bonjour@reseau-eco-evenement.net</text:p>
          </table:table-cell>
          <table:table-cell table:number-columns-repeated="3"/>
          <table:table-cell office:value-type="string" calcext:value-type="string">
            <text:p>Non</text:p>
          </table:table-cell>
          <table:table-cell office:value-type="string" calcext:value-type="string">
            <text:p>http://www.ecopole.com/adherents/reseau-eco-evenement/,</text:p>
          </table:table-cell>
          <table:table-cell table:number-columns-repeated="7"/>
          <table:table-cell table:style-name="ce534" table:formula="of:=JSONANNUAIRE([.A4]; [.B4]; [.C4]; [.D4]; [.E4]; [.F4]; [.G4]; [.H4]; [.I4]; [.J4]; [.K4]; [.L4]; [.M4]; [.N4]; [.O4]; [.P4]; [.Q4]; [.R4]; [.S4]; [.T4]; [.U4]; [.V4]; [.W4]; [.X4]; [.Y4]; [.Z4]; [.AA4]; [.AB4]; [.AC4]; [.AD4]; [.AE4]; [.AF4]; [.AG4]; [.AH4]; [.AI4]; [.AJ4]; [.AK4]; [.AL4]; [.AM4]; [.AN4])" office:value-type="string" office:string-value="   {&#10;      &quot;code&quot;:&quot;annuaire_002&quot;,&#10;      &quot;nom&quot;:&quot;Réseau éco-événement (REEVE)&quot;,&#10;      &quot;nom_en&quot;:&quot;Réseau éco-événement (REEVE)&quot;,&#10;      &quot;description&quot;:&quot;Face à un dérèglement climatique en accélération, les événements et leurs parties prenantes représentent de véritables terrains d’action essentiels pour mettre en oeuvre la transition écologique. En questionnant les pratiques de la filière événementiel et en contribuant à construire un nouveau récit pour le grand public et les professionnels, les événements accompagnés par le REEVE peuvent agir sur 8 enjeux environnementaux définis dans le référentiel de l’association. De l’alimentation durable, à l’intégration de tous les publics en passant par le zéro déchet, le REEVE propose des dispositifs d’accompagnement collectifs : des formations, des outils partagés, des groupes de travail, un label événement éco-engagés, une opération collective « Fêtes d’écoles zéro déchet » ….&quot;,&#10;      &quot;statut&quot;:&quot;Association&quot;,&#10;      &quot;secteur_geographique&quot;:&quot;Pays de la Loire, France entière&quot;,&#10;      &quot;url&quot;:&quot;https://www.reseau-eco-evenement.net/,&quot;,&#10;      &quot;email&quot;:&quot;bonjour@reseau-eco-evenement.net&quot;,&#10;      &quot;facebook&quot;:&quot;https://www.facebook.com/reseauecoevenements/&quot;,&#10;      &quot;adresseTemp&quot;:&quot;4 rue René Viviani 44200 Nantes&quot;,&#10;      &quot;objets_recuperes&quot;:&quot;__toutes les matières habituelles d'un particulier_toutes les matières d'une entreprise non spécialiséevaisselle jetable&quot;,&#10;      &quot;mots_cles&quot;:&quot;__toutes les matières habituelles d'un particulier_toutes les matières d'une entreprise non spécialiséevaisselle jetable&quot;&#10;   }," calcext:value-type="string">
            <text:p>   {</text:p>
            <text:p>      "code":"annuaire_002",</text:p>
            <text:p>      "nom":"Réseau éco-événement (REEVE)",</text:p>
            <text:p>      "nom_en":"Réseau éco-événement (REEVE)",</text:p>
            <text:p>      "description":"Face à un dérèglement climatique en accélération, les événements et leurs parties prenantes représentent de véritables terrains d’action essentiels pour mettre en oeuvre la transition écologique. En questionnant les pratiques de la filière événementiel et en contribuant à construire un nouveau récit pour le grand public et les professionnels, les événements accompagnés par le REEVE peuvent agir sur 8 enjeux environnementaux définis dans le référentiel de l’association. De l’alimentation durable, à l’intégration de tous les publics en passant par le zéro déchet, le REEVE propose des dispositifs d’accompagnement collectifs : des formations, des outils partagés, des groupes de travail, un label événement éco-engagés, une opération collective « Fêtes d’écoles zéro déchet » ….",</text:p>
            <text:p>      "statut":"Association",</text:p>
            <text:p>      "secteur_geographique":"Pays de la Loire, France entière",</text:p>
            <text:p>      "url":"https://www.reseau-eco-evenement.net/,",</text:p>
            <text:p>      "email":"bonjour@reseau-eco-evenement.net",</text:p>
            <text:p>      "facebook":"https://www.facebook.com/reseauecoevenements/",</text:p>
            <text:p>      "adresseTemp":"4 rue René Viviani 44200 Nantes",</text:p>
            <text:p>      "objets_recuperes":"__toutes les matières habituelles d'un particulier_toutes les matières d'une entreprise non spécialiséevaisselle jetable",</text:p>
            <text:p>      "mots_cles":"__toutes les matières habituelles d'un particulier_toutes les matières d'une entreprise non spécialiséevaisselle jetable"</text:p>
            <text:p>   },</text:p>
          </table:table-cell>
        </table:table-row>
        <table:table-row table:style-name="ro39">
          <table:table-cell office:value-type="string" calcext:value-type="string">
            <text:p>annuaire_003</text:p>
          </table:table-cell>
          <table:table-cell office:value-type="string" calcext:value-type="string">
            <text:p>La Vie Claire Nantes</text:p>
          </table:table-cell>
          <table:table-cell office:value-type="string" calcext:value-type="string">
            <text:p>Vente de produits zéro déchet</text:p>
          </table:table-cell>
          <table:table-cell office:value-type="string" calcext:value-type="string">
            <text:p>Épicerie/Magasin bio à Nantes. Vente de produits en vrac : épicerie, fruits et légumes, droguerie écologique...</text:p>
          </table:table-cell>
          <table:table-cell office:value-type="string" calcext:value-type="string">
            <text:p>bocaux</text:p>
          </table:table-cell>
          <table:table-cell office:value-type="string" calcext:value-type="string">
            <text:p>La structure est active.</text:p>
          </table:table-cell>
          <table:table-cell office:value-type="string" calcext:value-type="string">
            <text:p>Entreprise privée </text:p>
          </table:table-cell>
          <table:table-cell/>
          <table:table-cell office:value-type="float" office:value="0" calcext:value-type="float">
            <text:p>0</text:p>
          </table:table-cell>
          <table:table-cell office:value-type="string" calcext:value-type="string">
            <text:p>5-10</text:p>
          </table:table-cell>
          <table:table-cell/>
          <table:table-cell office:value-type="string" calcext:value-type="string">
            <text:p>La Vie claire est une entreprise française de distribution spécialisée dans la vente de produits biologiques. </text:p>
          </table:table-cell>
          <table:table-cell/>
          <table:table-cell office:value-type="float" office:value="251845761" calcext:value-type="float">
            <text:p>251845761</text:p>
          </table:table-cell>
          <table:table-cell office:value-type="string" calcext:value-type="string">
            <text:p>lavieclairenantes@gmail.com</text:p>
          </table:table-cell>
          <table:table-cell table:number-columns-repeated="9"/>
          <table:table-cell office:value-type="string" calcext:value-type="string">
            <text:p>https://www.facebook.com/LaVieClaireNantes/</text:p>
          </table:table-cell>
          <table:table-cell office:value-type="string" calcext:value-type="string">
            <text:p>Anne de Montgolfier</text:p>
          </table:table-cell>
          <table:table-cell office:value-type="string" calcext:value-type="string">
            <text:p>Gérante</text:p>
          </table:table-cell>
          <table:table-cell office:value-type="float" office:value="251845761" calcext:value-type="float">
            <text:p>251845761</text:p>
          </table:table-cell>
          <table:table-cell table:number-columns-repeated="12"/>
          <table:table-cell table:style-name="ce534" table:formula="of:=JSONANNUAIRE([.A5]; [.B5]; [.C5]; [.D5]; [.E5]; [.F5]; [.G5]; [.H5]; [.I5]; [.J5]; [.K5]; [.L5]; [.M5]; [.N5]; [.O5]; [.P5]; [.Q5]; [.R5]; [.S5]; [.T5]; [.U5]; [.V5]; [.W5]; [.X5]; [.Y5]; [.Z5]; [.AA5]; [.AB5]; [.AC5]; [.AD5]; [.AE5]; [.AF5]; [.AG5]; [.AH5]; [.AI5]; [.AJ5]; [.AK5]; [.AL5]; [.AM5]; [.AN5])" office:value-type="string" office:string-value="   {&#10;      &quot;code&quot;:&quot;annuaire_003&quot;,&#10;      &quot;nom&quot;:&quot;La Vie Claire Nantes&quot;,&#10;      &quot;nom_en&quot;:&quot;La Vie Claire Nantes&quot;,&#10;      &quot;description&quot;:&quot;La Vie claire est une entreprise française de distribution spécialisée dans la vente de produits biologiques. &quot;,&#10;      &quot;statut&quot;:&quot;Entreprise privée &quot;,&#10;      &quot;email&quot;:&quot;lavieclairenantes@gmail.com&quot;,&#10;      &quot;facebook&quot;:&quot;https://www.facebook.com/LaVieClaireNantes/&quot;,&#10;      &quot;tel&quot;:&quot;251845761&quot;,&#10;      &quot;adresseTemp&quot;:&quot;  &quot;,&#10;      &quot;objets_recuperes&quot;:&quot;bocaux&quot;,&#10;      &quot;mots_cles&quot;:&quot;bocaux&quot;&#10;   }," calcext:value-type="string">
            <text:p>   {</text:p>
            <text:p>      "code":"annuaire_003",</text:p>
            <text:p>      "nom":"La Vie Claire Nantes",</text:p>
            <text:p>      "nom_en":"La Vie Claire Nantes",</text:p>
            <text:p>      "description":"La Vie claire est une entreprise française de distribution spécialisée dans la vente de produits biologiques. ",</text:p>
            <text:p>      "statut":"Entreprise privée ",</text:p>
            <text:p>      "email":"lavieclairenantes@gmail.com",</text:p>
            <text:p>      "facebook":"https://www.facebook.com/LaVieClaireNantes/",</text:p>
            <text:p>      "tel":"251845761",</text:p>
            <text:p>      "adresseTemp":"  ",</text:p>
            <text:p>      "objets_recuperes":"bocaux",</text:p>
            <text:p>      "mots_cles":"bocaux"</text:p>
            <text:p>   },</text:p>
          </table:table-cell>
        </table:table-row>
        <table:table-row table:style-name="ro39">
          <table:table-cell office:value-type="string" calcext:value-type="string">
            <text:p>annuaire_004</text:p>
          </table:table-cell>
          <table:table-cell office:value-type="string" calcext:value-type="string">
            <text:p>Ateliers du Bocage</text:p>
          </table:table-cell>
          <table:table-cell office:value-type="string" calcext:value-type="string">
            <text:p>Accompagnement des professionnels sur la réduction des déchets dus à leurs métiersCollecte des meubles des professionnelsCollecte des ordinateurs chez les professionnelsCollecte globale (5 flux) des "déchets" en entrepriseInformation sur le recyclage (hors stand)Recyclage des ordinateurs / téléphones portablesStand sensibilisation réduction "déchets"Vente de produits d'occasion</text:p>
          </table:table-cell>
          <table:table-cell office:value-type="string" calcext:value-type="string">
            <text:p>Les Ateliers du Bocage est une entreprise d’insertion et entreprise adaptée, membre du mouvement Emmaüs. Son expertise est reconnue sur plusieurs activités, notamment de tri et réemploi de téléphones, livres, matériel informatique et cartouches d'encre et de mise à disposition de logiciels à tarifs solidaires pour les associations.</text:p>
          </table:table-cell>
          <table:table-cell office:value-type="string" calcext:value-type="string">
            <text:p>bois (hors meubles)livresmégotmeubleordinateurs</text:p>
          </table:table-cell>
          <table:table-cell office:value-type="string" calcext:value-type="string">
            <text:p>La structure est active.</text:p>
          </table:table-cell>
          <table:table-cell office:value-type="string" calcext:value-type="string">
            <text:p>SCOP</text:p>
          </table:table-cell>
          <table:table-cell office:value-type="string" calcext:value-type="string">
            <text:p>plus de 100</text:p>
          </table:table-cell>
          <table:table-cell office:value-type="string" calcext:value-type="string">
            <text:p>plus de 50</text:p>
          </table:table-cell>
          <table:table-cell office:value-type="string" calcext:value-type="string">
            <text:p>plus</text:p>
          </table:table-cell>
          <table:table-cell office:value-type="string" calcext:value-type="string">
            <text:p>France entière</text:p>
          </table:table-cell>
          <table:table-cell office:value-type="string" calcext:value-type="string">
            <text:p>Les Ateliers du Bocage sont une Société coopérative d’intérêt collectif (Scic), entreprise d’insertion et entreprise adaptée, membre du mouvement Emmaüs.\nNotre expertise en matière de tri et de réemploi est reconnue depuis plus de 25 ans par de nombreux partenaires et garantie par une certification ISO 14 001. Nous rassemblons 154 salariés, dont 47 salariés accueillis en parcours d’insertion et 10 en entreprise adaptée, sur 3 grands pôles d’activités :\n• Des activités environnementales : réemploi de téléphones portables, de matériel informatique, de consommables d’impression et de surplus de livres issus de communautés Emmaüs.\n• Des activités numériques solidaires : vente d’équipements reconditionnés et logiciels au profit d’associations et de particuliers, offres de formations et incubation de projets.\n• Des activités locales : entretien d’espaces verts et naturels, fabrication et réemploi d’emballages en bois.\nLes Ateliers du Bocage portent des valeurs éthiques fortes : l’ouverture et l’accueil, la solidarité et le juste partage de toutes les richesses, le développement d’un projet social grâce à des leviers économiques, un engagement fort pour l’environnement.\nhttps://ateliers-du-bocage.fr – Suivez nous sur Facebook et Linkedin</text:p>
          </table:table-cell>
          <table:table-cell office:value-type="string" calcext:value-type="string">
            <text:p>https://ateliers-du-bocage.fr,Les Ateliers du Bocage et sa Bootique</text:p>
          </table:table-cell>
          <table:table-cell office:value-type="float" office:value="549810972" calcext:value-type="float">
            <text:p>549810972</text:p>
          </table:table-cell>
          <table:table-cell office:value-type="string" calcext:value-type="string">
            <text:p>contact@adb-emmaus.com</text:p>
          </table:table-cell>
          <table:table-cell office:value-type="string" calcext:value-type="string">
            <text:p>Les Ateliers du Bocage - Solidatech</text:p>
          </table:table-cell>
          <table:table-cell office:value-type="string" calcext:value-type="string">
            <text:p>La Cantine numérique - 11 rue de la Noue bras de fer</text:p>
          </table:table-cell>
          <table:table-cell office:value-type="float" office:value="44000" calcext:value-type="float">
            <text:p>44000</text:p>
          </table:table-cell>
          <table:table-cell office:value-type="string" calcext:value-type="string">
            <text:p>Nantes</text:p>
          </table:table-cell>
          <table:table-cell office:value-type="string" calcext:value-type="string">
            <text:p>Les Ateliers du Bocage, siège social</text:p>
          </table:table-cell>
          <table:table-cell office:value-type="string" calcext:value-type="string">
            <text:p>La Boujalière</text:p>
          </table:table-cell>
          <table:table-cell office:value-type="float" office:value="79140" calcext:value-type="float">
            <text:p>79140</text:p>
          </table:table-cell>
          <table:table-cell office:value-type="string" calcext:value-type="string">
            <text:p>Le Pin</text:p>
          </table:table-cell>
          <table:table-cell/>
          <table:table-cell office:value-type="string" calcext:value-type="string">
            <text:p>https://www.facebook.com</text:p>
          </table:table-cell>
          <table:table-cell office:value-type="string" calcext:value-type="string">
            <text:p>Tiphaine GREMMEL</text:p>
          </table:table-cell>
          <table:table-cell office:value-type="string" calcext:value-type="string">
            <text:p>Responsable communication</text:p>
          </table:table-cell>
          <table:table-cell office:value-type="string" calcext:value-type="string">
            <text:p>tgremmel@adb-emmaus.com</text:p>
          </table:table-cell>
          <table:table-cell table:number-columns-repeated="2" office:value-type="string" calcext:value-type="string">
            <text:p>Accueil</text:p>
          </table:table-cell>
          <table:table-cell office:value-type="string" calcext:value-type="string">
            <text:p>05 49 81 09 72</text:p>
          </table:table-cell>
          <table:table-cell office:value-type="string" calcext:value-type="string">
            <text:p>Oui</text:p>
          </table:table-cell>
          <table:table-cell table:number-columns-repeated="6"/>
          <table:table-cell office:value-type="string" calcext:value-type="string">
            <text:p>https://www.youtube.com/watch?v=s5LIdL5i9UI&amp;list=PLhjs3oF0ODeMkc3Myt132zAecZdoso2Xe&amp;index=15,Le Monde présente en vidéo un service des Ateliers du Bocage, le réemploi de smartphones</text:p>
          </table:table-cell>
          <table:table-cell/>
          <table:table-cell table:style-name="ce534" table:formula="of:=JSONANNUAIRE([.A6]; [.B6]; [.C6]; [.D6]; [.E6]; [.F6]; [.G6]; [.H6]; [.I6]; [.J6]; [.K6]; [.L6]; [.M6]; [.N6]; [.O6]; [.P6]; [.Q6]; [.R6]; [.S6]; [.T6]; [.U6]; [.V6]; [.W6]; [.X6]; [.Y6]; [.Z6]; [.AA6]; [.AB6]; [.AC6]; [.AD6]; [.AE6]; [.AF6]; [.AG6]; [.AH6]; [.AI6]; [.AJ6]; [.AK6]; [.AL6]; [.AM6]; [.AN6])" office:value-type="string" office:string-value="   {&#10;      &quot;code&quot;:&quot;annuaire_004&quot;,&#10;      &quot;nom&quot;:&quot;Ateliers du Bocage&quot;,&#10;      &quot;nom_en&quot;:&quot;Ateliers du Bocage&quot;,&#10;      &quot;description&quot;:&quot;Les Ateliers du Bocage sont une Société coopérative d’intérêt collectif (Scic), entreprise d’insertion et entreprise adaptée, membre du mouvement Emmaüs.\nNotre expertise en matière de tri et de réemploi est reconnue depuis plus de 25 ans par de nombreux partenaires et garantie par une certification ISO 14 001. Nous rassemblons 154 salariés, dont 47 salariés accueillis en parcours d’insertion et 10 en entreprise adaptée, sur 3 grands pôles d’activités :\n• Des activités environnementales : réemploi de téléphones portables, de matériel informatique, de consommables d’impression et de surplus de livres issus de communautés Emmaüs.\n• Des activités numériques solidaires : vente d’équipements reconditionnés et logiciels au profit d’associations et de particuliers, offres de formations et incubation de projets.\n• Des activités locales : entretien d’espaces verts et naturels, fabrication et réemploi d’emballages en bois.\nLes Ateliers du Bocage portent des valeurs éthiques fortes : l’ouverture et l’accueil, la solidarité et le juste partage de toutes les richesses, le développement d’un projet social grâce à des leviers économiques, un engagement fort pour l’environnement.\nhttps://ateliers-du-bocage.fr – Suivez nous sur Facebook et Linkedin&quot;,&#10;      &quot;statut&quot;:&quot;SCOP&quot;,&#10;      &quot;secteur_geographique&quot;:&quot;France entière&quot;,&#10;      &quot;url&quot;:&quot;https://ateliers-du-bocage.fr,Les Ateliers du Bocage et sa Bootique&quot;,&#10;      &quot;email&quot;:&quot;contact@adb-emmaus.com&quot;,&#10;      &quot;facebook&quot;:&quot;https://www.facebook.com&quot;,&#10;      &quot;tel&quot;:&quot;549810972&quot;,&#10;      &quot;adresseTemp&quot;:&quot;La Cantine numérique - 11 rue de la Noue bras de fer 44000 Nantes&quot;,&#10;      &quot;objets_recuperes&quot;:&quot;bois (hors meubles)livresmégotmeubleordinateurs&quot;,&#10;      &quot;mots_cles&quot;:&quot;bois (hors meubles)livresmégotmeubleordinateurs&quot;,&#10;      &quot;video&quot;:&quot;https://www.youtube.com/watch?v=s5LIdL5i9UI&amp;list=PLhjs3oF0ODeMkc3Myt132zAecZdoso2Xe&amp;index=15,Le Monde présente en vidéo un service des Ateliers du Bocage, le réemploi de smartphones&quot;&#10;   }," calcext:value-type="string">
            <text:p>   {</text:p>
            <text:p>      "code":"annuaire_004",</text:p>
            <text:p>      "nom":"Ateliers du Bocage",</text:p>
            <text:p>      "nom_en":"Ateliers du Bocage",</text:p>
            <text:p>      "description":"Les Ateliers du Bocage sont une Société coopérative d’intérêt collectif (Scic), entreprise d’insertion et entreprise adaptée, membre du mouvement Emmaüs.\nNotre expertise en matière de tri et de réemploi est reconnue depuis plus de 25 ans par de nombreux partenaires et garantie par une certification ISO 14 001. Nous rassemblons 154 salariés, dont 47 salariés accueillis en parcours d’insertion et 10 en entreprise adaptée, sur 3 grands pôles d’activités :\n• Des activités environnementales : réemploi de téléphones portables, de matériel informatique, de consommables d’impression et de surplus de livres issus de communautés Emmaüs.\n• Des activités numériques solidaires : vente d’équipements reconditionnés et logiciels au profit d’associations et de particuliers, offres de formations et incubation de projets.\n• Des activités locales : entretien d’espaces verts et naturels, fabrication et réemploi d’emballages en bois.\nLes Ateliers du Bocage portent des valeurs éthiques fortes : l’ouverture et l’accueil, la solidarité et le juste partage de toutes les richesses, le développement d’un projet social grâce à des leviers économiques, un engagement fort pour l’environnement.\nhttps://ateliers-du-bocage.fr – Suivez nous sur Facebook et Linkedin",</text:p>
            <text:p>      "statut":"SCOP",</text:p>
            <text:p>      "secteur_geographique":"France entière",</text:p>
            <text:p>      "url":"https://ateliers-du-bocage.fr,Les Ateliers du Bocage et sa Bootique",</text:p>
            <text:p>      "email":"contact@adb-emmaus.com",</text:p>
            <text:p>      "facebook":"https://www.facebook.com",</text:p>
            <text:p>      "tel":"549810972",</text:p>
            <text:p>      "adresseTemp":"La Cantine numérique - 11 rue de la Noue bras de fer 44000 Nantes",</text:p>
            <text:p>      "objets_recuperes":"bois (hors meubles)livresmégotmeubleordinateurs",</text:p>
            <text:p>      "mots_cles":"bois (hors meubles)livresmégotmeubleordinateurs",</text:p>
            <text:p>      "video":"https://www.youtube.com/watch?v=s5LIdL5i9UI&amp;list=PLhjs3oF0ODeMkc3Myt132zAecZdoso2Xe&amp;index=15,Le Monde présente en vidéo un service des Ateliers du Bocage, le réemploi de smartphones"</text:p>
            <text:p>   },</text:p>
          </table:table-cell>
        </table:table-row>
        <table:table-row table:style-name="ro39">
          <table:table-cell office:value-type="string" calcext:value-type="string">
            <text:p>annuaire_005</text:p>
          </table:table-cell>
          <table:table-cell office:value-type="string" calcext:value-type="string">
            <text:p>L'AMUSE-BOUCHE</text:p>
          </table:table-cell>
          <table:table-cell office:value-type="string" calcext:value-type="string">
            <text:p>Restauration zéro déchet</text:p>
          </table:table-cell>
          <table:table-cell office:value-type="string" calcext:value-type="string">
            <text:p>Traiteur événementiel en livraison, spécialisé en cocktails . Installation en jolie vaisselle lavable. Zéro plastique</text:p>
          </table:table-cell>
          <table:table-cell office:value-type="string" calcext:value-type="string">
            <text:p>vaisselle jetable</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1-2</text:p>
          </table:table-cell>
          <table:table-cell office:value-type="float" office:value="0" calcext:value-type="float">
            <text:p>0</text:p>
          </table:table-cell>
          <table:table-cell office:value-type="string" calcext:value-type="string">
            <text:p>Loire-Atlantique</text:p>
          </table:table-cell>
          <table:table-cell office:value-type="string" calcext:value-type="string">
            <text:p>Traiteur événementiel en livraison, spécialisé dans les cocktails apéritifs, déjeunatoires et dînatoires pour professionnels et particuliers. Cuisine 100% maison, à base de produits de saison et privilégiant les producteurs locaux. Tendance zéro déchet de par la possibilité de dresser les buffets sur de la jolie vaisselle lavable. Zéro plastique dans mes cocktails.</text:p>
          </table:table-cell>
          <table:table-cell office:value-type="string" calcext:value-type="string">
            <text:p>https://www.amusebouche-nantes.fr/traiteur-saint-sebastien-sur-loire,L'Amuse-Bouche</text:p>
          </table:table-cell>
          <table:table-cell office:value-type="float" office:value="650924159" calcext:value-type="float">
            <text:p>650924159</text:p>
          </table:table-cell>
          <table:table-cell office:value-type="string" calcext:value-type="string">
            <text:p>contact@amusebouche-nantes.fr</text:p>
          </table:table-cell>
          <table:table-cell table:number-columns-repeated="2"/>
          <table:table-cell table:number-columns-repeated="2" office:value-type="float" office:value="44230" calcext:value-type="float">
            <text:p>44230</text:p>
          </table:table-cell>
          <table:table-cell office:value-type="string" calcext:value-type="string">
            <text:p>Saint-Sébastien-sur-Loire</text:p>
          </table:table-cell>
          <table:table-cell/>
          <table:table-cell office:value-type="float" office:value="44230" calcext:value-type="float">
            <text:p>44230</text:p>
          </table:table-cell>
          <table:table-cell office:value-type="string" calcext:value-type="string">
            <text:p>Saint-Sébastien-sur-Loire</text:p>
          </table:table-cell>
          <table:table-cell office:value-type="float" office:value="1634" calcext:value-type="float">
            <text:p>1634</text:p>
          </table:table-cell>
          <table:table-cell office:value-type="string" calcext:value-type="string">
            <text:p>https://www.facebook.com/lamusebouchenantes</text:p>
          </table:table-cell>
          <table:table-cell office:value-type="string" calcext:value-type="string">
            <text:p>Séverine RENOU</text:p>
          </table:table-cell>
          <table:table-cell office:value-type="string" calcext:value-type="string">
            <text:p>cheffe et gérante</text:p>
          </table:table-cell>
          <table:table-cell office:value-type="float" office:value="650924159" calcext:value-type="float">
            <text:p>650924159</text:p>
          </table:table-cell>
          <table:table-cell table:number-columns-repeated="3"/>
          <table:table-cell office:value-type="string" calcext:value-type="string">
            <text:p>Non</text:p>
          </table:table-cell>
          <table:table-cell table:number-columns-repeated="8"/>
          <table:table-cell table:style-name="ce534" table:formula="of:=JSONANNUAIRE([.A7]; [.B7]; [.C7]; [.D7]; [.E7]; [.F7]; [.G7]; [.H7]; [.I7]; [.J7]; [.K7]; [.L7]; [.M7]; [.N7]; [.O7]; [.P7]; [.Q7]; [.R7]; [.S7]; [.T7]; [.U7]; [.V7]; [.W7]; [.X7]; [.Y7]; [.Z7]; [.AA7]; [.AB7]; [.AC7]; [.AD7]; [.AE7]; [.AF7]; [.AG7]; [.AH7]; [.AI7]; [.AJ7]; [.AK7]; [.AL7]; [.AM7]; [.AN7])" office:value-type="string" office:string-value="   {&#10;      &quot;code&quot;:&quot;annuaire_005&quot;,&#10;      &quot;nom&quot;:&quot;L'AMUSE-BOUCHE&quot;,&#10;      &quot;nom_en&quot;:&quot;L'AMUSE-BOUCHE&quot;,&#10;      &quot;description&quot;:&quot;Traiteur événementiel en livraison, spécialisé dans les cocktails apéritifs, déjeunatoires et dînatoires pour professionnels et particuliers. Cuisine 100% maison, à base de produits de saison et privilégiant les producteurs locaux. Tendance zéro déchet de par la possibilité de dresser les buffets sur de la jolie vaisselle lavable. Zéro plastique dans mes cocktails.&quot;,&#10;      &quot;statut&quot;:&quot;Entreprise privée &quot;,&#10;      &quot;secteur_geographique&quot;:&quot;Loire-Atlantique&quot;,&#10;      &quot;url&quot;:&quot;https://www.amusebouche-nantes.fr/traiteur-saint-sebastien-sur-loire,L'Amuse-Bouche&quot;,&#10;      &quot;email&quot;:&quot;contact@amusebouche-nantes.fr&quot;,&#10;      &quot;facebook&quot;:&quot;https://www.facebook.com/lamusebouchenantes&quot;,&#10;      &quot;tel&quot;:&quot;650924159&quot;,&#10;      &quot;adresseTemp&quot;:&quot; 44230 44230&quot;,&#10;      &quot;objets_recuperes&quot;:&quot;vaisselle jetable&quot;,&#10;      &quot;mots_cles&quot;:&quot;vaisselle jetable&quot;&#10;   }," calcext:value-type="string">
            <text:p>   {</text:p>
            <text:p>      "code":"annuaire_005",</text:p>
            <text:p>      "nom":"L'AMUSE-BOUCHE",</text:p>
            <text:p>      "nom_en":"L'AMUSE-BOUCHE",</text:p>
            <text:p>      "description":"Traiteur événementiel en livraison, spécialisé dans les cocktails apéritifs, déjeunatoires et dînatoires pour professionnels et particuliers. Cuisine 100% maison, à base de produits de saison et privilégiant les producteurs locaux. Tendance zéro déchet de par la possibilité de dresser les buffets sur de la jolie vaisselle lavable. Zéro plastique dans mes cocktails.",</text:p>
            <text:p>      "statut":"Entreprise privée ",</text:p>
            <text:p>      "secteur_geographique":"Loire-Atlantique",</text:p>
            <text:p>      "url":"https://www.amusebouche-nantes.fr/traiteur-saint-sebastien-sur-loire,L'Amuse-Bouche",</text:p>
            <text:p>      "email":"contact@amusebouche-nantes.fr",</text:p>
            <text:p>      "facebook":"https://www.facebook.com/lamusebouchenantes",</text:p>
            <text:p>      "tel":"650924159",</text:p>
            <text:p>      "adresseTemp":" 44230 44230",</text:p>
            <text:p>      "objets_recuperes":"vaisselle jetable",</text:p>
            <text:p>      "mots_cles":"vaisselle jetable"</text:p>
            <text:p>   },</text:p>
          </table:table-cell>
        </table:table-row>
        <table:table-row table:style-name="ro39">
          <table:table-cell office:value-type="string" calcext:value-type="string">
            <text:p>annuaire_006</text:p>
          </table:table-cell>
          <table:table-cell office:value-type="string" calcext:value-type="string">
            <text:p>Epilogue</text:p>
          </table:table-cell>
          <table:table-cell office:value-type="string" calcext:value-type="string">
            <text:p>Atelier de couture de tissus récupérésVente de produits zéro déchet</text:p>
          </table:table-cell>
          <table:table-cell office:value-type="string" calcext:value-type="string">
            <text:p>Confection artisanale d'articles Zéro Déchet à partir de tissus recyclés : Serviettes hygiéniques, Protège-slip, Coussinets d'allaitement, Cotons démaquillants, Sac à vrac, Sacs à pain, Essuie-tout, Tawashi, Mouchoirs, Serviettes de table, ...</text:p>
          </table:table-cell>
          <table:table-cell office:value-type="string" calcext:value-type="string">
            <text:p>tissus et vêtements</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Vannes</text:p>
          </table:table-cell>
          <table:table-cell office:value-type="string" calcext:value-type="string">
            <text:p>Auto-entreprise</text:p>
          </table:table-cell>
          <table:table-cell office:value-type="string" calcext:value-type="string">
            <text:p>https://epilogue-couture.jimdofree.com/,</text:p>
          </table:table-cell>
          <table:table-cell/>
          <table:table-cell office:value-type="string" calcext:value-type="string">
            <text:p>epilogue.couture@gmail.com</text:p>
          </table:table-cell>
          <table:table-cell/>
          <table:table-cell office:value-type="string" calcext:value-type="string">
            <text:p>2 ruelle de la porte Notre Dame</text:p>
          </table:table-cell>
          <table:table-cell office:value-type="float" office:value="56000" calcext:value-type="float">
            <text:p>56000</text:p>
          </table:table-cell>
          <table:table-cell office:value-type="string" calcext:value-type="string">
            <text:p>Vannes</text:p>
          </table:table-cell>
          <table:table-cell table:number-columns-repeated="4"/>
          <table:table-cell office:value-type="float" office:value="1627" calcext:value-type="float">
            <text:p>1627</text:p>
          </table:table-cell>
          <table:table-cell/>
          <table:table-cell office:value-type="string" calcext:value-type="string">
            <text:p>Noémie Poudret</text:p>
          </table:table-cell>
          <table:table-cell office:value-type="string" calcext:value-type="string">
            <text:p>Couturière</text:p>
          </table:table-cell>
          <table:table-cell office:value-type="string" calcext:value-type="string">
            <text:p>email</text:p>
          </table:table-cell>
          <table:table-cell table:number-columns-repeated="3"/>
          <table:table-cell office:value-type="string" calcext:value-type="string">
            <text:p>Non</text:p>
          </table:table-cell>
          <table:table-cell table:number-columns-repeated="8"/>
          <table:table-cell table:style-name="ce534" table:formula="of:=JSONANNUAIRE([.A8]; [.B8]; [.C8]; [.D8]; [.E8]; [.F8]; [.G8]; [.H8]; [.I8]; [.J8]; [.K8]; [.L8]; [.M8]; [.N8]; [.O8]; [.P8]; [.Q8]; [.R8]; [.S8]; [.T8]; [.U8]; [.V8]; [.W8]; [.X8]; [.Y8]; [.Z8]; [.AA8]; [.AB8]; [.AC8]; [.AD8]; [.AE8]; [.AF8]; [.AG8]; [.AH8]; [.AI8]; [.AJ8]; [.AK8]; [.AL8]; [.AM8]; [.AN8])" office:value-type="string" office:string-value="   {&#10;      &quot;code&quot;:&quot;annuaire_006&quot;,&#10;      &quot;nom&quot;:&quot;Epilogue&quot;,&#10;      &quot;nom_en&quot;:&quot;Epilogue&quot;,&#10;      &quot;description&quot;:&quot;Auto-entreprise&quot;,&#10;      &quot;statut&quot;:&quot;Entreprise privée &quot;,&#10;      &quot;secteur_geographique&quot;:&quot;Vannes&quot;,&#10;      &quot;url&quot;:&quot;https://epilogue-couture.jimdofree.com/,&quot;,&#10;      &quot;email&quot;:&quot;epilogue.couture@gmail.com&quot;,&#10;      &quot;adresseTemp&quot;:&quot;2 ruelle de la porte Notre Dame 56000 Vannes&quot;,&#10;      &quot;objets_recuperes&quot;:&quot;tissus et vêtements&quot;,&#10;      &quot;mots_cles&quot;:&quot;tissus et vêtements&quot;&#10;   }," calcext:value-type="string">
            <text:p>   {</text:p>
            <text:p>      "code":"annuaire_006",</text:p>
            <text:p>      "nom":"Epilogue",</text:p>
            <text:p>      "nom_en":"Epilogue",</text:p>
            <text:p>      "description":"Auto-entreprise",</text:p>
            <text:p>      "statut":"Entreprise privée ",</text:p>
            <text:p>      "secteur_geographique":"Vannes",</text:p>
            <text:p>      "url":"https://epilogue-couture.jimdofree.com/,",</text:p>
            <text:p>      "email":"epilogue.couture@gmail.com",</text:p>
            <text:p>      "adresseTemp":"2 ruelle de la porte Notre Dame 56000 Vannes",</text:p>
            <text:p>      "objets_recuperes":"tissus et vêtements",</text:p>
            <text:p>      "mots_cles":"tissus et vêtements"</text:p>
            <text:p>   },</text:p>
          </table:table-cell>
        </table:table-row>
        <table:table-row table:style-name="ro39">
          <table:table-cell office:value-type="string" calcext:value-type="string">
            <text:p>annuaire_007</text:p>
          </table:table-cell>
          <table:table-cell office:value-type="string" calcext:value-type="string">
            <text:p>MéGO! par Encova</text:p>
          </table:table-cell>
          <table:table-cell office:value-type="string" calcext:value-type="string">
            <text:p>Récupération de mégotsTri des déchets sur événements</text:p>
          </table:table-cell>
          <table:table-cell office:value-type="string" calcext:value-type="string">
            <text:p>MéGO! est un service de tri et de recyclage matière de mégots de cigarettes (filtres usagés), solution unique en France.\nL’objectif de ce service national est donc de récupérer les mégots de cigarettes au sein de vos locaux afin de les recycler.</text:p>
          </table:table-cell>
          <table:table-cell office:value-type="string" calcext:value-type="string">
            <text:p>mégot</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3-5</text:p>
          </table:table-cell>
          <table:table-cell office:value-type="string" calcext:value-type="string">
            <text:p>5-10</text:p>
          </table:table-cell>
          <table:table-cell office:value-type="string" calcext:value-type="string">
            <text:p>France / Luxembourg / Belgique</text:p>
          </table:table-cell>
          <table:table-cell office:value-type="string" calcext:value-type="string">
            <text:p>Collecte et revalorisation des mégots.\nConception de mobilier à base de mégots</text:p>
          </table:table-cell>
          <table:table-cell office:value-type="string" calcext:value-type="string">
            <text:p>https://encova.fr/,</text:p>
          </table:table-cell>
          <table:table-cell office:value-type="string" calcext:value-type="string">
            <text:p>06 11 74 57 12</text:p>
          </table:table-cell>
          <table:table-cell office:value-type="string" calcext:value-type="string">
            <text:p>a.rossignol@encova.fr</text:p>
          </table:table-cell>
          <table:table-cell/>
          <table:table-cell office:value-type="string" calcext:value-type="string">
            <text:p>15 rue de la Montaubonnière </text:p>
          </table:table-cell>
          <table:table-cell office:value-type="float" office:value="44470" calcext:value-type="float">
            <text:p>44470</text:p>
          </table:table-cell>
          <table:table-cell office:value-type="string" calcext:value-type="string">
            <text:p>CARQUEFOU</text:p>
          </table:table-cell>
          <table:table-cell table:number-columns-repeated="4"/>
          <table:table-cell office:value-type="float" office:value="1621" calcext:value-type="float">
            <text:p>1621</text:p>
          </table:table-cell>
          <table:table-cell/>
          <table:table-cell office:value-type="string" calcext:value-type="string">
            <text:p>ROSSIGNOL ARNAUD</text:p>
          </table:table-cell>
          <table:table-cell office:value-type="string" calcext:value-type="string">
            <text:p>Directeur</text:p>
          </table:table-cell>
          <table:table-cell office:value-type="string" calcext:value-type="string">
            <text:p>06 11 74 57 12</text:p>
          </table:table-cell>
          <table:table-cell table:number-columns-repeated="3"/>
          <table:table-cell office:value-type="string" calcext:value-type="string">
            <text:p>Oui</text:p>
          </table:table-cell>
          <table:table-cell table:number-columns-repeated="6"/>
          <table:table-cell office:value-type="string" calcext:value-type="string">
            <text:p>https://www.youtube.com/watch?v=XOrFtsrgbx8,</text:p>
          </table:table-cell>
          <table:table-cell/>
          <table:table-cell table:style-name="ce534" table:formula="of:=JSONANNUAIRE([.A9]; [.B9]; [.C9]; [.D9]; [.E9]; [.F9]; [.G9]; [.H9]; [.I9]; [.J9]; [.K9]; [.L9]; [.M9]; [.N9]; [.O9]; [.P9]; [.Q9]; [.R9]; [.S9]; [.T9]; [.U9]; [.V9]; [.W9]; [.X9]; [.Y9]; [.Z9]; [.AA9]; [.AB9]; [.AC9]; [.AD9]; [.AE9]; [.AF9]; [.AG9]; [.AH9]; [.AI9]; [.AJ9]; [.AK9]; [.AL9]; [.AM9]; [.AN9])" office:value-type="string" office:string-value="   {&#10;      &quot;code&quot;:&quot;annuaire_007&quot;,&#10;      &quot;nom&quot;:&quot;MéGO! par Encova&quot;,&#10;      &quot;nom_en&quot;:&quot;MéGO! par Encova&quot;,&#10;      &quot;description&quot;:&quot;Collecte et revalorisation des mégots.\nConception de mobilier à base de mégots&quot;,&#10;      &quot;statut&quot;:&quot;Entreprise privée &quot;,&#10;      &quot;secteur_geographique&quot;:&quot;France / Luxembourg / Belgique&quot;,&#10;      &quot;url&quot;:&quot;https://encova.fr/,&quot;,&#10;      &quot;email&quot;:&quot;a.rossignol@encova.fr&quot;,&#10;      &quot;tel&quot;:&quot;06 11 74 57 12&quot;,&#10;      &quot;adresseTemp&quot;:&quot;15 rue de la Montaubonnière  44470 CARQUEFOU&quot;,&#10;      &quot;objets_recuperes&quot;:&quot;mégot&quot;,&#10;      &quot;mots_cles&quot;:&quot;mégot&quot;,&#10;      &quot;video&quot;:&quot;https://www.youtube.com/watch?v=XOrFtsrgbx8,&quot;&#10;   }," calcext:value-type="string">
            <text:p>   {</text:p>
            <text:p>      "code":"annuaire_007",</text:p>
            <text:p>      "nom":"MéGO! par Encova",</text:p>
            <text:p>      "nom_en":"MéGO! par Encova",</text:p>
            <text:p>      "description":"Collecte et revalorisation des mégots.\nConception de mobilier à base de mégots",</text:p>
            <text:p>      "statut":"Entreprise privée ",</text:p>
            <text:p>      "secteur_geographique":"France / Luxembourg / Belgique",</text:p>
            <text:p>      "url":"https://encova.fr/,",</text:p>
            <text:p>      "email":"a.rossignol@encova.fr",</text:p>
            <text:p>      "tel":"06 11 74 57 12",</text:p>
            <text:p>      "adresseTemp":"15 rue de la Montaubonnière  44470 CARQUEFOU",</text:p>
            <text:p>      "objets_recuperes":"mégot",</text:p>
            <text:p>      "mots_cles":"mégot",</text:p>
            <text:p>      "video":"https://www.youtube.com/watch?v=XOrFtsrgbx8,"</text:p>
            <text:p>   },</text:p>
          </table:table-cell>
        </table:table-row>
        <table:table-row table:style-name="ro39">
          <table:table-cell office:value-type="string" calcext:value-type="string">
            <text:p>annuaire_008</text:p>
          </table:table-cell>
          <table:table-cell office:value-type="string" calcext:value-type="string">
            <text:p>Environnements Solidaires</text:p>
          </table:table-cell>
          <table:table-cell office:value-type="string" calcext:value-type="string">
            <text:p>Collecte des encombrants ou gestion déménagementsInformation sur la réduction des déchets à la source (hors stand)Information sur le recyclage (hors stand)Organise des espaces de gratuité (inclus boîtes à don et boîtes à livres)Récupération articles puériculture, jouets, livres ou vêtements enfantsRécupération des livres en bon étatSensibilisation au gaspillage alimentaireSolutions de récupération des matières organiques (compostage...)Stand sensibilisation réduction "déchets"Tri des déchets sur événements</text:p>
          </table:table-cell>
          <table:table-cell office:value-type="string" calcext:value-type="string">
            <text:p>Amélioration du cadre de vie des habitants du Grand Bellevue <text:s/>en répondant de manière participative à la problématique des dépôts d’encombrants dans le parc de logements sociaux en favorisant le réemploi sur le quartier, le lien social et l’insertion socioprofessionnelle des habitants.</text:p>
          </table:table-cell>
          <table:table-cell office:value-type="string" calcext:value-type="string">
            <text:p>__toutes les matières habituelles d'un particulierarticles puériculture (poussettes, vêtements...)déchets organiques riches (restes alimentaires...)déchets verts (pelousedéchets verts (pelouse, taille de haie...)encombrantjouetlivresmeubl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string" calcext:value-type="string">
            <text:p>6-10</text:p>
          </table:table-cell>
          <table:table-cell office:value-type="string" calcext:value-type="string">
            <text:p>5-10</text:p>
          </table:table-cell>
          <table:table-cell office:value-type="string" calcext:value-type="string">
            <text:p>Grand Bellevue</text:p>
          </table:table-cell>
          <table:table-cell office:value-type="string" calcext:value-type="string">
            <text:p>Environnements Solidaires mène depuis 7 ans, en partenariat avec les bailleurs sociaux, <text:s/>un projet d’amélioration du cadre de vie des habitants du Grand Bellevue et de création d’une nouvelle dynamique sociale en répondant à la problématique récurrente des encombrants dans l’habitat collectif. Le projet vise la participation directe des habitants à cette démarche de développement durable et favorise l’insertion socioprofessionnelle de certains d’entre eux. En effet, ce sont des habitants du quartier, éloignés de l’emploi, qui sont recrutés en contrats aidés afin de sensibiliser et de mobiliser leurs voisins.</text:p>
          </table:table-cell>
          <table:table-cell office:value-type="string" calcext:value-type="string">
            <text:p>https://www.environnements-solidaires.org/,</text:p>
          </table:table-cell>
          <table:table-cell office:value-type="float" office:value="667752969" calcext:value-type="float">
            <text:p>667752969</text:p>
          </table:table-cell>
          <table:table-cell office:value-type="string" calcext:value-type="string">
            <text:p>anne.durand@environnements-solidaires.org</text:p>
          </table:table-cell>
          <table:table-cell office:value-type="string" calcext:value-type="string">
            <text:p>Bureau Environnements solidaires</text:p>
          </table:table-cell>
          <table:table-cell office:value-type="string" calcext:value-type="string">
            <text:p>1 rue de Cahors</text:p>
          </table:table-cell>
          <table:table-cell office:value-type="float" office:value="44800" calcext:value-type="float">
            <text:p>44800</text:p>
          </table:table-cell>
          <table:table-cell office:value-type="string" calcext:value-type="string">
            <text:p>Saint Herblain</text:p>
          </table:table-cell>
          <table:table-cell office:value-type="string" calcext:value-type="string">
            <text:p>Petite ferme urbaine</text:p>
          </table:table-cell>
          <table:table-cell office:value-type="string" calcext:value-type="string">
            <text:p>1 rue de l'Orne</text:p>
          </table:table-cell>
          <table:table-cell office:value-type="float" office:value="44800" calcext:value-type="float">
            <text:p>44800</text:p>
          </table:table-cell>
          <table:table-cell office:value-type="string" calcext:value-type="string">
            <text:p>Saint Herblain</text:p>
          </table:table-cell>
          <table:table-cell office:value-type="float" office:value="1614" calcext:value-type="float">
            <text:p>1614</text:p>
          </table:table-cell>
          <table:table-cell office:value-type="string" calcext:value-type="string">
            <text:p>https://www.facebook.com/assoenvironnementssolidaires/</text:p>
          </table:table-cell>
          <table:table-cell office:value-type="string" calcext:value-type="string">
            <text:p>Anne DURAND</text:p>
          </table:table-cell>
          <table:table-cell office:value-type="string" calcext:value-type="string">
            <text:p>Directrice</text:p>
          </table:table-cell>
          <table:table-cell office:value-type="string" calcext:value-type="string">
            <text:p>anne.durand@environnements-solidaires</text:p>
          </table:table-cell>
          <table:table-cell office:value-type="string" calcext:value-type="string">
            <text:p>Xavier HEDAN</text:p>
          </table:table-cell>
          <table:table-cell office:value-type="string" calcext:value-type="string">
            <text:p>Encadrant technique et pédagogique</text:p>
          </table:table-cell>
          <table:table-cell office:value-type="float" office:value="671584748" calcext:value-type="float">
            <text:p>671584748</text:p>
          </table:table-cell>
          <table:table-cell office:value-type="string" calcext:value-type="string">
            <text:p>Non</text:p>
          </table:table-cell>
          <table:table-cell table:number-columns-repeated="8"/>
          <table:table-cell table:style-name="ce534" table:formula="of:=JSONANNUAIRE([.A10]; [.B10]; [.C10]; [.D10]; [.E10]; [.F10]; [.G10]; [.H10]; [.I10]; [.J10]; [.K10]; [.L10]; [.M10]; [.N10]; [.O10]; [.P10]; [.Q10]; [.R10]; [.S10]; [.T10]; [.U10]; [.V10]; [.W10]; [.X10]; [.Y10]; [.Z10]; [.AA10]; [.AB10]; [.AC10]; [.AD10]; [.AE10]; [.AF10]; [.AG10]; [.AH10]; [.AI10]; [.AJ10]; [.AK10]; [.AL10]; [.AM10]; [.AN10])" office:value-type="string" office:string-value="   {&#10;      &quot;code&quot;:&quot;annuaire_008&quot;,&#10;      &quot;nom&quot;:&quot;Environnements Solidaires&quot;,&#10;      &quot;nom_en&quot;:&quot;Environnements Solidaires&quot;,&#10;      &quot;description&quot;:&quot;Environnements Solidaires mène depuis 7 ans, en partenariat avec les bailleurs sociaux,  un projet d’amélioration du cadre de vie des habitants du Grand Bellevue et de création d’une nouvelle dynamique sociale en répondant à la problématique récurrente des encombrants dans l’habitat collectif. Le projet vise la participation directe des habitants à cette démarche de développement durable et favorise l’insertion socioprofessionnelle de certains d’entre eux. En effet, ce sont des habitants du quartier, éloignés de l’emploi, qui sont recrutés en contrats aidés afin de sensibiliser et de mobiliser leurs voisins.&quot;,&#10;      &quot;statut&quot;:&quot;Association&quot;,&#10;      &quot;secteur_geographique&quot;:&quot;Grand Bellevue&quot;,&#10;      &quot;url&quot;:&quot;https://www.environnements-solidaires.org/,&quot;,&#10;      &quot;email&quot;:&quot;anne.durand@environnements-solidaires.org&quot;,&#10;      &quot;facebook&quot;:&quot;https://www.facebook.com/assoenvironnementssolidaires/&quot;,&#10;      &quot;tel&quot;:&quot;667752969&quot;,&#10;      &quot;adresseTemp&quot;:&quot;1 rue de Cahors 44800 Saint Herblain&quot;,&#10;      &quot;objets_recuperes&quot;:&quot;__toutes les matières habituelles d'un particulierarticles puériculture (poussettes, vêtements...)déchets organiques riches (restes alimentaires...)déchets verts (pelousedéchets verts (pelouse, taille de haie...)encombrantjouetlivresmeuble&quot;,&#10;      &quot;mots_cles&quot;:&quot;__toutes les matières habituelles d'un particulierarticles puériculture (poussettes, vêtements...)déchets organiques riches (restes alimentaires...)déchets verts (pelousedéchets verts (pelouse, taille de haie...)encombrantjouetlivresmeuble&quot;&#10;   }," calcext:value-type="string">
            <text:p>   {</text:p>
            <text:p>      "code":"annuaire_008",</text:p>
            <text:p>      "nom":"Environnements Solidaires",</text:p>
            <text:p>      "nom_en":"Environnements Solidaires",</text:p>
            <text:p>      "description":"Environnements Solidaires mène depuis 7 ans, en partenariat avec les bailleurs sociaux,  un projet d’amélioration du cadre de vie des habitants du Grand Bellevue et de création d’une nouvelle dynamique sociale en répondant à la problématique récurrente des encombrants dans l’habitat collectif. Le projet vise la participation directe des habitants à cette démarche de développement durable et favorise l’insertion socioprofessionnelle de certains d’entre eux. En effet, ce sont des habitants du quartier, éloignés de l’emploi, qui sont recrutés en contrats aidés afin de sensibiliser et de mobiliser leurs voisins.",</text:p>
            <text:p>      "statut":"Association",</text:p>
            <text:p>      "secteur_geographique":"Grand Bellevue",</text:p>
            <text:p>      "url":"https://www.environnements-solidaires.org/,",</text:p>
            <text:p>      "email":"anne.durand@environnements-solidaires.org",</text:p>
            <text:p>      "facebook":"https://www.facebook.com/assoenvironnementssolidaires/",</text:p>
            <text:p>      "tel":"667752969",</text:p>
            <text:p>      "adresseTemp":"1 rue de Cahors 44800 Saint Herblain",</text:p>
            <text:p>      "objets_recuperes":"__toutes les matières habituelles d'un particulierarticles puériculture (poussettes, vêtements...)déchets organiques riches (restes alimentaires...)déchets verts (pelousedéchets verts (pelouse, taille de haie...)encombrantjouetlivresmeuble",</text:p>
            <text:p>      "mots_cles":"__toutes les matières habituelles d'un particulierarticles puériculture (poussettes, vêtements...)déchets organiques riches (restes alimentaires...)déchets verts (pelousedéchets verts (pelouse, taille de haie...)encombrantjouetlivresmeuble"</text:p>
            <text:p>   },</text:p>
          </table:table-cell>
        </table:table-row>
        <table:table-row table:style-name="ro39">
          <table:table-cell office:value-type="string" calcext:value-type="string">
            <text:p>annuaire_009</text:p>
          </table:table-cell>
          <table:table-cell office:value-type="string" calcext:value-type="string">
            <text:p>Primesautier</text:p>
          </table:table-cell>
          <table:table-cell office:value-type="string" calcext:value-type="string">
            <text:p>Restauration zéro déchet</text:p>
          </table:table-cell>
          <table:table-cell office:value-type="string" calcext:value-type="string">
            <text:p>Traiteur végétal, je vous propose une cuisine locale et de saison à partir de produits exclusivement biologiques.</text:p>
          </table:table-cell>
          <table:table-cell office:value-type="string" calcext:value-type="string">
            <text:p>bocauxbouteilles de verredéchets organiques riches (restes alimentaires...)</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Nantes et plus largement Pays de La Loire et Morbihan</text:p>
          </table:table-cell>
          <table:table-cell office:value-type="string" calcext:value-type="string">
            <text:p>Primesautier c'est une cuisine 100% végétale créative et gourmande pour tous vos événements, personnels ou professionnels à Nantes et ses environs.\nMon offre est basée sur des produits exclusivement biologiques, locaux au maximum et adaptés au rythme des saisons. Ma démarche se veut raisonnée et orientée vers le zéro déchet. <text:s/>\nJe n'utilise aucun contenant jetable mais de la jolie céramique réalisée par des artisans <text:s/>je travaille au maximum les produits et composte mes matières organiques <text:s/>j'ai une consommation raisonnée de l'eau et de l'énergie <text:s/>je suis adhérente Enercoop et je privilégie les boissons en bouteilles consignées. \nJe serais ravie de vous faire découvrir ma cuisine et de vous montrer que traiteur peut très bien rimer avec consommation raisonnée ! </text:p>
          </table:table-cell>
          <table:table-cell office:value-type="string" calcext:value-type="string">
            <text:p>https://www.primesautier.com,</text:p>
          </table:table-cell>
          <table:table-cell/>
          <table:table-cell office:value-type="string" calcext:value-type="string">
            <text:p>annelaure@primesautier.com</text:p>
          </table:table-cell>
          <table:table-cell table:number-columns-repeated="2"/>
          <table:table-cell office:value-type="float" office:value="44240" calcext:value-type="float">
            <text:p>44240</text:p>
          </table:table-cell>
          <table:table-cell office:value-type="string" calcext:value-type="string">
            <text:p>La Chapelle sur Erdre</text:p>
          </table:table-cell>
          <table:table-cell table:number-columns-repeated="4"/>
          <table:table-cell office:value-type="float" office:value="1600" calcext:value-type="float">
            <text:p>1600</text:p>
          </table:table-cell>
          <table:table-cell office:value-type="string" calcext:value-type="string">
            <text:p>https://www.facebook.com/primesautier.cuisinevegetale/</text:p>
          </table:table-cell>
          <table:table-cell office:value-type="string" calcext:value-type="string">
            <text:p>Anne-Laure</text:p>
          </table:table-cell>
          <table:table-cell office:value-type="string" calcext:value-type="string">
            <text:p>Dirigeante et cheffe</text:p>
          </table:table-cell>
          <table:table-cell office:value-type="string" calcext:value-type="string">
            <text:p>annelaure@primesautier.com</text:p>
          </table:table-cell>
          <table:table-cell table:number-columns-repeated="3"/>
          <table:table-cell office:value-type="string" calcext:value-type="string">
            <text:p>Non</text:p>
          </table:table-cell>
          <table:table-cell table:number-columns-repeated="8"/>
          <table:table-cell table:style-name="ce534" table:formula="of:=JSONANNUAIRE([.A11]; [.B11]; [.C11]; [.D11]; [.E11]; [.F11]; [.G11]; [.H11]; [.I11]; [.J11]; [.K11]; [.L11]; [.M11]; [.N11]; [.O11]; [.P11]; [.Q11]; [.R11]; [.S11]; [.T11]; [.U11]; [.V11]; [.W11]; [.X11]; [.Y11]; [.Z11]; [.AA11]; [.AB11]; [.AC11]; [.AD11]; [.AE11]; [.AF11]; [.AG11]; [.AH11]; [.AI11]; [.AJ11]; [.AK11]; [.AL11]; [.AM11]; [.AN11])" office:value-type="string" office:string-value="   {&#10;      &quot;code&quot;:&quot;annuaire_009&quot;,&#10;      &quot;nom&quot;:&quot;Primesautier&quot;,&#10;      &quot;nom_en&quot;:&quot;Primesautier&quot;,&#10;      &quot;description&quot;:&quot;Primesautier c'est une cuisine 100% végétale créative et gourmande pour tous vos événements, personnels ou professionnels à Nantes et ses environs.\nMon offre est basée sur des produits exclusivement biologiques, locaux au maximum et adaptés au rythme des saisons. Ma démarche se veut raisonnée et orientée vers le zéro déchet.  \nJe n'utilise aucun contenant jetable mais de la jolie céramique réalisée par des artisans  je travaille au maximum les produits et composte mes matières organiques  j'ai une consommation raisonnée de l'eau et de l'énergie  je suis adhérente Enercoop et je privilégie les boissons en bouteilles consignées. \nJe serais ravie de vous faire découvrir ma cuisine et de vous montrer que traiteur peut très bien rimer avec consommation raisonnée ! &quot;,&#10;      &quot;statut&quot;:&quot;Entreprise privée &quot;,&#10;      &quot;secteur_geographique&quot;:&quot;Nantes et plus largement Pays de La Loire et Morbihan&quot;,&#10;      &quot;url&quot;:&quot;https://www.primesautier.com,&quot;,&#10;      &quot;email&quot;:&quot;annelaure@primesautier.com&quot;,&#10;      &quot;facebook&quot;:&quot;https://www.facebook.com/primesautier.cuisinevegetale/&quot;,&#10;      &quot;adresseTemp&quot;:&quot; 44240 La Chapelle sur Erdre&quot;,&#10;      &quot;objets_recuperes&quot;:&quot;bocauxbouteilles de verredéchets organiques riches (restes alimentaires...)&quot;,&#10;      &quot;mots_cles&quot;:&quot;bocauxbouteilles de verredéchets organiques riches (restes alimentaires...)&quot;&#10;   }," calcext:value-type="string">
            <text:p>   {</text:p>
            <text:p>      "code":"annuaire_009",</text:p>
            <text:p>      "nom":"Primesautier",</text:p>
            <text:p>      "nom_en":"Primesautier",</text:p>
            <text:p>      "description":"Primesautier c'est une cuisine 100% végétale créative et gourmande pour tous vos événements, personnels ou professionnels à Nantes et ses environs.\nMon offre est basée sur des produits exclusivement biologiques, locaux au maximum et adaptés au rythme des saisons. Ma démarche se veut raisonnée et orientée vers le zéro déchet.  \nJe n'utilise aucun contenant jetable mais de la jolie céramique réalisée par des artisans  je travaille au maximum les produits et composte mes matières organiques  j'ai une consommation raisonnée de l'eau et de l'énergie  je suis adhérente Enercoop et je privilégie les boissons en bouteilles consignées. \nJe serais ravie de vous faire découvrir ma cuisine et de vous montrer que traiteur peut très bien rimer avec consommation raisonnée ! ",</text:p>
            <text:p>      "statut":"Entreprise privée ",</text:p>
            <text:p>      "secteur_geographique":"Nantes et plus largement Pays de La Loire et Morbihan",</text:p>
            <text:p>      "url":"https://www.primesautier.com,",</text:p>
            <text:p>      "email":"annelaure@primesautier.com",</text:p>
            <text:p>      "facebook":"https://www.facebook.com/primesautier.cuisinevegetale/",</text:p>
            <text:p>      "adresseTemp":" 44240 La Chapelle sur Erdre",</text:p>
            <text:p>      "objets_recuperes":"bocauxbouteilles de verredéchets organiques riches (restes alimentaires...)",</text:p>
            <text:p>      "mots_cles":"bocauxbouteilles de verredéchets organiques riches (restes alimentaires...)"</text:p>
            <text:p>   },</text:p>
          </table:table-cell>
        </table:table-row>
        <table:table-row table:style-name="ro39">
          <table:table-cell office:value-type="string" calcext:value-type="string">
            <text:p>annuaire_010</text:p>
          </table:table-cell>
          <table:table-cell office:value-type="string" calcext:value-type="string">
            <text:p>Le P'tit Poids</text:p>
          </table:table-cell>
          <table:table-cell office:value-type="string" calcext:value-type="string">
            <text:p>Atelier de couture de tissus récupérésAteliers produits zéro "déchet"Vente de produits en vracVente de produits zéro déchet</text:p>
          </table:table-cell>
          <table:table-cell office:value-type="string" calcext:value-type="string">
            <text:p>Epicerie vrac, locale et bio. Organisation d'ateliers zéro déchet, couture, nathuro.</text:p>
          </table:table-cell>
          <table:table-cell office:value-type="string" calcext:value-type="string">
            <text:p>bocaux</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Couëron</text:p>
          </table:table-cell>
          <table:table-cell table:number-columns-repeated="2"/>
          <table:table-cell office:value-type="float" office:value="983028722" calcext:value-type="float">
            <text:p>983028722</text:p>
          </table:table-cell>
          <table:table-cell office:value-type="string" calcext:value-type="string">
            <text:p>contact@epicerie-leptitpoids.fr</text:p>
          </table:table-cell>
          <table:table-cell office:value-type="string" calcext:value-type="string">
            <text:p>Anaïs Pichon</text:p>
          </table:table-cell>
          <table:table-cell office:value-type="string" calcext:value-type="string">
            <text:p>8 rue Alcide Charles d'Orbigny</text:p>
          </table:table-cell>
          <table:table-cell office:value-type="float" office:value="44220" calcext:value-type="float">
            <text:p>44220</text:p>
          </table:table-cell>
          <table:table-cell office:value-type="string" calcext:value-type="string">
            <text:p>Couëron</text:p>
          </table:table-cell>
          <table:table-cell table:number-columns-repeated="4"/>
          <table:table-cell office:value-type="float" office:value="1597" calcext:value-type="float">
            <text:p>1597</text:p>
          </table:table-cell>
          <table:table-cell office:value-type="string" calcext:value-type="string">
            <text:p>https://www.facebook.com/epicerie.leptitpoids/</text:p>
          </table:table-cell>
          <table:table-cell office:value-type="string" calcext:value-type="string">
            <text:p>Anaïs Pichon</text:p>
          </table:table-cell>
          <table:table-cell office:value-type="string" calcext:value-type="string">
            <text:p>Gérante</text:p>
          </table:table-cell>
          <table:table-cell office:value-type="string" calcext:value-type="string">
            <text:p>contact@epicerie-leptitpoids.fr</text:p>
          </table:table-cell>
          <table:table-cell table:number-columns-repeated="3"/>
          <table:table-cell office:value-type="string" calcext:value-type="string">
            <text:p>Non</text:p>
          </table:table-cell>
          <table:table-cell table:number-columns-repeated="5"/>
          <table:table-cell office:value-type="string" calcext:value-type="string">
            <text:p>https://www.openstreetmap.org/search?query=Le%20P'tit%20Poids#map=19/47.21025/-1.72822,</text:p>
          </table:table-cell>
          <table:table-cell table:number-columns-repeated="2"/>
          <table:table-cell table:style-name="ce534" table:formula="of:=JSONANNUAIRE([.A12]; [.B12]; [.C12]; [.D12]; [.E12]; [.F12]; [.G12]; [.H12]; [.I12]; [.J12]; [.K12]; [.L12]; [.M12]; [.N12]; [.O12]; [.P12]; [.Q12]; [.R12]; [.S12]; [.T12]; [.U12]; [.V12]; [.W12]; [.X12]; [.Y12]; [.Z12]; [.AA12]; [.AB12]; [.AC12]; [.AD12]; [.AE12]; [.AF12]; [.AG12]; [.AH12]; [.AI12]; [.AJ12]; [.AK12]; [.AL12]; [.AM12]; [.AN12])" office:value-type="string" office:string-value="   {&#10;      &quot;code&quot;:&quot;annuaire_010&quot;,&#10;      &quot;nom&quot;:&quot;Le P'tit Poids&quot;,&#10;      &quot;nom_en&quot;:&quot;Le P'tit Poids&quot;,&#10;      &quot;statut&quot;:&quot;Entreprise privée &quot;,&#10;      &quot;secteur_geographique&quot;:&quot;Couëron&quot;,&#10;      &quot;email&quot;:&quot;contact@epicerie-leptitpoids.fr&quot;,&#10;      &quot;facebook&quot;:&quot;https://www.facebook.com/epicerie.leptitpoids/&quot;,&#10;      &quot;tel&quot;:&quot;983028722&quot;,&#10;      &quot;adresseTemp&quot;:&quot;8 rue Alcide Charles d'Orbigny 44220 Couëron&quot;,&#10;      &quot;objets_recuperes&quot;:&quot;bocaux&quot;,&#10;      &quot;mots_cles&quot;:&quot;bocaux&quot;&#10;   }," calcext:value-type="string">
            <text:p>   {</text:p>
            <text:p>      "code":"annuaire_010",</text:p>
            <text:p>      "nom":"Le P'tit Poids",</text:p>
            <text:p>      "nom_en":"Le P'tit Poids",</text:p>
            <text:p>      "statut":"Entreprise privée ",</text:p>
            <text:p>      "secteur_geographique":"Couëron",</text:p>
            <text:p>      "email":"contact@epicerie-leptitpoids.fr",</text:p>
            <text:p>      "facebook":"https://www.facebook.com/epicerie.leptitpoids/",</text:p>
            <text:p>      "tel":"983028722",</text:p>
            <text:p>      "adresseTemp":"8 rue Alcide Charles d'Orbigny 44220 Couëron",</text:p>
            <text:p>      "objets_recuperes":"bocaux",</text:p>
            <text:p>      "mots_cles":"bocaux"</text:p>
            <text:p>   },</text:p>
          </table:table-cell>
        </table:table-row>
        <table:table-row table:style-name="ro39">
          <table:table-cell office:value-type="string" calcext:value-type="string">
            <text:p>annuaire_011</text:p>
          </table:table-cell>
          <table:table-cell office:value-type="string" calcext:value-type="string">
            <text:p>Vrac en Retz</text:p>
          </table:table-cell>
          <table:table-cell office:value-type="string" calcext:value-type="string">
            <text:p>Vente de produits en vracVente de produits zéro déchet</text:p>
          </table:table-cell>
          <table:table-cell office:value-type="string" calcext:value-type="string">
            <text:p>Épicerie Vrac ambulante du Pays de Retz - présente sur des marchés communaux, chez des producteurs (Maraîchers et Paysans Boulanger) en vente direct et dans des AMAPS</text:p>
          </table:table-cell>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string" calcext:value-type="string">
            <text:p>1-2</text:p>
          </table:table-cell>
          <table:table-cell office:value-type="string" calcext:value-type="string">
            <text:p>Pays de Retz</text:p>
          </table:table-cell>
          <table:table-cell office:value-type="string" calcext:value-type="string">
            <text:p>Qui suis-je ?\n Fille de viticulteur Bio, passionnée de cuisine et de bons produits, je suis aussi adepte du "fait mains". \n Avec mon conjoint, nous sommes parents de 2 jeunes enfants, consommer bio et local un maximum fait partie de notre ADN familial mais pour la gestion des déchets c'est autre chose. Ainsi, depuis quelques mois nous nous sommes lancé le défi de diminuer nos déchets.\nQuel boulot ! L'organisation et l'anticipation, sont les maîtres mots !\nAnimatrice socioculturelle de métier, j'ai travaillé dans le secteur des loisirs et des vacances, puis dans le soutien à la parentalité à domicile. <text:s text:c="81"/>\nJe me décide alors à prendre une nouvelle voie afin de faire coïncider mes valeurs avec ma soif de rencontres et d'échanges en créant mon épicerie ambulante de produits en vrac.\n Mon idée : Une épicerie ambulante qui propose des produits biologiques au maximum locaux et distribués en VRAC\n Où : AMAP, marchés de producteurs, marchés du Pays de Retz. \n Quoi : Des produits alimentaires secs - Des produits d'entretien et d’hygiène - Des accessoires durables.\n Pourquoi : aider le consom'acteur à trouver un large choix de produits "sans emballage" sur les lieux où il fait ses courses habituellement. \n\nJe sillonne le Pays de Retz selon un planning à la quinzaine. Ce planning est en ligne tous les lundis sur Facebook pour la semaine.\nEn voici un aperçu !\nSemaine paire : <text:s/>\n- Mardi soir à l'AMAP de la Montagne\n- Fermette du Bois Olive à Bouaye - Maraichers bio le mercredi de 14h30 à 18h \n- Marché de St Jean de Boiseau (sous les halles), le jeudi de 16h à 19h30 (+ lien avec l'AMAP)\n- Ferme des Clos Mouillés à Bourgneuf - Paysan Boulanger Bio le vendredi de 16h30 à 19h30 \n\nSemaine impaire :\n- Bouaye, sur le parking de la salle Jacqueline Auriol le lundi de 17h30 à 19h30 <text:s/>(en lien avec l'AMAP de Bouaye)\n- Marché de la Montagne le mercredi matin \n- Mondalin à St Viaud - Paysan Boulanger Bio le mercredi soir de 17h à 19h30 \n- Ferme de Sergonne à Frossay - Maraîcher Bio le jeudi de 16h à 19h \n- Marché de la Bernerie le vendredi matin \n- Marché du Pellerin le samedi matin\n\nAutres lieux\n- Jardin de <text:s/>mon Père à Rouans - Maraîchers bio le mercredi soir à partir de 16h30 <text:s/>(dates à précises)</text:p>
          </table:table-cell>
          <table:table-cell/>
          <table:table-cell office:value-type="string" calcext:value-type="string">
            <text:p>06 83 72 47 39</text:p>
          </table:table-cell>
          <table:table-cell office:value-type="string" calcext:value-type="string">
            <text:p>vracenretz@gmail.com</text:p>
          </table:table-cell>
          <table:table-cell table:number-columns-repeated="8"/>
          <table:table-cell office:value-type="float" office:value="1590" calcext:value-type="float">
            <text:p>1590</text:p>
          </table:table-cell>
          <table:table-cell office:value-type="string" calcext:value-type="string">
            <text:p>https://m.me/vracenretz?fbclid=IwAR11C09ni_tMKBmseMTzv8zDCPUv6HpUrXtUufaICPiExI3vh5LqRFHLyeQ</text:p>
          </table:table-cell>
          <table:table-cell office:value-type="string" calcext:value-type="string">
            <text:p>Aline Blot</text:p>
          </table:table-cell>
          <table:table-cell office:value-type="string" calcext:value-type="string">
            <text:p>Gérante</text:p>
          </table:table-cell>
          <table:table-cell office:value-type="string" calcext:value-type="string">
            <text:p>06 83 72 47 39 ou vracenretz@gmail.com</text:p>
          </table:table-cell>
          <table:table-cell table:number-columns-repeated="3"/>
          <table:table-cell office:value-type="string" calcext:value-type="string">
            <text:p>Non</text:p>
          </table:table-cell>
          <table:table-cell table:number-columns-repeated="8"/>
          <table:table-cell table:style-name="ce534" table:formula="of:=JSONANNUAIRE([.A13]; [.B13]; [.C13]; [.D13]; [.E13]; [.F13]; [.G13]; [.H13]; [.I13]; [.J13]; [.K13]; [.L13]; [.M13]; [.N13]; [.O13]; [.P13]; [.Q13]; [.R13]; [.S13]; [.T13]; [.U13]; [.V13]; [.W13]; [.X13]; [.Y13]; [.Z13]; [.AA13]; [.AB13]; [.AC13]; [.AD13]; [.AE13]; [.AF13]; [.AG13]; [.AH13]; [.AI13]; [.AJ13]; [.AK13]; [.AL13]; [.AM13]; [.AN13])" office:value-type="string" office:string-value="   {&#10;      &quot;code&quot;:&quot;annuaire_011&quot;,&#10;      &quot;nom&quot;:&quot;Vrac en Retz&quot;,&#10;      &quot;nom_en&quot;:&quot;Vrac en Retz&quot;,&#10;      &quot;description&quot;:&quot;Qui suis-je ?\n Fille de viticulteur Bio, passionnée de cuisine et de bons produits, je suis aussi adepte du 'fait mains'. \n Avec mon conjoint, nous sommes parents de 2 jeunes enfants, consommer bio et local un maximum fait partie de notre ADN familial mais pour la gestion des déchets c'est autre chose. Ainsi, depuis quelques mois nous nous sommes lancé le défi de diminuer nos déchets.\nQuel boulot ! L'organisation et l'anticipation, sont les maîtres mots !\nAnimatrice socioculturelle de métier, j'ai travaillé dans le secteur des loisirs et des vacances, puis dans le soutien à la parentalité à domicile.                                                                                  \nJe me décide alors à prendre une nouvelle voie afin de faire coïncider mes valeurs avec ma soif de rencontres et d'échanges en créant mon épicerie ambulante de produits en vrac.\n Mon idée : Une épicerie ambulante qui propose des produits biologiques au maximum locaux et distribués en VRAC\n Où : AMAP, marchés de producteurs, marchés du Pays de Retz. \n Quoi : Des produits alimentaires secs - Des produits d'entretien et d’hygiène - Des accessoires durables.\n Pourquoi : aider le consom'acteur à trouver un large choix de produits 'sans emballage' sur les lieux où il fait ses courses habituellement. \n\nJe sillonne le Pays de Retz selon un planning à la quinzaine. Ce planning est en ligne tous les lundis sur Facebook pour la semaine.\nEn voici un aperçu !\nSemaine paire :  \n- Mardi soir à l'AMAP de la Montagne\n- Fermette du Bois Olive à Bouaye - Maraichers bio le mercredi de 14h30 à 18h \n- Marché de St Jean de Boiseau (sous les halles), le jeudi de 16h à 19h30 (+ lien avec l'AMAP)\n- Ferme des Clos Mouillés à Bourgneuf - Paysan Boulanger Bio le vendredi de 16h30 à 19h30 \n\nSemaine impaire :\n- Bouaye, sur le parking de la salle Jacqueline Auriol le lundi de 17h30 à 19h30  (en lien avec l'AMAP de Bouaye)\n- Marché de la Montagne le mercredi matin \n- Mondalin à St Viaud - Paysan Boulanger Bio le mercredi soir de 17h à 19h30 \n- Ferme de Sergonne à Frossay - Maraîcher Bio le jeudi de 16h à 19h \n- Marché de la Bernerie le vendredi matin \n- Marché du Pellerin le samedi matin\n\nAutres lieux\n- Jardin de  mon Père à Rouans - Maraîchers bio le mercredi soir à partir de 16h30  (dates à précises)&quot;,&#10;      &quot;statut&quot;:&quot;Entreprise privée &quot;,&#10;      &quot;secteur_geographique&quot;:&quot;Pays de Retz&quot;,&#10;      &quot;email&quot;:&quot;vracenretz@gmail.com&quot;,&#10;      &quot;facebook&quot;:&quot;https://m.me/vracenretz?fbclid=IwAR11C09ni_tMKBmseMTzv8zDCPUv6HpUrXtUufaICPiExI3vh5LqRFHLyeQ&quot;,&#10;      &quot;tel&quot;:&quot;06 83 72 47 39&quot;,&#10;      &quot;adresseTemp&quot;:&quot;  &quot;&#10;   }," calcext:value-type="string">
            <text:p>   {</text:p>
            <text:p>      "code":"annuaire_011",</text:p>
            <text:p>      "nom":"Vrac en Retz",</text:p>
            <text:p>      "nom_en":"Vrac en Retz",</text:p>
            <text:p>      "description":"Qui suis-je ?\n Fille de viticulteur Bio, passionnée de cuisine et de bons produits, je suis aussi adepte du 'fait mains'. \n Avec mon conjoint, nous sommes parents de 2 jeunes enfants, consommer bio et local un maximum fait partie de notre ADN familial mais pour la gestion des déchets c'est autre chose. Ainsi, depuis quelques mois nous nous sommes lancé le défi de diminuer nos déchets.\nQuel boulot ! L'organisation et l'anticipation, sont les maîtres mots !\nAnimatrice socioculturelle de métier, j'ai travaillé dans le secteur des loisirs et des vacances, puis dans le soutien à la parentalité à domicile.                                                                                  \nJe me décide alors à prendre une nouvelle voie afin de faire coïncider mes valeurs avec ma soif de rencontres et d'échanges en créant mon épicerie ambulante de produits en vrac.\n Mon idée : Une épicerie ambulante qui propose des produits biologiques au maximum locaux et distribués en VRAC\n Où : AMAP, marchés de producteurs, marchés du Pays de Retz. \n Quoi : Des produits alimentaires secs - Des produits d'entretien et d’hygiène - Des accessoires durables.\n Pourquoi : aider le consom'acteur à trouver un large choix de produits 'sans emballage' sur les lieux où il fait ses courses habituellement. \n\nJe sillonne le Pays de Retz selon un planning à la quinzaine. Ce planning est en ligne tous les lundis sur Facebook pour la semaine.\nEn voici un aperçu !\nSemaine paire :  \n- Mardi soir à l'AMAP de la Montagne\n- Fermette du Bois Olive à Bouaye - Maraichers bio le mercredi de 14h30 à 18h \n- Marché de St Jean de Boiseau (sous les halles), le jeudi de 16h à 19h30 (+ lien avec l'AMAP)\n- Ferme des Clos Mouillés à Bourgneuf - Paysan Boulanger Bio le vendredi de 16h30 à 19h30 \n\nSemaine impaire :\n- Bouaye, sur le parking de la salle Jacqueline Auriol le lundi de 17h30 à 19h30  (en lien avec l'AMAP de Bouaye)\n- Marché de la Montagne le mercredi matin \n- Mondalin à St Viaud - Paysan Boulanger Bio le mercredi soir de 17h à 19h30 \n- Ferme de Sergonne à Frossay - Maraîcher Bio le jeudi de 16h à 19h \n- Marché de la Bernerie le vendredi matin \n- Marché du Pellerin le samedi matin\n\nAutres lieux\n- Jardin de  mon Père à Rouans - Maraîchers bio le mercredi soir à partir de 16h30  (dates à précises)",</text:p>
            <text:p>      "statut":"Entreprise privée ",</text:p>
            <text:p>      "secteur_geographique":"Pays de Retz",</text:p>
            <text:p>      "email":"vracenretz@gmail.com",</text:p>
            <text:p>      "facebook":"https://m.me/vracenretz?fbclid=IwAR11C09ni_tMKBmseMTzv8zDCPUv6HpUrXtUufaICPiExI3vh5LqRFHLyeQ",</text:p>
            <text:p>      "tel":"06 83 72 47 39",</text:p>
            <text:p>      "adresseTemp":"  "</text:p>
            <text:p>   },</text:p>
          </table:table-cell>
        </table:table-row>
        <table:table-row table:style-name="ro39">
          <table:table-cell office:value-type="string" calcext:value-type="string">
            <text:p>annuaire_012</text:p>
          </table:table-cell>
          <table:table-cell office:value-type="string" calcext:value-type="string">
            <text:p>Alterboutik</text:p>
          </table:table-cell>
          <table:table-cell office:value-type="string" calcext:value-type="string">
            <text:p>Organise des espaces de gratuité (inclus boîtes à don et boîtes à livres)</text:p>
          </table:table-cell>
          <table:table-cell office:value-type="string" calcext:value-type="string">
            <text:p>Le but de l’association est de proposer à tout public, un lieu de dons entre personnes, sans transaction d’argent ou de monnaie alternative, ni échange, ni troc. \n\n</text:p>
          </table:table-cell>
          <table:table-cell office:value-type="string" calcext:value-type="string">
            <text:p>__toutes les matières habituelles d'un particulierbocauxjouetordinateurstissus et vêtement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office:value-type="string" calcext:value-type="string">
            <text:p>3-5</text:p>
          </table:table-cell>
          <table:table-cell office:value-type="float" office:value="0" calcext:value-type="float">
            <text:p>0</text:p>
          </table:table-cell>
          <table:table-cell office:value-type="string" calcext:value-type="string">
            <text:p>REZE</text:p>
          </table:table-cell>
          <table:table-cell/>
          <table:table-cell office:value-type="string" calcext:value-type="string">
            <text:p>http://alterboutik.wordpress.com,</text:p>
          </table:table-cell>
          <table:table-cell/>
          <table:table-cell office:value-type="string" calcext:value-type="string">
            <text:p>alterboutik@gmail.com</text:p>
          </table:table-cell>
          <table:table-cell office:value-type="string" calcext:value-type="string">
            <text:p>CSC Jaunais Blordière</text:p>
          </table:table-cell>
          <table:table-cell office:value-type="string" calcext:value-type="string">
            <text:p>3 square du Jaunais </text:p>
          </table:table-cell>
          <table:table-cell office:value-type="float" office:value="44400" calcext:value-type="float">
            <text:p>44400</text:p>
          </table:table-cell>
          <table:table-cell office:value-type="string" calcext:value-type="string">
            <text:p>REZE</text:p>
          </table:table-cell>
          <table:table-cell table:number-columns-repeated="4"/>
          <table:table-cell office:value-type="float" office:value="1586" calcext:value-type="float">
            <text:p>1586</text:p>
          </table:table-cell>
          <table:table-cell office:value-type="string" calcext:value-type="string">
            <text:p>https://www.facebook.com/AlterBoutikReze</text:p>
          </table:table-cell>
          <table:table-cell office:value-type="string" calcext:value-type="string">
            <text:p>Christine BANNIER</text:p>
          </table:table-cell>
          <table:table-cell office:value-type="string" calcext:value-type="string">
            <text:p>cofondatrice</text:p>
          </table:table-cell>
          <table:table-cell office:value-type="string" calcext:value-type="string">
            <text:p>alterboutik@gmail.com</text:p>
          </table:table-cell>
          <table:table-cell table:number-columns-repeated="3"/>
          <table:table-cell office:value-type="string" calcext:value-type="string">
            <text:p>Non</text:p>
          </table:table-cell>
          <table:table-cell table:number-columns-repeated="8"/>
          <table:table-cell table:style-name="ce534" table:formula="of:=JSONANNUAIRE([.A14]; [.B14]; [.C14]; [.D14]; [.E14]; [.F14]; [.G14]; [.H14]; [.I14]; [.J14]; [.K14]; [.L14]; [.M14]; [.N14]; [.O14]; [.P14]; [.Q14]; [.R14]; [.S14]; [.T14]; [.U14]; [.V14]; [.W14]; [.X14]; [.Y14]; [.Z14]; [.AA14]; [.AB14]; [.AC14]; [.AD14]; [.AE14]; [.AF14]; [.AG14]; [.AH14]; [.AI14]; [.AJ14]; [.AK14]; [.AL14]; [.AM14]; [.AN14])" office:value-type="string" office:string-value="   {&#10;      &quot;code&quot;:&quot;annuaire_012&quot;,&#10;      &quot;nom&quot;:&quot;Alterboutik&quot;,&#10;      &quot;nom_en&quot;:&quot;Alterboutik&quot;,&#10;      &quot;statut&quot;:&quot;Association&quot;,&#10;      &quot;secteur_geographique&quot;:&quot;REZE&quot;,&#10;      &quot;url&quot;:&quot;http://alterboutik.wordpress.com,&quot;,&#10;      &quot;email&quot;:&quot;alterboutik@gmail.com&quot;,&#10;      &quot;facebook&quot;:&quot;https://www.facebook.com/AlterBoutikReze&quot;,&#10;      &quot;adresseTemp&quot;:&quot;3 square du Jaunais  44400 REZE&quot;,&#10;      &quot;objets_recuperes&quot;:&quot;__toutes les matières habituelles d'un particulierbocauxjouetordinateurstissus et vêtements&quot;,&#10;      &quot;mots_cles&quot;:&quot;__toutes les matières habituelles d'un particulierbocauxjouetordinateurstissus et vêtements&quot;&#10;   }," calcext:value-type="string">
            <text:p>   {</text:p>
            <text:p>      "code":"annuaire_012",</text:p>
            <text:p>      "nom":"Alterboutik",</text:p>
            <text:p>      "nom_en":"Alterboutik",</text:p>
            <text:p>      "statut":"Association",</text:p>
            <text:p>      "secteur_geographique":"REZE",</text:p>
            <text:p>      "url":"http://alterboutik.wordpress.com,",</text:p>
            <text:p>      "email":"alterboutik@gmail.com",</text:p>
            <text:p>      "facebook":"https://www.facebook.com/AlterBoutikReze",</text:p>
            <text:p>      "adresseTemp":"3 square du Jaunais  44400 REZE",</text:p>
            <text:p>      "objets_recuperes":"__toutes les matières habituelles d'un particulierbocauxjouetordinateurstissus et vêtements",</text:p>
            <text:p>      "mots_cles":"__toutes les matières habituelles d'un particulierbocauxjouetordinateurstissus et vêtements"</text:p>
            <text:p>   },</text:p>
          </table:table-cell>
        </table:table-row>
        <table:table-row table:style-name="ro39">
          <table:table-cell office:value-type="string" calcext:value-type="string">
            <text:p>annuaire_013</text:p>
          </table:table-cell>
          <table:table-cell office:value-type="string" calcext:value-type="string">
            <text:p>Nâga</text:p>
          </table:table-cell>
          <table:table-cell office:value-type="string" calcext:value-type="string">
            <text:p>Auto-réparationCollecte des ordinateurs chez les professionnelsFormations (zéro déchet ou économie circulaire, transition énergétique...)Information sur la réduction des déchets à la source (hors stand)Information sur le recyclage (hors stand)Recyclage des ordinateurs / téléphones portablesSites informatique ou applications (hors blogs)</text:p>
          </table:table-cell>
          <table:table-cell office:value-type="string" calcext:value-type="string">
            <text:p>Récupération d'ordinateurs, reconditionnement sous Linux et redistribution aux adhérent·e·s.</text:p>
          </table:table-cell>
          <table:table-cell office:value-type="string" calcext:value-type="string">
            <text:p>ordinateur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plus de 100</text:p>
          </table:table-cell>
          <table:table-cell office:value-type="string" calcext:value-type="string">
            <text:p>11-20</text:p>
          </table:table-cell>
          <table:table-cell office:value-type="string" calcext:value-type="string">
            <text:p>1-2</text:p>
          </table:table-cell>
          <table:table-cell office:value-type="string" calcext:value-type="string">
            <text:p>Nantes Métropole</text:p>
          </table:table-cell>
          <table:table-cell office:value-type="string" calcext:value-type="string">
            <text:p>L'association a pour but de :\nFavoriser l'accès à l'informatique (précarité numérique, associations, ESS, humanitaire, éducation).\nPromouvoir les systèmes d'exploitation, les logiciels et contenus sous licences libres.\nRéduire l'impact écologique en réutilisant du matériel considéré comme déchet.\nFavoriser l'autonomie à travers des groupes d'entraide mutuelle.</text:p>
          </table:table-cell>
          <table:table-cell office:value-type="string" calcext:value-type="string">
            <text:p>https://www.naga44.org/,</text:p>
          </table:table-cell>
          <table:table-cell office:value-type="string" calcext:value-type="string">
            <text:p>02 85 52 31 22</text:p>
          </table:table-cell>
          <table:table-cell office:value-type="string" calcext:value-type="string">
            <text:p>contact@naga44.org</text:p>
          </table:table-cell>
          <table:table-cell office:value-type="string" calcext:value-type="string">
            <text:p>La Bonneterie</text:p>
          </table:table-cell>
          <table:table-cell office:value-type="string" calcext:value-type="string">
            <text:p>17 chemin fontaine LAUNAY</text:p>
          </table:table-cell>
          <table:table-cell office:value-type="float" office:value="44400" calcext:value-type="float">
            <text:p>44400</text:p>
          </table:table-cell>
          <table:table-cell office:value-type="string" calcext:value-type="string">
            <text:p>Rezé</text:p>
          </table:table-cell>
          <table:table-cell table:number-columns-repeated="4"/>
          <table:table-cell office:value-type="float" office:value="1582" calcext:value-type="float">
            <text:p>1582</text:p>
          </table:table-cell>
          <table:table-cell/>
          <table:table-cell table:number-columns-repeated="2" office:value-type="string" calcext:value-type="string">
            <text:p>Association</text:p>
          </table:table-cell>
          <table:table-cell office:value-type="string" calcext:value-type="string">
            <text:p>02 85 52 31 22, contact@naga44.org</text:p>
          </table:table-cell>
          <table:table-cell table:number-columns-repeated="3"/>
          <table:table-cell office:value-type="string" calcext:value-type="string">
            <text:p>Non</text:p>
          </table:table-cell>
          <table:table-cell table:number-columns-repeated="2"/>
          <table:table-cell office:value-type="string" calcext:value-type="string">
            <text:p>https://www.nantes.fr/infonantes/association/23453,</text:p>
          </table:table-cell>
          <table:table-cell office:value-type="string" calcext:value-type="string">
            <text:p>https://www.cartoquartiers.fr/obj/3/1459,</text:p>
          </table:table-cell>
          <table:table-cell office:value-type="string" calcext:value-type="string">
            <text:p>https://www.openstreetmap.org/node/4185626789,</text:p>
          </table:table-cell>
          <table:table-cell table:number-columns-repeated="3"/>
          <table:table-cell table:style-name="ce534" table:formula="of:=JSONANNUAIRE([.A15]; [.B15]; [.C15]; [.D15]; [.E15]; [.F15]; [.G15]; [.H15]; [.I15]; [.J15]; [.K15]; [.L15]; [.M15]; [.N15]; [.O15]; [.P15]; [.Q15]; [.R15]; [.S15]; [.T15]; [.U15]; [.V15]; [.W15]; [.X15]; [.Y15]; [.Z15]; [.AA15]; [.AB15]; [.AC15]; [.AD15]; [.AE15]; [.AF15]; [.AG15]; [.AH15]; [.AI15]; [.AJ15]; [.AK15]; [.AL15]; [.AM15]; [.AN15])" office:value-type="string" office:string-value="   {&#10;      &quot;code&quot;:&quot;annuaire_013&quot;,&#10;      &quot;nom&quot;:&quot;Nâga&quot;,&#10;      &quot;nom_en&quot;:&quot;Nâga&quot;,&#10;      &quot;description&quot;:&quot;L'association a pour but de :\nFavoriser l'accès à l'informatique (précarité numérique, associations, ESS, humanitaire, éducation).\nPromouvoir les systèmes d'exploitation, les logiciels et contenus sous licences libres.\nRéduire l'impact écologique en réutilisant du matériel considéré comme déchet.\nFavoriser l'autonomie à travers des groupes d'entraide mutuelle.&quot;,&#10;      &quot;statut&quot;:&quot;Association&quot;,&#10;      &quot;secteur_geographique&quot;:&quot;Nantes Métropole&quot;,&#10;      &quot;url&quot;:&quot;https://www.naga44.org/,&quot;,&#10;      &quot;email&quot;:&quot;contact@naga44.org&quot;,&#10;      &quot;tel&quot;:&quot;02 85 52 31 22&quot;,&#10;      &quot;adresseTemp&quot;:&quot;17 chemin fontaine LAUNAY 44400 Rezé&quot;,&#10;      &quot;objets_recuperes&quot;:&quot;ordinateurs&quot;,&#10;      &quot;mots_cles&quot;:&quot;ordinateurs&quot;,&#10;      &quot;openstreetmap&quot;:&quot;https://www.openstreetmap.org/node/4185626789,&quot;&#10;   }," calcext:value-type="string">
            <text:p>   {</text:p>
            <text:p>      "code":"annuaire_013",</text:p>
            <text:p>      "nom":"Nâga",</text:p>
            <text:p>      "nom_en":"Nâga",</text:p>
            <text:p>      "description":"L'association a pour but de :\nFavoriser l'accès à l'informatique (précarité numérique, associations, ESS, humanitaire, éducation).\nPromouvoir les systèmes d'exploitation, les logiciels et contenus sous licences libres.\nRéduire l'impact écologique en réutilisant du matériel considéré comme déchet.\nFavoriser l'autonomie à travers des groupes d'entraide mutuelle.",</text:p>
            <text:p>      "statut":"Association",</text:p>
            <text:p>      "secteur_geographique":"Nantes Métropole",</text:p>
            <text:p>      "url":"https://www.naga44.org/,",</text:p>
            <text:p>      "email":"contact@naga44.org",</text:p>
            <text:p>      "tel":"02 85 52 31 22",</text:p>
            <text:p>      "adresseTemp":"17 chemin fontaine LAUNAY 44400 Rezé",</text:p>
            <text:p>      "objets_recuperes":"ordinateurs",</text:p>
            <text:p>      "mots_cles":"ordinateurs",</text:p>
            <text:p>      "openstreetmap":"https://www.openstreetmap.org/node/4185626789,"</text:p>
            <text:p>   },</text:p>
          </table:table-cell>
        </table:table-row>
        <table:table-row table:style-name="ro39">
          <table:table-cell office:value-type="string" calcext:value-type="string">
            <text:p>annuaire_014</text:p>
          </table:table-cell>
          <table:table-cell office:value-type="string" calcext:value-type="string">
            <text:p>Bidules chouettes</text:p>
          </table:table-cell>
          <table:table-cell office:value-type="string" calcext:value-type="string">
            <text:p>Récupération articles puériculture, jouets, livres ou vêtements enfants</text:p>
          </table:table-cell>
          <table:table-cell office:value-type="string" calcext:value-type="string">
            <text:p>Recyclerie de jouets et inclusion sociale. \nAssociation à but non lucratif, qui collecte et valorise des jeux et des jouets de seconde main, pour les revendre à petits prix, tout en développant des actions de solidarité. \nNantes &amp;amp alentours. </text:p>
          </table:table-cell>
          <table:table-cell office:value-type="string" calcext:value-type="string">
            <text:p>articles puériculture (poussettes, vêtements...)jouetlivre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office:value-type="float" office:value="0" calcext:value-type="float">
            <text:p>0</text:p>
          </table:table-cell>
          <table:table-cell office:value-type="string" calcext:value-type="string">
            <text:p>1-2</text:p>
          </table:table-cell>
          <table:table-cell office:value-type="string" calcext:value-type="string">
            <text:p>Nantes métropole</text:p>
          </table:table-cell>
          <table:table-cell office:value-type="string" calcext:value-type="string">
            <text:p>L’association a pour objet d’encourager l’insertion sociale et professionnelle de personnes éloignées de l’emploi, de soutenir la parentalité et de participer au renforcement des solidarités locales <text:s/>tout en contribuant à la réduction des déchets : par la collecte, la récupération, la valorisation ainsi que la revente, le troc ou le don d’articles pour enfants, de seconde main ou destinés à être jetés  et par des actions de sensibilisation et d’éducation à l’environnement. \n</text:p>
          </table:table-cell>
          <table:table-cell/>
          <table:table-cell office:value-type="float" office:value="670303920" calcext:value-type="float">
            <text:p>670303920</text:p>
          </table:table-cell>
          <table:table-cell office:value-type="string" calcext:value-type="string">
            <text:p>bonjour.biduleschouettes@gmail.com</text:p>
          </table:table-cell>
          <table:table-cell table:number-columns-repeated="8"/>
          <table:table-cell office:value-type="float" office:value="1577" calcext:value-type="float">
            <text:p>1577</text:p>
          </table:table-cell>
          <table:table-cell office:value-type="string" calcext:value-type="string">
            <text:p>https://www.facebook.com/biduleschouettes</text:p>
          </table:table-cell>
          <table:table-cell office:value-type="string" calcext:value-type="string">
            <text:p>Diane BÉGARD</text:p>
          </table:table-cell>
          <table:table-cell office:value-type="string" calcext:value-type="string">
            <text:p>Chargée de projet / Présidente</text:p>
          </table:table-cell>
          <table:table-cell office:value-type="string" calcext:value-type="string">
            <text:p>bonjour.biduleschouettes@gmail.com</text:p>
          </table:table-cell>
          <table:table-cell table:number-columns-repeated="3"/>
          <table:table-cell office:value-type="string" calcext:value-type="string">
            <text:p>Non</text:p>
          </table:table-cell>
          <table:table-cell table:number-columns-repeated="2"/>
          <table:table-cell office:value-type="string" calcext:value-type="string">
            <text:p>https://www.nantes.fr/infonantes/association/26978#infonantesResult,</text:p>
          </table:table-cell>
          <table:table-cell table:number-columns-repeated="5"/>
          <table:table-cell table:style-name="ce534" table:formula="of:=JSONANNUAIRE([.A16]; [.B16]; [.C16]; [.D16]; [.E16]; [.F16]; [.G16]; [.H16]; [.I16]; [.J16]; [.K16]; [.L16]; [.M16]; [.N16]; [.O16]; [.P16]; [.Q16]; [.R16]; [.S16]; [.T16]; [.U16]; [.V16]; [.W16]; [.X16]; [.Y16]; [.Z16]; [.AA16]; [.AB16]; [.AC16]; [.AD16]; [.AE16]; [.AF16]; [.AG16]; [.AH16]; [.AI16]; [.AJ16]; [.AK16]; [.AL16]; [.AM16]; [.AN16])" office:value-type="string" office:string-value="   {&#10;      &quot;code&quot;:&quot;annuaire_014&quot;,&#10;      &quot;nom&quot;:&quot;Bidules chouettes&quot;,&#10;      &quot;nom_en&quot;:&quot;Bidules chouettes&quot;,&#10;      &quot;description&quot;:&quot;L’association a pour objet d’encourager l’insertion sociale et professionnelle de personnes éloignées de l’emploi, de soutenir la parentalité et de participer au renforcement des solidarités locales  tout en contribuant à la réduction des déchets : par la collecte, la récupération, la valorisation ainsi que la revente, le troc ou le don d’articles pour enfants, de seconde main ou destinés à être jetés  et par des actions de sensibilisation et d’éducation à l’environnement. \n&quot;,&#10;      &quot;statut&quot;:&quot;Association&quot;,&#10;      &quot;secteur_geographique&quot;:&quot;Nantes métropole&quot;,&#10;      &quot;email&quot;:&quot;bonjour.biduleschouettes@gmail.com&quot;,&#10;      &quot;facebook&quot;:&quot;https://www.facebook.com/biduleschouettes&quot;,&#10;      &quot;tel&quot;:&quot;670303920&quot;,&#10;      &quot;adresseTemp&quot;:&quot;  &quot;,&#10;      &quot;objets_recuperes&quot;:&quot;articles puériculture (poussettes, vêtements...)jouetlivres&quot;,&#10;      &quot;mots_cles&quot;:&quot;articles puériculture (poussettes, vêtements...)jouetlivres&quot;&#10;   }," calcext:value-type="string">
            <text:p>   {</text:p>
            <text:p>      "code":"annuaire_014",</text:p>
            <text:p>      "nom":"Bidules chouettes",</text:p>
            <text:p>      "nom_en":"Bidules chouettes",</text:p>
            <text:p>      "description":"L’association a pour objet d’encourager l’insertion sociale et professionnelle de personnes éloignées de l’emploi, de soutenir la parentalité et de participer au renforcement des solidarités locales  tout en contribuant à la réduction des déchets : par la collecte, la récupération, la valorisation ainsi que la revente, le troc ou le don d’articles pour enfants, de seconde main ou destinés à être jetés  et par des actions de sensibilisation et d’éducation à l’environnement. \n",</text:p>
            <text:p>      "statut":"Association",</text:p>
            <text:p>      "secteur_geographique":"Nantes métropole",</text:p>
            <text:p>      "email":"bonjour.biduleschouettes@gmail.com",</text:p>
            <text:p>      "facebook":"https://www.facebook.com/biduleschouettes",</text:p>
            <text:p>      "tel":"670303920",</text:p>
            <text:p>      "adresseTemp":"  ",</text:p>
            <text:p>      "objets_recuperes":"articles puériculture (poussettes, vêtements...)jouetlivres",</text:p>
            <text:p>      "mots_cles":"articles puériculture (poussettes, vêtements...)jouetlivres"</text:p>
            <text:p>   },</text:p>
          </table:table-cell>
        </table:table-row>
        <table:table-row table:style-name="ro39">
          <table:table-cell office:value-type="string" calcext:value-type="string">
            <text:p>annuaire_015</text:p>
          </table:table-cell>
          <table:table-cell office:value-type="string" calcext:value-type="string">
            <text:p>la boite à récup</text:p>
          </table:table-cell>
          <table:table-cell office:value-type="string" calcext:value-type="string">
            <text:p>Éditeur de magazine papier ou vidéoRécupération des livres en bon étatRécupére des objets usagés, les vérifie/nettoie et les revendsRecyclage de tissu/vêtement (hors atelier couture)Recyclage des articles de sportVente de produits d'occasion</text:p>
          </table:table-cell>
          <table:table-cell office:value-type="string" calcext:value-type="string">
            <text:p>recyclerie de quartier , récupère des objets en bon état (vinyls, jeux, jouets, vêtements)pour revente à petit prix.</text:p>
          </table:table-cell>
          <table:table-cell office:value-type="string" calcext:value-type="string">
            <text:p>anciens bijouxjouetlivresmeubletissus et vêtement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office:value-type="float" office:value="0" calcext:value-type="float">
            <text:p>0</text:p>
          </table:table-cell>
          <table:table-cell office:value-type="string" calcext:value-type="string">
            <text:p>2-5</text:p>
          </table:table-cell>
          <table:table-cell office:value-type="string" calcext:value-type="string">
            <text:p>quartier BREIL BARBERIE</text:p>
          </table:table-cell>
          <table:table-cell table:number-columns-repeated="2"/>
          <table:table-cell office:value-type="string" calcext:value-type="string">
            <text:p>06.99.62.12.45</text:p>
          </table:table-cell>
          <table:table-cell office:value-type="string" calcext:value-type="string">
            <text:p>laboitearecup@gmail.com</text:p>
          </table:table-cell>
          <table:table-cell office:value-type="string" calcext:value-type="string">
            <text:p>LA BOITE A RECUP</text:p>
          </table:table-cell>
          <table:table-cell office:value-type="string" calcext:value-type="string">
            <text:p>60 avenue Courteline </text:p>
          </table:table-cell>
          <table:table-cell office:value-type="float" office:value="44800" calcext:value-type="float">
            <text:p>44800</text:p>
          </table:table-cell>
          <table:table-cell office:value-type="string" calcext:value-type="string">
            <text:p>SAINT HERBLAIN</text:p>
          </table:table-cell>
          <table:table-cell office:value-type="string" calcext:value-type="string">
            <text:p>LA BOITE A RECUP</text:p>
          </table:table-cell>
          <table:table-cell office:value-type="string" calcext:value-type="string">
            <text:p>42 Boulevard Jean XXIII</text:p>
          </table:table-cell>
          <table:table-cell office:value-type="float" office:value="44100" calcext:value-type="float">
            <text:p>44100</text:p>
          </table:table-cell>
          <table:table-cell office:value-type="string" calcext:value-type="string">
            <text:p>NANTES</text:p>
          </table:table-cell>
          <table:table-cell/>
          <table:table-cell office:value-type="string" calcext:value-type="string">
            <text:p>la boite à récup</text:p>
          </table:table-cell>
          <table:table-cell office:value-type="string" calcext:value-type="string">
            <text:p>chenais</text:p>
          </table:table-cell>
          <table:table-cell office:value-type="string" calcext:value-type="string">
            <text:p>président</text:p>
          </table:table-cell>
          <table:table-cell office:value-type="string" calcext:value-type="string">
            <text:p>06.99.62.12.45</text:p>
          </table:table-cell>
          <table:table-cell table:number-columns-repeated="3"/>
          <table:table-cell office:value-type="string" calcext:value-type="string">
            <text:p>Non</text:p>
          </table:table-cell>
          <table:table-cell table:number-columns-repeated="8"/>
          <table:table-cell table:style-name="ce534" table:formula="of:=JSONANNUAIRE([.A17]; [.B17]; [.C17]; [.D17]; [.E17]; [.F17]; [.G17]; [.H17]; [.I17]; [.J17]; [.K17]; [.L17]; [.M17]; [.N17]; [.O17]; [.P17]; [.Q17]; [.R17]; [.S17]; [.T17]; [.U17]; [.V17]; [.W17]; [.X17]; [.Y17]; [.Z17]; [.AA17]; [.AB17]; [.AC17]; [.AD17]; [.AE17]; [.AF17]; [.AG17]; [.AH17]; [.AI17]; [.AJ17]; [.AK17]; [.AL17]; [.AM17]; [.AN17])" office:value-type="string" office:string-value="   {&#10;      &quot;code&quot;:&quot;annuaire_015&quot;,&#10;      &quot;nom&quot;:&quot;la boite à récup&quot;,&#10;      &quot;nom_en&quot;:&quot;la boite à récup&quot;,&#10;      &quot;statut&quot;:&quot;Association&quot;,&#10;      &quot;secteur_geographique&quot;:&quot;quartier BREIL BARBERIE&quot;,&#10;      &quot;email&quot;:&quot;laboitearecup@gmail.com&quot;,&#10;      &quot;facebook&quot;:&quot;la boite à récup&quot;,&#10;      &quot;tel&quot;:&quot;06.99.62.12.45&quot;,&#10;      &quot;adresseTemp&quot;:&quot;60 avenue Courteline  44800 SAINT HERBLAIN&quot;,&#10;      &quot;objets_recuperes&quot;:&quot;anciens bijouxjouetlivresmeubletissus et vêtements&quot;,&#10;      &quot;mots_cles&quot;:&quot;anciens bijouxjouetlivresmeubletissus et vêtements&quot;&#10;   }," calcext:value-type="string">
            <text:p>   {</text:p>
            <text:p>      "code":"annuaire_015",</text:p>
            <text:p>      "nom":"la boite à récup",</text:p>
            <text:p>      "nom_en":"la boite à récup",</text:p>
            <text:p>      "statut":"Association",</text:p>
            <text:p>      "secteur_geographique":"quartier BREIL BARBERIE",</text:p>
            <text:p>      "email":"laboitearecup@gmail.com",</text:p>
            <text:p>      "facebook":"la boite à récup",</text:p>
            <text:p>      "tel":"06.99.62.12.45",</text:p>
            <text:p>      "adresseTemp":"60 avenue Courteline  44800 SAINT HERBLAIN",</text:p>
            <text:p>      "objets_recuperes":"anciens bijouxjouetlivresmeubletissus et vêtements",</text:p>
            <text:p>      "mots_cles":"anciens bijouxjouetlivresmeubletissus et vêtements"</text:p>
            <text:p>   },</text:p>
          </table:table-cell>
        </table:table-row>
        <table:table-row table:style-name="ro39">
          <table:table-cell office:value-type="string" calcext:value-type="string">
            <text:p>annuaire_016</text:p>
          </table:table-cell>
          <table:table-cell office:value-type="string" calcext:value-type="string">
            <text:p>Ecopôle - CPIE Pays de Nantes</text:p>
          </table:table-cell>
          <table:table-cell office:value-type="string" calcext:value-type="string">
            <text:p>Accompagnement d'écoles dans une démarche zéro déchetInformation sur la réduction des déchets à la source (hors stand)Information sur le recyclage (hors stand)Sensibilisation au gaspillage alimentaireSensibilisation ou ateliers avec des scolairesSolution contre gaspillage alimentaireStand de conseil sur le recyclageStand sensibilisation réduction "déchets"</text:p>
          </table:table-cell>
          <table:table-cell office:value-type="string" calcext:value-type="string">
            <text:p>Ecopôle, association labellisée CPIE Pays de Nantes, est un réseau d'associations, d'entreprises, de collectivités, de particuliers... agissant pour l'environnement et le développement durable dans l'agglomération nantaise. Comme tête de réseau, Ecopôle constitue un espace local d'information, d'échange, de médiation et de coopération.</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string" calcext:value-type="string">
            <text:p>plus de 50</text:p>
          </table:table-cell>
          <table:table-cell office:value-type="string" calcext:value-type="string">
            <text:p>10-25</text:p>
          </table:table-cell>
          <table:table-cell office:value-type="string" calcext:value-type="string">
            <text:p>Nantes Métropole</text:p>
          </table:table-cell>
          <table:table-cell office:value-type="string" calcext:value-type="string">
            <text:p>Créée en 2000, Écopôle, est un réseau d’acteurs locaux, constitué d’une centaine associations, et de plus de 150 organisations autres (entreprises, partenaires institutionnels et adhérents individuels) qui agissent dans le domaine de l’environnement et du développement durable. Labellisé en 2003 « Centre Permanent d’Initiatives pour l’Environnement », Écopôle constitue un espace local d’information, d’échange, de médiation et de coopération.\n\nSitué à Nantes, Écopôle est au service du territoire de l’agglomération nantaise et organise ses missions autour de trois pôles d’activités :\n- Pôle vie associative et vie du réseau\n- Pôle ressources et éducation\n- Pôle projets et territoires</text:p>
          </table:table-cell>
          <table:table-cell office:value-type="string" calcext:value-type="string">
            <text:p>http://www.ecopole.com/,</text:p>
          </table:table-cell>
          <table:table-cell office:value-type="string" calcext:value-type="string">
            <text:p>02.40.48.54.54</text:p>
          </table:table-cell>
          <table:table-cell office:value-type="string" calcext:value-type="string">
            <text:p>contact@ecopole.com</text:p>
          </table:table-cell>
          <table:table-cell/>
          <table:table-cell office:value-type="string" calcext:value-type="string">
            <text:p>17 rue de Bouillé </text:p>
          </table:table-cell>
          <table:table-cell office:value-type="float" office:value="44000" calcext:value-type="float">
            <text:p>44000</text:p>
          </table:table-cell>
          <table:table-cell office:value-type="string" calcext:value-type="string">
            <text:p>NANTES</text:p>
          </table:table-cell>
          <table:table-cell table:number-columns-repeated="4"/>
          <table:table-cell office:value-type="float" office:value="1556" calcext:value-type="float">
            <text:p>1556</text:p>
          </table:table-cell>
          <table:table-cell office:value-type="string" calcext:value-type="string">
            <text:p>https://www.facebook.com/ecopole.cpie/</text:p>
          </table:table-cell>
          <table:table-cell office:value-type="string" calcext:value-type="string">
            <text:p>Florian ROQUINARC'H</text:p>
          </table:table-cell>
          <table:table-cell office:value-type="string" calcext:value-type="string">
            <text:p>Chargé de mission DD</text:p>
          </table:table-cell>
          <table:table-cell office:value-type="string" calcext:value-type="string">
            <text:p>02.40.48.56.98 - florian.roquinarch@ecopole.com</text:p>
          </table:table-cell>
          <table:table-cell table:number-columns-repeated="3"/>
          <table:table-cell office:value-type="string" calcext:value-type="string">
            <text:p>Non</text:p>
          </table:table-cell>
          <table:table-cell table:number-columns-repeated="8"/>
          <table:table-cell table:style-name="ce534" table:formula="of:=JSONANNUAIRE([.A18]; [.B18]; [.C18]; [.D18]; [.E18]; [.F18]; [.G18]; [.H18]; [.I18]; [.J18]; [.K18]; [.L18]; [.M18]; [.N18]; [.O18]; [.P18]; [.Q18]; [.R18]; [.S18]; [.T18]; [.U18]; [.V18]; [.W18]; [.X18]; [.Y18]; [.Z18]; [.AA18]; [.AB18]; [.AC18]; [.AD18]; [.AE18]; [.AF18]; [.AG18]; [.AH18]; [.AI18]; [.AJ18]; [.AK18]; [.AL18]; [.AM18]; [.AN18])" office:value-type="string" office:string-value="   {&#10;      &quot;code&quot;:&quot;annuaire_016&quot;,&#10;      &quot;nom&quot;:&quot;Ecopôle - CPIE Pays de Nantes&quot;,&#10;      &quot;nom_en&quot;:&quot;Ecopôle - CPIE Pays de Nantes&quot;,&#10;      &quot;description&quot;:&quot;Créée en 2000, Écopôle, est un réseau d’acteurs locaux, constitué d’une centaine associations, et de plus de 150 organisations autres (entreprises, partenaires institutionnels et adhérents individuels) qui agissent dans le domaine de l’environnement et du développement durable. Labellisé en 2003 « Centre Permanent d’Initiatives pour l’Environnement », Écopôle constitue un espace local d’information, d’échange, de médiation et de coopération.\n\nSitué à Nantes, Écopôle est au service du territoire de l’agglomération nantaise et organise ses missions autour de trois pôles d’activités :\n- Pôle vie associative et vie du réseau\n- Pôle ressources et éducation\n- Pôle projets et territoires&quot;,&#10;      &quot;statut&quot;:&quot;Association&quot;,&#10;      &quot;secteur_geographique&quot;:&quot;Nantes Métropole&quot;,&#10;      &quot;url&quot;:&quot;http://www.ecopole.com/,&quot;,&#10;      &quot;email&quot;:&quot;contact@ecopole.com&quot;,&#10;      &quot;facebook&quot;:&quot;https://www.facebook.com/ecopole.cpie/&quot;,&#10;      &quot;tel&quot;:&quot;02.40.48.54.54&quot;,&#10;      &quot;adresseTemp&quot;:&quot;17 rue de Bouillé  44000 NANTES&quot;,&#10;      &quot;objets_recuperes&quot;:&quot;__toutes les matières habituelles d'un particulier&quot;,&#10;      &quot;mots_cles&quot;:&quot;__toutes les matières habituelles d'un particulier&quot;&#10;   }," calcext:value-type="string">
            <text:p>   {</text:p>
            <text:p>      "code":"annuaire_016",</text:p>
            <text:p>      "nom":"Ecopôle - CPIE Pays de Nantes",</text:p>
            <text:p>      "nom_en":"Ecopôle - CPIE Pays de Nantes",</text:p>
            <text:p>      "description":"Créée en 2000, Écopôle, est un réseau d’acteurs locaux, constitué d’une centaine associations, et de plus de 150 organisations autres (entreprises, partenaires institutionnels et adhérents individuels) qui agissent dans le domaine de l’environnement et du développement durable. Labellisé en 2003 « Centre Permanent d’Initiatives pour l’Environnement », Écopôle constitue un espace local d’information, d’échange, de médiation et de coopération.\n\nSitué à Nantes, Écopôle est au service du territoire de l’agglomération nantaise et organise ses missions autour de trois pôles d’activités :\n- Pôle vie associative et vie du réseau\n- Pôle ressources et éducation\n- Pôle projets et territoires",</text:p>
            <text:p>      "statut":"Association",</text:p>
            <text:p>      "secteur_geographique":"Nantes Métropole",</text:p>
            <text:p>      "url":"http://www.ecopole.com/,",</text:p>
            <text:p>      "email":"contact@ecopole.com",</text:p>
            <text:p>      "facebook":"https://www.facebook.com/ecopole.cpie/",</text:p>
            <text:p>      "tel":"02.40.48.54.54",</text:p>
            <text:p>      "adresseTemp":"17 rue de Bouillé  44000 NANTES",</text:p>
            <text:p>      "objets_recuperes":"__toutes les matières habituelles d'un particulier",</text:p>
            <text:p>      "mots_cles":"__toutes les matières habituelles d'un particulier"</text:p>
            <text:p>   },</text:p>
          </table:table-cell>
        </table:table-row>
        <table:table-row table:style-name="ro39">
          <table:table-cell office:value-type="string" calcext:value-type="string">
            <text:p>annuaire_017</text:p>
          </table:table-cell>
          <table:table-cell office:value-type="string" calcext:value-type="string">
            <text:p>l'Atelier du Bocal</text:p>
          </table:table-cell>
          <table:table-cell office:value-type="string" calcext:value-type="string">
            <text:p>Vente de produits en vracVente de produits zéro déchet</text:p>
          </table:table-cell>
          <table:table-cell office:value-type="string" calcext:value-type="string">
            <text:p>Epicerie zéro déchet en quelques clics livrée en point de retrait ou à domicile sur Nantes et son agglomération.\nTous les contenants sont consignés.</text:p>
          </table:table-cell>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3-5</text:p>
          </table:table-cell>
          <table:table-cell office:value-type="string" calcext:value-type="string">
            <text:p>2-5</text:p>
          </table:table-cell>
          <table:table-cell office:value-type="string" calcext:value-type="string">
            <text:p>Nantes et agglomération</text:p>
          </table:table-cell>
          <table:table-cell office:value-type="string" calcext:value-type="string">
            <text:p>L'Atelier du bocal est une épicerie zéro déchet en ligne basé sur le principe de la consigne et du clic &amp;amp collect. Le client fait sa commande en ligne puis choisi son lieu, date et créneau de retrait pour être livré au plus près de chez lui =&amp;gt Les courses zéro déchet clé en main!</text:p>
          </table:table-cell>
          <table:table-cell office:value-type="string" calcext:value-type="string">
            <text:p>https://www.latelierdubocal.com/,</text:p>
          </table:table-cell>
          <table:table-cell office:value-type="float" office:value="240973417" calcext:value-type="float">
            <text:p>240973417</text:p>
          </table:table-cell>
          <table:table-cell office:value-type="string" calcext:value-type="string">
            <text:p>contact@latelierdubocal.com</text:p>
          </table:table-cell>
          <table:table-cell office:value-type="string" calcext:value-type="string">
            <text:p>l'Atelier du Bocal</text:p>
          </table:table-cell>
          <table:table-cell office:value-type="string" calcext:value-type="string">
            <text:p>14 rue des halles </text:p>
          </table:table-cell>
          <table:table-cell office:value-type="float" office:value="44430" calcext:value-type="float">
            <text:p>44430</text:p>
          </table:table-cell>
          <table:table-cell office:value-type="string" calcext:value-type="string">
            <text:p>Le loroux bottereau</text:p>
          </table:table-cell>
          <table:table-cell table:number-columns-repeated="4"/>
          <table:table-cell office:value-type="float" office:value="1548" calcext:value-type="float">
            <text:p>1548</text:p>
          </table:table-cell>
          <table:table-cell office:value-type="string" calcext:value-type="string">
            <text:p>https://www.facebook.com/Latelier-du-bocal-392818371580363/</text:p>
          </table:table-cell>
          <table:table-cell office:value-type="string" calcext:value-type="string">
            <text:p>Justine MERIT</text:p>
          </table:table-cell>
          <table:table-cell office:value-type="string" calcext:value-type="string">
            <text:p>Directeur général</text:p>
          </table:table-cell>
          <table:table-cell office:value-type="float" office:value="771811666" calcext:value-type="float">
            <text:p>771811666</text:p>
          </table:table-cell>
          <table:table-cell office:value-type="string" calcext:value-type="string">
            <text:p>Julie MERIT</text:p>
          </table:table-cell>
          <table:table-cell office:value-type="string" calcext:value-type="string">
            <text:p>Président</text:p>
          </table:table-cell>
          <table:table-cell office:value-type="float" office:value="632272375" calcext:value-type="float">
            <text:p>632272375</text:p>
          </table:table-cell>
          <table:table-cell office:value-type="string" calcext:value-type="string">
            <text:p>Non</text:p>
          </table:table-cell>
          <table:table-cell table:number-columns-repeated="8"/>
          <table:table-cell table:style-name="ce534" table:formula="of:=JSONANNUAIRE([.A19]; [.B19]; [.C19]; [.D19]; [.E19]; [.F19]; [.G19]; [.H19]; [.I19]; [.J19]; [.K19]; [.L19]; [.M19]; [.N19]; [.O19]; [.P19]; [.Q19]; [.R19]; [.S19]; [.T19]; [.U19]; [.V19]; [.W19]; [.X19]; [.Y19]; [.Z19]; [.AA19]; [.AB19]; [.AC19]; [.AD19]; [.AE19]; [.AF19]; [.AG19]; [.AH19]; [.AI19]; [.AJ19]; [.AK19]; [.AL19]; [.AM19]; [.AN19])" office:value-type="string" office:string-value="   {&#10;      &quot;code&quot;:&quot;annuaire_017&quot;,&#10;      &quot;nom&quot;:&quot;l'Atelier du Bocal&quot;,&#10;      &quot;nom_en&quot;:&quot;l'Atelier du Bocal&quot;,&#10;      &quot;description&quot;:&quot;L'Atelier du bocal est une épicerie zéro déchet en ligne basé sur le principe de la consigne et du clic &amp;amp collect. Le client fait sa commande en ligne puis choisi son lieu, date et créneau de retrait pour être livré au plus près de chez lui =&amp;gt Les courses zéro déchet clé en main!&quot;,&#10;      &quot;statut&quot;:&quot;Entreprise privée &quot;,&#10;      &quot;secteur_geographique&quot;:&quot;Nantes et agglomération&quot;,&#10;      &quot;url&quot;:&quot;https://www.latelierdubocal.com/,&quot;,&#10;      &quot;email&quot;:&quot;contact@latelierdubocal.com&quot;,&#10;      &quot;facebook&quot;:&quot;https://www.facebook.com/Latelier-du-bocal-392818371580363/&quot;,&#10;      &quot;tel&quot;:&quot;240973417&quot;,&#10;      &quot;adresseTemp&quot;:&quot;14 rue des halles  44430 Le loroux bottereau&quot;&#10;   }," calcext:value-type="string">
            <text:p>   {</text:p>
            <text:p>      "code":"annuaire_017",</text:p>
            <text:p>      "nom":"l'Atelier du Bocal",</text:p>
            <text:p>      "nom_en":"l'Atelier du Bocal",</text:p>
            <text:p>      "description":"L'Atelier du bocal est une épicerie zéro déchet en ligne basé sur le principe de la consigne et du clic &amp;amp collect. Le client fait sa commande en ligne puis choisi son lieu, date et créneau de retrait pour être livré au plus près de chez lui =&amp;gt Les courses zéro déchet clé en main!",</text:p>
            <text:p>      "statut":"Entreprise privée ",</text:p>
            <text:p>      "secteur_geographique":"Nantes et agglomération",</text:p>
            <text:p>      "url":"https://www.latelierdubocal.com/,",</text:p>
            <text:p>      "email":"contact@latelierdubocal.com",</text:p>
            <text:p>      "facebook":"https://www.facebook.com/Latelier-du-bocal-392818371580363/",</text:p>
            <text:p>      "tel":"240973417",</text:p>
            <text:p>      "adresseTemp":"14 rue des halles  44430 Le loroux bottereau"</text:p>
            <text:p>   },</text:p>
          </table:table-cell>
        </table:table-row>
        <table:table-row table:style-name="ro39">
          <table:table-cell office:value-type="string" calcext:value-type="string">
            <text:p>annuaire_018</text:p>
          </table:table-cell>
          <table:table-cell office:value-type="string" calcext:value-type="string">
            <text:p>Julie Audureau</text:p>
          </table:table-cell>
          <table:table-cell office:value-type="string" calcext:value-type="string">
            <text:p>Détournement (upcycling)</text:p>
          </table:table-cell>
          <table:table-cell office:value-type="string" calcext:value-type="string">
            <text:p>Détournement d'objets anciens en objets décoratifs : luminaires, miroirs, patères, cache pots...</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1-2</text:p>
          </table:table-cell>
          <table:table-cell office:value-type="float" office:value="0" calcext:value-type="float">
            <text:p>0</text:p>
          </table:table-cell>
          <table:table-cell office:value-type="string" calcext:value-type="string">
            <text:p>100km</text:p>
          </table:table-cell>
          <table:table-cell office:value-type="string" calcext:value-type="string">
            <text:p>Avec ses créations insolites, Julie Audureau souhaite réveiller vos souvenirs, vous plonger dans une douce nostalgie et aussi vous surprendre !\n\nJulie commence par dénicher des objets anciens.\nCeux qu’elle aime, qu’on a connus, auxquels on tient parfois, et surtout qui nous racontent des histoires. \n\nDe retour dans son atelier à Longeville sur Mer, elle les détourne, les réinvente pour vous proposer des objets décoratifs uniques et originaux.\n\nJulie travaille aussi sur mesure avec des objets qui vous appartiennent.\n\nElle est membre du réseau Répar’Acteurs du Pays de la Loire, réseau qui vise à mettre en avant les artisans engagés à revaloriser, réparer et recycler.\nJulie est également membre des métiers d’art.\n</text:p>
          </table:table-cell>
          <table:table-cell office:value-type="string" calcext:value-type="string">
            <text:p>https://www.unik-market.com/boutique/julie-audureau,</text:p>
          </table:table-cell>
          <table:table-cell office:value-type="float" office:value="619538509" calcext:value-type="float">
            <text:p>619538509</text:p>
          </table:table-cell>
          <table:table-cell office:value-type="string" calcext:value-type="string">
            <text:p>julieaudureau.creatrice@gmail.com</text:p>
          </table:table-cell>
          <table:table-cell office:value-type="string" calcext:value-type="string">
            <text:p>Julie Audureau</text:p>
          </table:table-cell>
          <table:table-cell office:value-type="string" calcext:value-type="string">
            <text:p>218 rue des Hêtres</text:p>
          </table:table-cell>
          <table:table-cell office:value-type="float" office:value="85560" calcext:value-type="float">
            <text:p>85560</text:p>
          </table:table-cell>
          <table:table-cell office:value-type="string" calcext:value-type="string">
            <text:p>Longeville sur Mer</text:p>
          </table:table-cell>
          <table:table-cell table:number-columns-repeated="4"/>
          <table:table-cell office:value-type="float" office:value="1539" calcext:value-type="float">
            <text:p>1539</text:p>
          </table:table-cell>
          <table:table-cell office:value-type="string" calcext:value-type="string">
            <text:p>https://www.facebook.com/julieaudureaucreatrice/</text:p>
          </table:table-cell>
          <table:table-cell office:value-type="string" calcext:value-type="string">
            <text:p>Julie Audureau</text:p>
          </table:table-cell>
          <table:table-cell office:value-type="string" calcext:value-type="string">
            <text:p>Multi casquette !</text:p>
          </table:table-cell>
          <table:table-cell office:value-type="float" office:value="619538509" calcext:value-type="float">
            <text:p>619538509</text:p>
          </table:table-cell>
          <table:table-cell table:number-columns-repeated="3"/>
          <table:table-cell office:value-type="string" calcext:value-type="string">
            <text:p>Non</text:p>
          </table:table-cell>
          <table:table-cell table:number-columns-repeated="8"/>
          <table:table-cell table:style-name="ce534" table:formula="of:=JSONANNUAIRE([.A20]; [.B20]; [.C20]; [.D20]; [.E20]; [.F20]; [.G20]; [.H20]; [.I20]; [.J20]; [.K20]; [.L20]; [.M20]; [.N20]; [.O20]; [.P20]; [.Q20]; [.R20]; [.S20]; [.T20]; [.U20]; [.V20]; [.W20]; [.X20]; [.Y20]; [.Z20]; [.AA20]; [.AB20]; [.AC20]; [.AD20]; [.AE20]; [.AF20]; [.AG20]; [.AH20]; [.AI20]; [.AJ20]; [.AK20]; [.AL20]; [.AM20]; [.AN20])" office:value-type="string" office:string-value="   {&#10;      &quot;code&quot;:&quot;annuaire_018&quot;,&#10;      &quot;nom&quot;:&quot;Julie Audureau&quot;,&#10;      &quot;nom_en&quot;:&quot;Julie Audureau&quot;,&#10;      &quot;description&quot;:&quot;Avec ses créations insolites, Julie Audureau souhaite réveiller vos souvenirs, vous plonger dans une douce nostalgie et aussi vous surprendre !\n\nJulie commence par dénicher des objets anciens.\nCeux qu’elle aime, qu’on a connus, auxquels on tient parfois, et surtout qui nous racontent des histoires. \n\nDe retour dans son atelier à Longeville sur Mer, elle les détourne, les réinvente pour vous proposer des objets décoratifs uniques et originaux.\n\nJulie travaille aussi sur mesure avec des objets qui vous appartiennent.\n\nElle est membre du réseau Répar’Acteurs du Pays de la Loire, réseau qui vise à mettre en avant les artisans engagés à revaloriser, réparer et recycler.\nJulie est également membre des métiers d’art.\n&quot;,&#10;      &quot;statut&quot;:&quot;Entreprise privée &quot;,&#10;      &quot;secteur_geographique&quot;:&quot;100km&quot;,&#10;      &quot;url&quot;:&quot;https://www.unik-market.com/boutique/julie-audureau,&quot;,&#10;      &quot;email&quot;:&quot;julieaudureau.creatrice@gmail.com&quot;,&#10;      &quot;facebook&quot;:&quot;https://www.facebook.com/julieaudureaucreatrice/&quot;,&#10;      &quot;tel&quot;:&quot;619538509&quot;,&#10;      &quot;adresseTemp&quot;:&quot;218 rue des Hêtres 85560 Longeville sur Mer&quot;,&#10;      &quot;objets_recuperes&quot;:&quot;__toutes les matières habituelles d'un particulier&quot;,&#10;      &quot;mots_cles&quot;:&quot;__toutes les matières habituelles d'un particulier&quot;&#10;   }," calcext:value-type="string">
            <text:p>   {</text:p>
            <text:p>      "code":"annuaire_018",</text:p>
            <text:p>      "nom":"Julie Audureau",</text:p>
            <text:p>      "nom_en":"Julie Audureau",</text:p>
            <text:p>      "description":"Avec ses créations insolites, Julie Audureau souhaite réveiller vos souvenirs, vous plonger dans une douce nostalgie et aussi vous surprendre !\n\nJulie commence par dénicher des objets anciens.\nCeux qu’elle aime, qu’on a connus, auxquels on tient parfois, et surtout qui nous racontent des histoires. \n\nDe retour dans son atelier à Longeville sur Mer, elle les détourne, les réinvente pour vous proposer des objets décoratifs uniques et originaux.\n\nJulie travaille aussi sur mesure avec des objets qui vous appartiennent.\n\nElle est membre du réseau Répar’Acteurs du Pays de la Loire, réseau qui vise à mettre en avant les artisans engagés à revaloriser, réparer et recycler.\nJulie est également membre des métiers d’art.\n",</text:p>
            <text:p>      "statut":"Entreprise privée ",</text:p>
            <text:p>      "secteur_geographique":"100km",</text:p>
            <text:p>      "url":"https://www.unik-market.com/boutique/julie-audureau,",</text:p>
            <text:p>      "email":"julieaudureau.creatrice@gmail.com",</text:p>
            <text:p>      "facebook":"https://www.facebook.com/julieaudureaucreatrice/",</text:p>
            <text:p>      "tel":"619538509",</text:p>
            <text:p>      "adresseTemp":"218 rue des Hêtres 85560 Longeville sur Mer",</text:p>
            <text:p>      "objets_recuperes":"__toutes les matières habituelles d'un particulier",</text:p>
            <text:p>      "mots_cles":"__toutes les matières habituelles d'un particulier"</text:p>
            <text:p>   },</text:p>
          </table:table-cell>
        </table:table-row>
        <table:table-row table:style-name="ro39">
          <table:table-cell office:value-type="string" calcext:value-type="string">
            <text:p>annuaire_019</text:p>
          </table:table-cell>
          <table:table-cell office:value-type="string" calcext:value-type="string">
            <text:p>Les Boîtes Vertes</text:p>
          </table:table-cell>
          <table:table-cell office:value-type="string" calcext:value-type="string">
            <text:p>Atelier sur compostage ou lombricompostageAteliers produits zéro "déchet"Blog (ou chaîne utube) sur le zéro déchetFormations (zéro déchet ou économie circulaire, transition énergétique...)Organise des espaces de gratuité (inclus boîtes à don et boîtes à livres)Organise ou tient des conférencesSensibilisation au gaspillage alimentaireSensibilisation ou ateliers avec des scolairesSolution contre gaspillage alimentaireSolutions de récupération des matières organiques (compostage...)Vente de produits zéro déchet</text:p>
          </table:table-cell>
          <table:table-cell office:value-type="string" calcext:value-type="string">
            <text:p>Défis citoyens zéro déchet - Lombricompostage formation, sensibilisation - Plateforme d'entre-aide pour le lombricompostage</text:p>
          </table:table-cell>
          <table:table-cell office:value-type="string" calcext:value-type="string">
            <text:p>cheveuxdéchets organiques riches (restes alimentaires...)déchets verts (pelousedéchets verts (pelouse, taille de haie...)papier et cartonnett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plus de 100</text:p>
          </table:table-cell>
          <table:table-cell office:value-type="float" office:value="0" calcext:value-type="float">
            <text:p>0</text:p>
          </table:table-cell>
          <table:table-cell office:value-type="string" calcext:value-type="string">
            <text:p>1-2</text:p>
          </table:table-cell>
          <table:table-cell office:value-type="string" calcext:value-type="string">
            <text:p>Nantes Métropole, Départementn région - Blog : monde</text:p>
          </table:table-cell>
          <table:table-cell office:value-type="string" calcext:value-type="string">
            <text:p>Accompagner le changement de paradigme sociétal est indispensable. Nous interrogeons nos modes de consommation à travers les défis citoyens (zéro déchet), mais aussi par la mise en pratique de gestes simples et efficaces comme le lombricompostage. \n\nDéfis citoyens : coordination, animation...\nLombricompostage : sensibilisation, formation, distribution collective, animation de la plateforme d'entre-aide plus2vers.com </text:p>
          </table:table-cell>
          <table:table-cell office:value-type="string" calcext:value-type="string">
            <text:p>https://lesboitesvertes.fr,</text:p>
          </table:table-cell>
          <table:table-cell office:value-type="float" office:value="681149611" calcext:value-type="float">
            <text:p>681149611</text:p>
          </table:table-cell>
          <table:table-cell office:value-type="string" calcext:value-type="string">
            <text:p>contact@lesboitesvertes.fr</text:p>
          </table:table-cell>
          <table:table-cell office:value-type="string" calcext:value-type="string">
            <text:p>Siège</text:p>
          </table:table-cell>
          <table:table-cell office:value-type="string" calcext:value-type="string">
            <text:p>25 avenue Joliot-Curie</text:p>
          </table:table-cell>
          <table:table-cell office:value-type="float" office:value="44400" calcext:value-type="float">
            <text:p>44400</text:p>
          </table:table-cell>
          <table:table-cell office:value-type="string" calcext:value-type="string">
            <text:p>Rezé</text:p>
          </table:table-cell>
          <table:table-cell table:number-columns-repeated="4"/>
          <table:table-cell office:value-type="string" calcext:value-type="string">
            <text:p>1523,logo les boites vertes</text:p>
          </table:table-cell>
          <table:table-cell office:value-type="string" calcext:value-type="string">
            <text:p>https://www.facebook.com/Boites.Vertes/</text:p>
          </table:table-cell>
          <table:table-cell office:value-type="string" calcext:value-type="string">
            <text:p>David REGNIER GARNELO</text:p>
          </table:table-cell>
          <table:table-cell office:value-type="string" calcext:value-type="string">
            <text:p>Coordinateur</text:p>
          </table:table-cell>
          <table:table-cell office:value-type="string" calcext:value-type="string">
            <text:p>0681149611, david.regnier@lesboitesvertes.fr</text:p>
          </table:table-cell>
          <table:table-cell table:number-columns-repeated="3"/>
          <table:table-cell office:value-type="string" calcext:value-type="string">
            <text:p>Non</text:p>
          </table:table-cell>
          <table:table-cell office:value-type="string" calcext:value-type="string">
            <text:p>http://www.ecopole.com/adherents/boites-vertes-les/,</text:p>
          </table:table-cell>
          <table:table-cell/>
          <table:table-cell office:value-type="string" calcext:value-type="string">
            <text:p>https://www.nantes.fr/infonantes/association/20053,</text:p>
          </table:table-cell>
          <table:table-cell table:number-columns-repeated="5"/>
          <table:table-cell table:style-name="ce534" table:formula="of:=JSONANNUAIRE([.A21]; [.B21]; [.C21]; [.D21]; [.E21]; [.F21]; [.G21]; [.H21]; [.I21]; [.J21]; [.K21]; [.L21]; [.M21]; [.N21]; [.O21]; [.P21]; [.Q21]; [.R21]; [.S21]; [.T21]; [.U21]; [.V21]; [.W21]; [.X21]; [.Y21]; [.Z21]; [.AA21]; [.AB21]; [.AC21]; [.AD21]; [.AE21]; [.AF21]; [.AG21]; [.AH21]; [.AI21]; [.AJ21]; [.AK21]; [.AL21]; [.AM21]; [.AN21])" office:value-type="string" office:string-value="   {&#10;      &quot;code&quot;:&quot;annuaire_019&quot;,&#10;      &quot;nom&quot;:&quot;Les Boîtes Vertes&quot;,&#10;      &quot;nom_en&quot;:&quot;Les Boîtes Vertes&quot;,&#10;      &quot;description&quot;:&quot;Accompagner le changement de paradigme sociétal est indispensable. Nous interrogeons nos modes de consommation à travers les défis citoyens (zéro déchet), mais aussi par la mise en pratique de gestes simples et efficaces comme le lombricompostage. \n\nDéfis citoyens : coordination, animation...\nLombricompostage : sensibilisation, formation, distribution collective, animation de la plateforme d'entre-aide plus2vers.com &quot;,&#10;      &quot;statut&quot;:&quot;Association&quot;,&#10;      &quot;secteur_geographique&quot;:&quot;Nantes Métropole, Départementn région - Blog : monde&quot;,&#10;      &quot;url&quot;:&quot;https://lesboitesvertes.fr,&quot;,&#10;      &quot;email&quot;:&quot;contact@lesboitesvertes.fr&quot;,&#10;      &quot;facebook&quot;:&quot;https://www.facebook.com/Boites.Vertes/&quot;,&#10;      &quot;tel&quot;:&quot;681149611&quot;,&#10;      &quot;adresseTemp&quot;:&quot;25 avenue Joliot-Curie 44400 Rezé&quot;,&#10;      &quot;objets_recuperes&quot;:&quot;cheveuxdéchets organiques riches (restes alimentaires...)déchets verts (pelousedéchets verts (pelouse, taille de haie...)papier et cartonnette&quot;,&#10;      &quot;mots_cles&quot;:&quot;cheveuxdéchets organiques riches (restes alimentaires...)déchets verts (pelousedéchets verts (pelouse, taille de haie...)papier et cartonnette&quot;&#10;   }," calcext:value-type="string">
            <text:p>   {</text:p>
            <text:p>      "code":"annuaire_019",</text:p>
            <text:p>      "nom":"Les Boîtes Vertes",</text:p>
            <text:p>      "nom_en":"Les Boîtes Vertes",</text:p>
            <text:p>      "description":"Accompagner le changement de paradigme sociétal est indispensable. Nous interrogeons nos modes de consommation à travers les défis citoyens (zéro déchet), mais aussi par la mise en pratique de gestes simples et efficaces comme le lombricompostage. \n\nDéfis citoyens : coordination, animation...\nLombricompostage : sensibilisation, formation, distribution collective, animation de la plateforme d'entre-aide plus2vers.com ",</text:p>
            <text:p>      "statut":"Association",</text:p>
            <text:p>      "secteur_geographique":"Nantes Métropole, Départementn région - Blog : monde",</text:p>
            <text:p>      "url":"https://lesboitesvertes.fr,",</text:p>
            <text:p>      "email":"contact@lesboitesvertes.fr",</text:p>
            <text:p>      "facebook":"https://www.facebook.com/Boites.Vertes/",</text:p>
            <text:p>      "tel":"681149611",</text:p>
            <text:p>      "adresseTemp":"25 avenue Joliot-Curie 44400 Rezé",</text:p>
            <text:p>      "objets_recuperes":"cheveuxdéchets organiques riches (restes alimentaires...)déchets verts (pelousedéchets verts (pelouse, taille de haie...)papier et cartonnette",</text:p>
            <text:p>      "mots_cles":"cheveuxdéchets organiques riches (restes alimentaires...)déchets verts (pelousedéchets verts (pelouse, taille de haie...)papier et cartonnette"</text:p>
            <text:p>   },</text:p>
          </table:table-cell>
        </table:table-row>
        <table:table-row table:style-name="ro39">
          <table:table-cell office:value-type="string" calcext:value-type="string">
            <text:p>annuaire_020</text:p>
          </table:table-cell>
          <table:table-cell office:value-type="string" calcext:value-type="string">
            <text:p>ICI LE BONHEUR EST FAIT MAISON</text:p>
          </table:table-cell>
          <table:table-cell office:value-type="string" calcext:value-type="string">
            <text:p>Ateliers produits zéro "déchet"Blog (ou chaîne utube) sur le zéro déchetBox cadeau zéro déchetConseils ou gestions des couches lavablesCréateur d'objets du mode de vie zéro déchet (cosmétiques, lingettes, couches....)Fabrication de produits zéro déchetOrganise ou tient des conférencesVente de produits zéro déchet</text:p>
          </table:table-cell>
          <table:table-cell office:value-type="string" calcext:value-type="string">
            <text:p>1ère marque de vente à domicile d'articles et accessoires zéro déchet ! </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20</text:p>
          </table:table-cell>
          <table:table-cell office:value-type="string" calcext:value-type="string">
            <text:p>1-2</text:p>
          </table:table-cell>
          <table:table-cell office:value-type="float" office:value="0" calcext:value-type="float">
            <text:p>0</text:p>
          </table:table-cell>
          <table:table-cell office:value-type="string" calcext:value-type="string">
            <text:p>PAYS DE LA LOIRE ET FRANCE</text:p>
          </table:table-cell>
          <table:table-cell office:value-type="string" calcext:value-type="string">
            <text:p>Vente à domicile d'articles et accessoires zéro déchet. Un conseiller vous accompagne, lors d'un atelier à votre domicile, en compagnie de votre famille, de vos amis, de vos collègues, pour changer de mode de consommation, avec des astuces simples et efficaces et en vous présentant des articles éco-responsables &amp;amp durables de la marque ICI LE BONHEUR EST FAIT MAISON. </text:p>
          </table:table-cell>
          <table:table-cell office:value-type="string" calcext:value-type="string">
            <text:p>http://www.icilebonheurestfaitmaison.fr,</text:p>
          </table:table-cell>
          <table:table-cell office:value-type="float" office:value="670733309" calcext:value-type="float">
            <text:p>670733309</text:p>
          </table:table-cell>
          <table:table-cell office:value-type="string" calcext:value-type="string">
            <text:p>contact@icilebonheurestfaitmaison.fr</text:p>
          </table:table-cell>
          <table:table-cell table:number-columns-repeated="8"/>
          <table:table-cell office:value-type="string" calcext:value-type="string">
            <text:p>1513,Logo ici le bonheur est fait maison</text:p>
          </table:table-cell>
          <table:table-cell office:value-type="string" calcext:value-type="string">
            <text:p>https://www.facebook.com/icilebonheurestfaitmaison/</text:p>
          </table:table-cell>
          <table:table-cell office:value-type="string" calcext:value-type="string">
            <text:p>BOURRIGAULT Elodie</text:p>
          </table:table-cell>
          <table:table-cell office:value-type="string" calcext:value-type="string">
            <text:p>créatrice-gérante</text:p>
          </table:table-cell>
          <table:table-cell office:value-type="string" calcext:value-type="string">
            <text:p>0670733309 - contact@icilebonheurestfaitmaison.fr</text:p>
          </table:table-cell>
          <table:table-cell table:number-columns-repeated="3"/>
          <table:table-cell office:value-type="string" calcext:value-type="string">
            <text:p>Non</text:p>
          </table:table-cell>
          <table:table-cell table:number-columns-repeated="6"/>
          <table:table-cell office:value-type="string" calcext:value-type="string">
            <text:p>https://youtu.be/vfa_wXNLYsQ,</text:p>
          </table:table-cell>
          <table:table-cell/>
          <table:table-cell table:style-name="ce534" table:formula="of:=JSONANNUAIRE([.A22]; [.B22]; [.C22]; [.D22]; [.E22]; [.F22]; [.G22]; [.H22]; [.I22]; [.J22]; [.K22]; [.L22]; [.M22]; [.N22]; [.O22]; [.P22]; [.Q22]; [.R22]; [.S22]; [.T22]; [.U22]; [.V22]; [.W22]; [.X22]; [.Y22]; [.Z22]; [.AA22]; [.AB22]; [.AC22]; [.AD22]; [.AE22]; [.AF22]; [.AG22]; [.AH22]; [.AI22]; [.AJ22]; [.AK22]; [.AL22]; [.AM22]; [.AN22])" office:value-type="string" office:string-value="   {&#10;      &quot;code&quot;:&quot;annuaire_020&quot;,&#10;      &quot;nom&quot;:&quot;ICI LE BONHEUR EST FAIT MAISON&quot;,&#10;      &quot;nom_en&quot;:&quot;ICI LE BONHEUR EST FAIT MAISON&quot;,&#10;      &quot;description&quot;:&quot;Vente à domicile d'articles et accessoires zéro déchet. Un conseiller vous accompagne, lors d'un atelier à votre domicile, en compagnie de votre famille, de vos amis, de vos collègues, pour changer de mode de consommation, avec des astuces simples et efficaces et en vous présentant des articles éco-responsables &amp;amp durables de la marque ICI LE BONHEUR EST FAIT MAISON. &quot;,&#10;      &quot;statut&quot;:&quot;Entreprise privée &quot;,&#10;      &quot;secteur_geographique&quot;:&quot;PAYS DE LA LOIRE ET FRANCE&quot;,&#10;      &quot;url&quot;:&quot;http://www.icilebonheurestfaitmaison.fr,&quot;,&#10;      &quot;email&quot;:&quot;contact@icilebonheurestfaitmaison.fr&quot;,&#10;      &quot;facebook&quot;:&quot;https://www.facebook.com/icilebonheurestfaitmaison/&quot;,&#10;      &quot;tel&quot;:&quot;670733309&quot;,&#10;      &quot;adresseTemp&quot;:&quot;  &quot;,&#10;      &quot;objets_recuperes&quot;:&quot;__toutes les matières habituelles d'un particulier&quot;,&#10;      &quot;mots_cles&quot;:&quot;__toutes les matières habituelles d'un particulier&quot;,&#10;      &quot;video&quot;:&quot;https://youtu.be/vfa_wXNLYsQ,&quot;&#10;   }," calcext:value-type="string">
            <text:p>   {</text:p>
            <text:p>      "code":"annuaire_020",</text:p>
            <text:p>      "nom":"ICI LE BONHEUR EST FAIT MAISON",</text:p>
            <text:p>      "nom_en":"ICI LE BONHEUR EST FAIT MAISON",</text:p>
            <text:p>      "description":"Vente à domicile d'articles et accessoires zéro déchet. Un conseiller vous accompagne, lors d'un atelier à votre domicile, en compagnie de votre famille, de vos amis, de vos collègues, pour changer de mode de consommation, avec des astuces simples et efficaces et en vous présentant des articles éco-responsables &amp;amp durables de la marque ICI LE BONHEUR EST FAIT MAISON. ",</text:p>
            <text:p>      "statut":"Entreprise privée ",</text:p>
            <text:p>      "secteur_geographique":"PAYS DE LA LOIRE ET FRANCE",</text:p>
            <text:p>      "url":"http://www.icilebonheurestfaitmaison.fr,",</text:p>
            <text:p>      "email":"contact@icilebonheurestfaitmaison.fr",</text:p>
            <text:p>      "facebook":"https://www.facebook.com/icilebonheurestfaitmaison/",</text:p>
            <text:p>      "tel":"670733309",</text:p>
            <text:p>      "adresseTemp":"  ",</text:p>
            <text:p>      "objets_recuperes":"__toutes les matières habituelles d'un particulier",</text:p>
            <text:p>      "mots_cles":"__toutes les matières habituelles d'un particulier",</text:p>
            <text:p>      "video":"https://youtu.be/vfa_wXNLYsQ,"</text:p>
            <text:p>   },</text:p>
          </table:table-cell>
        </table:table-row>
        <table:table-row table:style-name="ro39">
          <table:table-cell office:value-type="string" calcext:value-type="string">
            <text:p>annuaire_021</text:p>
          </table:table-cell>
          <table:table-cell office:value-type="string" calcext:value-type="string">
            <text:p>Bout' à Bout'</text:p>
          </table:table-cell>
          <table:table-cell office:value-type="string" calcext:value-type="string">
            <text:p>Gestion et/ou développement de contenants consignés</text:p>
          </table:table-cell>
          <table:table-cell office:value-type="string" calcext:value-type="string">
            <text:p>Association qui vise à développer une filière régionale de réemploi des contenants (bouteilles en verre, fûts de bière, bocaux, ...)</text:p>
          </table:table-cell>
          <table:table-cell office:value-type="string" calcext:value-type="string">
            <text:p>bocauxbouteilles de verrefuts de bièr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51-100</text:p>
          </table:table-cell>
          <table:table-cell office:value-type="string" calcext:value-type="string">
            <text:p>3-5</text:p>
          </table:table-cell>
          <table:table-cell office:value-type="string" calcext:value-type="string">
            <text:p>2-5</text:p>
          </table:table-cell>
          <table:table-cell office:value-type="string" calcext:value-type="string">
            <text:p>Région pays de la Loire et prochainement Bretagne</text:p>
          </table:table-cell>
          <table:table-cell office:value-type="string" calcext:value-type="string">
            <text:p>L'association Bout' à Bout' est née de la volonté de réduire l’impact environnemental de nos bouteilles en verre. Elle vise à développer une filière régionale de réemploi de ces contenants, comme alternative à leur recyclage, qui reste énergivore.\n\nOutre ses valeurs écologiques, Bout’ à Bout’ promeut un modèle d’économie relocalisée favorisant les producteurs de notre territoire, l’emploi local et la coopération entre les acteurs.</text:p>
          </table:table-cell>
          <table:table-cell office:value-type="string" calcext:value-type="string">
            <text:p>http://www.boutabout.org/,</text:p>
          </table:table-cell>
          <table:table-cell/>
          <table:table-cell office:value-type="string" calcext:value-type="string">
            <text:p>contact@boutabout.org</text:p>
          </table:table-cell>
          <table:table-cell table:number-columns-repeated="8"/>
          <table:table-cell office:value-type="float" office:value="1505" calcext:value-type="float">
            <text:p>1505</text:p>
          </table:table-cell>
          <table:table-cell office:value-type="string" calcext:value-type="string">
            <text:p>https://www.facebook.com/boutaboutconsigne/</text:p>
          </table:table-cell>
          <table:table-cell office:value-type="string" calcext:value-type="string">
            <text:p>Emilie</text:p>
          </table:table-cell>
          <table:table-cell office:value-type="string" calcext:value-type="string">
            <text:p>Chargée de communication</text:p>
          </table:table-cell>
          <table:table-cell office:value-type="string" calcext:value-type="string">
            <text:p>contact@boutabout.org</text:p>
          </table:table-cell>
          <table:table-cell office:value-type="string" calcext:value-type="string">
            <text:p>Célie</text:p>
          </table:table-cell>
          <table:table-cell office:value-type="string" calcext:value-type="string">
            <text:p>Coordinatrice</text:p>
          </table:table-cell>
          <table:table-cell office:value-type="string" calcext:value-type="string">
            <text:p>contact@boutabout.org</text:p>
          </table:table-cell>
          <table:table-cell office:value-type="string" calcext:value-type="string">
            <text:p>Non</text:p>
          </table:table-cell>
          <table:table-cell table:number-columns-repeated="8"/>
          <table:table-cell table:style-name="ce534" table:formula="of:=JSONANNUAIRE([.A23]; [.B23]; [.C23]; [.D23]; [.E23]; [.F23]; [.G23]; [.H23]; [.I23]; [.J23]; [.K23]; [.L23]; [.M23]; [.N23]; [.O23]; [.P23]; [.Q23]; [.R23]; [.S23]; [.T23]; [.U23]; [.V23]; [.W23]; [.X23]; [.Y23]; [.Z23]; [.AA23]; [.AB23]; [.AC23]; [.AD23]; [.AE23]; [.AF23]; [.AG23]; [.AH23]; [.AI23]; [.AJ23]; [.AK23]; [.AL23]; [.AM23]; [.AN23])" office:value-type="string" office:string-value="   {&#10;      &quot;code&quot;:&quot;annuaire_021&quot;,&#10;      &quot;nom&quot;:&quot;Bout' à Bout'&quot;,&#10;      &quot;nom_en&quot;:&quot;Bout' à Bout'&quot;,&#10;      &quot;description&quot;:&quot;L'association Bout' à Bout' est née de la volonté de réduire l’impact environnemental de nos bouteilles en verre. Elle vise à développer une filière régionale de réemploi de ces contenants, comme alternative à leur recyclage, qui reste énergivore.\n\nOutre ses valeurs écologiques, Bout’ à Bout’ promeut un modèle d’économie relocalisée favorisant les producteurs de notre territoire, l’emploi local et la coopération entre les acteurs.&quot;,&#10;      &quot;statut&quot;:&quot;Association&quot;,&#10;      &quot;secteur_geographique&quot;:&quot;Région pays de la Loire et prochainement Bretagne&quot;,&#10;      &quot;url&quot;:&quot;http://www.boutabout.org/,&quot;,&#10;      &quot;email&quot;:&quot;contact@boutabout.org&quot;,&#10;      &quot;facebook&quot;:&quot;https://www.facebook.com/boutaboutconsigne/&quot;,&#10;      &quot;adresseTemp&quot;:&quot;  &quot;,&#10;      &quot;objets_recuperes&quot;:&quot;bocauxbouteilles de verrefuts de bière&quot;,&#10;      &quot;mots_cles&quot;:&quot;bocauxbouteilles de verrefuts de bière&quot;&#10;   }," calcext:value-type="string">
            <text:p>   {</text:p>
            <text:p>      "code":"annuaire_021",</text:p>
            <text:p>      "nom":"Bout' à Bout'",</text:p>
            <text:p>      "nom_en":"Bout' à Bout'",</text:p>
            <text:p>      "description":"L'association Bout' à Bout' est née de la volonté de réduire l’impact environnemental de nos bouteilles en verre. Elle vise à développer une filière régionale de réemploi de ces contenants, comme alternative à leur recyclage, qui reste énergivore.\n\nOutre ses valeurs écologiques, Bout’ à Bout’ promeut un modèle d’économie relocalisée favorisant les producteurs de notre territoire, l’emploi local et la coopération entre les acteurs.",</text:p>
            <text:p>      "statut":"Association",</text:p>
            <text:p>      "secteur_geographique":"Région pays de la Loire et prochainement Bretagne",</text:p>
            <text:p>      "url":"http://www.boutabout.org/,",</text:p>
            <text:p>      "email":"contact@boutabout.org",</text:p>
            <text:p>      "facebook":"https://www.facebook.com/boutaboutconsigne/",</text:p>
            <text:p>      "adresseTemp":"  ",</text:p>
            <text:p>      "objets_recuperes":"bocauxbouteilles de verrefuts de bière",</text:p>
            <text:p>      "mots_cles":"bocauxbouteilles de verrefuts de bière"</text:p>
            <text:p>   },</text:p>
          </table:table-cell>
        </table:table-row>
        <table:table-row table:style-name="ro39">
          <table:table-cell office:value-type="string" calcext:value-type="string">
            <text:p>annuaire_022</text:p>
          </table:table-cell>
          <table:table-cell office:value-type="string" calcext:value-type="string">
            <text:p>Les Autres Possibles</text:p>
          </table:table-cell>
          <table:table-cell office:value-type="string" calcext:value-type="string">
            <text:p>Éditeur de magazine papier ou vidéo</text:p>
          </table:table-cell>
          <table:table-cell office:value-type="string" calcext:value-type="string">
            <text:p>Le magazine Les Autres Possibles informe les citoyens sur les solutions durables et solidaires du territoire nantais, autour de différentes thématiques : déchets, récup, biodiversité, changement climatique...</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float" office:value="0" calcext:value-type="float">
            <text:p>0</text:p>
          </table:table-cell>
          <table:table-cell office:value-type="string" calcext:value-type="string">
            <text:p>2-5</text:p>
          </table:table-cell>
          <table:table-cell office:value-type="string" calcext:value-type="string">
            <text:p>Nantes</text:p>
          </table:table-cell>
          <table:table-cell office:value-type="string" calcext:value-type="string">
            <text:p>L'association Les Amis du MAP publie le magazine thématique bimestriel Les Autres Possibles, dont certains numéros sont consacrés à la gestion des déchets. En 2019, elle a fait paraître le guide "Où acheter durable et solidaire à Nantes ?", une sélection de 160 adresses de commerçants engagés, notamment pour la réduction des déchets. Elle propose également des ateliers d'éducation aux médias.</text:p>
          </table:table-cell>
          <table:table-cell office:value-type="string" calcext:value-type="string">
            <text:p>https://lesautrespossibles.fr/,</text:p>
          </table:table-cell>
          <table:table-cell/>
          <table:table-cell office:value-type="string" calcext:value-type="string">
            <text:p>redaction@lesautrespossibles.fr</text:p>
          </table:table-cell>
          <table:table-cell office:value-type="string" calcext:value-type="string">
            <text:p>Bureaux</text:p>
          </table:table-cell>
          <table:table-cell office:value-type="string" calcext:value-type="string">
            <text:p>4 place du 51e régiment d'artillerie</text:p>
          </table:table-cell>
          <table:table-cell office:value-type="float" office:value="44000" calcext:value-type="float">
            <text:p>44000</text:p>
          </table:table-cell>
          <table:table-cell office:value-type="string" calcext:value-type="string">
            <text:p>Nantes</text:p>
          </table:table-cell>
          <table:table-cell table:number-columns-repeated="4"/>
          <table:table-cell office:value-type="string" calcext:value-type="string">
            <text:p>1496,Logo Les Autres Possibles</text:p>
          </table:table-cell>
          <table:table-cell office:value-type="string" calcext:value-type="string">
            <text:p>https://www.facebook.com/lemapnantes/</text:p>
          </table:table-cell>
          <table:table-cell office:value-type="string" calcext:value-type="string">
            <text:p>Marie Le Douaran</text:p>
          </table:table-cell>
          <table:table-cell office:value-type="string" calcext:value-type="string">
            <text:p>Chargée de communication</text:p>
          </table:table-cell>
          <table:table-cell office:value-type="string" calcext:value-type="string">
            <text:p>marie.ledouaran@lesautrespossibles.fr</text:p>
          </table:table-cell>
          <table:table-cell table:number-columns-repeated="3"/>
          <table:table-cell office:value-type="string" calcext:value-type="string">
            <text:p>Non</text:p>
          </table:table-cell>
          <table:table-cell table:number-columns-repeated="2"/>
          <table:table-cell office:value-type="string" calcext:value-type="string">
            <text:p>https://www.nantes.fr/infonantes/association/24726,</text:p>
          </table:table-cell>
          <table:table-cell table:number-columns-repeated="5"/>
          <table:table-cell table:style-name="ce534" table:formula="of:=JSONANNUAIRE([.A24]; [.B24]; [.C24]; [.D24]; [.E24]; [.F24]; [.G24]; [.H24]; [.I24]; [.J24]; [.K24]; [.L24]; [.M24]; [.N24]; [.O24]; [.P24]; [.Q24]; [.R24]; [.S24]; [.T24]; [.U24]; [.V24]; [.W24]; [.X24]; [.Y24]; [.Z24]; [.AA24]; [.AB24]; [.AC24]; [.AD24]; [.AE24]; [.AF24]; [.AG24]; [.AH24]; [.AI24]; [.AJ24]; [.AK24]; [.AL24]; [.AM24]; [.AN24])" office:value-type="string" office:string-value="   {&#10;      &quot;code&quot;:&quot;annuaire_022&quot;,&#10;      &quot;nom&quot;:&quot;Les Autres Possibles&quot;,&#10;      &quot;nom_en&quot;:&quot;Les Autres Possibles&quot;,&#10;      &quot;description&quot;:&quot;L'association Les Amis du MAP publie le magazine thématique bimestriel Les Autres Possibles, dont certains numéros sont consacrés à la gestion des déchets. En 2019, elle a fait paraître le guide 'Où acheter durable et solidaire à Nantes ?', une sélection de 160 adresses de commerçants engagés, notamment pour la réduction des déchets. Elle propose également des ateliers d'éducation aux médias.&quot;,&#10;      &quot;statut&quot;:&quot;Association&quot;,&#10;      &quot;secteur_geographique&quot;:&quot;Nantes&quot;,&#10;      &quot;url&quot;:&quot;https://lesautrespossibles.fr/,&quot;,&#10;      &quot;email&quot;:&quot;redaction@lesautrespossibles.fr&quot;,&#10;      &quot;facebook&quot;:&quot;https://www.facebook.com/lemapnantes/&quot;,&#10;      &quot;adresseTemp&quot;:&quot;4 place du 51e régiment d'artillerie 44000 Nantes&quot;&#10;   }," calcext:value-type="string">
            <text:p>   {</text:p>
            <text:p>      "code":"annuaire_022",</text:p>
            <text:p>      "nom":"Les Autres Possibles",</text:p>
            <text:p>      "nom_en":"Les Autres Possibles",</text:p>
            <text:p>      "description":"L'association Les Amis du MAP publie le magazine thématique bimestriel Les Autres Possibles, dont certains numéros sont consacrés à la gestion des déchets. En 2019, elle a fait paraître le guide 'Où acheter durable et solidaire à Nantes ?', une sélection de 160 adresses de commerçants engagés, notamment pour la réduction des déchets. Elle propose également des ateliers d'éducation aux médias.",</text:p>
            <text:p>      "statut":"Association",</text:p>
            <text:p>      "secteur_geographique":"Nantes",</text:p>
            <text:p>      "url":"https://lesautrespossibles.fr/,",</text:p>
            <text:p>      "email":"redaction@lesautrespossibles.fr",</text:p>
            <text:p>      "facebook":"https://www.facebook.com/lemapnantes/",</text:p>
            <text:p>      "adresseTemp":"4 place du 51e régiment d'artillerie 44000 Nantes"</text:p>
            <text:p>   },</text:p>
          </table:table-cell>
        </table:table-row>
        <table:table-row table:style-name="ro39">
          <table:table-cell office:value-type="string" calcext:value-type="string">
            <text:p>annuaire_023</text:p>
          </table:table-cell>
          <table:table-cell office:value-type="string" calcext:value-type="string">
            <text:p>ZERO WASTE NANTES</text:p>
          </table:table-cell>
          <table:table-cell office:value-type="string" calcext:value-type="string">
            <text:p>Accompagnement d'écoles dans une démarche zéro déchetAteliers produits zéro "déchet"Blog (ou chaîne utube) sur le zéro déchetFormations (zéro déchet ou économie circulaire, transition énergétique...)Groupe de pression (manifestes, pétitions, alertes...)Information sur la réduction des déchets à la source (hors stand)Information sur le recyclage (hors stand)Propose ou loue de la vaisselle non jetableSensibilisation au gaspillage alimentaireSensibilisation ou ateliers avec des scolairesStand sensibilisation réduction "déchets"</text:p>
          </table:table-cell>
          <table:table-cell office:value-type="string" calcext:value-type="string">
            <text:p>Association citoyenne à Nantes et alentours pour la réduction des déchets et une meilleure gestion des ressources. Nous sommes un groupe local et relai des campagnes de l'association Zero Waste France.</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table:number-columns-repeated="2" office:value-type="float" office:value="0" calcext:value-type="float">
            <text:p>0</text:p>
          </table:table-cell>
          <table:table-cell office:value-type="string" calcext:value-type="string">
            <text:p>Nantes Métropole et alentours</text:p>
          </table:table-cell>
          <table:table-cell office:value-type="string" calcext:value-type="string">
            <text:p>Nous avons divers projets en cours : le plaidoyer et les municipales, le groupe jeunesse et les fêtes d'école zéro déchet, les ambassadeurs du zéro déchet avec une vingtaine de structures, un format sensibilisation en entreprise avec 2 structures, le respect des stop pub à Nantes et leur suivi, la tenue de stands ponctuels lors d'événements grand public, le prêt de gobelets réutilisables...\nPlus d'infos sur nos supports web !</text:p>
          </table:table-cell>
          <table:table-cell office:value-type="string" calcext:value-type="string">
            <text:p>https://zerowastenantes.fr/,</text:p>
          </table:table-cell>
          <table:table-cell/>
          <table:table-cell office:value-type="string" calcext:value-type="string">
            <text:p>info@zerowastenantes.fr</text:p>
          </table:table-cell>
          <table:table-cell table:number-columns-repeated="8"/>
          <table:table-cell office:value-type="float" office:value="1492" calcext:value-type="float">
            <text:p>1492</text:p>
          </table:table-cell>
          <table:table-cell office:value-type="string" calcext:value-type="string">
            <text:p>https://www.facebook.com/zerowastenantes/</text:p>
          </table:table-cell>
          <table:table-cell office:value-type="string" calcext:value-type="string">
            <text:p>Amandine FEUPIER</text:p>
          </table:table-cell>
          <table:table-cell office:value-type="string" calcext:value-type="string">
            <text:p>Membre active</text:p>
          </table:table-cell>
          <table:table-cell office:value-type="string" calcext:value-type="string">
            <text:p>info@zerowastenantes.fr</text:p>
          </table:table-cell>
          <table:table-cell table:number-columns-repeated="3"/>
          <table:table-cell office:value-type="string" calcext:value-type="string">
            <text:p>Oui</text:p>
          </table:table-cell>
          <table:table-cell office:value-type="string" calcext:value-type="string">
            <text:p>http://www.ecopole.com/adherents/zero-waste-nantes/,</text:p>
          </table:table-cell>
          <table:table-cell table:number-columns-repeated="7"/>
          <table:table-cell table:style-name="ce534" table:formula="of:=JSONANNUAIRE([.A25]; [.B25]; [.C25]; [.D25]; [.E25]; [.F25]; [.G25]; [.H25]; [.I25]; [.J25]; [.K25]; [.L25]; [.M25]; [.N25]; [.O25]; [.P25]; [.Q25]; [.R25]; [.S25]; [.T25]; [.U25]; [.V25]; [.W25]; [.X25]; [.Y25]; [.Z25]; [.AA25]; [.AB25]; [.AC25]; [.AD25]; [.AE25]; [.AF25]; [.AG25]; [.AH25]; [.AI25]; [.AJ25]; [.AK25]; [.AL25]; [.AM25]; [.AN25])" office:value-type="string" office:string-value="   {&#10;      &quot;code&quot;:&quot;annuaire_023&quot;,&#10;      &quot;nom&quot;:&quot;ZERO WASTE NANTES&quot;,&#10;      &quot;nom_en&quot;:&quot;ZERO WASTE NANTES&quot;,&#10;      &quot;description&quot;:&quot;Nous avons divers projets en cours : le plaidoyer et les municipales, le groupe jeunesse et les fêtes d'école zéro déchet, les ambassadeurs du zéro déchet avec une vingtaine de structures, un format sensibilisation en entreprise avec 2 structures, le respect des stop pub à Nantes et leur suivi, la tenue de stands ponctuels lors d'événements grand public, le prêt de gobelets réutilisables...\nPlus d'infos sur nos supports web !&quot;,&#10;      &quot;statut&quot;:&quot;Association&quot;,&#10;      &quot;secteur_geographique&quot;:&quot;Nantes Métropole et alentours&quot;,&#10;      &quot;url&quot;:&quot;https://zerowastenantes.fr/,&quot;,&#10;      &quot;email&quot;:&quot;info@zerowastenantes.fr&quot;,&#10;      &quot;facebook&quot;:&quot;https://www.facebook.com/zerowastenantes/&quot;,&#10;      &quot;adresseTemp&quot;:&quot;  &quot;&#10;   }," calcext:value-type="string">
            <text:p>   {</text:p>
            <text:p>      "code":"annuaire_023",</text:p>
            <text:p>      "nom":"ZERO WASTE NANTES",</text:p>
            <text:p>      "nom_en":"ZERO WASTE NANTES",</text:p>
            <text:p>      "description":"Nous avons divers projets en cours : le plaidoyer et les municipales, le groupe jeunesse et les fêtes d'école zéro déchet, les ambassadeurs du zéro déchet avec une vingtaine de structures, un format sensibilisation en entreprise avec 2 structures, le respect des stop pub à Nantes et leur suivi, la tenue de stands ponctuels lors d'événements grand public, le prêt de gobelets réutilisables...\nPlus d'infos sur nos supports web !",</text:p>
            <text:p>      "statut":"Association",</text:p>
            <text:p>      "secteur_geographique":"Nantes Métropole et alentours",</text:p>
            <text:p>      "url":"https://zerowastenantes.fr/,",</text:p>
            <text:p>      "email":"info@zerowastenantes.fr",</text:p>
            <text:p>      "facebook":"https://www.facebook.com/zerowastenantes/",</text:p>
            <text:p>      "adresseTemp":"  "</text:p>
            <text:p>   },</text:p>
          </table:table-cell>
        </table:table-row>
        <table:table-row table:style-name="ro39">
          <table:table-cell office:value-type="string" calcext:value-type="string">
            <text:p>annuaire_024</text:p>
          </table:table-cell>
          <table:table-cell office:value-type="string" calcext:value-type="string">
            <text:p>Fédération des Amis de l'Erdre</text:p>
          </table:table-cell>
          <table:table-cell office:value-type="string" calcext:value-type="string">
            <text:p>Organise des collectes citoyenne de déchetsSensibilisation ou ateliers avec des scolaires</text:p>
          </table:table-cell>
          <table:table-cell office:value-type="string" calcext:value-type="string">
            <text:p>La Fédération des Amis de l’Erdre est une association de protection et de valorisation de l'Erdre, ses affluents, ses marais et sa biodiversité. <text:s/></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51-100</text:p>
          </table:table-cell>
          <table:table-cell office:value-type="string" calcext:value-type="string">
            <text:p>6-10</text:p>
          </table:table-cell>
          <table:table-cell office:value-type="string" calcext:value-type="string">
            <text:p>1-2</text:p>
          </table:table-cell>
          <table:table-cell office:value-type="string" calcext:value-type="string">
            <text:p>Nantes métropole, Nantes à Nort-sur-Erdre</text:p>
          </table:table-cell>
          <table:table-cell office:value-type="string" calcext:value-type="string">
            <text:p>La Fédération des Amis de l’Erdre (FAE), est une association qui a été créée en 1990 dans l’optique de protéger et de valoriser un patrimoine naturel commun : l’Erdre, ses affluents et ses marais. Trente ans après, elle regroupe une centaine de personnes et met en place, grâce à l’aide de ses deux salariées, des actions d’expertise écologique et de sensibilisation du public pour répondre aux objectifs suivants :\n- Améliorer la qualité des eaux,\n- Protéger et valoriser les zones humides,\n- Connaître et protéger la faune et la flore de l’Erdre\n- Sensibiliser les citoyens à la nature et aux problématiques environnementales,\n- Développer des loisirs compatibles avec les droits au calme et à la sécurité des usagers de l’Erdre tout en préservant la rivière et en favorisant l’accès aux rives,\n- Favoriser l’aménagement harmonieux et la protection du patrimoine naturel, bâti sur l’ensemble du bassin versant.</text:p>
          </table:table-cell>
          <table:table-cell office:value-type="string" calcext:value-type="string">
            <text:p>http://www.federation-des-amis-de-l-erdre.org/,</text:p>
          </table:table-cell>
          <table:table-cell office:value-type="string" calcext:value-type="string">
            <text:p>02 40 49 01 33</text:p>
          </table:table-cell>
          <table:table-cell office:value-type="string" calcext:value-type="string">
            <text:p>contact@fdamiserdre.fr</text:p>
          </table:table-cell>
          <table:table-cell office:value-type="string" calcext:value-type="string">
            <text:p>Maison des associations du Port Boyer</text:p>
          </table:table-cell>
          <table:table-cell office:value-type="string" calcext:value-type="string">
            <text:p>80, rue du Port Boyer\n</text:p>
          </table:table-cell>
          <table:table-cell office:value-type="float" office:value="44300" calcext:value-type="float">
            <text:p>44300</text:p>
          </table:table-cell>
          <table:table-cell office:value-type="string" calcext:value-type="string">
            <text:p>Nantes</text:p>
          </table:table-cell>
          <table:table-cell table:number-columns-repeated="4"/>
          <table:table-cell office:value-type="float" office:value="1487" calcext:value-type="float">
            <text:p>1487</text:p>
          </table:table-cell>
          <table:table-cell office:value-type="string" calcext:value-type="string">
            <text:p>https://www.facebook.com/fdamis.delerdre/</text:p>
          </table:table-cell>
          <table:table-cell office:value-type="string" calcext:value-type="string">
            <text:p>Gwendoline Monnier</text:p>
          </table:table-cell>
          <table:table-cell office:value-type="string" calcext:value-type="string">
            <text:p>Médiatrice rivière</text:p>
          </table:table-cell>
          <table:table-cell office:value-type="string" calcext:value-type="string">
            <text:p>contact@fdamiserdre.fr 06 78 00 16 11</text:p>
          </table:table-cell>
          <table:table-cell table:number-columns-repeated="3"/>
          <table:table-cell office:value-type="string" calcext:value-type="string">
            <text:p>Non</text:p>
          </table:table-cell>
          <table:table-cell office:value-type="string" calcext:value-type="string">
            <text:p>http://www.ecopole.com/adherents/federation-des-amis-de-lerdre-la/,</text:p>
          </table:table-cell>
          <table:table-cell table:number-columns-repeated="7"/>
          <table:table-cell table:style-name="ce534" table:formula="of:=JSONANNUAIRE([.A26]; [.B26]; [.C26]; [.D26]; [.E26]; [.F26]; [.G26]; [.H26]; [.I26]; [.J26]; [.K26]; [.L26]; [.M26]; [.N26]; [.O26]; [.P26]; [.Q26]; [.R26]; [.S26]; [.T26]; [.U26]; [.V26]; [.W26]; [.X26]; [.Y26]; [.Z26]; [.AA26]; [.AB26]; [.AC26]; [.AD26]; [.AE26]; [.AF26]; [.AG26]; [.AH26]; [.AI26]; [.AJ26]; [.AK26]; [.AL26]; [.AM26]; [.AN26])" office:value-type="string" office:string-value="   {&#10;      &quot;code&quot;:&quot;annuaire_024&quot;,&#10;      &quot;nom&quot;:&quot;Fédération des Amis de l'Erdre&quot;,&#10;      &quot;nom_en&quot;:&quot;Fédération des Amis de l'Erdre&quot;,&#10;      &quot;description&quot;:&quot;La Fédération des Amis de l’Erdre (FAE), est une association qui a été créée en 1990 dans l’optique de protéger et de valoriser un patrimoine naturel commun : l’Erdre, ses affluents et ses marais. Trente ans après, elle regroupe une centaine de personnes et met en place, grâce à l’aide de ses deux salariées, des actions d’expertise écologique et de sensibilisation du public pour répondre aux objectifs suivants :\n- Améliorer la qualité des eaux,\n- Protéger et valoriser les zones humides,\n- Connaître et protéger la faune et la flore de l’Erdre\n- Sensibiliser les citoyens à la nature et aux problématiques environnementales,\n- Développer des loisirs compatibles avec les droits au calme et à la sécurité des usagers de l’Erdre tout en préservant la rivière et en favorisant l’accès aux rives,\n- Favoriser l’aménagement harmonieux et la protection du patrimoine naturel, bâti sur l’ensemble du bassin versant.&quot;,&#10;      &quot;statut&quot;:&quot;Association&quot;,&#10;      &quot;secteur_geographique&quot;:&quot;Nantes métropole, Nantes à Nort-sur-Erdre&quot;,&#10;      &quot;url&quot;:&quot;http://www.federation-des-amis-de-l-erdre.org/,&quot;,&#10;      &quot;email&quot;:&quot;contact@fdamiserdre.fr&quot;,&#10;      &quot;facebook&quot;:&quot;https://www.facebook.com/fdamis.delerdre/&quot;,&#10;      &quot;tel&quot;:&quot;02 40 49 01 33&quot;,&#10;      &quot;adresseTemp&quot;:&quot;80, rue du Port Boyer\n 44300 Nantes&quot;&#10;   }," calcext:value-type="string">
            <text:p>   {</text:p>
            <text:p>      "code":"annuaire_024",</text:p>
            <text:p>      "nom":"Fédération des Amis de l'Erdre",</text:p>
            <text:p>      "nom_en":"Fédération des Amis de l'Erdre",</text:p>
            <text:p>      "description":"La Fédération des Amis de l’Erdre (FAE), est une association qui a été créée en 1990 dans l’optique de protéger et de valoriser un patrimoine naturel commun : l’Erdre, ses affluents et ses marais. Trente ans après, elle regroupe une centaine de personnes et met en place, grâce à l’aide de ses deux salariées, des actions d’expertise écologique et de sensibilisation du public pour répondre aux objectifs suivants :\n- Améliorer la qualité des eaux,\n- Protéger et valoriser les zones humides,\n- Connaître et protéger la faune et la flore de l’Erdre\n- Sensibiliser les citoyens à la nature et aux problématiques environnementales,\n- Développer des loisirs compatibles avec les droits au calme et à la sécurité des usagers de l’Erdre tout en préservant la rivière et en favorisant l’accès aux rives,\n- Favoriser l’aménagement harmonieux et la protection du patrimoine naturel, bâti sur l’ensemble du bassin versant.",</text:p>
            <text:p>      "statut":"Association",</text:p>
            <text:p>      "secteur_geographique":"Nantes métropole, Nantes à Nort-sur-Erdre",</text:p>
            <text:p>      "url":"http://www.federation-des-amis-de-l-erdre.org/,",</text:p>
            <text:p>      "email":"contact@fdamiserdre.fr",</text:p>
            <text:p>      "facebook":"https://www.facebook.com/fdamis.delerdre/",</text:p>
            <text:p>      "tel":"02 40 49 01 33",</text:p>
            <text:p>      "adresseTemp":"80, rue du Port Boyer\n 44300 Nantes"</text:p>
            <text:p>   },</text:p>
          </table:table-cell>
        </table:table-row>
        <table:table-row table:style-name="ro39">
          <table:table-cell office:value-type="string" calcext:value-type="string">
            <text:p>annuaire_025</text:p>
          </table:table-cell>
          <table:table-cell office:value-type="string" calcext:value-type="string">
            <text:p>Ateliers zéro déchet</text:p>
          </table:table-cell>
          <table:table-cell office:value-type="string" calcext:value-type="string">
            <text:p>Accompagnement d'écoles dans une démarche zéro déchetAccompagnement des professionnels sur la réduction des déchets dus à leurs métiersAtelier de couture de tissus récupérésAteliers produits zéro "déchet"Créateur d'objets du mode de vie zéro déchet (cosmétiques, lingettes, couches....)Détournement (upcycling)Fabrication de produits zéro déchetFormations (zéro déchet ou économie circulaire, transition énergétique...)Sensibilisation au gaspillage alimentaireSensibilisation ou ateliers avec des scolairesSolution contre gaspillage alimentaireStand sensibilisation réduction "déchets"</text:p>
          </table:table-cell>
          <table:table-cell office:value-type="string" calcext:value-type="string">
            <text:p>Des ateliers pour apprendre à tout faire soi-même : cosmétiques, produits ménagers, accessoires lavables en couture...</text:p>
          </table:table-cell>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Loire Atlantique</text:p>
          </table:table-cell>
          <table:table-cell/>
          <table:table-cell office:value-type="string" calcext:value-type="string">
            <text:p>http://atelierszerodechet.fr/,</text:p>
          </table:table-cell>
          <table:table-cell office:value-type="string" calcext:value-type="string">
            <text:p>06 33 28 52 75</text:p>
          </table:table-cell>
          <table:table-cell office:value-type="string" calcext:value-type="string">
            <text:p>contact@atelierszerodechet.fr</text:p>
          </table:table-cell>
          <table:table-cell table:number-columns-repeated="8"/>
          <table:table-cell office:value-type="float" office:value="1478" calcext:value-type="float">
            <text:p>1478</text:p>
          </table:table-cell>
          <table:table-cell office:value-type="string" calcext:value-type="string">
            <text:p>https://www.facebook.com/atelierszerodechet/?modal=admin_todo_tour</text:p>
          </table:table-cell>
          <table:table-cell office:value-type="string" calcext:value-type="string">
            <text:p>Joséphine Dabilly</text:p>
          </table:table-cell>
          <table:table-cell office:value-type="string" calcext:value-type="string">
            <text:p>Fondatrice</text:p>
          </table:table-cell>
          <table:table-cell office:value-type="string" calcext:value-type="string">
            <text:p>06 33 28 52 75 / contact@atelierszerodechet.fr</text:p>
          </table:table-cell>
          <table:table-cell table:number-columns-repeated="3"/>
          <table:table-cell office:value-type="string" calcext:value-type="string">
            <text:p>Non</text:p>
          </table:table-cell>
          <table:table-cell office:value-type="string" calcext:value-type="string">
            <text:p>http://www.ecopole.com/adherents/ateliers-zero-dechet/,</text:p>
          </table:table-cell>
          <table:table-cell table:number-columns-repeated="7"/>
          <table:table-cell table:style-name="ce534" table:formula="of:=JSONANNUAIRE([.A27]; [.B27]; [.C27]; [.D27]; [.E27]; [.F27]; [.G27]; [.H27]; [.I27]; [.J27]; [.K27]; [.L27]; [.M27]; [.N27]; [.O27]; [.P27]; [.Q27]; [.R27]; [.S27]; [.T27]; [.U27]; [.V27]; [.W27]; [.X27]; [.Y27]; [.Z27]; [.AA27]; [.AB27]; [.AC27]; [.AD27]; [.AE27]; [.AF27]; [.AG27]; [.AH27]; [.AI27]; [.AJ27]; [.AK27]; [.AL27]; [.AM27]; [.AN27])" office:value-type="string" office:string-value="   {&#10;      &quot;code&quot;:&quot;annuaire_025&quot;,&#10;      &quot;nom&quot;:&quot;Ateliers zéro déchet&quot;,&#10;      &quot;nom_en&quot;:&quot;Ateliers zéro déchet&quot;,&#10;      &quot;statut&quot;:&quot;Entreprise privée &quot;,&#10;      &quot;secteur_geographique&quot;:&quot;Loire Atlantique&quot;,&#10;      &quot;url&quot;:&quot;http://atelierszerodechet.fr/,&quot;,&#10;      &quot;email&quot;:&quot;contact@atelierszerodechet.fr&quot;,&#10;      &quot;facebook&quot;:&quot;https://www.facebook.com/atelierszerodechet/?modal=admin_todo_tour&quot;,&#10;      &quot;tel&quot;:&quot;06 33 28 52 75&quot;,&#10;      &quot;adresseTemp&quot;:&quot;  &quot;&#10;   }," calcext:value-type="string">
            <text:p>   {</text:p>
            <text:p>      "code":"annuaire_025",</text:p>
            <text:p>      "nom":"Ateliers zéro déchet",</text:p>
            <text:p>      "nom_en":"Ateliers zéro déchet",</text:p>
            <text:p>      "statut":"Entreprise privée ",</text:p>
            <text:p>      "secteur_geographique":"Loire Atlantique",</text:p>
            <text:p>      "url":"http://atelierszerodechet.fr/,",</text:p>
            <text:p>      "email":"contact@atelierszerodechet.fr",</text:p>
            <text:p>      "facebook":"https://www.facebook.com/atelierszerodechet/?modal=admin_todo_tour",</text:p>
            <text:p>      "tel":"06 33 28 52 75",</text:p>
            <text:p>      "adresseTemp":"  "</text:p>
            <text:p>   },</text:p>
          </table:table-cell>
        </table:table-row>
        <table:table-row table:style-name="ro39">
          <table:table-cell office:value-type="string" calcext:value-type="string">
            <text:p>annuaire_026</text:p>
          </table:table-cell>
          <table:table-cell office:value-type="string" calcext:value-type="string">
            <text:p>Nous and Co</text:p>
          </table:table-cell>
          <table:table-cell office:value-type="string" calcext:value-type="string">
            <text:p>Organise des espaces de gratuité (inclus boîtes à don et boîtes à livres)Prête ou loue des biens au lieu de les posséderPropose ou loue de la vaisselle non jetableRécupération des livres en bon état</text:p>
          </table:table-cell>
          <table:table-cell office:value-type="string" calcext:value-type="string">
            <text:p>Nous and Co développe des projets d'économie du partage : boîtes à dons, Boutique du Partage (dons et prêts d'objets) à Nantes.</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51-100</text:p>
          </table:table-cell>
          <table:table-cell office:value-type="float" office:value="0" calcext:value-type="float">
            <text:p>0</text:p>
          </table:table-cell>
          <table:table-cell office:value-type="string" calcext:value-type="string">
            <text:p>1-2</text:p>
          </table:table-cell>
          <table:table-cell office:value-type="string" calcext:value-type="string">
            <text:p>Nantes</text:p>
          </table:table-cell>
          <table:table-cell office:value-type="string" calcext:value-type="string">
            <text:p>Nous and Co est une association spécialiste des pratiques de consommation non-marchandes : le don, le prêt, l'échange, la mise en bien commun.\n\nElle développe et promeut ces pratiques, aussi regroupées sous le nom d' "économie du partage" <text:s/>depuis 2013 en mettant en place différents projets citoyens et participatifs pour faciliter l'accès à ces pratiques.\n\nEmprunter et/ou donner des objets, partager ses savoir-faire, échanger des services... en toute gratuité et en se rencontrant entre habitant.e.s d'un même territoire, c'est ça, l'économie du partage !</text:p>
          </table:table-cell>
          <table:table-cell office:value-type="string" calcext:value-type="string">
            <text:p>https://www.nousandco.fr/,</text:p>
          </table:table-cell>
          <table:table-cell office:value-type="float" office:value="634396386" calcext:value-type="float">
            <text:p>634396386</text:p>
          </table:table-cell>
          <table:table-cell office:value-type="string" calcext:value-type="string">
            <text:p>contact@nousandco.fr</text:p>
          </table:table-cell>
          <table:table-cell office:value-type="string" calcext:value-type="string">
            <text:p>La Boutique du Partage</text:p>
          </table:table-cell>
          <table:table-cell office:value-type="string" calcext:value-type="string">
            <text:p>09 rue Jules Noël</text:p>
          </table:table-cell>
          <table:table-cell office:value-type="float" office:value="44100" calcext:value-type="float">
            <text:p>44100</text:p>
          </table:table-cell>
          <table:table-cell office:value-type="string" calcext:value-type="string">
            <text:p>Nantes</text:p>
          </table:table-cell>
          <table:table-cell office:value-type="string" calcext:value-type="string">
            <text:p>Nous and Co</text:p>
          </table:table-cell>
          <table:table-cell office:value-type="string" calcext:value-type="string">
            <text:p>08 rue Saint-Domingue</text:p>
          </table:table-cell>
          <table:table-cell office:value-type="float" office:value="44200" calcext:value-type="float">
            <text:p>44200</text:p>
          </table:table-cell>
          <table:table-cell office:value-type="string" calcext:value-type="string">
            <text:p>Nantes</text:p>
          </table:table-cell>
          <table:table-cell office:value-type="float" office:value="1473" calcext:value-type="float">
            <text:p>1473</text:p>
          </table:table-cell>
          <table:table-cell office:value-type="string" calcext:value-type="string">
            <text:p>https://www.facebook.com/AssoNousandCo/</text:p>
          </table:table-cell>
          <table:table-cell office:value-type="string" calcext:value-type="string">
            <text:p>Emilie Le Goff</text:p>
          </table:table-cell>
          <table:table-cell office:value-type="string" calcext:value-type="string">
            <text:p>Chargée de projets</text:p>
          </table:table-cell>
          <table:table-cell office:value-type="float" office:value="634396386" calcext:value-type="float">
            <text:p>634396386</text:p>
          </table:table-cell>
          <table:table-cell table:number-columns-repeated="3"/>
          <table:table-cell office:value-type="string" calcext:value-type="string">
            <text:p>Non</text:p>
          </table:table-cell>
          <table:table-cell table:number-columns-repeated="8"/>
          <table:table-cell table:style-name="ce534" table:formula="of:=JSONANNUAIRE([.A28]; [.B28]; [.C28]; [.D28]; [.E28]; [.F28]; [.G28]; [.H28]; [.I28]; [.J28]; [.K28]; [.L28]; [.M28]; [.N28]; [.O28]; [.P28]; [.Q28]; [.R28]; [.S28]; [.T28]; [.U28]; [.V28]; [.W28]; [.X28]; [.Y28]; [.Z28]; [.AA28]; [.AB28]; [.AC28]; [.AD28]; [.AE28]; [.AF28]; [.AG28]; [.AH28]; [.AI28]; [.AJ28]; [.AK28]; [.AL28]; [.AM28]; [.AN28])" office:value-type="string" office:string-value="   {&#10;      &quot;code&quot;:&quot;annuaire_026&quot;,&#10;      &quot;nom&quot;:&quot;Nous and Co&quot;,&#10;      &quot;nom_en&quot;:&quot;Nous and Co&quot;,&#10;      &quot;description&quot;:&quot;Nous and Co est une association spécialiste des pratiques de consommation non-marchandes : le don, le prêt, l'échange, la mise en bien commun.\n\nElle développe et promeut ces pratiques, aussi regroupées sous le nom d' 'économie du partage'  depuis 2013 en mettant en place différents projets citoyens et participatifs pour faciliter l'accès à ces pratiques.\n\nEmprunter et/ou donner des objets, partager ses savoir-faire, échanger des services... en toute gratuité et en se rencontrant entre habitant.e.s d'un même territoire, c'est ça, l'économie du partage !&quot;,&#10;      &quot;statut&quot;:&quot;Association&quot;,&#10;      &quot;secteur_geographique&quot;:&quot;Nantes&quot;,&#10;      &quot;url&quot;:&quot;https://www.nousandco.fr/,&quot;,&#10;      &quot;email&quot;:&quot;contact@nousandco.fr&quot;,&#10;      &quot;facebook&quot;:&quot;https://www.facebook.com/AssoNousandCo/&quot;,&#10;      &quot;tel&quot;:&quot;634396386&quot;,&#10;      &quot;adresseTemp&quot;:&quot;09 rue Jules Noël 44100 Nantes&quot;,&#10;      &quot;objets_recuperes&quot;:&quot;__toutes les matières habituelles d'un particulier&quot;,&#10;      &quot;mots_cles&quot;:&quot;__toutes les matières habituelles d'un particulier&quot;&#10;   }," calcext:value-type="string">
            <text:p>   {</text:p>
            <text:p>      "code":"annuaire_026",</text:p>
            <text:p>      "nom":"Nous and Co",</text:p>
            <text:p>      "nom_en":"Nous and Co",</text:p>
            <text:p>      "description":"Nous and Co est une association spécialiste des pratiques de consommation non-marchandes : le don, le prêt, l'échange, la mise en bien commun.\n\nElle développe et promeut ces pratiques, aussi regroupées sous le nom d' 'économie du partage'  depuis 2013 en mettant en place différents projets citoyens et participatifs pour faciliter l'accès à ces pratiques.\n\nEmprunter et/ou donner des objets, partager ses savoir-faire, échanger des services... en toute gratuité et en se rencontrant entre habitant.e.s d'un même territoire, c'est ça, l'économie du partage !",</text:p>
            <text:p>      "statut":"Association",</text:p>
            <text:p>      "secteur_geographique":"Nantes",</text:p>
            <text:p>      "url":"https://www.nousandco.fr/,",</text:p>
            <text:p>      "email":"contact@nousandco.fr",</text:p>
            <text:p>      "facebook":"https://www.facebook.com/AssoNousandCo/",</text:p>
            <text:p>      "tel":"634396386",</text:p>
            <text:p>      "adresseTemp":"09 rue Jules Noël 44100 Nantes",</text:p>
            <text:p>      "objets_recuperes":"__toutes les matières habituelles d'un particulier",</text:p>
            <text:p>      "mots_cles":"__toutes les matières habituelles d'un particulier"</text:p>
            <text:p>   },</text:p>
          </table:table-cell>
        </table:table-row>
        <table:table-row table:style-name="ro39">
          <table:table-cell office:value-type="string" calcext:value-type="string">
            <text:p>annuaire_027</text:p>
          </table:table-cell>
          <table:table-cell office:value-type="string" calcext:value-type="string">
            <text:p>OASIS environnement</text:p>
          </table:table-cell>
          <table:table-cell office:value-type="string" calcext:value-type="string">
            <text:p>Accompagnement des professionnels sur la réduction des déchets dus à leurs métiersFormations (zéro déchet ou économie circulaire, transition énergétique...)</text:p>
          </table:table-cell>
          <table:table-cell office:value-type="string" calcext:value-type="string">
            <text:p>OASIS environnement accompagne les entreprises et leurs salariés vers un objectif ZERO déchet au bureau. Grâce à des diagnostics déchets, des formations et des défis, OASIS environnement apporte toutes les solutions pour réduire et mieux valoriser les déchets de bureau. </text:p>
          </table:table-cell>
          <table:table-cell office:value-type="string" calcext:value-type="string">
            <text:p>_toutes les matières d'une entreprise non spécialisé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float" office:value="0" calcext:value-type="float">
            <text:p>0</text:p>
          </table:table-cell>
          <table:table-cell office:value-type="string" calcext:value-type="string">
            <text:p>1-2</text:p>
          </table:table-cell>
          <table:table-cell office:value-type="string" calcext:value-type="string">
            <text:p>Région Pays de la Loire</text:p>
          </table:table-cell>
          <table:table-cell office:value-type="string" calcext:value-type="string">
            <text:p>Plus de 130kg de déchets par salarié et par an, moins de 1/3 sont recyclés. Un coût estimé entre 150€ et 250€ par salarié et par an (source Ademe 2019). Les déchets de bureau et le gaspillage sont une véritable problématique pour l'environnement. \nFace à ce défi, OASIS environnement propose des solutions de réduction et de valorisation en impliquant les salariés et mobilisant les structures de réemploi de l'ESS. \nA travers des diagnostics déchets, des formations et des défis, OASIS environnement accompagne les entreprises vers un objectif ZERO déchet au bureau. \n</text:p>
          </table:table-cell>
          <table:table-cell office:value-type="string" calcext:value-type="string">
            <text:p>http://www.oasis-environnement.org/,</text:p>
          </table:table-cell>
          <table:table-cell office:value-type="string" calcext:value-type="string">
            <text:p>07 69 49 90 17</text:p>
          </table:table-cell>
          <table:table-cell office:value-type="string" calcext:value-type="string">
            <text:p>contact@oasis-environnement.org</text:p>
          </table:table-cell>
          <table:table-cell office:value-type="string" calcext:value-type="string">
            <text:p>OASIS environnement</text:p>
          </table:table-cell>
          <table:table-cell office:value-type="string" calcext:value-type="string">
            <text:p>6 bis rue Léon Jost</text:p>
          </table:table-cell>
          <table:table-cell office:value-type="float" office:value="44300" calcext:value-type="float">
            <text:p>44300</text:p>
          </table:table-cell>
          <table:table-cell office:value-type="string" calcext:value-type="string">
            <text:p>NANTES</text:p>
          </table:table-cell>
          <table:table-cell table:number-columns-repeated="4"/>
          <table:table-cell office:value-type="float" office:value="1459" calcext:value-type="float">
            <text:p>1459</text:p>
          </table:table-cell>
          <table:table-cell office:value-type="string" calcext:value-type="string">
            <text:p>https://www.facebook.com/OASISenvironnement/</text:p>
          </table:table-cell>
          <table:table-cell office:value-type="string" calcext:value-type="string">
            <text:p>Cédric HENRAT</text:p>
          </table:table-cell>
          <table:table-cell office:value-type="string" calcext:value-type="string">
            <text:p>Coordinateur</text:p>
          </table:table-cell>
          <table:table-cell office:value-type="string" calcext:value-type="string">
            <text:p>07 69 49 90 17</text:p>
          </table:table-cell>
          <table:table-cell table:number-columns-repeated="3"/>
          <table:table-cell office:value-type="string" calcext:value-type="string">
            <text:p>Non</text:p>
          </table:table-cell>
          <table:table-cell office:value-type="string" calcext:value-type="string">
            <text:p>http://www.ecopole.com/adherents/oasis-environnement-agir-pour-une-ville-sans-dechet/,</text:p>
          </table:table-cell>
          <table:table-cell table:number-columns-repeated="7"/>
          <table:table-cell table:style-name="ce534" table:formula="of:=JSONANNUAIRE([.A29]; [.B29]; [.C29]; [.D29]; [.E29]; [.F29]; [.G29]; [.H29]; [.I29]; [.J29]; [.K29]; [.L29]; [.M29]; [.N29]; [.O29]; [.P29]; [.Q29]; [.R29]; [.S29]; [.T29]; [.U29]; [.V29]; [.W29]; [.X29]; [.Y29]; [.Z29]; [.AA29]; [.AB29]; [.AC29]; [.AD29]; [.AE29]; [.AF29]; [.AG29]; [.AH29]; [.AI29]; [.AJ29]; [.AK29]; [.AL29]; [.AM29]; [.AN29])" office:value-type="string" office:string-value="   {&#10;      &quot;code&quot;:&quot;annuaire_027&quot;,&#10;      &quot;nom&quot;:&quot;OASIS environnement&quot;,&#10;      &quot;nom_en&quot;:&quot;OASIS environnement&quot;,&#10;      &quot;description&quot;:&quot;Plus de 130kg de déchets par salarié et par an, moins de 1/3 sont recyclés. Un coût estimé entre 150€ et 250€ par salarié et par an (source Ademe 2019). Les déchets de bureau et le gaspillage sont une véritable problématique pour l'environnement. \nFace à ce défi, OASIS environnement propose des solutions de réduction et de valorisation en impliquant les salariés et mobilisant les structures de réemploi de l'ESS. \nA travers des diagnostics déchets, des formations et des défis, OASIS environnement accompagne les entreprises vers un objectif ZERO déchet au bureau. \n&quot;,&#10;      &quot;statut&quot;:&quot;Association&quot;,&#10;      &quot;secteur_geographique&quot;:&quot;Région Pays de la Loire&quot;,&#10;      &quot;url&quot;:&quot;http://www.oasis-environnement.org/,&quot;,&#10;      &quot;email&quot;:&quot;contact@oasis-environnement.org&quot;,&#10;      &quot;facebook&quot;:&quot;https://www.facebook.com/OASISenvironnement/&quot;,&#10;      &quot;tel&quot;:&quot;07 69 49 90 17&quot;,&#10;      &quot;adresseTemp&quot;:&quot;6 bis rue Léon Jost 44300 NANTES&quot;,&#10;      &quot;objets_recuperes&quot;:&quot;_toutes les matières d'une entreprise non spécialisée&quot;,&#10;      &quot;mots_cles&quot;:&quot;_toutes les matières d'une entreprise non spécialisée&quot;&#10;   }," calcext:value-type="string">
            <text:p>   {</text:p>
            <text:p>      "code":"annuaire_027",</text:p>
            <text:p>      "nom":"OASIS environnement",</text:p>
            <text:p>      "nom_en":"OASIS environnement",</text:p>
            <text:p>      "description":"Plus de 130kg de déchets par salarié et par an, moins de 1/3 sont recyclés. Un coût estimé entre 150€ et 250€ par salarié et par an (source Ademe 2019). Les déchets de bureau et le gaspillage sont une véritable problématique pour l'environnement. \nFace à ce défi, OASIS environnement propose des solutions de réduction et de valorisation en impliquant les salariés et mobilisant les structures de réemploi de l'ESS. \nA travers des diagnostics déchets, des formations et des défis, OASIS environnement accompagne les entreprises vers un objectif ZERO déchet au bureau. \n",</text:p>
            <text:p>      "statut":"Association",</text:p>
            <text:p>      "secteur_geographique":"Région Pays de la Loire",</text:p>
            <text:p>      "url":"http://www.oasis-environnement.org/,",</text:p>
            <text:p>      "email":"contact@oasis-environnement.org",</text:p>
            <text:p>      "facebook":"https://www.facebook.com/OASISenvironnement/",</text:p>
            <text:p>      "tel":"07 69 49 90 17",</text:p>
            <text:p>      "adresseTemp":"6 bis rue Léon Jost 44300 NANTES",</text:p>
            <text:p>      "objets_recuperes":"_toutes les matières d'une entreprise non spécialisée",</text:p>
            <text:p>      "mots_cles":"_toutes les matières d'une entreprise non spécialisée"</text:p>
            <text:p>   },</text:p>
          </table:table-cell>
        </table:table-row>
        <table:table-row table:style-name="ro39">
          <table:table-cell office:value-type="string" calcext:value-type="string">
            <text:p>annuaire_028</text:p>
          </table:table-cell>
          <table:table-cell office:value-type="string" calcext:value-type="string">
            <text:p>Bootcamp Edeni Nantes</text:p>
          </table:table-cell>
          <table:table-cell office:value-type="string" calcext:value-type="string">
            <text:p>Formations (zéro déchet ou économie circulaire, transition énergétique...)</text:p>
          </table:table-cell>
          <table:table-cell office:value-type="string" calcext:value-type="string">
            <text:p>Le bootcamp Edeni transition écologique c'est une aventure collective pour passer des convictions à l'action sur le zéro déchet et la transition écologique. Concrètement : 6 soirées de formation, un accompagnement quotidien de 6 semaines et une base documentaire synthèse de 5 ans de recherches !</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Porteur(s) de projet (sans statut particulier)</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Nantes</text:p>
          </table:table-cell>
          <table:table-cell office:value-type="string" calcext:value-type="string">
            <text:p>Edeni est un collectif qui forme les particuliers et les entreprises à un mode de vie plus sain, plus écologique et plus éthique, crée en 2017 à Paris, il propose notamment les Bootcamps, des formations de 6 semaines pour passer de la conviction à l'action. \nEn 2020, le bootcamp est proposé à Nantes, avec des bons plans et des acteurs locaux. Chaque mardi soir pendant 6 semaines consécutives, dans un lieu en centre-ville vient te former sur un sujet de la transition écologique : zéro déchet, nutrition, climat et énergie, bien-être, pollution et surconsommation...\nTu hésites ? Inscris toi uniquement à la soirée n°1 sur le mode de vie zéro déchet.</text:p>
          </table:table-cell>
          <table:table-cell office:value-type="string" calcext:value-type="string">
            <text:p>https://www.edeni.fr/,https://www.facebook.com/bootcampedenipaysdelaloire/</text:p>
          </table:table-cell>
          <table:table-cell/>
          <table:table-cell office:value-type="string" calcext:value-type="string">
            <text:p>contact@edeni.fr</text:p>
          </table:table-cell>
          <table:table-cell table:number-columns-repeated="6"/>
          <table:table-cell office:value-type="string" calcext:value-type="string">
            <text:p>mathilde.bres@hotmail.fr</text:p>
          </table:table-cell>
          <table:table-cell office:value-type="string" calcext:value-type="string">
            <text:p>Nantes</text:p>
          </table:table-cell>
          <table:table-cell office:value-type="float" office:value="1450" calcext:value-type="float">
            <text:p>1450</text:p>
          </table:table-cell>
          <table:table-cell office:value-type="string" calcext:value-type="string">
            <text:p>https://www.facebook.com/bootcampedenipaysdelaloire/</text:p>
          </table:table-cell>
          <table:table-cell office:value-type="string" calcext:value-type="string">
            <text:p>Mathilde BRES</text:p>
          </table:table-cell>
          <table:table-cell office:value-type="string" calcext:value-type="string">
            <text:p>Formatrice du bootcamp</text:p>
          </table:table-cell>
          <table:table-cell office:value-type="string" calcext:value-type="string">
            <text:p>https://www.facebook.com/bootcampedenipaysdelaloire/</text:p>
          </table:table-cell>
          <table:table-cell table:number-columns-repeated="3"/>
          <table:table-cell office:value-type="string" calcext:value-type="string">
            <text:p>Oui</text:p>
          </table:table-cell>
          <table:table-cell table:number-columns-repeated="8"/>
          <table:table-cell table:style-name="ce534" table:formula="of:=JSONANNUAIRE([.A30]; [.B30]; [.C30]; [.D30]; [.E30]; [.F30]; [.G30]; [.H30]; [.I30]; [.J30]; [.K30]; [.L30]; [.M30]; [.N30]; [.O30]; [.P30]; [.Q30]; [.R30]; [.S30]; [.T30]; [.U30]; [.V30]; [.W30]; [.X30]; [.Y30]; [.Z30]; [.AA30]; [.AB30]; [.AC30]; [.AD30]; [.AE30]; [.AF30]; [.AG30]; [.AH30]; [.AI30]; [.AJ30]; [.AK30]; [.AL30]; [.AM30]; [.AN30])" office:value-type="string" office:string-value="   {&#10;      &quot;code&quot;:&quot;annuaire_028&quot;,&#10;      &quot;nom&quot;:&quot;Bootcamp Edeni Nantes&quot;,&#10;      &quot;nom_en&quot;:&quot;Bootcamp Edeni Nantes&quot;,&#10;      &quot;description&quot;:&quot;Edeni est un collectif qui forme les particuliers et les entreprises à un mode de vie plus sain, plus écologique et plus éthique, crée en 2017 à Paris, il propose notamment les Bootcamps, des formations de 6 semaines pour passer de la conviction à l'action. \nEn 2020, le bootcamp est proposé à Nantes, avec des bons plans et des acteurs locaux. Chaque mardi soir pendant 6 semaines consécutives, dans un lieu en centre-ville vient te former sur un sujet de la transition écologique : zéro déchet, nutrition, climat et énergie, bien-être, pollution et surconsommation...\nTu hésites ? Inscris toi uniquement à la soirée n°1 sur le mode de vie zéro déchet.&quot;,&#10;      &quot;statut&quot;:&quot;Porteur(s) de projet (sans statut particulier)&quot;,&#10;      &quot;secteur_geographique&quot;:&quot;Nantes&quot;,&#10;      &quot;url&quot;:&quot;https://www.edeni.fr/,https://www.facebook.com/bootcampedenipaysdelaloire/&quot;,&#10;      &quot;email&quot;:&quot;contact@edeni.fr&quot;,&#10;      &quot;facebook&quot;:&quot;https://www.facebook.com/bootcampedenipaysdelaloire/&quot;,&#10;      &quot;adresseTemp&quot;:&quot;  &quot;,&#10;      &quot;objets_recuperes&quot;:&quot;__toutes les matières habituelles d'un particulier&quot;,&#10;      &quot;mots_cles&quot;:&quot;__toutes les matières habituelles d'un particulier&quot;&#10;   }," calcext:value-type="string">
            <text:p>   {</text:p>
            <text:p>      "code":"annuaire_028",</text:p>
            <text:p>      "nom":"Bootcamp Edeni Nantes",</text:p>
            <text:p>      "nom_en":"Bootcamp Edeni Nantes",</text:p>
            <text:p>      "description":"Edeni est un collectif qui forme les particuliers et les entreprises à un mode de vie plus sain, plus écologique et plus éthique, crée en 2017 à Paris, il propose notamment les Bootcamps, des formations de 6 semaines pour passer de la conviction à l'action. \nEn 2020, le bootcamp est proposé à Nantes, avec des bons plans et des acteurs locaux. Chaque mardi soir pendant 6 semaines consécutives, dans un lieu en centre-ville vient te former sur un sujet de la transition écologique : zéro déchet, nutrition, climat et énergie, bien-être, pollution et surconsommation...\nTu hésites ? Inscris toi uniquement à la soirée n°1 sur le mode de vie zéro déchet.",</text:p>
            <text:p>      "statut":"Porteur(s) de projet (sans statut particulier)",</text:p>
            <text:p>      "secteur_geographique":"Nantes",</text:p>
            <text:p>      "url":"https://www.edeni.fr/,https://www.facebook.com/bootcampedenipaysdelaloire/",</text:p>
            <text:p>      "email":"contact@edeni.fr",</text:p>
            <text:p>      "facebook":"https://www.facebook.com/bootcampedenipaysdelaloire/",</text:p>
            <text:p>      "adresseTemp":"  ",</text:p>
            <text:p>      "objets_recuperes":"__toutes les matières habituelles d'un particulier",</text:p>
            <text:p>      "mots_cles":"__toutes les matières habituelles d'un particulier"</text:p>
            <text:p>   },</text:p>
          </table:table-cell>
        </table:table-row>
        <table:table-row table:style-name="ro39">
          <table:table-cell office:value-type="string" calcext:value-type="string">
            <text:p>annuaire_029</text:p>
          </table:table-cell>
          <table:table-cell office:value-type="string" calcext:value-type="string">
            <text:p>SupporTerre</text:p>
          </table:table-cell>
          <table:table-cell office:value-type="string" calcext:value-type="string">
            <text:p>Accompagnement des professionnels sur la réduction des déchets dus à leurs métiersFormations (zéro déchet ou économie circulaire, transition énergétique...)Information sur la réduction des déchets à la source (hors stand)Organise des collectes citoyenne de déchetsOrganise ou tient des conférencesRécupére des objets usagés, les vérifie/nettoie et les revendsRecyclage de tissu/vêtement (hors atelier couture)Recyclage des articles de sportRéparation et reventeSensibilisation ou ateliers avec des scolairesStand de conseil sur le recyclageStand sensibilisation réduction "déchets"Vente de produits d'occasion</text:p>
          </table:table-cell>
          <table:table-cell office:value-type="string" calcext:value-type="string">
            <text:p>L'association SupporTerre lie les enjeux du sport et du développement durable. Nous avons ouvert la première recyclerie du sport de la région = collecte, valorisation et vente des articles de sport inutilisés à des prix accessibles. </text:p>
          </table:table-cell>
          <table:table-cell office:value-type="string" calcext:value-type="string">
            <text:p>tissus et vêtement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table:number-columns-repeated="2" office:value-type="string" calcext:value-type="string">
            <text:p>1-2</text:p>
          </table:table-cell>
          <table:table-cell office:value-type="string" calcext:value-type="string">
            <text:p>Nantes et sa métropole, département, région Pays de la Loire</text:p>
          </table:table-cell>
          <table:table-cell/>
          <table:table-cell office:value-type="string" calcext:value-type="string">
            <text:p>http://www.supporterre.fr/,</text:p>
          </table:table-cell>
          <table:table-cell/>
          <table:table-cell office:value-type="string" calcext:value-type="string">
            <text:p>contact@supporterre.fr</text:p>
          </table:table-cell>
          <table:table-cell office:value-type="string" calcext:value-type="string">
            <text:p>Recyclerie du sport</text:p>
          </table:table-cell>
          <table:table-cell office:value-type="string" calcext:value-type="string">
            <text:p>29 rue Corentin Bourveau</text:p>
          </table:table-cell>
          <table:table-cell office:value-type="float" office:value="44100" calcext:value-type="float">
            <text:p>44100</text:p>
          </table:table-cell>
          <table:table-cell office:value-type="string" calcext:value-type="string">
            <text:p>Nantes</text:p>
          </table:table-cell>
          <table:table-cell table:number-columns-repeated="4"/>
          <table:table-cell office:value-type="float" office:value="1442" calcext:value-type="float">
            <text:p>1442</text:p>
          </table:table-cell>
          <table:table-cell office:value-type="string" calcext:value-type="string">
            <text:p><text:s/>www.facebook.com/supporterre</text:p>
          </table:table-cell>
          <table:table-cell office:value-type="string" calcext:value-type="string">
            <text:p>SupporTerre</text:p>
          </table:table-cell>
          <table:table-cell table:number-columns-repeated="2" office:value-type="string" calcext:value-type="string">
            <text:p>-</text:p>
          </table:table-cell>
          <table:table-cell table:number-columns-repeated="3"/>
          <table:table-cell office:value-type="string" calcext:value-type="string">
            <text:p>Non</text:p>
          </table:table-cell>
          <table:table-cell table:number-columns-repeated="8"/>
          <table:table-cell table:style-name="ce534" table:formula="of:=JSONANNUAIRE([.A31]; [.B31]; [.C31]; [.D31]; [.E31]; [.F31]; [.G31]; [.H31]; [.I31]; [.J31]; [.K31]; [.L31]; [.M31]; [.N31]; [.O31]; [.P31]; [.Q31]; [.R31]; [.S31]; [.T31]; [.U31]; [.V31]; [.W31]; [.X31]; [.Y31]; [.Z31]; [.AA31]; [.AB31]; [.AC31]; [.AD31]; [.AE31]; [.AF31]; [.AG31]; [.AH31]; [.AI31]; [.AJ31]; [.AK31]; [.AL31]; [.AM31]; [.AN31])" office:value-type="string" office:string-value="   {&#10;      &quot;code&quot;:&quot;annuaire_029&quot;,&#10;      &quot;nom&quot;:&quot;SupporTerre&quot;,&#10;      &quot;nom_en&quot;:&quot;SupporTerre&quot;,&#10;      &quot;statut&quot;:&quot;Association&quot;,&#10;      &quot;secteur_geographique&quot;:&quot;Nantes et sa métropole, département, région Pays de la Loire&quot;,&#10;      &quot;url&quot;:&quot;http://www.supporterre.fr/,&quot;,&#10;      &quot;email&quot;:&quot;contact@supporterre.fr&quot;,&#10;      &quot;facebook&quot;:&quot; www.facebook.com/supporterre&quot;,&#10;      &quot;adresseTemp&quot;:&quot;29 rue Corentin Bourveau 44100 Nantes&quot;,&#10;      &quot;objets_recuperes&quot;:&quot;tissus et vêtements&quot;,&#10;      &quot;mots_cles&quot;:&quot;tissus et vêtements&quot;&#10;   }," calcext:value-type="string">
            <text:p>   {</text:p>
            <text:p>      "code":"annuaire_029",</text:p>
            <text:p>      "nom":"SupporTerre",</text:p>
            <text:p>      "nom_en":"SupporTerre",</text:p>
            <text:p>      "statut":"Association",</text:p>
            <text:p>      "secteur_geographique":"Nantes et sa métropole, département, région Pays de la Loire",</text:p>
            <text:p>      "url":"http://www.supporterre.fr/,",</text:p>
            <text:p>      "email":"contact@supporterre.fr",</text:p>
            <text:p>      "facebook":" www.facebook.com/supporterre",</text:p>
            <text:p>      "adresseTemp":"29 rue Corentin Bourveau 44100 Nantes",</text:p>
            <text:p>      "objets_recuperes":"tissus et vêtements",</text:p>
            <text:p>      "mots_cles":"tissus et vêtements"</text:p>
            <text:p>   },</text:p>
          </table:table-cell>
        </table:table-row>
        <table:table-row table:style-name="ro39">
          <table:table-cell office:value-type="string" calcext:value-type="string">
            <text:p>annuaire_030</text:p>
          </table:table-cell>
          <table:table-cell office:value-type="string" calcext:value-type="string">
            <text:p>Vrac Facile</text:p>
          </table:table-cell>
          <table:table-cell office:value-type="string" calcext:value-type="string">
            <text:p>Vente de produits en vracVente de produits zéro déchet</text:p>
          </table:table-cell>
          <table:table-cell office:value-type="string" calcext:value-type="string">
            <text:p>Epicerie bio, sans emaballage si possible local en livraison ou sur les marchés dans l'agglomération nantaise (44).</text:p>
          </table:table-cell>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string" calcext:value-type="string">
            <text:p>1-2</text:p>
          </table:table-cell>
          <table:table-cell office:value-type="string" calcext:value-type="string">
            <text:p>Agglomération nantaise (44)</text:p>
          </table:table-cell>
          <table:table-cell office:value-type="string" calcext:value-type="string">
            <text:p>Livraison du lundi au jeudi de 15h à 19h dans les villes suivantes : Nantes, Indre, Saint-herblain, Coueron, Sautron, Orvault, Carquefou, Sainte-Luce-sur-Loire, Thouaré-sur-Loire, Basse Goulaine, Saint-Sébastien-sur-Loire, Rezé, Bouguenais.\n\nPlanning des marchés : \nMardi matin : Marché des américains - Nantes\nMercredi matin : Marché de Savenay\nJeudi matin <text:s/>: Marché de Zola\nVendredi matin : Marché de la marrière - Nantes\nVendredi soir : Marché d'Orvault Chantilly\nSamedi matin : Marché de Ste-luce-sur-Loire\nDimanche matin : Marché de Basse-Indre\n</text:p>
          </table:table-cell>
          <table:table-cell office:value-type="string" calcext:value-type="string">
            <text:p>https://www.vracfacile.fr,</text:p>
          </table:table-cell>
          <table:table-cell office:value-type="string" calcext:value-type="string">
            <text:p>06 83 45 56 13</text:p>
          </table:table-cell>
          <table:table-cell office:value-type="string" calcext:value-type="string">
            <text:p>nicolas@vracfacile.fr</text:p>
          </table:table-cell>
          <table:table-cell table:number-columns-repeated="8"/>
          <table:table-cell office:value-type="float" office:value="1430" calcext:value-type="float">
            <text:p>1430</text:p>
          </table:table-cell>
          <table:table-cell office:value-type="string" calcext:value-type="string">
            <text:p>https://www.facebook.com/Vracfacile</text:p>
          </table:table-cell>
          <table:table-cell office:value-type="string" calcext:value-type="string">
            <text:p>Nicolas Massé</text:p>
          </table:table-cell>
          <table:table-cell office:value-type="string" calcext:value-type="string">
            <text:p>Gérant</text:p>
          </table:table-cell>
          <table:table-cell office:value-type="string" calcext:value-type="string">
            <text:p>06 83 45 56 13</text:p>
          </table:table-cell>
          <table:table-cell table:number-columns-repeated="3"/>
          <table:table-cell office:value-type="string" calcext:value-type="string">
            <text:p>Non</text:p>
          </table:table-cell>
          <table:table-cell table:number-columns-repeated="6"/>
          <table:table-cell office:value-type="string" calcext:value-type="string">
            <text:p>https://www.facebook.com/Vracfacile/videos/470476810250532,</text:p>
          </table:table-cell>
          <table:table-cell/>
          <table:table-cell table:style-name="ce534" table:formula="of:=JSONANNUAIRE([.A32]; [.B32]; [.C32]; [.D32]; [.E32]; [.F32]; [.G32]; [.H32]; [.I32]; [.J32]; [.K32]; [.L32]; [.M32]; [.N32]; [.O32]; [.P32]; [.Q32]; [.R32]; [.S32]; [.T32]; [.U32]; [.V32]; [.W32]; [.X32]; [.Y32]; [.Z32]; [.AA32]; [.AB32]; [.AC32]; [.AD32]; [.AE32]; [.AF32]; [.AG32]; [.AH32]; [.AI32]; [.AJ32]; [.AK32]; [.AL32]; [.AM32]; [.AN32])" office:value-type="string" office:string-value="   {&#10;      &quot;code&quot;:&quot;annuaire_030&quot;,&#10;      &quot;nom&quot;:&quot;Vrac Facile&quot;,&#10;      &quot;nom_en&quot;:&quot;Vrac Facile&quot;,&#10;      &quot;description&quot;:&quot;Livraison du lundi au jeudi de 15h à 19h dans les villes suivantes : Nantes, Indre, Saint-herblain, Coueron, Sautron, Orvault, Carquefou, Sainte-Luce-sur-Loire, Thouaré-sur-Loire, Basse Goulaine, Saint-Sébastien-sur-Loire, Rezé, Bouguenais.\n\nPlanning des marchés : \nMardi matin : Marché des américains - Nantes\nMercredi matin : Marché de Savenay\nJeudi matin  : Marché de Zola\nVendredi matin : Marché de la marrière - Nantes\nVendredi soir : Marché d'Orvault Chantilly\nSamedi matin : Marché de Ste-luce-sur-Loire\nDimanche matin : Marché de Basse-Indre\n&quot;,&#10;      &quot;statut&quot;:&quot;Entreprise privée &quot;,&#10;      &quot;secteur_geographique&quot;:&quot;Agglomération nantaise (44)&quot;,&#10;      &quot;url&quot;:&quot;https://www.vracfacile.fr,&quot;,&#10;      &quot;email&quot;:&quot;nicolas@vracfacile.fr&quot;,&#10;      &quot;facebook&quot;:&quot;https://www.facebook.com/Vracfacile&quot;,&#10;      &quot;tel&quot;:&quot;06 83 45 56 13&quot;,&#10;      &quot;adresseTemp&quot;:&quot;  &quot;,&#10;      &quot;video&quot;:&quot;https://www.facebook.com/Vracfacile/videos/470476810250532,&quot;&#10;   }," calcext:value-type="string">
            <text:p>   {</text:p>
            <text:p>      "code":"annuaire_030",</text:p>
            <text:p>      "nom":"Vrac Facile",</text:p>
            <text:p>      "nom_en":"Vrac Facile",</text:p>
            <text:p>      "description":"Livraison du lundi au jeudi de 15h à 19h dans les villes suivantes : Nantes, Indre, Saint-herblain, Coueron, Sautron, Orvault, Carquefou, Sainte-Luce-sur-Loire, Thouaré-sur-Loire, Basse Goulaine, Saint-Sébastien-sur-Loire, Rezé, Bouguenais.\n\nPlanning des marchés : \nMardi matin : Marché des américains - Nantes\nMercredi matin : Marché de Savenay\nJeudi matin  : Marché de Zola\nVendredi matin : Marché de la marrière - Nantes\nVendredi soir : Marché d'Orvault Chantilly\nSamedi matin : Marché de Ste-luce-sur-Loire\nDimanche matin : Marché de Basse-Indre\n",</text:p>
            <text:p>      "statut":"Entreprise privée ",</text:p>
            <text:p>      "secteur_geographique":"Agglomération nantaise (44)",</text:p>
            <text:p>      "url":"https://www.vracfacile.fr,",</text:p>
            <text:p>      "email":"nicolas@vracfacile.fr",</text:p>
            <text:p>      "facebook":"https://www.facebook.com/Vracfacile",</text:p>
            <text:p>      "tel":"06 83 45 56 13",</text:p>
            <text:p>      "adresseTemp":"  ",</text:p>
            <text:p>      "video":"https://www.facebook.com/Vracfacile/videos/470476810250532,"</text:p>
            <text:p>   },</text:p>
          </table:table-cell>
        </table:table-row>
        <table:table-row table:style-name="ro39">
          <table:table-cell office:value-type="string" calcext:value-type="string">
            <text:p>annuaire_031</text:p>
          </table:table-cell>
          <table:table-cell office:value-type="string" calcext:value-type="string">
            <text:p>Le Drive en Bocal</text:p>
          </table:table-cell>
          <table:table-cell table:number-columns-repeated="3"/>
          <table:table-cell office:value-type="string" calcext:value-type="string">
            <text:p>La structure est active.</text:p>
          </table:table-cell>
          <table:table-cell/>
          <table:table-cell office:value-type="string" calcext:value-type="string">
            <text:p>1-10</text:p>
          </table:table-cell>
          <table:table-cell office:value-type="float" office:value="0" calcext:value-type="float">
            <text:p>0</text:p>
          </table:table-cell>
          <table:table-cell office:value-type="string" calcext:value-type="string">
            <text:p>1-2</text:p>
          </table:table-cell>
          <table:table-cell/>
          <table:table-cell office:value-type="string" calcext:value-type="string">
            <text:p>Le Drive en Bocal propose des produits sans emballage jetable, en vrac, locaux et ou bio, alimentaire et non alimentaire. Ils sont pré-conditionnés dans des bocaux consignés. Il suffit de se connecter sur www.ledriveenbocal.com pour passer sa commande, choisir le jour et l'heure auxquels on souhaite la récupérer et ensuite passer la chercher sur place dans la zone Pôle Sud à Vertou.</text:p>
          </table:table-cell>
          <table:table-cell office:value-type="string" calcext:value-type="string">
            <text:p>http://www.ledriveenbocal.com,</text:p>
          </table:table-cell>
          <table:table-cell office:value-type="string" calcext:value-type="string">
            <text:p>06-30-20-17-34</text:p>
          </table:table-cell>
          <table:table-cell office:value-type="string" calcext:value-type="string">
            <text:p>contact@ledriveenbocal.com</text:p>
          </table:table-cell>
          <table:table-cell/>
          <table:table-cell office:value-type="string" calcext:value-type="string">
            <text:p>ZAC LE chêne ferré</text:p>
          </table:table-cell>
          <table:table-cell office:value-type="float" office:value="44120" calcext:value-type="float">
            <text:p>44120</text:p>
          </table:table-cell>
          <table:table-cell office:value-type="string" calcext:value-type="string">
            <text:p>Vertou</text:p>
          </table:table-cell>
          <table:table-cell table:number-columns-repeated="4"/>
          <table:table-cell office:value-type="float" office:value="1423" calcext:value-type="float">
            <text:p>1423</text:p>
          </table:table-cell>
          <table:table-cell office:value-type="string" calcext:value-type="string">
            <text:p>www.facebook.com/ledriveenbocal</text:p>
          </table:table-cell>
          <table:table-cell office:value-type="string" calcext:value-type="string">
            <text:p>LEMENAND</text:p>
          </table:table-cell>
          <table:table-cell office:value-type="string" calcext:value-type="string">
            <text:p>Co gérante</text:p>
          </table:table-cell>
          <table:table-cell office:value-type="string" calcext:value-type="string">
            <text:p>contact@ledriveenbocal.com</text:p>
          </table:table-cell>
          <table:table-cell office:value-type="string" calcext:value-type="string">
            <text:p>DOLLET</text:p>
          </table:table-cell>
          <table:table-cell office:value-type="string" calcext:value-type="string">
            <text:p>Co-gérante</text:p>
          </table:table-cell>
          <table:table-cell office:value-type="string" calcext:value-type="string">
            <text:p>07-87-30-03-74</text:p>
          </table:table-cell>
          <table:table-cell office:value-type="string" calcext:value-type="string">
            <text:p>Non</text:p>
          </table:table-cell>
          <table:table-cell table:number-columns-repeated="8"/>
          <table:table-cell table:style-name="ce534" table:formula="of:=JSONANNUAIRE([.A33]; [.B33]; [.C33]; [.D33]; [.E33]; [.F33]; [.G33]; [.H33]; [.I33]; [.J33]; [.K33]; [.L33]; [.M33]; [.N33]; [.O33]; [.P33]; [.Q33]; [.R33]; [.S33]; [.T33]; [.U33]; [.V33]; [.W33]; [.X33]; [.Y33]; [.Z33]; [.AA33]; [.AB33]; [.AC33]; [.AD33]; [.AE33]; [.AF33]; [.AG33]; [.AH33]; [.AI33]; [.AJ33]; [.AK33]; [.AL33]; [.AM33]; [.AN33])" office:value-type="string" office:string-value="   {&#10;      &quot;code&quot;:&quot;annuaire_031&quot;,&#10;      &quot;nom&quot;:&quot;Le Drive en Bocal&quot;,&#10;      &quot;nom_en&quot;:&quot;Le Drive en Bocal&quot;,&#10;      &quot;description&quot;:&quot;Le Drive en Bocal propose des produits sans emballage jetable, en vrac, locaux et ou bio, alimentaire et non alimentaire. Ils sont pré-conditionnés dans des bocaux consignés. Il suffit de se connecter sur www.ledriveenbocal.com pour passer sa commande, choisir le jour et l'heure auxquels on souhaite la récupérer et ensuite passer la chercher sur place dans la zone Pôle Sud à Vertou.&quot;,&#10;      &quot;url&quot;:&quot;http://www.ledriveenbocal.com,&quot;,&#10;      &quot;email&quot;:&quot;contact@ledriveenbocal.com&quot;,&#10;      &quot;facebook&quot;:&quot;www.facebook.com/ledriveenbocal&quot;,&#10;      &quot;tel&quot;:&quot;06-30-20-17-34&quot;,&#10;      &quot;adresseTemp&quot;:&quot;ZAC LE chêne ferré 44120 Vertou&quot;&#10;   }," calcext:value-type="string">
            <text:p>   {</text:p>
            <text:p>      "code":"annuaire_031",</text:p>
            <text:p>      "nom":"Le Drive en Bocal",</text:p>
            <text:p>      "nom_en":"Le Drive en Bocal",</text:p>
            <text:p>      "description":"Le Drive en Bocal propose des produits sans emballage jetable, en vrac, locaux et ou bio, alimentaire et non alimentaire. Ils sont pré-conditionnés dans des bocaux consignés. Il suffit de se connecter sur www.ledriveenbocal.com pour passer sa commande, choisir le jour et l'heure auxquels on souhaite la récupérer et ensuite passer la chercher sur place dans la zone Pôle Sud à Vertou.",</text:p>
            <text:p>      "url":"http://www.ledriveenbocal.com,",</text:p>
            <text:p>      "email":"contact@ledriveenbocal.com",</text:p>
            <text:p>      "facebook":"www.facebook.com/ledriveenbocal",</text:p>
            <text:p>      "tel":"06-30-20-17-34",</text:p>
            <text:p>      "adresseTemp":"ZAC LE chêne ferré 44120 Vertou"</text:p>
            <text:p>   },</text:p>
          </table:table-cell>
        </table:table-row>
        <table:table-row table:style-name="ro39">
          <table:table-cell office:value-type="string" calcext:value-type="string">
            <text:p>annuaire_032</text:p>
          </table:table-cell>
          <table:table-cell office:value-type="string" calcext:value-type="string">
            <text:p>BricoLowtech</text:p>
          </table:table-cell>
          <table:table-cell office:value-type="string" calcext:value-type="string">
            <text:p>Atelier de couture de tissus récupérésAtelier sur compostage ou lombricompostageAteliers produits zéro "déchet"Fabrication de produits zéro déchetSensibilisation au gaspillage alimentaireSolutions de récupération des matières organiques (compostage...)Stand sensibilisation réduction "déchets"</text:p>
          </table:table-cell>
          <table:table-cell office:value-type="string" calcext:value-type="string">
            <text:p>La BricoLowtech a pour objectif de favoriser l'émergence et le partage de pratiques alternatives et écologiques pour répondre aux besoins essentiels du quotidien. L'association anime le partage de savoir-faire dans le quartier Nantes Sud, expérimente les low-tech et propose une solution de "compostage" en appartement avec le seau bokashi.</text:p>
          </table:table-cell>
          <table:table-cell office:value-type="string" calcext:value-type="string">
            <text:p>__toutes les matières habituelles d'un particulierdéchets organiques riches (restes alimentaire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table:number-columns-repeated="2" office:value-type="float" office:value="0" calcext:value-type="float">
            <text:p>0</text:p>
          </table:table-cell>
          <table:table-cell office:value-type="string" calcext:value-type="string">
            <text:p>Principalement le quartier Nantes Sud et quartiers avoisinants</text:p>
          </table:table-cell>
          <table:table-cell office:value-type="string" calcext:value-type="string">
            <text:p>La BricoLowtech est une association qui anime le partage de savoir-faire dans le quartier Nantes Sud afin d'apprendre ensemble à se débrouiller autrement dans tous les aspects de la vie quotidienne. Différents objets et solutions low-tech sont fabriquées et testées par les habitant.e.s (toilettes sèches, point d'eau économe, marmite norvégienne, produits et accessoires zéro déchet...). La BricoLowtech propose également une solution pour trier et valoriser les déchets de cuisine en appartement avec le seau bokashi version low-tech. \nDes ateliers de partage de savoir-faire gratuits et ouverts à tou.te.s sont organisés à la Maison des Confluences. L'association intervient aussi lors de différents événements en BricoLowtech Mobile, vélo-carriole aménagée tout en récup pour mobiliser les habitant.e.s.</text:p>
          </table:table-cell>
          <table:table-cell/>
          <table:table-cell office:value-type="float" office:value="695918724" calcext:value-type="float">
            <text:p>695918724</text:p>
          </table:table-cell>
          <table:table-cell office:value-type="string" calcext:value-type="string">
            <text:p>bricoLowtech@gmail.com</text:p>
          </table:table-cell>
          <table:table-cell/>
          <table:table-cell office:value-type="string" calcext:value-type="string">
            <text:p>4, place du muguet Nantais (à la Maison des Confluences)\n</text:p>
          </table:table-cell>
          <table:table-cell office:value-type="float" office:value="44200" calcext:value-type="float">
            <text:p>44200</text:p>
          </table:table-cell>
          <table:table-cell office:value-type="string" calcext:value-type="string">
            <text:p>Nantes</text:p>
          </table:table-cell>
          <table:table-cell table:number-columns-repeated="4"/>
          <table:table-cell office:value-type="float" office:value="1411" calcext:value-type="float">
            <text:p>1411</text:p>
          </table:table-cell>
          <table:table-cell office:value-type="string" calcext:value-type="string">
            <text:p>https://www.facebook.com/BricoLowtech/</text:p>
          </table:table-cell>
          <table:table-cell office:value-type="string" calcext:value-type="string">
            <text:p>Anne-Sophie Leroux</text:p>
          </table:table-cell>
          <table:table-cell office:value-type="string" calcext:value-type="string">
            <text:p>Co-présidente</text:p>
          </table:table-cell>
          <table:table-cell office:value-type="string" calcext:value-type="string">
            <text:p>bricolowtech@gmail.com</text:p>
          </table:table-cell>
          <table:table-cell office:value-type="string" calcext:value-type="string">
            <text:p>Claude Legros</text:p>
          </table:table-cell>
          <table:table-cell office:value-type="string" calcext:value-type="string">
            <text:p>Co-président</text:p>
          </table:table-cell>
          <table:table-cell office:value-type="string" calcext:value-type="string">
            <text:p>bricolowtech@gmail.com</text:p>
          </table:table-cell>
          <table:table-cell office:value-type="string" calcext:value-type="string">
            <text:p>Non</text:p>
          </table:table-cell>
          <table:table-cell table:number-columns-repeated="2"/>
          <table:table-cell office:value-type="string" calcext:value-type="string">
            <text:p>https://www.nantes.fr/infonantes/association/25756,</text:p>
          </table:table-cell>
          <table:table-cell table:number-columns-repeated="5"/>
          <table:table-cell table:style-name="ce534" table:formula="of:=JSONANNUAIRE([.A34]; [.B34]; [.C34]; [.D34]; [.E34]; [.F34]; [.G34]; [.H34]; [.I34]; [.J34]; [.K34]; [.L34]; [.M34]; [.N34]; [.O34]; [.P34]; [.Q34]; [.R34]; [.S34]; [.T34]; [.U34]; [.V34]; [.W34]; [.X34]; [.Y34]; [.Z34]; [.AA34]; [.AB34]; [.AC34]; [.AD34]; [.AE34]; [.AF34]; [.AG34]; [.AH34]; [.AI34]; [.AJ34]; [.AK34]; [.AL34]; [.AM34]; [.AN34])" office:value-type="string" office:string-value="   {&#10;      &quot;code&quot;:&quot;annuaire_032&quot;,&#10;      &quot;nom&quot;:&quot;BricoLowtech&quot;,&#10;      &quot;nom_en&quot;:&quot;BricoLowtech&quot;,&#10;      &quot;description&quot;:&quot;La BricoLowtech est une association qui anime le partage de savoir-faire dans le quartier Nantes Sud afin d'apprendre ensemble à se débrouiller autrement dans tous les aspects de la vie quotidienne. Différents objets et solutions low-tech sont fabriquées et testées par les habitant.e.s (toilettes sèches, point d'eau économe, marmite norvégienne, produits et accessoires zéro déchet...). La BricoLowtech propose également une solution pour trier et valoriser les déchets de cuisine en appartement avec le seau bokashi version low-tech. \nDes ateliers de partage de savoir-faire gratuits et ouverts à tou.te.s sont organisés à la Maison des Confluences. L'association intervient aussi lors de différents événements en BricoLowtech Mobile, vélo-carriole aménagée tout en récup pour mobiliser les habitant.e.s.&quot;,&#10;      &quot;statut&quot;:&quot;Association&quot;,&#10;      &quot;secteur_geographique&quot;:&quot;Principalement le quartier Nantes Sud et quartiers avoisinants&quot;,&#10;      &quot;email&quot;:&quot;bricoLowtech@gmail.com&quot;,&#10;      &quot;facebook&quot;:&quot;https://www.facebook.com/BricoLowtech/&quot;,&#10;      &quot;tel&quot;:&quot;695918724&quot;,&#10;      &quot;adresseTemp&quot;:&quot;4, place du muguet Nantais (à la Maison des Confluences)\n 44200 Nantes&quot;,&#10;      &quot;objets_recuperes&quot;:&quot;__toutes les matières habituelles d'un particulierdéchets organiques riches (restes alimentaires...)&quot;,&#10;      &quot;mots_cles&quot;:&quot;__toutes les matières habituelles d'un particulierdéchets organiques riches (restes alimentaires...)&quot;&#10;   }," calcext:value-type="string">
            <text:p>   {</text:p>
            <text:p>      "code":"annuaire_032",</text:p>
            <text:p>      "nom":"BricoLowtech",</text:p>
            <text:p>      "nom_en":"BricoLowtech",</text:p>
            <text:p>      "description":"La BricoLowtech est une association qui anime le partage de savoir-faire dans le quartier Nantes Sud afin d'apprendre ensemble à se débrouiller autrement dans tous les aspects de la vie quotidienne. Différents objets et solutions low-tech sont fabriquées et testées par les habitant.e.s (toilettes sèches, point d'eau économe, marmite norvégienne, produits et accessoires zéro déchet...). La BricoLowtech propose également une solution pour trier et valoriser les déchets de cuisine en appartement avec le seau bokashi version low-tech. \nDes ateliers de partage de savoir-faire gratuits et ouverts à tou.te.s sont organisés à la Maison des Confluences. L'association intervient aussi lors de différents événements en BricoLowtech Mobile, vélo-carriole aménagée tout en récup pour mobiliser les habitant.e.s.",</text:p>
            <text:p>      "statut":"Association",</text:p>
            <text:p>      "secteur_geographique":"Principalement le quartier Nantes Sud et quartiers avoisinants",</text:p>
            <text:p>      "email":"bricoLowtech@gmail.com",</text:p>
            <text:p>      "facebook":"https://www.facebook.com/BricoLowtech/",</text:p>
            <text:p>      "tel":"695918724",</text:p>
            <text:p>      "adresseTemp":"4, place du muguet Nantais (à la Maison des Confluences)\n 44200 Nantes",</text:p>
            <text:p>      "objets_recuperes":"__toutes les matières habituelles d'un particulierdéchets organiques riches (restes alimentaires...)",</text:p>
            <text:p>      "mots_cles":"__toutes les matières habituelles d'un particulierdéchets organiques riches (restes alimentaires...)"</text:p>
            <text:p>   },</text:p>
          </table:table-cell>
        </table:table-row>
        <table:table-row table:style-name="ro39">
          <table:table-cell office:value-type="string" calcext:value-type="string">
            <text:p>annuaire_033</text:p>
          </table:table-cell>
          <table:table-cell office:value-type="string" calcext:value-type="string">
            <text:p>L'Atelier du Furoshiki</text:p>
          </table:table-cell>
          <table:table-cell office:value-type="string" calcext:value-type="string">
            <text:p>Ateliers produits zéro "déchet"Créateur d'objets du mode de vie zéro déchet (cosmétiques, lingettes, couches....)Détournement (upcycling)Fabrication de produits zéro déchetFormations (zéro déchet ou économie circulaire, transition énergétique...)Information sur la réduction des déchets à la source (hors stand)Organise ou tient des conférencesRecyclage de tissu/vêtement (hors atelier couture)Sensibilisation ou ateliers avec des scolairesVente de produits d'occasionVente de produits zéro déchet</text:p>
          </table:table-cell>
          <table:table-cell office:value-type="string" calcext:value-type="string">
            <text:p>Depuis 10 ans, <text:s/>L’Atelier du Furoshiki propose des animations autour du furoshiki, technique japonaise du pliage et nouage de tissu utilisée pour emballer les cadeaux, le transport des objets de la vie quotidienne et qui permet de réduire ses déchets à la source. </text:p>
          </table:table-cell>
          <table:table-cell office:value-type="string" calcext:value-type="string">
            <text:p>tissus et vêtements</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1-2</text:p>
          </table:table-cell>
          <table:table-cell office:value-type="float" office:value="0" calcext:value-type="float">
            <text:p>0</text:p>
          </table:table-cell>
          <table:table-cell office:value-type="string" calcext:value-type="string">
            <text:p>Agglomération nantaise principalement, mais aussi dans toute la France.</text:p>
          </table:table-cell>
          <table:table-cell office:value-type="string" calcext:value-type="string">
            <text:p>L'Atelier du Furoshiki propose des conférences, démonstrations, expositions et ateliers d’initiation au furoshiki pour enfants et adultes qui ont envie de découvrir et pratiquer cette technique « zéro déchet » ainsi que le réemploi textile. \n*Edition d'ouvrages :\nFuroshiki, l’art d’emballer avec du tissu, Aurélie Le Marec, édition 2018, Editions Neva/Un Dimanche APrès Midi, Paris, 128 p.\nLe furoshiki, un jeu d’enfant, Aurélie Le Marec, Editions Neva/Un Dimanche APrès Midi, Paris, 2019, 48 p.\n*Vente de furoshiki de réemploi, de furoshiki en teintures naturelles et furoshiki japonais.</text:p>
          </table:table-cell>
          <table:table-cell office:value-type="string" calcext:value-type="string">
            <text:p>http://www.latelierdufuroshiki.fr,</text:p>
          </table:table-cell>
          <table:table-cell office:value-type="string" calcext:value-type="string">
            <text:p>06 83 71 59 41</text:p>
          </table:table-cell>
          <table:table-cell office:value-type="string" calcext:value-type="string">
            <text:p>contact@latelierdufuroshiki.fr</text:p>
          </table:table-cell>
          <table:table-cell/>
          <table:table-cell office:value-type="string" calcext:value-type="string">
            <text:p>L'Atelier du Furoshiki n'a pas de local. Il intervient au sein de structures : écoles, collectivités, musées, médiathèques, entreprises, etc.</text:p>
          </table:table-cell>
          <table:table-cell table:number-columns-repeated="7"/>
          <table:table-cell office:value-type="string" calcext:value-type="string">
            <text:p>https://www.facebook.com/latelierdufuroshiki/?ref=bookmarks</text:p>
          </table:table-cell>
          <table:table-cell office:value-type="string" calcext:value-type="string">
            <text:p>Le Marec Aurélie</text:p>
          </table:table-cell>
          <table:table-cell office:value-type="string" calcext:value-type="string">
            <text:p>micro-entrepreneur</text:p>
          </table:table-cell>
          <table:table-cell office:value-type="string" calcext:value-type="string">
            <text:p>06 83 71 59 41 ou contact@latelierdufuroshiki.fr</text:p>
          </table:table-cell>
          <table:table-cell table:number-columns-repeated="3"/>
          <table:table-cell office:value-type="string" calcext:value-type="string">
            <text:p>Non</text:p>
          </table:table-cell>
          <table:table-cell office:value-type="string" calcext:value-type="string">
            <text:p>http://www.ecopole.com/adherents/atelier-du-furoshiki-l/,</text:p>
          </table:table-cell>
          <table:table-cell table:number-columns-repeated="7"/>
          <table:table-cell table:style-name="ce534" table:formula="of:=JSONANNUAIRE([.A35]; [.B35]; [.C35]; [.D35]; [.E35]; [.F35]; [.G35]; [.H35]; [.I35]; [.J35]; [.K35]; [.L35]; [.M35]; [.N35]; [.O35]; [.P35]; [.Q35]; [.R35]; [.S35]; [.T35]; [.U35]; [.V35]; [.W35]; [.X35]; [.Y35]; [.Z35]; [.AA35]; [.AB35]; [.AC35]; [.AD35]; [.AE35]; [.AF35]; [.AG35]; [.AH35]; [.AI35]; [.AJ35]; [.AK35]; [.AL35]; [.AM35]; [.AN35])" office:value-type="string" office:string-value="   {&#10;      &quot;code&quot;:&quot;annuaire_033&quot;,&#10;      &quot;nom&quot;:&quot;L'Atelier du Furoshiki&quot;,&#10;      &quot;nom_en&quot;:&quot;L'Atelier du Furoshiki&quot;,&#10;      &quot;description&quot;:&quot;L'Atelier du Furoshiki propose des conférences, démonstrations, expositions et ateliers d’initiation au furoshiki pour enfants et adultes qui ont envie de découvrir et pratiquer cette technique « zéro déchet » ainsi que le réemploi textile. \n*Edition d'ouvrages :\nFuroshiki, l’art d’emballer avec du tissu, Aurélie Le Marec, édition 2018, Editions Neva/Un Dimanche APrès Midi, Paris, 128 p.\nLe furoshiki, un jeu d’enfant, Aurélie Le Marec, Editions Neva/Un Dimanche APrès Midi, Paris, 2019, 48 p.\n*Vente de furoshiki de réemploi, de furoshiki en teintures naturelles et furoshiki japonais.&quot;,&#10;      &quot;statut&quot;:&quot;Entreprise privée &quot;,&#10;      &quot;secteur_geographique&quot;:&quot;Agglomération nantaise principalement, mais aussi dans toute la France.&quot;,&#10;      &quot;url&quot;:&quot;http://www.latelierdufuroshiki.fr,&quot;,&#10;      &quot;email&quot;:&quot;contact@latelierdufuroshiki.fr&quot;,&#10;      &quot;facebook&quot;:&quot;https://www.facebook.com/latelierdufuroshiki/?ref=bookmarks&quot;,&#10;      &quot;tel&quot;:&quot;06 83 71 59 41&quot;,&#10;      &quot;adresseTemp&quot;:&quot;L'Atelier du Furoshiki n'a pas de local. Il intervient au sein de structures : écoles, collectivités, musées, médiathèques, entreprises, etc.  &quot;,&#10;      &quot;objets_recuperes&quot;:&quot;tissus et vêtements&quot;,&#10;      &quot;mots_cles&quot;:&quot;tissus et vêtements&quot;&#10;   }," calcext:value-type="string">
            <text:p>   {</text:p>
            <text:p>      "code":"annuaire_033",</text:p>
            <text:p>      "nom":"L'Atelier du Furoshiki",</text:p>
            <text:p>      "nom_en":"L'Atelier du Furoshiki",</text:p>
            <text:p>      "description":"L'Atelier du Furoshiki propose des conférences, démonstrations, expositions et ateliers d’initiation au furoshiki pour enfants et adultes qui ont envie de découvrir et pratiquer cette technique « zéro déchet » ainsi que le réemploi textile. \n*Edition d'ouvrages :\nFuroshiki, l’art d’emballer avec du tissu, Aurélie Le Marec, édition 2018, Editions Neva/Un Dimanche APrès Midi, Paris, 128 p.\nLe furoshiki, un jeu d’enfant, Aurélie Le Marec, Editions Neva/Un Dimanche APrès Midi, Paris, 2019, 48 p.\n*Vente de furoshiki de réemploi, de furoshiki en teintures naturelles et furoshiki japonais.",</text:p>
            <text:p>      "statut":"Entreprise privée ",</text:p>
            <text:p>      "secteur_geographique":"Agglomération nantaise principalement, mais aussi dans toute la France.",</text:p>
            <text:p>      "url":"http://www.latelierdufuroshiki.fr,",</text:p>
            <text:p>      "email":"contact@latelierdufuroshiki.fr",</text:p>
            <text:p>      "facebook":"https://www.facebook.com/latelierdufuroshiki/?ref=bookmarks",</text:p>
            <text:p>      "tel":"06 83 71 59 41",</text:p>
            <text:p>      "adresseTemp":"L'Atelier du Furoshiki n'a pas de local. Il intervient au sein de structures : écoles, collectivités, musées, médiathèques, entreprises, etc.  ",</text:p>
            <text:p>      "objets_recuperes":"tissus et vêtements",</text:p>
            <text:p>      "mots_cles":"tissus et vêtements"</text:p>
            <text:p>   },</text:p>
          </table:table-cell>
        </table:table-row>
        <table:table-row table:style-name="ro39">
          <table:table-cell office:value-type="string" calcext:value-type="string">
            <text:p>annuaire_034</text:p>
          </table:table-cell>
          <table:table-cell office:value-type="string" calcext:value-type="string">
            <text:p>Le Zeste en Plus</text:p>
          </table:table-cell>
          <table:table-cell office:value-type="string" calcext:value-type="string">
            <text:p>Cours de cuisine zéro déchet zéro gaspiOrganise ou tient des conférencesSensibilisation au gaspillage alimentaireStand sensibilisation réduction "déchets"</text:p>
          </table:table-cell>
          <table:table-cell office:value-type="string" calcext:value-type="string">
            <text:p>Le Zeste en Plus accompagne les particuliers, les entreprises et les collectivités vers une alimentation durable. </text:p>
          </table:table-cell>
          <table:table-cell/>
          <table:table-cell office:value-type="string" calcext:value-type="string">
            <text:p>La structure est active.</text:p>
          </table:table-cell>
          <table:table-cell office:value-type="string" calcext:value-type="string">
            <text:p>SCOP</text:p>
          </table:table-cell>
          <table:table-cell office:value-type="string" calcext:value-type="string">
            <text:p>1-10</text:p>
          </table:table-cell>
          <table:table-cell office:value-type="float" office:value="0" calcext:value-type="float">
            <text:p>0</text:p>
          </table:table-cell>
          <table:table-cell office:value-type="string" calcext:value-type="string">
            <text:p>1-2</text:p>
          </table:table-cell>
          <table:table-cell office:value-type="string" calcext:value-type="string">
            <text:p>Pays de la Loire</text:p>
          </table:table-cell>
          <table:table-cell office:value-type="string" calcext:value-type="string">
            <text:p>Le Zeste en Plus accompagne les organisations et les citoyens vers une alimentation durable, respectueuse de la santé et la planète. A travers nos ateliers ludiques et interactifs, les participants découvrent des techniques simples et rapides pour mieux manger au quotidien et sont outillés pour changer leurs habitudes alimentaires “zeste” après “zeste”.</text:p>
          </table:table-cell>
          <table:table-cell office:value-type="string" calcext:value-type="string">
            <text:p>http://lezesteenplus.com/,</text:p>
          </table:table-cell>
          <table:table-cell office:value-type="float" office:value="679058919" calcext:value-type="float">
            <text:p>679058919</text:p>
          </table:table-cell>
          <table:table-cell office:value-type="string" calcext:value-type="string">
            <text:p>contact@lezesteenplus.com</text:p>
          </table:table-cell>
          <table:table-cell office:value-type="string" calcext:value-type="string">
            <text:p>Solilab</text:p>
          </table:table-cell>
          <table:table-cell office:value-type="string" calcext:value-type="string">
            <text:p>8 rue St Domingue</text:p>
          </table:table-cell>
          <table:table-cell office:value-type="float" office:value="44200" calcext:value-type="float">
            <text:p>44200</text:p>
          </table:table-cell>
          <table:table-cell office:value-type="string" calcext:value-type="string">
            <text:p>NANTES</text:p>
          </table:table-cell>
          <table:table-cell table:number-columns-repeated="4"/>
          <table:table-cell office:value-type="float" office:value="1398" calcext:value-type="float">
            <text:p>1398</text:p>
          </table:table-cell>
          <table:table-cell office:value-type="string" calcext:value-type="string">
            <text:p>https://www.facebook.com/LeZesteenPlus/</text:p>
          </table:table-cell>
          <table:table-cell office:value-type="string" calcext:value-type="string">
            <text:p>Emilie GUILLOU</text:p>
          </table:table-cell>
          <table:table-cell office:value-type="string" calcext:value-type="string">
            <text:p>Dirigeante</text:p>
          </table:table-cell>
          <table:table-cell office:value-type="string" calcext:value-type="string">
            <text:p>emilie@lezesteenplus.com</text:p>
          </table:table-cell>
          <table:table-cell office:value-type="string" calcext:value-type="string">
            <text:p>Julie COUTEAU</text:p>
          </table:table-cell>
          <table:table-cell office:value-type="string" calcext:value-type="string">
            <text:p>Co-dirigeante</text:p>
          </table:table-cell>
          <table:table-cell office:value-type="string" calcext:value-type="string">
            <text:p>julie@lezesteenplus.com</text:p>
          </table:table-cell>
          <table:table-cell office:value-type="string" calcext:value-type="string">
            <text:p>Non</text:p>
          </table:table-cell>
          <table:table-cell table:number-columns-repeated="8"/>
          <table:table-cell table:style-name="ce534" table:formula="of:=JSONANNUAIRE([.A36]; [.B36]; [.C36]; [.D36]; [.E36]; [.F36]; [.G36]; [.H36]; [.I36]; [.J36]; [.K36]; [.L36]; [.M36]; [.N36]; [.O36]; [.P36]; [.Q36]; [.R36]; [.S36]; [.T36]; [.U36]; [.V36]; [.W36]; [.X36]; [.Y36]; [.Z36]; [.AA36]; [.AB36]; [.AC36]; [.AD36]; [.AE36]; [.AF36]; [.AG36]; [.AH36]; [.AI36]; [.AJ36]; [.AK36]; [.AL36]; [.AM36]; [.AN36])" office:value-type="string" office:string-value="   {&#10;      &quot;code&quot;:&quot;annuaire_034&quot;,&#10;      &quot;nom&quot;:&quot;Le Zeste en Plus&quot;,&#10;      &quot;nom_en&quot;:&quot;Le Zeste en Plus&quot;,&#10;      &quot;description&quot;:&quot;Le Zeste en Plus accompagne les organisations et les citoyens vers une alimentation durable, respectueuse de la santé et la planète. A travers nos ateliers ludiques et interactifs, les participants découvrent des techniques simples et rapides pour mieux manger au quotidien et sont outillés pour changer leurs habitudes alimentaires “zeste” après “zeste”.&quot;,&#10;      &quot;statut&quot;:&quot;SCOP&quot;,&#10;      &quot;secteur_geographique&quot;:&quot;Pays de la Loire&quot;,&#10;      &quot;url&quot;:&quot;http://lezesteenplus.com/,&quot;,&#10;      &quot;email&quot;:&quot;contact@lezesteenplus.com&quot;,&#10;      &quot;facebook&quot;:&quot;https://www.facebook.com/LeZesteenPlus/&quot;,&#10;      &quot;tel&quot;:&quot;679058919&quot;,&#10;      &quot;adresseTemp&quot;:&quot;8 rue St Domingue 44200 NANTES&quot;&#10;   }," calcext:value-type="string">
            <text:p>   {</text:p>
            <text:p>      "code":"annuaire_034",</text:p>
            <text:p>      "nom":"Le Zeste en Plus",</text:p>
            <text:p>      "nom_en":"Le Zeste en Plus",</text:p>
            <text:p>      "description":"Le Zeste en Plus accompagne les organisations et les citoyens vers une alimentation durable, respectueuse de la santé et la planète. A travers nos ateliers ludiques et interactifs, les participants découvrent des techniques simples et rapides pour mieux manger au quotidien et sont outillés pour changer leurs habitudes alimentaires “zeste” après “zeste”.",</text:p>
            <text:p>      "statut":"SCOP",</text:p>
            <text:p>      "secteur_geographique":"Pays de la Loire",</text:p>
            <text:p>      "url":"http://lezesteenplus.com/,",</text:p>
            <text:p>      "email":"contact@lezesteenplus.com",</text:p>
            <text:p>      "facebook":"https://www.facebook.com/LeZesteenPlus/",</text:p>
            <text:p>      "tel":"679058919",</text:p>
            <text:p>      "adresseTemp":"8 rue St Domingue 44200 NANTES"</text:p>
            <text:p>   },</text:p>
          </table:table-cell>
        </table:table-row>
        <table:table-row table:style-name="ro39">
          <table:table-cell office:value-type="string" calcext:value-type="string">
            <text:p>annuaire_035</text:p>
          </table:table-cell>
          <table:table-cell office:value-type="string" calcext:value-type="string">
            <text:p>Plastic Pickup</text:p>
          </table:table-cell>
          <table:table-cell office:value-type="string" calcext:value-type="string">
            <text:p>Organise des collectes citoyenne de déchets</text:p>
          </table:table-cell>
          <table:table-cell office:value-type="string" calcext:value-type="string">
            <text:p>Organise des collectes de déchets citoyens et des prestations auprès des écoles et entreprises pour sensibiliser sur les déchets dans l'environnement et nos océans. Sur les plages, dans le vignoble et en ville.</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table:number-columns-repeated="2" office:value-type="float" office:value="0" calcext:value-type="float">
            <text:p>0</text:p>
          </table:table-cell>
          <table:table-cell office:value-type="string" calcext:value-type="string">
            <text:p>Région Nantaise et littoral atlantique proche</text:p>
          </table:table-cell>
          <table:table-cell/>
          <table:table-cell office:value-type="string" calcext:value-type="string">
            <text:p>http://www.plastic-pickup.fr,</text:p>
          </table:table-cell>
          <table:table-cell/>
          <table:table-cell office:value-type="string" calcext:value-type="string">
            <text:p>contact@plastic-pickup.fr</text:p>
          </table:table-cell>
          <table:table-cell table:number-columns-repeated="8"/>
          <table:table-cell office:value-type="float" office:value="1383" calcext:value-type="float">
            <text:p>1383</text:p>
          </table:table-cell>
          <table:table-cell office:value-type="string" calcext:value-type="string">
            <text:p>www.facebook.com/ppnantes</text:p>
          </table:table-cell>
          <table:table-cell office:value-type="string" calcext:value-type="string">
            <text:p>Laurent Authier</text:p>
          </table:table-cell>
          <table:table-cell office:value-type="string" calcext:value-type="string">
            <text:p>Président</text:p>
          </table:table-cell>
          <table:table-cell office:value-type="string" calcext:value-type="string">
            <text:p>laurent@plastic-pickup.fr</text:p>
          </table:table-cell>
          <table:table-cell table:number-columns-repeated="3"/>
          <table:table-cell office:value-type="string" calcext:value-type="string">
            <text:p>Non</text:p>
          </table:table-cell>
          <table:table-cell table:number-columns-repeated="8"/>
          <table:table-cell table:style-name="ce534" table:formula="of:=JSONANNUAIRE([.A37]; [.B37]; [.C37]; [.D37]; [.E37]; [.F37]; [.G37]; [.H37]; [.I37]; [.J37]; [.K37]; [.L37]; [.M37]; [.N37]; [.O37]; [.P37]; [.Q37]; [.R37]; [.S37]; [.T37]; [.U37]; [.V37]; [.W37]; [.X37]; [.Y37]; [.Z37]; [.AA37]; [.AB37]; [.AC37]; [.AD37]; [.AE37]; [.AF37]; [.AG37]; [.AH37]; [.AI37]; [.AJ37]; [.AK37]; [.AL37]; [.AM37]; [.AN37])" office:value-type="string" office:string-value="   {&#10;      &quot;code&quot;:&quot;annuaire_035&quot;,&#10;      &quot;nom&quot;:&quot;Plastic Pickup&quot;,&#10;      &quot;nom_en&quot;:&quot;Plastic Pickup&quot;,&#10;      &quot;statut&quot;:&quot;Association&quot;,&#10;      &quot;secteur_geographique&quot;:&quot;Région Nantaise et littoral atlantique proche&quot;,&#10;      &quot;url&quot;:&quot;http://www.plastic-pickup.fr,&quot;,&#10;      &quot;email&quot;:&quot;contact@plastic-pickup.fr&quot;,&#10;      &quot;facebook&quot;:&quot;www.facebook.com/ppnantes&quot;,&#10;      &quot;adresseTemp&quot;:&quot;  &quot;&#10;   }," calcext:value-type="string">
            <text:p>   {</text:p>
            <text:p>      "code":"annuaire_035",</text:p>
            <text:p>      "nom":"Plastic Pickup",</text:p>
            <text:p>      "nom_en":"Plastic Pickup",</text:p>
            <text:p>      "statut":"Association",</text:p>
            <text:p>      "secteur_geographique":"Région Nantaise et littoral atlantique proche",</text:p>
            <text:p>      "url":"http://www.plastic-pickup.fr,",</text:p>
            <text:p>      "email":"contact@plastic-pickup.fr",</text:p>
            <text:p>      "facebook":"www.facebook.com/ppnantes",</text:p>
            <text:p>      "adresseTemp":"  "</text:p>
            <text:p>   },</text:p>
          </table:table-cell>
        </table:table-row>
        <table:table-row table:style-name="ro39">
          <table:table-cell office:value-type="string" calcext:value-type="string">
            <text:p>annuaire_036</text:p>
          </table:table-cell>
          <table:table-cell office:value-type="string" calcext:value-type="string">
            <text:p>Les autruches utopistes</text:p>
          </table:table-cell>
          <table:table-cell office:value-type="string" calcext:value-type="string">
            <text:p>Éditeur de magazine papier ou vidéoOrganise ou tient des conférences</text:p>
          </table:table-cell>
          <table:table-cell office:value-type="string" calcext:value-type="string">
            <text:p>Association Loi 1901 créée en mars 2019, engagée dans la démarche zéro déchet. Avec notre projet de webdocumentaire « De l’autre côté » on souhaite promouvoir avec des outils médiatiques ce mouvement du zéro déchet comme une solution collective.</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Bordeaux, Nantes, Paris</text:p>
          </table:table-cell>
          <table:table-cell office:value-type="string" calcext:value-type="string">
            <text:p>Les autruches utopistes est une association loi 1901, créée en mars 2019 à Bordeaux. \nCette association souhaite documenter l’utopie d’une société zéro déchet. Le zéro déchet est ici vu comme une démarche collective.\nEn proposant des outils médiatiques diversifiés, l’objectif est de prouver qu’un mode de vie zéro déchet répond aux problématiques actuelles et permet de résister ainsi au modèle sociétal imposé. \n\nPortés par une utopie, l'utopie d'une société plus résiliente, plus décroissante, plus altruiste, Les autruches utopistes souhaitent prouver que cette société existe déjà aujourd'hui. La société de demain se construit aujourd'hui et que par conséquent, il est urgent d'agir et l'action doit être collective. \nPour cela, l'association veut aller voir de l'autre côté, là où des citoyens s'engagent et changent leur mode de consommation et leur mode de pensée. C’est la raison pour laquelle l'association a commencé la production d'un webdocumentaire (projet multimédia avec vidéo, article, photo, podcast, illustation) intitulé "De l'autre côté".\n</text:p>
          </table:table-cell>
          <table:table-cell office:value-type="string" calcext:value-type="string">
            <text:p>http://autruchesutopistes.com/,</text:p>
          </table:table-cell>
          <table:table-cell/>
          <table:table-cell office:value-type="string" calcext:value-type="string">
            <text:p>autruches.utopistes@ecomail-asso.com</text:p>
          </table:table-cell>
          <table:table-cell table:number-columns-repeated="8"/>
          <table:table-cell office:value-type="float" office:value="1362" calcext:value-type="float">
            <text:p>1362</text:p>
          </table:table-cell>
          <table:table-cell office:value-type="string" calcext:value-type="string">
            <text:p>https://www.facebook.com/autruchesutopistes/</text:p>
          </table:table-cell>
          <table:table-cell office:value-type="string" calcext:value-type="string">
            <text:p>Charlotte Muckensturm</text:p>
          </table:table-cell>
          <table:table-cell office:value-type="string" calcext:value-type="string">
            <text:p>présidente</text:p>
          </table:table-cell>
          <table:table-cell office:value-type="string" calcext:value-type="string">
            <text:p>email</text:p>
          </table:table-cell>
          <table:table-cell table:number-columns-repeated="3"/>
          <table:table-cell office:value-type="string" calcext:value-type="string">
            <text:p>Non</text:p>
          </table:table-cell>
          <table:table-cell table:number-columns-repeated="6"/>
          <table:table-cell office:value-type="string" calcext:value-type="string">
            <text:p>https://vimeo.com/330510487,</text:p>
          </table:table-cell>
          <table:table-cell/>
          <table:table-cell table:style-name="ce534" table:formula="of:=JSONANNUAIRE([.A38]; [.B38]; [.C38]; [.D38]; [.E38]; [.F38]; [.G38]; [.H38]; [.I38]; [.J38]; [.K38]; [.L38]; [.M38]; [.N38]; [.O38]; [.P38]; [.Q38]; [.R38]; [.S38]; [.T38]; [.U38]; [.V38]; [.W38]; [.X38]; [.Y38]; [.Z38]; [.AA38]; [.AB38]; [.AC38]; [.AD38]; [.AE38]; [.AF38]; [.AG38]; [.AH38]; [.AI38]; [.AJ38]; [.AK38]; [.AL38]; [.AM38]; [.AN38])" office:value-type="string" office:string-value="   {&#10;      &quot;code&quot;:&quot;annuaire_036&quot;,&#10;      &quot;nom&quot;:&quot;Les autruches utopistes&quot;,&#10;      &quot;nom_en&quot;:&quot;Les autruches utopistes&quot;,&#10;      &quot;description&quot;:&quot;Les autruches utopistes est une association loi 1901, créée en mars 2019 à Bordeaux. \nCette association souhaite documenter l’utopie d’une société zéro déchet. Le zéro déchet est ici vu comme une démarche collective.\nEn proposant des outils médiatiques diversifiés, l’objectif est de prouver qu’un mode de vie zéro déchet répond aux problématiques actuelles et permet de résister ainsi au modèle sociétal imposé. \n\nPortés par une utopie, l'utopie d'une société plus résiliente, plus décroissante, plus altruiste, Les autruches utopistes souhaitent prouver que cette société existe déjà aujourd'hui. La société de demain se construit aujourd'hui et que par conséquent, il est urgent d'agir et l'action doit être collective. \nPour cela, l'association veut aller voir de l'autre côté, là où des citoyens s'engagent et changent leur mode de consommation et leur mode de pensée. C’est la raison pour laquelle l'association a commencé la production d'un webdocumentaire (projet multimédia avec vidéo, article, photo, podcast, illustation) intitulé 'De l'autre côté'.\n&quot;,&#10;      &quot;statut&quot;:&quot;Association&quot;,&#10;      &quot;secteur_geographique&quot;:&quot;Bordeaux, Nantes, Paris&quot;,&#10;      &quot;url&quot;:&quot;http://autruchesutopistes.com/,&quot;,&#10;      &quot;email&quot;:&quot;autruches.utopistes@ecomail-asso.com&quot;,&#10;      &quot;facebook&quot;:&quot;https://www.facebook.com/autruchesutopistes/&quot;,&#10;      &quot;adresseTemp&quot;:&quot;  &quot;,&#10;      &quot;objets_recuperes&quot;:&quot;__toutes les matières habituelles d'un particulier&quot;,&#10;      &quot;mots_cles&quot;:&quot;__toutes les matières habituelles d'un particulier&quot;,&#10;      &quot;video&quot;:&quot;https://vimeo.com/330510487,&quot;&#10;   }," calcext:value-type="string">
            <text:p>   {</text:p>
            <text:p>      "code":"annuaire_036",</text:p>
            <text:p>      "nom":"Les autruches utopistes",</text:p>
            <text:p>      "nom_en":"Les autruches utopistes",</text:p>
            <text:p>      "description":"Les autruches utopistes est une association loi 1901, créée en mars 2019 à Bordeaux. \nCette association souhaite documenter l’utopie d’une société zéro déchet. Le zéro déchet est ici vu comme une démarche collective.\nEn proposant des outils médiatiques diversifiés, l’objectif est de prouver qu’un mode de vie zéro déchet répond aux problématiques actuelles et permet de résister ainsi au modèle sociétal imposé. \n\nPortés par une utopie, l'utopie d'une société plus résiliente, plus décroissante, plus altruiste, Les autruches utopistes souhaitent prouver que cette société existe déjà aujourd'hui. La société de demain se construit aujourd'hui et que par conséquent, il est urgent d'agir et l'action doit être collective. \nPour cela, l'association veut aller voir de l'autre côté, là où des citoyens s'engagent et changent leur mode de consommation et leur mode de pensée. C’est la raison pour laquelle l'association a commencé la production d'un webdocumentaire (projet multimédia avec vidéo, article, photo, podcast, illustation) intitulé 'De l'autre côté'.\n",</text:p>
            <text:p>      "statut":"Association",</text:p>
            <text:p>      "secteur_geographique":"Bordeaux, Nantes, Paris",</text:p>
            <text:p>      "url":"http://autruchesutopistes.com/,",</text:p>
            <text:p>      "email":"autruches.utopistes@ecomail-asso.com",</text:p>
            <text:p>      "facebook":"https://www.facebook.com/autruchesutopistes/",</text:p>
            <text:p>      "adresseTemp":"  ",</text:p>
            <text:p>      "objets_recuperes":"__toutes les matières habituelles d'un particulier",</text:p>
            <text:p>      "mots_cles":"__toutes les matières habituelles d'un particulier",</text:p>
            <text:p>      "video":"https://vimeo.com/330510487,"</text:p>
            <text:p>   },</text:p>
          </table:table-cell>
        </table:table-row>
        <table:table-row table:style-name="ro39">
          <table:table-cell office:value-type="string" calcext:value-type="string">
            <text:p>annuaire_037</text:p>
          </table:table-cell>
          <table:table-cell office:value-type="string" calcext:value-type="string">
            <text:p>Terra 21</text:p>
          </table:table-cell>
          <table:table-cell office:value-type="string" calcext:value-type="string">
            <text:p>Accompagnement des professionnels sur la réduction des déchets dus à leurs métiersInformation sur la réduction des déchets à la source (hors stand)Information sur le recyclage (hors stand)Organise ou tient des conférencesSensibilisation au gaspillage alimentaireSensibilisation ou ateliers avec des scolairesStand sensibilisation réduction "déchets"</text:p>
          </table:table-cell>
          <table:table-cell office:value-type="string" calcext:value-type="string">
            <text:p>Terra 21 est un bureau d'études installé à Nantes (bilan carbone, gestion des déchets, management environnemental, sensibilisation)</text:p>
          </table:table-cell>
          <table:table-cell office:value-type="string" calcext:value-type="string">
            <text:p>_toutes les matières d'une entreprise non spécialisée</text:p>
          </table:table-cell>
          <table:table-cell office:value-type="string" calcext:value-type="string">
            <text:p>La structure est active.</text:p>
          </table:table-cell>
          <table:table-cell/>
          <table:table-cell office:value-type="string" calcext:value-type="string">
            <text:p>1-10</text:p>
          </table:table-cell>
          <table:table-cell table:number-columns-repeated="2" office:value-type="string" calcext:value-type="string">
            <text:p>1-2</text:p>
          </table:table-cell>
          <table:table-cell office:value-type="string" calcext:value-type="string">
            <text:p>Pays de la Loire, France entière</text:p>
          </table:table-cell>
          <table:table-cell office:value-type="string" calcext:value-type="string">
            <text:p>Terra 21 est un <text:s/>bureau d'étude qui accompagne les organisations privées et publiques dans la prise en compte et le déploiement de démarches environnementales (déchets - ressources, énergie, biodiversité, relation aux parties prenantes)</text:p>
          </table:table-cell>
          <table:table-cell office:value-type="string" calcext:value-type="string">
            <text:p>http://uq3r!q!hkIt@5en%EFVdRjlI,</text:p>
          </table:table-cell>
          <table:table-cell office:value-type="float" office:value="689981628" calcext:value-type="float">
            <text:p>689981628</text:p>
          </table:table-cell>
          <table:table-cell office:value-type="string" calcext:value-type="string">
            <text:p>herve.fournier@terra21.fr</text:p>
          </table:table-cell>
          <table:table-cell office:value-type="string" calcext:value-type="string">
            <text:p>4 rue René Viviani 44100 Nantes</text:p>
          </table:table-cell>
          <table:table-cell table:number-columns-repeated="7"/>
          <table:table-cell office:value-type="float" office:value="1342" calcext:value-type="float">
            <text:p>1342</text:p>
          </table:table-cell>
          <table:table-cell office:value-type="string" calcext:value-type="string">
            <text:p>https://www.facebook.com/terra21sarl/</text:p>
          </table:table-cell>
          <table:table-cell office:value-type="string" calcext:value-type="string">
            <text:p>Hervé Fournier</text:p>
          </table:table-cell>
          <table:table-cell office:value-type="string" calcext:value-type="string">
            <text:p>Directeur</text:p>
          </table:table-cell>
          <table:table-cell office:value-type="string" calcext:value-type="string">
            <text:p>herve.fournier@terra21.fr</text:p>
          </table:table-cell>
          <table:table-cell table:number-columns-repeated="3"/>
          <table:table-cell office:value-type="string" calcext:value-type="string">
            <text:p>Non</text:p>
          </table:table-cell>
          <table:table-cell office:value-type="string" calcext:value-type="string">
            <text:p>http://www.ecopole.com/adherents/terra-21/,</text:p>
          </table:table-cell>
          <table:table-cell table:number-columns-repeated="7"/>
          <table:table-cell table:style-name="ce534" table:formula="of:=JSONANNUAIRE([.A39]; [.B39]; [.C39]; [.D39]; [.E39]; [.F39]; [.G39]; [.H39]; [.I39]; [.J39]; [.K39]; [.L39]; [.M39]; [.N39]; [.O39]; [.P39]; [.Q39]; [.R39]; [.S39]; [.T39]; [.U39]; [.V39]; [.W39]; [.X39]; [.Y39]; [.Z39]; [.AA39]; [.AB39]; [.AC39]; [.AD39]; [.AE39]; [.AF39]; [.AG39]; [.AH39]; [.AI39]; [.AJ39]; [.AK39]; [.AL39]; [.AM39]; [.AN39])" office:value-type="string" office:string-value="   {&#10;      &quot;code&quot;:&quot;annuaire_037&quot;,&#10;      &quot;nom&quot;:&quot;Terra 21&quot;,&#10;      &quot;nom_en&quot;:&quot;Terra 21&quot;,&#10;      &quot;description&quot;:&quot;Terra 21 est un  bureau d'étude qui accompagne les organisations privées et publiques dans la prise en compte et le déploiement de démarches environnementales (déchets - ressources, énergie, biodiversité, relation aux parties prenantes)&quot;,&#10;      &quot;secteur_geographique&quot;:&quot;Pays de la Loire, France entière&quot;,&#10;      &quot;url&quot;:&quot;http://uq3r!q!hkIt@5en%EFVdRjlI,&quot;,&#10;      &quot;email&quot;:&quot;herve.fournier@terra21.fr&quot;,&#10;      &quot;facebook&quot;:&quot;https://www.facebook.com/terra21sarl/&quot;,&#10;      &quot;tel&quot;:&quot;689981628&quot;,&#10;      &quot;adresseTemp&quot;:&quot;  &quot;,&#10;      &quot;objets_recuperes&quot;:&quot;_toutes les matières d'une entreprise non spécialisée&quot;,&#10;      &quot;mots_cles&quot;:&quot;_toutes les matières d'une entreprise non spécialisée&quot;&#10;   }," calcext:value-type="string">
            <text:p>   {</text:p>
            <text:p>      "code":"annuaire_037",</text:p>
            <text:p>      "nom":"Terra 21",</text:p>
            <text:p>      "nom_en":"Terra 21",</text:p>
            <text:p>      "description":"Terra 21 est un  bureau d'étude qui accompagne les organisations privées et publiques dans la prise en compte et le déploiement de démarches environnementales (déchets - ressources, énergie, biodiversité, relation aux parties prenantes)",</text:p>
            <text:p>      "secteur_geographique":"Pays de la Loire, France entière",</text:p>
            <text:p>      "url":"http://uq3r!q!hkIt@5en%EFVdRjlI,",</text:p>
            <text:p>      "email":"herve.fournier@terra21.fr",</text:p>
            <text:p>      "facebook":"https://www.facebook.com/terra21sarl/",</text:p>
            <text:p>      "tel":"689981628",</text:p>
            <text:p>      "adresseTemp":"  ",</text:p>
            <text:p>      "objets_recuperes":"_toutes les matières d'une entreprise non spécialisée",</text:p>
            <text:p>      "mots_cles":"_toutes les matières d'une entreprise non spécialisée"</text:p>
            <text:p>   },</text:p>
          </table:table-cell>
        </table:table-row>
        <table:table-row table:style-name="ro39">
          <table:table-cell office:value-type="string" calcext:value-type="string">
            <text:p>annuaire_038</text:p>
          </table:table-cell>
          <table:table-cell office:value-type="string" calcext:value-type="string">
            <text:p>Compost In Situ</text:p>
          </table:table-cell>
          <table:table-cell office:value-type="string" calcext:value-type="string">
            <text:p>Solutions de récupération des matières organiques (compostage...)</text:p>
          </table:table-cell>
          <table:table-cell office:value-type="string" calcext:value-type="string">
            <text:p>Coopérative proposant des solutions clé en main de compostage local, par la collecte de vos bio-déchets et la gestion de silos de compostage</text:p>
          </table:table-cell>
          <table:table-cell office:value-type="string" calcext:value-type="string">
            <text:p>déchets organiques riches (restes alimentaires...)déchets verts (pelousetaille de haie...)vaisselle jetable</text:p>
          </table:table-cell>
          <table:table-cell office:value-type="string" calcext:value-type="string">
            <text:p>La structure est active.</text:p>
          </table:table-cell>
          <table:table-cell office:value-type="string" calcext:value-type="string">
            <text:p>SCOP</text:p>
          </table:table-cell>
          <table:table-cell table:number-columns-repeated="2" office:value-type="string" calcext:value-type="string">
            <text:p>11-20</text:p>
          </table:table-cell>
          <table:table-cell office:value-type="string" calcext:value-type="string">
            <text:p>2-5</text:p>
          </table:table-cell>
          <table:table-cell office:value-type="string" calcext:value-type="string">
            <text:p>Loire-Atlantique</text:p>
          </table:table-cell>
          <table:table-cell office:value-type="string" calcext:value-type="string">
            <text:p>Compost In Situ regroupe des professionnels de la restauration, des collectivités, des agriculteurs et des salariés autour de son projet de compostage.\nSes activités sont :\n- le compostage local, via la collecte des bio-déchets en palox\n- le compostage sur site, en silos\n- la vente d'équipements de compostage\n- les bio-déchets événementiels, dont les toilettes sèches</text:p>
          </table:table-cell>
          <table:table-cell office:value-type="string" calcext:value-type="string">
            <text:p>https://compostinsitu.fr/,</text:p>
          </table:table-cell>
          <table:table-cell office:value-type="string" calcext:value-type="string">
            <text:p>02 40 77 85 21</text:p>
          </table:table-cell>
          <table:table-cell office:value-type="string" calcext:value-type="string">
            <text:p>direction.nantes@compostinsitu.fr</text:p>
          </table:table-cell>
          <table:table-cell office:value-type="string" calcext:value-type="string">
            <text:p>Titi Forum</text:p>
          </table:table-cell>
          <table:table-cell office:value-type="string" calcext:value-type="string">
            <text:p>7, rue Louis Blériot</text:p>
          </table:table-cell>
          <table:table-cell office:value-type="float" office:value="44700" calcext:value-type="float">
            <text:p>44700</text:p>
          </table:table-cell>
          <table:table-cell office:value-type="string" calcext:value-type="string">
            <text:p>Orvault</text:p>
          </table:table-cell>
          <table:table-cell office:value-type="string" calcext:value-type="string">
            <text:p>Plateforme</text:p>
          </table:table-cell>
          <table:table-cell office:value-type="string" calcext:value-type="string">
            <text:p>Le Télégraphe</text:p>
          </table:table-cell>
          <table:table-cell/>
          <table:table-cell office:value-type="string" calcext:value-type="string">
            <text:p>Treillières</text:p>
          </table:table-cell>
          <table:table-cell office:value-type="float" office:value="1334" calcext:value-type="float">
            <text:p>1334</text:p>
          </table:table-cell>
          <table:table-cell office:value-type="string" calcext:value-type="string">
            <text:p>https://www.facebook.com/compostinsitu/</text:p>
          </table:table-cell>
          <table:table-cell office:value-type="string" calcext:value-type="string">
            <text:p>Dana Pfeuty</text:p>
          </table:table-cell>
          <table:table-cell office:value-type="string" calcext:value-type="string">
            <text:p>Directeur</text:p>
          </table:table-cell>
          <table:table-cell office:value-type="string" calcext:value-type="string">
            <text:p>07 62 13 23 80</text:p>
          </table:table-cell>
          <table:table-cell office:value-type="string" calcext:value-type="string">
            <text:p>Florent Peylet</text:p>
          </table:table-cell>
          <table:table-cell office:value-type="string" calcext:value-type="string">
            <text:p>Agent</text:p>
          </table:table-cell>
          <table:table-cell office:value-type="string" calcext:value-type="string">
            <text:p>f.peylet@compostinsitu.fr</text:p>
          </table:table-cell>
          <table:table-cell office:value-type="string" calcext:value-type="string">
            <text:p>Non</text:p>
          </table:table-cell>
          <table:table-cell table:number-columns-repeated="8"/>
          <table:table-cell table:style-name="ce534" table:formula="of:=JSONANNUAIRE([.A40]; [.B40]; [.C40]; [.D40]; [.E40]; [.F40]; [.G40]; [.H40]; [.I40]; [.J40]; [.K40]; [.L40]; [.M40]; [.N40]; [.O40]; [.P40]; [.Q40]; [.R40]; [.S40]; [.T40]; [.U40]; [.V40]; [.W40]; [.X40]; [.Y40]; [.Z40]; [.AA40]; [.AB40]; [.AC40]; [.AD40]; [.AE40]; [.AF40]; [.AG40]; [.AH40]; [.AI40]; [.AJ40]; [.AK40]; [.AL40]; [.AM40]; [.AN40])" office:value-type="string" office:string-value="   {&#10;      &quot;code&quot;:&quot;annuaire_038&quot;,&#10;      &quot;nom&quot;:&quot;Compost In Situ&quot;,&#10;      &quot;nom_en&quot;:&quot;Compost In Situ&quot;,&#10;      &quot;description&quot;:&quot;Compost In Situ regroupe des professionnels de la restauration, des collectivités, des agriculteurs et des salariés autour de son projet de compostage.\nSes activités sont :\n- le compostage local, via la collecte des bio-déchets en palox\n- le compostage sur site, en silos\n- la vente d'équipements de compostage\n- les bio-déchets événementiels, dont les toilettes sèches&quot;,&#10;      &quot;statut&quot;:&quot;SCOP&quot;,&#10;      &quot;secteur_geographique&quot;:&quot;Loire-Atlantique&quot;,&#10;      &quot;url&quot;:&quot;https://compostinsitu.fr/,&quot;,&#10;      &quot;email&quot;:&quot;direction.nantes@compostinsitu.fr&quot;,&#10;      &quot;facebook&quot;:&quot;https://www.facebook.com/compostinsitu/&quot;,&#10;      &quot;tel&quot;:&quot;02 40 77 85 21&quot;,&#10;      &quot;adresseTemp&quot;:&quot;7, rue Louis Blériot 44700 Orvault&quot;,&#10;      &quot;objets_recuperes&quot;:&quot;déchets organiques riches (restes alimentaires...)déchets verts (pelousetaille de haie...)vaisselle jetable&quot;,&#10;      &quot;mots_cles&quot;:&quot;déchets organiques riches (restes alimentaires...)déchets verts (pelousetaille de haie...)vaisselle jetable&quot;&#10;   }," calcext:value-type="string">
            <text:p>   {</text:p>
            <text:p>      "code":"annuaire_038",</text:p>
            <text:p>      "nom":"Compost In Situ",</text:p>
            <text:p>      "nom_en":"Compost In Situ",</text:p>
            <text:p>      "description":"Compost In Situ regroupe des professionnels de la restauration, des collectivités, des agriculteurs et des salariés autour de son projet de compostage.\nSes activités sont :\n- le compostage local, via la collecte des bio-déchets en palox\n- le compostage sur site, en silos\n- la vente d'équipements de compostage\n- les bio-déchets événementiels, dont les toilettes sèches",</text:p>
            <text:p>      "statut":"SCOP",</text:p>
            <text:p>      "secteur_geographique":"Loire-Atlantique",</text:p>
            <text:p>      "url":"https://compostinsitu.fr/,",</text:p>
            <text:p>      "email":"direction.nantes@compostinsitu.fr",</text:p>
            <text:p>      "facebook":"https://www.facebook.com/compostinsitu/",</text:p>
            <text:p>      "tel":"02 40 77 85 21",</text:p>
            <text:p>      "adresseTemp":"7, rue Louis Blériot 44700 Orvault",</text:p>
            <text:p>      "objets_recuperes":"déchets organiques riches (restes alimentaires...)déchets verts (pelousetaille de haie...)vaisselle jetable",</text:p>
            <text:p>      "mots_cles":"déchets organiques riches (restes alimentaires...)déchets verts (pelousetaille de haie...)vaisselle jetable"</text:p>
            <text:p>   },</text:p>
          </table:table-cell>
        </table:table-row>
        <table:table-row table:style-name="ro39">
          <table:table-cell office:value-type="string" calcext:value-type="string">
            <text:p>annuaire_039</text:p>
          </table:table-cell>
          <table:table-cell office:value-type="string" calcext:value-type="string">
            <text:p>AREMACS</text:p>
          </table:table-cell>
          <table:table-cell office:value-type="string" calcext:value-type="string">
            <text:p>Sensibilisation au gaspillage alimentaireStand de conseil sur le recyclageStand sensibilisation réduction "déchets"Tri des déchets sur événements</text:p>
          </table:table-cell>
          <table:table-cell office:value-type="string" calcext:value-type="string">
            <text:p>Association pour le respect de l'environnement lors de manifestations culturelles et sportives\nConseil &amp; gestion éco-responsable des déchets sur événements. Animation et stands de sensibilisation aux enjeux du tri, du zéro déchet et du gaspillage alimentaire. </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plus de 100</text:p>
          </table:table-cell>
          <table:table-cell office:value-type="float" office:value="0" calcext:value-type="float">
            <text:p>0</text:p>
          </table:table-cell>
          <table:table-cell office:value-type="string" calcext:value-type="string">
            <text:p>10-25</text:p>
          </table:table-cell>
          <table:table-cell office:value-type="string" calcext:value-type="string">
            <text:p>National dont antenne régionale Grand Ouest basée à Nantes (puis Ile de France, Sud Ouest, Sud Est, Auvergne Rhône Alpes)</text:p>
          </table:table-cell>
          <table:table-cell office:value-type="string" calcext:value-type="string">
            <text:p>L’association AREMACS est une association loi 1901 à but non lucratif créée en 2004, qui a pour objet de limiter les impacts environnementaux des manifestations sociales, culturelles et sportives en sensibilisant le plus grand nombre à l’écologie et en mettant à disposition des organisateurs d’événements des moyens humains et matériels de réduction des impacts.\nDepuis plus de 12 ans, Aremacs agit sur le terrain et apporte des solutions concrètes, locales et efficaces pour mieux gérer les déchets des événements et répondre aux besoins de chacun : Présence d’équipe expérimentée, Mise à disposition de matériel spécifique aux déchets, Formations à l’éco-responsabilité, Diagnostics.\nEn sensibilisant les citoyens, en mobilisant les collectivités et en proposant une offre de service sérieuse et variée aux organisateurs, notre structure essaye de contribuer chaque jour et sans relâche à la diminution de notre empreinte écologique à tous.\nAvec plus de 200 structures accompagnées chaque année, Aremacs est devenu acteur de référence du monde de l’éco-événementiel, pour nous, pour vous et pour la planète.\nDécouvrez toutes nos références et toutes nos actions sur : www.aremacs.com\nIls nous font confiance \n <text:s text:c="5"/>Nuits sonores (69), Rendez-vous de l’Erdre (44), Evian masters (74), Quiksilver Pro France (40), Run in Marseille (13), Francofolies (17), Ultra Trail du Mont Blanc (74), Région Auvergne Rhône- Alpes (69), Région PACA (13), Métropole de Lyon (69), Nantes Métropole (44), département de la Gironde (33), Ville de Lyon (69)...</text:p>
          </table:table-cell>
          <table:table-cell office:value-type="string" calcext:value-type="string">
            <text:p>https://aremacs.com/,</text:p>
          </table:table-cell>
          <table:table-cell office:value-type="float" office:value="601011593" calcext:value-type="float">
            <text:p>601011593</text:p>
          </table:table-cell>
          <table:table-cell office:value-type="string" calcext:value-type="string">
            <text:p>nantes@aremacs.com</text:p>
          </table:table-cell>
          <table:table-cell office:value-type="string" calcext:value-type="string">
            <text:p>Le Solilab</text:p>
          </table:table-cell>
          <table:table-cell office:value-type="string" calcext:value-type="string">
            <text:p>8 rue de Saint Domingue </text:p>
          </table:table-cell>
          <table:table-cell office:value-type="float" office:value="44200" calcext:value-type="float">
            <text:p>44200</text:p>
          </table:table-cell>
          <table:table-cell office:value-type="string" calcext:value-type="string">
            <text:p>Nantes</text:p>
          </table:table-cell>
          <table:table-cell table:number-columns-repeated="4"/>
          <table:table-cell office:value-type="float" office:value="1288" calcext:value-type="float">
            <text:p>1288</text:p>
          </table:table-cell>
          <table:table-cell office:value-type="string" calcext:value-type="string">
            <text:p>https://www.facebook.com/AremacsPaysDeLaLoire/</text:p>
          </table:table-cell>
          <table:table-cell office:value-type="string" calcext:value-type="string">
            <text:p>Fanny Garcia</text:p>
          </table:table-cell>
          <table:table-cell office:value-type="string" calcext:value-type="string">
            <text:p>Chargée de projets</text:p>
          </table:table-cell>
          <table:table-cell office:value-type="float" office:value="768610606" calcext:value-type="float">
            <text:p>768610606</text:p>
          </table:table-cell>
          <table:table-cell office:value-type="string" calcext:value-type="string">
            <text:p>Coralie Lepecq</text:p>
          </table:table-cell>
          <table:table-cell office:value-type="string" calcext:value-type="string">
            <text:p>Responsable d'antenne régionale</text:p>
          </table:table-cell>
          <table:table-cell office:value-type="float" office:value="601011593" calcext:value-type="float">
            <text:p>601011593</text:p>
          </table:table-cell>
          <table:table-cell office:value-type="string" calcext:value-type="string">
            <text:p>Oui</text:p>
          </table:table-cell>
          <table:table-cell office:value-type="string" calcext:value-type="string">
            <text:p>http://www.ecopole.com/adherents/aremacs-pays-de-la-loire/,</text:p>
          </table:table-cell>
          <table:table-cell table:number-columns-repeated="5"/>
          <table:table-cell office:value-type="string" calcext:value-type="string">
            <text:p>https://www.youtube.com/watch?v=0nJkdqj4vEY,</text:p>
          </table:table-cell>
          <table:table-cell/>
          <table:table-cell table:style-name="ce534" table:formula="of:=JSONANNUAIRE([.A41]; [.B41]; [.C41]; [.D41]; [.E41]; [.F41]; [.G41]; [.H41]; [.I41]; [.J41]; [.K41]; [.L41]; [.M41]; [.N41]; [.O41]; [.P41]; [.Q41]; [.R41]; [.S41]; [.T41]; [.U41]; [.V41]; [.W41]; [.X41]; [.Y41]; [.Z41]; [.AA41]; [.AB41]; [.AC41]; [.AD41]; [.AE41]; [.AF41]; [.AG41]; [.AH41]; [.AI41]; [.AJ41]; [.AK41]; [.AL41]; [.AM41]; [.AN41])" office:value-type="string" office:string-value="   {&#10;      &quot;code&quot;:&quot;annuaire_039&quot;,&#10;      &quot;nom&quot;:&quot;AREMACS&quot;,&#10;      &quot;nom_en&quot;:&quot;AREMACS&quot;,&#10;      &quot;description&quot;:&quot;L’association AREMACS est une association loi 1901 à but non lucratif créée en 2004, qui a pour objet de limiter les impacts environnementaux des manifestations sociales, culturelles et sportives en sensibilisant le plus grand nombre à l’écologie et en mettant à disposition des organisateurs d’événements des moyens humains et matériels de réduction des impacts.\nDepuis plus de 12 ans, Aremacs agit sur le terrain et apporte des solutions concrètes, locales et efficaces pour mieux gérer les déchets des événements et répondre aux besoins de chacun : Présence d’équipe expérimentée, Mise à disposition de matériel spécifique aux déchets, Formations à l’éco-responsabilité, Diagnostics.\nEn sensibilisant les citoyens, en mobilisant les collectivités et en proposant une offre de service sérieuse et variée aux organisateurs, notre structure essaye de contribuer chaque jour et sans relâche à la diminution de notre empreinte écologique à tous.\nAvec plus de 200 structures accompagnées chaque année, Aremacs est devenu acteur de référence du monde de l’éco-événementiel, pour nous, pour vous et pour la planète.\nDécouvrez toutes nos références et toutes nos actions sur : www.aremacs.com\nIls nous font confiance \n      Nuits sonores (69), Rendez-vous de l’Erdre (44), Evian masters (74), Quiksilver Pro France (40), Run in Marseille (13), Francofolies (17), Ultra Trail du Mont Blanc (74), Région Auvergne Rhône- Alpes (69), Région PACA (13), Métropole de Lyon (69), Nantes Métropole (44), département de la Gironde (33), Ville de Lyon (69)...&quot;,&#10;      &quot;statut&quot;:&quot;Association&quot;,&#10;      &quot;secteur_geographique&quot;:&quot;National dont antenne régionale Grand Ouest basée à Nantes (puis Ile de France, Sud Ouest, Sud Est, Auvergne Rhône Alpes)&quot;,&#10;      &quot;url&quot;:&quot;https://aremacs.com/,&quot;,&#10;      &quot;email&quot;:&quot;nantes@aremacs.com&quot;,&#10;      &quot;facebook&quot;:&quot;https://www.facebook.com/AremacsPaysDeLaLoire/&quot;,&#10;      &quot;tel&quot;:&quot;601011593&quot;,&#10;      &quot;adresseTemp&quot;:&quot;8 rue de Saint Domingue  44200 Nantes&quot;,&#10;      &quot;video&quot;:&quot;https://www.youtube.com/watch?v=0nJkdqj4vEY,&quot;&#10;   }," calcext:value-type="string">
            <text:p>   {</text:p>
            <text:p>      "code":"annuaire_039",</text:p>
            <text:p>      "nom":"AREMACS",</text:p>
            <text:p>      "nom_en":"AREMACS",</text:p>
            <text:p>      "description":"L’association AREMACS est une association loi 1901 à but non lucratif créée en 2004, qui a pour objet de limiter les impacts environnementaux des manifestations sociales, culturelles et sportives en sensibilisant le plus grand nombre à l’écologie et en mettant à disposition des organisateurs d’événements des moyens humains et matériels de réduction des impacts.\nDepuis plus de 12 ans, Aremacs agit sur le terrain et apporte des solutions concrètes, locales et efficaces pour mieux gérer les déchets des événements et répondre aux besoins de chacun : Présence d’équipe expérimentée, Mise à disposition de matériel spécifique aux déchets, Formations à l’éco-responsabilité, Diagnostics.\nEn sensibilisant les citoyens, en mobilisant les collectivités et en proposant une offre de service sérieuse et variée aux organisateurs, notre structure essaye de contribuer chaque jour et sans relâche à la diminution de notre empreinte écologique à tous.\nAvec plus de 200 structures accompagnées chaque année, Aremacs est devenu acteur de référence du monde de l’éco-événementiel, pour nous, pour vous et pour la planète.\nDécouvrez toutes nos références et toutes nos actions sur : www.aremacs.com\nIls nous font confiance \n      Nuits sonores (69), Rendez-vous de l’Erdre (44), Evian masters (74), Quiksilver Pro France (40), Run in Marseille (13), Francofolies (17), Ultra Trail du Mont Blanc (74), Région Auvergne Rhône- Alpes (69), Région PACA (13), Métropole de Lyon (69), Nantes Métropole (44), département de la Gironde (33), Ville de Lyon (69)...",</text:p>
            <text:p>      "statut":"Association",</text:p>
            <text:p>      "secteur_geographique":"National dont antenne régionale Grand Ouest basée à Nantes (puis Ile de France, Sud Ouest, Sud Est, Auvergne Rhône Alpes)",</text:p>
            <text:p>      "url":"https://aremacs.com/,",</text:p>
            <text:p>      "email":"nantes@aremacs.com",</text:p>
            <text:p>      "facebook":"https://www.facebook.com/AremacsPaysDeLaLoire/",</text:p>
            <text:p>      "tel":"601011593",</text:p>
            <text:p>      "adresseTemp":"8 rue de Saint Domingue  44200 Nantes",</text:p>
            <text:p>      "video":"https://www.youtube.com/watch?v=0nJkdqj4vEY,"</text:p>
            <text:p>   },</text:p>
          </table:table-cell>
        </table:table-row>
        <table:table-row table:style-name="ro39">
          <table:table-cell office:value-type="string" calcext:value-type="string">
            <text:p>annuaire_040</text:p>
          </table:table-cell>
          <table:table-cell office:value-type="string" calcext:value-type="string">
            <text:p>Rebelote</text:p>
          </table:table-cell>
          <table:table-cell office:value-type="string" calcext:value-type="string">
            <text:p>Sites informatique ou applications (hors blogs)Vente de produits d'occasion</text:p>
          </table:table-cell>
          <table:table-cell office:value-type="string" calcext:value-type="string">
            <text:p>Rebelote, c'est la seconde main de vos boutiques, en un clic. Vous y trouverez de tout. Toujours de seconde main. Toujours près de chez vous. Toujours de vos boutiques : recycleries, friperies, revendeurs, dépôts-ventes,...</text:p>
          </table:table-cell>
          <table:table-cell/>
          <table:table-cell office:value-type="string" calcext:value-type="string">
            <text:p>La structure est active.</text:p>
          </table:table-cell>
          <table:table-cell office:value-type="string" calcext:value-type="string">
            <text:p>Porteur(s) de projet (sans statut particulier)</text:p>
          </table:table-cell>
          <table:table-cell office:value-type="string" calcext:value-type="string">
            <text:p>21-50</text:p>
          </table:table-cell>
          <table:table-cell office:value-type="string" calcext:value-type="string">
            <text:p>11-20</text:p>
          </table:table-cell>
          <table:table-cell office:value-type="string" calcext:value-type="string">
            <text:p>1-2</text:p>
          </table:table-cell>
          <table:table-cell office:value-type="string" calcext:value-type="string">
            <text:p>Bassin nantais</text:p>
          </table:table-cell>
          <table:table-cell/>
          <table:table-cell office:value-type="string" calcext:value-type="string">
            <text:p>http://www.rebelote.co,</text:p>
          </table:table-cell>
          <table:table-cell/>
          <table:table-cell office:value-type="string" calcext:value-type="string">
            <text:p>equipe.rebelote@gmail.com</text:p>
          </table:table-cell>
          <table:table-cell table:number-columns-repeated="8"/>
          <table:table-cell office:value-type="float" office:value="1184" calcext:value-type="float">
            <text:p>1184</text:p>
          </table:table-cell>
          <table:table-cell office:value-type="string" calcext:value-type="string">
            <text:p>https://www.facebook.com/rebelote.co/</text:p>
          </table:table-cell>
          <table:table-cell table:number-columns-repeated="6"/>
          <table:table-cell office:value-type="string" calcext:value-type="string">
            <text:p>Non</text:p>
          </table:table-cell>
          <table:table-cell table:number-columns-repeated="8"/>
          <table:table-cell table:style-name="ce534" table:formula="of:=JSONANNUAIRE([.A42]; [.B42]; [.C42]; [.D42]; [.E42]; [.F42]; [.G42]; [.H42]; [.I42]; [.J42]; [.K42]; [.L42]; [.M42]; [.N42]; [.O42]; [.P42]; [.Q42]; [.R42]; [.S42]; [.T42]; [.U42]; [.V42]; [.W42]; [.X42]; [.Y42]; [.Z42]; [.AA42]; [.AB42]; [.AC42]; [.AD42]; [.AE42]; [.AF42]; [.AG42]; [.AH42]; [.AI42]; [.AJ42]; [.AK42]; [.AL42]; [.AM42]; [.AN42])" office:value-type="string" office:string-value="   {&#10;      &quot;code&quot;:&quot;annuaire_040&quot;,&#10;      &quot;nom&quot;:&quot;Rebelote&quot;,&#10;      &quot;nom_en&quot;:&quot;Rebelote&quot;,&#10;      &quot;statut&quot;:&quot;Porteur(s) de projet (sans statut particulier)&quot;,&#10;      &quot;secteur_geographique&quot;:&quot;Bassin nantais&quot;,&#10;      &quot;url&quot;:&quot;http://www.rebelote.co,&quot;,&#10;      &quot;email&quot;:&quot;equipe.rebelote@gmail.com&quot;,&#10;      &quot;facebook&quot;:&quot;https://www.facebook.com/rebelote.co/&quot;,&#10;      &quot;adresseTemp&quot;:&quot;  &quot;&#10;   }," calcext:value-type="string">
            <text:p>   {</text:p>
            <text:p>      "code":"annuaire_040",</text:p>
            <text:p>      "nom":"Rebelote",</text:p>
            <text:p>      "nom_en":"Rebelote",</text:p>
            <text:p>      "statut":"Porteur(s) de projet (sans statut particulier)",</text:p>
            <text:p>      "secteur_geographique":"Bassin nantais",</text:p>
            <text:p>      "url":"http://www.rebelote.co,",</text:p>
            <text:p>      "email":"equipe.rebelote@gmail.com",</text:p>
            <text:p>      "facebook":"https://www.facebook.com/rebelote.co/",</text:p>
            <text:p>      "adresseTemp":"  "</text:p>
            <text:p>   },</text:p>
          </table:table-cell>
        </table:table-row>
        <table:table-row table:style-name="ro39">
          <table:table-cell office:value-type="string" calcext:value-type="string">
            <text:p>annuaire_041</text:p>
          </table:table-cell>
          <table:table-cell office:value-type="string" calcext:value-type="string">
            <text:p>La Galerie du Zéro Déchet</text:p>
          </table:table-cell>
          <table:table-cell office:value-type="string" calcext:value-type="string">
            <text:p>Accompagnement d'écoles dans une démarche zéro déchetAccompagnement des professionnels sur la réduction des déchets dus à leurs métiersAtelier de couture de tissus récupérésAtelier sur compostage ou lombricompostageAteliers produits zéro "déchet"Conseils ou gestions des couches lavablesPrête ou loue des biens au lieu de les posséderSensibilisation ou ateliers avec des scolaires</text:p>
          </table:table-cell>
          <table:table-cell office:value-type="string" calcext:value-type="string">
            <text:p>Tiers lieux dédié à la réduction des déchets en hyper centre de Nantes.\nOuvert au grand public.\nPermanence les mercredis 14h-17h et samedi 14h-17h.\nAteliers les autres jours de l'année.</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string" calcext:value-type="string">
            <text:p>6-10</text:p>
          </table:table-cell>
          <table:table-cell office:value-type="float" office:value="0" calcext:value-type="float">
            <text:p>0</text:p>
          </table:table-cell>
          <table:table-cell office:value-type="string" calcext:value-type="string">
            <text:p>Uniquement à la Galerie</text:p>
          </table:table-cell>
          <table:table-cell office:value-type="string" calcext:value-type="string">
            <text:p>&lt;h3&gt;En plein centre de Nantes, un tiers-lieu tenu dédié à la réduction des déchets. Tenu par une association.&lt;/h3&gt;\n&lt;figure class="wp-block-image"&gt;&lt;img class="wp-image-567" src="http://lagalerieduzerodechet.fr/wp-content/uploads/2019/05/galerie-erban2.jpg" sizes="(max-width: 400px) 100vw, 400px" srcset="http://lagalerieduzerodechet.fr/wp-content/uploads/2019/05/galerie-erban2.jpg 400w, http://lagalerieduzerodechet.fr/wp-content/uploads/2019/05/galerie-erban2-300x200.jpg 300w" alt="" /&gt;&lt;figcaption&gt;Ce projet citoyen a transformé la Galerie Dulcie (l’ancienne galerie des beaux arts, 140 mètres carrés), située entre la mairie de Nantes et les Galeries Lafayette, en Galerie du Zéro Déchet. C’est un espace convivial qui place la réduction des déchets dans un mode de vie plus durable. Où l’échange est la clé. Un chemin où chacun avance à son rythme.\nEn plein centre de Nantes, un lieu témoin d’expérimentation et de sensibilisation autour des principes du Zéro Déchet animé par les acteurs du territoire.&lt;/figcaption&gt;&lt;/figure&gt;\n&lt;p class="has-text-align-center"&gt;&lt;strong&gt;Les permanences (ouvertes à tous) ont lieues toute l’année le mercredi de 14h-17h et le samedi 14h-17h.&lt;/strong&gt;&lt;/p&gt;\n&lt;p class="has-text-align-center"&gt;Des ateliers ont lieu toute l’année. Consultez le &lt;a href="http://lagalerieduzerodechet.fr/?page_id=414"&gt;calendrier&lt;/a&gt;.&lt;/p&gt;</text:p>
          </table:table-cell>
          <table:table-cell office:value-type="string" calcext:value-type="string">
            <text:p>http://lagalerieduzerodechet.fr,</text:p>
          </table:table-cell>
          <table:table-cell/>
          <table:table-cell office:value-type="string" calcext:value-type="string">
            <text:p>contact@lagalerieduzerodechet.fr</text:p>
          </table:table-cell>
          <table:table-cell office:value-type="string" calcext:value-type="string">
            <text:p>La Galerie du Zéro Déchet</text:p>
          </table:table-cell>
          <table:table-cell office:value-type="string" calcext:value-type="string">
            <text:p>5 rue Fénelon (entrée place Dulcie September)</text:p>
          </table:table-cell>
          <table:table-cell office:value-type="float" office:value="44000" calcext:value-type="float">
            <text:p>44000</text:p>
          </table:table-cell>
          <table:table-cell office:value-type="string" calcext:value-type="string">
            <text:p>Nantes</text:p>
          </table:table-cell>
          <table:table-cell table:number-columns-repeated="4"/>
          <table:table-cell office:value-type="float" office:value="1170" calcext:value-type="float">
            <text:p>1170</text:p>
          </table:table-cell>
          <table:table-cell office:value-type="string" calcext:value-type="string">
            <text:p>https://facebook.com/LaGalerieDuZeroDechet</text:p>
          </table:table-cell>
          <table:table-cell office:value-type="string" calcext:value-type="string">
            <text:p>Christian Renoulin</text:p>
          </table:table-cell>
          <table:table-cell office:value-type="string" calcext:value-type="string">
            <text:p>Président de l'association</text:p>
          </table:table-cell>
          <table:table-cell office:value-type="string" calcext:value-type="string">
            <text:p>Mail à contact@lagalerieduzerodechet.fr</text:p>
          </table:table-cell>
          <table:table-cell table:number-columns-repeated="3"/>
          <table:table-cell office:value-type="string" calcext:value-type="string">
            <text:p>Non</text:p>
          </table:table-cell>
          <table:table-cell table:number-columns-repeated="8"/>
          <table:table-cell table:style-name="ce534" table:formula="of:=JSONANNUAIRE([.A43]; [.B43]; [.C43]; [.D43]; [.E43]; [.F43]; [.G43]; [.H43]; [.I43]; [.J43]; [.K43]; [.L43]; [.M43]; [.N43]; [.O43]; [.P43]; [.Q43]; [.R43]; [.S43]; [.T43]; [.U43]; [.V43]; [.W43]; [.X43]; [.Y43]; [.Z43]; [.AA43]; [.AB43]; [.AC43]; [.AD43]; [.AE43]; [.AF43]; [.AG43]; [.AH43]; [.AI43]; [.AJ43]; [.AK43]; [.AL43]; [.AM43]; [.AN43])" office:value-type="string" office:string-value="   {&#10;      &quot;code&quot;:&quot;annuaire_041&quot;,&#10;      &quot;nom&quot;:&quot;La Galerie du Zéro Déchet&quot;,&#10;      &quot;nom_en&quot;:&quot;La Galerie du Zéro Déchet&quot;,&#10;      &quot;description&quot;:&quot;&lt;h3&gt;En plein centre de Nantes, un tiers-lieu tenu dédié à la réduction des déchets. Tenu par une association.&lt;/h3&gt;\n&lt;figure class='wp-block-image'&gt;&lt;img class='wp-image-567' src='http://lagalerieduzerodechet.fr/wp-content/uploads/2019/05/galerie-erban2.jpg' sizes='(max-width: 400px) 100vw, 400px' srcset='http://lagalerieduzerodechet.fr/wp-content/uploads/2019/05/galerie-erban2.jpg 400w, http://lagalerieduzerodechet.fr/wp-content/uploads/2019/05/galerie-erban2-300x200.jpg 300w' alt='' /&gt;&lt;figcaption&gt;Ce projet citoyen a transformé la Galerie Dulcie (l’ancienne galerie des beaux arts, 140 mètres carrés), située entre la mairie de Nantes et les Galeries Lafayette, en Galerie du Zéro Déchet. C’est un espace convivial qui place la réduction des déchets dans un mode de vie plus durable. Où l’échange est la clé. Un chemin où chacun avance à son rythme.\nEn plein centre de Nantes, un lieu témoin d’expérimentation et de sensibilisation autour des principes du Zéro Déchet animé par les acteurs du territoire.&lt;/figcaption&gt;&lt;/figure&gt;\n&lt;p class='has-text-align-center'&gt;&lt;strong&gt;Les permanences (ouvertes à tous) ont lieues toute l’année le mercredi de 14h-17h et le samedi 14h-17h.&lt;/strong&gt;&lt;/p&gt;\n&lt;p class='has-text-align-center'&gt;Des ateliers ont lieu toute l’année. Consultez le &lt;a href='http://lagalerieduzerodechet.fr/?page_id=414'&gt;calendrier&lt;/a&gt;.&lt;/p&gt;&quot;,&#10;      &quot;statut&quot;:&quot;Association&quot;,&#10;      &quot;secteur_geographique&quot;:&quot;Uniquement à la Galerie&quot;,&#10;      &quot;url&quot;:&quot;http://lagalerieduzerodechet.fr,&quot;,&#10;      &quot;email&quot;:&quot;contact@lagalerieduzerodechet.fr&quot;,&#10;      &quot;facebook&quot;:&quot;https://facebook.com/LaGalerieDuZeroDechet&quot;,&#10;      &quot;adresseTemp&quot;:&quot;5 rue Fénelon (entrée place Dulcie September) 44000 Nantes&quot;,&#10;      &quot;objets_recuperes&quot;:&quot;__toutes les matières habituelles d'un particulier&quot;,&#10;      &quot;mots_cles&quot;:&quot;__toutes les matières habituelles d'un particulier&quot;&#10;   }," calcext:value-type="string">
            <text:p>   {</text:p>
            <text:p>      "code":"annuaire_041",</text:p>
            <text:p>      "nom":"La Galerie du Zéro Déchet",</text:p>
            <text:p>      "nom_en":"La Galerie du Zéro Déchet",</text:p>
            <text:p>      "description":"&lt;h3&gt;En plein centre de Nantes, un tiers-lieu tenu dédié à la réduction des déchets. Tenu par une association.&lt;/h3&gt;\n&lt;figure class='wp-block-image'&gt;&lt;img class='wp-image-567' src='http://lagalerieduzerodechet.fr/wp-content/uploads/2019/05/galerie-erban2.jpg' sizes='(max-width: 400px) 100vw, 400px' srcset='http://lagalerieduzerodechet.fr/wp-content/uploads/2019/05/galerie-erban2.jpg 400w, http://lagalerieduzerodechet.fr/wp-content/uploads/2019/05/galerie-erban2-300x200.jpg 300w' alt='' /&gt;&lt;figcaption&gt;Ce projet citoyen a transformé la Galerie Dulcie (l’ancienne galerie des beaux arts, 140 mètres carrés), située entre la mairie de Nantes et les Galeries Lafayette, en Galerie du Zéro Déchet. C’est un espace convivial qui place la réduction des déchets dans un mode de vie plus durable. Où l’échange est la clé. Un chemin où chacun avance à son rythme.\nEn plein centre de Nantes, un lieu témoin d’expérimentation et de sensibilisation autour des principes du Zéro Déchet animé par les acteurs du territoire.&lt;/figcaption&gt;&lt;/figure&gt;\n&lt;p class='has-text-align-center'&gt;&lt;strong&gt;Les permanences (ouvertes à tous) ont lieues toute l’année le mercredi de 14h-17h et le samedi 14h-17h.&lt;/strong&gt;&lt;/p&gt;\n&lt;p class='has-text-align-center'&gt;Des ateliers ont lieu toute l’année. Consultez le &lt;a href='http://lagalerieduzerodechet.fr/?page_id=414'&gt;calendrier&lt;/a&gt;.&lt;/p&gt;",</text:p>
            <text:p>      "statut":"Association",</text:p>
            <text:p>      "secteur_geographique":"Uniquement à la Galerie",</text:p>
            <text:p>      "url":"http://lagalerieduzerodechet.fr,",</text:p>
            <text:p>      "email":"contact@lagalerieduzerodechet.fr",</text:p>
            <text:p>      "facebook":"https://facebook.com/LaGalerieDuZeroDechet",</text:p>
            <text:p>      "adresseTemp":"5 rue Fénelon (entrée place Dulcie September) 44000 Nantes",</text:p>
            <text:p>      "objets_recuperes":"__toutes les matières habituelles d'un particulier",</text:p>
            <text:p>      "mots_cles":"__toutes les matières habituelles d'un particulier"</text:p>
            <text:p>   },</text:p>
          </table:table-cell>
        </table:table-row>
        <table:table-row table:style-name="ro39">
          <table:table-cell office:value-type="string" calcext:value-type="string">
            <text:p>annuaire_042</text:p>
          </table:table-cell>
          <table:table-cell office:value-type="string" calcext:value-type="string">
            <text:p>Mieux trier à Nantes</text:p>
          </table:table-cell>
          <table:table-cell office:value-type="string" calcext:value-type="string">
            <text:p>Information sur la réduction des déchets à la source (hors stand)Information sur le recyclage (hors stand)Sites informatique ou applications (hors blogs)</text:p>
          </table:table-cell>
          <table:table-cell office:value-type="string" calcext:value-type="string">
            <text:p>Création d'outils libres sur la réduction des déchets :\n- application "Mieux trier à Nantes" : trier précisément,\n- création de cartes sur la réduction des déchets : CartoVrac.fr ( magasins de vrac CoReparation.fr (Repairs Cafés...), CartOccase.fr (produits d'occasion et dons),\n- jeu de carte "apprendre à trier".</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Nantes et les environs.</text:p>
          </table:table-cell>
          <table:table-cell office:value-type="string" calcext:value-type="string">
            <text:p>&lt;strong&gt;&lt;a href="http://lagalerieduzerodechet.fr/wp-content/uploads/2020/02/mieuxtrieranantes-dossierpresentationcomplet_201502.pdf"&gt;mieuxtrieranantes-dossierpresentationcomplet_201502 &lt;/a&gt;Application sur les sites de tri des déchets et de réemploi&lt;/strong&gt;\n\nNous avons créé l’association « Mieux trier à Nantes ». Nous avons développé l’application Android / IPhone « Mieux trier à Nantes » (gratuite) et un site http://mieuxtrieranantes.fr (qui présente le même contenu que l’application) pour les habitants de Nantes Métropole.\nL’objectif est d’aider à trier :\n– savoir si un déchet est recyclable et les façons dont il peut être valorisé (avec des conseils spécifiques à chaque déchet),\n– connaître les emplacements des conteneurs, lieux et horaires des déchetteries et distribution des sacs jaunes et bleus,\n– connaître la filière tri à Nantes : centres de tri, associations nantaises, signification des logos…\n– connaître les organismes de la région qui se proposent de donner une seconde vie à vos déchets,\n– retrouver le mode de collecte et le jour de collecte à domicile (pour les Nantais recherche par rue, hors Nantes recherche par quartier).\nC’est un logiciel libre qui s’appuie notamment sur les données Open Data de Nantes. Ce logiciel a déjà été adapté pour Montpellier, et nous souhaitons qu’il le soit sur d’autres territoires.</text:p>
          </table:table-cell>
          <table:table-cell office:value-type="string" calcext:value-type="string">
            <text:p>https://mieuxtrieranantes.wordpress.com/,</text:p>
          </table:table-cell>
          <table:table-cell/>
          <table:table-cell office:value-type="string" calcext:value-type="string">
            <text:p>mieuxtrieranantes@gmail.com</text:p>
          </table:table-cell>
          <table:table-cell table:number-columns-repeated="8"/>
          <table:table-cell office:value-type="float" office:value="1152" calcext:value-type="float">
            <text:p>1152</text:p>
          </table:table-cell>
          <table:table-cell office:value-type="string" calcext:value-type="string">
            <text:p>https://www.facebook.com/Mieux-trier-%C3%A0-Nantes-266725983531595/</text:p>
          </table:table-cell>
          <table:table-cell office:value-type="string" calcext:value-type="string">
            <text:p>Christian Renoulin</text:p>
          </table:table-cell>
          <table:table-cell office:value-type="string" calcext:value-type="string">
            <text:p>Membre actif</text:p>
          </table:table-cell>
          <table:table-cell office:value-type="string" calcext:value-type="string">
            <text:p>Le mail mieuxtrieranantes@gmail.com c'est très bien.</text:p>
          </table:table-cell>
          <table:table-cell office:value-type="string" calcext:value-type="string">
            <text:p>Matthieu Weber</text:p>
          </table:table-cell>
          <table:table-cell office:value-type="string" calcext:value-type="string">
            <text:p>Président de l'association</text:p>
          </table:table-cell>
          <table:table-cell/>
          <table:table-cell office:value-type="string" calcext:value-type="string">
            <text:p>Non</text:p>
          </table:table-cell>
          <table:table-cell office:value-type="string" calcext:value-type="string">
            <text:p>http://www.ecopole.com/adherents/mieux-trier-a-nantes/,</text:p>
          </table:table-cell>
          <table:table-cell/>
          <table:table-cell office:value-type="string" calcext:value-type="string">
            <text:p>https://www.nantes.fr/infonantes/association/22448#infonantesResult,</text:p>
          </table:table-cell>
          <table:table-cell table:number-columns-repeated="5"/>
          <table:table-cell table:style-name="ce534" table:formula="of:=JSONANNUAIRE([.A44]; [.B44]; [.C44]; [.D44]; [.E44]; [.F44]; [.G44]; [.H44]; [.I44]; [.J44]; [.K44]; [.L44]; [.M44]; [.N44]; [.O44]; [.P44]; [.Q44]; [.R44]; [.S44]; [.T44]; [.U44]; [.V44]; [.W44]; [.X44]; [.Y44]; [.Z44]; [.AA44]; [.AB44]; [.AC44]; [.AD44]; [.AE44]; [.AF44]; [.AG44]; [.AH44]; [.AI44]; [.AJ44]; [.AK44]; [.AL44]; [.AM44]; [.AN44])" office:value-type="string" office:string-value="   {&#10;      &quot;code&quot;:&quot;annuaire_042&quot;,&#10;      &quot;nom&quot;:&quot;Mieux trier à Nantes&quot;,&#10;      &quot;nom_en&quot;:&quot;Mieux trier à Nantes&quot;,&#10;      &quot;description&quot;:&quot;&lt;strong&gt;&lt;a href='http://lagalerieduzerodechet.fr/wp-content/uploads/2020/02/mieuxtrieranantes-dossierpresentationcomplet_201502.pdf'&gt;mieuxtrieranantes-dossierpresentationcomplet_201502 &lt;/a&gt;Application sur les sites de tri des déchets et de réemploi&lt;/strong&gt;\n\nNous avons créé l’association « Mieux trier à Nantes ». Nous avons développé l’application Android / IPhone « Mieux trier à Nantes » (gratuite) et un site http://mieuxtrieranantes.fr (qui présente le même contenu que l’application) pour les habitants de Nantes Métropole.\nL’objectif est d’aider à trier :\n– savoir si un déchet est recyclable et les façons dont il peut être valorisé (avec des conseils spécifiques à chaque déchet),\n– connaître les emplacements des conteneurs, lieux et horaires des déchetteries et distribution des sacs jaunes et bleus,\n– connaître la filière tri à Nantes : centres de tri, associations nantaises, signification des logos…\n– connaître les organismes de la région qui se proposent de donner une seconde vie à vos déchets,\n– retrouver le mode de collecte et le jour de collecte à domicile (pour les Nantais recherche par rue, hors Nantes recherche par quartier).\nC’est un logiciel libre qui s’appuie notamment sur les données Open Data de Nantes. Ce logiciel a déjà été adapté pour Montpellier, et nous souhaitons qu’il le soit sur d’autres territoires.&quot;,&#10;      &quot;statut&quot;:&quot;Association&quot;,&#10;      &quot;secteur_geographique&quot;:&quot;Nantes et les environs.&quot;,&#10;      &quot;url&quot;:&quot;https://mieuxtrieranantes.wordpress.com/,&quot;,&#10;      &quot;email&quot;:&quot;mieuxtrieranantes@gmail.com&quot;,&#10;      &quot;facebook&quot;:&quot;https://www.facebook.com/Mieux-trier-%C3%A0-Nantes-266725983531595/&quot;,&#10;      &quot;adresseTemp&quot;:&quot;  &quot;,&#10;      &quot;objets_recuperes&quot;:&quot;__toutes les matières habituelles d'un particulier&quot;,&#10;      &quot;mots_cles&quot;:&quot;__toutes les matières habituelles d'un particulier&quot;&#10;   }," calcext:value-type="string">
            <text:p>   {</text:p>
            <text:p>      "code":"annuaire_042",</text:p>
            <text:p>      "nom":"Mieux trier à Nantes",</text:p>
            <text:p>      "nom_en":"Mieux trier à Nantes",</text:p>
            <text:p>      "description":"&lt;strong&gt;&lt;a href='http://lagalerieduzerodechet.fr/wp-content/uploads/2020/02/mieuxtrieranantes-dossierpresentationcomplet_201502.pdf'&gt;mieuxtrieranantes-dossierpresentationcomplet_201502 &lt;/a&gt;Application sur les sites de tri des déchets et de réemploi&lt;/strong&gt;\n\nNous avons créé l’association « Mieux trier à Nantes ». Nous avons développé l’application Android / IPhone « Mieux trier à Nantes » (gratuite) et un site http://mieuxtrieranantes.fr (qui présente le même contenu que l’application) pour les habitants de Nantes Métropole.\nL’objectif est d’aider à trier :\n– savoir si un déchet est recyclable et les façons dont il peut être valorisé (avec des conseils spécifiques à chaque déchet),\n– connaître les emplacements des conteneurs, lieux et horaires des déchetteries et distribution des sacs jaunes et bleus,\n– connaître la filière tri à Nantes : centres de tri, associations nantaises, signification des logos…\n– connaître les organismes de la région qui se proposent de donner une seconde vie à vos déchets,\n– retrouver le mode de collecte et le jour de collecte à domicile (pour les Nantais recherche par rue, hors Nantes recherche par quartier).\nC’est un logiciel libre qui s’appuie notamment sur les données Open Data de Nantes. Ce logiciel a déjà été adapté pour Montpellier, et nous souhaitons qu’il le soit sur d’autres territoires.",</text:p>
            <text:p>      "statut":"Association",</text:p>
            <text:p>      "secteur_geographique":"Nantes et les environs.",</text:p>
            <text:p>      "url":"https://mieuxtrieranantes.wordpress.com/,",</text:p>
            <text:p>      "email":"mieuxtrieranantes@gmail.com",</text:p>
            <text:p>      "facebook":"https://www.facebook.com/Mieux-trier-%C3%A0-Nantes-266725983531595/",</text:p>
            <text:p>      "adresseTemp":"  ",</text:p>
            <text:p>      "objets_recuperes":"__toutes les matières habituelles d'un particulier",</text:p>
            <text:p>      "mots_cles":"__toutes les matières habituelles d'un particulier"</text:p>
            <text:p>   },</text:p>
          </table:table-cell>
        </table:table-row>
        <table:table-row table:style-name="ro1" table:number-rows-repeated="2">
          <table:table-cell table:number-columns-repeated="40"/>
          <table:table-cell table:style-name="ce534"/>
        </table:table-row>
        <table:table-row table:style-name="ro1">
          <table:table-cell table:number-columns-repeated="40"/>
          <table:table-cell table:style-name="ce535" office:value-type="string" calcext:value-type="string">
            <text:p>{}]</text:p>
          </table:table-cell>
        </table:table-row>
        <table:table-row table:style-name="ro1" table:number-rows-repeated="1048528">
          <table:table-cell table:number-columns-repeated="41"/>
        </table:table-row>
        <table:table-row table:style-name="ro1">
          <table:table-cell table:number-columns-repeated="41"/>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81" table:display-filter-buttons="true" table:orientation="column"/>
        <table:database-range table:name="__Anonymous_Sheet_DB__2" table:target-range-address="Docs.A4:Docs.K21" table:display-filter-buttons="true" table:orientation="column"/>
        <table:database-range table:name="__Anonymous_Sheet_DB__3" table:target-range-address="Conseils.A4:Conseils.I68">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Liberation Mono" svg:font-family="'Liberation Mono', 'Courier New', 'DejaVu Sans Mono'"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Times New Roman"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7">
      <number:number number:decimal-places="0" number:min-decimal-places="0" number:min-integer-digits="1"/>
      <number:text>%</number:text>
    </number:percentage-style>
    <number:currency-style style:name="N111P0" style:volatile="true">
      <number:currency-symbol/>
      <number:text> </number:text>
      <number:number number:decimal-places="0" number:min-decimal-places="0" number:min-integer-digits="1" number:grouping="true"/>
      <number:text> </number:text>
    </number:currency-style>
    <number:currency-style style:name="N111P1" style:volatile="true">
      <number:currency-symbol/>
      <number:text> (</number:text>
      <number:number number:decimal-places="0" number:min-decimal-places="0" number:min-integer-digits="1" number:grouping="true"/>
      <number:text>)</number:text>
    </number:currency-style>
    <number:currency-style style:name="N111P2" style:volatile="true">
      <number:currency-symbol/>
      <number:text>- </number:text>
    </number:currency-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number number:decimal-places="0" number:min-decimal-places="0" number:min-integer-digits="1" number:grouping="true"/>
      <number:text> </number:text>
    </number:number-style>
    <number:number-style style:name="N115P1" style:volatile="true">
      <number:text>  (</number:text>
      <number:number number:decimal-places="0" number:min-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currency-style style:name="N118P0" style:volatile="true">
      <number:currency-symbol/>
      <number:text> </number:text>
      <number:number number:decimal-places="2" number:min-decimal-places="2" number:min-integer-digits="1" number:grouping="true"/>
      <number:text> </number:text>
    </number:currency-style>
    <number:currency-style style:name="N118P1" style:volatile="true">
      <number:currency-symbol/>
      <number:text> (</number:text>
      <number:number number:decimal-places="2" number:min-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number:min-decimal-places="2" number:min-integer-digits="1" number:grouping="true"/>
      <number:text> </number:text>
    </number:number-style>
    <number:number-style style:name="N121P1" style:volatile="true">
      <number:text>  (</number:text>
      <number:number number:decimal-places="2" number:min-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3P0" style:volatile="true">
      <number:number number:decimal-places="2" number: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23P0"/>
    </number:currency-style>
    <number:number-style style:name="N114">
      <number:text> - </number:text>
    </number:number-style>
    <number:number-style style:name="N119">
      <number:number number:decimal-places="2" number:min-decimal-places="2" number:min-integer-digits="1" number:grouping="true"/>
      <number:text> </number:text>
    </number:number-style>
    <number:number-style style:name="N120">
      <number:text>  (</number:text>
      <number:number number:decimal-places="2" number:min-decimal-places="2" number:min-integer-digits="1" number:grouping="true"/>
      <number:text>)</number:text>
    </number:number-style>
    <number:currency-style style:name="N125P0" style:volatile="true">
      <number:currency-symbol number:language="en" number:country="GB">£</number:currency-symbol>
      <number:number number:decimal-places="0" number:min-decimal-places="0" number:min-integer-digits="1" number:grouping="true"/>
    </number:currency-style>
    <number:currency-style style:name="N125">
      <number:text>-</number:text>
      <number:currency-symbol number:language="en" number:country="GB">£</number:currency-symbol>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GB">£</number:currency-symbol>
      <number:number number:decimal-places="2" number:min-decimal-places="2" number:min-integer-digits="1" number:grouping="true"/>
    </number:currency-style>
    <number:currency-style style:name="N127">
      <number:text>-</number:text>
      <number:currency-symbol number:language="en" number:country="GB">£</number:currency-symbol>
      <number:number number:decimal-places="2" number:min-decimal-places="2"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0" number:min-decimal-places="0" number:min-integer-digits="1" number:grouping="true"/>
    </number:currency-style>
    <number:currency-style style:name="N128">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28P0"/>
    </number:currency-style>
    <number:currency-style style:name="N129P0" style:volatile="true">
      <number:currency-symbol number:language="en" number:country="GB">£</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29P0"/>
    </number:currency-style>
    <number:number-style style:name="N131P0" style:volatile="true">
      <number:number number:decimal-places="0" number:min-decimal-places="0" number:min-integer-digits="1" number:grouping="true"/>
      <number:text> €</number:text>
    </number:number-style>
    <number:number-style style:name="N131">
      <number:text>-</number:text>
      <number:number number:decimal-places="0" number:min-decimal-places="0" number:min-integer-digits="1" number:grouping="true"/>
      <number:text> €</number:text>
      <style:map style:condition="value()&gt;=0" style:apply-style-name="N131P0"/>
    </number:number-style>
    <number:number-style style:name="N132P0" style:volatile="true">
      <number:number number:decimal-places="0" number:min-decimal-places="0" number:min-integer-digits="1" number:grouping="true"/>
      <number:text> €</number:text>
    </number:number-style>
    <number:number-style style:name="N132">
      <style:text-properties fo:color="#ff0000"/>
      <number:text>-</number:text>
      <number:number number:decimal-places="0" number:min-decimal-places="0" number:min-integer-digits="1" number:grouping="true"/>
      <number:text> €</number:text>
      <style:map style:condition="value()&gt;=0" style:apply-style-name="N132P0"/>
    </number:number-style>
    <number:number-style style:name="N134P0" style:volatile="true">
      <number:number number:decimal-places="2" number:min-decimal-places="2" number:min-integer-digits="1" number:grouping="true"/>
      <number:text> €</number:text>
    </number:number-style>
    <number:number-style style:name="N134">
      <number:text>-</number:text>
      <number:number number:decimal-places="2" number:min-decimal-places="2" number:min-integer-digits="1" number:grouping="true"/>
      <number:text> €</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 €</number:text>
      <style:map style:condition="value()&gt;=0" style:apply-style-name="N135P0"/>
    </number:number-style>
    <number:number-style style:name="N139P0" style:volatile="true">
      <number:number number:decimal-places="0" number:min-decimal-places="0" number:min-integer-digits="1" number:grouping="true"/>
      <number:text>    </number:text>
    </number:number-style>
    <number:number-style style:name="N139P1" style:volatile="true">
      <number:text>-</number:text>
      <number:number number:decimal-places="0" number:min-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number:min-decimal-places="0" number:min-integer-digits="1" number:grouping="true"/>
      <number:text> € </number:text>
    </number:number-style>
    <number:number-style style:name="N143P1" style:volatile="true">
      <number:text>-</number:text>
      <number:number number:decimal-places="0" number:min-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decimal-places="2" number:min-integer-digits="1" number:grouping="true"/>
      <number:text>    </number:text>
    </number:number-style>
    <number:number-style style:name="N147P1" style:volatile="true">
      <number:text>-</number:text>
      <number:number number:decimal-places="2" number:min-decimal-places="2" number:min-integer-digits="1" number:grouping="true"/>
      <number:text>    </number:text>
    </number:number-style>
    <number:number-style style:name="N147P2" style:volatile="true">
      <number:text>-</number:text>
      <number:number number:decimal-places="0" number:min-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number:min-decimal-places="2" number:min-integer-digits="1" number:grouping="true"/>
      <number:text> € </number:text>
    </number:number-style>
    <number:number-style style:name="N151P1" style:volatile="true">
      <number:text>-</number:text>
      <number:number number:decimal-places="2" number:min-decimal-places="2" number:min-integer-digits="1" number:grouping="true"/>
      <number:text> € </number:text>
    </number:number-style>
    <number:number-style style:name="N151P2" style:volatile="true">
      <number:text>-</number:text>
      <number:number number:decimal-places="0" number:min-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text>,</number:text>
    </number:time-style>
    <number:number-style style:name="N155">
      <number:scientific-number number:decimal-places="1" number:min-decimal-places="1" number:min-integer-digits="3" number:min-exponent-digits="1" number:exponent-interval="3" number:forced-exponent-sign="true"/>
    </number:number-style>
    <number:number-style style:name="N157P0" style:volatile="true">
      <number:text>$</number:text>
      <number:number number:decimal-places="0" number:min-decimal-places="0" number:min-integer-digits="1" number:grouping="true"/>
      <number:text> </number:text>
    </number:number-style>
    <number:number-style style:name="N157">
      <number:text>($</number:text>
      <number:number number:decimal-places="0" number:min-decimal-places="0" number:min-integer-digits="1" number:grouping="true"/>
      <number:text>)</number:text>
      <style:map style:condition="value()&gt;=0" style:apply-style-name="N157P0"/>
    </number:number-style>
    <number:number-style style:name="N158P0" style:volatile="true">
      <number:text>$</number:text>
      <number:number number:decimal-places="0" number:min-decimal-places="0" number:min-integer-digits="1" number:grouping="true"/>
      <number:text> </number:text>
    </number:number-style>
    <number:number-style style:name="N158">
      <style:text-properties fo:color="#ff0000"/>
      <number:text>($</number:text>
      <number:number number:decimal-places="0" number:min-decimal-places="0" number:min-integer-digits="1" number:grouping="true"/>
      <number:text>)</number:text>
      <style:map style:condition="value()&gt;=0" style:apply-style-name="N158P0"/>
    </number:number-style>
    <number:number-style style:name="N160P0" style:volatile="true">
      <number:text>$</number:text>
      <number:number number:decimal-places="2" number:min-decimal-places="2" number:min-integer-digits="1" number:grouping="true"/>
      <number:text> </number:text>
    </number:number-style>
    <number:number-style style:name="N160">
      <number:text>($</number:text>
      <number:number number:decimal-places="2" number:min-decimal-places="2" number:min-integer-digits="1" number:grouping="true"/>
      <number:text>)</number:text>
      <style:map style:condition="value()&gt;=0" style:apply-style-name="N160P0"/>
    </number:number-style>
    <number:number-style style:name="N161P0" style:volatile="true">
      <number:text>$</number:text>
      <number:number number:decimal-places="2" number:min-decimal-places="2" number:min-integer-digits="1" number:grouping="true"/>
      <number:text> </number:text>
    </number:number-style>
    <number:number-style style:name="N161">
      <style:text-properties fo:color="#ff0000"/>
      <number:text>($</number:text>
      <number:number number:decimal-places="2" number:min-decimal-places="2" number:min-integer-digits="1" number:grouping="true"/>
      <number:text>)</number:text>
      <style:map style:condition="value()&gt;=0" style:apply-style-name="N161P0"/>
    </number:number-style>
    <number:number-style style:name="N163P0" style:volatile="true">
      <number:number number:decimal-places="0" number:min-decimal-places="0" number:min-integer-digits="1" number:grouping="true"/>
      <number:text> </number:text>
    </number:number-style>
    <number:number-style style:name="N163P1" style:volatile="true">
      <number:text> (</number:text>
      <number:number number:decimal-places="0" number:min-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number:min-decimal-places="0" number:min-integer-digits="1" number:grouping="true"/>
      <number:text> </number:text>
    </number:number-style>
    <number:number-style style:name="N167P1" style:volatile="true">
      <number:text> $(</number:text>
      <number:number number:decimal-places="0" number:min-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number:min-decimal-places="2" number:min-integer-digits="1" number:grouping="true"/>
      <number:text> </number:text>
    </number:number-style>
    <number:number-style style:name="N170P1" style:volatile="true">
      <number:text> (</number:text>
      <number:number number:decimal-places="2" number:min-decimal-places="2" number:min-integer-digits="1" number:grouping="true"/>
      <number:text>)</number:text>
    </number:number-style>
    <number:number-style style:name="N170P2" style:volatile="true">
      <number:text>-</number:text>
      <number:number number:decimal-places="0" number: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decimal-places="2" number:min-integer-digits="1" number:grouping="true"/>
      <number:text> </number:text>
    </number:number-style>
    <number:number-style style:name="N174P1" style:volatile="true">
      <number:text> $(</number:text>
      <number:number number:decimal-places="2" number:min-decimal-places="2" number:min-integer-digits="1" number:grouping="true"/>
      <number:text>)</number:text>
    </number:number-style>
    <number:number-style style:name="N174P2" style:volatile="true">
      <number:text> $-</number:text>
      <number:number number:decimal-places="0" number: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number:min-decimal-places="0" number:min-integer-digits="1" number:grouping="true"/>
      <number:text> </number:text>
    </number:number-style>
    <number:number-style style:name="N177P1" style:volatile="true">
      <number:text> (</number:text>
      <number:number number:decimal-places="0" number:min-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number:min-decimal-places="2" number:min-integer-digits="1" number:grouping="true"/>
      <number:text> </number:text>
    </number:number-style>
    <number:number-style style:name="N179P1" style:volatile="true">
      <number:text> (</number:text>
      <number:number number:decimal-places="2" number:min-decimal-places="2" number:min-integer-digits="1" number:grouping="true"/>
      <number:text>)</number:text>
    </number:number-style>
    <number:number-style style:name="N179P2" style:volatile="true">
      <number:text>-</number:text>
      <number:number number:decimal-places="0" number:min-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decimal-places="0" number:min-integer-digits="1" number:grouping="true"/>
      <number:text>    </number:text>
    </number:number-style>
    <number:number-style style:name="N181P1" style:volatile="true">
      <number:text>-</number:text>
      <number:number number:decimal-places="0" number:min-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number:min-decimal-places="0" number:min-integer-digits="1" number:grouping="true"/>
      <number:text> € </number:text>
    </number:number-style>
    <number:number-style style:name="N183P1" style:volatile="true">
      <number:text>-</number:text>
      <number:number number:decimal-places="0" number:min-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decimal-places="2" number:min-integer-digits="1" number:grouping="true"/>
      <number:text>    </number:text>
    </number:number-style>
    <number:number-style style:name="N185P1" style:volatile="true">
      <number:text>-</number:text>
      <number:number number:decimal-places="2" number:min-decimal-places="2" number:min-integer-digits="1" number:grouping="true"/>
      <number:text>    </number:text>
    </number:number-style>
    <number:number-style style:name="N185P2" style:volatile="true">
      <number:text>-</number:text>
      <number:number number:decimal-places="0" number:min-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number:min-decimal-places="2" number:min-integer-digits="1" number:grouping="true"/>
      <number:text> € </number:text>
    </number:number-style>
    <number:number-style style:name="N187P1" style:volatile="true">
      <number:text>-</number:text>
      <number:number number:decimal-places="2" number:min-decimal-places="2" number:min-integer-digits="1" number:grouping="true"/>
      <number:text> € </number:text>
    </number:number-style>
    <number:number-style style:name="N187P2" style:volatile="true">
      <number:text>-</number:text>
      <number:number number:decimal-places="0" number:min-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8">
      <number:number number:decimal-places="1" number:min-decimal-places="1" number:min-integer-digits="1"/>
    </number:number-style>
    <number:number-style style:name="N189">
      <number:text>$ </number:text>
      <number:number number:decimal-places="2" number:min-decimal-places="2" number:min-integer-digits="1" number:grouping="true"/>
      <number:text> </number:text>
    </number:number-style>
    <number:number-style style:name="N190">
      <number:text>$ (</number:text>
      <number:number number:decimal-places="2" number:min-decimal-places="2" number:min-integer-digits="1" number:grouping="true"/>
      <number:text>)</number:text>
    </number:number-style>
    <number:number-style style:name="N191">
      <number:text>$- </number:text>
    </number:number-style>
    <number:number-style style:name="N192P0" style:volatile="true">
      <number:text>$ </number:text>
      <number:number number:decimal-places="2" number:min-decimal-places="2" number:min-integer-digits="1" number:grouping="true"/>
      <number:text> </number:text>
    </number:number-style>
    <number:number-style style:name="N192P1" style:volatile="true">
      <number:text>$ (</number:text>
      <number:number number:decimal-places="2" number:min-decimal-places="2" number:min-integer-digits="1" number:grouping="true"/>
      <number:text>)</number:text>
    </number:number-style>
    <number:number-style style:name="N192P2" style:volatile="true">
      <number:text>$-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3">
      <number:text>$ </number:text>
      <number:number number:decimal-places="0" number:min-decimal-places="0" number:min-integer-digits="1"/>
      <number:text> </number:text>
    </number:number-style>
    <number:number-style style:name="N194">
      <number:text>$ (</number:text>
      <number:number number:decimal-places="0" number:min-decimal-places="0" number:min-integer-digits="1"/>
      <number:text>)</number:text>
    </number:number-style>
    <number:number-style style:name="N195P0" style:volatile="true">
      <number:text>$ </number:text>
      <number:number number:decimal-places="0" number:min-decimal-places="0" number:min-integer-digits="1"/>
      <number:text> </number:text>
    </number:number-style>
    <number:number-style style:name="N195P1" style:volatile="true">
      <number:text>$ (</number:text>
      <number:number number:decimal-places="0" number:min-decimal-places="0" number:min-integer-digits="1"/>
      <number:text>)</number:text>
    </number:number-style>
    <number:number-style style:name="N195P2" style:volatile="true">
      <number:text>$-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6">
      <number:number number:decimal-places="0" number:min-decimal-places="0" number:min-integer-digits="1"/>
      <number:text> </number:text>
    </number:number-style>
    <number:number-style style:name="N197">
      <number:text>  (</number:text>
      <number:number number:decimal-places="0" number:min-decimal-places="0" number:min-integer-digits="1"/>
      <number:text>)</number:text>
    </number:number-style>
    <number:number-style style:name="N198P0" style:volatile="true">
      <number:number number:decimal-places="0" number:min-decimal-places="0" number:min-integer-digits="1"/>
      <number:text> </number:text>
    </number:number-style>
    <number:number-style style:name="N198P1" style:volatile="true">
      <number:text>  (</number:text>
      <number:number number:decimal-places="0" number:min-decimal-places="0" number:min-integer-digits="1"/>
      <number:text>)</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0P0" style:volatile="true">
      <number:number number:decimal-places="0" number:min-decimal-places="0" number:min-integer-digits="1" number:grouping="true"/>
      <number:text>    </number:text>
    </number:number-style>
    <number:number-style style:name="N200P1" style:volatile="true">
      <number:number number:decimal-places="0" number:min-decimal-places="0" number:min-integer-digits="1" number:grouping="true"/>
      <number:text>    </number:text>
    </number:number-style>
    <number:number-style style:name="N200P2" style:volatile="true">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2P0" style:volatile="true">
      <number:number number:decimal-places="0" number:min-decimal-places="0" number:min-integer-digits="1" number:grouping="true"/>
      <number:text> € </number:text>
    </number:number-style>
    <number:number-style style:name="N202P1" style:volatile="true">
      <number:number number:decimal-places="0" number:min-decimal-places="0" number:min-integer-digits="1" number:grouping="true"/>
      <number:text> € </number:text>
    </number:number-style>
    <number:number-style style:name="N202P2" style:volatile="true">
      <number:text>- €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number:number number:decimal-places="2" number:min-decimal-places="2" number:min-integer-digits="1" number:grouping="true"/>
      <number:text>    </number:text>
    </number:number-style>
    <number:number-style style:name="N203P1" style:volatile="true">
      <number:number number:decimal-places="2" number:min-decimal-places="2" number:min-integer-digits="1" number:grouping="true"/>
      <number:text>    </number:text>
    </number:number-style>
    <number:number-style style:name="N203P2" style:volatile="true">
      <number:text>-</number:text>
      <number:number number:decimal-places="0" number: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4P0" style:volatile="true">
      <number:number number:decimal-places="2" number:min-decimal-places="2" number:min-integer-digits="1" number:grouping="true"/>
      <number:text> € </number:text>
    </number:number-style>
    <number:number-style style:name="N204P1" style:volatile="true">
      <number:number number:decimal-places="2" number:min-decimal-places="2" number:min-integer-digits="1" number:grouping="true"/>
      <number:text> € </number:text>
    </number:number-style>
    <number:number-style style:name="N204P2" style:volatile="true">
      <number:text>-</number:text>
      <number:number number:decimal-places="0" number:min-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7P0" style:volatile="true">
      <number:number number:decimal-places="0" number:min-decimal-places="0" number:min-integer-digits="1" number:grouping="true"/>
      <number:text> </number:text>
    </number:number-style>
    <number:number-style style:name="N207P1" style:volatile="true">
      <number:text>(</number:text>
      <number:number number:decimal-places="0" number:min-decimal-places="0" number:min-integer-digits="1" number:grouping="true"/>
      <number:text>)</number:text>
    </number:number-style>
    <number:number-style style:name="N207P2" style:volatile="true">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09P0" style:volatile="true">
      <number:number number:decimal-places="2" number:min-decimal-places="2" number:min-integer-digits="1" number:grouping="true"/>
      <number:text> </number:text>
    </number:number-style>
    <number:number-style style:name="N209P1" style:volatile="true">
      <number:text>(</number:text>
      <number:number number:decimal-places="2" number:min-decimal-places="2" number:min-integer-digits="1" number:grouping="true"/>
      <number:text>)</number:text>
    </number:number-style>
    <number:number-style style:name="N209P2" style:volatile="true">
      <number:text>-</number:text>
      <number:number number:decimal-places="0" number:min-decimal-places="0" number:min-integer-digits="0"/>
      <number:text>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0">
      <number:scientific-number number:decimal-places="1" number:min-decimal-places="1" number:min-integer-digits="1" number:min-exponent-digits="1" number:exponent-interval="1" number:forced-exponent-sign="true"/>
    </number:number-style>
    <number:currency-style style:name="N213P0" style:volatile="true">
      <number:number number:decimal-places="2" number:min-decimal-places="2" number:min-integer-digits="1" number:grouping="true"/>
      <number:text> </number:text>
      <number:currency-symbol>€</number:currency-symbol>
      <number:text> </number:text>
    </number:currency-style>
    <number:currency-style style:name="N213P1" style:volatile="true">
      <number:number number:decimal-places="2" number:min-decimal-places="2" number:min-integer-digits="1" number:grouping="true"/>
      <number:text> </number:text>
      <number:currency-symbol>€</number:currency-symbol>
      <number:text> </number:text>
    </number:currency-style>
    <number:currency-style style:name="N213P2" style:volatile="true">
      <number:text>-</number:text>
      <number:number number:decimal-places="0" number:min-decimal-places="0" number:min-integer-digits="0"/>
      <number:text> </number:text>
      <number:currency-symbol>€</number:currency-symbol>
      <number:text> </number:text>
    </number:currency-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number:text>
      <number:number number:decimal-places="0" number:min-decimal-places="0" number:min-integer-digits="1" number:grouping="true"/>
      <number:text> </number:text>
    </number:number-style>
    <number:number-style style:name="N215">
      <number:text>(€</number:text>
      <number:number number:decimal-places="0" number:min-decimal-places="0" number:min-integer-digits="1" number:grouping="true"/>
      <number:text>)</number:text>
      <style:map style:condition="value()&gt;=0" style:apply-style-name="N215P0"/>
    </number:number-style>
    <number:number-style style:name="N216P0" style:volatile="true">
      <number:text>€</number:text>
      <number:number number:decimal-places="0" number:min-decimal-places="0" number:min-integer-digits="1" number:grouping="true"/>
      <number:text> </number:text>
    </number:number-style>
    <number:number-style style:name="N216">
      <style:text-properties fo:color="#ff0000"/>
      <number:text>(€</number:text>
      <number:number number:decimal-places="0" number:min-decimal-places="0" number:min-integer-digits="1" number:grouping="true"/>
      <number:text>)</number:text>
      <style:map style:condition="value()&gt;=0" style:apply-style-name="N216P0"/>
    </number:number-style>
    <number:number-style style:name="N218P0" style:volatile="true">
      <number:text>€</number:text>
      <number:number number:decimal-places="2" number:min-decimal-places="2" number:min-integer-digits="1" number:grouping="true"/>
      <number:text> </number:text>
    </number:number-style>
    <number:number-style style:name="N218">
      <number:text>(€</number:text>
      <number:number number:decimal-places="2" number:min-decimal-places="2" number:min-integer-digits="1" number:grouping="true"/>
      <number:text>)</number:text>
      <style:map style:condition="value()&gt;=0" style:apply-style-name="N218P0"/>
    </number:number-style>
    <number:number-style style:name="N219P0" style:volatile="true">
      <number:text>€</number:text>
      <number:number number:decimal-places="2" number:min-decimal-places="2" number:min-integer-digits="1" number:grouping="true"/>
      <number:text> </number:text>
    </number:number-style>
    <number:number-style style:name="N219">
      <style:text-properties fo:color="#ff0000"/>
      <number:text>(€</number:text>
      <number:number number:decimal-places="2" number:min-decimal-places="2" number:min-integer-digits="1" number:grouping="true"/>
      <number:text>)</number:text>
      <style:map style:condition="value()&gt;=0" style:apply-style-name="N219P0"/>
    </number:number-style>
    <number:number-style style:name="N221P0" style:volatile="true">
      <number:number number:decimal-places="0" number:min-decimal-places="0" number:min-integer-digits="1" number:grouping="true"/>
      <number:text> F</number:text>
    </number:number-style>
    <number:number-style style:name="N221">
      <number:text>-</number:text>
      <number:number number:decimal-places="0" number:min-decimal-places="0" number:min-integer-digits="1" number:grouping="true"/>
      <number:text> F</number:text>
      <style:map style:condition="value()&gt;=0" style:apply-style-name="N221P0"/>
    </number:number-style>
    <number:number-style style:name="N222P0" style:volatile="true">
      <number:number number:decimal-places="0" number:min-decimal-places="0" number:min-integer-digits="1" number:grouping="true"/>
      <number:text> F</number:text>
    </number:number-style>
    <number:number-style style:name="N222">
      <style:text-properties fo:color="#ff0000"/>
      <number:text>-</number:text>
      <number:number number:decimal-places="0" number:min-decimal-places="0" number:min-integer-digits="1" number:grouping="true"/>
      <number:text> F</number:text>
      <style:map style:condition="value()&gt;=0" style:apply-style-name="N222P0"/>
    </number:number-style>
    <number:number-style style:name="N224P0" style:volatile="true">
      <number:number number:decimal-places="2" number:min-decimal-places="2" number:min-integer-digits="1" number:grouping="true"/>
      <number:text> F</number:text>
    </number:number-style>
    <number:number-style style:name="N224">
      <number:text>-</number:text>
      <number:number number:decimal-places="2" number:min-decimal-places="2" number:min-integer-digits="1" number:grouping="true"/>
      <number:text> F</number:text>
      <style:map style:condition="value()&gt;=0" style:apply-style-name="N224P0"/>
    </number:number-style>
    <number:number-style style:name="N225P0" style:volatile="true">
      <number:number number:decimal-places="2" number:min-decimal-places="2" number:min-integer-digits="1" number:grouping="true"/>
      <number:text> F</number:text>
    </number:number-style>
    <number:number-style style:name="N225">
      <style:text-properties fo:color="#ff0000"/>
      <number:text>-</number:text>
      <number:number number:decimal-places="2" number:min-decimal-places="2" number:min-integer-digits="1" number:grouping="true"/>
      <number:text> F</number:text>
      <style:map style:condition="value()&gt;=0" style:apply-style-name="N225P0"/>
    </number:number-style>
    <number:number-style style:name="N228P0" style:volatile="true">
      <number:number number:decimal-places="0" number:min-decimal-places="0" number:min-integer-digits="1" number:grouping="true"/>
      <number:text> F </number:text>
    </number:number-style>
    <number:number-style style:name="N228P1" style:volatile="true">
      <number:number number:decimal-places="0" number:min-decimal-places="0" number:min-integer-digits="1" number:grouping="true"/>
      <number:text> F </number:text>
    </number:number-style>
    <number:number-style style:name="N228P2" style:volatile="true">
      <number:text>- F </number:text>
    </number:number-style>
    <number:text-style style:name="N228">
      <number:text-content/>
      <number:text> </number:text>
      <style:map style:condition="value()&gt;0" style:apply-style-name="N228P0"/>
      <style:map style:condition="value()&lt;0" style:apply-style-name="N228P1"/>
      <style:map style:condition="value()=0" style:apply-style-name="N228P2"/>
    </number:text-style>
    <number:number-style style:name="N231P0" style:volatile="true">
      <number:number number:decimal-places="2" number:min-decimal-places="2" number:min-integer-digits="1" number:grouping="true"/>
      <number:text> F </number:text>
    </number:number-style>
    <number:number-style style:name="N231P1" style:volatile="true">
      <number:number number:decimal-places="2" number:min-decimal-places="2" number:min-integer-digits="1" number:grouping="true"/>
      <number:text> F </number:text>
    </number:number-style>
    <number:number-style style:name="N231P2" style:volatile="true">
      <number:text>-</number:text>
      <number:number number:decimal-places="0" number:min-decimal-places="0" number:min-integer-digits="0"/>
      <number:text> F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3P0" style:volatile="true">
      <number:text>Vrai</number:text>
    </number:number-style>
    <number:number-style style:name="N233P1" style:volatile="true">
      <number:text>Vrai</number:text>
    </number:number-style>
    <number:number-style style:name="N233">
      <number:text>Faux</number:text>
      <style:map style:condition="value()&gt;0" style:apply-style-name="N233P0"/>
      <style:map style:condition="value()&lt;0" style:apply-style-name="N233P1"/>
    </number:number-style>
    <number:number-style style:name="N235P0" style:volatile="true">
      <number:text>Actif</number:text>
    </number:number-style>
    <number:number-style style:name="N235P1" style:volatile="true">
      <number:text>Actif</number:text>
    </number:number-style>
    <number:number-style style:name="N235">
      <number:text>Inactif</number:text>
      <style:map style:condition="value()&gt;0" style:apply-style-name="N235P0"/>
      <style:map style:condition="value()&lt;0" style:apply-style-name="N235P1"/>
    </number:number-style>
    <number:currency-style style:name="N237P0" style:volatile="true">
      <number:currency-symbol number:language="fr" number:country="FR">€</number:currency-symbol>
      <number:text> </number:text>
      <number:number number:decimal-places="2" number:min-decimal-places="2" number:min-integer-digits="1" number:grouping="true"/>
      <number:text> </number:text>
    </number:currency-style>
    <number:currency-style style:name="N237">
      <style:text-properties fo:color="#ff0000"/>
      <number:text>(</number:text>
      <number:currency-symbol number:language="fr" number:country="FR">€</number:currency-symbol>
      <number:text> </number:text>
      <number:number number:decimal-places="2" number:min-decimal-places="2" number:min-integer-digits="1" number:grouping="true"/>
      <number:text>)</number:text>
      <style:map style:condition="value()&gt;=0" style:apply-style-name="N23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currency-style style:name="N10124"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2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2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25P0"/>
    </number:currency-style>
    <number:number-style style:name="N10129P0" style:volatile="true" number:language="fr" number:country="FR">
      <number:text> </number:text>
      <number:number number:decimal-places="0" number:min-decimal-places="0" number:min-integer-digits="1" number:grouping="true"/>
      <number:text>    </number:text>
    </number:number-style>
    <number:number-style style:name="N10129P1" style:volatile="true" number:language="fr" number:country="FR">
      <number:text>-</number:text>
      <number:number number:decimal-places="0" number:min-decimal-places="0" number:min-integer-digits="1" number:grouping="true"/>
      <number:text>    </number:text>
    </number:number-style>
    <number:number-style style:name="N10129P2" style:volatile="true" number:language="fr" number:country="FR">
      <number:text> -    </number:text>
    </number:number-style>
    <number:text-style style:name="N10129" number:language="fr" number:country="FR">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fr" number:country="FR">
      <number:text> </number:text>
      <number:number number:decimal-places="0" number:min-decimal-places="0" number:min-integer-digits="1" number:grouping="true"/>
      <number:text> € </number:text>
    </number:number-style>
    <number:number-style style:name="N10133P1" style:volatile="true" number:language="fr" number:country="FR">
      <number:text>-</number:text>
      <number:number number:decimal-places="0" number:min-decimal-places="0" number:min-integer-digits="1" number:grouping="true"/>
      <number:text> € </number:text>
    </number:number-style>
    <number:number-style style:name="N10133P2" style:volatile="true" number:language="fr" number:country="FR">
      <number:text> - € </number:text>
    </number:number-style>
    <number:text-style style:name="N10133" number:language="fr" number:country="FR">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fr" number:country="FR">
      <number:text> </number:text>
      <number:number number:decimal-places="2" number:min-decimal-places="2" number:min-integer-digits="1" number:grouping="true"/>
      <number:text>    </number:text>
    </number:number-style>
    <number:number-style style:name="N10137P1" style:volatile="true" number:language="fr" number:country="FR">
      <number:text>-</number:text>
      <number:number number:decimal-places="2" number:min-decimal-places="2" number:min-integer-digits="1" number:grouping="true"/>
      <number:text>    </number:text>
    </number:number-style>
    <number:number-style style:name="N10137P2" style:volatile="true" number:language="fr" number:country="FR">
      <number:text>-</number:text>
      <number:number number:decimal-places="0" number:min-decimal-places="0" number:min-integer-digits="0"/>
      <number:text>    </number:text>
    </number:number-style>
    <number:text-style style:name="N10137" number:language="fr" number:country="FR">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fr" number:country="FR">
      <number:text> </number:text>
      <number:number number:decimal-places="2" number:min-decimal-places="2" number:min-integer-digits="1" number:grouping="true"/>
      <number:text> € </number:text>
    </number:number-style>
    <number:number-style style:name="N10141P1" style:volatile="true" number:language="fr" number:country="FR">
      <number:text>-</number:text>
      <number:number number:decimal-places="2" number:min-decimal-places="2" number:min-integer-digits="1" number:grouping="true"/>
      <number:text> € </number:text>
    </number:number-style>
    <number:number-style style:name="N10141P2" style:volatile="true" number:language="fr" number:country="FR">
      <number:text>-</number:text>
      <number:number number:decimal-places="0" number:min-decimal-places="0" number:min-integer-digits="0"/>
      <number:text> € </number:text>
    </number:number-style>
    <number:text-style style:name="N10141" number:language="fr" number:country="FR">
      <number:text-content/>
      <number:text> </number:text>
      <style:map style:condition="value()&gt;0" style:apply-style-name="N10141P0"/>
      <style:map style:condition="value()&lt;0" style:apply-style-name="N10141P1"/>
      <style:map style:condition="value()=0" style:apply-style-name="N10141P2"/>
    </number:text-style>
    <number:time-style style:name="N10142" number:language="fr" number:country="FR">
      <number:minutes number:style="long"/>
      <number:text>:</number:text>
      <number:seconds number:style="long"/>
    </number:time-style>
    <number:time-style style:name="N10143" number:language="fr" number:country="FR" number:truncate-on-overflow="false">
      <number:hours/>
      <number:text>:</number:text>
      <number:minutes number:style="long"/>
      <number:text>:</number:text>
      <number:seconds number:style="long"/>
    </number:time-style>
    <number:time-style style:name="N10144" number:language="fr" number:country="FR">
      <number:minutes number:style="long"/>
      <number:text>:</number:text>
      <number:seconds number:style="long"/>
      <number:text>,</number:text>
    </number:time-style>
    <number:number-style style:name="N10145" number:language="fr" number:country="FR">
      <number:scientific-number number:decimal-places="1" number:min-decimal-places="1" number:min-integer-digits="3" number:min-exponent-digits="1" number:exponent-interval="3" number: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7"/>
    <style:style style:name="Currency" style:family="table-cell" style:parent-style-name="Default" style:data-style-name="N121"/>
    <style:style style:name="Currency_20__5b_0_5d_" style:display-name="Currency [0]" style:family="table-cell" style:parent-style-name="Default" style:data-style-name="N115"/>
    <style:style style:name="Comma" style:family="table-cell" style:parent-style-name="Default" style:data-style-name="N118"/>
    <style:style style:name="Comma_20__5b_0_5d_" style:display-name="Comma [0]" style:family="table-cell" style:parent-style-name="Default" style:data-style-name="N111"/>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035cm 0.035cm 0.035c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035cm 0.035cm 0.035c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035cm 0.035cm 0.035c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draw:marker draw:name="Arrowheads_20_1" draw:display-name="Arrowheads 1" svg:viewBox="0 0 20 30" svg:d="M10 0l-10 30h20z"/>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1">00/00/0000</text:date>, <text:time style:data-style-name="N2" text:time-value="18:53:05.70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13DT16H52M12S</meta:editing-duration>
    <meta:editing-cycles>1848</meta:editing-cycles>
    <meta:generator>LibreOffice/7.0.1.2$Windows_X86_64 LibreOffice_project/7cbcfc562f6eb6708b5ff7d7397325de9e764452</meta:generator>
    <meta:creation-date>2013-06-24T19:02:37.47</meta:creation-date>
    <dc:date>2020-10-11T11:27:30.509000000</dc:date>
    <meta:document-statistic meta:table-count="15" meta:cell-count="6989"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atUsuelle, colTraitement, colE, colMotsCles, colMotsClesEn, colConcerne, colConcerneEn, colConseils, colH, colI, colJ, colSponsor)
	Result = "   {" &amp; getCleValeurPasVide("code",colCode,"," &amp; chr(10) &amp; "      ")
	Result = Result &amp; getCleValeurPasVide("type","Ressource / objet usagé",",")
	Result = Result &amp; getCleValeurPasVide("type_en","Resource / Used object",",")
	Result = Result &amp; getCleValeurPasVide("nom",colNom,",")
	Result = Result &amp; getCleValeurPasVide("nom_en",colNomEn,",")
	Result = Result &amp; getCleValeurPasVide("cat_usuel",colCatUsuelle,",")
	Result = Result &amp; getCleValeurPasVide("cat_trait",colTraitement,",")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Traitement, "cons", Temp)
	Result = Result &amp; getCleValeurPasVide("cons",Temp,",")
	Result = Result &amp; getCleValeurAvecDefaut("image",colH,",","image_defaut_mini.png")
	Result = Result &amp; getCleValeurPasVide("image_secondaire",colI,",")
	REM on récupère le mode de collecte sur la catégorie
	Temp = recupereDeCategorie2(colTraitement, "modco", "")
	Result = Result &amp; getCleValeurPasVide("modco",Temp,",")
	REM on récupère est recyclable sur sa catégorie
	Temp = recupereDeCategorie2(colTraitement,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Type as String, colTypeEn as String, colDescription as String,  colDescriptionEn as String, colImage as String, colMotsCles as String, colMotsClesEn as String, colUrls as String, colBouton as String, colSource as String, colCategorie as String, colPhotos as String)
	Temp = JsonFiche(colCode, colNom, colNomEn, colType, colTypeEn, colDescription, colDescriptionEn, colImage, colMotsCles, colMotsClesEn, colUrls, colBouton, colSource, colCategorie, colPhotos)
	REM retire le dernier ","
	JsonFicheFin = Left(Temp, Len(Temp)-1)
End Function

Function JsonFiche(colCode as String, colNom as String, colNomEn as String, colType as String, colTypeEn as String, colDescription as String, colDescriptionEn as String,colImage as String, colMotsCles as String, colMotsClesEn as String, colUrls as String, colBouton as String, colSource as String, colCategorie as String, colPhotos as String)
	Result = "   {" &amp; chr(10) &amp; "      " &amp; getCleValeurPasVide("code",colCode,"," &amp; chr(10) &amp; "      ")
	Result = Result &amp; getCleValeurPasVide("nom",colNom,"," &amp; chr(10) &amp; "      ")
	Result = Result &amp; getCleValeurPasVide("nom_en",colNomEn,"," &amp; chr(10) &amp; "      ")
	Result = Result &amp; getCleValeurPasVide("type",colType,"," &amp; chr(10) &amp; "      ")
	Result = Result &amp; getCleValeurPasVide("type_en",colType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getCleValeurPasVide("categorie",colCategorie,",")
	Result = Result &amp; getCleValeurPasVide("photos",colPhotos,",")
	Result = Result &amp; getCleValeurPasVide("source",colSource,",")
	Result = Result &amp; getCleValeurPasVide("urls",colUrls,"," &amp; chr(10) &amp; "      ")	
	Result = Result &amp;  "},"
	Result = UtilReplace(Result, "," &amp; chr(10) &amp; "      }",  chr(10) &amp; "   }")
	JsonFiche = Result
	REM FIXME supprime le dernier ','
End Function

Function JsonAnnuaire(colCode as String, colNom as String, colActivites as String, colBreveDescription as String, colObjetsOuMateriauxConcernes as String, colLactiviteDeLaStructureEstElleEnSommeilOuALetatDeProjet as String, colStatutJuridique as String, colNombreDePersonnesPhysiquesAdherentesOuMembresDuProjet as String, colNombreDePersonnesMoralesAdherentesDeLaStructure as String, colNombreDeSalaries as String, colSecteurGeographiqueDintervention as String, colDescriptionComplete as String, colSiteInternet as String, colNumeroDeTelephone as String, colEMail as String, colNomDuPremierLocal as String, colAdresseDuPremierLocal as String, colCodePostalDuPremierLocal as String, colVilleDuPremierLocal as String, colNomDuDeuxiemeLocal as String, colAdresseDuDeuxiemeLocal as String, colCodePostalDuDeuxiemeLocal as String, colVilleDuDeuxiemeLocal as String, colLogo as String, colPageFacebook as String, colNomDuPremierContact as String, colFonctionDuPremierContact as String, colMoyenDeJoindreLePremierContact as String, colNomDuDeuxiemeContact as String, colFonctionDuDeuxiemeContact as String, colMoyenDeJoindreLeDeuxiemeContact as String, colLaStructureEstUneAntenneLocaleDuneStructureNationaleDontLeSiegeNestPasEnPaysDeLaLoire as String, colLienVersFicheDePresentationDeLaStructureChezEcopole as String, colLienVersFicheDePresentationDuDeuxiemeLocalChezCartoquartiers as String, colLienVersFicheDePresentationStructureDansAnnuaireVilleDeNantes as String, colLienVersFicheDePresentationDuPremierLocalChezCartoquartiers as String, colLienVersNoeudOpenstreetmapDuPremierLocal as String, colLienVersNoeudOpenstreetmapDuDeuxiemeLocal as String, colVideoDePresentation as String)
	Result = "   {" &amp; chr(10) &amp; "      " &amp; getCleValeurPasVide("code",colCode,"," &amp; chr(10) &amp; "      ")
	Result = Result &amp; getCleValeurPasVide("nom",colNom,"," &amp; chr(10) &amp; "      ")
	Result = Result &amp; getCleValeurPasVide("nom_en",colNom,"," &amp; chr(10) &amp; "      ")
	Result = Result &amp; getCleValeurPasVide("description",colDescriptionComplete,"," &amp; chr(10) &amp; "      ")
	Result = Result &amp; getCleValeurPasVide("statut",colStatutJuridique,"," &amp; chr(10) &amp; "      ")
	Result = Result &amp; getCleValeurPasVide("secteur_geographique",colSecteurGeographiqueDintervention,"," &amp; chr(10) &amp; "      ")
	Result = Result &amp; getCleValeurPasVide("url",colSiteInternet,"," &amp; chr(10) &amp; "      ")
	Result = Result &amp; getCleValeurPasVide("email",colEMail,"," &amp; chr(10) &amp; "      ")
	Result = Result &amp; getCleValeurPasVide("facebook",colPageFacebook,"," &amp; chr(10) &amp; "      ")
	Result = Result &amp; getCleValeurPasVide("tel",colNumeroDeTelephone,"," &amp; chr(10) &amp; "      ")
	If colAdresseDuPremierLocal = 0 Then
		colAdresseDuPremierLocal = ""
	EndIf
	If colCodePostalDuPremierLocal = 0 Then
		colCodePostalDuPremierLocal = ""
	EndIf
	If colVilleDuPremierLocal = 0 Then
		colVilleDuPremierLocal = ""
	EndIf
	Result = Result &amp; getCleValeurPasVide("adresseTemp", colAdresseDuPremierLocal  &amp; " " &amp; colCodePostalDuPremierLocal &amp; " " &amp; colVilleDuPremierLocal,",")
	Result = Result &amp; getCleValeurPasVide("mots_cles","","," &amp; chr(10) &amp; "      ")
	Result = Result &amp; getCleValeurPasVide("objets_recuperes",colObjetsOuMateriauxConcernes,"," &amp; chr(10) &amp; "      ")
	Result = Result &amp; getCleValeurPasVide("mots_cles",colObjetsOuMateriauxConcernes,"," &amp; chr(10) &amp; "      ")
	Result = Result &amp; getCleValeurPasVide("video",colVideoDePresentation,"," &amp; chr(10) &amp; "      ")
	Result = Result &amp; getCleValeurPasVide("openstreetmap",colLienVersNoeudOpenstreetmapDuPremierLocal,"," &amp; chr(10) &amp; "      ")
	Result = Result &amp;  "},"
	Result = UtilReplace(Result, "," &amp; chr(10) &amp; "      }",  chr(10) &amp; "   }")
	JsonAnnuair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Fiches as String, colLieux as String, colImage as String, colH as String, colIcone as String, colMotsCles as String, colMotsClesEn as String, coldAdmisEn as String)
	Result = "{" &amp; chr(10) &amp;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PasVide("colFiches",colFiches,",")
	Result = Result &amp; getCleValeurPasVide("colLieux",colLieux,",")
	Result = Result &amp; getCleValeurAvecDefaut("mots_cles",UtilTransformeEnMotsCles(colMotsCles),",","")
	Result = Result &amp; getCleValeurAvecDefaut("mots_cles_en",UtilTransformeEnMotsCles(colMotsClesEn),",","")
	Result = Result &amp;  "},"
	Result = UtilReplace(Result, "," &amp; chr(10) &amp; "}",  chr(10) &amp;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